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56.54mm" svg:height="113.15mm" svg:x="203.2mm" svg:y="9.04mm">
            <loext:p draw:notify-on-update-of-ranges="Sheet1.D1:Sheet1.D1987 Sheet1.E1:Sheet1.E198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2"/>
          <table:table-cell office:value-type="float" office:value="0.17" calcext:value-type="float">
            <text:p>0.17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  <table:table-cell table:formula="of:=CORREL([.D1:.D1987]; [.E1:.E1987])" office:value-type="float" office:value="-0.829897068570144" calcext:value-type="float">
            <text:p>-0.8298970686</text:p>
          </table:table-cell>
        </table:table-row>
        <table:table-row table:style-name="ro1">
          <table:table-cell office:value-type="float" office:value="0.757464550737353" calcext:value-type="float">
            <text:p>0.7574645507</text:p>
          </table:table-cell>
          <table:table-cell table:formula="of:=[.A2]-1" office:value-type="float" office:value="-0.242535449262647" calcext:value-type="float">
            <text:p>-0.2425354493</text:p>
          </table:table-cell>
          <table:table-cell table:formula="of:=[.B2]+[.$C$1]" office:value-type="float" office:value="-0.0725354492626469" calcext:value-type="float">
            <text:p>-0.0725354493</text:p>
          </table:table-cell>
          <table:table-cell table:formula="of:=[.D1]+([.D1]*[.C2]/100)" office:value-type="float" office:value="99.9274645507374" calcext:value-type="float">
            <text:p>99.9274645507</text:p>
          </table:table-cell>
          <table:table-cell office:value-type="float" office:value="100.40930616962" calcext:value-type="float">
            <text:p>100.409306169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CORREL([.D1:.D1987];[.E2:.E1988])" office:value-type="float" office:value="-0.830802539239586" calcext:value-type="float">
            <text:p>-0.8308025392</text:p>
          </table:table-cell>
        </table:table-row>
        <table:table-row table:style-name="ro1">
          <table:table-cell office:value-type="float" office:value="0.908084591460318" calcext:value-type="float">
            <text:p>0.9080845915</text:p>
          </table:table-cell>
          <table:table-cell table:formula="of:=[.A3]-1" office:value-type="float" office:value="-0.0919154085396819" calcext:value-type="float">
            <text:p>-0.0919154085</text:p>
          </table:table-cell>
          <table:table-cell table:formula="of:=[.B3]+[.$C$1]" office:value-type="float" office:value="0.0780845914603181" calcext:value-type="float">
            <text:p>0.0780845915</text:p>
          </table:table-cell>
          <table:table-cell table:formula="of:=[.D2]+([.D2]*[.C3]/100)" office:value-type="float" office:value="100.005492503188" calcext:value-type="float">
            <text:p>100.0054925032</text:p>
          </table:table-cell>
          <table:table-cell office:value-type="float" office:value="99.2172483573158" calcext:value-type="float">
            <text:p>99.2172483573</text:p>
          </table:table-cell>
          <table:table-cell office:value-type="float" office:value="100.40930616962" calcext:value-type="float">
            <text:p>100.4093061696</text:p>
          </table:table-cell>
          <table:table-cell table:number-columns-repeated="3"/>
        </table:table-row>
        <table:table-row table:style-name="ro1">
          <table:table-cell office:value-type="float" office:value="0.614431083383679" calcext:value-type="float">
            <text:p>0.6144310834</text:p>
          </table:table-cell>
          <table:table-cell table:formula="of:=[.A4]-1" office:value-type="float" office:value="-0.385568916616321" calcext:value-type="float">
            <text:p>-0.3855689166</text:p>
          </table:table-cell>
          <table:table-cell table:formula="of:=[.B4]+[.$C$1]" office:value-type="float" office:value="-0.215568916616321" calcext:value-type="float">
            <text:p>-0.2155689166</text:p>
          </table:table-cell>
          <table:table-cell table:formula="of:=[.D3]+([.D3]*[.C4]/100)" office:value-type="float" office:value="99.7899117464425" calcext:value-type="float">
            <text:p>99.7899117464</text:p>
          </table:table-cell>
          <table:table-cell office:value-type="float" office:value="98.2840049900966" calcext:value-type="float">
            <text:p>98.2840049901</text:p>
          </table:table-cell>
          <table:table-cell office:value-type="float" office:value="99.2172483573158" calcext:value-type="float">
            <text:p>99.2172483573</text:p>
          </table:table-cell>
          <table:table-cell office:value-type="string" calcext:value-type="string">
            <text:p>Avg Sentiment</text:p>
          </table:table-cell>
          <table:table-cell table:formula="of:=AVERAGE([.A2:.A1987])" office:value-type="float" office:value="0.820693650181926" calcext:value-type="float">
            <text:p>0.8206936502</text:p>
          </table:table-cell>
          <table:table-cell table:formula="of:=1-[.H4]" office:value-type="float" office:value="0.179306349818074" calcext:value-type="float">
            <text:p>0.1793063498</text:p>
          </table:table-cell>
        </table:table-row>
        <table:table-row table:style-name="ro1">
          <table:table-cell office:value-type="float" office:value="1.04188522400606" calcext:value-type="float">
            <text:p>1.041885224</text:p>
          </table:table-cell>
          <table:table-cell table:formula="of:=[.A5]-1" office:value-type="float" office:value="0.0418852240060601" calcext:value-type="float">
            <text:p>0.041885224</text:p>
          </table:table-cell>
          <table:table-cell table:formula="of:=[.B5]+[.$C$1]" office:value-type="float" office:value="0.21188522400606" calcext:value-type="float">
            <text:p>0.211885224</text:p>
          </table:table-cell>
          <table:table-cell table:formula="of:=[.D4]+([.D4]*[.C5]/100)" office:value-type="float" office:value="100.001351824482" calcext:value-type="float">
            <text:p>100.0013518245</text:p>
          </table:table-cell>
          <table:table-cell office:value-type="float" office:value="98.9910738683439" calcext:value-type="float">
            <text:p>98.9910738683</text:p>
          </table:table-cell>
          <table:table-cell office:value-type="float" office:value="98.2840049900966" calcext:value-type="float">
            <text:p>98.2840049901</text:p>
          </table:table-cell>
          <table:table-cell table:number-columns-repeated="3"/>
        </table:table-row>
        <table:table-row table:style-name="ro1">
          <table:table-cell office:value-type="float" office:value="1.32397573783701" calcext:value-type="float">
            <text:p>1.3239757378</text:p>
          </table:table-cell>
          <table:table-cell table:formula="of:=[.A6]-1" office:value-type="float" office:value="0.32397573783701" calcext:value-type="float">
            <text:p>0.3239757378</text:p>
          </table:table-cell>
          <table:table-cell table:formula="of:=[.B6]+[.$C$1]" office:value-type="float" office:value="0.49397573783701" calcext:value-type="float">
            <text:p>0.4939757378</text:p>
          </table:table-cell>
          <table:table-cell table:formula="of:=[.D5]+([.D5]*[.C6]/100)" office:value-type="float" office:value="100.495334240004" calcext:value-type="float">
            <text:p>100.49533424</text:p>
          </table:table-cell>
          <table:table-cell office:value-type="float" office:value="99.3657926575952" calcext:value-type="float">
            <text:p>99.3657926576</text:p>
          </table:table-cell>
          <table:table-cell office:value-type="float" office:value="98.9910738683439" calcext:value-type="float">
            <text:p>98.9910738683</text:p>
          </table:table-cell>
          <table:table-cell table:number-columns-repeated="3"/>
        </table:table-row>
        <table:table-row table:style-name="ro1">
          <table:table-cell office:value-type="float" office:value="0.770406541579263" calcext:value-type="float">
            <text:p>0.7704065416</text:p>
          </table:table-cell>
          <table:table-cell table:formula="of:=[.A7]-1" office:value-type="float" office:value="-0.229593458420737" calcext:value-type="float">
            <text:p>-0.2295934584</text:p>
          </table:table-cell>
          <table:table-cell table:formula="of:=[.B7]+[.$C$1]" office:value-type="float" office:value="-0.059593458420737" calcext:value-type="float">
            <text:p>-0.0595934584</text:p>
          </table:table-cell>
          <table:table-cell table:formula="of:=[.D6]+([.D6]*[.C7]/100)" office:value-type="float" office:value="100.435445594779" calcext:value-type="float">
            <text:p>100.4354455948</text:p>
          </table:table-cell>
          <table:table-cell office:value-type="float" office:value="97.8274782243732" calcext:value-type="float">
            <text:p>97.8274782244</text:p>
          </table:table-cell>
          <table:table-cell office:value-type="float" office:value="99.3657926575952" calcext:value-type="float">
            <text:p>99.3657926576</text:p>
          </table:table-cell>
          <table:table-cell table:number-columns-repeated="3"/>
        </table:table-row>
        <table:table-row table:style-name="ro1">
          <table:table-cell office:value-type="float" office:value="0.278349457728627" calcext:value-type="float">
            <text:p>0.2783494577</text:p>
          </table:table-cell>
          <table:table-cell table:formula="of:=[.A8]-1" office:value-type="float" office:value="-0.721650542271373" calcext:value-type="float">
            <text:p>-0.7216505423</text:p>
          </table:table-cell>
          <table:table-cell table:formula="of:=[.B8]+[.$C$1]" office:value-type="float" office:value="-0.551650542271373" calcext:value-type="float">
            <text:p>-0.5516505423</text:p>
          </table:table-cell>
          <table:table-cell table:formula="of:=[.D7]+([.D7]*[.C8]/100)" office:value-type="float" office:value="99.8813929145225" calcext:value-type="float">
            <text:p>99.8813929145</text:p>
          </table:table-cell>
          <table:table-cell office:value-type="float" office:value="96.7124597186469" calcext:value-type="float">
            <text:p>96.7124597186</text:p>
          </table:table-cell>
          <table:table-cell office:value-type="float" office:value="97.8274782243732" calcext:value-type="float">
            <text:p>97.8274782244</text:p>
          </table:table-cell>
          <table:table-cell table:number-columns-repeated="3"/>
        </table:table-row>
        <table:table-row table:style-name="ro1">
          <table:table-cell office:value-type="float" office:value="0.939947423147557" calcext:value-type="float">
            <text:p>0.9399474231</text:p>
          </table:table-cell>
          <table:table-cell table:formula="of:=[.A9]-1" office:value-type="float" office:value="-0.0600525768524429" calcext:value-type="float">
            <text:p>-0.0600525769</text:p>
          </table:table-cell>
          <table:table-cell table:formula="of:=[.B9]+[.$C$1]" office:value-type="float" office:value="0.109947423147557" calcext:value-type="float">
            <text:p>0.1099474231</text:p>
          </table:table-cell>
          <table:table-cell table:formula="of:=[.D8]+([.D8]*[.C9]/100)" office:value-type="float" office:value="99.9912099322359" calcext:value-type="float">
            <text:p>99.9912099322</text:p>
          </table:table-cell>
          <table:table-cell office:value-type="float" office:value="97.2994547994746" calcext:value-type="float">
            <text:p>97.2994547995</text:p>
          </table:table-cell>
          <table:table-cell office:value-type="float" office:value="96.7124597186469" calcext:value-type="float">
            <text:p>96.7124597186</text:p>
          </table:table-cell>
          <table:table-cell table:number-columns-repeated="3"/>
        </table:table-row>
        <table:table-row table:style-name="ro1">
          <table:table-cell office:value-type="float" office:value="1.13025378762003" calcext:value-type="float">
            <text:p>1.1302537876</text:p>
          </table:table-cell>
          <table:table-cell table:formula="of:=[.A10]-1" office:value-type="float" office:value="0.13025378762003" calcext:value-type="float">
            <text:p>0.1302537876</text:p>
          </table:table-cell>
          <table:table-cell table:formula="of:=[.B10]+[.$C$1]" office:value-type="float" office:value="0.30025378762003" calcext:value-type="float">
            <text:p>0.3002537876</text:p>
          </table:table-cell>
          <table:table-cell table:formula="of:=[.D9]+([.D9]*[.C10]/100)" office:value-type="float" office:value="100.291437327345" calcext:value-type="float">
            <text:p>100.2914373273</text:p>
          </table:table-cell>
          <table:table-cell office:value-type="float" office:value="97.4083684191831" calcext:value-type="float">
            <text:p>97.4083684192</text:p>
          </table:table-cell>
          <table:table-cell office:value-type="float" office:value="97.2994547994746" calcext:value-type="float">
            <text:p>97.2994547995</text:p>
          </table:table-cell>
          <table:table-cell table:number-columns-repeated="3"/>
        </table:table-row>
        <table:table-row table:style-name="ro1">
          <table:table-cell office:value-type="float" office:value="0.557627766241901" calcext:value-type="float">
            <text:p>0.5576277662</text:p>
          </table:table-cell>
          <table:table-cell table:formula="of:=[.A11]-1" office:value-type="float" office:value="-0.442372233758099" calcext:value-type="float">
            <text:p>-0.4423722338</text:p>
          </table:table-cell>
          <table:table-cell table:formula="of:=[.B11]+[.$C$1]" office:value-type="float" office:value="-0.272372233758099" calcext:value-type="float">
            <text:p>-0.2723722338</text:p>
          </table:table-cell>
          <table:table-cell table:formula="of:=[.D10]+([.D10]*[.C11]/100)" office:value-type="float" office:value="100.018271299228" calcext:value-type="float">
            <text:p>100.0182712992</text:p>
          </table:table-cell>
          <table:table-cell office:value-type="float" office:value="99.0944448491718" calcext:value-type="float">
            <text:p>99.0944448492</text:p>
          </table:table-cell>
          <table:table-cell office:value-type="float" office:value="97.4083684191831" calcext:value-type="float">
            <text:p>97.4083684192</text:p>
          </table:table-cell>
          <table:table-cell table:number-columns-repeated="3"/>
        </table:table-row>
        <table:table-row table:style-name="ro1">
          <table:table-cell office:value-type="float" office:value="0.736043503657757" calcext:value-type="float">
            <text:p>0.7360435037</text:p>
          </table:table-cell>
          <table:table-cell table:formula="of:=[.A12]-1" office:value-type="float" office:value="-0.263956496342243" calcext:value-type="float">
            <text:p>-0.2639564963</text:p>
          </table:table-cell>
          <table:table-cell table:formula="of:=[.B12]+[.$C$1]" office:value-type="float" office:value="-0.0939564963422429" calcext:value-type="float">
            <text:p>-0.0939564963</text:p>
          </table:table-cell>
          <table:table-cell table:formula="of:=[.D11]+([.D11]*[.C12]/100)" office:value-type="float" office:value="99.9242976358132" calcext:value-type="float">
            <text:p>99.9242976358</text:p>
          </table:table-cell>
          <table:table-cell office:value-type="float" office:value="97.0337411733678" calcext:value-type="float">
            <text:p>97.0337411734</text:p>
          </table:table-cell>
          <table:table-cell office:value-type="float" office:value="99.0944448491718" calcext:value-type="float">
            <text:p>99.0944448492</text:p>
          </table:table-cell>
          <table:table-cell table:number-columns-repeated="3"/>
        </table:table-row>
        <table:table-row table:style-name="ro1">
          <table:table-cell office:value-type="float" office:value="0.493964273829821" calcext:value-type="float">
            <text:p>0.4939642738</text:p>
          </table:table-cell>
          <table:table-cell table:formula="of:=[.A13]-1" office:value-type="float" office:value="-0.506035726170179" calcext:value-type="float">
            <text:p>-0.5060357262</text:p>
          </table:table-cell>
          <table:table-cell table:formula="of:=[.B13]+[.$C$1]" office:value-type="float" office:value="-0.336035726170179" calcext:value-type="float">
            <text:p>-0.3360357262</text:p>
          </table:table-cell>
          <table:table-cell table:formula="of:=[.D12]+([.D12]*[.C13]/100)" office:value-type="float" office:value="99.5885162966322" calcext:value-type="float">
            <text:p>99.5885162966</text:p>
          </table:table-cell>
          <table:table-cell office:value-type="float" office:value="97.2605980878904" calcext:value-type="float">
            <text:p>97.2605980879</text:p>
          </table:table-cell>
          <table:table-cell office:value-type="float" office:value="97.0337411733678" calcext:value-type="float">
            <text:p>97.0337411734</text:p>
          </table:table-cell>
          <table:table-cell table:number-columns-repeated="3"/>
        </table:table-row>
        <table:table-row table:style-name="ro1">
          <table:table-cell office:value-type="float" office:value="0.540592303014528" calcext:value-type="float">
            <text:p>0.540592303</text:p>
          </table:table-cell>
          <table:table-cell table:formula="of:=[.A14]-1" office:value-type="float" office:value="-0.459407696985472" calcext:value-type="float">
            <text:p>-0.459407697</text:p>
          </table:table-cell>
          <table:table-cell table:formula="of:=[.B14]+[.$C$1]" office:value-type="float" office:value="-0.289407696985472" calcext:value-type="float">
            <text:p>-0.289407697</text:p>
          </table:table-cell>
          <table:table-cell table:formula="of:=[.D13]+([.D13]*[.C14]/100)" office:value-type="float" office:value="99.3002994651561" calcext:value-type="float">
            <text:p>99.3002994652</text:p>
          </table:table-cell>
          <table:table-cell office:value-type="float" office:value="98.024508110939" calcext:value-type="float">
            <text:p>98.0245081109</text:p>
          </table:table-cell>
          <table:table-cell office:value-type="float" office:value="97.2605980878904" calcext:value-type="float">
            <text:p>97.2605980879</text:p>
          </table:table-cell>
          <table:table-cell table:number-columns-repeated="3"/>
        </table:table-row>
        <table:table-row table:style-name="ro1">
          <table:table-cell office:value-type="float" office:value="1.13474502014315" calcext:value-type="float">
            <text:p>1.1347450201</text:p>
          </table:table-cell>
          <table:table-cell table:formula="of:=[.A15]-1" office:value-type="float" office:value="0.13474502014315" calcext:value-type="float">
            <text:p>0.1347450201</text:p>
          </table:table-cell>
          <table:table-cell table:formula="of:=[.B15]+[.$C$1]" office:value-type="float" office:value="0.30474502014315" calcext:value-type="float">
            <text:p>0.3047450201</text:p>
          </table:table-cell>
          <table:table-cell table:formula="of:=[.D14]+([.D14]*[.C15]/100)" office:value-type="float" office:value="99.6029121827634" calcext:value-type="float">
            <text:p>99.6029121828</text:p>
          </table:table-cell>
          <table:table-cell office:value-type="float" office:value="99.8368834027786" calcext:value-type="float">
            <text:p>99.8368834028</text:p>
          </table:table-cell>
          <table:table-cell office:value-type="float" office:value="98.024508110939" calcext:value-type="float">
            <text:p>98.0245081109</text:p>
          </table:table-cell>
          <table:table-cell table:number-columns-repeated="3"/>
        </table:table-row>
        <table:table-row table:style-name="ro1">
          <table:table-cell office:value-type="float" office:value="0.541010416534776" calcext:value-type="float">
            <text:p>0.5410104165</text:p>
          </table:table-cell>
          <table:table-cell table:formula="of:=[.A16]-1" office:value-type="float" office:value="-0.458989583465224" calcext:value-type="float">
            <text:p>-0.4589895835</text:p>
          </table:table-cell>
          <table:table-cell table:formula="of:=[.B16]+[.$C$1]" office:value-type="float" office:value="-0.288989583465224" calcext:value-type="float">
            <text:p>-0.2889895835</text:p>
          </table:table-cell>
          <table:table-cell table:formula="of:=[.D15]+([.D15]*[.C16]/100)" office:value-type="float" office:value="99.3150701417272" calcext:value-type="float">
            <text:p>99.3150701417</text:p>
          </table:table-cell>
          <table:table-cell office:value-type="float" office:value="98.3777471047443" calcext:value-type="float">
            <text:p>98.3777471047</text:p>
          </table:table-cell>
          <table:table-cell office:value-type="float" office:value="99.8368834027786" calcext:value-type="float">
            <text:p>99.8368834028</text:p>
          </table:table-cell>
          <table:table-cell table:number-columns-repeated="3"/>
        </table:table-row>
        <table:table-row table:style-name="ro1">
          <table:table-cell office:value-type="float" office:value="0.534253447886958" calcext:value-type="float">
            <text:p>0.5342534479</text:p>
          </table:table-cell>
          <table:table-cell table:formula="of:=[.A17]-1" office:value-type="float" office:value="-0.465746552113042" calcext:value-type="float">
            <text:p>-0.4657465521</text:p>
          </table:table-cell>
          <table:table-cell table:formula="of:=[.B17]+[.$C$1]" office:value-type="float" office:value="-0.295746552113042" calcext:value-type="float">
            <text:p>-0.2957465521</text:p>
          </table:table-cell>
          <table:table-cell table:formula="of:=[.D16]+([.D16]*[.C17]/100)" office:value-type="float" office:value="99.0213492460544" calcext:value-type="float">
            <text:p>99.0213492461</text:p>
          </table:table-cell>
          <table:table-cell office:value-type="float" office:value="98.1473116105611" calcext:value-type="float">
            <text:p>98.1473116106</text:p>
          </table:table-cell>
          <table:table-cell office:value-type="float" office:value="98.3777471047443" calcext:value-type="float">
            <text:p>98.3777471047</text:p>
          </table:table-cell>
          <table:table-cell table:number-columns-repeated="3"/>
        </table:table-row>
        <table:table-row table:style-name="ro1">
          <table:table-cell office:value-type="float" office:value="0.722193444877898" calcext:value-type="float">
            <text:p>0.7221934449</text:p>
          </table:table-cell>
          <table:table-cell table:formula="of:=[.A18]-1" office:value-type="float" office:value="-0.277806555122102" calcext:value-type="float">
            <text:p>-0.2778065551</text:p>
          </table:table-cell>
          <table:table-cell table:formula="of:=[.B18]+[.$C$1]" office:value-type="float" office:value="-0.107806555122102" calcext:value-type="float">
            <text:p>-0.1078065551</text:p>
          </table:table-cell>
          <table:table-cell table:formula="of:=[.D17]+([.D17]*[.C18]/100)" office:value-type="float" office:value="98.9145977405968" calcext:value-type="float">
            <text:p>98.9145977406</text:p>
          </table:table-cell>
          <table:table-cell office:value-type="float" office:value="98.283322564546" calcext:value-type="float">
            <text:p>98.2833225645</text:p>
          </table:table-cell>
          <table:table-cell office:value-type="float" office:value="98.1473116105611" calcext:value-type="float">
            <text:p>98.1473116106</text:p>
          </table:table-cell>
          <table:table-cell table:number-columns-repeated="3"/>
        </table:table-row>
        <table:table-row table:style-name="ro1">
          <table:table-cell office:value-type="float" office:value="0.765689946110446" calcext:value-type="float">
            <text:p>0.7656899461</text:p>
          </table:table-cell>
          <table:table-cell table:formula="of:=[.A19]-1" office:value-type="float" office:value="-0.234310053889554" calcext:value-type="float">
            <text:p>-0.2343100539</text:p>
          </table:table-cell>
          <table:table-cell table:formula="of:=[.B19]+[.$C$1]" office:value-type="float" office:value="-0.0643100538895539" calcext:value-type="float">
            <text:p>-0.0643100539</text:p>
          </table:table-cell>
          <table:table-cell table:formula="of:=[.D18]+([.D18]*[.C19]/100)" office:value-type="float" office:value="98.8509857094852" calcext:value-type="float">
            <text:p>98.8509857095</text:p>
          </table:table-cell>
          <table:table-cell office:value-type="float" office:value="95.3462166663241" calcext:value-type="float">
            <text:p>95.3462166663</text:p>
          </table:table-cell>
          <table:table-cell office:value-type="float" office:value="98.283322564546" calcext:value-type="float">
            <text:p>98.2833225645</text:p>
          </table:table-cell>
          <table:table-cell table:number-columns-repeated="3"/>
        </table:table-row>
        <table:table-row table:style-name="ro1">
          <table:table-cell office:value-type="float" office:value="0.907364712557653" calcext:value-type="float">
            <text:p>0.9073647126</text:p>
          </table:table-cell>
          <table:table-cell table:formula="of:=[.A20]-1" office:value-type="float" office:value="-0.0926352874423469" calcext:value-type="float">
            <text:p>-0.0926352874</text:p>
          </table:table-cell>
          <table:table-cell table:formula="of:=[.B20]+[.$C$1]" office:value-type="float" office:value="0.0773647125576531" calcext:value-type="float">
            <text:p>0.0773647126</text:p>
          </table:table-cell>
          <table:table-cell table:formula="of:=[.D19]+([.D19]*[.C20]/100)" office:value-type="float" office:value="98.9274614904398" calcext:value-type="float">
            <text:p>98.9274614904</text:p>
          </table:table-cell>
          <table:table-cell office:value-type="float" office:value="95.6251377382718" calcext:value-type="float">
            <text:p>95.6251377383</text:p>
          </table:table-cell>
          <table:table-cell office:value-type="float" office:value="95.3462166663241" calcext:value-type="float">
            <text:p>95.3462166663</text:p>
          </table:table-cell>
          <table:table-cell table:number-columns-repeated="3"/>
        </table:table-row>
        <table:table-row table:style-name="ro1">
          <table:table-cell office:value-type="float" office:value="1.51746246168247" calcext:value-type="float">
            <text:p>1.5174624617</text:p>
          </table:table-cell>
          <table:table-cell table:formula="of:=[.A21]-1" office:value-type="float" office:value="0.51746246168247" calcext:value-type="float">
            <text:p>0.5174624617</text:p>
          </table:table-cell>
          <table:table-cell table:formula="of:=[.B21]+[.$C$1]" office:value-type="float" office:value="0.68746246168247" calcext:value-type="float">
            <text:p>0.6874624617</text:p>
          </table:table-cell>
          <table:table-cell table:formula="of:=[.D20]+([.D20]*[.C21]/100)" office:value-type="float" office:value="99.6075506524819" calcext:value-type="float">
            <text:p>99.6075506525</text:p>
          </table:table-cell>
          <table:table-cell office:value-type="float" office:value="98.0946482450172" calcext:value-type="float">
            <text:p>98.094648245</text:p>
          </table:table-cell>
          <table:table-cell office:value-type="float" office:value="95.6251377382718" calcext:value-type="float">
            <text:p>95.6251377383</text:p>
          </table:table-cell>
          <table:table-cell table:number-columns-repeated="3"/>
        </table:table-row>
        <table:table-row table:style-name="ro1">
          <table:table-cell office:value-type="float" office:value="0.334523699699954" calcext:value-type="float">
            <text:p>0.3345236997</text:p>
          </table:table-cell>
          <table:table-cell table:formula="of:=[.A22]-1" office:value-type="float" office:value="-0.665476300300046" calcext:value-type="float">
            <text:p>-0.6654763003</text:p>
          </table:table-cell>
          <table:table-cell table:formula="of:=[.B22]+[.$C$1]" office:value-type="float" office:value="-0.495476300300046" calcext:value-type="float">
            <text:p>-0.4954763003</text:p>
          </table:table-cell>
          <table:table-cell table:formula="of:=[.D21]+([.D21]*[.C22]/100)" office:value-type="float" office:value="99.1140188456895" calcext:value-type="float">
            <text:p>99.1140188457</text:p>
          </table:table-cell>
          <table:table-cell office:value-type="float" office:value="95.708402109281" calcext:value-type="float">
            <text:p>95.7084021093</text:p>
          </table:table-cell>
          <table:table-cell office:value-type="float" office:value="98.0946482450172" calcext:value-type="float">
            <text:p>98.094648245</text:p>
          </table:table-cell>
          <table:table-cell table:number-columns-repeated="3"/>
        </table:table-row>
        <table:table-row table:style-name="ro1">
          <table:table-cell office:value-type="float" office:value="1.01766482959676" calcext:value-type="float">
            <text:p>1.0176648296</text:p>
          </table:table-cell>
          <table:table-cell table:formula="of:=[.A23]-1" office:value-type="float" office:value="0.0176648295967601" calcext:value-type="float">
            <text:p>0.0176648296</text:p>
          </table:table-cell>
          <table:table-cell table:formula="of:=[.B23]+[.$C$1]" office:value-type="float" office:value="0.18766482959676" calcext:value-type="float">
            <text:p>0.1876648296</text:p>
          </table:table-cell>
          <table:table-cell table:formula="of:=[.D22]+([.D22]*[.C23]/100)" office:value-type="float" office:value="99.3000210002628" calcext:value-type="float">
            <text:p>99.3000210003</text:p>
          </table:table-cell>
          <table:table-cell office:value-type="float" office:value="96.0338530257772" calcext:value-type="float">
            <text:p>96.0338530258</text:p>
          </table:table-cell>
          <table:table-cell office:value-type="float" office:value="95.708402109281" calcext:value-type="float">
            <text:p>95.7084021093</text:p>
          </table:table-cell>
          <table:table-cell table:number-columns-repeated="3"/>
        </table:table-row>
        <table:table-row table:style-name="ro1">
          <table:table-cell office:value-type="float" office:value="0.466461544790241" calcext:value-type="float">
            <text:p>0.4664615448</text:p>
          </table:table-cell>
          <table:table-cell table:formula="of:=[.A24]-1" office:value-type="float" office:value="-0.533538455209759" calcext:value-type="float">
            <text:p>-0.5335384552</text:p>
          </table:table-cell>
          <table:table-cell table:formula="of:=[.B24]+[.$C$1]" office:value-type="float" office:value="-0.363538455209759" calcext:value-type="float">
            <text:p>-0.3635384552</text:p>
          </table:table-cell>
          <table:table-cell table:formula="of:=[.D23]+([.D23]*[.C24]/100)" office:value-type="float" office:value="98.9390272378954" calcext:value-type="float">
            <text:p>98.9390272379</text:p>
          </table:table-cell>
          <table:table-cell office:value-type="float" office:value="97.438195455662" calcext:value-type="float">
            <text:p>97.4381954557</text:p>
          </table:table-cell>
          <table:table-cell office:value-type="float" office:value="96.0338530257772" calcext:value-type="float">
            <text:p>96.0338530258</text:p>
          </table:table-cell>
          <table:table-cell table:number-columns-repeated="3"/>
        </table:table-row>
        <table:table-row table:style-name="ro1">
          <table:table-cell office:value-type="float" office:value="1.14767190209206" calcext:value-type="float">
            <text:p>1.1476719021</text:p>
          </table:table-cell>
          <table:table-cell table:formula="of:=[.A25]-1" office:value-type="float" office:value="0.14767190209206" calcext:value-type="float">
            <text:p>0.1476719021</text:p>
          </table:table-cell>
          <table:table-cell table:formula="of:=[.B25]+[.$C$1]" office:value-type="float" office:value="0.31767190209206" calcext:value-type="float">
            <text:p>0.3176719021</text:p>
          </table:table-cell>
          <table:table-cell table:formula="of:=[.D24]+([.D24]*[.C25]/100)" office:value-type="float" office:value="99.2533287276334" calcext:value-type="float">
            <text:p>99.2533287276</text:p>
          </table:table-cell>
          <table:table-cell office:value-type="float" office:value="97.3383198200189" calcext:value-type="float">
            <text:p>97.33831982</text:p>
          </table:table-cell>
          <table:table-cell office:value-type="float" office:value="97.438195455662" calcext:value-type="float">
            <text:p>97.4381954557</text:p>
          </table:table-cell>
          <table:table-cell table:number-columns-repeated="3"/>
        </table:table-row>
        <table:table-row table:style-name="ro1">
          <table:table-cell office:value-type="float" office:value="0.709289968140349" calcext:value-type="float">
            <text:p>0.7092899681</text:p>
          </table:table-cell>
          <table:table-cell table:formula="of:=[.A26]-1" office:value-type="float" office:value="-0.290710031859651" calcext:value-type="float">
            <text:p>-0.2907100319</text:p>
          </table:table-cell>
          <table:table-cell table:formula="of:=[.B26]+[.$C$1]" office:value-type="float" office:value="-0.120710031859651" calcext:value-type="float">
            <text:p>-0.1207100319</text:p>
          </table:table-cell>
          <table:table-cell table:formula="of:=[.D25]+([.D25]*[.C26]/100)" office:value-type="float" office:value="99.1335200029046" calcext:value-type="float">
            <text:p>99.1335200029</text:p>
          </table:table-cell>
          <table:table-cell office:value-type="float" office:value="93.0391320137674" calcext:value-type="float">
            <text:p>93.0391320138</text:p>
          </table:table-cell>
          <table:table-cell office:value-type="float" office:value="97.3383198200189" calcext:value-type="float">
            <text:p>97.33831982</text:p>
          </table:table-cell>
          <table:table-cell table:number-columns-repeated="3"/>
        </table:table-row>
        <table:table-row table:style-name="ro1">
          <table:table-cell office:value-type="float" office:value="0.750534530259532" calcext:value-type="float">
            <text:p>0.7505345303</text:p>
          </table:table-cell>
          <table:table-cell table:formula="of:=[.A27]-1" office:value-type="float" office:value="-0.249465469740468" calcext:value-type="float">
            <text:p>-0.2494654697</text:p>
          </table:table-cell>
          <table:table-cell table:formula="of:=[.B27]+[.$C$1]" office:value-type="float" office:value="-0.0794654697404679" calcext:value-type="float">
            <text:p>-0.0794654697</text:p>
          </table:table-cell>
          <table:table-cell table:formula="of:=[.D26]+([.D26]*[.C27]/100)" office:value-type="float" office:value="99.054743085564" calcext:value-type="float">
            <text:p>99.0547430856</text:p>
          </table:table-cell>
          <table:table-cell office:value-type="float" office:value="94.2450797059851" calcext:value-type="float">
            <text:p>94.245079706</text:p>
          </table:table-cell>
          <table:table-cell office:value-type="float" office:value="93.0391320137674" calcext:value-type="float">
            <text:p>93.0391320138</text:p>
          </table:table-cell>
          <table:table-cell table:number-columns-repeated="3"/>
        </table:table-row>
        <table:table-row table:style-name="ro1">
          <table:table-cell office:value-type="float" office:value="0.652233364675062" calcext:value-type="float">
            <text:p>0.6522333647</text:p>
          </table:table-cell>
          <table:table-cell table:formula="of:=[.A28]-1" office:value-type="float" office:value="-0.347766635324938" calcext:value-type="float">
            <text:p>-0.3477666353</text:p>
          </table:table-cell>
          <table:table-cell table:formula="of:=[.B28]+[.$C$1]" office:value-type="float" office:value="-0.177766635324938" calcext:value-type="float">
            <text:p>-0.1777666353</text:p>
          </table:table-cell>
          <table:table-cell table:formula="of:=[.D27]+([.D27]*[.C28]/100)" office:value-type="float" office:value="98.878656801651" calcext:value-type="float">
            <text:p>98.8786568017</text:p>
          </table:table-cell>
          <table:table-cell office:value-type="float" office:value="90.41563442878" calcext:value-type="float">
            <text:p>90.4156344288</text:p>
          </table:table-cell>
          <table:table-cell office:value-type="float" office:value="94.2450797059851" calcext:value-type="float">
            <text:p>94.245079706</text:p>
          </table:table-cell>
          <table:table-cell table:number-columns-repeated="3"/>
        </table:table-row>
        <table:table-row table:style-name="ro1">
          <table:table-cell office:value-type="float" office:value="1.31957173694113" calcext:value-type="float">
            <text:p>1.3195717369</text:p>
          </table:table-cell>
          <table:table-cell table:formula="of:=[.A29]-1" office:value-type="float" office:value="0.31957173694113" calcext:value-type="float">
            <text:p>0.3195717369</text:p>
          </table:table-cell>
          <table:table-cell table:formula="of:=[.B29]+[.$C$1]" office:value-type="float" office:value="0.48957173694113" calcext:value-type="float">
            <text:p>0.4895717369</text:p>
          </table:table-cell>
          <table:table-cell table:formula="of:=[.D28]+([.D28]*[.C29]/100)" office:value-type="float" office:value="99.3627387592189" calcext:value-type="float">
            <text:p>99.3627387592</text:p>
          </table:table-cell>
          <table:table-cell office:value-type="float" office:value="93.909916697355" calcext:value-type="float">
            <text:p>93.9099166974</text:p>
          </table:table-cell>
          <table:table-cell office:value-type="float" office:value="90.41563442878" calcext:value-type="float">
            <text:p>90.4156344288</text:p>
          </table:table-cell>
          <table:table-cell table:number-columns-repeated="3"/>
        </table:table-row>
        <table:table-row table:style-name="ro1">
          <table:table-cell office:value-type="float" office:value="0.414825050607059" calcext:value-type="float">
            <text:p>0.4148250506</text:p>
          </table:table-cell>
          <table:table-cell table:formula="of:=[.A30]-1" office:value-type="float" office:value="-0.585174949392941" calcext:value-type="float">
            <text:p>-0.5851749494</text:p>
          </table:table-cell>
          <table:table-cell table:formula="of:=[.B30]+[.$C$1]" office:value-type="float" office:value="-0.415174949392941" calcext:value-type="float">
            <text:p>-0.4151749494</text:p>
          </table:table-cell>
          <table:table-cell table:formula="of:=[.D29]+([.D29]*[.C30]/100)" office:value-type="float" office:value="98.9502095588599" calcext:value-type="float">
            <text:p>98.9502095589</text:p>
          </table:table-cell>
          <table:table-cell office:value-type="float" office:value="97.0524080406576" calcext:value-type="float">
            <text:p>97.0524080407</text:p>
          </table:table-cell>
          <table:table-cell office:value-type="float" office:value="93.909916697355" calcext:value-type="float">
            <text:p>93.9099166974</text:p>
          </table:table-cell>
          <table:table-cell table:number-columns-repeated="3"/>
        </table:table-row>
        <table:table-row table:style-name="ro1">
          <table:table-cell office:value-type="float" office:value="1.16543941377907" calcext:value-type="float">
            <text:p>1.1654394138</text:p>
          </table:table-cell>
          <table:table-cell table:formula="of:=[.A31]-1" office:value-type="float" office:value="0.16543941377907" calcext:value-type="float">
            <text:p>0.1654394138</text:p>
          </table:table-cell>
          <table:table-cell table:formula="of:=[.B31]+[.$C$1]" office:value-type="float" office:value="0.33543941377907" calcext:value-type="float">
            <text:p>0.3354394138</text:p>
          </table:table-cell>
          <table:table-cell table:formula="of:=[.D30]+([.D30]*[.C31]/100)" office:value-type="float" office:value="99.2821275617373" calcext:value-type="float">
            <text:p>99.2821275617</text:p>
          </table:table-cell>
          <table:table-cell office:value-type="float" office:value="93.8758286556649" calcext:value-type="float">
            <text:p>93.8758286557</text:p>
          </table:table-cell>
          <table:table-cell office:value-type="float" office:value="97.0524080406576" calcext:value-type="float">
            <text:p>97.0524080407</text:p>
          </table:table-cell>
          <table:table-cell table:number-columns-repeated="3"/>
        </table:table-row>
        <table:table-row table:style-name="ro1">
          <table:table-cell office:value-type="float" office:value="0.381331622220008" calcext:value-type="float">
            <text:p>0.3813316222</text:p>
          </table:table-cell>
          <table:table-cell table:formula="of:=[.A32]-1" office:value-type="float" office:value="-0.618668377779992" calcext:value-type="float">
            <text:p>-0.6186683778</text:p>
          </table:table-cell>
          <table:table-cell table:formula="of:=[.B32]+[.$C$1]" office:value-type="float" office:value="-0.448668377779992" calcext:value-type="float">
            <text:p>-0.4486683778</text:p>
          </table:table-cell>
          <table:table-cell table:formula="of:=[.D31]+([.D31]*[.C32]/100)" office:value-type="float" office:value="98.8366800505806" calcext:value-type="float">
            <text:p>98.8366800506</text:p>
          </table:table-cell>
          <table:table-cell office:value-type="float" office:value="92.4993492030389" calcext:value-type="float">
            <text:p>92.499349203</text:p>
          </table:table-cell>
          <table:table-cell office:value-type="float" office:value="93.8758286556649" calcext:value-type="float">
            <text:p>93.8758286557</text:p>
          </table:table-cell>
          <table:table-cell table:number-columns-repeated="3"/>
        </table:table-row>
        <table:table-row table:style-name="ro1">
          <table:table-cell office:value-type="float" office:value="0.523785882615388" calcext:value-type="float">
            <text:p>0.5237858826</text:p>
          </table:table-cell>
          <table:table-cell table:formula="of:=[.A33]-1" office:value-type="float" office:value="-0.476214117384612" calcext:value-type="float">
            <text:p>-0.4762141174</text:p>
          </table:table-cell>
          <table:table-cell table:formula="of:=[.B33]+[.$C$1]" office:value-type="float" office:value="-0.306214117384612" calcext:value-type="float">
            <text:p>-0.3062141174</text:p>
          </table:table-cell>
          <table:table-cell table:formula="of:=[.D32]+([.D32]*[.C33]/100)" office:value-type="float" office:value="98.5340281831114" calcext:value-type="float">
            <text:p>98.5340281831</text:p>
          </table:table-cell>
          <table:table-cell office:value-type="float" office:value="92.2522109007859" calcext:value-type="float">
            <text:p>92.2522109008</text:p>
          </table:table-cell>
          <table:table-cell office:value-type="float" office:value="92.4993492030389" calcext:value-type="float">
            <text:p>92.499349203</text:p>
          </table:table-cell>
          <table:table-cell table:number-columns-repeated="3"/>
        </table:table-row>
        <table:table-row table:style-name="ro1">
          <table:table-cell office:value-type="float" office:value="0.776882330491871" calcext:value-type="float">
            <text:p>0.7768823305</text:p>
          </table:table-cell>
          <table:table-cell table:formula="of:=[.A34]-1" office:value-type="float" office:value="-0.223117669508129" calcext:value-type="float">
            <text:p>-0.2231176695</text:p>
          </table:table-cell>
          <table:table-cell table:formula="of:=[.B34]+[.$C$1]" office:value-type="float" office:value="-0.0531176695081289" calcext:value-type="float">
            <text:p>-0.0531176695</text:p>
          </table:table-cell>
          <table:table-cell table:formula="of:=[.D33]+([.D33]*[.C34]/100)" office:value-type="float" office:value="98.4816892036681" calcext:value-type="float">
            <text:p>98.4816892037</text:p>
          </table:table-cell>
          <table:table-cell office:value-type="float" office:value="93.9301065331273" calcext:value-type="float">
            <text:p>93.9301065331</text:p>
          </table:table-cell>
          <table:table-cell office:value-type="float" office:value="92.2522109007859" calcext:value-type="float">
            <text:p>92.2522109008</text:p>
          </table:table-cell>
          <table:table-cell table:number-columns-repeated="3"/>
        </table:table-row>
        <table:table-row table:style-name="ro1">
          <table:table-cell office:value-type="float" office:value="0.591856846648105" calcext:value-type="float">
            <text:p>0.5918568466</text:p>
          </table:table-cell>
          <table:table-cell table:formula="of:=[.A35]-1" office:value-type="float" office:value="-0.408143153351895" calcext:value-type="float">
            <text:p>-0.4081431534</text:p>
          </table:table-cell>
          <table:table-cell table:formula="of:=[.B35]+[.$C$1]" office:value-type="float" office:value="-0.238143153351895" calcext:value-type="float">
            <text:p>-0.2381431534</text:p>
          </table:table-cell>
          <table:table-cell table:formula="of:=[.D34]+([.D34]*[.C35]/100)" office:value-type="float" office:value="98.2471618035243" calcext:value-type="float">
            <text:p>98.2471618035</text:p>
          </table:table-cell>
          <table:table-cell office:value-type="float" office:value="94.9618690023706" calcext:value-type="float">
            <text:p>94.9618690024</text:p>
          </table:table-cell>
          <table:table-cell office:value-type="float" office:value="93.9301065331273" calcext:value-type="float">
            <text:p>93.9301065331</text:p>
          </table:table-cell>
          <table:table-cell table:number-columns-repeated="3"/>
        </table:table-row>
        <table:table-row table:style-name="ro1">
          <table:table-cell office:value-type="float" office:value="0.206563933811794" calcext:value-type="float">
            <text:p>0.2065639338</text:p>
          </table:table-cell>
          <table:table-cell table:formula="of:=[.A36]-1" office:value-type="float" office:value="-0.793436066188206" calcext:value-type="float">
            <text:p>-0.7934360662</text:p>
          </table:table-cell>
          <table:table-cell table:formula="of:=[.B36]+[.$C$1]" office:value-type="float" office:value="-0.623436066188206" calcext:value-type="float">
            <text:p>-0.6234360662</text:p>
          </table:table-cell>
          <table:table-cell table:formula="of:=[.D35]+([.D35]*[.C36]/100)" office:value-type="float" office:value="97.6346535628348" calcext:value-type="float">
            <text:p>97.6346535628</text:p>
          </table:table-cell>
          <table:table-cell office:value-type="float" office:value="88.3344745958559" calcext:value-type="float">
            <text:p>88.3344745959</text:p>
          </table:table-cell>
          <table:table-cell office:value-type="float" office:value="94.9618690023706" calcext:value-type="float">
            <text:p>94.9618690024</text:p>
          </table:table-cell>
          <table:table-cell table:number-columns-repeated="3"/>
        </table:table-row>
        <table:table-row table:style-name="ro1">
          <table:table-cell office:value-type="float" office:value="0.566628064801753" calcext:value-type="float">
            <text:p>0.5666280648</text:p>
          </table:table-cell>
          <table:table-cell table:formula="of:=[.A37]-1" office:value-type="float" office:value="-0.433371935198247" calcext:value-type="float">
            <text:p>-0.4333719352</text:p>
          </table:table-cell>
          <table:table-cell table:formula="of:=[.B37]+[.$C$1]" office:value-type="float" office:value="-0.263371935198247" calcext:value-type="float">
            <text:p>-0.2633719352</text:p>
          </table:table-cell>
          <table:table-cell table:formula="of:=[.D36]+([.D36]*[.C37]/100)" office:value-type="float" office:value="97.3775112863223" calcext:value-type="float">
            <text:p>97.3775112863</text:p>
          </table:table-cell>
          <table:table-cell office:value-type="float" office:value="92.4694389406063" calcext:value-type="float">
            <text:p>92.4694389406</text:p>
          </table:table-cell>
          <table:table-cell office:value-type="float" office:value="88.3344745958559" calcext:value-type="float">
            <text:p>88.3344745959</text:p>
          </table:table-cell>
          <table:table-cell table:number-columns-repeated="3"/>
        </table:table-row>
        <table:table-row table:style-name="ro1">
          <table:table-cell office:value-type="float" office:value="0.46778340991788" calcext:value-type="float">
            <text:p>0.4677834099</text:p>
          </table:table-cell>
          <table:table-cell table:formula="of:=[.A38]-1" office:value-type="float" office:value="-0.53221659008212" calcext:value-type="float">
            <text:p>-0.5322165901</text:p>
          </table:table-cell>
          <table:table-cell table:formula="of:=[.B38]+[.$C$1]" office:value-type="float" office:value="-0.36221659008212" calcext:value-type="float">
            <text:p>-0.3622165901</text:p>
          </table:table-cell>
          <table:table-cell table:formula="of:=[.D37]+([.D37]*[.C38]/100)" office:value-type="float" office:value="97.0247937854341" calcext:value-type="float">
            <text:p>97.0247937854</text:p>
          </table:table-cell>
          <table:table-cell office:value-type="float" office:value="92.3024940858628" calcext:value-type="float">
            <text:p>92.3024940859</text:p>
          </table:table-cell>
          <table:table-cell office:value-type="float" office:value="92.4694389406063" calcext:value-type="float">
            <text:p>92.4694389406</text:p>
          </table:table-cell>
          <table:table-cell table:number-columns-repeated="3"/>
        </table:table-row>
        <table:table-row table:style-name="ro1">
          <table:table-cell office:value-type="float" office:value="0.815650166626009" calcext:value-type="float">
            <text:p>0.8156501666</text:p>
          </table:table-cell>
          <table:table-cell table:formula="of:=[.A39]-1" office:value-type="float" office:value="-0.184349833373991" calcext:value-type="float">
            <text:p>-0.1843498334</text:p>
          </table:table-cell>
          <table:table-cell table:formula="of:=[.B39]+[.$C$1]" office:value-type="float" office:value="-0.0143498333739909" calcext:value-type="float">
            <text:p>-0.0143498334</text:p>
          </table:table-cell>
          <table:table-cell table:formula="of:=[.D38]+([.D38]*[.C39]/100)" office:value-type="float" office:value="97.0108708891945" calcext:value-type="float">
            <text:p>97.0108708892</text:p>
          </table:table-cell>
          <table:table-cell office:value-type="float" office:value="89.3349536255611" calcext:value-type="float">
            <text:p>89.3349536256</text:p>
          </table:table-cell>
          <table:table-cell office:value-type="float" office:value="92.3024940858628" calcext:value-type="float">
            <text:p>92.3024940859</text:p>
          </table:table-cell>
          <table:table-cell table:number-columns-repeated="3"/>
        </table:table-row>
        <table:table-row table:style-name="ro1">
          <table:table-cell office:value-type="float" office:value="1.03109576275608" calcext:value-type="float">
            <text:p>1.0310957628</text:p>
          </table:table-cell>
          <table:table-cell table:formula="of:=[.A40]-1" office:value-type="float" office:value="0.0310957627560799" calcext:value-type="float">
            <text:p>0.0310957628</text:p>
          </table:table-cell>
          <table:table-cell table:formula="of:=[.B40]+[.$C$1]" office:value-type="float" office:value="0.20109576275608" calcext:value-type="float">
            <text:p>0.2010957628</text:p>
          </table:table-cell>
          <table:table-cell table:formula="of:=[.D39]+([.D39]*[.C40]/100)" office:value-type="float" office:value="97.2059556399654" calcext:value-type="float">
            <text:p>97.20595564</text:p>
          </table:table-cell>
          <table:table-cell office:value-type="float" office:value="87.9929949793585" calcext:value-type="float">
            <text:p>87.9929949794</text:p>
          </table:table-cell>
          <table:table-cell office:value-type="float" office:value="89.3349536255611" calcext:value-type="float">
            <text:p>89.3349536256</text:p>
          </table:table-cell>
          <table:table-cell table:number-columns-repeated="3"/>
        </table:table-row>
        <table:table-row table:style-name="ro1">
          <table:table-cell office:value-type="float" office:value="0.928414693533555" calcext:value-type="float">
            <text:p>0.9284146935</text:p>
          </table:table-cell>
          <table:table-cell table:formula="of:=[.A41]-1" office:value-type="float" office:value="-0.0715853064664449" calcext:value-type="float">
            <text:p>-0.0715853065</text:p>
          </table:table-cell>
          <table:table-cell table:formula="of:=[.B41]+[.$C$1]" office:value-type="float" office:value="0.0984146935335551" calcext:value-type="float">
            <text:p>0.0984146935</text:p>
          </table:table-cell>
          <table:table-cell table:formula="of:=[.D40]+([.D40]*[.C41]/100)" office:value-type="float" office:value="97.3016205833048" calcext:value-type="float">
            <text:p>97.3016205833</text:p>
          </table:table-cell>
          <table:table-cell office:value-type="float" office:value="84.8408747613536" calcext:value-type="float">
            <text:p>84.8408747614</text:p>
          </table:table-cell>
          <table:table-cell office:value-type="float" office:value="87.9929949793585" calcext:value-type="float">
            <text:p>87.9929949794</text:p>
          </table:table-cell>
          <table:table-cell table:number-columns-repeated="3"/>
        </table:table-row>
        <table:table-row table:style-name="ro1">
          <table:table-cell office:value-type="float" office:value="0.556736302807255" calcext:value-type="float">
            <text:p>0.5567363028</text:p>
          </table:table-cell>
          <table:table-cell table:formula="of:=[.A42]-1" office:value-type="float" office:value="-0.443263697192745" calcext:value-type="float">
            <text:p>-0.4432636972</text:p>
          </table:table-cell>
          <table:table-cell table:formula="of:=[.B42]+[.$C$1]" office:value-type="float" office:value="-0.273263697192745" calcext:value-type="float">
            <text:p>-0.2732636972</text:p>
          </table:table-cell>
          <table:table-cell table:formula="of:=[.D41]+([.D41]*[.C42]/100)" office:value-type="float" office:value="97.0357305774704" calcext:value-type="float">
            <text:p>97.0357305775</text:p>
          </table:table-cell>
          <table:table-cell office:value-type="float" office:value="80.5083728823986" calcext:value-type="float">
            <text:p>80.5083728824</text:p>
          </table:table-cell>
          <table:table-cell office:value-type="float" office:value="84.8408747613536" calcext:value-type="float">
            <text:p>84.8408747614</text:p>
          </table:table-cell>
          <table:table-cell table:number-columns-repeated="3"/>
        </table:table-row>
        <table:table-row table:style-name="ro1">
          <table:table-cell office:value-type="float" office:value="1.32622299673373" calcext:value-type="float">
            <text:p>1.3262229967</text:p>
          </table:table-cell>
          <table:table-cell table:formula="of:=[.A43]-1" office:value-type="float" office:value="0.32622299673373" calcext:value-type="float">
            <text:p>0.3262229967</text:p>
          </table:table-cell>
          <table:table-cell table:formula="of:=[.B43]+[.$C$1]" office:value-type="float" office:value="0.49622299673373" calcext:value-type="float">
            <text:p>0.4962229967</text:p>
          </table:table-cell>
          <table:table-cell table:formula="of:=[.D42]+([.D42]*[.C43]/100)" office:value-type="float" office:value="97.5172441876444" calcext:value-type="float">
            <text:p>97.5172441876</text:p>
          </table:table-cell>
          <table:table-cell office:value-type="float" office:value="78.8976213605852" calcext:value-type="float">
            <text:p>78.8976213606</text:p>
          </table:table-cell>
          <table:table-cell office:value-type="float" office:value="80.5083728823986" calcext:value-type="float">
            <text:p>80.5083728824</text:p>
          </table:table-cell>
          <table:table-cell table:number-columns-repeated="3"/>
        </table:table-row>
        <table:table-row table:style-name="ro1">
          <table:table-cell office:value-type="float" office:value="0.557317452231689" calcext:value-type="float">
            <text:p>0.5573174522</text:p>
          </table:table-cell>
          <table:table-cell table:formula="of:=[.A44]-1" office:value-type="float" office:value="-0.442682547768311" calcext:value-type="float">
            <text:p>-0.4426825478</text:p>
          </table:table-cell>
          <table:table-cell table:formula="of:=[.B44]+[.$C$1]" office:value-type="float" office:value="-0.272682547768311" calcext:value-type="float">
            <text:p>-0.2726825478</text:p>
          </table:table-cell>
          <table:table-cell table:formula="of:=[.D43]+([.D43]*[.C44]/100)" office:value-type="float" office:value="97.2513316816801" calcext:value-type="float">
            <text:p>97.2513316817</text:p>
          </table:table-cell>
          <table:table-cell office:value-type="float" office:value="73.1119502612057" calcext:value-type="float">
            <text:p>73.1119502612</text:p>
          </table:table-cell>
          <table:table-cell office:value-type="float" office:value="78.8976213605852" calcext:value-type="float">
            <text:p>78.8976213606</text:p>
          </table:table-cell>
          <table:table-cell table:number-columns-repeated="3"/>
        </table:table-row>
        <table:table-row table:style-name="ro1">
          <table:table-cell office:value-type="float" office:value="0.501116656809281" calcext:value-type="float">
            <text:p>0.5011166568</text:p>
          </table:table-cell>
          <table:table-cell table:formula="of:=[.A45]-1" office:value-type="float" office:value="-0.498883343190719" calcext:value-type="float">
            <text:p>-0.4988833432</text:p>
          </table:table-cell>
          <table:table-cell table:formula="of:=[.B45]+[.$C$1]" office:value-type="float" office:value="-0.328883343190719" calcext:value-type="float">
            <text:p>-0.3288833432</text:p>
          </table:table-cell>
          <table:table-cell table:formula="of:=[.D44]+([.D44]*[.C45]/100)" office:value-type="float" office:value="96.9314882507479" calcext:value-type="float">
            <text:p>96.9314882507</text:p>
          </table:table-cell>
          <table:table-cell office:value-type="float" office:value="72.0211329271237" calcext:value-type="float">
            <text:p>72.0211329271</text:p>
          </table:table-cell>
          <table:table-cell office:value-type="float" office:value="73.1119502612057" calcext:value-type="float">
            <text:p>73.1119502612</text:p>
          </table:table-cell>
          <table:table-cell table:number-columns-repeated="3"/>
        </table:table-row>
        <table:table-row table:style-name="ro1">
          <table:table-cell office:value-type="float" office:value="0.80029219828714" calcext:value-type="float">
            <text:p>0.8002921983</text:p>
          </table:table-cell>
          <table:table-cell table:formula="of:=[.A46]-1" office:value-type="float" office:value="-0.19970780171286" calcext:value-type="float">
            <text:p>-0.1997078017</text:p>
          </table:table-cell>
          <table:table-cell table:formula="of:=[.B46]+[.$C$1]" office:value-type="float" office:value="-0.0297078017128599" calcext:value-type="float">
            <text:p>-0.0297078017</text:p>
          </table:table-cell>
          <table:table-cell table:formula="of:=[.D45]+([.D45]*[.C46]/100)" office:value-type="float" office:value="96.9026920364211" calcext:value-type="float">
            <text:p>96.9026920364</text:p>
          </table:table-cell>
          <table:table-cell office:value-type="float" office:value="80.0013132622589" calcext:value-type="float">
            <text:p>80.0013132623</text:p>
          </table:table-cell>
          <table:table-cell office:value-type="float" office:value="72.0211329271237" calcext:value-type="float">
            <text:p>72.0211329271</text:p>
          </table:table-cell>
          <table:table-cell table:number-columns-repeated="3"/>
        </table:table-row>
        <table:table-row table:style-name="ro1">
          <table:table-cell office:value-type="float" office:value="1.69256814300935" calcext:value-type="float">
            <text:p>1.692568143</text:p>
          </table:table-cell>
          <table:table-cell table:formula="of:=[.A47]-1" office:value-type="float" office:value="0.69256814300935" calcext:value-type="float">
            <text:p>0.692568143</text:p>
          </table:table-cell>
          <table:table-cell table:formula="of:=[.B47]+[.$C$1]" office:value-type="float" office:value="0.86256814300935" calcext:value-type="float">
            <text:p>0.862568143</text:p>
          </table:table-cell>
          <table:table-cell table:formula="of:=[.D46]+([.D46]*[.C47]/100)" office:value-type="float" office:value="97.7385437876457" calcext:value-type="float">
            <text:p>97.7385437876</text:p>
          </table:table-cell>
          <table:table-cell office:value-type="float" office:value="79.3483558180886" calcext:value-type="float">
            <text:p>79.3483558181</text:p>
          </table:table-cell>
          <table:table-cell office:value-type="float" office:value="80.0013132622589" calcext:value-type="float">
            <text:p>80.0013132623</text:p>
          </table:table-cell>
          <table:table-cell table:number-columns-repeated="3"/>
        </table:table-row>
        <table:table-row table:style-name="ro1">
          <table:table-cell office:value-type="float" office:value="0.647581976120229" calcext:value-type="float">
            <text:p>0.6475819761</text:p>
          </table:table-cell>
          <table:table-cell table:formula="of:=[.A48]-1" office:value-type="float" office:value="-0.352418023879771" calcext:value-type="float">
            <text:p>-0.3524180239</text:p>
          </table:table-cell>
          <table:table-cell table:formula="of:=[.B48]+[.$C$1]" office:value-type="float" office:value="-0.182418023879771" calcext:value-type="float">
            <text:p>-0.1824180239</text:p>
          </table:table-cell>
          <table:table-cell table:formula="of:=[.D47]+([.D47]*[.C48]/100)" office:value-type="float" office:value="97.5602510674994" calcext:value-type="float">
            <text:p>97.5602510675</text:p>
          </table:table-cell>
          <table:table-cell office:value-type="float" office:value="73.1010397528341" calcext:value-type="float">
            <text:p>73.1010397528</text:p>
          </table:table-cell>
          <table:table-cell office:value-type="float" office:value="79.3483558180886" calcext:value-type="float">
            <text:p>79.3483558181</text:p>
          </table:table-cell>
          <table:table-cell table:number-columns-repeated="3"/>
        </table:table-row>
        <table:table-row table:style-name="ro1">
          <table:table-cell office:value-type="float" office:value="0.792599471459795" calcext:value-type="float">
            <text:p>0.7925994715</text:p>
          </table:table-cell>
          <table:table-cell table:formula="of:=[.A49]-1" office:value-type="float" office:value="-0.207400528540205" calcext:value-type="float">
            <text:p>-0.2074005285</text:p>
          </table:table-cell>
          <table:table-cell table:formula="of:=[.B49]+[.$C$1]" office:value-type="float" office:value="-0.037400528540205" calcext:value-type="float">
            <text:p>-0.0374005285</text:p>
          </table:table-cell>
          <table:table-cell table:formula="of:=[.D48]+([.D48]*[.C49]/100)" office:value-type="float" office:value="97.523763017955" calcext:value-type="float">
            <text:p>97.523763018</text:p>
          </table:table-cell>
          <table:table-cell office:value-type="float" office:value="76.5213453123266" calcext:value-type="float">
            <text:p>76.5213453123</text:p>
          </table:table-cell>
          <table:table-cell office:value-type="float" office:value="73.1010397528341" calcext:value-type="float">
            <text:p>73.1010397528</text:p>
          </table:table-cell>
          <table:table-cell table:number-columns-repeated="3"/>
        </table:table-row>
        <table:table-row table:style-name="ro1">
          <table:table-cell office:value-type="float" office:value="0.937330689560188" calcext:value-type="float">
            <text:p>0.9373306896</text:p>
          </table:table-cell>
          <table:table-cell table:formula="of:=[.A50]-1" office:value-type="float" office:value="-0.0626693104398119" calcext:value-type="float">
            <text:p>-0.0626693104</text:p>
          </table:table-cell>
          <table:table-cell table:formula="of:=[.B50]+[.$C$1]" office:value-type="float" office:value="0.107330689560188" calcext:value-type="float">
            <text:p>0.1073306896</text:p>
          </table:table-cell>
          <table:table-cell table:formula="of:=[.D49]+([.D49]*[.C50]/100)" office:value-type="float" office:value="97.6284359452872" calcext:value-type="float">
            <text:p>97.6284359453</text:p>
          </table:table-cell>
          <table:table-cell office:value-type="float" office:value="75.4387087758918" calcext:value-type="float">
            <text:p>75.4387087759</text:p>
          </table:table-cell>
          <table:table-cell office:value-type="float" office:value="76.5213453123266" calcext:value-type="float">
            <text:p>76.5213453123</text:p>
          </table:table-cell>
          <table:table-cell table:number-columns-repeated="3"/>
        </table:table-row>
        <table:table-row table:style-name="ro1">
          <table:table-cell office:value-type="float" office:value="0.961032398129056" calcext:value-type="float">
            <text:p>0.9610323981</text:p>
          </table:table-cell>
          <table:table-cell table:formula="of:=[.A51]-1" office:value-type="float" office:value="-0.0389676018709439" calcext:value-type="float">
            <text:p>-0.0389676019</text:p>
          </table:table-cell>
          <table:table-cell table:formula="of:=[.B51]+[.$C$1]" office:value-type="float" office:value="0.131032398129056" calcext:value-type="float">
            <text:p>0.1310323981</text:p>
          </table:table-cell>
          <table:table-cell table:formula="of:=[.D50]+([.D50]*[.C51]/100)" office:value-type="float" office:value="97.7563608261622" calcext:value-type="float">
            <text:p>97.7563608262</text:p>
          </table:table-cell>
          <table:table-cell office:value-type="float" office:value="78.9600883702211" calcext:value-type="float">
            <text:p>78.9600883702</text:p>
          </table:table-cell>
          <table:table-cell office:value-type="float" office:value="75.4387087758918" calcext:value-type="float">
            <text:p>75.4387087759</text:p>
          </table:table-cell>
          <table:table-cell table:number-columns-repeated="3"/>
        </table:table-row>
        <table:table-row table:style-name="ro1">
          <table:table-cell office:value-type="float" office:value="0.844211948716082" calcext:value-type="float">
            <text:p>0.8442119487</text:p>
          </table:table-cell>
          <table:table-cell table:formula="of:=[.A52]-1" office:value-type="float" office:value="-0.155788051283918" calcext:value-type="float">
            <text:p>-0.1557880513</text:p>
          </table:table-cell>
          <table:table-cell table:formula="of:=[.B52]+[.$C$1]" office:value-type="float" office:value="0.0142119487160821" calcext:value-type="float">
            <text:p>0.0142119487</text:p>
          </table:table-cell>
          <table:table-cell table:formula="of:=[.D51]+([.D51]*[.C52]/100)" office:value-type="float" office:value="97.7702539100295" calcext:value-type="float">
            <text:p>97.77025391</text:p>
          </table:table-cell>
          <table:table-cell office:value-type="float" office:value="76.9849460028955" calcext:value-type="float">
            <text:p>76.9849460029</text:p>
          </table:table-cell>
          <table:table-cell office:value-type="float" office:value="78.9600883702211" calcext:value-type="float">
            <text:p>78.9600883702</text:p>
          </table:table-cell>
          <table:table-cell table:number-columns-repeated="3"/>
        </table:table-row>
        <table:table-row table:style-name="ro1">
          <table:table-cell office:value-type="float" office:value="0.922020085818112" calcext:value-type="float">
            <text:p>0.9220200858</text:p>
          </table:table-cell>
          <table:table-cell table:formula="of:=[.A53]-1" office:value-type="float" office:value="-0.0779799141818879" calcext:value-type="float">
            <text:p>-0.0779799142</text:p>
          </table:table-cell>
          <table:table-cell table:formula="of:=[.B53]+[.$C$1]" office:value-type="float" office:value="0.0920200858181121" calcext:value-type="float">
            <text:p>0.0920200858</text:p>
          </table:table-cell>
          <table:table-cell table:formula="of:=[.D52]+([.D52]*[.C53]/100)" office:value-type="float" office:value="97.8602221815821" calcext:value-type="float">
            <text:p>97.8602221816</text:p>
          </table:table-cell>
          <table:table-cell office:value-type="float" office:value="72.6007960792404" calcext:value-type="float">
            <text:p>72.6007960792</text:p>
          </table:table-cell>
          <table:table-cell office:value-type="float" office:value="76.9849460028955" calcext:value-type="float">
            <text:p>76.9849460029</text:p>
          </table:table-cell>
          <table:table-cell table:number-columns-repeated="3"/>
        </table:table-row>
        <table:table-row table:style-name="ro1">
          <table:table-cell office:value-type="float" office:value="0.934310154319874" calcext:value-type="float">
            <text:p>0.9343101543</text:p>
          </table:table-cell>
          <table:table-cell table:formula="of:=[.A54]-1" office:value-type="float" office:value="-0.0656898456801259" calcext:value-type="float">
            <text:p>-0.0656898457</text:p>
          </table:table-cell>
          <table:table-cell table:formula="of:=[.B54]+[.$C$1]" office:value-type="float" office:value="0.104310154319874" calcext:value-type="float">
            <text:p>0.1043101543</text:p>
          </table:table-cell>
          <table:table-cell table:formula="of:=[.D53]+([.D53]*[.C54]/100)" office:value-type="float" office:value="97.9623003303575" calcext:value-type="float">
            <text:p>97.9623003304</text:p>
          </table:table-cell>
          <table:table-cell office:value-type="float" office:value="74.0669230846883" calcext:value-type="float">
            <text:p>74.0669230847</text:p>
          </table:table-cell>
          <table:table-cell office:value-type="float" office:value="72.6007960792404" calcext:value-type="float">
            <text:p>72.6007960792</text:p>
          </table:table-cell>
          <table:table-cell table:number-columns-repeated="3"/>
        </table:table-row>
        <table:table-row table:style-name="ro1">
          <table:table-cell office:value-type="float" office:value="0.649665296985967" calcext:value-type="float">
            <text:p>0.649665297</text:p>
          </table:table-cell>
          <table:table-cell table:formula="of:=[.A55]-1" office:value-type="float" office:value="-0.350334703014033" calcext:value-type="float">
            <text:p>-0.350334703</text:p>
          </table:table-cell>
          <table:table-cell table:formula="of:=[.B55]+[.$C$1]" office:value-type="float" office:value="-0.180334703014033" calcext:value-type="float">
            <text:p>-0.180334703</text:p>
          </table:table-cell>
          <table:table-cell table:formula="of:=[.D54]+([.D54]*[.C55]/100)" office:value-type="float" office:value="97.785640306991" calcext:value-type="float">
            <text:p>97.785640307</text:p>
          </table:table-cell>
          <table:table-cell office:value-type="float" office:value="71.4055008915288" calcext:value-type="float">
            <text:p>71.4055008915</text:p>
          </table:table-cell>
          <table:table-cell office:value-type="float" office:value="74.0669230846883" calcext:value-type="float">
            <text:p>74.0669230847</text:p>
          </table:table-cell>
          <table:table-cell table:number-columns-repeated="3"/>
        </table:table-row>
        <table:table-row table:style-name="ro1">
          <table:table-cell office:value-type="float" office:value="0.565986528349461" calcext:value-type="float">
            <text:p>0.5659865283</text:p>
          </table:table-cell>
          <table:table-cell table:formula="of:=[.A56]-1" office:value-type="float" office:value="-0.434013471650539" calcext:value-type="float">
            <text:p>-0.4340134717</text:p>
          </table:table-cell>
          <table:table-cell table:formula="of:=[.B56]+[.$C$1]" office:value-type="float" office:value="-0.264013471650539" calcext:value-type="float">
            <text:p>-0.2640134717</text:p>
          </table:table-cell>
          <table:table-cell table:formula="of:=[.D55]+([.D55]*[.C56]/100)" office:value-type="float" office:value="97.5274730432408" calcext:value-type="float">
            <text:p>97.5274730432</text:p>
          </table:table-cell>
          <table:table-cell office:value-type="float" office:value="69.6739973225302" calcext:value-type="float">
            <text:p>69.6739973225</text:p>
          </table:table-cell>
          <table:table-cell office:value-type="float" office:value="71.4055008915288" calcext:value-type="float">
            <text:p>71.4055008915</text:p>
          </table:table-cell>
          <table:table-cell table:number-columns-repeated="3"/>
        </table:table-row>
        <table:table-row table:style-name="ro1">
          <table:table-cell office:value-type="float" office:value="0.792415350075985" calcext:value-type="float">
            <text:p>0.7924153501</text:p>
          </table:table-cell>
          <table:table-cell table:formula="of:=[.A57]-1" office:value-type="float" office:value="-0.207584649924015" calcext:value-type="float">
            <text:p>-0.2075846499</text:p>
          </table:table-cell>
          <table:table-cell table:formula="of:=[.B57]+[.$C$1]" office:value-type="float" office:value="-0.0375846499240149" calcext:value-type="float">
            <text:p>-0.0375846499</text:p>
          </table:table-cell>
          <table:table-cell table:formula="of:=[.D56]+([.D56]*[.C57]/100)" office:value-type="float" office:value="97.4908176839178" calcext:value-type="float">
            <text:p>97.4908176839</text:p>
          </table:table-cell>
          <table:table-cell office:value-type="float" office:value="77.2530481184294" calcext:value-type="float">
            <text:p>77.2530481184</text:p>
          </table:table-cell>
          <table:table-cell office:value-type="float" office:value="69.6739973225302" calcext:value-type="float">
            <text:p>69.6739973225</text:p>
          </table:table-cell>
          <table:table-cell table:number-columns-repeated="3"/>
        </table:table-row>
        <table:table-row table:style-name="ro1">
          <table:table-cell office:value-type="float" office:value="0.364553695953771" calcext:value-type="float">
            <text:p>0.364553696</text:p>
          </table:table-cell>
          <table:table-cell table:formula="of:=[.A58]-1" office:value-type="float" office:value="-0.635446304046229" calcext:value-type="float">
            <text:p>-0.635446304</text:p>
          </table:table-cell>
          <table:table-cell table:formula="of:=[.B58]+[.$C$1]" office:value-type="float" office:value="-0.465446304046229" calcext:value-type="float">
            <text:p>-0.465446304</text:p>
          </table:table-cell>
          <table:table-cell table:formula="of:=[.D57]+([.D57]*[.C58]/100)" office:value-type="float" office:value="97.0370502762235" calcext:value-type="float">
            <text:p>97.0370502762</text:p>
          </table:table-cell>
          <table:table-cell office:value-type="float" office:value="76.6210544960621" calcext:value-type="float">
            <text:p>76.6210544961</text:p>
          </table:table-cell>
          <table:table-cell office:value-type="float" office:value="77.2530481184294" calcext:value-type="float">
            <text:p>77.2530481184</text:p>
          </table:table-cell>
          <table:table-cell table:number-columns-repeated="3"/>
        </table:table-row>
        <table:table-row table:style-name="ro1">
          <table:table-cell office:value-type="float" office:value="0.94527979677875" calcext:value-type="float">
            <text:p>0.9452797968</text:p>
          </table:table-cell>
          <table:table-cell table:formula="of:=[.A59]-1" office:value-type="float" office:value="-0.05472020322125" calcext:value-type="float">
            <text:p>-0.0547202032</text:p>
          </table:table-cell>
          <table:table-cell table:formula="of:=[.B59]+[.$C$1]" office:value-type="float" office:value="0.11527979677875" calcext:value-type="float">
            <text:p>0.1152797968</text:p>
          </table:table-cell>
          <table:table-cell table:formula="of:=[.D58]+([.D58]*[.C59]/100)" office:value-type="float" office:value="97.1489143905821" calcext:value-type="float">
            <text:p>97.1489143906</text:p>
          </table:table-cell>
          <table:table-cell office:value-type="float" office:value="78.2379395303488" calcext:value-type="float">
            <text:p>78.2379395303</text:p>
          </table:table-cell>
          <table:table-cell office:value-type="float" office:value="76.6210544960621" calcext:value-type="float">
            <text:p>76.6210544961</text:p>
          </table:table-cell>
          <table:table-cell table:number-columns-repeated="3"/>
        </table:table-row>
        <table:table-row table:style-name="ro1">
          <table:table-cell office:value-type="float" office:value="0.561133741111291" calcext:value-type="float">
            <text:p>0.5611337411</text:p>
          </table:table-cell>
          <table:table-cell table:formula="of:=[.A60]-1" office:value-type="float" office:value="-0.438866258888709" calcext:value-type="float">
            <text:p>-0.4388662589</text:p>
          </table:table-cell>
          <table:table-cell table:formula="of:=[.B60]+[.$C$1]" office:value-type="float" office:value="-0.268866258888709" calcext:value-type="float">
            <text:p>-0.2688662589</text:p>
          </table:table-cell>
          <table:table-cell table:formula="of:=[.D59]+([.D59]*[.C60]/100)" office:value-type="float" office:value="96.8877137389091" calcext:value-type="float">
            <text:p>96.8877137389</text:p>
          </table:table-cell>
          <table:table-cell office:value-type="float" office:value="79.4678304159114" calcext:value-type="float">
            <text:p>79.4678304159</text:p>
          </table:table-cell>
          <table:table-cell office:value-type="float" office:value="78.2379395303488" calcext:value-type="float">
            <text:p>78.2379395303</text:p>
          </table:table-cell>
          <table:table-cell table:number-columns-repeated="3"/>
        </table:table-row>
        <table:table-row table:style-name="ro1">
          <table:table-cell office:value-type="float" office:value="1.01925930793536" calcext:value-type="float">
            <text:p>1.0192593079</text:p>
          </table:table-cell>
          <table:table-cell table:formula="of:=[.A61]-1" office:value-type="float" office:value="0.01925930793536" calcext:value-type="float">
            <text:p>0.0192593079</text:p>
          </table:table-cell>
          <table:table-cell table:formula="of:=[.B61]+[.$C$1]" office:value-type="float" office:value="0.18925930793536" calcext:value-type="float">
            <text:p>0.1892593079</text:p>
          </table:table-cell>
          <table:table-cell table:formula="of:=[.D60]+([.D60]*[.C61]/100)" office:value-type="float" office:value="97.0710827554058" calcext:value-type="float">
            <text:p>97.0710827554</text:p>
          </table:table-cell>
          <table:table-cell office:value-type="float" office:value="79.42368906079" calcext:value-type="float">
            <text:p>79.4236890608</text:p>
          </table:table-cell>
          <table:table-cell office:value-type="float" office:value="79.4678304159114" calcext:value-type="float">
            <text:p>79.4678304159</text:p>
          </table:table-cell>
          <table:table-cell table:number-columns-repeated="3"/>
        </table:table-row>
        <table:table-row table:style-name="ro1">
          <table:table-cell office:value-type="float" office:value="0.554381550788261" calcext:value-type="float">
            <text:p>0.5543815508</text:p>
          </table:table-cell>
          <table:table-cell table:formula="of:=[.A62]-1" office:value-type="float" office:value="-0.445618449211739" calcext:value-type="float">
            <text:p>-0.4456184492</text:p>
          </table:table-cell>
          <table:table-cell table:formula="of:=[.B62]+[.$C$1]" office:value-type="float" office:value="-0.275618449211739" calcext:value-type="float">
            <text:p>-0.2756184492</text:p>
          </table:table-cell>
          <table:table-cell table:formula="of:=[.D61]+([.D61]*[.C62]/100)" office:value-type="float" office:value="96.8035369424823" calcext:value-type="float">
            <text:p>96.8035369425</text:p>
          </table:table-cell>
          <table:table-cell office:value-type="float" office:value="82.0267388061394" calcext:value-type="float">
            <text:p>82.0267388061</text:p>
          </table:table-cell>
          <table:table-cell office:value-type="float" office:value="79.42368906079" calcext:value-type="float">
            <text:p>79.4236890608</text:p>
          </table:table-cell>
          <table:table-cell table:number-columns-repeated="3"/>
        </table:table-row>
        <table:table-row table:style-name="ro1">
          <table:table-cell office:value-type="float" office:value="0.657487233352213" calcext:value-type="float">
            <text:p>0.6574872334</text:p>
          </table:table-cell>
          <table:table-cell table:formula="of:=[.A63]-1" office:value-type="float" office:value="-0.342512766647787" calcext:value-type="float">
            <text:p>-0.3425127666</text:p>
          </table:table-cell>
          <table:table-cell table:formula="of:=[.B63]+[.$C$1]" office:value-type="float" office:value="-0.172512766647787" calcext:value-type="float">
            <text:p>-0.1725127666</text:p>
          </table:table-cell>
          <table:table-cell table:formula="of:=[.D62]+([.D62]*[.C63]/100)" office:value-type="float" office:value="96.6365384826899" calcext:value-type="float">
            <text:p>96.6365384827</text:p>
          </table:table-cell>
          <table:table-cell office:value-type="float" office:value="77.8849501973609" calcext:value-type="float">
            <text:p>77.8849501974</text:p>
          </table:table-cell>
          <table:table-cell office:value-type="float" office:value="82.0267388061394" calcext:value-type="float">
            <text:p>82.0267388061</text:p>
          </table:table-cell>
          <table:table-cell table:number-columns-repeated="3"/>
        </table:table-row>
        <table:table-row table:style-name="ro1">
          <table:table-cell office:value-type="float" office:value="1.05755890188722" calcext:value-type="float">
            <text:p>1.0575589019</text:p>
          </table:table-cell>
          <table:table-cell table:formula="of:=[.A64]-1" office:value-type="float" office:value="0.05755890188722" calcext:value-type="float">
            <text:p>0.0575589019</text:p>
          </table:table-cell>
          <table:table-cell table:formula="of:=[.B64]+[.$C$1]" office:value-type="float" office:value="0.22755890188722" calcext:value-type="float">
            <text:p>0.2275589019</text:p>
          </table:table-cell>
          <table:table-cell table:formula="of:=[.D63]+([.D63]*[.C64]/100)" office:value-type="float" office:value="96.8564435284829" calcext:value-type="float">
            <text:p>96.8564435285</text:p>
          </table:table-cell>
          <table:table-cell office:value-type="float" office:value="74.105613344365" calcext:value-type="float">
            <text:p>74.1056133444</text:p>
          </table:table-cell>
          <table:table-cell office:value-type="float" office:value="77.8849501973609" calcext:value-type="float">
            <text:p>77.8849501974</text:p>
          </table:table-cell>
          <table:table-cell table:number-columns-repeated="3"/>
        </table:table-row>
        <table:table-row table:style-name="ro1">
          <table:table-cell office:value-type="float" office:value="0.903657775459127" calcext:value-type="float">
            <text:p>0.9036577755</text:p>
          </table:table-cell>
          <table:table-cell table:formula="of:=[.A65]-1" office:value-type="float" office:value="-0.0963422245408729" calcext:value-type="float">
            <text:p>-0.0963422245</text:p>
          </table:table-cell>
          <table:table-cell table:formula="of:=[.B65]+[.$C$1]" office:value-type="float" office:value="0.0736577754591271" calcext:value-type="float">
            <text:p>0.0736577755</text:p>
          </table:table-cell>
          <table:table-cell table:formula="of:=[.D64]+([.D64]*[.C65]/100)" office:value-type="float" office:value="96.9277858301748" calcext:value-type="float">
            <text:p>96.9277858302</text:p>
          </table:table-cell>
          <table:table-cell office:value-type="float" office:value="76.2192383725344" calcext:value-type="float">
            <text:p>76.2192383725</text:p>
          </table:table-cell>
          <table:table-cell office:value-type="float" office:value="74.105613344365" calcext:value-type="float">
            <text:p>74.1056133444</text:p>
          </table:table-cell>
          <table:table-cell table:number-columns-repeated="3"/>
        </table:table-row>
        <table:table-row table:style-name="ro1">
          <table:table-cell office:value-type="float" office:value="0.545424402119587" calcext:value-type="float">
            <text:p>0.5454244021</text:p>
          </table:table-cell>
          <table:table-cell table:formula="of:=[.A66]-1" office:value-type="float" office:value="-0.454575597880413" calcext:value-type="float">
            <text:p>-0.4545755979</text:p>
          </table:table-cell>
          <table:table-cell table:formula="of:=[.B66]+[.$C$1]" office:value-type="float" office:value="-0.284575597880413" calcext:value-type="float">
            <text:p>-0.2845755979</text:p>
          </table:table-cell>
          <table:table-cell table:formula="of:=[.D65]+([.D65]*[.C66]/100)" office:value-type="float" office:value="96.6519530041363" calcext:value-type="float">
            <text:p>96.6519530041</text:p>
          </table:table-cell>
          <table:table-cell office:value-type="float" office:value="75.5948346656996" calcext:value-type="float">
            <text:p>75.5948346657</text:p>
          </table:table-cell>
          <table:table-cell office:value-type="float" office:value="76.2192383725344" calcext:value-type="float">
            <text:p>76.2192383725</text:p>
          </table:table-cell>
          <table:table-cell table:number-columns-repeated="3"/>
        </table:table-row>
        <table:table-row table:style-name="ro1">
          <table:table-cell office:value-type="float" office:value="1.53512172682538" calcext:value-type="float">
            <text:p>1.5351217268</text:p>
          </table:table-cell>
          <table:table-cell table:formula="of:=[.A67]-1" office:value-type="float" office:value="0.53512172682538" calcext:value-type="float">
            <text:p>0.5351217268</text:p>
          </table:table-cell>
          <table:table-cell table:formula="of:=[.B67]+[.$C$1]" office:value-type="float" office:value="0.70512172682538" calcext:value-type="float">
            <text:p>0.7051217268</text:p>
          </table:table-cell>
          <table:table-cell table:formula="of:=[.D66]+([.D66]*[.C67]/100)" office:value-type="float" office:value="97.3334669241696" calcext:value-type="float">
            <text:p>97.3334669242</text:p>
          </table:table-cell>
          <table:table-cell office:value-type="float" office:value="74.090017400575" calcext:value-type="float">
            <text:p>74.0900174006</text:p>
          </table:table-cell>
          <table:table-cell office:value-type="float" office:value="75.5948346656996" calcext:value-type="float">
            <text:p>75.5948346657</text:p>
          </table:table-cell>
          <table:table-cell table:number-columns-repeated="3"/>
        </table:table-row>
        <table:table-row table:style-name="ro1">
          <table:table-cell office:value-type="float" office:value="0.610544317757823" calcext:value-type="float">
            <text:p>0.6105443178</text:p>
          </table:table-cell>
          <table:table-cell table:formula="of:=[.A68]-1" office:value-type="float" office:value="-0.389455682242177" calcext:value-type="float">
            <text:p>-0.3894556822</text:p>
          </table:table-cell>
          <table:table-cell table:formula="of:=[.B68]+[.$C$1]" office:value-type="float" office:value="-0.219455682242177" calcext:value-type="float">
            <text:p>-0.2194556822</text:p>
          </table:table-cell>
          <table:table-cell table:formula="of:=[.D67]+([.D67]*[.C68]/100)" office:value-type="float" office:value="97.1198631002812" calcext:value-type="float">
            <text:p>97.1198631003</text:p>
          </table:table-cell>
          <table:table-cell office:value-type="float" office:value="70.5849161755863" calcext:value-type="float">
            <text:p>70.5849161756</text:p>
          </table:table-cell>
          <table:table-cell office:value-type="float" office:value="74.090017400575" calcext:value-type="float">
            <text:p>74.0900174006</text:p>
          </table:table-cell>
          <table:table-cell table:number-columns-repeated="3"/>
        </table:table-row>
        <table:table-row table:style-name="ro1">
          <table:table-cell office:value-type="float" office:value="0.891678980886408" calcext:value-type="float">
            <text:p>0.8916789809</text:p>
          </table:table-cell>
          <table:table-cell table:formula="of:=[.A69]-1" office:value-type="float" office:value="-0.108321019113592" calcext:value-type="float">
            <text:p>-0.1083210191</text:p>
          </table:table-cell>
          <table:table-cell table:formula="of:=[.B69]+[.$C$1]" office:value-type="float" office:value="0.0616789808864081" calcext:value-type="float">
            <text:p>0.0616789809</text:p>
          </table:table-cell>
          <table:table-cell table:formula="of:=[.D68]+([.D68]*[.C69]/100)" office:value-type="float" office:value="97.1797656420797" calcext:value-type="float">
            <text:p>97.1797656421</text:p>
          </table:table-cell>
          <table:table-cell office:value-type="float" office:value="75.2940925855306" calcext:value-type="float">
            <text:p>75.2940925855</text:p>
          </table:table-cell>
          <table:table-cell office:value-type="float" office:value="70.5849161755863" calcext:value-type="float">
            <text:p>70.5849161756</text:p>
          </table:table-cell>
          <table:table-cell table:number-columns-repeated="3"/>
        </table:table-row>
        <table:table-row table:style-name="ro1">
          <table:table-cell office:value-type="float" office:value="0.766771800439021" calcext:value-type="float">
            <text:p>0.7667718004</text:p>
          </table:table-cell>
          <table:table-cell table:formula="of:=[.A70]-1" office:value-type="float" office:value="-0.233228199560979" calcext:value-type="float">
            <text:p>-0.2332281996</text:p>
          </table:table-cell>
          <table:table-cell table:formula="of:=[.B70]+[.$C$1]" office:value-type="float" office:value="-0.0632281995609789" calcext:value-type="float">
            <text:p>-0.0632281996</text:p>
          </table:table-cell>
          <table:table-cell table:formula="of:=[.D69]+([.D69]*[.C70]/100)" office:value-type="float" office:value="97.1183206259266" calcext:value-type="float">
            <text:p>97.1183206259</text:p>
          </table:table-cell>
          <table:table-cell office:value-type="float" office:value="72.4141607188812" calcext:value-type="float">
            <text:p>72.4141607189</text:p>
          </table:table-cell>
          <table:table-cell office:value-type="float" office:value="75.2940925855306" calcext:value-type="float">
            <text:p>75.2940925855</text:p>
          </table:table-cell>
          <table:table-cell table:number-columns-repeated="3"/>
        </table:table-row>
        <table:table-row table:style-name="ro1">
          <table:table-cell office:value-type="float" office:value="0.821356079463863" calcext:value-type="float">
            <text:p>0.8213560795</text:p>
          </table:table-cell>
          <table:table-cell table:formula="of:=[.A71]-1" office:value-type="float" office:value="-0.178643920536137" calcext:value-type="float">
            <text:p>-0.1786439205</text:p>
          </table:table-cell>
          <table:table-cell table:formula="of:=[.B71]+[.$C$1]" office:value-type="float" office:value="-0.00864392053613697" calcext:value-type="float">
            <text:p>-0.0086439205</text:p>
          </table:table-cell>
          <table:table-cell table:formula="of:=[.D70]+([.D70]*[.C71]/100)" office:value-type="float" office:value="97.1099257954657" calcext:value-type="float">
            <text:p>97.1099257955</text:p>
          </table:table-cell>
          <table:table-cell office:value-type="float" office:value="70.5075356562331" calcext:value-type="float">
            <text:p>70.5075356562</text:p>
          </table:table-cell>
          <table:table-cell office:value-type="float" office:value="72.4141607188812" calcext:value-type="float">
            <text:p>72.4141607189</text:p>
          </table:table-cell>
          <table:table-cell table:number-columns-repeated="3"/>
        </table:table-row>
        <table:table-row table:style-name="ro1">
          <table:table-cell office:value-type="float" office:value="0.770175976842241" calcext:value-type="float">
            <text:p>0.7701759768</text:p>
          </table:table-cell>
          <table:table-cell table:formula="of:=[.A72]-1" office:value-type="float" office:value="-0.229824023157759" calcext:value-type="float">
            <text:p>-0.2298240232</text:p>
          </table:table-cell>
          <table:table-cell table:formula="of:=[.B72]+[.$C$1]" office:value-type="float" office:value="-0.059824023157759" calcext:value-type="float">
            <text:p>-0.0598240232</text:p>
          </table:table-cell>
          <table:table-cell table:formula="of:=[.D71]+([.D71]*[.C72]/100)" office:value-type="float" office:value="97.0518307309693" calcext:value-type="float">
            <text:p>97.051830731</text:p>
          </table:table-cell>
          <table:table-cell office:value-type="float" office:value="71.7958073070879" calcext:value-type="float">
            <text:p>71.7958073071</text:p>
          </table:table-cell>
          <table:table-cell office:value-type="float" office:value="70.5075356562331" calcext:value-type="float">
            <text:p>70.5075356562</text:p>
          </table:table-cell>
          <table:table-cell table:number-columns-repeated="3"/>
        </table:table-row>
        <table:table-row table:style-name="ro1">
          <table:table-cell office:value-type="float" office:value="0.85323144252043" calcext:value-type="float">
            <text:p>0.8532314425</text:p>
          </table:table-cell>
          <table:table-cell table:formula="of:=[.A73]-1" office:value-type="float" office:value="-0.14676855747957" calcext:value-type="float">
            <text:p>-0.1467685575</text:p>
          </table:table-cell>
          <table:table-cell table:formula="of:=[.B73]+[.$C$1]" office:value-type="float" office:value="0.0232314425204301" calcext:value-type="float">
            <text:p>0.0232314425</text:p>
          </table:table-cell>
          <table:table-cell table:formula="of:=[.D72]+([.D72]*[.C73]/100)" office:value-type="float" office:value="97.0743772712406" calcext:value-type="float">
            <text:p>97.0743772712</text:p>
          </table:table-cell>
          <table:table-cell office:value-type="float" office:value="68.152901679543" calcext:value-type="float">
            <text:p>68.1529016795</text:p>
          </table:table-cell>
          <table:table-cell office:value-type="float" office:value="71.7958073070879" calcext:value-type="float">
            <text:p>71.7958073071</text:p>
          </table:table-cell>
          <table:table-cell table:number-columns-repeated="3"/>
        </table:table-row>
        <table:table-row table:style-name="ro1">
          <table:table-cell office:value-type="float" office:value="2.69080446530916" calcext:value-type="float">
            <text:p>2.6908044653</text:p>
          </table:table-cell>
          <table:table-cell table:formula="of:=[.A74]-1" office:value-type="float" office:value="1.69080446530916" calcext:value-type="float">
            <text:p>1.6908044653</text:p>
          </table:table-cell>
          <table:table-cell table:formula="of:=[.B74]+[.$C$1]" office:value-type="float" office:value="1.86080446530916" calcext:value-type="float">
            <text:p>1.8608044653</text:p>
          </table:table-cell>
          <table:table-cell table:formula="of:=[.D73]+([.D73]*[.C74]/100)" office:value-type="float" office:value="98.8807416181749" calcext:value-type="float">
            <text:p>98.8807416182</text:p>
          </table:table-cell>
          <table:table-cell office:value-type="float" office:value="64.3606944262184" calcext:value-type="float">
            <text:p>64.3606944262</text:p>
          </table:table-cell>
          <table:table-cell office:value-type="float" office:value="68.152901679543" calcext:value-type="float">
            <text:p>68.1529016795</text:p>
          </table:table-cell>
          <table:table-cell table:number-columns-repeated="3"/>
        </table:table-row>
        <table:table-row table:style-name="ro1">
          <table:table-cell office:value-type="float" office:value="0.820731969881038" calcext:value-type="float">
            <text:p>0.8207319699</text:p>
          </table:table-cell>
          <table:table-cell table:formula="of:=[.A75]-1" office:value-type="float" office:value="-0.179268030118962" calcext:value-type="float">
            <text:p>-0.1792680301</text:p>
          </table:table-cell>
          <table:table-cell table:formula="of:=[.B75]+[.$C$1]" office:value-type="float" office:value="-0.00926803011896196" calcext:value-type="float">
            <text:p>-0.0092680301</text:p>
          </table:table-cell>
          <table:table-cell table:formula="of:=[.D74]+([.D74]*[.C75]/100)" office:value-type="float" office:value="98.8715773212599" calcext:value-type="float">
            <text:p>98.8715773213</text:p>
          </table:table-cell>
          <table:table-cell office:value-type="float" office:value="68.5716744392208" calcext:value-type="float">
            <text:p>68.5716744392</text:p>
          </table:table-cell>
          <table:table-cell office:value-type="float" office:value="64.3606944262184" calcext:value-type="float">
            <text:p>64.3606944262</text:p>
          </table:table-cell>
          <table:table-cell table:number-columns-repeated="3"/>
        </table:table-row>
        <table:table-row table:style-name="ro1">
          <table:table-cell office:value-type="float" office:value="0.756840827846328" calcext:value-type="float">
            <text:p>0.7568408278</text:p>
          </table:table-cell>
          <table:table-cell table:formula="of:=[.A76]-1" office:value-type="float" office:value="-0.243159172153672" calcext:value-type="float">
            <text:p>-0.2431591722</text:p>
          </table:table-cell>
          <table:table-cell table:formula="of:=[.B76]+[.$C$1]" office:value-type="float" office:value="-0.0731591721536719" calcext:value-type="float">
            <text:p>-0.0731591722</text:p>
          </table:table-cell>
          <table:table-cell table:formula="of:=[.D75]+([.D75]*[.C76]/100)" office:value-type="float" office:value="98.7992436937964" calcext:value-type="float">
            <text:p>98.7992436938</text:p>
          </table:table-cell>
          <table:table-cell office:value-type="float" office:value="71.954654581616" calcext:value-type="float">
            <text:p>71.9546545816</text:p>
          </table:table-cell>
          <table:table-cell office:value-type="float" office:value="68.5716744392208" calcext:value-type="float">
            <text:p>68.5716744392</text:p>
          </table:table-cell>
          <table:table-cell table:number-columns-repeated="3"/>
        </table:table-row>
        <table:table-row table:style-name="ro1">
          <table:table-cell office:value-type="float" office:value="0.851838833546886" calcext:value-type="float">
            <text:p>0.8518388335</text:p>
          </table:table-cell>
          <table:table-cell table:formula="of:=[.A77]-1" office:value-type="float" office:value="-0.148161166453114" calcext:value-type="float">
            <text:p>-0.1481611665</text:p>
          </table:table-cell>
          <table:table-cell table:formula="of:=[.B77]+[.$C$1]" office:value-type="float" office:value="0.0218388335468861" calcext:value-type="float">
            <text:p>0.0218388335</text:p>
          </table:table-cell>
          <table:table-cell table:formula="of:=[.D76]+([.D76]*[.C77]/100)" office:value-type="float" office:value="98.8208202961723" calcext:value-type="float">
            <text:p>98.8208202962</text:p>
          </table:table-cell>
          <table:table-cell office:value-type="float" office:value="72.2621293908991" calcext:value-type="float">
            <text:p>72.2621293909</text:p>
          </table:table-cell>
          <table:table-cell office:value-type="float" office:value="71.954654581616" calcext:value-type="float">
            <text:p>71.9546545816</text:p>
          </table:table-cell>
          <table:table-cell table:number-columns-repeated="3"/>
        </table:table-row>
        <table:table-row table:style-name="ro1">
          <table:table-cell office:value-type="float" office:value="0.596227250985092" calcext:value-type="float">
            <text:p>0.596227251</text:p>
          </table:table-cell>
          <table:table-cell table:formula="of:=[.A78]-1" office:value-type="float" office:value="-0.403772749014908" calcext:value-type="float">
            <text:p>-0.403772749</text:p>
          </table:table-cell>
          <table:table-cell table:formula="of:=[.B78]+[.$C$1]" office:value-type="float" office:value="-0.233772749014908" calcext:value-type="float">
            <text:p>-0.233772749</text:p>
          </table:table-cell>
          <table:table-cell table:formula="of:=[.D77]+([.D77]*[.C78]/100)" office:value-type="float" office:value="98.5898041479668" calcext:value-type="float">
            <text:p>98.589804148</text:p>
          </table:table-cell>
          <table:table-cell office:value-type="float" office:value="74.3682643729762" calcext:value-type="float">
            <text:p>74.368264373</text:p>
          </table:table-cell>
          <table:table-cell office:value-type="float" office:value="72.2621293908991" calcext:value-type="float">
            <text:p>72.2621293909</text:p>
          </table:table-cell>
          <table:table-cell table:number-columns-repeated="3"/>
        </table:table-row>
        <table:table-row table:style-name="ro1">
          <table:table-cell office:value-type="float" office:value="0.567241284276997" calcext:value-type="float">
            <text:p>0.5672412843</text:p>
          </table:table-cell>
          <table:table-cell table:formula="of:=[.A79]-1" office:value-type="float" office:value="-0.432758715723003" calcext:value-type="float">
            <text:p>-0.4327587157</text:p>
          </table:table-cell>
          <table:table-cell table:formula="of:=[.B79]+[.$C$1]" office:value-type="float" office:value="-0.262758715723003" calcext:value-type="float">
            <text:p>-0.2627587157</text:p>
          </table:table-cell>
          <table:table-cell table:formula="of:=[.D78]+([.D78]*[.C79]/100)" office:value-type="float" office:value="98.3307508447538" calcext:value-type="float">
            <text:p>98.3307508448</text:p>
          </table:table-cell>
          <table:table-cell office:value-type="float" office:value="75.2411712331652" calcext:value-type="float">
            <text:p>75.2411712332</text:p>
          </table:table-cell>
          <table:table-cell office:value-type="float" office:value="74.3682643729762" calcext:value-type="float">
            <text:p>74.368264373</text:p>
          </table:table-cell>
          <table:table-cell table:number-columns-repeated="3"/>
        </table:table-row>
        <table:table-row table:style-name="ro1">
          <table:table-cell office:value-type="float" office:value="0.601278150896201" calcext:value-type="float">
            <text:p>0.6012781509</text:p>
          </table:table-cell>
          <table:table-cell table:formula="of:=[.A80]-1" office:value-type="float" office:value="-0.398721849103799" calcext:value-type="float">
            <text:p>-0.3987218491</text:p>
          </table:table-cell>
          <table:table-cell table:formula="of:=[.B80]+[.$C$1]" office:value-type="float" office:value="-0.228721849103799" calcext:value-type="float">
            <text:p>-0.2287218491</text:p>
          </table:table-cell>
          <table:table-cell table:formula="of:=[.D79]+([.D79]*[.C80]/100)" office:value-type="float" office:value="98.105846933184" calcext:value-type="float">
            <text:p>98.1058469332</text:p>
          </table:table-cell>
          <table:table-cell office:value-type="float" office:value="69.4466285845837" calcext:value-type="float">
            <text:p>69.4466285846</text:p>
          </table:table-cell>
          <table:table-cell office:value-type="float" office:value="75.2411712331652" calcext:value-type="float">
            <text:p>75.2411712332</text:p>
          </table:table-cell>
          <table:table-cell table:number-columns-repeated="3"/>
        </table:table-row>
        <table:table-row table:style-name="ro1">
          <table:table-cell office:value-type="float" office:value="0.612032886899197" calcext:value-type="float">
            <text:p>0.6120328869</text:p>
          </table:table-cell>
          <table:table-cell table:formula="of:=[.A81]-1" office:value-type="float" office:value="-0.387967113100803" calcext:value-type="float">
            <text:p>-0.3879671131</text:p>
          </table:table-cell>
          <table:table-cell table:formula="of:=[.B81]+[.$C$1]" office:value-type="float" office:value="-0.217967113100803" calcext:value-type="float">
            <text:p>-0.2179671131</text:p>
          </table:table-cell>
          <table:table-cell table:formula="of:=[.D80]+([.D80]*[.C81]/100)" office:value-type="float" office:value="97.8920084508407" calcext:value-type="float">
            <text:p>97.8920084508</text:p>
          </table:table-cell>
          <table:table-cell office:value-type="float" office:value="71.7475713986629" calcext:value-type="float">
            <text:p>71.7475713987</text:p>
          </table:table-cell>
          <table:table-cell office:value-type="float" office:value="69.4466285845837" calcext:value-type="float">
            <text:p>69.4466285846</text:p>
          </table:table-cell>
          <table:table-cell table:number-columns-repeated="3"/>
        </table:table-row>
        <table:table-row table:style-name="ro1">
          <table:table-cell office:value-type="float" office:value="1.00945071307483" calcext:value-type="float">
            <text:p>1.0094507131</text:p>
          </table:table-cell>
          <table:table-cell table:formula="of:=[.A82]-1" office:value-type="float" office:value="0.00945071307483003" calcext:value-type="float">
            <text:p>0.0094507131</text:p>
          </table:table-cell>
          <table:table-cell table:formula="of:=[.B82]+[.$C$1]" office:value-type="float" office:value="0.17945071307483" calcext:value-type="float">
            <text:p>0.1794507131</text:p>
          </table:table-cell>
          <table:table-cell table:formula="of:=[.D81]+([.D81]*[.C82]/100)" office:value-type="float" office:value="98.067676358049" calcext:value-type="float">
            <text:p>98.067676358</text:p>
          </table:table-cell>
          <table:table-cell office:value-type="float" office:value="73.2184753914872" calcext:value-type="float">
            <text:p>73.2184753915</text:p>
          </table:table-cell>
          <table:table-cell office:value-type="float" office:value="71.7475713986629" calcext:value-type="float">
            <text:p>71.7475713987</text:p>
          </table:table-cell>
          <table:table-cell table:number-columns-repeated="3"/>
        </table:table-row>
        <table:table-row table:style-name="ro1">
          <table:table-cell office:value-type="float" office:value="0.607737349979966" calcext:value-type="float">
            <text:p>0.60773735</text:p>
          </table:table-cell>
          <table:table-cell table:formula="of:=[.A83]-1" office:value-type="float" office:value="-0.392262650020034" calcext:value-type="float">
            <text:p>-0.39226265</text:p>
          </table:table-cell>
          <table:table-cell table:formula="of:=[.B83]+[.$C$1]" office:value-type="float" office:value="-0.222262650020034" calcext:value-type="float">
            <text:p>-0.22226265</text:p>
          </table:table-cell>
          <table:table-cell table:formula="of:=[.D82]+([.D82]*[.C83]/100)" office:value-type="float" office:value="97.8497085417625" calcext:value-type="float">
            <text:p>97.8497085418</text:p>
          </table:table-cell>
          <table:table-cell office:value-type="float" office:value="71.3824065756422" calcext:value-type="float">
            <text:p>71.3824065756</text:p>
          </table:table-cell>
          <table:table-cell office:value-type="float" office:value="73.2184753914872" calcext:value-type="float">
            <text:p>73.2184753915</text:p>
          </table:table-cell>
          <table:table-cell table:number-columns-repeated="3"/>
        </table:table-row>
        <table:table-row table:style-name="ro1">
          <table:table-cell office:value-type="float" office:value="1.51526937535497" calcext:value-type="float">
            <text:p>1.5152693754</text:p>
          </table:table-cell>
          <table:table-cell table:formula="of:=[.A84]-1" office:value-type="float" office:value="0.51526937535497" calcext:value-type="float">
            <text:p>0.5152693754</text:p>
          </table:table-cell>
          <table:table-cell table:formula="of:=[.B84]+[.$C$1]" office:value-type="float" office:value="0.68526937535497" calcext:value-type="float">
            <text:p>0.6852693754</text:p>
          </table:table-cell>
          <table:table-cell table:formula="of:=[.D83]+([.D83]*[.C84]/100)" office:value-type="float" office:value="98.5202426282733" calcext:value-type="float">
            <text:p>98.5202426283</text:p>
          </table:table-cell>
          <table:table-cell office:value-type="float" office:value="73.5911385780825" calcext:value-type="float">
            <text:p>73.5911385781</text:p>
          </table:table-cell>
          <table:table-cell office:value-type="float" office:value="71.3824065756422" calcext:value-type="float">
            <text:p>71.3824065756</text:p>
          </table:table-cell>
          <table:table-cell table:number-columns-repeated="3"/>
        </table:table-row>
        <table:table-row table:style-name="ro1">
          <table:table-cell office:value-type="float" office:value="1.06906336974795" calcext:value-type="float">
            <text:p>1.0690633697</text:p>
          </table:table-cell>
          <table:table-cell table:formula="of:=[.A85]-1" office:value-type="float" office:value="0.0690633697479499" calcext:value-type="float">
            <text:p>0.0690633697</text:p>
          </table:table-cell>
          <table:table-cell table:formula="of:=[.B85]+[.$C$1]" office:value-type="float" office:value="0.23906336974795" calcext:value-type="float">
            <text:p>0.2390633697</text:p>
          </table:table-cell>
          <table:table-cell table:formula="of:=[.D84]+([.D84]*[.C85]/100)" office:value-type="float" office:value="98.7557684401843" calcext:value-type="float">
            <text:p>98.7557684402</text:p>
          </table:table-cell>
          <table:table-cell office:value-type="float" office:value="76.1371724177628" calcext:value-type="float">
            <text:p>76.1371724178</text:p>
          </table:table-cell>
          <table:table-cell office:value-type="float" office:value="73.5911385780825" calcext:value-type="float">
            <text:p>73.5911385781</text:p>
          </table:table-cell>
          <table:table-cell table:number-columns-repeated="3"/>
        </table:table-row>
        <table:table-row table:style-name="ro1">
          <table:table-cell office:value-type="float" office:value="0.616631223489312" calcext:value-type="float">
            <text:p>0.6166312235</text:p>
          </table:table-cell>
          <table:table-cell table:formula="of:=[.A86]-1" office:value-type="float" office:value="-0.383368776510688" calcext:value-type="float">
            <text:p>-0.3833687765</text:p>
          </table:table-cell>
          <table:table-cell table:formula="of:=[.B86]+[.$C$1]" office:value-type="float" office:value="-0.213368776510688" calcext:value-type="float">
            <text:p>-0.2133687765</text:p>
          </table:table-cell>
          <table:table-cell table:formula="of:=[.D85]+([.D85]*[.C86]/100)" office:value-type="float" office:value="98.5450544653298" calcext:value-type="float">
            <text:p>98.5450544653</text:p>
          </table:table-cell>
          <table:table-cell office:value-type="float" office:value="74.067605510239" calcext:value-type="float">
            <text:p>74.0676055102</text:p>
          </table:table-cell>
          <table:table-cell office:value-type="float" office:value="76.1371724177628" calcext:value-type="float">
            <text:p>76.1371724178</text:p>
          </table:table-cell>
          <table:table-cell table:number-columns-repeated="3"/>
        </table:table-row>
        <table:table-row table:style-name="ro1">
          <table:table-cell office:value-type="float" office:value="0.634829042864034" calcext:value-type="float">
            <text:p>0.6348290429</text:p>
          </table:table-cell>
          <table:table-cell table:formula="of:=[.A87]-1" office:value-type="float" office:value="-0.365170957135966" calcext:value-type="float">
            <text:p>-0.3651709571</text:p>
          </table:table-cell>
          <table:table-cell table:formula="of:=[.B87]+[.$C$1]" office:value-type="float" office:value="-0.195170957135966" calcext:value-type="float">
            <text:p>-0.1951709571</text:p>
          </table:table-cell>
          <table:table-cell table:formula="of:=[.D86]+([.D86]*[.C87]/100)" office:value-type="float" office:value="98.3527231393196" calcext:value-type="float">
            <text:p>98.3527231393</text:p>
          </table:table-cell>
          <table:table-cell office:value-type="float" office:value="74.6649118913194" calcext:value-type="float">
            <text:p>74.6649118913</text:p>
          </table:table-cell>
          <table:table-cell office:value-type="float" office:value="74.067605510239" calcext:value-type="float">
            <text:p>74.0676055102</text:p>
          </table:table-cell>
          <table:table-cell table:number-columns-repeated="3"/>
        </table:table-row>
        <table:table-row table:style-name="ro1">
          <table:table-cell office:value-type="float" office:value="1.46251394931235" calcext:value-type="float">
            <text:p>1.4625139493</text:p>
          </table:table-cell>
          <table:table-cell table:formula="of:=[.A88]-1" office:value-type="float" office:value="0.46251394931235" calcext:value-type="float">
            <text:p>0.4625139493</text:p>
          </table:table-cell>
          <table:table-cell table:formula="of:=[.B88]+[.$C$1]" office:value-type="float" office:value="0.63251394931235" calcext:value-type="float">
            <text:p>0.6325139493</text:p>
          </table:table-cell>
          <table:table-cell table:formula="of:=[.D87]+([.D87]*[.C88]/100)" office:value-type="float" office:value="98.9748178327044" calcext:value-type="float">
            <text:p>98.9748178327</text:p>
          </table:table-cell>
          <table:table-cell office:value-type="float" office:value="72.9917849203502" calcext:value-type="float">
            <text:p>72.9917849204</text:p>
          </table:table-cell>
          <table:table-cell office:value-type="float" office:value="74.6649118913194" calcext:value-type="float">
            <text:p>74.6649118913</text:p>
          </table:table-cell>
          <table:table-cell table:number-columns-repeated="3"/>
        </table:table-row>
        <table:table-row table:style-name="ro1">
          <table:table-cell office:value-type="float" office:value="0.500539284502092" calcext:value-type="float">
            <text:p>0.5005392845</text:p>
          </table:table-cell>
          <table:table-cell table:formula="of:=[.A89]-1" office:value-type="float" office:value="-0.499460715497908" calcext:value-type="float">
            <text:p>-0.4994607155</text:p>
          </table:table-cell>
          <table:table-cell table:formula="of:=[.B89]+[.$C$1]" office:value-type="float" office:value="-0.329460715497908" calcext:value-type="float">
            <text:p>-0.3294607155</text:p>
          </table:table-cell>
          <table:table-cell table:formula="of:=[.D88]+([.D88]*[.C89]/100)" office:value-type="float" office:value="98.64873468971" calcext:value-type="float">
            <text:p>98.6487346897</text:p>
          </table:table-cell>
          <table:table-cell office:value-type="float" office:value="73.5422202441068" calcext:value-type="float">
            <text:p>73.5422202441</text:p>
          </table:table-cell>
          <table:table-cell office:value-type="float" office:value="72.9917849203502" calcext:value-type="float">
            <text:p>72.9917849204</text:p>
          </table:table-cell>
          <table:table-cell table:number-columns-repeated="3"/>
        </table:table-row>
        <table:table-row table:style-name="ro1">
          <table:table-cell office:value-type="float" office:value="0.632259507032495" calcext:value-type="float">
            <text:p>0.632259507</text:p>
          </table:table-cell>
          <table:table-cell table:formula="of:=[.A90]-1" office:value-type="float" office:value="-0.367740492967505" calcext:value-type="float">
            <text:p>-0.367740493</text:p>
          </table:table-cell>
          <table:table-cell table:formula="of:=[.B90]+[.$C$1]" office:value-type="float" office:value="-0.197740492967505" calcext:value-type="float">
            <text:p>-0.197740493</text:p>
          </table:table-cell>
          <table:table-cell table:formula="of:=[.D89]+([.D89]*[.C90]/100)" office:value-type="float" office:value="98.4536661954283" calcext:value-type="float">
            <text:p>98.4536661954</text:p>
          </table:table-cell>
          <table:table-cell office:value-type="float" office:value="72.987016250456" calcext:value-type="float">
            <text:p>72.9870162505</text:p>
          </table:table-cell>
          <table:table-cell office:value-type="float" office:value="73.5422202441068" calcext:value-type="float">
            <text:p>73.5422202441</text:p>
          </table:table-cell>
          <table:table-cell table:number-columns-repeated="3"/>
        </table:table-row>
        <table:table-row table:style-name="ro1">
          <table:table-cell office:value-type="float" office:value="0.958877673913915" calcext:value-type="float">
            <text:p>0.9588776739</text:p>
          </table:table-cell>
          <table:table-cell table:formula="of:=[.A91]-1" office:value-type="float" office:value="-0.0411223260860849" calcext:value-type="float">
            <text:p>-0.0411223261</text:p>
          </table:table-cell>
          <table:table-cell table:formula="of:=[.B91]+[.$C$1]" office:value-type="float" office:value="0.128877673913915" calcext:value-type="float">
            <text:p>0.1288776739</text:p>
          </table:table-cell>
          <table:table-cell table:formula="of:=[.D90]+([.D90]*[.C91]/100)" office:value-type="float" office:value="98.580550990304" calcext:value-type="float">
            <text:p>98.5805509903</text:p>
          </table:table-cell>
          <table:table-cell office:value-type="float" office:value="76.0516110922403" calcext:value-type="float">
            <text:p>76.0516110922</text:p>
          </table:table-cell>
          <table:table-cell office:value-type="float" office:value="72.987016250456" calcext:value-type="float">
            <text:p>72.9870162505</text:p>
          </table:table-cell>
          <table:table-cell table:number-columns-repeated="3"/>
        </table:table-row>
        <table:table-row table:style-name="ro1">
          <table:table-cell office:value-type="float" office:value="0.529350085932236" calcext:value-type="float">
            <text:p>0.5293500859</text:p>
          </table:table-cell>
          <table:table-cell table:formula="of:=[.A92]-1" office:value-type="float" office:value="-0.470649914067764" calcext:value-type="float">
            <text:p>-0.4706499141</text:p>
          </table:table-cell>
          <table:table-cell table:formula="of:=[.B92]+[.$C$1]" office:value-type="float" office:value="-0.300649914067764" calcext:value-type="float">
            <text:p>-0.3006499141</text:p>
          </table:table-cell>
          <table:table-cell table:formula="of:=[.D91]+([.D91]*[.C92]/100)" office:value-type="float" office:value="98.2841686484641" calcext:value-type="float">
            <text:p>98.2841686485</text:p>
          </table:table-cell>
          <table:table-cell office:value-type="float" office:value="75.2011161223873" calcext:value-type="float">
            <text:p>75.2011161224</text:p>
          </table:table-cell>
          <table:table-cell office:value-type="float" office:value="76.0516110922403" calcext:value-type="float">
            <text:p>76.0516110922</text:p>
          </table:table-cell>
          <table:table-cell table:number-columns-repeated="3"/>
        </table:table-row>
        <table:table-row table:style-name="ro1">
          <table:table-cell office:value-type="float" office:value="0.500883454040418" calcext:value-type="float">
            <text:p>0.500883454</text:p>
          </table:table-cell>
          <table:table-cell table:formula="of:=[.A93]-1" office:value-type="float" office:value="-0.499116545959582" calcext:value-type="float">
            <text:p>-0.499116546</text:p>
          </table:table-cell>
          <table:table-cell table:formula="of:=[.B93]+[.$C$1]" office:value-type="float" office:value="-0.329116545959582" calcext:value-type="float">
            <text:p>-0.329116546</text:p>
          </table:table-cell>
          <table:table-cell table:formula="of:=[.D92]+([.D92]*[.C93]/100)" office:value-type="float" office:value="97.9606991873832" calcext:value-type="float">
            <text:p>97.9606991874</text:p>
          </table:table-cell>
          <table:table-cell office:value-type="float" office:value="73.3318164597926" calcext:value-type="float">
            <text:p>73.3318164598</text:p>
          </table:table-cell>
          <table:table-cell office:value-type="float" office:value="75.2011161223873" calcext:value-type="float">
            <text:p>75.2011161224</text:p>
          </table:table-cell>
          <table:table-cell table:number-columns-repeated="3"/>
        </table:table-row>
        <table:table-row table:style-name="ro1">
          <table:table-cell office:value-type="float" office:value="0.982375078464347" calcext:value-type="float">
            <text:p>0.9823750785</text:p>
          </table:table-cell>
          <table:table-cell table:formula="of:=[.A94]-1" office:value-type="float" office:value="-0.0176249215356529" calcext:value-type="float">
            <text:p>-0.0176249215</text:p>
          </table:table-cell>
          <table:table-cell table:formula="of:=[.B94]+[.$C$1]" office:value-type="float" office:value="0.152375078464347" calcext:value-type="float">
            <text:p>0.1523750785</text:p>
          </table:table-cell>
          <table:table-cell table:formula="of:=[.D93]+([.D93]*[.C94]/100)" office:value-type="float" office:value="98.1099668796342" calcext:value-type="float">
            <text:p>98.1099668796</text:p>
          </table:table-cell>
          <table:table-cell office:value-type="float" office:value="73.1112678356551" calcext:value-type="float">
            <text:p>73.1112678357</text:p>
          </table:table-cell>
          <table:table-cell office:value-type="float" office:value="73.3318164597926" calcext:value-type="float">
            <text:p>73.3318164598</text:p>
          </table:table-cell>
          <table:table-cell table:number-columns-repeated="3"/>
        </table:table-row>
        <table:table-row table:style-name="ro1">
          <table:table-cell office:value-type="float" office:value="0.482505794744742" calcext:value-type="float">
            <text:p>0.4825057947</text:p>
          </table:table-cell>
          <table:table-cell table:formula="of:=[.A95]-1" office:value-type="float" office:value="-0.517494205255258" calcext:value-type="float">
            <text:p>-0.5174942053</text:p>
          </table:table-cell>
          <table:table-cell table:formula="of:=[.B95]+[.$C$1]" office:value-type="float" office:value="-0.347494205255258" calcext:value-type="float">
            <text:p>-0.3474942053</text:p>
          </table:table-cell>
          <table:table-cell table:formula="of:=[.D94]+([.D94]*[.C95]/100)" office:value-type="float" office:value="97.7690404299496" calcext:value-type="float">
            <text:p>97.7690404299</text:p>
          </table:table-cell>
          <table:table-cell office:value-type="float" office:value="72.6048906410661" calcext:value-type="float">
            <text:p>72.6048906411</text:p>
          </table:table-cell>
          <table:table-cell office:value-type="float" office:value="73.1112678356551" calcext:value-type="float">
            <text:p>73.1112678357</text:p>
          </table:table-cell>
          <table:table-cell table:number-columns-repeated="3"/>
        </table:table-row>
        <table:table-row table:style-name="ro1">
          <table:table-cell office:value-type="float" office:value="0.538113138628016" calcext:value-type="float">
            <text:p>0.5381131386</text:p>
          </table:table-cell>
          <table:table-cell table:formula="of:=[.A96]-1" office:value-type="float" office:value="-0.461886861371984" calcext:value-type="float">
            <text:p>-0.4618868614</text:p>
          </table:table-cell>
          <table:table-cell table:formula="of:=[.B96]+[.$C$1]" office:value-type="float" office:value="-0.291886861371984" calcext:value-type="float">
            <text:p>-0.2918868614</text:p>
          </table:table-cell>
          <table:table-cell table:formula="of:=[.D95]+([.D95]*[.C96]/100)" office:value-type="float" office:value="97.4836654464451" calcext:value-type="float">
            <text:p>97.4836654464</text:p>
          </table:table-cell>
          <table:table-cell office:value-type="float" office:value="71.750983526416" calcext:value-type="float">
            <text:p>71.7509835264</text:p>
          </table:table-cell>
          <table:table-cell office:value-type="float" office:value="72.6048906410661" calcext:value-type="float">
            <text:p>72.6048906411</text:p>
          </table:table-cell>
          <table:table-cell table:number-columns-repeated="3"/>
        </table:table-row>
        <table:table-row table:style-name="ro1">
          <table:table-cell office:value-type="float" office:value="0.828723790248224" calcext:value-type="float">
            <text:p>0.8287237902</text:p>
          </table:table-cell>
          <table:table-cell table:formula="of:=[.A97]-1" office:value-type="float" office:value="-0.171276209751776" calcext:value-type="float">
            <text:p>-0.1712762098</text:p>
          </table:table-cell>
          <table:table-cell table:formula="of:=[.B97]+[.$C$1]" office:value-type="float" office:value="-0.00127620975177592" calcext:value-type="float">
            <text:p>-0.0012762098</text:p>
          </table:table-cell>
          <table:table-cell table:formula="of:=[.D96]+([.D96]*[.C97]/100)" office:value-type="float" office:value="97.4824213504003" calcext:value-type="float">
            <text:p>97.4824213504</text:p>
          </table:table-cell>
          <table:table-cell office:value-type="float" office:value="72.1684788196874" calcext:value-type="float">
            <text:p>72.1684788197</text:p>
          </table:table-cell>
          <table:table-cell office:value-type="float" office:value="71.750983526416" calcext:value-type="float">
            <text:p>71.7509835264</text:p>
          </table:table-cell>
          <table:table-cell table:number-columns-repeated="3"/>
        </table:table-row>
        <table:table-row table:style-name="ro1">
          <table:table-cell office:value-type="float" office:value="1.00185585518409" calcext:value-type="float">
            <text:p>1.0018558552</text:p>
          </table:table-cell>
          <table:table-cell table:formula="of:=[.A98]-1" office:value-type="float" office:value="0.00185585518408993" calcext:value-type="float">
            <text:p>0.0018558552</text:p>
          </table:table-cell>
          <table:table-cell table:formula="of:=[.B98]+[.$C$1]" office:value-type="float" office:value="0.17185585518409" calcext:value-type="float">
            <text:p>0.1718558552</text:p>
          </table:table-cell>
          <table:table-cell table:formula="of:=[.D97]+([.D97]*[.C98]/100)" office:value-type="float" office:value="97.6499505992662" calcext:value-type="float">
            <text:p>97.6499505993</text:p>
          </table:table-cell>
          <table:table-cell office:value-type="float" office:value="72.5696041916603" calcext:value-type="float">
            <text:p>72.5696041917</text:p>
          </table:table-cell>
          <table:table-cell office:value-type="float" office:value="72.1684788196874" calcext:value-type="float">
            <text:p>72.1684788197</text:p>
          </table:table-cell>
          <table:table-cell table:number-columns-repeated="3"/>
        </table:table-row>
        <table:table-row table:style-name="ro1">
          <table:table-cell office:value-type="float" office:value="0.658129575750599" calcext:value-type="float">
            <text:p>0.6581295758</text:p>
          </table:table-cell>
          <table:table-cell table:formula="of:=[.A99]-1" office:value-type="float" office:value="-0.341870424249401" calcext:value-type="float">
            <text:p>-0.3418704242</text:p>
          </table:table-cell>
          <table:table-cell table:formula="of:=[.B99]+[.$C$1]" office:value-type="float" office:value="-0.171870424249401" calcext:value-type="float">
            <text:p>-0.1718704242</text:p>
          </table:table-cell>
          <table:table-cell table:formula="of:=[.D98]+([.D98]*[.C99]/100)" office:value-type="float" office:value="97.4821192148919" calcext:value-type="float">
            <text:p>97.4821192149</text:p>
          </table:table-cell>
          <table:table-cell office:value-type="float" office:value="72.3001372250252" calcext:value-type="float">
            <text:p>72.300137225</text:p>
          </table:table-cell>
          <table:table-cell office:value-type="float" office:value="72.5696041916603" calcext:value-type="float">
            <text:p>72.5696041917</text:p>
          </table:table-cell>
          <table:table-cell table:number-columns-repeated="3"/>
        </table:table-row>
        <table:table-row table:style-name="ro1">
          <table:table-cell office:value-type="float" office:value="1.59212460757323" calcext:value-type="float">
            <text:p>1.5921246076</text:p>
          </table:table-cell>
          <table:table-cell table:formula="of:=[.A100]-1" office:value-type="float" office:value="0.59212460757323" calcext:value-type="float">
            <text:p>0.5921246076</text:p>
          </table:table-cell>
          <table:table-cell table:formula="of:=[.B100]+[.$C$1]" office:value-type="float" office:value="0.76212460757323" calcext:value-type="float">
            <text:p>0.7621246076</text:p>
          </table:table-cell>
          <table:table-cell table:formula="of:=[.D99]+([.D99]*[.C100]/100)" office:value-type="float" office:value="98.2250544334125" calcext:value-type="float">
            <text:p>98.2250544334</text:p>
          </table:table-cell>
          <table:table-cell office:value-type="float" office:value="73.872106926682" calcext:value-type="float">
            <text:p>73.8721069267</text:p>
          </table:table-cell>
          <table:table-cell office:value-type="float" office:value="72.3001372250252" calcext:value-type="float">
            <text:p>72.300137225</text:p>
          </table:table-cell>
          <table:table-cell table:number-columns-repeated="3"/>
        </table:table-row>
        <table:table-row table:style-name="ro1">
          <table:table-cell office:value-type="float" office:value="1.10401930125033" calcext:value-type="float">
            <text:p>1.1040193013</text:p>
          </table:table-cell>
          <table:table-cell table:formula="of:=[.A101]-1" office:value-type="float" office:value="0.10401930125033" calcext:value-type="float">
            <text:p>0.1040193013</text:p>
          </table:table-cell>
          <table:table-cell table:formula="of:=[.B101]+[.$C$1]" office:value-type="float" office:value="0.27401930125033" calcext:value-type="float">
            <text:p>0.2740193013</text:p>
          </table:table-cell>
          <table:table-cell table:formula="of:=[.D100]+([.D100]*[.C101]/100)" office:value-type="float" office:value="98.4942100412237" calcext:value-type="float">
            <text:p>98.4942100412</text:p>
          </table:table-cell>
          <table:table-cell office:value-type="float" office:value="74.7924840523136" calcext:value-type="float">
            <text:p>74.7924840523</text:p>
          </table:table-cell>
          <table:table-cell office:value-type="float" office:value="73.872106926682" calcext:value-type="float">
            <text:p>73.8721069267</text:p>
          </table:table-cell>
          <table:table-cell table:number-columns-repeated="3"/>
        </table:table-row>
        <table:table-row table:style-name="ro1">
          <table:table-cell office:value-type="float" office:value="1.18545119870273" calcext:value-type="float">
            <text:p>1.1854511987</text:p>
          </table:table-cell>
          <table:table-cell table:formula="of:=[.A102]-1" office:value-type="float" office:value="0.18545119870273" calcext:value-type="float">
            <text:p>0.1854511987</text:p>
          </table:table-cell>
          <table:table-cell table:formula="of:=[.B102]+[.$C$1]" office:value-type="float" office:value="0.35545119870273" calcext:value-type="float">
            <text:p>0.3554511987</text:p>
          </table:table-cell>
          <table:table-cell table:formula="of:=[.D101]+([.D101]*[.C102]/100)" office:value-type="float" office:value="98.844308891468" calcext:value-type="float">
            <text:p>98.8443088915</text:p>
          </table:table-cell>
          <table:table-cell office:value-type="float" office:value="76.9937260086616" calcext:value-type="float">
            <text:p>76.9937260087</text:p>
          </table:table-cell>
          <table:table-cell office:value-type="float" office:value="74.7924840523136" calcext:value-type="float">
            <text:p>74.7924840523</text:p>
          </table:table-cell>
          <table:table-cell table:number-columns-repeated="3"/>
        </table:table-row>
        <table:table-row table:style-name="ro1">
          <table:table-cell office:value-type="float" office:value="0.656587402173095" calcext:value-type="float">
            <text:p>0.6565874022</text:p>
          </table:table-cell>
          <table:table-cell table:formula="of:=[.A103]-1" office:value-type="float" office:value="-0.343412597826905" calcext:value-type="float">
            <text:p>-0.3434125978</text:p>
          </table:table-cell>
          <table:table-cell table:formula="of:=[.B103]+[.$C$1]" office:value-type="float" office:value="-0.173412597826905" calcext:value-type="float">
            <text:p>-0.1734125978</text:p>
          </table:table-cell>
          <table:table-cell table:formula="of:=[.D102]+([.D102]*[.C103]/100)" office:value-type="float" office:value="98.6729004076152" calcext:value-type="float">
            <text:p>98.6729004076</text:p>
          </table:table-cell>
          <table:table-cell office:value-type="float" office:value="76.2966188918877" calcext:value-type="float">
            <text:p>76.2966188919</text:p>
          </table:table-cell>
          <table:table-cell office:value-type="float" office:value="76.9937260086616" calcext:value-type="float">
            <text:p>76.9937260087</text:p>
          </table:table-cell>
          <table:table-cell table:number-columns-repeated="3"/>
        </table:table-row>
        <table:table-row table:style-name="ro1">
          <table:table-cell office:value-type="float" office:value="0.665548332661414" calcext:value-type="float">
            <text:p>0.6655483327</text:p>
          </table:table-cell>
          <table:table-cell table:formula="of:=[.A104]-1" office:value-type="float" office:value="-0.334451667338586" calcext:value-type="float">
            <text:p>-0.3344516673</text:p>
          </table:table-cell>
          <table:table-cell table:formula="of:=[.B104]+[.$C$1]" office:value-type="float" office:value="-0.164451667338586" calcext:value-type="float">
            <text:p>-0.1644516673</text:p>
          </table:table-cell>
          <table:table-cell table:formula="of:=[.D103]+([.D103]*[.C104]/100)" office:value-type="float" office:value="98.5106311776836" calcext:value-type="float">
            <text:p>98.5106311777</text:p>
          </table:table-cell>
          <table:table-cell office:value-type="float" office:value="76.8267728279139" calcext:value-type="float">
            <text:p>76.8267728279</text:p>
          </table:table-cell>
          <table:table-cell office:value-type="float" office:value="76.2966188918877" calcext:value-type="float">
            <text:p>76.2966188919</text:p>
          </table:table-cell>
          <table:table-cell table:number-columns-repeated="3"/>
        </table:table-row>
        <table:table-row table:style-name="ro1">
          <table:table-cell office:value-type="float" office:value="0.657519461285599" calcext:value-type="float">
            <text:p>0.6575194613</text:p>
          </table:table-cell>
          <table:table-cell table:formula="of:=[.A105]-1" office:value-type="float" office:value="-0.342480538714401" calcext:value-type="float">
            <text:p>-0.3424805387</text:p>
          </table:table-cell>
          <table:table-cell table:formula="of:=[.B105]+[.$C$1]" office:value-type="float" office:value="-0.172480538714401" calcext:value-type="float">
            <text:p>-0.1724805387</text:p>
          </table:table-cell>
          <table:table-cell table:formula="of:=[.D104]+([.D104]*[.C105]/100)" office:value-type="float" office:value="98.3407195103373" calcext:value-type="float">
            <text:p>98.3407195103</text:p>
          </table:table-cell>
          <table:table-cell office:value-type="float" office:value="74.7354764641267" calcext:value-type="float">
            <text:p>74.7354764641</text:p>
          </table:table-cell>
          <table:table-cell office:value-type="float" office:value="76.8267728279139" calcext:value-type="float">
            <text:p>76.8267728279</text:p>
          </table:table-cell>
          <table:table-cell table:number-columns-repeated="3"/>
        </table:table-row>
        <table:table-row table:style-name="ro1">
          <table:table-cell office:value-type="float" office:value="1.11623870631172" calcext:value-type="float">
            <text:p>1.1162387063</text:p>
          </table:table-cell>
          <table:table-cell table:formula="of:=[.A106]-1" office:value-type="float" office:value="0.11623870631172" calcext:value-type="float">
            <text:p>0.1162387063</text:p>
          </table:table-cell>
          <table:table-cell table:formula="of:=[.B106]+[.$C$1]" office:value-type="float" office:value="0.28623870631172" calcext:value-type="float">
            <text:p>0.2862387063</text:p>
          </table:table-cell>
          <table:table-cell table:formula="of:=[.D105]+([.D105]*[.C106]/100)" office:value-type="float" office:value="98.6222087136414" calcext:value-type="float">
            <text:p>98.6222087136</text:p>
          </table:table-cell>
          <table:table-cell office:value-type="float" office:value="74.503334906067" calcext:value-type="float">
            <text:p>74.5033349061</text:p>
          </table:table-cell>
          <table:table-cell office:value-type="float" office:value="74.7354764641267" calcext:value-type="float">
            <text:p>74.7354764641</text:p>
          </table:table-cell>
          <table:table-cell table:number-columns-repeated="3"/>
        </table:table-row>
        <table:table-row table:style-name="ro1">
          <table:table-cell office:value-type="float" office:value="0.809739917862233" calcext:value-type="float">
            <text:p>0.8097399179</text:p>
          </table:table-cell>
          <table:table-cell table:formula="of:=[.A107]-1" office:value-type="float" office:value="-0.190260082137767" calcext:value-type="float">
            <text:p>-0.1902600821</text:p>
          </table:table-cell>
          <table:table-cell table:formula="of:=[.B107]+[.$C$1]" office:value-type="float" office:value="-0.0202600821377669" calcext:value-type="float">
            <text:p>-0.0202600821</text:p>
          </table:table-cell>
          <table:table-cell table:formula="of:=[.D106]+([.D106]*[.C107]/100)" office:value-type="float" office:value="98.6022277731499" calcext:value-type="float">
            <text:p>98.6022277731</text:p>
          </table:table-cell>
          <table:table-cell office:value-type="float" office:value="73.2822989262201" calcext:value-type="float">
            <text:p>73.2822989262</text:p>
          </table:table-cell>
          <table:table-cell office:value-type="float" office:value="74.503334906067" calcext:value-type="float">
            <text:p>74.5033349061</text:p>
          </table:table-cell>
          <table:table-cell table:number-columns-repeated="3"/>
        </table:table-row>
        <table:table-row table:style-name="ro1">
          <table:table-cell office:value-type="float" office:value="0.900832689604803" calcext:value-type="float">
            <text:p>0.9008326896</text:p>
          </table:table-cell>
          <table:table-cell table:formula="of:=[.A108]-1" office:value-type="float" office:value="-0.0991673103951969" calcext:value-type="float">
            <text:p>-0.0991673104</text:p>
          </table:table-cell>
          <table:table-cell table:formula="of:=[.B108]+[.$C$1]" office:value-type="float" office:value="0.0708326896048031" calcext:value-type="float">
            <text:p>0.0708326896</text:p>
          </table:table-cell>
          <table:table-cell table:formula="of:=[.D107]+([.D107]*[.C108]/100)" office:value-type="float" office:value="98.6720703830919" calcext:value-type="float">
            <text:p>98.6720703831</text:p>
          </table:table-cell>
          <table:table-cell office:value-type="float" office:value="72.2152583335753" calcext:value-type="float">
            <text:p>72.2152583336</text:p>
          </table:table-cell>
          <table:table-cell office:value-type="float" office:value="73.2822989262201" calcext:value-type="float">
            <text:p>73.2822989262</text:p>
          </table:table-cell>
          <table:table-cell table:number-columns-repeated="3"/>
        </table:table-row>
        <table:table-row table:style-name="ro1">
          <table:table-cell office:value-type="float" office:value="0.591146231323497" calcext:value-type="float">
            <text:p>0.5911462313</text:p>
          </table:table-cell>
          <table:table-cell table:formula="of:=[.A109]-1" office:value-type="float" office:value="-0.408853768676503" calcext:value-type="float">
            <text:p>-0.4088537687</text:p>
          </table:table-cell>
          <table:table-cell table:formula="of:=[.B109]+[.$C$1]" office:value-type="float" office:value="-0.238853768676503" calcext:value-type="float">
            <text:p>-0.2388537687</text:p>
          </table:table-cell>
          <table:table-cell table:formula="of:=[.D108]+([.D108]*[.C109]/100)" office:value-type="float" office:value="98.4363884243507" calcext:value-type="float">
            <text:p>98.4363884244</text:p>
          </table:table-cell>
          <table:table-cell office:value-type="float" office:value="71.9987127107836" calcext:value-type="float">
            <text:p>71.9987127108</text:p>
          </table:table-cell>
          <table:table-cell office:value-type="float" office:value="72.2152583335753" calcext:value-type="float">
            <text:p>72.2152583336</text:p>
          </table:table-cell>
          <table:table-cell table:number-columns-repeated="3"/>
        </table:table-row>
        <table:table-row table:style-name="ro1">
          <table:table-cell office:value-type="float" office:value="0.700910297158022" calcext:value-type="float">
            <text:p>0.7009102972</text:p>
          </table:table-cell>
          <table:table-cell table:formula="of:=[.A110]-1" office:value-type="float" office:value="-0.299089702841978" calcext:value-type="float">
            <text:p>-0.2990897028</text:p>
          </table:table-cell>
          <table:table-cell table:formula="of:=[.B110]+[.$C$1]" office:value-type="float" office:value="-0.129089702841978" calcext:value-type="float">
            <text:p>-0.1290897028</text:p>
          </table:table-cell>
          <table:table-cell table:formula="of:=[.D109]+([.D109]*[.C110]/100)" office:value-type="float" office:value="98.3093171830454" calcext:value-type="float">
            <text:p>98.309317183</text:p>
          </table:table-cell>
          <table:table-cell office:value-type="float" office:value="69.8816755463391" calcext:value-type="float">
            <text:p>69.8816755463</text:p>
          </table:table-cell>
          <table:table-cell office:value-type="float" office:value="71.9987127107836" calcext:value-type="float">
            <text:p>71.9987127108</text:p>
          </table:table-cell>
          <table:table-cell table:number-columns-repeated="3"/>
        </table:table-row>
        <table:table-row table:style-name="ro1">
          <table:table-cell office:value-type="float" office:value="0.411140192557617" calcext:value-type="float">
            <text:p>0.4111401926</text:p>
          </table:table-cell>
          <table:table-cell table:formula="of:=[.A111]-1" office:value-type="float" office:value="-0.588859807442383" calcext:value-type="float">
            <text:p>-0.5888598074</text:p>
          </table:table-cell>
          <table:table-cell table:formula="of:=[.B111]+[.$C$1]" office:value-type="float" office:value="-0.418859807442383" calcext:value-type="float">
            <text:p>-0.4188598074</text:p>
          </table:table-cell>
          <table:table-cell table:formula="of:=[.D110]+([.D110]*[.C111]/100)" office:value-type="float" office:value="97.8975389663945" calcext:value-type="float">
            <text:p>97.8975389664</text:p>
          </table:table-cell>
          <table:table-cell office:value-type="float" office:value="69.9869273689552" calcext:value-type="float">
            <text:p>69.986927369</text:p>
          </table:table-cell>
          <table:table-cell office:value-type="float" office:value="69.8816755463391" calcext:value-type="float">
            <text:p>69.8816755463</text:p>
          </table:table-cell>
          <table:table-cell table:number-columns-repeated="3"/>
        </table:table-row>
        <table:table-row table:style-name="ro1">
          <table:table-cell office:value-type="float" office:value="0.757817577876051" calcext:value-type="float">
            <text:p>0.7578175779</text:p>
          </table:table-cell>
          <table:table-cell table:formula="of:=[.A112]-1" office:value-type="float" office:value="-0.242182422123949" calcext:value-type="float">
            <text:p>-0.2421824221</text:p>
          </table:table-cell>
          <table:table-cell table:formula="of:=[.B112]+[.$C$1]" office:value-type="float" office:value="-0.0721824221239489" calcext:value-type="float">
            <text:p>-0.0721824221</text:p>
          </table:table-cell>
          <table:table-cell table:formula="of:=[.D111]+([.D111]*[.C112]/100)" office:value-type="float" office:value="97.8268741515688" calcext:value-type="float">
            <text:p>97.8268741516</text:p>
          </table:table-cell>
          <table:table-cell office:value-type="float" office:value="70.5726408246354" calcext:value-type="float">
            <text:p>70.5726408246</text:p>
          </table:table-cell>
          <table:table-cell office:value-type="float" office:value="69.9869273689552" calcext:value-type="float">
            <text:p>69.986927369</text:p>
          </table:table-cell>
          <table:table-cell table:number-columns-repeated="3"/>
        </table:table-row>
        <table:table-row table:style-name="ro1">
          <table:table-cell office:value-type="float" office:value="0.749095870125919" calcext:value-type="float">
            <text:p>0.7490958701</text:p>
          </table:table-cell>
          <table:table-cell table:formula="of:=[.A113]-1" office:value-type="float" office:value="-0.250904129874081" calcext:value-type="float">
            <text:p>-0.2509041299</text:p>
          </table:table-cell>
          <table:table-cell table:formula="of:=[.B113]+[.$C$1]" office:value-type="float" office:value="-0.0809041298740809" calcext:value-type="float">
            <text:p>-0.0809041299</text:p>
          </table:table-cell>
          <table:table-cell table:formula="of:=[.D112]+([.D112]*[.C113]/100)" office:value-type="float" office:value="97.7477281702535" calcext:value-type="float">
            <text:p>97.7477281703</text:p>
          </table:table-cell>
          <table:table-cell office:value-type="float" office:value="67.7422265000806" calcext:value-type="float">
            <text:p>67.7422265001</text:p>
          </table:table-cell>
          <table:table-cell office:value-type="float" office:value="70.5726408246354" calcext:value-type="float">
            <text:p>70.5726408246</text:p>
          </table:table-cell>
          <table:table-cell table:number-columns-repeated="3"/>
        </table:table-row>
        <table:table-row table:style-name="ro1">
          <table:table-cell office:value-type="float" office:value="0.673937056819663" calcext:value-type="float">
            <text:p>0.6739370568</text:p>
          </table:table-cell>
          <table:table-cell table:formula="of:=[.A114]-1" office:value-type="float" office:value="-0.326062943180337" calcext:value-type="float">
            <text:p>-0.3260629432</text:p>
          </table:table-cell>
          <table:table-cell table:formula="of:=[.B114]+[.$C$1]" office:value-type="float" office:value="-0.156062943180337" calcext:value-type="float">
            <text:p>-0.1560629432</text:p>
          </table:table-cell>
          <table:table-cell table:formula="of:=[.D113]+([.D113]*[.C114]/100)" office:value-type="float" office:value="97.5951801887791" calcext:value-type="float">
            <text:p>97.5951801888</text:p>
          </table:table-cell>
          <table:table-cell office:value-type="float" office:value="70.1199506253942" calcext:value-type="float">
            <text:p>70.1199506254</text:p>
          </table:table-cell>
          <table:table-cell office:value-type="float" office:value="67.7422265000806" calcext:value-type="float">
            <text:p>67.7422265001</text:p>
          </table:table-cell>
          <table:table-cell table:number-columns-repeated="3"/>
        </table:table-row>
        <table:table-row table:style-name="ro1">
          <table:table-cell office:value-type="float" office:value="0.869080839250554" calcext:value-type="float">
            <text:p>0.8690808393</text:p>
          </table:table-cell>
          <table:table-cell table:formula="of:=[.A115]-1" office:value-type="float" office:value="-0.130919160749446" calcext:value-type="float">
            <text:p>-0.1309191607</text:p>
          </table:table-cell>
          <table:table-cell table:formula="of:=[.B115]+[.$C$1]" office:value-type="float" office:value="0.039080839250554" calcext:value-type="float">
            <text:p>0.0390808393</text:p>
          </table:table-cell>
          <table:table-cell table:formula="of:=[.D114]+([.D114]*[.C115]/100)" office:value-type="float" office:value="97.633321204265" calcext:value-type="float">
            <text:p>97.6333212043</text:p>
          </table:table-cell>
          <table:table-cell office:value-type="float" office:value="69.2225845982173" calcext:value-type="float">
            <text:p>69.2225845982</text:p>
          </table:table-cell>
          <table:table-cell office:value-type="float" office:value="70.1199506253942" calcext:value-type="float">
            <text:p>70.1199506254</text:p>
          </table:table-cell>
          <table:table-cell table:number-columns-repeated="3"/>
        </table:table-row>
        <table:table-row table:style-name="ro1">
          <table:table-cell office:value-type="float" office:value="1.09263481803044" calcext:value-type="float">
            <text:p>1.092634818</text:p>
          </table:table-cell>
          <table:table-cell table:formula="of:=[.A116]-1" office:value-type="float" office:value="0.0926348180304399" calcext:value-type="float">
            <text:p>0.092634818</text:p>
          </table:table-cell>
          <table:table-cell table:formula="of:=[.B116]+[.$C$1]" office:value-type="float" office:value="0.26263481803044" calcext:value-type="float">
            <text:p>0.262634818</text:p>
          </table:table-cell>
          <table:table-cell table:formula="of:=[.D115]+([.D115]*[.C116]/100)" office:value-type="float" office:value="97.8897402997469" calcext:value-type="float">
            <text:p>97.8897402997</text:p>
          </table:table-cell>
          <table:table-cell office:value-type="float" office:value="68.8370510112934" calcext:value-type="float">
            <text:p>68.8370510113</text:p>
          </table:table-cell>
          <table:table-cell office:value-type="float" office:value="69.2225845982173" calcext:value-type="float">
            <text:p>69.2225845982</text:p>
          </table:table-cell>
          <table:table-cell table:number-columns-repeated="3"/>
        </table:table-row>
        <table:table-row table:style-name="ro1">
          <table:table-cell office:value-type="float" office:value="0.790988668303956" calcext:value-type="float">
            <text:p>0.7909886683</text:p>
          </table:table-cell>
          <table:table-cell table:formula="of:=[.A117]-1" office:value-type="float" office:value="-0.209011331696044" calcext:value-type="float">
            <text:p>-0.2090113317</text:p>
          </table:table-cell>
          <table:table-cell table:formula="of:=[.B117]+[.$C$1]" office:value-type="float" office:value="-0.0390113316960439" calcext:value-type="float">
            <text:p>-0.0390113317</text:p>
          </table:table-cell>
          <table:table-cell table:formula="of:=[.D116]+([.D116]*[.C117]/100)" office:value-type="float" office:value="97.8515522084621" calcext:value-type="float">
            <text:p>97.8515522085</text:p>
          </table:table-cell>
          <table:table-cell office:value-type="float" office:value="69.1648904172167" calcext:value-type="float">
            <text:p>69.1648904172</text:p>
          </table:table-cell>
          <table:table-cell office:value-type="float" office:value="68.8370510112934" calcext:value-type="float">
            <text:p>68.8370510113</text:p>
          </table:table-cell>
          <table:table-cell table:number-columns-repeated="3"/>
        </table:table-row>
        <table:table-row table:style-name="ro1">
          <table:table-cell office:value-type="float" office:value="0.804616108903169" calcext:value-type="float">
            <text:p>0.8046161089</text:p>
          </table:table-cell>
          <table:table-cell table:formula="of:=[.A118]-1" office:value-type="float" office:value="-0.195383891096831" calcext:value-type="float">
            <text:p>-0.1953838911</text:p>
          </table:table-cell>
          <table:table-cell table:formula="of:=[.B118]+[.$C$1]" office:value-type="float" office:value="-0.0253838910968309" calcext:value-type="float">
            <text:p>-0.0253838911</text:p>
          </table:table-cell>
          <table:table-cell table:formula="of:=[.D117]+([.D117]*[.C118]/100)" office:value-type="float" office:value="97.826713677013" calcext:value-type="float">
            <text:p>97.826713677</text:p>
          </table:table-cell>
          <table:table-cell office:value-type="float" office:value="69.6651340908104" calcext:value-type="float">
            <text:p>69.6651340908</text:p>
          </table:table-cell>
          <table:table-cell office:value-type="float" office:value="69.1648904172167" calcext:value-type="float">
            <text:p>69.1648904172</text:p>
          </table:table-cell>
          <table:table-cell table:number-columns-repeated="3"/>
        </table:table-row>
        <table:table-row table:style-name="ro1">
          <table:table-cell office:value-type="float" office:value="0.62991356502974" calcext:value-type="float">
            <text:p>0.629913565</text:p>
          </table:table-cell>
          <table:table-cell table:formula="of:=[.A119]-1" office:value-type="float" office:value="-0.37008643497026" calcext:value-type="float">
            <text:p>-0.370086435</text:p>
          </table:table-cell>
          <table:table-cell table:formula="of:=[.B119]+[.$C$1]" office:value-type="float" office:value="-0.20008643497026" calcext:value-type="float">
            <text:p>-0.200086435</text:p>
          </table:table-cell>
          <table:table-cell table:formula="of:=[.D118]+([.D118]*[.C119]/100)" office:value-type="float" office:value="97.6309756931681" calcext:value-type="float">
            <text:p>97.6309756932</text:p>
          </table:table-cell>
          <table:table-cell office:value-type="float" office:value="71.37567385505" calcext:value-type="float">
            <text:p>71.3756738551</text:p>
          </table:table-cell>
          <table:table-cell office:value-type="float" office:value="69.6651340908104" calcext:value-type="float">
            <text:p>69.6651340908</text:p>
          </table:table-cell>
          <table:table-cell table:number-columns-repeated="3"/>
        </table:table-row>
        <table:table-row table:style-name="ro1">
          <table:table-cell office:value-type="float" office:value="1.29303636897554" calcext:value-type="float">
            <text:p>1.293036369</text:p>
          </table:table-cell>
          <table:table-cell table:formula="of:=[.A120]-1" office:value-type="float" office:value="0.29303636897554" calcext:value-type="float">
            <text:p>0.293036369</text:p>
          </table:table-cell>
          <table:table-cell table:formula="of:=[.B120]+[.$C$1]" office:value-type="float" office:value="0.46303636897554" calcext:value-type="float">
            <text:p>0.463036369</text:p>
          </table:table-cell>
          <table:table-cell table:formula="of:=[.D119]+([.D119]*[.C120]/100)" office:value-type="float" office:value="98.0830426180131" calcext:value-type="float">
            <text:p>98.083042618</text:p>
          </table:table-cell>
          <table:table-cell office:value-type="float" office:value="69.4459461590331" calcext:value-type="float">
            <text:p>69.445946159</text:p>
          </table:table-cell>
          <table:table-cell office:value-type="float" office:value="71.37567385505" calcext:value-type="float">
            <text:p>71.3756738551</text:p>
          </table:table-cell>
          <table:table-cell table:number-columns-repeated="3"/>
        </table:table-row>
        <table:table-row table:style-name="ro1">
          <table:table-cell office:value-type="float" office:value="1.14588161200087" calcext:value-type="float">
            <text:p>1.145881612</text:p>
          </table:table-cell>
          <table:table-cell table:formula="of:=[.A121]-1" office:value-type="float" office:value="0.14588161200087" calcext:value-type="float">
            <text:p>0.145881612</text:p>
          </table:table-cell>
          <table:table-cell table:formula="of:=[.B121]+[.$C$1]" office:value-type="float" office:value="0.31588161200087" calcext:value-type="float">
            <text:p>0.315881612</text:p>
          </table:table-cell>
          <table:table-cell table:formula="of:=[.D120]+([.D120]*[.C121]/100)" office:value-type="float" office:value="98.3928689141344" calcext:value-type="float">
            <text:p>98.3928689141</text:p>
          </table:table-cell>
          <table:table-cell office:value-type="float" office:value="68.1834111415724" calcext:value-type="float">
            <text:p>68.1834111416</text:p>
          </table:table-cell>
          <table:table-cell office:value-type="float" office:value="69.4459461590331" calcext:value-type="float">
            <text:p>69.445946159</text:p>
          </table:table-cell>
          <table:table-cell table:number-columns-repeated="3"/>
        </table:table-row>
        <table:table-row table:style-name="ro1">
          <table:table-cell office:value-type="float" office:value="0.785455681558808" calcext:value-type="float">
            <text:p>0.7854556816</text:p>
          </table:table-cell>
          <table:table-cell table:formula="of:=[.A122]-1" office:value-type="float" office:value="-0.214544318441192" calcext:value-type="float">
            <text:p>-0.2145443184</text:p>
          </table:table-cell>
          <table:table-cell table:formula="of:=[.B122]+[.$C$1]" office:value-type="float" office:value="-0.0445443184411919" calcext:value-type="float">
            <text:p>-0.0445443184</text:p>
          </table:table-cell>
          <table:table-cell table:formula="of:=[.D121]+([.D121]*[.C122]/100)" office:value-type="float" office:value="98.3490404812819" calcext:value-type="float">
            <text:p>98.3490404813</text:p>
          </table:table-cell>
          <table:table-cell office:value-type="float" office:value="67.6370662209004" calcext:value-type="float">
            <text:p>67.6370662209</text:p>
          </table:table-cell>
          <table:table-cell office:value-type="float" office:value="68.1834111415724" calcext:value-type="float">
            <text:p>68.1834111416</text:p>
          </table:table-cell>
          <table:table-cell table:number-columns-repeated="3"/>
        </table:table-row>
        <table:table-row table:style-name="ro1">
          <table:table-cell office:value-type="float" office:value="0.864257610572821" calcext:value-type="float">
            <text:p>0.8642576106</text:p>
          </table:table-cell>
          <table:table-cell table:formula="of:=[.A123]-1" office:value-type="float" office:value="-0.135742389427179" calcext:value-type="float">
            <text:p>-0.1357423894</text:p>
          </table:table-cell>
          <table:table-cell table:formula="of:=[.B123]+[.$C$1]" office:value-type="float" office:value="0.034257610572821" calcext:value-type="float">
            <text:p>0.0342576106</text:p>
          </table:table-cell>
          <table:table-cell table:formula="of:=[.D122]+([.D122]*[.C123]/100)" office:value-type="float" office:value="98.3827325125721" calcext:value-type="float">
            <text:p>98.3827325126</text:p>
          </table:table-cell>
          <table:table-cell office:value-type="float" office:value="68.8438669493173" calcext:value-type="float">
            <text:p>68.8438669493</text:p>
          </table:table-cell>
          <table:table-cell office:value-type="float" office:value="67.6370662209004" calcext:value-type="float">
            <text:p>67.6370662209</text:p>
          </table:table-cell>
          <table:table-cell table:number-columns-repeated="3"/>
        </table:table-row>
        <table:table-row table:style-name="ro1">
          <table:table-cell office:value-type="float" office:value="0.491432970788599" calcext:value-type="float">
            <text:p>0.4914329708</text:p>
          </table:table-cell>
          <table:table-cell table:formula="of:=[.A124]-1" office:value-type="float" office:value="-0.508567029211401" calcext:value-type="float">
            <text:p>-0.5085670292</text:p>
          </table:table-cell>
          <table:table-cell table:formula="of:=[.B124]+[.$C$1]" office:value-type="float" office:value="-0.338567029211401" calcext:value-type="float">
            <text:p>-0.3385670292</text:p>
          </table:table-cell>
          <table:table-cell table:formula="of:=[.D123]+([.D123]*[.C124]/100)" office:value-type="float" office:value="98.0496410178473" calcext:value-type="float">
            <text:p>98.0496410178</text:p>
          </table:table-cell>
          <table:table-cell office:value-type="float" office:value="67.8067407778463" calcext:value-type="float">
            <text:p>67.8067407778</text:p>
          </table:table-cell>
          <table:table-cell office:value-type="float" office:value="68.8438669493173" calcext:value-type="float">
            <text:p>68.8438669493</text:p>
          </table:table-cell>
          <table:table-cell table:number-columns-repeated="3"/>
        </table:table-row>
        <table:table-row table:style-name="ro1">
          <table:table-cell office:value-type="float" office:value="0.671122955120675" calcext:value-type="float">
            <text:p>0.6711229551</text:p>
          </table:table-cell>
          <table:table-cell table:formula="of:=[.A125]-1" office:value-type="float" office:value="-0.328877044879325" calcext:value-type="float">
            <text:p>-0.3288770449</text:p>
          </table:table-cell>
          <table:table-cell table:formula="of:=[.B125]+[.$C$1]" office:value-type="float" office:value="-0.158877044879325" calcext:value-type="float">
            <text:p>-0.1588770449</text:p>
          </table:table-cell>
          <table:table-cell table:formula="of:=[.D124]+([.D124]*[.C125]/100)" office:value-type="float" office:value="97.8938626456833" calcext:value-type="float">
            <text:p>97.8938626457</text:p>
          </table:table-cell>
          <table:table-cell office:value-type="float" office:value="68.7135650775987" calcext:value-type="float">
            <text:p>68.7135650776</text:p>
          </table:table-cell>
          <table:table-cell office:value-type="float" office:value="67.8067407778463" calcext:value-type="float">
            <text:p>67.8067407778</text:p>
          </table:table-cell>
          <table:table-cell table:number-columns-repeated="3"/>
        </table:table-row>
        <table:table-row table:style-name="ro1">
          <table:table-cell office:value-type="float" office:value="0.938490654343371" calcext:value-type="float">
            <text:p>0.9384906543</text:p>
          </table:table-cell>
          <table:table-cell table:formula="of:=[.A126]-1" office:value-type="float" office:value="-0.0615093456566289" calcext:value-type="float">
            <text:p>-0.0615093457</text:p>
          </table:table-cell>
          <table:table-cell table:formula="of:=[.B126]+[.$C$1]" office:value-type="float" office:value="0.108490654343371" calcext:value-type="float">
            <text:p>0.1084906543</text:p>
          </table:table-cell>
          <table:table-cell table:formula="of:=[.D125]+([.D125]*[.C126]/100)" office:value-type="float" office:value="98.0000683378296" calcext:value-type="float">
            <text:p>98.0000683378</text:p>
          </table:table-cell>
          <table:table-cell office:value-type="float" office:value="70.5672729551445" calcext:value-type="float">
            <text:p>70.5672729551</text:p>
          </table:table-cell>
          <table:table-cell office:value-type="float" office:value="68.7135650775987" calcext:value-type="float">
            <text:p>68.7135650776</text:p>
          </table:table-cell>
          <table:table-cell table:number-columns-repeated="3"/>
        </table:table-row>
        <table:table-row table:style-name="ro1">
          <table:table-cell office:value-type="float" office:value="0.534653616084652" calcext:value-type="float">
            <text:p>0.5346536161</text:p>
          </table:table-cell>
          <table:table-cell table:formula="of:=[.A127]-1" office:value-type="float" office:value="-0.465346383915348" calcext:value-type="float">
            <text:p>-0.4653463839</text:p>
          </table:table-cell>
          <table:table-cell table:formula="of:=[.B127]+[.$C$1]" office:value-type="float" office:value="-0.295346383915348" calcext:value-type="float">
            <text:p>-0.2953463839</text:p>
          </table:table-cell>
          <table:table-cell table:formula="of:=[.D126]+([.D126]*[.C127]/100)" office:value-type="float" office:value="97.7106286797593" calcext:value-type="float">
            <text:p>97.7106286798</text:p>
          </table:table-cell>
          <table:table-cell office:value-type="float" office:value="70.4844413403465" calcext:value-type="float">
            <text:p>70.4844413403</text:p>
          </table:table-cell>
          <table:table-cell office:value-type="float" office:value="70.5672729551445" calcext:value-type="float">
            <text:p>70.5672729551</text:p>
          </table:table-cell>
          <table:table-cell table:number-columns-repeated="3"/>
        </table:table-row>
        <table:table-row table:style-name="ro1">
          <table:table-cell office:value-type="float" office:value="0.560142624199162" calcext:value-type="float">
            <text:p>0.5601426242</text:p>
          </table:table-cell>
          <table:table-cell table:formula="of:=[.A128]-1" office:value-type="float" office:value="-0.439857375800838" calcext:value-type="float">
            <text:p>-0.4398573758</text:p>
          </table:table-cell>
          <table:table-cell table:formula="of:=[.B128]+[.$C$1]" office:value-type="float" office:value="-0.269857375800838" calcext:value-type="float">
            <text:p>-0.2698573758</text:p>
          </table:table-cell>
          <table:table-cell table:formula="of:=[.D127]+([.D127]*[.C128]/100)" office:value-type="float" office:value="97.4469493413256" calcext:value-type="float">
            <text:p>97.4469493413</text:p>
          </table:table-cell>
          <table:table-cell office:value-type="float" office:value="67.2291165848993" calcext:value-type="float">
            <text:p>67.2291165849</text:p>
          </table:table-cell>
          <table:table-cell office:value-type="float" office:value="70.4844413403465" calcext:value-type="float">
            <text:p>70.4844413403</text:p>
          </table:table-cell>
          <table:table-cell table:number-columns-repeated="3"/>
        </table:table-row>
        <table:table-row table:style-name="ro1">
          <table:table-cell office:value-type="float" office:value="0.575768977733949" calcext:value-type="float">
            <text:p>0.5757689777</text:p>
          </table:table-cell>
          <table:table-cell table:formula="of:=[.A129]-1" office:value-type="float" office:value="-0.424231022266051" calcext:value-type="float">
            <text:p>-0.4242310223</text:p>
          </table:table-cell>
          <table:table-cell table:formula="of:=[.B129]+[.$C$1]" office:value-type="float" office:value="-0.254231022266051" calcext:value-type="float">
            <text:p>-0.2542310223</text:p>
          </table:table-cell>
          <table:table-cell table:formula="of:=[.D128]+([.D128]*[.C129]/100)" office:value-type="float" office:value="97.1992089658481" calcext:value-type="float">
            <text:p>97.1992089658</text:p>
          </table:table-cell>
          <table:table-cell office:value-type="float" office:value="67.6607555776427" calcext:value-type="float">
            <text:p>67.6607555776</text:p>
          </table:table-cell>
          <table:table-cell office:value-type="float" office:value="67.2291165848993" calcext:value-type="float">
            <text:p>67.2291165849</text:p>
          </table:table-cell>
          <table:table-cell table:number-columns-repeated="3"/>
        </table:table-row>
        <table:table-row table:style-name="ro1">
          <table:table-cell office:value-type="float" office:value="0.726343784505718" calcext:value-type="float">
            <text:p>0.7263437845</text:p>
          </table:table-cell>
          <table:table-cell table:formula="of:=[.A130]-1" office:value-type="float" office:value="-0.273656215494282" calcext:value-type="float">
            <text:p>-0.2736562155</text:p>
          </table:table-cell>
          <table:table-cell table:formula="of:=[.B130]+[.$C$1]" office:value-type="float" office:value="-0.103656215494282" calcext:value-type="float">
            <text:p>-0.1036562155</text:p>
          </table:table-cell>
          <table:table-cell table:formula="of:=[.D129]+([.D129]*[.C130]/100)" office:value-type="float" office:value="97.0984559443437" calcext:value-type="float">
            <text:p>97.0984559443</text:p>
          </table:table-cell>
          <table:table-cell office:value-type="float" office:value="67.6030614051641" calcext:value-type="float">
            <text:p>67.6030614052</text:p>
          </table:table-cell>
          <table:table-cell office:value-type="float" office:value="67.6607555776427" calcext:value-type="float">
            <text:p>67.6607555776</text:p>
          </table:table-cell>
          <table:table-cell table:number-columns-repeated="3"/>
        </table:table-row>
        <table:table-row table:style-name="ro1">
          <table:table-cell office:value-type="float" office:value="0.551608486825598" calcext:value-type="float">
            <text:p>0.5516084868</text:p>
          </table:table-cell>
          <table:table-cell table:formula="of:=[.A131]-1" office:value-type="float" office:value="-0.448391513174402" calcext:value-type="float">
            <text:p>-0.4483915132</text:p>
          </table:table-cell>
          <table:table-cell table:formula="of:=[.B131]+[.$C$1]" office:value-type="float" office:value="-0.278391513174402" calcext:value-type="float">
            <text:p>-0.2783915132</text:p>
          </table:table-cell>
          <table:table-cell table:formula="of:=[.D130]+([.D130]*[.C131]/100)" office:value-type="float" office:value="96.8281420835712" calcext:value-type="float">
            <text:p>96.8281420836</text:p>
          </table:table-cell>
          <table:table-cell office:value-type="float" office:value="66.901277170454" calcext:value-type="float">
            <text:p>66.9012771705</text:p>
          </table:table-cell>
          <table:table-cell office:value-type="float" office:value="67.6030614051641" calcext:value-type="float">
            <text:p>67.6030614052</text:p>
          </table:table-cell>
          <table:table-cell table:number-columns-repeated="3"/>
        </table:table-row>
        <table:table-row table:style-name="ro1">
          <table:table-cell office:value-type="float" office:value="0.655330843819743" calcext:value-type="float">
            <text:p>0.6553308438</text:p>
          </table:table-cell>
          <table:table-cell table:formula="of:=[.A132]-1" office:value-type="float" office:value="-0.344669156180257" calcext:value-type="float">
            <text:p>-0.3446691562</text:p>
          </table:table-cell>
          <table:table-cell table:formula="of:=[.B132]+[.$C$1]" office:value-type="float" office:value="-0.174669156180257" calcext:value-type="float">
            <text:p>-0.1746691562</text:p>
          </table:table-cell>
          <table:table-cell table:formula="of:=[.D131]+([.D131]*[.C132]/100)" office:value-type="float" office:value="96.6590131848488" calcext:value-type="float">
            <text:p>96.6590131848</text:p>
          </table:table-cell>
          <table:table-cell office:value-type="float" office:value="64.363336752248" calcext:value-type="float">
            <text:p>64.3633367522</text:p>
          </table:table-cell>
          <table:table-cell office:value-type="float" office:value="66.901277170454" calcext:value-type="float">
            <text:p>66.9012771705</text:p>
          </table:table-cell>
          <table:table-cell table:number-columns-repeated="3"/>
        </table:table-row>
        <table:table-row table:style-name="ro1">
          <table:table-cell office:value-type="float" office:value="1.07248932920311" calcext:value-type="float">
            <text:p>1.0724893292</text:p>
          </table:table-cell>
          <table:table-cell table:formula="of:=[.A133]-1" office:value-type="float" office:value="0.0724893292031099" calcext:value-type="float">
            <text:p>0.0724893292</text:p>
          </table:table-cell>
          <table:table-cell table:formula="of:=[.B133]+[.$C$1]" office:value-type="float" office:value="0.24248932920311" calcext:value-type="float">
            <text:p>0.2424893292</text:p>
          </table:table-cell>
          <table:table-cell table:formula="of:=[.D132]+([.D132]*[.C133]/100)" office:value-type="float" office:value="96.8934009775351" calcext:value-type="float">
            <text:p>96.8934009775</text:p>
          </table:table-cell>
          <table:table-cell office:value-type="float" office:value="64.389156611596" calcext:value-type="float">
            <text:p>64.3891566116</text:p>
          </table:table-cell>
          <table:table-cell office:value-type="float" office:value="64.363336752248" calcext:value-type="float">
            <text:p>64.3633367522</text:p>
          </table:table-cell>
          <table:table-cell table:number-columns-repeated="3"/>
        </table:table-row>
        <table:table-row table:style-name="ro1">
          <table:table-cell office:value-type="float" office:value="0.52010789420372" calcext:value-type="float">
            <text:p>0.5201078942</text:p>
          </table:table-cell>
          <table:table-cell table:formula="of:=[.A134]-1" office:value-type="float" office:value="-0.47989210579628" calcext:value-type="float">
            <text:p>-0.4798921058</text:p>
          </table:table-cell>
          <table:table-cell table:formula="of:=[.B134]+[.$C$1]" office:value-type="float" office:value="-0.30989210579628" calcext:value-type="float">
            <text:p>-0.3098921058</text:p>
          </table:table-cell>
          <table:table-cell table:formula="of:=[.D133]+([.D133]*[.C134]/100)" office:value-type="float" office:value="96.5931359768682" calcext:value-type="float">
            <text:p>96.5931359769</text:p>
          </table:table-cell>
          <table:table-cell office:value-type="float" office:value="63.6249053757721" calcext:value-type="float">
            <text:p>63.6249053758</text:p>
          </table:table-cell>
          <table:table-cell office:value-type="float" office:value="64.389156611596" calcext:value-type="float">
            <text:p>64.3891566116</text:p>
          </table:table-cell>
          <table:table-cell table:number-columns-repeated="3"/>
        </table:table-row>
        <table:table-row table:style-name="ro1">
          <table:table-cell office:value-type="float" office:value="0.550105700404258" calcext:value-type="float">
            <text:p>0.5501057004</text:p>
          </table:table-cell>
          <table:table-cell table:formula="of:=[.A135]-1" office:value-type="float" office:value="-0.449894299595742" calcext:value-type="float">
            <text:p>-0.4498942996</text:p>
          </table:table-cell>
          <table:table-cell table:formula="of:=[.B135]+[.$C$1]" office:value-type="float" office:value="-0.279894299595742" calcext:value-type="float">
            <text:p>-0.2798942996</text:p>
          </table:table-cell>
          <table:table-cell table:formula="of:=[.D134]+([.D134]*[.C135]/100)" office:value-type="float" office:value="96.3227772954682" calcext:value-type="float">
            <text:p>96.3227772955</text:p>
          </table:table-cell>
          <table:table-cell office:value-type="float" office:value="62.7703158440934" calcext:value-type="float">
            <text:p>62.7703158441</text:p>
          </table:table-cell>
          <table:table-cell office:value-type="float" office:value="63.6249053757721" calcext:value-type="float">
            <text:p>63.6249053758</text:p>
          </table:table-cell>
          <table:table-cell table:number-columns-repeated="3"/>
        </table:table-row>
        <table:table-row table:style-name="ro1">
          <table:table-cell office:value-type="float" office:value="0.549557930401722" calcext:value-type="float">
            <text:p>0.5495579304</text:p>
          </table:table-cell>
          <table:table-cell table:formula="of:=[.A136]-1" office:value-type="float" office:value="-0.450442069598278" calcext:value-type="float">
            <text:p>-0.4504420696</text:p>
          </table:table-cell>
          <table:table-cell table:formula="of:=[.B136]+[.$C$1]" office:value-type="float" office:value="-0.280442069598278" calcext:value-type="float">
            <text:p>-0.2804420696</text:p>
          </table:table-cell>
          <table:table-cell table:formula="of:=[.D135]+([.D135]*[.C136]/100)" office:value-type="float" office:value="96.0526477053263" calcext:value-type="float">
            <text:p>96.0526477053</text:p>
          </table:table-cell>
          <table:table-cell office:value-type="float" office:value="60.632227481673" calcext:value-type="float">
            <text:p>60.6322274817</text:p>
          </table:table-cell>
          <table:table-cell office:value-type="float" office:value="62.7703158440934" calcext:value-type="float">
            <text:p>62.7703158441</text:p>
          </table:table-cell>
          <table:table-cell table:number-columns-repeated="3"/>
        </table:table-row>
        <table:table-row table:style-name="ro1">
          <table:table-cell office:value-type="float" office:value="0.640606861901329" calcext:value-type="float">
            <text:p>0.6406068619</text:p>
          </table:table-cell>
          <table:table-cell table:formula="of:=[.A137]-1" office:value-type="float" office:value="-0.359393138098671" calcext:value-type="float">
            <text:p>-0.3593931381</text:p>
          </table:table-cell>
          <table:table-cell table:formula="of:=[.B137]+[.$C$1]" office:value-type="float" office:value="-0.189393138098671" calcext:value-type="float">
            <text:p>-0.1893931381</text:p>
          </table:table-cell>
          <table:table-cell table:formula="of:=[.D136]+([.D136]*[.C137]/100)" office:value-type="float" office:value="95.8707305816103" calcext:value-type="float">
            <text:p>95.8707305816</text:p>
          </table:table-cell>
          <table:table-cell office:value-type="float" office:value="62.6447867924879" calcext:value-type="float">
            <text:p>62.6447867925</text:p>
          </table:table-cell>
          <table:table-cell office:value-type="float" office:value="60.632227481673" calcext:value-type="float">
            <text:p>60.6322274817</text:p>
          </table:table-cell>
          <table:table-cell table:number-columns-repeated="3"/>
        </table:table-row>
        <table:table-row table:style-name="ro1">
          <table:table-cell office:value-type="float" office:value="0.7199794710592" calcext:value-type="float">
            <text:p>0.7199794711</text:p>
          </table:table-cell>
          <table:table-cell table:formula="of:=[.A138]-1" office:value-type="float" office:value="-0.2800205289408" calcext:value-type="float">
            <text:p>-0.2800205289</text:p>
          </table:table-cell>
          <table:table-cell table:formula="of:=[.B138]+[.$C$1]" office:value-type="float" office:value="-0.1100205289408" calcext:value-type="float">
            <text:p>-0.1100205289</text:p>
          </table:table-cell>
          <table:table-cell table:formula="of:=[.D137]+([.D137]*[.C138]/100)" office:value-type="float" office:value="95.765253096725" calcext:value-type="float">
            <text:p>95.7652530967</text:p>
          </table:table-cell>
          <table:table-cell office:value-type="float" office:value="61.9626015284796" calcext:value-type="float">
            <text:p>61.9626015285</text:p>
          </table:table-cell>
          <table:table-cell office:value-type="float" office:value="62.6447867924879" calcext:value-type="float">
            <text:p>62.6447867925</text:p>
          </table:table-cell>
          <table:table-cell table:number-columns-repeated="3"/>
        </table:table-row>
        <table:table-row table:style-name="ro1">
          <table:table-cell office:value-type="float" office:value="0.552636093736293" calcext:value-type="float">
            <text:p>0.5526360937</text:p>
          </table:table-cell>
          <table:table-cell table:formula="of:=[.A139]-1" office:value-type="float" office:value="-0.447363906263707" calcext:value-type="float">
            <text:p>-0.4473639063</text:p>
          </table:table-cell>
          <table:table-cell table:formula="of:=[.B139]+[.$C$1]" office:value-type="float" office:value="-0.277363906263707" calcext:value-type="float">
            <text:p>-0.2773639063</text:p>
          </table:table-cell>
          <table:table-cell table:formula="of:=[.D138]+([.D138]*[.C139]/100)" office:value-type="float" office:value="95.4996348498926" calcext:value-type="float">
            <text:p>95.4996348499</text:p>
          </table:table-cell>
          <table:table-cell office:value-type="float" office:value="61.2057612800574" calcext:value-type="float">
            <text:p>61.2057612801</text:p>
          </table:table-cell>
          <table:table-cell office:value-type="float" office:value="61.9626015284796" calcext:value-type="float">
            <text:p>61.9626015285</text:p>
          </table:table-cell>
          <table:table-cell table:number-columns-repeated="3"/>
        </table:table-row>
        <table:table-row table:style-name="ro1">
          <table:table-cell office:value-type="float" office:value="0.943690755017389" calcext:value-type="float">
            <text:p>0.943690755</text:p>
          </table:table-cell>
          <table:table-cell table:formula="of:=[.A140]-1" office:value-type="float" office:value="-0.0563092449826109" calcext:value-type="float">
            <text:p>-0.056309245</text:p>
          </table:table-cell>
          <table:table-cell table:formula="of:=[.B140]+[.$C$1]" office:value-type="float" office:value="0.113690755017389" calcext:value-type="float">
            <text:p>0.113690755</text:p>
          </table:table-cell>
          <table:table-cell table:formula="of:=[.D139]+([.D139]*[.C140]/100)" office:value-type="float" office:value="95.6082091057923" calcext:value-type="float">
            <text:p>95.6082091058</text:p>
          </table:table-cell>
          <table:table-cell office:value-type="float" office:value="60.1903645733716" calcext:value-type="float">
            <text:p>60.1903645734</text:p>
          </table:table-cell>
          <table:table-cell office:value-type="float" office:value="61.2057612800574" calcext:value-type="float">
            <text:p>61.2057612801</text:p>
          </table:table-cell>
          <table:table-cell table:number-columns-repeated="3"/>
        </table:table-row>
        <table:table-row table:style-name="ro1">
          <table:table-cell office:value-type="float" office:value="1.08856458989902" calcext:value-type="float">
            <text:p>1.0885645899</text:p>
          </table:table-cell>
          <table:table-cell table:formula="of:=[.A141]-1" office:value-type="float" office:value="0.0885645898990199" calcext:value-type="float">
            <text:p>0.0885645899</text:p>
          </table:table-cell>
          <table:table-cell table:formula="of:=[.B141]+[.$C$1]" office:value-type="float" office:value="0.25856458989902" calcext:value-type="float">
            <text:p>0.2585645899</text:p>
          </table:table-cell>
          <table:table-cell table:formula="of:=[.D140]+([.D140]*[.C141]/100)" office:value-type="float" office:value="95.8554180795765" calcext:value-type="float">
            <text:p>95.8554180796</text:p>
          </table:table-cell>
          <table:table-cell office:value-type="float" office:value="57.6368282028537" calcext:value-type="float">
            <text:p>57.6368282029</text:p>
          </table:table-cell>
          <table:table-cell office:value-type="float" office:value="60.1903645733716" calcext:value-type="float">
            <text:p>60.1903645734</text:p>
          </table:table-cell>
          <table:table-cell table:number-columns-repeated="3"/>
        </table:table-row>
        <table:table-row table:style-name="ro1">
          <table:table-cell office:value-type="float" office:value="0.572572207980031" calcext:value-type="float">
            <text:p>0.572572208</text:p>
          </table:table-cell>
          <table:table-cell table:formula="of:=[.A142]-1" office:value-type="float" office:value="-0.427427792019969" calcext:value-type="float">
            <text:p>-0.427427792</text:p>
          </table:table-cell>
          <table:table-cell table:formula="of:=[.B142]+[.$C$1]" office:value-type="float" office:value="-0.257427792019969" calcext:value-type="float">
            <text:p>-0.257427792</text:p>
          </table:table-cell>
          <table:table-cell table:formula="of:=[.D141]+([.D141]*[.C142]/100)" office:value-type="float" office:value="95.6086595932827" calcext:value-type="float">
            <text:p>95.6086595933</text:p>
          </table:table-cell>
          <table:table-cell office:value-type="float" office:value="57.3192127124883" calcext:value-type="float">
            <text:p>57.3192127125</text:p>
          </table:table-cell>
          <table:table-cell office:value-type="float" office:value="57.6368282028537" calcext:value-type="float">
            <text:p>57.6368282029</text:p>
          </table:table-cell>
          <table:table-cell table:number-columns-repeated="3"/>
        </table:table-row>
        <table:table-row table:style-name="ro1">
          <table:table-cell office:value-type="float" office:value="0.563102921950675" calcext:value-type="float">
            <text:p>0.563102922</text:p>
          </table:table-cell>
          <table:table-cell table:formula="of:=[.A143]-1" office:value-type="float" office:value="-0.436897078049325" calcext:value-type="float">
            <text:p>-0.436897078</text:p>
          </table:table-cell>
          <table:table-cell table:formula="of:=[.B143]+[.$C$1]" office:value-type="float" office:value="-0.266897078049325" calcext:value-type="float">
            <text:p>-0.266897078</text:p>
          </table:table-cell>
          <table:table-cell table:formula="of:=[.D142]+([.D142]*[.C143]/100)" office:value-type="float" office:value="95.3534828744661" calcext:value-type="float">
            <text:p>95.3534828745</text:p>
          </table:table-cell>
          <table:table-cell office:value-type="float" office:value="58.5959788141158" calcext:value-type="float">
            <text:p>58.5959788141</text:p>
          </table:table-cell>
          <table:table-cell office:value-type="float" office:value="57.3192127124883" calcext:value-type="float">
            <text:p>57.3192127125</text:p>
          </table:table-cell>
          <table:table-cell table:number-columns-repeated="3"/>
        </table:table-row>
        <table:table-row table:style-name="ro1">
          <table:table-cell office:value-type="float" office:value="0.827218657098953" calcext:value-type="float">
            <text:p>0.8272186571</text:p>
          </table:table-cell>
          <table:table-cell table:formula="of:=[.A144]-1" office:value-type="float" office:value="-0.172781342901047" calcext:value-type="float">
            <text:p>-0.1727813429</text:p>
          </table:table-cell>
          <table:table-cell table:formula="of:=[.B144]+[.$C$1]" office:value-type="float" office:value="-0.00278134290104695" calcext:value-type="float">
            <text:p>-0.0027813429</text:p>
          </table:table-cell>
          <table:table-cell table:formula="of:=[.D143]+([.D143]*[.C144]/100)" office:value-type="float" office:value="95.3508307671393" calcext:value-type="float">
            <text:p>95.3508307671</text:p>
          </table:table-cell>
          <table:table-cell office:value-type="float" office:value="56.1978859078549" calcext:value-type="float">
            <text:p>56.1978859079</text:p>
          </table:table-cell>
          <table:table-cell office:value-type="float" office:value="58.5959788141158" calcext:value-type="float">
            <text:p>58.5959788141</text:p>
          </table:table-cell>
          <table:table-cell table:number-columns-repeated="3"/>
        </table:table-row>
        <table:table-row table:style-name="ro1">
          <table:table-cell office:value-type="float" office:value="0.778803108864728" calcext:value-type="float">
            <text:p>0.7788031089</text:p>
          </table:table-cell>
          <table:table-cell table:formula="of:=[.A145]-1" office:value-type="float" office:value="-0.221196891135272" calcext:value-type="float">
            <text:p>-0.2211968911</text:p>
          </table:table-cell>
          <table:table-cell table:formula="of:=[.B145]+[.$C$1]" office:value-type="float" office:value="-0.051196891135272" calcext:value-type="float">
            <text:p>-0.0511968911</text:p>
          </table:table-cell>
          <table:table-cell table:formula="of:=[.D144]+([.D144]*[.C145]/100)" office:value-type="float" office:value="95.3020141061149" calcext:value-type="float">
            <text:p>95.3020141061</text:p>
          </table:table-cell>
          <table:table-cell office:value-type="float" office:value="56.4748512465866" calcext:value-type="float">
            <text:p>56.4748512466</text:p>
          </table:table-cell>
          <table:table-cell office:value-type="float" office:value="56.1978859078549" calcext:value-type="float">
            <text:p>56.1978859079</text:p>
          </table:table-cell>
          <table:table-cell table:number-columns-repeated="3"/>
        </table:table-row>
        <table:table-row table:style-name="ro1">
          <table:table-cell office:value-type="float" office:value="1.01706821750195" calcext:value-type="float">
            <text:p>1.0170682175</text:p>
          </table:table-cell>
          <table:table-cell table:formula="of:=[.A146]-1" office:value-type="float" office:value="0.0170682175019501" calcext:value-type="float">
            <text:p>0.0170682175</text:p>
          </table:table-cell>
          <table:table-cell table:formula="of:=[.B146]+[.$C$1]" office:value-type="float" office:value="0.18706821750195" calcext:value-type="float">
            <text:p>0.1870682175</text:p>
          </table:table-cell>
          <table:table-cell table:formula="of:=[.D145]+([.D145]*[.C146]/100)" office:value-type="float" office:value="95.4802938851466" calcext:value-type="float">
            <text:p>95.4802938851</text:p>
          </table:table-cell>
          <table:table-cell office:value-type="float" office:value="55.7940266749384" calcext:value-type="float">
            <text:p>55.7940266749</text:p>
          </table:table-cell>
          <table:table-cell office:value-type="float" office:value="56.4748512465866" calcext:value-type="float">
            <text:p>56.4748512466</text:p>
          </table:table-cell>
          <table:table-cell table:number-columns-repeated="3"/>
        </table:table-row>
        <table:table-row table:style-name="ro1">
          <table:table-cell office:value-type="float" office:value="0.902825626405565" calcext:value-type="float">
            <text:p>0.9028256264</text:p>
          </table:table-cell>
          <table:table-cell table:formula="of:=[.A147]-1" office:value-type="float" office:value="-0.0971743735944349" calcext:value-type="float">
            <text:p>-0.0971743736</text:p>
          </table:table-cell>
          <table:table-cell table:formula="of:=[.B147]+[.$C$1]" office:value-type="float" office:value="0.0728256264055651" calcext:value-type="float">
            <text:p>0.0728256264</text:p>
          </table:table-cell>
          <table:table-cell table:formula="of:=[.D146]+([.D146]*[.C147]/100)" office:value-type="float" office:value="95.5498280072623" calcext:value-type="float">
            <text:p>95.5498280073</text:p>
          </table:table-cell>
          <table:table-cell office:value-type="float" office:value="59.0276219656002" calcext:value-type="float">
            <text:p>59.0276219656</text:p>
          </table:table-cell>
          <table:table-cell office:value-type="float" office:value="55.7940266749384" calcext:value-type="float">
            <text:p>55.7940266749</text:p>
          </table:table-cell>
          <table:table-cell table:number-columns-repeated="3"/>
        </table:table-row>
        <table:table-row table:style-name="ro1">
          <table:table-cell office:value-type="float" office:value="0.878455465067399" calcext:value-type="float">
            <text:p>0.8784554651</text:p>
          </table:table-cell>
          <table:table-cell table:formula="of:=[.A148]-1" office:value-type="float" office:value="-0.121544534932601" calcext:value-type="float">
            <text:p>-0.1215445349</text:p>
          </table:table-cell>
          <table:table-cell table:formula="of:=[.B148]+[.$C$1]" office:value-type="float" office:value="0.048455465067399" calcext:value-type="float">
            <text:p>0.0484554651</text:p>
          </table:table-cell>
          <table:table-cell table:formula="of:=[.D147]+([.D147]*[.C148]/100)" office:value-type="float" office:value="95.5961271207944" calcext:value-type="float">
            <text:p>95.5961271208</text:p>
          </table:table-cell>
          <table:table-cell office:value-type="float" office:value="59.0609401970448" calcext:value-type="float">
            <text:p>59.060940197</text:p>
          </table:table-cell>
          <table:table-cell office:value-type="float" office:value="59.0276219656002" calcext:value-type="float">
            <text:p>59.0276219656</text:p>
          </table:table-cell>
          <table:table-cell table:number-columns-repeated="3"/>
        </table:table-row>
        <table:table-row table:style-name="ro1">
          <table:table-cell office:value-type="float" office:value="0.843072908361424" calcext:value-type="float">
            <text:p>0.8430729084</text:p>
          </table:table-cell>
          <table:table-cell table:formula="of:=[.A149]-1" office:value-type="float" office:value="-0.156927091638576" calcext:value-type="float">
            <text:p>-0.1569270916</text:p>
          </table:table-cell>
          <table:table-cell table:formula="of:=[.B149]+[.$C$1]" office:value-type="float" office:value="0.013072908361424" calcext:value-type="float">
            <text:p>0.0130729084</text:p>
          </table:table-cell>
          <table:table-cell table:formula="of:=[.D148]+([.D148]*[.C149]/100)" office:value-type="float" office:value="95.6086243148899" calcext:value-type="float">
            <text:p>95.6086243149</text:p>
          </table:table-cell>
          <table:table-cell office:value-type="float" office:value="61.1033265528605" calcext:value-type="float">
            <text:p>61.1033265529</text:p>
          </table:table-cell>
          <table:table-cell office:value-type="float" office:value="59.0609401970448" calcext:value-type="float">
            <text:p>59.060940197</text:p>
          </table:table-cell>
          <table:table-cell table:number-columns-repeated="3"/>
        </table:table-row>
        <table:table-row table:style-name="ro1">
          <table:table-cell office:value-type="float" office:value="0.954263896531016" calcext:value-type="float">
            <text:p>0.9542638965</text:p>
          </table:table-cell>
          <table:table-cell table:formula="of:=[.A150]-1" office:value-type="float" office:value="-0.0457361034689839" calcext:value-type="float">
            <text:p>-0.0457361035</text:p>
          </table:table-cell>
          <table:table-cell table:formula="of:=[.B150]+[.$C$1]" office:value-type="float" office:value="0.124263896531016" calcext:value-type="float">
            <text:p>0.1242638965</text:p>
          </table:table-cell>
          <table:table-cell table:formula="of:=[.D149]+([.D149]*[.C150]/100)" office:value-type="float" office:value="95.7274313168833" calcext:value-type="float">
            <text:p>95.7274313169</text:p>
          </table:table-cell>
          <table:table-cell office:value-type="float" office:value="61.5628326816037" calcext:value-type="float">
            <text:p>61.5628326816</text:p>
          </table:table-cell>
          <table:table-cell office:value-type="float" office:value="61.1033265528605" calcext:value-type="float">
            <text:p>61.1033265529</text:p>
          </table:table-cell>
          <table:table-cell table:number-columns-repeated="3"/>
        </table:table-row>
        <table:table-row table:style-name="ro1">
          <table:table-cell office:value-type="float" office:value="1.32641005613" calcext:value-type="float">
            <text:p>1.3264100561</text:p>
          </table:table-cell>
          <table:table-cell table:formula="of:=[.A151]-1" office:value-type="float" office:value="0.32641005613" calcext:value-type="float">
            <text:p>0.3264100561</text:p>
          </table:table-cell>
          <table:table-cell table:formula="of:=[.B151]+[.$C$1]" office:value-type="float" office:value="0.49641005613" calcext:value-type="float">
            <text:p>0.4964100561</text:p>
          </table:table-cell>
          <table:table-cell table:formula="of:=[.D150]+([.D150]*[.C151]/100)" office:value-type="float" office:value="96.2026319124153" calcext:value-type="float">
            <text:p>96.2026319124</text:p>
          </table:table-cell>
          <table:table-cell office:value-type="float" office:value="61.5030953912143" calcext:value-type="float">
            <text:p>61.5030953912</text:p>
          </table:table-cell>
          <table:table-cell office:value-type="float" office:value="61.5628326816037" calcext:value-type="float">
            <text:p>61.5628326816</text:p>
          </table:table-cell>
          <table:table-cell table:number-columns-repeated="3"/>
        </table:table-row>
        <table:table-row table:style-name="ro1">
          <table:table-cell office:value-type="float" office:value="0.715008802121044" calcext:value-type="float">
            <text:p>0.7150088021</text:p>
          </table:table-cell>
          <table:table-cell table:formula="of:=[.A152]-1" office:value-type="float" office:value="-0.284991197878956" calcext:value-type="float">
            <text:p>-0.2849911979</text:p>
          </table:table-cell>
          <table:table-cell table:formula="of:=[.B152]+[.$C$1]" office:value-type="float" office:value="-0.114991197878956" calcext:value-type="float">
            <text:p>-0.1149911979</text:p>
          </table:table-cell>
          <table:table-cell table:formula="of:=[.D151]+([.D151]*[.C152]/100)" office:value-type="float" office:value="96.0920073535881" calcext:value-type="float">
            <text:p>96.0920073536</text:p>
          </table:table-cell>
          <table:table-cell office:value-type="float" office:value="63.0262341435904" calcext:value-type="float">
            <text:p>63.0262341436</text:p>
          </table:table-cell>
          <table:table-cell office:value-type="float" office:value="61.5030953912143" calcext:value-type="float">
            <text:p>61.5030953912</text:p>
          </table:table-cell>
          <table:table-cell table:number-columns-repeated="3"/>
        </table:table-row>
        <table:table-row table:style-name="ro1">
          <table:table-cell office:value-type="float" office:value="0.714810051846092" calcext:value-type="float">
            <text:p>0.7148100518</text:p>
          </table:table-cell>
          <table:table-cell table:formula="of:=[.A153]-1" office:value-type="float" office:value="-0.285189948153908" calcext:value-type="float">
            <text:p>-0.2851899482</text:p>
          </table:table-cell>
          <table:table-cell table:formula="of:=[.B153]+[.$C$1]" office:value-type="float" office:value="-0.115189948153908" calcext:value-type="float">
            <text:p>-0.1151899482</text:p>
          </table:table-cell>
          <table:table-cell table:formula="of:=[.D152]+([.D152]*[.C153]/100)" office:value-type="float" office:value="95.9813190201374" calcext:value-type="float">
            <text:p>95.9813190201</text:p>
          </table:table-cell>
          <table:table-cell office:value-type="float" office:value="63.8007134537133" calcext:value-type="float">
            <text:p>63.8007134537</text:p>
          </table:table-cell>
          <table:table-cell office:value-type="float" office:value="63.0262341435904" calcext:value-type="float">
            <text:p>63.0262341436</text:p>
          </table:table-cell>
          <table:table-cell table:number-columns-repeated="3"/>
        </table:table-row>
        <table:table-row table:style-name="ro1">
          <table:table-cell office:value-type="float" office:value="0.71011061606132" calcext:value-type="float">
            <text:p>0.7101106161</text:p>
          </table:table-cell>
          <table:table-cell table:formula="of:=[.A154]-1" office:value-type="float" office:value="-0.28988938393868" calcext:value-type="float">
            <text:p>-0.2898893839</text:p>
          </table:table-cell>
          <table:table-cell table:formula="of:=[.B154]+[.$C$1]" office:value-type="float" office:value="-0.11988938393868" calcext:value-type="float">
            <text:p>-0.1198893839</text:p>
          </table:table-cell>
          <table:table-cell table:formula="of:=[.D153]+([.D153]*[.C154]/100)" office:value-type="float" office:value="95.866247608068" calcext:value-type="float">
            <text:p>95.8662476081</text:p>
          </table:table-cell>
          <table:table-cell office:value-type="float" office:value="63.0696930731611" calcext:value-type="float">
            <text:p>63.0696930732</text:p>
          </table:table-cell>
          <table:table-cell office:value-type="float" office:value="63.8007134537133" calcext:value-type="float">
            <text:p>63.8007134537</text:p>
          </table:table-cell>
          <table:table-cell table:number-columns-repeated="3"/>
        </table:table-row>
        <table:table-row table:style-name="ro1">
          <table:table-cell office:value-type="float" office:value="0.918690602687877" calcext:value-type="float">
            <text:p>0.9186906027</text:p>
          </table:table-cell>
          <table:table-cell table:formula="of:=[.A155]-1" office:value-type="float" office:value="-0.0813093973121229" calcext:value-type="float">
            <text:p>-0.0813093973</text:p>
          </table:table-cell>
          <table:table-cell table:formula="of:=[.B155]+[.$C$1]" office:value-type="float" office:value="0.0886906026878771" calcext:value-type="float">
            <text:p>0.0886906027</text:p>
          </table:table-cell>
          <table:table-cell table:formula="of:=[.D154]+([.D154]*[.C155]/100)" office:value-type="float" office:value="95.9512719608458" calcext:value-type="float">
            <text:p>95.9512719608</text:p>
          </table:table-cell>
          <table:table-cell office:value-type="float" office:value="62.0264292219536" calcext:value-type="float">
            <text:p>62.026429222</text:p>
          </table:table-cell>
          <table:table-cell office:value-type="float" office:value="63.0696930731611" calcext:value-type="float">
            <text:p>63.0696930732</text:p>
          </table:table-cell>
          <table:table-cell table:number-columns-repeated="3"/>
        </table:table-row>
        <table:table-row table:style-name="ro1">
          <table:table-cell office:value-type="float" office:value="0.473156343943015" calcext:value-type="float">
            <text:p>0.4731563439</text:p>
          </table:table-cell>
          <table:table-cell table:formula="of:=[.A156]-1" office:value-type="float" office:value="-0.526843656056985" calcext:value-type="float">
            <text:p>-0.5268436561</text:p>
          </table:table-cell>
          <table:table-cell table:formula="of:=[.B156]+[.$C$1]" office:value-type="float" office:value="-0.356843656056985" calcext:value-type="float">
            <text:p>-0.3568436561</text:p>
          </table:table-cell>
          <table:table-cell table:formula="of:=[.D155]+([.D155]*[.C156]/100)" office:value-type="float" office:value="95.6088759339476" calcext:value-type="float">
            <text:p>95.6088759339</text:p>
          </table:table-cell>
          <table:table-cell office:value-type="float" office:value="66.2659587965064" calcext:value-type="float">
            <text:p>66.2659587965</text:p>
          </table:table-cell>
          <table:table-cell office:value-type="float" office:value="62.0264292219536" calcext:value-type="float">
            <text:p>62.026429222</text:p>
          </table:table-cell>
          <table:table-cell table:number-columns-repeated="3"/>
        </table:table-row>
        <table:table-row table:style-name="ro1">
          <table:table-cell office:value-type="float" office:value="1.16228019339753" calcext:value-type="float">
            <text:p>1.1622801934</text:p>
          </table:table-cell>
          <table:table-cell table:formula="of:=[.A157]-1" office:value-type="float" office:value="0.16228019339753" calcext:value-type="float">
            <text:p>0.1622801934</text:p>
          </table:table-cell>
          <table:table-cell table:formula="of:=[.B157]+[.$C$1]" office:value-type="float" office:value="0.33228019339753" calcext:value-type="float">
            <text:p>0.3322801934</text:p>
          </table:table-cell>
          <table:table-cell table:formula="of:=[.D156]+([.D156]*[.C157]/100)" office:value-type="float" office:value="95.9265652918061" calcext:value-type="float">
            <text:p>95.9265652918</text:p>
          </table:table-cell>
          <table:table-cell office:value-type="float" office:value="65.2783460083887" calcext:value-type="float">
            <text:p>65.2783460084</text:p>
          </table:table-cell>
          <table:table-cell office:value-type="float" office:value="66.2659587965064" calcext:value-type="float">
            <text:p>66.2659587965</text:p>
          </table:table-cell>
          <table:table-cell table:number-columns-repeated="3"/>
        </table:table-row>
        <table:table-row table:style-name="ro1">
          <table:table-cell office:value-type="float" office:value="0.618172621087242" calcext:value-type="float">
            <text:p>0.6181726211</text:p>
          </table:table-cell>
          <table:table-cell table:formula="of:=[.A158]-1" office:value-type="float" office:value="-0.381827378912758" calcext:value-type="float">
            <text:p>-0.3818273789</text:p>
          </table:table-cell>
          <table:table-cell table:formula="of:=[.B158]+[.$C$1]" office:value-type="float" office:value="-0.211827378912758" calcext:value-type="float">
            <text:p>-0.2118273789</text:p>
          </table:table-cell>
          <table:table-cell table:formula="of:=[.D157]+([.D157]*[.C158]/100)" office:value-type="float" office:value="95.7233665628674" calcext:value-type="float">
            <text:p>95.7233665629</text:p>
          </table:table-cell>
          <table:table-cell office:value-type="float" office:value="66.0439620953139" calcext:value-type="float">
            <text:p>66.0439620953</text:p>
          </table:table-cell>
          <table:table-cell office:value-type="float" office:value="65.2783460083887" calcext:value-type="float">
            <text:p>65.2783460084</text:p>
          </table:table-cell>
          <table:table-cell table:number-columns-repeated="3"/>
        </table:table-row>
        <table:table-row table:style-name="ro1">
          <table:table-cell office:value-type="float" office:value="0.543868797986755" calcext:value-type="float">
            <text:p>0.543868798</text:p>
          </table:table-cell>
          <table:table-cell table:formula="of:=[.A159]-1" office:value-type="float" office:value="-0.456131202013245" calcext:value-type="float">
            <text:p>-0.456131202</text:p>
          </table:table-cell>
          <table:table-cell table:formula="of:=[.B159]+[.$C$1]" office:value-type="float" office:value="-0.286131202013245" calcext:value-type="float">
            <text:p>-0.286131202</text:p>
          </table:table-cell>
          <table:table-cell table:formula="of:=[.D158]+([.D158]*[.C159]/100)" office:value-type="float" office:value="95.4494721435136" calcext:value-type="float">
            <text:p>95.4494721435</text:p>
          </table:table-cell>
          <table:table-cell office:value-type="float" office:value="67.5331834166485" calcext:value-type="float">
            <text:p>67.5331834166</text:p>
          </table:table-cell>
          <table:table-cell office:value-type="float" office:value="66.0439620953139" calcext:value-type="float">
            <text:p>66.0439620953</text:p>
          </table:table-cell>
          <table:table-cell table:number-columns-repeated="3"/>
        </table:table-row>
        <table:table-row table:style-name="ro1">
          <table:table-cell office:value-type="float" office:value="0.740673559774298" calcext:value-type="float">
            <text:p>0.7406735598</text:p>
          </table:table-cell>
          <table:table-cell table:formula="of:=[.A160]-1" office:value-type="float" office:value="-0.259326440225702" calcext:value-type="float">
            <text:p>-0.2593264402</text:p>
          </table:table-cell>
          <table:table-cell table:formula="of:=[.B160]+[.$C$1]" office:value-type="float" office:value="-0.0893264402257019" calcext:value-type="float">
            <text:p>-0.0893264402</text:p>
          </table:table-cell>
          <table:table-cell table:formula="of:=[.D159]+([.D159]*[.C160]/100)" office:value-type="float" office:value="95.3642105278335" calcext:value-type="float">
            <text:p>95.3642105278</text:p>
          </table:table-cell>
          <table:table-cell office:value-type="float" office:value="66.2686885072309" calcext:value-type="float">
            <text:p>66.2686885072</text:p>
          </table:table-cell>
          <table:table-cell office:value-type="float" office:value="67.5331834166485" calcext:value-type="float">
            <text:p>67.5331834166</text:p>
          </table:table-cell>
          <table:table-cell table:number-columns-repeated="3"/>
        </table:table-row>
        <table:table-row table:style-name="ro1">
          <table:table-cell office:value-type="float" office:value="1.18870568527899" calcext:value-type="float">
            <text:p>1.1887056853</text:p>
          </table:table-cell>
          <table:table-cell table:formula="of:=[.A161]-1" office:value-type="float" office:value="0.18870568527899" calcext:value-type="float">
            <text:p>0.1887056853</text:p>
          </table:table-cell>
          <table:table-cell table:formula="of:=[.B161]+[.$C$1]" office:value-type="float" office:value="0.35870568527899" calcext:value-type="float">
            <text:p>0.3587056853</text:p>
          </table:table-cell>
          <table:table-cell table:formula="of:=[.D160]+([.D160]*[.C161]/100)" office:value-type="float" office:value="95.7062873727183" calcext:value-type="float">
            <text:p>95.7062873727</text:p>
          </table:table-cell>
          <table:table-cell office:value-type="float" office:value="64.1027330088107" calcext:value-type="float">
            <text:p>64.1027330088</text:p>
          </table:table-cell>
          <table:table-cell office:value-type="float" office:value="66.2686885072309" calcext:value-type="float">
            <text:p>66.2686885072</text:p>
          </table:table-cell>
          <table:table-cell table:number-columns-repeated="3"/>
        </table:table-row>
        <table:table-row table:style-name="ro1">
          <table:table-cell office:value-type="float" office:value="0.49798530987789" calcext:value-type="float">
            <text:p>0.4979853099</text:p>
          </table:table-cell>
          <table:table-cell table:formula="of:=[.A162]-1" office:value-type="float" office:value="-0.50201469012211" calcext:value-type="float">
            <text:p>-0.5020146901</text:p>
          </table:table-cell>
          <table:table-cell table:formula="of:=[.B162]+[.$C$1]" office:value-type="float" office:value="-0.33201469012211" calcext:value-type="float">
            <text:p>-0.3320146901</text:p>
          </table:table-cell>
          <table:table-cell table:formula="of:=[.D161]+([.D161]*[.C162]/100)" office:value-type="float" office:value="95.3885284392704" calcext:value-type="float">
            <text:p>95.3885284393</text:p>
          </table:table-cell>
          <table:table-cell office:value-type="float" office:value="64.8432948793703" calcext:value-type="float">
            <text:p>64.8432948794</text:p>
          </table:table-cell>
          <table:table-cell office:value-type="float" office:value="64.1027330088107" calcext:value-type="float">
            <text:p>64.1027330088</text:p>
          </table:table-cell>
          <table:table-cell table:number-columns-repeated="3"/>
        </table:table-row>
        <table:table-row table:style-name="ro1">
          <table:table-cell office:value-type="float" office:value="0.888431272623358" calcext:value-type="float">
            <text:p>0.8884312726</text:p>
          </table:table-cell>
          <table:table-cell table:formula="of:=[.A163]-1" office:value-type="float" office:value="-0.111568727376642" calcext:value-type="float">
            <text:p>-0.1115687274</text:p>
          </table:table-cell>
          <table:table-cell table:formula="of:=[.B163]+[.$C$1]" office:value-type="float" office:value="0.0584312726233581" calcext:value-type="float">
            <text:p>0.0584312726</text:p>
          </table:table-cell>
          <table:table-cell table:formula="of:=[.D162]+([.D162]*[.C163]/100)" office:value-type="float" office:value="95.4442651703741" calcext:value-type="float">
            <text:p>95.4442651704</text:p>
          </table:table-cell>
          <table:table-cell office:value-type="float" office:value="66.1444369305538" calcext:value-type="float">
            <text:p>66.1444369306</text:p>
          </table:table-cell>
          <table:table-cell office:value-type="float" office:value="64.8432948793703" calcext:value-type="float">
            <text:p>64.8432948794</text:p>
          </table:table-cell>
          <table:table-cell table:number-columns-repeated="3"/>
        </table:table-row>
        <table:table-row table:style-name="ro1">
          <table:table-cell office:value-type="float" office:value="0.360254373130454" calcext:value-type="float">
            <text:p>0.3602543731</text:p>
          </table:table-cell>
          <table:table-cell table:formula="of:=[.A164]-1" office:value-type="float" office:value="-0.639745626869546" calcext:value-type="float">
            <text:p>-0.6397456269</text:p>
          </table:table-cell>
          <table:table-cell table:formula="of:=[.B164]+[.$C$1]" office:value-type="float" office:value="-0.469745626869546" calcext:value-type="float">
            <text:p>-0.4697456269</text:p>
          </table:table-cell>
          <table:table-cell table:formula="of:=[.D163]+([.D163]*[.C164]/100)" office:value-type="float" office:value="94.9959199086385" calcext:value-type="float">
            <text:p>94.9959199086</text:p>
          </table:table-cell>
          <table:table-cell office:value-type="float" office:value="67.9892815763797" calcext:value-type="float">
            <text:p>67.9892815764</text:p>
          </table:table-cell>
          <table:table-cell office:value-type="float" office:value="66.1444369305538" calcext:value-type="float">
            <text:p>66.1444369306</text:p>
          </table:table-cell>
          <table:table-cell table:number-columns-repeated="3"/>
        </table:table-row>
        <table:table-row table:style-name="ro1">
          <table:table-cell office:value-type="float" office:value="0.593183693377311" calcext:value-type="float">
            <text:p>0.5931836934</text:p>
          </table:table-cell>
          <table:table-cell table:formula="of:=[.A165]-1" office:value-type="float" office:value="-0.406816306622689" calcext:value-type="float">
            <text:p>-0.4068163066</text:p>
          </table:table-cell>
          <table:table-cell table:formula="of:=[.B165]+[.$C$1]" office:value-type="float" office:value="-0.236816306622689" calcext:value-type="float">
            <text:p>-0.2368163066</text:p>
          </table:table-cell>
          <table:table-cell table:formula="of:=[.D164]+([.D164]*[.C165]/100)" office:value-type="float" office:value="94.7709540796686" calcext:value-type="float">
            <text:p>94.7709540797</text:p>
          </table:table-cell>
          <table:table-cell office:value-type="float" office:value="68.3259842140229" calcext:value-type="float">
            <text:p>68.325984214</text:p>
          </table:table-cell>
          <table:table-cell office:value-type="float" office:value="67.9892815763797" calcext:value-type="float">
            <text:p>67.9892815764</text:p>
          </table:table-cell>
          <table:table-cell table:number-columns-repeated="3"/>
        </table:table-row>
        <table:table-row table:style-name="ro1">
          <table:table-cell office:value-type="float" office:value="0.685923212100197" calcext:value-type="float">
            <text:p>0.6859232121</text:p>
          </table:table-cell>
          <table:table-cell table:formula="of:=[.A166]-1" office:value-type="float" office:value="-0.314076787899803" calcext:value-type="float">
            <text:p>-0.3140767879</text:p>
          </table:table-cell>
          <table:table-cell table:formula="of:=[.B166]+[.$C$1]" office:value-type="float" office:value="-0.144076787899803" calcext:value-type="float">
            <text:p>-0.1440767879</text:p>
          </table:table-cell>
          <table:table-cell table:formula="of:=[.D165]+([.D165]*[.C166]/100)" office:value-type="float" office:value="94.6344111331687" calcext:value-type="float">
            <text:p>94.6344111332</text:p>
          </table:table-cell>
          <table:table-cell office:value-type="float" office:value="67.9702776635777" calcext:value-type="float">
            <text:p>67.9702776636</text:p>
          </table:table-cell>
          <table:table-cell office:value-type="float" office:value="68.3259842140229" calcext:value-type="float">
            <text:p>68.325984214</text:p>
          </table:table-cell>
          <table:table-cell table:number-columns-repeated="3"/>
        </table:table-row>
        <table:table-row table:style-name="ro1">
          <table:table-cell office:value-type="float" office:value="0.373790717299912" calcext:value-type="float">
            <text:p>0.3737907173</text:p>
          </table:table-cell>
          <table:table-cell table:formula="of:=[.A167]-1" office:value-type="float" office:value="-0.626209282700088" calcext:value-type="float">
            <text:p>-0.6262092827</text:p>
          </table:table-cell>
          <table:table-cell table:formula="of:=[.B167]+[.$C$1]" office:value-type="float" office:value="-0.456209282700088" calcext:value-type="float">
            <text:p>-0.4562092827</text:p>
          </table:table-cell>
          <table:table-cell table:formula="of:=[.D166]+([.D166]*[.C167]/100)" office:value-type="float" office:value="94.2026801649506" calcext:value-type="float">
            <text:p>94.202680165</text:p>
          </table:table-cell>
          <table:table-cell office:value-type="float" office:value="66.3827120096089" calcext:value-type="float">
            <text:p>66.3827120096</text:p>
          </table:table-cell>
          <table:table-cell office:value-type="float" office:value="67.9702776635777" calcext:value-type="float">
            <text:p>67.9702776636</text:p>
          </table:table-cell>
          <table:table-cell table:number-columns-repeated="3"/>
        </table:table-row>
        <table:table-row table:style-name="ro1">
          <table:table-cell office:value-type="float" office:value="0.588911919207065" calcext:value-type="float">
            <text:p>0.5889119192</text:p>
          </table:table-cell>
          <table:table-cell table:formula="of:=[.A168]-1" office:value-type="float" office:value="-0.411088080792935" calcext:value-type="float">
            <text:p>-0.4110880808</text:p>
          </table:table-cell>
          <table:table-cell table:formula="of:=[.B168]+[.$C$1]" office:value-type="float" office:value="-0.241088080792935" calcext:value-type="float">
            <text:p>-0.2410880808</text:p>
          </table:table-cell>
          <table:table-cell table:formula="of:=[.D167]+([.D167]*[.C168]/100)" office:value-type="float" office:value="93.9755687312854" calcext:value-type="float">
            <text:p>93.9755687313</text:p>
          </table:table-cell>
          <table:table-cell office:value-type="float" office:value="66.7879319348855" calcext:value-type="float">
            <text:p>66.7879319349</text:p>
          </table:table-cell>
          <table:table-cell office:value-type="float" office:value="66.3827120096089" calcext:value-type="float">
            <text:p>66.3827120096</text:p>
          </table:table-cell>
          <table:table-cell table:number-columns-repeated="3"/>
        </table:table-row>
        <table:table-row table:style-name="ro1">
          <table:table-cell office:value-type="float" office:value="1.20161344670929" calcext:value-type="float">
            <text:p>1.2016134467</text:p>
          </table:table-cell>
          <table:table-cell table:formula="of:=[.A169]-1" office:value-type="float" office:value="0.20161344670929" calcext:value-type="float">
            <text:p>0.2016134467</text:p>
          </table:table-cell>
          <table:table-cell table:formula="of:=[.B169]+[.$C$1]" office:value-type="float" office:value="0.37161344670929" calcext:value-type="float">
            <text:p>0.3716134467</text:p>
          </table:table-cell>
          <table:table-cell table:formula="of:=[.D168]+([.D168]*[.C169]/100)" office:value-type="float" office:value="94.3247945813124" calcext:value-type="float">
            <text:p>94.3247945813</text:p>
          </table:table-cell>
          <table:table-cell office:value-type="float" office:value="68.8866476120786" calcext:value-type="float">
            <text:p>68.8866476121</text:p>
          </table:table-cell>
          <table:table-cell office:value-type="float" office:value="66.7879319348855" calcext:value-type="float">
            <text:p>66.7879319349</text:p>
          </table:table-cell>
          <table:table-cell table:number-columns-repeated="3"/>
        </table:table-row>
        <table:table-row table:style-name="ro1">
          <table:table-cell office:value-type="float" office:value="0.568590913660196" calcext:value-type="float">
            <text:p>0.5685909137</text:p>
          </table:table-cell>
          <table:table-cell table:formula="of:=[.A170]-1" office:value-type="float" office:value="-0.431409086339804" calcext:value-type="float">
            <text:p>-0.4314090863</text:p>
          </table:table-cell>
          <table:table-cell table:formula="of:=[.B170]+[.$C$1]" office:value-type="float" office:value="-0.261409086339804" calcext:value-type="float">
            <text:p>-0.2614090863</text:p>
          </table:table-cell>
          <table:table-cell table:formula="of:=[.D169]+([.D169]*[.C170]/100)" office:value-type="float" office:value="94.0782209976055" calcext:value-type="float">
            <text:p>94.0782209976</text:p>
          </table:table-cell>
          <table:table-cell office:value-type="float" office:value="68.6687413054487" calcext:value-type="float">
            <text:p>68.6687413054</text:p>
          </table:table-cell>
          <table:table-cell office:value-type="float" office:value="68.8866476120786" calcext:value-type="float">
            <text:p>68.8866476121</text:p>
          </table:table-cell>
          <table:table-cell table:number-columns-repeated="3"/>
        </table:table-row>
        <table:table-row table:style-name="ro1">
          <table:table-cell office:value-type="float" office:value="0.40942808150389" calcext:value-type="float">
            <text:p>0.4094280815</text:p>
          </table:table-cell>
          <table:table-cell table:formula="of:=[.A171]-1" office:value-type="float" office:value="-0.59057191849611" calcext:value-type="float">
            <text:p>-0.5905719185</text:p>
          </table:table-cell>
          <table:table-cell table:formula="of:=[.B171]+[.$C$1]" office:value-type="float" office:value="-0.42057191849611" calcext:value-type="float">
            <text:p>-0.4205719185</text:p>
          </table:table-cell>
          <table:table-cell table:formula="of:=[.D170]+([.D170]*[.C171]/100)" office:value-type="float" office:value="93.6825544186688" calcext:value-type="float">
            <text:p>93.6825544187</text:p>
          </table:table-cell>
          <table:table-cell office:value-type="float" office:value="67.4958580080731" calcext:value-type="float">
            <text:p>67.4958580081</text:p>
          </table:table-cell>
          <table:table-cell office:value-type="float" office:value="68.6687413054487" calcext:value-type="float">
            <text:p>68.6687413054</text:p>
          </table:table-cell>
          <table:table-cell table:number-columns-repeated="3"/>
        </table:table-row>
        <table:table-row table:style-name="ro1">
          <table:table-cell office:value-type="float" office:value="0.851677519582486" calcext:value-type="float">
            <text:p>0.8516775196</text:p>
          </table:table-cell>
          <table:table-cell table:formula="of:=[.A172]-1" office:value-type="float" office:value="-0.148322480417514" calcext:value-type="float">
            <text:p>-0.1483224804</text:p>
          </table:table-cell>
          <table:table-cell table:formula="of:=[.B172]+[.$C$1]" office:value-type="float" office:value="0.0216775195824861" calcext:value-type="float">
            <text:p>0.0216775196</text:p>
          </table:table-cell>
          <table:table-cell table:formula="of:=[.D171]+([.D171]*[.C172]/100)" office:value-type="float" office:value="93.7028624727483" calcext:value-type="float">
            <text:p>93.7028624727</text:p>
          </table:table-cell>
          <table:table-cell office:value-type="float" office:value="68.4285063259146" calcext:value-type="float">
            <text:p>68.4285063259</text:p>
          </table:table-cell>
          <table:table-cell office:value-type="float" office:value="67.4958580080731" calcext:value-type="float">
            <text:p>67.4958580081</text:p>
          </table:table-cell>
          <table:table-cell table:number-columns-repeated="3"/>
        </table:table-row>
        <table:table-row table:style-name="ro1">
          <table:table-cell office:value-type="float" office:value="0.434704634271405" calcext:value-type="float">
            <text:p>0.4347046343</text:p>
          </table:table-cell>
          <table:table-cell table:formula="of:=[.A173]-1" office:value-type="float" office:value="-0.565295365728595" calcext:value-type="float">
            <text:p>-0.5652953657</text:p>
          </table:table-cell>
          <table:table-cell table:formula="of:=[.B173]+[.$C$1]" office:value-type="float" office:value="-0.395295365728595" calcext:value-type="float">
            <text:p>-0.3952953657</text:p>
          </table:table-cell>
          <table:table-cell table:formula="of:=[.D172]+([.D172]*[.C173]/100)" office:value-type="float" office:value="93.3324593998385" calcext:value-type="float">
            <text:p>93.3324593998</text:p>
          </table:table-cell>
          <table:table-cell office:value-type="float" office:value="69.2450006472944" calcext:value-type="float">
            <text:p>69.2450006473</text:p>
          </table:table-cell>
          <table:table-cell office:value-type="float" office:value="68.4285063259146" calcext:value-type="float">
            <text:p>68.4285063259</text:p>
          </table:table-cell>
          <table:table-cell table:number-columns-repeated="3"/>
        </table:table-row>
        <table:table-row table:style-name="ro1">
          <table:table-cell office:value-type="float" office:value="1.22020474930816" calcext:value-type="float">
            <text:p>1.2202047493</text:p>
          </table:table-cell>
          <table:table-cell table:formula="of:=[.A174]-1" office:value-type="float" office:value="0.22020474930816" calcext:value-type="float">
            <text:p>0.2202047493</text:p>
          </table:table-cell>
          <table:table-cell table:formula="of:=[.B174]+[.$C$1]" office:value-type="float" office:value="0.39020474930816" calcext:value-type="float">
            <text:p>0.3902047493</text:p>
          </table:table-cell>
          <table:table-cell table:formula="of:=[.D173]+([.D173]*[.C174]/100)" office:value-type="float" office:value="93.6966470890628" calcext:value-type="float">
            <text:p>93.6966470891</text:p>
          </table:table-cell>
          <table:table-cell office:value-type="float" office:value="69.2952796736302" calcext:value-type="float">
            <text:p>69.2952796736</text:p>
          </table:table-cell>
          <table:table-cell office:value-type="float" office:value="69.2450006472944" calcext:value-type="float">
            <text:p>69.2450006473</text:p>
          </table:table-cell>
          <table:table-cell table:number-columns-repeated="3"/>
        </table:table-row>
        <table:table-row table:style-name="ro1">
          <table:table-cell office:value-type="float" office:value="0.703471301098174" calcext:value-type="float">
            <text:p>0.7034713011</text:p>
          </table:table-cell>
          <table:table-cell table:formula="of:=[.A175]-1" office:value-type="float" office:value="-0.296528698901826" calcext:value-type="float">
            <text:p>-0.2965286989</text:p>
          </table:table-cell>
          <table:table-cell table:formula="of:=[.B175]+[.$C$1]" office:value-type="float" office:value="-0.126528698901826" calcext:value-type="float">
            <text:p>-0.1265286989</text:p>
          </table:table-cell>
          <table:table-cell table:formula="of:=[.D174]+([.D174]*[.C175]/100)" office:value-type="float" office:value="93.5780939405864" calcext:value-type="float">
            <text:p>93.5780939406</text:p>
          </table:table-cell>
          <table:table-cell office:value-type="float" office:value="66.8273046201127" calcext:value-type="float">
            <text:p>66.8273046201</text:p>
          </table:table-cell>
          <table:table-cell office:value-type="float" office:value="69.2952796736302" calcext:value-type="float">
            <text:p>69.2952796736</text:p>
          </table:table-cell>
          <table:table-cell table:number-columns-repeated="3"/>
        </table:table-row>
        <table:table-row table:style-name="ro1">
          <table:table-cell office:value-type="float" office:value="0.968029952513945" calcext:value-type="float">
            <text:p>0.9680299525</text:p>
          </table:table-cell>
          <table:table-cell table:formula="of:=[.A176]-1" office:value-type="float" office:value="-0.0319700474860549" calcext:value-type="float">
            <text:p>-0.0319700475</text:p>
          </table:table-cell>
          <table:table-cell table:formula="of:=[.B176]+[.$C$1]" office:value-type="float" office:value="0.138029952513945" calcext:value-type="float">
            <text:p>0.1380299525</text:p>
          </table:table-cell>
          <table:table-cell table:formula="of:=[.D175]+([.D175]*[.C176]/100)" office:value-type="float" office:value="93.707259739216" calcext:value-type="float">
            <text:p>93.7072597392</text:p>
          </table:table-cell>
          <table:table-cell office:value-type="float" office:value="67.9166738856617" calcext:value-type="float">
            <text:p>67.9166738857</text:p>
          </table:table-cell>
          <table:table-cell office:value-type="float" office:value="66.8273046201127" calcext:value-type="float">
            <text:p>66.8273046201</text:p>
          </table:table-cell>
          <table:table-cell table:number-columns-repeated="3"/>
        </table:table-row>
        <table:table-row table:style-name="ro1">
          <table:table-cell office:value-type="float" office:value="0.727560366629585" calcext:value-type="float">
            <text:p>0.7275603666</text:p>
          </table:table-cell>
          <table:table-cell table:formula="of:=[.A177]-1" office:value-type="float" office:value="-0.272439633370415" calcext:value-type="float">
            <text:p>-0.2724396334</text:p>
          </table:table-cell>
          <table:table-cell table:formula="of:=[.B177]+[.$C$1]" office:value-type="float" office:value="-0.102439633370415" calcext:value-type="float">
            <text:p>-0.1024396334</text:p>
          </table:table-cell>
          <table:table-cell table:formula="of:=[.D176]+([.D176]*[.C177]/100)" office:value-type="float" office:value="93.6112663658977" calcext:value-type="float">
            <text:p>93.6112663659</text:p>
          </table:table-cell>
          <table:table-cell office:value-type="float" office:value="67.2094302380247" calcext:value-type="float">
            <text:p>67.209430238</text:p>
          </table:table-cell>
          <table:table-cell office:value-type="float" office:value="67.9166738856617" calcext:value-type="float">
            <text:p>67.9166738857</text:p>
          </table:table-cell>
          <table:table-cell table:number-columns-repeated="3"/>
        </table:table-row>
        <table:table-row table:style-name="ro1">
          <table:table-cell office:value-type="float" office:value="0.709174570408285" calcext:value-type="float">
            <text:p>0.7091745704</text:p>
          </table:table-cell>
          <table:table-cell table:formula="of:=[.A178]-1" office:value-type="float" office:value="-0.290825429591715" calcext:value-type="float">
            <text:p>-0.2908254296</text:p>
          </table:table-cell>
          <table:table-cell table:formula="of:=[.B178]+[.$C$1]" office:value-type="float" office:value="-0.120825429591715" calcext:value-type="float">
            <text:p>-0.1208254296</text:p>
          </table:table-cell>
          <table:table-cell table:formula="of:=[.D177]+([.D177]*[.C178]/100)" office:value-type="float" office:value="93.4981601511648" calcext:value-type="float">
            <text:p>93.4981601512</text:p>
          </table:table-cell>
          <table:table-cell office:value-type="float" office:value="67.8101487553803" calcext:value-type="float">
            <text:p>67.8101487554</text:p>
          </table:table-cell>
          <table:table-cell office:value-type="float" office:value="67.2094302380247" calcext:value-type="float">
            <text:p>67.209430238</text:p>
          </table:table-cell>
          <table:table-cell table:number-columns-repeated="3"/>
        </table:table-row>
        <table:table-row table:style-name="ro1">
          <table:table-cell office:value-type="float" office:value="1.14897669158447" calcext:value-type="float">
            <text:p>1.1489766916</text:p>
          </table:table-cell>
          <table:table-cell table:formula="of:=[.A179]-1" office:value-type="float" office:value="0.14897669158447" calcext:value-type="float">
            <text:p>0.1489766916</text:p>
          </table:table-cell>
          <table:table-cell table:formula="of:=[.B179]+[.$C$1]" office:value-type="float" office:value="0.31897669158447" calcext:value-type="float">
            <text:p>0.3189766916</text:p>
          </table:table-cell>
          <table:table-cell table:formula="of:=[.D178]+([.D178]*[.C179]/100)" office:value-type="float" office:value="93.7963974891074" calcext:value-type="float">
            <text:p>93.7963974891</text:p>
          </table:table-cell>
          <table:table-cell office:value-type="float" office:value="68.8262278876166" calcext:value-type="float">
            <text:p>68.8262278876</text:p>
          </table:table-cell>
          <table:table-cell office:value-type="float" office:value="67.8101487553803" calcext:value-type="float">
            <text:p>67.8101487554</text:p>
          </table:table-cell>
          <table:table-cell table:number-columns-repeated="3"/>
        </table:table-row>
        <table:table-row table:style-name="ro1">
          <table:table-cell office:value-type="float" office:value="1.10183003175355" calcext:value-type="float">
            <text:p>1.1018300318</text:p>
          </table:table-cell>
          <table:table-cell table:formula="of:=[.A180]-1" office:value-type="float" office:value="0.10183003175355" calcext:value-type="float">
            <text:p>0.1018300318</text:p>
          </table:table-cell>
          <table:table-cell table:formula="of:=[.B180]+[.$C$1]" office:value-type="float" office:value="0.27183003175355" calcext:value-type="float">
            <text:p>0.2718300318</text:p>
          </table:table-cell>
          <table:table-cell table:formula="of:=[.D179]+([.D179]*[.C180]/100)" office:value-type="float" office:value="94.0513642661857" calcext:value-type="float">
            <text:p>94.0513642662</text:p>
          </table:table-cell>
          <table:table-cell office:value-type="float" office:value="68.3891336406874" calcext:value-type="float">
            <text:p>68.3891336407</text:p>
          </table:table-cell>
          <table:table-cell office:value-type="float" office:value="68.8262278876166" calcext:value-type="float">
            <text:p>68.8262278876</text:p>
          </table:table-cell>
          <table:table-cell table:number-columns-repeated="3"/>
        </table:table-row>
        <table:table-row table:style-name="ro1">
          <table:table-cell office:value-type="float" office:value="1.42891894392875" calcext:value-type="float">
            <text:p>1.4289189439</text:p>
          </table:table-cell>
          <table:table-cell table:formula="of:=[.A181]-1" office:value-type="float" office:value="0.42891894392875" calcext:value-type="float">
            <text:p>0.4289189439</text:p>
          </table:table-cell>
          <table:table-cell table:formula="of:=[.B181]+[.$C$1]" office:value-type="float" office:value="0.59891894392875" calcext:value-type="float">
            <text:p>0.5989189439</text:p>
          </table:table-cell>
          <table:table-cell table:formula="of:=[.D180]+([.D180]*[.C181]/100)" office:value-type="float" office:value="94.6146557037993" calcext:value-type="float">
            <text:p>94.6146557038</text:p>
          </table:table-cell>
          <table:table-cell office:value-type="float" office:value="68.3205331185781" calcext:value-type="float">
            <text:p>68.3205331186</text:p>
          </table:table-cell>
          <table:table-cell office:value-type="float" office:value="68.3891336406874" calcext:value-type="float">
            <text:p>68.3891336407</text:p>
          </table:table-cell>
          <table:table-cell table:number-columns-repeated="3"/>
        </table:table-row>
        <table:table-row table:style-name="ro1">
          <table:table-cell office:value-type="float" office:value="1.46819803113961" calcext:value-type="float">
            <text:p>1.4681980311</text:p>
          </table:table-cell>
          <table:table-cell table:formula="of:=[.A182]-1" office:value-type="float" office:value="0.46819803113961" calcext:value-type="float">
            <text:p>0.4681980311</text:p>
          </table:table-cell>
          <table:table-cell table:formula="of:=[.B182]+[.$C$1]" office:value-type="float" office:value="0.63819803113961" calcext:value-type="float">
            <text:p>0.6381980311</text:p>
          </table:table-cell>
          <table:table-cell table:formula="of:=[.D181]+([.D181]*[.C182]/100)" office:value-type="float" office:value="95.2184845736705" calcext:value-type="float">
            <text:p>95.2184845737</text:p>
          </table:table-cell>
          <table:table-cell office:value-type="float" office:value="69.7588762054581" calcext:value-type="float">
            <text:p>69.7588762055</text:p>
          </table:table-cell>
          <table:table-cell office:value-type="float" office:value="68.3205331185781" calcext:value-type="float">
            <text:p>68.3205331186</text:p>
          </table:table-cell>
          <table:table-cell table:number-columns-repeated="3"/>
        </table:table-row>
        <table:table-row table:style-name="ro1">
          <table:table-cell office:value-type="float" office:value="0.856052394304498" calcext:value-type="float">
            <text:p>0.8560523943</text:p>
          </table:table-cell>
          <table:table-cell table:formula="of:=[.A183]-1" office:value-type="float" office:value="-0.143947605695502" calcext:value-type="float">
            <text:p>-0.1439476057</text:p>
          </table:table-cell>
          <table:table-cell table:formula="of:=[.B183]+[.$C$1]" office:value-type="float" office:value="0.0260523943044981" calcext:value-type="float">
            <text:p>0.0260523943</text:p>
          </table:table-cell>
          <table:table-cell table:formula="of:=[.D182]+([.D182]*[.C183]/100)" office:value-type="float" office:value="95.2432912687224" calcext:value-type="float">
            <text:p>95.2432912687</text:p>
          </table:table-cell>
          <table:table-cell office:value-type="float" office:value="69.608804769433" calcext:value-type="float">
            <text:p>69.6088047694</text:p>
          </table:table-cell>
          <table:table-cell office:value-type="float" office:value="69.7588762054581" calcext:value-type="float">
            <text:p>69.7588762055</text:p>
          </table:table-cell>
          <table:table-cell table:number-columns-repeated="3"/>
        </table:table-row>
        <table:table-row table:style-name="ro1">
          <table:table-cell office:value-type="float" office:value="1.03736217703883" calcext:value-type="float">
            <text:p>1.037362177</text:p>
          </table:table-cell>
          <table:table-cell table:formula="of:=[.A184]-1" office:value-type="float" office:value="0.0373621770388299" calcext:value-type="float">
            <text:p>0.037362177</text:p>
          </table:table-cell>
          <table:table-cell table:formula="of:=[.B184]+[.$C$1]" office:value-type="float" office:value="0.20736217703883" calcext:value-type="float">
            <text:p>0.207362177</text:p>
          </table:table-cell>
          <table:table-cell table:formula="of:=[.D183]+([.D183]*[.C184]/100)" office:value-type="float" office:value="95.4407898309806" calcext:value-type="float">
            <text:p>95.440789831</text:p>
          </table:table-cell>
          <table:table-cell office:value-type="float" office:value="69.9862449434046" calcext:value-type="float">
            <text:p>69.9862449434</text:p>
          </table:table-cell>
          <table:table-cell office:value-type="float" office:value="69.608804769433" calcext:value-type="float">
            <text:p>69.6088047694</text:p>
          </table:table-cell>
          <table:table-cell table:number-columns-repeated="3"/>
        </table:table-row>
        <table:table-row table:style-name="ro1">
          <table:table-cell office:value-type="float" office:value="1.11780671704607" calcext:value-type="float">
            <text:p>1.117806717</text:p>
          </table:table-cell>
          <table:table-cell table:formula="of:=[.A185]-1" office:value-type="float" office:value="0.11780671704607" calcext:value-type="float">
            <text:p>0.117806717</text:p>
          </table:table-cell>
          <table:table-cell table:formula="of:=[.B185]+[.$C$1]" office:value-type="float" office:value="0.28780671704607" calcext:value-type="float">
            <text:p>0.287806717</text:p>
          </table:table-cell>
          <table:table-cell table:formula="of:=[.D184]+([.D184]*[.C185]/100)" office:value-type="float" office:value="95.715474834916" calcext:value-type="float">
            <text:p>95.7154748349</text:p>
          </table:table-cell>
          <table:table-cell office:value-type="float" office:value="71.8127681019792" calcext:value-type="float">
            <text:p>71.812768102</text:p>
          </table:table-cell>
          <table:table-cell office:value-type="float" office:value="69.9862449434046" calcext:value-type="float">
            <text:p>69.9862449434</text:p>
          </table:table-cell>
          <table:table-cell table:number-columns-repeated="3"/>
        </table:table-row>
        <table:table-row table:style-name="ro1">
          <table:table-cell office:value-type="float" office:value="1.20101981112906" calcext:value-type="float">
            <text:p>1.2010198111</text:p>
          </table:table-cell>
          <table:table-cell table:formula="of:=[.A186]-1" office:value-type="float" office:value="0.20101981112906" calcext:value-type="float">
            <text:p>0.2010198111</text:p>
          </table:table-cell>
          <table:table-cell table:formula="of:=[.B186]+[.$C$1]" office:value-type="float" office:value="0.37101981112906" calcext:value-type="float">
            <text:p>0.3710198111</text:p>
          </table:table-cell>
          <table:table-cell table:formula="of:=[.D185]+([.D185]*[.C186]/100)" office:value-type="float" office:value="96.0705982088698" calcext:value-type="float">
            <text:p>96.0705982089</text:p>
          </table:table-cell>
          <table:table-cell office:value-type="float" office:value="71.6756502922365" calcext:value-type="float">
            <text:p>71.6756502922</text:p>
          </table:table-cell>
          <table:table-cell office:value-type="float" office:value="71.8127681019792" calcext:value-type="float">
            <text:p>71.812768102</text:p>
          </table:table-cell>
          <table:table-cell table:number-columns-repeated="3"/>
        </table:table-row>
        <table:table-row table:style-name="ro1">
          <table:table-cell office:value-type="float" office:value="0.63957763768194" calcext:value-type="float">
            <text:p>0.6395776377</text:p>
          </table:table-cell>
          <table:table-cell table:formula="of:=[.A187]-1" office:value-type="float" office:value="-0.36042236231806" calcext:value-type="float">
            <text:p>-0.3604223623</text:p>
          </table:table-cell>
          <table:table-cell table:formula="of:=[.B187]+[.$C$1]" office:value-type="float" office:value="-0.19042236231806" calcext:value-type="float">
            <text:p>-0.1904223623</text:p>
          </table:table-cell>
          <table:table-cell table:formula="of:=[.D186]+([.D186]*[.C187]/100)" office:value-type="float" office:value="95.8876583062674" calcext:value-type="float">
            <text:p>95.8876583063</text:p>
          </table:table-cell>
          <table:table-cell office:value-type="float" office:value="72.5417412058796" calcext:value-type="float">
            <text:p>72.5417412059</text:p>
          </table:table-cell>
          <table:table-cell office:value-type="float" office:value="71.6756502922365" calcext:value-type="float">
            <text:p>71.6756502922</text:p>
          </table:table-cell>
          <table:table-cell table:number-columns-repeated="3"/>
        </table:table-row>
        <table:table-row table:style-name="ro1">
          <table:table-cell office:value-type="float" office:value="0.520018639787452" calcext:value-type="float">
            <text:p>0.5200186398</text:p>
          </table:table-cell>
          <table:table-cell table:formula="of:=[.A188]-1" office:value-type="float" office:value="-0.479981360212548" calcext:value-type="float">
            <text:p>-0.4799813602</text:p>
          </table:table-cell>
          <table:table-cell table:formula="of:=[.B188]+[.$C$1]" office:value-type="float" office:value="-0.309981360212548" calcext:value-type="float">
            <text:p>-0.3099813602</text:p>
          </table:table-cell>
          <table:table-cell table:formula="of:=[.D187]+([.D187]*[.C188]/100)" office:value-type="float" office:value="95.5904244387737" calcext:value-type="float">
            <text:p>95.5904244388</text:p>
          </table:table-cell>
          <table:table-cell office:value-type="float" office:value="71.6688260196864" calcext:value-type="float">
            <text:p>71.6688260197</text:p>
          </table:table-cell>
          <table:table-cell office:value-type="float" office:value="72.5417412058796" calcext:value-type="float">
            <text:p>72.5417412059</text:p>
          </table:table-cell>
          <table:table-cell table:number-columns-repeated="3"/>
        </table:table-row>
        <table:table-row table:style-name="ro1">
          <table:table-cell office:value-type="float" office:value="0.900262118589582" calcext:value-type="float">
            <text:p>0.9002621186</text:p>
          </table:table-cell>
          <table:table-cell table:formula="of:=[.A189]-1" office:value-type="float" office:value="-0.0997378814104179" calcext:value-type="float">
            <text:p>-0.0997378814</text:p>
          </table:table-cell>
          <table:table-cell table:formula="of:=[.B189]+[.$C$1]" office:value-type="float" office:value="0.0702621185895821" calcext:value-type="float">
            <text:p>0.0702621186</text:p>
          </table:table-cell>
          <table:table-cell table:formula="of:=[.D188]+([.D188]*[.C189]/100)" office:value-type="float" office:value="95.6575882961531" calcext:value-type="float">
            <text:p>95.6575882962</text:p>
          </table:table-cell>
          <table:table-cell office:value-type="float" office:value="73.0732600015291" calcext:value-type="float">
            <text:p>73.0732600015</text:p>
          </table:table-cell>
          <table:table-cell office:value-type="float" office:value="71.6688260196864" calcext:value-type="float">
            <text:p>71.6688260197</text:p>
          </table:table-cell>
          <table:table-cell table:number-columns-repeated="3"/>
        </table:table-row>
        <table:table-row table:style-name="ro1">
          <table:table-cell office:value-type="float" office:value="0.681463578705646" calcext:value-type="float">
            <text:p>0.6814635787</text:p>
          </table:table-cell>
          <table:table-cell table:formula="of:=[.A190]-1" office:value-type="float" office:value="-0.318536421294354" calcext:value-type="float">
            <text:p>-0.3185364213</text:p>
          </table:table-cell>
          <table:table-cell table:formula="of:=[.B190]+[.$C$1]" office:value-type="float" office:value="-0.148536421294354" calcext:value-type="float">
            <text:p>-0.1485364213</text:p>
          </table:table-cell>
          <table:table-cell table:formula="of:=[.D189]+([.D189]*[.C190]/100)" office:value-type="float" office:value="95.5155019378015" calcext:value-type="float">
            <text:p>95.5155019378</text:p>
          </table:table-cell>
          <table:table-cell office:value-type="float" office:value="71.7448416879384" calcext:value-type="float">
            <text:p>71.7448416879</text:p>
          </table:table-cell>
          <table:table-cell office:value-type="float" office:value="73.0732600015291" calcext:value-type="float">
            <text:p>73.0732600015</text:p>
          </table:table-cell>
          <table:table-cell table:number-columns-repeated="3"/>
        </table:table-row>
        <table:table-row table:style-name="ro1">
          <table:table-cell office:value-type="float" office:value="0.586404768562391" calcext:value-type="float">
            <text:p>0.5864047686</text:p>
          </table:table-cell>
          <table:table-cell table:formula="of:=[.A191]-1" office:value-type="float" office:value="-0.413595231437609" calcext:value-type="float">
            <text:p>-0.4135952314</text:p>
          </table:table-cell>
          <table:table-cell table:formula="of:=[.B191]+[.$C$1]" office:value-type="float" office:value="-0.243595231437609" calcext:value-type="float">
            <text:p>-0.2435952314</text:p>
          </table:table-cell>
          <table:table-cell table:formula="of:=[.D190]+([.D190]*[.C191]/100)" office:value-type="float" office:value="95.2828307297973" calcext:value-type="float">
            <text:p>95.2828307298</text:p>
          </table:table-cell>
          <table:table-cell office:value-type="float" office:value="72.1738466891784" calcext:value-type="float">
            <text:p>72.1738466892</text:p>
          </table:table-cell>
          <table:table-cell office:value-type="float" office:value="71.7448416879384" calcext:value-type="float">
            <text:p>71.7448416879</text:p>
          </table:table-cell>
          <table:table-cell table:number-columns-repeated="3"/>
        </table:table-row>
        <table:table-row table:style-name="ro1">
          <table:table-cell office:value-type="float" office:value="1.15014795460632" calcext:value-type="float">
            <text:p>1.1501479546</text:p>
          </table:table-cell>
          <table:table-cell table:formula="of:=[.A192]-1" office:value-type="float" office:value="0.15014795460632" calcext:value-type="float">
            <text:p>0.1501479546</text:p>
          </table:table-cell>
          <table:table-cell table:formula="of:=[.B192]+[.$C$1]" office:value-type="float" office:value="0.32014795460632" calcext:value-type="float">
            <text:p>0.3201479546</text:p>
          </table:table-cell>
          <table:table-cell table:formula="of:=[.D191]+([.D191]*[.C192]/100)" office:value-type="float" office:value="95.5878767634698" calcext:value-type="float">
            <text:p>95.5878767635</text:p>
          </table:table-cell>
          <table:table-cell office:value-type="float" office:value="70.6039159296472" calcext:value-type="float">
            <text:p>70.6039159296</text:p>
          </table:table-cell>
          <table:table-cell office:value-type="float" office:value="72.1738466891784" calcext:value-type="float">
            <text:p>72.1738466892</text:p>
          </table:table-cell>
          <table:table-cell table:number-columns-repeated="3"/>
        </table:table-row>
        <table:table-row table:style-name="ro1">
          <table:table-cell office:value-type="float" office:value="0.608115565104386" calcext:value-type="float">
            <text:p>0.6081155651</text:p>
          </table:table-cell>
          <table:table-cell table:formula="of:=[.A193]-1" office:value-type="float" office:value="-0.391884434895614" calcext:value-type="float">
            <text:p>-0.3918844349</text:p>
          </table:table-cell>
          <table:table-cell table:formula="of:=[.B193]+[.$C$1]" office:value-type="float" office:value="-0.221884434895614" calcext:value-type="float">
            <text:p>-0.2218844349</text:p>
          </table:table-cell>
          <table:table-cell table:formula="of:=[.D192]+([.D192]*[.C193]/100)" office:value-type="float" office:value="95.3757821432844" calcext:value-type="float">
            <text:p>95.3757821433</text:p>
          </table:table-cell>
          <table:table-cell office:value-type="float" office:value="70.9995985321796" calcext:value-type="float">
            <text:p>70.9995985322</text:p>
          </table:table-cell>
          <table:table-cell office:value-type="float" office:value="70.6039159296472" calcext:value-type="float">
            <text:p>70.6039159296</text:p>
          </table:table-cell>
          <table:table-cell table:number-columns-repeated="3"/>
        </table:table-row>
        <table:table-row table:style-name="ro1">
          <table:table-cell office:value-type="float" office:value="0.877207766122481" calcext:value-type="float">
            <text:p>0.8772077661</text:p>
          </table:table-cell>
          <table:table-cell table:formula="of:=[.A194]-1" office:value-type="float" office:value="-0.122792233877519" calcext:value-type="float">
            <text:p>-0.1227922339</text:p>
          </table:table-cell>
          <table:table-cell table:formula="of:=[.B194]+[.$C$1]" office:value-type="float" office:value="0.0472077661224811" calcext:value-type="float">
            <text:p>0.0472077661</text:p>
          </table:table-cell>
          <table:table-cell table:formula="of:=[.D193]+([.D193]*[.C194]/100)" office:value-type="float" office:value="95.4208069194561" calcext:value-type="float">
            <text:p>95.4208069195</text:p>
          </table:table-cell>
          <table:table-cell office:value-type="float" office:value="70.4654332602814" calcext:value-type="float">
            <text:p>70.4654332603</text:p>
          </table:table-cell>
          <table:table-cell office:value-type="float" office:value="70.9995985321796" calcext:value-type="float">
            <text:p>70.9995985322</text:p>
          </table:table-cell>
          <table:table-cell table:number-columns-repeated="3"/>
        </table:table-row>
        <table:table-row table:style-name="ro1">
          <table:table-cell office:value-type="float" office:value="0.807519222362229" calcext:value-type="float">
            <text:p>0.8075192224</text:p>
          </table:table-cell>
          <table:table-cell table:formula="of:=[.A195]-1" office:value-type="float" office:value="-0.192480777637771" calcext:value-type="float">
            <text:p>-0.1924807776</text:p>
          </table:table-cell>
          <table:table-cell table:formula="of:=[.B195]+[.$C$1]" office:value-type="float" office:value="-0.0224807776377709" calcext:value-type="float">
            <text:p>-0.0224807776</text:p>
          </table:table-cell>
          <table:table-cell table:formula="of:=[.D194]+([.D194]*[.C195]/100)" office:value-type="float" office:value="95.3993555800324" calcext:value-type="float">
            <text:p>95.39935558</text:p>
          </table:table-cell>
          <table:table-cell office:value-type="float" office:value="72.4718590586229" calcext:value-type="float">
            <text:p>72.4718590586</text:p>
          </table:table-cell>
          <table:table-cell office:value-type="float" office:value="70.4654332602814" calcext:value-type="float">
            <text:p>70.4654332603</text:p>
          </table:table-cell>
          <table:table-cell table:number-columns-repeated="3"/>
        </table:table-row>
        <table:table-row table:style-name="ro1">
          <table:table-cell office:value-type="float" office:value="0.64913300656723" calcext:value-type="float">
            <text:p>0.6491330066</text:p>
          </table:table-cell>
          <table:table-cell table:formula="of:=[.A196]-1" office:value-type="float" office:value="-0.35086699343277" calcext:value-type="float">
            <text:p>-0.3508669934</text:p>
          </table:table-cell>
          <table:table-cell table:formula="of:=[.B196]+[.$C$1]" office:value-type="float" office:value="-0.18086699343277" calcext:value-type="float">
            <text:p>-0.1808669934</text:p>
          </table:table-cell>
          <table:table-cell table:formula="of:=[.D195]+([.D195]*[.C196]/100)" office:value-type="float" office:value="95.2268096338406" calcext:value-type="float">
            <text:p>95.2268096338</text:p>
          </table:table-cell>
          <table:table-cell office:value-type="float" office:value="72.2227566971499" calcext:value-type="float">
            <text:p>72.2227566971</text:p>
          </table:table-cell>
          <table:table-cell office:value-type="float" office:value="72.4718590586229" calcext:value-type="float">
            <text:p>72.4718590586</text:p>
          </table:table-cell>
          <table:table-cell table:number-columns-repeated="3"/>
        </table:table-row>
        <table:table-row table:style-name="ro1">
          <table:table-cell office:value-type="float" office:value="1.1765052988318" calcext:value-type="float">
            <text:p>1.1765052988</text:p>
          </table:table-cell>
          <table:table-cell table:formula="of:=[.A197]-1" office:value-type="float" office:value="0.1765052988318" calcext:value-type="float">
            <text:p>0.1765052988</text:p>
          </table:table-cell>
          <table:table-cell table:formula="of:=[.B197]+[.$C$1]" office:value-type="float" office:value="0.3465052988318" calcext:value-type="float">
            <text:p>0.3465052988</text:p>
          </table:table-cell>
          <table:table-cell table:formula="of:=[.D196]+([.D196]*[.C197]/100)" office:value-type="float" office:value="95.5567755751303" calcext:value-type="float">
            <text:p>95.5567755751</text:p>
          </table:table-cell>
          <table:table-cell office:value-type="float" office:value="71.7727129912013" calcext:value-type="float">
            <text:p>71.7727129912</text:p>
          </table:table-cell>
          <table:table-cell office:value-type="float" office:value="72.2227566971499" calcext:value-type="float">
            <text:p>72.2227566971</text:p>
          </table:table-cell>
          <table:table-cell table:number-columns-repeated="3"/>
        </table:table-row>
        <table:table-row table:style-name="ro1">
          <table:table-cell office:value-type="float" office:value="0.674488593455429" calcext:value-type="float">
            <text:p>0.6744885935</text:p>
          </table:table-cell>
          <table:table-cell table:formula="of:=[.A198]-1" office:value-type="float" office:value="-0.325511406544571" calcext:value-type="float">
            <text:p>-0.3255114065</text:p>
          </table:table-cell>
          <table:table-cell table:formula="of:=[.B198]+[.$C$1]" office:value-type="float" office:value="-0.155511406544571" calcext:value-type="float">
            <text:p>-0.1555114065</text:p>
          </table:table-cell>
          <table:table-cell table:formula="of:=[.D197]+([.D197]*[.C198]/100)" office:value-type="float" office:value="95.4081738893848" calcext:value-type="float">
            <text:p>95.4081738894</text:p>
          </table:table-cell>
          <table:table-cell office:value-type="float" office:value="70.6656172877787" calcext:value-type="float">
            <text:p>70.6656172878</text:p>
          </table:table-cell>
          <table:table-cell office:value-type="float" office:value="71.7727129912013" calcext:value-type="float">
            <text:p>71.7727129912</text:p>
          </table:table-cell>
          <table:table-cell table:number-columns-repeated="3"/>
        </table:table-row>
        <table:table-row table:style-name="ro1">
          <table:table-cell office:value-type="float" office:value="0.810276382588535" calcext:value-type="float">
            <text:p>0.8102763826</text:p>
          </table:table-cell>
          <table:table-cell table:formula="of:=[.A199]-1" office:value-type="float" office:value="-0.189723617411465" calcext:value-type="float">
            <text:p>-0.1897236174</text:p>
          </table:table-cell>
          <table:table-cell table:formula="of:=[.B199]+[.$C$1]" office:value-type="float" office:value="-0.0197236174114649" calcext:value-type="float">
            <text:p>-0.0197236174</text:p>
          </table:table-cell>
          <table:table-cell table:formula="of:=[.D198]+([.D198]*[.C199]/100)" office:value-type="float" office:value="95.3893559461876" calcext:value-type="float">
            <text:p>95.3893559462</text:p>
          </table:table-cell>
          <table:table-cell office:value-type="float" office:value="70.5394099693637" calcext:value-type="float">
            <text:p>70.5394099694</text:p>
          </table:table-cell>
          <table:table-cell office:value-type="float" office:value="70.6656172877787" calcext:value-type="float">
            <text:p>70.6656172878</text:p>
          </table:table-cell>
          <table:table-cell table:number-columns-repeated="3"/>
        </table:table-row>
        <table:table-row table:style-name="ro1">
          <table:table-cell office:value-type="float" office:value="0.888907044663466" calcext:value-type="float">
            <text:p>0.8889070447</text:p>
          </table:table-cell>
          <table:table-cell table:formula="of:=[.A200]-1" office:value-type="float" office:value="-0.111092955336534" calcext:value-type="float">
            <text:p>-0.1110929553</text:p>
          </table:table-cell>
          <table:table-cell table:formula="of:=[.B200]+[.$C$1]" office:value-type="float" office:value="0.0589070446634661" calcext:value-type="float">
            <text:p>0.0589070447</text:p>
          </table:table-cell>
          <table:table-cell table:formula="of:=[.D199]+([.D199]*[.C200]/100)" office:value-type="float" office:value="95.445546996699" calcext:value-type="float">
            <text:p>95.4455469967</text:p>
          </table:table-cell>
          <table:table-cell office:value-type="float" office:value="72.2111720892318" calcext:value-type="float">
            <text:p>72.2111720892</text:p>
          </table:table-cell>
          <table:table-cell office:value-type="float" office:value="70.5394099693637" calcext:value-type="float">
            <text:p>70.5394099694</text:p>
          </table:table-cell>
          <table:table-cell table:number-columns-repeated="3"/>
        </table:table-row>
        <table:table-row table:style-name="ro1">
          <table:table-cell office:value-type="float" office:value="0.676889234343294" calcext:value-type="float">
            <text:p>0.6768892343</text:p>
          </table:table-cell>
          <table:table-cell table:formula="of:=[.A201]-1" office:value-type="float" office:value="-0.323110765656706" calcext:value-type="float">
            <text:p>-0.3231107657</text:p>
          </table:table-cell>
          <table:table-cell table:formula="of:=[.B201]+[.$C$1]" office:value-type="float" office:value="-0.153110765656706" calcext:value-type="float">
            <text:p>-0.1531107657</text:p>
          </table:table-cell>
          <table:table-cell table:formula="of:=[.D200]+([.D200]*[.C201]/100)" office:value-type="float" office:value="95.2994095889071" calcext:value-type="float">
            <text:p>95.2994095889</text:p>
          </table:table-cell>
          <table:table-cell office:value-type="float" office:value="70.7328529502647" calcext:value-type="float">
            <text:p>70.7328529503</text:p>
          </table:table-cell>
          <table:table-cell office:value-type="float" office:value="72.2111720892318" calcext:value-type="float">
            <text:p>72.2111720892</text:p>
          </table:table-cell>
          <table:table-cell table:number-columns-repeated="3"/>
        </table:table-row>
        <table:table-row table:style-name="ro1">
          <table:table-cell office:value-type="float" office:value="0.602834085800984" calcext:value-type="float">
            <text:p>0.6028340858</text:p>
          </table:table-cell>
          <table:table-cell table:formula="of:=[.A202]-1" office:value-type="float" office:value="-0.397165914199016" calcext:value-type="float">
            <text:p>-0.3971659142</text:p>
          </table:table-cell>
          <table:table-cell table:formula="of:=[.B202]+[.$C$1]" office:value-type="float" office:value="-0.227165914199016" calcext:value-type="float">
            <text:p>-0.2271659142</text:p>
          </table:table-cell>
          <table:table-cell table:formula="of:=[.D201]+([.D201]*[.C202]/100)" office:value-type="float" office:value="95.0829218138882" calcext:value-type="float">
            <text:p>95.0829218139</text:p>
          </table:table-cell>
          <table:table-cell office:value-type="float" office:value="71.6172695269442" calcext:value-type="float">
            <text:p>71.6172695269</text:p>
          </table:table-cell>
          <table:table-cell office:value-type="float" office:value="70.7328529502647" calcext:value-type="float">
            <text:p>70.7328529503</text:p>
          </table:table-cell>
          <table:table-cell table:number-columns-repeated="3"/>
        </table:table-row>
        <table:table-row table:style-name="ro1">
          <table:table-cell office:value-type="float" office:value="1.35897188289727" calcext:value-type="float">
            <text:p>1.3589718829</text:p>
          </table:table-cell>
          <table:table-cell table:formula="of:=[.A203]-1" office:value-type="float" office:value="0.35897188289727" calcext:value-type="float">
            <text:p>0.3589718829</text:p>
          </table:table-cell>
          <table:table-cell table:formula="of:=[.B203]+[.$C$1]" office:value-type="float" office:value="0.52897188289727" calcext:value-type="float">
            <text:p>0.5289718829</text:p>
          </table:table-cell>
          <table:table-cell table:formula="of:=[.D202]+([.D202]*[.C203]/100)" office:value-type="float" office:value="95.5858837357209" calcext:value-type="float">
            <text:p>95.5858837357</text:p>
          </table:table-cell>
          <table:table-cell office:value-type="float" office:value="72.4399015195385" calcext:value-type="float">
            <text:p>72.4399015195</text:p>
          </table:table-cell>
          <table:table-cell office:value-type="float" office:value="71.6172695269442" calcext:value-type="float">
            <text:p>71.6172695269</text:p>
          </table:table-cell>
          <table:table-cell table:number-columns-repeated="3"/>
        </table:table-row>
        <table:table-row table:style-name="ro1">
          <table:table-cell office:value-type="float" office:value="0.78941605838624" calcext:value-type="float">
            <text:p>0.7894160584</text:p>
          </table:table-cell>
          <table:table-cell table:formula="of:=[.A204]-1" office:value-type="float" office:value="-0.21058394161376" calcext:value-type="float">
            <text:p>-0.2105839416</text:p>
          </table:table-cell>
          <table:table-cell table:formula="of:=[.B204]+[.$C$1]" office:value-type="float" office:value="-0.04058394161376" calcext:value-type="float">
            <text:p>-0.0405839416</text:p>
          </table:table-cell>
          <table:table-cell table:formula="of:=[.D203]+([.D203]*[.C204]/100)" office:value-type="float" office:value="95.5470912164746" calcext:value-type="float">
            <text:p>95.5470912165</text:p>
          </table:table-cell>
          <table:table-cell office:value-type="float" office:value="74.3242062438086" calcext:value-type="float">
            <text:p>74.3242062438</text:p>
          </table:table-cell>
          <table:table-cell office:value-type="float" office:value="72.4399015195385" calcext:value-type="float">
            <text:p>72.4399015195</text:p>
          </table:table-cell>
          <table:table-cell table:number-columns-repeated="3"/>
        </table:table-row>
        <table:table-row table:style-name="ro1">
          <table:table-cell office:value-type="float" office:value="0.91248104851865" calcext:value-type="float">
            <text:p>0.9124810485</text:p>
          </table:table-cell>
          <table:table-cell table:formula="of:=[.A205]-1" office:value-type="float" office:value="-0.08751895148135" calcext:value-type="float">
            <text:p>-0.0875189515</text:p>
          </table:table-cell>
          <table:table-cell table:formula="of:=[.B205]+[.$C$1]" office:value-type="float" office:value="0.08248104851865" calcext:value-type="float">
            <text:p>0.0824810485</text:p>
          </table:table-cell>
          <table:table-cell table:formula="of:=[.D204]+([.D204]*[.C205]/100)" office:value-type="float" office:value="95.625899459139" calcext:value-type="float">
            <text:p>95.6258994591</text:p>
          </table:table-cell>
          <table:table-cell office:value-type="float" office:value="74.4897862389288" calcext:value-type="float">
            <text:p>74.4897862389</text:p>
          </table:table-cell>
          <table:table-cell office:value-type="float" office:value="74.3242062438086" calcext:value-type="float">
            <text:p>74.3242062438</text:p>
          </table:table-cell>
          <table:table-cell table:number-columns-repeated="3"/>
        </table:table-row>
        <table:table-row table:style-name="ro1">
          <table:table-cell office:value-type="float" office:value="0.782865656611791" calcext:value-type="float">
            <text:p>0.7828656566</text:p>
          </table:table-cell>
          <table:table-cell table:formula="of:=[.A206]-1" office:value-type="float" office:value="-0.217134343388209" calcext:value-type="float">
            <text:p>-0.2171343434</text:p>
          </table:table-cell>
          <table:table-cell table:formula="of:=[.B206]+[.$C$1]" office:value-type="float" office:value="-0.0471343433882089" calcext:value-type="float">
            <text:p>-0.0471343434</text:p>
          </table:table-cell>
          <table:table-cell table:formula="of:=[.D205]+([.D205]*[.C206]/100)" office:value-type="float" office:value="95.5808268193198" calcext:value-type="float">
            <text:p>95.5808268193</text:p>
          </table:table-cell>
          <table:table-cell office:value-type="float" office:value="73.9304876919743" calcext:value-type="float">
            <text:p>73.930487692</text:p>
          </table:table-cell>
          <table:table-cell office:value-type="float" office:value="74.4897862389288" calcext:value-type="float">
            <text:p>74.4897862389</text:p>
          </table:table-cell>
          <table:table-cell table:number-columns-repeated="3"/>
        </table:table-row>
        <table:table-row table:style-name="ro1">
          <table:table-cell office:value-type="float" office:value="1.1552357934392" calcext:value-type="float">
            <text:p>1.1552357934</text:p>
          </table:table-cell>
          <table:table-cell table:formula="of:=[.A207]-1" office:value-type="float" office:value="0.1552357934392" calcext:value-type="float">
            <text:p>0.1552357934</text:p>
          </table:table-cell>
          <table:table-cell table:formula="of:=[.B207]+[.$C$1]" office:value-type="float" office:value="0.3252357934392" calcext:value-type="float">
            <text:p>0.3252357934</text:p>
          </table:table-cell>
          <table:table-cell table:formula="of:=[.D206]+([.D206]*[.C207]/100)" office:value-type="float" office:value="95.8916898798014" calcext:value-type="float">
            <text:p>95.8916898798</text:p>
          </table:table-cell>
          <table:table-cell office:value-type="float" office:value="74.569638473663" calcext:value-type="float">
            <text:p>74.5696384737</text:p>
          </table:table-cell>
          <table:table-cell office:value-type="float" office:value="73.9304876919743" calcext:value-type="float">
            <text:p>73.930487692</text:p>
          </table:table-cell>
          <table:table-cell table:number-columns-repeated="3"/>
        </table:table-row>
        <table:table-row table:style-name="ro1">
          <table:table-cell office:value-type="float" office:value="1.06482053786331" calcext:value-type="float">
            <text:p>1.0648205379</text:p>
          </table:table-cell>
          <table:table-cell table:formula="of:=[.A208]-1" office:value-type="float" office:value="0.06482053786331" calcext:value-type="float">
            <text:p>0.0648205379</text:p>
          </table:table-cell>
          <table:table-cell table:formula="of:=[.B208]+[.$C$1]" office:value-type="float" office:value="0.23482053786331" calcext:value-type="float">
            <text:p>0.2348205379</text:p>
          </table:table-cell>
          <table:table-cell table:formula="of:=[.D207]+([.D207]*[.C208]/100)" office:value-type="float" office:value="96.1168632617434" calcext:value-type="float">
            <text:p>96.1168632617</text:p>
          </table:table-cell>
          <table:table-cell office:value-type="float" office:value="74.6794841967835" calcext:value-type="float">
            <text:p>74.6794841968</text:p>
          </table:table-cell>
          <table:table-cell office:value-type="float" office:value="74.569638473663" calcext:value-type="float">
            <text:p>74.5696384737</text:p>
          </table:table-cell>
          <table:table-cell table:number-columns-repeated="3"/>
        </table:table-row>
        <table:table-row table:style-name="ro1">
          <table:table-cell office:value-type="float" office:value="0.703823244491543" calcext:value-type="float">
            <text:p>0.7038232445</text:p>
          </table:table-cell>
          <table:table-cell table:formula="of:=[.A209]-1" office:value-type="float" office:value="-0.296176755508457" calcext:value-type="float">
            <text:p>-0.2961767555</text:p>
          </table:table-cell>
          <table:table-cell table:formula="of:=[.B209]+[.$C$1]" office:value-type="float" office:value="-0.126176755508457" calcext:value-type="float">
            <text:p>-0.1261767555</text:p>
          </table:table-cell>
          <table:table-cell table:formula="of:=[.D208]+([.D208]*[.C209]/100)" office:value-type="float" office:value="95.9955861221832" calcext:value-type="float">
            <text:p>95.9955861222</text:p>
          </table:table-cell>
          <table:table-cell office:value-type="float" office:value="74.6910771221838" calcext:value-type="float">
            <text:p>74.6910771222</text:p>
          </table:table-cell>
          <table:table-cell office:value-type="float" office:value="74.6794841967835" calcext:value-type="float">
            <text:p>74.6794841968</text:p>
          </table:table-cell>
          <table:table-cell table:number-columns-repeated="3"/>
        </table:table-row>
        <table:table-row table:style-name="ro1">
          <table:table-cell office:value-type="float" office:value="1.31219008093716" calcext:value-type="float">
            <text:p>1.3121900809</text:p>
          </table:table-cell>
          <table:table-cell table:formula="of:=[.A210]-1" office:value-type="float" office:value="0.31219008093716" calcext:value-type="float">
            <text:p>0.3121900809</text:p>
          </table:table-cell>
          <table:table-cell table:formula="of:=[.B210]+[.$C$1]" office:value-type="float" office:value="0.48219008093716" calcext:value-type="float">
            <text:p>0.4821900809</text:p>
          </table:table-cell>
          <table:table-cell table:formula="of:=[.D209]+([.D209]*[.C210]/100)" office:value-type="float" office:value="96.4584673166019" calcext:value-type="float">
            <text:p>96.4584673166</text:p>
          </table:table-cell>
          <table:table-cell office:value-type="float" office:value="74.6788849886647" calcext:value-type="float">
            <text:p>74.6788849887</text:p>
          </table:table-cell>
          <table:table-cell office:value-type="float" office:value="74.6910771221838" calcext:value-type="float">
            <text:p>74.6910771222</text:p>
          </table:table-cell>
          <table:table-cell table:number-columns-repeated="3"/>
        </table:table-row>
        <table:table-row table:style-name="ro1">
          <table:table-cell office:value-type="float" office:value="0.338183058723422" calcext:value-type="float">
            <text:p>0.3381830587</text:p>
          </table:table-cell>
          <table:table-cell table:formula="of:=[.A211]-1" office:value-type="float" office:value="-0.661816941276578" calcext:value-type="float">
            <text:p>-0.6618169413</text:p>
          </table:table-cell>
          <table:table-cell table:formula="of:=[.B211]+[.$C$1]" office:value-type="float" office:value="-0.491816941276578" calcext:value-type="float">
            <text:p>-0.4918169413</text:p>
          </table:table-cell>
          <table:table-cell table:formula="of:=[.D210]+([.D210]*[.C211]/100)" office:value-type="float" office:value="95.9840682330431" calcext:value-type="float">
            <text:p>95.984068233</text:p>
          </table:table-cell>
          <table:table-cell office:value-type="float" office:value="74.474015525749" calcext:value-type="float">
            <text:p>74.4740155257</text:p>
          </table:table-cell>
          <table:table-cell office:value-type="float" office:value="74.6788849886647" calcext:value-type="float">
            <text:p>74.6788849887</text:p>
          </table:table-cell>
          <table:table-cell table:number-columns-repeated="3"/>
        </table:table-row>
        <table:table-row table:style-name="ro1">
          <table:table-cell office:value-type="float" office:value="1.07440418988981" calcext:value-type="float">
            <text:p>1.0744041899</text:p>
          </table:table-cell>
          <table:table-cell table:formula="of:=[.A212]-1" office:value-type="float" office:value="0.07440418988981" calcext:value-type="float">
            <text:p>0.0744041899</text:p>
          </table:table-cell>
          <table:table-cell table:formula="of:=[.B212]+[.$C$1]" office:value-type="float" office:value="0.24440418988981" calcext:value-type="float">
            <text:p>0.2444041899</text:p>
          </table:table-cell>
          <table:table-cell table:formula="of:=[.D211]+([.D211]*[.C212]/100)" office:value-type="float" office:value="96.2186573174313" calcext:value-type="float">
            <text:p>96.2186573174</text:p>
          </table:table-cell>
          <table:table-cell office:value-type="float" office:value="74.7458709903333" calcext:value-type="float">
            <text:p>74.7458709903</text:p>
          </table:table-cell>
          <table:table-cell office:value-type="float" office:value="74.474015525749" calcext:value-type="float">
            <text:p>74.4740155257</text:p>
          </table:table-cell>
          <table:table-cell table:number-columns-repeated="3"/>
        </table:table-row>
        <table:table-row table:style-name="ro1">
          <table:table-cell office:value-type="float" office:value="0.736847601914842" calcext:value-type="float">
            <text:p>0.7368476019</text:p>
          </table:table-cell>
          <table:table-cell table:formula="of:=[.A213]-1" office:value-type="float" office:value="-0.263152398085158" calcext:value-type="float">
            <text:p>-0.2631523981</text:p>
          </table:table-cell>
          <table:table-cell table:formula="of:=[.B213]+[.$C$1]" office:value-type="float" office:value="-0.0931523980851579" calcext:value-type="float">
            <text:p>-0.0931523981</text:p>
          </table:table-cell>
          <table:table-cell table:formula="of:=[.D212]+([.D212]*[.C213]/100)" office:value-type="float" office:value="96.1290273307348" calcext:value-type="float">
            <text:p>96.1290273307</text:p>
          </table:table-cell>
          <table:table-cell office:value-type="float" office:value="74.9873834362738" calcext:value-type="float">
            <text:p>74.9873834363</text:p>
          </table:table-cell>
          <table:table-cell office:value-type="float" office:value="74.7458709903333" calcext:value-type="float">
            <text:p>74.7458709903</text:p>
          </table:table-cell>
          <table:table-cell table:number-columns-repeated="3"/>
        </table:table-row>
        <table:table-row table:style-name="ro1">
          <table:table-cell office:value-type="float" office:value="1.03479249499767" calcext:value-type="float">
            <text:p>1.034792495</text:p>
          </table:table-cell>
          <table:table-cell table:formula="of:=[.A214]-1" office:value-type="float" office:value="0.0347924949976699" calcext:value-type="float">
            <text:p>0.034792495</text:p>
          </table:table-cell>
          <table:table-cell table:formula="of:=[.B214]+[.$C$1]" office:value-type="float" office:value="0.20479249499767" calcext:value-type="float">
            <text:p>0.204792495</text:p>
          </table:table-cell>
          <table:table-cell table:formula="of:=[.D213]+([.D213]*[.C214]/100)" office:value-type="float" office:value="96.3258923642224" calcext:value-type="float">
            <text:p>96.3258923642</text:p>
          </table:table-cell>
          <table:table-cell office:value-type="float" office:value="73.3926606229837" calcext:value-type="float">
            <text:p>73.392660623</text:p>
          </table:table-cell>
          <table:table-cell office:value-type="float" office:value="74.9873834362738" calcext:value-type="float">
            <text:p>74.9873834363</text:p>
          </table:table-cell>
          <table:table-cell table:number-columns-repeated="3"/>
        </table:table-row>
        <table:table-row table:style-name="ro1">
          <table:table-cell office:value-type="float" office:value="0.632755954885185" calcext:value-type="float">
            <text:p>0.6327559549</text:p>
          </table:table-cell>
          <table:table-cell table:formula="of:=[.A215]-1" office:value-type="float" office:value="-0.367244045114815" calcext:value-type="float">
            <text:p>-0.3672440451</text:p>
          </table:table-cell>
          <table:table-cell table:formula="of:=[.B215]+[.$C$1]" office:value-type="float" office:value="-0.197244045114815" calcext:value-type="float">
            <text:p>-0.1972440451</text:p>
          </table:table-cell>
          <table:table-cell table:formula="of:=[.D214]+([.D214]*[.C215]/100)" office:value-type="float" office:value="96.1358952776303" calcext:value-type="float">
            <text:p>96.1358952776</text:p>
          </table:table-cell>
          <table:table-cell office:value-type="float" office:value="72.4768857153386" calcext:value-type="float">
            <text:p>72.4768857153</text:p>
          </table:table-cell>
          <table:table-cell office:value-type="float" office:value="73.3926606229837" calcext:value-type="float">
            <text:p>73.392660623</text:p>
          </table:table-cell>
          <table:table-cell table:number-columns-repeated="3"/>
        </table:table-row>
        <table:table-row table:style-name="ro1">
          <table:table-cell office:value-type="float" office:value="0.611636009294505" calcext:value-type="float">
            <text:p>0.6116360093</text:p>
          </table:table-cell>
          <table:table-cell table:formula="of:=[.A216]-1" office:value-type="float" office:value="-0.388363990705495" calcext:value-type="float">
            <text:p>-0.3883639907</text:p>
          </table:table-cell>
          <table:table-cell table:formula="of:=[.B216]+[.$C$1]" office:value-type="float" office:value="-0.218363990705495" calcext:value-type="float">
            <text:p>-0.2183639907</text:p>
          </table:table-cell>
          <table:table-cell table:formula="of:=[.D215]+([.D215]*[.C216]/100)" office:value-type="float" office:value="95.9259691002016" calcext:value-type="float">
            <text:p>95.9259691002</text:p>
          </table:table-cell>
          <table:table-cell office:value-type="float" office:value="72.4130538631235" calcext:value-type="float">
            <text:p>72.4130538631</text:p>
          </table:table-cell>
          <table:table-cell office:value-type="float" office:value="72.4768857153386" calcext:value-type="float">
            <text:p>72.4768857153</text:p>
          </table:table-cell>
          <table:table-cell table:number-columns-repeated="3"/>
        </table:table-row>
        <table:table-row table:style-name="ro1">
          <table:table-cell office:value-type="float" office:value="0.563186044074938" calcext:value-type="float">
            <text:p>0.5631860441</text:p>
          </table:table-cell>
          <table:table-cell table:formula="of:=[.A217]-1" office:value-type="float" office:value="-0.436813955925062" calcext:value-type="float">
            <text:p>-0.4368139559</text:p>
          </table:table-cell>
          <table:table-cell table:formula="of:=[.B217]+[.$C$1]" office:value-type="float" office:value="-0.266813955925062" calcext:value-type="float">
            <text:p>-0.2668139559</text:p>
          </table:table-cell>
          <table:table-cell table:formula="of:=[.D216]+([.D216]*[.C217]/100)" office:value-type="float" office:value="95.6700252272859" calcext:value-type="float">
            <text:p>95.6700252273</text:p>
          </table:table-cell>
          <table:table-cell office:value-type="float" office:value="72.910909038768" calcext:value-type="float">
            <text:p>72.9109090388</text:p>
          </table:table-cell>
          <table:table-cell office:value-type="float" office:value="72.4130538631235" calcext:value-type="float">
            <text:p>72.4130538631</text:p>
          </table:table-cell>
          <table:table-cell table:number-columns-repeated="3"/>
        </table:table-row>
        <table:table-row table:style-name="ro1">
          <table:table-cell office:value-type="float" office:value="0.555151136269079" calcext:value-type="float">
            <text:p>0.5551511363</text:p>
          </table:table-cell>
          <table:table-cell table:formula="of:=[.A218]-1" office:value-type="float" office:value="-0.444848863730921" calcext:value-type="float">
            <text:p>-0.4448488637</text:p>
          </table:table-cell>
          <table:table-cell table:formula="of:=[.B218]+[.$C$1]" office:value-type="float" office:value="-0.274848863730921" calcext:value-type="float">
            <text:p>-0.2748488637</text:p>
          </table:table-cell>
          <table:table-cell table:formula="of:=[.D217]+([.D217]*[.C218]/100)" office:value-type="float" office:value="95.4070772500176" calcext:value-type="float">
            <text:p>95.40707725</text:p>
          </table:table-cell>
          <table:table-cell office:value-type="float" office:value="72.7756720622917" calcext:value-type="float">
            <text:p>72.7756720623</text:p>
          </table:table-cell>
          <table:table-cell office:value-type="float" office:value="72.910909038768" calcext:value-type="float">
            <text:p>72.9109090388</text:p>
          </table:table-cell>
          <table:table-cell table:number-columns-repeated="3"/>
        </table:table-row>
        <table:table-row table:style-name="ro1">
          <table:table-cell office:value-type="float" office:value="0.869103803464833" calcext:value-type="float">
            <text:p>0.8691038035</text:p>
          </table:table-cell>
          <table:table-cell table:formula="of:=[.A219]-1" office:value-type="float" office:value="-0.130896196535167" calcext:value-type="float">
            <text:p>-0.1308961965</text:p>
          </table:table-cell>
          <table:table-cell table:formula="of:=[.B219]+[.$C$1]" office:value-type="float" office:value="0.0391038034648331" calcext:value-type="float">
            <text:p>0.0391038035</text:p>
          </table:table-cell>
          <table:table-cell table:formula="of:=[.D218]+([.D218]*[.C219]/100)" office:value-type="float" office:value="95.444385045997" calcext:value-type="float">
            <text:p>95.444385046</text:p>
          </table:table-cell>
          <table:table-cell office:value-type="float" office:value="71.065128139311" calcext:value-type="float">
            <text:p>71.0651281393</text:p>
          </table:table-cell>
          <table:table-cell office:value-type="float" office:value="72.7756720622917" calcext:value-type="float">
            <text:p>72.7756720623</text:p>
          </table:table-cell>
          <table:table-cell table:number-columns-repeated="3"/>
        </table:table-row>
        <table:table-row table:style-name="ro1">
          <table:table-cell office:value-type="float" office:value="1.17645651962251" calcext:value-type="float">
            <text:p>1.1764565196</text:p>
          </table:table-cell>
          <table:table-cell table:formula="of:=[.A220]-1" office:value-type="float" office:value="0.17645651962251" calcext:value-type="float">
            <text:p>0.1764565196</text:p>
          </table:table-cell>
          <table:table-cell table:formula="of:=[.B220]+[.$C$1]" office:value-type="float" office:value="0.34645651962251" calcext:value-type="float">
            <text:p>0.3464565196</text:p>
          </table:table-cell>
          <table:table-cell table:formula="of:=[.D219]+([.D219]*[.C220]/100)" office:value-type="float" office:value="95.7750583406025" calcext:value-type="float">
            <text:p>95.7750583406</text:p>
          </table:table-cell>
          <table:table-cell office:value-type="float" office:value="70.9279270950926" calcext:value-type="float">
            <text:p>70.9279270951</text:p>
          </table:table-cell>
          <table:table-cell office:value-type="float" office:value="71.065128139311" calcext:value-type="float">
            <text:p>71.0651281393</text:p>
          </table:table-cell>
          <table:table-cell table:number-columns-repeated="3"/>
        </table:table-row>
        <table:table-row table:style-name="ro1">
          <table:table-cell office:value-type="float" office:value="0.545442829929326" calcext:value-type="float">
            <text:p>0.5454428299</text:p>
          </table:table-cell>
          <table:table-cell table:formula="of:=[.A221]-1" office:value-type="float" office:value="-0.454557170070674" calcext:value-type="float">
            <text:p>-0.4545571701</text:p>
          </table:table-cell>
          <table:table-cell table:formula="of:=[.B221]+[.$C$1]" office:value-type="float" office:value="-0.284557170070674" calcext:value-type="float">
            <text:p>-0.2845571701</text:p>
          </table:table-cell>
          <table:table-cell table:formula="of:=[.D220]+([.D220]*[.C221]/100)" office:value-type="float" office:value="95.5025235449549" calcext:value-type="float">
            <text:p>95.502523545</text:p>
          </table:table-cell>
          <table:table-cell office:value-type="float" office:value="70.7314964251676" calcext:value-type="float">
            <text:p>70.7314964252</text:p>
          </table:table-cell>
          <table:table-cell office:value-type="float" office:value="70.9279270950926" calcext:value-type="float">
            <text:p>70.9279270951</text:p>
          </table:table-cell>
          <table:table-cell table:number-columns-repeated="3"/>
        </table:table-row>
        <table:table-row table:style-name="ro1">
          <table:table-cell office:value-type="float" office:value="0.649979209998701" calcext:value-type="float">
            <text:p>0.64997921</text:p>
          </table:table-cell>
          <table:table-cell table:formula="of:=[.A222]-1" office:value-type="float" office:value="-0.350020790001299" calcext:value-type="float">
            <text:p>-0.35002079</text:p>
          </table:table-cell>
          <table:table-cell table:formula="of:=[.B222]+[.$C$1]" office:value-type="float" office:value="-0.180020790001299" calcext:value-type="float">
            <text:p>-0.18002079</text:p>
          </table:table-cell>
          <table:table-cell table:formula="of:=[.D221]+([.D221]*[.C222]/100)" office:value-type="float" office:value="95.3305991475981" calcext:value-type="float">
            <text:p>95.3305991476</text:p>
          </table:table-cell>
          <table:table-cell office:value-type="float" office:value="72.2018844358269" calcext:value-type="float">
            <text:p>72.2018844358</text:p>
          </table:table-cell>
          <table:table-cell office:value-type="float" office:value="70.7314964251676" calcext:value-type="float">
            <text:p>70.7314964252</text:p>
          </table:table-cell>
          <table:table-cell table:number-columns-repeated="3"/>
        </table:table-row>
        <table:table-row table:style-name="ro1">
          <table:table-cell office:value-type="float" office:value="0.766965152131931" calcext:value-type="float">
            <text:p>0.7669651521</text:p>
          </table:table-cell>
          <table:table-cell table:formula="of:=[.A223]-1" office:value-type="float" office:value="-0.233034847868069" calcext:value-type="float">
            <text:p>-0.2330348479</text:p>
          </table:table-cell>
          <table:table-cell table:formula="of:=[.B223]+[.$C$1]" office:value-type="float" office:value="-0.0630348478680689" calcext:value-type="float">
            <text:p>-0.0630348479</text:p>
          </table:table-cell>
          <table:table-cell table:formula="of:=[.D222]+([.D222]*[.C223]/100)" office:value-type="float" office:value="95.2705076494537" calcext:value-type="float">
            <text:p>95.2705076495</text:p>
          </table:table-cell>
          <table:table-cell office:value-type="float" office:value="71.9120445295034" calcext:value-type="float">
            <text:p>71.9120445295</text:p>
          </table:table-cell>
          <table:table-cell office:value-type="float" office:value="72.2018844358269" calcext:value-type="float">
            <text:p>72.2018844358</text:p>
          </table:table-cell>
          <table:table-cell table:number-columns-repeated="3"/>
        </table:table-row>
        <table:table-row table:style-name="ro1">
          <table:table-cell office:value-type="float" office:value="0.541814886556827" calcext:value-type="float">
            <text:p>0.5418148866</text:p>
          </table:table-cell>
          <table:table-cell table:formula="of:=[.A224]-1" office:value-type="float" office:value="-0.458185113443173" calcext:value-type="float">
            <text:p>-0.4581851134</text:p>
          </table:table-cell>
          <table:table-cell table:formula="of:=[.B224]+[.$C$1]" office:value-type="float" office:value="-0.288185113443173" calcext:value-type="float">
            <text:p>-0.2881851134</text:p>
          </table:table-cell>
          <table:table-cell table:formula="of:=[.D223]+([.D223]*[.C224]/100)" office:value-type="float" office:value="94.9959522289062" calcext:value-type="float">
            <text:p>94.9959522289</text:p>
          </table:table-cell>
          <table:table-cell office:value-type="float" office:value="72.6874642605205" calcext:value-type="float">
            <text:p>72.6874642605</text:p>
          </table:table-cell>
          <table:table-cell office:value-type="float" office:value="71.9120445295034" calcext:value-type="float">
            <text:p>71.9120445295</text:p>
          </table:table-cell>
          <table:table-cell table:number-columns-repeated="3"/>
        </table:table-row>
        <table:table-row table:style-name="ro1">
          <table:table-cell office:value-type="float" office:value="0.581569490867065" calcext:value-type="float">
            <text:p>0.5815694909</text:p>
          </table:table-cell>
          <table:table-cell table:formula="of:=[.A225]-1" office:value-type="float" office:value="-0.418430509132935" calcext:value-type="float">
            <text:p>-0.4184305091</text:p>
          </table:table-cell>
          <table:table-cell table:formula="of:=[.B225]+[.$C$1]" office:value-type="float" office:value="-0.248430509132935" calcext:value-type="float">
            <text:p>-0.2484305091</text:p>
          </table:table-cell>
          <table:table-cell table:formula="of:=[.D224]+([.D224]*[.C225]/100)" office:value-type="float" office:value="94.7599533011283" calcext:value-type="float">
            <text:p>94.7599533011</text:p>
          </table:table-cell>
          <table:table-cell office:value-type="float" office:value="71.9854220389889" calcext:value-type="float">
            <text:p>71.985422039</text:p>
          </table:table-cell>
          <table:table-cell office:value-type="float" office:value="72.6874642605205" calcext:value-type="float">
            <text:p>72.6874642605</text:p>
          </table:table-cell>
          <table:table-cell table:number-columns-repeated="3"/>
        </table:table-row>
        <table:table-row table:style-name="ro1">
          <table:table-cell office:value-type="float" office:value="0.80812716766703" calcext:value-type="float">
            <text:p>0.8081271677</text:p>
          </table:table-cell>
          <table:table-cell table:formula="of:=[.A226]-1" office:value-type="float" office:value="-0.19187283233297" calcext:value-type="float">
            <text:p>-0.1918728323</text:p>
          </table:table-cell>
          <table:table-cell table:formula="of:=[.B226]+[.$C$1]" office:value-type="float" office:value="-0.02187283233297" calcext:value-type="float">
            <text:p>-0.0218728323</text:p>
          </table:table-cell>
          <table:table-cell table:formula="of:=[.D225]+([.D225]*[.C226]/100)" office:value-type="float" office:value="94.7392266154239" calcext:value-type="float">
            <text:p>94.7392266154</text:p>
          </table:table-cell>
          <table:table-cell office:value-type="float" office:value="72.4716842892332" calcext:value-type="float">
            <text:p>72.4716842892</text:p>
          </table:table-cell>
          <table:table-cell office:value-type="float" office:value="71.9854220389889" calcext:value-type="float">
            <text:p>71.985422039</text:p>
          </table:table-cell>
          <table:table-cell table:number-columns-repeated="3"/>
        </table:table-row>
        <table:table-row table:style-name="ro1">
          <table:table-cell office:value-type="float" office:value="0.792633349190951" calcext:value-type="float">
            <text:p>0.7926333492</text:p>
          </table:table-cell>
          <table:table-cell table:formula="of:=[.A227]-1" office:value-type="float" office:value="-0.207366650809049" calcext:value-type="float">
            <text:p>-0.2073666508</text:p>
          </table:table-cell>
          <table:table-cell table:formula="of:=[.B227]+[.$C$1]" office:value-type="float" office:value="-0.0373666508090489" calcext:value-type="float">
            <text:p>-0.0373666508</text:p>
          </table:table-cell>
          <table:table-cell table:formula="of:=[.D226]+([.D226]*[.C227]/100)" office:value-type="float" office:value="94.7038257394354" calcext:value-type="float">
            <text:p>94.7038257394</text:p>
          </table:table-cell>
          <table:table-cell office:value-type="float" office:value="70.5685545802919" calcext:value-type="float">
            <text:p>70.5685545803</text:p>
          </table:table-cell>
          <table:table-cell office:value-type="float" office:value="72.4716842892332" calcext:value-type="float">
            <text:p>72.4716842892</text:p>
          </table:table-cell>
          <table:table-cell table:number-columns-repeated="3"/>
        </table:table-row>
        <table:table-row table:style-name="ro1">
          <table:table-cell office:value-type="float" office:value="0.705048738277904" calcext:value-type="float">
            <text:p>0.7050487383</text:p>
          </table:table-cell>
          <table:table-cell table:formula="of:=[.A228]-1" office:value-type="float" office:value="-0.294951261722096" calcext:value-type="float">
            <text:p>-0.2949512617</text:p>
          </table:table-cell>
          <table:table-cell table:formula="of:=[.B228]+[.$C$1]" office:value-type="float" office:value="-0.124951261722096" calcext:value-type="float">
            <text:p>-0.1249512617</text:p>
          </table:table-cell>
          <table:table-cell table:formula="of:=[.D227]+([.D227]*[.C228]/100)" office:value-type="float" office:value="94.5854921142748" calcext:value-type="float">
            <text:p>94.5854921143</text:p>
          </table:table-cell>
          <table:table-cell office:value-type="float" office:value="70.9446299031623" calcext:value-type="float">
            <text:p>70.9446299032</text:p>
          </table:table-cell>
          <table:table-cell office:value-type="float" office:value="70.5685545802919" calcext:value-type="float">
            <text:p>70.5685545803</text:p>
          </table:table-cell>
          <table:table-cell table:number-columns-repeated="3"/>
        </table:table-row>
        <table:table-row table:style-name="ro1">
          <table:table-cell office:value-type="float" office:value="0.556981097308415" calcext:value-type="float">
            <text:p>0.5569810973</text:p>
          </table:table-cell>
          <table:table-cell table:formula="of:=[.A229]-1" office:value-type="float" office:value="-0.443018902691585" calcext:value-type="float">
            <text:p>-0.4430189027</text:p>
          </table:table-cell>
          <table:table-cell table:formula="of:=[.B229]+[.$C$1]" office:value-type="float" office:value="-0.273018902691585" calcext:value-type="float">
            <text:p>-0.2730189027</text:p>
          </table:table-cell>
          <table:table-cell table:formula="of:=[.D228]+([.D228]*[.C229]/100)" office:value-type="float" office:value="94.327255841599" calcext:value-type="float">
            <text:p>94.3272558416</text:p>
          </table:table-cell>
          <table:table-cell office:value-type="float" office:value="69.570285120405" calcext:value-type="float">
            <text:p>69.5702851204</text:p>
          </table:table-cell>
          <table:table-cell office:value-type="float" office:value="70.9446299031623" calcext:value-type="float">
            <text:p>70.9446299032</text:p>
          </table:table-cell>
          <table:table-cell table:number-columns-repeated="3"/>
        </table:table-row>
        <table:table-row table:style-name="ro1">
          <table:table-cell office:value-type="float" office:value="0.915019661845275" calcext:value-type="float">
            <text:p>0.9150196618</text:p>
          </table:table-cell>
          <table:table-cell table:formula="of:=[.A230]-1" office:value-type="float" office:value="-0.0849803381547249" calcext:value-type="float">
            <text:p>-0.0849803382</text:p>
          </table:table-cell>
          <table:table-cell table:formula="of:=[.B230]+[.$C$1]" office:value-type="float" office:value="0.0850196618452751" calcext:value-type="float">
            <text:p>0.0850196618</text:p>
          </table:table-cell>
          <table:table-cell table:formula="of:=[.D229]+([.D229]*[.C230]/100)" office:value-type="float" office:value="94.4074525555435" calcext:value-type="float">
            <text:p>94.4074525555</text:p>
          </table:table-cell>
          <table:table-cell office:value-type="float" office:value="69.6964965890391" calcext:value-type="float">
            <text:p>69.696496589</text:p>
          </table:table-cell>
          <table:table-cell office:value-type="float" office:value="69.570285120405" calcext:value-type="float">
            <text:p>69.5702851204</text:p>
          </table:table-cell>
          <table:table-cell table:number-columns-repeated="3"/>
        </table:table-row>
        <table:table-row table:style-name="ro1">
          <table:table-cell office:value-type="float" office:value="0.890326431131884" calcext:value-type="float">
            <text:p>0.8903264311</text:p>
          </table:table-cell>
          <table:table-cell table:formula="of:=[.A231]-1" office:value-type="float" office:value="-0.109673568868116" calcext:value-type="float">
            <text:p>-0.1096735689</text:p>
          </table:table-cell>
          <table:table-cell table:formula="of:=[.B231]+[.$C$1]" office:value-type="float" office:value="0.060326431131884" calcext:value-type="float">
            <text:p>0.0603264311</text:p>
          </table:table-cell>
          <table:table-cell table:formula="of:=[.D230]+([.D230]*[.C231]/100)" office:value-type="float" office:value="94.4644052023928" calcext:value-type="float">
            <text:p>94.4644052024</text:p>
          </table:table-cell>
          <table:table-cell office:value-type="float" office:value="69.7370593644998" calcext:value-type="float">
            <text:p>69.7370593645</text:p>
          </table:table-cell>
          <table:table-cell office:value-type="float" office:value="69.6964965890391" calcext:value-type="float">
            <text:p>69.696496589</text:p>
          </table:table-cell>
          <table:table-cell table:number-columns-repeated="3"/>
        </table:table-row>
        <table:table-row table:style-name="ro1">
          <table:table-cell office:value-type="float" office:value="0.769170301526122" calcext:value-type="float">
            <text:p>0.7691703015</text:p>
          </table:table-cell>
          <table:table-cell table:formula="of:=[.A232]-1" office:value-type="float" office:value="-0.230829698473878" calcext:value-type="float">
            <text:p>-0.2308296985</text:p>
          </table:table-cell>
          <table:table-cell table:formula="of:=[.B232]+[.$C$1]" office:value-type="float" office:value="-0.0608296984738779" calcext:value-type="float">
            <text:p>-0.0608296985</text:p>
          </table:table-cell>
          <table:table-cell table:formula="of:=[.D231]+([.D231]*[.C232]/100)" office:value-type="float" office:value="94.406942789543" calcext:value-type="float">
            <text:p>94.4069427895</text:p>
          </table:table-cell>
          <table:table-cell office:value-type="float" office:value="69.4247285176716" calcext:value-type="float">
            <text:p>69.4247285177</text:p>
          </table:table-cell>
          <table:table-cell office:value-type="float" office:value="69.7370593644998" calcext:value-type="float">
            <text:p>69.7370593645</text:p>
          </table:table-cell>
          <table:table-cell table:number-columns-repeated="3"/>
        </table:table-row>
        <table:table-row table:style-name="ro1">
          <table:table-cell office:value-type="float" office:value="0.739062612097771" calcext:value-type="float">
            <text:p>0.7390626121</text:p>
          </table:table-cell>
          <table:table-cell table:formula="of:=[.A233]-1" office:value-type="float" office:value="-0.260937387902229" calcext:value-type="float">
            <text:p>-0.2609373879</text:p>
          </table:table-cell>
          <table:table-cell table:formula="of:=[.B233]+[.$C$1]" office:value-type="float" office:value="-0.090937387902229" calcext:value-type="float">
            <text:p>-0.0909373879</text:p>
          </table:table-cell>
          <table:table-cell table:formula="of:=[.D232]+([.D232]*[.C233]/100)" office:value-type="float" office:value="94.3210915817718" calcext:value-type="float">
            <text:p>94.3210915818</text:p>
          </table:table-cell>
          <table:table-cell office:value-type="float" office:value="71.0026611381972" calcext:value-type="float">
            <text:p>71.0026611382</text:p>
          </table:table-cell>
          <table:table-cell office:value-type="float" office:value="69.4247285176716" calcext:value-type="float">
            <text:p>69.4247285177</text:p>
          </table:table-cell>
          <table:table-cell table:number-columns-repeated="3"/>
        </table:table-row>
        <table:table-row table:style-name="ro1">
          <table:table-cell office:value-type="float" office:value="0.691739772973887" calcext:value-type="float">
            <text:p>0.691739773</text:p>
          </table:table-cell>
          <table:table-cell table:formula="of:=[.A234]-1" office:value-type="float" office:value="-0.308260227026113" calcext:value-type="float">
            <text:p>-0.308260227</text:p>
          </table:table-cell>
          <table:table-cell table:formula="of:=[.B234]+[.$C$1]" office:value-type="float" office:value="-0.138260227026113" calcext:value-type="float">
            <text:p>-0.138260227</text:p>
          </table:table-cell>
          <table:table-cell table:formula="of:=[.D233]+([.D233]*[.C234]/100)" office:value-type="float" office:value="94.1906830264174" calcext:value-type="float">
            <text:p>94.1906830264</text:p>
          </table:table-cell>
          <table:table-cell office:value-type="float" office:value="71.239662901065" calcext:value-type="float">
            <text:p>71.2396629011</text:p>
          </table:table-cell>
          <table:table-cell office:value-type="float" office:value="71.0026611381972" calcext:value-type="float">
            <text:p>71.0026611382</text:p>
          </table:table-cell>
          <table:table-cell table:number-columns-repeated="3"/>
        </table:table-row>
        <table:table-row table:style-name="ro1">
          <table:table-cell office:value-type="float" office:value="0.859864742210399" calcext:value-type="float">
            <text:p>0.8598647422</text:p>
          </table:table-cell>
          <table:table-cell table:formula="of:=[.A235]-1" office:value-type="float" office:value="-0.140135257789601" calcext:value-type="float">
            <text:p>-0.1401352578</text:p>
          </table:table-cell>
          <table:table-cell table:formula="of:=[.B235]+[.$C$1]" office:value-type="float" office:value="0.0298647422103991" calcext:value-type="float">
            <text:p>0.0298647422</text:p>
          </table:table-cell>
          <table:table-cell table:formula="of:=[.D234]+([.D234]*[.C235]/100)" office:value-type="float" office:value="94.2188128310894" calcext:value-type="float">
            <text:p>94.2188128311</text:p>
          </table:table-cell>
          <table:table-cell office:value-type="float" office:value="73.4274310902244" calcext:value-type="float">
            <text:p>73.4274310902</text:p>
          </table:table-cell>
          <table:table-cell office:value-type="float" office:value="71.239662901065" calcext:value-type="float">
            <text:p>71.2396629011</text:p>
          </table:table-cell>
          <table:table-cell table:number-columns-repeated="3"/>
        </table:table-row>
        <table:table-row table:style-name="ro1">
          <table:table-cell office:value-type="float" office:value="0.559064946607193" calcext:value-type="float">
            <text:p>0.5590649466</text:p>
          </table:table-cell>
          <table:table-cell table:formula="of:=[.A236]-1" office:value-type="float" office:value="-0.440935053392807" calcext:value-type="float">
            <text:p>-0.4409350534</text:p>
          </table:table-cell>
          <table:table-cell table:formula="of:=[.B236]+[.$C$1]" office:value-type="float" office:value="-0.270935053392807" calcext:value-type="float">
            <text:p>-0.2709350534</text:p>
          </table:table-cell>
          <table:table-cell table:formula="of:=[.D235]+([.D235]*[.C236]/100)" office:value-type="float" office:value="93.9635410402394" calcext:value-type="float">
            <text:p>93.9635410402</text:p>
          </table:table-cell>
          <table:table-cell office:value-type="float" office:value="74.2422234979467" calcext:value-type="float">
            <text:p>74.2422234979</text:p>
          </table:table-cell>
          <table:table-cell office:value-type="float" office:value="73.4274310902244" calcext:value-type="float">
            <text:p>73.4274310902</text:p>
          </table:table-cell>
          <table:table-cell table:number-columns-repeated="3"/>
        </table:table-row>
        <table:table-row table:style-name="ro1">
          <table:table-cell office:value-type="float" office:value="0.809763099671074" calcext:value-type="float">
            <text:p>0.8097630997</text:p>
          </table:table-cell>
          <table:table-cell table:formula="of:=[.A237]-1" office:value-type="float" office:value="-0.190236900328926" calcext:value-type="float">
            <text:p>-0.1902369003</text:p>
          </table:table-cell>
          <table:table-cell table:formula="of:=[.B237]+[.$C$1]" office:value-type="float" office:value="-0.0202369003289259" calcext:value-type="float">
            <text:p>-0.0202369003</text:p>
          </table:table-cell>
          <table:table-cell table:formula="of:=[.D236]+([.D236]*[.C237]/100)" office:value-type="float" office:value="93.9445257320936" calcext:value-type="float">
            <text:p>93.9445257321</text:p>
          </table:table-cell>
          <table:table-cell office:value-type="float" office:value="74.5159514783152" calcext:value-type="float">
            <text:p>74.5159514783</text:p>
          </table:table-cell>
          <table:table-cell office:value-type="float" office:value="74.2422234979467" calcext:value-type="float">
            <text:p>74.2422234979</text:p>
          </table:table-cell>
          <table:table-cell table:number-columns-repeated="3"/>
        </table:table-row>
        <table:table-row table:style-name="ro1">
          <table:table-cell office:value-type="float" office:value="0.860625657885361" calcext:value-type="float">
            <text:p>0.8606256579</text:p>
          </table:table-cell>
          <table:table-cell table:formula="of:=[.A238]-1" office:value-type="float" office:value="-0.139374342114639" calcext:value-type="float">
            <text:p>-0.1393743421</text:p>
          </table:table-cell>
          <table:table-cell table:formula="of:=[.B238]+[.$C$1]" office:value-type="float" office:value="0.0306256578853611" calcext:value-type="float">
            <text:p>0.0306256579</text:p>
          </table:table-cell>
          <table:table-cell table:formula="of:=[.D237]+([.D237]*[.C238]/100)" office:value-type="float" office:value="93.9732968611463" calcext:value-type="float">
            <text:p>93.9732968611</text:p>
          </table:table-cell>
          <table:table-cell office:value-type="float" office:value="75.4040298520871" calcext:value-type="float">
            <text:p>75.4040298521</text:p>
          </table:table-cell>
          <table:table-cell office:value-type="float" office:value="74.5159514783152" calcext:value-type="float">
            <text:p>74.5159514783</text:p>
          </table:table-cell>
          <table:table-cell table:number-columns-repeated="3"/>
        </table:table-row>
        <table:table-row table:style-name="ro1">
          <table:table-cell office:value-type="float" office:value="1.18125553009747" calcext:value-type="float">
            <text:p>1.1812555301</text:p>
          </table:table-cell>
          <table:table-cell table:formula="of:=[.A239]-1" office:value-type="float" office:value="0.18125553009747" calcext:value-type="float">
            <text:p>0.1812555301</text:p>
          </table:table-cell>
          <table:table-cell table:formula="of:=[.B239]+[.$C$1]" office:value-type="float" office:value="0.35125553009747" calcext:value-type="float">
            <text:p>0.3512555301</text:p>
          </table:table-cell>
          <table:table-cell table:formula="of:=[.D238]+([.D238]*[.C239]/100)" office:value-type="float" office:value="94.303383263186" calcext:value-type="float">
            <text:p>94.3033832632</text:p>
          </table:table-cell>
          <table:table-cell office:value-type="float" office:value="75.9817372709879" calcext:value-type="float">
            <text:p>75.981737271</text:p>
          </table:table-cell>
          <table:table-cell office:value-type="float" office:value="75.4040298520871" calcext:value-type="float">
            <text:p>75.4040298521</text:p>
          </table:table-cell>
          <table:table-cell table:number-columns-repeated="3"/>
        </table:table-row>
        <table:table-row table:style-name="ro1">
          <table:table-cell office:value-type="float" office:value="0.632026288169811" calcext:value-type="float">
            <text:p>0.6320262882</text:p>
          </table:table-cell>
          <table:table-cell table:formula="of:=[.A240]-1" office:value-type="float" office:value="-0.367973711830189" calcext:value-type="float">
            <text:p>-0.3679737118</text:p>
          </table:table-cell>
          <table:table-cell table:formula="of:=[.B240]+[.$C$1]" office:value-type="float" office:value="-0.197973711830189" calcext:value-type="float">
            <text:p>-0.1979737118</text:p>
          </table:table-cell>
          <table:table-cell table:formula="of:=[.D239]+([.D239]*[.C240]/100)" office:value-type="float" office:value="94.1166873549584" calcext:value-type="float">
            <text:p>94.116687355</text:p>
          </table:table-cell>
          <table:table-cell office:value-type="float" office:value="75.6861882909201" calcext:value-type="float">
            <text:p>75.6861882909</text:p>
          </table:table-cell>
          <table:table-cell office:value-type="float" office:value="75.9817372709879" calcext:value-type="float">
            <text:p>75.981737271</text:p>
          </table:table-cell>
          <table:table-cell table:number-columns-repeated="3"/>
        </table:table-row>
        <table:table-row table:style-name="ro1">
          <table:table-cell office:value-type="float" office:value="0.704008359445171" calcext:value-type="float">
            <text:p>0.7040083594</text:p>
          </table:table-cell>
          <table:table-cell table:formula="of:=[.A241]-1" office:value-type="float" office:value="-0.295991640554829" calcext:value-type="float">
            <text:p>-0.2959916406</text:p>
          </table:table-cell>
          <table:table-cell table:formula="of:=[.B241]+[.$C$1]" office:value-type="float" office:value="-0.125991640554829" calcext:value-type="float">
            <text:p>-0.1259916406</text:p>
          </table:table-cell>
          <table:table-cell table:formula="of:=[.D240]+([.D240]*[.C241]/100)" office:value-type="float" office:value="93.9981081965241" calcext:value-type="float">
            <text:p>93.9981081965</text:p>
          </table:table-cell>
          <table:table-cell office:value-type="float" office:value="77.2885842371745" calcext:value-type="float">
            <text:p>77.2885842372</text:p>
          </table:table-cell>
          <table:table-cell office:value-type="float" office:value="75.6861882909201" calcext:value-type="float">
            <text:p>75.6861882909</text:p>
          </table:table-cell>
          <table:table-cell table:number-columns-repeated="3"/>
        </table:table-row>
        <table:table-row table:style-name="ro1">
          <table:table-cell office:value-type="float" office:value="0.879476450823953" calcext:value-type="float">
            <text:p>0.8794764508</text:p>
          </table:table-cell>
          <table:table-cell table:formula="of:=[.A242]-1" office:value-type="float" office:value="-0.120523549176047" calcext:value-type="float">
            <text:p>-0.1205235492</text:p>
          </table:table-cell>
          <table:table-cell table:formula="of:=[.B242]+[.$C$1]" office:value-type="float" office:value="0.0494764508239531" calcext:value-type="float">
            <text:p>0.0494764508</text:p>
          </table:table-cell>
          <table:table-cell table:formula="of:=[.D241]+([.D241]*[.C242]/100)" office:value-type="float" office:value="94.0446151243014" calcext:value-type="float">
            <text:p>94.0446151243</text:p>
          </table:table-cell>
          <table:table-cell office:value-type="float" office:value="77.4926880485858" calcext:value-type="float">
            <text:p>77.4926880486</text:p>
          </table:table-cell>
          <table:table-cell office:value-type="float" office:value="77.2885842371745" calcext:value-type="float">
            <text:p>77.2885842372</text:p>
          </table:table-cell>
          <table:table-cell table:number-columns-repeated="3"/>
        </table:table-row>
        <table:table-row table:style-name="ro1">
          <table:table-cell office:value-type="float" office:value="0.541087610355628" calcext:value-type="float">
            <text:p>0.5410876104</text:p>
          </table:table-cell>
          <table:table-cell table:formula="of:=[.A243]-1" office:value-type="float" office:value="-0.458912389644372" calcext:value-type="float">
            <text:p>-0.4589123896</text:p>
          </table:table-cell>
          <table:table-cell table:formula="of:=[.B243]+[.$C$1]" office:value-type="float" office:value="-0.288912389644372" calcext:value-type="float">
            <text:p>-0.2889123896</text:p>
          </table:table-cell>
          <table:table-cell table:formula="of:=[.D242]+([.D242]*[.C243]/100)" office:value-type="float" office:value="93.7729085794139" calcext:value-type="float">
            <text:p>93.7729085794</text:p>
          </table:table-cell>
          <table:table-cell office:value-type="float" office:value="77.6228151594367" calcext:value-type="float">
            <text:p>77.6228151594</text:p>
          </table:table-cell>
          <table:table-cell office:value-type="float" office:value="77.4926880485858" calcext:value-type="float">
            <text:p>77.4926880486</text:p>
          </table:table-cell>
          <table:table-cell table:number-columns-repeated="3"/>
        </table:table-row>
        <table:table-row table:style-name="ro1">
          <table:table-cell office:value-type="float" office:value="1.06546685623911" calcext:value-type="float">
            <text:p>1.0654668562</text:p>
          </table:table-cell>
          <table:table-cell table:formula="of:=[.A244]-1" office:value-type="float" office:value="0.0654668562391101" calcext:value-type="float">
            <text:p>0.0654668562</text:p>
          </table:table-cell>
          <table:table-cell table:formula="of:=[.B244]+[.$C$1]" office:value-type="float" office:value="0.23546685623911" calcext:value-type="float">
            <text:p>0.2354668562</text:p>
          </table:table-cell>
          <table:table-cell table:formula="of:=[.D243]+([.D243]*[.C244]/100)" office:value-type="float" office:value="93.9937126992498" calcext:value-type="float">
            <text:p>93.9937126992</text:p>
          </table:table-cell>
          <table:table-cell office:value-type="float" office:value="77.5223403241969" calcext:value-type="float">
            <text:p>77.5223403242</text:p>
          </table:table-cell>
          <table:table-cell office:value-type="float" office:value="77.6228151594367" calcext:value-type="float">
            <text:p>77.6228151594</text:p>
          </table:table-cell>
          <table:table-cell table:number-columns-repeated="3"/>
        </table:table-row>
        <table:table-row table:style-name="ro1">
          <table:table-cell office:value-type="float" office:value="0.926631038736286" calcext:value-type="float">
            <text:p>0.9266310387</text:p>
          </table:table-cell>
          <table:table-cell table:formula="of:=[.A245]-1" office:value-type="float" office:value="-0.0733689612637139" calcext:value-type="float">
            <text:p>-0.0733689613</text:p>
          </table:table-cell>
          <table:table-cell table:formula="of:=[.B245]+[.$C$1]" office:value-type="float" office:value="0.0966310387362861" calcext:value-type="float">
            <text:p>0.0966310387</text:p>
          </table:table-cell>
          <table:table-cell table:formula="of:=[.D244]+([.D244]*[.C245]/100)" office:value-type="float" office:value="94.0845398001779" calcext:value-type="float">
            <text:p>94.0845398002</text:p>
          </table:table-cell>
          <table:table-cell office:value-type="float" office:value="77.3007680532115" calcext:value-type="float">
            <text:p>77.3007680532</text:p>
          </table:table-cell>
          <table:table-cell office:value-type="float" office:value="77.5223403241969" calcext:value-type="float">
            <text:p>77.5223403242</text:p>
          </table:table-cell>
          <table:table-cell table:number-columns-repeated="3"/>
        </table:table-row>
        <table:table-row table:style-name="ro1">
          <table:table-cell office:value-type="float" office:value="0.914406707620666" calcext:value-type="float">
            <text:p>0.9144067076</text:p>
          </table:table-cell>
          <table:table-cell table:formula="of:=[.A246]-1" office:value-type="float" office:value="-0.0855932923793339" calcext:value-type="float">
            <text:p>-0.0855932924</text:p>
          </table:table-cell>
          <table:table-cell table:formula="of:=[.B246]+[.$C$1]" office:value-type="float" office:value="0.0844067076206661" calcext:value-type="float">
            <text:p>0.0844067076</text:p>
          </table:table-cell>
          <table:table-cell table:formula="of:=[.D245]+([.D245]*[.C246]/100)" office:value-type="float" office:value="94.1639534626033" calcext:value-type="float">
            <text:p>94.1639534626</text:p>
          </table:table-cell>
          <table:table-cell office:value-type="float" office:value="78.0144032001434" calcext:value-type="float">
            <text:p>78.0144032001</text:p>
          </table:table-cell>
          <table:table-cell office:value-type="float" office:value="77.3007680532115" calcext:value-type="float">
            <text:p>77.3007680532</text:p>
          </table:table-cell>
          <table:table-cell table:number-columns-repeated="3"/>
        </table:table-row>
        <table:table-row table:style-name="ro1">
          <table:table-cell office:value-type="float" office:value="0.688435763792211" calcext:value-type="float">
            <text:p>0.6884357638</text:p>
          </table:table-cell>
          <table:table-cell table:formula="of:=[.A247]-1" office:value-type="float" office:value="-0.311564236207789" calcext:value-type="float">
            <text:p>-0.3115642362</text:p>
          </table:table-cell>
          <table:table-cell table:formula="of:=[.B247]+[.$C$1]" office:value-type="float" office:value="-0.141564236207789" calcext:value-type="float">
            <text:p>-0.1415642362</text:p>
          </table:table-cell>
          <table:table-cell table:formula="of:=[.D246]+([.D246]*[.C247]/100)" office:value-type="float" office:value="94.0306509811009" calcext:value-type="float">
            <text:p>94.0306509811</text:p>
          </table:table-cell>
          <table:table-cell office:value-type="float" office:value="78.1605590109956" calcext:value-type="float">
            <text:p>78.160559011</text:p>
          </table:table-cell>
          <table:table-cell office:value-type="float" office:value="78.0144032001434" calcext:value-type="float">
            <text:p>78.0144032001</text:p>
          </table:table-cell>
          <table:table-cell table:number-columns-repeated="3"/>
        </table:table-row>
        <table:table-row table:style-name="ro1">
          <table:table-cell office:value-type="float" office:value="1.01129741089794" calcext:value-type="float">
            <text:p>1.0112974109</text:p>
          </table:table-cell>
          <table:table-cell table:formula="of:=[.A248]-1" office:value-type="float" office:value="0.01129741089794" calcext:value-type="float">
            <text:p>0.0112974109</text:p>
          </table:table-cell>
          <table:table-cell table:formula="of:=[.B248]+[.$C$1]" office:value-type="float" office:value="0.18129741089794" calcext:value-type="float">
            <text:p>0.1812974109</text:p>
          </table:table-cell>
          <table:table-cell table:formula="of:=[.D247]+([.D247]*[.C248]/100)" office:value-type="float" office:value="94.2011261167801" calcext:value-type="float">
            <text:p>94.2011261168</text:p>
          </table:table-cell>
          <table:table-cell office:value-type="float" office:value="79.1401574448516" calcext:value-type="float">
            <text:p>79.1401574449</text:p>
          </table:table-cell>
          <table:table-cell office:value-type="float" office:value="78.1605590109956" calcext:value-type="float">
            <text:p>78.160559011</text:p>
          </table:table-cell>
          <table:table-cell table:number-columns-repeated="3"/>
        </table:table-row>
        <table:table-row table:style-name="ro1">
          <table:table-cell office:value-type="float" office:value="0.643664611949891" calcext:value-type="float">
            <text:p>0.6436646119</text:p>
          </table:table-cell>
          <table:table-cell table:formula="of:=[.A249]-1" office:value-type="float" office:value="-0.356335388050109" calcext:value-type="float">
            <text:p>-0.3563353881</text:p>
          </table:table-cell>
          <table:table-cell table:formula="of:=[.B249]+[.$C$1]" office:value-type="float" office:value="-0.186335388050109" calcext:value-type="float">
            <text:p>-0.1863353881</text:p>
          </table:table-cell>
          <table:table-cell table:formula="of:=[.D248]+([.D248]*[.C249]/100)" office:value-type="float" office:value="94.0255960828828" calcext:value-type="float">
            <text:p>94.0255960829</text:p>
          </table:table-cell>
          <table:table-cell office:value-type="float" office:value="79.4267599842898" calcext:value-type="float">
            <text:p>79.4267599843</text:p>
          </table:table-cell>
          <table:table-cell office:value-type="float" office:value="79.1401574448516" calcext:value-type="float">
            <text:p>79.1401574449</text:p>
          </table:table-cell>
          <table:table-cell table:number-columns-repeated="3"/>
        </table:table-row>
        <table:table-row table:style-name="ro1">
          <table:table-cell office:value-type="float" office:value="0.552809767703181" calcext:value-type="float">
            <text:p>0.5528097677</text:p>
          </table:table-cell>
          <table:table-cell table:formula="of:=[.A250]-1" office:value-type="float" office:value="-0.447190232296819" calcext:value-type="float">
            <text:p>-0.4471902323</text:p>
          </table:table-cell>
          <table:table-cell table:formula="of:=[.B250]+[.$C$1]" office:value-type="float" office:value="-0.277190232296819" calcext:value-type="float">
            <text:p>-0.2771902323</text:p>
          </table:table-cell>
          <table:table-cell table:formula="of:=[.D249]+([.D249]*[.C250]/100)" office:value-type="float" office:value="93.7649663146822" calcext:value-type="float">
            <text:p>93.7649663147</text:p>
          </table:table-cell>
          <table:table-cell office:value-type="float" office:value="79.0925207445454" calcext:value-type="float">
            <text:p>79.0925207445</text:p>
          </table:table-cell>
          <table:table-cell office:value-type="float" office:value="79.4267599842898" calcext:value-type="float">
            <text:p>79.4267599843</text:p>
          </table:table-cell>
          <table:table-cell table:number-columns-repeated="3"/>
        </table:table-row>
        <table:table-row table:style-name="ro1">
          <table:table-cell office:value-type="float" office:value="0.708799550943714" calcext:value-type="float">
            <text:p>0.7087995509</text:p>
          </table:table-cell>
          <table:table-cell table:formula="of:=[.A251]-1" office:value-type="float" office:value="-0.291200449056286" calcext:value-type="float">
            <text:p>-0.2912004491</text:p>
          </table:table-cell>
          <table:table-cell table:formula="of:=[.B251]+[.$C$1]" office:value-type="float" office:value="-0.121200449056286" calcext:value-type="float">
            <text:p>-0.1212004491</text:p>
          </table:table-cell>
          <table:table-cell table:formula="of:=[.D250]+([.D250]*[.C251]/100)" office:value-type="float" office:value="93.6513227544513" calcext:value-type="float">
            <text:p>93.6513227545</text:p>
          </table:table-cell>
          <table:table-cell office:value-type="float" office:value="78.8819421993634" calcext:value-type="float">
            <text:p>78.8819421994</text:p>
          </table:table-cell>
          <table:table-cell office:value-type="float" office:value="79.0925207445454" calcext:value-type="float">
            <text:p>79.0925207445</text:p>
          </table:table-cell>
          <table:table-cell table:number-columns-repeated="3"/>
        </table:table-row>
        <table:table-row table:style-name="ro1">
          <table:table-cell office:value-type="float" office:value="0.722742633079975" calcext:value-type="float">
            <text:p>0.7227426331</text:p>
          </table:table-cell>
          <table:table-cell table:formula="of:=[.A252]-1" office:value-type="float" office:value="-0.277257366920025" calcext:value-type="float">
            <text:p>-0.2772573669</text:p>
          </table:table-cell>
          <table:table-cell table:formula="of:=[.B252]+[.$C$1]" office:value-type="float" office:value="-0.107257366920025" calcext:value-type="float">
            <text:p>-0.1072573669</text:p>
          </table:table-cell>
          <table:table-cell table:formula="of:=[.D251]+([.D251]*[.C252]/100)" office:value-type="float" office:value="93.5508748115791" calcext:value-type="float">
            <text:p>93.5508748116</text:p>
          </table:table-cell>
          <table:table-cell office:value-type="float" office:value="79.8518368585676" calcext:value-type="float">
            <text:p>79.8518368586</text:p>
          </table:table-cell>
          <table:table-cell office:value-type="float" office:value="78.8819421993634" calcext:value-type="float">
            <text:p>78.8819421994</text:p>
          </table:table-cell>
          <table:table-cell table:number-columns-repeated="3"/>
        </table:table-row>
        <table:table-row table:style-name="ro1">
          <table:table-cell office:value-type="float" office:value="0.74641897970829" calcext:value-type="float">
            <text:p>0.7464189797</text:p>
          </table:table-cell>
          <table:table-cell table:formula="of:=[.A253]-1" office:value-type="float" office:value="-0.25358102029171" calcext:value-type="float">
            <text:p>-0.2535810203</text:p>
          </table:table-cell>
          <table:table-cell table:formula="of:=[.B253]+[.$C$1]" office:value-type="float" office:value="-0.08358102029171" calcext:value-type="float">
            <text:p>-0.0835810203</text:p>
          </table:table-cell>
          <table:table-cell table:formula="of:=[.D252]+([.D252]*[.C253]/100)" office:value-type="float" office:value="93.4726840359198" calcext:value-type="float">
            <text:p>93.4726840359</text:p>
          </table:table-cell>
          <table:table-cell office:value-type="float" office:value="79.5781088867212" calcext:value-type="float">
            <text:p>79.5781088867</text:p>
          </table:table-cell>
          <table:table-cell office:value-type="float" office:value="79.8518368585676" calcext:value-type="float">
            <text:p>79.8518368586</text:p>
          </table:table-cell>
          <table:table-cell table:number-columns-repeated="3"/>
        </table:table-row>
        <table:table-row table:style-name="ro1">
          <table:table-cell office:value-type="float" office:value="0.532523039367367" calcext:value-type="float">
            <text:p>0.5325230394</text:p>
          </table:table-cell>
          <table:table-cell table:formula="of:=[.A254]-1" office:value-type="float" office:value="-0.467476960632633" calcext:value-type="float">
            <text:p>-0.4674769606</text:p>
          </table:table-cell>
          <table:table-cell table:formula="of:=[.B254]+[.$C$1]" office:value-type="float" office:value="-0.297476960632633" calcext:value-type="float">
            <text:p>-0.2974769606</text:p>
          </table:table-cell>
          <table:table-cell table:formula="of:=[.D253]+([.D253]*[.C254]/100)" office:value-type="float" office:value="93.194624336428" calcext:value-type="float">
            <text:p>93.1946243364</text:p>
          </table:table-cell>
          <table:table-cell office:value-type="float" office:value="78.7557348809484" calcext:value-type="float">
            <text:p>78.7557348809</text:p>
          </table:table-cell>
          <table:table-cell office:value-type="float" office:value="79.5781088867212" calcext:value-type="float">
            <text:p>79.5781088867</text:p>
          </table:table-cell>
          <table:table-cell table:number-columns-repeated="3"/>
        </table:table-row>
        <table:table-row table:style-name="ro1">
          <table:table-cell office:value-type="float" office:value="0.694567149722313" calcext:value-type="float">
            <text:p>0.6945671497</text:p>
          </table:table-cell>
          <table:table-cell table:formula="of:=[.A255]-1" office:value-type="float" office:value="-0.305432850277687" calcext:value-type="float">
            <text:p>-0.3054328503</text:p>
          </table:table-cell>
          <table:table-cell table:formula="of:=[.B255]+[.$C$1]" office:value-type="float" office:value="-0.135432850277687" calcext:value-type="float">
            <text:p>-0.1354328503</text:p>
          </table:table-cell>
          <table:table-cell table:formula="of:=[.D254]+([.D254]*[.C255]/100)" office:value-type="float" office:value="93.0684082003836" calcext:value-type="float">
            <text:p>93.0684082004</text:p>
          </table:table-cell>
          <table:table-cell office:value-type="float" office:value="79.7797409912735" calcext:value-type="float">
            <text:p>79.7797409913</text:p>
          </table:table-cell>
          <table:table-cell office:value-type="float" office:value="78.7557348809484" calcext:value-type="float">
            <text:p>78.7557348809</text:p>
          </table:table-cell>
          <table:table-cell table:number-columns-repeated="3"/>
        </table:table-row>
        <table:table-row table:style-name="ro1">
          <table:table-cell office:value-type="float" office:value="0.992661339361602" calcext:value-type="float">
            <text:p>0.9926613394</text:p>
          </table:table-cell>
          <table:table-cell table:formula="of:=[.A256]-1" office:value-type="float" office:value="-0.00733866063839794" calcext:value-type="float">
            <text:p>-0.0073386606</text:p>
          </table:table-cell>
          <table:table-cell table:formula="of:=[.B256]+[.$C$1]" office:value-type="float" office:value="0.162661339361602" calcext:value-type="float">
            <text:p>0.1626613394</text:p>
          </table:table-cell>
          <table:table-cell table:formula="of:=[.D255]+([.D255]*[.C256]/100)" office:value-type="float" office:value="93.2197945196849" calcext:value-type="float">
            <text:p>93.2197945197</text:p>
          </table:table-cell>
          <table:table-cell office:value-type="float" office:value="80.091476797246" calcext:value-type="float">
            <text:p>80.0914767972</text:p>
          </table:table-cell>
          <table:table-cell office:value-type="float" office:value="79.7797409912735" calcext:value-type="float">
            <text:p>79.7797409913</text:p>
          </table:table-cell>
          <table:table-cell table:number-columns-repeated="3"/>
        </table:table-row>
        <table:table-row table:style-name="ro1">
          <table:table-cell office:value-type="float" office:value="0.599536866605639" calcext:value-type="float">
            <text:p>0.5995368666</text:p>
          </table:table-cell>
          <table:table-cell table:formula="of:=[.A257]-1" office:value-type="float" office:value="-0.400463133394361" calcext:value-type="float">
            <text:p>-0.4004631334</text:p>
          </table:table-cell>
          <table:table-cell table:formula="of:=[.B257]+[.$C$1]" office:value-type="float" office:value="-0.230463133394361" calcext:value-type="float">
            <text:p>-0.2304631334</text:p>
          </table:table-cell>
          <table:table-cell table:formula="of:=[.D256]+([.D256]*[.C257]/100)" office:value-type="float" office:value="93.004957260291" calcext:value-type="float">
            <text:p>93.0049572603</text:p>
          </table:table-cell>
          <table:table-cell office:value-type="float" office:value="79.4370712845426" calcext:value-type="float">
            <text:p>79.4370712845</text:p>
          </table:table-cell>
          <table:table-cell office:value-type="float" office:value="80.091476797246" calcext:value-type="float">
            <text:p>80.0914767972</text:p>
          </table:table-cell>
          <table:table-cell table:number-columns-repeated="3"/>
        </table:table-row>
        <table:table-row table:style-name="ro1">
          <table:table-cell office:value-type="float" office:value="0.708700849166059" calcext:value-type="float">
            <text:p>0.7087008492</text:p>
          </table:table-cell>
          <table:table-cell table:formula="of:=[.A258]-1" office:value-type="float" office:value="-0.291299150833941" calcext:value-type="float">
            <text:p>-0.2912991508</text:p>
          </table:table-cell>
          <table:table-cell table:formula="of:=[.B258]+[.$C$1]" office:value-type="float" office:value="-0.121299150833941" calcext:value-type="float">
            <text:p>-0.1212991508</text:p>
          </table:table-cell>
          <table:table-cell table:formula="of:=[.D257]+([.D257]*[.C258]/100)" office:value-type="float" office:value="92.8921430369008" calcext:value-type="float">
            <text:p>92.8921430369</text:p>
          </table:table-cell>
          <table:table-cell office:value-type="float" office:value="77.8514613637896" calcext:value-type="float">
            <text:p>77.8514613638</text:p>
          </table:table-cell>
          <table:table-cell office:value-type="float" office:value="79.4370712845426" calcext:value-type="float">
            <text:p>79.4370712845</text:p>
          </table:table-cell>
          <table:table-cell table:number-columns-repeated="3"/>
        </table:table-row>
        <table:table-row table:style-name="ro1">
          <table:table-cell office:value-type="float" office:value="0.831250657105563" calcext:value-type="float">
            <text:p>0.8312506571</text:p>
          </table:table-cell>
          <table:table-cell table:formula="of:=[.A259]-1" office:value-type="float" office:value="-0.168749342894437" calcext:value-type="float">
            <text:p>-0.1687493429</text:p>
          </table:table-cell>
          <table:table-cell table:formula="of:=[.B259]+[.$C$1]" office:value-type="float" office:value="0.00125065710556313" calcext:value-type="float">
            <text:p>0.0012506571</text:p>
          </table:table-cell>
          <table:table-cell table:formula="of:=[.D258]+([.D258]*[.C259]/100)" office:value-type="float" office:value="92.8933047990882" calcext:value-type="float">
            <text:p>92.8933047991</text:p>
          </table:table-cell>
          <table:table-cell office:value-type="float" office:value="78.5553844185875" calcext:value-type="float">
            <text:p>78.5553844186</text:p>
          </table:table-cell>
          <table:table-cell office:value-type="float" office:value="77.8514613637896" calcext:value-type="float">
            <text:p>77.8514613638</text:p>
          </table:table-cell>
          <table:table-cell table:number-columns-repeated="3"/>
        </table:table-row>
        <table:table-row table:style-name="ro1">
          <table:table-cell office:value-type="float" office:value="0.580787357615972" calcext:value-type="float">
            <text:p>0.5807873576</text:p>
          </table:table-cell>
          <table:table-cell table:formula="of:=[.A260]-1" office:value-type="float" office:value="-0.419212642384028" calcext:value-type="float">
            <text:p>-0.4192126424</text:p>
          </table:table-cell>
          <table:table-cell table:formula="of:=[.B260]+[.$C$1]" office:value-type="float" office:value="-0.249212642384028" calcext:value-type="float">
            <text:p>-0.2492126424</text:p>
          </table:table-cell>
          <table:table-cell table:formula="of:=[.D259]+([.D259]*[.C260]/100)" office:value-type="float" office:value="92.6618029396006" calcext:value-type="float">
            <text:p>92.6618029396</text:p>
          </table:table-cell>
          <table:table-cell office:value-type="float" office:value="79.0770995616231" calcext:value-type="float">
            <text:p>79.0770995616</text:p>
          </table:table-cell>
          <table:table-cell office:value-type="float" office:value="78.5553844185875" calcext:value-type="float">
            <text:p>78.5553844186</text:p>
          </table:table-cell>
          <table:table-cell table:number-columns-repeated="3"/>
        </table:table-row>
        <table:table-row table:style-name="ro1">
          <table:table-cell office:value-type="float" office:value="0.98138723524936" calcext:value-type="float">
            <text:p>0.9813872352</text:p>
          </table:table-cell>
          <table:table-cell table:formula="of:=[.A261]-1" office:value-type="float" office:value="-0.01861276475064" calcext:value-type="float">
            <text:p>-0.0186127648</text:p>
          </table:table-cell>
          <table:table-cell table:formula="of:=[.B261]+[.$C$1]" office:value-type="float" office:value="0.15138723524936" calcext:value-type="float">
            <text:p>0.1513872352</text:p>
          </table:table-cell>
          <table:table-cell table:formula="of:=[.D260]+([.D260]*[.C261]/100)" office:value-type="float" office:value="92.802081081203" calcext:value-type="float">
            <text:p>92.8020810812</text:p>
          </table:table-cell>
          <table:table-cell office:value-type="float" office:value="79.6812218892496" calcext:value-type="float">
            <text:p>79.6812218892</text:p>
          </table:table-cell>
          <table:table-cell office:value-type="float" office:value="79.0770995616231" calcext:value-type="float">
            <text:p>79.0770995616</text:p>
          </table:table-cell>
          <table:table-cell table:number-columns-repeated="3"/>
        </table:table-row>
        <table:table-row table:style-name="ro1">
          <table:table-cell office:value-type="float" office:value="0.62431375289937" calcext:value-type="float">
            <text:p>0.6243137529</text:p>
          </table:table-cell>
          <table:table-cell table:formula="of:=[.A262]-1" office:value-type="float" office:value="-0.37568624710063" calcext:value-type="float">
            <text:p>-0.3756862471</text:p>
          </table:table-cell>
          <table:table-cell table:formula="of:=[.B262]+[.$C$1]" office:value-type="float" office:value="-0.20568624710063" calcext:value-type="float">
            <text:p>-0.2056862471</text:p>
          </table:table-cell>
          <table:table-cell table:formula="of:=[.D261]+([.D261]*[.C262]/100)" office:value-type="float" office:value="92.6111999633958" calcext:value-type="float">
            <text:p>92.6111999634</text:p>
          </table:table-cell>
          <table:table-cell office:value-type="float" office:value="81.0098898636576" calcext:value-type="float">
            <text:p>81.0098898637</text:p>
          </table:table-cell>
          <table:table-cell office:value-type="float" office:value="79.6812218892496" calcext:value-type="float">
            <text:p>79.6812218892</text:p>
          </table:table-cell>
          <table:table-cell table:number-columns-repeated="3"/>
        </table:table-row>
        <table:table-row table:style-name="ro1">
          <table:table-cell office:value-type="float" office:value="0.67391538644772" calcext:value-type="float">
            <text:p>0.6739153864</text:p>
          </table:table-cell>
          <table:table-cell table:formula="of:=[.A263]-1" office:value-type="float" office:value="-0.32608461355228" calcext:value-type="float">
            <text:p>-0.3260846136</text:p>
          </table:table-cell>
          <table:table-cell table:formula="of:=[.B263]+[.$C$1]" office:value-type="float" office:value="-0.15608461355228" calcext:value-type="float">
            <text:p>-0.1560846136</text:p>
          </table:table-cell>
          <table:table-cell table:formula="of:=[.D262]+([.D262]*[.C263]/100)" office:value-type="float" office:value="92.4666481298268" calcext:value-type="float">
            <text:p>92.4666481298</text:p>
          </table:table-cell>
          <table:table-cell office:value-type="float" office:value="81.0381855971276" calcext:value-type="float">
            <text:p>81.0381855971</text:p>
          </table:table-cell>
          <table:table-cell office:value-type="float" office:value="81.0098898636576" calcext:value-type="float">
            <text:p>81.0098898637</text:p>
          </table:table-cell>
          <table:table-cell table:number-columns-repeated="3"/>
        </table:table-row>
        <table:table-row table:style-name="ro1">
          <table:table-cell office:value-type="float" office:value="0.718861636029166" calcext:value-type="float">
            <text:p>0.718861636</text:p>
          </table:table-cell>
          <table:table-cell table:formula="of:=[.A264]-1" office:value-type="float" office:value="-0.281138363970834" calcext:value-type="float">
            <text:p>-0.281138364</text:p>
          </table:table-cell>
          <table:table-cell table:formula="of:=[.B264]+[.$C$1]" office:value-type="float" office:value="-0.111138363970834" calcext:value-type="float">
            <text:p>-0.111138364</text:p>
          </table:table-cell>
          <table:table-cell table:formula="of:=[.D263]+([.D263]*[.C264]/100)" office:value-type="float" office:value="92.3638822098767" calcext:value-type="float">
            <text:p>92.3638822099</text:p>
          </table:table-cell>
          <table:table-cell office:value-type="float" office:value="81.2939291357568" calcext:value-type="float">
            <text:p>81.2939291358</text:p>
          </table:table-cell>
          <table:table-cell office:value-type="float" office:value="81.0381855971276" calcext:value-type="float">
            <text:p>81.0381855971</text:p>
          </table:table-cell>
          <table:table-cell table:number-columns-repeated="3"/>
        </table:table-row>
        <table:table-row table:style-name="ro1">
          <table:table-cell office:value-type="float" office:value="0.733301807928032" calcext:value-type="float">
            <text:p>0.7333018079</text:p>
          </table:table-cell>
          <table:table-cell table:formula="of:=[.A265]-1" office:value-type="float" office:value="-0.266698192071968" calcext:value-type="float">
            <text:p>-0.2666981921</text:p>
          </table:table-cell>
          <table:table-cell table:formula="of:=[.B265]+[.$C$1]" office:value-type="float" office:value="-0.096698192071968" calcext:value-type="float">
            <text:p>-0.0966981921</text:p>
          </table:table-cell>
          <table:table-cell table:formula="of:=[.D264]+([.D264]*[.C265]/100)" office:value-type="float" office:value="92.2745680056522" calcext:value-type="float">
            <text:p>92.2745680057</text:p>
          </table:table-cell>
          <table:table-cell office:value-type="float" office:value="81.3299729106628" calcext:value-type="float">
            <text:p>81.3299729107</text:p>
          </table:table-cell>
          <table:table-cell office:value-type="float" office:value="81.2939291357568" calcext:value-type="float">
            <text:p>81.2939291358</text:p>
          </table:table-cell>
          <table:table-cell table:number-columns-repeated="3"/>
        </table:table-row>
        <table:table-row table:style-name="ro1">
          <table:table-cell office:value-type="float" office:value="0.800672316358979" calcext:value-type="float">
            <text:p>0.8006723164</text:p>
          </table:table-cell>
          <table:table-cell table:formula="of:=[.A266]-1" office:value-type="float" office:value="-0.199327683641021" calcext:value-type="float">
            <text:p>-0.1993276836</text:p>
          </table:table-cell>
          <table:table-cell table:formula="of:=[.B266]+[.$C$1]" office:value-type="float" office:value="-0.0293276836410209" calcext:value-type="float">
            <text:p>-0.0293276836</text:p>
          </table:table-cell>
          <table:table-cell table:formula="of:=[.D265]+([.D265]*[.C266]/100)" office:value-type="float" office:value="92.2475060122664" calcext:value-type="float">
            <text:p>92.2475060123</text:p>
          </table:table-cell>
          <table:table-cell office:value-type="float" office:value="81.64622771719" calcext:value-type="float">
            <text:p>81.6462277172</text:p>
          </table:table-cell>
          <table:table-cell office:value-type="float" office:value="81.3299729106628" calcext:value-type="float">
            <text:p>81.3299729107</text:p>
          </table:table-cell>
          <table:table-cell table:number-columns-repeated="3"/>
        </table:table-row>
        <table:table-row table:style-name="ro1">
          <table:table-cell office:value-type="float" office:value="0.528107326213386" calcext:value-type="float">
            <text:p>0.5281073262</text:p>
          </table:table-cell>
          <table:table-cell table:formula="of:=[.A267]-1" office:value-type="float" office:value="-0.471892673786614" calcext:value-type="float">
            <text:p>-0.4718926738</text:p>
          </table:table-cell>
          <table:table-cell table:formula="of:=[.B267]+[.$C$1]" office:value-type="float" office:value="-0.301892673786614" calcext:value-type="float">
            <text:p>-0.3018926738</text:p>
          </table:table-cell>
          <table:table-cell table:formula="of:=[.D266]+([.D266]*[.C267]/100)" office:value-type="float" office:value="91.9690175498645" calcext:value-type="float">
            <text:p>91.9690175499</text:p>
          </table:table-cell>
          <table:table-cell office:value-type="float" office:value="81.335773536365" calcext:value-type="float">
            <text:p>81.3357735364</text:p>
          </table:table-cell>
          <table:table-cell office:value-type="float" office:value="81.64622771719" calcext:value-type="float">
            <text:p>81.6462277172</text:p>
          </table:table-cell>
          <table:table-cell table:number-columns-repeated="3"/>
        </table:table-row>
        <table:table-row table:style-name="ro1">
          <table:table-cell office:value-type="float" office:value="1.06415528404279" calcext:value-type="float">
            <text:p>1.064155284</text:p>
          </table:table-cell>
          <table:table-cell table:formula="of:=[.A268]-1" office:value-type="float" office:value="0.0641552840427899" calcext:value-type="float">
            <text:p>0.064155284</text:p>
          </table:table-cell>
          <table:table-cell table:formula="of:=[.B268]+[.$C$1]" office:value-type="float" office:value="0.23415528404279" calcext:value-type="float">
            <text:p>0.234155284</text:p>
          </table:table-cell>
          <table:table-cell table:formula="of:=[.D267]+([.D267]*[.C268]/100)" office:value-type="float" office:value="92.1843678641398" calcext:value-type="float">
            <text:p>92.1843678641</text:p>
          </table:table-cell>
          <table:table-cell office:value-type="float" office:value="80.9273994616349" calcext:value-type="float">
            <text:p>80.9273994616</text:p>
          </table:table-cell>
          <table:table-cell office:value-type="float" office:value="81.335773536365" calcext:value-type="float">
            <text:p>81.3357735364</text:p>
          </table:table-cell>
          <table:table-cell table:number-columns-repeated="3"/>
        </table:table-row>
        <table:table-row table:style-name="ro1">
          <table:table-cell office:value-type="float" office:value="1.32191160464985" calcext:value-type="float">
            <text:p>1.3219116046</text:p>
          </table:table-cell>
          <table:table-cell table:formula="of:=[.A269]-1" office:value-type="float" office:value="0.32191160464985" calcext:value-type="float">
            <text:p>0.3219116046</text:p>
          </table:table-cell>
          <table:table-cell table:formula="of:=[.B269]+[.$C$1]" office:value-type="float" office:value="0.49191160464985" calcext:value-type="float">
            <text:p>0.4919116046</text:p>
          </table:table-cell>
          <table:table-cell table:formula="of:=[.D268]+([.D268]*[.C269]/100)" office:value-type="float" office:value="92.6378334673366" calcext:value-type="float">
            <text:p>92.6378334673</text:p>
          </table:table-cell>
          <table:table-cell office:value-type="float" office:value="79.3450269077673" calcext:value-type="float">
            <text:p>79.3450269078</text:p>
          </table:table-cell>
          <table:table-cell office:value-type="float" office:value="80.9273994616349" calcext:value-type="float">
            <text:p>80.9273994616</text:p>
          </table:table-cell>
          <table:table-cell table:number-columns-repeated="3"/>
        </table:table-row>
        <table:table-row table:style-name="ro1">
          <table:table-cell office:value-type="float" office:value="1.05705463974658" calcext:value-type="float">
            <text:p>1.0570546397</text:p>
          </table:table-cell>
          <table:table-cell table:formula="of:=[.A270]-1" office:value-type="float" office:value="0.0570546397465801" calcext:value-type="float">
            <text:p>0.0570546397</text:p>
          </table:table-cell>
          <table:table-cell table:formula="of:=[.B270]+[.$C$1]" office:value-type="float" office:value="0.22705463974658" calcext:value-type="float">
            <text:p>0.2270546397</text:p>
          </table:table-cell>
          <table:table-cell table:formula="of:=[.D269]+([.D269]*[.C270]/100)" office:value-type="float" office:value="92.8481719663849" calcext:value-type="float">
            <text:p>92.8481719664</text:p>
          </table:table-cell>
          <table:table-cell office:value-type="float" office:value="79.0899658032106" calcext:value-type="float">
            <text:p>79.0899658032</text:p>
          </table:table-cell>
          <table:table-cell office:value-type="float" office:value="79.3450269077673" calcext:value-type="float">
            <text:p>79.3450269078</text:p>
          </table:table-cell>
          <table:table-cell table:number-columns-repeated="3"/>
        </table:table-row>
        <table:table-row table:style-name="ro1">
          <table:table-cell office:value-type="float" office:value="1.78253214985018" calcext:value-type="float">
            <text:p>1.7825321499</text:p>
          </table:table-cell>
          <table:table-cell table:formula="of:=[.A271]-1" office:value-type="float" office:value="0.78253214985018" calcext:value-type="float">
            <text:p>0.7825321499</text:p>
          </table:table-cell>
          <table:table-cell table:formula="of:=[.B271]+[.$C$1]" office:value-type="float" office:value="0.95253214985018" calcext:value-type="float">
            <text:p>0.9525321499</text:p>
          </table:table-cell>
          <table:table-cell table:formula="of:=[.D270]+([.D270]*[.C271]/100)" office:value-type="float" office:value="93.7325806549129" calcext:value-type="float">
            <text:p>93.7325806549</text:p>
          </table:table-cell>
          <table:table-cell office:value-type="float" office:value="79.6348668140908" calcext:value-type="float">
            <text:p>79.6348668141</text:p>
          </table:table-cell>
          <table:table-cell office:value-type="float" office:value="79.0899658032106" calcext:value-type="float">
            <text:p>79.0899658032</text:p>
          </table:table-cell>
          <table:table-cell table:number-columns-repeated="3"/>
        </table:table-row>
        <table:table-row table:style-name="ro1">
          <table:table-cell office:value-type="float" office:value="1.44969296963503" calcext:value-type="float">
            <text:p>1.4496929696</text:p>
          </table:table-cell>
          <table:table-cell table:formula="of:=[.A272]-1" office:value-type="float" office:value="0.44969296963503" calcext:value-type="float">
            <text:p>0.4496929696</text:p>
          </table:table-cell>
          <table:table-cell table:formula="of:=[.B272]+[.$C$1]" office:value-type="float" office:value="0.61969296963503" calcext:value-type="float">
            <text:p>0.6196929696</text:p>
          </table:table-cell>
          <table:table-cell table:formula="of:=[.D271]+([.D271]*[.C272]/100)" office:value-type="float" office:value="94.3134348674889" calcext:value-type="float">
            <text:p>94.3134348675</text:p>
          </table:table-cell>
          <table:table-cell office:value-type="float" office:value="80.4585973449606" calcext:value-type="float">
            <text:p>80.458597345</text:p>
          </table:table-cell>
          <table:table-cell office:value-type="float" office:value="79.6348668140908" calcext:value-type="float">
            <text:p>79.6348668141</text:p>
          </table:table-cell>
          <table:table-cell table:number-columns-repeated="3"/>
        </table:table-row>
        <table:table-row table:style-name="ro1">
          <table:table-cell office:value-type="float" office:value="0.504480439127675" calcext:value-type="float">
            <text:p>0.5044804391</text:p>
          </table:table-cell>
          <table:table-cell table:formula="of:=[.A273]-1" office:value-type="float" office:value="-0.495519560872325" calcext:value-type="float">
            <text:p>-0.4955195609</text:p>
          </table:table-cell>
          <table:table-cell table:formula="of:=[.B273]+[.$C$1]" office:value-type="float" office:value="-0.325519560872325" calcext:value-type="float">
            <text:p>-0.3255195609</text:p>
          </table:table-cell>
          <table:table-cell table:formula="of:=[.D272]+([.D272]*[.C273]/100)" office:value-type="float" office:value="94.0064261884646" calcext:value-type="float">
            <text:p>94.0064261885</text:p>
          </table:table-cell>
          <table:table-cell office:value-type="float" office:value="80.9364291367403" calcext:value-type="float">
            <text:p>80.9364291367</text:p>
          </table:table-cell>
          <table:table-cell office:value-type="float" office:value="80.4585973449606" calcext:value-type="float">
            <text:p>80.458597345</text:p>
          </table:table-cell>
          <table:table-cell table:number-columns-repeated="3"/>
        </table:table-row>
        <table:table-row table:style-name="ro1">
          <table:table-cell office:value-type="float" office:value="0.83650840757041" calcext:value-type="float">
            <text:p>0.8365084076</text:p>
          </table:table-cell>
          <table:table-cell table:formula="of:=[.A274]-1" office:value-type="float" office:value="-0.16349159242959" calcext:value-type="float">
            <text:p>-0.1634915924</text:p>
          </table:table-cell>
          <table:table-cell table:formula="of:=[.B274]+[.$C$1]" office:value-type="float" office:value="0.00650840757041002" calcext:value-type="float">
            <text:p>0.0065084076</text:p>
          </table:table-cell>
          <table:table-cell table:formula="of:=[.D273]+([.D273]*[.C274]/100)" office:value-type="float" office:value="94.0125445098233" calcext:value-type="float">
            <text:p>94.0125445098</text:p>
          </table:table-cell>
          <table:table-cell office:value-type="float" office:value="81.3615060195401" calcext:value-type="float">
            <text:p>81.3615060195</text:p>
          </table:table-cell>
          <table:table-cell office:value-type="float" office:value="80.9364291367403" calcext:value-type="float">
            <text:p>80.9364291367</text:p>
          </table:table-cell>
          <table:table-cell table:number-columns-repeated="3"/>
        </table:table-row>
        <table:table-row table:style-name="ro1">
          <table:table-cell office:value-type="float" office:value="0.665851318693626" calcext:value-type="float">
            <text:p>0.6658513187</text:p>
          </table:table-cell>
          <table:table-cell table:formula="of:=[.A275]-1" office:value-type="float" office:value="-0.334148681306374" calcext:value-type="float">
            <text:p>-0.3341486813</text:p>
          </table:table-cell>
          <table:table-cell table:formula="of:=[.B275]+[.$C$1]" office:value-type="float" office:value="-0.164148681306374" calcext:value-type="float">
            <text:p>-0.1641486813</text:p>
          </table:table-cell>
          <table:table-cell table:formula="of:=[.D274]+([.D274]*[.C275]/100)" office:value-type="float" office:value="93.8582241577479" calcext:value-type="float">
            <text:p>93.8582241577</text:p>
          </table:table-cell>
          <table:table-cell office:value-type="float" office:value="82.045488899383" calcext:value-type="float">
            <text:p>82.0454888994</text:p>
          </table:table-cell>
          <table:table-cell office:value-type="float" office:value="81.3615060195401" calcext:value-type="float">
            <text:p>81.3615060195</text:p>
          </table:table-cell>
          <table:table-cell table:number-columns-repeated="3"/>
        </table:table-row>
        <table:table-row table:style-name="ro1">
          <table:table-cell office:value-type="float" office:value="1.06359374573691" calcext:value-type="float">
            <text:p>1.0635937457</text:p>
          </table:table-cell>
          <table:table-cell table:formula="of:=[.A276]-1" office:value-type="float" office:value="0.06359374573691" calcext:value-type="float">
            <text:p>0.0635937457</text:p>
          </table:table-cell>
          <table:table-cell table:formula="of:=[.B276]+[.$C$1]" office:value-type="float" office:value="0.23359374573691" calcext:value-type="float">
            <text:p>0.2335937457</text:p>
          </table:table-cell>
          <table:table-cell table:formula="of:=[.D275]+([.D275]*[.C276]/100)" office:value-type="float" office:value="94.0774710992401" calcext:value-type="float">
            <text:p>94.0774710992</text:p>
          </table:table-cell>
          <table:table-cell office:value-type="float" office:value="81.8574054619688" calcext:value-type="float">
            <text:p>81.857405462</text:p>
          </table:table-cell>
          <table:table-cell office:value-type="float" office:value="82.045488899383" calcext:value-type="float">
            <text:p>82.0454888994</text:p>
          </table:table-cell>
          <table:table-cell table:number-columns-repeated="3"/>
        </table:table-row>
        <table:table-row table:style-name="ro1">
          <table:table-cell office:value-type="float" office:value="0.699256341060493" calcext:value-type="float">
            <text:p>0.6992563411</text:p>
          </table:table-cell>
          <table:table-cell table:formula="of:=[.A277]-1" office:value-type="float" office:value="-0.300743658939507" calcext:value-type="float">
            <text:p>-0.3007436589</text:p>
          </table:table-cell>
          <table:table-cell table:formula="of:=[.B277]+[.$C$1]" office:value-type="float" office:value="-0.130743658939507" calcext:value-type="float">
            <text:p>-0.1307436589</text:p>
          </table:table-cell>
          <table:table-cell table:formula="of:=[.D276]+([.D276]*[.C277]/100)" office:value-type="float" office:value="93.9544707712872" calcext:value-type="float">
            <text:p>93.9544707713</text:p>
          </table:table-cell>
          <table:table-cell office:value-type="float" office:value="82.0396882736807" calcext:value-type="float">
            <text:p>82.0396882737</text:p>
          </table:table-cell>
          <table:table-cell office:value-type="float" office:value="81.8574054619688" calcext:value-type="float">
            <text:p>81.857405462</text:p>
          </table:table-cell>
          <table:table-cell table:number-columns-repeated="3"/>
        </table:table-row>
        <table:table-row table:style-name="ro1">
          <table:table-cell office:value-type="float" office:value="0.968489586959587" calcext:value-type="float">
            <text:p>0.968489587</text:p>
          </table:table-cell>
          <table:table-cell table:formula="of:=[.A278]-1" office:value-type="float" office:value="-0.0315104130404129" calcext:value-type="float">
            <text:p>-0.031510413</text:p>
          </table:table-cell>
          <table:table-cell table:formula="of:=[.B278]+[.$C$1]" office:value-type="float" office:value="0.138489586959587" calcext:value-type="float">
            <text:p>0.138489587</text:p>
          </table:table-cell>
          <table:table-cell table:formula="of:=[.D277]+([.D277]*[.C278]/100)" office:value-type="float" office:value="94.0845879297884" calcext:value-type="float">
            <text:p>94.0845879298</text:p>
          </table:table-cell>
          <table:table-cell office:value-type="float" office:value="82.522122274925" calcext:value-type="float">
            <text:p>82.5221222749</text:p>
          </table:table-cell>
          <table:table-cell office:value-type="float" office:value="82.0396882736807" calcext:value-type="float">
            <text:p>82.0396882737</text:p>
          </table:table-cell>
          <table:table-cell table:number-columns-repeated="3"/>
        </table:table-row>
        <table:table-row table:style-name="ro1">
          <table:table-cell office:value-type="float" office:value="0.697996344564412" calcext:value-type="float">
            <text:p>0.6979963446</text:p>
          </table:table-cell>
          <table:table-cell table:formula="of:=[.A279]-1" office:value-type="float" office:value="-0.302003655435588" calcext:value-type="float">
            <text:p>-0.3020036554</text:p>
          </table:table-cell>
          <table:table-cell table:formula="of:=[.B279]+[.$C$1]" office:value-type="float" office:value="-0.132003655435588" calcext:value-type="float">
            <text:p>-0.1320036554</text:p>
          </table:table-cell>
          <table:table-cell table:formula="of:=[.D278]+([.D278]*[.C279]/100)" office:value-type="float" office:value="93.9603928345196" calcext:value-type="float">
            <text:p>93.9603928345</text:p>
          </table:table-cell>
          <table:table-cell office:value-type="float" office:value="83.4450543418914" calcext:value-type="float">
            <text:p>83.4450543419</text:p>
          </table:table-cell>
          <table:table-cell office:value-type="float" office:value="82.522122274925" calcext:value-type="float">
            <text:p>82.5221222749</text:p>
          </table:table-cell>
          <table:table-cell table:number-columns-repeated="3"/>
        </table:table-row>
        <table:table-row table:style-name="ro1">
          <table:table-cell office:value-type="float" office:value="0.568619322122446" calcext:value-type="float">
            <text:p>0.5686193221</text:p>
          </table:table-cell>
          <table:table-cell table:formula="of:=[.A280]-1" office:value-type="float" office:value="-0.431380677877554" calcext:value-type="float">
            <text:p>-0.4313806779</text:p>
          </table:table-cell>
          <table:table-cell table:formula="of:=[.B280]+[.$C$1]" office:value-type="float" office:value="-0.261380677877554" calcext:value-type="float">
            <text:p>-0.2613806779</text:p>
          </table:table-cell>
          <table:table-cell table:formula="of:=[.D279]+([.D279]*[.C280]/100)" office:value-type="float" office:value="93.7147985227923" calcext:value-type="float">
            <text:p>93.7147985228</text:p>
          </table:table-cell>
          <table:table-cell office:value-type="float" office:value="83.3786675483416" calcext:value-type="float">
            <text:p>83.3786675483</text:p>
          </table:table-cell>
          <table:table-cell office:value-type="float" office:value="83.4450543418914" calcext:value-type="float">
            <text:p>83.4450543419</text:p>
          </table:table-cell>
          <table:table-cell table:number-columns-repeated="3"/>
        </table:table-row>
        <table:table-row table:style-name="ro1">
          <table:table-cell office:value-type="float" office:value="0.722962151847759" calcext:value-type="float">
            <text:p>0.7229621518</text:p>
          </table:table-cell>
          <table:table-cell table:formula="of:=[.A281]-1" office:value-type="float" office:value="-0.277037848152241" calcext:value-type="float">
            <text:p>-0.2770378482</text:p>
          </table:table-cell>
          <table:table-cell table:formula="of:=[.B281]+[.$C$1]" office:value-type="float" office:value="-0.107037848152241" calcext:value-type="float">
            <text:p>-0.1070378482</text:p>
          </table:table-cell>
          <table:table-cell table:formula="of:=[.D280]+([.D280]*[.C281]/100)" office:value-type="float" office:value="93.6144882190533" calcext:value-type="float">
            <text:p>93.6144882191</text:p>
          </table:table-cell>
          <table:table-cell office:value-type="float" office:value="83.6878484129793" calcext:value-type="float">
            <text:p>83.687848413</text:p>
          </table:table-cell>
          <table:table-cell office:value-type="float" office:value="83.3786675483416" calcext:value-type="float">
            <text:p>83.3786675483</text:p>
          </table:table-cell>
          <table:table-cell table:number-columns-repeated="3"/>
        </table:table-row>
        <table:table-row table:style-name="ro1">
          <table:table-cell office:value-type="float" office:value="0.837619757283304" calcext:value-type="float">
            <text:p>0.8376197573</text:p>
          </table:table-cell>
          <table:table-cell table:formula="of:=[.A282]-1" office:value-type="float" office:value="-0.162380242716696" calcext:value-type="float">
            <text:p>-0.1623802427</text:p>
          </table:table-cell>
          <table:table-cell table:formula="of:=[.B282]+[.$C$1]" office:value-type="float" office:value="0.00761975728330408" calcext:value-type="float">
            <text:p>0.0076197573</text:p>
          </table:table-cell>
          <table:table-cell table:formula="of:=[.D281]+([.D281]*[.C282]/100)" office:value-type="float" office:value="93.6216214158376" calcext:value-type="float">
            <text:p>93.6216214158</text:p>
          </table:table-cell>
          <table:table-cell office:value-type="float" office:value="83.3355498400682" calcext:value-type="float">
            <text:p>83.3355498401</text:p>
          </table:table-cell>
          <table:table-cell office:value-type="float" office:value="83.6878484129793" calcext:value-type="float">
            <text:p>83.687848413</text:p>
          </table:table-cell>
          <table:table-cell table:number-columns-repeated="3"/>
        </table:table-row>
        <table:table-row table:style-name="ro1">
          <table:table-cell office:value-type="float" office:value="1.07717476993404" calcext:value-type="float">
            <text:p>1.0771747699</text:p>
          </table:table-cell>
          <table:table-cell table:formula="of:=[.A283]-1" office:value-type="float" office:value="0.0771747699340399" calcext:value-type="float">
            <text:p>0.0771747699</text:p>
          </table:table-cell>
          <table:table-cell table:formula="of:=[.B283]+[.$C$1]" office:value-type="float" office:value="0.24717476993404" calcext:value-type="float">
            <text:p>0.2471747699</text:p>
          </table:table-cell>
          <table:table-cell table:formula="of:=[.D282]+([.D282]*[.C283]/100)" office:value-type="float" office:value="93.8530304431807" calcext:value-type="float">
            <text:p>93.8530304432</text:p>
          </table:table-cell>
          <table:table-cell office:value-type="float" office:value="83.7702555890482" calcext:value-type="float">
            <text:p>83.770255589</text:p>
          </table:table-cell>
          <table:table-cell office:value-type="float" office:value="83.3355498400682" calcext:value-type="float">
            <text:p>83.3355498401</text:p>
          </table:table-cell>
          <table:table-cell table:number-columns-repeated="3"/>
        </table:table-row>
        <table:table-row table:style-name="ro1">
          <table:table-cell office:value-type="float" office:value="0.96129889380521" calcext:value-type="float">
            <text:p>0.9612988938</text:p>
          </table:table-cell>
          <table:table-cell table:formula="of:=[.A284]-1" office:value-type="float" office:value="-0.0387011061947899" calcext:value-type="float">
            <text:p>-0.0387011062</text:p>
          </table:table-cell>
          <table:table-cell table:formula="of:=[.B284]+[.$C$1]" office:value-type="float" office:value="0.13129889380521" calcext:value-type="float">
            <text:p>0.1312988938</text:p>
          </table:table-cell>
          <table:table-cell table:formula="of:=[.D283]+([.D283]*[.C284]/100)" office:value-type="float" office:value="93.9762584339553" calcext:value-type="float">
            <text:p>93.976258434</text:p>
          </table:table-cell>
          <table:table-cell office:value-type="float" office:value="83.077243042622" calcext:value-type="float">
            <text:p>83.0772430426</text:p>
          </table:table-cell>
          <table:table-cell office:value-type="float" office:value="83.7702555890482" calcext:value-type="float">
            <text:p>83.770255589</text:p>
          </table:table-cell>
          <table:table-cell table:number-columns-repeated="3"/>
        </table:table-row>
        <table:table-row table:style-name="ro1">
          <table:table-cell office:value-type="float" office:value="0.805972823024099" calcext:value-type="float">
            <text:p>0.805972823</text:p>
          </table:table-cell>
          <table:table-cell table:formula="of:=[.A285]-1" office:value-type="float" office:value="-0.194027176975901" calcext:value-type="float">
            <text:p>-0.194027177</text:p>
          </table:table-cell>
          <table:table-cell table:formula="of:=[.B285]+[.$C$1]" office:value-type="float" office:value="-0.0240271769759009" calcext:value-type="float">
            <text:p>-0.024027177</text:p>
          </table:table-cell>
          <table:table-cell table:formula="of:=[.D284]+([.D284]*[.C285]/100)" office:value-type="float" office:value="93.953678592026" calcext:value-type="float">
            <text:p>93.953678592</text:p>
          </table:table-cell>
          <table:table-cell office:value-type="float" office:value="82.7269085204089" calcext:value-type="float">
            <text:p>82.7269085204</text:p>
          </table:table-cell>
          <table:table-cell office:value-type="float" office:value="83.077243042622" calcext:value-type="float">
            <text:p>83.0772430426</text:p>
          </table:table-cell>
          <table:table-cell table:number-columns-repeated="3"/>
        </table:table-row>
        <table:table-row table:style-name="ro1">
          <table:table-cell office:value-type="float" office:value="0.748951021929562" calcext:value-type="float">
            <text:p>0.7489510219</text:p>
          </table:table-cell>
          <table:table-cell table:formula="of:=[.A286]-1" office:value-type="float" office:value="-0.251048978070438" calcext:value-type="float">
            <text:p>-0.2510489781</text:p>
          </table:table-cell>
          <table:table-cell table:formula="of:=[.B286]+[.$C$1]" office:value-type="float" office:value="-0.0810489780704379" calcext:value-type="float">
            <text:p>-0.0810489781</text:p>
          </table:table-cell>
          <table:table-cell table:formula="of:=[.D285]+([.D285]*[.C286]/100)" office:value-type="float" office:value="93.8775300956676" calcext:value-type="float">
            <text:p>93.8775300957</text:p>
          </table:table-cell>
          <table:table-cell office:value-type="float" office:value="82.3668535800576" calcext:value-type="float">
            <text:p>82.3668535801</text:p>
          </table:table-cell>
          <table:table-cell office:value-type="float" office:value="82.7269085204089" calcext:value-type="float">
            <text:p>82.7269085204</text:p>
          </table:table-cell>
          <table:table-cell table:number-columns-repeated="3"/>
        </table:table-row>
        <table:table-row table:style-name="ro1">
          <table:table-cell office:value-type="float" office:value="0.971136898301614" calcext:value-type="float">
            <text:p>0.9711368983</text:p>
          </table:table-cell>
          <table:table-cell table:formula="of:=[.A287]-1" office:value-type="float" office:value="-0.0288631016983859" calcext:value-type="float">
            <text:p>-0.0288631017</text:p>
          </table:table-cell>
          <table:table-cell table:formula="of:=[.B287]+[.$C$1]" office:value-type="float" office:value="0.141136898301614" calcext:value-type="float">
            <text:p>0.1411368983</text:p>
          </table:table-cell>
          <table:table-cell table:formula="of:=[.D286]+([.D286]*[.C287]/100)" office:value-type="float" office:value="94.0100259298468" calcext:value-type="float">
            <text:p>94.0100259298</text:p>
          </table:table-cell>
          <table:table-cell office:value-type="float" office:value="83.4250309495046" calcext:value-type="float">
            <text:p>83.4250309495</text:p>
          </table:table-cell>
          <table:table-cell office:value-type="float" office:value="82.3668535800576" calcext:value-type="float">
            <text:p>82.3668535801</text:p>
          </table:table-cell>
          <table:table-cell table:number-columns-repeated="3"/>
        </table:table-row>
        <table:table-row table:style-name="ro1">
          <table:table-cell office:value-type="float" office:value="0.802667713726885" calcext:value-type="float">
            <text:p>0.8026677137</text:p>
          </table:table-cell>
          <table:table-cell table:formula="of:=[.A288]-1" office:value-type="float" office:value="-0.197332286273115" calcext:value-type="float">
            <text:p>-0.1973322863</text:p>
          </table:table-cell>
          <table:table-cell table:formula="of:=[.B288]+[.$C$1]" office:value-type="float" office:value="-0.0273322862731149" calcext:value-type="float">
            <text:p>-0.0273322863</text:p>
          </table:table-cell>
          <table:table-cell table:formula="of:=[.D287]+([.D287]*[.C288]/100)" office:value-type="float" office:value="93.9843308404342" calcext:value-type="float">
            <text:p>93.9843308404</text:p>
          </table:table-cell>
          <table:table-cell office:value-type="float" office:value="83.0231316000231" calcext:value-type="float">
            <text:p>83.0231316</text:p>
          </table:table-cell>
          <table:table-cell office:value-type="float" office:value="83.4250309495046" calcext:value-type="float">
            <text:p>83.4250309495</text:p>
          </table:table-cell>
          <table:table-cell table:number-columns-repeated="3"/>
        </table:table-row>
        <table:table-row table:style-name="ro1">
          <table:table-cell office:value-type="float" office:value="0.438832491106808" calcext:value-type="float">
            <text:p>0.4388324911</text:p>
          </table:table-cell>
          <table:table-cell table:formula="of:=[.A289]-1" office:value-type="float" office:value="-0.561167508893192" calcext:value-type="float">
            <text:p>-0.5611675089</text:p>
          </table:table-cell>
          <table:table-cell table:formula="of:=[.B289]+[.$C$1]" office:value-type="float" office:value="-0.391167508893192" calcext:value-type="float">
            <text:p>-0.3911675089</text:p>
          </table:table-cell>
          <table:table-cell table:formula="of:=[.D288]+([.D288]*[.C289]/100)" office:value-type="float" office:value="93.6166946747358" calcext:value-type="float">
            <text:p>93.6166946747</text:p>
          </table:table-cell>
          <table:table-cell office:value-type="float" office:value="82.7681537128983" calcext:value-type="float">
            <text:p>82.7681537129</text:p>
          </table:table-cell>
          <table:table-cell office:value-type="float" office:value="83.0231316000231" calcext:value-type="float">
            <text:p>83.0231316</text:p>
          </table:table-cell>
          <table:table-cell table:number-columns-repeated="3"/>
        </table:table-row>
        <table:table-row table:style-name="ro1">
          <table:table-cell office:value-type="float" office:value="0.691565407059297" calcext:value-type="float">
            <text:p>0.6915654071</text:p>
          </table:table-cell>
          <table:table-cell table:formula="of:=[.A290]-1" office:value-type="float" office:value="-0.308434592940703" calcext:value-type="float">
            <text:p>-0.3084345929</text:p>
          </table:table-cell>
          <table:table-cell table:formula="of:=[.B290]+[.$C$1]" office:value-type="float" office:value="-0.138434592940703" calcext:value-type="float">
            <text:p>-0.1384345929</text:p>
          </table:table-cell>
          <table:table-cell table:formula="of:=[.D289]+([.D289]*[.C290]/100)" office:value-type="float" office:value="93.4870967845383" calcext:value-type="float">
            <text:p>93.4870967845</text:p>
          </table:table-cell>
          <table:table-cell office:value-type="float" office:value="81.0381855971276" calcext:value-type="float">
            <text:p>81.0381855971</text:p>
          </table:table-cell>
          <table:table-cell office:value-type="float" office:value="82.7681537128983" calcext:value-type="float">
            <text:p>82.7681537129</text:p>
          </table:table-cell>
          <table:table-cell table:number-columns-repeated="3"/>
        </table:table-row>
        <table:table-row table:style-name="ro1">
          <table:table-cell office:value-type="float" office:value="1.0058019554532" calcext:value-type="float">
            <text:p>1.0058019555</text:p>
          </table:table-cell>
          <table:table-cell table:formula="of:=[.A291]-1" office:value-type="float" office:value="0.00580195545320006" calcext:value-type="float">
            <text:p>0.0058019555</text:p>
          </table:table-cell>
          <table:table-cell table:formula="of:=[.B291]+[.$C$1]" office:value-type="float" office:value="0.1758019554532" calcext:value-type="float">
            <text:p>0.1758019555</text:p>
          </table:table-cell>
          <table:table-cell table:formula="of:=[.D290]+([.D290]*[.C291]/100)" office:value-type="float" office:value="93.6514489287819" calcext:value-type="float">
            <text:p>93.6514489288</text:p>
          </table:table-cell>
          <table:table-cell office:value-type="float" office:value="80.8540219606714" calcext:value-type="float">
            <text:p>80.8540219607</text:p>
          </table:table-cell>
          <table:table-cell office:value-type="float" office:value="81.0381855971276" calcext:value-type="float">
            <text:p>81.0381855971</text:p>
          </table:table-cell>
          <table:table-cell table:number-columns-repeated="3"/>
        </table:table-row>
        <table:table-row table:style-name="ro1">
          <table:table-cell office:value-type="float" office:value="0.870985642658178" calcext:value-type="float">
            <text:p>0.8709856427</text:p>
          </table:table-cell>
          <table:table-cell table:formula="of:=[.A292]-1" office:value-type="float" office:value="-0.129014357341822" calcext:value-type="float">
            <text:p>-0.1290143573</text:p>
          </table:table-cell>
          <table:table-cell table:formula="of:=[.B292]+[.$C$1]" office:value-type="float" office:value="0.040985642658178" calcext:value-type="float">
            <text:p>0.0409856427</text:p>
          </table:table-cell>
          <table:table-cell table:formula="of:=[.D291]+([.D291]*[.C292]/100)" office:value-type="float" office:value="93.6898325769841" calcext:value-type="float">
            <text:p>93.689832577</text:p>
          </table:table-cell>
          <table:table-cell office:value-type="float" office:value="81.8091695535437" calcext:value-type="float">
            <text:p>81.8091695535</text:p>
          </table:table-cell>
          <table:table-cell office:value-type="float" office:value="80.8540219606714" calcext:value-type="float">
            <text:p>80.8540219607</text:p>
          </table:table-cell>
          <table:table-cell table:number-columns-repeated="3"/>
        </table:table-row>
        <table:table-row table:style-name="ro1">
          <table:table-cell office:value-type="float" office:value="0.966945244023118" calcext:value-type="float">
            <text:p>0.966945244</text:p>
          </table:table-cell>
          <table:table-cell table:formula="of:=[.A293]-1" office:value-type="float" office:value="-0.0330547559768819" calcext:value-type="float">
            <text:p>-0.033054756</text:p>
          </table:table-cell>
          <table:table-cell table:formula="of:=[.B293]+[.$C$1]" office:value-type="float" office:value="0.136945244023118" calcext:value-type="float">
            <text:p>0.136945244</text:p>
          </table:table-cell>
          <table:table-cell table:formula="of:=[.D292]+([.D292]*[.C293]/100)" office:value-type="float" office:value="93.8181363468315" calcext:value-type="float">
            <text:p>93.8181363468</text:p>
          </table:table-cell>
          <table:table-cell office:value-type="float" office:value="82.9298139241045" calcext:value-type="float">
            <text:p>82.9298139241</text:p>
          </table:table-cell>
          <table:table-cell office:value-type="float" office:value="81.8091695535437" calcext:value-type="float">
            <text:p>81.8091695535</text:p>
          </table:table-cell>
          <table:table-cell table:number-columns-repeated="3"/>
        </table:table-row>
        <table:table-row table:style-name="ro1">
          <table:table-cell office:value-type="float" office:value="0.881877184713427" calcext:value-type="float">
            <text:p>0.8818771847</text:p>
          </table:table-cell>
          <table:table-cell table:formula="of:=[.A294]-1" office:value-type="float" office:value="-0.118122815286573" calcext:value-type="float">
            <text:p>-0.1181228153</text:p>
          </table:table-cell>
          <table:table-cell table:formula="of:=[.B294]+[.$C$1]" office:value-type="float" office:value="0.051877184713427" calcext:value-type="float">
            <text:p>0.0518771847</text:p>
          </table:table-cell>
          <table:table-cell table:formula="of:=[.D293]+([.D293]*[.C294]/100)" office:value-type="float" office:value="93.8668065547188" calcext:value-type="float">
            <text:p>93.8668065547</text:p>
          </table:table-cell>
          <table:table-cell office:value-type="float" office:value="82.8814947897257" calcext:value-type="float">
            <text:p>82.8814947897</text:p>
          </table:table-cell>
          <table:table-cell office:value-type="float" office:value="82.9298139241045" calcext:value-type="float">
            <text:p>82.9298139241</text:p>
          </table:table-cell>
          <table:table-cell table:number-columns-repeated="3"/>
        </table:table-row>
        <table:table-row table:style-name="ro1">
          <table:table-cell office:value-type="float" office:value="1.25090826527308" calcext:value-type="float">
            <text:p>1.2509082653</text:p>
          </table:table-cell>
          <table:table-cell table:formula="of:=[.A295]-1" office:value-type="float" office:value="0.25090826527308" calcext:value-type="float">
            <text:p>0.2509082653</text:p>
          </table:table-cell>
          <table:table-cell table:formula="of:=[.B295]+[.$C$1]" office:value-type="float" office:value="0.42090826527308" calcext:value-type="float">
            <text:p>0.4209082653</text:p>
          </table:table-cell>
          <table:table-cell table:formula="of:=[.D294]+([.D294]*[.C295]/100)" office:value-type="float" office:value="94.2618997018555" calcext:value-type="float">
            <text:p>94.2618997019</text:p>
          </table:table-cell>
          <table:table-cell office:value-type="float" office:value="83.4038091408801" calcext:value-type="float">
            <text:p>83.4038091409</text:p>
          </table:table-cell>
          <table:table-cell office:value-type="float" office:value="82.8814947897257" calcext:value-type="float">
            <text:p>82.8814947897</text:p>
          </table:table-cell>
          <table:table-cell table:number-columns-repeated="3"/>
        </table:table-row>
        <table:table-row table:style-name="ro1">
          <table:table-cell office:value-type="float" office:value="1.08535910136131" calcext:value-type="float">
            <text:p>1.0853591014</text:p>
          </table:table-cell>
          <table:table-cell table:formula="of:=[.A296]-1" office:value-type="float" office:value="0.08535910136131" calcext:value-type="float">
            <text:p>0.0853591014</text:p>
          </table:table-cell>
          <table:table-cell table:formula="of:=[.B296]+[.$C$1]" office:value-type="float" office:value="0.25535910136131" calcext:value-type="float">
            <text:p>0.2553591014</text:p>
          </table:table-cell>
          <table:table-cell table:formula="of:=[.D295]+([.D295]*[.C296]/100)" office:value-type="float" office:value="94.5026060418603" calcext:value-type="float">
            <text:p>94.5026060419</text:p>
          </table:table-cell>
          <table:table-cell office:value-type="float" office:value="84.0691251619551" calcext:value-type="float">
            <text:p>84.069125162</text:p>
          </table:table-cell>
          <table:table-cell office:value-type="float" office:value="83.4038091408801" calcext:value-type="float">
            <text:p>83.4038091409</text:p>
          </table:table-cell>
          <table:table-cell table:number-columns-repeated="3"/>
        </table:table-row>
        <table:table-row table:style-name="ro1">
          <table:table-cell office:value-type="float" office:value="0.964455204936488" calcext:value-type="float">
            <text:p>0.9644552049</text:p>
          </table:table-cell>
          <table:table-cell table:formula="of:=[.A297]-1" office:value-type="float" office:value="-0.0355447950635119" calcext:value-type="float">
            <text:p>-0.0355447951</text:p>
          </table:table-cell>
          <table:table-cell table:formula="of:=[.B297]+[.$C$1]" office:value-type="float" office:value="0.134455204936488" calcext:value-type="float">
            <text:p>0.1344552049</text:p>
          </table:table-cell>
          <table:table-cell table:formula="of:=[.D296]+([.D296]*[.C297]/100)" office:value-type="float" office:value="94.6296697144842" calcext:value-type="float">
            <text:p>94.6296697145</text:p>
          </table:table-cell>
          <table:table-cell office:value-type="float" office:value="84.2468889731123" calcext:value-type="float">
            <text:p>84.2468889731</text:p>
          </table:table-cell>
          <table:table-cell office:value-type="float" office:value="84.0691251619551" calcext:value-type="float">
            <text:p>84.069125162</text:p>
          </table:table-cell>
          <table:table-cell table:number-columns-repeated="3"/>
        </table:table-row>
        <table:table-row table:style-name="ro1">
          <table:table-cell office:value-type="float" office:value="0.86860691186359" calcext:value-type="float">
            <text:p>0.8686069119</text:p>
          </table:table-cell>
          <table:table-cell table:formula="of:=[.A298]-1" office:value-type="float" office:value="-0.13139308813641" calcext:value-type="float">
            <text:p>-0.1313930881</text:p>
          </table:table-cell>
          <table:table-cell table:formula="of:=[.B298]+[.$C$1]" office:value-type="float" office:value="0.03860691186359" calcext:value-type="float">
            <text:p>0.0386069119</text:p>
          </table:table-cell>
          <table:table-cell table:formula="of:=[.D297]+([.D297]*[.C298]/100)" office:value-type="float" office:value="94.6662033076677" calcext:value-type="float">
            <text:p>94.6662033077</text:p>
          </table:table-cell>
          <table:table-cell office:value-type="float" office:value="84.1212725368119" calcext:value-type="float">
            <text:p>84.1212725368</text:p>
          </table:table-cell>
          <table:table-cell office:value-type="float" office:value="84.2468889731123" calcext:value-type="float">
            <text:p>84.2468889731</text:p>
          </table:table-cell>
          <table:table-cell table:number-columns-repeated="3"/>
        </table:table-row>
        <table:table-row table:style-name="ro1">
          <table:table-cell office:value-type="float" office:value="0.621486140697217" calcext:value-type="float">
            <text:p>0.6214861407</text:p>
          </table:table-cell>
          <table:table-cell table:formula="of:=[.A299]-1" office:value-type="float" office:value="-0.378513859302783" calcext:value-type="float">
            <text:p>-0.3785138593</text:p>
          </table:table-cell>
          <table:table-cell table:formula="of:=[.B299]+[.$C$1]" office:value-type="float" office:value="-0.208513859302783" calcext:value-type="float">
            <text:p>-0.2085138593</text:p>
          </table:table-cell>
          <table:table-cell table:formula="of:=[.D298]+([.D298]*[.C299]/100)" office:value-type="float" office:value="94.4688111536954" calcext:value-type="float">
            <text:p>94.4688111537</text:p>
          </table:table-cell>
          <table:table-cell office:value-type="float" office:value="85.3552663102044" calcext:value-type="float">
            <text:p>85.3552663102</text:p>
          </table:table-cell>
          <table:table-cell office:value-type="float" office:value="84.1212725368119" calcext:value-type="float">
            <text:p>84.1212725368</text:p>
          </table:table-cell>
          <table:table-cell table:number-columns-repeated="3"/>
        </table:table-row>
        <table:table-row table:style-name="ro1">
          <table:table-cell office:value-type="float" office:value="0.875602674699913" calcext:value-type="float">
            <text:p>0.8756026747</text:p>
          </table:table-cell>
          <table:table-cell table:formula="of:=[.A300]-1" office:value-type="float" office:value="-0.124397325300087" calcext:value-type="float">
            <text:p>-0.1243973253</text:p>
          </table:table-cell>
          <table:table-cell table:formula="of:=[.B300]+[.$C$1]" office:value-type="float" office:value="0.0456026746999131" calcext:value-type="float">
            <text:p>0.0456026747</text:p>
          </table:table-cell>
          <table:table-cell table:formula="of:=[.D299]+([.D299]*[.C300]/100)" office:value-type="float" office:value="94.5118914583387" calcext:value-type="float">
            <text:p>94.5118914583</text:p>
          </table:table-cell>
          <table:table-cell office:value-type="float" office:value="85.7564832256132" calcext:value-type="float">
            <text:p>85.7564832256</text:p>
          </table:table-cell>
          <table:table-cell office:value-type="float" office:value="85.3552663102044" calcext:value-type="float">
            <text:p>85.3552663102</text:p>
          </table:table-cell>
          <table:table-cell table:number-columns-repeated="3"/>
        </table:table-row>
        <table:table-row table:style-name="ro1">
          <table:table-cell office:value-type="float" office:value="0.7738246559445" calcext:value-type="float">
            <text:p>0.7738246559</text:p>
          </table:table-cell>
          <table:table-cell table:formula="of:=[.A301]-1" office:value-type="float" office:value="-0.2261753440555" calcext:value-type="float">
            <text:p>-0.2261753441</text:p>
          </table:table-cell>
          <table:table-cell table:formula="of:=[.B301]+[.$C$1]" office:value-type="float" office:value="-0.0561753440555" calcext:value-type="float">
            <text:p>-0.0561753441</text:p>
          </table:table-cell>
          <table:table-cell table:formula="of:=[.D300]+([.D300]*[.C301]/100)" office:value-type="float" office:value="94.4587990781386" calcext:value-type="float">
            <text:p>94.4587990781</text:p>
          </table:table-cell>
          <table:table-cell office:value-type="float" office:value="85.1852505319611" calcext:value-type="float">
            <text:p>85.185250532</text:p>
          </table:table-cell>
          <table:table-cell office:value-type="float" office:value="85.7564832256132" calcext:value-type="float">
            <text:p>85.7564832256</text:p>
          </table:table-cell>
          <table:table-cell table:number-columns-repeated="3"/>
        </table:table-row>
        <table:table-row table:style-name="ro1">
          <table:table-cell office:value-type="float" office:value="0.963319343609817" calcext:value-type="float">
            <text:p>0.9633193436</text:p>
          </table:table-cell>
          <table:table-cell table:formula="of:=[.A302]-1" office:value-type="float" office:value="-0.0366806563901829" calcext:value-type="float">
            <text:p>-0.0366806564</text:p>
          </table:table-cell>
          <table:table-cell table:formula="of:=[.B302]+[.$C$1]" office:value-type="float" office:value="0.133319343609817" calcext:value-type="float">
            <text:p>0.1333193436</text:p>
          </table:table-cell>
          <table:table-cell table:formula="of:=[.D301]+([.D301]*[.C302]/100)" office:value-type="float" office:value="94.5847309290513" calcext:value-type="float">
            <text:p>94.5847309291</text:p>
          </table:table-cell>
          <table:table-cell office:value-type="float" office:value="86.0057520304718" calcext:value-type="float">
            <text:p>86.0057520305</text:p>
          </table:table-cell>
          <table:table-cell office:value-type="float" office:value="85.1852505319611" calcext:value-type="float">
            <text:p>85.185250532</text:p>
          </table:table-cell>
          <table:table-cell table:number-columns-repeated="3"/>
        </table:table-row>
        <table:table-row table:style-name="ro1">
          <table:table-cell office:value-type="float" office:value="1.48456583461652" calcext:value-type="float">
            <text:p>1.4845658346</text:p>
          </table:table-cell>
          <table:table-cell table:formula="of:=[.A303]-1" office:value-type="float" office:value="0.48456583461652" calcext:value-type="float">
            <text:p>0.4845658346</text:p>
          </table:table-cell>
          <table:table-cell table:formula="of:=[.B303]+[.$C$1]" office:value-type="float" office:value="0.65456583461652" calcext:value-type="float">
            <text:p>0.6545658346</text:p>
          </table:table-cell>
          <table:table-cell table:formula="of:=[.D302]+([.D302]*[.C303]/100)" office:value-type="float" office:value="95.2038502624769" calcext:value-type="float">
            <text:p>95.2038502625</text:p>
          </table:table-cell>
          <table:table-cell office:value-type="float" office:value="85.5736012143044" calcext:value-type="float">
            <text:p>85.5736012143</text:p>
          </table:table-cell>
          <table:table-cell office:value-type="float" office:value="86.0057520304718" calcext:value-type="float">
            <text:p>86.0057520305</text:p>
          </table:table-cell>
          <table:table-cell table:number-columns-repeated="3"/>
        </table:table-row>
        <table:table-row table:style-name="ro1">
          <table:table-cell office:value-type="float" office:value="0.953206033447922" calcext:value-type="float">
            <text:p>0.9532060334</text:p>
          </table:table-cell>
          <table:table-cell table:formula="of:=[.A304]-1" office:value-type="float" office:value="-0.0467939665520779" calcext:value-type="float">
            <text:p>-0.0467939666</text:p>
          </table:table-cell>
          <table:table-cell table:formula="of:=[.B304]+[.$C$1]" office:value-type="float" office:value="0.123206033447922" calcext:value-type="float">
            <text:p>0.1232060334</text:p>
          </table:table-cell>
          <table:table-cell table:formula="of:=[.D303]+([.D303]*[.C304]/100)" office:value-type="float" office:value="95.321147150075" calcext:value-type="float">
            <text:p>95.3211471501</text:p>
          </table:table-cell>
          <table:table-cell office:value-type="float" office:value="84.7885526171071" calcext:value-type="float">
            <text:p>84.7885526171</text:p>
          </table:table-cell>
          <table:table-cell office:value-type="float" office:value="85.5736012143044" calcext:value-type="float">
            <text:p>85.5736012143</text:p>
          </table:table-cell>
          <table:table-cell table:number-columns-repeated="3"/>
        </table:table-row>
        <table:table-row table:style-name="ro1">
          <table:table-cell office:value-type="float" office:value="1.18516724725001" calcext:value-type="float">
            <text:p>1.1851672473</text:p>
          </table:table-cell>
          <table:table-cell table:formula="of:=[.A305]-1" office:value-type="float" office:value="0.18516724725001" calcext:value-type="float">
            <text:p>0.1851672473</text:p>
          </table:table-cell>
          <table:table-cell table:formula="of:=[.B305]+[.$C$1]" office:value-type="float" office:value="0.35516724725001" calcext:value-type="float">
            <text:p>0.3551672473</text:p>
          </table:table-cell>
          <table:table-cell table:formula="of:=[.D304]+([.D304]*[.C305]/100)" office:value-type="float" office:value="95.659696644455" calcext:value-type="float">
            <text:p>95.6596966445</text:p>
          </table:table-cell>
          <table:table-cell office:value-type="float" office:value="85.9130252281458" calcext:value-type="float">
            <text:p>85.9130252281</text:p>
          </table:table-cell>
          <table:table-cell office:value-type="float" office:value="84.7885526171071" calcext:value-type="float">
            <text:p>84.7885526171</text:p>
          </table:table-cell>
          <table:table-cell table:number-columns-repeated="3"/>
        </table:table-row>
        <table:table-row table:style-name="ro1">
          <table:table-cell office:value-type="float" office:value="0.710819092395328" calcext:value-type="float">
            <text:p>0.7108190924</text:p>
          </table:table-cell>
          <table:table-cell table:formula="of:=[.A306]-1" office:value-type="float" office:value="-0.289180907604672" calcext:value-type="float">
            <text:p>-0.2891809076</text:p>
          </table:table-cell>
          <table:table-cell table:formula="of:=[.B306]+[.$C$1]" office:value-type="float" office:value="-0.119180907604672" calcext:value-type="float">
            <text:p>-0.1191809076</text:p>
          </table:table-cell>
          <table:table-cell table:formula="of:=[.D305]+([.D305]*[.C306]/100)" office:value-type="float" office:value="95.5456885497823" calcext:value-type="float">
            <text:p>95.5456885498</text:p>
          </table:table-cell>
          <table:table-cell office:value-type="float" office:value="84.983019236334" calcext:value-type="float">
            <text:p>84.9830192363</text:p>
          </table:table-cell>
          <table:table-cell office:value-type="float" office:value="85.9130252281458" calcext:value-type="float">
            <text:p>85.9130252281</text:p>
          </table:table-cell>
          <table:table-cell table:number-columns-repeated="3"/>
        </table:table-row>
        <table:table-row table:style-name="ro1">
          <table:table-cell office:value-type="float" office:value="0.724686657041094" calcext:value-type="float">
            <text:p>0.724686657</text:p>
          </table:table-cell>
          <table:table-cell table:formula="of:=[.A307]-1" office:value-type="float" office:value="-0.275313342958906" calcext:value-type="float">
            <text:p>-0.275313343</text:p>
          </table:table-cell>
          <table:table-cell table:formula="of:=[.B307]+[.$C$1]" office:value-type="float" office:value="-0.105313342958906" calcext:value-type="float">
            <text:p>-0.105313343</text:p>
          </table:table-cell>
          <table:table-cell table:formula="of:=[.D306]+([.D306]*[.C307]/100)" office:value-type="float" office:value="95.4450661911174" calcext:value-type="float">
            <text:p>95.4450661911</text:p>
          </table:table-cell>
          <table:table-cell office:value-type="float" office:value="84.0948576366082" calcext:value-type="float">
            <text:p>84.0948576366</text:p>
          </table:table-cell>
          <table:table-cell office:value-type="float" office:value="84.983019236334" calcext:value-type="float">
            <text:p>84.9830192363</text:p>
          </table:table-cell>
          <table:table-cell table:number-columns-repeated="3"/>
        </table:table-row>
        <table:table-row table:style-name="ro1">
          <table:table-cell office:value-type="float" office:value="1.20603053636018" calcext:value-type="float">
            <text:p>1.2060305364</text:p>
          </table:table-cell>
          <table:table-cell table:formula="of:=[.A308]-1" office:value-type="float" office:value="0.20603053636018" calcext:value-type="float">
            <text:p>0.2060305364</text:p>
          </table:table-cell>
          <table:table-cell table:formula="of:=[.B308]+[.$C$1]" office:value-type="float" office:value="0.37603053636018" calcext:value-type="float">
            <text:p>0.3760305364</text:p>
          </table:table-cell>
          <table:table-cell table:formula="of:=[.D307]+([.D307]*[.C308]/100)" office:value-type="float" office:value="95.8039687854452" calcext:value-type="float">
            <text:p>95.8039687854</text:p>
          </table:table-cell>
          <table:table-cell office:value-type="float" office:value="84.2159550723538" calcext:value-type="float">
            <text:p>84.2159550724</text:p>
          </table:table-cell>
          <table:table-cell office:value-type="float" office:value="84.0948576366082" calcext:value-type="float">
            <text:p>84.0948576366</text:p>
          </table:table-cell>
          <table:table-cell table:number-columns-repeated="3"/>
        </table:table-row>
        <table:table-row table:style-name="ro1">
          <table:table-cell office:value-type="float" office:value="0.940135427959152" calcext:value-type="float">
            <text:p>0.940135428</text:p>
          </table:table-cell>
          <table:table-cell table:formula="of:=[.A309]-1" office:value-type="float" office:value="-0.0598645720408479" calcext:value-type="float">
            <text:p>-0.059864572</text:p>
          </table:table-cell>
          <table:table-cell table:formula="of:=[.B309]+[.$C$1]" office:value-type="float" office:value="0.110135427959152" calcext:value-type="float">
            <text:p>0.110135428</text:p>
          </table:table-cell>
          <table:table-cell table:formula="of:=[.D308]+([.D308]*[.C309]/100)" office:value-type="float" office:value="95.9094828964689" calcext:value-type="float">
            <text:p>95.9094828965</text:p>
          </table:table-cell>
          <table:table-cell office:value-type="float" office:value="83.1977495962529" calcext:value-type="float">
            <text:p>83.1977495963</text:p>
          </table:table-cell>
          <table:table-cell office:value-type="float" office:value="84.2159550723538" calcext:value-type="float">
            <text:p>84.2159550724</text:p>
          </table:table-cell>
          <table:table-cell table:number-columns-repeated="3"/>
        </table:table-row>
        <table:table-row table:style-name="ro1">
          <table:table-cell office:value-type="float" office:value="1.23042753064731" calcext:value-type="float">
            <text:p>1.2304275306</text:p>
          </table:table-cell>
          <table:table-cell table:formula="of:=[.A310]-1" office:value-type="float" office:value="0.23042753064731" calcext:value-type="float">
            <text:p>0.2304275306</text:p>
          </table:table-cell>
          <table:table-cell table:formula="of:=[.B310]+[.$C$1]" office:value-type="float" office:value="0.40042753064731" calcext:value-type="float">
            <text:p>0.4004275306</text:p>
          </table:table-cell>
          <table:table-cell table:formula="of:=[.D309]+([.D309]*[.C310]/100)" office:value-type="float" office:value="96.2935308704878" calcext:value-type="float">
            <text:p>96.2935308705</text:p>
          </table:table-cell>
          <table:table-cell office:value-type="float" office:value="84.9012112598619" calcext:value-type="float">
            <text:p>84.9012112599</text:p>
          </table:table-cell>
          <table:table-cell office:value-type="float" office:value="83.1977495962529" calcext:value-type="float">
            <text:p>83.1977495963</text:p>
          </table:table-cell>
          <table:table-cell table:number-columns-repeated="3"/>
        </table:table-row>
        <table:table-row table:style-name="ro1">
          <table:table-cell office:value-type="float" office:value="0.726332060443609" calcext:value-type="float">
            <text:p>0.7263320604</text:p>
          </table:table-cell>
          <table:table-cell table:formula="of:=[.A311]-1" office:value-type="float" office:value="-0.273667939556391" calcext:value-type="float">
            <text:p>-0.2736679396</text:p>
          </table:table-cell>
          <table:table-cell table:formula="of:=[.B311]+[.$C$1]" office:value-type="float" office:value="-0.103667939556391" calcext:value-type="float">
            <text:p>-0.1036679396</text:p>
          </table:table-cell>
          <table:table-cell table:formula="of:=[.D310]+([.D310]*[.C311]/100)" office:value-type="float" office:value="96.1937053511083" calcext:value-type="float">
            <text:p>96.1937053511</text:p>
          </table:table-cell>
          <table:table-cell office:value-type="float" office:value="82.7719902879024" calcext:value-type="float">
            <text:p>82.7719902879</text:p>
          </table:table-cell>
          <table:table-cell office:value-type="float" office:value="84.9012112598619" calcext:value-type="float">
            <text:p>84.9012112599</text:p>
          </table:table-cell>
          <table:table-cell table:number-columns-repeated="3"/>
        </table:table-row>
        <table:table-row table:style-name="ro1">
          <table:table-cell office:value-type="float" office:value="0.418500249013685" calcext:value-type="float">
            <text:p>0.418500249</text:p>
          </table:table-cell>
          <table:table-cell table:formula="of:=[.A312]-1" office:value-type="float" office:value="-0.581499750986315" calcext:value-type="float">
            <text:p>-0.581499751</text:p>
          </table:table-cell>
          <table:table-cell table:formula="of:=[.B312]+[.$C$1]" office:value-type="float" office:value="-0.411499750986315" calcext:value-type="float">
            <text:p>-0.411499751</text:p>
          </table:table-cell>
          <table:table-cell table:formula="of:=[.D311]+([.D311]*[.C312]/100)" office:value-type="float" office:value="95.797868493124" calcext:value-type="float">
            <text:p>95.7978684931</text:p>
          </table:table-cell>
          <table:table-cell office:value-type="float" office:value="83.4257133750552" calcext:value-type="float">
            <text:p>83.4257133751</text:p>
          </table:table-cell>
          <table:table-cell office:value-type="float" office:value="82.7719902879024" calcext:value-type="float">
            <text:p>82.7719902879</text:p>
          </table:table-cell>
          <table:table-cell table:number-columns-repeated="3"/>
        </table:table-row>
        <table:table-row table:style-name="ro1">
          <table:table-cell office:value-type="float" office:value="0.831812106763929" calcext:value-type="float">
            <text:p>0.8318121068</text:p>
          </table:table-cell>
          <table:table-cell table:formula="of:=[.A313]-1" office:value-type="float" office:value="-0.168187893236071" calcext:value-type="float">
            <text:p>-0.1681878932</text:p>
          </table:table-cell>
          <table:table-cell table:formula="of:=[.B313]+[.$C$1]" office:value-type="float" office:value="0.00181210676392904" calcext:value-type="float">
            <text:p>0.0018121068</text:p>
          </table:table-cell>
          <table:table-cell table:formula="of:=[.D312]+([.D312]*[.C313]/100)" office:value-type="float" office:value="95.7996044527787" calcext:value-type="float">
            <text:p>95.7996044528</text:p>
          </table:table-cell>
          <table:table-cell office:value-type="float" office:value="83.2763201973176" calcext:value-type="float">
            <text:p>83.2763201973</text:p>
          </table:table-cell>
          <table:table-cell office:value-type="float" office:value="83.4257133750552" calcext:value-type="float">
            <text:p>83.4257133751</text:p>
          </table:table-cell>
          <table:table-cell table:number-columns-repeated="3"/>
        </table:table-row>
        <table:table-row table:style-name="ro1">
          <table:table-cell office:value-type="float" office:value="0.589524195666154" calcext:value-type="float">
            <text:p>0.5895241957</text:p>
          </table:table-cell>
          <table:table-cell table:formula="of:=[.A314]-1" office:value-type="float" office:value="-0.410475804333846" calcext:value-type="float">
            <text:p>-0.4104758043</text:p>
          </table:table-cell>
          <table:table-cell table:formula="of:=[.B314]+[.$C$1]" office:value-type="float" office:value="-0.240475804333846" calcext:value-type="float">
            <text:p>-0.2404758043</text:p>
          </table:table-cell>
          <table:table-cell table:formula="of:=[.D313]+([.D313]*[.C314]/100)" office:value-type="float" office:value="95.5692295834222" calcext:value-type="float">
            <text:p>95.5692295834</text:p>
          </table:table-cell>
          <table:table-cell office:value-type="float" office:value="83.533936243209" calcext:value-type="float">
            <text:p>83.5339362432</text:p>
          </table:table-cell>
          <table:table-cell office:value-type="float" office:value="83.2763201973176" calcext:value-type="float">
            <text:p>83.2763201973</text:p>
          </table:table-cell>
          <table:table-cell table:number-columns-repeated="3"/>
        </table:table-row>
        <table:table-row table:style-name="ro1">
          <table:table-cell office:value-type="float" office:value="0.295104602461812" calcext:value-type="float">
            <text:p>0.2951046025</text:p>
          </table:table-cell>
          <table:table-cell table:formula="of:=[.A315]-1" office:value-type="float" office:value="-0.704895397538188" calcext:value-type="float">
            <text:p>-0.7048953975</text:p>
          </table:table-cell>
          <table:table-cell table:formula="of:=[.B315]+[.$C$1]" office:value-type="float" office:value="-0.534895397538188" calcext:value-type="float">
            <text:p>-0.5348953975</text:p>
          </table:table-cell>
          <table:table-cell table:formula="of:=[.D314]+([.D314]*[.C315]/100)" office:value-type="float" office:value="95.0580341729178" calcext:value-type="float">
            <text:p>95.0580341729</text:p>
          </table:table-cell>
          <table:table-cell office:value-type="float" office:value="85.2708950749154" calcext:value-type="float">
            <text:p>85.2708950749</text:p>
          </table:table-cell>
          <table:table-cell office:value-type="float" office:value="83.533936243209" calcext:value-type="float">
            <text:p>83.5339362432</text:p>
          </table:table-cell>
          <table:table-cell table:number-columns-repeated="3"/>
        </table:table-row>
        <table:table-row table:style-name="ro1">
          <table:table-cell office:value-type="float" office:value="0.798069488468989" calcext:value-type="float">
            <text:p>0.7980694885</text:p>
          </table:table-cell>
          <table:table-cell table:formula="of:=[.A316]-1" office:value-type="float" office:value="-0.201930511531011" calcext:value-type="float">
            <text:p>-0.2019305115</text:p>
          </table:table-cell>
          <table:table-cell table:formula="of:=[.B316]+[.$C$1]" office:value-type="float" office:value="-0.0319305115310109" calcext:value-type="float">
            <text:p>-0.0319305115</text:p>
          </table:table-cell>
          <table:table-cell table:formula="of:=[.D315]+([.D315]*[.C316]/100)" office:value-type="float" office:value="95.027681656355" calcext:value-type="float">
            <text:p>95.0276816564</text:p>
          </table:table-cell>
          <table:table-cell office:value-type="float" office:value="85.4196890445341" calcext:value-type="float">
            <text:p>85.4196890445</text:p>
          </table:table-cell>
          <table:table-cell office:value-type="float" office:value="85.2708950749154" calcext:value-type="float">
            <text:p>85.2708950749</text:p>
          </table:table-cell>
          <table:table-cell table:number-columns-repeated="3"/>
        </table:table-row>
        <table:table-row table:style-name="ro1">
          <table:table-cell office:value-type="float" office:value="1.08507475376915" calcext:value-type="float">
            <text:p>1.0850747538</text:p>
          </table:table-cell>
          <table:table-cell table:formula="of:=[.A317]-1" office:value-type="float" office:value="0.0850747537691501" calcext:value-type="float">
            <text:p>0.0850747538</text:p>
          </table:table-cell>
          <table:table-cell table:formula="of:=[.B317]+[.$C$1]" office:value-type="float" office:value="0.25507475376915" calcext:value-type="float">
            <text:p>0.2550747538</text:p>
          </table:table-cell>
          <table:table-cell table:formula="of:=[.D316]+([.D316]*[.C317]/100)" office:value-type="float" office:value="95.2700732813525" calcext:value-type="float">
            <text:p>95.2700732814</text:p>
          </table:table-cell>
          <table:table-cell office:value-type="float" office:value="87.1540929349057" calcext:value-type="float">
            <text:p>87.1540929349</text:p>
          </table:table-cell>
          <table:table-cell office:value-type="float" office:value="85.4196890445341" calcext:value-type="float">
            <text:p>85.4196890445</text:p>
          </table:table-cell>
          <table:table-cell table:number-columns-repeated="3"/>
        </table:table-row>
        <table:table-row table:style-name="ro1">
          <table:table-cell office:value-type="float" office:value="0.712256152235781" calcext:value-type="float">
            <text:p>0.7122561522</text:p>
          </table:table-cell>
          <table:table-cell table:formula="of:=[.A318]-1" office:value-type="float" office:value="-0.287743847764219" calcext:value-type="float">
            <text:p>-0.2877438478</text:p>
          </table:table-cell>
          <table:table-cell table:formula="of:=[.B318]+[.$C$1]" office:value-type="float" office:value="-0.117743847764219" calcext:value-type="float">
            <text:p>-0.1177438478</text:p>
          </table:table-cell>
          <table:table-cell table:formula="of:=[.D317]+([.D317]*[.C318]/100)" office:value-type="float" office:value="95.1578986313033" calcext:value-type="float">
            <text:p>95.1578986313</text:p>
          </table:table-cell>
          <table:table-cell office:value-type="float" office:value="87.3247828126954" calcext:value-type="float">
            <text:p>87.3247828127</text:p>
          </table:table-cell>
          <table:table-cell office:value-type="float" office:value="87.1540929349057" calcext:value-type="float">
            <text:p>87.1540929349</text:p>
          </table:table-cell>
          <table:table-cell table:number-columns-repeated="3"/>
        </table:table-row>
        <table:table-row table:style-name="ro1">
          <table:table-cell office:value-type="float" office:value="0.958987785129363" calcext:value-type="float">
            <text:p>0.9589877851</text:p>
          </table:table-cell>
          <table:table-cell table:formula="of:=[.A319]-1" office:value-type="float" office:value="-0.0410122148706369" calcext:value-type="float">
            <text:p>-0.0410122149</text:p>
          </table:table-cell>
          <table:table-cell table:formula="of:=[.B319]+[.$C$1]" office:value-type="float" office:value="0.128987785129363" calcext:value-type="float">
            <text:p>0.1289877851</text:p>
          </table:table-cell>
          <table:table-cell table:formula="of:=[.D318]+([.D318]*[.C319]/100)" office:value-type="float" office:value="95.2806406971234" calcext:value-type="float">
            <text:p>95.2806406971</text:p>
          </table:table-cell>
          <table:table-cell office:value-type="float" office:value="87.702222986667" calcext:value-type="float">
            <text:p>87.7022229867</text:p>
          </table:table-cell>
          <table:table-cell office:value-type="float" office:value="87.3247828126954" calcext:value-type="float">
            <text:p>87.3247828127</text:p>
          </table:table-cell>
          <table:table-cell table:number-columns-repeated="3"/>
        </table:table-row>
        <table:table-row table:style-name="ro1">
          <table:table-cell office:value-type="float" office:value="1.07208468500995" calcext:value-type="float">
            <text:p>1.072084685</text:p>
          </table:table-cell>
          <table:table-cell table:formula="of:=[.A320]-1" office:value-type="float" office:value="0.0720846850099499" calcext:value-type="float">
            <text:p>0.072084685</text:p>
          </table:table-cell>
          <table:table-cell table:formula="of:=[.B320]+[.$C$1]" office:value-type="float" office:value="0.24208468500995" calcext:value-type="float">
            <text:p>0.242084685</text:p>
          </table:table-cell>
          <table:table-cell table:formula="of:=[.D319]+([.D319]*[.C320]/100)" office:value-type="float" office:value="95.5113005360305" calcext:value-type="float">
            <text:p>95.511300536</text:p>
          </table:table-cell>
          <table:table-cell office:value-type="float" office:value="86.9029432967809" calcext:value-type="float">
            <text:p>86.9029432968</text:p>
          </table:table-cell>
          <table:table-cell office:value-type="float" office:value="87.702222986667" calcext:value-type="float">
            <text:p>87.7022229867</text:p>
          </table:table-cell>
          <table:table-cell table:number-columns-repeated="3"/>
        </table:table-row>
        <table:table-row table:style-name="ro1">
          <table:table-cell office:value-type="float" office:value="0.851355329862557" calcext:value-type="float">
            <text:p>0.8513553299</text:p>
          </table:table-cell>
          <table:table-cell table:formula="of:=[.A321]-1" office:value-type="float" office:value="-0.148644670137443" calcext:value-type="float">
            <text:p>-0.1486446701</text:p>
          </table:table-cell>
          <table:table-cell table:formula="of:=[.B321]+[.$C$1]" office:value-type="float" office:value="0.021355329862557" calcext:value-type="float">
            <text:p>0.0213553299</text:p>
          </table:table-cell>
          <table:table-cell table:formula="of:=[.D320]+([.D320]*[.C321]/100)" office:value-type="float" office:value="95.531697289316" calcext:value-type="float">
            <text:p>95.5316972893</text:p>
          </table:table-cell>
          <table:table-cell office:value-type="float" office:value="87.5250500576245" calcext:value-type="float">
            <text:p>87.5250500576</text:p>
          </table:table-cell>
          <table:table-cell office:value-type="float" office:value="86.9029432967809" calcext:value-type="float">
            <text:p>86.9029432968</text:p>
          </table:table-cell>
          <table:table-cell table:number-columns-repeated="3"/>
        </table:table-row>
        <table:table-row table:style-name="ro1">
          <table:table-cell office:value-type="float" office:value="0.700023877244472" calcext:value-type="float">
            <text:p>0.7000238772</text:p>
          </table:table-cell>
          <table:table-cell table:formula="of:=[.A322]-1" office:value-type="float" office:value="-0.299976122755528" calcext:value-type="float">
            <text:p>-0.2999761228</text:p>
          </table:table-cell>
          <table:table-cell table:formula="of:=[.B322]+[.$C$1]" office:value-type="float" office:value="-0.129976122755528" calcext:value-type="float">
            <text:p>-0.1299761228</text:p>
          </table:table-cell>
          <table:table-cell table:formula="of:=[.D321]+([.D321]*[.C322]/100)" office:value-type="float" office:value="95.4075288931768" calcext:value-type="float">
            <text:p>95.4075288932</text:p>
          </table:table-cell>
          <table:table-cell office:value-type="float" office:value="88.6882212543441" calcext:value-type="float">
            <text:p>88.6882212543</text:p>
          </table:table-cell>
          <table:table-cell office:value-type="float" office:value="87.5250500576245" calcext:value-type="float">
            <text:p>87.5250500576</text:p>
          </table:table-cell>
          <table:table-cell table:number-columns-repeated="3"/>
        </table:table-row>
        <table:table-row table:style-name="ro1">
          <table:table-cell office:value-type="float" office:value="1.01806861261857" calcext:value-type="float">
            <text:p>1.0180686126</text:p>
          </table:table-cell>
          <table:table-cell table:formula="of:=[.A323]-1" office:value-type="float" office:value="0.0180686126185701" calcext:value-type="float">
            <text:p>0.0180686126</text:p>
          </table:table-cell>
          <table:table-cell table:formula="of:=[.B323]+[.$C$1]" office:value-type="float" office:value="0.18806861261857" calcext:value-type="float">
            <text:p>0.1880686126</text:p>
          </table:table-cell>
          <table:table-cell table:formula="of:=[.D322]+([.D322]*[.C323]/100)" office:value-type="float" office:value="95.5869605090999" calcext:value-type="float">
            <text:p>95.5869605091</text:p>
          </table:table-cell>
          <table:table-cell office:value-type="float" office:value="88.9478013594555" calcext:value-type="float">
            <text:p>88.9478013595</text:p>
          </table:table-cell>
          <table:table-cell office:value-type="float" office:value="88.6882212543441" calcext:value-type="float">
            <text:p>88.6882212543</text:p>
          </table:table-cell>
          <table:table-cell table:number-columns-repeated="3"/>
        </table:table-row>
        <table:table-row table:style-name="ro1">
          <table:table-cell office:value-type="float" office:value="0.612472645721481" calcext:value-type="float">
            <text:p>0.6124726457</text:p>
          </table:table-cell>
          <table:table-cell table:formula="of:=[.A324]-1" office:value-type="float" office:value="-0.387527354278519" calcext:value-type="float">
            <text:p>-0.3875273543</text:p>
          </table:table-cell>
          <table:table-cell table:formula="of:=[.B324]+[.$C$1]" office:value-type="float" office:value="-0.217527354278519" calcext:value-type="float">
            <text:p>-0.2175273543</text:p>
          </table:table-cell>
          <table:table-cell table:formula="of:=[.D323]+([.D323]*[.C324]/100)" office:value-type="float" office:value="95.3790327228692" calcext:value-type="float">
            <text:p>95.3790327229</text:p>
          </table:table-cell>
          <table:table-cell office:value-type="float" office:value="88.8531188239137" calcext:value-type="float">
            <text:p>88.8531188239</text:p>
          </table:table-cell>
          <table:table-cell office:value-type="float" office:value="88.9478013594555" calcext:value-type="float">
            <text:p>88.9478013595</text:p>
          </table:table-cell>
          <table:table-cell table:number-columns-repeated="3"/>
        </table:table-row>
        <table:table-row table:style-name="ro1">
          <table:table-cell office:value-type="float" office:value="0.831424271911437" calcext:value-type="float">
            <text:p>0.8314242719</text:p>
          </table:table-cell>
          <table:table-cell table:formula="of:=[.A325]-1" office:value-type="float" office:value="-0.168575728088563" calcext:value-type="float">
            <text:p>-0.1685757281</text:p>
          </table:table-cell>
          <table:table-cell table:formula="of:=[.B325]+[.$C$1]" office:value-type="float" office:value="0.0014242719114371" calcext:value-type="float">
            <text:p>0.0014242719</text:p>
          </table:table-cell>
          <table:table-cell table:formula="of:=[.D324]+([.D324]*[.C325]/100)" office:value-type="float" office:value="95.3803911796416" calcext:value-type="float">
            <text:p>95.3803911796</text:p>
          </table:table-cell>
          <table:table-cell office:value-type="float" office:value="88.0531650344811" calcext:value-type="float">
            <text:p>88.0531650345</text:p>
          </table:table-cell>
          <table:table-cell office:value-type="float" office:value="88.8531188239137" calcext:value-type="float">
            <text:p>88.8531188239</text:p>
          </table:table-cell>
          <table:table-cell table:number-columns-repeated="3"/>
        </table:table-row>
        <table:table-row table:style-name="ro1">
          <table:table-cell office:value-type="float" office:value="1.38778940792221" calcext:value-type="float">
            <text:p>1.3877894079</text:p>
          </table:table-cell>
          <table:table-cell table:formula="of:=[.A326]-1" office:value-type="float" office:value="0.38778940792221" calcext:value-type="float">
            <text:p>0.3877894079</text:p>
          </table:table-cell>
          <table:table-cell table:formula="of:=[.B326]+[.$C$1]" office:value-type="float" office:value="0.55778940792221" calcext:value-type="float">
            <text:p>0.5577894079</text:p>
          </table:table-cell>
          <table:table-cell table:formula="of:=[.D325]+([.D325]*[.C326]/100)" office:value-type="float" office:value="95.9124128988765" calcext:value-type="float">
            <text:p>95.9124128989</text:p>
          </table:table-cell>
          <table:table-cell office:value-type="float" office:value="87.9314683906167" calcext:value-type="float">
            <text:p>87.9314683906</text:p>
          </table:table-cell>
          <table:table-cell office:value-type="float" office:value="88.0531650344811" calcext:value-type="float">
            <text:p>88.0531650345</text:p>
          </table:table-cell>
          <table:table-cell table:number-columns-repeated="3"/>
        </table:table-row>
        <table:table-row table:style-name="ro1">
          <table:table-cell office:value-type="float" office:value="0.46428738928832" calcext:value-type="float">
            <text:p>0.4642873893</text:p>
          </table:table-cell>
          <table:table-cell table:formula="of:=[.A327]-1" office:value-type="float" office:value="-0.53571261071168" calcext:value-type="float">
            <text:p>-0.5357126107</text:p>
          </table:table-cell>
          <table:table-cell table:formula="of:=[.B327]+[.$C$1]" office:value-type="float" office:value="-0.36571261071168" calcext:value-type="float">
            <text:p>-0.3657126107</text:p>
          </table:table-cell>
          <table:table-cell table:formula="of:=[.D326]+([.D326]*[.C327]/100)" office:value-type="float" office:value="95.5616491096674" calcext:value-type="float">
            <text:p>95.5616491097</text:p>
          </table:table-cell>
          <table:table-cell office:value-type="float" office:value="89.063106486981" calcext:value-type="float">
            <text:p>89.063106487</text:p>
          </table:table-cell>
          <table:table-cell office:value-type="float" office:value="87.9314683906167" calcext:value-type="float">
            <text:p>87.9314683906</text:p>
          </table:table-cell>
          <table:table-cell table:number-columns-repeated="3"/>
        </table:table-row>
        <table:table-row table:style-name="ro1">
          <table:table-cell office:value-type="float" office:value="0.547976020814028" calcext:value-type="float">
            <text:p>0.5479760208</text:p>
          </table:table-cell>
          <table:table-cell table:formula="of:=[.A328]-1" office:value-type="float" office:value="-0.452023979185972" calcext:value-type="float">
            <text:p>-0.4520239792</text:p>
          </table:table-cell>
          <table:table-cell table:formula="of:=[.B328]+[.$C$1]" office:value-type="float" office:value="-0.282023979185972" calcext:value-type="float">
            <text:p>-0.2820239792</text:p>
          </table:table-cell>
          <table:table-cell table:formula="of:=[.D327]+([.D327]*[.C328]/100)" office:value-type="float" office:value="95.2921423442726" calcext:value-type="float">
            <text:p>95.2921423443</text:p>
          </table:table-cell>
          <table:table-cell office:value-type="float" office:value="88.9161850331464" calcext:value-type="float">
            <text:p>88.9161850331</text:p>
          </table:table-cell>
          <table:table-cell office:value-type="float" office:value="89.063106486981" calcext:value-type="float">
            <text:p>89.063106487</text:p>
          </table:table-cell>
          <table:table-cell table:number-columns-repeated="3"/>
        </table:table-row>
        <table:table-row table:style-name="ro1">
          <table:table-cell office:value-type="float" office:value="0.657864172201513" calcext:value-type="float">
            <text:p>0.6578641722</text:p>
          </table:table-cell>
          <table:table-cell table:formula="of:=[.A329]-1" office:value-type="float" office:value="-0.342135827798487" calcext:value-type="float">
            <text:p>-0.3421358278</text:p>
          </table:table-cell>
          <table:table-cell table:formula="of:=[.B329]+[.$C$1]" office:value-type="float" office:value="-0.172135827798487" calcext:value-type="float">
            <text:p>-0.1721358278</text:p>
          </table:table-cell>
          <table:table-cell table:formula="of:=[.D328]+([.D328]*[.C329]/100)" office:value-type="float" office:value="95.1281104262214" calcext:value-type="float">
            <text:p>95.1281104262</text:p>
          </table:table-cell>
          <table:table-cell office:value-type="float" office:value="89.1777291974779" calcext:value-type="float">
            <text:p>89.1777291975</text:p>
          </table:table-cell>
          <table:table-cell office:value-type="float" office:value="88.9161850331464" calcext:value-type="float">
            <text:p>88.9161850331</text:p>
          </table:table-cell>
          <table:table-cell table:number-columns-repeated="3"/>
        </table:table-row>
        <table:table-row table:style-name="ro1">
          <table:table-cell office:value-type="float" office:value="0.769967445821715" calcext:value-type="float">
            <text:p>0.7699674458</text:p>
          </table:table-cell>
          <table:table-cell table:formula="of:=[.A330]-1" office:value-type="float" office:value="-0.230032554178285" calcext:value-type="float">
            <text:p>-0.2300325542</text:p>
          </table:table-cell>
          <table:table-cell table:formula="of:=[.B330]+[.$C$1]" office:value-type="float" office:value="-0.0600325541782849" calcext:value-type="float">
            <text:p>-0.0600325542</text:p>
          </table:table-cell>
          <table:table-cell table:formula="of:=[.D329]+([.D329]*[.C330]/100)" office:value-type="float" office:value="95.071002591791" calcext:value-type="float">
            <text:p>95.0710025918</text:p>
          </table:table-cell>
          <table:table-cell office:value-type="float" office:value="87.8612450305848" calcext:value-type="float">
            <text:p>87.8612450306</text:p>
          </table:table-cell>
          <table:table-cell office:value-type="float" office:value="89.1777291974779" calcext:value-type="float">
            <text:p>89.1777291975</text:p>
          </table:table-cell>
          <table:table-cell table:number-columns-repeated="3"/>
        </table:table-row>
        <table:table-row table:style-name="ro1">
          <table:table-cell office:value-type="float" office:value="0.721764568233088" calcext:value-type="float">
            <text:p>0.7217645682</text:p>
          </table:table-cell>
          <table:table-cell table:formula="of:=[.A331]-1" office:value-type="float" office:value="-0.278235431766912" calcext:value-type="float">
            <text:p>-0.2782354318</text:p>
          </table:table-cell>
          <table:table-cell table:formula="of:=[.B331]+[.$C$1]" office:value-type="float" office:value="-0.108235431766912" calcext:value-type="float">
            <text:p>-0.1082354318</text:p>
          </table:table-cell>
          <table:table-cell table:formula="of:=[.D330]+([.D330]*[.C331]/100)" office:value-type="float" office:value="94.9681020816506" calcext:value-type="float">
            <text:p>94.9681020817</text:p>
          </table:table-cell>
          <table:table-cell office:value-type="float" office:value="88.1588329698222" calcext:value-type="float">
            <text:p>88.1588329698</text:p>
          </table:table-cell>
          <table:table-cell office:value-type="float" office:value="87.8612450305848" calcext:value-type="float">
            <text:p>87.8612450306</text:p>
          </table:table-cell>
          <table:table-cell table:number-columns-repeated="3"/>
        </table:table-row>
        <table:table-row table:style-name="ro1">
          <table:table-cell office:value-type="float" office:value="0.637665901637711" calcext:value-type="float">
            <text:p>0.6376659016</text:p>
          </table:table-cell>
          <table:table-cell table:formula="of:=[.A332]-1" office:value-type="float" office:value="-0.362334098362289" calcext:value-type="float">
            <text:p>-0.3623340984</text:p>
          </table:table-cell>
          <table:table-cell table:formula="of:=[.B332]+[.$C$1]" office:value-type="float" office:value="-0.192334098362289" calcext:value-type="float">
            <text:p>-0.1923340984</text:p>
          </table:table-cell>
          <table:table-cell table:formula="of:=[.D331]+([.D331]*[.C332]/100)" office:value-type="float" office:value="94.7854460387801" calcext:value-type="float">
            <text:p>94.7854460388</text:p>
          </table:table-cell>
          <table:table-cell office:value-type="float" office:value="89.2389145649223" calcext:value-type="float">
            <text:p>89.2389145649</text:p>
          </table:table-cell>
          <table:table-cell office:value-type="float" office:value="88.1588329698222" calcext:value-type="float">
            <text:p>88.1588329698</text:p>
          </table:table-cell>
          <table:table-cell table:number-columns-repeated="3"/>
        </table:table-row>
        <table:table-row table:style-name="ro1">
          <table:table-cell office:value-type="float" office:value="0.409018115011475" calcext:value-type="float">
            <text:p>0.409018115</text:p>
          </table:table-cell>
          <table:table-cell table:formula="of:=[.A333]-1" office:value-type="float" office:value="-0.590981884988525" calcext:value-type="float">
            <text:p>-0.590981885</text:p>
          </table:table-cell>
          <table:table-cell table:formula="of:=[.B333]+[.$C$1]" office:value-type="float" office:value="-0.420981884988525" calcext:value-type="float">
            <text:p>-0.420981885</text:p>
          </table:table-cell>
          <table:table-cell table:formula="of:=[.D332]+([.D332]*[.C333]/100)" office:value-type="float" office:value="94.3864164813513" calcext:value-type="float">
            <text:p>94.3864164814</text:p>
          </table:table-cell>
          <table:table-cell office:value-type="float" office:value="89.0778452443527" calcext:value-type="float">
            <text:p>89.0778452444</text:p>
          </table:table-cell>
          <table:table-cell office:value-type="float" office:value="89.2389145649223" calcext:value-type="float">
            <text:p>89.2389145649</text:p>
          </table:table-cell>
          <table:table-cell table:number-columns-repeated="3"/>
        </table:table-row>
        <table:table-row table:style-name="ro1">
          <table:table-cell office:value-type="float" office:value="0.700263247948609" calcext:value-type="float">
            <text:p>0.7002632479</text:p>
          </table:table-cell>
          <table:table-cell table:formula="of:=[.A334]-1" office:value-type="float" office:value="-0.299736752051391" calcext:value-type="float">
            <text:p>-0.2997367521</text:p>
          </table:table-cell>
          <table:table-cell table:formula="of:=[.B334]+[.$C$1]" office:value-type="float" office:value="-0.129736752051391" calcext:value-type="float">
            <text:p>-0.1297367521</text:p>
          </table:table-cell>
          <table:table-cell table:formula="of:=[.D333]+([.D333]*[.C334]/100)" office:value-type="float" office:value="94.2639626102307" calcext:value-type="float">
            <text:p>94.2639626102</text:p>
          </table:table-cell>
          <table:table-cell office:value-type="float" office:value="88.3404416734657" calcext:value-type="float">
            <text:p>88.3404416735</text:p>
          </table:table-cell>
          <table:table-cell office:value-type="float" office:value="89.0778452443527" calcext:value-type="float">
            <text:p>89.0778452444</text:p>
          </table:table-cell>
          <table:table-cell table:number-columns-repeated="3"/>
        </table:table-row>
        <table:table-row table:style-name="ro1">
          <table:table-cell office:value-type="float" office:value="0.873808781394543" calcext:value-type="float">
            <text:p>0.8738087814</text:p>
          </table:table-cell>
          <table:table-cell table:formula="of:=[.A335]-1" office:value-type="float" office:value="-0.126191218605457" calcext:value-type="float">
            <text:p>-0.1261912186</text:p>
          </table:table-cell>
          <table:table-cell table:formula="of:=[.B335]+[.$C$1]" office:value-type="float" office:value="0.0438087813945431" calcext:value-type="float">
            <text:p>0.0438087814</text:p>
          </table:table-cell>
          <table:table-cell table:formula="of:=[.D334]+([.D334]*[.C335]/100)" office:value-type="float" office:value="94.3052585035444" calcext:value-type="float">
            <text:p>94.3052585035</text:p>
          </table:table-cell>
          <table:table-cell office:value-type="float" office:value="88.5343174105779" calcext:value-type="float">
            <text:p>88.5343174106</text:p>
          </table:table-cell>
          <table:table-cell office:value-type="float" office:value="88.3404416734657" calcext:value-type="float">
            <text:p>88.3404416735</text:p>
          </table:table-cell>
          <table:table-cell table:number-columns-repeated="3"/>
        </table:table-row>
        <table:table-row table:style-name="ro1">
          <table:table-cell office:value-type="float" office:value="1.32772719326375" calcext:value-type="float">
            <text:p>1.3277271933</text:p>
          </table:table-cell>
          <table:table-cell table:formula="of:=[.A336]-1" office:value-type="float" office:value="0.32772719326375" calcext:value-type="float">
            <text:p>0.3277271933</text:p>
          </table:table-cell>
          <table:table-cell table:formula="of:=[.B336]+[.$C$1]" office:value-type="float" office:value="0.49772719326375" calcext:value-type="float">
            <text:p>0.4977271933</text:p>
          </table:table-cell>
          <table:table-cell table:formula="of:=[.D335]+([.D335]*[.C336]/100)" office:value-type="float" office:value="94.7746414197942" calcext:value-type="float">
            <text:p>94.7746414198</text:p>
          </table:table-cell>
          <table:table-cell office:value-type="float" office:value="88.5446287108308" calcext:value-type="float">
            <text:p>88.5446287108</text:p>
          </table:table-cell>
          <table:table-cell office:value-type="float" office:value="88.5343174105779" calcext:value-type="float">
            <text:p>88.5343174106</text:p>
          </table:table-cell>
          <table:table-cell table:number-columns-repeated="3"/>
        </table:table-row>
        <table:table-row table:style-name="ro1">
          <table:table-cell office:value-type="float" office:value="0.767713920349468" calcext:value-type="float">
            <text:p>0.7677139203</text:p>
          </table:table-cell>
          <table:table-cell table:formula="of:=[.A337]-1" office:value-type="float" office:value="-0.232286079650532" calcext:value-type="float">
            <text:p>-0.2322860797</text:p>
          </table:table-cell>
          <table:table-cell table:formula="of:=[.B337]+[.$C$1]" office:value-type="float" office:value="-0.0622860796505319" calcext:value-type="float">
            <text:p>-0.0622860797</text:p>
          </table:table-cell>
          <table:table-cell table:formula="of:=[.D336]+([.D336]*[.C337]/100)" office:value-type="float" office:value="94.715610011151" calcext:value-type="float">
            <text:p>94.7156100112</text:p>
          </table:table-cell>
          <table:table-cell office:value-type="float" office:value="87.6571412191735" calcext:value-type="float">
            <text:p>87.6571412192</text:p>
          </table:table-cell>
          <table:table-cell office:value-type="float" office:value="88.5446287108308" calcext:value-type="float">
            <text:p>88.5446287108</text:p>
          </table:table-cell>
          <table:table-cell table:number-columns-repeated="3"/>
        </table:table-row>
        <table:table-row table:style-name="ro1">
          <table:table-cell office:value-type="float" office:value="1.09970159732688" calcext:value-type="float">
            <text:p>1.0997015973</text:p>
          </table:table-cell>
          <table:table-cell table:formula="of:=[.A338]-1" office:value-type="float" office:value="0.09970159732688" calcext:value-type="float">
            <text:p>0.0997015973</text:p>
          </table:table-cell>
          <table:table-cell table:formula="of:=[.B338]+[.$C$1]" office:value-type="float" office:value="0.26970159732688" calcext:value-type="float">
            <text:p>0.2697015973</text:p>
          </table:table-cell>
          <table:table-cell table:formula="of:=[.D337]+([.D337]*[.C338]/100)" office:value-type="float" office:value="94.9710595242689" calcext:value-type="float">
            <text:p>94.9710595243</text:p>
          </table:table-cell>
          <table:table-cell office:value-type="float" office:value="88.0924461762724" calcext:value-type="float">
            <text:p>88.0924461763</text:p>
          </table:table-cell>
          <table:table-cell office:value-type="float" office:value="87.6571412191735" calcext:value-type="float">
            <text:p>87.6571412192</text:p>
          </table:table-cell>
          <table:table-cell table:number-columns-repeated="3"/>
        </table:table-row>
        <table:table-row table:style-name="ro1">
          <table:table-cell office:value-type="float" office:value="0.903782208644324" calcext:value-type="float">
            <text:p>0.9037822086</text:p>
          </table:table-cell>
          <table:table-cell table:formula="of:=[.A339]-1" office:value-type="float" office:value="-0.0962177913556759" calcext:value-type="float">
            <text:p>-0.0962177914</text:p>
          </table:table-cell>
          <table:table-cell table:formula="of:=[.B339]+[.$C$1]" office:value-type="float" office:value="0.0737822086443241" calcext:value-type="float">
            <text:p>0.0737822086</text:p>
          </table:table-cell>
          <table:table-cell table:formula="of:=[.D338]+([.D338]*[.C339]/100)" office:value-type="float" office:value="95.0411312695589" calcext:value-type="float">
            <text:p>95.0411312696</text:p>
          </table:table-cell>
          <table:table-cell office:value-type="float" office:value="88.6785923796419" calcext:value-type="float">
            <text:p>88.6785923796</text:p>
          </table:table-cell>
          <table:table-cell office:value-type="float" office:value="88.0924461762724" calcext:value-type="float">
            <text:p>88.0924461763</text:p>
          </table:table-cell>
          <table:table-cell table:number-columns-repeated="3"/>
        </table:table-row>
        <table:table-row table:style-name="ro1">
          <table:table-cell office:value-type="float" office:value="0.656266245070207" calcext:value-type="float">
            <text:p>0.6562662451</text:p>
          </table:table-cell>
          <table:table-cell table:formula="of:=[.A340]-1" office:value-type="float" office:value="-0.343733754929793" calcext:value-type="float">
            <text:p>-0.3437337549</text:p>
          </table:table-cell>
          <table:table-cell table:formula="of:=[.B340]+[.$C$1]" office:value-type="float" office:value="-0.173733754929793" calcext:value-type="float">
            <text:p>-0.1737337549</text:p>
          </table:table-cell>
          <table:table-cell table:formula="of:=[.D339]+([.D339]*[.C340]/100)" office:value-type="float" office:value="94.8760127434765" calcext:value-type="float">
            <text:p>94.8760127435</text:p>
          </table:table-cell>
          <table:table-cell office:value-type="float" office:value="89.2382321393717" calcext:value-type="float">
            <text:p>89.2382321394</text:p>
          </table:table-cell>
          <table:table-cell office:value-type="float" office:value="88.6785923796419" calcext:value-type="float">
            <text:p>88.6785923796</text:p>
          </table:table-cell>
          <table:table-cell table:number-columns-repeated="3"/>
        </table:table-row>
        <table:table-row table:style-name="ro1">
          <table:table-cell office:value-type="float" office:value="0.951375272151479" calcext:value-type="float">
            <text:p>0.9513752722</text:p>
          </table:table-cell>
          <table:table-cell table:formula="of:=[.A341]-1" office:value-type="float" office:value="-0.0486247278485209" calcext:value-type="float">
            <text:p>-0.0486247278</text:p>
          </table:table-cell>
          <table:table-cell table:formula="of:=[.B341]+[.$C$1]" office:value-type="float" office:value="0.121375272151479" calcext:value-type="float">
            <text:p>0.1213752722</text:p>
          </table:table-cell>
          <table:table-cell table:formula="of:=[.D340]+([.D340]*[.C341]/100)" office:value-type="float" office:value="94.9911687621504" calcext:value-type="float">
            <text:p>94.9911687622</text:p>
          </table:table-cell>
          <table:table-cell office:value-type="float" office:value="89.490055885565" calcext:value-type="float">
            <text:p>89.4900558856</text:p>
          </table:table-cell>
          <table:table-cell office:value-type="float" office:value="89.2382321393717" calcext:value-type="float">
            <text:p>89.2382321394</text:p>
          </table:table-cell>
          <table:table-cell table:number-columns-repeated="3"/>
        </table:table-row>
        <table:table-row table:style-name="ro1">
          <table:table-cell office:value-type="float" office:value="0.884115965521101" calcext:value-type="float">
            <text:p>0.8841159655</text:p>
          </table:table-cell>
          <table:table-cell table:formula="of:=[.A342]-1" office:value-type="float" office:value="-0.115884034478899" calcext:value-type="float">
            <text:p>-0.1158840345</text:p>
          </table:table-cell>
          <table:table-cell table:formula="of:=[.B342]+[.$C$1]" office:value-type="float" office:value="0.0541159655211011" calcext:value-type="float">
            <text:p>0.0541159655</text:p>
          </table:table-cell>
          <table:table-cell table:formula="of:=[.D341]+([.D341]*[.C342]/100)" office:value-type="float" office:value="95.0425741502858" calcext:value-type="float">
            <text:p>95.0425741503</text:p>
          </table:table-cell>
          <table:table-cell office:value-type="float" office:value="89.0720529361326" calcext:value-type="float">
            <text:p>89.0720529361</text:p>
          </table:table-cell>
          <table:table-cell office:value-type="float" office:value="89.490055885565" calcext:value-type="float">
            <text:p>89.4900558856</text:p>
          </table:table-cell>
          <table:table-cell table:number-columns-repeated="3"/>
        </table:table-row>
        <table:table-row table:style-name="ro1">
          <table:table-cell office:value-type="float" office:value="0.758989067004385" calcext:value-type="float">
            <text:p>0.758989067</text:p>
          </table:table-cell>
          <table:table-cell table:formula="of:=[.A343]-1" office:value-type="float" office:value="-0.241010932995615" calcext:value-type="float">
            <text:p>-0.241010933</text:p>
          </table:table-cell>
          <table:table-cell table:formula="of:=[.B343]+[.$C$1]" office:value-type="float" office:value="-0.0710109329956149" calcext:value-type="float">
            <text:p>-0.071010933</text:p>
          </table:table-cell>
          <table:table-cell table:formula="of:=[.D342]+([.D342]*[.C343]/100)" office:value-type="float" office:value="94.9750835316386" calcext:value-type="float">
            <text:p>94.9750835316</text:p>
          </table:table-cell>
          <table:table-cell office:value-type="float" office:value="88.9793344598109" calcext:value-type="float">
            <text:p>88.9793344598</text:p>
          </table:table-cell>
          <table:table-cell office:value-type="float" office:value="89.0720529361326" calcext:value-type="float">
            <text:p>89.0720529361</text:p>
          </table:table-cell>
          <table:table-cell table:number-columns-repeated="3"/>
        </table:table-row>
        <table:table-row table:style-name="ro1">
          <table:table-cell office:value-type="float" office:value="0.444160277417663" calcext:value-type="float">
            <text:p>0.4441602774</text:p>
          </table:table-cell>
          <table:table-cell table:formula="of:=[.A344]-1" office:value-type="float" office:value="-0.555839722582337" calcext:value-type="float">
            <text:p>-0.5558397226</text:p>
          </table:table-cell>
          <table:table-cell table:formula="of:=[.B344]+[.$C$1]" office:value-type="float" office:value="-0.385839722582337" calcext:value-type="float">
            <text:p>-0.3858397226</text:p>
          </table:table-cell>
          <table:table-cell table:formula="of:=[.D343]+([.D343]*[.C344]/100)" office:value-type="float" office:value="94.6086319328178" calcext:value-type="float">
            <text:p>94.6086319328</text:p>
          </table:table-cell>
          <table:table-cell office:value-type="float" office:value="87.8470971638498" calcext:value-type="float">
            <text:p>87.8470971638</text:p>
          </table:table-cell>
          <table:table-cell office:value-type="float" office:value="88.9793344598109" calcext:value-type="float">
            <text:p>88.9793344598</text:p>
          </table:table-cell>
          <table:table-cell table:number-columns-repeated="3"/>
        </table:table-row>
        <table:table-row table:style-name="ro1">
          <table:table-cell office:value-type="float" office:value="1.15945508821626" calcext:value-type="float">
            <text:p>1.1594550882</text:p>
          </table:table-cell>
          <table:table-cell table:formula="of:=[.A345]-1" office:value-type="float" office:value="0.15945508821626" calcext:value-type="float">
            <text:p>0.1594550882</text:p>
          </table:table-cell>
          <table:table-cell table:formula="of:=[.B345]+[.$C$1]" office:value-type="float" office:value="0.32945508821626" calcext:value-type="float">
            <text:p>0.3294550882</text:p>
          </table:table-cell>
          <table:table-cell table:formula="of:=[.D344]+([.D344]*[.C345]/100)" office:value-type="float" office:value="94.9203248846123" calcext:value-type="float">
            <text:p>94.9203248846</text:p>
          </table:table-cell>
          <table:table-cell office:value-type="float" office:value="88.022905233269" calcext:value-type="float">
            <text:p>88.0229052333</text:p>
          </table:table-cell>
          <table:table-cell office:value-type="float" office:value="87.8470971638498" calcext:value-type="float">
            <text:p>87.8470971638</text:p>
          </table:table-cell>
          <table:table-cell table:number-columns-repeated="3"/>
        </table:table-row>
        <table:table-row table:style-name="ro1">
          <table:table-cell office:value-type="float" office:value="0.882759375930455" calcext:value-type="float">
            <text:p>0.8827593759</text:p>
          </table:table-cell>
          <table:table-cell table:formula="of:=[.A346]-1" office:value-type="float" office:value="-0.117240624069545" calcext:value-type="float">
            <text:p>-0.1172406241</text:p>
          </table:table-cell>
          <table:table-cell table:formula="of:=[.B346]+[.$C$1]" office:value-type="float" office:value="0.0527593759304551" calcext:value-type="float">
            <text:p>0.0527593759</text:p>
          </table:table-cell>
          <table:table-cell table:formula="of:=[.D345]+([.D345]*[.C346]/100)" office:value-type="float" office:value="94.9704042556526" calcext:value-type="float">
            <text:p>94.9704042557</text:p>
          </table:table-cell>
          <table:table-cell office:value-type="float" office:value="88.7494066217885" calcext:value-type="float">
            <text:p>88.7494066218</text:p>
          </table:table-cell>
          <table:table-cell office:value-type="float" office:value="88.022905233269" calcext:value-type="float">
            <text:p>88.0229052333</text:p>
          </table:table-cell>
          <table:table-cell table:number-columns-repeated="3"/>
        </table:table-row>
        <table:table-row table:style-name="ro1">
          <table:table-cell office:value-type="float" office:value="0.959402979572589" calcext:value-type="float">
            <text:p>0.9594029796</text:p>
          </table:table-cell>
          <table:table-cell table:formula="of:=[.A347]-1" office:value-type="float" office:value="-0.040597020427411" calcext:value-type="float">
            <text:p>-0.0405970204</text:p>
          </table:table-cell>
          <table:table-cell table:formula="of:=[.B347]+[.$C$1]" office:value-type="float" office:value="0.129402979572589" calcext:value-type="float">
            <text:p>0.1294029796</text:p>
          </table:table-cell>
          <table:table-cell table:formula="of:=[.D346]+([.D346]*[.C347]/100)" office:value-type="float" office:value="95.0932987884715" calcext:value-type="float">
            <text:p>95.0932987885</text:p>
          </table:table-cell>
          <table:table-cell office:value-type="float" office:value="89.1822398720285" calcext:value-type="float">
            <text:p>89.182239872</text:p>
          </table:table-cell>
          <table:table-cell office:value-type="float" office:value="88.7494066217885" calcext:value-type="float">
            <text:p>88.7494066218</text:p>
          </table:table-cell>
          <table:table-cell table:number-columns-repeated="3"/>
        </table:table-row>
        <table:table-row table:style-name="ro1">
          <table:table-cell office:value-type="float" office:value="0.662812333972416" calcext:value-type="float">
            <text:p>0.662812334</text:p>
          </table:table-cell>
          <table:table-cell table:formula="of:=[.A348]-1" office:value-type="float" office:value="-0.337187666027584" calcext:value-type="float">
            <text:p>-0.337187666</text:p>
          </table:table-cell>
          <table:table-cell table:formula="of:=[.B348]+[.$C$1]" office:value-type="float" office:value="-0.167187666027584" calcext:value-type="float">
            <text:p>-0.167187666</text:p>
          </table:table-cell>
          <table:table-cell table:formula="of:=[.D347]+([.D347]*[.C348]/100)" office:value-type="float" office:value="94.9343145216784" calcext:value-type="float">
            <text:p>94.9343145217</text:p>
          </table:table-cell>
          <table:table-cell office:value-type="float" office:value="89.1951144310982" calcext:value-type="float">
            <text:p>89.1951144311</text:p>
          </table:table-cell>
          <table:table-cell office:value-type="float" office:value="89.1822398720285" calcext:value-type="float">
            <text:p>89.182239872</text:p>
          </table:table-cell>
          <table:table-cell table:number-columns-repeated="3"/>
        </table:table-row>
        <table:table-row table:style-name="ro1">
          <table:table-cell office:value-type="float" office:value="0.527043830904607" calcext:value-type="float">
            <text:p>0.5270438309</text:p>
          </table:table-cell>
          <table:table-cell table:formula="of:=[.A349]-1" office:value-type="float" office:value="-0.472956169095393" calcext:value-type="float">
            <text:p>-0.4729561691</text:p>
          </table:table-cell>
          <table:table-cell table:formula="of:=[.B349]+[.$C$1]" office:value-type="float" office:value="-0.302956169095393" calcext:value-type="float">
            <text:p>-0.3029561691</text:p>
          </table:table-cell>
          <table:table-cell table:formula="of:=[.D348]+([.D348]*[.C349]/100)" office:value-type="float" office:value="94.6467051592466" calcext:value-type="float">
            <text:p>94.6467051592</text:p>
          </table:table-cell>
          <table:table-cell office:value-type="float" office:value="89.6523152963681" calcext:value-type="float">
            <text:p>89.6523152964</text:p>
          </table:table-cell>
          <table:table-cell office:value-type="float" office:value="89.1951144310982" calcext:value-type="float">
            <text:p>89.1951144311</text:p>
          </table:table-cell>
          <table:table-cell table:number-columns-repeated="3"/>
        </table:table-row>
        <table:table-row table:style-name="ro1">
          <table:table-cell office:value-type="float" office:value="0.549627716391729" calcext:value-type="float">
            <text:p>0.5496277164</text:p>
          </table:table-cell>
          <table:table-cell table:formula="of:=[.A350]-1" office:value-type="float" office:value="-0.450372283608271" calcext:value-type="float">
            <text:p>-0.4503722836</text:p>
          </table:table-cell>
          <table:table-cell table:formula="of:=[.B350]+[.$C$1]" office:value-type="float" office:value="-0.280372283608271" calcext:value-type="float">
            <text:p>-0.2803722836</text:p>
          </table:table-cell>
          <table:table-cell table:formula="of:=[.D349]+([.D349]*[.C350]/100)" office:value-type="float" office:value="94.3813420306316" calcext:value-type="float">
            <text:p>94.3813420306</text:p>
          </table:table-cell>
          <table:table-cell office:value-type="float" office:value="89.8823263518222" calcext:value-type="float">
            <text:p>89.8823263518</text:p>
          </table:table-cell>
          <table:table-cell office:value-type="float" office:value="89.6523152963681" calcext:value-type="float">
            <text:p>89.6523152964</text:p>
          </table:table-cell>
          <table:table-cell table:number-columns-repeated="3"/>
        </table:table-row>
        <table:table-row table:style-name="ro1">
          <table:table-cell office:value-type="float" office:value="1.08063083367608" calcext:value-type="float">
            <text:p>1.0806308337</text:p>
          </table:table-cell>
          <table:table-cell table:formula="of:=[.A351]-1" office:value-type="float" office:value="0.0806308336760799" calcext:value-type="float">
            <text:p>0.0806308337</text:p>
          </table:table-cell>
          <table:table-cell table:formula="of:=[.B351]+[.$C$1]" office:value-type="float" office:value="0.25063083367608" calcext:value-type="float">
            <text:p>0.2506308337</text:p>
          </table:table-cell>
          <table:table-cell table:formula="of:=[.D350]+([.D350]*[.C351]/100)" office:value-type="float" office:value="94.6178907749976" calcext:value-type="float">
            <text:p>94.617890775</text:p>
          </table:table-cell>
          <table:table-cell office:value-type="float" office:value="89.8680952591334" calcext:value-type="float">
            <text:p>89.8680952591</text:p>
          </table:table-cell>
          <table:table-cell office:value-type="float" office:value="89.8823263518222" calcext:value-type="float">
            <text:p>89.8823263518</text:p>
          </table:table-cell>
          <table:table-cell table:number-columns-repeated="3"/>
        </table:table-row>
        <table:table-row table:style-name="ro1">
          <table:table-cell office:value-type="float" office:value="0.901703416518835" calcext:value-type="float">
            <text:p>0.9017034165</text:p>
          </table:table-cell>
          <table:table-cell table:formula="of:=[.A352]-1" office:value-type="float" office:value="-0.0982965834811649" calcext:value-type="float">
            <text:p>-0.0982965835</text:p>
          </table:table-cell>
          <table:table-cell table:formula="of:=[.B352]+[.$C$1]" office:value-type="float" office:value="0.0717034165188351" calcext:value-type="float">
            <text:p>0.0717034165</text:p>
          </table:table-cell>
          <table:table-cell table:formula="of:=[.D351]+([.D351]*[.C352]/100)" office:value-type="float" office:value="94.6857350353214" calcext:value-type="float">
            <text:p>94.6857350353</text:p>
          </table:table-cell>
          <table:table-cell office:value-type="float" office:value="89.8945101678591" calcext:value-type="float">
            <text:p>89.8945101679</text:p>
          </table:table-cell>
          <table:table-cell office:value-type="float" office:value="89.8680952591334" calcext:value-type="float">
            <text:p>89.8680952591</text:p>
          </table:table-cell>
          <table:table-cell table:number-columns-repeated="3"/>
        </table:table-row>
        <table:table-row table:style-name="ro1">
          <table:table-cell office:value-type="float" office:value="0.751399944396491" calcext:value-type="float">
            <text:p>0.7513999444</text:p>
          </table:table-cell>
          <table:table-cell table:formula="of:=[.A353]-1" office:value-type="float" office:value="-0.248600055603509" calcext:value-type="float">
            <text:p>-0.2486000556</text:p>
          </table:table-cell>
          <table:table-cell table:formula="of:=[.B353]+[.$C$1]" office:value-type="float" office:value="-0.0786000556035089" calcext:value-type="float">
            <text:p>-0.0786000556</text:p>
          </table:table-cell>
          <table:table-cell table:formula="of:=[.D352]+([.D352]*[.C353]/100)" office:value-type="float" office:value="94.611311994935" calcext:value-type="float">
            <text:p>94.6113119949</text:p>
          </table:table-cell>
          <table:table-cell office:value-type="float" office:value="88.8679491247213" calcext:value-type="float">
            <text:p>88.8679491247</text:p>
          </table:table-cell>
          <table:table-cell office:value-type="float" office:value="89.8945101678591" calcext:value-type="float">
            <text:p>89.8945101679</text:p>
          </table:table-cell>
          <table:table-cell table:number-columns-repeated="3"/>
        </table:table-row>
        <table:table-row table:style-name="ro1">
          <table:table-cell office:value-type="float" office:value="1.28724745581256" calcext:value-type="float">
            <text:p>1.2872474558</text:p>
          </table:table-cell>
          <table:table-cell table:formula="of:=[.A354]-1" office:value-type="float" office:value="0.28724745581256" calcext:value-type="float">
            <text:p>0.2872474558</text:p>
          </table:table-cell>
          <table:table-cell table:formula="of:=[.B354]+[.$C$1]" office:value-type="float" office:value="0.45724745581256" calcext:value-type="float">
            <text:p>0.4572474558</text:p>
          </table:table-cell>
          <table:table-cell table:formula="of:=[.D353]+([.D353]*[.C354]/100)" office:value-type="float" office:value="95.0439198119428" calcext:value-type="float">
            <text:p>95.0439198119</text:p>
          </table:table-cell>
          <table:table-cell office:value-type="float" office:value="90.1966170991294" calcext:value-type="float">
            <text:p>90.1966170991</text:p>
          </table:table-cell>
          <table:table-cell office:value-type="float" office:value="88.8679491247213" calcext:value-type="float">
            <text:p>88.8679491247</text:p>
          </table:table-cell>
          <table:table-cell table:number-columns-repeated="3"/>
        </table:table-row>
        <table:table-row table:style-name="ro1">
          <table:table-cell office:value-type="float" office:value="0.905955549634708" calcext:value-type="float">
            <text:p>0.9059555496</text:p>
          </table:table-cell>
          <table:table-cell table:formula="of:=[.A355]-1" office:value-type="float" office:value="-0.094044450365292" calcext:value-type="float">
            <text:p>-0.0940444504</text:p>
          </table:table-cell>
          <table:table-cell table:formula="of:=[.B355]+[.$C$1]" office:value-type="float" office:value="0.075955549634708" calcext:value-type="float">
            <text:p>0.0759555496</text:p>
          </table:table-cell>
          <table:table-cell table:formula="of:=[.D354]+([.D354]*[.C355]/100)" office:value-type="float" office:value="95.1161109436303" calcext:value-type="float">
            <text:p>95.1161109436</text:p>
          </table:table-cell>
          <table:table-cell office:value-type="float" office:value="90.09486063022" calcext:value-type="float">
            <text:p>90.0948606302</text:p>
          </table:table-cell>
          <table:table-cell office:value-type="float" office:value="90.1966170991294" calcext:value-type="float">
            <text:p>90.1966170991</text:p>
          </table:table-cell>
          <table:table-cell table:number-columns-repeated="3"/>
        </table:table-row>
        <table:table-row table:style-name="ro1">
          <table:table-cell office:value-type="float" office:value="0.858977454241022" calcext:value-type="float">
            <text:p>0.8589774542</text:p>
          </table:table-cell>
          <table:table-cell table:formula="of:=[.A356]-1" office:value-type="float" office:value="-0.141022545758978" calcext:value-type="float">
            <text:p>-0.1410225458</text:p>
          </table:table-cell>
          <table:table-cell table:formula="of:=[.B356]+[.$C$1]" office:value-type="float" office:value="0.0289774542410221" calcext:value-type="float">
            <text:p>0.0289774542</text:p>
          </table:table-cell>
          <table:table-cell table:formula="of:=[.D355]+([.D355]*[.C356]/100)" office:value-type="float" office:value="95.1436731711548" calcext:value-type="float">
            <text:p>95.1436731712</text:p>
          </table:table-cell>
          <table:table-cell office:value-type="float" office:value="90.109008505477" calcext:value-type="float">
            <text:p>90.1090085055</text:p>
          </table:table-cell>
          <table:table-cell office:value-type="float" office:value="90.09486063022" calcext:value-type="float">
            <text:p>90.0948606302</text:p>
          </table:table-cell>
          <table:table-cell table:number-columns-repeated="3"/>
        </table:table-row>
        <table:table-row table:style-name="ro1">
          <table:table-cell office:value-type="float" office:value="0.875599229462445" calcext:value-type="float">
            <text:p>0.8755992295</text:p>
          </table:table-cell>
          <table:table-cell table:formula="of:=[.A357]-1" office:value-type="float" office:value="-0.124400770537555" calcext:value-type="float">
            <text:p>-0.1244007705</text:p>
          </table:table-cell>
          <table:table-cell table:formula="of:=[.B357]+[.$C$1]" office:value-type="float" office:value="0.0455992294624451" calcext:value-type="float">
            <text:p>0.0455992295</text:p>
          </table:table-cell>
          <table:table-cell table:formula="of:=[.D356]+([.D356]*[.C357]/100)" office:value-type="float" office:value="95.1870579530031" calcext:value-type="float">
            <text:p>95.187057953</text:p>
          </table:table-cell>
          <table:table-cell office:value-type="float" office:value="90.391774469911" calcext:value-type="float">
            <text:p>90.3917744699</text:p>
          </table:table-cell>
          <table:table-cell office:value-type="float" office:value="90.109008505477" calcext:value-type="float">
            <text:p>90.1090085055</text:p>
          </table:table-cell>
          <table:table-cell table:number-columns-repeated="3"/>
        </table:table-row>
        <table:table-row table:style-name="ro1">
          <table:table-cell office:value-type="float" office:value="0.559896062702235" calcext:value-type="float">
            <text:p>0.5598960627</text:p>
          </table:table-cell>
          <table:table-cell table:formula="of:=[.A358]-1" office:value-type="float" office:value="-0.440103937297765" calcext:value-type="float">
            <text:p>-0.4401039373</text:p>
          </table:table-cell>
          <table:table-cell table:formula="of:=[.B358]+[.$C$1]" office:value-type="float" office:value="-0.270103937297765" calcext:value-type="float">
            <text:p>-0.2701039373</text:p>
          </table:table-cell>
          <table:table-cell table:formula="of:=[.D357]+([.D357]*[.C358]/100)" office:value-type="float" office:value="94.9299539616742" calcext:value-type="float">
            <text:p>94.9299539617</text:p>
          </table:table-cell>
          <table:table-cell office:value-type="float" office:value="90.488329512715" calcext:value-type="float">
            <text:p>90.4883295127</text:p>
          </table:table-cell>
          <table:table-cell office:value-type="float" office:value="90.391774469911" calcext:value-type="float">
            <text:p>90.3917744699</text:p>
          </table:table-cell>
          <table:table-cell table:number-columns-repeated="3"/>
        </table:table-row>
        <table:table-row table:style-name="ro1">
          <table:table-cell office:value-type="float" office:value="0.646682968299392" calcext:value-type="float">
            <text:p>0.6466829683</text:p>
          </table:table-cell>
          <table:table-cell table:formula="of:=[.A359]-1" office:value-type="float" office:value="-0.353317031700608" calcext:value-type="float">
            <text:p>-0.3533170317</text:p>
          </table:table-cell>
          <table:table-cell table:formula="of:=[.B359]+[.$C$1]" office:value-type="float" office:value="-0.183317031700608" calcext:value-type="float">
            <text:p>-0.1833170317</text:p>
          </table:table-cell>
          <table:table-cell table:formula="of:=[.D358]+([.D358]*[.C359]/100)" office:value-type="float" office:value="94.7559311878769" calcext:value-type="float">
            <text:p>94.7559311879</text:p>
          </table:table-cell>
          <table:table-cell office:value-type="float" office:value="90.8786359197521" calcext:value-type="float">
            <text:p>90.8786359198</text:p>
          </table:table-cell>
          <table:table-cell office:value-type="float" office:value="90.488329512715" calcext:value-type="float">
            <text:p>90.4883295127</text:p>
          </table:table-cell>
          <table:table-cell table:number-columns-repeated="3"/>
        </table:table-row>
        <table:table-row table:style-name="ro1">
          <table:table-cell office:value-type="float" office:value="0.746358491764856" calcext:value-type="float">
            <text:p>0.7463584918</text:p>
          </table:table-cell>
          <table:table-cell table:formula="of:=[.A360]-1" office:value-type="float" office:value="-0.253641508235144" calcext:value-type="float">
            <text:p>-0.2536415082</text:p>
          </table:table-cell>
          <table:table-cell table:formula="of:=[.B360]+[.$C$1]" office:value-type="float" office:value="-0.083641508235144" calcext:value-type="float">
            <text:p>-0.0836415082</text:p>
          </table:table-cell>
          <table:table-cell table:formula="of:=[.D359]+([.D359]*[.C360]/100)" office:value-type="float" office:value="94.6766758978891" calcext:value-type="float">
            <text:p>94.6766758979</text:p>
          </table:table-cell>
          <table:table-cell office:value-type="float" office:value="90.5656184886322" calcext:value-type="float">
            <text:p>90.5656184886</text:p>
          </table:table-cell>
          <table:table-cell office:value-type="float" office:value="90.8786359197521" calcext:value-type="float">
            <text:p>90.8786359198</text:p>
          </table:table-cell>
          <table:table-cell table:number-columns-repeated="3"/>
        </table:table-row>
        <table:table-row table:style-name="ro1">
          <table:table-cell office:value-type="float" office:value="0.527574160387373" calcext:value-type="float">
            <text:p>0.5275741604</text:p>
          </table:table-cell>
          <table:table-cell table:formula="of:=[.A361]-1" office:value-type="float" office:value="-0.472425839612627" calcext:value-type="float">
            <text:p>-0.4724258396</text:p>
          </table:table-cell>
          <table:table-cell table:formula="of:=[.B361]+[.$C$1]" office:value-type="float" office:value="-0.302425839612627" calcext:value-type="float">
            <text:p>-0.3024258396</text:p>
          </table:table-cell>
          <table:table-cell table:formula="of:=[.D360]+([.D360]*[.C361]/100)" office:value-type="float" office:value="94.3903491658876" calcext:value-type="float">
            <text:p>94.3903491659</text:p>
          </table:table-cell>
          <table:table-cell office:value-type="float" office:value="91.0216292636686" calcext:value-type="float">
            <text:p>91.0216292637</text:p>
          </table:table-cell>
          <table:table-cell office:value-type="float" office:value="90.5656184886322" calcext:value-type="float">
            <text:p>90.5656184886</text:p>
          </table:table-cell>
          <table:table-cell table:number-columns-repeated="3"/>
        </table:table-row>
        <table:table-row table:style-name="ro1">
          <table:table-cell office:value-type="float" office:value="0.582657767622514" calcext:value-type="float">
            <text:p>0.5826577676</text:p>
          </table:table-cell>
          <table:table-cell table:formula="of:=[.A362]-1" office:value-type="float" office:value="-0.417342232377486" calcext:value-type="float">
            <text:p>-0.4173422324</text:p>
          </table:table-cell>
          <table:table-cell table:formula="of:=[.B362]+[.$C$1]" office:value-type="float" office:value="-0.247342232377486" calcext:value-type="float">
            <text:p>-0.2473422324</text:p>
          </table:table-cell>
          <table:table-cell table:formula="of:=[.D361]+([.D361]*[.C362]/100)" office:value-type="float" office:value="94.1568819691118" calcext:value-type="float">
            <text:p>94.1568819691</text:p>
          </table:table-cell>
          <table:table-cell office:value-type="float" office:value="91.275417069082" calcext:value-type="float">
            <text:p>91.2754170691</text:p>
          </table:table-cell>
          <table:table-cell office:value-type="float" office:value="91.0216292636686" calcext:value-type="float">
            <text:p>91.0216292637</text:p>
          </table:table-cell>
          <table:table-cell table:number-columns-repeated="3"/>
        </table:table-row>
        <table:table-row table:style-name="ro1">
          <table:table-cell office:value-type="float" office:value="0.613177695360046" calcext:value-type="float">
            <text:p>0.6131776954</text:p>
          </table:table-cell>
          <table:table-cell table:formula="of:=[.A363]-1" office:value-type="float" office:value="-0.386822304639954" calcext:value-type="float">
            <text:p>-0.3868223046</text:p>
          </table:table-cell>
          <table:table-cell table:formula="of:=[.B363]+[.$C$1]" office:value-type="float" office:value="-0.216822304639954" calcext:value-type="float">
            <text:p>-0.2168223046</text:p>
          </table:table-cell>
          <table:table-cell table:formula="of:=[.D362]+([.D362]*[.C363]/100)" office:value-type="float" office:value="93.9527288476492" calcext:value-type="float">
            <text:p>93.9527288476</text:p>
          </table:table-cell>
          <table:table-cell office:value-type="float" office:value="90.4155512113482" calcext:value-type="float">
            <text:p>90.4155512113</text:p>
          </table:table-cell>
          <table:table-cell office:value-type="float" office:value="91.275417069082" calcext:value-type="float">
            <text:p>91.2754170691</text:p>
          </table:table-cell>
          <table:table-cell table:number-columns-repeated="3"/>
        </table:table-row>
        <table:table-row table:style-name="ro1">
          <table:table-cell office:value-type="float" office:value="0.659610568221361" calcext:value-type="float">
            <text:p>0.6596105682</text:p>
          </table:table-cell>
          <table:table-cell table:formula="of:=[.A364]-1" office:value-type="float" office:value="-0.340389431778639" calcext:value-type="float">
            <text:p>-0.3403894318</text:p>
          </table:table-cell>
          <table:table-cell table:formula="of:=[.B364]+[.$C$1]" office:value-type="float" office:value="-0.170389431778639" calcext:value-type="float">
            <text:p>-0.1703894318</text:p>
          </table:table-cell>
          <table:table-cell table:formula="of:=[.D363]+([.D363]*[.C364]/100)" office:value-type="float" office:value="93.7926433268252" calcext:value-type="float">
            <text:p>93.7926433268</text:p>
          </table:table-cell>
          <table:table-cell office:value-type="float" office:value="91.4022235870938" calcext:value-type="float">
            <text:p>91.4022235871</text:p>
          </table:table-cell>
          <table:table-cell office:value-type="float" office:value="90.4155512113482" calcext:value-type="float">
            <text:p>90.4155512113</text:p>
          </table:table-cell>
          <table:table-cell table:number-columns-repeated="3"/>
        </table:table-row>
        <table:table-row table:style-name="ro1">
          <table:table-cell office:value-type="float" office:value="0.694669164028721" calcext:value-type="float">
            <text:p>0.694669164</text:p>
          </table:table-cell>
          <table:table-cell table:formula="of:=[.A365]-1" office:value-type="float" office:value="-0.305330835971279" calcext:value-type="float">
            <text:p>-0.305330836</text:p>
          </table:table-cell>
          <table:table-cell table:formula="of:=[.B365]+[.$C$1]" office:value-type="float" office:value="-0.135330835971279" calcext:value-type="float">
            <text:p>-0.135330836</text:p>
          </table:table-cell>
          <table:table-cell table:formula="of:=[.D364]+([.D364]*[.C365]/100)" office:value-type="float" office:value="93.6657129585314" calcext:value-type="float">
            <text:p>93.6657129585</text:p>
          </table:table-cell>
          <table:table-cell office:value-type="float" office:value="90.3601581436019" calcext:value-type="float">
            <text:p>90.3601581436</text:p>
          </table:table-cell>
          <table:table-cell office:value-type="float" office:value="91.4022235870938" calcext:value-type="float">
            <text:p>91.4022235871</text:p>
          </table:table-cell>
          <table:table-cell table:number-columns-repeated="3"/>
        </table:table-row>
        <table:table-row table:style-name="ro1">
          <table:table-cell office:value-type="float" office:value="0.74489125139609" calcext:value-type="float">
            <text:p>0.7448912514</text:p>
          </table:table-cell>
          <table:table-cell table:formula="of:=[.A366]-1" office:value-type="float" office:value="-0.25510874860391" calcext:value-type="float">
            <text:p>-0.2551087486</text:p>
          </table:table-cell>
          <table:table-cell table:formula="of:=[.B366]+[.$C$1]" office:value-type="float" office:value="-0.08510874860391" calcext:value-type="float">
            <text:p>-0.0851087486</text:p>
          </table:table-cell>
          <table:table-cell table:formula="of:=[.D365]+([.D365]*[.C366]/100)" office:value-type="float" office:value="93.5859952423615" calcext:value-type="float">
            <text:p>93.5859952424</text:p>
          </table:table-cell>
          <table:table-cell office:value-type="float" office:value="88.5426646516107" calcext:value-type="float">
            <text:p>88.5426646516</text:p>
          </table:table-cell>
          <table:table-cell office:value-type="float" office:value="90.3601581436019" calcext:value-type="float">
            <text:p>90.3601581436</text:p>
          </table:table-cell>
          <table:table-cell table:number-columns-repeated="3"/>
        </table:table-row>
        <table:table-row table:style-name="ro1">
          <table:table-cell office:value-type="float" office:value="0.544484677077326" calcext:value-type="float">
            <text:p>0.5444846771</text:p>
          </table:table-cell>
          <table:table-cell table:formula="of:=[.A367]-1" office:value-type="float" office:value="-0.455515322922674" calcext:value-type="float">
            <text:p>-0.4555153229</text:p>
          </table:table-cell>
          <table:table-cell table:formula="of:=[.B367]+[.$C$1]" office:value-type="float" office:value="-0.285515322922674" calcext:value-type="float">
            <text:p>-0.2855153229</text:p>
          </table:table-cell>
          <table:table-cell table:formula="of:=[.D366]+([.D366]*[.C367]/100)" office:value-type="float" office:value="93.3187928858349" calcext:value-type="float">
            <text:p>93.3187928858</text:p>
          </table:table-cell>
          <table:table-cell office:value-type="float" office:value="86.6942455848652" calcext:value-type="float">
            <text:p>86.6942455849</text:p>
          </table:table-cell>
          <table:table-cell office:value-type="float" office:value="88.5426646516107" calcext:value-type="float">
            <text:p>88.5426646516</text:p>
          </table:table-cell>
          <table:table-cell table:number-columns-repeated="3"/>
        </table:table-row>
        <table:table-row table:style-name="ro1">
          <table:table-cell office:value-type="float" office:value="0.849469722465188" calcext:value-type="float">
            <text:p>0.8494697225</text:p>
          </table:table-cell>
          <table:table-cell table:formula="of:=[.A368]-1" office:value-type="float" office:value="-0.150530277534812" calcext:value-type="float">
            <text:p>-0.1505302775</text:p>
          </table:table-cell>
          <table:table-cell table:formula="of:=[.B368]+[.$C$1]" office:value-type="float" office:value="0.019469722465188" calcext:value-type="float">
            <text:p>0.0194697225</text:p>
          </table:table-cell>
          <table:table-cell table:formula="of:=[.D367]+([.D367]*[.C368]/100)" office:value-type="float" office:value="93.3369617958176" calcext:value-type="float">
            <text:p>93.3369617958</text:p>
          </table:table-cell>
          <table:table-cell office:value-type="float" office:value="86.8977501966797" calcext:value-type="float">
            <text:p>86.8977501967</text:p>
          </table:table-cell>
          <table:table-cell office:value-type="float" office:value="86.6942455848652" calcext:value-type="float">
            <text:p>86.6942455849</text:p>
          </table:table-cell>
          <table:table-cell table:number-columns-repeated="3"/>
        </table:table-row>
        <table:table-row table:style-name="ro1">
          <table:table-cell office:value-type="float" office:value="0.817544071920229" calcext:value-type="float">
            <text:p>0.8175440719</text:p>
          </table:table-cell>
          <table:table-cell table:formula="of:=[.A369]-1" office:value-type="float" office:value="-0.182455928079771" calcext:value-type="float">
            <text:p>-0.1824559281</text:p>
          </table:table-cell>
          <table:table-cell table:formula="of:=[.B369]+[.$C$1]" office:value-type="float" office:value="-0.0124559280797709" calcext:value-type="float">
            <text:p>-0.0124559281</text:p>
          </table:table-cell>
          <table:table-cell table:formula="of:=[.D368]+([.D368]*[.C369]/100)" office:value-type="float" office:value="93.3253358109845" calcext:value-type="float">
            <text:p>93.325335811</text:p>
          </table:table-cell>
          <table:table-cell office:value-type="float" office:value="86.8758459625045" calcext:value-type="float">
            <text:p>86.8758459625</text:p>
          </table:table-cell>
          <table:table-cell office:value-type="float" office:value="86.8977501966797" calcext:value-type="float">
            <text:p>86.8977501967</text:p>
          </table:table-cell>
          <table:table-cell table:number-columns-repeated="3"/>
        </table:table-row>
        <table:table-row table:style-name="ro1">
          <table:table-cell office:value-type="float" office:value="0.714012051008501" calcext:value-type="float">
            <text:p>0.714012051</text:p>
          </table:table-cell>
          <table:table-cell table:formula="of:=[.A370]-1" office:value-type="float" office:value="-0.285987948991499" calcext:value-type="float">
            <text:p>-0.285987949</text:p>
          </table:table-cell>
          <table:table-cell table:formula="of:=[.B370]+[.$C$1]" office:value-type="float" office:value="-0.115987948991499" calcext:value-type="float">
            <text:p>-0.115987949</text:p>
          </table:table-cell>
          <table:table-cell table:formula="of:=[.D369]+([.D369]*[.C370]/100)" office:value-type="float" office:value="93.2170896680879" calcext:value-type="float">
            <text:p>93.2170896681</text:p>
          </table:table-cell>
          <table:table-cell office:value-type="float" office:value="87.2326635359705" calcext:value-type="float">
            <text:p>87.232663536</text:p>
          </table:table-cell>
          <table:table-cell office:value-type="float" office:value="86.8758459625045" calcext:value-type="float">
            <text:p>86.8758459625</text:p>
          </table:table-cell>
          <table:table-cell table:number-columns-repeated="3"/>
        </table:table-row>
        <table:table-row table:style-name="ro1">
          <table:table-cell office:value-type="float" office:value="0.529053872542108" calcext:value-type="float">
            <text:p>0.5290538725</text:p>
          </table:table-cell>
          <table:table-cell table:formula="of:=[.A371]-1" office:value-type="float" office:value="-0.470946127457892" calcext:value-type="float">
            <text:p>-0.4709461275</text:p>
          </table:table-cell>
          <table:table-cell table:formula="of:=[.B371]+[.$C$1]" office:value-type="float" office:value="-0.300946127457892" calcext:value-type="float">
            <text:p>-0.3009461275</text:p>
          </table:table-cell>
          <table:table-cell table:formula="of:=[.D370]+([.D370]*[.C371]/100)" office:value-type="float" office:value="92.9365564466028" calcext:value-type="float">
            <text:p>92.9365564466</text:p>
          </table:table-cell>
          <table:table-cell office:value-type="float" office:value="86.2466652682934" calcext:value-type="float">
            <text:p>86.2466652683</text:p>
          </table:table-cell>
          <table:table-cell office:value-type="float" office:value="87.2326635359705" calcext:value-type="float">
            <text:p>87.232663536</text:p>
          </table:table-cell>
          <table:table-cell table:number-columns-repeated="3"/>
        </table:table-row>
        <table:table-row table:style-name="ro1">
          <table:table-cell office:value-type="float" office:value="1.1431929030793" calcext:value-type="float">
            <text:p>1.1431929031</text:p>
          </table:table-cell>
          <table:table-cell table:formula="of:=[.A372]-1" office:value-type="float" office:value="0.1431929030793" calcext:value-type="float">
            <text:p>0.1431929031</text:p>
          </table:table-cell>
          <table:table-cell table:formula="of:=[.B372]+[.$C$1]" office:value-type="float" office:value="0.3131929030793" calcext:value-type="float">
            <text:p>0.3131929031</text:p>
          </table:table-cell>
          <table:table-cell table:formula="of:=[.D371]+([.D371]*[.C372]/100)" office:value-type="float" office:value="93.2276271457599" calcext:value-type="float">
            <text:p>93.2276271458</text:p>
          </table:table-cell>
          <table:table-cell office:value-type="float" office:value="85.7938918516204" calcext:value-type="float">
            <text:p>85.7938918516</text:p>
          </table:table-cell>
          <table:table-cell office:value-type="float" office:value="86.2466652682934" calcext:value-type="float">
            <text:p>86.2466652683</text:p>
          </table:table-cell>
          <table:table-cell table:number-columns-repeated="3"/>
        </table:table-row>
        <table:table-row table:style-name="ro1">
          <table:table-cell office:value-type="float" office:value="0.733796341408382" calcext:value-type="float">
            <text:p>0.7337963414</text:p>
          </table:table-cell>
          <table:table-cell table:formula="of:=[.A373]-1" office:value-type="float" office:value="-0.266203658591618" calcext:value-type="float">
            <text:p>-0.2662036586</text:p>
          </table:table-cell>
          <table:table-cell table:formula="of:=[.B373]+[.$C$1]" office:value-type="float" office:value="-0.096203658591618" calcext:value-type="float">
            <text:p>-0.0962036586</text:p>
          </table:table-cell>
          <table:table-cell table:formula="of:=[.D372]+([.D372]*[.C373]/100)" office:value-type="float" office:value="93.1379387576275" calcext:value-type="float">
            <text:p>93.1379387576</text:p>
          </table:table-cell>
          <table:table-cell office:value-type="float" office:value="86.8011951453537" calcext:value-type="float">
            <text:p>86.8011951454</text:p>
          </table:table-cell>
          <table:table-cell office:value-type="float" office:value="85.7938918516204" calcext:value-type="float">
            <text:p>85.7938918516</text:p>
          </table:table-cell>
          <table:table-cell table:number-columns-repeated="3"/>
        </table:table-row>
        <table:table-row table:style-name="ro1">
          <table:table-cell office:value-type="float" office:value="0.623758366303999" calcext:value-type="float">
            <text:p>0.6237583663</text:p>
          </table:table-cell>
          <table:table-cell table:formula="of:=[.A374]-1" office:value-type="float" office:value="-0.376241633696001" calcext:value-type="float">
            <text:p>-0.3762416337</text:p>
          </table:table-cell>
          <table:table-cell table:formula="of:=[.B374]+[.$C$1]" office:value-type="float" office:value="-0.206241633696001" calcext:value-type="float">
            <text:p>-0.2062416337</text:p>
          </table:table-cell>
          <table:table-cell table:formula="of:=[.D373]+([.D373]*[.C374]/100)" office:value-type="float" office:value="92.945849551143" calcext:value-type="float">
            <text:p>92.9458495511</text:p>
          </table:table-cell>
          <table:table-cell office:value-type="float" office:value="87.7498596869733" calcext:value-type="float">
            <text:p>87.749859687</text:p>
          </table:table-cell>
          <table:table-cell office:value-type="float" office:value="86.8011951453537" calcext:value-type="float">
            <text:p>86.8011951454</text:p>
          </table:table-cell>
          <table:table-cell table:number-columns-repeated="3"/>
        </table:table-row>
        <table:table-row table:style-name="ro1">
          <table:table-cell office:value-type="float" office:value="0.837975775196897" calcext:value-type="float">
            <text:p>0.8379757752</text:p>
          </table:table-cell>
          <table:table-cell table:formula="of:=[.A375]-1" office:value-type="float" office:value="-0.162024224803103" calcext:value-type="float">
            <text:p>-0.1620242248</text:p>
          </table:table-cell>
          <table:table-cell table:formula="of:=[.B375]+[.$C$1]" office:value-type="float" office:value="0.00797577519689705" calcext:value-type="float">
            <text:p>0.0079757752</text:p>
          </table:table-cell>
          <table:table-cell table:formula="of:=[.D374]+([.D374]*[.C375]/100)" office:value-type="float" office:value="92.953262703158" calcext:value-type="float">
            <text:p>92.9532627032</text:p>
          </table:table-cell>
          <table:table-cell office:value-type="float" office:value="87.5257324831751" calcext:value-type="float">
            <text:p>87.5257324832</text:p>
          </table:table-cell>
          <table:table-cell office:value-type="float" office:value="87.7498596869733" calcext:value-type="float">
            <text:p>87.749859687</text:p>
          </table:table-cell>
          <table:table-cell table:number-columns-repeated="3"/>
        </table:table-row>
        <table:table-row table:style-name="ro1">
          <table:table-cell office:value-type="float" office:value="0.42284602634556" calcext:value-type="float">
            <text:p>0.4228460263</text:p>
          </table:table-cell>
          <table:table-cell table:formula="of:=[.A376]-1" office:value-type="float" office:value="-0.57715397365444" calcext:value-type="float">
            <text:p>-0.5771539737</text:p>
          </table:table-cell>
          <table:table-cell table:formula="of:=[.B376]+[.$C$1]" office:value-type="float" office:value="-0.40715397365444" calcext:value-type="float">
            <text:p>-0.4071539737</text:p>
          </table:table-cell>
          <table:table-cell table:formula="of:=[.D375]+([.D375]*[.C376]/100)" office:value-type="float" office:value="92.5747998004207" calcext:value-type="float">
            <text:p>92.5747998004</text:p>
          </table:table-cell>
          <table:table-cell office:value-type="float" office:value="85.2386795490094" calcext:value-type="float">
            <text:p>85.238679549</text:p>
          </table:table-cell>
          <table:table-cell office:value-type="float" office:value="87.5257324831751" calcext:value-type="float">
            <text:p>87.5257324832</text:p>
          </table:table-cell>
          <table:table-cell table:number-columns-repeated="3"/>
        </table:table-row>
        <table:table-row table:style-name="ro1">
          <table:table-cell office:value-type="float" office:value="0.530311369817321" calcext:value-type="float">
            <text:p>0.5303113698</text:p>
          </table:table-cell>
          <table:table-cell table:formula="of:=[.A377]-1" office:value-type="float" office:value="-0.469688630182679" calcext:value-type="float">
            <text:p>-0.4696886302</text:p>
          </table:table-cell>
          <table:table-cell table:formula="of:=[.B377]+[.$C$1]" office:value-type="float" office:value="-0.299688630182679" calcext:value-type="float">
            <text:p>-0.2996886302</text:p>
          </table:table-cell>
          <table:table-cell table:formula="of:=[.D376]+([.D376]*[.C377]/100)" office:value-type="float" office:value="92.2973636510044" calcext:value-type="float">
            <text:p>92.297363651</text:p>
          </table:table-cell>
          <table:table-cell office:value-type="float" office:value="85.3243324094458" calcext:value-type="float">
            <text:p>85.3243324094</text:p>
          </table:table-cell>
          <table:table-cell office:value-type="float" office:value="85.2386795490094" calcext:value-type="float">
            <text:p>85.238679549</text:p>
          </table:table-cell>
          <table:table-cell table:number-columns-repeated="3"/>
        </table:table-row>
        <table:table-row table:style-name="ro1">
          <table:table-cell office:value-type="float" office:value="0.601192761814348" calcext:value-type="float">
            <text:p>0.6011927618</text:p>
          </table:table-cell>
          <table:table-cell table:formula="of:=[.A378]-1" office:value-type="float" office:value="-0.398807238185652" calcext:value-type="float">
            <text:p>-0.3988072382</text:p>
          </table:table-cell>
          <table:table-cell table:formula="of:=[.B378]+[.$C$1]" office:value-type="float" office:value="-0.228807238185652" calcext:value-type="float">
            <text:p>-0.2288072382</text:p>
          </table:table-cell>
          <table:table-cell table:formula="of:=[.D377]+([.D377]*[.C378]/100)" office:value-type="float" office:value="92.0861806023164" calcext:value-type="float">
            <text:p>92.0861806023</text:p>
          </table:table-cell>
          <table:table-cell office:value-type="float" office:value="84.4393998506013" calcext:value-type="float">
            <text:p>84.4393998506</text:p>
          </table:table-cell>
          <table:table-cell office:value-type="float" office:value="85.3243324094458" calcext:value-type="float">
            <text:p>85.3243324094</text:p>
          </table:table-cell>
          <table:table-cell table:number-columns-repeated="3"/>
        </table:table-row>
        <table:table-row table:style-name="ro1">
          <table:table-cell office:value-type="float" office:value="0.803184215264519" calcext:value-type="float">
            <text:p>0.8031842153</text:p>
          </table:table-cell>
          <table:table-cell table:formula="of:=[.A379]-1" office:value-type="float" office:value="-0.196815784735481" calcext:value-type="float">
            <text:p>-0.1968157847</text:p>
          </table:table-cell>
          <table:table-cell table:formula="of:=[.B379]+[.$C$1]" office:value-type="float" office:value="-0.0268157847354809" calcext:value-type="float">
            <text:p>-0.0268157847</text:p>
          </table:table-cell>
          <table:table-cell table:formula="of:=[.D378]+([.D378]*[.C379]/100)" office:value-type="float" office:value="92.061486970355" calcext:value-type="float">
            <text:p>92.0614869704</text:p>
          </table:table-cell>
          <table:table-cell office:value-type="float" office:value="85.7198319165842" calcext:value-type="float">
            <text:p>85.7198319166</text:p>
          </table:table-cell>
          <table:table-cell office:value-type="float" office:value="84.4393998506013" calcext:value-type="float">
            <text:p>84.4393998506</text:p>
          </table:table-cell>
          <table:table-cell table:number-columns-repeated="3"/>
        </table:table-row>
        <table:table-row table:style-name="ro1">
          <table:table-cell office:value-type="float" office:value="0.663903971940235" calcext:value-type="float">
            <text:p>0.6639039719</text:p>
          </table:table-cell>
          <table:table-cell table:formula="of:=[.A380]-1" office:value-type="float" office:value="-0.336096028059765" calcext:value-type="float">
            <text:p>-0.3360960281</text:p>
          </table:table-cell>
          <table:table-cell table:formula="of:=[.B380]+[.$C$1]" office:value-type="float" office:value="-0.166096028059765" calcext:value-type="float">
            <text:p>-0.1660960281</text:p>
          </table:table-cell>
          <table:table-cell table:formula="of:=[.D379]+([.D379]*[.C380]/100)" office:value-type="float" office:value="91.9085764971245" calcext:value-type="float">
            <text:p>91.9085764971</text:p>
          </table:table-cell>
          <table:table-cell office:value-type="float" office:value="85.5471779880965" calcext:value-type="float">
            <text:p>85.5471779881</text:p>
          </table:table-cell>
          <table:table-cell office:value-type="float" office:value="85.7198319165842" calcext:value-type="float">
            <text:p>85.7198319166</text:p>
          </table:table-cell>
          <table:table-cell table:number-columns-repeated="3"/>
        </table:table-row>
        <table:table-row table:style-name="ro1">
          <table:table-cell office:value-type="float" office:value="1.14185342612001" calcext:value-type="float">
            <text:p>1.1418534261</text:p>
          </table:table-cell>
          <table:table-cell table:formula="of:=[.A381]-1" office:value-type="float" office:value="0.14185342612001" calcext:value-type="float">
            <text:p>0.1418534261</text:p>
          </table:table-cell>
          <table:table-cell table:formula="of:=[.B381]+[.$C$1]" office:value-type="float" office:value="0.31185342612001" calcext:value-type="float">
            <text:p>0.3118534261</text:p>
          </table:table-cell>
          <table:table-cell table:formula="of:=[.D380]+([.D380]*[.C381]/100)" office:value-type="float" office:value="92.1951965418289" calcext:value-type="float">
            <text:p>92.1951965418</text:p>
          </table:table-cell>
          <table:table-cell office:value-type="float" office:value="86.4488965724426" calcext:value-type="float">
            <text:p>86.4488965724</text:p>
          </table:table-cell>
          <table:table-cell office:value-type="float" office:value="85.5471779880965" calcext:value-type="float">
            <text:p>85.5471779881</text:p>
          </table:table-cell>
          <table:table-cell table:number-columns-repeated="3"/>
        </table:table-row>
        <table:table-row table:style-name="ro1">
          <table:table-cell office:value-type="float" office:value="0.380043069839895" calcext:value-type="float">
            <text:p>0.3800430698</text:p>
          </table:table-cell>
          <table:table-cell table:formula="of:=[.A382]-1" office:value-type="float" office:value="-0.619956930160105" calcext:value-type="float">
            <text:p>-0.6199569302</text:p>
          </table:table-cell>
          <table:table-cell table:formula="of:=[.B382]+[.$C$1]" office:value-type="float" office:value="-0.449956930160105" calcext:value-type="float">
            <text:p>-0.4499569302</text:p>
          </table:table-cell>
          <table:table-cell table:formula="of:=[.D381]+([.D381]*[.C382]/100)" office:value-type="float" office:value="91.7803578657142" calcext:value-type="float">
            <text:p>91.7803578657</text:p>
          </table:table-cell>
          <table:table-cell office:value-type="float" office:value="86.0649733386961" calcext:value-type="float">
            <text:p>86.0649733387</text:p>
          </table:table-cell>
          <table:table-cell office:value-type="float" office:value="86.4488965724426" calcext:value-type="float">
            <text:p>86.4488965724</text:p>
          </table:table-cell>
          <table:table-cell table:number-columns-repeated="3"/>
        </table:table-row>
        <table:table-row table:style-name="ro1">
          <table:table-cell office:value-type="float" office:value="0.444351578931745" calcext:value-type="float">
            <text:p>0.4443515789</text:p>
          </table:table-cell>
          <table:table-cell table:formula="of:=[.A383]-1" office:value-type="float" office:value="-0.555648421068255" calcext:value-type="float">
            <text:p>-0.5556484211</text:p>
          </table:table-cell>
          <table:table-cell table:formula="of:=[.B383]+[.$C$1]" office:value-type="float" office:value="-0.385648421068255" calcext:value-type="float">
            <text:p>-0.3856484211</text:p>
          </table:table-cell>
          <table:table-cell table:formula="of:=[.D382]+([.D382]*[.C383]/100)" office:value-type="float" office:value="91.4264083647543" calcext:value-type="float">
            <text:p>91.4264083648</text:p>
          </table:table-cell>
          <table:table-cell office:value-type="float" office:value="87.5109021823675" calcext:value-type="float">
            <text:p>87.5109021824</text:p>
          </table:table-cell>
          <table:table-cell office:value-type="float" office:value="86.0649733386961" calcext:value-type="float">
            <text:p>86.0649733387</text:p>
          </table:table-cell>
          <table:table-cell table:number-columns-repeated="3"/>
        </table:table-row>
        <table:table-row table:style-name="ro1">
          <table:table-cell office:value-type="float" office:value="0.453574089226199" calcext:value-type="float">
            <text:p>0.4535740892</text:p>
          </table:table-cell>
          <table:table-cell table:formula="of:=[.A384]-1" office:value-type="float" office:value="-0.546425910773801" calcext:value-type="float">
            <text:p>-0.5464259108</text:p>
          </table:table-cell>
          <table:table-cell table:formula="of:=[.B384]+[.$C$1]" office:value-type="float" office:value="-0.376425910773801" calcext:value-type="float">
            <text:p>-0.3764259108</text:p>
          </table:table-cell>
          <table:table-cell table:formula="of:=[.D383]+([.D383]*[.C384]/100)" office:value-type="float" office:value="91.0822556743794" calcext:value-type="float">
            <text:p>91.0822556744</text:p>
          </table:table-cell>
          <table:table-cell office:value-type="float" office:value="87.8554527223647" calcext:value-type="float">
            <text:p>87.8554527224</text:p>
          </table:table-cell>
          <table:table-cell office:value-type="float" office:value="87.5109021823675" calcext:value-type="float">
            <text:p>87.5109021824</text:p>
          </table:table-cell>
          <table:table-cell table:number-columns-repeated="3"/>
        </table:table-row>
        <table:table-row table:style-name="ro1">
          <table:table-cell office:value-type="float" office:value="0.627695690079152" calcext:value-type="float">
            <text:p>0.6276956901</text:p>
          </table:table-cell>
          <table:table-cell table:formula="of:=[.A385]-1" office:value-type="float" office:value="-0.372304309920848" calcext:value-type="float">
            <text:p>-0.3723043099</text:p>
          </table:table-cell>
          <table:table-cell table:formula="of:=[.B385]+[.$C$1]" office:value-type="float" office:value="-0.202304309920848" calcext:value-type="float">
            <text:p>-0.2023043099</text:p>
          </table:table-cell>
          <table:table-cell table:formula="of:=[.D384]+([.D384]*[.C385]/100)" office:value-type="float" office:value="90.8979923455771" calcext:value-type="float">
            <text:p>90.8979923456</text:p>
          </table:table-cell>
          <table:table-cell office:value-type="float" office:value="88.568405452268" calcext:value-type="float">
            <text:p>88.5684054523</text:p>
          </table:table-cell>
          <table:table-cell office:value-type="float" office:value="87.8554527223647" calcext:value-type="float">
            <text:p>87.8554527224</text:p>
          </table:table-cell>
          <table:table-cell table:number-columns-repeated="3"/>
        </table:table-row>
        <table:table-row table:style-name="ro1">
          <table:table-cell office:value-type="float" office:value="0.754769490005848" calcext:value-type="float">
            <text:p>0.75476949</text:p>
          </table:table-cell>
          <table:table-cell table:formula="of:=[.A386]-1" office:value-type="float" office:value="-0.245230509994152" calcext:value-type="float">
            <text:p>-0.24523051</text:p>
          </table:table-cell>
          <table:table-cell table:formula="of:=[.B386]+[.$C$1]" office:value-type="float" office:value="-0.075230509994152" calcext:value-type="float">
            <text:p>-0.07523051</text:p>
          </table:table-cell>
          <table:table-cell table:formula="of:=[.D385]+([.D385]*[.C386]/100)" office:value-type="float" office:value="90.829609322361" calcext:value-type="float">
            <text:p>90.8296093224</text:p>
          </table:table-cell>
          <table:table-cell office:value-type="float" office:value="88.6489317865486" calcext:value-type="float">
            <text:p>88.6489317865</text:p>
          </table:table-cell>
          <table:table-cell office:value-type="float" office:value="88.568405452268" calcext:value-type="float">
            <text:p>88.5684054523</text:p>
          </table:table-cell>
          <table:table-cell table:number-columns-repeated="3"/>
        </table:table-row>
        <table:table-row table:style-name="ro1">
          <table:table-cell office:value-type="float" office:value="0.858540364191772" calcext:value-type="float">
            <text:p>0.8585403642</text:p>
          </table:table-cell>
          <table:table-cell table:formula="of:=[.A387]-1" office:value-type="float" office:value="-0.141459635808228" calcext:value-type="float">
            <text:p>-0.1414596358</text:p>
          </table:table-cell>
          <table:table-cell table:formula="of:=[.B387]+[.$C$1]" office:value-type="float" office:value="0.0285403641917721" calcext:value-type="float">
            <text:p>0.0285403642</text:p>
          </table:table-cell>
          <table:table-cell table:formula="of:=[.D386]+([.D386]*[.C387]/100)" office:value-type="float" office:value="90.8555324236556" calcext:value-type="float">
            <text:p>90.8555324237</text:p>
          </table:table-cell>
          <table:table-cell office:value-type="float" office:value="88.4872715838644" calcext:value-type="float">
            <text:p>88.4872715839</text:p>
          </table:table-cell>
          <table:table-cell office:value-type="float" office:value="88.6489317865486" calcext:value-type="float">
            <text:p>88.6489317865</text:p>
          </table:table-cell>
          <table:table-cell table:number-columns-repeated="3"/>
        </table:table-row>
        <table:table-row table:style-name="ro1">
          <table:table-cell office:value-type="float" office:value="0.697900255207089" calcext:value-type="float">
            <text:p>0.6979002552</text:p>
          </table:table-cell>
          <table:table-cell table:formula="of:=[.A388]-1" office:value-type="float" office:value="-0.302099744792911" calcext:value-type="float">
            <text:p>-0.3020997448</text:p>
          </table:table-cell>
          <table:table-cell table:formula="of:=[.B388]+[.$C$1]" office:value-type="float" office:value="-0.132099744792911" calcext:value-type="float">
            <text:p>-0.1320997448</text:p>
          </table:table-cell>
          <table:table-cell table:formula="of:=[.D387]+([.D387]*[.C388]/100)" office:value-type="float" office:value="90.7355124971937" calcext:value-type="float">
            <text:p>90.7355124972</text:p>
          </table:table-cell>
          <table:table-cell office:value-type="float" office:value="87.6268065180118" calcext:value-type="float">
            <text:p>87.626806518</text:p>
          </table:table-cell>
          <table:table-cell office:value-type="float" office:value="88.4872715838644" calcext:value-type="float">
            <text:p>88.4872715839</text:p>
          </table:table-cell>
          <table:table-cell table:number-columns-repeated="3"/>
        </table:table-row>
        <table:table-row table:style-name="ro1">
          <table:table-cell office:value-type="float" office:value="0.488835277555748" calcext:value-type="float">
            <text:p>0.4888352776</text:p>
          </table:table-cell>
          <table:table-cell table:formula="of:=[.A389]-1" office:value-type="float" office:value="-0.511164722444252" calcext:value-type="float">
            <text:p>-0.5111647224</text:p>
          </table:table-cell>
          <table:table-cell table:formula="of:=[.B389]+[.$C$1]" office:value-type="float" office:value="-0.341164722444252" calcext:value-type="float">
            <text:p>-0.3411647224</text:p>
          </table:table-cell>
          <table:table-cell table:formula="of:=[.D388]+([.D388]*[.C389]/100)" office:value-type="float" office:value="90.4259549378243" calcext:value-type="float">
            <text:p>90.4259549378</text:p>
          </table:table-cell>
          <table:table-cell office:value-type="float" office:value="88.4087009742776" calcext:value-type="float">
            <text:p>88.4087009743</text:p>
          </table:table-cell>
          <table:table-cell office:value-type="float" office:value="87.6268065180118" calcext:value-type="float">
            <text:p>87.626806518</text:p>
          </table:table-cell>
          <table:table-cell table:number-columns-repeated="3"/>
        </table:table-row>
        <table:table-row table:style-name="ro1">
          <table:table-cell office:value-type="float" office:value="0.464797471141432" calcext:value-type="float">
            <text:p>0.4647974711</text:p>
          </table:table-cell>
          <table:table-cell table:formula="of:=[.A390]-1" office:value-type="float" office:value="-0.535202528858568" calcext:value-type="float">
            <text:p>-0.5352025289</text:p>
          </table:table-cell>
          <table:table-cell table:formula="of:=[.B390]+[.$C$1]" office:value-type="float" office:value="-0.365202528858568" calcext:value-type="float">
            <text:p>-0.3652025289</text:p>
          </table:table-cell>
          <table:table-cell table:formula="of:=[.D389]+([.D389]*[.C390]/100)" office:value-type="float" office:value="90.0957170636468" calcext:value-type="float">
            <text:p>90.0957170636</text:p>
          </table:table-cell>
          <table:table-cell office:value-type="float" office:value="87.9559275576046" calcext:value-type="float">
            <text:p>87.9559275576</text:p>
          </table:table-cell>
          <table:table-cell office:value-type="float" office:value="88.4087009742776" calcext:value-type="float">
            <text:p>88.4087009743</text:p>
          </table:table-cell>
          <table:table-cell table:number-columns-repeated="3"/>
        </table:table-row>
        <table:table-row table:style-name="ro1">
          <table:table-cell office:value-type="float" office:value="0.557054194044699" calcext:value-type="float">
            <text:p>0.557054194</text:p>
          </table:table-cell>
          <table:table-cell table:formula="of:=[.A391]-1" office:value-type="float" office:value="-0.442945805955301" calcext:value-type="float">
            <text:p>-0.442945806</text:p>
          </table:table-cell>
          <table:table-cell table:formula="of:=[.B391]+[.$C$1]" office:value-type="float" office:value="-0.272945805955301" calcext:value-type="float">
            <text:p>-0.272945806</text:p>
          </table:table-cell>
          <table:table-cell table:formula="of:=[.D390]+([.D390]*[.C391]/100)" office:value-type="float" office:value="89.8498045825763" calcext:value-type="float">
            <text:p>89.8498045826</text:p>
          </table:table-cell>
          <table:table-cell office:value-type="float" office:value="87.9919713410325" calcext:value-type="float">
            <text:p>87.991971341</text:p>
          </table:table-cell>
          <table:table-cell office:value-type="float" office:value="87.9559275576046" calcext:value-type="float">
            <text:p>87.9559275576</text:p>
          </table:table-cell>
          <table:table-cell table:number-columns-repeated="3"/>
        </table:table-row>
        <table:table-row table:style-name="ro1">
          <table:table-cell office:value-type="float" office:value="0.845925745608492" calcext:value-type="float">
            <text:p>0.8459257456</text:p>
          </table:table-cell>
          <table:table-cell table:formula="of:=[.A392]-1" office:value-type="float" office:value="-0.154074254391508" calcext:value-type="float">
            <text:p>-0.1540742544</text:p>
          </table:table-cell>
          <table:table-cell table:formula="of:=[.B392]+[.$C$1]" office:value-type="float" office:value="0.0159257456084921" calcext:value-type="float">
            <text:p>0.0159257456</text:p>
          </table:table-cell>
          <table:table-cell table:formula="of:=[.D391]+([.D391]*[.C392]/100)" office:value-type="float" office:value="89.8641138338838" calcext:value-type="float">
            <text:p>89.8641138339</text:p>
          </table:table-cell>
          <table:table-cell office:value-type="float" office:value="88.6612071460215" calcext:value-type="float">
            <text:p>88.661207146</text:p>
          </table:table-cell>
          <table:table-cell office:value-type="float" office:value="87.9919713410325" calcext:value-type="float">
            <text:p>87.991971341</text:p>
          </table:table-cell>
          <table:table-cell table:number-columns-repeated="3"/>
        </table:table-row>
        <table:table-row table:style-name="ro1">
          <table:table-cell office:value-type="float" office:value="0.961621230209831" calcext:value-type="float">
            <text:p>0.9616212302</text:p>
          </table:table-cell>
          <table:table-cell table:formula="of:=[.A393]-1" office:value-type="float" office:value="-0.038378769790169" calcext:value-type="float">
            <text:p>-0.0383787698</text:p>
          </table:table-cell>
          <table:table-cell table:formula="of:=[.B393]+[.$C$1]" office:value-type="float" office:value="0.131621230209831" calcext:value-type="float">
            <text:p>0.1316212302</text:p>
          </table:table-cell>
          <table:table-cell table:formula="of:=[.D392]+([.D392]*[.C393]/100)" office:value-type="float" office:value="89.9823940860291" calcext:value-type="float">
            <text:p>89.982394086</text:p>
          </table:table-cell>
          <table:table-cell office:value-type="float" office:value="88.6798740133113" calcext:value-type="float">
            <text:p>88.6798740133</text:p>
          </table:table-cell>
          <table:table-cell office:value-type="float" office:value="88.6612071460215" calcext:value-type="float">
            <text:p>88.661207146</text:p>
          </table:table-cell>
          <table:table-cell table:number-columns-repeated="3"/>
        </table:table-row>
        <table:table-row table:style-name="ro1">
          <table:table-cell office:value-type="float" office:value="0.614577961196402" calcext:value-type="float">
            <text:p>0.6145779612</text:p>
          </table:table-cell>
          <table:table-cell table:formula="of:=[.A394]-1" office:value-type="float" office:value="-0.385422038803598" calcext:value-type="float">
            <text:p>-0.3854220388</text:p>
          </table:table-cell>
          <table:table-cell table:formula="of:=[.B394]+[.$C$1]" office:value-type="float" office:value="-0.215422038803598" calcext:value-type="float">
            <text:p>-0.2154220388</text:p>
          </table:table-cell>
          <table:table-cell table:formula="of:=[.D393]+([.D393]*[.C394]/100)" office:value-type="float" office:value="89.7885521781247" calcext:value-type="float">
            <text:p>89.7885521781</text:p>
          </table:table-cell>
          <table:table-cell office:value-type="float" office:value="88.6012950862424" calcext:value-type="float">
            <text:p>88.6012950862</text:p>
          </table:table-cell>
          <table:table-cell office:value-type="float" office:value="88.6798740133113" calcext:value-type="float">
            <text:p>88.6798740133</text:p>
          </table:table-cell>
          <table:table-cell table:number-columns-repeated="3"/>
        </table:table-row>
        <table:table-row table:style-name="ro1">
          <table:table-cell office:value-type="float" office:value="0.607073505438975" calcext:value-type="float">
            <text:p>0.6070735054</text:p>
          </table:table-cell>
          <table:table-cell table:formula="of:=[.A395]-1" office:value-type="float" office:value="-0.392926494561025" calcext:value-type="float">
            <text:p>-0.3929264946</text:p>
          </table:table-cell>
          <table:table-cell table:formula="of:=[.B395]+[.$C$1]" office:value-type="float" office:value="-0.222926494561025" calcext:value-type="float">
            <text:p>-0.2229264946</text:p>
          </table:table-cell>
          <table:table-cell table:formula="of:=[.D394]+([.D394]*[.C395]/100)" office:value-type="float" office:value="89.5883897062369" calcext:value-type="float">
            <text:p>89.5883897062</text:p>
          </table:table-cell>
          <table:table-cell office:value-type="float" office:value="89.005066934464" calcext:value-type="float">
            <text:p>89.0050669345</text:p>
          </table:table-cell>
          <table:table-cell office:value-type="float" office:value="88.6012950862424" calcext:value-type="float">
            <text:p>88.6012950862</text:p>
          </table:table-cell>
          <table:table-cell table:number-columns-repeated="3"/>
        </table:table-row>
        <table:table-row table:style-name="ro1">
          <table:table-cell office:value-type="float" office:value="0.926750334865121" calcext:value-type="float">
            <text:p>0.9267503349</text:p>
          </table:table-cell>
          <table:table-cell table:formula="of:=[.A396]-1" office:value-type="float" office:value="-0.073249665134879" calcext:value-type="float">
            <text:p>-0.0732496651</text:p>
          </table:table-cell>
          <table:table-cell table:formula="of:=[.B396]+[.$C$1]" office:value-type="float" office:value="0.096750334865121" calcext:value-type="float">
            <text:p>0.0967503349</text:p>
          </table:table-cell>
          <table:table-cell table:formula="of:=[.D395]+([.D395]*[.C396]/100)" office:value-type="float" office:value="89.675066773278" calcext:value-type="float">
            <text:p>89.6750667733</text:p>
          </table:table-cell>
          <table:table-cell office:value-type="float" office:value="90.0452681881759" calcext:value-type="float">
            <text:p>90.0452681882</text:p>
          </table:table-cell>
          <table:table-cell office:value-type="float" office:value="89.005066934464" calcext:value-type="float">
            <text:p>89.0050669345</text:p>
          </table:table-cell>
          <table:table-cell table:number-columns-repeated="3"/>
        </table:table-row>
        <table:table-row table:style-name="ro1">
          <table:table-cell office:value-type="float" office:value="0.823133513274403" calcext:value-type="float">
            <text:p>0.8231335133</text:p>
          </table:table-cell>
          <table:table-cell table:formula="of:=[.A397]-1" office:value-type="float" office:value="-0.176866486725597" calcext:value-type="float">
            <text:p>-0.1768664867</text:p>
          </table:table-cell>
          <table:table-cell table:formula="of:=[.B397]+[.$C$1]" office:value-type="float" office:value="-0.00686648672559689" calcext:value-type="float">
            <text:p>-0.0068664867</text:p>
          </table:table-cell>
          <table:table-cell table:formula="of:=[.D396]+([.D396]*[.C397]/100)" office:value-type="float" office:value="89.6689092467218" calcext:value-type="float">
            <text:p>89.6689092467</text:p>
          </table:table-cell>
          <table:table-cell office:value-type="float" office:value="89.928681426981" calcext:value-type="float">
            <text:p>89.928681427</text:p>
          </table:table-cell>
          <table:table-cell office:value-type="float" office:value="90.0452681881759" calcext:value-type="float">
            <text:p>90.0452681882</text:p>
          </table:table-cell>
          <table:table-cell table:number-columns-repeated="3"/>
        </table:table-row>
        <table:table-row table:style-name="ro1">
          <table:table-cell office:value-type="float" office:value="0.766358650985897" calcext:value-type="float">
            <text:p>0.766358651</text:p>
          </table:table-cell>
          <table:table-cell table:formula="of:=[.A398]-1" office:value-type="float" office:value="-0.233641349014103" calcext:value-type="float">
            <text:p>-0.233641349</text:p>
          </table:table-cell>
          <table:table-cell table:formula="of:=[.B398]+[.$C$1]" office:value-type="float" office:value="-0.0636413490141029" calcext:value-type="float">
            <text:p>-0.063641349</text:p>
          </table:table-cell>
          <table:table-cell table:formula="of:=[.D397]+([.D397]*[.C398]/100)" office:value-type="float" office:value="89.611842743231" calcext:value-type="float">
            <text:p>89.6118427432</text:p>
          </table:table-cell>
          <table:table-cell office:value-type="float" office:value="90.0297554703397" calcext:value-type="float">
            <text:p>90.0297554703</text:p>
          </table:table-cell>
          <table:table-cell office:value-type="float" office:value="89.928681426981" calcext:value-type="float">
            <text:p>89.928681427</text:p>
          </table:table-cell>
          <table:table-cell table:number-columns-repeated="3"/>
        </table:table-row>
        <table:table-row table:style-name="ro1">
          <table:table-cell office:value-type="float" office:value="0.638053292789522" calcext:value-type="float">
            <text:p>0.6380532928</text:p>
          </table:table-cell>
          <table:table-cell table:formula="of:=[.A399]-1" office:value-type="float" office:value="-0.361946707210478" calcext:value-type="float">
            <text:p>-0.3619467072</text:p>
          </table:table-cell>
          <table:table-cell table:formula="of:=[.B399]+[.$C$1]" office:value-type="float" office:value="-0.191946707210478" calcext:value-type="float">
            <text:p>-0.1919467072</text:p>
          </table:table-cell>
          <table:table-cell table:formula="of:=[.D398]+([.D398]*[.C399]/100)" office:value-type="float" office:value="89.4398357618147" calcext:value-type="float">
            <text:p>89.4398357618</text:p>
          </table:table-cell>
          <table:table-cell office:value-type="float" office:value="90.0548970628782" calcext:value-type="float">
            <text:p>90.0548970629</text:p>
          </table:table-cell>
          <table:table-cell office:value-type="float" office:value="90.0297554703397" calcext:value-type="float">
            <text:p>90.0297554703</text:p>
          </table:table-cell>
          <table:table-cell table:number-columns-repeated="3"/>
        </table:table-row>
        <table:table-row table:style-name="ro1">
          <table:table-cell office:value-type="float" office:value="0.686172354709962" calcext:value-type="float">
            <text:p>0.6861723547</text:p>
          </table:table-cell>
          <table:table-cell table:formula="of:=[.A400]-1" office:value-type="float" office:value="-0.313827645290038" calcext:value-type="float">
            <text:p>-0.3138276453</text:p>
          </table:table-cell>
          <table:table-cell table:formula="of:=[.B400]+[.$C$1]" office:value-type="float" office:value="-0.143827645290038" calcext:value-type="float">
            <text:p>-0.1438276453</text:p>
          </table:table-cell>
          <table:table-cell table:formula="of:=[.D399]+([.D399]*[.C400]/100)" office:value-type="float" office:value="89.3111965520872" calcext:value-type="float">
            <text:p>89.3111965521</text:p>
          </table:table-cell>
          <table:table-cell office:value-type="float" office:value="90.4342097526339" calcext:value-type="float">
            <text:p>90.4342097526</text:p>
          </table:table-cell>
          <table:table-cell office:value-type="float" office:value="90.0548970628782" calcext:value-type="float">
            <text:p>90.0548970629</text:p>
          </table:table-cell>
          <table:table-cell table:number-columns-repeated="3"/>
        </table:table-row>
        <table:table-row table:style-name="ro1">
          <table:table-cell office:value-type="float" office:value="1.23988931101135" calcext:value-type="float">
            <text:p>1.239889311</text:p>
          </table:table-cell>
          <table:table-cell table:formula="of:=[.A401]-1" office:value-type="float" office:value="0.23988931101135" calcext:value-type="float">
            <text:p>0.239889311</text:p>
          </table:table-cell>
          <table:table-cell table:formula="of:=[.B401]+[.$C$1]" office:value-type="float" office:value="0.40988931101135" calcext:value-type="float">
            <text:p>0.409889311</text:p>
          </table:table-cell>
          <table:table-cell table:formula="of:=[.D400]+([.D400]*[.C401]/100)" office:value-type="float" office:value="89.6772736002906" calcext:value-type="float">
            <text:p>89.6772736003</text:p>
          </table:table-cell>
          <table:table-cell office:value-type="float" office:value="90.5437225804613" calcext:value-type="float">
            <text:p>90.5437225805</text:p>
          </table:table-cell>
          <table:table-cell office:value-type="float" office:value="90.4342097526339" calcext:value-type="float">
            <text:p>90.4342097526</text:p>
          </table:table-cell>
          <table:table-cell table:number-columns-repeated="3"/>
        </table:table-row>
        <table:table-row table:style-name="ro1">
          <table:table-cell office:value-type="float" office:value="0.7968316088087" calcext:value-type="float">
            <text:p>0.7968316088</text:p>
          </table:table-cell>
          <table:table-cell table:formula="of:=[.A402]-1" office:value-type="float" office:value="-0.2031683911913" calcext:value-type="float">
            <text:p>-0.2031683912</text:p>
          </table:table-cell>
          <table:table-cell table:formula="of:=[.B402]+[.$C$1]" office:value-type="float" office:value="-0.0331683911912999" calcext:value-type="float">
            <text:p>-0.0331683912</text:p>
          </table:table-cell>
          <table:table-cell table:formula="of:=[.D401]+([.D401]*[.C402]/100)" office:value-type="float" office:value="89.6475290913731" calcext:value-type="float">
            <text:p>89.6475290914</text:p>
          </table:table-cell>
          <table:table-cell office:value-type="float" office:value="90.69251655008" calcext:value-type="float">
            <text:p>90.6925165501</text:p>
          </table:table-cell>
          <table:table-cell office:value-type="float" office:value="90.5437225804613" calcext:value-type="float">
            <text:p>90.5437225805</text:p>
          </table:table-cell>
          <table:table-cell table:number-columns-repeated="3"/>
        </table:table-row>
        <table:table-row table:style-name="ro1">
          <table:table-cell office:value-type="float" office:value="0.339395534870098" calcext:value-type="float">
            <text:p>0.3393955349</text:p>
          </table:table-cell>
          <table:table-cell table:formula="of:=[.A403]-1" office:value-type="float" office:value="-0.660604465129902" calcext:value-type="float">
            <text:p>-0.6606044651</text:p>
          </table:table-cell>
          <table:table-cell table:formula="of:=[.B403]+[.$C$1]" office:value-type="float" office:value="-0.490604465129902" calcext:value-type="float">
            <text:p>-0.4906044651</text:p>
          </table:table-cell>
          <table:table-cell table:formula="of:=[.D402]+([.D402]*[.C403]/100)" office:value-type="float" office:value="89.2077143107722" calcext:value-type="float">
            <text:p>89.2077143108</text:p>
          </table:table-cell>
          <table:table-cell office:value-type="float" office:value="91.0660369316157" calcext:value-type="float">
            <text:p>91.0660369316</text:p>
          </table:table-cell>
          <table:table-cell office:value-type="float" office:value="90.69251655008" calcext:value-type="float">
            <text:p>90.6925165501</text:p>
          </table:table-cell>
          <table:table-cell table:number-columns-repeated="3"/>
        </table:table-row>
        <table:table-row table:style-name="ro1">
          <table:table-cell office:value-type="float" office:value="1.40952346305079" calcext:value-type="float">
            <text:p>1.4095234631</text:p>
          </table:table-cell>
          <table:table-cell table:formula="of:=[.A404]-1" office:value-type="float" office:value="0.40952346305079" calcext:value-type="float">
            <text:p>0.4095234631</text:p>
          </table:table-cell>
          <table:table-cell table:formula="of:=[.B404]+[.$C$1]" office:value-type="float" office:value="0.57952346305079" calcext:value-type="float">
            <text:p>0.5795234631</text:p>
          </table:table-cell>
          <table:table-cell table:formula="of:=[.D403]+([.D403]*[.C404]/100)" office:value-type="float" office:value="89.7246939460545" calcext:value-type="float">
            <text:p>89.7246939461</text:p>
          </table:table-cell>
          <table:table-cell office:value-type="float" office:value="91.4724469471257" calcext:value-type="float">
            <text:p>91.4724469471</text:p>
          </table:table-cell>
          <table:table-cell office:value-type="float" office:value="91.0660369316157" calcext:value-type="float">
            <text:p>91.0660369316</text:p>
          </table:table-cell>
          <table:table-cell table:number-columns-repeated="3"/>
        </table:table-row>
        <table:table-row table:style-name="ro1">
          <table:table-cell office:value-type="float" office:value="0.626502568033817" calcext:value-type="float">
            <text:p>0.626502568</text:p>
          </table:table-cell>
          <table:table-cell table:formula="of:=[.A405]-1" office:value-type="float" office:value="-0.373497431966183" calcext:value-type="float">
            <text:p>-0.373497432</text:p>
          </table:table-cell>
          <table:table-cell table:formula="of:=[.B405]+[.$C$1]" office:value-type="float" office:value="-0.203497431966183" calcext:value-type="float">
            <text:p>-0.203497432</text:p>
          </table:table-cell>
          <table:table-cell table:formula="of:=[.D404]+([.D404]*[.C405]/100)" office:value-type="float" office:value="89.5421064980348" calcext:value-type="float">
            <text:p>89.542106498</text:p>
          </table:table-cell>
          <table:table-cell office:value-type="float" office:value="91.8601984213502" calcext:value-type="float">
            <text:p>91.8601984214</text:p>
          </table:table-cell>
          <table:table-cell office:value-type="float" office:value="91.4724469471257" calcext:value-type="float">
            <text:p>91.4724469471</text:p>
          </table:table-cell>
          <table:table-cell table:number-columns-repeated="3"/>
        </table:table-row>
        <table:table-row table:style-name="ro1">
          <table:table-cell office:value-type="float" office:value="1.15874155508979" calcext:value-type="float">
            <text:p>1.1587415551</text:p>
          </table:table-cell>
          <table:table-cell table:formula="of:=[.A406]-1" office:value-type="float" office:value="0.15874155508979" calcext:value-type="float">
            <text:p>0.1587415551</text:p>
          </table:table-cell>
          <table:table-cell table:formula="of:=[.B406]+[.$C$1]" office:value-type="float" office:value="0.32874155508979" calcext:value-type="float">
            <text:p>0.3287415551</text:p>
          </table:table-cell>
          <table:table-cell table:formula="of:=[.D405]+([.D405]*[.C406]/100)" office:value-type="float" office:value="89.8364686113965" calcext:value-type="float">
            <text:p>89.8364686114</text:p>
          </table:table-cell>
          <table:table-cell office:value-type="float" office:value="91.5432695152765" calcext:value-type="float">
            <text:p>91.5432695153</text:p>
          </table:table-cell>
          <table:table-cell office:value-type="float" office:value="91.8601984213502" calcext:value-type="float">
            <text:p>91.8601984214</text:p>
          </table:table-cell>
          <table:table-cell table:number-columns-repeated="3"/>
        </table:table-row>
        <table:table-row table:style-name="ro1">
          <table:table-cell office:value-type="float" office:value="0.827695987241758" calcext:value-type="float">
            <text:p>0.8276959872</text:p>
          </table:table-cell>
          <table:table-cell table:formula="of:=[.A407]-1" office:value-type="float" office:value="-0.172304012758242" calcext:value-type="float">
            <text:p>-0.1723040128</text:p>
          </table:table-cell>
          <table:table-cell table:formula="of:=[.B407]+[.$C$1]" office:value-type="float" office:value="-0.00230401275824191" calcext:value-type="float">
            <text:p>-0.0023040128</text:p>
          </table:table-cell>
          <table:table-cell table:formula="of:=[.D406]+([.D406]*[.C407]/100)" office:value-type="float" office:value="89.8343987676982" calcext:value-type="float">
            <text:p>89.8343987677</text:p>
          </table:table-cell>
          <table:table-cell office:value-type="float" office:value="91.9174639963587" calcext:value-type="float">
            <text:p>91.9174639964</text:p>
          </table:table-cell>
          <table:table-cell office:value-type="float" office:value="91.5432695152765" calcext:value-type="float">
            <text:p>91.5432695153</text:p>
          </table:table-cell>
          <table:table-cell table:number-columns-repeated="3"/>
        </table:table-row>
        <table:table-row table:style-name="ro1">
          <table:table-cell office:value-type="float" office:value="0.717749859019446" calcext:value-type="float">
            <text:p>0.717749859</text:p>
          </table:table-cell>
          <table:table-cell table:formula="of:=[.A408]-1" office:value-type="float" office:value="-0.282250140980554" calcext:value-type="float">
            <text:p>-0.282250141</text:p>
          </table:table-cell>
          <table:table-cell table:formula="of:=[.B408]+[.$C$1]" office:value-type="float" office:value="-0.112250140980554" calcext:value-type="float">
            <text:p>-0.112250141</text:p>
          </table:table-cell>
          <table:table-cell table:formula="of:=[.D407]+([.D407]*[.C408]/100)" office:value-type="float" office:value="89.7335595284324" calcext:value-type="float">
            <text:p>89.7335595284</text:p>
          </table:table-cell>
          <table:table-cell office:value-type="float" office:value="92.7947234137169" calcext:value-type="float">
            <text:p>92.7947234137</text:p>
          </table:table-cell>
          <table:table-cell office:value-type="float" office:value="91.9174639963587" calcext:value-type="float">
            <text:p>91.9174639964</text:p>
          </table:table-cell>
          <table:table-cell table:number-columns-repeated="3"/>
        </table:table-row>
        <table:table-row table:style-name="ro1">
          <table:table-cell office:value-type="float" office:value="1.35585368639111" calcext:value-type="float">
            <text:p>1.3558536864</text:p>
          </table:table-cell>
          <table:table-cell table:formula="of:=[.A409]-1" office:value-type="float" office:value="0.35585368639111" calcext:value-type="float">
            <text:p>0.3558536864</text:p>
          </table:table-cell>
          <table:table-cell table:formula="of:=[.B409]+[.$C$1]" office:value-type="float" office:value="0.52585368639111" calcext:value-type="float">
            <text:p>0.5258536864</text:p>
          </table:table-cell>
          <table:table-cell table:formula="of:=[.D408]+([.D408]*[.C409]/100)" office:value-type="float" office:value="90.2054267591426" calcext:value-type="float">
            <text:p>90.2054267591</text:p>
          </table:table-cell>
          <table:table-cell office:value-type="float" office:value="92.345786572048" calcext:value-type="float">
            <text:p>92.345786572</text:p>
          </table:table-cell>
          <table:table-cell office:value-type="float" office:value="92.7947234137169" calcext:value-type="float">
            <text:p>92.7947234137</text:p>
          </table:table-cell>
          <table:table-cell table:number-columns-repeated="3"/>
        </table:table-row>
        <table:table-row table:style-name="ro1">
          <table:table-cell office:value-type="float" office:value="0.785429300887884" calcext:value-type="float">
            <text:p>0.7854293009</text:p>
          </table:table-cell>
          <table:table-cell table:formula="of:=[.A410]-1" office:value-type="float" office:value="-0.214570699112116" calcext:value-type="float">
            <text:p>-0.2145706991</text:p>
          </table:table-cell>
          <table:table-cell table:formula="of:=[.B410]+[.$C$1]" office:value-type="float" office:value="-0.0445706991121159" calcext:value-type="float">
            <text:p>-0.0445706991</text:p>
          </table:table-cell>
          <table:table-cell table:formula="of:=[.D409]+([.D409]*[.C410]/100)" office:value-type="float" office:value="90.165221569799" calcext:value-type="float">
            <text:p>90.1652215698</text:p>
          </table:table-cell>
          <table:table-cell office:value-type="float" office:value="92.3889042803215" calcext:value-type="float">
            <text:p>92.3889042803</text:p>
          </table:table-cell>
          <table:table-cell office:value-type="float" office:value="92.345786572048" calcext:value-type="float">
            <text:p>92.345786572</text:p>
          </table:table-cell>
          <table:table-cell table:number-columns-repeated="3"/>
        </table:table-row>
        <table:table-row table:style-name="ro1">
          <table:table-cell office:value-type="float" office:value="0.843809871700789" calcext:value-type="float">
            <text:p>0.8438098717</text:p>
          </table:table-cell>
          <table:table-cell table:formula="of:=[.A411]-1" office:value-type="float" office:value="-0.156190128299211" calcext:value-type="float">
            <text:p>-0.1561901283</text:p>
          </table:table-cell>
          <table:table-cell table:formula="of:=[.B411]+[.$C$1]" office:value-type="float" office:value="0.013809871700789" calcext:value-type="float">
            <text:p>0.0138098717</text:p>
          </table:table-cell>
          <table:table-cell table:formula="of:=[.D410]+([.D410]*[.C411]/100)" office:value-type="float" office:value="90.1776732712165" calcext:value-type="float">
            <text:p>90.1776732712</text:p>
          </table:table-cell>
          <table:table-cell office:value-type="float" office:value="92.4668840077936" calcext:value-type="float">
            <text:p>92.4668840078</text:p>
          </table:table-cell>
          <table:table-cell office:value-type="float" office:value="92.3889042803215" calcext:value-type="float">
            <text:p>92.3889042803</text:p>
          </table:table-cell>
          <table:table-cell table:number-columns-repeated="3"/>
        </table:table-row>
        <table:table-row table:style-name="ro1">
          <table:table-cell office:value-type="float" office:value="0.52563001022663" calcext:value-type="float">
            <text:p>0.5256300102</text:p>
          </table:table-cell>
          <table:table-cell table:formula="of:=[.A412]-1" office:value-type="float" office:value="-0.47436998977337" calcext:value-type="float">
            <text:p>-0.4743699898</text:p>
          </table:table-cell>
          <table:table-cell table:formula="of:=[.B412]+[.$C$1]" office:value-type="float" office:value="-0.30436998977337" calcext:value-type="float">
            <text:p>-0.3043699898</text:p>
          </table:table-cell>
          <table:table-cell table:formula="of:=[.D411]+([.D411]*[.C412]/100)" office:value-type="float" office:value="89.903199496303" calcext:value-type="float">
            <text:p>89.9031994963</text:p>
          </table:table-cell>
          <table:table-cell office:value-type="float" office:value="92.854635482018" calcext:value-type="float">
            <text:p>92.854635482</text:p>
          </table:table-cell>
          <table:table-cell office:value-type="float" office:value="92.4668840077936" calcext:value-type="float">
            <text:p>92.4668840078</text:p>
          </table:table-cell>
          <table:table-cell table:number-columns-repeated="3"/>
        </table:table-row>
        <table:table-row table:style-name="ro1">
          <table:table-cell office:value-type="float" office:value="0.669617159721716" calcext:value-type="float">
            <text:p>0.6696171597</text:p>
          </table:table-cell>
          <table:table-cell table:formula="of:=[.A413]-1" office:value-type="float" office:value="-0.330382840278284" calcext:value-type="float">
            <text:p>-0.3303828403</text:p>
          </table:table-cell>
          <table:table-cell table:formula="of:=[.B413]+[.$C$1]" office:value-type="float" office:value="-0.160382840278284" calcext:value-type="float">
            <text:p>-0.1603828403</text:p>
          </table:table-cell>
          <table:table-cell table:formula="of:=[.D412]+([.D412]*[.C413]/100)" office:value-type="float" office:value="89.7590101914498" calcext:value-type="float">
            <text:p>89.7590101914</text:p>
          </table:table-cell>
          <table:table-cell office:value-type="float" office:value="92.9531462580378" calcext:value-type="float">
            <text:p>92.953146258</text:p>
          </table:table-cell>
          <table:table-cell office:value-type="float" office:value="92.854635482018" calcext:value-type="float">
            <text:p>92.854635482</text:p>
          </table:table-cell>
          <table:table-cell table:number-columns-repeated="3"/>
        </table:table-row>
        <table:table-row table:style-name="ro1">
          <table:table-cell office:value-type="float" office:value="0.78238667932213" calcext:value-type="float">
            <text:p>0.7823866793</text:p>
          </table:table-cell>
          <table:table-cell table:formula="of:=[.A414]-1" office:value-type="float" office:value="-0.21761332067787" calcext:value-type="float">
            <text:p>-0.2176133207</text:p>
          </table:table-cell>
          <table:table-cell table:formula="of:=[.B414]+[.$C$1]" office:value-type="float" office:value="-0.04761332067787" calcext:value-type="float">
            <text:p>-0.0476133207</text:p>
          </table:table-cell>
          <table:table-cell table:formula="of:=[.D413]+([.D413]*[.C414]/100)" office:value-type="float" office:value="89.7162729460901" calcext:value-type="float">
            <text:p>89.7162729461</text:p>
          </table:table-cell>
          <table:table-cell office:value-type="float" office:value="92.5203130163198" calcext:value-type="float">
            <text:p>92.5203130163</text:p>
          </table:table-cell>
          <table:table-cell office:value-type="float" office:value="92.9531462580378" calcext:value-type="float">
            <text:p>92.953146258</text:p>
          </table:table-cell>
          <table:table-cell table:number-columns-repeated="3"/>
        </table:table-row>
        <table:table-row table:style-name="ro1">
          <table:table-cell office:value-type="float" office:value="0.501884656772955" calcext:value-type="float">
            <text:p>0.5018846568</text:p>
          </table:table-cell>
          <table:table-cell table:formula="of:=[.A415]-1" office:value-type="float" office:value="-0.498115343227045" calcext:value-type="float">
            <text:p>-0.4981153432</text:p>
          </table:table-cell>
          <table:table-cell table:formula="of:=[.B415]+[.$C$1]" office:value-type="float" office:value="-0.328115343227045" calcext:value-type="float">
            <text:p>-0.3281153432</text:p>
          </table:table-cell>
          <table:table-cell table:formula="of:=[.D414]+([.D414]*[.C415]/100)" office:value-type="float" office:value="89.4219000891825" calcext:value-type="float">
            <text:p>89.4219000892</text:p>
          </table:table-cell>
          <table:table-cell office:value-type="float" office:value="93.1206070864243" calcext:value-type="float">
            <text:p>93.1206070864</text:p>
          </table:table-cell>
          <table:table-cell office:value-type="float" office:value="92.5203130163198" calcext:value-type="float">
            <text:p>92.5203130163</text:p>
          </table:table-cell>
          <table:table-cell table:number-columns-repeated="3"/>
        </table:table-row>
        <table:table-row table:style-name="ro1">
          <table:table-cell office:value-type="float" office:value="1.100682001302" calcext:value-type="float">
            <text:p>1.1006820013</text:p>
          </table:table-cell>
          <table:table-cell table:formula="of:=[.A416]-1" office:value-type="float" office:value="0.100682001302" calcext:value-type="float">
            <text:p>0.1006820013</text:p>
          </table:table-cell>
          <table:table-cell table:formula="of:=[.B416]+[.$C$1]" office:value-type="float" office:value="0.270682001302" calcext:value-type="float">
            <text:p>0.2706820013</text:p>
          </table:table-cell>
          <table:table-cell table:formula="of:=[.D415]+([.D415]*[.C416]/100)" office:value-type="float" office:value="89.6639490779462" calcext:value-type="float">
            <text:p>89.6639490779</text:p>
          </table:table-cell>
          <table:table-cell office:value-type="float" office:value="93.5167058102036" calcext:value-type="float">
            <text:p>93.5167058102</text:p>
          </table:table-cell>
          <table:table-cell office:value-type="float" office:value="93.1206070864243" calcext:value-type="float">
            <text:p>93.1206070864</text:p>
          </table:table-cell>
          <table:table-cell table:number-columns-repeated="3"/>
        </table:table-row>
        <table:table-row table:style-name="ro1">
          <table:table-cell office:value-type="float" office:value="0.714593745614276" calcext:value-type="float">
            <text:p>0.7145937456</text:p>
          </table:table-cell>
          <table:table-cell table:formula="of:=[.A417]-1" office:value-type="float" office:value="-0.285406254385724" calcext:value-type="float">
            <text:p>-0.2854062544</text:p>
          </table:table-cell>
          <table:table-cell table:formula="of:=[.B417]+[.$C$1]" office:value-type="float" office:value="-0.115406254385724" calcext:value-type="float">
            <text:p>-0.1154062544</text:p>
          </table:table-cell>
          <table:table-cell table:formula="of:=[.D416]+([.D416]*[.C417]/100)" office:value-type="float" office:value="89.560471272781" calcext:value-type="float">
            <text:p>89.5604712728</text:p>
          </table:table-cell>
          <table:table-cell office:value-type="float" office:value="93.4863711090419" calcext:value-type="float">
            <text:p>93.486371109</text:p>
          </table:table-cell>
          <table:table-cell office:value-type="float" office:value="93.5167058102036" calcext:value-type="float">
            <text:p>93.5167058102</text:p>
          </table:table-cell>
          <table:table-cell table:number-columns-repeated="3"/>
        </table:table-row>
        <table:table-row table:style-name="ro1">
          <table:table-cell office:value-type="float" office:value="0.607313768584653" calcext:value-type="float">
            <text:p>0.6073137686</text:p>
          </table:table-cell>
          <table:table-cell table:formula="of:=[.A418]-1" office:value-type="float" office:value="-0.392686231415347" calcext:value-type="float">
            <text:p>-0.3926862314</text:p>
          </table:table-cell>
          <table:table-cell table:formula="of:=[.B418]+[.$C$1]" office:value-type="float" office:value="-0.222686231415347" calcext:value-type="float">
            <text:p>-0.2226862314</text:p>
          </table:table-cell>
          <table:table-cell table:formula="of:=[.D417]+([.D417]*[.C418]/100)" office:value-type="float" office:value="89.3610324344658" calcext:value-type="float">
            <text:p>89.3610324345</text:p>
          </table:table-cell>
          <table:table-cell office:value-type="float" office:value="92.8687750227489" calcext:value-type="float">
            <text:p>92.8687750227</text:p>
          </table:table-cell>
          <table:table-cell office:value-type="float" office:value="93.4863711090419" calcext:value-type="float">
            <text:p>93.486371109</text:p>
          </table:table-cell>
          <table:table-cell table:number-columns-repeated="3"/>
        </table:table-row>
        <table:table-row table:style-name="ro1">
          <table:table-cell office:value-type="float" office:value="0.56800412631587" calcext:value-type="float">
            <text:p>0.5680041263</text:p>
          </table:table-cell>
          <table:table-cell table:formula="of:=[.A419]-1" office:value-type="float" office:value="-0.43199587368413" calcext:value-type="float">
            <text:p>-0.4319958737</text:p>
          </table:table-cell>
          <table:table-cell table:formula="of:=[.B419]+[.$C$1]" office:value-type="float" office:value="-0.26199587368413" calcext:value-type="float">
            <text:p>-0.2619958737</text:p>
          </table:table-cell>
          <table:table-cell table:formula="of:=[.D418]+([.D418]*[.C419]/100)" office:value-type="float" office:value="89.126910216806" calcext:value-type="float">
            <text:p>89.1269102168</text:p>
          </table:table-cell>
          <table:table-cell office:value-type="float" office:value="93.1206070864243" calcext:value-type="float">
            <text:p>93.1206070864</text:p>
          </table:table-cell>
          <table:table-cell office:value-type="float" office:value="92.8687750227489" calcext:value-type="float">
            <text:p>92.8687750227</text:p>
          </table:table-cell>
          <table:table-cell table:number-columns-repeated="3"/>
        </table:table-row>
        <table:table-row table:style-name="ro1">
          <table:table-cell office:value-type="float" office:value="0.774758504284669" calcext:value-type="float">
            <text:p>0.7747585043</text:p>
          </table:table-cell>
          <table:table-cell table:formula="of:=[.A420]-1" office:value-type="float" office:value="-0.225241495715331" calcext:value-type="float">
            <text:p>-0.2252414957</text:p>
          </table:table-cell>
          <table:table-cell table:formula="of:=[.B420]+[.$C$1]" office:value-type="float" office:value="-0.0552414957153309" calcext:value-type="float">
            <text:p>-0.0552414957</text:p>
          </table:table-cell>
          <table:table-cell table:formula="of:=[.D419]+([.D419]*[.C420]/100)" office:value-type="float" office:value="89.0776751785174" calcext:value-type="float">
            <text:p>89.0776751785</text:p>
          </table:table-cell>
          <table:table-cell office:value-type="float" office:value="93.7195279879454" calcext:value-type="float">
            <text:p>93.7195279879</text:p>
          </table:table-cell>
          <table:table-cell office:value-type="float" office:value="93.1206070864243" calcext:value-type="float">
            <text:p>93.1206070864</text:p>
          </table:table-cell>
          <table:table-cell table:number-columns-repeated="3"/>
        </table:table-row>
        <table:table-row table:style-name="ro1">
          <table:table-cell office:value-type="float" office:value="0.810537420920283" calcext:value-type="float">
            <text:p>0.8105374209</text:p>
          </table:table-cell>
          <table:table-cell table:formula="of:=[.A421]-1" office:value-type="float" office:value="-0.189462579079717" calcext:value-type="float">
            <text:p>-0.1894625791</text:p>
          </table:table-cell>
          <table:table-cell table:formula="of:=[.B421]+[.$C$1]" office:value-type="float" office:value="-0.019462579079717" calcext:value-type="float">
            <text:p>-0.0194625791</text:p>
          </table:table-cell>
          <table:table-cell table:formula="of:=[.D420]+([.D420]*[.C421]/100)" office:value-type="float" office:value="89.0603383655434" calcext:value-type="float">
            <text:p>89.0603383655</text:p>
          </table:table-cell>
          <table:table-cell office:value-type="float" office:value="93.7929887233847" calcext:value-type="float">
            <text:p>93.7929887234</text:p>
          </table:table-cell>
          <table:table-cell office:value-type="float" office:value="93.7195279879454" calcext:value-type="float">
            <text:p>93.7195279879</text:p>
          </table:table-cell>
          <table:table-cell table:number-columns-repeated="3"/>
        </table:table-row>
        <table:table-row table:style-name="ro1">
          <table:table-cell office:value-type="float" office:value="0.556327272860678" calcext:value-type="float">
            <text:p>0.5563272729</text:p>
          </table:table-cell>
          <table:table-cell table:formula="of:=[.A422]-1" office:value-type="float" office:value="-0.443672727139322" calcext:value-type="float">
            <text:p>-0.4436727271</text:p>
          </table:table-cell>
          <table:table-cell table:formula="of:=[.B422]+[.$C$1]" office:value-type="float" office:value="-0.273672727139322" calcext:value-type="float">
            <text:p>-0.2736727271</text:p>
          </table:table-cell>
          <table:table-cell table:formula="of:=[.D421]+([.D421]*[.C422]/100)" office:value-type="float" office:value="88.8166045087389" calcext:value-type="float">
            <text:p>88.8166045087</text:p>
          </table:table-cell>
          <table:table-cell office:value-type="float" office:value="93.9076114253596" calcext:value-type="float">
            <text:p>93.9076114254</text:p>
          </table:table-cell>
          <table:table-cell office:value-type="float" office:value="93.7929887233847" calcext:value-type="float">
            <text:p>93.7929887234</text:p>
          </table:table-cell>
          <table:table-cell table:number-columns-repeated="3"/>
        </table:table-row>
        <table:table-row table:style-name="ro1">
          <table:table-cell office:value-type="float" office:value="0.664186768079703" calcext:value-type="float">
            <text:p>0.6641867681</text:p>
          </table:table-cell>
          <table:table-cell table:formula="of:=[.A423]-1" office:value-type="float" office:value="-0.335813231920297" calcext:value-type="float">
            <text:p>-0.3358132319</text:p>
          </table:table-cell>
          <table:table-cell table:formula="of:=[.B423]+[.$C$1]" office:value-type="float" office:value="-0.165813231920297" calcext:value-type="float">
            <text:p>-0.1658132319</text:p>
          </table:table-cell>
          <table:table-cell table:formula="of:=[.D422]+([.D422]*[.C423]/100)" office:value-type="float" office:value="88.6693348263211" calcext:value-type="float">
            <text:p>88.6693348263</text:p>
          </table:table-cell>
          <table:table-cell office:value-type="float" office:value="94.7912623505347" calcext:value-type="float">
            <text:p>94.7912623505</text:p>
          </table:table-cell>
          <table:table-cell office:value-type="float" office:value="93.9076114253596" calcext:value-type="float">
            <text:p>93.9076114254</text:p>
          </table:table-cell>
          <table:table-cell table:number-columns-repeated="3"/>
        </table:table-row>
        <table:table-row table:style-name="ro1">
          <table:table-cell office:value-type="float" office:value="0.649513969113058" calcext:value-type="float">
            <text:p>0.6495139691</text:p>
          </table:table-cell>
          <table:table-cell table:formula="of:=[.A424]-1" office:value-type="float" office:value="-0.350486030886942" calcext:value-type="float">
            <text:p>-0.3504860309</text:p>
          </table:table-cell>
          <table:table-cell table:formula="of:=[.B424]+[.$C$1]" office:value-type="float" office:value="-0.180486030886942" calcext:value-type="float">
            <text:p>-0.1804860309</text:p>
          </table:table-cell>
          <table:table-cell table:formula="of:=[.D423]+([.D423]*[.C424]/100)" office:value-type="float" office:value="88.5092990632792" calcext:value-type="float">
            <text:p>88.5092990633</text:p>
          </table:table-cell>
          <table:table-cell office:value-type="float" office:value="94.9741443533214" calcext:value-type="float">
            <text:p>94.9741443533</text:p>
          </table:table-cell>
          <table:table-cell office:value-type="float" office:value="94.7912623505347" calcext:value-type="float">
            <text:p>94.7912623505</text:p>
          </table:table-cell>
          <table:table-cell table:number-columns-repeated="3"/>
        </table:table-row>
        <table:table-row table:style-name="ro1">
          <table:table-cell office:value-type="float" office:value="0.85624482857659" calcext:value-type="float">
            <text:p>0.8562448286</text:p>
          </table:table-cell>
          <table:table-cell table:formula="of:=[.A425]-1" office:value-type="float" office:value="-0.14375517142341" calcext:value-type="float">
            <text:p>-0.1437551714</text:p>
          </table:table-cell>
          <table:table-cell table:formula="of:=[.B425]+[.$C$1]" office:value-type="float" office:value="0.02624482857659" calcext:value-type="float">
            <text:p>0.0262448286</text:p>
          </table:table-cell>
          <table:table-cell table:formula="of:=[.D424]+([.D424]*[.C425]/100)" office:value-type="float" office:value="88.5325281770927" calcext:value-type="float">
            <text:p>88.5325281771</text:p>
          </table:table-cell>
          <table:table-cell office:value-type="float" office:value="93.9011366915889" calcext:value-type="float">
            <text:p>93.9011366916</text:p>
          </table:table-cell>
          <table:table-cell office:value-type="float" office:value="94.9741443533214" calcext:value-type="float">
            <text:p>94.9741443533</text:p>
          </table:table-cell>
          <table:table-cell table:number-columns-repeated="3"/>
        </table:table-row>
        <table:table-row table:style-name="ro1">
          <table:table-cell office:value-type="float" office:value="1.01302116365829" calcext:value-type="float">
            <text:p>1.0130211637</text:p>
          </table:table-cell>
          <table:table-cell table:formula="of:=[.A426]-1" office:value-type="float" office:value="0.01302116365829" calcext:value-type="float">
            <text:p>0.0130211637</text:p>
          </table:table-cell>
          <table:table-cell table:formula="of:=[.B426]+[.$C$1]" office:value-type="float" office:value="0.18302116365829" calcext:value-type="float">
            <text:p>0.1830211637</text:p>
          </table:table-cell>
          <table:table-cell table:formula="of:=[.D425]+([.D425]*[.C426]/100)" office:value-type="float" office:value="88.6945614403785" calcext:value-type="float">
            <text:p>88.6945614404</text:p>
          </table:table-cell>
          <table:table-cell office:value-type="float" office:value="94.5265640452717" calcext:value-type="float">
            <text:p>94.5265640453</text:p>
          </table:table-cell>
          <table:table-cell office:value-type="float" office:value="93.9011366915889" calcext:value-type="float">
            <text:p>93.9011366916</text:p>
          </table:table-cell>
          <table:table-cell table:number-columns-repeated="3"/>
        </table:table-row>
        <table:table-row table:style-name="ro1">
          <table:table-cell office:value-type="float" office:value="0.680742961870907" calcext:value-type="float">
            <text:p>0.6807429619</text:p>
          </table:table-cell>
          <table:table-cell table:formula="of:=[.A427]-1" office:value-type="float" office:value="-0.319257038129093" calcext:value-type="float">
            <text:p>-0.3192570381</text:p>
          </table:table-cell>
          <table:table-cell table:formula="of:=[.B427]+[.$C$1]" office:value-type="float" office:value="-0.149257038129093" calcext:value-type="float">
            <text:p>-0.1492570381</text:p>
          </table:table-cell>
          <table:table-cell table:formula="of:=[.D426]+([.D426]*[.C427]/100)" office:value-type="float" office:value="88.562178564991" calcext:value-type="float">
            <text:p>88.562178565</text:p>
          </table:table-cell>
          <table:table-cell office:value-type="float" office:value="94.7396975232663" calcext:value-type="float">
            <text:p>94.7396975233</text:p>
          </table:table-cell>
          <table:table-cell office:value-type="float" office:value="94.5265640452717" calcext:value-type="float">
            <text:p>94.5265640453</text:p>
          </table:table-cell>
          <table:table-cell table:number-columns-repeated="3"/>
        </table:table-row>
        <table:table-row table:style-name="ro1">
          <table:table-cell office:value-type="float" office:value="1.51294959086652" calcext:value-type="float">
            <text:p>1.5129495909</text:p>
          </table:table-cell>
          <table:table-cell table:formula="of:=[.A428]-1" office:value-type="float" office:value="0.51294959086652" calcext:value-type="float">
            <text:p>0.5129495909</text:p>
          </table:table-cell>
          <table:table-cell table:formula="of:=[.B428]+[.$C$1]" office:value-type="float" office:value="0.68294959086652" calcext:value-type="float">
            <text:p>0.6829495909</text:p>
          </table:table-cell>
          <table:table-cell table:formula="of:=[.D427]+([.D427]*[.C428]/100)" office:value-type="float" office:value="89.1670136011631" calcext:value-type="float">
            <text:p>89.1670136012</text:p>
          </table:table-cell>
          <table:table-cell office:value-type="float" office:value="94.806683524935" calcext:value-type="float">
            <text:p>94.8066835249</text:p>
          </table:table-cell>
          <table:table-cell office:value-type="float" office:value="94.7396975232663" calcext:value-type="float">
            <text:p>94.7396975233</text:p>
          </table:table-cell>
          <table:table-cell table:number-columns-repeated="3"/>
        </table:table-row>
        <table:table-row table:style-name="ro1">
          <table:table-cell office:value-type="float" office:value="0.797237747622878" calcext:value-type="float">
            <text:p>0.7972377476</text:p>
          </table:table-cell>
          <table:table-cell table:formula="of:=[.A429]-1" office:value-type="float" office:value="-0.202762252377122" calcext:value-type="float">
            <text:p>-0.2027622524</text:p>
          </table:table-cell>
          <table:table-cell table:formula="of:=[.B429]+[.$C$1]" office:value-type="float" office:value="-0.032762252377122" calcext:value-type="float">
            <text:p>-0.0327622524</text:p>
          </table:table-cell>
          <table:table-cell table:formula="of:=[.D428]+([.D428]*[.C429]/100)" office:value-type="float" office:value="89.1378004791299" calcext:value-type="float">
            <text:p>89.1378004791</text:p>
          </table:table-cell>
          <table:table-cell office:value-type="float" office:value="94.8865357596691" calcext:value-type="float">
            <text:p>94.8865357597</text:p>
          </table:table-cell>
          <table:table-cell office:value-type="float" office:value="94.806683524935" calcext:value-type="float">
            <text:p>94.8066835249</text:p>
          </table:table-cell>
          <table:table-cell table:number-columns-repeated="3"/>
        </table:table-row>
        <table:table-row table:style-name="ro1">
          <table:table-cell office:value-type="float" office:value="0.572036868275267" calcext:value-type="float">
            <text:p>0.5720368683</text:p>
          </table:table-cell>
          <table:table-cell table:formula="of:=[.A430]-1" office:value-type="float" office:value="-0.427963131724733" calcext:value-type="float">
            <text:p>-0.4279631317</text:p>
          </table:table-cell>
          <table:table-cell table:formula="of:=[.B430]+[.$C$1]" office:value-type="float" office:value="-0.257963131724733" calcext:value-type="float">
            <text:p>-0.2579631317</text:p>
          </table:table-cell>
          <table:table-cell table:formula="of:=[.D429]+([.D429]*[.C430]/100)" office:value-type="float" office:value="88.9078578174634" calcext:value-type="float">
            <text:p>88.9078578175</text:p>
          </table:table-cell>
          <table:table-cell office:value-type="float" office:value="95.4829932632915" calcext:value-type="float">
            <text:p>95.4829932633</text:p>
          </table:table-cell>
          <table:table-cell office:value-type="float" office:value="94.8865357596691" calcext:value-type="float">
            <text:p>94.8865357597</text:p>
          </table:table-cell>
          <table:table-cell table:number-columns-repeated="3"/>
        </table:table-row>
        <table:table-row table:style-name="ro1">
          <table:table-cell office:value-type="float" office:value="1.35676905590953" calcext:value-type="float">
            <text:p>1.3567690559</text:p>
          </table:table-cell>
          <table:table-cell table:formula="of:=[.A431]-1" office:value-type="float" office:value="0.35676905590953" calcext:value-type="float">
            <text:p>0.3567690559</text:p>
          </table:table-cell>
          <table:table-cell table:formula="of:=[.B431]+[.$C$1]" office:value-type="float" office:value="0.52676905590953" calcext:value-type="float">
            <text:p>0.5267690559</text:p>
          </table:table-cell>
          <table:table-cell table:formula="of:=[.D430]+([.D430]*[.C431]/100)" office:value-type="float" office:value="89.3761969007179" calcext:value-type="float">
            <text:p>89.3761969007</text:p>
          </table:table-cell>
          <table:table-cell office:value-type="float" office:value="95.4893847711083" calcext:value-type="float">
            <text:p>95.4893847711</text:p>
          </table:table-cell>
          <table:table-cell office:value-type="float" office:value="95.4829932632915" calcext:value-type="float">
            <text:p>95.4829932633</text:p>
          </table:table-cell>
          <table:table-cell table:number-columns-repeated="3"/>
        </table:table-row>
        <table:table-row table:style-name="ro1">
          <table:table-cell office:value-type="float" office:value="0.609917063542196" calcext:value-type="float">
            <text:p>0.6099170635</text:p>
          </table:table-cell>
          <table:table-cell table:formula="of:=[.A432]-1" office:value-type="float" office:value="-0.390082936457804" calcext:value-type="float">
            <text:p>-0.3900829365</text:p>
          </table:table-cell>
          <table:table-cell table:formula="of:=[.B432]+[.$C$1]" office:value-type="float" office:value="-0.220082936457804" calcext:value-type="float">
            <text:p>-0.2200829365</text:p>
          </table:table-cell>
          <table:table-cell table:formula="of:=[.D431]+([.D431]*[.C432]/100)" office:value-type="float" office:value="89.1794951420845" calcext:value-type="float">
            <text:p>89.1794951421</text:p>
          </table:table-cell>
          <table:table-cell office:value-type="float" office:value="93.6738553383372" calcext:value-type="float">
            <text:p>93.6738553383</text:p>
          </table:table-cell>
          <table:table-cell office:value-type="float" office:value="95.4893847711083" calcext:value-type="float">
            <text:p>95.4893847711</text:p>
          </table:table-cell>
          <table:table-cell table:number-columns-repeated="3"/>
        </table:table-row>
        <table:table-row table:style-name="ro1">
          <table:table-cell office:value-type="float" office:value="0.657293979387837" calcext:value-type="float">
            <text:p>0.6572939794</text:p>
          </table:table-cell>
          <table:table-cell table:formula="of:=[.A433]-1" office:value-type="float" office:value="-0.342706020612163" calcext:value-type="float">
            <text:p>-0.3427060206</text:p>
          </table:table-cell>
          <table:table-cell table:formula="of:=[.B433]+[.$C$1]" office:value-type="float" office:value="-0.172706020612163" calcext:value-type="float">
            <text:p>-0.1727060206</text:p>
          </table:table-cell>
          <table:table-cell table:formula="of:=[.D432]+([.D432]*[.C433]/100)" office:value-type="float" office:value="89.0254767848225" calcext:value-type="float">
            <text:p>89.0254767848</text:p>
          </table:table-cell>
          <table:table-cell office:value-type="float" office:value="94.1279020626755" calcext:value-type="float">
            <text:p>94.1279020627</text:p>
          </table:table-cell>
          <table:table-cell office:value-type="float" office:value="93.6738553383372" calcext:value-type="float">
            <text:p>93.6738553383</text:p>
          </table:table-cell>
          <table:table-cell table:number-columns-repeated="3"/>
        </table:table-row>
        <table:table-row table:style-name="ro1">
          <table:table-cell office:value-type="float" office:value="0.939732972970161" calcext:value-type="float">
            <text:p>0.939732973</text:p>
          </table:table-cell>
          <table:table-cell table:formula="of:=[.A434]-1" office:value-type="float" office:value="-0.0602670270298389" calcext:value-type="float">
            <text:p>-0.060267027</text:p>
          </table:table-cell>
          <table:table-cell table:formula="of:=[.B434]+[.$C$1]" office:value-type="float" office:value="0.109732972970161" calcext:value-type="float">
            <text:p>0.109732973</text:p>
          </table:table-cell>
          <table:table-cell table:formula="of:=[.D433]+([.D433]*[.C434]/100)" office:value-type="float" office:value="89.1231670871994" calcext:value-type="float">
            <text:p>89.1231670872</text:p>
          </table:table-cell>
          <table:table-cell office:value-type="float" office:value="95.1680200904337" calcext:value-type="float">
            <text:p>95.1680200904</text:p>
          </table:table-cell>
          <table:table-cell office:value-type="float" office:value="94.1279020626755" calcext:value-type="float">
            <text:p>94.1279020627</text:p>
          </table:table-cell>
          <table:table-cell table:number-columns-repeated="3"/>
        </table:table-row>
        <table:table-row table:style-name="ro1">
          <table:table-cell office:value-type="float" office:value="0.831379289242697" calcext:value-type="float">
            <text:p>0.8313792892</text:p>
          </table:table-cell>
          <table:table-cell table:formula="of:=[.A435]-1" office:value-type="float" office:value="-0.168620710757303" calcext:value-type="float">
            <text:p>-0.1686207108</text:p>
          </table:table-cell>
          <table:table-cell table:formula="of:=[.B435]+[.$C$1]" office:value-type="float" office:value="0.00137928924269712" calcext:value-type="float">
            <text:p>0.0013792892</text:p>
          </table:table-cell>
          <table:table-cell table:formula="of:=[.D434]+([.D434]*[.C435]/100)" office:value-type="float" office:value="89.1243963534558" calcext:value-type="float">
            <text:p>89.1243963535</text:p>
          </table:table-cell>
          <table:table-cell office:value-type="float" office:value="93.8154921571567" calcext:value-type="float">
            <text:p>93.8154921572</text:p>
          </table:table-cell>
          <table:table-cell office:value-type="float" office:value="95.1680200904337" calcext:value-type="float">
            <text:p>95.1680200904</text:p>
          </table:table-cell>
          <table:table-cell table:number-columns-repeated="3"/>
        </table:table-row>
        <table:table-row table:style-name="ro1">
          <table:table-cell office:value-type="float" office:value="0.858109691631728" calcext:value-type="float">
            <text:p>0.8581096916</text:p>
          </table:table-cell>
          <table:table-cell table:formula="of:=[.A436]-1" office:value-type="float" office:value="-0.141890308368272" calcext:value-type="float">
            <text:p>-0.1418903084</text:p>
          </table:table-cell>
          <table:table-cell table:formula="of:=[.B436]+[.$C$1]" office:value-type="float" office:value="0.0281096916317281" calcext:value-type="float">
            <text:p>0.0281096916</text:p>
          </table:table-cell>
          <table:table-cell table:formula="of:=[.D435]+([.D435]*[.C436]/100)" office:value-type="float" office:value="89.1494489464394" calcext:value-type="float">
            <text:p>89.1494489464</text:p>
          </table:table-cell>
          <table:table-cell office:value-type="float" office:value="95.0360121548385" calcext:value-type="float">
            <text:p>95.0360121548</text:p>
          </table:table-cell>
          <table:table-cell office:value-type="float" office:value="93.8154921571567" calcext:value-type="float">
            <text:p>93.8154921572</text:p>
          </table:table-cell>
          <table:table-cell table:number-columns-repeated="3"/>
        </table:table-row>
        <table:table-row table:style-name="ro1">
          <table:table-cell office:value-type="float" office:value="1.06418716704035" calcext:value-type="float">
            <text:p>1.064187167</text:p>
          </table:table-cell>
          <table:table-cell table:formula="of:=[.A437]-1" office:value-type="float" office:value="0.06418716704035" calcext:value-type="float">
            <text:p>0.064187167</text:p>
          </table:table-cell>
          <table:table-cell table:formula="of:=[.B437]+[.$C$1]" office:value-type="float" office:value="0.23418716704035" calcext:value-type="float">
            <text:p>0.234187167</text:p>
          </table:table-cell>
          <table:table-cell table:formula="of:=[.D436]+([.D436]*[.C437]/100)" office:value-type="float" office:value="89.3582255153591" calcext:value-type="float">
            <text:p>89.3582255154</text:p>
          </table:table-cell>
          <table:table-cell office:value-type="float" office:value="93.1180438276074" calcext:value-type="float">
            <text:p>93.1180438276</text:p>
          </table:table-cell>
          <table:table-cell office:value-type="float" office:value="95.0360121548385" calcext:value-type="float">
            <text:p>95.0360121548</text:p>
          </table:table-cell>
          <table:table-cell table:number-columns-repeated="3"/>
        </table:table-row>
        <table:table-row table:style-name="ro1">
          <table:table-cell office:value-type="float" office:value="0.786087687167542" calcext:value-type="float">
            <text:p>0.7860876872</text:p>
          </table:table-cell>
          <table:table-cell table:formula="of:=[.A438]-1" office:value-type="float" office:value="-0.213912312832458" calcext:value-type="float">
            <text:p>-0.2139123128</text:p>
          </table:table-cell>
          <table:table-cell table:formula="of:=[.B438]+[.$C$1]" office:value-type="float" office:value="-0.0439123128324579" calcext:value-type="float">
            <text:p>-0.0439123128</text:p>
          </table:table-cell>
          <table:table-cell table:formula="of:=[.D437]+([.D437]*[.C438]/100)" office:value-type="float" office:value="89.3189862518293" calcext:value-type="float">
            <text:p>89.3189862518</text:p>
          </table:table-cell>
          <table:table-cell office:value-type="float" office:value="92.6072391844216" calcext:value-type="float">
            <text:p>92.6072391844</text:p>
          </table:table-cell>
          <table:table-cell office:value-type="float" office:value="93.1180438276074" calcext:value-type="float">
            <text:p>93.1180438276</text:p>
          </table:table-cell>
          <table:table-cell table:number-columns-repeated="3"/>
        </table:table-row>
        <table:table-row table:style-name="ro1">
          <table:table-cell office:value-type="float" office:value="1.24115522846146" calcext:value-type="float">
            <text:p>1.2411552285</text:p>
          </table:table-cell>
          <table:table-cell table:formula="of:=[.A439]-1" office:value-type="float" office:value="0.24115522846146" calcext:value-type="float">
            <text:p>0.2411552285</text:p>
          </table:table-cell>
          <table:table-cell table:formula="of:=[.B439]+[.$C$1]" office:value-type="float" office:value="0.41115522846146" calcext:value-type="float">
            <text:p>0.4111552285</text:p>
          </table:table-cell>
          <table:table-cell table:formula="of:=[.D438]+([.D438]*[.C439]/100)" office:value-type="float" office:value="89.6862259338124" calcext:value-type="float">
            <text:p>89.6862259338</text:p>
          </table:table-cell>
          <table:table-cell office:value-type="float" office:value="89.6542793470661" calcext:value-type="float">
            <text:p>89.6542793471</text:p>
          </table:table-cell>
          <table:table-cell office:value-type="float" office:value="92.6072391844216" calcext:value-type="float">
            <text:p>92.6072391844</text:p>
          </table:table-cell>
          <table:table-cell table:number-columns-repeated="3"/>
        </table:table-row>
        <table:table-row table:style-name="ro1">
          <table:table-cell office:value-type="float" office:value="0.965985847335841" calcext:value-type="float">
            <text:p>0.9659858473</text:p>
          </table:table-cell>
          <table:table-cell table:formula="of:=[.A440]-1" office:value-type="float" office:value="-0.034014152664159" calcext:value-type="float">
            <text:p>-0.0340141527</text:p>
          </table:table-cell>
          <table:table-cell table:formula="of:=[.B440]+[.$C$1]" office:value-type="float" office:value="0.135985847335841" calcext:value-type="float">
            <text:p>0.1359858473</text:p>
          </table:table-cell>
          <table:table-cell table:formula="of:=[.D439]+([.D439]*[.C440]/100)" office:value-type="float" office:value="89.8081865080921" calcext:value-type="float">
            <text:p>89.8081865081</text:p>
          </table:table-cell>
          <table:table-cell office:value-type="float" office:value="88.4621299913259" calcext:value-type="float">
            <text:p>88.4621299913</text:p>
          </table:table-cell>
          <table:table-cell office:value-type="float" office:value="89.6542793470661" calcext:value-type="float">
            <text:p>89.6542793471</text:p>
          </table:table-cell>
          <table:table-cell table:number-columns-repeated="3"/>
        </table:table-row>
        <table:table-row table:style-name="ro1">
          <table:table-cell office:value-type="float" office:value="0.798060406933743" calcext:value-type="float">
            <text:p>0.7980604069</text:p>
          </table:table-cell>
          <table:table-cell table:formula="of:=[.A441]-1" office:value-type="float" office:value="-0.201939593066257" calcext:value-type="float">
            <text:p>-0.2019395931</text:p>
          </table:table-cell>
          <table:table-cell table:formula="of:=[.B441]+[.$C$1]" office:value-type="float" office:value="-0.031939593066257" calcext:value-type="float">
            <text:p>-0.0319395931</text:p>
          </table:table-cell>
          <table:table-cell table:formula="of:=[.D440]+([.D440]*[.C441]/100)" office:value-type="float" office:value="89.7795021387812" calcext:value-type="float">
            <text:p>89.7795021388</text:p>
          </table:table-cell>
          <table:table-cell office:value-type="float" office:value="91.9110724885418" calcext:value-type="float">
            <text:p>91.9110724885</text:p>
          </table:table-cell>
          <table:table-cell office:value-type="float" office:value="88.4621299913259" calcext:value-type="float">
            <text:p>88.4621299913</text:p>
          </table:table-cell>
          <table:table-cell table:number-columns-repeated="3"/>
        </table:table-row>
        <table:table-row table:style-name="ro1">
          <table:table-cell office:value-type="float" office:value="0.604122967549222" calcext:value-type="float">
            <text:p>0.6041229675</text:p>
          </table:table-cell>
          <table:table-cell table:formula="of:=[.A442]-1" office:value-type="float" office:value="-0.395877032450778" calcext:value-type="float">
            <text:p>-0.3958770325</text:p>
          </table:table-cell>
          <table:table-cell table:formula="of:=[.B442]+[.$C$1]" office:value-type="float" office:value="-0.225877032450778" calcext:value-type="float">
            <text:p>-0.2258770325</text:p>
          </table:table-cell>
          <table:table-cell table:formula="of:=[.D441]+([.D441]*[.C442]/100)" office:value-type="float" office:value="89.576710863601" calcext:value-type="float">
            <text:p>89.5767108636</text:p>
          </table:table-cell>
          <table:table-cell office:value-type="float" office:value="91.5967817497566" calcext:value-type="float">
            <text:p>91.5967817498</text:p>
          </table:table-cell>
          <table:table-cell office:value-type="float" office:value="91.9110724885418" calcext:value-type="float">
            <text:p>91.9110724885</text:p>
          </table:table-cell>
          <table:table-cell table:number-columns-repeated="3"/>
        </table:table-row>
        <table:table-row table:style-name="ro1">
          <table:table-cell office:value-type="float" office:value="0.857616441621309" calcext:value-type="float">
            <text:p>0.8576164416</text:p>
          </table:table-cell>
          <table:table-cell table:formula="of:=[.A443]-1" office:value-type="float" office:value="-0.142383558378691" calcext:value-type="float">
            <text:p>-0.1423835584</text:p>
          </table:table-cell>
          <table:table-cell table:formula="of:=[.B443]+[.$C$1]" office:value-type="float" office:value="0.027616441621309" calcext:value-type="float">
            <text:p>0.0276164416</text:p>
          </table:table-cell>
          <table:table-cell table:formula="of:=[.D442]+([.D442]*[.C443]/100)" office:value-type="float" office:value="89.601448763663" calcext:value-type="float">
            <text:p>89.6014487637</text:p>
          </table:table-cell>
          <table:table-cell office:value-type="float" office:value="92.8635819226476" calcext:value-type="float">
            <text:p>92.8635819226</text:p>
          </table:table-cell>
          <table:table-cell office:value-type="float" office:value="91.5967817497566" calcext:value-type="float">
            <text:p>91.5967817498</text:p>
          </table:table-cell>
          <table:table-cell table:number-columns-repeated="3"/>
        </table:table-row>
        <table:table-row table:style-name="ro1">
          <table:table-cell office:value-type="float" office:value="0.552837640470092" calcext:value-type="float">
            <text:p>0.5528376405</text:p>
          </table:table-cell>
          <table:table-cell table:formula="of:=[.A444]-1" office:value-type="float" office:value="-0.447162359529908" calcext:value-type="float">
            <text:p>-0.4471623595</text:p>
          </table:table-cell>
          <table:table-cell table:formula="of:=[.B444]+[.$C$1]" office:value-type="float" office:value="-0.277162359529908" calcext:value-type="float">
            <text:p>-0.2771623595</text:p>
          </table:table-cell>
          <table:table-cell table:formula="of:=[.D443]+([.D443]*[.C444]/100)" office:value-type="float" office:value="89.3531072740966" calcext:value-type="float">
            <text:p>89.3531072741</text:p>
          </table:table-cell>
          <table:table-cell office:value-type="float" office:value="91.8924139472562" calcext:value-type="float">
            <text:p>91.8924139473</text:p>
          </table:table-cell>
          <table:table-cell office:value-type="float" office:value="92.8635819226476" calcext:value-type="float">
            <text:p>92.8635819226</text:p>
          </table:table-cell>
          <table:table-cell table:number-columns-repeated="3"/>
        </table:table-row>
        <table:table-row table:style-name="ro1">
          <table:table-cell office:value-type="float" office:value="0.699647150537807" calcext:value-type="float">
            <text:p>0.6996471505</text:p>
          </table:table-cell>
          <table:table-cell table:formula="of:=[.A445]-1" office:value-type="float" office:value="-0.300352849462193" calcext:value-type="float">
            <text:p>-0.3003528495</text:p>
          </table:table-cell>
          <table:table-cell table:formula="of:=[.B445]+[.$C$1]" office:value-type="float" office:value="-0.130352849462193" calcext:value-type="float">
            <text:p>-0.1303528495</text:p>
          </table:table-cell>
          <table:table-cell table:formula="of:=[.D444]+([.D444]*[.C445]/100)" office:value-type="float" office:value="89.2366329526818" calcext:value-type="float">
            <text:p>89.2366329527</text:p>
          </table:table-cell>
          <table:table-cell office:value-type="float" office:value="90.5051155382165" calcext:value-type="float">
            <text:p>90.5051155382</text:p>
          </table:table-cell>
          <table:table-cell office:value-type="float" office:value="91.8924139472562" calcext:value-type="float">
            <text:p>91.8924139473</text:p>
          </table:table-cell>
          <table:table-cell table:number-columns-repeated="3"/>
        </table:table-row>
        <table:table-row table:style-name="ro1">
          <table:table-cell office:value-type="float" office:value="0.943150430988709" calcext:value-type="float">
            <text:p>0.943150431</text:p>
          </table:table-cell>
          <table:table-cell table:formula="of:=[.A446]-1" office:value-type="float" office:value="-0.0568495690112909" calcext:value-type="float">
            <text:p>-0.056849569</text:p>
          </table:table-cell>
          <table:table-cell table:formula="of:=[.B446]+[.$C$1]" office:value-type="float" office:value="0.113150430988709" calcext:value-type="float">
            <text:p>0.113150431</text:p>
          </table:table-cell>
          <table:table-cell table:formula="of:=[.D445]+([.D445]*[.C446]/100)" office:value-type="float" office:value="89.3376045874676" calcext:value-type="float">
            <text:p>89.3376045875</text:p>
          </table:table-cell>
          <table:table-cell office:value-type="float" office:value="90.5534346725953" calcext:value-type="float">
            <text:p>90.5534346726</text:p>
          </table:table-cell>
          <table:table-cell office:value-type="float" office:value="90.5051155382165" calcext:value-type="float">
            <text:p>90.5051155382</text:p>
          </table:table-cell>
          <table:table-cell table:number-columns-repeated="3"/>
        </table:table-row>
        <table:table-row table:style-name="ro1">
          <table:table-cell office:value-type="float" office:value="0.799066689989351" calcext:value-type="float">
            <text:p>0.79906669</text:p>
          </table:table-cell>
          <table:table-cell table:formula="of:=[.A447]-1" office:value-type="float" office:value="-0.200933310010649" calcext:value-type="float">
            <text:p>-0.20093331</text:p>
          </table:table-cell>
          <table:table-cell table:formula="of:=[.B447]+[.$C$1]" office:value-type="float" office:value="-0.0309333100106489" calcext:value-type="float">
            <text:p>-0.03093331</text:p>
          </table:table-cell>
          <table:table-cell table:formula="of:=[.D446]+([.D446]*[.C447]/100)" office:value-type="float" office:value="89.3099695092845" calcext:value-type="float">
            <text:p>89.3099695093</text:p>
          </table:table-cell>
          <table:table-cell office:value-type="float" office:value="89.5744271123319" calcext:value-type="float">
            <text:p>89.5744271123</text:p>
          </table:table-cell>
          <table:table-cell office:value-type="float" office:value="90.5534346725953" calcext:value-type="float">
            <text:p>90.5534346726</text:p>
          </table:table-cell>
          <table:table-cell table:number-columns-repeated="3"/>
        </table:table-row>
        <table:table-row table:style-name="ro1">
          <table:table-cell office:value-type="float" office:value="0.461012205453502" calcext:value-type="float">
            <text:p>0.4610122055</text:p>
          </table:table-cell>
          <table:table-cell table:formula="of:=[.A448]-1" office:value-type="float" office:value="-0.538987794546498" calcext:value-type="float">
            <text:p>-0.5389877945</text:p>
          </table:table-cell>
          <table:table-cell table:formula="of:=[.B448]+[.$C$1]" office:value-type="float" office:value="-0.368987794546498" calcext:value-type="float">
            <text:p>-0.3689877945</text:p>
          </table:table-cell>
          <table:table-cell table:formula="of:=[.D447]+([.D447]*[.C448]/100)" office:value-type="float" office:value="88.9804266224821" calcext:value-type="float">
            <text:p>88.9804266225</text:p>
          </table:table-cell>
          <table:table-cell office:value-type="float" office:value="89.007030993684" calcext:value-type="float">
            <text:p>89.0070309937</text:p>
          </table:table-cell>
          <table:table-cell office:value-type="float" office:value="89.5744271123319" calcext:value-type="float">
            <text:p>89.5744271123</text:p>
          </table:table-cell>
          <table:table-cell table:number-columns-repeated="3"/>
        </table:table-row>
        <table:table-row table:style-name="ro1">
          <table:table-cell office:value-type="float" office:value="0.961679702452746" calcext:value-type="float">
            <text:p>0.9616797025</text:p>
          </table:table-cell>
          <table:table-cell table:formula="of:=[.A449]-1" office:value-type="float" office:value="-0.038320297547254" calcext:value-type="float">
            <text:p>-0.0383202975</text:p>
          </table:table-cell>
          <table:table-cell table:formula="of:=[.B449]+[.$C$1]" office:value-type="float" office:value="0.131679702452746" calcext:value-type="float">
            <text:p>0.1316797025</text:p>
          </table:table-cell>
          <table:table-cell table:formula="of:=[.D448]+([.D448]*[.C449]/100)" office:value-type="float" office:value="89.0975957834997" calcext:value-type="float">
            <text:p>89.0975957835</text:p>
          </table:table-cell>
          <table:table-cell office:value-type="float" office:value="85.7996841598404" calcext:value-type="float">
            <text:p>85.7996841598</text:p>
          </table:table-cell>
          <table:table-cell office:value-type="float" office:value="89.007030993684" calcext:value-type="float">
            <text:p>89.0070309937</text:p>
          </table:table-cell>
          <table:table-cell table:number-columns-repeated="3"/>
        </table:table-row>
        <table:table-row table:style-name="ro1">
          <table:table-cell office:value-type="float" office:value="0.583155446109882" calcext:value-type="float">
            <text:p>0.5831554461</text:p>
          </table:table-cell>
          <table:table-cell table:formula="of:=[.A450]-1" office:value-type="float" office:value="-0.416844553890118" calcext:value-type="float">
            <text:p>-0.4168445539</text:p>
          </table:table-cell>
          <table:table-cell table:formula="of:=[.B450]+[.$C$1]" office:value-type="float" office:value="-0.246844553890118" calcext:value-type="float">
            <text:p>-0.2468445539</text:p>
          </table:table-cell>
          <table:table-cell table:formula="of:=[.D449]+([.D449]*[.C450]/100)" office:value-type="float" office:value="88.8776632206611" calcext:value-type="float">
            <text:p>88.8776632207</text:p>
          </table:table-cell>
          <table:table-cell office:value-type="float" office:value="86.8681728210182" calcext:value-type="float">
            <text:p>86.868172821</text:p>
          </table:table-cell>
          <table:table-cell office:value-type="float" office:value="85.7996841598404" calcext:value-type="float">
            <text:p>85.7996841598</text:p>
          </table:table-cell>
          <table:table-cell table:number-columns-repeated="3"/>
        </table:table-row>
        <table:table-row table:style-name="ro1">
          <table:table-cell office:value-type="float" office:value="1.07208635816514" calcext:value-type="float">
            <text:p>1.0720863582</text:p>
          </table:table-cell>
          <table:table-cell table:formula="of:=[.A451]-1" office:value-type="float" office:value="0.0720863581651401" calcext:value-type="float">
            <text:p>0.0720863582</text:p>
          </table:table-cell>
          <table:table-cell table:formula="of:=[.B451]+[.$C$1]" office:value-type="float" office:value="0.24208635816514" calcext:value-type="float">
            <text:p>0.2420863582</text:p>
          </table:table-cell>
          <table:table-cell table:formula="of:=[.D450]+([.D450]*[.C451]/100)" office:value-type="float" office:value="89.0928239187743" calcext:value-type="float">
            <text:p>89.0928239188</text:p>
          </table:table-cell>
          <table:table-cell office:value-type="float" office:value="85.7874171178497" calcext:value-type="float">
            <text:p>85.7874171178</text:p>
          </table:table-cell>
          <table:table-cell office:value-type="float" office:value="86.8681728210182" calcext:value-type="float">
            <text:p>86.868172821</text:p>
          </table:table-cell>
          <table:table-cell table:number-columns-repeated="3"/>
        </table:table-row>
        <table:table-row table:style-name="ro1">
          <table:table-cell office:value-type="float" office:value="0.823874510066833" calcext:value-type="float">
            <text:p>0.8238745101</text:p>
          </table:table-cell>
          <table:table-cell table:formula="of:=[.A452]-1" office:value-type="float" office:value="-0.176125489933167" calcext:value-type="float">
            <text:p>-0.1761254899</text:p>
          </table:table-cell>
          <table:table-cell table:formula="of:=[.B452]+[.$C$1]" office:value-type="float" office:value="-0.00612548993316689" calcext:value-type="float">
            <text:p>-0.0061254899</text:p>
          </table:table-cell>
          <table:table-cell table:formula="of:=[.D451]+([.D451]*[.C452]/100)" office:value-type="float" office:value="89.087366546814" calcext:value-type="float">
            <text:p>89.0873665468</text:p>
          </table:table-cell>
          <table:table-cell office:value-type="float" office:value="85.5929421811406" calcext:value-type="float">
            <text:p>85.5929421811</text:p>
          </table:table-cell>
          <table:table-cell office:value-type="float" office:value="85.7874171178497" calcext:value-type="float">
            <text:p>85.7874171178</text:p>
          </table:table-cell>
          <table:table-cell table:number-columns-repeated="3"/>
        </table:table-row>
        <table:table-row table:style-name="ro1">
          <table:table-cell office:value-type="float" office:value="0.680441803238289" calcext:value-type="float">
            <text:p>0.6804418032</text:p>
          </table:table-cell>
          <table:table-cell table:formula="of:=[.A453]-1" office:value-type="float" office:value="-0.319558196761711" calcext:value-type="float">
            <text:p>-0.3195581968</text:p>
          </table:table-cell>
          <table:table-cell table:formula="of:=[.B453]+[.$C$1]" office:value-type="float" office:value="-0.149558196761711" calcext:value-type="float">
            <text:p>-0.1495581968</text:p>
          </table:table-cell>
          <table:table-cell table:formula="of:=[.D452]+([.D452]*[.C453]/100)" office:value-type="float" office:value="88.9541290878641" calcext:value-type="float">
            <text:p>88.9541290879</text:p>
          </table:table-cell>
          <table:table-cell office:value-type="float" office:value="85.0023685206523" calcext:value-type="float">
            <text:p>85.0023685207</text:p>
          </table:table-cell>
          <table:table-cell office:value-type="float" office:value="85.5929421811406" calcext:value-type="float">
            <text:p>85.5929421811</text:p>
          </table:table-cell>
          <table:table-cell table:number-columns-repeated="3"/>
        </table:table-row>
        <table:table-row table:style-name="ro1">
          <table:table-cell office:value-type="float" office:value="0.626364576074279" calcext:value-type="float">
            <text:p>0.6263645761</text:p>
          </table:table-cell>
          <table:table-cell table:formula="of:=[.A454]-1" office:value-type="float" office:value="-0.373635423925721" calcext:value-type="float">
            <text:p>-0.3736354239</text:p>
          </table:table-cell>
          <table:table-cell table:formula="of:=[.B454]+[.$C$1]" office:value-type="float" office:value="-0.203635423925721" calcext:value-type="float">
            <text:p>-0.2036354239</text:p>
          </table:table-cell>
          <table:table-cell table:formula="of:=[.D453]+([.D453]*[.C454]/100)" office:value-type="float" office:value="88.7729869699966" calcext:value-type="float">
            <text:p>88.77298697</text:p>
          </table:table-cell>
          <table:table-cell office:value-type="float" office:value="87.4272216986333" calcext:value-type="float">
            <text:p>87.4272216986</text:p>
          </table:table-cell>
          <table:table-cell office:value-type="float" office:value="85.0023685206523" calcext:value-type="float">
            <text:p>85.0023685207</text:p>
          </table:table-cell>
          <table:table-cell table:number-columns-repeated="3"/>
        </table:table-row>
        <table:table-row table:style-name="ro1">
          <table:table-cell office:value-type="float" office:value="0.918274600999201" calcext:value-type="float">
            <text:p>0.918274601</text:p>
          </table:table-cell>
          <table:table-cell table:formula="of:=[.A455]-1" office:value-type="float" office:value="-0.0817253990007989" calcext:value-type="float">
            <text:p>-0.081725399</text:p>
          </table:table-cell>
          <table:table-cell table:formula="of:=[.B455]+[.$C$1]" office:value-type="float" office:value="0.0882746009992011" calcext:value-type="float">
            <text:p>0.088274601</text:p>
          </table:table-cell>
          <table:table-cell table:formula="of:=[.D454]+([.D454]*[.C455]/100)" office:value-type="float" office:value="88.8513509700394" calcext:value-type="float">
            <text:p>88.85135097</text:p>
          </table:table-cell>
          <table:table-cell office:value-type="float" office:value="86.3844655121087" calcext:value-type="float">
            <text:p>86.3844655121</text:p>
          </table:table-cell>
          <table:table-cell office:value-type="float" office:value="87.4272216986333" calcext:value-type="float">
            <text:p>87.4272216986</text:p>
          </table:table-cell>
          <table:table-cell table:number-columns-repeated="3"/>
        </table:table-row>
        <table:table-row table:style-name="ro1">
          <table:table-cell office:value-type="float" office:value="0.681261221747271" calcext:value-type="float">
            <text:p>0.6812612217</text:p>
          </table:table-cell>
          <table:table-cell table:formula="of:=[.A456]-1" office:value-type="float" office:value="-0.318738778252729" calcext:value-type="float">
            <text:p>-0.3187387783</text:p>
          </table:table-cell>
          <table:table-cell table:formula="of:=[.B456]+[.$C$1]" office:value-type="float" office:value="-0.148738778252729" calcext:value-type="float">
            <text:p>-0.1487387783</text:p>
          </table:table-cell>
          <table:table-cell table:formula="of:=[.D455]+([.D455]*[.C456]/100)" office:value-type="float" office:value="88.7191945561455" calcext:value-type="float">
            <text:p>88.7191945561</text:p>
          </table:table-cell>
          <table:table-cell office:value-type="float" office:value="85.4247989186815" calcext:value-type="float">
            <text:p>85.4247989187</text:p>
          </table:table-cell>
          <table:table-cell office:value-type="float" office:value="86.3844655121087" calcext:value-type="float">
            <text:p>86.3844655121</text:p>
          </table:table-cell>
          <table:table-cell table:number-columns-repeated="3"/>
        </table:table-row>
        <table:table-row table:style-name="ro1">
          <table:table-cell office:value-type="float" office:value="0.810507848943786" calcext:value-type="float">
            <text:p>0.8105078489</text:p>
          </table:table-cell>
          <table:table-cell table:formula="of:=[.A457]-1" office:value-type="float" office:value="-0.189492151056214" calcext:value-type="float">
            <text:p>-0.1894921511</text:p>
          </table:table-cell>
          <table:table-cell table:formula="of:=[.B457]+[.$C$1]" office:value-type="float" office:value="-0.019492151056214" calcext:value-type="float">
            <text:p>-0.0194921511</text:p>
          </table:table-cell>
          <table:table-cell table:formula="of:=[.D456]+([.D456]*[.C457]/100)" office:value-type="float" office:value="88.7019012767268" calcext:value-type="float">
            <text:p>88.7019012767</text:p>
          </table:table-cell>
          <table:table-cell office:value-type="float" office:value="87.3466870383485" calcext:value-type="float">
            <text:p>87.3466870383</text:p>
          </table:table-cell>
          <table:table-cell office:value-type="float" office:value="85.4247989186815" calcext:value-type="float">
            <text:p>85.4247989187</text:p>
          </table:table-cell>
          <table:table-cell table:number-columns-repeated="3"/>
        </table:table-row>
        <table:table-row table:style-name="ro1">
          <table:table-cell office:value-type="float" office:value="0.746987444682903" calcext:value-type="float">
            <text:p>0.7469874447</text:p>
          </table:table-cell>
          <table:table-cell table:formula="of:=[.A458]-1" office:value-type="float" office:value="-0.253012555317097" calcext:value-type="float">
            <text:p>-0.2530125553</text:p>
          </table:table-cell>
          <table:table-cell table:formula="of:=[.B458]+[.$C$1]" office:value-type="float" office:value="-0.083012555317097" calcext:value-type="float">
            <text:p>-0.0830125553</text:p>
          </table:table-cell>
          <table:table-cell table:formula="of:=[.D457]+([.D457]*[.C458]/100)" office:value-type="float" office:value="88.6282675618621" calcext:value-type="float">
            <text:p>88.6282675619</text:p>
          </table:table-cell>
          <table:table-cell office:value-type="float" office:value="87.3956053723242" calcext:value-type="float">
            <text:p>87.3956053723</text:p>
          </table:table-cell>
          <table:table-cell office:value-type="float" office:value="87.3466870383485" calcext:value-type="float">
            <text:p>87.3466870383</text:p>
          </table:table-cell>
          <table:table-cell table:number-columns-repeated="3"/>
        </table:table-row>
        <table:table-row table:style-name="ro1">
          <table:table-cell office:value-type="float" office:value="0.524721178486994" calcext:value-type="float">
            <text:p>0.5247211785</text:p>
          </table:table-cell>
          <table:table-cell table:formula="of:=[.A459]-1" office:value-type="float" office:value="-0.475278821513006" calcext:value-type="float">
            <text:p>-0.4752788215</text:p>
          </table:table-cell>
          <table:table-cell table:formula="of:=[.B459]+[.$C$1]" office:value-type="float" office:value="-0.305278821513006" calcext:value-type="float">
            <text:p>-0.3052788215</text:p>
          </table:table-cell>
          <table:table-cell table:formula="of:=[.D458]+([.D458]*[.C459]/100)" office:value-type="float" office:value="88.3577042311219" calcext:value-type="float">
            <text:p>88.3577042311</text:p>
          </table:table-cell>
          <table:table-cell office:value-type="float" office:value="84.640349529603" calcext:value-type="float">
            <text:p>84.6403495296</text:p>
          </table:table-cell>
          <table:table-cell office:value-type="float" office:value="87.3956053723242" calcext:value-type="float">
            <text:p>87.3956053723</text:p>
          </table:table-cell>
          <table:table-cell table:number-columns-repeated="3"/>
        </table:table-row>
        <table:table-row table:style-name="ro1">
          <table:table-cell office:value-type="float" office:value="0.539308382312372" calcext:value-type="float">
            <text:p>0.5393083823</text:p>
          </table:table-cell>
          <table:table-cell table:formula="of:=[.A460]-1" office:value-type="float" office:value="-0.460691617687628" calcext:value-type="float">
            <text:p>-0.4606916177</text:p>
          </table:table-cell>
          <table:table-cell table:formula="of:=[.B460]+[.$C$1]" office:value-type="float" office:value="-0.290691617687628" calcext:value-type="float">
            <text:p>-0.2906916177</text:p>
          </table:table-cell>
          <table:table-cell table:formula="of:=[.D459]+([.D459]*[.C460]/100)" office:value-type="float" office:value="88.1008557913408" calcext:value-type="float">
            <text:p>88.1008557913</text:p>
          </table:table-cell>
          <table:table-cell office:value-type="float" office:value="83.6562320866702" calcext:value-type="float">
            <text:p>83.6562320867</text:p>
          </table:table-cell>
          <table:table-cell office:value-type="float" office:value="84.640349529603" calcext:value-type="float">
            <text:p>84.6403495296</text:p>
          </table:table-cell>
          <table:table-cell table:number-columns-repeated="3"/>
        </table:table-row>
        <table:table-row table:style-name="ro1">
          <table:table-cell office:value-type="float" office:value="0.879942157523865" calcext:value-type="float">
            <text:p>0.8799421575</text:p>
          </table:table-cell>
          <table:table-cell table:formula="of:=[.A461]-1" office:value-type="float" office:value="-0.120057842476135" calcext:value-type="float">
            <text:p>-0.1200578425</text:p>
          </table:table-cell>
          <table:table-cell table:formula="of:=[.B461]+[.$C$1]" office:value-type="float" office:value="0.0499421575238651" calcext:value-type="float">
            <text:p>0.0499421575</text:p>
          </table:table-cell>
          <table:table-cell table:formula="of:=[.D460]+([.D460]*[.C461]/100)" office:value-type="float" office:value="88.14485525952" calcext:value-type="float">
            <text:p>88.1448552595</text:p>
          </table:table-cell>
          <table:table-cell office:value-type="float" office:value="84.7086171564191" calcext:value-type="float">
            <text:p>84.7086171564</text:p>
          </table:table-cell>
          <table:table-cell office:value-type="float" office:value="83.6562320866702" calcext:value-type="float">
            <text:p>83.6562320867</text:p>
          </table:table-cell>
          <table:table-cell table:number-columns-repeated="3"/>
        </table:table-row>
        <table:table-row table:style-name="ro1">
          <table:table-cell office:value-type="float" office:value="0.617373438441927" calcext:value-type="float">
            <text:p>0.6173734384</text:p>
          </table:table-cell>
          <table:table-cell table:formula="of:=[.A462]-1" office:value-type="float" office:value="-0.382626561558073" calcext:value-type="float">
            <text:p>-0.3826265616</text:p>
          </table:table-cell>
          <table:table-cell table:formula="of:=[.B462]+[.$C$1]" office:value-type="float" office:value="-0.212626561558073" calcext:value-type="float">
            <text:p>-0.2126265616</text:p>
          </table:table-cell>
          <table:table-cell table:formula="of:=[.D461]+([.D461]*[.C462]/100)" office:value-type="float" office:value="87.9574358845913" calcext:value-type="float">
            <text:p>87.9574358846</text:p>
          </table:table-cell>
          <table:table-cell office:value-type="float" office:value="84.3615116750871" calcext:value-type="float">
            <text:p>84.3615116751</text:p>
          </table:table-cell>
          <table:table-cell office:value-type="float" office:value="84.7086171564191" calcext:value-type="float">
            <text:p>84.7086171564</text:p>
          </table:table-cell>
          <table:table-cell table:number-columns-repeated="3"/>
        </table:table-row>
        <table:table-row table:style-name="ro1">
          <table:table-cell office:value-type="float" office:value="0.813596558243915" calcext:value-type="float">
            <text:p>0.8135965582</text:p>
          </table:table-cell>
          <table:table-cell table:formula="of:=[.A463]-1" office:value-type="float" office:value="-0.186403441756085" calcext:value-type="float">
            <text:p>-0.1864034418</text:p>
          </table:table-cell>
          <table:table-cell table:formula="of:=[.B463]+[.$C$1]" office:value-type="float" office:value="-0.0164034417560849" calcext:value-type="float">
            <text:p>-0.0164034418</text:p>
          </table:table-cell>
          <table:table-cell table:formula="of:=[.D462]+([.D462]*[.C463]/100)" office:value-type="float" office:value="87.9430078378259" calcext:value-type="float">
            <text:p>87.9430078378</text:p>
          </table:table-cell>
          <table:table-cell office:value-type="float" office:value="86.690409009861" calcext:value-type="float">
            <text:p>86.6904090099</text:p>
          </table:table-cell>
          <table:table-cell office:value-type="float" office:value="84.3615116750871" calcext:value-type="float">
            <text:p>84.3615116751</text:p>
          </table:table-cell>
          <table:table-cell table:number-columns-repeated="3"/>
        </table:table-row>
        <table:table-row table:style-name="ro1">
          <table:table-cell office:value-type="float" office:value="0.535405719772014" calcext:value-type="float">
            <text:p>0.5354057198</text:p>
          </table:table-cell>
          <table:table-cell table:formula="of:=[.A464]-1" office:value-type="float" office:value="-0.464594280227986" calcext:value-type="float">
            <text:p>-0.4645942802</text:p>
          </table:table-cell>
          <table:table-cell table:formula="of:=[.B464]+[.$C$1]" office:value-type="float" office:value="-0.294594280227986" calcext:value-type="float">
            <text:p>-0.2945942802</text:p>
          </table:table-cell>
          <table:table-cell table:formula="of:=[.D463]+([.D463]*[.C464]/100)" office:value-type="float" office:value="87.6839327668752" calcext:value-type="float">
            <text:p>87.6839327669</text:p>
          </table:table-cell>
          <table:table-cell office:value-type="float" office:value="87.0188476239032" calcext:value-type="float">
            <text:p>87.0188476239</text:p>
          </table:table-cell>
          <table:table-cell office:value-type="float" office:value="86.690409009861" calcext:value-type="float">
            <text:p>86.6904090099</text:p>
          </table:table-cell>
          <table:table-cell table:number-columns-repeated="3"/>
        </table:table-row>
        <table:table-row table:style-name="ro1">
          <table:table-cell office:value-type="float" office:value="0.670492819477875" calcext:value-type="float">
            <text:p>0.6704928195</text:p>
          </table:table-cell>
          <table:table-cell table:formula="of:=[.A465]-1" office:value-type="float" office:value="-0.329507180522125" calcext:value-type="float">
            <text:p>-0.3295071805</text:p>
          </table:table-cell>
          <table:table-cell table:formula="of:=[.B465]+[.$C$1]" office:value-type="float" office:value="-0.159507180522125" calcext:value-type="float">
            <text:p>-0.1595071805</text:p>
          </table:table-cell>
          <table:table-cell table:formula="of:=[.D464]+([.D464]*[.C465]/100)" office:value-type="float" office:value="87.5440705979478" calcext:value-type="float">
            <text:p>87.5440705979</text:p>
          </table:table-cell>
          <table:table-cell office:value-type="float" office:value="86.8468677949619" calcext:value-type="float">
            <text:p>86.846867795</text:p>
          </table:table-cell>
          <table:table-cell office:value-type="float" office:value="87.0188476239032" calcext:value-type="float">
            <text:p>87.0188476239</text:p>
          </table:table-cell>
          <table:table-cell table:number-columns-repeated="3"/>
        </table:table-row>
        <table:table-row table:style-name="ro1">
          <table:table-cell office:value-type="float" office:value="0.463631726639607" calcext:value-type="float">
            <text:p>0.4636317266</text:p>
          </table:table-cell>
          <table:table-cell table:formula="of:=[.A466]-1" office:value-type="float" office:value="-0.536368273360393" calcext:value-type="float">
            <text:p>-0.5363682734</text:p>
          </table:table-cell>
          <table:table-cell table:formula="of:=[.B466]+[.$C$1]" office:value-type="float" office:value="-0.366368273360393" calcext:value-type="float">
            <text:p>-0.3663682734</text:p>
          </table:table-cell>
          <table:table-cell table:formula="of:=[.D465]+([.D465]*[.C466]/100)" office:value-type="float" office:value="87.2233368980687" calcext:value-type="float">
            <text:p>87.2233368981</text:p>
          </table:table-cell>
          <table:table-cell office:value-type="float" office:value="88.6695543870543" calcext:value-type="float">
            <text:p>88.6695543871</text:p>
          </table:table-cell>
          <table:table-cell office:value-type="float" office:value="86.8468677949619" calcext:value-type="float">
            <text:p>86.846867795</text:p>
          </table:table-cell>
          <table:table-cell table:number-columns-repeated="3"/>
        </table:table-row>
        <table:table-row table:style-name="ro1">
          <table:table-cell office:value-type="float" office:value="0.734182070772269" calcext:value-type="float">
            <text:p>0.7341820708</text:p>
          </table:table-cell>
          <table:table-cell table:formula="of:=[.A467]-1" office:value-type="float" office:value="-0.265817929227731" calcext:value-type="float">
            <text:p>-0.2658179292</text:p>
          </table:table-cell>
          <table:table-cell table:formula="of:=[.B467]+[.$C$1]" office:value-type="float" office:value="-0.0958179292277309" calcext:value-type="float">
            <text:p>-0.0958179292</text:p>
          </table:table-cell>
          <table:table-cell table:formula="of:=[.D466]+([.D466]*[.C467]/100)" office:value-type="float" office:value="87.1397613028497" calcext:value-type="float">
            <text:p>87.1397613028</text:p>
          </table:table-cell>
          <table:table-cell office:value-type="float" office:value="88.7095262804004" calcext:value-type="float">
            <text:p>88.7095262804</text:p>
          </table:table-cell>
          <table:table-cell office:value-type="float" office:value="88.6695543870543" calcext:value-type="float">
            <text:p>88.6695543871</text:p>
          </table:table-cell>
          <table:table-cell table:number-columns-repeated="3"/>
        </table:table-row>
        <table:table-row table:style-name="ro1">
          <table:table-cell office:value-type="float" office:value="0.574637483312205" calcext:value-type="float">
            <text:p>0.5746374833</text:p>
          </table:table-cell>
          <table:table-cell table:formula="of:=[.A468]-1" office:value-type="float" office:value="-0.425362516687795" calcext:value-type="float">
            <text:p>-0.4253625167</text:p>
          </table:table-cell>
          <table:table-cell table:formula="of:=[.B468]+[.$C$1]" office:value-type="float" office:value="-0.255362516687795" calcext:value-type="float">
            <text:p>-0.2553625167</text:p>
          </table:table-cell>
          <table:table-cell table:formula="of:=[.D467]+([.D467]*[.C468]/100)" office:value-type="float" office:value="86.917239015351" calcext:value-type="float">
            <text:p>86.9172390154</text:p>
          </table:table-cell>
          <table:table-cell office:value-type="float" office:value="88.9201048255823" calcext:value-type="float">
            <text:p>88.9201048256</text:p>
          </table:table-cell>
          <table:table-cell office:value-type="float" office:value="88.7095262804004" calcext:value-type="float">
            <text:p>88.7095262804</text:p>
          </table:table-cell>
          <table:table-cell table:number-columns-repeated="3"/>
        </table:table-row>
        <table:table-row table:style-name="ro1">
          <table:table-cell office:value-type="float" office:value="0.827934682658415" calcext:value-type="float">
            <text:p>0.8279346827</text:p>
          </table:table-cell>
          <table:table-cell table:formula="of:=[.A469]-1" office:value-type="float" office:value="-0.172065317341585" calcext:value-type="float">
            <text:p>-0.1720653173</text:p>
          </table:table-cell>
          <table:table-cell table:formula="of:=[.B469]+[.$C$1]" office:value-type="float" office:value="-0.00206531734158491" calcext:value-type="float">
            <text:p>-0.0020653173</text:p>
          </table:table-cell>
          <table:table-cell table:formula="of:=[.D468]+([.D468]*[.C469]/100)" office:value-type="float" office:value="86.9154438985408" calcext:value-type="float">
            <text:p>86.9154438985</text:p>
          </table:table-cell>
          <table:table-cell office:value-type="float" office:value="89.0604600022103" calcext:value-type="float">
            <text:p>89.0604600022</text:p>
          </table:table-cell>
          <table:table-cell office:value-type="float" office:value="88.9201048255823" calcext:value-type="float">
            <text:p>88.9201048256</text:p>
          </table:table-cell>
          <table:table-cell table:number-columns-repeated="3"/>
        </table:table-row>
        <table:table-row table:style-name="ro1">
          <table:table-cell office:value-type="float" office:value="0.696148693561655" calcext:value-type="float">
            <text:p>0.6961486936</text:p>
          </table:table-cell>
          <table:table-cell table:formula="of:=[.A470]-1" office:value-type="float" office:value="-0.303851306438345" calcext:value-type="float">
            <text:p>-0.3038513064</text:p>
          </table:table-cell>
          <table:table-cell table:formula="of:=[.B470]+[.$C$1]" office:value-type="float" office:value="-0.133851306438345" calcext:value-type="float">
            <text:p>-0.1338513064</text:p>
          </table:table-cell>
          <table:table-cell table:formula="of:=[.D469]+([.D469]*[.C470]/100)" office:value-type="float" office:value="86.7991064413859" calcext:value-type="float">
            <text:p>86.7991064414</text:p>
          </table:table-cell>
          <table:table-cell office:value-type="float" office:value="88.9903281856143" calcext:value-type="float">
            <text:p>88.9903281856</text:p>
          </table:table-cell>
          <table:table-cell office:value-type="float" office:value="89.0604600022103" calcext:value-type="float">
            <text:p>89.0604600022</text:p>
          </table:table-cell>
          <table:table-cell table:number-columns-repeated="3"/>
        </table:table-row>
        <table:table-row table:style-name="ro1">
          <table:table-cell office:value-type="float" office:value="1.10803669215548" calcext:value-type="float">
            <text:p>1.1080366922</text:p>
          </table:table-cell>
          <table:table-cell table:formula="of:=[.A471]-1" office:value-type="float" office:value="0.10803669215548" calcext:value-type="float">
            <text:p>0.1080366922</text:p>
          </table:table-cell>
          <table:table-cell table:formula="of:=[.B471]+[.$C$1]" office:value-type="float" office:value="0.27803669215548" calcext:value-type="float">
            <text:p>0.2780366922</text:p>
          </table:table-cell>
          <table:table-cell table:formula="of:=[.D470]+([.D470]*[.C471]/100)" office:value-type="float" office:value="87.040439805756" calcext:value-type="float">
            <text:p>87.0404398058</text:p>
          </table:table-cell>
          <table:table-cell office:value-type="float" office:value="87.7214807275495" calcext:value-type="float">
            <text:p>87.7214807275</text:p>
          </table:table-cell>
          <table:table-cell office:value-type="float" office:value="88.9903281856143" calcext:value-type="float">
            <text:p>88.9903281856</text:p>
          </table:table-cell>
          <table:table-cell table:number-columns-repeated="3"/>
        </table:table-row>
        <table:table-row table:style-name="ro1">
          <table:table-cell office:value-type="float" office:value="1.01212589716109" calcext:value-type="float">
            <text:p>1.0121258972</text:p>
          </table:table-cell>
          <table:table-cell table:formula="of:=[.A472]-1" office:value-type="float" office:value="0.01212589716109" calcext:value-type="float">
            <text:p>0.0121258972</text:p>
          </table:table-cell>
          <table:table-cell table:formula="of:=[.B472]+[.$C$1]" office:value-type="float" office:value="0.18212589716109" calcext:value-type="float">
            <text:p>0.1821258972</text:p>
          </table:table-cell>
          <table:table-cell table:formula="of:=[.D471]+([.D471]*[.C472]/100)" office:value-type="float" office:value="87.1989629876452" calcext:value-type="float">
            <text:p>87.1989629876</text:p>
          </table:table-cell>
          <table:table-cell office:value-type="float" office:value="87.7634166801156" calcext:value-type="float">
            <text:p>87.7634166801</text:p>
          </table:table-cell>
          <table:table-cell office:value-type="float" office:value="87.7214807275495" calcext:value-type="float">
            <text:p>87.7214807275</text:p>
          </table:table-cell>
          <table:table-cell table:number-columns-repeated="3"/>
        </table:table-row>
        <table:table-row table:style-name="ro1">
          <table:table-cell office:value-type="float" office:value="0.706345939966578" calcext:value-type="float">
            <text:p>0.70634594</text:p>
          </table:table-cell>
          <table:table-cell table:formula="of:=[.A473]-1" office:value-type="float" office:value="-0.293654060033422" calcext:value-type="float">
            <text:p>-0.29365406</text:p>
          </table:table-cell>
          <table:table-cell table:formula="of:=[.B473]+[.$C$1]" office:value-type="float" office:value="-0.123654060033422" calcext:value-type="float">
            <text:p>-0.12365406</text:p>
          </table:table-cell>
          <table:table-cell table:formula="of:=[.D472]+([.D472]*[.C473]/100)" office:value-type="float" office:value="87.0911379296039" calcext:value-type="float">
            <text:p>87.0911379296</text:p>
          </table:table-cell>
          <table:table-cell office:value-type="float" office:value="86.5222657559239" calcext:value-type="float">
            <text:p>86.5222657559</text:p>
          </table:table-cell>
          <table:table-cell office:value-type="float" office:value="87.7634166801156" calcext:value-type="float">
            <text:p>87.7634166801</text:p>
          </table:table-cell>
          <table:table-cell table:number-columns-repeated="3"/>
        </table:table-row>
        <table:table-row table:style-name="ro1">
          <table:table-cell office:value-type="float" office:value="0.597144491028958" calcext:value-type="float">
            <text:p>0.597144491</text:p>
          </table:table-cell>
          <table:table-cell table:formula="of:=[.A474]-1" office:value-type="float" office:value="-0.402855508971042" calcext:value-type="float">
            <text:p>-0.402855509</text:p>
          </table:table-cell>
          <table:table-cell table:formula="of:=[.B474]+[.$C$1]" office:value-type="float" office:value="-0.232855508971042" calcext:value-type="float">
            <text:p>-0.232855509</text:p>
          </table:table-cell>
          <table:table-cell table:formula="of:=[.D473]+([.D473]*[.C474]/100)" office:value-type="float" office:value="86.8883414171093" calcext:value-type="float">
            <text:p>86.8883414171</text:p>
          </table:table-cell>
          <table:table-cell office:value-type="float" office:value="86.445650879553" calcext:value-type="float">
            <text:p>86.4456508796</text:p>
          </table:table-cell>
          <table:table-cell office:value-type="float" office:value="86.5222657559239" calcext:value-type="float">
            <text:p>86.5222657559</text:p>
          </table:table-cell>
          <table:table-cell table:number-columns-repeated="3"/>
        </table:table-row>
        <table:table-row table:style-name="ro1">
          <table:table-cell office:value-type="float" office:value="0.730059315003931" calcext:value-type="float">
            <text:p>0.730059315</text:p>
          </table:table-cell>
          <table:table-cell table:formula="of:=[.A475]-1" office:value-type="float" office:value="-0.269940684996069" calcext:value-type="float">
            <text:p>-0.269940685</text:p>
          </table:table-cell>
          <table:table-cell table:formula="of:=[.B475]+[.$C$1]" office:value-type="float" office:value="-0.0999406849960689" calcext:value-type="float">
            <text:p>-0.099940685</text:p>
          </table:table-cell>
          <table:table-cell table:formula="of:=[.D474]+([.D474]*[.C475]/100)" office:value-type="float" office:value="86.8015046135153" calcext:value-type="float">
            <text:p>86.8015046135</text:p>
          </table:table-cell>
          <table:table-cell office:value-type="float" office:value="86.4005691120595" calcext:value-type="float">
            <text:p>86.4005691121</text:p>
          </table:table-cell>
          <table:table-cell office:value-type="float" office:value="86.445650879553" calcext:value-type="float">
            <text:p>86.4456508796</text:p>
          </table:table-cell>
          <table:table-cell table:number-columns-repeated="3"/>
        </table:table-row>
        <table:table-row table:style-name="ro1">
          <table:table-cell office:value-type="float" office:value="0.561606838621175" calcext:value-type="float">
            <text:p>0.5616068386</text:p>
          </table:table-cell>
          <table:table-cell table:formula="of:=[.A476]-1" office:value-type="float" office:value="-0.438393161378825" calcext:value-type="float">
            <text:p>-0.4383931614</text:p>
          </table:table-cell>
          <table:table-cell table:formula="of:=[.B476]+[.$C$1]" office:value-type="float" office:value="-0.268393161378825" calcext:value-type="float">
            <text:p>-0.2683931614</text:p>
          </table:table-cell>
          <table:table-cell table:formula="of:=[.D475]+([.D475]*[.C476]/100)" office:value-type="float" office:value="86.5685353111587" calcext:value-type="float">
            <text:p>86.5685353112</text:p>
          </table:table-cell>
          <table:table-cell office:value-type="float" office:value="84.1147978115633" calcext:value-type="float">
            <text:p>84.1147978116</text:p>
          </table:table-cell>
          <table:table-cell office:value-type="float" office:value="86.4005691120595" calcext:value-type="float">
            <text:p>86.4005691121</text:p>
          </table:table-cell>
          <table:table-cell table:number-columns-repeated="3"/>
        </table:table-row>
        <table:table-row table:style-name="ro1">
          <table:table-cell office:value-type="float" office:value="1.20178933614886" calcext:value-type="float">
            <text:p>1.2017893361</text:p>
          </table:table-cell>
          <table:table-cell table:formula="of:=[.A477]-1" office:value-type="float" office:value="0.20178933614886" calcext:value-type="float">
            <text:p>0.2017893361</text:p>
          </table:table-cell>
          <table:table-cell table:formula="of:=[.B477]+[.$C$1]" office:value-type="float" office:value="0.37178933614886" calcext:value-type="float">
            <text:p>0.3717893361</text:p>
          </table:table-cell>
          <table:table-cell table:formula="of:=[.D476]+([.D476]*[.C477]/100)" office:value-type="float" office:value="86.8903878939059" calcext:value-type="float">
            <text:p>86.8903878939</text:p>
          </table:table-cell>
          <table:table-cell office:value-type="float" office:value="83.2942963130526" calcext:value-type="float">
            <text:p>83.2942963131</text:p>
          </table:table-cell>
          <table:table-cell office:value-type="float" office:value="84.1147978115633" calcext:value-type="float">
            <text:p>84.1147978116</text:p>
          </table:table-cell>
          <table:table-cell table:number-columns-repeated="3"/>
        </table:table-row>
        <table:table-row table:style-name="ro1">
          <table:table-cell office:value-type="float" office:value="0.736889332300561" calcext:value-type="float">
            <text:p>0.7368893323</text:p>
          </table:table-cell>
          <table:table-cell table:formula="of:=[.A478]-1" office:value-type="float" office:value="-0.263110667699439" calcext:value-type="float">
            <text:p>-0.2631106677</text:p>
          </table:table-cell>
          <table:table-cell table:formula="of:=[.B478]+[.$C$1]" office:value-type="float" office:value="-0.0931106676994389" calcext:value-type="float">
            <text:p>-0.0931106677</text:p>
          </table:table-cell>
          <table:table-cell table:formula="of:=[.D477]+([.D477]*[.C478]/100)" office:value-type="float" office:value="86.8094836735712" calcext:value-type="float">
            <text:p>86.8094836736</text:p>
          </table:table-cell>
          <table:table-cell office:value-type="float" office:value="82.9407244239542" calcext:value-type="float">
            <text:p>82.940724424</text:p>
          </table:table-cell>
          <table:table-cell office:value-type="float" office:value="83.2942963130526" calcext:value-type="float">
            <text:p>83.2942963131</text:p>
          </table:table-cell>
          <table:table-cell table:number-columns-repeated="3"/>
        </table:table-row>
        <table:table-row table:style-name="ro1">
          <table:table-cell office:value-type="float" office:value="0.598493023667993" calcext:value-type="float">
            <text:p>0.5984930237</text:p>
          </table:table-cell>
          <table:table-cell table:formula="of:=[.A479]-1" office:value-type="float" office:value="-0.401506976332007" calcext:value-type="float">
            <text:p>-0.4015069763</text:p>
          </table:table-cell>
          <table:table-cell table:formula="of:=[.B479]+[.$C$1]" office:value-type="float" office:value="-0.231506976332007" calcext:value-type="float">
            <text:p>-0.2315069763</text:p>
          </table:table-cell>
          <table:table-cell table:formula="of:=[.D478]+([.D478]*[.C479]/100)" office:value-type="float" office:value="86.6085136627491" calcext:value-type="float">
            <text:p>86.6085136627</text:p>
          </table:table-cell>
          <table:table-cell office:value-type="float" office:value="82.5482875143114" calcext:value-type="float">
            <text:p>82.5482875143</text:p>
          </table:table-cell>
          <table:table-cell office:value-type="float" office:value="82.9407244239542" calcext:value-type="float">
            <text:p>82.940724424</text:p>
          </table:table-cell>
          <table:table-cell table:number-columns-repeated="3"/>
        </table:table-row>
        <table:table-row table:style-name="ro1">
          <table:table-cell office:value-type="float" office:value="0.550088708956409" calcext:value-type="float">
            <text:p>0.550088709</text:p>
          </table:table-cell>
          <table:table-cell table:formula="of:=[.A480]-1" office:value-type="float" office:value="-0.449911291043591" calcext:value-type="float">
            <text:p>-0.449911291</text:p>
          </table:table-cell>
          <table:table-cell table:formula="of:=[.B480]+[.$C$1]" office:value-type="float" office:value="-0.279911291043591" calcext:value-type="float">
            <text:p>-0.279911291</text:p>
          </table:table-cell>
          <table:table-cell table:formula="of:=[.D479]+([.D479]*[.C480]/100)" office:value-type="float" office:value="86.366086654002" calcext:value-type="float">
            <text:p>86.366086654</text:p>
          </table:table-cell>
          <table:table-cell office:value-type="float" office:value="83.0352321901063" calcext:value-type="float">
            <text:p>83.0352321901</text:p>
          </table:table-cell>
          <table:table-cell office:value-type="float" office:value="82.5482875143114" calcext:value-type="float">
            <text:p>82.5482875143</text:p>
          </table:table-cell>
          <table:table-cell table:number-columns-repeated="3"/>
        </table:table-row>
        <table:table-row table:style-name="ro1">
          <table:table-cell office:value-type="float" office:value="1.09272111877224" calcext:value-type="float">
            <text:p>1.0927211188</text:p>
          </table:table-cell>
          <table:table-cell table:formula="of:=[.A481]-1" office:value-type="float" office:value="0.0927211187722401" calcext:value-type="float">
            <text:p>0.0927211188</text:p>
          </table:table-cell>
          <table:table-cell table:formula="of:=[.B481]+[.$C$1]" office:value-type="float" office:value="0.26272111877224" calcext:value-type="float">
            <text:p>0.2627211188</text:p>
          </table:table-cell>
          <table:table-cell table:formula="of:=[.D480]+([.D480]*[.C481]/100)" office:value-type="float" office:value="86.5929886030992" calcext:value-type="float">
            <text:p>86.5929886031</text:p>
          </table:table-cell>
          <table:table-cell office:value-type="float" office:value="85.375888902188" calcext:value-type="float">
            <text:p>85.3758889022</text:p>
          </table:table-cell>
          <table:table-cell office:value-type="float" office:value="83.0352321901063" calcext:value-type="float">
            <text:p>83.0352321901</text:p>
          </table:table-cell>
          <table:table-cell table:number-columns-repeated="3"/>
        </table:table-row>
        <table:table-row table:style-name="ro1">
          <table:table-cell office:value-type="float" office:value="0.712546249119728" calcext:value-type="float">
            <text:p>0.7125462491</text:p>
          </table:table-cell>
          <table:table-cell table:formula="of:=[.A482]-1" office:value-type="float" office:value="-0.287453750880272" calcext:value-type="float">
            <text:p>-0.2874537509</text:p>
          </table:table-cell>
          <table:table-cell table:formula="of:=[.B482]+[.$C$1]" office:value-type="float" office:value="-0.117453750880272" calcext:value-type="float">
            <text:p>-0.1174537509</text:p>
          </table:table-cell>
          <table:table-cell table:formula="of:=[.D481]+([.D481]*[.C482]/100)" office:value-type="float" office:value="86.4912818899856" calcext:value-type="float">
            <text:p>86.49128189</text:p>
          </table:table-cell>
          <table:table-cell office:value-type="float" office:value="86.4045804479315" calcext:value-type="float">
            <text:p>86.4045804479</text:p>
          </table:table-cell>
          <table:table-cell office:value-type="float" office:value="85.375888902188" calcext:value-type="float">
            <text:p>85.3758889022</text:p>
          </table:table-cell>
          <table:table-cell table:number-columns-repeated="3"/>
        </table:table-row>
        <table:table-row table:style-name="ro1">
          <table:table-cell office:value-type="float" office:value="0.871769891657625" calcext:value-type="float">
            <text:p>0.8717698917</text:p>
          </table:table-cell>
          <table:table-cell table:formula="of:=[.A483]-1" office:value-type="float" office:value="-0.128230108342375" calcext:value-type="float">
            <text:p>-0.1282301083</text:p>
          </table:table-cell>
          <table:table-cell table:formula="of:=[.B483]+[.$C$1]" office:value-type="float" office:value="0.0417698916576251" calcext:value-type="float">
            <text:p>0.0417698917</text:p>
          </table:table-cell>
          <table:table-cell table:formula="of:=[.D482]+([.D482]*[.C483]/100)" office:value-type="float" office:value="86.5274092047243" calcext:value-type="float">
            <text:p>86.5274092047</text:p>
          </table:table-cell>
          <table:table-cell office:value-type="float" office:value="86.9077202756352" calcext:value-type="float">
            <text:p>86.9077202756</text:p>
          </table:table-cell>
          <table:table-cell office:value-type="float" office:value="86.4045804479315" calcext:value-type="float">
            <text:p>86.4045804479</text:p>
          </table:table-cell>
          <table:table-cell table:number-columns-repeated="3"/>
        </table:table-row>
        <table:table-row table:style-name="ro1">
          <table:table-cell office:value-type="float" office:value="0.452364662154706" calcext:value-type="float">
            <text:p>0.4523646622</text:p>
          </table:table-cell>
          <table:table-cell table:formula="of:=[.A484]-1" office:value-type="float" office:value="-0.547635337845294" calcext:value-type="float">
            <text:p>-0.5476353378</text:p>
          </table:table-cell>
          <table:table-cell table:formula="of:=[.B484]+[.$C$1]" office:value-type="float" office:value="-0.377635337845294" calcext:value-type="float">
            <text:p>-0.3776353378</text:p>
          </table:table-cell>
          <table:table-cell table:formula="of:=[.D483]+([.D483]*[.C484]/100)" office:value-type="float" office:value="86.2006511306453" calcext:value-type="float">
            <text:p>86.2006511306</text:p>
          </table:table-cell>
          <table:table-cell office:value-type="float" office:value="87.0631554224101" calcext:value-type="float">
            <text:p>87.0631554224</text:p>
          </table:table-cell>
          <table:table-cell office:value-type="float" office:value="86.9077202756352" calcext:value-type="float">
            <text:p>86.9077202756</text:p>
          </table:table-cell>
          <table:table-cell table:number-columns-repeated="3"/>
        </table:table-row>
        <table:table-row table:style-name="ro1">
          <table:table-cell office:value-type="float" office:value="0.489297462811237" calcext:value-type="float">
            <text:p>0.4892974628</text:p>
          </table:table-cell>
          <table:table-cell table:formula="of:=[.A485]-1" office:value-type="float" office:value="-0.510702537188763" calcext:value-type="float">
            <text:p>-0.5107025372</text:p>
          </table:table-cell>
          <table:table-cell table:formula="of:=[.B485]+[.$C$1]" office:value-type="float" office:value="-0.340702537188763" calcext:value-type="float">
            <text:p>-0.3407025372</text:p>
          </table:table-cell>
          <table:table-cell table:formula="of:=[.D484]+([.D484]*[.C485]/100)" office:value-type="float" office:value="85.9069633251699" calcext:value-type="float">
            <text:p>85.9069633252</text:p>
          </table:table-cell>
          <table:table-cell office:value-type="float" office:value="88.3137604519143" calcext:value-type="float">
            <text:p>88.3137604519</text:p>
          </table:table-cell>
          <table:table-cell office:value-type="float" office:value="87.0631554224101" calcext:value-type="float">
            <text:p>87.0631554224</text:p>
          </table:table-cell>
          <table:table-cell table:number-columns-repeated="3"/>
        </table:table-row>
        <table:table-row table:style-name="ro1">
          <table:table-cell office:value-type="float" office:value="0.809769540127552" calcext:value-type="float">
            <text:p>0.8097695401</text:p>
          </table:table-cell>
          <table:table-cell table:formula="of:=[.A486]-1" office:value-type="float" office:value="-0.190230459872448" calcext:value-type="float">
            <text:p>-0.1902304599</text:p>
          </table:table-cell>
          <table:table-cell table:formula="of:=[.B486]+[.$C$1]" office:value-type="float" office:value="-0.0202304598724479" calcext:value-type="float">
            <text:p>-0.0202304599</text:p>
          </table:table-cell>
          <table:table-cell table:formula="of:=[.D485]+([.D485]*[.C486]/100)" office:value-type="float" office:value="85.8895839514268" calcext:value-type="float">
            <text:p>85.8895839514</text:p>
          </table:table-cell>
          <table:table-cell office:value-type="float" office:value="88.3452935607916" calcext:value-type="float">
            <text:p>88.3452935608</text:p>
          </table:table-cell>
          <table:table-cell office:value-type="float" office:value="88.3137604519143" calcext:value-type="float">
            <text:p>88.3137604519</text:p>
          </table:table-cell>
          <table:table-cell table:number-columns-repeated="3"/>
        </table:table-row>
        <table:table-row table:style-name="ro1">
          <table:table-cell office:value-type="float" office:value="0.759343431175194" calcext:value-type="float">
            <text:p>0.7593434312</text:p>
          </table:table-cell>
          <table:table-cell table:formula="of:=[.A487]-1" office:value-type="float" office:value="-0.240656568824806" calcext:value-type="float">
            <text:p>-0.2406565688</text:p>
          </table:table-cell>
          <table:table-cell table:formula="of:=[.B487]+[.$C$1]" office:value-type="float" office:value="-0.0706565688248059" calcext:value-type="float">
            <text:p>-0.0706565688</text:p>
          </table:table-cell>
          <table:table-cell table:formula="of:=[.D486]+([.D486]*[.C487]/100)" office:value-type="float" office:value="85.8288973184288" calcext:value-type="float">
            <text:p>85.8288973184</text:p>
          </table:table-cell>
          <table:table-cell office:value-type="float" office:value="88.2821441256052" calcext:value-type="float">
            <text:p>88.2821441256</text:p>
          </table:table-cell>
          <table:table-cell office:value-type="float" office:value="88.3452935607916" calcext:value-type="float">
            <text:p>88.3452935608</text:p>
          </table:table-cell>
          <table:table-cell table:number-columns-repeated="3"/>
        </table:table-row>
        <table:table-row table:style-name="ro1">
          <table:table-cell office:value-type="float" office:value="1.15112122996887" calcext:value-type="float">
            <text:p>1.15112123</text:p>
          </table:table-cell>
          <table:table-cell table:formula="of:=[.A488]-1" office:value-type="float" office:value="0.15112122996887" calcext:value-type="float">
            <text:p>0.15112123</text:p>
          </table:table-cell>
          <table:table-cell table:formula="of:=[.B488]+[.$C$1]" office:value-type="float" office:value="0.32112122996887" calcext:value-type="float">
            <text:p>0.32112123</text:p>
          </table:table-cell>
          <table:table-cell table:formula="of:=[.D487]+([.D487]*[.C488]/100)" office:value-type="float" office:value="86.1045121291664" calcext:value-type="float">
            <text:p>86.1045121292</text:p>
          </table:table-cell>
          <table:table-cell office:value-type="float" office:value="86.0544123776259" calcext:value-type="float">
            <text:p>86.0544123776</text:p>
          </table:table-cell>
          <table:table-cell office:value-type="float" office:value="88.2821441256052" calcext:value-type="float">
            <text:p>88.2821441256</text:p>
          </table:table-cell>
          <table:table-cell table:number-columns-repeated="3"/>
        </table:table-row>
        <table:table-row table:style-name="ro1">
          <table:table-cell office:value-type="float" office:value="1.11177471199738" calcext:value-type="float">
            <text:p>1.111774712</text:p>
          </table:table-cell>
          <table:table-cell table:formula="of:=[.A489]-1" office:value-type="float" office:value="0.11177471199738" calcext:value-type="float">
            <text:p>0.111774712</text:p>
          </table:table-cell>
          <table:table-cell table:formula="of:=[.B489]+[.$C$1]" office:value-type="float" office:value="0.28177471199738" calcext:value-type="float">
            <text:p>0.281774712</text:p>
          </table:table-cell>
          <table:table-cell table:formula="of:=[.D488]+([.D488]*[.C489]/100)" office:value-type="float" office:value="86.3471328702351" calcext:value-type="float">
            <text:p>86.3471328702</text:p>
          </table:table-cell>
          <table:table-cell office:value-type="float" office:value="86.5361556358374" calcext:value-type="float">
            <text:p>86.5361556358</text:p>
          </table:table-cell>
          <table:table-cell office:value-type="float" office:value="86.0544123776259" calcext:value-type="float">
            <text:p>86.0544123776</text:p>
          </table:table-cell>
          <table:table-cell table:number-columns-repeated="3"/>
        </table:table-row>
        <table:table-row table:style-name="ro1">
          <table:table-cell office:value-type="float" office:value="0.790303492410368" calcext:value-type="float">
            <text:p>0.7903034924</text:p>
          </table:table-cell>
          <table:table-cell table:formula="of:=[.A490]-1" office:value-type="float" office:value="-0.209696507589632" calcext:value-type="float">
            <text:p>-0.2096965076</text:p>
          </table:table-cell>
          <table:table-cell table:formula="of:=[.B490]+[.$C$1]" office:value-type="float" office:value="-0.039696507589632" calcext:value-type="float">
            <text:p>-0.0396965076</text:p>
          </table:table-cell>
          <table:table-cell table:formula="of:=[.D489]+([.D489]*[.C490]/100)" office:value-type="float" office:value="86.3128560740819" calcext:value-type="float">
            <text:p>86.3128560741</text:p>
          </table:table-cell>
          <table:table-cell office:value-type="float" office:value="87.1798254095588" calcext:value-type="float">
            <text:p>87.1798254096</text:p>
          </table:table-cell>
          <table:table-cell office:value-type="float" office:value="86.5361556358374" calcext:value-type="float">
            <text:p>86.5361556358</text:p>
          </table:table-cell>
          <table:table-cell table:number-columns-repeated="3"/>
        </table:table-row>
        <table:table-row table:style-name="ro1">
          <table:table-cell office:value-type="float" office:value="0.972066619706764" calcext:value-type="float">
            <text:p>0.9720666197</text:p>
          </table:table-cell>
          <table:table-cell table:formula="of:=[.A491]-1" office:value-type="float" office:value="-0.0279333802932359" calcext:value-type="float">
            <text:p>-0.0279333803</text:p>
          </table:table-cell>
          <table:table-cell table:formula="of:=[.B491]+[.$C$1]" office:value-type="float" office:value="0.142066619706764" calcext:value-type="float">
            <text:p>0.1420666197</text:p>
          </table:table-cell>
          <table:table-cell table:formula="of:=[.D490]+([.D490]*[.C491]/100)" office:value-type="float" office:value="86.4354778310787" calcext:value-type="float">
            <text:p>86.4354778311</text:p>
          </table:table-cell>
          <table:table-cell office:value-type="float" office:value="86.2472644678902" calcext:value-type="float">
            <text:p>86.2472644679</text:p>
          </table:table-cell>
          <table:table-cell office:value-type="float" office:value="87.1798254095588" calcext:value-type="float">
            <text:p>87.1798254096</text:p>
          </table:table-cell>
          <table:table-cell table:number-columns-repeated="3"/>
        </table:table-row>
        <table:table-row table:style-name="ro1">
          <table:table-cell office:value-type="float" office:value="0.881710831117819" calcext:value-type="float">
            <text:p>0.8817108311</text:p>
          </table:table-cell>
          <table:table-cell table:formula="of:=[.A492]-1" office:value-type="float" office:value="-0.118289168882181" calcext:value-type="float">
            <text:p>-0.1182891689</text:p>
          </table:table-cell>
          <table:table-cell table:formula="of:=[.B492]+[.$C$1]" office:value-type="float" office:value="0.0517108311178191" calcext:value-type="float">
            <text:p>0.0517108311</text:p>
          </table:table-cell>
          <table:table-cell table:formula="of:=[.D491]+([.D491]*[.C492]/100)" office:value-type="float" office:value="86.4801743350458" calcext:value-type="float">
            <text:p>86.480174335</text:p>
          </table:table-cell>
          <table:table-cell office:value-type="float" office:value="87.9667465225403" calcext:value-type="float">
            <text:p>87.9667465225</text:p>
          </table:table-cell>
          <table:table-cell office:value-type="float" office:value="86.2472644678902" calcext:value-type="float">
            <text:p>86.2472644679</text:p>
          </table:table-cell>
          <table:table-cell table:number-columns-repeated="3"/>
        </table:table-row>
        <table:table-row table:style-name="ro1">
          <table:table-cell office:value-type="float" office:value="0.813182503131227" calcext:value-type="float">
            <text:p>0.8131825031</text:p>
          </table:table-cell>
          <table:table-cell table:formula="of:=[.A493]-1" office:value-type="float" office:value="-0.186817496868773" calcext:value-type="float">
            <text:p>-0.1868174969</text:p>
          </table:table-cell>
          <table:table-cell table:formula="of:=[.B493]+[.$C$1]" office:value-type="float" office:value="-0.0168174968687729" calcext:value-type="float">
            <text:p>-0.0168174969</text:p>
          </table:table-cell>
          <table:table-cell table:formula="of:=[.D492]+([.D492]*[.C493]/100)" office:value-type="float" office:value="86.4656305344349" calcext:value-type="float">
            <text:p>86.4656305344</text:p>
          </table:table-cell>
          <table:table-cell office:value-type="float" office:value="88.8387212878394" calcext:value-type="float">
            <text:p>88.8387212878</text:p>
          </table:table-cell>
          <table:table-cell office:value-type="float" office:value="87.9667465225403" calcext:value-type="float">
            <text:p>87.9667465225</text:p>
          </table:table-cell>
          <table:table-cell table:number-columns-repeated="3"/>
        </table:table-row>
        <table:table-row table:style-name="ro1">
          <table:table-cell office:value-type="float" office:value="0.750169580512985" calcext:value-type="float">
            <text:p>0.7501695805</text:p>
          </table:table-cell>
          <table:table-cell table:formula="of:=[.A494]-1" office:value-type="float" office:value="-0.249830419487015" calcext:value-type="float">
            <text:p>-0.2498304195</text:p>
          </table:table-cell>
          <table:table-cell table:formula="of:=[.B494]+[.$C$1]" office:value-type="float" office:value="-0.0798304194870149" calcext:value-type="float">
            <text:p>-0.0798304195</text:p>
          </table:table-cell>
          <table:table-cell table:formula="of:=[.D493]+([.D493]*[.C494]/100)" office:value-type="float" office:value="86.3966046588672" calcext:value-type="float">
            <text:p>86.3966046589</text:p>
          </table:table-cell>
          <table:table-cell office:value-type="float" office:value="89.6978215025907" calcext:value-type="float">
            <text:p>89.6978215026</text:p>
          </table:table-cell>
          <table:table-cell office:value-type="float" office:value="88.8387212878394" calcext:value-type="float">
            <text:p>88.8387212878</text:p>
          </table:table-cell>
          <table:table-cell table:number-columns-repeated="3"/>
        </table:table-row>
        <table:table-row table:style-name="ro1">
          <table:table-cell office:value-type="float" office:value="0.692638318494058" calcext:value-type="float">
            <text:p>0.6926383185</text:p>
          </table:table-cell>
          <table:table-cell table:formula="of:=[.A495]-1" office:value-type="float" office:value="-0.307361681505942" calcext:value-type="float">
            <text:p>-0.3073616815</text:p>
          </table:table-cell>
          <table:table-cell table:formula="of:=[.B495]+[.$C$1]" office:value-type="float" office:value="-0.137361681505942" calcext:value-type="float">
            <text:p>-0.1373616815</text:p>
          </table:table-cell>
          <table:table-cell table:formula="of:=[.D494]+([.D494]*[.C495]/100)" office:value-type="float" office:value="86.2779288299437" calcext:value-type="float">
            <text:p>86.2779288299</text:p>
          </table:table-cell>
          <table:table-cell office:value-type="float" office:value="89.8023076737024" calcext:value-type="float">
            <text:p>89.8023076737</text:p>
          </table:table-cell>
          <table:table-cell office:value-type="float" office:value="89.6978215025907" calcext:value-type="float">
            <text:p>89.6978215026</text:p>
          </table:table-cell>
          <table:table-cell table:number-columns-repeated="3"/>
        </table:table-row>
        <table:table-row table:style-name="ro1">
          <table:table-cell office:value-type="float" office:value="0.720363165785523" calcext:value-type="float">
            <text:p>0.7203631658</text:p>
          </table:table-cell>
          <table:table-cell table:formula="of:=[.A496]-1" office:value-type="float" office:value="-0.279636834214477" calcext:value-type="float">
            <text:p>-0.2796368342</text:p>
          </table:table-cell>
          <table:table-cell table:formula="of:=[.B496]+[.$C$1]" office:value-type="float" office:value="-0.109636834214477" calcext:value-type="float">
            <text:p>-0.1096368342</text:p>
          </table:table-cell>
          <table:table-cell table:formula="of:=[.D495]+([.D495]*[.C496]/100)" office:value-type="float" office:value="86.1833364401487" calcext:value-type="float">
            <text:p>86.1833364401</text:p>
          </table:table-cell>
          <table:table-cell office:value-type="float" office:value="89.4630417772424" calcext:value-type="float">
            <text:p>89.4630417772</text:p>
          </table:table-cell>
          <table:table-cell office:value-type="float" office:value="89.8023076737024" calcext:value-type="float">
            <text:p>89.8023076737</text:p>
          </table:table-cell>
          <table:table-cell table:number-columns-repeated="3"/>
        </table:table-row>
        <table:table-row table:style-name="ro1">
          <table:table-cell office:value-type="float" office:value="0.82700620060923" calcext:value-type="float">
            <text:p>0.8270062006</text:p>
          </table:table-cell>
          <table:table-cell table:formula="of:=[.A497]-1" office:value-type="float" office:value="-0.17299379939077" calcext:value-type="float">
            <text:p>-0.1729937994</text:p>
          </table:table-cell>
          <table:table-cell table:formula="of:=[.B497]+[.$C$1]" office:value-type="float" office:value="-0.00299379939076996" calcext:value-type="float">
            <text:p>-0.0029937994</text:p>
          </table:table-cell>
          <table:table-cell table:formula="of:=[.D496]+([.D496]*[.C497]/100)" office:value-type="float" office:value="86.1807562839474" calcext:value-type="float">
            <text:p>86.1807562839</text:p>
          </table:table-cell>
          <table:table-cell office:value-type="float" office:value="89.2012479435716" calcext:value-type="float">
            <text:p>89.2012479436</text:p>
          </table:table-cell>
          <table:table-cell office:value-type="float" office:value="89.4630417772424" calcext:value-type="float">
            <text:p>89.4630417772</text:p>
          </table:table-cell>
          <table:table-cell table:number-columns-repeated="3"/>
        </table:table-row>
        <table:table-row table:style-name="ro1">
          <table:table-cell office:value-type="float" office:value="0.636688634409021" calcext:value-type="float">
            <text:p>0.6366886344</text:p>
          </table:table-cell>
          <table:table-cell table:formula="of:=[.A498]-1" office:value-type="float" office:value="-0.363311365590979" calcext:value-type="float">
            <text:p>-0.3633113656</text:p>
          </table:table-cell>
          <table:table-cell table:formula="of:=[.B498]+[.$C$1]" office:value-type="float" office:value="-0.193311365590979" calcext:value-type="float">
            <text:p>-0.1933113656</text:p>
          </table:table-cell>
          <table:table-cell table:formula="of:=[.D497]+([.D497]*[.C498]/100)" office:value-type="float" office:value="86.0141590870983" calcext:value-type="float">
            <text:p>86.0141590871</text:p>
          </table:table-cell>
          <table:table-cell office:value-type="float" office:value="89.190853425887" calcext:value-type="float">
            <text:p>89.1908534259</text:p>
          </table:table-cell>
          <table:table-cell office:value-type="float" office:value="89.2012479435716" calcext:value-type="float">
            <text:p>89.2012479436</text:p>
          </table:table-cell>
          <table:table-cell table:number-columns-repeated="3"/>
        </table:table-row>
        <table:table-row table:style-name="ro1">
          <table:table-cell office:value-type="float" office:value="0.65326410094771" calcext:value-type="float">
            <text:p>0.6532641009</text:p>
          </table:table-cell>
          <table:table-cell table:formula="of:=[.A499]-1" office:value-type="float" office:value="-0.34673589905229" calcext:value-type="float">
            <text:p>-0.3467358991</text:p>
          </table:table-cell>
          <table:table-cell table:formula="of:=[.B499]+[.$C$1]" office:value-type="float" office:value="-0.17673589905229" calcext:value-type="float">
            <text:p>-0.1767358991</text:p>
          </table:table-cell>
          <table:table-cell table:formula="of:=[.D498]+([.D498]*[.C499]/100)" office:value-type="float" office:value="85.8621411897235" calcext:value-type="float">
            <text:p>85.8621411897</text:p>
          </table:table-cell>
          <table:table-cell office:value-type="float" office:value="90.9671766168164" calcext:value-type="float">
            <text:p>90.9671766168</text:p>
          </table:table-cell>
          <table:table-cell office:value-type="float" office:value="89.190853425887" calcext:value-type="float">
            <text:p>89.1908534259</text:p>
          </table:table-cell>
          <table:table-cell table:number-columns-repeated="3"/>
        </table:table-row>
        <table:table-row table:style-name="ro1">
          <table:table-cell office:value-type="float" office:value="0.538532398386607" calcext:value-type="float">
            <text:p>0.5385323984</text:p>
          </table:table-cell>
          <table:table-cell table:formula="of:=[.A500]-1" office:value-type="float" office:value="-0.461467601613393" calcext:value-type="float">
            <text:p>-0.4614676016</text:p>
          </table:table-cell>
          <table:table-cell table:formula="of:=[.B500]+[.$C$1]" office:value-type="float" office:value="-0.291467601613393" calcext:value-type="float">
            <text:p>-0.2914676016</text:p>
          </table:table-cell>
          <table:table-cell table:formula="of:=[.D499]+([.D499]*[.C500]/100)" office:value-type="float" office:value="85.6118808661039" calcext:value-type="float">
            <text:p>85.6118808661</text:p>
          </table:table-cell>
          <table:table-cell office:value-type="float" office:value="90.6433402207608" calcext:value-type="float">
            <text:p>90.6433402208</text:p>
          </table:table-cell>
          <table:table-cell office:value-type="float" office:value="90.9671766168164" calcext:value-type="float">
            <text:p>90.9671766168</text:p>
          </table:table-cell>
          <table:table-cell table:number-columns-repeated="3"/>
        </table:table-row>
        <table:table-row table:style-name="ro1">
          <table:table-cell office:value-type="float" office:value="1.03587499350976" calcext:value-type="float">
            <text:p>1.0358749935</text:p>
          </table:table-cell>
          <table:table-cell table:formula="of:=[.A501]-1" office:value-type="float" office:value="0.03587499350976" calcext:value-type="float">
            <text:p>0.0358749935</text:p>
          </table:table-cell>
          <table:table-cell table:formula="of:=[.B501]+[.$C$1]" office:value-type="float" office:value="0.20587499350976" calcext:value-type="float">
            <text:p>0.2058749935</text:p>
          </table:table-cell>
          <table:table-cell table:formula="of:=[.D500]+([.D500]*[.C501]/100)" office:value-type="float" office:value="85.7881343202805" calcext:value-type="float">
            <text:p>85.7881343203</text:p>
          </table:table-cell>
          <table:table-cell office:value-type="float" office:value="91.0187331180806" calcext:value-type="float">
            <text:p>91.0187331181</text:p>
          </table:table-cell>
          <table:table-cell office:value-type="float" office:value="90.6433402207608" calcext:value-type="float">
            <text:p>90.6433402208</text:p>
          </table:table-cell>
          <table:table-cell table:number-columns-repeated="3"/>
        </table:table-row>
        <table:table-row table:style-name="ro1">
          <table:table-cell office:value-type="float" office:value="0.477809766556273" calcext:value-type="float">
            <text:p>0.4778097666</text:p>
          </table:table-cell>
          <table:table-cell table:formula="of:=[.A502]-1" office:value-type="float" office:value="-0.522190233443727" calcext:value-type="float">
            <text:p>-0.5221902334</text:p>
          </table:table-cell>
          <table:table-cell table:formula="of:=[.B502]+[.$C$1]" office:value-type="float" office:value="-0.352190233443727" calcext:value-type="float">
            <text:p>-0.3521902334</text:p>
          </table:table-cell>
          <table:table-cell table:formula="of:=[.D501]+([.D501]*[.C502]/100)" office:value-type="float" office:value="85.4859968897509" calcext:value-type="float">
            <text:p>85.4859968898</text:p>
          </table:table-cell>
          <table:table-cell office:value-type="float" office:value="90.972294816968" calcext:value-type="float">
            <text:p>90.972294817</text:p>
          </table:table-cell>
          <table:table-cell office:value-type="float" office:value="91.0187331180806" calcext:value-type="float">
            <text:p>91.0187331181</text:p>
          </table:table-cell>
          <table:table-cell table:number-columns-repeated="3"/>
        </table:table-row>
        <table:table-row table:style-name="ro1">
          <table:table-cell office:value-type="float" office:value="0.542773159353364" calcext:value-type="float">
            <text:p>0.5427731594</text:p>
          </table:table-cell>
          <table:table-cell table:formula="of:=[.A503]-1" office:value-type="float" office:value="-0.457226840646636" calcext:value-type="float">
            <text:p>-0.4572268406</text:p>
          </table:table-cell>
          <table:table-cell table:formula="of:=[.B503]+[.$C$1]" office:value-type="float" office:value="-0.287226840646636" calcext:value-type="float">
            <text:p>-0.2872268406</text:p>
          </table:table-cell>
          <table:table-cell table:formula="of:=[.D502]+([.D502]*[.C503]/100)" office:value-type="float" office:value="85.2404581616892" calcext:value-type="float">
            <text:p>85.2404581617</text:p>
          </table:table-cell>
          <table:table-cell office:value-type="float" office:value="90.7897456924304" calcext:value-type="float">
            <text:p>90.7897456924</text:p>
          </table:table-cell>
          <table:table-cell office:value-type="float" office:value="90.972294816968" calcext:value-type="float">
            <text:p>90.972294817</text:p>
          </table:table-cell>
          <table:table-cell table:number-columns-repeated="3"/>
        </table:table-row>
        <table:table-row table:style-name="ro1">
          <table:table-cell office:value-type="float" office:value="0.62062663753165" calcext:value-type="float">
            <text:p>0.6206266375</text:p>
          </table:table-cell>
          <table:table-cell table:formula="of:=[.A504]-1" office:value-type="float" office:value="-0.37937336246835" calcext:value-type="float">
            <text:p>-0.3793733625</text:p>
          </table:table-cell>
          <table:table-cell table:formula="of:=[.B504]+[.$C$1]" office:value-type="float" office:value="-0.20937336246835" calcext:value-type="float">
            <text:p>-0.2093733625</text:p>
          </table:table-cell>
          <table:table-cell table:formula="of:=[.D503]+([.D503]*[.C504]/100)" office:value-type="float" office:value="85.0619873482527" calcext:value-type="float">
            <text:p>85.0619873483</text:p>
          </table:table-cell>
          <table:table-cell office:value-type="float" office:value="91.1748590078883" calcext:value-type="float">
            <text:p>91.1748590079</text:p>
          </table:table-cell>
          <table:table-cell office:value-type="float" office:value="90.7897456924304" calcext:value-type="float">
            <text:p>90.7897456924</text:p>
          </table:table-cell>
          <table:table-cell table:number-columns-repeated="3"/>
        </table:table-row>
        <table:table-row table:style-name="ro1">
          <table:table-cell office:value-type="float" office:value="0.764163866115843" calcext:value-type="float">
            <text:p>0.7641638661</text:p>
          </table:table-cell>
          <table:table-cell table:formula="of:=[.A505]-1" office:value-type="float" office:value="-0.235836133884157" calcext:value-type="float">
            <text:p>-0.2358361339</text:p>
          </table:table-cell>
          <table:table-cell table:formula="of:=[.B505]+[.$C$1]" office:value-type="float" office:value="-0.0658361338841569" calcext:value-type="float">
            <text:p>-0.0658361339</text:p>
          </table:table-cell>
          <table:table-cell table:formula="of:=[.D504]+([.D504]*[.C505]/100)" office:value-type="float" office:value="85.0059858243775" calcext:value-type="float">
            <text:p>85.0059858244</text:p>
          </table:table-cell>
          <table:table-cell office:value-type="float" office:value="90.7104094398612" calcext:value-type="float">
            <text:p>90.7104094399</text:p>
          </table:table-cell>
          <table:table-cell office:value-type="float" office:value="91.1748590078883" calcext:value-type="float">
            <text:p>91.1748590079</text:p>
          </table:table-cell>
          <table:table-cell table:number-columns-repeated="3"/>
        </table:table-row>
        <table:table-row table:style-name="ro1">
          <table:table-cell office:value-type="float" office:value="0.467328992614288" calcext:value-type="float">
            <text:p>0.4673289926</text:p>
          </table:table-cell>
          <table:table-cell table:formula="of:=[.A506]-1" office:value-type="float" office:value="-0.532671007385712" calcext:value-type="float">
            <text:p>-0.5326710074</text:p>
          </table:table-cell>
          <table:table-cell table:formula="of:=[.B506]+[.$C$1]" office:value-type="float" office:value="-0.362671007385712" calcext:value-type="float">
            <text:p>-0.3626710074</text:p>
          </table:table-cell>
          <table:table-cell table:formula="of:=[.D505]+([.D505]*[.C506]/100)" office:value-type="float" office:value="84.6976937592501" calcext:value-type="float">
            <text:p>84.6976937593</text:p>
          </table:table-cell>
          <table:table-cell office:value-type="float" office:value="88.448498098234" calcext:value-type="float">
            <text:p>88.4484980982</text:p>
          </table:table-cell>
          <table:table-cell office:value-type="float" office:value="90.7104094398612" calcext:value-type="float">
            <text:p>90.7104094399</text:p>
          </table:table-cell>
          <table:table-cell table:number-columns-repeated="3"/>
        </table:table-row>
        <table:table-row table:style-name="ro1">
          <table:table-cell office:value-type="float" office:value="0.701220922727821" calcext:value-type="float">
            <text:p>0.7012209227</text:p>
          </table:table-cell>
          <table:table-cell table:formula="of:=[.A507]-1" office:value-type="float" office:value="-0.298779077272179" calcext:value-type="float">
            <text:p>-0.2987790773</text:p>
          </table:table-cell>
          <table:table-cell table:formula="of:=[.B507]+[.$C$1]" office:value-type="float" office:value="-0.128779077272179" calcext:value-type="float">
            <text:p>-0.1287790773</text:p>
          </table:table-cell>
          <table:table-cell table:formula="of:=[.D506]+([.D506]*[.C507]/100)" office:value-type="float" office:value="84.5886208507561" calcext:value-type="float">
            <text:p>84.5886208508</text:p>
          </table:table-cell>
          <table:table-cell office:value-type="float" office:value="87.9467231216315" calcext:value-type="float">
            <text:p>87.9467231216</text:p>
          </table:table-cell>
          <table:table-cell office:value-type="float" office:value="88.448498098234" calcext:value-type="float">
            <text:p>88.4484980982</text:p>
          </table:table-cell>
          <table:table-cell table:number-columns-repeated="3"/>
        </table:table-row>
        <table:table-row table:style-name="ro1">
          <table:table-cell office:value-type="float" office:value="0.553386708805382" calcext:value-type="float">
            <text:p>0.5533867088</text:p>
          </table:table-cell>
          <table:table-cell table:formula="of:=[.A508]-1" office:value-type="float" office:value="-0.446613291194618" calcext:value-type="float">
            <text:p>-0.4466132912</text:p>
          </table:table-cell>
          <table:table-cell table:formula="of:=[.B508]+[.$C$1]" office:value-type="float" office:value="-0.276613291194618" calcext:value-type="float">
            <text:p>-0.2766132912</text:p>
          </table:table-cell>
          <table:table-cell table:formula="of:=[.D507]+([.D507]*[.C508]/100)" office:value-type="float" office:value="84.3546374826447" calcext:value-type="float">
            <text:p>84.3546374826</text:p>
          </table:table-cell>
          <table:table-cell office:value-type="float" office:value="87.8035550168472" calcext:value-type="float">
            <text:p>87.8035550168</text:p>
          </table:table-cell>
          <table:table-cell office:value-type="float" office:value="87.9467231216315" calcext:value-type="float">
            <text:p>87.9467231216</text:p>
          </table:table-cell>
          <table:table-cell table:number-columns-repeated="3"/>
        </table:table-row>
        <table:table-row table:style-name="ro1">
          <table:table-cell office:value-type="float" office:value="1.03175327188044" calcext:value-type="float">
            <text:p>1.0317532719</text:p>
          </table:table-cell>
          <table:table-cell table:formula="of:=[.A509]-1" office:value-type="float" office:value="0.0317532718804401" calcext:value-type="float">
            <text:p>0.0317532719</text:p>
          </table:table-cell>
          <table:table-cell table:formula="of:=[.B509]+[.$C$1]" office:value-type="float" office:value="0.20175327188044" calcext:value-type="float">
            <text:p>0.2017532719</text:p>
          </table:table-cell>
          <table:table-cell table:formula="of:=[.D508]+([.D508]*[.C509]/100)" office:value-type="float" office:value="84.5248257237488" calcext:value-type="float">
            <text:p>84.5248257237</text:p>
          </table:table-cell>
          <table:table-cell office:value-type="float" office:value="87.7938345987091" calcext:value-type="float">
            <text:p>87.7938345987</text:p>
          </table:table-cell>
          <table:table-cell office:value-type="float" office:value="87.8035550168472" calcext:value-type="float">
            <text:p>87.8035550168</text:p>
          </table:table-cell>
          <table:table-cell table:number-columns-repeated="3"/>
        </table:table-row>
        <table:table-row table:style-name="ro1">
          <table:table-cell office:value-type="float" office:value="0.639962418446009" calcext:value-type="float">
            <text:p>0.6399624184</text:p>
          </table:table-cell>
          <table:table-cell table:formula="of:=[.A510]-1" office:value-type="float" office:value="-0.360037581553991" calcext:value-type="float">
            <text:p>-0.3600375816</text:p>
          </table:table-cell>
          <table:table-cell table:formula="of:=[.B510]+[.$C$1]" office:value-type="float" office:value="-0.190037581553991" calcext:value-type="float">
            <text:p>-0.1900375816</text:p>
          </table:table-cell>
          <table:table-cell table:formula="of:=[.D509]+([.D509]*[.C510]/100)" office:value-type="float" office:value="84.3641967891307" calcext:value-type="float">
            <text:p>84.3641967891</text:p>
          </table:table-cell>
          <table:table-cell office:value-type="float" office:value="88.6787588230274" calcext:value-type="float">
            <text:p>88.678758823</text:p>
          </table:table-cell>
          <table:table-cell office:value-type="float" office:value="87.7938345987091" calcext:value-type="float">
            <text:p>87.7938345987</text:p>
          </table:table-cell>
          <table:table-cell table:number-columns-repeated="3"/>
        </table:table-row>
        <table:table-row table:style-name="ro1">
          <table:table-cell office:value-type="float" office:value="0.705559776588874" calcext:value-type="float">
            <text:p>0.7055597766</text:p>
          </table:table-cell>
          <table:table-cell table:formula="of:=[.A511]-1" office:value-type="float" office:value="-0.294440223411126" calcext:value-type="float">
            <text:p>-0.2944402234</text:p>
          </table:table-cell>
          <table:table-cell table:formula="of:=[.B511]+[.$C$1]" office:value-type="float" office:value="-0.124440223411126" calcext:value-type="float">
            <text:p>-0.1244402234</text:p>
          </table:table-cell>
          <table:table-cell table:formula="of:=[.D510]+([.D510]*[.C511]/100)" office:value-type="float" office:value="84.2592137941673" calcext:value-type="float">
            <text:p>84.2592137942</text:p>
          </table:table-cell>
          <table:table-cell office:value-type="float" office:value="88.7613407684861" calcext:value-type="float">
            <text:p>88.7613407685</text:p>
          </table:table-cell>
          <table:table-cell office:value-type="float" office:value="88.6787588230274" calcext:value-type="float">
            <text:p>88.678758823</text:p>
          </table:table-cell>
          <table:table-cell table:number-columns-repeated="3"/>
        </table:table-row>
        <table:table-row table:style-name="ro1">
          <table:table-cell office:value-type="float" office:value="0.451062197221298" calcext:value-type="float">
            <text:p>0.4510621972</text:p>
          </table:table-cell>
          <table:table-cell table:formula="of:=[.A512]-1" office:value-type="float" office:value="-0.548937802778702" calcext:value-type="float">
            <text:p>-0.5489378028</text:p>
          </table:table-cell>
          <table:table-cell table:formula="of:=[.B512]+[.$C$1]" office:value-type="float" office:value="-0.378937802778702" calcext:value-type="float">
            <text:p>-0.3789378028</text:p>
          </table:table-cell>
          <table:table-cell table:formula="of:=[.D511]+([.D511]*[.C512]/100)" office:value-type="float" office:value="83.9399237807771" calcext:value-type="float">
            <text:p>83.9399237808</text:p>
          </table:table-cell>
          <table:table-cell office:value-type="float" office:value="87.5313583394876" calcext:value-type="float">
            <text:p>87.5313583395</text:p>
          </table:table-cell>
          <table:table-cell office:value-type="float" office:value="88.7613407684861" calcext:value-type="float">
            <text:p>88.7613407685</text:p>
          </table:table-cell>
          <table:table-cell table:number-columns-repeated="3"/>
        </table:table-row>
        <table:table-row table:style-name="ro1">
          <table:table-cell office:value-type="float" office:value="1.31775902231627" calcext:value-type="float">
            <text:p>1.3177590223</text:p>
          </table:table-cell>
          <table:table-cell table:formula="of:=[.A513]-1" office:value-type="float" office:value="0.31775902231627" calcext:value-type="float">
            <text:p>0.3177590223</text:p>
          </table:table-cell>
          <table:table-cell table:formula="of:=[.B513]+[.$C$1]" office:value-type="float" office:value="0.48775902231627" calcext:value-type="float">
            <text:p>0.4877590223</text:p>
          </table:table-cell>
          <table:table-cell table:formula="of:=[.D512]+([.D512]*[.C513]/100)" office:value-type="float" office:value="84.3493483323432" calcext:value-type="float">
            <text:p>84.3493483323</text:p>
          </table:table-cell>
          <table:table-cell office:value-type="float" office:value="87.0405770886886" calcext:value-type="float">
            <text:p>87.0405770887</text:p>
          </table:table-cell>
          <table:table-cell office:value-type="float" office:value="87.5313583394876" calcext:value-type="float">
            <text:p>87.5313583395</text:p>
          </table:table-cell>
          <table:table-cell table:number-columns-repeated="3"/>
        </table:table-row>
        <table:table-row table:style-name="ro1">
          <table:table-cell office:value-type="float" office:value="0.42992304360132" calcext:value-type="float">
            <text:p>0.4299230436</text:p>
          </table:table-cell>
          <table:table-cell table:formula="of:=[.A514]-1" office:value-type="float" office:value="-0.57007695639868" calcext:value-type="float">
            <text:p>-0.5700769564</text:p>
          </table:table-cell>
          <table:table-cell table:formula="of:=[.B514]+[.$C$1]" office:value-type="float" office:value="-0.40007695639868" calcext:value-type="float">
            <text:p>-0.4000769564</text:p>
          </table:table-cell>
          <table:table-cell table:formula="of:=[.D513]+([.D513]*[.C514]/100)" office:value-type="float" office:value="84.0118860267931" calcext:value-type="float">
            <text:p>84.0118860268</text:p>
          </table:table-cell>
          <table:table-cell office:value-type="float" office:value="86.7064293923801" calcext:value-type="float">
            <text:p>86.7064293924</text:p>
          </table:table-cell>
          <table:table-cell office:value-type="float" office:value="87.0405770886886" calcext:value-type="float">
            <text:p>87.0405770887</text:p>
          </table:table-cell>
          <table:table-cell table:number-columns-repeated="3"/>
        </table:table-row>
        <table:table-row table:style-name="ro1">
          <table:table-cell office:value-type="float" office:value="0.571895416943667" calcext:value-type="float">
            <text:p>0.5718954169</text:p>
          </table:table-cell>
          <table:table-cell table:formula="of:=[.A515]-1" office:value-type="float" office:value="-0.428104583056333" calcext:value-type="float">
            <text:p>-0.4281045831</text:p>
          </table:table-cell>
          <table:table-cell table:formula="of:=[.B515]+[.$C$1]" office:value-type="float" office:value="-0.258104583056333" calcext:value-type="float">
            <text:p>-0.2581045831</text:p>
          </table:table-cell>
          <table:table-cell table:formula="of:=[.D514]+([.D514]*[.C515]/100)" office:value-type="float" office:value="83.7950474986458" calcext:value-type="float">
            <text:p>83.7950474986</text:p>
          </table:table-cell>
          <table:table-cell office:value-type="float" office:value="85.5648212085383" calcext:value-type="float">
            <text:p>85.5648212085</text:p>
          </table:table-cell>
          <table:table-cell office:value-type="float" office:value="86.7064293923801" calcext:value-type="float">
            <text:p>86.7064293924</text:p>
          </table:table-cell>
          <table:table-cell table:number-columns-repeated="3"/>
        </table:table-row>
        <table:table-row table:style-name="ro1">
          <table:table-cell office:value-type="float" office:value="0.675879884075171" calcext:value-type="float">
            <text:p>0.6758798841</text:p>
          </table:table-cell>
          <table:table-cell table:formula="of:=[.A516]-1" office:value-type="float" office:value="-0.324120115924829" calcext:value-type="float">
            <text:p>-0.3241201159</text:p>
          </table:table-cell>
          <table:table-cell table:formula="of:=[.B516]+[.$C$1]" office:value-type="float" office:value="-0.154120115924829" calcext:value-type="float">
            <text:p>-0.1541201159</text:p>
          </table:table-cell>
          <table:table-cell table:formula="of:=[.D515]+([.D515]*[.C516]/100)" office:value-type="float" office:value="83.6659024743016" calcext:value-type="float">
            <text:p>83.6659024743</text:p>
          </table:table-cell>
          <table:table-cell office:value-type="float" office:value="85.7319325066674" calcext:value-type="float">
            <text:p>85.7319325067</text:p>
          </table:table-cell>
          <table:table-cell office:value-type="float" office:value="85.5648212085383" calcext:value-type="float">
            <text:p>85.5648212085</text:p>
          </table:table-cell>
          <table:table-cell table:number-columns-repeated="3"/>
        </table:table-row>
        <table:table-row table:style-name="ro1">
          <table:table-cell office:value-type="float" office:value="1.06904188063065" calcext:value-type="float">
            <text:p>1.0690418806</text:p>
          </table:table-cell>
          <table:table-cell table:formula="of:=[.A517]-1" office:value-type="float" office:value="0.0690418806306501" calcext:value-type="float">
            <text:p>0.0690418806</text:p>
          </table:table-cell>
          <table:table-cell table:formula="of:=[.B517]+[.$C$1]" office:value-type="float" office:value="0.23904188063065" calcext:value-type="float">
            <text:p>0.2390418806</text:p>
          </table:table-cell>
          <table:table-cell table:formula="of:=[.D516]+([.D516]*[.C517]/100)" office:value-type="float" office:value="83.8658990210228" calcext:value-type="float">
            <text:p>83.865899021</text:p>
          </table:table-cell>
          <table:table-cell office:value-type="float" office:value="85.0991732327956" calcext:value-type="float">
            <text:p>85.0991732328</text:p>
          </table:table-cell>
          <table:table-cell office:value-type="float" office:value="85.7319325066674" calcext:value-type="float">
            <text:p>85.7319325067</text:p>
          </table:table-cell>
          <table:table-cell table:number-columns-repeated="3"/>
        </table:table-row>
        <table:table-row table:style-name="ro1">
          <table:table-cell office:value-type="float" office:value="0.997564456645234" calcext:value-type="float">
            <text:p>0.9975644566</text:p>
          </table:table-cell>
          <table:table-cell table:formula="of:=[.A518]-1" office:value-type="float" office:value="-0.00243554335476592" calcext:value-type="float">
            <text:p>-0.0024355434</text:p>
          </table:table-cell>
          <table:table-cell table:formula="of:=[.B518]+[.$C$1]" office:value-type="float" office:value="0.167564456645234" calcext:value-type="float">
            <text:p>0.1675644566</text:p>
          </table:table-cell>
          <table:table-cell table:formula="of:=[.D517]+([.D517]*[.C518]/100)" office:value-type="float" office:value="84.0064284590281" calcext:value-type="float">
            <text:p>84.006428459</text:p>
          </table:table-cell>
          <table:table-cell office:value-type="float" office:value="86.5039484274136" calcext:value-type="float">
            <text:p>86.5039484274</text:p>
          </table:table-cell>
          <table:table-cell office:value-type="float" office:value="85.0991732327956" calcext:value-type="float">
            <text:p>85.0991732328</text:p>
          </table:table-cell>
          <table:table-cell table:number-columns-repeated="3"/>
        </table:table-row>
        <table:table-row table:style-name="ro1">
          <table:table-cell office:value-type="float" office:value="0.746662090937651" calcext:value-type="float">
            <text:p>0.7466620909</text:p>
          </table:table-cell>
          <table:table-cell table:formula="of:=[.A519]-1" office:value-type="float" office:value="-0.253337909062349" calcext:value-type="float">
            <text:p>-0.2533379091</text:p>
          </table:table-cell>
          <table:table-cell table:formula="of:=[.B519]+[.$C$1]" office:value-type="float" office:value="-0.083337909062349" calcext:value-type="float">
            <text:p>-0.0833379091</text:p>
          </table:table-cell>
          <table:table-cell table:formula="of:=[.D518]+([.D518]*[.C519]/100)" office:value-type="float" office:value="83.9364192580723" calcext:value-type="float">
            <text:p>83.9364192581</text:p>
          </table:table-cell>
          <table:table-cell office:value-type="float" office:value="85.3030273833895" calcext:value-type="float">
            <text:p>85.3030273834</text:p>
          </table:table-cell>
          <table:table-cell office:value-type="float" office:value="86.5039484274136" calcext:value-type="float">
            <text:p>86.5039484274</text:p>
          </table:table-cell>
          <table:table-cell table:number-columns-repeated="3"/>
        </table:table-row>
        <table:table-row table:style-name="ro1">
          <table:table-cell office:value-type="float" office:value="0.740158454489509" calcext:value-type="float">
            <text:p>0.7401584545</text:p>
          </table:table-cell>
          <table:table-cell table:formula="of:=[.A520]-1" office:value-type="float" office:value="-0.259841545510491" calcext:value-type="float">
            <text:p>-0.2598415455</text:p>
          </table:table-cell>
          <table:table-cell table:formula="of:=[.B520]+[.$C$1]" office:value-type="float" office:value="-0.089841545510491" calcext:value-type="float">
            <text:p>-0.0898415455</text:p>
          </table:table-cell>
          <table:table-cell table:formula="of:=[.D519]+([.D519]*[.C520]/100)" office:value-type="float" office:value="83.8610094817647" calcext:value-type="float">
            <text:p>83.8610094818</text:p>
          </table:table-cell>
          <table:table-cell office:value-type="float" office:value="85.3455458920662" calcext:value-type="float">
            <text:p>85.3455458921</text:p>
          </table:table-cell>
          <table:table-cell office:value-type="float" office:value="85.3030273833895" calcext:value-type="float">
            <text:p>85.3030273834</text:p>
          </table:table-cell>
          <table:table-cell table:number-columns-repeated="3"/>
        </table:table-row>
        <table:table-row table:style-name="ro1">
          <table:table-cell office:value-type="float" office:value="0.959289519202945" calcext:value-type="float">
            <text:p>0.9592895192</text:p>
          </table:table-cell>
          <table:table-cell table:formula="of:=[.A521]-1" office:value-type="float" office:value="-0.040710480797055" calcext:value-type="float">
            <text:p>-0.0407104808</text:p>
          </table:table-cell>
          <table:table-cell table:formula="of:=[.B521]+[.$C$1]" office:value-type="float" office:value="0.129289519202945" calcext:value-type="float">
            <text:p>0.1292895192</text:p>
          </table:table-cell>
          <table:table-cell table:formula="of:=[.D520]+([.D520]*[.C521]/100)" office:value-type="float" office:value="83.9694329777224" calcext:value-type="float">
            <text:p>83.9694329777</text:p>
          </table:table-cell>
          <table:table-cell office:value-type="float" office:value="87.516528047202" calcext:value-type="float">
            <text:p>87.5165280472</text:p>
          </table:table-cell>
          <table:table-cell office:value-type="float" office:value="85.3455458920662" calcext:value-type="float">
            <text:p>85.3455458921</text:p>
          </table:table-cell>
          <table:table-cell table:number-columns-repeated="3"/>
        </table:table-row>
        <table:table-row table:style-name="ro1">
          <table:table-cell office:value-type="float" office:value="0.785678879404404" calcext:value-type="float">
            <text:p>0.7856788794</text:p>
          </table:table-cell>
          <table:table-cell table:formula="of:=[.A522]-1" office:value-type="float" office:value="-0.214321120595596" calcext:value-type="float">
            <text:p>-0.2143211206</text:p>
          </table:table-cell>
          <table:table-cell table:formula="of:=[.B522]+[.$C$1]" office:value-type="float" office:value="-0.0443211205955959" calcext:value-type="float">
            <text:p>-0.0443211206</text:p>
          </table:table-cell>
          <table:table-cell table:formula="of:=[.D521]+([.D521]*[.C522]/100)" office:value-type="float" office:value="83.9322167840689" calcext:value-type="float">
            <text:p>83.9322167841</text:p>
          </table:table-cell>
          <table:table-cell office:value-type="float" office:value="87.9479964292967" calcext:value-type="float">
            <text:p>87.9479964293</text:p>
          </table:table-cell>
          <table:table-cell office:value-type="float" office:value="87.516528047202" calcext:value-type="float">
            <text:p>87.5165280472</text:p>
          </table:table-cell>
          <table:table-cell table:number-columns-repeated="3"/>
        </table:table-row>
        <table:table-row table:style-name="ro1">
          <table:table-cell office:value-type="float" office:value="1.09343994546721" calcext:value-type="float">
            <text:p>1.0934399455</text:p>
          </table:table-cell>
          <table:table-cell table:formula="of:=[.A523]-1" office:value-type="float" office:value="0.0934399454672099" calcext:value-type="float">
            <text:p>0.0934399455</text:p>
          </table:table-cell>
          <table:table-cell table:formula="of:=[.B523]+[.$C$1]" office:value-type="float" office:value="0.26343994546721" calcext:value-type="float">
            <text:p>0.2634399455</text:p>
          </table:table-cell>
          <table:table-cell table:formula="of:=[.D522]+([.D522]*[.C523]/100)" office:value-type="float" office:value="84.1533277701943" calcext:value-type="float">
            <text:p>84.1533277702</text:p>
          </table:table-cell>
          <table:table-cell office:value-type="float" office:value="89.0373656948457" calcext:value-type="float">
            <text:p>89.0373656948</text:p>
          </table:table-cell>
          <table:table-cell office:value-type="float" office:value="87.9479964292967" calcext:value-type="float">
            <text:p>87.9479964293</text:p>
          </table:table-cell>
          <table:table-cell table:number-columns-repeated="3"/>
        </table:table-row>
        <table:table-row table:style-name="ro1">
          <table:table-cell office:value-type="float" office:value="0.864030456498625" calcext:value-type="float">
            <text:p>0.8640304565</text:p>
          </table:table-cell>
          <table:table-cell table:formula="of:=[.A524]-1" office:value-type="float" office:value="-0.135969543501375" calcext:value-type="float">
            <text:p>-0.1359695435</text:p>
          </table:table-cell>
          <table:table-cell table:formula="of:=[.B524]+[.$C$1]" office:value-type="float" office:value="0.0340304564986251" calcext:value-type="float">
            <text:p>0.0340304565</text:p>
          </table:table-cell>
          <table:table-cell table:formula="of:=[.D523]+([.D523]*[.C524]/100)" office:value-type="float" office:value="84.1819655317933" calcext:value-type="float">
            <text:p>84.1819655318</text:p>
          </table:table-cell>
          <table:table-cell office:value-type="float" office:value="88.1234716204669" calcext:value-type="float">
            <text:p>88.1234716205</text:p>
          </table:table-cell>
          <table:table-cell office:value-type="float" office:value="89.0373656948457" calcext:value-type="float">
            <text:p>89.0373656948</text:p>
          </table:table-cell>
          <table:table-cell table:number-columns-repeated="3"/>
        </table:table-row>
        <table:table-row table:style-name="ro1">
          <table:table-cell office:value-type="float" office:value="1.26279184569135" calcext:value-type="float">
            <text:p>1.2627918457</text:p>
          </table:table-cell>
          <table:table-cell table:formula="of:=[.A525]-1" office:value-type="float" office:value="0.26279184569135" calcext:value-type="float">
            <text:p>0.2627918457</text:p>
          </table:table-cell>
          <table:table-cell table:formula="of:=[.B525]+[.$C$1]" office:value-type="float" office:value="0.43279184569135" calcext:value-type="float">
            <text:p>0.4327918457</text:p>
          </table:table-cell>
          <table:table-cell table:formula="of:=[.D524]+([.D524]*[.C525]/100)" office:value-type="float" office:value="84.5462982141576" calcext:value-type="float">
            <text:p>84.5462982142</text:p>
          </table:table-cell>
          <table:table-cell office:value-type="float" office:value="88.5182054846229" calcext:value-type="float">
            <text:p>88.5182054846</text:p>
          </table:table-cell>
          <table:table-cell office:value-type="float" office:value="88.1234716204669" calcext:value-type="float">
            <text:p>88.1234716205</text:p>
          </table:table-cell>
          <table:table-cell table:number-columns-repeated="3"/>
        </table:table-row>
        <table:table-row table:style-name="ro1">
          <table:table-cell office:value-type="float" office:value="0.828821318012612" calcext:value-type="float">
            <text:p>0.828821318</text:p>
          </table:table-cell>
          <table:table-cell table:formula="of:=[.A526]-1" office:value-type="float" office:value="-0.171178681987388" calcext:value-type="float">
            <text:p>-0.171178682</text:p>
          </table:table-cell>
          <table:table-cell table:formula="of:=[.B526]+[.$C$1]" office:value-type="float" office:value="-0.00117868198738794" calcext:value-type="float">
            <text:p>-0.001178682</text:p>
          </table:table-cell>
          <table:table-cell table:formula="of:=[.D525]+([.D525]*[.C526]/100)" office:value-type="float" office:value="84.5453016821695" calcext:value-type="float">
            <text:p>84.5453016822</text:p>
          </table:table-cell>
          <table:table-cell office:value-type="float" office:value="88.7587858271514" calcext:value-type="float">
            <text:p>88.7587858272</text:p>
          </table:table-cell>
          <table:table-cell office:value-type="float" office:value="88.5182054846229" calcext:value-type="float">
            <text:p>88.5182054846</text:p>
          </table:table-cell>
          <table:table-cell table:number-columns-repeated="3"/>
        </table:table-row>
        <table:table-row table:style-name="ro1">
          <table:table-cell office:value-type="float" office:value="0.655770970857457" calcext:value-type="float">
            <text:p>0.6557709709</text:p>
          </table:table-cell>
          <table:table-cell table:formula="of:=[.A527]-1" office:value-type="float" office:value="-0.344229029142543" calcext:value-type="float">
            <text:p>-0.3442290291</text:p>
          </table:table-cell>
          <table:table-cell table:formula="of:=[.B527]+[.$C$1]" office:value-type="float" office:value="-0.174229029142543" calcext:value-type="float">
            <text:p>-0.1742290291</text:p>
          </table:table-cell>
          <table:table-cell table:formula="of:=[.D526]+([.D526]*[.C527]/100)" office:value-type="float" office:value="84.3979992238631" calcext:value-type="float">
            <text:p>84.3979992239</text:p>
          </table:table-cell>
          <table:table-cell office:value-type="float" office:value="89.1638309915602" calcext:value-type="float">
            <text:p>89.1638309916</text:p>
          </table:table-cell>
          <table:table-cell office:value-type="float" office:value="88.7587858271514" calcext:value-type="float">
            <text:p>88.7587858272</text:p>
          </table:table-cell>
          <table:table-cell table:number-columns-repeated="3"/>
        </table:table-row>
        <table:table-row table:style-name="ro1">
          <table:table-cell office:value-type="float" office:value="1.10310029698843" calcext:value-type="float">
            <text:p>1.103100297</text:p>
          </table:table-cell>
          <table:table-cell table:formula="of:=[.A528]-1" office:value-type="float" office:value="0.10310029698843" calcext:value-type="float">
            <text:p>0.103100297</text:p>
          </table:table-cell>
          <table:table-cell table:formula="of:=[.B528]+[.$C$1]" office:value-type="float" office:value="0.27310029698843" calcext:value-type="float">
            <text:p>0.273100297</text:p>
          </table:table-cell>
          <table:table-cell table:formula="of:=[.D527]+([.D527]*[.C528]/100)" office:value-type="float" office:value="84.6284904103957" calcext:value-type="float">
            <text:p>84.6284904104</text:p>
          </table:table-cell>
          <table:table-cell office:value-type="float" office:value="89.8571847592837" calcext:value-type="float">
            <text:p>89.8571847593</text:p>
          </table:table-cell>
          <table:table-cell office:value-type="float" office:value="89.1638309915602" calcext:value-type="float">
            <text:p>89.1638309916</text:p>
          </table:table-cell>
          <table:table-cell table:number-columns-repeated="3"/>
        </table:table-row>
        <table:table-row table:style-name="ro1">
          <table:table-cell office:value-type="float" office:value="0.633928568375433" calcext:value-type="float">
            <text:p>0.6339285684</text:p>
          </table:table-cell>
          <table:table-cell table:formula="of:=[.A529]-1" office:value-type="float" office:value="-0.366071431624567" calcext:value-type="float">
            <text:p>-0.3660714316</text:p>
          </table:table-cell>
          <table:table-cell table:formula="of:=[.B529]+[.$C$1]" office:value-type="float" office:value="-0.196071431624567" calcext:value-type="float">
            <text:p>-0.1960714316</text:p>
          </table:table-cell>
          <table:table-cell table:formula="of:=[.D528]+([.D528]*[.C529]/100)" office:value-type="float" office:value="84.4625581176858" calcext:value-type="float">
            <text:p>84.4625581177</text:p>
          </table:table-cell>
          <table:table-cell office:value-type="float" office:value="89.7068594866562" calcext:value-type="float">
            <text:p>89.7068594867</text:p>
          </table:table-cell>
          <table:table-cell office:value-type="float" office:value="89.8571847592837" calcext:value-type="float">
            <text:p>89.8571847593</text:p>
          </table:table-cell>
          <table:table-cell table:number-columns-repeated="3"/>
        </table:table-row>
        <table:table-row table:style-name="ro1">
          <table:table-cell office:value-type="float" office:value="0.596032832172477" calcext:value-type="float">
            <text:p>0.5960328322</text:p>
          </table:table-cell>
          <table:table-cell table:formula="of:=[.A530]-1" office:value-type="float" office:value="-0.403967167827523" calcext:value-type="float">
            <text:p>-0.4039671678</text:p>
          </table:table-cell>
          <table:table-cell table:formula="of:=[.B530]+[.$C$1]" office:value-type="float" office:value="-0.233967167827523" calcext:value-type="float">
            <text:p>-0.2339671678</text:p>
          </table:table-cell>
          <table:table-cell table:formula="of:=[.D529]+([.D529]*[.C530]/100)" office:value-type="float" office:value="84.2649434625832" calcext:value-type="float">
            <text:p>84.2649434626</text:p>
          </table:table-cell>
          <table:table-cell office:value-type="float" office:value="90.1009192512658" calcext:value-type="float">
            <text:p>90.1009192513</text:p>
          </table:table-cell>
          <table:table-cell office:value-type="float" office:value="89.7068594866562" calcext:value-type="float">
            <text:p>89.7068594867</text:p>
          </table:table-cell>
          <table:table-cell table:number-columns-repeated="3"/>
        </table:table-row>
        <table:table-row table:style-name="ro1">
          <table:table-cell office:value-type="float" office:value="0.8688026616703" calcext:value-type="float">
            <text:p>0.8688026617</text:p>
          </table:table-cell>
          <table:table-cell table:formula="of:=[.A531]-1" office:value-type="float" office:value="-0.1311973383297" calcext:value-type="float">
            <text:p>-0.1311973383</text:p>
          </table:table-cell>
          <table:table-cell table:formula="of:=[.B531]+[.$C$1]" office:value-type="float" office:value="0.0388026616703001" calcext:value-type="float">
            <text:p>0.0388026617</text:p>
          </table:table-cell>
          <table:table-cell table:formula="of:=[.D530]+([.D530]*[.C531]/100)" office:value-type="float" office:value="84.2976405035016" calcext:value-type="float">
            <text:p>84.2976405035</text:p>
          </table:table-cell>
          <table:table-cell office:value-type="float" office:value="90.2892523494973" calcext:value-type="float">
            <text:p>90.2892523495</text:p>
          </table:table-cell>
          <table:table-cell office:value-type="float" office:value="90.1009192512658" calcext:value-type="float">
            <text:p>90.1009192513</text:p>
          </table:table-cell>
          <table:table-cell table:number-columns-repeated="3"/>
        </table:table-row>
        <table:table-row table:style-name="ro1">
          <table:table-cell office:value-type="float" office:value="0.862781384017597" calcext:value-type="float">
            <text:p>0.862781384</text:p>
          </table:table-cell>
          <table:table-cell table:formula="of:=[.A532]-1" office:value-type="float" office:value="-0.137218615982403" calcext:value-type="float">
            <text:p>-0.137218616</text:p>
          </table:table-cell>
          <table:table-cell table:formula="of:=[.B532]+[.$C$1]" office:value-type="float" office:value="0.0327813840175971" calcext:value-type="float">
            <text:p>0.032781384</text:p>
          </table:table-cell>
          <table:table-cell table:formula="of:=[.D531]+([.D531]*[.C532]/100)" office:value-type="float" office:value="84.3252744367528" calcext:value-type="float">
            <text:p>84.3252744368</text:p>
          </table:table-cell>
          <table:table-cell office:value-type="float" office:value="90.4002049283756" calcext:value-type="float">
            <text:p>90.4002049284</text:p>
          </table:table-cell>
          <table:table-cell office:value-type="float" office:value="90.2892523494973" calcext:value-type="float">
            <text:p>90.2892523495</text:p>
          </table:table-cell>
          <table:table-cell table:number-columns-repeated="3"/>
        </table:table-row>
        <table:table-row table:style-name="ro1">
          <table:table-cell office:value-type="float" office:value="1.43856323236847" calcext:value-type="float">
            <text:p>1.4385632324</text:p>
          </table:table-cell>
          <table:table-cell table:formula="of:=[.A533]-1" office:value-type="float" office:value="0.43856323236847" calcext:value-type="float">
            <text:p>0.4385632324</text:p>
          </table:table-cell>
          <table:table-cell table:formula="of:=[.B533]+[.$C$1]" office:value-type="float" office:value="0.60856323236847" calcext:value-type="float">
            <text:p>0.6085632324</text:p>
          </table:table-cell>
          <table:table-cell table:formula="of:=[.D532]+([.D532]*[.C533]/100)" office:value-type="float" office:value="84.8384470525687" calcext:value-type="float">
            <text:p>84.8384470526</text:p>
          </table:table-cell>
          <table:table-cell office:value-type="float" office:value="91.642462716847" calcext:value-type="float">
            <text:p>91.6424627168</text:p>
          </table:table-cell>
          <table:table-cell office:value-type="float" office:value="90.4002049283756" calcext:value-type="float">
            <text:p>90.4002049284</text:p>
          </table:table-cell>
          <table:table-cell table:number-columns-repeated="3"/>
        </table:table-row>
        <table:table-row table:style-name="ro1">
          <table:table-cell office:value-type="float" office:value="0.686380332089629" calcext:value-type="float">
            <text:p>0.6863803321</text:p>
          </table:table-cell>
          <table:table-cell table:formula="of:=[.A534]-1" office:value-type="float" office:value="-0.313619667910371" calcext:value-type="float">
            <text:p>-0.3136196679</text:p>
          </table:table-cell>
          <table:table-cell table:formula="of:=[.B534]+[.$C$1]" office:value-type="float" office:value="-0.143619667910371" calcext:value-type="float">
            <text:p>-0.1436196679</text:p>
          </table:table-cell>
          <table:table-cell table:formula="of:=[.D533]+([.D533]*[.C534]/100)" office:value-type="float" office:value="84.7166023566515" calcext:value-type="float">
            <text:p>84.7166023567</text:p>
          </table:table-cell>
          <table:table-cell office:value-type="float" office:value="91.7056121435114" calcext:value-type="float">
            <text:p>91.7056121435</text:p>
          </table:table-cell>
          <table:table-cell office:value-type="float" office:value="91.642462716847" calcext:value-type="float">
            <text:p>91.6424627168</text:p>
          </table:table-cell>
          <table:table-cell table:number-columns-repeated="3"/>
        </table:table-row>
        <table:table-row table:style-name="ro1">
          <table:table-cell office:value-type="float" office:value="0.921646411994989" calcext:value-type="float">
            <text:p>0.921646412</text:p>
          </table:table-cell>
          <table:table-cell table:formula="of:=[.A535]-1" office:value-type="float" office:value="-0.0783535880050109" calcext:value-type="float">
            <text:p>-0.078353588</text:p>
          </table:table-cell>
          <table:table-cell table:formula="of:=[.B535]+[.$C$1]" office:value-type="float" office:value="0.0916464119949891" calcext:value-type="float">
            <text:p>0.091646412</text:p>
          </table:table-cell>
          <table:table-cell table:formula="of:=[.D534]+([.D534]*[.C535]/100)" office:value-type="float" office:value="84.7942420830755" calcext:value-type="float">
            <text:p>84.7942420831</text:p>
          </table:table-cell>
          <table:table-cell office:value-type="float" office:value="91.5205080861611" calcext:value-type="float">
            <text:p>91.5205080862</text:p>
          </table:table-cell>
          <table:table-cell office:value-type="float" office:value="91.7056121435114" calcext:value-type="float">
            <text:p>91.7056121435</text:p>
          </table:table-cell>
          <table:table-cell table:number-columns-repeated="3"/>
        </table:table-row>
        <table:table-row table:style-name="ro1">
          <table:table-cell office:value-type="float" office:value="0.853529824926871" calcext:value-type="float">
            <text:p>0.8535298249</text:p>
          </table:table-cell>
          <table:table-cell table:formula="of:=[.A536]-1" office:value-type="float" office:value="-0.146470175073129" calcext:value-type="float">
            <text:p>-0.1464701751</text:p>
          </table:table-cell>
          <table:table-cell table:formula="of:=[.B536]+[.$C$1]" office:value-type="float" office:value="0.023529824926871" calcext:value-type="float">
            <text:p>0.0235298249</text:p>
          </table:table-cell>
          <table:table-cell table:formula="of:=[.D535]+([.D535]*[.C536]/100)" office:value-type="float" office:value="84.8141940197857" calcext:value-type="float">
            <text:p>84.8141940198</text:p>
          </table:table-cell>
          <table:table-cell office:value-type="float" office:value="90.8652537045215" calcext:value-type="float">
            <text:p>90.8652537045</text:p>
          </table:table-cell>
          <table:table-cell office:value-type="float" office:value="91.5205080861611" calcext:value-type="float">
            <text:p>91.5205080862</text:p>
          </table:table-cell>
          <table:table-cell table:number-columns-repeated="3"/>
        </table:table-row>
        <table:table-row table:style-name="ro1">
          <table:table-cell office:value-type="float" office:value="0.652205780390571" calcext:value-type="float">
            <text:p>0.6522057804</text:p>
          </table:table-cell>
          <table:table-cell table:formula="of:=[.A537]-1" office:value-type="float" office:value="-0.347794219609429" calcext:value-type="float">
            <text:p>-0.3477942196</text:p>
          </table:table-cell>
          <table:table-cell table:formula="of:=[.B537]+[.$C$1]" office:value-type="float" office:value="-0.177794219609429" calcext:value-type="float">
            <text:p>-0.1777942196</text:p>
          </table:table-cell>
          <table:table-cell table:formula="of:=[.D536]+([.D536]*[.C537]/100)" office:value-type="float" office:value="84.6633992854101" calcext:value-type="float">
            <text:p>84.6633992854</text:p>
          </table:table-cell>
          <table:table-cell office:value-type="float" office:value="92.5512469170784" calcext:value-type="float">
            <text:p>92.5512469171</text:p>
          </table:table-cell>
          <table:table-cell office:value-type="float" office:value="90.8652537045215" calcext:value-type="float">
            <text:p>90.8652537045</text:p>
          </table:table-cell>
          <table:table-cell table:number-columns-repeated="3"/>
        </table:table-row>
        <table:table-row table:style-name="ro1">
          <table:table-cell office:value-type="float" office:value="0.546903914351755" calcext:value-type="float">
            <text:p>0.5469039144</text:p>
          </table:table-cell>
          <table:table-cell table:formula="of:=[.A538]-1" office:value-type="float" office:value="-0.453096085648245" calcext:value-type="float">
            <text:p>-0.4530960856</text:p>
          </table:table-cell>
          <table:table-cell table:formula="of:=[.B538]+[.$C$1]" office:value-type="float" office:value="-0.283096085648245" calcext:value-type="float">
            <text:p>-0.2830960856</text:p>
          </table:table-cell>
          <table:table-cell table:formula="of:=[.D537]+([.D537]*[.C538]/100)" office:value-type="float" office:value="84.4237205160564" calcext:value-type="float">
            <text:p>84.4237205161</text:p>
          </table:table-cell>
          <table:table-cell office:value-type="float" office:value="92.1403179010135" calcext:value-type="float">
            <text:p>92.140317901</text:p>
          </table:table-cell>
          <table:table-cell office:value-type="float" office:value="92.5512469170784" calcext:value-type="float">
            <text:p>92.5512469171</text:p>
          </table:table-cell>
          <table:table-cell table:number-columns-repeated="3"/>
        </table:table-row>
        <table:table-row table:style-name="ro1">
          <table:table-cell office:value-type="float" office:value="0.475383443293585" calcext:value-type="float">
            <text:p>0.4753834433</text:p>
          </table:table-cell>
          <table:table-cell table:formula="of:=[.A539]-1" office:value-type="float" office:value="-0.524616556706415" calcext:value-type="float">
            <text:p>-0.5246165567</text:p>
          </table:table-cell>
          <table:table-cell table:formula="of:=[.B539]+[.$C$1]" office:value-type="float" office:value="-0.354616556706415" calcext:value-type="float">
            <text:p>-0.3546165567</text:p>
          </table:table-cell>
          <table:table-cell table:formula="of:=[.D538]+([.D538]*[.C539]/100)" office:value-type="float" office:value="84.1243400253189" calcext:value-type="float">
            <text:p>84.1243400253</text:p>
          </table:table-cell>
          <table:table-cell office:value-type="float" office:value="92.5331792493854" calcext:value-type="float">
            <text:p>92.5331792494</text:p>
          </table:table-cell>
          <table:table-cell office:value-type="float" office:value="92.1403179010135" calcext:value-type="float">
            <text:p>92.140317901</text:p>
          </table:table-cell>
          <table:table-cell table:number-columns-repeated="3"/>
        </table:table-row>
        <table:table-row table:style-name="ro1">
          <table:table-cell office:value-type="float" office:value="1.14460695120651" calcext:value-type="float">
            <text:p>1.1446069512</text:p>
          </table:table-cell>
          <table:table-cell table:formula="of:=[.A540]-1" office:value-type="float" office:value="0.14460695120651" calcext:value-type="float">
            <text:p>0.1446069512</text:p>
          </table:table-cell>
          <table:table-cell table:formula="of:=[.B540]+[.$C$1]" office:value-type="float" office:value="0.31460695120651" calcext:value-type="float">
            <text:p>0.3146069512</text:p>
          </table:table-cell>
          <table:table-cell table:formula="of:=[.D539]+([.D539]*[.C540]/100)" office:value-type="float" office:value="84.3890010466952" calcext:value-type="float">
            <text:p>84.3890010467</text:p>
          </table:table-cell>
          <table:table-cell office:value-type="float" office:value="92.3383714173832" calcext:value-type="float">
            <text:p>92.3383714174</text:p>
          </table:table-cell>
          <table:table-cell office:value-type="float" office:value="92.5331792493854" calcext:value-type="float">
            <text:p>92.5331792494</text:p>
          </table:table-cell>
          <table:table-cell table:number-columns-repeated="3"/>
        </table:table-row>
        <table:table-row table:style-name="ro1">
          <table:table-cell office:value-type="float" office:value="0.996236872641072" calcext:value-type="float">
            <text:p>0.9962368726</text:p>
          </table:table-cell>
          <table:table-cell table:formula="of:=[.A541]-1" office:value-type="float" office:value="-0.00376312735892792" calcext:value-type="float">
            <text:p>-0.0037631274</text:p>
          </table:table-cell>
          <table:table-cell table:formula="of:=[.B541]+[.$C$1]" office:value-type="float" office:value="0.166236872641072" calcext:value-type="float">
            <text:p>0.1662368726</text:p>
          </table:table-cell>
          <table:table-cell table:formula="of:=[.D540]+([.D540]*[.C541]/100)" office:value-type="float" office:value="84.5292866828882" calcext:value-type="float">
            <text:p>84.5292866829</text:p>
          </table:table-cell>
          <table:table-cell office:value-type="float" office:value="91.9358728768269" calcext:value-type="float">
            <text:p>91.9358728768</text:p>
          </table:table-cell>
          <table:table-cell office:value-type="float" office:value="92.3383714173832" calcext:value-type="float">
            <text:p>92.3383714174</text:p>
          </table:table-cell>
          <table:table-cell table:number-columns-repeated="3"/>
        </table:table-row>
        <table:table-row table:style-name="ro1">
          <table:table-cell office:value-type="float" office:value="0.731054160938387" calcext:value-type="float">
            <text:p>0.7310541609</text:p>
          </table:table-cell>
          <table:table-cell table:formula="of:=[.A542]-1" office:value-type="float" office:value="-0.268945839061613" calcext:value-type="float">
            <text:p>-0.2689458391</text:p>
          </table:table-cell>
          <table:table-cell table:formula="of:=[.B542]+[.$C$1]" office:value-type="float" office:value="-0.0989458390616129" calcext:value-type="float">
            <text:p>-0.0989458391</text:p>
          </table:table-cell>
          <table:table-cell table:formula="of:=[.D541]+([.D541]*[.C542]/100)" office:value-type="float" office:value="84.4456484709271" calcext:value-type="float">
            <text:p>84.4456484709</text:p>
          </table:table-cell>
          <table:table-cell office:value-type="float" office:value="92.290643173641" calcext:value-type="float">
            <text:p>92.2906431736</text:p>
          </table:table-cell>
          <table:table-cell office:value-type="float" office:value="91.9358728768269" calcext:value-type="float">
            <text:p>91.9358728768</text:p>
          </table:table-cell>
          <table:table-cell table:number-columns-repeated="3"/>
        </table:table-row>
        <table:table-row table:style-name="ro1">
          <table:table-cell office:value-type="float" office:value="0.439353242822976" calcext:value-type="float">
            <text:p>0.4393532428</text:p>
          </table:table-cell>
          <table:table-cell table:formula="of:=[.A543]-1" office:value-type="float" office:value="-0.560646757177024" calcext:value-type="float">
            <text:p>-0.5606467572</text:p>
          </table:table-cell>
          <table:table-cell table:formula="of:=[.B543]+[.$C$1]" office:value-type="float" office:value="-0.390646757177024" calcext:value-type="float">
            <text:p>-0.3906467572</text:p>
          </table:table-cell>
          <table:table-cell table:formula="of:=[.D542]+([.D542]*[.C543]/100)" office:value-type="float" office:value="84.1157642835983" calcext:value-type="float">
            <text:p>84.1157642836</text:p>
          </table:table-cell>
          <table:table-cell office:value-type="float" office:value="91.6224309984559" calcext:value-type="float">
            <text:p>91.6224309985</text:p>
          </table:table-cell>
          <table:table-cell office:value-type="float" office:value="92.290643173641" calcext:value-type="float">
            <text:p>92.2906431736</text:p>
          </table:table-cell>
          <table:table-cell table:number-columns-repeated="3"/>
        </table:table-row>
        <table:table-row table:style-name="ro1">
          <table:table-cell office:value-type="float" office:value="1.11722122178943" calcext:value-type="float">
            <text:p>1.1172212218</text:p>
          </table:table-cell>
          <table:table-cell table:formula="of:=[.A544]-1" office:value-type="float" office:value="0.11722122178943" calcext:value-type="float">
            <text:p>0.1172212218</text:p>
          </table:table-cell>
          <table:table-cell table:formula="of:=[.B544]+[.$C$1]" office:value-type="float" office:value="0.28722122178943" calcext:value-type="float">
            <text:p>0.2872212218</text:p>
          </table:table-cell>
          <table:table-cell table:formula="of:=[.D543]+([.D543]*[.C544]/100)" office:value-type="float" office:value="84.3573626094911" calcext:value-type="float">
            <text:p>84.3573626095</text:p>
          </table:table-cell>
          <table:table-cell office:value-type="float" office:value="93.2710155850056" calcext:value-type="float">
            <text:p>93.271015585</text:p>
          </table:table-cell>
          <table:table-cell office:value-type="float" office:value="91.6224309984559" calcext:value-type="float">
            <text:p>91.6224309985</text:p>
          </table:table-cell>
          <table:table-cell table:number-columns-repeated="3"/>
        </table:table-row>
        <table:table-row table:style-name="ro1">
          <table:table-cell office:value-type="float" office:value="0.876794165714174" calcext:value-type="float">
            <text:p>0.8767941657</text:p>
          </table:table-cell>
          <table:table-cell table:formula="of:=[.A545]-1" office:value-type="float" office:value="-0.123205834285826" calcext:value-type="float">
            <text:p>-0.1232058343</text:p>
          </table:table-cell>
          <table:table-cell table:formula="of:=[.B545]+[.$C$1]" office:value-type="float" office:value="0.0467941657141741" calcext:value-type="float">
            <text:p>0.0467941657</text:p>
          </table:table-cell>
          <table:table-cell table:formula="of:=[.D544]+([.D544]*[.C545]/100)" office:value-type="float" office:value="84.3968369335427" calcext:value-type="float">
            <text:p>84.3968369335</text:p>
          </table:table-cell>
          <table:table-cell office:value-type="float" office:value="93.4664309426088" calcext:value-type="float">
            <text:p>93.4664309426</text:p>
          </table:table-cell>
          <table:table-cell office:value-type="float" office:value="93.2710155850056" calcext:value-type="float">
            <text:p>93.271015585</text:p>
          </table:table-cell>
          <table:table-cell table:number-columns-repeated="3"/>
        </table:table-row>
        <table:table-row table:style-name="ro1">
          <table:table-cell office:value-type="float" office:value="0.740593801877704" calcext:value-type="float">
            <text:p>0.7405938019</text:p>
          </table:table-cell>
          <table:table-cell table:formula="of:=[.A546]-1" office:value-type="float" office:value="-0.259406198122296" calcext:value-type="float">
            <text:p>-0.2594061981</text:p>
          </table:table-cell>
          <table:table-cell table:formula="of:=[.B546]+[.$C$1]" office:value-type="float" office:value="-0.0894061981222959" calcext:value-type="float">
            <text:p>-0.0894061981</text:p>
          </table:table-cell>
          <table:table-cell table:formula="of:=[.D545]+([.D545]*[.C546]/100)" office:value-type="float" office:value="84.321380930305" calcext:value-type="float">
            <text:p>84.3213809303</text:p>
          </table:table-cell>
          <table:table-cell office:value-type="float" office:value="93.3039135364622" calcext:value-type="float">
            <text:p>93.3039135365</text:p>
          </table:table-cell>
          <table:table-cell office:value-type="float" office:value="93.4664309426088" calcext:value-type="float">
            <text:p>93.4664309426</text:p>
          </table:table-cell>
          <table:table-cell table:number-columns-repeated="3"/>
        </table:table-row>
        <table:table-row table:style-name="ro1">
          <table:table-cell office:value-type="float" office:value="1.00436309323229" calcext:value-type="float">
            <text:p>1.0043630932</text:p>
          </table:table-cell>
          <table:table-cell table:formula="of:=[.A547]-1" office:value-type="float" office:value="0.00436309323229001" calcext:value-type="float">
            <text:p>0.0043630932</text:p>
          </table:table-cell>
          <table:table-cell table:formula="of:=[.B547]+[.$C$1]" office:value-type="float" office:value="0.17436309323229" calcext:value-type="float">
            <text:p>0.1743630932</text:p>
          </table:table-cell>
          <table:table-cell table:formula="of:=[.D546]+([.D546]*[.C547]/100)" office:value-type="float" office:value="84.4684062983512" calcext:value-type="float">
            <text:p>84.4684062984</text:p>
          </table:table-cell>
          <table:table-cell office:value-type="float" office:value="93.7973412720319" calcext:value-type="float">
            <text:p>93.797341272</text:p>
          </table:table-cell>
          <table:table-cell office:value-type="float" office:value="93.3039135364622" calcext:value-type="float">
            <text:p>93.3039135365</text:p>
          </table:table-cell>
          <table:table-cell table:number-columns-repeated="3"/>
        </table:table-row>
        <table:table-row table:style-name="ro1">
          <table:table-cell office:value-type="float" office:value="0.715657025316615" calcext:value-type="float">
            <text:p>0.7156570253</text:p>
          </table:table-cell>
          <table:table-cell table:formula="of:=[.A548]-1" office:value-type="float" office:value="-0.284342974683385" calcext:value-type="float">
            <text:p>-0.2843429747</text:p>
          </table:table-cell>
          <table:table-cell table:formula="of:=[.B548]+[.$C$1]" office:value-type="float" office:value="-0.114342974683385" calcext:value-type="float">
            <text:p>-0.1143429747</text:p>
          </table:table-cell>
          <table:table-cell table:formula="of:=[.D547]+([.D547]*[.C548]/100)" office:value-type="float" office:value="84.3718226099221" calcext:value-type="float">
            <text:p>84.3718226099</text:p>
          </table:table-cell>
          <table:table-cell office:value-type="float" office:value="93.8302309060063" calcext:value-type="float">
            <text:p>93.830230906</text:p>
          </table:table-cell>
          <table:table-cell office:value-type="float" office:value="93.7973412720319" calcext:value-type="float">
            <text:p>93.797341272</text:p>
          </table:table-cell>
          <table:table-cell table:number-columns-repeated="3"/>
        </table:table-row>
        <table:table-row table:style-name="ro1">
          <table:table-cell office:value-type="float" office:value="0.517438266801472" calcext:value-type="float">
            <text:p>0.5174382668</text:p>
          </table:table-cell>
          <table:table-cell table:formula="of:=[.A549]-1" office:value-type="float" office:value="-0.482561733198528" calcext:value-type="float">
            <text:p>-0.4825617332</text:p>
          </table:table-cell>
          <table:table-cell table:formula="of:=[.B549]+[.$C$1]" office:value-type="float" office:value="-0.312561733198528" calcext:value-type="float">
            <text:p>-0.3125617332</text:p>
          </table:table-cell>
          <table:table-cell table:formula="of:=[.D548]+([.D548]*[.C549]/100)" office:value-type="float" office:value="84.1081085788413" calcext:value-type="float">
            <text:p>84.1081085788</text:p>
          </table:table-cell>
          <table:table-cell office:value-type="float" office:value="93.9159669923965" calcext:value-type="float">
            <text:p>93.9159669924</text:p>
          </table:table-cell>
          <table:table-cell office:value-type="float" office:value="93.8302309060063" calcext:value-type="float">
            <text:p>93.830230906</text:p>
          </table:table-cell>
          <table:table-cell table:number-columns-repeated="3"/>
        </table:table-row>
        <table:table-row table:style-name="ro1">
          <table:table-cell office:value-type="float" office:value="0.902855879902665" calcext:value-type="float">
            <text:p>0.9028558799</text:p>
          </table:table-cell>
          <table:table-cell table:formula="of:=[.A550]-1" office:value-type="float" office:value="-0.097144120097335" calcext:value-type="float">
            <text:p>-0.0971441201</text:p>
          </table:table-cell>
          <table:table-cell table:formula="of:=[.B550]+[.$C$1]" office:value-type="float" office:value="0.072855879902665" calcext:value-type="float">
            <text:p>0.0728558799</text:p>
          </table:table-cell>
          <table:table-cell table:formula="of:=[.D549]+([.D549]*[.C550]/100)" office:value-type="float" office:value="84.1693862814159" calcext:value-type="float">
            <text:p>84.1693862814</text:p>
          </table:table-cell>
          <table:table-cell office:value-type="float" office:value="94.5609100737832" calcext:value-type="float">
            <text:p>94.5609100738</text:p>
          </table:table-cell>
          <table:table-cell office:value-type="float" office:value="93.9159669923965" calcext:value-type="float">
            <text:p>93.9159669924</text:p>
          </table:table-cell>
          <table:table-cell table:number-columns-repeated="3"/>
        </table:table-row>
        <table:table-row table:style-name="ro1">
          <table:table-cell office:value-type="float" office:value="1.04857800500046" calcext:value-type="float">
            <text:p>1.048578005</text:p>
          </table:table-cell>
          <table:table-cell table:formula="of:=[.A551]-1" office:value-type="float" office:value="0.0485780050004601" calcext:value-type="float">
            <text:p>0.048578005</text:p>
          </table:table-cell>
          <table:table-cell table:formula="of:=[.B551]+[.$C$1]" office:value-type="float" office:value="0.21857800500046" calcext:value-type="float">
            <text:p>0.218578005</text:p>
          </table:table-cell>
          <table:table-cell table:formula="of:=[.D550]+([.D550]*[.C551]/100)" office:value-type="float" office:value="84.3533620467709" calcext:value-type="float">
            <text:p>84.3533620468</text:p>
          </table:table-cell>
          <table:table-cell office:value-type="float" office:value="94.5480438321957" calcext:value-type="float">
            <text:p>94.5480438322</text:p>
          </table:table-cell>
          <table:table-cell office:value-type="float" office:value="94.5609100737832" calcext:value-type="float">
            <text:p>94.5609100738</text:p>
          </table:table-cell>
          <table:table-cell table:number-columns-repeated="3"/>
        </table:table-row>
        <table:table-row table:style-name="ro1">
          <table:table-cell office:value-type="float" office:value="0.745460273570001" calcext:value-type="float">
            <text:p>0.7454602736</text:p>
          </table:table-cell>
          <table:table-cell table:formula="of:=[.A552]-1" office:value-type="float" office:value="-0.254539726429999" calcext:value-type="float">
            <text:p>-0.2545397264</text:p>
          </table:table-cell>
          <table:table-cell table:formula="of:=[.B552]+[.$C$1]" office:value-type="float" office:value="-0.0845397264299989" calcext:value-type="float">
            <text:p>-0.0845397264</text:p>
          </table:table-cell>
          <table:table-cell table:formula="of:=[.D551]+([.D551]*[.C552]/100)" office:value-type="float" office:value="84.2820499452621" calcext:value-type="float">
            <text:p>84.2820499453</text:p>
          </table:table-cell>
          <table:table-cell office:value-type="float" office:value="94.2771287885055" calcext:value-type="float">
            <text:p>94.2771287885</text:p>
          </table:table-cell>
          <table:table-cell office:value-type="float" office:value="94.5480438321957" calcext:value-type="float">
            <text:p>94.5480438322</text:p>
          </table:table-cell>
          <table:table-cell table:number-columns-repeated="3"/>
        </table:table-row>
        <table:table-row table:style-name="ro1">
          <table:table-cell office:value-type="float" office:value="0.971140807295364" calcext:value-type="float">
            <text:p>0.9711408073</text:p>
          </table:table-cell>
          <table:table-cell table:formula="of:=[.A553]-1" office:value-type="float" office:value="-0.0288591927046359" calcext:value-type="float">
            <text:p>-0.0288591927</text:p>
          </table:table-cell>
          <table:table-cell table:formula="of:=[.B553]+[.$C$1]" office:value-type="float" office:value="0.141140807295364" calcext:value-type="float">
            <text:p>0.1411408073</text:p>
          </table:table-cell>
          <table:table-cell table:formula="of:=[.D552]+([.D552]*[.C553]/100)" office:value-type="float" office:value="84.4010063109599" calcext:value-type="float">
            <text:p>84.401006311</text:p>
          </table:table-cell>
          <table:table-cell office:value-type="float" office:value="94.9666459897469" calcext:value-type="float">
            <text:p>94.9666459897</text:p>
          </table:table-cell>
          <table:table-cell office:value-type="float" office:value="94.2771287885055" calcext:value-type="float">
            <text:p>94.2771287885</text:p>
          </table:table-cell>
          <table:table-cell table:number-columns-repeated="3"/>
        </table:table-row>
        <table:table-row table:style-name="ro1">
          <table:table-cell office:value-type="float" office:value="1.26524590010769" calcext:value-type="float">
            <text:p>1.2652459001</text:p>
          </table:table-cell>
          <table:table-cell table:formula="of:=[.A554]-1" office:value-type="float" office:value="0.26524590010769" calcext:value-type="float">
            <text:p>0.2652459001</text:p>
          </table:table-cell>
          <table:table-cell table:formula="of:=[.B554]+[.$C$1]" office:value-type="float" office:value="0.43524590010769" calcext:value-type="float">
            <text:p>0.4352459001</text:p>
          </table:table-cell>
          <table:table-cell table:formula="of:=[.D553]+([.D553]*[.C554]/100)" office:value-type="float" office:value="84.768358230578" calcext:value-type="float">
            <text:p>84.7683582306</text:p>
          </table:table-cell>
          <table:table-cell office:value-type="float" office:value="93.559915061913" calcext:value-type="float">
            <text:p>93.5599150619</text:p>
          </table:table-cell>
          <table:table-cell office:value-type="float" office:value="94.9666459897469" calcext:value-type="float">
            <text:p>94.9666459897</text:p>
          </table:table-cell>
          <table:table-cell table:number-columns-repeated="3"/>
        </table:table-row>
        <table:table-row table:style-name="ro1">
          <table:table-cell office:value-type="float" office:value="1.07423481635993" calcext:value-type="float">
            <text:p>1.0742348164</text:p>
          </table:table-cell>
          <table:table-cell table:formula="of:=[.A555]-1" office:value-type="float" office:value="0.07423481635993" calcext:value-type="float">
            <text:p>0.0742348164</text:p>
          </table:table-cell>
          <table:table-cell table:formula="of:=[.B555]+[.$C$1]" office:value-type="float" office:value="0.24423481635993" calcext:value-type="float">
            <text:p>0.2442348164</text:p>
          </table:table-cell>
          <table:table-cell table:formula="of:=[.D554]+([.D554]*[.C555]/100)" office:value-type="float" office:value="84.9753920746338" calcext:value-type="float">
            <text:p>84.9753920746</text:p>
          </table:table-cell>
          <table:table-cell office:value-type="float" office:value="94.6622337864813" calcext:value-type="float">
            <text:p>94.6622337865</text:p>
          </table:table-cell>
          <table:table-cell office:value-type="float" office:value="93.559915061913" calcext:value-type="float">
            <text:p>93.5599150619</text:p>
          </table:table-cell>
          <table:table-cell table:number-columns-repeated="3"/>
        </table:table-row>
        <table:table-row table:style-name="ro1">
          <table:table-cell office:value-type="float" office:value="0.722372237036326" calcext:value-type="float">
            <text:p>0.722372237</text:p>
          </table:table-cell>
          <table:table-cell table:formula="of:=[.A556]-1" office:value-type="float" office:value="-0.277627762963674" calcext:value-type="float">
            <text:p>-0.277627763</text:p>
          </table:table-cell>
          <table:table-cell table:formula="of:=[.B556]+[.$C$1]" office:value-type="float" office:value="-0.107627762963674" calcext:value-type="float">
            <text:p>-0.107627763</text:p>
          </table:table-cell>
          <table:table-cell table:formula="of:=[.D555]+([.D555]*[.C556]/100)" office:value-type="float" office:value="84.8839349610742" calcext:value-type="float">
            <text:p>84.8839349611</text:p>
          </table:table-cell>
          <table:table-cell office:value-type="float" office:value="94.9911883741665" calcext:value-type="float">
            <text:p>94.9911883742</text:p>
          </table:table-cell>
          <table:table-cell office:value-type="float" office:value="94.6622337864813" calcext:value-type="float">
            <text:p>94.6622337865</text:p>
          </table:table-cell>
          <table:table-cell table:number-columns-repeated="3"/>
        </table:table-row>
        <table:table-row table:style-name="ro1">
          <table:table-cell office:value-type="float" office:value="0.689186802079159" calcext:value-type="float">
            <text:p>0.6891868021</text:p>
          </table:table-cell>
          <table:table-cell table:formula="of:=[.A557]-1" office:value-type="float" office:value="-0.310813197920841" calcext:value-type="float">
            <text:p>-0.3108131979</text:p>
          </table:table-cell>
          <table:table-cell table:formula="of:=[.B557]+[.$C$1]" office:value-type="float" office:value="-0.140813197920841" calcext:value-type="float">
            <text:p>-0.1408131979</text:p>
          </table:table-cell>
          <table:table-cell table:formula="of:=[.D556]+([.D556]*[.C557]/100)" office:value-type="float" office:value="84.7644071777345" calcext:value-type="float">
            <text:p>84.7644071777</text:p>
          </table:table-cell>
          <table:table-cell office:value-type="float" office:value="94.8717886848153" calcext:value-type="float">
            <text:p>94.8717886848</text:p>
          </table:table-cell>
          <table:table-cell office:value-type="float" office:value="94.9911883741665" calcext:value-type="float">
            <text:p>94.9911883742</text:p>
          </table:table-cell>
          <table:table-cell table:number-columns-repeated="3"/>
        </table:table-row>
        <table:table-row table:style-name="ro1">
          <table:table-cell office:value-type="float" office:value="0.477547249600478" calcext:value-type="float">
            <text:p>0.4775472496</text:p>
          </table:table-cell>
          <table:table-cell table:formula="of:=[.A558]-1" office:value-type="float" office:value="-0.522452750399522" calcext:value-type="float">
            <text:p>-0.5224527504</text:p>
          </table:table-cell>
          <table:table-cell table:formula="of:=[.B558]+[.$C$1]" office:value-type="float" office:value="-0.352452750399522" calcext:value-type="float">
            <text:p>-0.3524527504</text:p>
          </table:table-cell>
          <table:table-cell table:formula="of:=[.D557]+([.D557]*[.C558]/100)" office:value-type="float" office:value="84.4656526932767" calcext:value-type="float">
            <text:p>84.4656526933</text:p>
          </table:table-cell>
          <table:table-cell office:value-type="float" office:value="95.1401487956928" calcext:value-type="float">
            <text:p>95.1401487957</text:p>
          </table:table-cell>
          <table:table-cell office:value-type="float" office:value="94.8717886848153" calcext:value-type="float">
            <text:p>94.8717886848</text:p>
          </table:table-cell>
          <table:table-cell table:number-columns-repeated="3"/>
        </table:table-row>
        <table:table-row table:style-name="ro1">
          <table:table-cell office:value-type="float" office:value="0.515945997859598" calcext:value-type="float">
            <text:p>0.5159459979</text:p>
          </table:table-cell>
          <table:table-cell table:formula="of:=[.A559]-1" office:value-type="float" office:value="-0.484054002140402" calcext:value-type="float">
            <text:p>-0.4840540021</text:p>
          </table:table-cell>
          <table:table-cell table:formula="of:=[.B559]+[.$C$1]" office:value-type="float" office:value="-0.314054002140402" calcext:value-type="float">
            <text:p>-0.3140540021</text:p>
          </table:table-cell>
          <table:table-cell table:formula="of:=[.D558]+([.D558]*[.C559]/100)" office:value-type="float" office:value="84.2003849305595" calcext:value-type="float">
            <text:p>84.2003849306</text:p>
          </table:table-cell>
          <table:table-cell office:value-type="float" office:value="95.1862542015122" calcext:value-type="float">
            <text:p>95.1862542015</text:p>
          </table:table-cell>
          <table:table-cell office:value-type="float" office:value="95.1401487956928" calcext:value-type="float">
            <text:p>95.1401487957</text:p>
          </table:table-cell>
          <table:table-cell table:number-columns-repeated="3"/>
        </table:table-row>
        <table:table-row table:style-name="ro1">
          <table:table-cell office:value-type="float" office:value="0.627095571001734" calcext:value-type="float">
            <text:p>0.627095571</text:p>
          </table:table-cell>
          <table:table-cell table:formula="of:=[.A560]-1" office:value-type="float" office:value="-0.372904428998266" calcext:value-type="float">
            <text:p>-0.372904429</text:p>
          </table:table-cell>
          <table:table-cell table:formula="of:=[.B560]+[.$C$1]" office:value-type="float" office:value="-0.202904428998266" calcext:value-type="float">
            <text:p>-0.202904429</text:p>
          </table:table-cell>
          <table:table-cell table:formula="of:=[.D559]+([.D559]*[.C560]/100)" office:value-type="float" office:value="84.0295386203018" calcext:value-type="float">
            <text:p>84.0295386203</text:p>
          </table:table-cell>
          <table:table-cell office:value-type="float" office:value="94.8182764503352" calcext:value-type="float">
            <text:p>94.8182764503</text:p>
          </table:table-cell>
          <table:table-cell office:value-type="float" office:value="95.1862542015122" calcext:value-type="float">
            <text:p>95.1862542015</text:p>
          </table:table-cell>
          <table:table-cell table:number-columns-repeated="3"/>
        </table:table-row>
        <table:table-row table:style-name="ro1">
          <table:table-cell office:value-type="float" office:value="0.749247277182134" calcext:value-type="float">
            <text:p>0.7492472772</text:p>
          </table:table-cell>
          <table:table-cell table:formula="of:=[.A561]-1" office:value-type="float" office:value="-0.250752722817866" calcext:value-type="float">
            <text:p>-0.2507527228</text:p>
          </table:table-cell>
          <table:table-cell table:formula="of:=[.B561]+[.$C$1]" office:value-type="float" office:value="-0.080752722817866" calcext:value-type="float">
            <text:p>-0.0807527228</text:p>
          </table:table-cell>
          <table:table-cell table:formula="of:=[.D560]+([.D560]*[.C561]/100)" office:value-type="float" office:value="83.9616824798946" calcext:value-type="float">
            <text:p>83.9616824799</text:p>
          </table:table-cell>
          <table:table-cell office:value-type="float" office:value="94.7131993971088" calcext:value-type="float">
            <text:p>94.7131993971</text:p>
          </table:table-cell>
          <table:table-cell office:value-type="float" office:value="94.8182764503352" calcext:value-type="float">
            <text:p>94.8182764503</text:p>
          </table:table-cell>
          <table:table-cell table:number-columns-repeated="3"/>
        </table:table-row>
        <table:table-row table:style-name="ro1">
          <table:table-cell office:value-type="float" office:value="0.558355439560663" calcext:value-type="float">
            <text:p>0.5583554396</text:p>
          </table:table-cell>
          <table:table-cell table:formula="of:=[.A562]-1" office:value-type="float" office:value="-0.441644560439337" calcext:value-type="float">
            <text:p>-0.4416445604</text:p>
          </table:table-cell>
          <table:table-cell table:formula="of:=[.B562]+[.$C$1]" office:value-type="float" office:value="-0.271644560439337" calcext:value-type="float">
            <text:p>-0.2716445604</text:p>
          </table:table-cell>
          <table:table-cell table:formula="of:=[.D561]+([.D561]*[.C562]/100)" office:value-type="float" office:value="83.7336051365846" calcext:value-type="float">
            <text:p>83.7336051366</text:p>
          </table:table-cell>
          <table:table-cell office:value-type="float" office:value="94.7518896567854" calcext:value-type="float">
            <text:p>94.7518896568</text:p>
          </table:table-cell>
          <table:table-cell office:value-type="float" office:value="94.7131993971088" calcext:value-type="float">
            <text:p>94.7131993971</text:p>
          </table:table-cell>
          <table:table-cell table:number-columns-repeated="3"/>
        </table:table-row>
        <table:table-row table:style-name="ro1">
          <table:table-cell office:value-type="float" office:value="1.04255884541012" calcext:value-type="float">
            <text:p>1.0425588454</text:p>
          </table:table-cell>
          <table:table-cell table:formula="of:=[.A563]-1" office:value-type="float" office:value="0.04255884541012" calcext:value-type="float">
            <text:p>0.0425588454</text:p>
          </table:table-cell>
          <table:table-cell table:formula="of:=[.B563]+[.$C$1]" office:value-type="float" office:value="0.21255884541012" calcext:value-type="float">
            <text:p>0.2125588454</text:p>
          </table:table-cell>
          <table:table-cell table:formula="of:=[.D562]+([.D562]*[.C563]/100)" office:value-type="float" office:value="83.9115883208832" calcext:value-type="float">
            <text:p>83.9115883209</text:p>
          </table:table-cell>
          <table:table-cell office:value-type="float" office:value="94.8041285836002" calcext:value-type="float">
            <text:p>94.8041285836</text:p>
          </table:table-cell>
          <table:table-cell office:value-type="float" office:value="94.7518896567854" calcext:value-type="float">
            <text:p>94.7518896568</text:p>
          </table:table-cell>
          <table:table-cell table:number-columns-repeated="3"/>
        </table:table-row>
        <table:table-row table:style-name="ro1">
          <table:table-cell office:value-type="float" office:value="1.07264021953065" calcext:value-type="float">
            <text:p>1.0726402195</text:p>
          </table:table-cell>
          <table:table-cell table:formula="of:=[.A564]-1" office:value-type="float" office:value="0.0726402195306499" calcext:value-type="float">
            <text:p>0.0726402195</text:p>
          </table:table-cell>
          <table:table-cell table:formula="of:=[.B564]+[.$C$1]" office:value-type="float" office:value="0.24264021953065" calcext:value-type="float">
            <text:p>0.2426402195</text:p>
          </table:table-cell>
          <table:table-cell table:formula="of:=[.D563]+([.D563]*[.C564]/100)" office:value-type="float" office:value="84.1151915829967" calcext:value-type="float">
            <text:p>84.115191583</text:p>
          </table:table-cell>
          <table:table-cell office:value-type="float" office:value="95.3503861280994" calcext:value-type="float">
            <text:p>95.3503861281</text:p>
          </table:table-cell>
          <table:table-cell office:value-type="float" office:value="94.8041285836002" calcext:value-type="float">
            <text:p>94.8041285836</text:p>
          </table:table-cell>
          <table:table-cell table:number-columns-repeated="3"/>
        </table:table-row>
        <table:table-row table:style-name="ro1">
          <table:table-cell office:value-type="float" office:value="0.679606648001225" calcext:value-type="float">
            <text:p>0.679606648</text:p>
          </table:table-cell>
          <table:table-cell table:formula="of:=[.A565]-1" office:value-type="float" office:value="-0.320393351998775" calcext:value-type="float">
            <text:p>-0.320393352</text:p>
          </table:table-cell>
          <table:table-cell table:formula="of:=[.B565]+[.$C$1]" office:value-type="float" office:value="-0.150393351998775" calcext:value-type="float">
            <text:p>-0.150393352</text:p>
          </table:table-cell>
          <table:table-cell table:formula="of:=[.D564]+([.D564]*[.C565]/100)" office:value-type="float" office:value="83.9886879268348" calcext:value-type="float">
            <text:p>83.9886879268</text:p>
          </table:table-cell>
          <table:table-cell office:value-type="float" office:value="95.5754537527917" calcext:value-type="float">
            <text:p>95.5754537528</text:p>
          </table:table-cell>
          <table:table-cell office:value-type="float" office:value="95.3503861280994" calcext:value-type="float">
            <text:p>95.3503861281</text:p>
          </table:table-cell>
          <table:table-cell table:number-columns-repeated="3"/>
        </table:table-row>
        <table:table-row table:style-name="ro1">
          <table:table-cell office:value-type="float" office:value="0.654199994199324" calcext:value-type="float">
            <text:p>0.6541999942</text:p>
          </table:table-cell>
          <table:table-cell table:formula="of:=[.A566]-1" office:value-type="float" office:value="-0.345800005800676" calcext:value-type="float">
            <text:p>-0.3458000058</text:p>
          </table:table-cell>
          <table:table-cell table:formula="of:=[.B566]+[.$C$1]" office:value-type="float" office:value="-0.175800005800676" calcext:value-type="float">
            <text:p>-0.1758000058</text:p>
          </table:table-cell>
          <table:table-cell table:formula="of:=[.D565]+([.D565]*[.C566]/100)" office:value-type="float" office:value="83.8410358085875" calcext:value-type="float">
            <text:p>83.8410358086</text:p>
          </table:table-cell>
          <table:table-cell office:value-type="float" office:value="97.4478243303642" calcext:value-type="float">
            <text:p>97.4478243304</text:p>
          </table:table-cell>
          <table:table-cell office:value-type="float" office:value="95.5754537527917" calcext:value-type="float">
            <text:p>95.5754537528</text:p>
          </table:table-cell>
          <table:table-cell table:number-columns-repeated="3"/>
        </table:table-row>
        <table:table-row table:style-name="ro1">
          <table:table-cell office:value-type="float" office:value="0.797560377336022" calcext:value-type="float">
            <text:p>0.7975603773</text:p>
          </table:table-cell>
          <table:table-cell table:formula="of:=[.A567]-1" office:value-type="float" office:value="-0.202439622663978" calcext:value-type="float">
            <text:p>-0.2024396227</text:p>
          </table:table-cell>
          <table:table-cell table:formula="of:=[.B567]+[.$C$1]" office:value-type="float" office:value="-0.032439622663978" calcext:value-type="float">
            <text:p>-0.0324396227</text:p>
          </table:table-cell>
          <table:table-cell table:formula="of:=[.D566]+([.D566]*[.C567]/100)" office:value-type="float" office:value="83.8138380929336" calcext:value-type="float">
            <text:p>83.8138380929</text:p>
          </table:table-cell>
          <table:table-cell office:value-type="float" office:value="97.5265697008187" calcext:value-type="float">
            <text:p>97.5265697008</text:p>
          </table:table-cell>
          <table:table-cell office:value-type="float" office:value="97.4478243303642" calcext:value-type="float">
            <text:p>97.4478243304</text:p>
          </table:table-cell>
          <table:table-cell table:number-columns-repeated="3"/>
        </table:table-row>
        <table:table-row table:style-name="ro1">
          <table:table-cell office:value-type="float" office:value="1.10912972614161" calcext:value-type="float">
            <text:p>1.1091297261</text:p>
          </table:table-cell>
          <table:table-cell table:formula="of:=[.A568]-1" office:value-type="float" office:value="0.10912972614161" calcext:value-type="float">
            <text:p>0.1091297261</text:p>
          </table:table-cell>
          <table:table-cell table:formula="of:=[.B568]+[.$C$1]" office:value-type="float" office:value="0.27912972614161" calcext:value-type="float">
            <text:p>0.2791297261</text:p>
          </table:table-cell>
          <table:table-cell table:formula="of:=[.D567]+([.D567]*[.C568]/100)" office:value-type="float" office:value="84.0477874296712" calcext:value-type="float">
            <text:p>84.0477874297</text:p>
          </table:table-cell>
          <table:table-cell office:value-type="float" office:value="97.2092080385337" calcext:value-type="float">
            <text:p>97.2092080385</text:p>
          </table:table-cell>
          <table:table-cell office:value-type="float" office:value="97.5265697008187" calcext:value-type="float">
            <text:p>97.5265697008</text:p>
          </table:table-cell>
          <table:table-cell table:number-columns-repeated="3"/>
        </table:table-row>
        <table:table-row table:style-name="ro1">
          <table:table-cell office:value-type="float" office:value="0.546446268631804" calcext:value-type="float">
            <text:p>0.5464462686</text:p>
          </table:table-cell>
          <table:table-cell table:formula="of:=[.A569]-1" office:value-type="float" office:value="-0.453553731368196" calcext:value-type="float">
            <text:p>-0.4535537314</text:p>
          </table:table-cell>
          <table:table-cell table:formula="of:=[.B569]+[.$C$1]" office:value-type="float" office:value="-0.283553731368196" calcext:value-type="float">
            <text:p>-0.2835537314</text:p>
          </table:table-cell>
          <table:table-cell table:formula="of:=[.D568]+([.D568]*[.C569]/100)" office:value-type="float" office:value="83.809466792282" calcext:value-type="float">
            <text:p>83.8094667923</text:p>
          </table:table-cell>
          <table:table-cell office:value-type="float" office:value="96.6971217616784" calcext:value-type="float">
            <text:p>96.6971217617</text:p>
          </table:table-cell>
          <table:table-cell office:value-type="float" office:value="97.2092080385337" calcext:value-type="float">
            <text:p>97.2092080385</text:p>
          </table:table-cell>
          <table:table-cell table:number-columns-repeated="3"/>
        </table:table-row>
        <table:table-row table:style-name="ro1">
          <table:table-cell office:value-type="float" office:value="1.10317536462268" calcext:value-type="float">
            <text:p>1.1031753646</text:p>
          </table:table-cell>
          <table:table-cell table:formula="of:=[.A570]-1" office:value-type="float" office:value="0.10317536462268" calcext:value-type="float">
            <text:p>0.1031753646</text:p>
          </table:table-cell>
          <table:table-cell table:formula="of:=[.B570]+[.$C$1]" office:value-type="float" office:value="0.27317536462268" calcext:value-type="float">
            <text:p>0.2731753646</text:p>
          </table:table-cell>
          <table:table-cell table:formula="of:=[.D569]+([.D569]*[.C570]/100)" office:value-type="float" office:value="84.0384136087801" calcext:value-type="float">
            <text:p>84.0384136088</text:p>
          </table:table-cell>
          <table:table-cell office:value-type="float" office:value="96.7848135812845" calcext:value-type="float">
            <text:p>96.7848135813</text:p>
          </table:table-cell>
          <table:table-cell office:value-type="float" office:value="96.6971217616784" calcext:value-type="float">
            <text:p>96.6971217617</text:p>
          </table:table-cell>
          <table:table-cell table:number-columns-repeated="3"/>
        </table:table-row>
        <table:table-row table:style-name="ro1">
          <table:table-cell office:value-type="float" office:value="0.642857125211867" calcext:value-type="float">
            <text:p>0.6428571252</text:p>
          </table:table-cell>
          <table:table-cell table:formula="of:=[.A571]-1" office:value-type="float" office:value="-0.357142874788133" calcext:value-type="float">
            <text:p>-0.3571428748</text:p>
          </table:table-cell>
          <table:table-cell table:formula="of:=[.B571]+[.$C$1]" office:value-type="float" office:value="-0.187142874788133" calcext:value-type="float">
            <text:p>-0.1871428748</text:p>
          </table:table-cell>
          <table:table-cell table:formula="of:=[.D570]+([.D570]*[.C571]/100)" office:value-type="float" office:value="83.8811417056263" calcext:value-type="float">
            <text:p>83.8811417056</text:p>
          </table:table-cell>
          <table:table-cell office:value-type="float" office:value="96.1546924661792" calcext:value-type="float">
            <text:p>96.1546924662</text:p>
          </table:table-cell>
          <table:table-cell office:value-type="float" office:value="96.7848135812845" calcext:value-type="float">
            <text:p>96.7848135813</text:p>
          </table:table-cell>
          <table:table-cell table:number-columns-repeated="3"/>
        </table:table-row>
        <table:table-row table:style-name="ro1">
          <table:table-cell office:value-type="float" office:value="0.496104761221107" calcext:value-type="float">
            <text:p>0.4961047612</text:p>
          </table:table-cell>
          <table:table-cell table:formula="of:=[.A572]-1" office:value-type="float" office:value="-0.503895238778893" calcext:value-type="float">
            <text:p>-0.5038952388</text:p>
          </table:table-cell>
          <table:table-cell table:formula="of:=[.B572]+[.$C$1]" office:value-type="float" office:value="-0.333895238778893" calcext:value-type="float">
            <text:p>-0.3338952388</text:p>
          </table:table-cell>
          <table:table-cell table:formula="of:=[.D571]+([.D571]*[.C572]/100)" office:value-type="float" office:value="83.6010665672379" calcext:value-type="float">
            <text:p>83.6010665672</text:p>
          </table:table-cell>
          <table:table-cell office:value-type="float" office:value="95.383284079556" calcext:value-type="float">
            <text:p>95.3832840796</text:p>
          </table:table-cell>
          <table:table-cell office:value-type="float" office:value="96.1546924661792" calcext:value-type="float">
            <text:p>96.1546924662</text:p>
          </table:table-cell>
          <table:table-cell table:number-columns-repeated="3"/>
        </table:table-row>
        <table:table-row table:style-name="ro1">
          <table:table-cell office:value-type="float" office:value="0.651463588403013" calcext:value-type="float">
            <text:p>0.6514635884</text:p>
          </table:table-cell>
          <table:table-cell table:formula="of:=[.A573]-1" office:value-type="float" office:value="-0.348536411596987" calcext:value-type="float">
            <text:p>-0.3485364116</text:p>
          </table:table-cell>
          <table:table-cell table:formula="of:=[.B573]+[.$C$1]" office:value-type="float" office:value="-0.178536411596987" calcext:value-type="float">
            <text:p>-0.1785364116</text:p>
          </table:table-cell>
          <table:table-cell table:formula="of:=[.D572]+([.D572]*[.C573]/100)" office:value-type="float" office:value="83.4518082229319" calcext:value-type="float">
            <text:p>83.4518082229</text:p>
          </table:table-cell>
          <table:table-cell office:value-type="float" office:value="95.4633027661977" calcext:value-type="float">
            <text:p>95.4633027662</text:p>
          </table:table-cell>
          <table:table-cell office:value-type="float" office:value="95.383284079556" calcext:value-type="float">
            <text:p>95.3832840796</text:p>
          </table:table-cell>
          <table:table-cell table:number-columns-repeated="3"/>
        </table:table-row>
        <table:table-row table:style-name="ro1">
          <table:table-cell office:value-type="float" office:value="0.930247046600627" calcext:value-type="float">
            <text:p>0.9302470466</text:p>
          </table:table-cell>
          <table:table-cell table:formula="of:=[.A574]-1" office:value-type="float" office:value="-0.0697529533993729" calcext:value-type="float">
            <text:p>-0.0697529534</text:p>
          </table:table-cell>
          <table:table-cell table:formula="of:=[.B574]+[.$C$1]" office:value-type="float" office:value="0.100247046600627" calcext:value-type="float">
            <text:p>0.1002470466</text:p>
          </table:table-cell>
          <table:table-cell table:formula="of:=[.D573]+([.D573]*[.C574]/100)" office:value-type="float" office:value="83.5354661960102" calcext:value-type="float">
            <text:p>83.535466196</text:p>
          </table:table-cell>
          <table:table-cell office:value-type="float" office:value="93.9423818926003" calcext:value-type="float">
            <text:p>93.9423818926</text:p>
          </table:table-cell>
          <table:table-cell office:value-type="float" office:value="95.4633027661977" calcext:value-type="float">
            <text:p>95.4633027662</text:p>
          </table:table-cell>
          <table:table-cell table:number-columns-repeated="3"/>
        </table:table-row>
        <table:table-row table:style-name="ro1">
          <table:table-cell office:value-type="float" office:value="1.14947036860224" calcext:value-type="float">
            <text:p>1.1494703686</text:p>
          </table:table-cell>
          <table:table-cell table:formula="of:=[.A575]-1" office:value-type="float" office:value="0.14947036860224" calcext:value-type="float">
            <text:p>0.1494703686</text:p>
          </table:table-cell>
          <table:table-cell table:formula="of:=[.B575]+[.$C$1]" office:value-type="float" office:value="0.31947036860224" calcext:value-type="float">
            <text:p>0.3194703686</text:p>
          </table:table-cell>
          <table:table-cell table:formula="of:=[.D574]+([.D574]*[.C575]/100)" office:value-type="float" office:value="83.8023372577802" calcext:value-type="float">
            <text:p>83.8023372578</text:p>
          </table:table-cell>
          <table:table-cell office:value-type="float" office:value="93.8092670927253" calcext:value-type="float">
            <text:p>93.8092670927</text:p>
          </table:table-cell>
          <table:table-cell office:value-type="float" office:value="93.9423818926003" calcext:value-type="float">
            <text:p>93.9423818926</text:p>
          </table:table-cell>
          <table:table-cell table:number-columns-repeated="3"/>
        </table:table-row>
        <table:table-row table:style-name="ro1">
          <table:table-cell office:value-type="float" office:value="1.1654972944561" calcext:value-type="float">
            <text:p>1.1654972945</text:p>
          </table:table-cell>
          <table:table-cell table:formula="of:=[.A576]-1" office:value-type="float" office:value="0.1654972944561" calcext:value-type="float">
            <text:p>0.1654972945</text:p>
          </table:table-cell>
          <table:table-cell table:formula="of:=[.B576]+[.$C$1]" office:value-type="float" office:value="0.3354972944561" calcext:value-type="float">
            <text:p>0.3354972945</text:p>
          </table:table-cell>
          <table:table-cell table:formula="of:=[.D575]+([.D575]*[.C576]/100)" office:value-type="float" office:value="84.083491831971" calcext:value-type="float">
            <text:p>84.083491832</text:p>
          </table:table-cell>
          <table:table-cell office:value-type="float" office:value="95.2865625933665" calcext:value-type="float">
            <text:p>95.2865625934</text:p>
          </table:table-cell>
          <table:table-cell office:value-type="float" office:value="93.8092670927253" calcext:value-type="float">
            <text:p>93.8092670927</text:p>
          </table:table-cell>
          <table:table-cell table:number-columns-repeated="3"/>
        </table:table-row>
        <table:table-row table:style-name="ro1">
          <table:table-cell office:value-type="float" office:value="0.633330149484341" calcext:value-type="float">
            <text:p>0.6333301495</text:p>
          </table:table-cell>
          <table:table-cell table:formula="of:=[.A577]-1" office:value-type="float" office:value="-0.366669850515659" calcext:value-type="float">
            <text:p>-0.3666698505</text:p>
          </table:table-cell>
          <table:table-cell table:formula="of:=[.B577]+[.$C$1]" office:value-type="float" office:value="-0.196669850515659" calcext:value-type="float">
            <text:p>-0.1966698505</text:p>
          </table:table-cell>
          <table:table-cell table:formula="of:=[.D576]+([.D576]*[.C577]/100)" office:value-type="float" office:value="83.9181249542767" calcext:value-type="float">
            <text:p>83.9181249543</text:p>
          </table:table-cell>
          <table:table-cell office:value-type="float" office:value="95.4767682073821" calcext:value-type="float">
            <text:p>95.4767682074</text:p>
          </table:table-cell>
          <table:table-cell office:value-type="float" office:value="95.2865625933665" calcext:value-type="float">
            <text:p>95.2865625934</text:p>
          </table:table-cell>
          <table:table-cell table:number-columns-repeated="3"/>
        </table:table-row>
        <table:table-row table:style-name="ro1">
          <table:table-cell office:value-type="float" office:value="0.801729528022288" calcext:value-type="float">
            <text:p>0.801729528</text:p>
          </table:table-cell>
          <table:table-cell table:formula="of:=[.A578]-1" office:value-type="float" office:value="-0.198270471977712" calcext:value-type="float">
            <text:p>-0.198270472</text:p>
          </table:table-cell>
          <table:table-cell table:formula="of:=[.B578]+[.$C$1]" office:value-type="float" office:value="-0.028270471977712" calcext:value-type="float">
            <text:p>-0.028270472</text:p>
          </table:table-cell>
          <table:table-cell table:formula="of:=[.D577]+([.D577]*[.C578]/100)" office:value-type="float" office:value="83.8944009042773" calcext:value-type="float">
            <text:p>83.8944009043</text:p>
          </table:table-cell>
          <table:table-cell office:value-type="float" office:value="95.2639759336408" calcext:value-type="float">
            <text:p>95.2639759336</text:p>
          </table:table-cell>
          <table:table-cell office:value-type="float" office:value="95.4767682073821" calcext:value-type="float">
            <text:p>95.4767682074</text:p>
          </table:table-cell>
          <table:table-cell table:number-columns-repeated="3"/>
        </table:table-row>
        <table:table-row table:style-name="ro1">
          <table:table-cell office:value-type="float" office:value="0.932432625010961" calcext:value-type="float">
            <text:p>0.932432625</text:p>
          </table:table-cell>
          <table:table-cell table:formula="of:=[.A579]-1" office:value-type="float" office:value="-0.067567374989039" calcext:value-type="float">
            <text:p>-0.067567375</text:p>
          </table:table-cell>
          <table:table-cell table:formula="of:=[.B579]+[.$C$1]" office:value-type="float" office:value="0.102432625010961" calcext:value-type="float">
            <text:p>0.102432625</text:p>
          </table:table-cell>
          <table:table-cell table:formula="of:=[.D578]+([.D578]*[.C579]/100)" office:value-type="float" office:value="83.9803361413608" calcext:value-type="float">
            <text:p>83.9803361414</text:p>
          </table:table-cell>
          <table:table-cell office:value-type="float" office:value="94.0520611638133" calcext:value-type="float">
            <text:p>94.0520611638</text:p>
          </table:table-cell>
          <table:table-cell office:value-type="float" office:value="95.2639759336408" calcext:value-type="float">
            <text:p>95.2639759336</text:p>
          </table:table-cell>
          <table:table-cell table:number-columns-repeated="3"/>
        </table:table-row>
        <table:table-row table:style-name="ro1">
          <table:table-cell office:value-type="float" office:value="0.998030457610517" calcext:value-type="float">
            <text:p>0.9980304576</text:p>
          </table:table-cell>
          <table:table-cell table:formula="of:=[.A580]-1" office:value-type="float" office:value="-0.00196954238948288" calcext:value-type="float">
            <text:p>-0.0019695424</text:p>
          </table:table-cell>
          <table:table-cell table:formula="of:=[.B580]+[.$C$1]" office:value-type="float" office:value="0.168030457610517" calcext:value-type="float">
            <text:p>0.1680304576</text:p>
          </table:table-cell>
          <table:table-cell table:formula="of:=[.D579]+([.D579]*[.C580]/100)" office:value-type="float" office:value="84.121448684482" calcext:value-type="float">
            <text:p>84.1214486845</text:p>
          </table:table-cell>
          <table:table-cell office:value-type="float" office:value="95.3381190861087" calcext:value-type="float">
            <text:p>95.3381190861</text:p>
          </table:table-cell>
          <table:table-cell office:value-type="float" office:value="94.0520611638133" calcext:value-type="float">
            <text:p>94.0520611638</text:p>
          </table:table-cell>
          <table:table-cell table:number-columns-repeated="3"/>
        </table:table-row>
        <table:table-row table:style-name="ro1">
          <table:table-cell office:value-type="float" office:value="0.341106883131686" calcext:value-type="float">
            <text:p>0.3411068831</text:p>
          </table:table-cell>
          <table:table-cell table:formula="of:=[.A581]-1" office:value-type="float" office:value="-0.658893116868314" calcext:value-type="float">
            <text:p>-0.6588931169</text:p>
          </table:table-cell>
          <table:table-cell table:formula="of:=[.B581]+[.$C$1]" office:value-type="float" office:value="-0.488893116868314" calcext:value-type="float">
            <text:p>-0.4888931169</text:p>
          </table:table-cell>
          <table:table-cell table:formula="of:=[.D580]+([.D580]*[.C581]/100)" office:value-type="float" office:value="83.7101847120536" calcext:value-type="float">
            <text:p>83.7101847121</text:p>
          </table:table-cell>
          <table:table-cell office:value-type="float" office:value="94.5250327422628" calcext:value-type="float">
            <text:p>94.5250327423</text:p>
          </table:table-cell>
          <table:table-cell office:value-type="float" office:value="95.3381190861087" calcext:value-type="float">
            <text:p>95.3381190861</text:p>
          </table:table-cell>
          <table:table-cell table:number-columns-repeated="3"/>
        </table:table-row>
        <table:table-row table:style-name="ro1">
          <table:table-cell office:value-type="float" office:value="0.41292728690806" calcext:value-type="float">
            <text:p>0.4129272869</text:p>
          </table:table-cell>
          <table:table-cell table:formula="of:=[.A582]-1" office:value-type="float" office:value="-0.58707271309194" calcext:value-type="float">
            <text:p>-0.5870727131</text:p>
          </table:table-cell>
          <table:table-cell table:formula="of:=[.B582]+[.$C$1]" office:value-type="float" office:value="-0.41707271309194" calcext:value-type="float">
            <text:p>-0.4170727131</text:p>
          </table:table-cell>
          <table:table-cell table:formula="of:=[.D581]+([.D581]*[.C582]/100)" office:value-type="float" office:value="83.3610523735408" calcext:value-type="float">
            <text:p>83.3610523735</text:p>
          </table:table-cell>
          <table:table-cell office:value-type="float" office:value="94.1894369688994" calcext:value-type="float">
            <text:p>94.1894369689</text:p>
          </table:table-cell>
          <table:table-cell office:value-type="float" office:value="94.5250327422628" calcext:value-type="float">
            <text:p>94.5250327423</text:p>
          </table:table-cell>
          <table:table-cell table:number-columns-repeated="3"/>
        </table:table-row>
        <table:table-row table:style-name="ro1">
          <table:table-cell office:value-type="float" office:value="0.667853913310869" calcext:value-type="float">
            <text:p>0.6678539133</text:p>
          </table:table-cell>
          <table:table-cell table:formula="of:=[.A583]-1" office:value-type="float" office:value="-0.332146086689131" calcext:value-type="float">
            <text:p>-0.3321460867</text:p>
          </table:table-cell>
          <table:table-cell table:formula="of:=[.B583]+[.$C$1]" office:value-type="float" office:value="-0.162146086689131" calcext:value-type="float">
            <text:p>-0.1621460867</text:p>
          </table:table-cell>
          <table:table-cell table:formula="of:=[.D582]+([.D582]*[.C583]/100)" office:value-type="float" office:value="83.2258856892942" calcext:value-type="float">
            <text:p>83.2258856893</text:p>
          </table:table-cell>
          <table:table-cell office:value-type="float" office:value="93.7934131535918" calcext:value-type="float">
            <text:p>93.7934131536</text:p>
          </table:table-cell>
          <table:table-cell office:value-type="float" office:value="94.1894369688994" calcext:value-type="float">
            <text:p>94.1894369689</text:p>
          </table:table-cell>
          <table:table-cell table:number-columns-repeated="3"/>
        </table:table-row>
        <table:table-row table:style-name="ro1">
          <table:table-cell office:value-type="float" office:value="1.13859779614285" calcext:value-type="float">
            <text:p>1.1385977961</text:p>
          </table:table-cell>
          <table:table-cell table:formula="of:=[.A584]-1" office:value-type="float" office:value="0.13859779614285" calcext:value-type="float">
            <text:p>0.1385977961</text:p>
          </table:table-cell>
          <table:table-cell table:formula="of:=[.B584]+[.$C$1]" office:value-type="float" office:value="0.30859779614285" calcext:value-type="float">
            <text:p>0.3085977961</text:p>
          </table:table-cell>
          <table:table-cell table:formula="of:=[.D583]+([.D583]*[.C584]/100)" office:value-type="float" office:value="83.4827189383518" calcext:value-type="float">
            <text:p>83.4827189384</text:p>
          </table:table-cell>
          <table:table-cell office:value-type="float" office:value="95.921876800051" calcext:value-type="float">
            <text:p>95.9218768001</text:p>
          </table:table-cell>
          <table:table-cell office:value-type="float" office:value="93.7934131535918" calcext:value-type="float">
            <text:p>93.7934131536</text:p>
          </table:table-cell>
          <table:table-cell table:number-columns-repeated="3"/>
        </table:table-row>
        <table:table-row table:style-name="ro1">
          <table:table-cell office:value-type="float" office:value="1.05756317693392" calcext:value-type="float">
            <text:p>1.0575631769</text:p>
          </table:table-cell>
          <table:table-cell table:formula="of:=[.A585]-1" office:value-type="float" office:value="0.05756317693392" calcext:value-type="float">
            <text:p>0.0575631769</text:p>
          </table:table-cell>
          <table:table-cell table:formula="of:=[.B585]+[.$C$1]" office:value-type="float" office:value="0.22756317693392" calcext:value-type="float">
            <text:p>0.2275631769</text:p>
          </table:table-cell>
          <table:table-cell table:formula="of:=[.D584]+([.D584]*[.C585]/100)" office:value-type="float" office:value="83.6726948657587" calcext:value-type="float">
            <text:p>83.6726948658</text:p>
          </table:table-cell>
          <table:table-cell office:value-type="float" office:value="96.8305777743286" calcext:value-type="float">
            <text:p>96.8305777743</text:p>
          </table:table-cell>
          <table:table-cell office:value-type="float" office:value="95.921876800051" calcext:value-type="float">
            <text:p>95.9218768001</text:p>
          </table:table-cell>
          <table:table-cell table:number-columns-repeated="3"/>
        </table:table-row>
        <table:table-row table:style-name="ro1">
          <table:table-cell office:value-type="float" office:value="0.839029156944494" calcext:value-type="float">
            <text:p>0.8390291569</text:p>
          </table:table-cell>
          <table:table-cell table:formula="of:=[.A586]-1" office:value-type="float" office:value="-0.160970843055506" calcext:value-type="float">
            <text:p>-0.1609708431</text:p>
          </table:table-cell>
          <table:table-cell table:formula="of:=[.B586]+[.$C$1]" office:value-type="float" office:value="0.0090291569444941" calcext:value-type="float">
            <text:p>0.0090291569</text:p>
          </table:table-cell>
          <table:table-cell table:formula="of:=[.D585]+([.D585]*[.C586]/100)" office:value-type="float" office:value="83.6802498046978" calcext:value-type="float">
            <text:p>83.6802498047</text:p>
          </table:table-cell>
          <table:table-cell office:value-type="float" office:value="96.9982882805765" calcext:value-type="float">
            <text:p>96.9982882806</text:p>
          </table:table-cell>
          <table:table-cell office:value-type="float" office:value="96.8305777743286" calcext:value-type="float">
            <text:p>96.8305777743</text:p>
          </table:table-cell>
          <table:table-cell table:number-columns-repeated="3"/>
        </table:table-row>
        <table:table-row table:style-name="ro1">
          <table:table-cell office:value-type="float" office:value="0.66064217308525" calcext:value-type="float">
            <text:p>0.6606421731</text:p>
          </table:table-cell>
          <table:table-cell table:formula="of:=[.A587]-1" office:value-type="float" office:value="-0.33935782691475" calcext:value-type="float">
            <text:p>-0.3393578269</text:p>
          </table:table-cell>
          <table:table-cell table:formula="of:=[.B587]+[.$C$1]" office:value-type="float" office:value="-0.16935782691475" calcext:value-type="float">
            <text:p>-0.1693578269</text:p>
          </table:table-cell>
          <table:table-cell table:formula="of:=[.D586]+([.D586]*[.C587]/100)" office:value-type="float" office:value="83.5385307520718" calcext:value-type="float">
            <text:p>83.5385307521</text:p>
          </table:table-cell>
          <table:table-cell office:value-type="float" office:value="96.8287052670665" calcext:value-type="float">
            <text:p>96.8287052671</text:p>
          </table:table-cell>
          <table:table-cell office:value-type="float" office:value="96.9982882805765" calcext:value-type="float">
            <text:p>96.9982882806</text:p>
          </table:table-cell>
          <table:table-cell table:number-columns-repeated="3"/>
        </table:table-row>
        <table:table-row table:style-name="ro1">
          <table:table-cell office:value-type="float" office:value="0.85903213735458" calcext:value-type="float">
            <text:p>0.8590321374</text:p>
          </table:table-cell>
          <table:table-cell table:formula="of:=[.A588]-1" office:value-type="float" office:value="-0.14096786264542" calcext:value-type="float">
            <text:p>-0.1409678626</text:p>
          </table:table-cell>
          <table:table-cell table:formula="of:=[.B588]+[.$C$1]" office:value-type="float" office:value="0.02903213735458" calcext:value-type="float">
            <text:p>0.0290321374</text:p>
          </table:table-cell>
          <table:table-cell table:formula="of:=[.D587]+([.D587]*[.C588]/100)" office:value-type="float" office:value="83.5627837730637" calcext:value-type="float">
            <text:p>83.5627837731</text:p>
          </table:table-cell>
          <table:table-cell office:value-type="float" office:value="96.8028812404554" calcext:value-type="float">
            <text:p>96.8028812405</text:p>
          </table:table-cell>
          <table:table-cell office:value-type="float" office:value="96.8287052670665" calcext:value-type="float">
            <text:p>96.8287052671</text:p>
          </table:table-cell>
          <table:table-cell table:number-columns-repeated="3"/>
        </table:table-row>
        <table:table-row table:style-name="ro1">
          <table:table-cell office:value-type="float" office:value="1.00919110604269" calcext:value-type="float">
            <text:p>1.009191106</text:p>
          </table:table-cell>
          <table:table-cell table:formula="of:=[.A589]-1" office:value-type="float" office:value="0.00919110604268991" calcext:value-type="float">
            <text:p>0.009191106</text:p>
          </table:table-cell>
          <table:table-cell table:formula="of:=[.B589]+[.$C$1]" office:value-type="float" office:value="0.17919110604269" calcext:value-type="float">
            <text:p>0.179191106</text:p>
          </table:table-cell>
          <table:table-cell table:formula="of:=[.D588]+([.D588]*[.C589]/100)" office:value-type="float" office:value="83.7125208495467" calcext:value-type="float">
            <text:p>83.7125208495</text:p>
          </table:table-cell>
          <table:table-cell office:value-type="float" office:value="96.9163970866726" calcext:value-type="float">
            <text:p>96.9163970867</text:p>
          </table:table-cell>
          <table:table-cell office:value-type="float" office:value="96.8028812404554" calcext:value-type="float">
            <text:p>96.8028812405</text:p>
          </table:table-cell>
          <table:table-cell table:number-columns-repeated="3"/>
        </table:table-row>
        <table:table-row table:style-name="ro1">
          <table:table-cell office:value-type="float" office:value="0.808668903917203" calcext:value-type="float">
            <text:p>0.8086689039</text:p>
          </table:table-cell>
          <table:table-cell table:formula="of:=[.A590]-1" office:value-type="float" office:value="-0.191331096082797" calcext:value-type="float">
            <text:p>-0.1913310961</text:p>
          </table:table-cell>
          <table:table-cell table:formula="of:=[.B590]+[.$C$1]" office:value-type="float" office:value="-0.021331096082797" calcext:value-type="float">
            <text:p>-0.0213310961</text:p>
          </table:table-cell>
          <table:table-cell table:formula="of:=[.D589]+([.D589]*[.C590]/100)" office:value-type="float" office:value="83.694664051291" calcext:value-type="float">
            <text:p>83.6946640513</text:p>
          </table:table-cell>
          <table:table-cell office:value-type="float" office:value="96.8957661601628" calcext:value-type="float">
            <text:p>96.8957661602</text:p>
          </table:table-cell>
          <table:table-cell office:value-type="float" office:value="96.9163970866726" calcext:value-type="float">
            <text:p>96.9163970867</text:p>
          </table:table-cell>
          <table:table-cell table:number-columns-repeated="3"/>
        </table:table-row>
        <table:table-row table:style-name="ro1">
          <table:table-cell office:value-type="float" office:value="0.984048546294312" calcext:value-type="float">
            <text:p>0.9840485463</text:p>
          </table:table-cell>
          <table:table-cell table:formula="of:=[.A591]-1" office:value-type="float" office:value="-0.015951453705688" calcext:value-type="float">
            <text:p>-0.0159514537</text:p>
          </table:table-cell>
          <table:table-cell table:formula="of:=[.B591]+[.$C$1]" office:value-type="float" office:value="0.154048546294312" calcext:value-type="float">
            <text:p>0.1540485463</text:p>
          </table:table-cell>
          <table:table-cell table:formula="of:=[.D590]+([.D590]*[.C591]/100)" office:value-type="float" office:value="83.8235944645879" calcext:value-type="float">
            <text:p>83.8235944646</text:p>
          </table:table-cell>
          <table:table-cell office:value-type="float" office:value="97.238868623105" calcext:value-type="float">
            <text:p>97.2388686231</text:p>
          </table:table-cell>
          <table:table-cell office:value-type="float" office:value="96.8957661601628" calcext:value-type="float">
            <text:p>96.8957661602</text:p>
          </table:table-cell>
          <table:table-cell table:number-columns-repeated="3"/>
        </table:table-row>
        <table:table-row table:style-name="ro1">
          <table:table-cell office:value-type="float" office:value="0.949413104938232" calcext:value-type="float">
            <text:p>0.9494131049</text:p>
          </table:table-cell>
          <table:table-cell table:formula="of:=[.A592]-1" office:value-type="float" office:value="-0.0505868950617679" calcext:value-type="float">
            <text:p>-0.0505868951</text:p>
          </table:table-cell>
          <table:table-cell table:formula="of:=[.B592]+[.$C$1]" office:value-type="float" office:value="0.119413104938232" calcext:value-type="float">
            <text:p>0.1194131049</text:p>
          </table:table-cell>
          <table:table-cell table:formula="of:=[.D591]+([.D591]*[.C592]/100)" office:value-type="float" office:value="83.9236908214089" calcext:value-type="float">
            <text:p>83.9236908214</text:p>
          </table:table-cell>
          <table:table-cell office:value-type="float" office:value="97.3943037698799" calcext:value-type="float">
            <text:p>97.3943037699</text:p>
          </table:table-cell>
          <table:table-cell office:value-type="float" office:value="97.238868623105" calcext:value-type="float">
            <text:p>97.2388686231</text:p>
          </table:table-cell>
          <table:table-cell table:number-columns-repeated="3"/>
        </table:table-row>
        <table:table-row table:style-name="ro1">
          <table:table-cell office:value-type="float" office:value="0.753314076175419" calcext:value-type="float">
            <text:p>0.7533140762</text:p>
          </table:table-cell>
          <table:table-cell table:formula="of:=[.A593]-1" office:value-type="float" office:value="-0.246685923824581" calcext:value-type="float">
            <text:p>-0.2466859238</text:p>
          </table:table-cell>
          <table:table-cell table:formula="of:=[.B593]+[.$C$1]" office:value-type="float" office:value="-0.076685923824581" calcext:value-type="float">
            <text:p>-0.0766859238</text:p>
          </table:table-cell>
          <table:table-cell table:formula="of:=[.D592]+([.D592]*[.C593]/100)" office:value-type="float" office:value="83.8593331637948" calcext:value-type="float">
            <text:p>83.8593331638</text:p>
          </table:table-cell>
          <table:table-cell office:value-type="float" office:value="97.8031938267751" calcext:value-type="float">
            <text:p>97.8031938268</text:p>
          </table:table-cell>
          <table:table-cell office:value-type="float" office:value="97.3943037698799" calcext:value-type="float">
            <text:p>97.3943037699</text:p>
          </table:table-cell>
          <table:table-cell table:number-columns-repeated="3"/>
        </table:table-row>
        <table:table-row table:style-name="ro1">
          <table:table-cell office:value-type="float" office:value="0.771739301067927" calcext:value-type="float">
            <text:p>0.7717393011</text:p>
          </table:table-cell>
          <table:table-cell table:formula="of:=[.A594]-1" office:value-type="float" office:value="-0.228260698932073" calcext:value-type="float">
            <text:p>-0.2282606989</text:p>
          </table:table-cell>
          <table:table-cell table:formula="of:=[.B594]+[.$C$1]" office:value-type="float" office:value="-0.0582606989320729" calcext:value-type="float">
            <text:p>-0.0582606989</text:p>
          </table:table-cell>
          <table:table-cell table:formula="of:=[.D593]+([.D593]*[.C594]/100)" office:value-type="float" office:value="83.8104761301738" calcext:value-type="float">
            <text:p>83.8104761302</text:p>
          </table:table-cell>
          <table:table-cell office:value-type="float" office:value="97.6406764291505" calcext:value-type="float">
            <text:p>97.6406764292</text:p>
          </table:table-cell>
          <table:table-cell office:value-type="float" office:value="97.8031938267751" calcext:value-type="float">
            <text:p>97.8031938268</text:p>
          </table:table-cell>
          <table:table-cell table:number-columns-repeated="3"/>
        </table:table-row>
        <table:table-row table:style-name="ro1">
          <table:table-cell office:value-type="float" office:value="0.645462043688714" calcext:value-type="float">
            <text:p>0.6454620437</text:p>
          </table:table-cell>
          <table:table-cell table:formula="of:=[.A595]-1" office:value-type="float" office:value="-0.354537956311286" calcext:value-type="float">
            <text:p>-0.3545379563</text:p>
          </table:table-cell>
          <table:table-cell table:formula="of:=[.B595]+[.$C$1]" office:value-type="float" office:value="-0.184537956311286" calcext:value-type="float">
            <text:p>-0.1845379563</text:p>
          </table:table-cell>
          <table:table-cell table:formula="of:=[.D594]+([.D594]*[.C595]/100)" office:value-type="float" office:value="83.6558139903484" calcext:value-type="float">
            <text:p>83.6558139903</text:p>
          </table:table-cell>
          <table:table-cell office:value-type="float" office:value="97.996728351112" calcext:value-type="float">
            <text:p>97.9967283511</text:p>
          </table:table-cell>
          <table:table-cell office:value-type="float" office:value="97.6406764291505" calcext:value-type="float">
            <text:p>97.6406764292</text:p>
          </table:table-cell>
          <table:table-cell table:number-columns-repeated="3"/>
        </table:table-row>
        <table:table-row table:style-name="ro1">
          <table:table-cell office:value-type="float" office:value="1.00127339318185" calcext:value-type="float">
            <text:p>1.0012733932</text:p>
          </table:table-cell>
          <table:table-cell table:formula="of:=[.A596]-1" office:value-type="float" office:value="0.00127339318185005" calcext:value-type="float">
            <text:p>0.0012733932</text:p>
          </table:table-cell>
          <table:table-cell table:formula="of:=[.B596]+[.$C$1]" office:value-type="float" office:value="0.17127339318185" calcext:value-type="float">
            <text:p>0.1712733932</text:p>
          </table:table-cell>
          <table:table-cell table:formula="of:=[.D595]+([.D595]*[.C596]/100)" office:value-type="float" office:value="83.7990941415636" calcext:value-type="float">
            <text:p>83.7990941416</text:p>
          </table:table-cell>
          <table:table-cell office:value-type="float" office:value="97.9341781240444" calcext:value-type="float">
            <text:p>97.934178124</text:p>
          </table:table-cell>
          <table:table-cell office:value-type="float" office:value="97.996728351112" calcext:value-type="float">
            <text:p>97.9967283511</text:p>
          </table:table-cell>
          <table:table-cell table:number-columns-repeated="3"/>
        </table:table-row>
        <table:table-row table:style-name="ro1">
          <table:table-cell office:value-type="float" office:value="0.655855219833648" calcext:value-type="float">
            <text:p>0.6558552198</text:p>
          </table:table-cell>
          <table:table-cell table:formula="of:=[.A597]-1" office:value-type="float" office:value="-0.344144780166352" calcext:value-type="float">
            <text:p>-0.3441447802</text:p>
          </table:table-cell>
          <table:table-cell table:formula="of:=[.B597]+[.$C$1]" office:value-type="float" office:value="-0.174144780166352" calcext:value-type="float">
            <text:p>-0.1741447802</text:p>
          </table:table-cell>
          <table:table-cell table:formula="of:=[.D596]+([.D596]*[.C597]/100)" office:value-type="float" office:value="83.6531623932894" calcext:value-type="float">
            <text:p>83.6531623933</text:p>
          </table:table-cell>
          <table:table-cell office:value-type="float" office:value="97.8167424939133" calcext:value-type="float">
            <text:p>97.8167424939</text:p>
          </table:table-cell>
          <table:table-cell office:value-type="float" office:value="97.9341781240444" calcext:value-type="float">
            <text:p>97.934178124</text:p>
          </table:table-cell>
          <table:table-cell table:number-columns-repeated="3"/>
        </table:table-row>
        <table:table-row table:style-name="ro1">
          <table:table-cell office:value-type="float" office:value="0.847612590525267" calcext:value-type="float">
            <text:p>0.8476125905</text:p>
          </table:table-cell>
          <table:table-cell table:formula="of:=[.A598]-1" office:value-type="float" office:value="-0.152387409474733" calcext:value-type="float">
            <text:p>-0.1523874095</text:p>
          </table:table-cell>
          <table:table-cell table:formula="of:=[.B598]+[.$C$1]" office:value-type="float" office:value="0.0176125905252671" calcext:value-type="float">
            <text:p>0.0176125905</text:p>
          </table:table-cell>
          <table:table-cell table:formula="of:=[.D597]+([.D597]*[.C598]/100)" office:value-type="float" office:value="83.6678958822431" calcext:value-type="float">
            <text:p>83.6678958822</text:p>
          </table:table-cell>
          <table:table-cell office:value-type="float" office:value="98.2857110539731" calcext:value-type="float">
            <text:p>98.285711054</text:p>
          </table:table-cell>
          <table:table-cell office:value-type="float" office:value="97.8167424939133" calcext:value-type="float">
            <text:p>97.8167424939</text:p>
          </table:table-cell>
          <table:table-cell table:number-columns-repeated="3"/>
        </table:table-row>
        <table:table-row table:style-name="ro1">
          <table:table-cell office:value-type="float" office:value="1.14465016593267" calcext:value-type="float">
            <text:p>1.1446501659</text:p>
          </table:table-cell>
          <table:table-cell table:formula="of:=[.A599]-1" office:value-type="float" office:value="0.14465016593267" calcext:value-type="float">
            <text:p>0.1446501659</text:p>
          </table:table-cell>
          <table:table-cell table:formula="of:=[.B599]+[.$C$1]" office:value-type="float" office:value="0.31465016593267" calcext:value-type="float">
            <text:p>0.3146501659</text:p>
          </table:table-cell>
          <table:table-cell table:formula="of:=[.D598]+([.D598]*[.C599]/100)" office:value-type="float" office:value="83.931157055469" calcext:value-type="float">
            <text:p>83.9311570555</text:p>
          </table:table-cell>
          <table:table-cell office:value-type="float" office:value="98.5100962531148" calcext:value-type="float">
            <text:p>98.5100962531</text:p>
          </table:table-cell>
          <table:table-cell office:value-type="float" office:value="98.2857110539731" calcext:value-type="float">
            <text:p>98.285711054</text:p>
          </table:table-cell>
          <table:table-cell table:number-columns-repeated="3"/>
        </table:table-row>
        <table:table-row table:style-name="ro1">
          <table:table-cell office:value-type="float" office:value="0.892512717786786" calcext:value-type="float">
            <text:p>0.8925127178</text:p>
          </table:table-cell>
          <table:table-cell table:formula="of:=[.A600]-1" office:value-type="float" office:value="-0.107487282213214" calcext:value-type="float">
            <text:p>-0.1074872822</text:p>
          </table:table-cell>
          <table:table-cell table:formula="of:=[.B600]+[.$C$1]" office:value-type="float" office:value="0.0625127177867861" calcext:value-type="float">
            <text:p>0.0625127178</text:p>
          </table:table-cell>
          <table:table-cell table:formula="of:=[.D599]+([.D599]*[.C600]/100)" office:value-type="float" office:value="83.9836247028143" calcext:value-type="float">
            <text:p>83.9836247028</text:p>
          </table:table-cell>
          <table:table-cell office:value-type="float" office:value="98.62940439903" calcext:value-type="float">
            <text:p>98.629404399</text:p>
          </table:table-cell>
          <table:table-cell office:value-type="float" office:value="98.5100962531148" calcext:value-type="float">
            <text:p>98.5100962531</text:p>
          </table:table-cell>
          <table:table-cell table:number-columns-repeated="3"/>
        </table:table-row>
        <table:table-row table:style-name="ro1">
          <table:table-cell office:value-type="float" office:value="0.960774402812405" calcext:value-type="float">
            <text:p>0.9607744028</text:p>
          </table:table-cell>
          <table:table-cell table:formula="of:=[.A601]-1" office:value-type="float" office:value="-0.0392255971875949" calcext:value-type="float">
            <text:p>-0.0392255972</text:p>
          </table:table-cell>
          <table:table-cell table:formula="of:=[.B601]+[.$C$1]" office:value-type="float" office:value="0.130774402812405" calcext:value-type="float">
            <text:p>0.1307744028</text:p>
          </table:table-cell>
          <table:table-cell table:formula="of:=[.D600]+([.D600]*[.C601]/100)" office:value-type="float" office:value="84.0934537864796" calcext:value-type="float">
            <text:p>84.0934537865</text:p>
          </table:table-cell>
          <table:table-cell office:value-type="float" office:value="98.4720884189888" calcext:value-type="float">
            <text:p>98.472088419</text:p>
          </table:table-cell>
          <table:table-cell office:value-type="float" office:value="98.62940439903" calcext:value-type="float">
            <text:p>98.629404399</text:p>
          </table:table-cell>
          <table:table-cell table:number-columns-repeated="3"/>
        </table:table-row>
        <table:table-row table:style-name="ro1">
          <table:table-cell office:value-type="float" office:value="1.03780156288216" calcext:value-type="float">
            <text:p>1.0378015629</text:p>
          </table:table-cell>
          <table:table-cell table:formula="of:=[.A602]-1" office:value-type="float" office:value="0.03780156288216" calcext:value-type="float">
            <text:p>0.0378015629</text:p>
          </table:table-cell>
          <table:table-cell table:formula="of:=[.B602]+[.$C$1]" office:value-type="float" office:value="0.20780156288216" calcext:value-type="float">
            <text:p>0.2078015629</text:p>
          </table:table-cell>
          <table:table-cell table:formula="of:=[.D601]+([.D601]*[.C602]/100)" office:value-type="float" office:value="84.2682012977295" calcext:value-type="float">
            <text:p>84.2682012977</text:p>
          </table:table-cell>
          <table:table-cell office:value-type="float" office:value="98.6468728586041" calcext:value-type="float">
            <text:p>98.6468728586</text:p>
          </table:table-cell>
          <table:table-cell office:value-type="float" office:value="98.4720884189888" calcext:value-type="float">
            <text:p>98.472088419</text:p>
          </table:table-cell>
          <table:table-cell table:number-columns-repeated="3"/>
        </table:table-row>
        <table:table-row table:style-name="ro1">
          <table:table-cell office:value-type="float" office:value="1.53462219935408" calcext:value-type="float">
            <text:p>1.5346221994</text:p>
          </table:table-cell>
          <table:table-cell table:formula="of:=[.A603]-1" office:value-type="float" office:value="0.53462219935408" calcext:value-type="float">
            <text:p>0.5346221994</text:p>
          </table:table-cell>
          <table:table-cell table:formula="of:=[.B603]+[.$C$1]" office:value-type="float" office:value="0.70462219935408" calcext:value-type="float">
            <text:p>0.7046221994</text:p>
          </table:table-cell>
          <table:table-cell table:formula="of:=[.D602]+([.D602]*[.C603]/100)" office:value-type="float" office:value="84.8619737510697" calcext:value-type="float">
            <text:p>84.8619737511</text:p>
          </table:table-cell>
          <table:table-cell office:value-type="float" office:value="98.7307281117281" calcext:value-type="float">
            <text:p>98.7307281117</text:p>
          </table:table-cell>
          <table:table-cell office:value-type="float" office:value="98.6468728586041" calcext:value-type="float">
            <text:p>98.6468728586</text:p>
          </table:table-cell>
          <table:table-cell table:number-columns-repeated="3"/>
        </table:table-row>
        <table:table-row table:style-name="ro1">
          <table:table-cell office:value-type="float" office:value="1.21047323787626" calcext:value-type="float">
            <text:p>1.2104732379</text:p>
          </table:table-cell>
          <table:table-cell table:formula="of:=[.A604]-1" office:value-type="float" office:value="0.21047323787626" calcext:value-type="float">
            <text:p>0.2104732379</text:p>
          </table:table-cell>
          <table:table-cell table:formula="of:=[.B604]+[.$C$1]" office:value-type="float" office:value="0.38047323787626" calcext:value-type="float">
            <text:p>0.3804732379</text:p>
          </table:table-cell>
          <table:table-cell table:formula="of:=[.D603]+([.D603]*[.C604]/100)" office:value-type="float" office:value="85.1848508503261" calcext:value-type="float">
            <text:p>85.1848508503</text:p>
          </table:table-cell>
          <table:table-cell office:value-type="float" office:value="98.5971888731241" calcext:value-type="float">
            <text:p>98.5971888731</text:p>
          </table:table-cell>
          <table:table-cell office:value-type="float" office:value="98.7307281117281" calcext:value-type="float">
            <text:p>98.7307281117</text:p>
          </table:table-cell>
          <table:table-cell table:number-columns-repeated="3"/>
        </table:table-row>
        <table:table-row table:style-name="ro1">
          <table:table-cell office:value-type="float" office:value="0.821738980298201" calcext:value-type="float">
            <text:p>0.8217389803</text:p>
          </table:table-cell>
          <table:table-cell table:formula="of:=[.A605]-1" office:value-type="float" office:value="-0.178261019701799" calcext:value-type="float">
            <text:p>-0.1782610197</text:p>
          </table:table-cell>
          <table:table-cell table:formula="of:=[.B605]+[.$C$1]" office:value-type="float" office:value="-0.00826101970179896" calcext:value-type="float">
            <text:p>-0.0082610197</text:p>
          </table:table-cell>
          <table:table-cell table:formula="of:=[.D604]+([.D604]*[.C605]/100)" office:value-type="float" office:value="85.1778137130144" calcext:value-type="float">
            <text:p>85.177813713</text:p>
          </table:table-cell>
          <table:table-cell office:value-type="float" office:value="98.6636588926276" calcext:value-type="float">
            <text:p>98.6636588926</text:p>
          </table:table-cell>
          <table:table-cell office:value-type="float" office:value="98.5971888731241" calcext:value-type="float">
            <text:p>98.5971888731</text:p>
          </table:table-cell>
          <table:table-cell table:number-columns-repeated="3"/>
        </table:table-row>
        <table:table-row table:style-name="ro1">
          <table:table-cell office:value-type="float" office:value="0.550307012113552" calcext:value-type="float">
            <text:p>0.5503070121</text:p>
          </table:table-cell>
          <table:table-cell table:formula="of:=[.A606]-1" office:value-type="float" office:value="-0.449692987886448" calcext:value-type="float">
            <text:p>-0.4496929879</text:p>
          </table:table-cell>
          <table:table-cell table:formula="of:=[.B606]+[.$C$1]" office:value-type="float" office:value="-0.279692987886448" calcext:value-type="float">
            <text:p>-0.2796929879</text:p>
          </table:table-cell>
          <table:table-cell table:formula="of:=[.D605]+([.D605]*[.C606]/100)" office:value-type="float" office:value="84.9395773408241" calcext:value-type="float">
            <text:p>84.9395773408</text:p>
          </table:table-cell>
          <table:table-cell office:value-type="float" office:value="99.4582531385735" calcext:value-type="float">
            <text:p>99.4582531386</text:p>
          </table:table-cell>
          <table:table-cell office:value-type="float" office:value="98.6636588926276" calcext:value-type="float">
            <text:p>98.6636588926</text:p>
          </table:table-cell>
          <table:table-cell table:number-columns-repeated="3"/>
        </table:table-row>
        <table:table-row table:style-name="ro1">
          <table:table-cell office:value-type="float" office:value="0.726222813329288" calcext:value-type="float">
            <text:p>0.7262228133</text:p>
          </table:table-cell>
          <table:table-cell table:formula="of:=[.A607]-1" office:value-type="float" office:value="-0.273777186670712" calcext:value-type="float">
            <text:p>-0.2737771867</text:p>
          </table:table-cell>
          <table:table-cell table:formula="of:=[.B607]+[.$C$1]" office:value-type="float" office:value="-0.103777186670712" calcext:value-type="float">
            <text:p>-0.1037771867</text:p>
          </table:table-cell>
          <table:table-cell table:formula="of:=[.D606]+([.D606]*[.C607]/100)" office:value-type="float" office:value="84.8514294370898" calcext:value-type="float">
            <text:p>84.8514294371</text:p>
          </table:table-cell>
          <table:table-cell office:value-type="float" office:value="99.6323551526382" calcext:value-type="float">
            <text:p>99.6323551526</text:p>
          </table:table-cell>
          <table:table-cell office:value-type="float" office:value="99.4582531385735" calcext:value-type="float">
            <text:p>99.4582531386</text:p>
          </table:table-cell>
          <table:table-cell table:number-columns-repeated="3"/>
        </table:table-row>
        <table:table-row table:style-name="ro1">
          <table:table-cell office:value-type="float" office:value="0.556694314159705" calcext:value-type="float">
            <text:p>0.5566943142</text:p>
          </table:table-cell>
          <table:table-cell table:formula="of:=[.A608]-1" office:value-type="float" office:value="-0.443305685840295" calcext:value-type="float">
            <text:p>-0.4433056858</text:p>
          </table:table-cell>
          <table:table-cell table:formula="of:=[.B608]+[.$C$1]" office:value-type="float" office:value="-0.273305685840295" calcext:value-type="float">
            <text:p>-0.2733056858</text:p>
          </table:table-cell>
          <table:table-cell table:formula="of:=[.D607]+([.D607]*[.C608]/100)" office:value-type="float" office:value="84.6195256559214" calcext:value-type="float">
            <text:p>84.6195256559</text:p>
          </table:table-cell>
          <table:table-cell office:value-type="float" office:value="99.9025877622557" calcext:value-type="float">
            <text:p>99.9025877623</text:p>
          </table:table-cell>
          <table:table-cell office:value-type="float" office:value="99.6323551526382" calcext:value-type="float">
            <text:p>99.6323551526</text:p>
          </table:table-cell>
          <table:table-cell table:number-columns-repeated="3"/>
        </table:table-row>
        <table:table-row table:style-name="ro1">
          <table:table-cell office:value-type="float" office:value="1.05407531422212" calcext:value-type="float">
            <text:p>1.0540753142</text:p>
          </table:table-cell>
          <table:table-cell table:formula="of:=[.A609]-1" office:value-type="float" office:value="0.05407531422212" calcext:value-type="float">
            <text:p>0.0540753142</text:p>
          </table:table-cell>
          <table:table-cell table:formula="of:=[.B609]+[.$C$1]" office:value-type="float" office:value="0.22407531422212" calcext:value-type="float">
            <text:p>0.2240753142</text:p>
          </table:table-cell>
          <table:table-cell table:formula="of:=[.D608]+([.D608]*[.C609]/100)" office:value-type="float" office:value="84.8091371239282" calcext:value-type="float">
            <text:p>84.8091371239</text:p>
          </table:table-cell>
          <table:table-cell office:value-type="float" office:value="99.684594070931" calcext:value-type="float">
            <text:p>99.6845940709</text:p>
          </table:table-cell>
          <table:table-cell office:value-type="float" office:value="99.9025877622557" calcext:value-type="float">
            <text:p>99.9025877623</text:p>
          </table:table-cell>
          <table:table-cell table:number-columns-repeated="3"/>
        </table:table-row>
        <table:table-row table:style-name="ro1">
          <table:table-cell office:value-type="float" office:value="0.976465784228255" calcext:value-type="float">
            <text:p>0.9764657842</text:p>
          </table:table-cell>
          <table:table-cell table:formula="of:=[.A610]-1" office:value-type="float" office:value="-0.023534215771745" calcext:value-type="float">
            <text:p>-0.0235342158</text:p>
          </table:table-cell>
          <table:table-cell table:formula="of:=[.B610]+[.$C$1]" office:value-type="float" office:value="0.146465784228255" calcext:value-type="float">
            <text:p>0.1464657842</text:p>
          </table:table-cell>
          <table:table-cell table:formula="of:=[.D609]+([.D609]*[.C610]/100)" office:value-type="float" office:value="84.933353491714" calcext:value-type="float">
            <text:p>84.9333534917</text:p>
          </table:table-cell>
          <table:table-cell office:value-type="float" office:value="99.4924244062173" calcext:value-type="float">
            <text:p>99.4924244062</text:p>
          </table:table-cell>
          <table:table-cell office:value-type="float" office:value="99.684594070931" calcext:value-type="float">
            <text:p>99.6845940709</text:p>
          </table:table-cell>
          <table:table-cell table:number-columns-repeated="3"/>
        </table:table-row>
        <table:table-row table:style-name="ro1">
          <table:table-cell office:value-type="float" office:value="0.715240210211386" calcext:value-type="float">
            <text:p>0.7152402102</text:p>
          </table:table-cell>
          <table:table-cell table:formula="of:=[.A611]-1" office:value-type="float" office:value="-0.284759789788614" calcext:value-type="float">
            <text:p>-0.2847597898</text:p>
          </table:table-cell>
          <table:table-cell table:formula="of:=[.B611]+[.$C$1]" office:value-type="float" office:value="-0.114759789788614" calcext:value-type="float">
            <text:p>-0.1147597898</text:p>
          </table:table-cell>
          <table:table-cell table:formula="of:=[.D610]+([.D610]*[.C611]/100)" office:value-type="float" office:value="84.8358841537865" calcext:value-type="float">
            <text:p>84.8358841538</text:p>
          </table:table-cell>
          <table:table-cell office:value-type="float" office:value="99.1744718532957" calcext:value-type="float">
            <text:p>99.1744718533</text:p>
          </table:table-cell>
          <table:table-cell office:value-type="float" office:value="99.4924244062173" calcext:value-type="float">
            <text:p>99.4924244062</text:p>
          </table:table-cell>
          <table:table-cell table:number-columns-repeated="3"/>
        </table:table-row>
        <table:table-row table:style-name="ro1">
          <table:table-cell office:value-type="float" office:value="0.715753071149174" calcext:value-type="float">
            <text:p>0.7157530711</text:p>
          </table:table-cell>
          <table:table-cell table:formula="of:=[.A612]-1" office:value-type="float" office:value="-0.284246928850826" calcext:value-type="float">
            <text:p>-0.2842469289</text:p>
          </table:table-cell>
          <table:table-cell table:formula="of:=[.B612]+[.$C$1]" office:value-type="float" office:value="-0.114246928850826" calcext:value-type="float">
            <text:p>-0.1142469289</text:p>
          </table:table-cell>
          <table:table-cell table:formula="of:=[.D611]+([.D611]*[.C612]/100)" office:value-type="float" office:value="84.7389617615773" calcext:value-type="float">
            <text:p>84.7389617616</text:p>
          </table:table-cell>
          <table:table-cell office:value-type="float" office:value="99.4678820132757" calcext:value-type="float">
            <text:p>99.4678820133</text:p>
          </table:table-cell>
          <table:table-cell office:value-type="float" office:value="99.1744718532957" calcext:value-type="float">
            <text:p>99.1744718533</text:p>
          </table:table-cell>
          <table:table-cell table:number-columns-repeated="3"/>
        </table:table-row>
        <table:table-row table:style-name="ro1">
          <table:table-cell office:value-type="float" office:value="0.857283950713203" calcext:value-type="float">
            <text:p>0.8572839507</text:p>
          </table:table-cell>
          <table:table-cell table:formula="of:=[.A613]-1" office:value-type="float" office:value="-0.142716049286797" calcext:value-type="float">
            <text:p>-0.1427160493</text:p>
          </table:table-cell>
          <table:table-cell table:formula="of:=[.B613]+[.$C$1]" office:value-type="float" office:value="0.0272839507132031" calcext:value-type="float">
            <text:p>0.0272839507</text:p>
          </table:table-cell>
          <table:table-cell table:formula="of:=[.D612]+([.D612]*[.C613]/100)" office:value-type="float" office:value="84.7620818981392" calcext:value-type="float">
            <text:p>84.7620818981</text:p>
          </table:table-cell>
          <table:table-cell office:value-type="float" office:value="100.179985865721" calcext:value-type="float">
            <text:p>100.1799858657</text:p>
          </table:table-cell>
          <table:table-cell office:value-type="float" office:value="99.4678820132757" calcext:value-type="float">
            <text:p>99.4678820133</text:p>
          </table:table-cell>
          <table:table-cell table:number-columns-repeated="3"/>
        </table:table-row>
        <table:table-row table:style-name="ro1">
          <table:table-cell office:value-type="float" office:value="1.10018286688071" calcext:value-type="float">
            <text:p>1.1001828669</text:p>
          </table:table-cell>
          <table:table-cell table:formula="of:=[.A614]-1" office:value-type="float" office:value="0.10018286688071" calcext:value-type="float">
            <text:p>0.1001828669</text:p>
          </table:table-cell>
          <table:table-cell table:formula="of:=[.B614]+[.$C$1]" office:value-type="float" office:value="0.27018286688071" calcext:value-type="float">
            <text:p>0.2701828669</text:p>
          </table:table-cell>
          <table:table-cell table:formula="of:=[.D613]+([.D613]*[.C614]/100)" office:value-type="float" office:value="84.9910945210394" calcext:value-type="float">
            <text:p>84.991094521</text:p>
          </table:table-cell>
          <table:table-cell office:value-type="float" office:value="99.9793774080163" calcext:value-type="float">
            <text:p>99.979377408</text:p>
          </table:table-cell>
          <table:table-cell office:value-type="float" office:value="100.179985865721" calcext:value-type="float">
            <text:p>100.1799858657</text:p>
          </table:table-cell>
          <table:table-cell table:number-columns-repeated="3"/>
        </table:table-row>
        <table:table-row table:style-name="ro1">
          <table:table-cell office:value-type="float" office:value="0.61147139776034" calcext:value-type="float">
            <text:p>0.6114713978</text:p>
          </table:table-cell>
          <table:table-cell table:formula="of:=[.A615]-1" office:value-type="float" office:value="-0.38852860223966" calcext:value-type="float">
            <text:p>-0.3885286022</text:p>
          </table:table-cell>
          <table:table-cell table:formula="of:=[.B615]+[.$C$1]" office:value-type="float" office:value="-0.21852860223966" calcext:value-type="float">
            <text:p>-0.2185286022</text:p>
          </table:table-cell>
          <table:table-cell table:formula="of:=[.D614]+([.D614]*[.C615]/100)" office:value-type="float" office:value="84.8053646701544" calcext:value-type="float">
            <text:p>84.8053646702</text:p>
          </table:table-cell>
          <table:table-cell office:value-type="float" office:value="100.452174217076" calcext:value-type="float">
            <text:p>100.4521742171</text:p>
          </table:table-cell>
          <table:table-cell office:value-type="float" office:value="99.9793774080163" calcext:value-type="float">
            <text:p>99.979377408</text:p>
          </table:table-cell>
          <table:table-cell table:number-columns-repeated="3"/>
        </table:table-row>
        <table:table-row table:style-name="ro1">
          <table:table-cell office:value-type="float" office:value="0.920716598563898" calcext:value-type="float">
            <text:p>0.9207165986</text:p>
          </table:table-cell>
          <table:table-cell table:formula="of:=[.A616]-1" office:value-type="float" office:value="-0.0792834014361019" calcext:value-type="float">
            <text:p>-0.0792834014</text:p>
          </table:table-cell>
          <table:table-cell table:formula="of:=[.B616]+[.$C$1]" office:value-type="float" office:value="0.0907165985638981" calcext:value-type="float">
            <text:p>0.0907165986</text:p>
          </table:table-cell>
          <table:table-cell table:formula="of:=[.D615]+([.D615]*[.C616]/100)" office:value-type="float" office:value="84.8822972123829" calcext:value-type="float">
            <text:p>84.8822972124</text:p>
          </table:table-cell>
          <table:table-cell office:value-type="float" office:value="100.882960182142" calcext:value-type="float">
            <text:p>100.8829601821</text:p>
          </table:table-cell>
          <table:table-cell office:value-type="float" office:value="100.452174217076" calcext:value-type="float">
            <text:p>100.4521742171</text:p>
          </table:table-cell>
          <table:table-cell table:number-columns-repeated="3"/>
        </table:table-row>
        <table:table-row table:style-name="ro1">
          <table:table-cell office:value-type="float" office:value="1.05751954082227" calcext:value-type="float">
            <text:p>1.0575195408</text:p>
          </table:table-cell>
          <table:table-cell table:formula="of:=[.A617]-1" office:value-type="float" office:value="0.05751954082227" calcext:value-type="float">
            <text:p>0.0575195408</text:p>
          </table:table-cell>
          <table:table-cell table:formula="of:=[.B617]+[.$C$1]" office:value-type="float" office:value="0.22751954082227" calcext:value-type="float">
            <text:p>0.2275195408</text:p>
          </table:table-cell>
          <table:table-cell table:formula="of:=[.D616]+([.D616]*[.C617]/100)" office:value-type="float" office:value="85.0754210252399" calcext:value-type="float">
            <text:p>85.0754210252</text:p>
          </table:table-cell>
          <table:table-cell office:value-type="float" office:value="100.775244961627" calcext:value-type="float">
            <text:p>100.7752449616</text:p>
          </table:table-cell>
          <table:table-cell office:value-type="float" office:value="100.882960182142" calcext:value-type="float">
            <text:p>100.8829601821</text:p>
          </table:table-cell>
          <table:table-cell table:number-columns-repeated="3"/>
        </table:table-row>
        <table:table-row table:style-name="ro1">
          <table:table-cell office:value-type="float" office:value="0.478122451734598" calcext:value-type="float">
            <text:p>0.4781224517</text:p>
          </table:table-cell>
          <table:table-cell table:formula="of:=[.A618]-1" office:value-type="float" office:value="-0.521877548265402" calcext:value-type="float">
            <text:p>-0.5218775483</text:p>
          </table:table-cell>
          <table:table-cell table:formula="of:=[.B618]+[.$C$1]" office:value-type="float" office:value="-0.351877548265402" calcext:value-type="float">
            <text:p>-0.3518775483</text:p>
          </table:table-cell>
          <table:table-cell table:formula="of:=[.D617]+([.D617]*[.C618]/100)" office:value-type="float" office:value="84.7760597195598" calcext:value-type="float">
            <text:p>84.7760597196</text:p>
          </table:table-cell>
          <table:table-cell office:value-type="float" office:value="100.754023161525" calcext:value-type="float">
            <text:p>100.7540231615</text:p>
          </table:table-cell>
          <table:table-cell office:value-type="float" office:value="100.775244961627" calcext:value-type="float">
            <text:p>100.7752449616</text:p>
          </table:table-cell>
          <table:table-cell table:number-columns-repeated="3"/>
        </table:table-row>
        <table:table-row table:style-name="ro1">
          <table:table-cell office:value-type="float" office:value="1.64951416639275" calcext:value-type="float">
            <text:p>1.6495141664</text:p>
          </table:table-cell>
          <table:table-cell table:formula="of:=[.A619]-1" office:value-type="float" office:value="0.64951416639275" calcext:value-type="float">
            <text:p>0.6495141664</text:p>
          </table:table-cell>
          <table:table-cell table:formula="of:=[.B619]+[.$C$1]" office:value-type="float" office:value="0.81951416639275" calcext:value-type="float">
            <text:p>0.8195141664</text:p>
          </table:table-cell>
          <table:table-cell table:formula="of:=[.D618]+([.D618]*[.C619]/100)" office:value-type="float" office:value="85.4708115386712" calcext:value-type="float">
            <text:p>85.4708115387</text:p>
          </table:table-cell>
          <table:table-cell office:value-type="float" office:value="101.171942885003" calcext:value-type="float">
            <text:p>101.171942885</text:p>
          </table:table-cell>
          <table:table-cell office:value-type="float" office:value="100.754023161525" calcext:value-type="float">
            <text:p>100.7540231615</text:p>
          </table:table-cell>
          <table:table-cell table:number-columns-repeated="3"/>
        </table:table-row>
        <table:table-row table:style-name="ro1">
          <table:table-cell office:value-type="float" office:value="0.417133730900747" calcext:value-type="float">
            <text:p>0.4171337309</text:p>
          </table:table-cell>
          <table:table-cell table:formula="of:=[.A620]-1" office:value-type="float" office:value="-0.582866269099253" calcext:value-type="float">
            <text:p>-0.5828662691</text:p>
          </table:table-cell>
          <table:table-cell table:formula="of:=[.B620]+[.$C$1]" office:value-type="float" office:value="-0.412866269099253" calcext:value-type="float">
            <text:p>-0.4128662691</text:p>
          </table:table-cell>
          <table:table-cell table:formula="of:=[.D619]+([.D619]*[.C620]/100)" office:value-type="float" office:value="85.1179313879026" calcext:value-type="float">
            <text:p>85.1179313879</text:p>
          </table:table-cell>
          <table:table-cell office:value-type="float" office:value="102.098112310333" calcext:value-type="float">
            <text:p>102.0981123103</text:p>
          </table:table-cell>
          <table:table-cell office:value-type="float" office:value="101.171942885003" calcext:value-type="float">
            <text:p>101.171942885</text:p>
          </table:table-cell>
          <table:table-cell table:number-columns-repeated="3"/>
        </table:table-row>
        <table:table-row table:style-name="ro1">
          <table:table-cell office:value-type="float" office:value="1.17354078315986" calcext:value-type="float">
            <text:p>1.1735407832</text:p>
          </table:table-cell>
          <table:table-cell table:formula="of:=[.A621]-1" office:value-type="float" office:value="0.17354078315986" calcext:value-type="float">
            <text:p>0.1735407832</text:p>
          </table:table-cell>
          <table:table-cell table:formula="of:=[.B621]+[.$C$1]" office:value-type="float" office:value="0.34354078315986" calcext:value-type="float">
            <text:p>0.3435407832</text:p>
          </table:table-cell>
          <table:table-cell table:formula="of:=[.D620]+([.D620]*[.C621]/100)" office:value-type="float" office:value="85.4103461960021" calcext:value-type="float">
            <text:p>85.410346196</text:p>
          </table:table-cell>
          <table:table-cell office:value-type="float" office:value="102.069741676914" calcext:value-type="float">
            <text:p>102.0697416769</text:p>
          </table:table-cell>
          <table:table-cell office:value-type="float" office:value="102.098112310333" calcext:value-type="float">
            <text:p>102.0981123103</text:p>
          </table:table-cell>
          <table:table-cell table:number-columns-repeated="3"/>
        </table:table-row>
        <table:table-row table:style-name="ro1">
          <table:table-cell office:value-type="float" office:value="0.728205813662733" calcext:value-type="float">
            <text:p>0.7282058137</text:p>
          </table:table-cell>
          <table:table-cell table:formula="of:=[.A622]-1" office:value-type="float" office:value="-0.271794186337267" calcext:value-type="float">
            <text:p>-0.2717941863</text:p>
          </table:table-cell>
          <table:table-cell table:formula="of:=[.B622]+[.$C$1]" office:value-type="float" office:value="-0.101794186337267" calcext:value-type="float">
            <text:p>-0.1017941863</text:p>
          </table:table-cell>
          <table:table-cell table:formula="of:=[.D621]+([.D621]*[.C622]/100)" office:value-type="float" office:value="85.323403429044" calcext:value-type="float">
            <text:p>85.323403429</text:p>
          </table:table-cell>
          <table:table-cell office:value-type="float" office:value="102.140048262899" calcext:value-type="float">
            <text:p>102.1400482629</text:p>
          </table:table-cell>
          <table:table-cell office:value-type="float" office:value="102.069741676914" calcext:value-type="float">
            <text:p>102.0697416769</text:p>
          </table:table-cell>
          <table:table-cell table:number-columns-repeated="3"/>
        </table:table-row>
        <table:table-row table:style-name="ro1">
          <table:table-cell office:value-type="float" office:value="0.986315766825929" calcext:value-type="float">
            <text:p>0.9863157668</text:p>
          </table:table-cell>
          <table:table-cell table:formula="of:=[.A623]-1" office:value-type="float" office:value="-0.013684233174071" calcext:value-type="float">
            <text:p>-0.0136842332</text:p>
          </table:table-cell>
          <table:table-cell table:formula="of:=[.B623]+[.$C$1]" office:value-type="float" office:value="0.156315766825929" calcext:value-type="float">
            <text:p>0.1563157668</text:p>
          </table:table-cell>
          <table:table-cell table:formula="of:=[.D622]+([.D622]*[.C623]/100)" office:value-type="float" office:value="85.4567773613961" calcext:value-type="float">
            <text:p>85.4567773614</text:p>
          </table:table-cell>
          <table:table-cell office:value-type="float" office:value="102.177456888907" calcext:value-type="float">
            <text:p>102.1774568889</text:p>
          </table:table-cell>
          <table:table-cell office:value-type="float" office:value="102.140048262899" calcext:value-type="float">
            <text:p>102.1400482629</text:p>
          </table:table-cell>
          <table:table-cell table:number-columns-repeated="3"/>
        </table:table-row>
        <table:table-row table:style-name="ro1">
          <table:table-cell office:value-type="float" office:value="0.79897749202438" calcext:value-type="float">
            <text:p>0.798977492</text:p>
          </table:table-cell>
          <table:table-cell table:formula="of:=[.A624]-1" office:value-type="float" office:value="-0.20102250797562" calcext:value-type="float">
            <text:p>-0.201022508</text:p>
          </table:table-cell>
          <table:table-cell table:formula="of:=[.B624]+[.$C$1]" office:value-type="float" office:value="-0.03102250797562" calcext:value-type="float">
            <text:p>-0.031022508</text:p>
          </table:table-cell>
          <table:table-cell table:formula="of:=[.D623]+([.D623]*[.C624]/100)" office:value-type="float" office:value="85.4302665258235" calcext:value-type="float">
            <text:p>85.4302665258</text:p>
          </table:table-cell>
          <table:table-cell office:value-type="float" office:value="100.761696294489" calcext:value-type="float">
            <text:p>100.7616962945</text:p>
          </table:table-cell>
          <table:table-cell office:value-type="float" office:value="102.177456888907" calcext:value-type="float">
            <text:p>102.1774568889</text:p>
          </table:table-cell>
          <table:table-cell table:number-columns-repeated="3"/>
        </table:table-row>
        <table:table-row table:style-name="ro1">
          <table:table-cell office:value-type="float" office:value="0.686697774203091" calcext:value-type="float">
            <text:p>0.6866977742</text:p>
          </table:table-cell>
          <table:table-cell table:formula="of:=[.A625]-1" office:value-type="float" office:value="-0.313302225796909" calcext:value-type="float">
            <text:p>-0.3133022258</text:p>
          </table:table-cell>
          <table:table-cell table:formula="of:=[.B625]+[.$C$1]" office:value-type="float" office:value="-0.143302225796909" calcext:value-type="float">
            <text:p>-0.1433022258</text:p>
          </table:table-cell>
          <table:table-cell table:formula="of:=[.D624]+([.D624]*[.C625]/100)" office:value-type="float" office:value="85.3078430523877" calcext:value-type="float">
            <text:p>85.3078430524</text:p>
          </table:table-cell>
          <table:table-cell office:value-type="float" office:value="101.343148744958" calcext:value-type="float">
            <text:p>101.343148745</text:p>
          </table:table-cell>
          <table:table-cell office:value-type="float" office:value="100.761696294489" calcext:value-type="float">
            <text:p>100.7616962945</text:p>
          </table:table-cell>
          <table:table-cell table:number-columns-repeated="3"/>
        </table:table-row>
        <table:table-row table:style-name="ro1">
          <table:table-cell office:value-type="float" office:value="0.861271436081452" calcext:value-type="float">
            <text:p>0.8612714361</text:p>
          </table:table-cell>
          <table:table-cell table:formula="of:=[.A626]-1" office:value-type="float" office:value="-0.138728563918548" calcext:value-type="float">
            <text:p>-0.1387285639</text:p>
          </table:table-cell>
          <table:table-cell table:formula="of:=[.B626]+[.$C$1]" office:value-type="float" office:value="0.0312714360814521" calcext:value-type="float">
            <text:p>0.0312714361</text:p>
          </table:table-cell>
          <table:table-cell table:formula="of:=[.D625]+([.D625]*[.C626]/100)" office:value-type="float" office:value="85.3345200400003" calcext:value-type="float">
            <text:p>85.33452004</text:p>
          </table:table-cell>
          <table:table-cell office:value-type="float" office:value="102.606370338189" calcext:value-type="float">
            <text:p>102.6063703382</text:p>
          </table:table-cell>
          <table:table-cell office:value-type="float" office:value="101.343148744958" calcext:value-type="float">
            <text:p>101.343148745</text:p>
          </table:table-cell>
          <table:table-cell table:number-columns-repeated="3"/>
        </table:table-row>
        <table:table-row table:style-name="ro1">
          <table:table-cell office:value-type="float" office:value="0.708910031386801" calcext:value-type="float">
            <text:p>0.7089100314</text:p>
          </table:table-cell>
          <table:table-cell table:formula="of:=[.A627]-1" office:value-type="float" office:value="-0.291089968613199" calcext:value-type="float">
            <text:p>-0.2910899686</text:p>
          </table:table-cell>
          <table:table-cell table:formula="of:=[.B627]+[.$C$1]" office:value-type="float" office:value="-0.121089968613199" calcext:value-type="float">
            <text:p>-0.1210899686</text:p>
          </table:table-cell>
          <table:table-cell table:formula="of:=[.D626]+([.D626]*[.C627]/100)" office:value-type="float" office:value="85.2311884964677" calcext:value-type="float">
            <text:p>85.2311884965</text:p>
          </table:table-cell>
          <table:table-cell office:value-type="float" office:value="102.621791521111" calcext:value-type="float">
            <text:p>102.6217915211</text:p>
          </table:table-cell>
          <table:table-cell office:value-type="float" office:value="102.606370338189" calcext:value-type="float">
            <text:p>102.6063703382</text:p>
          </table:table-cell>
          <table:table-cell table:number-columns-repeated="3"/>
        </table:table-row>
        <table:table-row table:style-name="ro1">
          <table:table-cell office:value-type="float" office:value="0.983642350351668" calcext:value-type="float">
            <text:p>0.9836423504</text:p>
          </table:table-cell>
          <table:table-cell table:formula="of:=[.A628]-1" office:value-type="float" office:value="-0.016357649648332" calcext:value-type="float">
            <text:p>-0.0163576496</text:p>
          </table:table-cell>
          <table:table-cell table:formula="of:=[.B628]+[.$C$1]" office:value-type="float" office:value="0.153642350351668" calcext:value-type="float">
            <text:p>0.1536423504</text:p>
          </table:table-cell>
          <table:table-cell table:formula="of:=[.D627]+([.D627]*[.C628]/100)" office:value-type="float" office:value="85.3621396977063" calcext:value-type="float">
            <text:p>85.3621396977</text:p>
          </table:table-cell>
          <table:table-cell office:value-type="float" office:value="102.794703444942" calcext:value-type="float">
            <text:p>102.7947034449</text:p>
          </table:table-cell>
          <table:table-cell office:value-type="float" office:value="102.621791521111" calcext:value-type="float">
            <text:p>102.6217915211</text:p>
          </table:table-cell>
          <table:table-cell table:number-columns-repeated="3"/>
        </table:table-row>
        <table:table-row table:style-name="ro1">
          <table:table-cell office:value-type="float" office:value="0.554386611786243" calcext:value-type="float">
            <text:p>0.5543866118</text:p>
          </table:table-cell>
          <table:table-cell table:formula="of:=[.A629]-1" office:value-type="float" office:value="-0.445613388213757" calcext:value-type="float">
            <text:p>-0.4456133882</text:p>
          </table:table-cell>
          <table:table-cell table:formula="of:=[.B629]+[.$C$1]" office:value-type="float" office:value="-0.275613388213757" calcext:value-type="float">
            <text:p>-0.2756133882</text:p>
          </table:table-cell>
          <table:table-cell table:formula="of:=[.D628]+([.D628]*[.C629]/100)" office:value-type="float" office:value="85.1268702122337" calcext:value-type="float">
            <text:p>85.1268702122</text:p>
          </table:table-cell>
          <table:table-cell office:value-type="float" office:value="103.049431662728" calcext:value-type="float">
            <text:p>103.0494316627</text:p>
          </table:table-cell>
          <table:table-cell office:value-type="float" office:value="102.794703444942" calcext:value-type="float">
            <text:p>102.7947034449</text:p>
          </table:table-cell>
          <table:table-cell table:number-columns-repeated="3"/>
        </table:table-row>
        <table:table-row table:style-name="ro1">
          <table:table-cell office:value-type="float" office:value="0.945903127639966" calcext:value-type="float">
            <text:p>0.9459031276</text:p>
          </table:table-cell>
          <table:table-cell table:formula="of:=[.A630]-1" office:value-type="float" office:value="-0.0540968723600339" calcext:value-type="float">
            <text:p>-0.0540968724</text:p>
          </table:table-cell>
          <table:table-cell table:formula="of:=[.B630]+[.$C$1]" office:value-type="float" office:value="0.115903127639966" calcext:value-type="float">
            <text:p>0.1159031276</text:p>
          </table:table-cell>
          <table:table-cell table:formula="of:=[.D629]+([.D629]*[.C630]/100)" office:value-type="float" office:value="85.2255349172717" calcext:value-type="float">
            <text:p>85.2255349173</text:p>
          </table:table-cell>
          <table:table-cell office:value-type="float" office:value="103.641536617703" calcext:value-type="float">
            <text:p>103.6415366177</text:p>
          </table:table-cell>
          <table:table-cell office:value-type="float" office:value="103.049431662728" calcext:value-type="float">
            <text:p>103.0494316627</text:p>
          </table:table-cell>
          <table:table-cell table:number-columns-repeated="3"/>
        </table:table-row>
        <table:table-row table:style-name="ro1">
          <table:table-cell office:value-type="float" office:value="0.608775815724012" calcext:value-type="float">
            <text:p>0.6087758157</text:p>
          </table:table-cell>
          <table:table-cell table:formula="of:=[.A631]-1" office:value-type="float" office:value="-0.391224184275988" calcext:value-type="float">
            <text:p>-0.3912241843</text:p>
          </table:table-cell>
          <table:table-cell table:formula="of:=[.B631]+[.$C$1]" office:value-type="float" office:value="-0.221224184275988" calcext:value-type="float">
            <text:p>-0.2212241843</text:p>
          </table:table-cell>
          <table:table-cell table:formula="of:=[.D630]+([.D630]*[.C631]/100)" office:value-type="float" office:value="85.0369954228561" calcext:value-type="float">
            <text:p>85.0369954229</text:p>
          </table:table-cell>
          <table:table-cell office:value-type="float" office:value="104.251035132302" calcext:value-type="float">
            <text:p>104.2510351323</text:p>
          </table:table-cell>
          <table:table-cell office:value-type="float" office:value="103.641536617703" calcext:value-type="float">
            <text:p>103.6415366177</text:p>
          </table:table-cell>
          <table:table-cell table:number-columns-repeated="3"/>
        </table:table-row>
        <table:table-row table:style-name="ro1">
          <table:table-cell office:value-type="float" office:value="0.756746803656668" calcext:value-type="float">
            <text:p>0.7567468037</text:p>
          </table:table-cell>
          <table:table-cell table:formula="of:=[.A632]-1" office:value-type="float" office:value="-0.243253196343332" calcext:value-type="float">
            <text:p>-0.2432531963</text:p>
          </table:table-cell>
          <table:table-cell table:formula="of:=[.B632]+[.$C$1]" office:value-type="float" office:value="-0.073253196343332" calcext:value-type="float">
            <text:p>-0.0732531963</text:p>
          </table:table-cell>
          <table:table-cell table:formula="of:=[.D631]+([.D631]*[.C632]/100)" office:value-type="float" office:value="84.9747031056345" calcext:value-type="float">
            <text:p>84.9747031056</text:p>
          </table:table-cell>
          <table:table-cell office:value-type="float" office:value="104.308467150696" calcext:value-type="float">
            <text:p>104.3084671507</text:p>
          </table:table-cell>
          <table:table-cell office:value-type="float" office:value="104.251035132302" calcext:value-type="float">
            <text:p>104.2510351323</text:p>
          </table:table-cell>
          <table:table-cell table:number-columns-repeated="3"/>
        </table:table-row>
        <table:table-row table:style-name="ro1">
          <table:table-cell office:value-type="float" office:value="0.734364704611195" calcext:value-type="float">
            <text:p>0.7343647046</text:p>
          </table:table-cell>
          <table:table-cell table:formula="of:=[.A633]-1" office:value-type="float" office:value="-0.265635295388805" calcext:value-type="float">
            <text:p>-0.2656352954</text:p>
          </table:table-cell>
          <table:table-cell table:formula="of:=[.B633]+[.$C$1]" office:value-type="float" office:value="-0.0956352953888049" calcext:value-type="float">
            <text:p>-0.0956352954</text:p>
          </table:table-cell>
          <table:table-cell table:formula="of:=[.D632]+([.D632]*[.C633]/100)" office:value-type="float" office:value="84.8934372973137" calcext:value-type="float">
            <text:p>84.8934372973</text:p>
          </table:table-cell>
          <table:table-cell office:value-type="float" office:value="104.218137172324" calcext:value-type="float">
            <text:p>104.2181371723</text:p>
          </table:table-cell>
          <table:table-cell office:value-type="float" office:value="104.308467150696" calcext:value-type="float">
            <text:p>104.3084671507</text:p>
          </table:table-cell>
          <table:table-cell table:number-columns-repeated="3"/>
        </table:table-row>
        <table:table-row table:style-name="ro1">
          <table:table-cell office:value-type="float" office:value="0.911633378958522" calcext:value-type="float">
            <text:p>0.911633379</text:p>
          </table:table-cell>
          <table:table-cell table:formula="of:=[.A634]-1" office:value-type="float" office:value="-0.088366621041478" calcext:value-type="float">
            <text:p>-0.088366621</text:p>
          </table:table-cell>
          <table:table-cell table:formula="of:=[.B634]+[.$C$1]" office:value-type="float" office:value="0.0816333789585221" calcext:value-type="float">
            <text:p>0.081633379</text:p>
          </table:table-cell>
          <table:table-cell table:formula="of:=[.D633]+([.D633]*[.C634]/100)" office:value-type="float" office:value="84.9627386786935" calcext:value-type="float">
            <text:p>84.9627386787</text:p>
          </table:table-cell>
          <table:table-cell office:value-type="float" office:value="104.592847644093" calcext:value-type="float">
            <text:p>104.5928476441</text:p>
          </table:table-cell>
          <table:table-cell office:value-type="float" office:value="104.218137172324" calcext:value-type="float">
            <text:p>104.2181371723</text:p>
          </table:table-cell>
          <table:table-cell table:number-columns-repeated="3"/>
        </table:table-row>
        <table:table-row table:style-name="ro1">
          <table:table-cell office:value-type="float" office:value="0.377850325412645" calcext:value-type="float">
            <text:p>0.3778503254</text:p>
          </table:table-cell>
          <table:table-cell table:formula="of:=[.A635]-1" office:value-type="float" office:value="-0.622149674587355" calcext:value-type="float">
            <text:p>-0.6221496746</text:p>
          </table:table-cell>
          <table:table-cell table:formula="of:=[.B635]+[.$C$1]" office:value-type="float" office:value="-0.452149674587355" calcext:value-type="float">
            <text:p>-0.4521496746</text:p>
          </table:table-cell>
          <table:table-cell table:formula="of:=[.D634]+([.D634]*[.C635]/100)" office:value-type="float" office:value="84.5785799322373" calcext:value-type="float">
            <text:p>84.5785799322</text:p>
          </table:table-cell>
          <table:table-cell office:value-type="float" office:value="104.549646709866" calcext:value-type="float">
            <text:p>104.5496467099</text:p>
          </table:table-cell>
          <table:table-cell office:value-type="float" office:value="104.592847644093" calcext:value-type="float">
            <text:p>104.5928476441</text:p>
          </table:table-cell>
          <table:table-cell table:number-columns-repeated="3"/>
        </table:table-row>
        <table:table-row table:style-name="ro1">
          <table:table-cell office:value-type="float" office:value="0.623254067636308" calcext:value-type="float">
            <text:p>0.6232540676</text:p>
          </table:table-cell>
          <table:table-cell table:formula="of:=[.A636]-1" office:value-type="float" office:value="-0.376745932363692" calcext:value-type="float">
            <text:p>-0.3767459324</text:p>
          </table:table-cell>
          <table:table-cell table:formula="of:=[.B636]+[.$C$1]" office:value-type="float" office:value="-0.206745932363692" calcext:value-type="float">
            <text:p>-0.2067459324</text:p>
          </table:table-cell>
          <table:table-cell table:formula="of:=[.D635]+([.D635]*[.C636]/100)" office:value-type="float" office:value="84.4037171585764" calcext:value-type="float">
            <text:p>84.4037171586</text:p>
          </table:table-cell>
          <table:table-cell office:value-type="float" office:value="104.195550512598" calcext:value-type="float">
            <text:p>104.1955505126</text:p>
          </table:table-cell>
          <table:table-cell office:value-type="float" office:value="104.549646709866" calcext:value-type="float">
            <text:p>104.5496467099</text:p>
          </table:table-cell>
          <table:table-cell table:number-columns-repeated="3"/>
        </table:table-row>
        <table:table-row table:style-name="ro1">
          <table:table-cell office:value-type="float" office:value="0.598158016922441" calcext:value-type="float">
            <text:p>0.5981580169</text:p>
          </table:table-cell>
          <table:table-cell table:formula="of:=[.A637]-1" office:value-type="float" office:value="-0.401841983077559" calcext:value-type="float">
            <text:p>-0.4018419831</text:p>
          </table:table-cell>
          <table:table-cell table:formula="of:=[.B637]+[.$C$1]" office:value-type="float" office:value="-0.231841983077559" calcext:value-type="float">
            <text:p>-0.2318419831</text:p>
          </table:table-cell>
          <table:table-cell table:formula="of:=[.D636]+([.D636]*[.C637]/100)" office:value-type="float" office:value="84.2080339069248" calcext:value-type="float">
            <text:p>84.2080339069</text:p>
          </table:table-cell>
          <table:table-cell office:value-type="float" office:value="104.719912148926" calcext:value-type="float">
            <text:p>104.7199121489</text:p>
          </table:table-cell>
          <table:table-cell office:value-type="float" office:value="104.195550512598" calcext:value-type="float">
            <text:p>104.1955505126</text:p>
          </table:table-cell>
          <table:table-cell table:number-columns-repeated="3"/>
        </table:table-row>
        <table:table-row table:style-name="ro1">
          <table:table-cell office:value-type="float" office:value="0.554858178473158" calcext:value-type="float">
            <text:p>0.5548581785</text:p>
          </table:table-cell>
          <table:table-cell table:formula="of:=[.A638]-1" office:value-type="float" office:value="-0.445141821526842" calcext:value-type="float">
            <text:p>-0.4451418215</text:p>
          </table:table-cell>
          <table:table-cell table:formula="of:=[.B638]+[.$C$1]" office:value-type="float" office:value="-0.275141821526842" calcext:value-type="float">
            <text:p>-0.2751418215</text:p>
          </table:table-cell>
          <table:table-cell table:formula="of:=[.D637]+([.D637]*[.C638]/100)" office:value-type="float" office:value="83.9763423885614" calcext:value-type="float">
            <text:p>83.9763423886</text:p>
          </table:table-cell>
          <table:table-cell office:value-type="float" office:value="104.975314466258" calcext:value-type="float">
            <text:p>104.9753144663</text:p>
          </table:table-cell>
          <table:table-cell office:value-type="float" office:value="104.719912148926" calcext:value-type="float">
            <text:p>104.7199121489</text:p>
          </table:table-cell>
          <table:table-cell table:number-columns-repeated="3"/>
        </table:table-row>
        <table:table-row table:style-name="ro1">
          <table:table-cell office:value-type="float" office:value="0.812687945336487" calcext:value-type="float">
            <text:p>0.8126879453</text:p>
          </table:table-cell>
          <table:table-cell table:formula="of:=[.A639]-1" office:value-type="float" office:value="-0.187312054663513" calcext:value-type="float">
            <text:p>-0.1873120547</text:p>
          </table:table-cell>
          <table:table-cell table:formula="of:=[.B639]+[.$C$1]" office:value-type="float" office:value="-0.017312054663513" calcext:value-type="float">
            <text:p>-0.0173120547</text:p>
          </table:table-cell>
          <table:table-cell table:formula="of:=[.D638]+([.D638]*[.C639]/100)" office:value-type="float" office:value="83.9618043582626" calcext:value-type="float">
            <text:p>83.9618043583</text:p>
          </table:table-cell>
          <table:table-cell office:value-type="float" office:value="105.598361647996" calcext:value-type="float">
            <text:p>105.598361648</text:p>
          </table:table-cell>
          <table:table-cell office:value-type="float" office:value="104.975314466258" calcext:value-type="float">
            <text:p>104.9753144663</text:p>
          </table:table-cell>
          <table:table-cell table:number-columns-repeated="3"/>
        </table:table-row>
        <table:table-row table:style-name="ro1">
          <table:table-cell office:value-type="float" office:value="0.916493696604551" calcext:value-type="float">
            <text:p>0.9164936966</text:p>
          </table:table-cell>
          <table:table-cell table:formula="of:=[.A640]-1" office:value-type="float" office:value="-0.083506303395449" calcext:value-type="float">
            <text:p>-0.0835063034</text:p>
          </table:table-cell>
          <table:table-cell table:formula="of:=[.B640]+[.$C$1]" office:value-type="float" office:value="0.0864936966045511" calcext:value-type="float">
            <text:p>0.0864936966</text:p>
          </table:table-cell>
          <table:table-cell table:formula="of:=[.D639]+([.D639]*[.C640]/100)" office:value-type="float" office:value="84.034426026588" calcext:value-type="float">
            <text:p>84.0344260266</text:p>
          </table:table-cell>
          <table:table-cell office:value-type="float" office:value="104.077524000352" calcext:value-type="float">
            <text:p>104.0775240004</text:p>
          </table:table-cell>
          <table:table-cell office:value-type="float" office:value="105.598361647996" calcext:value-type="float">
            <text:p>105.598361648</text:p>
          </table:table-cell>
          <table:table-cell table:number-columns-repeated="3"/>
        </table:table-row>
        <table:table-row table:style-name="ro1">
          <table:table-cell office:value-type="float" office:value="0.90194160810373" calcext:value-type="float">
            <text:p>0.9019416081</text:p>
          </table:table-cell>
          <table:table-cell table:formula="of:=[.A641]-1" office:value-type="float" office:value="-0.09805839189627" calcext:value-type="float">
            <text:p>-0.0980583919</text:p>
          </table:table-cell>
          <table:table-cell table:formula="of:=[.B641]+[.$C$1]" office:value-type="float" office:value="0.07194160810373" calcext:value-type="float">
            <text:p>0.0719416081</text:p>
          </table:table-cell>
          <table:table-cell table:formula="of:=[.D640]+([.D640]*[.C641]/100)" office:value-type="float" office:value="84.0948817440322" calcext:value-type="float">
            <text:p>84.094881744</text:p>
          </table:table-cell>
          <table:table-cell office:value-type="float" office:value="103.165585659189" calcext:value-type="float">
            <text:p>103.1655856592</text:p>
          </table:table-cell>
          <table:table-cell office:value-type="float" office:value="104.077524000352" calcext:value-type="float">
            <text:p>104.0775240004</text:p>
          </table:table-cell>
          <table:table-cell table:number-columns-repeated="3"/>
        </table:table-row>
        <table:table-row table:style-name="ro1">
          <table:table-cell office:value-type="float" office:value="0.663340798722431" calcext:value-type="float">
            <text:p>0.6633407987</text:p>
          </table:table-cell>
          <table:table-cell table:formula="of:=[.A642]-1" office:value-type="float" office:value="-0.336659201277569" calcext:value-type="float">
            <text:p>-0.3366592013</text:p>
          </table:table-cell>
          <table:table-cell table:formula="of:=[.B642]+[.$C$1]" office:value-type="float" office:value="-0.166659201277569" calcext:value-type="float">
            <text:p>-0.1666592013</text:p>
          </table:table-cell>
          <table:table-cell table:formula="of:=[.D641]+([.D641]*[.C642]/100)" office:value-type="float" office:value="83.9547298858023" calcext:value-type="float">
            <text:p>83.9547298858</text:p>
          </table:table-cell>
          <table:table-cell office:value-type="float" office:value="102.847882784129" calcext:value-type="float">
            <text:p>102.8478827841</text:p>
          </table:table-cell>
          <table:table-cell office:value-type="float" office:value="103.165585659189" calcext:value-type="float">
            <text:p>103.1655856592</text:p>
          </table:table-cell>
          <table:table-cell table:number-columns-repeated="3"/>
        </table:table-row>
        <table:table-row table:style-name="ro1">
          <table:table-cell office:value-type="float" office:value="1.14982301282543" calcext:value-type="float">
            <text:p>1.1498230128</text:p>
          </table:table-cell>
          <table:table-cell table:formula="of:=[.A643]-1" office:value-type="float" office:value="0.14982301282543" calcext:value-type="float">
            <text:p>0.1498230128</text:p>
          </table:table-cell>
          <table:table-cell table:formula="of:=[.B643]+[.$C$1]" office:value-type="float" office:value="0.31982301282543" calcext:value-type="float">
            <text:p>0.3198230128</text:p>
          </table:table-cell>
          <table:table-cell table:formula="of:=[.D642]+([.D642]*[.C643]/100)" office:value-type="float" office:value="84.2232364323325" calcext:value-type="float">
            <text:p>84.2232364323</text:p>
          </table:table-cell>
          <table:table-cell office:value-type="float" office:value="103.375822991596" calcext:value-type="float">
            <text:p>103.3758229916</text:p>
          </table:table-cell>
          <table:table-cell office:value-type="float" office:value="102.847882784129" calcext:value-type="float">
            <text:p>102.8478827841</text:p>
          </table:table-cell>
          <table:table-cell table:number-columns-repeated="3"/>
        </table:table-row>
        <table:table-row table:style-name="ro1">
          <table:table-cell office:value-type="float" office:value="0.934081405776106" calcext:value-type="float">
            <text:p>0.9340814058</text:p>
          </table:table-cell>
          <table:table-cell table:formula="of:=[.A644]-1" office:value-type="float" office:value="-0.0659185942238939" calcext:value-type="float">
            <text:p>-0.0659185942</text:p>
          </table:table-cell>
          <table:table-cell table:formula="of:=[.B644]+[.$C$1]" office:value-type="float" office:value="0.104081405776106" calcext:value-type="float">
            <text:p>0.1040814058</text:p>
          </table:table-cell>
          <table:table-cell table:formula="of:=[.D643]+([.D643]*[.C644]/100)" office:value-type="float" office:value="84.3108971608014" calcext:value-type="float">
            <text:p>84.3108971608</text:p>
          </table:table-cell>
          <table:table-cell office:value-type="float" office:value="104.192995579785" calcext:value-type="float">
            <text:p>104.1929955798</text:p>
          </table:table-cell>
          <table:table-cell office:value-type="float" office:value="103.375822991596" calcext:value-type="float">
            <text:p>103.3758229916</text:p>
          </table:table-cell>
          <table:table-cell table:number-columns-repeated="3"/>
        </table:table-row>
        <table:table-row table:style-name="ro1">
          <table:table-cell office:value-type="float" office:value="0.584387339473542" calcext:value-type="float">
            <text:p>0.5843873395</text:p>
          </table:table-cell>
          <table:table-cell table:formula="of:=[.A645]-1" office:value-type="float" office:value="-0.415612660526458" calcext:value-type="float">
            <text:p>-0.4156126605</text:p>
          </table:table-cell>
          <table:table-cell table:formula="of:=[.B645]+[.$C$1]" office:value-type="float" office:value="-0.245612660526458" calcext:value-type="float">
            <text:p>-0.2456126605</text:p>
          </table:table-cell>
          <table:table-cell table:formula="of:=[.D644]+([.D644]*[.C645]/100)" office:value-type="float" office:value="84.1038189231711" calcext:value-type="float">
            <text:p>84.1038189232</text:p>
          </table:table-cell>
          <table:table-cell office:value-type="float" office:value="102.758568118078" calcext:value-type="float">
            <text:p>102.7585681181</text:p>
          </table:table-cell>
          <table:table-cell office:value-type="float" office:value="104.192995579785" calcext:value-type="float">
            <text:p>104.1929955798</text:p>
          </table:table-cell>
          <table:table-cell table:number-columns-repeated="3"/>
        </table:table-row>
        <table:table-row table:style-name="ro1">
          <table:table-cell office:value-type="float" office:value="0.877460353084452" calcext:value-type="float">
            <text:p>0.8774603531</text:p>
          </table:table-cell>
          <table:table-cell table:formula="of:=[.A646]-1" office:value-type="float" office:value="-0.122539646915548" calcext:value-type="float">
            <text:p>-0.1225396469</text:p>
          </table:table-cell>
          <table:table-cell table:formula="of:=[.B646]+[.$C$1]" office:value-type="float" office:value="0.047460353084452" calcext:value-type="float">
            <text:p>0.0474603531</text:p>
          </table:table-cell>
          <table:table-cell table:formula="of:=[.D645]+([.D645]*[.C646]/100)" office:value-type="float" office:value="84.1437348925895" calcext:value-type="float">
            <text:p>84.1437348926</text:p>
          </table:table-cell>
          <table:table-cell office:value-type="float" office:value="102.833393704619" calcext:value-type="float">
            <text:p>102.8333937046</text:p>
          </table:table-cell>
          <table:table-cell office:value-type="float" office:value="102.758568118078" calcext:value-type="float">
            <text:p>102.7585681181</text:p>
          </table:table-cell>
          <table:table-cell table:number-columns-repeated="3"/>
        </table:table-row>
        <table:table-row table:style-name="ro1">
          <table:table-cell office:value-type="float" office:value="1.04478257963985" calcext:value-type="float">
            <text:p>1.0447825796</text:p>
          </table:table-cell>
          <table:table-cell table:formula="of:=[.A647]-1" office:value-type="float" office:value="0.04478257963985" calcext:value-type="float">
            <text:p>0.0447825796</text:p>
          </table:table-cell>
          <table:table-cell table:formula="of:=[.B647]+[.$C$1]" office:value-type="float" office:value="0.21478257963985" calcext:value-type="float">
            <text:p>0.2147825796</text:p>
          </table:table-cell>
          <table:table-cell table:formula="of:=[.D646]+([.D646]*[.C647]/100)" office:value-type="float" office:value="84.3244609769971" calcext:value-type="float">
            <text:p>84.324460977</text:p>
          </table:table-cell>
          <table:table-cell office:value-type="float" office:value="104.464509823072" calcext:value-type="float">
            <text:p>104.4645098231</text:p>
          </table:table-cell>
          <table:table-cell office:value-type="float" office:value="102.833393704619" calcext:value-type="float">
            <text:p>102.8333937046</text:p>
          </table:table-cell>
          <table:table-cell table:number-columns-repeated="3"/>
        </table:table-row>
        <table:table-row table:style-name="ro1">
          <table:table-cell office:value-type="float" office:value="1.0361844003996" calcext:value-type="float">
            <text:p>1.0361844004</text:p>
          </table:table-cell>
          <table:table-cell table:formula="of:=[.A648]-1" office:value-type="float" office:value="0.0361844003995999" calcext:value-type="float">
            <text:p>0.0361844004</text:p>
          </table:table-cell>
          <table:table-cell table:formula="of:=[.B648]+[.$C$1]" office:value-type="float" office:value="0.2061844003996" calcext:value-type="float">
            <text:p>0.2061844004</text:p>
          </table:table-cell>
          <table:table-cell table:formula="of:=[.D647]+([.D647]*[.C648]/100)" office:value-type="float" office:value="84.4983248612528" calcext:value-type="float">
            <text:p>84.4983248613</text:p>
          </table:table-cell>
          <table:table-cell office:value-type="float" office:value="103.711843203688" calcext:value-type="float">
            <text:p>103.7118432037</text:p>
          </table:table-cell>
          <table:table-cell office:value-type="float" office:value="104.464509823072" calcext:value-type="float">
            <text:p>104.4645098231</text:p>
          </table:table-cell>
          <table:table-cell table:number-columns-repeated="3"/>
        </table:table-row>
        <table:table-row table:style-name="ro1">
          <table:table-cell office:value-type="float" office:value="0.767574691618069" calcext:value-type="float">
            <text:p>0.7675746916</text:p>
          </table:table-cell>
          <table:table-cell table:formula="of:=[.A649]-1" office:value-type="float" office:value="-0.232425308381931" calcext:value-type="float">
            <text:p>-0.2324253084</text:p>
          </table:table-cell>
          <table:table-cell table:formula="of:=[.B649]+[.$C$1]" office:value-type="float" office:value="-0.062425308381931" calcext:value-type="float">
            <text:p>-0.0624253084</text:p>
          </table:table-cell>
          <table:table-cell table:formula="of:=[.D648]+([.D648]*[.C649]/100)" office:value-type="float" office:value="84.4455765213806" calcext:value-type="float">
            <text:p>84.4455765214</text:p>
          </table:table-cell>
          <table:table-cell office:value-type="float" office:value="103.031363995035" calcext:value-type="float">
            <text:p>103.031363995</text:p>
          </table:table-cell>
          <table:table-cell office:value-type="float" office:value="103.711843203688" calcext:value-type="float">
            <text:p>103.7118432037</text:p>
          </table:table-cell>
          <table:table-cell table:number-columns-repeated="3"/>
        </table:table-row>
        <table:table-row table:style-name="ro1">
          <table:table-cell office:value-type="float" office:value="0.60330924398916" calcext:value-type="float">
            <text:p>0.603309244</text:p>
          </table:table-cell>
          <table:table-cell table:formula="of:=[.A650]-1" office:value-type="float" office:value="-0.39669075601084" calcext:value-type="float">
            <text:p>-0.396690756</text:p>
          </table:table-cell>
          <table:table-cell table:formula="of:=[.B650]+[.$C$1]" office:value-type="float" office:value="-0.22669075601084" calcext:value-type="float">
            <text:p>-0.226690756</text:p>
          </table:table-cell>
          <table:table-cell table:formula="of:=[.D649]+([.D649]*[.C650]/100)" office:value-type="float" office:value="84.2541462055465" calcext:value-type="float">
            <text:p>84.2541462055</text:p>
          </table:table-cell>
          <table:table-cell office:value-type="float" office:value="104.09107266749" calcext:value-type="float">
            <text:p>104.0910726675</text:p>
          </table:table-cell>
          <table:table-cell office:value-type="float" office:value="103.031363995035" calcext:value-type="float">
            <text:p>103.031363995</text:p>
          </table:table-cell>
          <table:table-cell table:number-columns-repeated="3"/>
        </table:table-row>
        <table:table-row table:style-name="ro1">
          <table:table-cell office:value-type="float" office:value="0.59112469205742" calcext:value-type="float">
            <text:p>0.5911246921</text:p>
          </table:table-cell>
          <table:table-cell table:formula="of:=[.A651]-1" office:value-type="float" office:value="-0.40887530794258" calcext:value-type="float">
            <text:p>-0.4088753079</text:p>
          </table:table-cell>
          <table:table-cell table:formula="of:=[.B651]+[.$C$1]" office:value-type="float" office:value="-0.23887530794258" calcext:value-type="float">
            <text:p>-0.2388753079</text:p>
          </table:table-cell>
          <table:table-cell table:formula="of:=[.D650]+([.D650]*[.C651]/100)" office:value-type="float" office:value="84.0528838543436" calcext:value-type="float">
            <text:p>84.0528838543</text:p>
          </table:table-cell>
          <table:table-cell office:value-type="float" office:value="104.080078941687" calcext:value-type="float">
            <text:p>104.0800789417</text:p>
          </table:table-cell>
          <table:table-cell office:value-type="float" office:value="104.09107266749" calcext:value-type="float">
            <text:p>104.0910726675</text:p>
          </table:table-cell>
          <table:table-cell table:number-columns-repeated="3"/>
        </table:table-row>
        <table:table-row table:style-name="ro1">
          <table:table-cell office:value-type="float" office:value="0.508424607872778" calcext:value-type="float">
            <text:p>0.5084246079</text:p>
          </table:table-cell>
          <table:table-cell table:formula="of:=[.A652]-1" office:value-type="float" office:value="-0.491575392127222" calcext:value-type="float">
            <text:p>-0.4915753921</text:p>
          </table:table-cell>
          <table:table-cell table:formula="of:=[.B652]+[.$C$1]" office:value-type="float" office:value="-0.321575392127222" calcext:value-type="float">
            <text:p>-0.3215753921</text:p>
          </table:table-cell>
          <table:table-cell table:formula="of:=[.D651]+([.D651]*[.C652]/100)" office:value-type="float" office:value="83.7825904634948" calcext:value-type="float">
            <text:p>83.7825904635</text:p>
          </table:table-cell>
          <table:table-cell office:value-type="float" office:value="102.132974329532" calcext:value-type="float">
            <text:p>102.1329743295</text:p>
          </table:table-cell>
          <table:table-cell office:value-type="float" office:value="104.080078941687" calcext:value-type="float">
            <text:p>104.0800789417</text:p>
          </table:table-cell>
          <table:table-cell table:number-columns-repeated="3"/>
        </table:table-row>
        <table:table-row table:style-name="ro1">
          <table:table-cell office:value-type="float" office:value="0.760966227949162" calcext:value-type="float">
            <text:p>0.7609662279</text:p>
          </table:table-cell>
          <table:table-cell table:formula="of:=[.A653]-1" office:value-type="float" office:value="-0.239033772050838" calcext:value-type="float">
            <text:p>-0.2390337721</text:p>
          </table:table-cell>
          <table:table-cell table:formula="of:=[.B653]+[.$C$1]" office:value-type="float" office:value="-0.069033772050838" calcext:value-type="float">
            <text:p>-0.0690337721</text:p>
          </table:table-cell>
          <table:table-cell table:formula="of:=[.D652]+([.D652]*[.C653]/100)" office:value-type="float" office:value="83.7247521809759" calcext:value-type="float">
            <text:p>83.724752181</text:p>
          </table:table-cell>
          <table:table-cell office:value-type="float" office:value="102.642505665052" calcext:value-type="float">
            <text:p>102.6425056651</text:p>
          </table:table-cell>
          <table:table-cell office:value-type="float" office:value="102.132974329532" calcext:value-type="float">
            <text:p>102.1329743295</text:p>
          </table:table-cell>
          <table:table-cell table:number-columns-repeated="3"/>
        </table:table-row>
        <table:table-row table:style-name="ro1">
          <table:table-cell office:value-type="float" office:value="0.561726701810993" calcext:value-type="float">
            <text:p>0.5617267018</text:p>
          </table:table-cell>
          <table:table-cell table:formula="of:=[.A654]-1" office:value-type="float" office:value="-0.438273298189007" calcext:value-type="float">
            <text:p>-0.4382732982</text:p>
          </table:table-cell>
          <table:table-cell table:formula="of:=[.B654]+[.$C$1]" office:value-type="float" office:value="-0.268273298189007" calcext:value-type="float">
            <text:p>-0.2682732982</text:p>
          </table:table-cell>
          <table:table-cell table:formula="of:=[.D653]+([.D653]*[.C654]/100)" office:value-type="float" office:value="83.5001410268995" calcext:value-type="float">
            <text:p>83.5001410269</text:p>
          </table:table-cell>
          <table:table-cell office:value-type="float" office:value="102.20583584833" calcext:value-type="float">
            <text:p>102.2058358483</text:p>
          </table:table-cell>
          <table:table-cell office:value-type="float" office:value="102.642505665052" calcext:value-type="float">
            <text:p>102.6425056651</text:p>
          </table:table-cell>
          <table:table-cell table:number-columns-repeated="3"/>
        </table:table-row>
        <table:table-row table:style-name="ro1">
          <table:table-cell office:value-type="float" office:value="0.644373679528852" calcext:value-type="float">
            <text:p>0.6443736795</text:p>
          </table:table-cell>
          <table:table-cell table:formula="of:=[.A655]-1" office:value-type="float" office:value="-0.355626320471148" calcext:value-type="float">
            <text:p>-0.3556263205</text:p>
          </table:table-cell>
          <table:table-cell table:formula="of:=[.B655]+[.$C$1]" office:value-type="float" office:value="-0.185626320471148" calcext:value-type="float">
            <text:p>-0.1856263205</text:p>
          </table:table-cell>
          <table:table-cell table:formula="of:=[.D654]+([.D654]*[.C655]/100)" office:value-type="float" office:value="83.345142787523" calcext:value-type="float">
            <text:p>83.3451427875</text:p>
          </table:table-cell>
          <table:table-cell office:value-type="float" office:value="101.032012138583" calcext:value-type="float">
            <text:p>101.0320121386</text:p>
          </table:table-cell>
          <table:table-cell office:value-type="float" office:value="102.20583584833" calcext:value-type="float">
            <text:p>102.2058358483</text:p>
          </table:table-cell>
          <table:table-cell table:number-columns-repeated="3"/>
        </table:table-row>
        <table:table-row table:style-name="ro1">
          <table:table-cell office:value-type="float" office:value="0.669145126381206" calcext:value-type="float">
            <text:p>0.6691451264</text:p>
          </table:table-cell>
          <table:table-cell table:formula="of:=[.A656]-1" office:value-type="float" office:value="-0.330854873618794" calcext:value-type="float">
            <text:p>-0.3308548736</text:p>
          </table:table-cell>
          <table:table-cell table:formula="of:=[.B656]+[.$C$1]" office:value-type="float" office:value="-0.160854873618794" calcext:value-type="float">
            <text:p>-0.1608548736</text:p>
          </table:table-cell>
          <table:table-cell table:formula="of:=[.D655]+([.D655]*[.C656]/100)" office:value-type="float" office:value="83.2110780634247" calcext:value-type="float">
            <text:p>83.2110780634</text:p>
          </table:table-cell>
          <table:table-cell office:value-type="float" office:value="98.9686619780079" calcext:value-type="float">
            <text:p>98.968661978</text:p>
          </table:table-cell>
          <table:table-cell office:value-type="float" office:value="101.032012138583" calcext:value-type="float">
            <text:p>101.0320121386</text:p>
          </table:table-cell>
          <table:table-cell table:number-columns-repeated="3"/>
        </table:table-row>
        <table:table-row table:style-name="ro1">
          <table:table-cell office:value-type="float" office:value="0.62468115319432" calcext:value-type="float">
            <text:p>0.6246811532</text:p>
          </table:table-cell>
          <table:table-cell table:formula="of:=[.A657]-1" office:value-type="float" office:value="-0.37531884680568" calcext:value-type="float">
            <text:p>-0.3753188468</text:p>
          </table:table-cell>
          <table:table-cell table:formula="of:=[.B657]+[.$C$1]" office:value-type="float" office:value="-0.20531884680568" calcext:value-type="float">
            <text:p>-0.2053188468</text:p>
          </table:table-cell>
          <table:table-cell table:formula="of:=[.D656]+([.D656]*[.C657]/100)" office:value-type="float" office:value="83.0402300375303" calcext:value-type="float">
            <text:p>83.0402300375</text:p>
          </table:table-cell>
          <table:table-cell office:value-type="float" office:value="100.343177371414" calcext:value-type="float">
            <text:p>100.3431773714</text:p>
          </table:table-cell>
          <table:table-cell office:value-type="float" office:value="98.9686619780079" calcext:value-type="float">
            <text:p>98.968661978</text:p>
          </table:table-cell>
          <table:table-cell table:number-columns-repeated="3"/>
        </table:table-row>
        <table:table-row table:style-name="ro1">
          <table:table-cell office:value-type="float" office:value="0.741303188936139" calcext:value-type="float">
            <text:p>0.7413031889</text:p>
          </table:table-cell>
          <table:table-cell table:formula="of:=[.A658]-1" office:value-type="float" office:value="-0.258696811063861" calcext:value-type="float">
            <text:p>-0.2586968111</text:p>
          </table:table-cell>
          <table:table-cell table:formula="of:=[.B658]+[.$C$1]" office:value-type="float" office:value="-0.0886968110638609" calcext:value-type="float">
            <text:p>-0.0886968111</text:p>
          </table:table-cell>
          <table:table-cell table:formula="of:=[.D657]+([.D657]*[.C658]/100)" office:value-type="float" office:value="82.9665760015869" calcext:value-type="float">
            <text:p>82.9665760016</text:p>
          </table:table-cell>
          <table:table-cell office:value-type="float" office:value="101.058427038786" calcext:value-type="float">
            <text:p>101.0584270388</text:p>
          </table:table-cell>
          <table:table-cell office:value-type="float" office:value="100.343177371414" calcext:value-type="float">
            <text:p>100.3431773714</text:p>
          </table:table-cell>
          <table:table-cell table:number-columns-repeated="3"/>
        </table:table-row>
        <table:table-row table:style-name="ro1">
          <table:table-cell office:value-type="float" office:value="0.928635036633802" calcext:value-type="float">
            <text:p>0.9286350366</text:p>
          </table:table-cell>
          <table:table-cell table:formula="of:=[.A659]-1" office:value-type="float" office:value="-0.0713649633661979" calcext:value-type="float">
            <text:p>-0.0713649634</text:p>
          </table:table-cell>
          <table:table-cell table:formula="of:=[.B659]+[.$C$1]" office:value-type="float" office:value="0.0986350366338021" calcext:value-type="float">
            <text:p>0.0986350366</text:p>
          </table:table-cell>
          <table:table-cell table:formula="of:=[.D658]+([.D658]*[.C659]/100)" office:value-type="float" office:value="83.0484101142199" calcext:value-type="float">
            <text:p>83.0484101142</text:p>
          </table:table-cell>
          <table:table-cell office:value-type="float" office:value="102.57543643743" calcext:value-type="float">
            <text:p>102.5754364374</text:p>
          </table:table-cell>
          <table:table-cell office:value-type="float" office:value="101.058427038786" calcext:value-type="float">
            <text:p>101.0584270388</text:p>
          </table:table-cell>
          <table:table-cell table:number-columns-repeated="3"/>
        </table:table-row>
        <table:table-row table:style-name="ro1">
          <table:table-cell office:value-type="float" office:value="0.713453140570276" calcext:value-type="float">
            <text:p>0.7134531406</text:p>
          </table:table-cell>
          <table:table-cell table:formula="of:=[.A660]-1" office:value-type="float" office:value="-0.286546859429724" calcext:value-type="float">
            <text:p>-0.2865468594</text:p>
          </table:table-cell>
          <table:table-cell table:formula="of:=[.B660]+[.$C$1]" office:value-type="float" office:value="-0.116546859429724" calcext:value-type="float">
            <text:p>-0.1165468594</text:p>
          </table:table-cell>
          <table:table-cell table:formula="of:=[.D659]+([.D659]*[.C660]/100)" office:value-type="float" office:value="82.9516198004255" calcext:value-type="float">
            <text:p>82.9516198004</text:p>
          </table:table-cell>
          <table:table-cell office:value-type="float" office:value="102.422889127283" calcext:value-type="float">
            <text:p>102.4228891273</text:p>
          </table:table-cell>
          <table:table-cell office:value-type="float" office:value="102.57543643743" calcext:value-type="float">
            <text:p>102.5754364374</text:p>
          </table:table-cell>
          <table:table-cell table:number-columns-repeated="3"/>
        </table:table-row>
        <table:table-row table:style-name="ro1">
          <table:table-cell office:value-type="float" office:value="0.931653776326971" calcext:value-type="float">
            <text:p>0.9316537763</text:p>
          </table:table-cell>
          <table:table-cell table:formula="of:=[.A661]-1" office:value-type="float" office:value="-0.0683462236730289" calcext:value-type="float">
            <text:p>-0.0683462237</text:p>
          </table:table-cell>
          <table:table-cell table:formula="of:=[.B661]+[.$C$1]" office:value-type="float" office:value="0.101653776326971" calcext:value-type="float">
            <text:p>0.1016537763</text:p>
          </table:table-cell>
          <table:table-cell table:formula="of:=[.D660]+([.D660]*[.C661]/100)" office:value-type="float" office:value="83.035943254477" calcext:value-type="float">
            <text:p>83.0359432545</text:p>
          </table:table-cell>
          <table:table-cell office:value-type="float" office:value="102.997184409909" calcext:value-type="float">
            <text:p>102.9971844099</text:p>
          </table:table-cell>
          <table:table-cell office:value-type="float" office:value="102.422889127283" calcext:value-type="float">
            <text:p>102.4228891273</text:p>
          </table:table-cell>
          <table:table-cell table:number-columns-repeated="3"/>
        </table:table-row>
        <table:table-row table:style-name="ro1">
          <table:table-cell office:value-type="float" office:value="1.09296914888592" calcext:value-type="float">
            <text:p>1.0929691489</text:p>
          </table:table-cell>
          <table:table-cell table:formula="of:=[.A662]-1" office:value-type="float" office:value="0.0929691488859201" calcext:value-type="float">
            <text:p>0.0929691489</text:p>
          </table:table-cell>
          <table:table-cell table:formula="of:=[.B662]+[.$C$1]" office:value-type="float" office:value="0.26296914888592" calcext:value-type="float">
            <text:p>0.2629691489</text:p>
          </table:table-cell>
          <table:table-cell table:formula="of:=[.D661]+([.D661]*[.C662]/100)" office:value-type="float" office:value="83.2543021677227" calcext:value-type="float">
            <text:p>83.2543021677</text:p>
          </table:table-cell>
          <table:table-cell office:value-type="float" office:value="103.717635503386" calcext:value-type="float">
            <text:p>103.7176355034</text:p>
          </table:table-cell>
          <table:table-cell office:value-type="float" office:value="102.997184409909" calcext:value-type="float">
            <text:p>102.9971844099</text:p>
          </table:table-cell>
          <table:table-cell table:number-columns-repeated="3"/>
        </table:table-row>
        <table:table-row table:style-name="ro1">
          <table:table-cell office:value-type="float" office:value="0.58815556462338" calcext:value-type="float">
            <text:p>0.5881555646</text:p>
          </table:table-cell>
          <table:table-cell table:formula="of:=[.A663]-1" office:value-type="float" office:value="-0.41184443537662" calcext:value-type="float">
            <text:p>-0.4118444354</text:p>
          </table:table-cell>
          <table:table-cell table:formula="of:=[.B663]+[.$C$1]" office:value-type="float" office:value="-0.24184443537662" calcext:value-type="float">
            <text:p>-0.2418444354</text:p>
          </table:table-cell>
          <table:table-cell table:formula="of:=[.D662]+([.D662]*[.C663]/100)" office:value-type="float" office:value="83.0529562707184" calcext:value-type="float">
            <text:p>83.0529562707</text:p>
          </table:table-cell>
          <table:table-cell office:value-type="float" office:value="104.143994019856" calcext:value-type="float">
            <text:p>104.1439940199</text:p>
          </table:table-cell>
          <table:table-cell office:value-type="float" office:value="103.717635503386" calcext:value-type="float">
            <text:p>103.7176355034</text:p>
          </table:table-cell>
          <table:table-cell table:number-columns-repeated="3"/>
        </table:table-row>
        <table:table-row table:style-name="ro1">
          <table:table-cell office:value-type="float" office:value="0.881312054246351" calcext:value-type="float">
            <text:p>0.8813120542</text:p>
          </table:table-cell>
          <table:table-cell table:formula="of:=[.A664]-1" office:value-type="float" office:value="-0.118687945753649" calcext:value-type="float">
            <text:p>-0.1186879458</text:p>
          </table:table-cell>
          <table:table-cell table:formula="of:=[.B664]+[.$C$1]" office:value-type="float" office:value="0.0513120542463511" calcext:value-type="float">
            <text:p>0.0513120542</text:p>
          </table:table-cell>
          <table:table-cell table:formula="of:=[.D663]+([.D663]*[.C664]/100)" office:value-type="float" office:value="83.0955724486933" calcext:value-type="float">
            <text:p>83.0955724487</text:p>
          </table:table-cell>
          <table:table-cell office:value-type="float" office:value="103.950459495519" calcext:value-type="float">
            <text:p>103.9504594955</text:p>
          </table:table-cell>
          <table:table-cell office:value-type="float" office:value="104.143994019856" calcext:value-type="float">
            <text:p>104.1439940199</text:p>
          </table:table-cell>
          <table:table-cell table:number-columns-repeated="3"/>
        </table:table-row>
        <table:table-row table:style-name="ro1">
          <table:table-cell office:value-type="float" office:value="0.720657738287023" calcext:value-type="float">
            <text:p>0.7206577383</text:p>
          </table:table-cell>
          <table:table-cell table:formula="of:=[.A665]-1" office:value-type="float" office:value="-0.279342261712977" calcext:value-type="float">
            <text:p>-0.2793422617</text:p>
          </table:table-cell>
          <table:table-cell table:formula="of:=[.B665]+[.$C$1]" office:value-type="float" office:value="-0.109342261712977" calcext:value-type="float">
            <text:p>-0.1093422617</text:p>
          </table:table-cell>
          <table:table-cell table:formula="of:=[.D664]+([.D664]*[.C665]/100)" office:value-type="float" office:value="83.0047138703945" calcext:value-type="float">
            <text:p>83.0047138704</text:p>
          </table:table-cell>
          <table:table-cell office:value-type="float" office:value="104.641849204022" calcext:value-type="float">
            <text:p>104.641849204</text:p>
          </table:table-cell>
          <table:table-cell office:value-type="float" office:value="103.950459495519" calcext:value-type="float">
            <text:p>103.9504594955</text:p>
          </table:table-cell>
          <table:table-cell table:number-columns-repeated="3"/>
        </table:table-row>
        <table:table-row table:style-name="ro1">
          <table:table-cell office:value-type="float" office:value="1.18957423277709" calcext:value-type="float">
            <text:p>1.1895742328</text:p>
          </table:table-cell>
          <table:table-cell table:formula="of:=[.A666]-1" office:value-type="float" office:value="0.18957423277709" calcext:value-type="float">
            <text:p>0.1895742328</text:p>
          </table:table-cell>
          <table:table-cell table:formula="of:=[.B666]+[.$C$1]" office:value-type="float" office:value="0.35957423277709" calcext:value-type="float">
            <text:p>0.3595742328</text:p>
          </table:table-cell>
          <table:table-cell table:formula="of:=[.D665]+([.D665]*[.C666]/100)" office:value-type="float" office:value="83.3031774334628" calcext:value-type="float">
            <text:p>83.3031774335</text:p>
          </table:table-cell>
          <table:table-cell office:value-type="float" office:value="105.252030144173" calcext:value-type="float">
            <text:p>105.2520301442</text:p>
          </table:table-cell>
          <table:table-cell office:value-type="float" office:value="104.641849204022" calcext:value-type="float">
            <text:p>104.641849204</text:p>
          </table:table-cell>
          <table:table-cell table:number-columns-repeated="3"/>
        </table:table-row>
        <table:table-row table:style-name="ro1">
          <table:table-cell office:value-type="float" office:value="0.523154857475168" calcext:value-type="float">
            <text:p>0.5231548575</text:p>
          </table:table-cell>
          <table:table-cell table:formula="of:=[.A667]-1" office:value-type="float" office:value="-0.476845142524832" calcext:value-type="float">
            <text:p>-0.4768451425</text:p>
          </table:table-cell>
          <table:table-cell table:formula="of:=[.B667]+[.$C$1]" office:value-type="float" office:value="-0.306845142524832" calcext:value-type="float">
            <text:p>-0.3068451425</text:p>
          </table:table-cell>
          <table:table-cell table:formula="of:=[.D666]+([.D666]*[.C667]/100)" office:value-type="float" office:value="83.0475656799394" calcext:value-type="float">
            <text:p>83.0475656799</text:p>
          </table:table-cell>
          <table:table-cell office:value-type="float" office:value="104.9888714594" calcext:value-type="float">
            <text:p>104.9888714594</text:p>
          </table:table-cell>
          <table:table-cell office:value-type="float" office:value="105.252030144173" calcext:value-type="float">
            <text:p>105.2520301442</text:p>
          </table:table-cell>
          <table:table-cell table:number-columns-repeated="3"/>
        </table:table-row>
        <table:table-row table:style-name="ro1">
          <table:table-cell office:value-type="float" office:value="0.776468217431649" calcext:value-type="float">
            <text:p>0.7764682174</text:p>
          </table:table-cell>
          <table:table-cell table:formula="of:=[.A668]-1" office:value-type="float" office:value="-0.223531782568351" calcext:value-type="float">
            <text:p>-0.2235317826</text:p>
          </table:table-cell>
          <table:table-cell table:formula="of:=[.B668]+[.$C$1]" office:value-type="float" office:value="-0.0535317825683509" calcext:value-type="float">
            <text:p>-0.0535317826</text:p>
          </table:table-cell>
          <table:table-cell table:formula="of:=[.D667]+([.D667]*[.C668]/100)" office:value-type="float" office:value="83.0031088376513" calcext:value-type="float">
            <text:p>83.0031088377</text:p>
          </table:table-cell>
          <table:table-cell office:value-type="float" office:value="105.474534510048" calcext:value-type="float">
            <text:p>105.47453451</text:p>
          </table:table-cell>
          <table:table-cell office:value-type="float" office:value="104.9888714594" calcext:value-type="float">
            <text:p>104.9888714594</text:p>
          </table:table-cell>
          <table:table-cell table:number-columns-repeated="3"/>
        </table:table-row>
        <table:table-row table:style-name="ro1">
          <table:table-cell office:value-type="float" office:value="0.773977516899251" calcext:value-type="float">
            <text:p>0.7739775169</text:p>
          </table:table-cell>
          <table:table-cell table:formula="of:=[.A669]-1" office:value-type="float" office:value="-0.226022483100749" calcext:value-type="float">
            <text:p>-0.2260224831</text:p>
          </table:table-cell>
          <table:table-cell table:formula="of:=[.B669]+[.$C$1]" office:value-type="float" office:value="-0.0560224831007489" calcext:value-type="float">
            <text:p>-0.0560224831</text:p>
          </table:table-cell>
          <table:table-cell table:formula="of:=[.D668]+([.D668]*[.C669]/100)" office:value-type="float" office:value="82.9566084350296" calcext:value-type="float">
            <text:p>82.956608435</text:p>
          </table:table-cell>
          <table:table-cell office:value-type="float" office:value="105.673187226014" calcext:value-type="float">
            <text:p>105.673187226</text:p>
          </table:table-cell>
          <table:table-cell office:value-type="float" office:value="105.474534510048" calcext:value-type="float">
            <text:p>105.47453451</text:p>
          </table:table-cell>
          <table:table-cell table:number-columns-repeated="3"/>
        </table:table-row>
        <table:table-row table:style-name="ro1">
          <table:table-cell office:value-type="float" office:value="0.504732115767499" calcext:value-type="float">
            <text:p>0.5047321158</text:p>
          </table:table-cell>
          <table:table-cell table:formula="of:=[.A670]-1" office:value-type="float" office:value="-0.495267884232501" calcext:value-type="float">
            <text:p>-0.4952678842</text:p>
          </table:table-cell>
          <table:table-cell table:formula="of:=[.B670]+[.$C$1]" office:value-type="float" office:value="-0.325267884232501" calcext:value-type="float">
            <text:p>-0.3252678842</text:p>
          </table:table-cell>
          <table:table-cell table:formula="of:=[.D669]+([.D669]*[.C670]/100)" office:value-type="float" office:value="82.6867772299419" calcext:value-type="float">
            <text:p>82.6867772299</text:p>
          </table:table-cell>
          <table:table-cell office:value-type="float" office:value="105.620948307722" calcext:value-type="float">
            <text:p>105.6209483077</text:p>
          </table:table-cell>
          <table:table-cell office:value-type="float" office:value="105.673187226014" calcext:value-type="float">
            <text:p>105.673187226</text:p>
          </table:table-cell>
          <table:table-cell table:number-columns-repeated="3"/>
        </table:table-row>
        <table:table-row table:style-name="ro1">
          <table:table-cell office:value-type="float" office:value="0.566167263693968" calcext:value-type="float">
            <text:p>0.5661672637</text:p>
          </table:table-cell>
          <table:table-cell table:formula="of:=[.A671]-1" office:value-type="float" office:value="-0.433832736306032" calcext:value-type="float">
            <text:p>-0.4338327363</text:p>
          </table:table-cell>
          <table:table-cell table:formula="of:=[.B671]+[.$C$1]" office:value-type="float" office:value="-0.263832736306032" calcext:value-type="float">
            <text:p>-0.2638327363</text:p>
          </table:table-cell>
          <table:table-cell table:formula="of:=[.D670]+([.D670]*[.C671]/100)" office:value-type="float" office:value="82.4686224430129" calcext:value-type="float">
            <text:p>82.468622443</text:p>
          </table:table-cell>
          <table:table-cell office:value-type="float" office:value="105.900893017995" calcext:value-type="float">
            <text:p>105.900893018</text:p>
          </table:table-cell>
          <table:table-cell office:value-type="float" office:value="105.620948307722" calcext:value-type="float">
            <text:p>105.6209483077</text:p>
          </table:table-cell>
          <table:table-cell table:number-columns-repeated="3"/>
        </table:table-row>
        <table:table-row table:style-name="ro1">
          <table:table-cell office:value-type="float" office:value="0.701613729218706" calcext:value-type="float">
            <text:p>0.7016137292</text:p>
          </table:table-cell>
          <table:table-cell table:formula="of:=[.A672]-1" office:value-type="float" office:value="-0.298386270781294" calcext:value-type="float">
            <text:p>-0.2983862708</text:p>
          </table:table-cell>
          <table:table-cell table:formula="of:=[.B672]+[.$C$1]" office:value-type="float" office:value="-0.128386270781294" calcext:value-type="float">
            <text:p>-0.1283862708</text:p>
          </table:table-cell>
          <table:table-cell table:formula="of:=[.D671]+([.D671]*[.C672]/100)" office:value-type="float" office:value="82.3627440540936" calcext:value-type="float">
            <text:p>82.3627440541</text:p>
          </table:table-cell>
          <table:table-cell office:value-type="float" office:value="105.753805112253" calcext:value-type="float">
            <text:p>105.7538051123</text:p>
          </table:table-cell>
          <table:table-cell office:value-type="float" office:value="105.900893017995" calcext:value-type="float">
            <text:p>105.900893018</text:p>
          </table:table-cell>
          <table:table-cell table:number-columns-repeated="3"/>
        </table:table-row>
        <table:table-row table:style-name="ro1">
          <table:table-cell office:value-type="float" office:value="0.649621419416949" calcext:value-type="float">
            <text:p>0.6496214194</text:p>
          </table:table-cell>
          <table:table-cell table:formula="of:=[.A673]-1" office:value-type="float" office:value="-0.350378580583051" calcext:value-type="float">
            <text:p>-0.3503785806</text:p>
          </table:table-cell>
          <table:table-cell table:formula="of:=[.B673]+[.$C$1]" office:value-type="float" office:value="-0.180378580583051" calcext:value-type="float">
            <text:p>-0.1803785806</text:p>
          </table:table-cell>
          <table:table-cell table:formula="of:=[.D672]+([.D672]*[.C673]/100)" office:value-type="float" office:value="82.2141793054396" calcext:value-type="float">
            <text:p>82.2141793054</text:p>
          </table:table-cell>
          <table:table-cell office:value-type="float" office:value="105.502913469472" calcext:value-type="float">
            <text:p>105.5029134695</text:p>
          </table:table-cell>
          <table:table-cell office:value-type="float" office:value="105.753805112253" calcext:value-type="float">
            <text:p>105.7538051123</text:p>
          </table:table-cell>
          <table:table-cell table:number-columns-repeated="3"/>
        </table:table-row>
        <table:table-row table:style-name="ro1">
          <table:table-cell office:value-type="float" office:value="0.557163901302624" calcext:value-type="float">
            <text:p>0.5571639013</text:p>
          </table:table-cell>
          <table:table-cell table:formula="of:=[.A674]-1" office:value-type="float" office:value="-0.442836098697376" calcext:value-type="float">
            <text:p>-0.4428360987</text:p>
          </table:table-cell>
          <table:table-cell table:formula="of:=[.B674]+[.$C$1]" office:value-type="float" office:value="-0.272836098697376" calcext:value-type="float">
            <text:p>-0.2728360987</text:p>
          </table:table-cell>
          <table:table-cell table:formula="of:=[.D673]+([.D673]*[.C674]/100)" office:value-type="float" office:value="81.9898693460466" calcext:value-type="float">
            <text:p>81.989869346</text:p>
          </table:table-cell>
          <table:table-cell office:value-type="float" office:value="105.511951462059" calcext:value-type="float">
            <text:p>105.5119514621</text:p>
          </table:table-cell>
          <table:table-cell office:value-type="float" office:value="105.502913469472" calcext:value-type="float">
            <text:p>105.5029134695</text:p>
          </table:table-cell>
          <table:table-cell table:number-columns-repeated="3"/>
        </table:table-row>
        <table:table-row table:style-name="ro1">
          <table:table-cell office:value-type="float" office:value="0.797095207872566" calcext:value-type="float">
            <text:p>0.7970952079</text:p>
          </table:table-cell>
          <table:table-cell table:formula="of:=[.A675]-1" office:value-type="float" office:value="-0.202904792127434" calcext:value-type="float">
            <text:p>-0.2029047921</text:p>
          </table:table-cell>
          <table:table-cell table:formula="of:=[.B675]+[.$C$1]" office:value-type="float" office:value="-0.0329047921274339" calcext:value-type="float">
            <text:p>-0.0329047921</text:p>
          </table:table-cell>
          <table:table-cell table:formula="of:=[.D674]+([.D674]*[.C675]/100)" office:value-type="float" office:value="81.9628907499727" calcext:value-type="float">
            <text:p>81.96289075</text:p>
          </table:table-cell>
          <table:table-cell office:value-type="float" office:value="104.51035724207" calcext:value-type="float">
            <text:p>104.5103572421</text:p>
          </table:table-cell>
          <table:table-cell office:value-type="float" office:value="105.511951462059" calcext:value-type="float">
            <text:p>105.5119514621</text:p>
          </table:table-cell>
          <table:table-cell table:number-columns-repeated="3"/>
        </table:table-row>
        <table:table-row table:style-name="ro1">
          <table:table-cell office:value-type="float" office:value="0.889801172915647" calcext:value-type="float">
            <text:p>0.8898011729</text:p>
          </table:table-cell>
          <table:table-cell table:formula="of:=[.A676]-1" office:value-type="float" office:value="-0.110198827084353" calcext:value-type="float">
            <text:p>-0.1101988271</text:p>
          </table:table-cell>
          <table:table-cell table:formula="of:=[.B676]+[.$C$1]" office:value-type="float" office:value="0.0598011729156471" calcext:value-type="float">
            <text:p>0.0598011729</text:p>
          </table:table-cell>
          <table:table-cell table:formula="of:=[.D675]+([.D675]*[.C676]/100)" office:value-type="float" office:value="82.0119055199968" calcext:value-type="float">
            <text:p>82.01190552</text:p>
          </table:table-cell>
          <table:table-cell office:value-type="float" office:value="104.573506668735" calcext:value-type="float">
            <text:p>104.5735066687</text:p>
          </table:table-cell>
          <table:table-cell office:value-type="float" office:value="104.51035724207" calcext:value-type="float">
            <text:p>104.5103572421</text:p>
          </table:table-cell>
          <table:table-cell table:number-columns-repeated="3"/>
        </table:table-row>
        <table:table-row table:style-name="ro1">
          <table:table-cell office:value-type="float" office:value="0.716023591153783" calcext:value-type="float">
            <text:p>0.7160235912</text:p>
          </table:table-cell>
          <table:table-cell table:formula="of:=[.A677]-1" office:value-type="float" office:value="-0.283976408846217" calcext:value-type="float">
            <text:p>-0.2839764088</text:p>
          </table:table-cell>
          <table:table-cell table:formula="of:=[.B677]+[.$C$1]" office:value-type="float" office:value="-0.113976408846217" calcext:value-type="float">
            <text:p>-0.1139764088</text:p>
          </table:table-cell>
          <table:table-cell table:formula="of:=[.D676]+([.D676]*[.C677]/100)" office:value-type="float" office:value="81.9184312952587" calcext:value-type="float">
            <text:p>81.9184312953</text:p>
          </table:table-cell>
          <table:table-cell office:value-type="float" office:value="104.694179674273" calcext:value-type="float">
            <text:p>104.6941796743</text:p>
          </table:table-cell>
          <table:table-cell office:value-type="float" office:value="104.573506668735" calcext:value-type="float">
            <text:p>104.5735066687</text:p>
          </table:table-cell>
          <table:table-cell table:number-columns-repeated="3"/>
        </table:table-row>
        <table:table-row table:style-name="ro1">
          <table:table-cell office:value-type="float" office:value="0.93063928088175" calcext:value-type="float">
            <text:p>0.9306392809</text:p>
          </table:table-cell>
          <table:table-cell table:formula="of:=[.A678]-1" office:value-type="float" office:value="-0.06936071911825" calcext:value-type="float">
            <text:p>-0.0693607191</text:p>
          </table:table-cell>
          <table:table-cell table:formula="of:=[.B678]+[.$C$1]" office:value-type="float" office:value="0.10063928088175" calcext:value-type="float">
            <text:p>0.1006392809</text:p>
          </table:table-cell>
          <table:table-cell table:formula="of:=[.D677]+([.D677]*[.C678]/100)" office:value-type="float" office:value="82.0008734154239" calcext:value-type="float">
            <text:p>82.0008734154</text:p>
          </table:table-cell>
          <table:table-cell office:value-type="float" office:value="105.177204557632" calcext:value-type="float">
            <text:p>105.1772045576</text:p>
          </table:table-cell>
          <table:table-cell office:value-type="float" office:value="104.694179674273" calcext:value-type="float">
            <text:p>104.6941796743</text:p>
          </table:table-cell>
          <table:table-cell table:number-columns-repeated="3"/>
        </table:table-row>
        <table:table-row table:style-name="ro1">
          <table:table-cell office:value-type="float" office:value="0.710629177652554" calcext:value-type="float">
            <text:p>0.7106291777</text:p>
          </table:table-cell>
          <table:table-cell table:formula="of:=[.A679]-1" office:value-type="float" office:value="-0.289370822347446" calcext:value-type="float">
            <text:p>-0.2893708223</text:p>
          </table:table-cell>
          <table:table-cell table:formula="of:=[.B679]+[.$C$1]" office:value-type="float" office:value="-0.119370822347446" calcext:value-type="float">
            <text:p>-0.1193708223</text:p>
          </table:table-cell>
          <table:table-cell table:formula="of:=[.D678]+([.D678]*[.C679]/100)" office:value-type="float" office:value="81.9029882984958" calcext:value-type="float">
            <text:p>81.9029882985</text:p>
          </table:table-cell>
          <table:table-cell office:value-type="float" office:value="103.982075821828" calcext:value-type="float">
            <text:p>103.9820758218</text:p>
          </table:table-cell>
          <table:table-cell office:value-type="float" office:value="105.177204557632" calcext:value-type="float">
            <text:p>105.1772045576</text:p>
          </table:table-cell>
          <table:table-cell table:number-columns-repeated="3"/>
        </table:table-row>
        <table:table-row table:style-name="ro1">
          <table:table-cell office:value-type="float" office:value="0.675672973136616" calcext:value-type="float">
            <text:p>0.6756729731</text:p>
          </table:table-cell>
          <table:table-cell table:formula="of:=[.A680]-1" office:value-type="float" office:value="-0.324327026863384" calcext:value-type="float">
            <text:p>-0.3243270269</text:p>
          </table:table-cell>
          <table:table-cell table:formula="of:=[.B680]+[.$C$1]" office:value-type="float" office:value="-0.154327026863384" calcext:value-type="float">
            <text:p>-0.1543270269</text:p>
          </table:table-cell>
          <table:table-cell table:formula="of:=[.D679]+([.D679]*[.C680]/100)" office:value-type="float" office:value="81.7765898517425" calcext:value-type="float">
            <text:p>81.7765898517</text:p>
          </table:table-cell>
          <table:table-cell office:value-type="float" office:value="104.537371350393" calcext:value-type="float">
            <text:p>104.5373713504</text:p>
          </table:table-cell>
          <table:table-cell office:value-type="float" office:value="103.982075821828" calcext:value-type="float">
            <text:p>103.9820758218</text:p>
          </table:table-cell>
          <table:table-cell table:number-columns-repeated="3"/>
        </table:table-row>
        <table:table-row table:style-name="ro1">
          <table:table-cell office:value-type="float" office:value="1.1973511159675" calcext:value-type="float">
            <text:p>1.197351116</text:p>
          </table:table-cell>
          <table:table-cell table:formula="of:=[.A681]-1" office:value-type="float" office:value="0.1973511159675" calcext:value-type="float">
            <text:p>0.197351116</text:p>
          </table:table-cell>
          <table:table-cell table:formula="of:=[.B681]+[.$C$1]" office:value-type="float" office:value="0.3673511159675" calcext:value-type="float">
            <text:p>0.367351116</text:p>
          </table:table-cell>
          <table:table-cell table:formula="of:=[.D680]+([.D680]*[.C681]/100)" office:value-type="float" office:value="82.076997067163" calcext:value-type="float">
            <text:p>82.0769970672</text:p>
          </table:table-cell>
          <table:table-cell office:value-type="float" office:value="106.129198009573" calcext:value-type="float">
            <text:p>106.1291980096</text:p>
          </table:table-cell>
          <table:table-cell office:value-type="float" office:value="104.537371350393" calcext:value-type="float">
            <text:p>104.5373713504</text:p>
          </table:table-cell>
          <table:table-cell table:number-columns-repeated="3"/>
        </table:table-row>
        <table:table-row table:style-name="ro1">
          <table:table-cell office:value-type="float" office:value="0.944621325506007" calcext:value-type="float">
            <text:p>0.9446213255</text:p>
          </table:table-cell>
          <table:table-cell table:formula="of:=[.A682]-1" office:value-type="float" office:value="-0.0553786744939929" calcext:value-type="float">
            <text:p>-0.0553786745</text:p>
          </table:table-cell>
          <table:table-cell table:formula="of:=[.B682]+[.$C$1]" office:value-type="float" office:value="0.114621325506007" calcext:value-type="float">
            <text:p>0.1146213255</text:p>
          </table:table-cell>
          <table:table-cell table:formula="of:=[.D681]+([.D681]*[.C682]/100)" office:value-type="float" office:value="82.1710748091369" calcext:value-type="float">
            <text:p>82.1710748091</text:p>
          </table:table-cell>
          <table:table-cell office:value-type="float" office:value="106.576179118026" calcext:value-type="float">
            <text:p>106.576179118</text:p>
          </table:table-cell>
          <table:table-cell office:value-type="float" office:value="106.129198009573" calcext:value-type="float">
            <text:p>106.1291980096</text:p>
          </table:table-cell>
          <table:table-cell table:number-columns-repeated="3"/>
        </table:table-row>
        <table:table-row table:style-name="ro1">
          <table:table-cell office:value-type="float" office:value="1.02277370306493" calcext:value-type="float">
            <text:p>1.0227737031</text:p>
          </table:table-cell>
          <table:table-cell table:formula="of:=[.A683]-1" office:value-type="float" office:value="0.02277370306493" calcext:value-type="float">
            <text:p>0.0227737031</text:p>
          </table:table-cell>
          <table:table-cell table:formula="of:=[.B683]+[.$C$1]" office:value-type="float" office:value="0.19277370306493" calcext:value-type="float">
            <text:p>0.1927737031</text:p>
          </table:table-cell>
          <table:table-cell table:formula="of:=[.D682]+([.D682]*[.C683]/100)" office:value-type="float" office:value="82.3294790328947" calcext:value-type="float">
            <text:p>82.3294790329</text:p>
          </table:table-cell>
          <table:table-cell office:value-type="float" office:value="106.353666434668" calcext:value-type="float">
            <text:p>106.3536664347</text:p>
          </table:table-cell>
          <table:table-cell office:value-type="float" office:value="106.576179118026" calcext:value-type="float">
            <text:p>106.576179118</text:p>
          </table:table-cell>
          <table:table-cell table:number-columns-repeated="3"/>
        </table:table-row>
        <table:table-row table:style-name="ro1">
          <table:table-cell office:value-type="float" office:value="0.586068415380674" calcext:value-type="float">
            <text:p>0.5860684154</text:p>
          </table:table-cell>
          <table:table-cell table:formula="of:=[.A684]-1" office:value-type="float" office:value="-0.413931584619326" calcext:value-type="float">
            <text:p>-0.4139315846</text:p>
          </table:table-cell>
          <table:table-cell table:formula="of:=[.B684]+[.$C$1]" office:value-type="float" office:value="-0.243931584619326" calcext:value-type="float">
            <text:p>-0.2439315846</text:p>
          </table:table-cell>
          <table:table-cell table:formula="of:=[.D683]+([.D683]*[.C684]/100)" office:value-type="float" office:value="82.128651430081" calcext:value-type="float">
            <text:p>82.1286514301</text:p>
          </table:table-cell>
          <table:table-cell office:value-type="float" office:value="107.337875412515" calcext:value-type="float">
            <text:p>107.3378754125</text:p>
          </table:table-cell>
          <table:table-cell office:value-type="float" office:value="106.353666434668" calcext:value-type="float">
            <text:p>106.3536664347</text:p>
          </table:table-cell>
          <table:table-cell table:number-columns-repeated="3"/>
        </table:table-row>
        <table:table-row table:style-name="ro1">
          <table:table-cell office:value-type="float" office:value="0.662559736251398" calcext:value-type="float">
            <text:p>0.6625597363</text:p>
          </table:table-cell>
          <table:table-cell table:formula="of:=[.A685]-1" office:value-type="float" office:value="-0.337440263748602" calcext:value-type="float">
            <text:p>-0.3374402637</text:p>
          </table:table-cell>
          <table:table-cell table:formula="of:=[.B685]+[.$C$1]" office:value-type="float" office:value="-0.167440263748602" calcext:value-type="float">
            <text:p>-0.1674402637</text:p>
          </table:table-cell>
          <table:table-cell table:formula="of:=[.D684]+([.D684]*[.C685]/100)" office:value-type="float" office:value="81.9911349995133" calcext:value-type="float">
            <text:p>81.9911349995</text:p>
          </table:table-cell>
          <table:table-cell office:value-type="float" office:value="108.15249305937" calcext:value-type="float">
            <text:p>108.1524930594</text:p>
          </table:table-cell>
          <table:table-cell office:value-type="float" office:value="107.337875412515" calcext:value-type="float">
            <text:p>107.3378754125</text:p>
          </table:table-cell>
          <table:table-cell table:number-columns-repeated="3"/>
        </table:table-row>
        <table:table-row table:style-name="ro1">
          <table:table-cell office:value-type="float" office:value="0.731190113421936" calcext:value-type="float">
            <text:p>0.7311901134</text:p>
          </table:table-cell>
          <table:table-cell table:formula="of:=[.A686]-1" office:value-type="float" office:value="-0.268809886578064" calcext:value-type="float">
            <text:p>-0.2688098866</text:p>
          </table:table-cell>
          <table:table-cell table:formula="of:=[.B686]+[.$C$1]" office:value-type="float" office:value="-0.0988098865780639" calcext:value-type="float">
            <text:p>-0.0988098866</text:p>
          </table:table-cell>
          <table:table-cell table:formula="of:=[.D685]+([.D685]*[.C686]/100)" office:value-type="float" office:value="81.9101196520162" calcext:value-type="float">
            <text:p>81.910119652</text:p>
          </table:table-cell>
          <table:table-cell office:value-type="float" office:value="108.769057181333" calcext:value-type="float">
            <text:p>108.7690571813</text:p>
          </table:table-cell>
          <table:table-cell office:value-type="float" office:value="108.15249305937" calcext:value-type="float">
            <text:p>108.1524930594</text:p>
          </table:table-cell>
          <table:table-cell table:number-columns-repeated="3"/>
        </table:table-row>
        <table:table-row table:style-name="ro1">
          <table:table-cell office:value-type="float" office:value="0.862425519297594" calcext:value-type="float">
            <text:p>0.8624255193</text:p>
          </table:table-cell>
          <table:table-cell table:formula="of:=[.A687]-1" office:value-type="float" office:value="-0.137574480702406" calcext:value-type="float">
            <text:p>-0.1375744807</text:p>
          </table:table-cell>
          <table:table-cell table:formula="of:=[.B687]+[.$C$1]" office:value-type="float" office:value="0.032425519297594" calcext:value-type="float">
            <text:p>0.0324255193</text:p>
          </table:table-cell>
          <table:table-cell table:formula="of:=[.D686]+([.D686]*[.C687]/100)" office:value-type="float" office:value="81.9366794336706" calcext:value-type="float">
            <text:p>81.9366794337</text:p>
          </table:table-cell>
          <table:table-cell office:value-type="float" office:value="109.171555730411" calcext:value-type="float">
            <text:p>109.1715557304</text:p>
          </table:table-cell>
          <table:table-cell office:value-type="float" office:value="108.769057181333" calcext:value-type="float">
            <text:p>108.7690571813</text:p>
          </table:table-cell>
          <table:table-cell table:number-columns-repeated="3"/>
        </table:table-row>
        <table:table-row table:style-name="ro1">
          <table:table-cell office:value-type="float" office:value="0.560077226258915" calcext:value-type="float">
            <text:p>0.5600772263</text:p>
          </table:table-cell>
          <table:table-cell table:formula="of:=[.A688]-1" office:value-type="float" office:value="-0.439922773741085" calcext:value-type="float">
            <text:p>-0.4399227737</text:p>
          </table:table-cell>
          <table:table-cell table:formula="of:=[.B688]+[.$C$1]" office:value-type="float" office:value="-0.269922773741085" calcext:value-type="float">
            <text:p>-0.2699227737</text:p>
          </table:table-cell>
          <table:table-cell table:formula="of:=[.D687]+([.D687]*[.C688]/100)" office:value-type="float" office:value="81.7155136758319" calcext:value-type="float">
            <text:p>81.7155136758</text:p>
          </table:table-cell>
          <table:table-cell office:value-type="float" office:value="109.144458404657" calcext:value-type="float">
            <text:p>109.1444584047</text:p>
          </table:table-cell>
          <table:table-cell office:value-type="float" office:value="109.171555730411" calcext:value-type="float">
            <text:p>109.1715557304</text:p>
          </table:table-cell>
          <table:table-cell table:number-columns-repeated="3"/>
        </table:table-row>
        <table:table-row table:style-name="ro1">
          <table:table-cell office:value-type="float" office:value="0.483870775469909" calcext:value-type="float">
            <text:p>0.4838707755</text:p>
          </table:table-cell>
          <table:table-cell table:formula="of:=[.A689]-1" office:value-type="float" office:value="-0.516129224530091" calcext:value-type="float">
            <text:p>-0.5161292245</text:p>
          </table:table-cell>
          <table:table-cell table:formula="of:=[.B689]+[.$C$1]" office:value-type="float" office:value="-0.346129224530091" calcext:value-type="float">
            <text:p>-0.3461292245</text:p>
          </table:table-cell>
          <table:table-cell table:formula="of:=[.D688]+([.D688]*[.C689]/100)" office:value-type="float" office:value="81.432672402025" calcext:value-type="float">
            <text:p>81.432672402</text:p>
          </table:table-cell>
          <table:table-cell office:value-type="float" office:value="109.145731712322" calcext:value-type="float">
            <text:p>109.1457317123</text:p>
          </table:table-cell>
          <table:table-cell office:value-type="float" office:value="109.144458404657" calcext:value-type="float">
            <text:p>109.1444584047</text:p>
          </table:table-cell>
          <table:table-cell table:number-columns-repeated="3"/>
        </table:table-row>
        <table:table-row table:style-name="ro1">
          <table:table-cell office:value-type="float" office:value="0.975246287505287" calcext:value-type="float">
            <text:p>0.9752462875</text:p>
          </table:table-cell>
          <table:table-cell table:formula="of:=[.A690]-1" office:value-type="float" office:value="-0.0247537124947129" calcext:value-type="float">
            <text:p>-0.0247537125</text:p>
          </table:table-cell>
          <table:table-cell table:formula="of:=[.B690]+[.$C$1]" office:value-type="float" office:value="0.145246287505287" calcext:value-type="float">
            <text:p>0.1452462875</text:p>
          </table:table-cell>
          <table:table-cell table:formula="of:=[.D689]+([.D689]*[.C690]/100)" office:value-type="float" office:value="81.5509503355053" calcext:value-type="float">
            <text:p>81.5509503355</text:p>
          </table:table-cell>
          <table:table-cell office:value-type="float" office:value="108.430482036427" calcext:value-type="float">
            <text:p>108.4304820364</text:p>
          </table:table-cell>
          <table:table-cell office:value-type="float" office:value="109.145731712322" calcext:value-type="float">
            <text:p>109.1457317123</text:p>
          </table:table-cell>
          <table:table-cell table:number-columns-repeated="3"/>
        </table:table-row>
        <table:table-row table:style-name="ro1">
          <table:table-cell office:value-type="float" office:value="0.885207148400386" calcext:value-type="float">
            <text:p>0.8852071484</text:p>
          </table:table-cell>
          <table:table-cell table:formula="of:=[.A691]-1" office:value-type="float" office:value="-0.114792851599614" calcext:value-type="float">
            <text:p>-0.1147928516</text:p>
          </table:table-cell>
          <table:table-cell table:formula="of:=[.B691]+[.$C$1]" office:value-type="float" office:value="0.0552071484003861" calcext:value-type="float">
            <text:p>0.0552071484</text:p>
          </table:table-cell>
          <table:table-cell table:formula="of:=[.D690]+([.D690]*[.C691]/100)" office:value-type="float" office:value="81.5959722896789" calcext:value-type="float">
            <text:p>81.5959722897</text:p>
          </table:table-cell>
          <table:table-cell office:value-type="float" office:value="107.242427233991" calcext:value-type="float">
            <text:p>107.242427234</text:p>
          </table:table-cell>
          <table:table-cell office:value-type="float" office:value="108.430482036427" calcext:value-type="float">
            <text:p>108.4304820364</text:p>
          </table:table-cell>
          <table:table-cell table:number-columns-repeated="3"/>
        </table:table-row>
        <table:table-row table:style-name="ro1">
          <table:table-cell office:value-type="float" office:value="0.718674094320273" calcext:value-type="float">
            <text:p>0.7186740943</text:p>
          </table:table-cell>
          <table:table-cell table:formula="of:=[.A692]-1" office:value-type="float" office:value="-0.281325905679727" calcext:value-type="float">
            <text:p>-0.2813259057</text:p>
          </table:table-cell>
          <table:table-cell table:formula="of:=[.B692]+[.$C$1]" office:value-type="float" office:value="-0.111325905679727" calcext:value-type="float">
            <text:p>-0.1113259057</text:p>
          </table:table-cell>
          <table:table-cell table:formula="of:=[.D691]+([.D691]*[.C692]/100)" office:value-type="float" office:value="81.5051348345292" calcext:value-type="float">
            <text:p>81.5051348345</text:p>
          </table:table-cell>
          <table:table-cell office:value-type="float" office:value="107.707476001615" calcext:value-type="float">
            <text:p>107.7074760016</text:p>
          </table:table-cell>
          <table:table-cell office:value-type="float" office:value="107.242427233991" calcext:value-type="float">
            <text:p>107.242427234</text:p>
          </table:table-cell>
          <table:table-cell table:number-columns-repeated="3"/>
        </table:table-row>
        <table:table-row table:style-name="ro1">
          <table:table-cell office:value-type="float" office:value="1.13550814538877" calcext:value-type="float">
            <text:p>1.1355081454</text:p>
          </table:table-cell>
          <table:table-cell table:formula="of:=[.A693]-1" office:value-type="float" office:value="0.13550814538877" calcext:value-type="float">
            <text:p>0.1355081454</text:p>
          </table:table-cell>
          <table:table-cell table:formula="of:=[.B693]+[.$C$1]" office:value-type="float" office:value="0.30550814538877" calcext:value-type="float">
            <text:p>0.3055081454</text:p>
          </table:table-cell>
          <table:table-cell table:formula="of:=[.D692]+([.D692]*[.C693]/100)" office:value-type="float" office:value="81.7541396603588" calcext:value-type="float">
            <text:p>81.7541396604</text:p>
          </table:table-cell>
          <table:table-cell office:value-type="float" office:value="108.098972507407" calcext:value-type="float">
            <text:p>108.0989725074</text:p>
          </table:table-cell>
          <table:table-cell office:value-type="float" office:value="107.707476001615" calcext:value-type="float">
            <text:p>107.7074760016</text:p>
          </table:table-cell>
          <table:table-cell table:number-columns-repeated="3"/>
        </table:table-row>
        <table:table-row table:style-name="ro1">
          <table:table-cell office:value-type="float" office:value="0.927023426344015" calcext:value-type="float">
            <text:p>0.9270234263</text:p>
          </table:table-cell>
          <table:table-cell table:formula="of:=[.A694]-1" office:value-type="float" office:value="-0.072976573655985" calcext:value-type="float">
            <text:p>-0.0729765737</text:p>
          </table:table-cell>
          <table:table-cell table:formula="of:=[.B694]+[.$C$1]" office:value-type="float" office:value="0.097023426344015" calcext:value-type="float">
            <text:p>0.0970234263</text:p>
          </table:table-cell>
          <table:table-cell table:formula="of:=[.D693]+([.D693]*[.C694]/100)" office:value-type="float" office:value="81.8334603278354" calcext:value-type="float">
            <text:p>81.8334603278</text:p>
          </table:table-cell>
          <table:table-cell office:value-type="float" office:value="108.743923914798" calcext:value-type="float">
            <text:p>108.7439239148</text:p>
          </table:table-cell>
          <table:table-cell office:value-type="float" office:value="108.098972507407" calcext:value-type="float">
            <text:p>108.0989725074</text:p>
          </table:table-cell>
          <table:table-cell table:number-columns-repeated="3"/>
        </table:table-row>
        <table:table-row table:style-name="ro1">
          <table:table-cell office:value-type="float" office:value="0.485663430028858" calcext:value-type="float">
            <text:p>0.48566343</text:p>
          </table:table-cell>
          <table:table-cell table:formula="of:=[.A695]-1" office:value-type="float" office:value="-0.514336569971142" calcext:value-type="float">
            <text:p>-0.51433657</text:p>
          </table:table-cell>
          <table:table-cell table:formula="of:=[.B695]+[.$C$1]" office:value-type="float" office:value="-0.344336569971142" calcext:value-type="float">
            <text:p>-0.34433657</text:p>
          </table:table-cell>
          <table:table-cell table:formula="of:=[.D694]+([.D694]*[.C695]/100)" office:value-type="float" office:value="81.5516777974538" calcext:value-type="float">
            <text:p>81.5516777975</text:p>
          </table:table-cell>
          <table:table-cell office:value-type="float" office:value="107.633249623193" calcext:value-type="float">
            <text:p>107.6332496232</text:p>
          </table:table-cell>
          <table:table-cell office:value-type="float" office:value="108.743923914798" calcext:value-type="float">
            <text:p>108.7439239148</text:p>
          </table:table-cell>
          <table:table-cell table:number-columns-repeated="3"/>
        </table:table-row>
        <table:table-row table:style-name="ro1">
          <table:table-cell office:value-type="float" office:value="0.874070694933222" calcext:value-type="float">
            <text:p>0.8740706949</text:p>
          </table:table-cell>
          <table:table-cell table:formula="of:=[.A696]-1" office:value-type="float" office:value="-0.125929305066778" calcext:value-type="float">
            <text:p>-0.1259293051</text:p>
          </table:table-cell>
          <table:table-cell table:formula="of:=[.B696]+[.$C$1]" office:value-type="float" office:value="0.0440706949332221" calcext:value-type="float">
            <text:p>0.0440706949</text:p>
          </table:table-cell>
          <table:table-cell table:formula="of:=[.D695]+([.D695]*[.C696]/100)" office:value-type="float" office:value="81.5876181885889" calcext:value-type="float">
            <text:p>81.5876181886</text:p>
          </table:table-cell>
          <table:table-cell office:value-type="float" office:value="108.194761898707" calcext:value-type="float">
            <text:p>108.1947618987</text:p>
          </table:table-cell>
          <table:table-cell office:value-type="float" office:value="107.633249623193" calcext:value-type="float">
            <text:p>107.6332496232</text:p>
          </table:table-cell>
          <table:table-cell table:number-columns-repeated="3"/>
        </table:table-row>
        <table:table-row table:style-name="ro1">
          <table:table-cell office:value-type="float" office:value="0.470587631393499" calcext:value-type="float">
            <text:p>0.4705876314</text:p>
          </table:table-cell>
          <table:table-cell table:formula="of:=[.A697]-1" office:value-type="float" office:value="-0.529412368606501" calcext:value-type="float">
            <text:p>-0.5294123686</text:p>
          </table:table-cell>
          <table:table-cell table:formula="of:=[.B697]+[.$C$1]" office:value-type="float" office:value="-0.359412368606501" calcext:value-type="float">
            <text:p>-0.3594123686</text:p>
          </table:table-cell>
          <table:table-cell table:formula="of:=[.D696]+([.D696]*[.C697]/100)" office:value-type="float" office:value="81.2943821975676" calcext:value-type="float">
            <text:p>81.2943821976</text:p>
          </table:table-cell>
          <table:table-cell office:value-type="float" office:value="107.3411127794" calcext:value-type="float">
            <text:p>107.3411127794</text:p>
          </table:table-cell>
          <table:table-cell office:value-type="float" office:value="108.194761898707" calcext:value-type="float">
            <text:p>108.1947618987</text:p>
          </table:table-cell>
          <table:table-cell table:number-columns-repeated="3"/>
        </table:table-row>
        <table:table-row table:style-name="ro1">
          <table:table-cell office:value-type="float" office:value="0.837302225061523" calcext:value-type="float">
            <text:p>0.8373022251</text:p>
          </table:table-cell>
          <table:table-cell table:formula="of:=[.A698]-1" office:value-type="float" office:value="-0.162697774938477" calcext:value-type="float">
            <text:p>-0.1626977749</text:p>
          </table:table-cell>
          <table:table-cell table:formula="of:=[.B698]+[.$C$1]" office:value-type="float" office:value="0.00730222506152309" calcext:value-type="float">
            <text:p>0.0073022251</text:p>
          </table:table-cell>
          <table:table-cell table:formula="of:=[.D697]+([.D697]*[.C698]/100)" office:value-type="float" office:value="81.3003184963181" calcext:value-type="float">
            <text:p>81.3003184963</text:p>
          </table:table-cell>
          <table:table-cell office:value-type="float" office:value="106.937340922657" calcext:value-type="float">
            <text:p>106.9373409227</text:p>
          </table:table-cell>
          <table:table-cell office:value-type="float" office:value="107.3411127794" calcext:value-type="float">
            <text:p>107.3411127794</text:p>
          </table:table-cell>
          <table:table-cell table:number-columns-repeated="3"/>
        </table:table-row>
        <table:table-row table:style-name="ro1">
          <table:table-cell office:value-type="float" office:value="0.779501742358199" calcext:value-type="float">
            <text:p>0.7795017424</text:p>
          </table:table-cell>
          <table:table-cell table:formula="of:=[.A699]-1" office:value-type="float" office:value="-0.220498257641801" calcext:value-type="float">
            <text:p>-0.2204982576</text:p>
          </table:table-cell>
          <table:table-cell table:formula="of:=[.B699]+[.$C$1]" office:value-type="float" office:value="-0.050498257641801" calcext:value-type="float">
            <text:p>-0.0504982576</text:p>
          </table:table-cell>
          <table:table-cell table:formula="of:=[.D698]+([.D698]*[.C699]/100)" office:value-type="float" office:value="81.2592632520202" calcext:value-type="float">
            <text:p>81.259263252</text:p>
          </table:table-cell>
          <table:table-cell office:value-type="float" office:value="106.351111493334" calcext:value-type="float">
            <text:p>106.3511114933</text:p>
          </table:table-cell>
          <table:table-cell office:value-type="float" office:value="106.937340922657" calcext:value-type="float">
            <text:p>106.9373409227</text:p>
          </table:table-cell>
          <table:table-cell table:number-columns-repeated="3"/>
        </table:table-row>
        <table:table-row table:style-name="ro1">
          <table:table-cell office:value-type="float" office:value="0.99362687152347" calcext:value-type="float">
            <text:p>0.9936268715</text:p>
          </table:table-cell>
          <table:table-cell table:formula="of:=[.A700]-1" office:value-type="float" office:value="-0.00637312847653004" calcext:value-type="float">
            <text:p>-0.0063731285</text:p>
          </table:table-cell>
          <table:table-cell table:formula="of:=[.B700]+[.$C$1]" office:value-type="float" office:value="0.16362687152347" calcext:value-type="float">
            <text:p>0.1636268715</text:p>
          </table:table-cell>
          <table:table-cell table:formula="of:=[.D699]+([.D699]*[.C700]/100)" office:value-type="float" office:value="81.3922252423025" calcext:value-type="float">
            <text:p>81.3922252423</text:p>
          </table:table-cell>
          <table:table-cell office:value-type="float" office:value="107.037982209804" calcext:value-type="float">
            <text:p>107.0379822098</text:p>
          </table:table-cell>
          <table:table-cell office:value-type="float" office:value="106.351111493334" calcext:value-type="float">
            <text:p>106.3511114933</text:p>
          </table:table-cell>
          <table:table-cell table:number-columns-repeated="3"/>
        </table:table-row>
        <table:table-row table:style-name="ro1">
          <table:table-cell office:value-type="float" office:value="0.742892750846481" calcext:value-type="float">
            <text:p>0.7428927508</text:p>
          </table:table-cell>
          <table:table-cell table:formula="of:=[.A701]-1" office:value-type="float" office:value="-0.257107249153519" calcext:value-type="float">
            <text:p>-0.2571072492</text:p>
          </table:table-cell>
          <table:table-cell table:formula="of:=[.B701]+[.$C$1]" office:value-type="float" office:value="-0.0871072491535189" calcext:value-type="float">
            <text:p>-0.0871072492</text:p>
          </table:table-cell>
          <table:table-cell table:formula="of:=[.D700]+([.D700]*[.C701]/100)" office:value-type="float" office:value="81.3213267138691" calcext:value-type="float">
            <text:p>81.3213267139</text:p>
          </table:table-cell>
          <table:table-cell office:value-type="float" office:value="107.422671078011" calcext:value-type="float">
            <text:p>107.422671078</text:p>
          </table:table-cell>
          <table:table-cell office:value-type="float" office:value="107.037982209804" calcext:value-type="float">
            <text:p>107.0379822098</text:p>
          </table:table-cell>
          <table:table-cell table:number-columns-repeated="3"/>
        </table:table-row>
        <table:table-row table:style-name="ro1">
          <table:table-cell office:value-type="float" office:value="0.662752620262198" calcext:value-type="float">
            <text:p>0.6627526203</text:p>
          </table:table-cell>
          <table:table-cell table:formula="of:=[.A702]-1" office:value-type="float" office:value="-0.337247379737802" calcext:value-type="float">
            <text:p>-0.3372473797</text:p>
          </table:table-cell>
          <table:table-cell table:formula="of:=[.B702]+[.$C$1]" office:value-type="float" office:value="-0.167247379737802" calcext:value-type="float">
            <text:p>-0.1672473797</text:p>
          </table:table-cell>
          <table:table-cell table:formula="of:=[.D701]+([.D701]*[.C702]/100)" office:value-type="float" office:value="81.1853189257721" calcext:value-type="float">
            <text:p>81.1853189258</text:p>
          </table:table-cell>
          <table:table-cell office:value-type="float" office:value="106.62773561929" calcext:value-type="float">
            <text:p>106.6277356193</text:p>
          </table:table-cell>
          <table:table-cell office:value-type="float" office:value="107.422671078011" calcext:value-type="float">
            <text:p>107.422671078</text:p>
          </table:table-cell>
          <table:table-cell table:number-columns-repeated="3"/>
        </table:table-row>
        <table:table-row table:style-name="ro1">
          <table:table-cell office:value-type="float" office:value="0.842124611291561" calcext:value-type="float">
            <text:p>0.8421246113</text:p>
          </table:table-cell>
          <table:table-cell table:formula="of:=[.A703]-1" office:value-type="float" office:value="-0.157875388708439" calcext:value-type="float">
            <text:p>-0.1578753887</text:p>
          </table:table-cell>
          <table:table-cell table:formula="of:=[.B703]+[.$C$1]" office:value-type="float" office:value="0.012124611291561" calcext:value-type="float">
            <text:p>0.0121246113</text:p>
          </table:table-cell>
          <table:table-cell table:formula="of:=[.D702]+([.D702]*[.C703]/100)" office:value-type="float" office:value="81.1951623301177" calcext:value-type="float">
            <text:p>81.1951623301</text:p>
          </table:table-cell>
          <table:table-cell office:value-type="float" office:value="105.513224769725" calcext:value-type="float">
            <text:p>105.5132247697</text:p>
          </table:table-cell>
          <table:table-cell office:value-type="float" office:value="106.62773561929" calcext:value-type="float">
            <text:p>106.6277356193</text:p>
          </table:table-cell>
          <table:table-cell table:number-columns-repeated="3"/>
        </table:table-row>
        <table:table-row table:style-name="ro1">
          <table:table-cell office:value-type="float" office:value="0.798929492369077" calcext:value-type="float">
            <text:p>0.7989294924</text:p>
          </table:table-cell>
          <table:table-cell table:formula="of:=[.A704]-1" office:value-type="float" office:value="-0.201070507630923" calcext:value-type="float">
            <text:p>-0.2010705076</text:p>
          </table:table-cell>
          <table:table-cell table:formula="of:=[.B704]+[.$C$1]" office:value-type="float" office:value="-0.0310705076309229" calcext:value-type="float">
            <text:p>-0.0310705076</text:p>
          </table:table-cell>
          <table:table-cell table:formula="of:=[.D703]+([.D703]*[.C704]/100)" office:value-type="float" office:value="81.16993458101" calcext:value-type="float">
            <text:p>81.169934581</text:p>
          </table:table-cell>
          <table:table-cell office:value-type="float" office:value="105.299750070433" calcext:value-type="float">
            <text:p>105.2997500704</text:p>
          </table:table-cell>
          <table:table-cell office:value-type="float" office:value="105.513224769725" calcext:value-type="float">
            <text:p>105.5132247697</text:p>
          </table:table-cell>
          <table:table-cell table:number-columns-repeated="3"/>
        </table:table-row>
        <table:table-row table:style-name="ro1">
          <table:table-cell office:value-type="float" office:value="0.729972991585672" calcext:value-type="float">
            <text:p>0.7299729916</text:p>
          </table:table-cell>
          <table:table-cell table:formula="of:=[.A705]-1" office:value-type="float" office:value="-0.270027008414328" calcext:value-type="float">
            <text:p>-0.2700270084</text:p>
          </table:table-cell>
          <table:table-cell table:formula="of:=[.B705]+[.$C$1]" office:value-type="float" office:value="-0.100027008414328" calcext:value-type="float">
            <text:p>-0.1000270084</text:p>
          </table:table-cell>
          <table:table-cell table:formula="of:=[.D704]+([.D704]*[.C705]/100)" office:value-type="float" office:value="81.0887427237167" calcext:value-type="float">
            <text:p>81.0887427237</text:p>
          </table:table-cell>
          <table:table-cell office:value-type="float" office:value="105.62742303297" calcext:value-type="float">
            <text:p>105.627423033</text:p>
          </table:table-cell>
          <table:table-cell office:value-type="float" office:value="105.299750070433" calcext:value-type="float">
            <text:p>105.2997500704</text:p>
          </table:table-cell>
          <table:table-cell table:number-columns-repeated="3"/>
        </table:table-row>
        <table:table-row table:style-name="ro1">
          <table:table-cell office:value-type="float" office:value="1.59551759206967" calcext:value-type="float">
            <text:p>1.5955175921</text:p>
          </table:table-cell>
          <table:table-cell table:formula="of:=[.A706]-1" office:value-type="float" office:value="0.59551759206967" calcext:value-type="float">
            <text:p>0.5955175921</text:p>
          </table:table-cell>
          <table:table-cell table:formula="of:=[.B706]+[.$C$1]" office:value-type="float" office:value="0.76551759206967" calcext:value-type="float">
            <text:p>0.7655175921</text:p>
          </table:table-cell>
          <table:table-cell table:formula="of:=[.D705]+([.D705]*[.C706]/100)" office:value-type="float" office:value="81.7094913144549" calcext:value-type="float">
            <text:p>81.7094913145</text:p>
          </table:table-cell>
          <table:table-cell office:value-type="float" office:value="105.696447993809" calcext:value-type="float">
            <text:p>105.6964479938</text:p>
          </table:table-cell>
          <table:table-cell office:value-type="float" office:value="105.62742303297" calcext:value-type="float">
            <text:p>105.627423033</text:p>
          </table:table-cell>
          <table:table-cell table:number-columns-repeated="3"/>
        </table:table-row>
        <table:table-row table:style-name="ro1">
          <table:table-cell office:value-type="float" office:value="0.819147655049085" calcext:value-type="float">
            <text:p>0.819147655</text:p>
          </table:table-cell>
          <table:table-cell table:formula="of:=[.A707]-1" office:value-type="float" office:value="-0.180852344950915" calcext:value-type="float">
            <text:p>-0.180852345</text:p>
          </table:table-cell>
          <table:table-cell table:formula="of:=[.B707]+[.$C$1]" office:value-type="float" office:value="-0.0108523449509149" calcext:value-type="float">
            <text:p>-0.010852345</text:p>
          </table:table-cell>
          <table:table-cell table:formula="of:=[.D706]+([.D706]*[.C707]/100)" office:value-type="float" office:value="81.7006239185998" calcext:value-type="float">
            <text:p>81.7006239186</text:p>
          </table:table-cell>
          <table:table-cell office:value-type="float" office:value="106.027275097278" calcext:value-type="float">
            <text:p>106.0272750973</text:p>
          </table:table-cell>
          <table:table-cell office:value-type="float" office:value="105.696447993809" calcext:value-type="float">
            <text:p>105.6964479938</text:p>
          </table:table-cell>
          <table:table-cell table:number-columns-repeated="3"/>
        </table:table-row>
        <table:table-row table:style-name="ro1">
          <table:table-cell office:value-type="float" office:value="0.544361958135519" calcext:value-type="float">
            <text:p>0.5443619581</text:p>
          </table:table-cell>
          <table:table-cell table:formula="of:=[.A708]-1" office:value-type="float" office:value="-0.455638041864481" calcext:value-type="float">
            <text:p>-0.4556380419</text:p>
          </table:table-cell>
          <table:table-cell table:formula="of:=[.B708]+[.$C$1]" office:value-type="float" office:value="-0.285638041864481" calcext:value-type="float">
            <text:p>-0.2856380419</text:p>
          </table:table-cell>
          <table:table-cell table:formula="of:=[.D707]+([.D707]*[.C708]/100)" office:value-type="float" office:value="81.4672558562476" calcext:value-type="float">
            <text:p>81.4672558562</text:p>
          </table:table-cell>
          <table:table-cell office:value-type="float" office:value="107.11988172119" calcext:value-type="float">
            <text:p>107.1198817212</text:p>
          </table:table-cell>
          <table:table-cell office:value-type="float" office:value="106.027275097278" calcext:value-type="float">
            <text:p>106.0272750973</text:p>
          </table:table-cell>
          <table:table-cell table:number-columns-repeated="3"/>
        </table:table-row>
        <table:table-row table:style-name="ro1">
          <table:table-cell office:value-type="float" office:value="0.919707281898313" calcext:value-type="float">
            <text:p>0.9197072819</text:p>
          </table:table-cell>
          <table:table-cell table:formula="of:=[.A709]-1" office:value-type="float" office:value="-0.0802927181016869" calcext:value-type="float">
            <text:p>-0.0802927181</text:p>
          </table:table-cell>
          <table:table-cell table:formula="of:=[.B709]+[.$C$1]" office:value-type="float" office:value="0.0897072818983131" calcext:value-type="float">
            <text:p>0.0897072819</text:p>
          </table:table-cell>
          <table:table-cell table:formula="of:=[.D708]+([.D708]*[.C709]/100)" office:value-type="float" office:value="81.5403379171134" calcext:value-type="float">
            <text:p>81.5403379171</text:p>
          </table:table-cell>
          <table:table-cell office:value-type="float" office:value="104.736698174428" calcext:value-type="float">
            <text:p>104.7366981744</text:p>
          </table:table-cell>
          <table:table-cell office:value-type="float" office:value="107.11988172119" calcext:value-type="float">
            <text:p>107.1198817212</text:p>
          </table:table-cell>
          <table:table-cell table:number-columns-repeated="3"/>
        </table:table-row>
        <table:table-row table:style-name="ro1">
          <table:table-cell office:value-type="float" office:value="1.07921701833943" calcext:value-type="float">
            <text:p>1.0792170183</text:p>
          </table:table-cell>
          <table:table-cell table:formula="of:=[.A710]-1" office:value-type="float" office:value="0.0792170183394301" calcext:value-type="float">
            <text:p>0.0792170183</text:p>
          </table:table-cell>
          <table:table-cell table:formula="of:=[.B710]+[.$C$1]" office:value-type="float" office:value="0.24921701833943" calcext:value-type="float">
            <text:p>0.2492170183</text:p>
          </table:table-cell>
          <table:table-cell table:formula="of:=[.D709]+([.D709]*[.C710]/100)" office:value-type="float" office:value="81.7435503160143" calcext:value-type="float">
            <text:p>81.743550316</text:p>
          </table:table-cell>
          <table:table-cell office:value-type="float" office:value="104.382269098911" calcext:value-type="float">
            <text:p>104.3822690989</text:p>
          </table:table-cell>
          <table:table-cell office:value-type="float" office:value="104.736698174428" calcext:value-type="float">
            <text:p>104.7366981744</text:p>
          </table:table-cell>
          <table:table-cell table:number-columns-repeated="3"/>
        </table:table-row>
        <table:table-row table:style-name="ro1">
          <table:table-cell office:value-type="float" office:value="0.854168532234692" calcext:value-type="float">
            <text:p>0.8541685322</text:p>
          </table:table-cell>
          <table:table-cell table:formula="of:=[.A711]-1" office:value-type="float" office:value="-0.145831467765308" calcext:value-type="float">
            <text:p>-0.1458314678</text:p>
          </table:table-cell>
          <table:table-cell table:formula="of:=[.B711]+[.$C$1]" office:value-type="float" office:value="0.024168532234692" calcext:value-type="float">
            <text:p>0.0241685322</text:p>
          </table:table-cell>
          <table:table-cell table:formula="of:=[.D710]+([.D710]*[.C711]/100)" office:value-type="float" office:value="81.7633065323223" calcext:value-type="float">
            <text:p>81.7633065323</text:p>
          </table:table-cell>
          <table:table-cell office:value-type="float" office:value="103.553162372546" calcext:value-type="float">
            <text:p>103.5531623725</text:p>
          </table:table-cell>
          <table:table-cell office:value-type="float" office:value="104.382269098911" calcext:value-type="float">
            <text:p>104.3822690989</text:p>
          </table:table-cell>
          <table:table-cell table:number-columns-repeated="3"/>
        </table:table-row>
        <table:table-row table:style-name="ro1">
          <table:table-cell office:value-type="float" office:value="0.758070686067512" calcext:value-type="float">
            <text:p>0.7580706861</text:p>
          </table:table-cell>
          <table:table-cell table:formula="of:=[.A712]-1" office:value-type="float" office:value="-0.241929313932488" calcext:value-type="float">
            <text:p>-0.2419293139</text:p>
          </table:table-cell>
          <table:table-cell table:formula="of:=[.B712]+[.$C$1]" office:value-type="float" office:value="-0.0719293139324879" calcext:value-type="float">
            <text:p>-0.0719293139</text:p>
          </table:table-cell>
          <table:table-cell table:formula="of:=[.D711]+([.D711]*[.C712]/100)" office:value-type="float" office:value="81.7044947468851" calcext:value-type="float">
            <text:p>81.7044947469</text:p>
          </table:table-cell>
          <table:table-cell office:value-type="float" office:value="103.030764795438" calcext:value-type="float">
            <text:p>103.0307647954</text:p>
          </table:table-cell>
          <table:table-cell office:value-type="float" office:value="103.553162372546" calcext:value-type="float">
            <text:p>103.5531623725</text:p>
          </table:table-cell>
          <table:table-cell table:number-columns-repeated="3"/>
        </table:table-row>
        <table:table-row table:style-name="ro1">
          <table:table-cell office:value-type="float" office:value="0.57221511431015" calcext:value-type="float">
            <text:p>0.5722151143</text:p>
          </table:table-cell>
          <table:table-cell table:formula="of:=[.A713]-1" office:value-type="float" office:value="-0.42778488568985" calcext:value-type="float">
            <text:p>-0.4277848857</text:p>
          </table:table-cell>
          <table:table-cell table:formula="of:=[.B713]+[.$C$1]" office:value-type="float" office:value="-0.25778488568985" calcext:value-type="float">
            <text:p>-0.2577848857</text:p>
          </table:table-cell>
          <table:table-cell table:formula="of:=[.D712]+([.D712]*[.C713]/100)" office:value-type="float" office:value="81.4938729084983" calcext:value-type="float">
            <text:p>81.4938729085</text:p>
          </table:table-cell>
          <table:table-cell office:value-type="float" office:value="102.867564963741" calcext:value-type="float">
            <text:p>102.8675649637</text:p>
          </table:table-cell>
          <table:table-cell office:value-type="float" office:value="103.030764795438" calcext:value-type="float">
            <text:p>103.0307647954</text:p>
          </table:table-cell>
          <table:table-cell table:number-columns-repeated="3"/>
        </table:table-row>
        <table:table-row table:style-name="ro1">
          <table:table-cell office:value-type="float" office:value="1.33264168292759" calcext:value-type="float">
            <text:p>1.3326416829</text:p>
          </table:table-cell>
          <table:table-cell table:formula="of:=[.A714]-1" office:value-type="float" office:value="0.33264168292759" calcext:value-type="float">
            <text:p>0.3326416829</text:p>
          </table:table-cell>
          <table:table-cell table:formula="of:=[.B714]+[.$C$1]" office:value-type="float" office:value="0.50264168292759" calcext:value-type="float">
            <text:p>0.5026416829</text:p>
          </table:table-cell>
          <table:table-cell table:formula="of:=[.D713]+([.D713]*[.C714]/100)" office:value-type="float" office:value="81.9034950827685" calcext:value-type="float">
            <text:p>81.9034950828</text:p>
          </table:table-cell>
          <table:table-cell office:value-type="float" office:value="102.681195924729" calcext:value-type="float">
            <text:p>102.6811959247</text:p>
          </table:table-cell>
          <table:table-cell office:value-type="float" office:value="102.867564963741" calcext:value-type="float">
            <text:p>102.8675649637</text:p>
          </table:table-cell>
          <table:table-cell table:number-columns-repeated="3"/>
        </table:table-row>
        <table:table-row table:style-name="ro1">
          <table:table-cell office:value-type="float" office:value="1.01198800468341" calcext:value-type="float">
            <text:p>1.0119880047</text:p>
          </table:table-cell>
          <table:table-cell table:formula="of:=[.A715]-1" office:value-type="float" office:value="0.01198800468341" calcext:value-type="float">
            <text:p>0.0119880047</text:p>
          </table:table-cell>
          <table:table-cell table:formula="of:=[.B715]+[.$C$1]" office:value-type="float" office:value="0.18198800468341" calcext:value-type="float">
            <text:p>0.1819880047</text:p>
          </table:table-cell>
          <table:table-cell table:formula="of:=[.D714]+([.D714]*[.C715]/100)" office:value-type="float" office:value="82.0525496192356" calcext:value-type="float">
            <text:p>82.0525496192</text:p>
          </table:table-cell>
          <table:table-cell office:value-type="float" office:value="103.323925286078" calcext:value-type="float">
            <text:p>103.3239252861</text:p>
          </table:table-cell>
          <table:table-cell office:value-type="float" office:value="102.681195924729" calcext:value-type="float">
            <text:p>102.6811959247</text:p>
          </table:table-cell>
          <table:table-cell table:number-columns-repeated="3"/>
        </table:table-row>
        <table:table-row table:style-name="ro1">
          <table:table-cell office:value-type="float" office:value="0.782848213494779" calcext:value-type="float">
            <text:p>0.7828482135</text:p>
          </table:table-cell>
          <table:table-cell table:formula="of:=[.A716]-1" office:value-type="float" office:value="-0.217151786505221" calcext:value-type="float">
            <text:p>-0.2171517865</text:p>
          </table:table-cell>
          <table:table-cell table:formula="of:=[.B716]+[.$C$1]" office:value-type="float" office:value="-0.0471517865052209" calcext:value-type="float">
            <text:p>-0.0471517865</text:p>
          </table:table-cell>
          <table:table-cell table:formula="of:=[.D715]+([.D715]*[.C716]/100)" office:value-type="float" office:value="82.013860376217" calcext:value-type="float">
            <text:p>82.0138603762</text:p>
          </table:table-cell>
          <table:table-cell office:value-type="float" office:value="101.854302918402" calcext:value-type="float">
            <text:p>101.8543029184</text:p>
          </table:table-cell>
          <table:table-cell office:value-type="float" office:value="103.323925286078" calcext:value-type="float">
            <text:p>103.3239252861</text:p>
          </table:table-cell>
          <table:table-cell table:number-columns-repeated="3"/>
        </table:table-row>
        <table:table-row table:style-name="ro1">
          <table:table-cell office:value-type="float" office:value="1.11520203959856" calcext:value-type="float">
            <text:p>1.1152020396</text:p>
          </table:table-cell>
          <table:table-cell table:formula="of:=[.A717]-1" office:value-type="float" office:value="0.11520203959856" calcext:value-type="float">
            <text:p>0.1152020396</text:p>
          </table:table-cell>
          <table:table-cell table:formula="of:=[.B717]+[.$C$1]" office:value-type="float" office:value="0.28520203959856" calcext:value-type="float">
            <text:p>0.2852020396</text:p>
          </table:table-cell>
          <table:table-cell table:formula="of:=[.D716]+([.D716]*[.C717]/100)" office:value-type="float" office:value="82.2477655787635" calcext:value-type="float">
            <text:p>82.2477655788</text:p>
          </table:table-cell>
          <table:table-cell office:value-type="float" office:value="101.863332593507" calcext:value-type="float">
            <text:p>101.8633325935</text:p>
          </table:table-cell>
          <table:table-cell office:value-type="float" office:value="101.854302918402" calcext:value-type="float">
            <text:p>101.8543029184</text:p>
          </table:table-cell>
          <table:table-cell table:number-columns-repeated="3"/>
        </table:table-row>
        <table:table-row table:style-name="ro1">
          <table:table-cell office:value-type="float" office:value="0.775506335282724" calcext:value-type="float">
            <text:p>0.7755063353</text:p>
          </table:table-cell>
          <table:table-cell table:formula="of:=[.A718]-1" office:value-type="float" office:value="-0.224493664717276" calcext:value-type="float">
            <text:p>-0.2244936647</text:p>
          </table:table-cell>
          <table:table-cell table:formula="of:=[.B718]+[.$C$1]" office:value-type="float" office:value="-0.0544936647172759" calcext:value-type="float">
            <text:p>-0.0544936647</text:p>
          </table:table-cell>
          <table:table-cell table:formula="of:=[.D717]+([.D717]*[.C718]/100)" office:value-type="float" office:value="82.2029457571515" calcext:value-type="float">
            <text:p>82.2029457572</text:p>
          </table:table-cell>
          <table:table-cell office:value-type="float" office:value="102.912738283192" calcext:value-type="float">
            <text:p>102.9127382832</text:p>
          </table:table-cell>
          <table:table-cell office:value-type="float" office:value="101.863332593507" calcext:value-type="float">
            <text:p>101.8633325935</text:p>
          </table:table-cell>
          <table:table-cell table:number-columns-repeated="3"/>
        </table:table-row>
        <table:table-row table:style-name="ro1">
          <table:table-cell office:value-type="float" office:value="0.714301250001236" calcext:value-type="float">
            <text:p>0.71430125</text:p>
          </table:table-cell>
          <table:table-cell table:formula="of:=[.A719]-1" office:value-type="float" office:value="-0.285698749998764" calcext:value-type="float">
            <text:p>-0.28569875</text:p>
          </table:table-cell>
          <table:table-cell table:formula="of:=[.B719]+[.$C$1]" office:value-type="float" office:value="-0.115698749998764" calcext:value-type="float">
            <text:p>-0.11569875</text:p>
          </table:table-cell>
          <table:table-cell table:formula="of:=[.D718]+([.D718]*[.C719]/100)" office:value-type="float" office:value="82.1078379764484" calcext:value-type="float">
            <text:p>82.1078379764</text:p>
          </table:table-cell>
          <table:table-cell office:value-type="float" office:value="101.388654942659" calcext:value-type="float">
            <text:p>101.3886549427</text:p>
          </table:table-cell>
          <table:table-cell office:value-type="float" office:value="102.912738283192" calcext:value-type="float">
            <text:p>102.9127382832</text:p>
          </table:table-cell>
          <table:table-cell table:number-columns-repeated="3"/>
        </table:table-row>
        <table:table-row table:style-name="ro1">
          <table:table-cell office:value-type="float" office:value="0.706965022503303" calcext:value-type="float">
            <text:p>0.7069650225</text:p>
          </table:table-cell>
          <table:table-cell table:formula="of:=[.A720]-1" office:value-type="float" office:value="-0.293034977496697" calcext:value-type="float">
            <text:p>-0.2930349775</text:p>
          </table:table-cell>
          <table:table-cell table:formula="of:=[.B720]+[.$C$1]" office:value-type="float" office:value="-0.123034977496697" calcext:value-type="float">
            <text:p>-0.1230349775</text:p>
          </table:table-cell>
          <table:table-cell table:formula="of:=[.D719]+([.D719]*[.C720]/100)" office:value-type="float" office:value="82.006816616471" calcext:value-type="float">
            <text:p>82.0068166165</text:p>
          </table:table-cell>
          <table:table-cell office:value-type="float" office:value="101.936194112305" calcext:value-type="float">
            <text:p>101.9361941123</text:p>
          </table:table-cell>
          <table:table-cell office:value-type="float" office:value="101.388654942659" calcext:value-type="float">
            <text:p>101.3886549427</text:p>
          </table:table-cell>
          <table:table-cell table:number-columns-repeated="3"/>
        </table:table-row>
        <table:table-row table:style-name="ro1">
          <table:table-cell office:value-type="float" office:value="0.646864298321596" calcext:value-type="float">
            <text:p>0.6468642983</text:p>
          </table:table-cell>
          <table:table-cell table:formula="of:=[.A721]-1" office:value-type="float" office:value="-0.353135701678404" calcext:value-type="float">
            <text:p>-0.3531357017</text:p>
          </table:table-cell>
          <table:table-cell table:formula="of:=[.B721]+[.$C$1]" office:value-type="float" office:value="-0.183135701678404" calcext:value-type="float">
            <text:p>-0.1831357017</text:p>
          </table:table-cell>
          <table:table-cell table:formula="of:=[.D720]+([.D720]*[.C721]/100)" office:value-type="float" office:value="81.8566328574363" calcext:value-type="float">
            <text:p>81.8566328574</text:p>
          </table:table-cell>
          <table:table-cell office:value-type="float" office:value="102.301284035377" calcext:value-type="float">
            <text:p>102.3012840354</text:p>
          </table:table-cell>
          <table:table-cell office:value-type="float" office:value="101.936194112305" calcext:value-type="float">
            <text:p>101.9361941123</text:p>
          </table:table-cell>
          <table:table-cell table:number-columns-repeated="3"/>
        </table:table-row>
        <table:table-row table:style-name="ro1">
          <table:table-cell office:value-type="float" office:value="0.665339762506665" calcext:value-type="float">
            <text:p>0.6653397625</text:p>
          </table:table-cell>
          <table:table-cell table:formula="of:=[.A722]-1" office:value-type="float" office:value="-0.334660237493335" calcext:value-type="float">
            <text:p>-0.3346602375</text:p>
          </table:table-cell>
          <table:table-cell table:formula="of:=[.B722]+[.$C$1]" office:value-type="float" office:value="-0.164660237493335" calcext:value-type="float">
            <text:p>-0.1646602375</text:p>
          </table:table-cell>
          <table:table-cell table:formula="of:=[.D721]+([.D721]*[.C722]/100)" office:value-type="float" office:value="81.7218475313692" calcext:value-type="float">
            <text:p>81.7218475314</text:p>
          </table:table-cell>
          <table:table-cell office:value-type="float" office:value="102.949123270873" calcext:value-type="float">
            <text:p>102.9491232709</text:p>
          </table:table-cell>
          <table:table-cell office:value-type="float" office:value="102.301284035377" calcext:value-type="float">
            <text:p>102.3012840354</text:p>
          </table:table-cell>
          <table:table-cell table:number-columns-repeated="3"/>
        </table:table-row>
        <table:table-row table:style-name="ro1">
          <table:table-cell office:value-type="float" office:value="0.69722643999718" calcext:value-type="float">
            <text:p>0.69722644</text:p>
          </table:table-cell>
          <table:table-cell table:formula="of:=[.A723]-1" office:value-type="float" office:value="-0.30277356000282" calcext:value-type="float">
            <text:p>-0.30277356</text:p>
          </table:table-cell>
          <table:table-cell table:formula="of:=[.B723]+[.$C$1]" office:value-type="float" office:value="-0.13277356000282" calcext:value-type="float">
            <text:p>-0.13277356</text:p>
          </table:table-cell>
          <table:table-cell table:formula="of:=[.D722]+([.D722]*[.C723]/100)" office:value-type="float" office:value="81.6133425251017" calcext:value-type="float">
            <text:p>81.6133425251</text:p>
          </table:table-cell>
          <table:table-cell office:value-type="float" office:value="103.883390276418" calcext:value-type="float">
            <text:p>103.8833902764</text:p>
          </table:table-cell>
          <table:table-cell office:value-type="float" office:value="102.949123270873" calcext:value-type="float">
            <text:p>102.9491232709</text:p>
          </table:table-cell>
          <table:table-cell table:number-columns-repeated="3"/>
        </table:table-row>
        <table:table-row table:style-name="ro1">
          <table:table-cell office:value-type="float" office:value="0.81015565454774" calcext:value-type="float">
            <text:p>0.8101556545</text:p>
          </table:table-cell>
          <table:table-cell table:formula="of:=[.A724]-1" office:value-type="float" office:value="-0.18984434545226" calcext:value-type="float">
            <text:p>-0.1898443455</text:p>
          </table:table-cell>
          <table:table-cell table:formula="of:=[.B724]+[.$C$1]" office:value-type="float" office:value="-0.01984434545226" calcext:value-type="float">
            <text:p>-0.0198443455</text:p>
          </table:table-cell>
          <table:table-cell table:formula="of:=[.D723]+([.D723]*[.C724]/100)" office:value-type="float" office:value="81.5971468914759" calcext:value-type="float">
            <text:p>81.5971468915</text:p>
          </table:table-cell>
          <table:table-cell office:value-type="float" office:value="103.198733288507" calcext:value-type="float">
            <text:p>103.1987332885</text:p>
          </table:table-cell>
          <table:table-cell office:value-type="float" office:value="103.883390276418" calcext:value-type="float">
            <text:p>103.8833902764</text:p>
          </table:table-cell>
          <table:table-cell table:number-columns-repeated="3"/>
        </table:table-row>
        <table:table-row table:style-name="ro1">
          <table:table-cell office:value-type="float" office:value="1.14637494902775" calcext:value-type="float">
            <text:p>1.146374949</text:p>
          </table:table-cell>
          <table:table-cell table:formula="of:=[.A725]-1" office:value-type="float" office:value="0.14637494902775" calcext:value-type="float">
            <text:p>0.146374949</text:p>
          </table:table-cell>
          <table:table-cell table:formula="of:=[.B725]+[.$C$1]" office:value-type="float" office:value="0.31637494902775" calcext:value-type="float">
            <text:p>0.316374949</text:p>
          </table:table-cell>
          <table:table-cell table:formula="of:=[.D724]+([.D724]*[.C725]/100)" office:value-type="float" office:value="81.8552998233619" calcext:value-type="float">
            <text:p>81.8552998234</text:p>
          </table:table-cell>
          <table:table-cell office:value-type="float" office:value="102.690225591312" calcext:value-type="float">
            <text:p>102.6902255913</text:p>
          </table:table-cell>
          <table:table-cell office:value-type="float" office:value="103.198733288507" calcext:value-type="float">
            <text:p>103.1987332885</text:p>
          </table:table-cell>
          <table:table-cell table:number-columns-repeated="3"/>
        </table:table-row>
        <table:table-row table:style-name="ro1">
          <table:table-cell office:value-type="float" office:value="0.487400581351637" calcext:value-type="float">
            <text:p>0.4874005814</text:p>
          </table:table-cell>
          <table:table-cell table:formula="of:=[.A726]-1" office:value-type="float" office:value="-0.512599418648363" calcext:value-type="float">
            <text:p>-0.5125994186</text:p>
          </table:table-cell>
          <table:table-cell table:formula="of:=[.B726]+[.$C$1]" office:value-type="float" office:value="-0.342599418648363" calcext:value-type="float">
            <text:p>-0.3425994186</text:p>
          </table:table-cell>
          <table:table-cell table:formula="of:=[.D725]+([.D725]*[.C726]/100)" office:value-type="float" office:value="81.5748640420342" calcext:value-type="float">
            <text:p>81.574864042</text:p>
          </table:table-cell>
          <table:table-cell office:value-type="float" office:value="101.706615813063" calcext:value-type="float">
            <text:p>101.7066158131</text:p>
          </table:table-cell>
          <table:table-cell office:value-type="float" office:value="102.690225591312" calcext:value-type="float">
            <text:p>102.6902255913</text:p>
          </table:table-cell>
          <table:table-cell table:number-columns-repeated="3"/>
        </table:table-row>
        <table:table-row table:style-name="ro1">
          <table:table-cell office:value-type="float" office:value="0.736133006616789" calcext:value-type="float">
            <text:p>0.7361330066</text:p>
          </table:table-cell>
          <table:table-cell table:formula="of:=[.A727]-1" office:value-type="float" office:value="-0.263866993383211" calcext:value-type="float">
            <text:p>-0.2638669934</text:p>
          </table:table-cell>
          <table:table-cell table:formula="of:=[.B727]+[.$C$1]" office:value-type="float" office:value="-0.0938669933832109" calcext:value-type="float">
            <text:p>-0.0938669934</text:p>
          </table:table-cell>
          <table:table-cell table:formula="of:=[.D726]+([.D726]*[.C727]/100)" office:value-type="float" office:value="81.4982921698015" calcext:value-type="float">
            <text:p>81.4982921698</text:p>
          </table:table-cell>
          <table:table-cell office:value-type="float" office:value="102.635340179727" calcext:value-type="float">
            <text:p>102.6353401797</text:p>
          </table:table-cell>
          <table:table-cell office:value-type="float" office:value="101.706615813063" calcext:value-type="float">
            <text:p>101.7066158131</text:p>
          </table:table-cell>
          <table:table-cell table:number-columns-repeated="3"/>
        </table:table-row>
        <table:table-row table:style-name="ro1">
          <table:table-cell office:value-type="float" office:value="0.629963018466895" calcext:value-type="float">
            <text:p>0.6299630185</text:p>
          </table:table-cell>
          <table:table-cell table:formula="of:=[.A728]-1" office:value-type="float" office:value="-0.370036981533105" calcext:value-type="float">
            <text:p>-0.3700369815</text:p>
          </table:table-cell>
          <table:table-cell table:formula="of:=[.B728]+[.$C$1]" office:value-type="float" office:value="-0.200036981533105" calcext:value-type="float">
            <text:p>-0.2000369815</text:p>
          </table:table-cell>
          <table:table-cell table:formula="of:=[.D727]+([.D727]*[.C728]/100)" office:value-type="float" office:value="81.335265446144" calcext:value-type="float">
            <text:p>81.3352654461</text:p>
          </table:table-cell>
          <table:table-cell office:value-type="float" office:value="103.872146881276" calcext:value-type="float">
            <text:p>103.8721468813</text:p>
          </table:table-cell>
          <table:table-cell office:value-type="float" office:value="102.635340179727" calcext:value-type="float">
            <text:p>102.6353401797</text:p>
          </table:table-cell>
          <table:table-cell table:number-columns-repeated="3"/>
        </table:table-row>
        <table:table-row table:style-name="ro1">
          <table:table-cell office:value-type="float" office:value="0.858931112778446" calcext:value-type="float">
            <text:p>0.8589311128</text:p>
          </table:table-cell>
          <table:table-cell table:formula="of:=[.A729]-1" office:value-type="float" office:value="-0.141068887221554" calcext:value-type="float">
            <text:p>-0.1410688872</text:p>
          </table:table-cell>
          <table:table-cell table:formula="of:=[.B729]+[.$C$1]" office:value-type="float" office:value="0.028931112778446" calcext:value-type="float">
            <text:p>0.0289311128</text:p>
          </table:table-cell>
          <table:table-cell table:formula="of:=[.D728]+([.D728]*[.C729]/100)" office:value-type="float" office:value="81.3587966435189" calcext:value-type="float">
            <text:p>81.3587966435</text:p>
          </table:table-cell>
          <table:table-cell office:value-type="float" office:value="104.491948370124" calcext:value-type="float">
            <text:p>104.4919483701</text:p>
          </table:table-cell>
          <table:table-cell office:value-type="float" office:value="103.872146881276" calcext:value-type="float">
            <text:p>103.8721468813</text:p>
          </table:table-cell>
          <table:table-cell table:number-columns-repeated="3"/>
        </table:table-row>
        <table:table-row table:style-name="ro1">
          <table:table-cell office:value-type="float" office:value="0.812044636500241" calcext:value-type="float">
            <text:p>0.8120446365</text:p>
          </table:table-cell>
          <table:table-cell table:formula="of:=[.A730]-1" office:value-type="float" office:value="-0.187955363499759" calcext:value-type="float">
            <text:p>-0.1879553635</text:p>
          </table:table-cell>
          <table:table-cell table:formula="of:=[.B730]+[.$C$1]" office:value-type="float" office:value="-0.0179553634997589" calcext:value-type="float">
            <text:p>-0.0179553635</text:p>
          </table:table-cell>
          <table:table-cell table:formula="of:=[.D729]+([.D729]*[.C730]/100)" office:value-type="float" office:value="81.3441883758425" calcext:value-type="float">
            <text:p>81.3441883758</text:p>
          </table:table-cell>
          <table:table-cell office:value-type="float" office:value="105.795133539218" calcext:value-type="float">
            <text:p>105.7951335392</text:p>
          </table:table-cell>
          <table:table-cell office:value-type="float" office:value="104.491948370124" calcext:value-type="float">
            <text:p>104.4919483701</text:p>
          </table:table-cell>
          <table:table-cell table:number-columns-repeated="3"/>
        </table:table-row>
        <table:table-row table:style-name="ro1">
          <table:table-cell office:value-type="float" office:value="0.819682680742703" calcext:value-type="float">
            <text:p>0.8196826807</text:p>
          </table:table-cell>
          <table:table-cell table:formula="of:=[.A731]-1" office:value-type="float" office:value="-0.180317319257297" calcext:value-type="float">
            <text:p>-0.1803173193</text:p>
          </table:table-cell>
          <table:table-cell table:formula="of:=[.B731]+[.$C$1]" office:value-type="float" office:value="-0.0103173192572969" calcext:value-type="float">
            <text:p>-0.0103173193</text:p>
          </table:table-cell>
          <table:table-cell table:formula="of:=[.D730]+([.D730]*[.C731]/100)" office:value-type="float" office:value="81.3357958362305" calcext:value-type="float">
            <text:p>81.3357958362</text:p>
          </table:table-cell>
          <table:table-cell office:value-type="float" office:value="107.230493087293" calcext:value-type="float">
            <text:p>107.2304930873</text:p>
          </table:table-cell>
          <table:table-cell office:value-type="float" office:value="105.795133539218" calcext:value-type="float">
            <text:p>105.7951335392</text:p>
          </table:table-cell>
          <table:table-cell table:number-columns-repeated="3"/>
        </table:table-row>
        <table:table-row table:style-name="ro1">
          <table:table-cell office:value-type="float" office:value="0.903580174150538" calcext:value-type="float">
            <text:p>0.9035801742</text:p>
          </table:table-cell>
          <table:table-cell table:formula="of:=[.A732]-1" office:value-type="float" office:value="-0.096419825849462" calcext:value-type="float">
            <text:p>-0.0964198258</text:p>
          </table:table-cell>
          <table:table-cell table:formula="of:=[.B732]+[.$C$1]" office:value-type="float" office:value="0.0735801741505381" calcext:value-type="float">
            <text:p>0.0735801742</text:p>
          </table:table-cell>
          <table:table-cell table:formula="of:=[.D731]+([.D731]*[.C732]/100)" office:value-type="float" office:value="81.3956428564535" calcext:value-type="float">
            <text:p>81.3956428565</text:p>
          </table:table-cell>
          <table:table-cell office:value-type="float" office:value="107.120564146741" calcext:value-type="float">
            <text:p>107.1205641467</text:p>
          </table:table-cell>
          <table:table-cell office:value-type="float" office:value="107.230493087293" calcext:value-type="float">
            <text:p>107.2304930873</text:p>
          </table:table-cell>
          <table:table-cell table:number-columns-repeated="3"/>
        </table:table-row>
        <table:table-row table:style-name="ro1">
          <table:table-cell office:value-type="float" office:value="0.539005923947091" calcext:value-type="float">
            <text:p>0.5390059239</text:p>
          </table:table-cell>
          <table:table-cell table:formula="of:=[.A733]-1" office:value-type="float" office:value="-0.460994076052909" calcext:value-type="float">
            <text:p>-0.4609940761</text:p>
          </table:table-cell>
          <table:table-cell table:formula="of:=[.B733]+[.$C$1]" office:value-type="float" office:value="-0.290994076052909" calcext:value-type="float">
            <text:p>-0.2909940761</text:p>
          </table:table-cell>
          <table:table-cell table:formula="of:=[.D732]+([.D732]*[.C733]/100)" office:value-type="float" office:value="81.1587863575761" calcext:value-type="float">
            <text:p>81.1587863576</text:p>
          </table:table-cell>
          <table:table-cell office:value-type="float" office:value="107.599070038067" calcext:value-type="float">
            <text:p>107.5990700381</text:p>
          </table:table-cell>
          <table:table-cell office:value-type="float" office:value="107.120564146741" calcext:value-type="float">
            <text:p>107.1205641467</text:p>
          </table:table-cell>
          <table:table-cell table:number-columns-repeated="3"/>
        </table:table-row>
        <table:table-row table:style-name="ro1">
          <table:table-cell office:value-type="float" office:value="0.672174831793784" calcext:value-type="float">
            <text:p>0.6721748318</text:p>
          </table:table-cell>
          <table:table-cell table:formula="of:=[.A734]-1" office:value-type="float" office:value="-0.327825168206216" calcext:value-type="float">
            <text:p>-0.3278251682</text:p>
          </table:table-cell>
          <table:table-cell table:formula="of:=[.B734]+[.$C$1]" office:value-type="float" office:value="-0.157825168206216" calcext:value-type="float">
            <text:p>-0.1578251682</text:p>
          </table:table-cell>
          <table:table-cell table:formula="of:=[.D733]+([.D733]*[.C734]/100)" office:value-type="float" office:value="81.0306973664931" calcext:value-type="float">
            <text:p>81.0306973665</text:p>
          </table:table-cell>
          <table:table-cell office:value-type="float" office:value="108.395628343233" calcext:value-type="float">
            <text:p>108.3956283432</text:p>
          </table:table-cell>
          <table:table-cell office:value-type="float" office:value="107.599070038067" calcext:value-type="float">
            <text:p>107.5990700381</text:p>
          </table:table-cell>
          <table:table-cell table:number-columns-repeated="3"/>
        </table:table-row>
        <table:table-row table:style-name="ro1">
          <table:table-cell office:value-type="float" office:value="0.919030231066236" calcext:value-type="float">
            <text:p>0.9190302311</text:p>
          </table:table-cell>
          <table:table-cell table:formula="of:=[.A735]-1" office:value-type="float" office:value="-0.080969768933764" calcext:value-type="float">
            <text:p>-0.0809697689</text:p>
          </table:table-cell>
          <table:table-cell table:formula="of:=[.B735]+[.$C$1]" office:value-type="float" office:value="0.0890302310662361" calcext:value-type="float">
            <text:p>0.0890302311</text:p>
          </table:table-cell>
          <table:table-cell table:formula="of:=[.D734]+([.D734]*[.C735]/100)" office:value-type="float" office:value="81.1028391835931" calcext:value-type="float">
            <text:p>81.1028391836</text:p>
          </table:table-cell>
          <table:table-cell office:value-type="float" office:value="107.864791981656" calcext:value-type="float">
            <text:p>107.8647919817</text:p>
          </table:table-cell>
          <table:table-cell office:value-type="float" office:value="108.395628343233" calcext:value-type="float">
            <text:p>108.3956283432</text:p>
          </table:table-cell>
          <table:table-cell table:number-columns-repeated="3"/>
        </table:table-row>
        <table:table-row table:style-name="ro1">
          <table:table-cell office:value-type="float" office:value="0.955844032908493" calcext:value-type="float">
            <text:p>0.9558440329</text:p>
          </table:table-cell>
          <table:table-cell table:formula="of:=[.A736]-1" office:value-type="float" office:value="-0.0441559670915069" calcext:value-type="float">
            <text:p>-0.0441559671</text:p>
          </table:table-cell>
          <table:table-cell table:formula="of:=[.B736]+[.$C$1]" office:value-type="float" office:value="0.125844032908493" calcext:value-type="float">
            <text:p>0.1258440329</text:p>
          </table:table-cell>
          <table:table-cell table:formula="of:=[.D735]+([.D735]*[.C736]/100)" office:value-type="float" office:value="81.204902267225" calcext:value-type="float">
            <text:p>81.2049022672</text:p>
          </table:table-cell>
          <table:table-cell office:value-type="float" office:value="106.574215067328" calcext:value-type="float">
            <text:p>106.5742150673</text:p>
          </table:table-cell>
          <table:table-cell office:value-type="float" office:value="107.864791981656" calcext:value-type="float">
            <text:p>107.8647919817</text:p>
          </table:table-cell>
          <table:table-cell table:number-columns-repeated="3"/>
        </table:table-row>
        <table:table-row table:style-name="ro1">
          <table:table-cell office:value-type="float" office:value="1.16573924981942" calcext:value-type="float">
            <text:p>1.1657392498</text:p>
          </table:table-cell>
          <table:table-cell table:formula="of:=[.A737]-1" office:value-type="float" office:value="0.16573924981942" calcext:value-type="float">
            <text:p>0.1657392498</text:p>
          </table:table-cell>
          <table:table-cell table:formula="of:=[.B737]+[.$C$1]" office:value-type="float" office:value="0.33573924981942" calcext:value-type="float">
            <text:p>0.3357392498</text:p>
          </table:table-cell>
          <table:table-cell table:formula="of:=[.D736]+([.D736]*[.C737]/100)" office:value-type="float" office:value="81.4775389969136" calcext:value-type="float">
            <text:p>81.4775389969</text:p>
          </table:table-cell>
          <table:table-cell office:value-type="float" office:value="106.072440090725" calcext:value-type="float">
            <text:p>106.0724400907</text:p>
          </table:table-cell>
          <table:table-cell office:value-type="float" office:value="106.574215067328" calcext:value-type="float">
            <text:p>106.5742150673</text:p>
          </table:table-cell>
          <table:table-cell table:number-columns-repeated="3"/>
        </table:table-row>
        <table:table-row table:style-name="ro1">
          <table:table-cell office:value-type="float" office:value="0.738270379995537" calcext:value-type="float">
            <text:p>0.73827038</text:p>
          </table:table-cell>
          <table:table-cell table:formula="of:=[.A738]-1" office:value-type="float" office:value="-0.261729620004463" calcext:value-type="float">
            <text:p>-0.26172962</text:p>
          </table:table-cell>
          <table:table-cell table:formula="of:=[.B738]+[.$C$1]" office:value-type="float" office:value="-0.091729620004463" calcext:value-type="float">
            <text:p>-0.09172962</text:p>
          </table:table-cell>
          <table:table-cell table:formula="of:=[.D737]+([.D737]*[.C738]/100)" office:value-type="float" office:value="81.4027999600027" calcext:value-type="float">
            <text:p>81.40279996</text:p>
          </table:table-cell>
          <table:table-cell office:value-type="float" office:value="106.453633613747" calcext:value-type="float">
            <text:p>106.4536336137</text:p>
          </table:table-cell>
          <table:table-cell office:value-type="float" office:value="106.072440090725" calcext:value-type="float">
            <text:p>106.0724400907</text:p>
          </table:table-cell>
          <table:table-cell table:number-columns-repeated="3"/>
        </table:table-row>
        <table:table-row table:style-name="ro1">
          <table:table-cell office:value-type="float" office:value="0.679115988295552" calcext:value-type="float">
            <text:p>0.6791159883</text:p>
          </table:table-cell>
          <table:table-cell table:formula="of:=[.A739]-1" office:value-type="float" office:value="-0.320884011704448" calcext:value-type="float">
            <text:p>-0.3208840117</text:p>
          </table:table-cell>
          <table:table-cell table:formula="of:=[.B739]+[.$C$1]" office:value-type="float" office:value="-0.150884011704448" calcext:value-type="float">
            <text:p>-0.1508840117</text:p>
          </table:table-cell>
          <table:table-cell table:formula="of:=[.D738]+([.D738]*[.C739]/100)" office:value-type="float" office:value="81.2799761497833" calcext:value-type="float">
            <text:p>81.2799761498</text:p>
          </table:table-cell>
          <table:table-cell office:value-type="float" office:value="105.989267263152" calcext:value-type="float">
            <text:p>105.9892672632</text:p>
          </table:table-cell>
          <table:table-cell office:value-type="float" office:value="106.453633613747" calcext:value-type="float">
            <text:p>106.4536336137</text:p>
          </table:table-cell>
          <table:table-cell table:number-columns-repeated="3"/>
        </table:table-row>
        <table:table-row table:style-name="ro1">
          <table:table-cell office:value-type="float" office:value="0.895815349951821" calcext:value-type="float">
            <text:p>0.89581535</text:p>
          </table:table-cell>
          <table:table-cell table:formula="of:=[.A740]-1" office:value-type="float" office:value="-0.104184650048179" calcext:value-type="float">
            <text:p>-0.10418465</text:p>
          </table:table-cell>
          <table:table-cell table:formula="of:=[.B740]+[.$C$1]" office:value-type="float" office:value="0.0658153499518211" calcext:value-type="float">
            <text:p>0.06581535</text:p>
          </table:table-cell>
          <table:table-cell table:formula="of:=[.D739]+([.D739]*[.C740]/100)" office:value-type="float" office:value="81.3334708505271" calcext:value-type="float">
            <text:p>81.3334708505</text:p>
          </table:table-cell>
          <table:table-cell office:value-type="float" office:value="106.352393127003" calcext:value-type="float">
            <text:p>106.352393127</text:p>
          </table:table-cell>
          <table:table-cell office:value-type="float" office:value="105.989267263152" calcext:value-type="float">
            <text:p>105.9892672632</text:p>
          </table:table-cell>
          <table:table-cell table:number-columns-repeated="3"/>
        </table:table-row>
        <table:table-row table:style-name="ro1">
          <table:table-cell office:value-type="float" office:value="1.3078866494738" calcext:value-type="float">
            <text:p>1.3078866495</text:p>
          </table:table-cell>
          <table:table-cell table:formula="of:=[.A741]-1" office:value-type="float" office:value="0.3078866494738" calcext:value-type="float">
            <text:p>0.3078866495</text:p>
          </table:table-cell>
          <table:table-cell table:formula="of:=[.B741]+[.$C$1]" office:value-type="float" office:value="0.4778866494738" calcext:value-type="float">
            <text:p>0.4778866495</text:p>
          </table:table-cell>
          <table:table-cell table:formula="of:=[.D740]+([.D740]*[.C741]/100)" office:value-type="float" office:value="81.7221526492754" calcext:value-type="float">
            <text:p>81.7221526493</text:p>
          </table:table-cell>
          <table:table-cell office:value-type="float" office:value="105.546463933956" calcext:value-type="float">
            <text:p>105.546463934</text:p>
          </table:table-cell>
          <table:table-cell office:value-type="float" office:value="106.352393127003" calcext:value-type="float">
            <text:p>106.352393127</text:p>
          </table:table-cell>
          <table:table-cell table:number-columns-repeated="3"/>
        </table:table-row>
        <table:table-row table:style-name="ro1">
          <table:table-cell office:value-type="float" office:value="0.629906450560209" calcext:value-type="float">
            <text:p>0.6299064506</text:p>
          </table:table-cell>
          <table:table-cell table:formula="of:=[.A742]-1" office:value-type="float" office:value="-0.370093549439791" calcext:value-type="float">
            <text:p>-0.3700935494</text:p>
          </table:table-cell>
          <table:table-cell table:formula="of:=[.B742]+[.$C$1]" office:value-type="float" office:value="-0.200093549439791" calcext:value-type="float">
            <text:p>-0.2000935494</text:p>
          </table:table-cell>
          <table:table-cell table:formula="of:=[.D741]+([.D741]*[.C742]/100)" office:value-type="float" office:value="81.5586318933609" calcext:value-type="float">
            <text:p>81.5586318934</text:p>
          </table:table-cell>
          <table:table-cell office:value-type="float" office:value="107.270123767864" calcext:value-type="float">
            <text:p>107.2701237679</text:p>
          </table:table-cell>
          <table:table-cell office:value-type="float" office:value="105.546463933956" calcext:value-type="float">
            <text:p>105.546463934</text:p>
          </table:table-cell>
          <table:table-cell table:number-columns-repeated="3"/>
        </table:table-row>
        <table:table-row table:style-name="ro1">
          <table:table-cell office:value-type="float" office:value="0.78428910954608" calcext:value-type="float">
            <text:p>0.7842891095</text:p>
          </table:table-cell>
          <table:table-cell table:formula="of:=[.A743]-1" office:value-type="float" office:value="-0.21571089045392" calcext:value-type="float">
            <text:p>-0.2157108905</text:p>
          </table:table-cell>
          <table:table-cell table:formula="of:=[.B743]+[.$C$1]" office:value-type="float" office:value="-0.04571089045392" calcext:value-type="float">
            <text:p>-0.0457108905</text:p>
          </table:table-cell>
          <table:table-cell table:formula="of:=[.D742]+([.D742]*[.C743]/100)" office:value-type="float" office:value="81.5213507164804" calcext:value-type="float">
            <text:p>81.5213507165</text:p>
          </table:table-cell>
          <table:table-cell office:value-type="float" office:value="107.137949380361" calcext:value-type="float">
            <text:p>107.1379493804</text:p>
          </table:table-cell>
          <table:table-cell office:value-type="float" office:value="107.270123767864" calcext:value-type="float">
            <text:p>107.2701237679</text:p>
          </table:table-cell>
          <table:table-cell table:number-columns-repeated="3"/>
        </table:table-row>
        <table:table-row table:style-name="ro1">
          <table:table-cell office:value-type="float" office:value="0.865310803628931" calcext:value-type="float">
            <text:p>0.8653108036</text:p>
          </table:table-cell>
          <table:table-cell table:formula="of:=[.A744]-1" office:value-type="float" office:value="-0.134689196371069" calcext:value-type="float">
            <text:p>-0.1346891964</text:p>
          </table:table-cell>
          <table:table-cell table:formula="of:=[.B744]+[.$C$1]" office:value-type="float" office:value="0.0353108036289311" calcext:value-type="float">
            <text:p>0.0353108036</text:p>
          </table:table-cell>
          <table:table-cell table:formula="of:=[.D743]+([.D743]*[.C744]/100)" office:value-type="float" office:value="81.5501365605475" calcext:value-type="float">
            <text:p>81.5501365605</text:p>
          </table:table-cell>
          <table:table-cell office:value-type="float" office:value="108.437555969795" calcext:value-type="float">
            <text:p>108.4375559698</text:p>
          </table:table-cell>
          <table:table-cell office:value-type="float" office:value="107.137949380361" calcext:value-type="float">
            <text:p>107.1379493804</text:p>
          </table:table-cell>
          <table:table-cell table:number-columns-repeated="3"/>
        </table:table-row>
        <table:table-row table:style-name="ro1">
          <table:table-cell office:value-type="float" office:value="0.840064397273179" calcext:value-type="float">
            <text:p>0.8400643973</text:p>
          </table:table-cell>
          <table:table-cell table:formula="of:=[.A745]-1" office:value-type="float" office:value="-0.159935602726821" calcext:value-type="float">
            <text:p>-0.1599356027</text:p>
          </table:table-cell>
          <table:table-cell table:formula="of:=[.B745]+[.$C$1]" office:value-type="float" office:value="0.0100643972731791" calcext:value-type="float">
            <text:p>0.0100643973</text:p>
          </table:table-cell>
          <table:table-cell table:formula="of:=[.D744]+([.D744]*[.C745]/100)" office:value-type="float" office:value="81.5583440902678" calcext:value-type="float">
            <text:p>81.5583440903</text:p>
          </table:table-cell>
          <table:table-cell office:value-type="float" office:value="108.068979019021" calcext:value-type="float">
            <text:p>108.068979019</text:p>
          </table:table-cell>
          <table:table-cell office:value-type="float" office:value="108.437555969795" calcext:value-type="float">
            <text:p>108.4375559698</text:p>
          </table:table-cell>
          <table:table-cell table:number-columns-repeated="3"/>
        </table:table-row>
        <table:table-row table:style-name="ro1">
          <table:table-cell office:value-type="float" office:value="0.824059566339008" calcext:value-type="float">
            <text:p>0.8240595663</text:p>
          </table:table-cell>
          <table:table-cell table:formula="of:=[.A746]-1" office:value-type="float" office:value="-0.175940433660992" calcext:value-type="float">
            <text:p>-0.1759404337</text:p>
          </table:table-cell>
          <table:table-cell table:formula="of:=[.B746]+[.$C$1]" office:value-type="float" office:value="-0.00594043366099198" calcext:value-type="float">
            <text:p>-0.0059404337</text:p>
          </table:table-cell>
          <table:table-cell table:formula="of:=[.D745]+([.D745]*[.C746]/100)" office:value-type="float" office:value="81.5534991709421" calcext:value-type="float">
            <text:p>81.5534991709</text:p>
          </table:table-cell>
          <table:table-cell office:value-type="float" office:value="107.315971186862" calcext:value-type="float">
            <text:p>107.3159711869</text:p>
          </table:table-cell>
          <table:table-cell office:value-type="float" office:value="108.068979019021" calcext:value-type="float">
            <text:p>108.068979019</text:p>
          </table:table-cell>
          <table:table-cell table:number-columns-repeated="3"/>
        </table:table-row>
        <table:table-row table:style-name="ro1">
          <table:table-cell office:value-type="float" office:value="0.717085966801994" calcext:value-type="float">
            <text:p>0.7170859668</text:p>
          </table:table-cell>
          <table:table-cell table:formula="of:=[.A747]-1" office:value-type="float" office:value="-0.282914033198006" calcext:value-type="float">
            <text:p>-0.2829140332</text:p>
          </table:table-cell>
          <table:table-cell table:formula="of:=[.B747]+[.$C$1]" office:value-type="float" office:value="-0.112914033198006" calcext:value-type="float">
            <text:p>-0.1129140332</text:p>
          </table:table-cell>
          <table:table-cell table:formula="of:=[.D746]+([.D746]*[.C747]/100)" office:value-type="float" office:value="81.4614138258141" calcext:value-type="float">
            <text:p>81.4614138258</text:p>
          </table:table-cell>
          <table:table-cell office:value-type="float" office:value="106.536207233202" calcext:value-type="float">
            <text:p>106.5362072332</text:p>
          </table:table-cell>
          <table:table-cell office:value-type="float" office:value="107.315971186862" calcext:value-type="float">
            <text:p>107.3159711869</text:p>
          </table:table-cell>
          <table:table-cell table:number-columns-repeated="3"/>
        </table:table-row>
        <table:table-row table:style-name="ro1">
          <table:table-cell office:value-type="float" office:value="1.22886413142499" calcext:value-type="float">
            <text:p>1.2288641314</text:p>
          </table:table-cell>
          <table:table-cell table:formula="of:=[.A748]-1" office:value-type="float" office:value="0.22886413142499" calcext:value-type="float">
            <text:p>0.2288641314</text:p>
          </table:table-cell>
          <table:table-cell table:formula="of:=[.B748]+[.$C$1]" office:value-type="float" office:value="0.39886413142499" calcext:value-type="float">
            <text:p>0.3988641314</text:p>
          </table:table-cell>
          <table:table-cell table:formula="of:=[.D747]+([.D747]*[.C748]/100)" office:value-type="float" office:value="81.786334186517" calcext:value-type="float">
            <text:p>81.7863341865</text:p>
          </table:table-cell>
          <table:table-cell office:value-type="float" office:value="104.842457661727" calcext:value-type="float">
            <text:p>104.8424576617</text:p>
          </table:table-cell>
          <table:table-cell office:value-type="float" office:value="106.536207233202" calcext:value-type="float">
            <text:p>106.5362072332</text:p>
          </table:table-cell>
          <table:table-cell table:number-columns-repeated="3"/>
        </table:table-row>
        <table:table-row table:style-name="ro1">
          <table:table-cell office:value-type="float" office:value="0.613606836305967" calcext:value-type="float">
            <text:p>0.6136068363</text:p>
          </table:table-cell>
          <table:table-cell table:formula="of:=[.A749]-1" office:value-type="float" office:value="-0.386393163694033" calcext:value-type="float">
            <text:p>-0.3863931637</text:p>
          </table:table-cell>
          <table:table-cell table:formula="of:=[.B749]+[.$C$1]" office:value-type="float" office:value="-0.216393163694033" calcext:value-type="float">
            <text:p>-0.2163931637</text:p>
          </table:table-cell>
          <table:table-cell table:formula="of:=[.D748]+([.D748]*[.C749]/100)" office:value-type="float" office:value="81.6093541505014" calcext:value-type="float">
            <text:p>81.6093541505</text:p>
          </table:table-cell>
          <table:table-cell office:value-type="float" office:value="104.310347992485" calcext:value-type="float">
            <text:p>104.3103479925</text:p>
          </table:table-cell>
          <table:table-cell office:value-type="float" office:value="104.842457661727" calcext:value-type="float">
            <text:p>104.8424576617</text:p>
          </table:table-cell>
          <table:table-cell table:number-columns-repeated="3"/>
        </table:table-row>
        <table:table-row table:style-name="ro1">
          <table:table-cell office:value-type="float" office:value="0.771657506844368" calcext:value-type="float">
            <text:p>0.7716575068</text:p>
          </table:table-cell>
          <table:table-cell table:formula="of:=[.A750]-1" office:value-type="float" office:value="-0.228342493155632" calcext:value-type="float">
            <text:p>-0.2283424932</text:p>
          </table:table-cell>
          <table:table-cell table:formula="of:=[.B750]+[.$C$1]" office:value-type="float" office:value="-0.0583424931556319" calcext:value-type="float">
            <text:p>-0.0583424932</text:p>
          </table:table-cell>
          <table:table-cell table:formula="of:=[.D749]+([.D749]*[.C750]/100)" office:value-type="float" office:value="81.5617412186418" calcext:value-type="float">
            <text:p>81.5617412186</text:p>
          </table:table-cell>
          <table:table-cell office:value-type="float" office:value="103.484819837258" calcext:value-type="float">
            <text:p>103.4848198373</text:p>
          </table:table-cell>
          <table:table-cell office:value-type="float" office:value="104.310347992485" calcext:value-type="float">
            <text:p>104.3103479925</text:p>
          </table:table-cell>
          <table:table-cell table:number-columns-repeated="3"/>
        </table:table-row>
        <table:table-row table:style-name="ro1">
          <table:table-cell office:value-type="float" office:value="0.744944729177886" calcext:value-type="float">
            <text:p>0.7449447292</text:p>
          </table:table-cell>
          <table:table-cell table:formula="of:=[.A751]-1" office:value-type="float" office:value="-0.255055270822114" calcext:value-type="float">
            <text:p>-0.2550552708</text:p>
          </table:table-cell>
          <table:table-cell table:formula="of:=[.B751]+[.$C$1]" office:value-type="float" office:value="-0.085055270822114" calcext:value-type="float">
            <text:p>-0.0850552708</text:p>
          </table:table-cell>
          <table:table-cell table:formula="of:=[.D750]+([.D750]*[.C751]/100)" office:value-type="float" office:value="81.492368658761" calcext:value-type="float">
            <text:p>81.4923686588</text:p>
          </table:table-cell>
          <table:table-cell office:value-type="float" office:value="103.393208225216" calcext:value-type="float">
            <text:p>103.3932082252</text:p>
          </table:table-cell>
          <table:table-cell office:value-type="float" office:value="103.484819837258" calcext:value-type="float">
            <text:p>103.4848198373</text:p>
          </table:table-cell>
          <table:table-cell table:number-columns-repeated="3"/>
        </table:table-row>
        <table:table-row table:style-name="ro1">
          <table:table-cell office:value-type="float" office:value="0.990429176739444" calcext:value-type="float">
            <text:p>0.9904291767</text:p>
          </table:table-cell>
          <table:table-cell table:formula="of:=[.A752]-1" office:value-type="float" office:value="-0.00957082326055592" calcext:value-type="float">
            <text:p>-0.0095708233</text:p>
          </table:table-cell>
          <table:table-cell table:formula="of:=[.B752]+[.$C$1]" office:value-type="float" office:value="0.160429176739444" calcext:value-type="float">
            <text:p>0.1604291767</text:p>
          </table:table-cell>
          <table:table-cell table:formula="of:=[.D751]+([.D751]*[.C752]/100)" office:value-type="float" office:value="81.6231061949057" calcext:value-type="float">
            <text:p>81.6231061949</text:p>
          </table:table-cell>
          <table:table-cell office:value-type="float" office:value="101.127460317107" calcext:value-type="float">
            <text:p>101.1274603171</text:p>
          </table:table-cell>
          <table:table-cell office:value-type="float" office:value="103.393208225216" calcext:value-type="float">
            <text:p>103.3932082252</text:p>
          </table:table-cell>
          <table:table-cell table:number-columns-repeated="3"/>
        </table:table-row>
        <table:table-row table:style-name="ro1">
          <table:table-cell office:value-type="float" office:value="0.87042487756707" calcext:value-type="float">
            <text:p>0.8704248776</text:p>
          </table:table-cell>
          <table:table-cell table:formula="of:=[.A753]-1" office:value-type="float" office:value="-0.12957512243293" calcext:value-type="float">
            <text:p>-0.1295751224</text:p>
          </table:table-cell>
          <table:table-cell table:formula="of:=[.B753]+[.$C$1]" office:value-type="float" office:value="0.04042487756707" calcext:value-type="float">
            <text:p>0.0404248776</text:p>
          </table:table-cell>
          <table:table-cell table:formula="of:=[.D752]+([.D752]*[.C753]/100)" office:value-type="float" office:value="81.6561022356515" calcext:value-type="float">
            <text:p>81.6561022357</text:p>
          </table:table-cell>
          <table:table-cell office:value-type="float" office:value="101.381589335295" calcext:value-type="float">
            <text:p>101.3815893353</text:p>
          </table:table-cell>
          <table:table-cell office:value-type="float" office:value="101.127460317107" calcext:value-type="float">
            <text:p>101.1274603171</text:p>
          </table:table-cell>
          <table:table-cell table:number-columns-repeated="3"/>
        </table:table-row>
        <table:table-row table:style-name="ro1">
          <table:table-cell office:value-type="float" office:value="1.01617187891713" calcext:value-type="float">
            <text:p>1.0161718789</text:p>
          </table:table-cell>
          <table:table-cell table:formula="of:=[.A754]-1" office:value-type="float" office:value="0.0161718789171299" calcext:value-type="float">
            <text:p>0.0161718789</text:p>
          </table:table-cell>
          <table:table-cell table:formula="of:=[.B754]+[.$C$1]" office:value-type="float" office:value="0.18617187891713" calcext:value-type="float">
            <text:p>0.1861718789</text:p>
          </table:table-cell>
          <table:table-cell table:formula="of:=[.D753]+([.D753]*[.C754]/100)" office:value-type="float" office:value="81.8081229354341" calcext:value-type="float">
            <text:p>81.8081229354</text:p>
          </table:table-cell>
          <table:table-cell office:value-type="float" office:value="97.0118369477146" calcext:value-type="float">
            <text:p>97.0118369477</text:p>
          </table:table-cell>
          <table:table-cell office:value-type="float" office:value="101.381589335295" calcext:value-type="float">
            <text:p>101.3815893353</text:p>
          </table:table-cell>
          <table:table-cell table:number-columns-repeated="3"/>
        </table:table-row>
        <table:table-row table:style-name="ro1">
          <table:table-cell office:value-type="float" office:value="1.07810333079477" calcext:value-type="float">
            <text:p>1.0781033308</text:p>
          </table:table-cell>
          <table:table-cell table:formula="of:=[.A755]-1" office:value-type="float" office:value="0.0781033307947701" calcext:value-type="float">
            <text:p>0.0781033308</text:p>
          </table:table-cell>
          <table:table-cell table:formula="of:=[.B755]+[.$C$1]" office:value-type="float" office:value="0.24810333079477" calcext:value-type="float">
            <text:p>0.2481033308</text:p>
          </table:table-cell>
          <table:table-cell table:formula="of:=[.D754]+([.D754]*[.C755]/100)" office:value-type="float" office:value="82.0110916132976" calcext:value-type="float">
            <text:p>82.0110916133</text:p>
          </table:table-cell>
          <table:table-cell office:value-type="float" office:value="97.5310887013734" calcext:value-type="float">
            <text:p>97.5310887014</text:p>
          </table:table-cell>
          <table:table-cell office:value-type="float" office:value="97.0118369477146" calcext:value-type="float">
            <text:p>97.0118369477</text:p>
          </table:table-cell>
          <table:table-cell table:number-columns-repeated="3"/>
        </table:table-row>
        <table:table-row table:style-name="ro1">
          <table:table-cell office:value-type="float" office:value="0.705506143220193" calcext:value-type="float">
            <text:p>0.7055061432</text:p>
          </table:table-cell>
          <table:table-cell table:formula="of:=[.A756]-1" office:value-type="float" office:value="-0.294493856779807" calcext:value-type="float">
            <text:p>-0.2944938568</text:p>
          </table:table-cell>
          <table:table-cell table:formula="of:=[.B756]+[.$C$1]" office:value-type="float" office:value="-0.124493856779807" calcext:value-type="float">
            <text:p>-0.1244938568</text:p>
          </table:table-cell>
          <table:table-cell table:formula="of:=[.D755]+([.D755]*[.C756]/100)" office:value-type="float" office:value="81.908992842361" calcext:value-type="float">
            <text:p>81.9089928424</text:p>
          </table:table-cell>
          <table:table-cell office:value-type="float" office:value="92.1216510337237" calcext:value-type="float">
            <text:p>92.1216510337</text:p>
          </table:table-cell>
          <table:table-cell office:value-type="float" office:value="97.5310887013734" calcext:value-type="float">
            <text:p>97.5310887014</text:p>
          </table:table-cell>
          <table:table-cell table:number-columns-repeated="3"/>
        </table:table-row>
        <table:table-row table:style-name="ro1">
          <table:table-cell office:value-type="float" office:value="1.30311239537595" calcext:value-type="float">
            <text:p>1.3031123954</text:p>
          </table:table-cell>
          <table:table-cell table:formula="of:=[.A757]-1" office:value-type="float" office:value="0.30311239537595" calcext:value-type="float">
            <text:p>0.3031123954</text:p>
          </table:table-cell>
          <table:table-cell table:formula="of:=[.B757]+[.$C$1]" office:value-type="float" office:value="0.47311239537595" calcext:value-type="float">
            <text:p>0.4731123954</text:p>
          </table:table-cell>
          <table:table-cell table:formula="of:=[.D756]+([.D756]*[.C757]/100)" office:value-type="float" office:value="82.2965144404258" calcext:value-type="float">
            <text:p>82.2965144404</text:p>
          </table:table-cell>
          <table:table-cell office:value-type="float" office:value="95.7854330898548" calcext:value-type="float">
            <text:p>95.7854330899</text:p>
          </table:table-cell>
          <table:table-cell office:value-type="float" office:value="92.1216510337237" calcext:value-type="float">
            <text:p>92.1216510337</text:p>
          </table:table-cell>
          <table:table-cell table:number-columns-repeated="3"/>
        </table:table-row>
        <table:table-row table:style-name="ro1">
          <table:table-cell office:value-type="float" office:value="0.699690884922991" calcext:value-type="float">
            <text:p>0.6996908849</text:p>
          </table:table-cell>
          <table:table-cell table:formula="of:=[.A758]-1" office:value-type="float" office:value="-0.300309115077009" calcext:value-type="float">
            <text:p>-0.3003091151</text:p>
          </table:table-cell>
          <table:table-cell table:formula="of:=[.B758]+[.$C$1]" office:value-type="float" office:value="-0.130309115077009" calcext:value-type="float">
            <text:p>-0.1303091151</text:p>
          </table:table-cell>
          <table:table-cell table:formula="of:=[.D757]+([.D757]*[.C758]/100)" office:value-type="float" office:value="82.1892745807192" calcext:value-type="float">
            <text:p>82.1892745807</text:p>
          </table:table-cell>
          <table:table-cell office:value-type="float" office:value="91.3554440732059" calcext:value-type="float">
            <text:p>91.3554440732</text:p>
          </table:table-cell>
          <table:table-cell office:value-type="float" office:value="95.7854330898548" calcext:value-type="float">
            <text:p>95.7854330899</text:p>
          </table:table-cell>
          <table:table-cell table:number-columns-repeated="3"/>
        </table:table-row>
        <table:table-row table:style-name="ro1">
          <table:table-cell office:value-type="float" office:value="0.628567079424133" calcext:value-type="float">
            <text:p>0.6285670794</text:p>
          </table:table-cell>
          <table:table-cell table:formula="of:=[.A759]-1" office:value-type="float" office:value="-0.371432920575867" calcext:value-type="float">
            <text:p>-0.3714329206</text:p>
          </table:table-cell>
          <table:table-cell table:formula="of:=[.B759]+[.$C$1]" office:value-type="float" office:value="-0.201432920575867" calcext:value-type="float">
            <text:p>-0.2014329206</text:p>
          </table:table-cell>
          <table:table-cell table:formula="of:=[.D758]+([.D758]*[.C759]/100)" office:value-type="float" office:value="82.0237183245312" calcext:value-type="float">
            <text:p>82.0237183245</text:p>
          </table:table-cell>
          <table:table-cell office:value-type="float" office:value="94.9634002968574" calcext:value-type="float">
            <text:p>94.9634002969</text:p>
          </table:table-cell>
          <table:table-cell office:value-type="float" office:value="91.3554440732059" calcext:value-type="float">
            <text:p>91.3554440732</text:p>
          </table:table-cell>
          <table:table-cell table:number-columns-repeated="3"/>
        </table:table-row>
        <table:table-row table:style-name="ro1">
          <table:table-cell office:value-type="float" office:value="0.623076780148914" calcext:value-type="float">
            <text:p>0.6230767801</text:p>
          </table:table-cell>
          <table:table-cell table:formula="of:=[.A760]-1" office:value-type="float" office:value="-0.376923219851086" calcext:value-type="float">
            <text:p>-0.3769232199</text:p>
          </table:table-cell>
          <table:table-cell table:formula="of:=[.B760]+[.$C$1]" office:value-type="float" office:value="-0.206923219851086" calcext:value-type="float">
            <text:p>-0.2069232199</text:p>
          </table:table-cell>
          <table:table-cell table:formula="of:=[.D759]+([.D759]*[.C760]/100)" office:value-type="float" office:value="81.8539922055325" calcext:value-type="float">
            <text:p>81.8539922055</text:p>
          </table:table-cell>
          <table:table-cell office:value-type="float" office:value="96.0347018947134" calcext:value-type="float">
            <text:p>96.0347018947</text:p>
          </table:table-cell>
          <table:table-cell office:value-type="float" office:value="94.9634002968574" calcext:value-type="float">
            <text:p>94.9634002969</text:p>
          </table:table-cell>
          <table:table-cell table:number-columns-repeated="3"/>
        </table:table-row>
        <table:table-row table:style-name="ro1">
          <table:table-cell office:value-type="float" office:value="0.827092135521371" calcext:value-type="float">
            <text:p>0.8270921355</text:p>
          </table:table-cell>
          <table:table-cell table:formula="of:=[.A761]-1" office:value-type="float" office:value="-0.172907864478629" calcext:value-type="float">
            <text:p>-0.1729078645</text:p>
          </table:table-cell>
          <table:table-cell table:formula="of:=[.B761]+[.$C$1]" office:value-type="float" office:value="-0.00290786447862892" calcext:value-type="float">
            <text:p>-0.0029078645</text:p>
          </table:table-cell>
          <table:table-cell table:formula="of:=[.D760]+([.D760]*[.C761]/100)" office:value-type="float" office:value="81.8516120023688" calcext:value-type="float">
            <text:p>81.8516120024</text:p>
          </table:table-cell>
          <table:table-cell office:value-type="float" office:value="97.85739681281" calcext:value-type="float">
            <text:p>97.8573968128</text:p>
          </table:table-cell>
          <table:table-cell office:value-type="float" office:value="96.0347018947134" calcext:value-type="float">
            <text:p>96.0347018947</text:p>
          </table:table-cell>
          <table:table-cell table:number-columns-repeated="3"/>
        </table:table-row>
        <table:table-row table:style-name="ro1">
          <table:table-cell office:value-type="float" office:value="1.17851051167862" calcext:value-type="float">
            <text:p>1.1785105117</text:p>
          </table:table-cell>
          <table:table-cell table:formula="of:=[.A762]-1" office:value-type="float" office:value="0.17851051167862" calcext:value-type="float">
            <text:p>0.1785105117</text:p>
          </table:table-cell>
          <table:table-cell table:formula="of:=[.B762]+[.$C$1]" office:value-type="float" office:value="0.34851051167862" calcext:value-type="float">
            <text:p>0.3485105117</text:p>
          </table:table-cell>
          <table:table-cell table:formula="of:=[.D761]+([.D761]*[.C762]/100)" office:value-type="float" office:value="82.1368734741754" calcext:value-type="float">
            <text:p>82.1368734742</text:p>
          </table:table-cell>
          <table:table-cell office:value-type="float" office:value="97.2014516796156" calcext:value-type="float">
            <text:p>97.2014516796</text:p>
          </table:table-cell>
          <table:table-cell office:value-type="float" office:value="97.85739681281" calcext:value-type="float">
            <text:p>97.8573968128</text:p>
          </table:table-cell>
          <table:table-cell table:number-columns-repeated="3"/>
        </table:table-row>
        <table:table-row table:style-name="ro1">
          <table:table-cell office:value-type="float" office:value="0.779024053953764" calcext:value-type="float">
            <text:p>0.779024054</text:p>
          </table:table-cell>
          <table:table-cell table:formula="of:=[.A763]-1" office:value-type="float" office:value="-0.220975946046236" calcext:value-type="float">
            <text:p>-0.220975946</text:p>
          </table:table-cell>
          <table:table-cell table:formula="of:=[.B763]+[.$C$1]" office:value-type="float" office:value="-0.0509759460462359" calcext:value-type="float">
            <text:p>-0.050975946</text:p>
          </table:table-cell>
          <table:table-cell table:formula="of:=[.D762]+([.D762]*[.C763]/100)" office:value-type="float" office:value="82.0950034258692" calcext:value-type="float">
            <text:p>82.0950034259</text:p>
          </table:table-cell>
          <table:table-cell office:value-type="float" office:value="97.2379282107328" calcext:value-type="float">
            <text:p>97.2379282107</text:p>
          </table:table-cell>
          <table:table-cell office:value-type="float" office:value="97.2014516796156" calcext:value-type="float">
            <text:p>97.2014516796</text:p>
          </table:table-cell>
          <table:table-cell table:number-columns-repeated="3"/>
        </table:table-row>
        <table:table-row table:style-name="ro1">
          <table:table-cell office:value-type="float" office:value="0.570108213566091" calcext:value-type="float">
            <text:p>0.5701082136</text:p>
          </table:table-cell>
          <table:table-cell table:formula="of:=[.A764]-1" office:value-type="float" office:value="-0.429891786433909" calcext:value-type="float">
            <text:p>-0.4298917864</text:p>
          </table:table-cell>
          <table:table-cell table:formula="of:=[.B764]+[.$C$1]" office:value-type="float" office:value="-0.259891786433909" calcext:value-type="float">
            <text:p>-0.2598917864</text:p>
          </table:table-cell>
          <table:table-cell table:formula="of:=[.D763]+([.D763]*[.C764]/100)" office:value-type="float" office:value="81.8816452548927" calcext:value-type="float">
            <text:p>81.8816452549</text:p>
          </table:table-cell>
          <table:table-cell office:value-type="float" office:value="93.6618379742079" calcext:value-type="float">
            <text:p>93.6618379742</text:p>
          </table:table-cell>
          <table:table-cell office:value-type="float" office:value="97.2379282107328" calcext:value-type="float">
            <text:p>97.2379282107</text:p>
          </table:table-cell>
          <table:table-cell table:number-columns-repeated="3"/>
        </table:table-row>
        <table:table-row table:style-name="ro1">
          <table:table-cell office:value-type="float" office:value="0.891055197981314" calcext:value-type="float">
            <text:p>0.891055198</text:p>
          </table:table-cell>
          <table:table-cell table:formula="of:=[.A765]-1" office:value-type="float" office:value="-0.108944802018686" calcext:value-type="float">
            <text:p>-0.108944802</text:p>
          </table:table-cell>
          <table:table-cell table:formula="of:=[.B765]+[.$C$1]" office:value-type="float" office:value="0.0610551979813141" calcext:value-type="float">
            <text:p>0.061055198</text:p>
          </table:table-cell>
          <table:table-cell table:formula="of:=[.D764]+([.D764]*[.C765]/100)" office:value-type="float" office:value="81.9316382555134" calcext:value-type="float">
            <text:p>81.9316382555</text:p>
          </table:table-cell>
          <table:table-cell office:value-type="float" office:value="92.1881293792315" calcext:value-type="float">
            <text:p>92.1881293792</text:p>
          </table:table-cell>
          <table:table-cell office:value-type="float" office:value="93.6618379742079" calcext:value-type="float">
            <text:p>93.6618379742</text:p>
          </table:table-cell>
          <table:table-cell table:number-columns-repeated="3"/>
        </table:table-row>
        <table:table-row table:style-name="ro1">
          <table:table-cell office:value-type="float" office:value="0.687828749410699" calcext:value-type="float">
            <text:p>0.6878287494</text:p>
          </table:table-cell>
          <table:table-cell table:formula="of:=[.A766]-1" office:value-type="float" office:value="-0.312171250589301" calcext:value-type="float">
            <text:p>-0.3121712506</text:p>
          </table:table-cell>
          <table:table-cell table:formula="of:=[.B766]+[.$C$1]" office:value-type="float" office:value="-0.142171250589301" calcext:value-type="float">
            <text:p>-0.1421712506</text:p>
          </table:table-cell>
          <table:table-cell table:formula="of:=[.D765]+([.D765]*[.C766]/100)" office:value-type="float" office:value="81.8151550207773" calcext:value-type="float">
            <text:p>81.8151550208</text:p>
          </table:table-cell>
          <table:table-cell office:value-type="float" office:value="92.5034437648646" calcext:value-type="float">
            <text:p>92.5034437649</text:p>
          </table:table-cell>
          <table:table-cell office:value-type="float" office:value="92.1881293792315" calcext:value-type="float">
            <text:p>92.1881293792</text:p>
          </table:table-cell>
          <table:table-cell table:number-columns-repeated="3"/>
        </table:table-row>
        <table:table-row table:style-name="ro1">
          <table:table-cell office:value-type="float" office:value="0.647427771557891" calcext:value-type="float">
            <text:p>0.6474277716</text:p>
          </table:table-cell>
          <table:table-cell table:formula="of:=[.A767]-1" office:value-type="float" office:value="-0.352572228442109" calcext:value-type="float">
            <text:p>-0.3525722284</text:p>
          </table:table-cell>
          <table:table-cell table:formula="of:=[.B767]+[.$C$1]" office:value-type="float" office:value="-0.182572228442109" calcext:value-type="float">
            <text:p>-0.1825722284</text:p>
          </table:table-cell>
          <table:table-cell table:formula="of:=[.D766]+([.D766]*[.C767]/100)" office:value-type="float" office:value="81.6657832690525" calcext:value-type="float">
            <text:p>81.6657832691</text:p>
          </table:table-cell>
          <table:table-cell office:value-type="float" office:value="95.2484632158045" calcext:value-type="float">
            <text:p>95.2484632158</text:p>
          </table:table-cell>
          <table:table-cell office:value-type="float" office:value="92.5034437648646" calcext:value-type="float">
            <text:p>92.5034437649</text:p>
          </table:table-cell>
          <table:table-cell table:number-columns-repeated="3"/>
        </table:table-row>
        <table:table-row table:style-name="ro1">
          <table:table-cell office:value-type="float" office:value="0.720167277240324" calcext:value-type="float">
            <text:p>0.7201672772</text:p>
          </table:table-cell>
          <table:table-cell table:formula="of:=[.A768]-1" office:value-type="float" office:value="-0.279832722759676" calcext:value-type="float">
            <text:p>-0.2798327228</text:p>
          </table:table-cell>
          <table:table-cell table:formula="of:=[.B768]+[.$C$1]" office:value-type="float" office:value="-0.109832722759676" calcext:value-type="float">
            <text:p>-0.1098327228</text:p>
          </table:table-cell>
          <table:table-cell table:formula="of:=[.D767]+([.D767]*[.C768]/100)" office:value-type="float" office:value="81.576087515725" calcext:value-type="float">
            <text:p>81.5760875157</text:p>
          </table:table-cell>
          <table:table-cell office:value-type="float" office:value="96.4752082779177" calcext:value-type="float">
            <text:p>96.4752082779</text:p>
          </table:table-cell>
          <table:table-cell office:value-type="float" office:value="95.2484632158045" calcext:value-type="float">
            <text:p>95.2484632158</text:p>
          </table:table-cell>
          <table:table-cell table:number-columns-repeated="3"/>
        </table:table-row>
        <table:table-row table:style-name="ro1">
          <table:table-cell office:value-type="float" office:value="1.18740947718142" calcext:value-type="float">
            <text:p>1.1874094772</text:p>
          </table:table-cell>
          <table:table-cell table:formula="of:=[.A769]-1" office:value-type="float" office:value="0.18740947718142" calcext:value-type="float">
            <text:p>0.1874094772</text:p>
          </table:table-cell>
          <table:table-cell table:formula="of:=[.B769]+[.$C$1]" office:value-type="float" office:value="0.35740947718142" calcext:value-type="float">
            <text:p>0.3574094772</text:p>
          </table:table-cell>
          <table:table-cell table:formula="of:=[.D768]+([.D768]*[.C769]/100)" office:value-type="float" office:value="81.86764818362" calcext:value-type="float">
            <text:p>81.8676481836</text:p>
          </table:table-cell>
          <table:table-cell office:value-type="float" office:value="95.0188849080397" calcext:value-type="float">
            <text:p>95.018884908</text:p>
          </table:table-cell>
          <table:table-cell office:value-type="float" office:value="96.4752082779177" calcext:value-type="float">
            <text:p>96.4752082779</text:p>
          </table:table-cell>
          <table:table-cell table:number-columns-repeated="3"/>
        </table:table-row>
        <table:table-row table:style-name="ro1">
          <table:table-cell office:value-type="float" office:value="1.01000272211776" calcext:value-type="float">
            <text:p>1.0100027221</text:p>
          </table:table-cell>
          <table:table-cell table:formula="of:=[.A770]-1" office:value-type="float" office:value="0.0100027221177601" calcext:value-type="float">
            <text:p>0.0100027221</text:p>
          </table:table-cell>
          <table:table-cell table:formula="of:=[.B770]+[.$C$1]" office:value-type="float" office:value="0.18000272211776" calcext:value-type="float">
            <text:p>0.1800027221</text:p>
          </table:table-cell>
          <table:table-cell table:formula="of:=[.D769]+([.D769]*[.C770]/100)" office:value-type="float" office:value="82.0150121788844" calcext:value-type="float">
            <text:p>82.0150121789</text:p>
          </table:table-cell>
          <table:table-cell office:value-type="float" office:value="96.1669678256521" calcext:value-type="float">
            <text:p>96.1669678257</text:p>
          </table:table-cell>
          <table:table-cell office:value-type="float" office:value="95.0188849080397" calcext:value-type="float">
            <text:p>95.018884908</text:p>
          </table:table-cell>
          <table:table-cell table:number-columns-repeated="3"/>
        </table:table-row>
        <table:table-row table:style-name="ro1">
          <table:table-cell office:value-type="float" office:value="0.748453262689828" calcext:value-type="float">
            <text:p>0.7484532627</text:p>
          </table:table-cell>
          <table:table-cell table:formula="of:=[.A771]-1" office:value-type="float" office:value="-0.251546737310172" calcext:value-type="float">
            <text:p>-0.2515467373</text:p>
          </table:table-cell>
          <table:table-cell table:formula="of:=[.B771]+[.$C$1]" office:value-type="float" office:value="-0.0815467373101719" calcext:value-type="float">
            <text:p>-0.0815467373</text:p>
          </table:table-cell>
          <table:table-cell table:formula="of:=[.D770]+([.D770]*[.C771]/100)" office:value-type="float" office:value="81.9481316123479" calcext:value-type="float">
            <text:p>81.9481316123</text:p>
          </table:table-cell>
          <table:table-cell office:value-type="float" office:value="98.3376087680126" calcext:value-type="float">
            <text:p>98.337608768</text:p>
          </table:table-cell>
          <table:table-cell office:value-type="float" office:value="96.1669678256521" calcext:value-type="float">
            <text:p>96.1669678257</text:p>
          </table:table-cell>
          <table:table-cell table:number-columns-repeated="3"/>
        </table:table-row>
        <table:table-row table:style-name="ro1">
          <table:table-cell office:value-type="float" office:value="1.03385902122729" calcext:value-type="float">
            <text:p>1.0338590212</text:p>
          </table:table-cell>
          <table:table-cell table:formula="of:=[.A772]-1" office:value-type="float" office:value="0.03385902122729" calcext:value-type="float">
            <text:p>0.0338590212</text:p>
          </table:table-cell>
          <table:table-cell table:formula="of:=[.B772]+[.$C$1]" office:value-type="float" office:value="0.20385902122729" calcext:value-type="float">
            <text:p>0.2038590212</text:p>
          </table:table-cell>
          <table:table-cell table:formula="of:=[.D771]+([.D771]*[.C772]/100)" office:value-type="float" office:value="82.1151902713669" calcext:value-type="float">
            <text:p>82.1151902714</text:p>
          </table:table-cell>
          <table:table-cell office:value-type="float" office:value="98.5140160455508" calcext:value-type="float">
            <text:p>98.5140160456</text:p>
          </table:table-cell>
          <table:table-cell office:value-type="float" office:value="98.3376087680126" calcext:value-type="float">
            <text:p>98.337608768</text:p>
          </table:table-cell>
          <table:table-cell table:number-columns-repeated="3"/>
        </table:table-row>
        <table:table-row table:style-name="ro1">
          <table:table-cell office:value-type="float" office:value="0.76141127776036" calcext:value-type="float">
            <text:p>0.7614112778</text:p>
          </table:table-cell>
          <table:table-cell table:formula="of:=[.A773]-1" office:value-type="float" office:value="-0.23858872223964" calcext:value-type="float">
            <text:p>-0.2385887222</text:p>
          </table:table-cell>
          <table:table-cell table:formula="of:=[.B773]+[.$C$1]" office:value-type="float" office:value="-0.06858872223964" calcext:value-type="float">
            <text:p>-0.0685887222</text:p>
          </table:table-cell>
          <table:table-cell table:formula="of:=[.D772]+([.D772]*[.C773]/100)" office:value-type="float" office:value="82.0588685115951" calcext:value-type="float">
            <text:p>82.0588685116</text:p>
          </table:table-cell>
          <table:table-cell office:value-type="float" office:value="98.9706260287059" calcext:value-type="float">
            <text:p>98.9706260287</text:p>
          </table:table-cell>
          <table:table-cell office:value-type="float" office:value="98.5140160455508" calcext:value-type="float">
            <text:p>98.5140160456</text:p>
          </table:table-cell>
          <table:table-cell table:number-columns-repeated="3"/>
        </table:table-row>
        <table:table-row table:style-name="ro1">
          <table:table-cell office:value-type="float" office:value="0.857690821060548" calcext:value-type="float">
            <text:p>0.8576908211</text:p>
          </table:table-cell>
          <table:table-cell table:formula="of:=[.A774]-1" office:value-type="float" office:value="-0.142309178939452" calcext:value-type="float">
            <text:p>-0.1423091789</text:p>
          </table:table-cell>
          <table:table-cell table:formula="of:=[.B774]+[.$C$1]" office:value-type="float" office:value="0.0276908210605481" calcext:value-type="float">
            <text:p>0.0276908211</text:p>
          </table:table-cell>
          <table:table-cell table:formula="of:=[.D773]+([.D773]*[.C774]/100)" office:value-type="float" office:value="82.081591286039" calcext:value-type="float">
            <text:p>82.081591286</text:p>
          </table:table-cell>
          <table:table-cell office:value-type="float" office:value="97.9483259907794" calcext:value-type="float">
            <text:p>97.9483259908</text:p>
          </table:table-cell>
          <table:table-cell office:value-type="float" office:value="98.9706260287059" calcext:value-type="float">
            <text:p>98.9706260287</text:p>
          </table:table-cell>
          <table:table-cell table:number-columns-repeated="3"/>
        </table:table-row>
        <table:table-row table:style-name="ro1">
          <table:table-cell office:value-type="float" office:value="0.98940603977077" calcext:value-type="float">
            <text:p>0.9894060398</text:p>
          </table:table-cell>
          <table:table-cell table:formula="of:=[.A775]-1" office:value-type="float" office:value="-0.01059396022923" calcext:value-type="float">
            <text:p>-0.0105939602</text:p>
          </table:table-cell>
          <table:table-cell table:formula="of:=[.B775]+[.$C$1]" office:value-type="float" office:value="0.15940603977077" calcext:value-type="float">
            <text:p>0.1594060398</text:p>
          </table:table-cell>
          <table:table-cell table:formula="of:=[.D774]+([.D774]*[.C775]/100)" office:value-type="float" office:value="82.2124343000889" calcext:value-type="float">
            <text:p>82.2124343001</text:p>
          </table:table-cell>
          <table:table-cell office:value-type="float" office:value="95.7896108776343" calcext:value-type="float">
            <text:p>95.7896108776</text:p>
          </table:table-cell>
          <table:table-cell office:value-type="float" office:value="97.9483259907794" calcext:value-type="float">
            <text:p>97.9483259908</text:p>
          </table:table-cell>
          <table:table-cell table:number-columns-repeated="3"/>
        </table:table-row>
        <table:table-row table:style-name="ro1">
          <table:table-cell office:value-type="float" office:value="0.761383719896783" calcext:value-type="float">
            <text:p>0.7613837199</text:p>
          </table:table-cell>
          <table:table-cell table:formula="of:=[.A776]-1" office:value-type="float" office:value="-0.238616280103217" calcext:value-type="float">
            <text:p>-0.2386162801</text:p>
          </table:table-cell>
          <table:table-cell table:formula="of:=[.B776]+[.$C$1]" office:value-type="float" office:value="-0.0686162801032169" calcext:value-type="float">
            <text:p>-0.0686162801</text:p>
          </table:table-cell>
          <table:table-cell table:formula="of:=[.D775]+([.D775]*[.C776]/100)" office:value-type="float" office:value="82.1560231858899" calcext:value-type="float">
            <text:p>82.1560231859</text:p>
          </table:table-cell>
          <table:table-cell office:value-type="float" office:value="94.9292290377355" calcext:value-type="float">
            <text:p>94.9292290377</text:p>
          </table:table-cell>
          <table:table-cell office:value-type="float" office:value="95.7896108776343" calcext:value-type="float">
            <text:p>95.7896108776</text:p>
          </table:table-cell>
          <table:table-cell table:number-columns-repeated="3"/>
        </table:table-row>
        <table:table-row table:style-name="ro1">
          <table:table-cell office:value-type="float" office:value="1.00483302549287" calcext:value-type="float">
            <text:p>1.0048330255</text:p>
          </table:table-cell>
          <table:table-cell table:formula="of:=[.A777]-1" office:value-type="float" office:value="0.0048330254928699" calcext:value-type="float">
            <text:p>0.0048330255</text:p>
          </table:table-cell>
          <table:table-cell table:formula="of:=[.B777]+[.$C$1]" office:value-type="float" office:value="0.17483302549287" calcext:value-type="float">
            <text:p>0.1748330255</text:p>
          </table:table-cell>
          <table:table-cell table:formula="of:=[.D776]+([.D776]*[.C777]/100)" office:value-type="float" office:value="82.2996590468504" calcext:value-type="float">
            <text:p>82.2996590469</text:p>
          </table:table-cell>
          <table:table-cell office:value-type="float" office:value="97.2775588913036" calcext:value-type="float">
            <text:p>97.2775588913</text:p>
          </table:table-cell>
          <table:table-cell office:value-type="float" office:value="94.9292290377355" calcext:value-type="float">
            <text:p>94.9292290377</text:p>
          </table:table-cell>
          <table:table-cell table:number-columns-repeated="3"/>
        </table:table-row>
        <table:table-row table:style-name="ro1">
          <table:table-cell office:value-type="float" office:value="0.937086487694759" calcext:value-type="float">
            <text:p>0.9370864877</text:p>
          </table:table-cell>
          <table:table-cell table:formula="of:=[.A778]-1" office:value-type="float" office:value="-0.0629135123052409" calcext:value-type="float">
            <text:p>-0.0629135123</text:p>
          </table:table-cell>
          <table:table-cell table:formula="of:=[.B778]+[.$C$1]" office:value-type="float" office:value="0.107086487694759" calcext:value-type="float">
            <text:p>0.1070864877</text:p>
          </table:table-cell>
          <table:table-cell table:formula="of:=[.D777]+([.D777]*[.C778]/100)" office:value-type="float" office:value="82.3877908611084" calcext:value-type="float">
            <text:p>82.3877908611</text:p>
          </table:table-cell>
          <table:table-cell office:value-type="float" office:value="96.263006886291" calcext:value-type="float">
            <text:p>96.2630068863</text:p>
          </table:table-cell>
          <table:table-cell office:value-type="float" office:value="97.2775588913036" calcext:value-type="float">
            <text:p>97.2775588913</text:p>
          </table:table-cell>
          <table:table-cell table:number-columns-repeated="3"/>
        </table:table-row>
        <table:table-row table:style-name="ro1">
          <table:table-cell office:value-type="float" office:value="0.836347021758327" calcext:value-type="float">
            <text:p>0.8363470218</text:p>
          </table:table-cell>
          <table:table-cell table:formula="of:=[.A779]-1" office:value-type="float" office:value="-0.163652978241673" calcext:value-type="float">
            <text:p>-0.1636529782</text:p>
          </table:table-cell>
          <table:table-cell table:formula="of:=[.B779]+[.$C$1]" office:value-type="float" office:value="0.0063470217583271" calcext:value-type="float">
            <text:p>0.0063470218</text:p>
          </table:table-cell>
          <table:table-cell table:formula="of:=[.D778]+([.D778]*[.C779]/100)" office:value-type="float" office:value="82.3930200321206" calcext:value-type="float">
            <text:p>82.3930200321</text:p>
          </table:table-cell>
          <table:table-cell office:value-type="float" office:value="93.6750454285707" calcext:value-type="float">
            <text:p>93.6750454286</text:p>
          </table:table-cell>
          <table:table-cell office:value-type="float" office:value="96.263006886291" calcext:value-type="float">
            <text:p>96.2630068863</text:p>
          </table:table-cell>
          <table:table-cell table:number-columns-repeated="3"/>
        </table:table-row>
        <table:table-row table:style-name="ro1">
          <table:table-cell office:value-type="float" office:value="0.68544811780098" calcext:value-type="float">
            <text:p>0.6854481178</text:p>
          </table:table-cell>
          <table:table-cell table:formula="of:=[.A780]-1" office:value-type="float" office:value="-0.31455188219902" calcext:value-type="float">
            <text:p>-0.3145518822</text:p>
          </table:table-cell>
          <table:table-cell table:formula="of:=[.B780]+[.$C$1]" office:value-type="float" office:value="-0.14455188219902" calcext:value-type="float">
            <text:p>-0.1445518822</text:p>
          </table:table-cell>
          <table:table-cell table:formula="of:=[.D779]+([.D779]*[.C780]/100)" office:value-type="float" office:value="82.2739193708635" calcext:value-type="float">
            <text:p>82.2739193709</text:p>
          </table:table-cell>
          <table:table-cell office:value-type="float" office:value="94.2629809217705" calcext:value-type="float">
            <text:p>94.2629809218</text:p>
          </table:table-cell>
          <table:table-cell office:value-type="float" office:value="93.6750454285707" calcext:value-type="float">
            <text:p>93.6750454286</text:p>
          </table:table-cell>
          <table:table-cell table:number-columns-repeated="3"/>
        </table:table-row>
        <table:table-row table:style-name="ro1">
          <table:table-cell office:value-type="float" office:value="0.609149348633544" calcext:value-type="float">
            <text:p>0.6091493486</text:p>
          </table:table-cell>
          <table:table-cell table:formula="of:=[.A781]-1" office:value-type="float" office:value="-0.390850651366456" calcext:value-type="float">
            <text:p>-0.3908506514</text:p>
          </table:table-cell>
          <table:table-cell table:formula="of:=[.B781]+[.$C$1]" office:value-type="float" office:value="-0.220850651366456" calcext:value-type="float">
            <text:p>-0.2208506514</text:p>
          </table:table-cell>
          <table:table-cell table:formula="of:=[.D780]+([.D780]*[.C781]/100)" office:value-type="float" office:value="82.0922168840283" calcext:value-type="float">
            <text:p>82.092216884</text:p>
          </table:table-cell>
          <table:table-cell office:value-type="float" office:value="94.6441661187883" calcext:value-type="float">
            <text:p>94.6441661188</text:p>
          </table:table-cell>
          <table:table-cell office:value-type="float" office:value="94.2629809217705" calcext:value-type="float">
            <text:p>94.2629809218</text:p>
          </table:table-cell>
          <table:table-cell table:number-columns-repeated="3"/>
        </table:table-row>
        <table:table-row table:style-name="ro1">
          <table:table-cell office:value-type="float" office:value="0.563572709286391" calcext:value-type="float">
            <text:p>0.5635727093</text:p>
          </table:table-cell>
          <table:table-cell table:formula="of:=[.A782]-1" office:value-type="float" office:value="-0.436427290713609" calcext:value-type="float">
            <text:p>-0.4364272907</text:p>
          </table:table-cell>
          <table:table-cell table:formula="of:=[.B782]+[.$C$1]" office:value-type="float" office:value="-0.266427290713609" calcext:value-type="float">
            <text:p>-0.2664272907</text:p>
          </table:table-cell>
          <table:table-cell table:formula="of:=[.D781]+([.D781]*[.C782]/100)" office:value-type="float" office:value="81.8735008146974" calcext:value-type="float">
            <text:p>81.8735008147</text:p>
          </table:table-cell>
          <table:table-cell office:value-type="float" office:value="95.8447542760413" calcext:value-type="float">
            <text:p>95.844754276</text:p>
          </table:table-cell>
          <table:table-cell office:value-type="float" office:value="94.6441661187883" calcext:value-type="float">
            <text:p>94.6441661188</text:p>
          </table:table-cell>
          <table:table-cell table:number-columns-repeated="3"/>
        </table:table-row>
        <table:table-row table:style-name="ro1">
          <table:table-cell office:value-type="float" office:value="0.661449168105927" calcext:value-type="float">
            <text:p>0.6614491681</text:p>
          </table:table-cell>
          <table:table-cell table:formula="of:=[.A783]-1" office:value-type="float" office:value="-0.338550831894073" calcext:value-type="float">
            <text:p>-0.3385508319</text:p>
          </table:table-cell>
          <table:table-cell table:formula="of:=[.B783]+[.$C$1]" office:value-type="float" office:value="-0.168550831894073" calcext:value-type="float">
            <text:p>-0.1685508319</text:p>
          </table:table-cell>
          <table:table-cell table:formula="of:=[.D782]+([.D782]*[.C783]/100)" office:value-type="float" office:value="81.7355023479734" calcext:value-type="float">
            <text:p>81.735502348</text:p>
          </table:table-cell>
          <table:table-cell office:value-type="float" office:value="97.4336764636292" calcext:value-type="float">
            <text:p>97.4336764636</text:p>
          </table:table-cell>
          <table:table-cell office:value-type="float" office:value="95.8447542760413" calcext:value-type="float">
            <text:p>95.844754276</text:p>
          </table:table-cell>
          <table:table-cell table:number-columns-repeated="3"/>
        </table:table-row>
        <table:table-row table:style-name="ro1">
          <table:table-cell office:value-type="float" office:value="1.32085324010613" calcext:value-type="float">
            <text:p>1.3208532401</text:p>
          </table:table-cell>
          <table:table-cell table:formula="of:=[.A784]-1" office:value-type="float" office:value="0.32085324010613" calcext:value-type="float">
            <text:p>0.3208532401</text:p>
          </table:table-cell>
          <table:table-cell table:formula="of:=[.B784]+[.$C$1]" office:value-type="float" office:value="0.49085324010613" calcext:value-type="float">
            <text:p>0.4908532401</text:p>
          </table:table-cell>
          <table:table-cell table:formula="of:=[.D783]+([.D783]*[.C784]/100)" office:value-type="float" office:value="82.1367037095655" calcext:value-type="float">
            <text:p>82.1367037096</text:p>
          </table:table-cell>
          <table:table-cell office:value-type="float" office:value="98.080583604236" calcext:value-type="float">
            <text:p>98.0805836042</text:p>
          </table:table-cell>
          <table:table-cell office:value-type="float" office:value="97.4336764636292" calcext:value-type="float">
            <text:p>97.4336764636</text:p>
          </table:table-cell>
          <table:table-cell table:number-columns-repeated="3"/>
        </table:table-row>
        <table:table-row table:style-name="ro1">
          <table:table-cell office:value-type="float" office:value="0.385959091280094" calcext:value-type="float">
            <text:p>0.3859590913</text:p>
          </table:table-cell>
          <table:table-cell table:formula="of:=[.A785]-1" office:value-type="float" office:value="-0.614040908719906" calcext:value-type="float">
            <text:p>-0.6140409087</text:p>
          </table:table-cell>
          <table:table-cell table:formula="of:=[.B785]+[.$C$1]" office:value-type="float" office:value="-0.444040908719906" calcext:value-type="float">
            <text:p>-0.4440409087</text:p>
          </table:table-cell>
          <table:table-cell table:formula="of:=[.D784]+([.D784]*[.C785]/100)" office:value-type="float" office:value="81.7719831440209" calcext:value-type="float">
            <text:p>81.771983144</text:p>
          </table:table-cell>
          <table:table-cell office:value-type="float" office:value="97.1595240530536" calcext:value-type="float">
            <text:p>97.1595240531</text:p>
          </table:table-cell>
          <table:table-cell office:value-type="float" office:value="98.080583604236" calcext:value-type="float">
            <text:p>98.0805836042</text:p>
          </table:table-cell>
          <table:table-cell table:number-columns-repeated="3"/>
        </table:table-row>
        <table:table-row table:style-name="ro1">
          <table:table-cell office:value-type="float" office:value="1.19149560970659" calcext:value-type="float">
            <text:p>1.1914956097</text:p>
          </table:table-cell>
          <table:table-cell table:formula="of:=[.A786]-1" office:value-type="float" office:value="0.19149560970659" calcext:value-type="float">
            <text:p>0.1914956097</text:p>
          </table:table-cell>
          <table:table-cell table:formula="of:=[.B786]+[.$C$1]" office:value-type="float" office:value="0.36149560970659" calcext:value-type="float">
            <text:p>0.3614956097</text:p>
          </table:table-cell>
          <table:table-cell table:formula="of:=[.D785]+([.D785]*[.C786]/100)" office:value-type="float" office:value="82.0675852730566" calcext:value-type="float">
            <text:p>82.0675852731</text:p>
          </table:table-cell>
          <table:table-cell office:value-type="float" office:value="97.22472075637" calcext:value-type="float">
            <text:p>97.2247207564</text:p>
          </table:table-cell>
          <table:table-cell office:value-type="float" office:value="97.1595240530536" calcext:value-type="float">
            <text:p>97.1595240531</text:p>
          </table:table-cell>
          <table:table-cell table:number-columns-repeated="3"/>
        </table:table-row>
        <table:table-row table:style-name="ro1">
          <table:table-cell office:value-type="float" office:value="0.507588856731041" calcext:value-type="float">
            <text:p>0.5075888567</text:p>
          </table:table-cell>
          <table:table-cell table:formula="of:=[.A787]-1" office:value-type="float" office:value="-0.492411143268959" calcext:value-type="float">
            <text:p>-0.4924111433</text:p>
          </table:table-cell>
          <table:table-cell table:formula="of:=[.B787]+[.$C$1]" office:value-type="float" office:value="-0.322411143268959" calcext:value-type="float">
            <text:p>-0.3224111433</text:p>
          </table:table-cell>
          <table:table-cell table:formula="of:=[.D786]+([.D786]*[.C787]/100)" office:value-type="float" office:value="81.8029902331245" calcext:value-type="float">
            <text:p>81.8029902331</text:p>
          </table:table-cell>
          <table:table-cell office:value-type="float" office:value="94.8060010993843" calcext:value-type="float">
            <text:p>94.8060010994</text:p>
          </table:table-cell>
          <table:table-cell office:value-type="float" office:value="97.22472075637" calcext:value-type="float">
            <text:p>97.2247207564</text:p>
          </table:table-cell>
          <table:table-cell table:number-columns-repeated="3"/>
        </table:table-row>
        <table:table-row table:style-name="ro1">
          <table:table-cell office:value-type="float" office:value="0.703085504125276" calcext:value-type="float">
            <text:p>0.7030855041</text:p>
          </table:table-cell>
          <table:table-cell table:formula="of:=[.A788]-1" office:value-type="float" office:value="-0.296914495874724" calcext:value-type="float">
            <text:p>-0.2969144959</text:p>
          </table:table-cell>
          <table:table-cell table:formula="of:=[.B788]+[.$C$1]" office:value-type="float" office:value="-0.126914495874724" calcext:value-type="float">
            <text:p>-0.1269144959</text:p>
          </table:table-cell>
          <table:table-cell table:formula="of:=[.D787]+([.D787]*[.C788]/100)" office:value-type="float" office:value="81.6991703804597" calcext:value-type="float">
            <text:p>81.6991703805</text:p>
          </table:table-cell>
          <table:table-cell office:value-type="float" office:value="91.473811798227" calcext:value-type="float">
            <text:p>91.4738117982</text:p>
          </table:table-cell>
          <table:table-cell office:value-type="float" office:value="94.8060010993843" calcext:value-type="float">
            <text:p>94.8060010994</text:p>
          </table:table-cell>
          <table:table-cell table:number-columns-repeated="3"/>
        </table:table-row>
        <table:table-row table:style-name="ro1">
          <table:table-cell office:value-type="float" office:value="0.964155497382062" calcext:value-type="float">
            <text:p>0.9641554974</text:p>
          </table:table-cell>
          <table:table-cell table:formula="of:=[.A789]-1" office:value-type="float" office:value="-0.0358445026179379" calcext:value-type="float">
            <text:p>-0.0358445026</text:p>
          </table:table-cell>
          <table:table-cell table:formula="of:=[.B789]+[.$C$1]" office:value-type="float" office:value="0.134155497382062" calcext:value-type="float">
            <text:p>0.1341554974</text:p>
          </table:table-cell>
          <table:table-cell table:formula="of:=[.D788]+([.D788]*[.C789]/100)" office:value-type="float" office:value="81.8087743088406" calcext:value-type="float">
            <text:p>81.8087743088</text:p>
          </table:table-cell>
          <table:table-cell office:value-type="float" office:value="91.7946688227408" calcext:value-type="float">
            <text:p>91.7946688227</text:p>
          </table:table-cell>
          <table:table-cell office:value-type="float" office:value="91.473811798227" calcext:value-type="float">
            <text:p>91.4738117982</text:p>
          </table:table-cell>
          <table:table-cell table:number-columns-repeated="3"/>
        </table:table-row>
        <table:table-row table:style-name="ro1">
          <table:table-cell office:value-type="float" office:value="0.647070279424217" calcext:value-type="float">
            <text:p>0.6470702794</text:p>
          </table:table-cell>
          <table:table-cell table:formula="of:=[.A790]-1" office:value-type="float" office:value="-0.352929720575783" calcext:value-type="float">
            <text:p>-0.3529297206</text:p>
          </table:table-cell>
          <table:table-cell table:formula="of:=[.B790]+[.$C$1]" office:value-type="float" office:value="-0.182929720575783" calcext:value-type="float">
            <text:p>-0.1829297206</text:p>
          </table:table-cell>
          <table:table-cell table:formula="of:=[.D789]+([.D789]*[.C790]/100)" office:value-type="float" office:value="81.659121746591" calcext:value-type="float">
            <text:p>81.6591217466</text:p>
          </table:table-cell>
          <table:table-cell office:value-type="float" office:value="94.1158930245503" calcext:value-type="float">
            <text:p>94.1158930246</text:p>
          </table:table-cell>
          <table:table-cell office:value-type="float" office:value="91.7946688227408" calcext:value-type="float">
            <text:p>91.7946688227</text:p>
          </table:table-cell>
          <table:table-cell table:number-columns-repeated="3"/>
        </table:table-row>
        <table:table-row table:style-name="ro1">
          <table:table-cell office:value-type="float" office:value="1.1061738985434" calcext:value-type="float">
            <text:p>1.1061738985</text:p>
          </table:table-cell>
          <table:table-cell table:formula="of:=[.A791]-1" office:value-type="float" office:value="0.1061738985434" calcext:value-type="float">
            <text:p>0.1061738985</text:p>
          </table:table-cell>
          <table:table-cell table:formula="of:=[.B791]+[.$C$1]" office:value-type="float" office:value="0.2761738985434" calcext:value-type="float">
            <text:p>0.2761738985</text:p>
          </table:table-cell>
          <table:table-cell table:formula="of:=[.D790]+([.D790]*[.C791]/100)" office:value-type="float" office:value="81.8846429266348" calcext:value-type="float">
            <text:p>81.8846429266</text:p>
          </table:table-cell>
          <table:table-cell office:value-type="float" office:value="95.3671804796051" calcext:value-type="float">
            <text:p>95.3671804796</text:p>
          </table:table-cell>
          <table:table-cell office:value-type="float" office:value="94.1158930245503" calcext:value-type="float">
            <text:p>94.1158930246</text:p>
          </table:table-cell>
          <table:table-cell table:number-columns-repeated="3"/>
        </table:table-row>
        <table:table-row table:style-name="ro1">
          <table:table-cell office:value-type="float" office:value="0.601704920395543" calcext:value-type="float">
            <text:p>0.6017049204</text:p>
          </table:table-cell>
          <table:table-cell table:formula="of:=[.A792]-1" office:value-type="float" office:value="-0.398295079604457" calcext:value-type="float">
            <text:p>-0.3982950796</text:p>
          </table:table-cell>
          <table:table-cell table:formula="of:=[.B792]+[.$C$1]" office:value-type="float" office:value="-0.228295079604457" calcext:value-type="float">
            <text:p>-0.2282950796</text:p>
          </table:table-cell>
          <table:table-cell table:formula="of:=[.D791]+([.D791]*[.C792]/100)" office:value-type="float" office:value="81.6977043158816" calcext:value-type="float">
            <text:p>81.6977043159</text:p>
          </table:table-cell>
          <table:table-cell office:value-type="float" office:value="93.8350078933826" calcext:value-type="float">
            <text:p>93.8350078934</text:p>
          </table:table-cell>
          <table:table-cell office:value-type="float" office:value="95.3671804796051" calcext:value-type="float">
            <text:p>95.3671804796</text:p>
          </table:table-cell>
          <table:table-cell table:number-columns-repeated="3"/>
        </table:table-row>
        <table:table-row table:style-name="ro1">
          <table:table-cell office:value-type="float" office:value="1.08557246641225" calcext:value-type="float">
            <text:p>1.0855724664</text:p>
          </table:table-cell>
          <table:table-cell table:formula="of:=[.A793]-1" office:value-type="float" office:value="0.0855724664122499" calcext:value-type="float">
            <text:p>0.0855724664</text:p>
          </table:table-cell>
          <table:table-cell table:formula="of:=[.B793]+[.$C$1]" office:value-type="float" office:value="0.25557246641225" calcext:value-type="float">
            <text:p>0.2555724664</text:p>
          </table:table-cell>
          <table:table-cell table:formula="of:=[.D792]+([.D792]*[.C793]/100)" office:value-type="float" office:value="81.9065011538039" calcext:value-type="float">
            <text:p>81.9065011538</text:p>
          </table:table-cell>
          <table:table-cell office:value-type="float" office:value="95.054337809353" calcext:value-type="float">
            <text:p>95.0543378094</text:p>
          </table:table-cell>
          <table:table-cell office:value-type="float" office:value="93.8350078933826" calcext:value-type="float">
            <text:p>93.8350078934</text:p>
          </table:table-cell>
          <table:table-cell table:number-columns-repeated="3"/>
        </table:table-row>
        <table:table-row table:style-name="ro1">
          <table:table-cell office:value-type="float" office:value="0.996540461279507" calcext:value-type="float">
            <text:p>0.9965404613</text:p>
          </table:table-cell>
          <table:table-cell table:formula="of:=[.A794]-1" office:value-type="float" office:value="-0.00345953872049287" calcext:value-type="float">
            <text:p>-0.0034595387</text:p>
          </table:table-cell>
          <table:table-cell table:formula="of:=[.B794]+[.$C$1]" office:value-type="float" office:value="0.166540461279507" calcext:value-type="float">
            <text:p>0.1665404613</text:p>
          </table:table-cell>
          <table:table-cell table:formula="of:=[.D793]+([.D793]*[.C794]/100)" office:value-type="float" office:value="82.0429086186434" calcext:value-type="float">
            <text:p>82.0429086186</text:p>
          </table:table-cell>
          <table:table-cell office:value-type="float" office:value="93.0039371077976" calcext:value-type="float">
            <text:p>93.0039371078</text:p>
          </table:table-cell>
          <table:table-cell office:value-type="float" office:value="95.054337809353" calcext:value-type="float">
            <text:p>95.0543378094</text:p>
          </table:table-cell>
          <table:table-cell table:number-columns-repeated="3"/>
        </table:table-row>
        <table:table-row table:style-name="ro1">
          <table:table-cell office:value-type="float" office:value="1.13918248251866" calcext:value-type="float">
            <text:p>1.1391824825</text:p>
          </table:table-cell>
          <table:table-cell table:formula="of:=[.A795]-1" office:value-type="float" office:value="0.13918248251866" calcext:value-type="float">
            <text:p>0.1391824825</text:p>
          </table:table-cell>
          <table:table-cell table:formula="of:=[.B795]+[.$C$1]" office:value-type="float" office:value="0.30918248251866" calcext:value-type="float">
            <text:p>0.3091824825</text:p>
          </table:table-cell>
          <table:table-cell table:formula="of:=[.D794]+([.D794]*[.C795]/100)" office:value-type="float" office:value="82.296570920241" calcext:value-type="float">
            <text:p>82.2965709202</text:p>
          </table:table-cell>
          <table:table-cell office:value-type="float" office:value="90.804575993238" calcext:value-type="float">
            <text:p>90.8045759932</text:p>
          </table:table-cell>
          <table:table-cell office:value-type="float" office:value="93.0039371077976" calcext:value-type="float">
            <text:p>93.0039371078</text:p>
          </table:table-cell>
          <table:table-cell table:number-columns-repeated="3"/>
        </table:table-row>
        <table:table-row table:style-name="ro1">
          <table:table-cell office:value-type="float" office:value="1.01612763257638" calcext:value-type="float">
            <text:p>1.0161276326</text:p>
          </table:table-cell>
          <table:table-cell table:formula="of:=[.A796]-1" office:value-type="float" office:value="0.0161276325763799" calcext:value-type="float">
            <text:p>0.0161276326</text:p>
          </table:table-cell>
          <table:table-cell table:formula="of:=[.B796]+[.$C$1]" office:value-type="float" office:value="0.18612763257638" calcext:value-type="float">
            <text:p>0.1861276326</text:p>
          </table:table-cell>
          <table:table-cell table:formula="of:=[.D795]+([.D795]*[.C796]/100)" office:value-type="float" office:value="82.4497475793864" calcext:value-type="float">
            <text:p>82.4497475794</text:p>
          </table:table-cell>
          <table:table-cell office:value-type="float" office:value="92.1119389415897" calcext:value-type="float">
            <text:p>92.1119389416</text:p>
          </table:table-cell>
          <table:table-cell office:value-type="float" office:value="90.804575993238" calcext:value-type="float">
            <text:p>90.8045759932</text:p>
          </table:table-cell>
          <table:table-cell table:number-columns-repeated="3"/>
        </table:table-row>
        <table:table-row table:style-name="ro1">
          <table:table-cell office:value-type="float" office:value="0.87275092616145" calcext:value-type="float">
            <text:p>0.8727509262</text:p>
          </table:table-cell>
          <table:table-cell table:formula="of:=[.A797]-1" office:value-type="float" office:value="-0.12724907383855" calcext:value-type="float">
            <text:p>-0.1272490738</text:p>
          </table:table-cell>
          <table:table-cell table:formula="of:=[.B797]+[.$C$1]" office:value-type="float" office:value="0.04275092616145" calcext:value-type="float">
            <text:p>0.0427509262</text:p>
          </table:table-cell>
          <table:table-cell table:formula="of:=[.D796]+([.D796]*[.C797]/100)" office:value-type="float" office:value="82.4849956100944" calcext:value-type="float">
            <text:p>82.4849956101</text:p>
          </table:table-cell>
          <table:table-cell office:value-type="float" office:value="93.2303695835911" calcext:value-type="float">
            <text:p>93.2303695836</text:p>
          </table:table-cell>
          <table:table-cell office:value-type="float" office:value="92.1119389415897" calcext:value-type="float">
            <text:p>92.1119389416</text:p>
          </table:table-cell>
          <table:table-cell table:number-columns-repeated="3"/>
        </table:table-row>
        <table:table-row table:style-name="ro1">
          <table:table-cell office:value-type="float" office:value="0.650472775288513" calcext:value-type="float">
            <text:p>0.6504727753</text:p>
          </table:table-cell>
          <table:table-cell table:formula="of:=[.A798]-1" office:value-type="float" office:value="-0.349527224711487" calcext:value-type="float">
            <text:p>-0.3495272247</text:p>
          </table:table-cell>
          <table:table-cell table:formula="of:=[.B798]+[.$C$1]" office:value-type="float" office:value="-0.179527224711487" calcext:value-type="float">
            <text:p>-0.1795272247</text:p>
          </table:table-cell>
          <table:table-cell table:formula="of:=[.D797]+([.D797]*[.C798]/100)" office:value-type="float" office:value="82.3369125866722" calcext:value-type="float">
            <text:p>82.3369125867</text:p>
          </table:table-cell>
          <table:table-cell office:value-type="float" office:value="94.7931348577968" calcext:value-type="float">
            <text:p>94.7931348578</text:p>
          </table:table-cell>
          <table:table-cell office:value-type="float" office:value="93.2303695835911" calcext:value-type="float">
            <text:p>93.2303695836</text:p>
          </table:table-cell>
          <table:table-cell table:number-columns-repeated="3"/>
        </table:table-row>
        <table:table-row table:style-name="ro1">
          <table:table-cell office:value-type="float" office:value="1.11173417823843" calcext:value-type="float">
            <text:p>1.1117341782</text:p>
          </table:table-cell>
          <table:table-cell table:formula="of:=[.A799]-1" office:value-type="float" office:value="0.11173417823843" calcext:value-type="float">
            <text:p>0.1117341782</text:p>
          </table:table-cell>
          <table:table-cell table:formula="of:=[.B799]+[.$C$1]" office:value-type="float" office:value="0.28173417823843" calcext:value-type="float">
            <text:p>0.2817341782</text:p>
          </table:table-cell>
          <table:table-cell table:formula="of:=[.D798]+([.D798]*[.C799]/100)" office:value-type="float" office:value="82.5688838107351" calcext:value-type="float">
            <text:p>82.5688838107</text:p>
          </table:table-cell>
          <table:table-cell office:value-type="float" office:value="94.6209053595162" calcext:value-type="float">
            <text:p>94.6209053595</text:p>
          </table:table-cell>
          <table:table-cell office:value-type="float" office:value="94.7931348577968" calcext:value-type="float">
            <text:p>94.7931348578</text:p>
          </table:table-cell>
          <table:table-cell table:number-columns-repeated="3"/>
        </table:table-row>
        <table:table-row table:style-name="ro1">
          <table:table-cell office:value-type="float" office:value="0.779219321335919" calcext:value-type="float">
            <text:p>0.7792193213</text:p>
          </table:table-cell>
          <table:table-cell table:formula="of:=[.A800]-1" office:value-type="float" office:value="-0.220780678664081" calcext:value-type="float">
            <text:p>-0.2207806787</text:p>
          </table:table-cell>
          <table:table-cell table:formula="of:=[.B800]+[.$C$1]" office:value-type="float" office:value="-0.0507806786640809" calcext:value-type="float">
            <text:p>-0.0507806787</text:p>
          </table:table-cell>
          <table:table-cell table:formula="of:=[.D799]+([.D799]*[.C800]/100)" office:value-type="float" office:value="82.5269547711707" calcext:value-type="float">
            <text:p>82.5269547712</text:p>
          </table:table-cell>
          <table:table-cell office:value-type="float" office:value="97.4336764636292" calcext:value-type="float">
            <text:p>97.4336764636</text:p>
          </table:table-cell>
          <table:table-cell office:value-type="float" office:value="94.6209053595162" calcext:value-type="float">
            <text:p>94.6209053595</text:p>
          </table:table-cell>
          <table:table-cell table:number-columns-repeated="3"/>
        </table:table-row>
        <table:table-row table:style-name="ro1">
          <table:table-cell office:value-type="float" office:value="0.500146491492943" calcext:value-type="float">
            <text:p>0.5001464915</text:p>
          </table:table-cell>
          <table:table-cell table:formula="of:=[.A801]-1" office:value-type="float" office:value="-0.499853508507057" calcext:value-type="float">
            <text:p>-0.4998535085</text:p>
          </table:table-cell>
          <table:table-cell table:formula="of:=[.B801]+[.$C$1]" office:value-type="float" office:value="-0.329853508507057" calcext:value-type="float">
            <text:p>-0.3298535085</text:p>
          </table:table-cell>
          <table:table-cell table:formula="of:=[.D800]+([.D800]*[.C801]/100)" office:value-type="float" office:value="82.254736715394" calcext:value-type="float">
            <text:p>82.2547367154</text:p>
          </table:table-cell>
          <table:table-cell office:value-type="float" office:value="97.2898259247723" calcext:value-type="float">
            <text:p>97.2898259248</text:p>
          </table:table-cell>
          <table:table-cell office:value-type="float" office:value="97.4336764636292" calcext:value-type="float">
            <text:p>97.4336764636</text:p>
          </table:table-cell>
          <table:table-cell table:number-columns-repeated="3"/>
        </table:table-row>
        <table:table-row table:style-name="ro1">
          <table:table-cell office:value-type="float" office:value="0.554149456579891" calcext:value-type="float">
            <text:p>0.5541494566</text:p>
          </table:table-cell>
          <table:table-cell table:formula="of:=[.A802]-1" office:value-type="float" office:value="-0.445850543420109" calcext:value-type="float">
            <text:p>-0.4458505434</text:p>
          </table:table-cell>
          <table:table-cell table:formula="of:=[.B802]+[.$C$1]" office:value-type="float" office:value="-0.275850543420109" calcext:value-type="float">
            <text:p>-0.2758505434</text:p>
          </table:table-cell>
          <table:table-cell table:formula="of:=[.D801]+([.D801]*[.C802]/100)" office:value-type="float" office:value="82.0278365771758" calcext:value-type="float">
            <text:p>82.0278365772</text:p>
          </table:table-cell>
          <table:table-cell office:value-type="float" office:value="98.1637564232873" calcext:value-type="float">
            <text:p>98.1637564233</text:p>
          </table:table-cell>
          <table:table-cell office:value-type="float" office:value="97.2898259247723" calcext:value-type="float">
            <text:p>97.2898259248</text:p>
          </table:table-cell>
          <table:table-cell table:number-columns-repeated="3"/>
        </table:table-row>
        <table:table-row table:style-name="ro1">
          <table:table-cell office:value-type="float" office:value="0.841268969849562" calcext:value-type="float">
            <text:p>0.8412689698</text:p>
          </table:table-cell>
          <table:table-cell table:formula="of:=[.A803]-1" office:value-type="float" office:value="-0.158731030150438" calcext:value-type="float">
            <text:p>-0.1587310302</text:p>
          </table:table-cell>
          <table:table-cell table:formula="of:=[.B803]+[.$C$1]" office:value-type="float" office:value="0.0112689698495621" calcext:value-type="float">
            <text:p>0.0112689698</text:p>
          </table:table-cell>
          <table:table-cell table:formula="of:=[.D802]+([.D802]*[.C803]/100)" office:value-type="float" office:value="82.0370802693479" calcext:value-type="float">
            <text:p>82.0370802693</text:p>
          </table:table-cell>
          <table:table-cell office:value-type="float" office:value="97.8167424939133" calcext:value-type="float">
            <text:p>97.8167424939</text:p>
          </table:table-cell>
          <table:table-cell office:value-type="float" office:value="98.1637564232873" calcext:value-type="float">
            <text:p>98.1637564233</text:p>
          </table:table-cell>
          <table:table-cell table:number-columns-repeated="3"/>
        </table:table-row>
        <table:table-row table:style-name="ro1">
          <table:table-cell office:value-type="float" office:value="0.624122399167959" calcext:value-type="float">
            <text:p>0.6241223992</text:p>
          </table:table-cell>
          <table:table-cell table:formula="of:=[.A804]-1" office:value-type="float" office:value="-0.375877600832041" calcext:value-type="float">
            <text:p>-0.3758776008</text:p>
          </table:table-cell>
          <table:table-cell table:formula="of:=[.B804]+[.$C$1]" office:value-type="float" office:value="-0.205877600832041" calcext:value-type="float">
            <text:p>-0.2058776008</text:p>
          </table:table-cell>
          <table:table-cell table:formula="of:=[.D803]+([.D803]*[.C804]/100)" office:value-type="float" office:value="81.8681842966967" calcext:value-type="float">
            <text:p>81.8681842967</text:p>
          </table:table-cell>
          <table:table-cell office:value-type="float" office:value="99.2344671390286" calcext:value-type="float">
            <text:p>99.234467139</text:p>
          </table:table-cell>
          <table:table-cell office:value-type="float" office:value="97.8167424939133" calcext:value-type="float">
            <text:p>97.8167424939</text:p>
          </table:table-cell>
          <table:table-cell table:number-columns-repeated="3"/>
        </table:table-row>
        <table:table-row table:style-name="ro1">
          <table:table-cell office:value-type="float" office:value="0.874724276991679" calcext:value-type="float">
            <text:p>0.874724277</text:p>
          </table:table-cell>
          <table:table-cell table:formula="of:=[.A805]-1" office:value-type="float" office:value="-0.125275723008321" calcext:value-type="float">
            <text:p>-0.125275723</text:p>
          </table:table-cell>
          <table:table-cell table:formula="of:=[.B805]+[.$C$1]" office:value-type="float" office:value="0.0447242769916791" calcext:value-type="float">
            <text:p>0.044724277</text:p>
          </table:table-cell>
          <table:table-cell table:formula="of:=[.D804]+([.D804]*[.C805]/100)" office:value-type="float" office:value="81.9047992502096" calcext:value-type="float">
            <text:p>81.9047992502</text:p>
          </table:table-cell>
          <table:table-cell office:value-type="float" office:value="97.1253527854098" calcext:value-type="float">
            <text:p>97.1253527854</text:p>
          </table:table-cell>
          <table:table-cell office:value-type="float" office:value="99.2344671390286" calcext:value-type="float">
            <text:p>99.234467139</text:p>
          </table:table-cell>
          <table:table-cell table:number-columns-repeated="3"/>
        </table:table-row>
        <table:table-row table:style-name="ro1">
          <table:table-cell office:value-type="float" office:value="0.776455186486761" calcext:value-type="float">
            <text:p>0.7764551865</text:p>
          </table:table-cell>
          <table:table-cell table:formula="of:=[.A806]-1" office:value-type="float" office:value="-0.223544813513239" calcext:value-type="float">
            <text:p>-0.2235448135</text:p>
          </table:table-cell>
          <table:table-cell table:formula="of:=[.B806]+[.$C$1]" office:value-type="float" office:value="-0.0535448135132389" calcext:value-type="float">
            <text:p>-0.0535448135</text:p>
          </table:table-cell>
          <table:table-cell table:formula="of:=[.D805]+([.D805]*[.C806]/100)" office:value-type="float" office:value="81.8609434781927" calcext:value-type="float">
            <text:p>81.8609434782</text:p>
          </table:table-cell>
          <table:table-cell office:value-type="float" office:value="98.6597391001917" calcext:value-type="float">
            <text:p>98.6597391002</text:p>
          </table:table-cell>
          <table:table-cell office:value-type="float" office:value="97.1253527854098" calcext:value-type="float">
            <text:p>97.1253527854</text:p>
          </table:table-cell>
          <table:table-cell table:number-columns-repeated="3"/>
        </table:table-row>
        <table:table-row table:style-name="ro1">
          <table:table-cell office:value-type="float" office:value="1.02874470166807" calcext:value-type="float">
            <text:p>1.0287447017</text:p>
          </table:table-cell>
          <table:table-cell table:formula="of:=[.A807]-1" office:value-type="float" office:value="0.02874470166807" calcext:value-type="float">
            <text:p>0.0287447017</text:p>
          </table:table-cell>
          <table:table-cell table:formula="of:=[.B807]+[.$C$1]" office:value-type="float" office:value="0.19874470166807" calcext:value-type="float">
            <text:p>0.1987447017</text:p>
          </table:table-cell>
          <table:table-cell table:formula="of:=[.D806]+([.D806]*[.C807]/100)" office:value-type="float" office:value="82.0236377660911" calcext:value-type="float">
            <text:p>82.0236377661</text:p>
          </table:table-cell>
          <table:table-cell office:value-type="float" office:value="98.0424925441561" calcext:value-type="float">
            <text:p>98.0424925442</text:p>
          </table:table-cell>
          <table:table-cell office:value-type="float" office:value="98.6597391001917" calcext:value-type="float">
            <text:p>98.6597391002</text:p>
          </table:table-cell>
          <table:table-cell table:number-columns-repeated="3"/>
        </table:table-row>
        <table:table-row table:style-name="ro1">
          <table:table-cell office:value-type="float" office:value="1.05337235220615" calcext:value-type="float">
            <text:p>1.0533723522</text:p>
          </table:table-cell>
          <table:table-cell table:formula="of:=[.A808]-1" office:value-type="float" office:value="0.05337235220615" calcext:value-type="float">
            <text:p>0.0533723522</text:p>
          </table:table-cell>
          <table:table-cell table:formula="of:=[.B808]+[.$C$1]" office:value-type="float" office:value="0.22337235220615" calcext:value-type="float">
            <text:p>0.2233723522</text:p>
          </table:table-cell>
          <table:table-cell table:formula="of:=[.D807]+([.D807]*[.C808]/100)" office:value-type="float" office:value="82.2068558951343" calcext:value-type="float">
            <text:p>82.2068558951</text:p>
          </table:table-cell>
          <table:table-cell office:value-type="float" office:value="98.3591717808905" calcext:value-type="float">
            <text:p>98.3591717809</text:p>
          </table:table-cell>
          <table:table-cell office:value-type="float" office:value="98.0424925441561" calcext:value-type="float">
            <text:p>98.0424925442</text:p>
          </table:table-cell>
          <table:table-cell table:number-columns-repeated="3"/>
        </table:table-row>
        <table:table-row table:style-name="ro1">
          <table:table-cell office:value-type="float" office:value="1.01776650167184" calcext:value-type="float">
            <text:p>1.0177665017</text:p>
          </table:table-cell>
          <table:table-cell table:formula="of:=[.A809]-1" office:value-type="float" office:value="0.01776650167184" calcext:value-type="float">
            <text:p>0.0177665017</text:p>
          </table:table-cell>
          <table:table-cell table:formula="of:=[.B809]+[.$C$1]" office:value-type="float" office:value="0.18776650167184" calcext:value-type="float">
            <text:p>0.1877665017</text:p>
          </table:table-cell>
          <table:table-cell table:formula="of:=[.D808]+([.D808]*[.C809]/100)" office:value-type="float" office:value="82.361212832583" calcext:value-type="float">
            <text:p>82.3612128326</text:p>
          </table:table-cell>
          <table:table-cell office:value-type="float" office:value="100.634631789656" calcext:value-type="float">
            <text:p>100.6346317897</text:p>
          </table:table-cell>
          <table:table-cell office:value-type="float" office:value="98.3591717808905" calcext:value-type="float">
            <text:p>98.3591717809</text:p>
          </table:table-cell>
          <table:table-cell table:number-columns-repeated="3"/>
        </table:table-row>
        <table:table-row table:style-name="ro1">
          <table:table-cell office:value-type="float" office:value="0.625239258412172" calcext:value-type="float">
            <text:p>0.6252392584</text:p>
          </table:table-cell>
          <table:table-cell table:formula="of:=[.A810]-1" office:value-type="float" office:value="-0.374760741587828" calcext:value-type="float">
            <text:p>-0.3747607416</text:p>
          </table:table-cell>
          <table:table-cell table:formula="of:=[.B810]+[.$C$1]" office:value-type="float" office:value="-0.204760741587828" calcext:value-type="float">
            <text:p>-0.2047607416</text:p>
          </table:table-cell>
          <table:table-cell table:formula="of:=[.D809]+([.D809]*[.C810]/100)" office:value-type="float" office:value="82.1925694024063" calcext:value-type="float">
            <text:p>82.1925694024</text:p>
          </table:table-cell>
          <table:table-cell office:value-type="float" office:value="101.527994806965" calcext:value-type="float">
            <text:p>101.527994807</text:p>
          </table:table-cell>
          <table:table-cell office:value-type="float" office:value="100.634631789656" calcext:value-type="float">
            <text:p>100.6346317897</text:p>
          </table:table-cell>
          <table:table-cell table:number-columns-repeated="3"/>
        </table:table-row>
        <table:table-row table:style-name="ro1">
          <table:table-cell office:value-type="float" office:value="0.774411257919939" calcext:value-type="float">
            <text:p>0.7744112579</text:p>
          </table:table-cell>
          <table:table-cell table:formula="of:=[.A811]-1" office:value-type="float" office:value="-0.225588742080061" calcext:value-type="float">
            <text:p>-0.2255887421</text:p>
          </table:table-cell>
          <table:table-cell table:formula="of:=[.B811]+[.$C$1]" office:value-type="float" office:value="-0.055588742080061" calcext:value-type="float">
            <text:p>-0.0555887421</text:p>
          </table:table-cell>
          <table:table-cell table:formula="of:=[.D810]+([.D810]*[.C811]/100)" office:value-type="float" office:value="82.1468795869922" calcext:value-type="float">
            <text:p>82.146879587</text:p>
          </table:table-cell>
          <table:table-cell office:value-type="float" office:value="99.7639386495043" calcext:value-type="float">
            <text:p>99.7639386495</text:p>
          </table:table-cell>
          <table:table-cell office:value-type="float" office:value="101.527994806965" calcext:value-type="float">
            <text:p>101.527994807</text:p>
          </table:table-cell>
          <table:table-cell table:number-columns-repeated="3"/>
        </table:table-row>
        <table:table-row table:style-name="ro1">
          <table:table-cell office:value-type="float" office:value="0.47854491998978" calcext:value-type="float">
            <text:p>0.47854492</text:p>
          </table:table-cell>
          <table:table-cell table:formula="of:=[.A812]-1" office:value-type="float" office:value="-0.52145508001022" calcext:value-type="float">
            <text:p>-0.52145508</text:p>
          </table:table-cell>
          <table:table-cell table:formula="of:=[.B812]+[.$C$1]" office:value-type="float" office:value="-0.35145508001022" calcext:value-type="float">
            <text:p>-0.35145508</text:p>
          </table:table-cell>
          <table:table-cell table:formula="of:=[.D811]+([.D811]*[.C812]/100)" office:value-type="float" office:value="81.8581702056138" calcext:value-type="float">
            <text:p>81.8581702056</text:p>
          </table:table-cell>
          <table:table-cell office:value-type="float" office:value="101.148082917612" calcext:value-type="float">
            <text:p>101.1480829176</text:p>
          </table:table-cell>
          <table:table-cell office:value-type="float" office:value="99.7639386495043" calcext:value-type="float">
            <text:p>99.7639386495</text:p>
          </table:table-cell>
          <table:table-cell table:number-columns-repeated="3"/>
        </table:table-row>
        <table:table-row table:style-name="ro1">
          <table:table-cell office:value-type="float" office:value="1.13005765893437" calcext:value-type="float">
            <text:p>1.1300576589</text:p>
          </table:table-cell>
          <table:table-cell table:formula="of:=[.A813]-1" office:value-type="float" office:value="0.13005765893437" calcext:value-type="float">
            <text:p>0.1300576589</text:p>
          </table:table-cell>
          <table:table-cell table:formula="of:=[.B813]+[.$C$1]" office:value-type="float" office:value="0.30005765893437" calcext:value-type="float">
            <text:p>0.3000576589</text:p>
          </table:table-cell>
          <table:table-cell table:formula="of:=[.D812]+([.D812]*[.C813]/100)" office:value-type="float" office:value="82.1037919147793" calcext:value-type="float">
            <text:p>82.1037919148</text:p>
          </table:table-cell>
          <table:table-cell office:value-type="float" office:value="104.04138868201" calcext:value-type="float">
            <text:p>104.041388682</text:p>
          </table:table-cell>
          <table:table-cell office:value-type="float" office:value="101.148082917612" calcext:value-type="float">
            <text:p>101.1480829176</text:p>
          </table:table-cell>
          <table:table-cell table:number-columns-repeated="3"/>
        </table:table-row>
        <table:table-row table:style-name="ro1">
          <table:table-cell office:value-type="float" office:value="1.02310927019679" calcext:value-type="float">
            <text:p>1.0231092702</text:p>
          </table:table-cell>
          <table:table-cell table:formula="of:=[.A814]-1" office:value-type="float" office:value="0.0231092701967901" calcext:value-type="float">
            <text:p>0.0231092702</text:p>
          </table:table-cell>
          <table:table-cell table:formula="of:=[.B814]+[.$C$1]" office:value-type="float" office:value="0.19310927019679" calcext:value-type="float">
            <text:p>0.1931092702</text:p>
          </table:table-cell>
          <table:table-cell table:formula="of:=[.D813]+([.D813]*[.C814]/100)" office:value-type="float" office:value="82.2623419481498" calcext:value-type="float">
            <text:p>82.2623419481</text:p>
          </table:table-cell>
          <table:table-cell office:value-type="float" office:value="104.233649898682" calcext:value-type="float">
            <text:p>104.2336498987</text:p>
          </table:table-cell>
          <table:table-cell office:value-type="float" office:value="104.04138868201" calcext:value-type="float">
            <text:p>104.041388682</text:p>
          </table:table-cell>
          <table:table-cell table:number-columns-repeated="3"/>
        </table:table-row>
        <table:table-row table:style-name="ro1">
          <table:table-cell office:value-type="float" office:value="0.634953855461377" calcext:value-type="float">
            <text:p>0.6349538555</text:p>
          </table:table-cell>
          <table:table-cell table:formula="of:=[.A815]-1" office:value-type="float" office:value="-0.365046144538623" calcext:value-type="float">
            <text:p>-0.3650461445</text:p>
          </table:table-cell>
          <table:table-cell table:formula="of:=[.B815]+[.$C$1]" office:value-type="float" office:value="-0.195046144538623" calcext:value-type="float">
            <text:p>-0.1950461445</text:p>
          </table:table-cell>
          <table:table-cell table:formula="of:=[.D814]+([.D814]*[.C815]/100)" office:value-type="float" office:value="82.1018924217728" calcext:value-type="float">
            <text:p>82.1018924218</text:p>
          </table:table-cell>
          <table:table-cell office:value-type="float" office:value="101.880717827127" calcext:value-type="float">
            <text:p>101.8807178271</text:p>
          </table:table-cell>
          <table:table-cell office:value-type="float" office:value="104.233649898682" calcext:value-type="float">
            <text:p>104.2336498987</text:p>
          </table:table-cell>
          <table:table-cell table:number-columns-repeated="3"/>
        </table:table-row>
        <table:table-row table:style-name="ro1">
          <table:table-cell office:value-type="float" office:value="0.667829033388907" calcext:value-type="float">
            <text:p>0.6678290334</text:p>
          </table:table-cell>
          <table:table-cell table:formula="of:=[.A816]-1" office:value-type="float" office:value="-0.332170966611093" calcext:value-type="float">
            <text:p>-0.3321709666</text:p>
          </table:table-cell>
          <table:table-cell table:formula="of:=[.B816]+[.$C$1]" office:value-type="float" office:value="-0.162170966611093" calcext:value-type="float">
            <text:p>-0.1621709666</text:p>
          </table:table-cell>
          <table:table-cell table:formula="of:=[.D815]+([.D815]*[.C816]/100)" office:value-type="float" office:value="81.9687469892264" calcext:value-type="float">
            <text:p>81.9687469892</text:p>
          </table:table-cell>
          <table:table-cell office:value-type="float" office:value="99.3492562929111" calcext:value-type="float">
            <text:p>99.3492562929</text:p>
          </table:table-cell>
          <table:table-cell office:value-type="float" office:value="101.880717827127" calcext:value-type="float">
            <text:p>101.8807178271</text:p>
          </table:table-cell>
          <table:table-cell table:number-columns-repeated="3"/>
        </table:table-row>
        <table:table-row table:style-name="ro1">
          <table:table-cell office:value-type="float" office:value="1.32375225093277" calcext:value-type="float">
            <text:p>1.3237522509</text:p>
          </table:table-cell>
          <table:table-cell table:formula="of:=[.A817]-1" office:value-type="float" office:value="0.32375225093277" calcext:value-type="float">
            <text:p>0.3237522509</text:p>
          </table:table-cell>
          <table:table-cell table:formula="of:=[.B817]+[.$C$1]" office:value-type="float" office:value="0.49375225093277" calcext:value-type="float">
            <text:p>0.4937522509</text:p>
          </table:table-cell>
          <table:table-cell table:formula="of:=[.D816]+([.D816]*[.C817]/100)" office:value-type="float" office:value="82.3734695225471" calcext:value-type="float">
            <text:p>82.3734695225</text:p>
          </table:table-cell>
          <table:table-cell office:value-type="float" office:value="100.866856573669" calcext:value-type="float">
            <text:p>100.8668565737</text:p>
          </table:table-cell>
          <table:table-cell office:value-type="float" office:value="99.3492562929111" calcext:value-type="float">
            <text:p>99.3492562929</text:p>
          </table:table-cell>
          <table:table-cell table:number-columns-repeated="3"/>
        </table:table-row>
        <table:table-row table:style-name="ro1">
          <table:table-cell office:value-type="float" office:value="0.869241153080709" calcext:value-type="float">
            <text:p>0.8692411531</text:p>
          </table:table-cell>
          <table:table-cell table:formula="of:=[.A818]-1" office:value-type="float" office:value="-0.130758846919291" calcext:value-type="float">
            <text:p>-0.1307588469</text:p>
          </table:table-cell>
          <table:table-cell table:formula="of:=[.B818]+[.$C$1]" office:value-type="float" office:value="0.0392411530807091" calcext:value-type="float">
            <text:p>0.0392411531</text:p>
          </table:table-cell>
          <table:table-cell table:formula="of:=[.D817]+([.D817]*[.C818]/100)" office:value-type="float" office:value="82.4057938218203" calcext:value-type="float">
            <text:p>82.4057938218</text:p>
          </table:table-cell>
          <table:table-cell office:value-type="float" office:value="102.643096547167" calcext:value-type="float">
            <text:p>102.6430965472</text:p>
          </table:table-cell>
          <table:table-cell office:value-type="float" office:value="100.866856573669" calcext:value-type="float">
            <text:p>100.8668565737</text:p>
          </table:table-cell>
          <table:table-cell table:number-columns-repeated="3"/>
        </table:table-row>
        <table:table-row table:style-name="ro1">
          <table:table-cell office:value-type="float" office:value="0.777299189770168" calcext:value-type="float">
            <text:p>0.7772991898</text:p>
          </table:table-cell>
          <table:table-cell table:formula="of:=[.A819]-1" office:value-type="float" office:value="-0.222700810229832" calcext:value-type="float">
            <text:p>-0.2227008102</text:p>
          </table:table-cell>
          <table:table-cell table:formula="of:=[.B819]+[.$C$1]" office:value-type="float" office:value="-0.0527008102298319" calcext:value-type="float">
            <text:p>-0.0527008102</text:p>
          </table:table-cell>
          <table:table-cell table:formula="of:=[.D818]+([.D818]*[.C819]/100)" office:value-type="float" office:value="82.3623653007999" calcext:value-type="float">
            <text:p>82.3623653008</text:p>
          </table:table-cell>
          <table:table-cell office:value-type="float" office:value="102.121298169656" calcext:value-type="float">
            <text:p>102.1212981697</text:p>
          </table:table-cell>
          <table:table-cell office:value-type="float" office:value="102.643096547167" calcext:value-type="float">
            <text:p>102.6430965472</text:p>
          </table:table-cell>
          <table:table-cell table:number-columns-repeated="3"/>
        </table:table-row>
        <table:table-row table:style-name="ro1">
          <table:table-cell office:value-type="float" office:value="0.537605388603172" calcext:value-type="float">
            <text:p>0.5376053886</text:p>
          </table:table-cell>
          <table:table-cell table:formula="of:=[.A820]-1" office:value-type="float" office:value="-0.462394611396828" calcext:value-type="float">
            <text:p>-0.4623946114</text:p>
          </table:table-cell>
          <table:table-cell table:formula="of:=[.B820]+[.$C$1]" office:value-type="float" office:value="-0.292394611396828" calcext:value-type="float">
            <text:p>-0.2923946114</text:p>
          </table:table-cell>
          <table:table-cell table:formula="of:=[.D819]+([.D819]*[.C820]/100)" office:value-type="float" office:value="82.1215421828414" calcext:value-type="float">
            <text:p>82.1215421828</text:p>
          </table:table-cell>
          <table:table-cell office:value-type="float" office:value="102.846942363235" calcext:value-type="float">
            <text:p>102.8469423632</text:p>
          </table:table-cell>
          <table:table-cell office:value-type="float" office:value="102.121298169656" calcext:value-type="float">
            <text:p>102.1212981697</text:p>
          </table:table-cell>
          <table:table-cell table:number-columns-repeated="3"/>
        </table:table-row>
        <table:table-row table:style-name="ro1">
          <table:table-cell office:value-type="float" office:value="0.767692020527018" calcext:value-type="float">
            <text:p>0.7676920205</text:p>
          </table:table-cell>
          <table:table-cell table:formula="of:=[.A821]-1" office:value-type="float" office:value="-0.232307979472982" calcext:value-type="float">
            <text:p>-0.2323079795</text:p>
          </table:table-cell>
          <table:table-cell table:formula="of:=[.B821]+[.$C$1]" office:value-type="float" office:value="-0.062307979472982" calcext:value-type="float">
            <text:p>-0.0623079795</text:p>
          </table:table-cell>
          <table:table-cell table:formula="of:=[.D820]+([.D820]*[.C821]/100)" office:value-type="float" office:value="82.0703739091952" calcext:value-type="float">
            <text:p>82.0703739092</text:p>
          </table:table-cell>
          <table:table-cell office:value-type="float" office:value="103.714398145023" calcext:value-type="float">
            <text:p>103.714398145</text:p>
          </table:table-cell>
          <table:table-cell office:value-type="float" office:value="102.846942363235" calcext:value-type="float">
            <text:p>102.8469423632</text:p>
          </table:table-cell>
          <table:table-cell table:number-columns-repeated="3"/>
        </table:table-row>
        <table:table-row table:style-name="ro1">
          <table:table-cell office:value-type="float" office:value="0.843448688364879" calcext:value-type="float">
            <text:p>0.8434486884</text:p>
          </table:table-cell>
          <table:table-cell table:formula="of:=[.A822]-1" office:value-type="float" office:value="-0.156551311635121" calcext:value-type="float">
            <text:p>-0.1565513116</text:p>
          </table:table-cell>
          <table:table-cell table:formula="of:=[.B822]+[.$C$1]" office:value-type="float" office:value="0.0134486883648791" calcext:value-type="float">
            <text:p>0.0134486884</text:p>
          </table:table-cell>
          <table:table-cell table:formula="of:=[.D821]+([.D821]*[.C822]/100)" office:value-type="float" office:value="82.0814112980221" calcext:value-type="float">
            <text:p>82.081411298</text:p>
          </table:table-cell>
          <table:table-cell office:value-type="float" office:value="100.397297131495" calcext:value-type="float">
            <text:p>100.3972971315</text:p>
          </table:table-cell>
          <table:table-cell office:value-type="float" office:value="103.714398145023" calcext:value-type="float">
            <text:p>103.714398145</text:p>
          </table:table-cell>
          <table:table-cell table:number-columns-repeated="3"/>
        </table:table-row>
        <table:table-row table:style-name="ro1">
          <table:table-cell office:value-type="float" office:value="0.792145869912109" calcext:value-type="float">
            <text:p>0.7921458699</text:p>
          </table:table-cell>
          <table:table-cell table:formula="of:=[.A823]-1" office:value-type="float" office:value="-0.207854130087891" calcext:value-type="float">
            <text:p>-0.2078541301</text:p>
          </table:table-cell>
          <table:table-cell table:formula="of:=[.B823]+[.$C$1]" office:value-type="float" office:value="-0.0378541300878909" calcext:value-type="float">
            <text:p>-0.0378541301</text:p>
          </table:table-cell>
          <table:table-cell table:formula="of:=[.D822]+([.D822]*[.C823]/100)" office:value-type="float" office:value="82.0503400938114" calcext:value-type="float">
            <text:p>82.0503400938</text:p>
          </table:table-cell>
          <table:table-cell office:value-type="float" office:value="101.359601883689" calcext:value-type="float">
            <text:p>101.3596018837</text:p>
          </table:table-cell>
          <table:table-cell office:value-type="float" office:value="100.397297131495" calcext:value-type="float">
            <text:p>100.3972971315</text:p>
          </table:table-cell>
          <table:table-cell table:number-columns-repeated="3"/>
        </table:table-row>
        <table:table-row table:style-name="ro1">
          <table:table-cell office:value-type="float" office:value="0.607516600166969" calcext:value-type="float">
            <text:p>0.6075166002</text:p>
          </table:table-cell>
          <table:table-cell table:formula="of:=[.A824]-1" office:value-type="float" office:value="-0.392483399833031" calcext:value-type="float">
            <text:p>-0.3924833998</text:p>
          </table:table-cell>
          <table:table-cell table:formula="of:=[.B824]+[.$C$1]" office:value-type="float" office:value="-0.222483399833031" calcext:value-type="float">
            <text:p>-0.2224833998</text:p>
          </table:table-cell>
          <table:table-cell table:formula="of:=[.D823]+([.D823]*[.C824]/100)" office:value-type="float" office:value="81.8677917075961" calcext:value-type="float">
            <text:p>81.8677917076</text:p>
          </table:table-cell>
          <table:table-cell office:value-type="float" office:value="103.573784973052" calcext:value-type="float">
            <text:p>103.5737849731</text:p>
          </table:table-cell>
          <table:table-cell office:value-type="float" office:value="101.359601883689" calcext:value-type="float">
            <text:p>101.3596018837</text:p>
          </table:table-cell>
          <table:table-cell table:number-columns-repeated="3"/>
        </table:table-row>
        <table:table-row table:style-name="ro1">
          <table:table-cell office:value-type="float" office:value="0.848703798963752" calcext:value-type="float">
            <text:p>0.848703799</text:p>
          </table:table-cell>
          <table:table-cell table:formula="of:=[.A825]-1" office:value-type="float" office:value="-0.151296201036248" calcext:value-type="float">
            <text:p>-0.151296201</text:p>
          </table:table-cell>
          <table:table-cell table:formula="of:=[.B825]+[.$C$1]" office:value-type="float" office:value="0.018703798963752" calcext:value-type="float">
            <text:p>0.018703799</text:p>
          </table:table-cell>
          <table:table-cell table:formula="of:=[.D824]+([.D824]*[.C825]/100)" office:value-type="float" office:value="81.8831040947731" calcext:value-type="float">
            <text:p>81.8831040948</text:p>
          </table:table-cell>
          <table:table-cell office:value-type="float" office:value="102.93719745018" calcext:value-type="float">
            <text:p>102.9371974502</text:p>
          </table:table-cell>
          <table:table-cell office:value-type="float" office:value="103.573784973052" calcext:value-type="float">
            <text:p>103.5737849731</text:p>
          </table:table-cell>
          <table:table-cell table:number-columns-repeated="3"/>
        </table:table-row>
        <table:table-row table:style-name="ro1">
          <table:table-cell office:value-type="float" office:value="0.754518365130538" calcext:value-type="float">
            <text:p>0.7545183651</text:p>
          </table:table-cell>
          <table:table-cell table:formula="of:=[.A826]-1" office:value-type="float" office:value="-0.245481634869462" calcext:value-type="float">
            <text:p>-0.2454816349</text:p>
          </table:table-cell>
          <table:table-cell table:formula="of:=[.B826]+[.$C$1]" office:value-type="float" office:value="-0.0754816348694619" calcext:value-type="float">
            <text:p>-0.0754816349</text:p>
          </table:table-cell>
          <table:table-cell table:formula="of:=[.D825]+([.D825]*[.C826]/100)" office:value-type="float" office:value="81.8212973891206" calcext:value-type="float">
            <text:p>81.8212973891</text:p>
          </table:table-cell>
          <table:table-cell office:value-type="float" office:value="103.083602921849" calcext:value-type="float">
            <text:p>103.0836029218</text:p>
          </table:table-cell>
          <table:table-cell office:value-type="float" office:value="102.93719745018" calcext:value-type="float">
            <text:p>102.9371974502</text:p>
          </table:table-cell>
          <table:table-cell table:number-columns-repeated="3"/>
        </table:table-row>
        <table:table-row table:style-name="ro1">
          <table:table-cell office:value-type="float" office:value="0.985634269713197" calcext:value-type="float">
            <text:p>0.9856342697</text:p>
          </table:table-cell>
          <table:table-cell table:formula="of:=[.A827]-1" office:value-type="float" office:value="-0.0143657302868029" calcext:value-type="float">
            <text:p>-0.0143657303</text:p>
          </table:table-cell>
          <table:table-cell table:formula="of:=[.B827]+[.$C$1]" office:value-type="float" office:value="0.155634269713197" calcext:value-type="float">
            <text:p>0.1556342697</text:p>
          </table:table-cell>
          <table:table-cell table:formula="of:=[.D826]+([.D826]*[.C827]/100)" office:value-type="float" office:value="81.948639367782" calcext:value-type="float">
            <text:p>81.9486393678</text:p>
          </table:table-cell>
          <table:table-cell office:value-type="float" office:value="101.459560736763" calcext:value-type="float">
            <text:p>101.4595607368</text:p>
          </table:table-cell>
          <table:table-cell office:value-type="float" office:value="103.083602921849" calcext:value-type="float">
            <text:p>103.0836029218</text:p>
          </table:table-cell>
          <table:table-cell table:number-columns-repeated="3"/>
        </table:table-row>
        <table:table-row table:style-name="ro1">
          <table:table-cell office:value-type="float" office:value="1.03036233510231" calcext:value-type="float">
            <text:p>1.0303623351</text:p>
          </table:table-cell>
          <table:table-cell table:formula="of:=[.A828]-1" office:value-type="float" office:value="0.0303623351023099" calcext:value-type="float">
            <text:p>0.0303623351</text:p>
          </table:table-cell>
          <table:table-cell table:formula="of:=[.B828]+[.$C$1]" office:value-type="float" office:value="0.20036233510231" calcext:value-type="float">
            <text:p>0.2003623351</text:p>
          </table:table-cell>
          <table:table-cell table:formula="of:=[.D827]+([.D827]*[.C828]/100)" office:value-type="float" office:value="82.1128335752038" calcext:value-type="float">
            <text:p>82.1128335752</text:p>
          </table:table-cell>
          <table:table-cell office:value-type="float" office:value="100.310287737439" calcext:value-type="float">
            <text:p>100.3102877374</text:p>
          </table:table-cell>
          <table:table-cell office:value-type="float" office:value="101.459560736763" calcext:value-type="float">
            <text:p>101.4595607368</text:p>
          </table:table-cell>
          <table:table-cell table:number-columns-repeated="3"/>
        </table:table-row>
        <table:table-row table:style-name="ro1">
          <table:table-cell office:value-type="float" office:value="1.11594636446133" calcext:value-type="float">
            <text:p>1.1159463645</text:p>
          </table:table-cell>
          <table:table-cell table:formula="of:=[.A829]-1" office:value-type="float" office:value="0.11594636446133" calcext:value-type="float">
            <text:p>0.1159463645</text:p>
          </table:table-cell>
          <table:table-cell table:formula="of:=[.B829]+[.$C$1]" office:value-type="float" office:value="0.28594636446133" calcext:value-type="float">
            <text:p>0.2859463645</text:p>
          </table:table-cell>
          <table:table-cell table:formula="of:=[.D828]+([.D828]*[.C829]/100)" office:value-type="float" office:value="82.3476322375683" calcext:value-type="float">
            <text:p>82.3476322376</text:p>
          </table:table-cell>
          <table:table-cell office:value-type="float" office:value="100.526999795095" calcext:value-type="float">
            <text:p>100.5269997951</text:p>
          </table:table-cell>
          <table:table-cell office:value-type="float" office:value="100.310287737439" calcext:value-type="float">
            <text:p>100.3102877374</text:p>
          </table:table-cell>
          <table:table-cell table:number-columns-repeated="3"/>
        </table:table-row>
        <table:table-row table:style-name="ro1">
          <table:table-cell office:value-type="float" office:value="0.807433335460809" calcext:value-type="float">
            <text:p>0.8074333355</text:p>
          </table:table-cell>
          <table:table-cell table:formula="of:=[.A830]-1" office:value-type="float" office:value="-0.192566664539191" calcext:value-type="float">
            <text:p>-0.1925666645</text:p>
          </table:table-cell>
          <table:table-cell table:formula="of:=[.B830]+[.$C$1]" office:value-type="float" office:value="-0.0225666645391909" calcext:value-type="float">
            <text:p>-0.0225666645</text:p>
          </table:table-cell>
          <table:table-cell table:formula="of:=[.D829]+([.D829]*[.C830]/100)" office:value-type="float" office:value="82.3290491236453" calcext:value-type="float">
            <text:p>82.3290491236</text:p>
          </table:table-cell>
          <table:table-cell office:value-type="float" office:value="98.4062925075536" calcext:value-type="float">
            <text:p>98.4062925076</text:p>
          </table:table-cell>
          <table:table-cell office:value-type="float" office:value="100.526999795095" calcext:value-type="float">
            <text:p>100.5269997951</text:p>
          </table:table-cell>
          <table:table-cell table:number-columns-repeated="3"/>
        </table:table-row>
        <table:table-row table:style-name="ro1">
          <table:table-cell office:value-type="float" office:value="1.47077305865958" calcext:value-type="float">
            <text:p>1.4707730587</text:p>
          </table:table-cell>
          <table:table-cell table:formula="of:=[.A831]-1" office:value-type="float" office:value="0.47077305865958" calcext:value-type="float">
            <text:p>0.4707730587</text:p>
          </table:table-cell>
          <table:table-cell table:formula="of:=[.B831]+[.$C$1]" office:value-type="float" office:value="0.64077305865958" calcext:value-type="float">
            <text:p>0.6407730587</text:p>
          </table:table-cell>
          <table:table-cell table:formula="of:=[.D830]+([.D830]*[.C831]/100)" office:value-type="float" office:value="82.8565914898802" calcext:value-type="float">
            <text:p>82.8565914899</text:p>
          </table:table-cell>
          <table:table-cell office:value-type="float" office:value="97.9495993069667" calcext:value-type="float">
            <text:p>97.949599307</text:p>
          </table:table-cell>
          <table:table-cell office:value-type="float" office:value="98.4062925075536" calcext:value-type="float">
            <text:p>98.4062925076</text:p>
          </table:table-cell>
          <table:table-cell table:number-columns-repeated="3"/>
        </table:table-row>
        <table:table-row table:style-name="ro1">
          <table:table-cell office:value-type="float" office:value="1.33258147265865" calcext:value-type="float">
            <text:p>1.3325814727</text:p>
          </table:table-cell>
          <table:table-cell table:formula="of:=[.A832]-1" office:value-type="float" office:value="0.33258147265865" calcext:value-type="float">
            <text:p>0.3325814727</text:p>
          </table:table-cell>
          <table:table-cell table:formula="of:=[.B832]+[.$C$1]" office:value-type="float" office:value="0.50258147265865" calcext:value-type="float">
            <text:p>0.5025814727</text:p>
          </table:table-cell>
          <table:table-cell table:formula="of:=[.D831]+([.D831]*[.C832]/100)" office:value-type="float" office:value="83.2730133675848" calcext:value-type="float">
            <text:p>83.2730133676</text:p>
          </table:table-cell>
          <table:table-cell office:value-type="float" office:value="95.936956770198" calcext:value-type="float">
            <text:p>95.9369567702</text:p>
          </table:table-cell>
          <table:table-cell office:value-type="float" office:value="97.9495993069667" calcext:value-type="float">
            <text:p>97.949599307</text:p>
          </table:table-cell>
          <table:table-cell table:number-columns-repeated="3"/>
        </table:table-row>
        <table:table-row table:style-name="ro1">
          <table:table-cell office:value-type="float" office:value="1.25943252609379" calcext:value-type="float">
            <text:p>1.2594325261</text:p>
          </table:table-cell>
          <table:table-cell table:formula="of:=[.A833]-1" office:value-type="float" office:value="0.25943252609379" calcext:value-type="float">
            <text:p>0.2594325261</text:p>
          </table:table-cell>
          <table:table-cell table:formula="of:=[.B833]+[.$C$1]" office:value-type="float" office:value="0.42943252609379" calcext:value-type="float">
            <text:p>0.4294325261</text:p>
          </table:table-cell>
          <table:table-cell table:formula="of:=[.D832]+([.D832]*[.C833]/100)" office:value-type="float" office:value="83.6306147724437" calcext:value-type="float">
            <text:p>83.6306147724</text:p>
          </table:table-cell>
          <table:table-cell office:value-type="float" office:value="95.7162416941529" calcext:value-type="float">
            <text:p>95.7162416942</text:p>
          </table:table-cell>
          <table:table-cell office:value-type="float" office:value="95.936956770198" calcext:value-type="float">
            <text:p>95.9369567702</text:p>
          </table:table-cell>
          <table:table-cell table:number-columns-repeated="3"/>
        </table:table-row>
        <table:table-row table:style-name="ro1">
          <table:table-cell office:value-type="float" office:value="0.807316516194042" calcext:value-type="float">
            <text:p>0.8073165162</text:p>
          </table:table-cell>
          <table:table-cell table:formula="of:=[.A834]-1" office:value-type="float" office:value="-0.192683483805958" calcext:value-type="float">
            <text:p>-0.1926834838</text:p>
          </table:table-cell>
          <table:table-cell table:formula="of:=[.B834]+[.$C$1]" office:value-type="float" office:value="-0.0226834838059579" calcext:value-type="float">
            <text:p>-0.0226834838</text:p>
          </table:table-cell>
          <table:table-cell table:formula="of:=[.D833]+([.D833]*[.C834]/100)" office:value-type="float" office:value="83.6116444354849" calcext:value-type="float">
            <text:p>83.6116444355</text:p>
          </table:table-cell>
          <table:table-cell office:value-type="float" office:value="98.1992093246005" calcext:value-type="float">
            <text:p>98.1992093246</text:p>
          </table:table-cell>
          <table:table-cell office:value-type="float" office:value="95.7162416941529" calcext:value-type="float">
            <text:p>95.7162416942</text:p>
          </table:table-cell>
          <table:table-cell table:number-columns-repeated="3"/>
        </table:table-row>
        <table:table-row table:style-name="ro1">
          <table:table-cell office:value-type="float" office:value="0.675453244938487" calcext:value-type="float">
            <text:p>0.6754532449</text:p>
          </table:table-cell>
          <table:table-cell table:formula="of:=[.A835]-1" office:value-type="float" office:value="-0.324546755061513" calcext:value-type="float">
            <text:p>-0.3245467551</text:p>
          </table:table-cell>
          <table:table-cell table:formula="of:=[.B835]+[.$C$1]" office:value-type="float" office:value="-0.154546755061513" calcext:value-type="float">
            <text:p>-0.1545467551</text:p>
          </table:table-cell>
          <table:table-cell table:formula="of:=[.D834]+([.D834]*[.C835]/100)" office:value-type="float" office:value="83.4824253521563" calcext:value-type="float">
            <text:p>83.4824253522</text:p>
          </table:table-cell>
          <table:table-cell office:value-type="float" office:value="98.4771983016582" calcext:value-type="float">
            <text:p>98.4771983017</text:p>
          </table:table-cell>
          <table:table-cell office:value-type="float" office:value="98.1992093246005" calcext:value-type="float">
            <text:p>98.1992093246</text:p>
          </table:table-cell>
          <table:table-cell table:number-columns-repeated="3"/>
        </table:table-row>
        <table:table-row table:style-name="ro1">
          <table:table-cell office:value-type="float" office:value="0.557751085064361" calcext:value-type="float">
            <text:p>0.5577510851</text:p>
          </table:table-cell>
          <table:table-cell table:formula="of:=[.A836]-1" office:value-type="float" office:value="-0.442248914935639" calcext:value-type="float">
            <text:p>-0.4422489149</text:p>
          </table:table-cell>
          <table:table-cell table:formula="of:=[.B836]+[.$C$1]" office:value-type="float" office:value="-0.272248914935639" calcext:value-type="float">
            <text:p>-0.2722489149</text:p>
          </table:table-cell>
          <table:table-cell table:formula="of:=[.D835]+([.D835]*[.C836]/100)" office:value-type="float" office:value="83.2551453549731" calcext:value-type="float">
            <text:p>83.255145355</text:p>
          </table:table-cell>
          <table:table-cell office:value-type="float" office:value="102.65340784742" calcext:value-type="float">
            <text:p>102.6534078474</text:p>
          </table:table-cell>
          <table:table-cell office:value-type="float" office:value="98.4771983016582" calcext:value-type="float">
            <text:p>98.4771983017</text:p>
          </table:table-cell>
          <table:table-cell table:number-columns-repeated="3"/>
        </table:table-row>
        <table:table-row table:style-name="ro1">
          <table:table-cell office:value-type="float" office:value="0.785291220054332" calcext:value-type="float">
            <text:p>0.7852912201</text:p>
          </table:table-cell>
          <table:table-cell table:formula="of:=[.A837]-1" office:value-type="float" office:value="-0.214708779945668" calcext:value-type="float">
            <text:p>-0.2147087799</text:p>
          </table:table-cell>
          <table:table-cell table:formula="of:=[.B837]+[.$C$1]" office:value-type="float" office:value="-0.0447087799456679" calcext:value-type="float">
            <text:p>-0.0447087799</text:p>
          </table:table-cell>
          <table:table-cell table:formula="of:=[.D836]+([.D836]*[.C837]/100)" office:value-type="float" office:value="83.2179229952429" calcext:value-type="float">
            <text:p>83.2179229952</text:p>
          </table:table-cell>
          <table:table-cell office:value-type="float" office:value="102.434823265459" calcext:value-type="float">
            <text:p>102.4348232655</text:p>
          </table:table-cell>
          <table:table-cell office:value-type="float" office:value="102.65340784742" calcext:value-type="float">
            <text:p>102.6534078474</text:p>
          </table:table-cell>
          <table:table-cell table:number-columns-repeated="3"/>
        </table:table-row>
        <table:table-row table:style-name="ro1">
          <table:table-cell office:value-type="float" office:value="0.666748800469814" calcext:value-type="float">
            <text:p>0.6667488005</text:p>
          </table:table-cell>
          <table:table-cell table:formula="of:=[.A838]-1" office:value-type="float" office:value="-0.333251199530186" calcext:value-type="float">
            <text:p>-0.3332511995</text:p>
          </table:table-cell>
          <table:table-cell table:formula="of:=[.B838]+[.$C$1]" office:value-type="float" office:value="-0.163251199530186" calcext:value-type="float">
            <text:p>-0.1632511995</text:p>
          </table:table-cell>
          <table:table-cell table:formula="of:=[.D837]+([.D837]*[.C838]/100)" office:value-type="float" office:value="83.0820687377291" calcext:value-type="float">
            <text:p>83.0820687377</text:p>
          </table:table-cell>
          <table:table-cell office:value-type="float" office:value="102.429621847875" calcext:value-type="float">
            <text:p>102.4296218479</text:p>
          </table:table-cell>
          <table:table-cell office:value-type="float" office:value="102.434823265459" calcext:value-type="float">
            <text:p>102.4348232655</text:p>
          </table:table-cell>
          <table:table-cell table:number-columns-repeated="3"/>
        </table:table-row>
        <table:table-row table:style-name="ro1">
          <table:table-cell office:value-type="float" office:value="0.758318194563641" calcext:value-type="float">
            <text:p>0.7583181946</text:p>
          </table:table-cell>
          <table:table-cell table:formula="of:=[.A839]-1" office:value-type="float" office:value="-0.241681805436359" calcext:value-type="float">
            <text:p>-0.2416818054</text:p>
          </table:table-cell>
          <table:table-cell table:formula="of:=[.B839]+[.$C$1]" office:value-type="float" office:value="-0.071681805436359" calcext:value-type="float">
            <text:p>-0.0716818054</text:p>
          </table:table-cell>
          <table:table-cell table:formula="of:=[.D838]+([.D838]*[.C839]/100)" office:value-type="float" office:value="83.022514010864" calcext:value-type="float">
            <text:p>83.0225140109</text:p>
          </table:table-cell>
          <table:table-cell office:value-type="float" office:value="103.097834014538" calcext:value-type="float">
            <text:p>103.0978340145</text:p>
          </table:table-cell>
          <table:table-cell office:value-type="float" office:value="102.429621847875" calcext:value-type="float">
            <text:p>102.4296218479</text:p>
          </table:table-cell>
          <table:table-cell table:number-columns-repeated="3"/>
        </table:table-row>
        <table:table-row table:style-name="ro1">
          <table:table-cell office:value-type="float" office:value="0.983133016277132" calcext:value-type="float">
            <text:p>0.9831330163</text:p>
          </table:table-cell>
          <table:table-cell table:formula="of:=[.A840]-1" office:value-type="float" office:value="-0.0168669837228679" calcext:value-type="float">
            <text:p>-0.0168669837</text:p>
          </table:table-cell>
          <table:table-cell table:formula="of:=[.B840]+[.$C$1]" office:value-type="float" office:value="0.153133016277132" calcext:value-type="float">
            <text:p>0.1531330163</text:p>
          </table:table-cell>
          <table:table-cell table:formula="of:=[.D839]+([.D839]*[.C840]/100)" office:value-type="float" office:value="83.1496488907579" calcext:value-type="float">
            <text:p>83.1496488908</text:p>
          </table:table-cell>
          <table:table-cell office:value-type="float" office:value="103.543533497844" calcext:value-type="float">
            <text:p>103.5435334978</text:p>
          </table:table-cell>
          <table:table-cell office:value-type="float" office:value="103.097834014538" calcext:value-type="float">
            <text:p>103.0978340145</text:p>
          </table:table-cell>
          <table:table-cell table:number-columns-repeated="3"/>
        </table:table-row>
        <table:table-row table:style-name="ro1">
          <table:table-cell office:value-type="float" office:value="0.758393008938098" calcext:value-type="float">
            <text:p>0.7583930089</text:p>
          </table:table-cell>
          <table:table-cell table:formula="of:=[.A841]-1" office:value-type="float" office:value="-0.241606991061902" calcext:value-type="float">
            <text:p>-0.2416069911</text:p>
          </table:table-cell>
          <table:table-cell table:formula="of:=[.B841]+[.$C$1]" office:value-type="float" office:value="-0.071606991061902" calcext:value-type="float">
            <text:p>-0.0716069911</text:p>
          </table:table-cell>
          <table:table-cell table:formula="of:=[.D840]+([.D840]*[.C841]/100)" office:value-type="float" office:value="83.0901079291087" calcext:value-type="float">
            <text:p>83.0901079291</text:p>
          </table:table-cell>
          <table:table-cell office:value-type="float" office:value="103.937593253931" calcext:value-type="float">
            <text:p>103.9375932539</text:p>
          </table:table-cell>
          <table:table-cell office:value-type="float" office:value="103.543533497844" calcext:value-type="float">
            <text:p>103.5435334978</text:p>
          </table:table-cell>
          <table:table-cell table:number-columns-repeated="3"/>
        </table:table-row>
        <table:table-row table:style-name="ro1">
          <table:table-cell office:value-type="float" office:value="1.42032931647869" calcext:value-type="float">
            <text:p>1.4203293165</text:p>
          </table:table-cell>
          <table:table-cell table:formula="of:=[.A842]-1" office:value-type="float" office:value="0.42032931647869" calcext:value-type="float">
            <text:p>0.4203293165</text:p>
          </table:table-cell>
          <table:table-cell table:formula="of:=[.B842]+[.$C$1]" office:value-type="float" office:value="0.59032931647869" calcext:value-type="float">
            <text:p>0.5903293165</text:p>
          </table:table-cell>
          <table:table-cell table:formula="of:=[.D841]+([.D841]*[.C842]/100)" office:value-type="float" office:value="83.580613195308" calcext:value-type="float">
            <text:p>83.5806131953</text:p>
          </table:table-cell>
          <table:table-cell office:value-type="float" office:value="102.244526108007" calcext:value-type="float">
            <text:p>102.244526108</text:p>
          </table:table-cell>
          <table:table-cell office:value-type="float" office:value="103.937593253931" calcext:value-type="float">
            <text:p>103.9375932539</text:p>
          </table:table-cell>
          <table:table-cell table:number-columns-repeated="3"/>
        </table:table-row>
        <table:table-row table:style-name="ro1">
          <table:table-cell office:value-type="float" office:value="0.619635166168191" calcext:value-type="float">
            <text:p>0.6196351662</text:p>
          </table:table-cell>
          <table:table-cell table:formula="of:=[.A843]-1" office:value-type="float" office:value="-0.380364833831809" calcext:value-type="float">
            <text:p>-0.3803648338</text:p>
          </table:table-cell>
          <table:table-cell table:formula="of:=[.B843]+[.$C$1]" office:value-type="float" office:value="-0.210364833831809" calcext:value-type="float">
            <text:p>-0.2103648338</text:p>
          </table:table-cell>
          <table:table-cell table:formula="of:=[.D842]+([.D842]*[.C843]/100)" office:value-type="float" office:value="83.4047889772441" calcext:value-type="float">
            <text:p>83.4047889772</text:p>
          </table:table-cell>
          <table:table-cell office:value-type="float" office:value="103.834388716489" calcext:value-type="float">
            <text:p>103.8343887165</text:p>
          </table:table-cell>
          <table:table-cell office:value-type="float" office:value="102.244526108007" calcext:value-type="float">
            <text:p>102.244526108</text:p>
          </table:table-cell>
          <table:table-cell table:number-columns-repeated="3"/>
        </table:table-row>
        <table:table-row table:style-name="ro1">
          <table:table-cell office:value-type="float" office:value="0.785480559874144" calcext:value-type="float">
            <text:p>0.7854805599</text:p>
          </table:table-cell>
          <table:table-cell table:formula="of:=[.A844]-1" office:value-type="float" office:value="-0.214519440125856" calcext:value-type="float">
            <text:p>-0.2145194401</text:p>
          </table:table-cell>
          <table:table-cell table:formula="of:=[.B844]+[.$C$1]" office:value-type="float" office:value="-0.0445194401258559" calcext:value-type="float">
            <text:p>-0.0445194401</text:p>
          </table:table-cell>
          <table:table-cell table:formula="of:=[.D843]+([.D843]*[.C844]/100)" office:value-type="float" office:value="83.3676576321533" calcext:value-type="float">
            <text:p>83.3676576322</text:p>
          </table:table-cell>
          <table:table-cell office:value-type="float" office:value="102.446407873377" calcext:value-type="float">
            <text:p>102.4464078734</text:p>
          </table:table-cell>
          <table:table-cell office:value-type="float" office:value="103.834388716489" calcext:value-type="float">
            <text:p>103.8343887165</text:p>
          </table:table-cell>
          <table:table-cell table:number-columns-repeated="3"/>
        </table:table-row>
        <table:table-row table:style-name="ro1">
          <table:table-cell office:value-type="float" office:value="0.700338424915139" calcext:value-type="float">
            <text:p>0.7003384249</text:p>
          </table:table-cell>
          <table:table-cell table:formula="of:=[.A845]-1" office:value-type="float" office:value="-0.299661575084861" calcext:value-type="float">
            <text:p>-0.2996615751</text:p>
          </table:table-cell>
          <table:table-cell table:formula="of:=[.B845]+[.$C$1]" office:value-type="float" office:value="-0.129661575084861" calcext:value-type="float">
            <text:p>-0.1296615751</text:p>
          </table:table-cell>
          <table:table-cell table:formula="of:=[.D844]+([.D844]*[.C845]/100)" office:value-type="float" office:value="83.2595618141561" calcext:value-type="float">
            <text:p>83.2595618142</text:p>
          </table:table-cell>
          <table:table-cell office:value-type="float" office:value="101.880126945013" calcext:value-type="float">
            <text:p>101.880126945</text:p>
          </table:table-cell>
          <table:table-cell office:value-type="float" office:value="102.446407873377" calcext:value-type="float">
            <text:p>102.4464078734</text:p>
          </table:table-cell>
          <table:table-cell table:number-columns-repeated="3"/>
        </table:table-row>
        <table:table-row table:style-name="ro1">
          <table:table-cell office:value-type="float" office:value="0.706312873318898" calcext:value-type="float">
            <text:p>0.7063128733</text:p>
          </table:table-cell>
          <table:table-cell table:formula="of:=[.A846]-1" office:value-type="float" office:value="-0.293687126681102" calcext:value-type="float">
            <text:p>-0.2936871267</text:p>
          </table:table-cell>
          <table:table-cell table:formula="of:=[.B846]+[.$C$1]" office:value-type="float" office:value="-0.123687126681102" calcext:value-type="float">
            <text:p>-0.1236871267</text:p>
          </table:table-cell>
          <table:table-cell table:formula="of:=[.D845]+([.D845]*[.C846]/100)" office:value-type="float" office:value="83.1565804544609" calcext:value-type="float">
            <text:p>83.1565804545</text:p>
          </table:table-cell>
          <table:table-cell office:value-type="float" office:value="100.759823787227" calcext:value-type="float">
            <text:p>100.7598237872</text:p>
          </table:table-cell>
          <table:table-cell office:value-type="float" office:value="101.880126945013" calcext:value-type="float">
            <text:p>101.880126945</text:p>
          </table:table-cell>
          <table:table-cell table:number-columns-repeated="3"/>
        </table:table-row>
        <table:table-row table:style-name="ro1">
          <table:table-cell office:value-type="float" office:value="0.29788577355141" calcext:value-type="float">
            <text:p>0.2978857736</text:p>
          </table:table-cell>
          <table:table-cell table:formula="of:=[.A847]-1" office:value-type="float" office:value="-0.70211422644859" calcext:value-type="float">
            <text:p>-0.7021142264</text:p>
          </table:table-cell>
          <table:table-cell table:formula="of:=[.B847]+[.$C$1]" office:value-type="float" office:value="-0.53211422644859" calcext:value-type="float">
            <text:p>-0.5321142264</text:p>
          </table:table-cell>
          <table:table-cell table:formula="of:=[.D846]+([.D846]*[.C847]/100)" office:value-type="float" office:value="82.7140924596345" calcext:value-type="float">
            <text:p>82.7140924596</text:p>
          </table:table-cell>
          <table:table-cell office:value-type="float" office:value="101.146118858392" calcext:value-type="float">
            <text:p>101.1461188584</text:p>
          </table:table-cell>
          <table:table-cell office:value-type="float" office:value="100.759823787227" calcext:value-type="float">
            <text:p>100.7598237872</text:p>
          </table:table-cell>
          <table:table-cell table:number-columns-repeated="3"/>
        </table:table-row>
        <table:table-row table:style-name="ro1">
          <table:table-cell office:value-type="float" office:value="1.00803417674096" calcext:value-type="float">
            <text:p>1.0080341767</text:p>
          </table:table-cell>
          <table:table-cell table:formula="of:=[.A848]-1" office:value-type="float" office:value="0.00803417674095996" calcext:value-type="float">
            <text:p>0.0080341767</text:p>
          </table:table-cell>
          <table:table-cell table:formula="of:=[.B848]+[.$C$1]" office:value-type="float" office:value="0.17803417674096" calcext:value-type="float">
            <text:p>0.1780341767</text:p>
          </table:table-cell>
          <table:table-cell table:formula="of:=[.D847]+([.D847]*[.C848]/100)" office:value-type="float" office:value="82.8613518131938" calcext:value-type="float">
            <text:p>82.8613518132</text:p>
          </table:table-cell>
          <table:table-cell office:value-type="float" office:value="101.125496257887" calcext:value-type="float">
            <text:p>101.1254962579</text:p>
          </table:table-cell>
          <table:table-cell office:value-type="float" office:value="101.146118858392" calcext:value-type="float">
            <text:p>101.1461188584</text:p>
          </table:table-cell>
          <table:table-cell table:number-columns-repeated="3"/>
        </table:table-row>
        <table:table-row table:style-name="ro1">
          <table:table-cell office:value-type="float" office:value="0.613785420046412" calcext:value-type="float">
            <text:p>0.61378542</text:p>
          </table:table-cell>
          <table:table-cell table:formula="of:=[.A849]-1" office:value-type="float" office:value="-0.386214579953588" calcext:value-type="float">
            <text:p>-0.38621458</text:p>
          </table:table-cell>
          <table:table-cell table:formula="of:=[.B849]+[.$C$1]" office:value-type="float" office:value="-0.216214579953588" calcext:value-type="float">
            <text:p>-0.21621458</text:p>
          </table:table-cell>
          <table:table-cell table:formula="of:=[.D848]+([.D848]*[.C849]/100)" office:value-type="float" office:value="82.682193489427" calcext:value-type="float">
            <text:p>82.6821934894</text:p>
          </table:table-cell>
          <table:table-cell office:value-type="float" office:value="100.272188359877" calcext:value-type="float">
            <text:p>100.2721883599</text:p>
          </table:table-cell>
          <table:table-cell office:value-type="float" office:value="101.125496257887" calcext:value-type="float">
            <text:p>101.1254962579</text:p>
          </table:table-cell>
          <table:table-cell table:number-columns-repeated="3"/>
        </table:table-row>
        <table:table-row table:style-name="ro1">
          <table:table-cell office:value-type="float" office:value="0.828853117590302" calcext:value-type="float">
            <text:p>0.8288531176</text:p>
          </table:table-cell>
          <table:table-cell table:formula="of:=[.A850]-1" office:value-type="float" office:value="-0.171146882409698" calcext:value-type="float">
            <text:p>-0.1711468824</text:p>
          </table:table-cell>
          <table:table-cell table:formula="of:=[.B850]+[.$C$1]" office:value-type="float" office:value="-0.00114688240969787" calcext:value-type="float">
            <text:p>-0.0011468824</text:p>
          </table:table-cell>
          <table:table-cell table:formula="of:=[.D849]+([.D849]*[.C850]/100)" office:value-type="float" office:value="82.681245221894" calcext:value-type="float">
            <text:p>82.6812452219</text:p>
          </table:table-cell>
          <table:table-cell office:value-type="float" office:value="103.146835574468" calcext:value-type="float">
            <text:p>103.1468355745</text:p>
          </table:table-cell>
          <table:table-cell office:value-type="float" office:value="100.272188359877" calcext:value-type="float">
            <text:p>100.2721883599</text:p>
          </table:table-cell>
          <table:table-cell table:number-columns-repeated="3"/>
        </table:table-row>
        <table:table-row table:style-name="ro1">
          <table:table-cell office:value-type="float" office:value="0.813578961833238" calcext:value-type="float">
            <text:p>0.8135789618</text:p>
          </table:table-cell>
          <table:table-cell table:formula="of:=[.A851]-1" office:value-type="float" office:value="-0.186421038166762" calcext:value-type="float">
            <text:p>-0.1864210382</text:p>
          </table:table-cell>
          <table:table-cell table:formula="of:=[.B851]+[.$C$1]" office:value-type="float" office:value="-0.0164210381667619" calcext:value-type="float">
            <text:p>-0.0164210382</text:p>
          </table:table-cell>
          <table:table-cell table:formula="of:=[.D850]+([.D850]*[.C851]/100)" office:value-type="float" office:value="82.6676681030593" calcext:value-type="float">
            <text:p>82.6676681031</text:p>
          </table:table-cell>
          <table:table-cell office:value-type="float" office:value="103.182288467259" calcext:value-type="float">
            <text:p>103.1822884673</text:p>
          </table:table-cell>
          <table:table-cell office:value-type="float" office:value="103.146835574468" calcext:value-type="float">
            <text:p>103.1468355745</text:p>
          </table:table-cell>
          <table:table-cell table:number-columns-repeated="3"/>
        </table:table-row>
        <table:table-row table:style-name="ro1">
          <table:table-cell office:value-type="float" office:value="0.699983945294721" calcext:value-type="float">
            <text:p>0.6999839453</text:p>
          </table:table-cell>
          <table:table-cell table:formula="of:=[.A852]-1" office:value-type="float" office:value="-0.300016054705279" calcext:value-type="float">
            <text:p>-0.3000160547</text:p>
          </table:table-cell>
          <table:table-cell table:formula="of:=[.B852]+[.$C$1]" office:value-type="float" office:value="-0.130016054705279" calcext:value-type="float">
            <text:p>-0.1300160547</text:p>
          </table:table-cell>
          <table:table-cell table:formula="of:=[.D851]+([.D851]*[.C852]/100)" office:value-type="float" office:value="82.5601868624749" calcext:value-type="float">
            <text:p>82.5601868625</text:p>
          </table:table-cell>
          <table:table-cell office:value-type="float" office:value="103.709887470473" calcext:value-type="float">
            <text:p>103.7098874705</text:p>
          </table:table-cell>
          <table:table-cell office:value-type="float" office:value="103.182288467259" calcext:value-type="float">
            <text:p>103.1822884673</text:p>
          </table:table-cell>
          <table:table-cell table:number-columns-repeated="3"/>
        </table:table-row>
        <table:table-row table:style-name="ro1">
          <table:table-cell office:value-type="float" office:value="0.823081490357236" calcext:value-type="float">
            <text:p>0.8230814904</text:p>
          </table:table-cell>
          <table:table-cell table:formula="of:=[.A853]-1" office:value-type="float" office:value="-0.176918509642764" calcext:value-type="float">
            <text:p>-0.1769185096</text:p>
          </table:table-cell>
          <table:table-cell table:formula="of:=[.B853]+[.$C$1]" office:value-type="float" office:value="-0.00691850964276389" calcext:value-type="float">
            <text:p>-0.0069185096</text:p>
          </table:table-cell>
          <table:table-cell table:formula="of:=[.D852]+([.D852]*[.C853]/100)" office:value-type="float" office:value="82.5544749279857" calcext:value-type="float">
            <text:p>82.554474928</text:p>
          </table:table-cell>
          <table:table-cell office:value-type="float" office:value="104.769596134406" calcext:value-type="float">
            <text:p>104.7695961344</text:p>
          </table:table-cell>
          <table:table-cell office:value-type="float" office:value="103.709887470473" calcext:value-type="float">
            <text:p>103.7098874705</text:p>
          </table:table-cell>
          <table:table-cell table:number-columns-repeated="3"/>
        </table:table-row>
        <table:table-row table:style-name="ro1">
          <table:table-cell office:value-type="float" office:value="0.822645428420796" calcext:value-type="float">
            <text:p>0.8226454284</text:p>
          </table:table-cell>
          <table:table-cell table:formula="of:=[.A854]-1" office:value-type="float" office:value="-0.177354571579204" calcext:value-type="float">
            <text:p>-0.1773545716</text:p>
          </table:table-cell>
          <table:table-cell table:formula="of:=[.B854]+[.$C$1]" office:value-type="float" office:value="-0.00735457157920397" calcext:value-type="float">
            <text:p>-0.0073545716</text:p>
          </table:table-cell>
          <table:table-cell table:formula="of:=[.D853]+([.D853]*[.C854]/100)" office:value-type="float" office:value="82.5484034000353" calcext:value-type="float">
            <text:p>82.5484034</text:p>
          </table:table-cell>
          <table:table-cell office:value-type="float" office:value="104.747009474681" calcext:value-type="float">
            <text:p>104.7470094747</text:p>
          </table:table-cell>
          <table:table-cell office:value-type="float" office:value="104.769596134406" calcext:value-type="float">
            <text:p>104.7695961344</text:p>
          </table:table-cell>
          <table:table-cell table:number-columns-repeated="3"/>
        </table:table-row>
        <table:table-row table:style-name="ro1">
          <table:table-cell office:value-type="float" office:value="0.482116768909796" calcext:value-type="float">
            <text:p>0.4821167689</text:p>
          </table:table-cell>
          <table:table-cell table:formula="of:=[.A855]-1" office:value-type="float" office:value="-0.517883231090204" calcext:value-type="float">
            <text:p>-0.5178832311</text:p>
          </table:table-cell>
          <table:table-cell table:formula="of:=[.B855]+[.$C$1]" office:value-type="float" office:value="-0.347883231090204" calcext:value-type="float">
            <text:p>-0.3478832311</text:p>
          </table:table-cell>
          <table:table-cell table:formula="of:=[.D854]+([.D854]*[.C855]/100)" office:value-type="float" office:value="82.2612313470739" calcext:value-type="float">
            <text:p>82.2612313471</text:p>
          </table:table-cell>
          <table:table-cell office:value-type="float" office:value="103.554443997693" calcext:value-type="float">
            <text:p>103.5544439977</text:p>
          </table:table-cell>
          <table:table-cell office:value-type="float" office:value="104.747009474681" calcext:value-type="float">
            <text:p>104.7470094747</text:p>
          </table:table-cell>
          <table:table-cell table:number-columns-repeated="3"/>
        </table:table-row>
        <table:table-row table:style-name="ro1">
          <table:table-cell office:value-type="float" office:value="0.613304066879087" calcext:value-type="float">
            <text:p>0.6133040669</text:p>
          </table:table-cell>
          <table:table-cell table:formula="of:=[.A856]-1" office:value-type="float" office:value="-0.386695933120913" calcext:value-type="float">
            <text:p>-0.3866959331</text:p>
          </table:table-cell>
          <table:table-cell table:formula="of:=[.B856]+[.$C$1]" office:value-type="float" office:value="-0.216695933120913" calcext:value-type="float">
            <text:p>-0.2166959331</text:p>
          </table:table-cell>
          <table:table-cell table:formula="of:=[.D855]+([.D855]*[.C856]/100)" office:value-type="float" office:value="82.0829746042096" calcext:value-type="float">
            <text:p>82.0829746042</text:p>
          </table:table-cell>
          <table:table-cell office:value-type="float" office:value="104.710283274224" calcext:value-type="float">
            <text:p>104.7102832742</text:p>
          </table:table-cell>
          <table:table-cell office:value-type="float" office:value="103.554443997693" calcext:value-type="float">
            <text:p>103.5544439977</text:p>
          </table:table-cell>
          <table:table-cell table:number-columns-repeated="3"/>
        </table:table-row>
        <table:table-row table:style-name="ro1">
          <table:table-cell office:value-type="float" office:value="1.16724774035657" calcext:value-type="float">
            <text:p>1.1672477404</text:p>
          </table:table-cell>
          <table:table-cell table:formula="of:=[.A857]-1" office:value-type="float" office:value="0.16724774035657" calcext:value-type="float">
            <text:p>0.1672477404</text:p>
          </table:table-cell>
          <table:table-cell table:formula="of:=[.B857]+[.$C$1]" office:value-type="float" office:value="0.33724774035657" calcext:value-type="float">
            <text:p>0.3372477404</text:p>
          </table:table-cell>
          <table:table-cell table:formula="of:=[.D856]+([.D856]*[.C857]/100)" office:value-type="float" office:value="82.3597975812797" calcext:value-type="float">
            <text:p>82.3597975813</text:p>
          </table:table-cell>
          <table:table-cell office:value-type="float" office:value="104.118169993245" calcext:value-type="float">
            <text:p>104.1181699932</text:p>
          </table:table-cell>
          <table:table-cell office:value-type="float" office:value="104.710283274224" calcext:value-type="float">
            <text:p>104.7102832742</text:p>
          </table:table-cell>
          <table:table-cell table:number-columns-repeated="3"/>
        </table:table-row>
        <table:table-row table:style-name="ro1">
          <table:table-cell office:value-type="float" office:value="0.983871616265788" calcext:value-type="float">
            <text:p>0.9838716163</text:p>
          </table:table-cell>
          <table:table-cell table:formula="of:=[.A858]-1" office:value-type="float" office:value="-0.0161283837342119" calcext:value-type="float">
            <text:p>-0.0161283837</text:p>
          </table:table-cell>
          <table:table-cell table:formula="of:=[.B858]+[.$C$1]" office:value-type="float" office:value="0.153871616265788" calcext:value-type="float">
            <text:p>0.1538716163</text:p>
          </table:table-cell>
          <table:table-cell table:formula="of:=[.D857]+([.D857]*[.C858]/100)" office:value-type="float" office:value="82.4865259329713" calcext:value-type="float">
            <text:p>82.486525933</text:p>
          </table:table-cell>
          <table:table-cell office:value-type="float" office:value="105.650600574811" calcext:value-type="float">
            <text:p>105.6506005748</text:p>
          </table:table-cell>
          <table:table-cell office:value-type="float" office:value="104.118169993245" calcext:value-type="float">
            <text:p>104.1181699932</text:p>
          </table:table-cell>
          <table:table-cell table:number-columns-repeated="3"/>
        </table:table-row>
        <table:table-row table:style-name="ro1">
          <table:table-cell office:value-type="float" office:value="0.510802951378558" calcext:value-type="float">
            <text:p>0.5108029514</text:p>
          </table:table-cell>
          <table:table-cell table:formula="of:=[.A859]-1" office:value-type="float" office:value="-0.489197048621442" calcext:value-type="float">
            <text:p>-0.4891970486</text:p>
          </table:table-cell>
          <table:table-cell table:formula="of:=[.B859]+[.$C$1]" office:value-type="float" office:value="-0.319197048621442" calcext:value-type="float">
            <text:p>-0.3191970486</text:p>
          </table:table-cell>
          <table:table-cell table:formula="of:=[.D858]+([.D858]*[.C859]/100)" office:value-type="float" office:value="82.2232313766829" calcext:value-type="float">
            <text:p>82.2232313767</text:p>
          </table:table-cell>
          <table:table-cell office:value-type="float" office:value="105.829904006459" calcext:value-type="float">
            <text:p>105.8299040065</text:p>
          </table:table-cell>
          <table:table-cell office:value-type="float" office:value="105.650600574811" calcext:value-type="float">
            <text:p>105.6506005748</text:p>
          </table:table-cell>
          <table:table-cell table:number-columns-repeated="3"/>
        </table:table-row>
        <table:table-row table:style-name="ro1">
          <table:table-cell office:value-type="float" office:value="0.769265649713407" calcext:value-type="float">
            <text:p>0.7692656497</text:p>
          </table:table-cell>
          <table:table-cell table:formula="of:=[.A860]-1" office:value-type="float" office:value="-0.230734350286593" calcext:value-type="float">
            <text:p>-0.2307343503</text:p>
          </table:table-cell>
          <table:table-cell table:formula="of:=[.B860]+[.$C$1]" office:value-type="float" office:value="-0.0607343502865929" calcext:value-type="float">
            <text:p>-0.0607343503</text:p>
          </table:table-cell>
          <table:table-cell table:formula="of:=[.D859]+([.D859]*[.C860]/100)" office:value-type="float" office:value="82.1732936313216" calcext:value-type="float">
            <text:p>82.1732936313</text:p>
          </table:table-cell>
          <table:table-cell office:value-type="float" office:value="105.806726464618" calcext:value-type="float">
            <text:p>105.8067264646</text:p>
          </table:table-cell>
          <table:table-cell office:value-type="float" office:value="105.829904006459" calcext:value-type="float">
            <text:p>105.8299040065</text:p>
          </table:table-cell>
          <table:table-cell table:number-columns-repeated="3"/>
        </table:table-row>
        <table:table-row table:style-name="ro1">
          <table:table-cell office:value-type="float" office:value="1.19275853680998" calcext:value-type="float">
            <text:p>1.1927585368</text:p>
          </table:table-cell>
          <table:table-cell table:formula="of:=[.A861]-1" office:value-type="float" office:value="0.19275853680998" calcext:value-type="float">
            <text:p>0.1927585368</text:p>
          </table:table-cell>
          <table:table-cell table:formula="of:=[.B861]+[.$C$1]" office:value-type="float" office:value="0.36275853680998" calcext:value-type="float">
            <text:p>0.3627585368</text:p>
          </table:table-cell>
          <table:table-cell table:formula="of:=[.D860]+([.D860]*[.C861]/100)" office:value-type="float" office:value="82.4713842689471" calcext:value-type="float">
            <text:p>82.4713842689</text:p>
          </table:table-cell>
          <table:table-cell office:value-type="float" office:value="105.331366396742" calcext:value-type="float">
            <text:p>105.3313663967</text:p>
          </table:table-cell>
          <table:table-cell office:value-type="float" office:value="105.806726464618" calcext:value-type="float">
            <text:p>105.8067264646</text:p>
          </table:table-cell>
          <table:table-cell table:number-columns-repeated="3"/>
        </table:table-row>
        <table:table-row table:style-name="ro1">
          <table:table-cell office:value-type="float" office:value="0.775718839902743" calcext:value-type="float">
            <text:p>0.7757188399</text:p>
          </table:table-cell>
          <table:table-cell table:formula="of:=[.A862]-1" office:value-type="float" office:value="-0.224281160097257" calcext:value-type="float">
            <text:p>-0.2242811601</text:p>
          </table:table-cell>
          <table:table-cell table:formula="of:=[.B862]+[.$C$1]" office:value-type="float" office:value="-0.0542811600972569" calcext:value-type="float">
            <text:p>-0.0542811601</text:p>
          </table:table-cell>
          <table:table-cell table:formula="of:=[.D861]+([.D861]*[.C862]/100)" office:value-type="float" office:value="82.4266178448177" calcext:value-type="float">
            <text:p>82.4266178448</text:p>
          </table:table-cell>
          <table:table-cell office:value-type="float" office:value="105.610637007469" calcext:value-type="float">
            <text:p>105.6106370075</text:p>
          </table:table-cell>
          <table:table-cell office:value-type="float" office:value="105.331366396742" calcext:value-type="float">
            <text:p>105.3313663967</text:p>
          </table:table-cell>
          <table:table-cell table:number-columns-repeated="3"/>
        </table:table-row>
        <table:table-row table:style-name="ro1">
          <table:table-cell office:value-type="float" office:value="0.753164140268735" calcext:value-type="float">
            <text:p>0.7531641403</text:p>
          </table:table-cell>
          <table:table-cell table:formula="of:=[.A863]-1" office:value-type="float" office:value="-0.246835859731265" calcext:value-type="float">
            <text:p>-0.2468358597</text:p>
          </table:table-cell>
          <table:table-cell table:formula="of:=[.B863]+[.$C$1]" office:value-type="float" office:value="-0.076835859731265" calcext:value-type="float">
            <text:p>-0.0768358597</text:p>
          </table:table-cell>
          <table:table-cell table:formula="of:=[.D862]+([.D862]*[.C863]/100)" office:value-type="float" office:value="82.3632846443492" calcext:value-type="float">
            <text:p>82.3632846443</text:p>
          </table:table-cell>
          <table:table-cell office:value-type="float" office:value="106.205296903779" calcext:value-type="float">
            <text:p>106.2052969038</text:p>
          </table:table-cell>
          <table:table-cell office:value-type="float" office:value="105.610637007469" calcext:value-type="float">
            <text:p>105.6106370075</text:p>
          </table:table-cell>
          <table:table-cell table:number-columns-repeated="3"/>
        </table:table-row>
        <table:table-row table:style-name="ro1">
          <table:table-cell office:value-type="float" office:value="0.616364860763706" calcext:value-type="float">
            <text:p>0.6163648608</text:p>
          </table:table-cell>
          <table:table-cell table:formula="of:=[.A864]-1" office:value-type="float" office:value="-0.383635139236294" calcext:value-type="float">
            <text:p>-0.3836351392</text:p>
          </table:table-cell>
          <table:table-cell table:formula="of:=[.B864]+[.$C$1]" office:value-type="float" office:value="-0.213635139236294" calcext:value-type="float">
            <text:p>-0.2136351392</text:p>
          </table:table-cell>
          <table:table-cell table:formula="of:=[.D863]+([.D863]*[.C864]/100)" office:value-type="float" office:value="82.1873277265197" calcext:value-type="float">
            <text:p>82.1873277265</text:p>
          </table:table-cell>
          <table:table-cell office:value-type="float" office:value="106.094344316378" calcext:value-type="float">
            <text:p>106.0943443164</text:p>
          </table:table-cell>
          <table:table-cell office:value-type="float" office:value="106.205296903779" calcext:value-type="float">
            <text:p>106.2052969038</text:p>
          </table:table-cell>
          <table:table-cell table:number-columns-repeated="3"/>
        </table:table-row>
        <table:table-row table:style-name="ro1">
          <table:table-cell office:value-type="float" office:value="0.85286408360203" calcext:value-type="float">
            <text:p>0.8528640836</text:p>
          </table:table-cell>
          <table:table-cell table:formula="of:=[.A865]-1" office:value-type="float" office:value="-0.14713591639797" calcext:value-type="float">
            <text:p>-0.1471359164</text:p>
          </table:table-cell>
          <table:table-cell table:formula="of:=[.B865]+[.$C$1]" office:value-type="float" office:value="0.02286408360203" calcext:value-type="float">
            <text:p>0.0228640836</text:p>
          </table:table-cell>
          <table:table-cell table:formula="of:=[.D864]+([.D864]*[.C865]/100)" office:value-type="float" office:value="82.2061191058414" calcext:value-type="float">
            <text:p>82.2061191058</text:p>
          </table:table-cell>
          <table:table-cell office:value-type="float" office:value="106.278158422577" calcext:value-type="float">
            <text:p>106.2781584226</text:p>
          </table:table-cell>
          <table:table-cell office:value-type="float" office:value="106.094344316378" calcext:value-type="float">
            <text:p>106.0943443164</text:p>
          </table:table-cell>
          <table:table-cell table:number-columns-repeated="3"/>
        </table:table-row>
        <table:table-row table:style-name="ro1">
          <table:table-cell office:value-type="float" office:value="0.697632573692353" calcext:value-type="float">
            <text:p>0.6976325737</text:p>
          </table:table-cell>
          <table:table-cell table:formula="of:=[.A866]-1" office:value-type="float" office:value="-0.302367426307647" calcext:value-type="float">
            <text:p>-0.3023674263</text:p>
          </table:table-cell>
          <table:table-cell table:formula="of:=[.B866]+[.$C$1]" office:value-type="float" office:value="-0.132367426307647" calcext:value-type="float">
            <text:p>-0.1323674263</text:p>
          </table:table-cell>
          <table:table-cell table:formula="of:=[.D865]+([.D865]*[.C866]/100)" office:value-type="float" office:value="82.0973049817136" calcext:value-type="float">
            <text:p>82.0973049817</text:p>
          </table:table-cell>
          <table:table-cell office:value-type="float" office:value="105.860921124649" calcext:value-type="float">
            <text:p>105.8609211246</text:p>
          </table:table-cell>
          <table:table-cell office:value-type="float" office:value="106.278158422577" calcext:value-type="float">
            <text:p>106.2781584226</text:p>
          </table:table-cell>
          <table:table-cell table:number-columns-repeated="3"/>
        </table:table-row>
        <table:table-row table:style-name="ro1">
          <table:table-cell office:value-type="float" office:value="1.17426042071826" calcext:value-type="float">
            <text:p>1.1742604207</text:p>
          </table:table-cell>
          <table:table-cell table:formula="of:=[.A867]-1" office:value-type="float" office:value="0.17426042071826" calcext:value-type="float">
            <text:p>0.1742604207</text:p>
          </table:table-cell>
          <table:table-cell table:formula="of:=[.B867]+[.$C$1]" office:value-type="float" office:value="0.34426042071826" calcext:value-type="float">
            <text:p>0.3442604207</text:p>
          </table:table-cell>
          <table:table-cell table:formula="of:=[.D866]+([.D866]*[.C867]/100)" office:value-type="float" office:value="82.379933509242" calcext:value-type="float">
            <text:p>82.3799335092</text:p>
          </table:table-cell>
          <table:table-cell office:value-type="float" office:value="106.372333293436" calcext:value-type="float">
            <text:p>106.3723332934</text:p>
          </table:table-cell>
          <table:table-cell office:value-type="float" office:value="105.860921124649" calcext:value-type="float">
            <text:p>105.8609211246</text:p>
          </table:table-cell>
          <table:table-cell table:number-columns-repeated="3"/>
        </table:table-row>
        <table:table-row table:style-name="ro1">
          <table:table-cell office:value-type="float" office:value="0.876233167040133" calcext:value-type="float">
            <text:p>0.876233167</text:p>
          </table:table-cell>
          <table:table-cell table:formula="of:=[.A868]-1" office:value-type="float" office:value="-0.123766832959867" calcext:value-type="float">
            <text:p>-0.123766833</text:p>
          </table:table-cell>
          <table:table-cell table:formula="of:=[.B868]+[.$C$1]" office:value-type="float" office:value="0.0462331670401331" calcext:value-type="float">
            <text:p>0.046233167</text:p>
          </table:table-cell>
          <table:table-cell table:formula="of:=[.D867]+([.D867]*[.C868]/100)" office:value-type="float" office:value="82.4180203615088" calcext:value-type="float">
            <text:p>82.4180203615</text:p>
          </table:table-cell>
          <table:table-cell office:value-type="float" office:value="107.197944666094" calcext:value-type="float">
            <text:p>107.1979446661</text:p>
          </table:table-cell>
          <table:table-cell office:value-type="float" office:value="106.372333293436" calcext:value-type="float">
            <text:p>106.3723332934</text:p>
          </table:table-cell>
          <table:table-cell table:number-columns-repeated="3"/>
        </table:table-row>
        <table:table-row table:style-name="ro1">
          <table:table-cell office:value-type="float" office:value="0.783137906954883" calcext:value-type="float">
            <text:p>0.783137907</text:p>
          </table:table-cell>
          <table:table-cell table:formula="of:=[.A869]-1" office:value-type="float" office:value="-0.216862093045117" calcext:value-type="float">
            <text:p>-0.216862093</text:p>
          </table:table-cell>
          <table:table-cell table:formula="of:=[.B869]+[.$C$1]" office:value-type="float" office:value="-0.0468620930451169" calcext:value-type="float">
            <text:p>-0.046862093</text:p>
          </table:table-cell>
          <table:table-cell table:formula="of:=[.D868]+([.D868]*[.C869]/100)" office:value-type="float" office:value="82.3793975521211" calcext:value-type="float">
            <text:p>82.3793975521</text:p>
          </table:table-cell>
          <table:table-cell office:value-type="float" office:value="107.581693130451" calcext:value-type="float">
            <text:p>107.5816931305</text:p>
          </table:table-cell>
          <table:table-cell office:value-type="float" office:value="107.197944666094" calcext:value-type="float">
            <text:p>107.1979446661</text:p>
          </table:table-cell>
          <table:table-cell table:number-columns-repeated="3"/>
        </table:table-row>
        <table:table-row table:style-name="ro1">
          <table:table-cell office:value-type="float" office:value="0.769512788705223" calcext:value-type="float">
            <text:p>0.7695127887</text:p>
          </table:table-cell>
          <table:table-cell table:formula="of:=[.A870]-1" office:value-type="float" office:value="-0.230487211294777" calcext:value-type="float">
            <text:p>-0.2304872113</text:p>
          </table:table-cell>
          <table:table-cell table:formula="of:=[.B870]+[.$C$1]" office:value-type="float" office:value="-0.0604872112947769" calcext:value-type="float">
            <text:p>-0.0604872113</text:p>
          </table:table-cell>
          <table:table-cell table:formula="of:=[.D869]+([.D869]*[.C870]/100)" office:value-type="float" office:value="82.3295685518604" calcext:value-type="float">
            <text:p>82.3295685519</text:p>
          </table:table-cell>
          <table:table-cell office:value-type="float" office:value="108.404067136224" calcext:value-type="float">
            <text:p>108.4040671362</text:p>
          </table:table-cell>
          <table:table-cell office:value-type="float" office:value="107.581693130451" calcext:value-type="float">
            <text:p>107.5816931305</text:p>
          </table:table-cell>
          <table:table-cell table:number-columns-repeated="3"/>
        </table:table-row>
        <table:table-row table:style-name="ro1">
          <table:table-cell office:value-type="float" office:value="0.889320889422732" calcext:value-type="float">
            <text:p>0.8893208894</text:p>
          </table:table-cell>
          <table:table-cell table:formula="of:=[.A871]-1" office:value-type="float" office:value="-0.110679110577268" calcext:value-type="float">
            <text:p>-0.1106791106</text:p>
          </table:table-cell>
          <table:table-cell table:formula="of:=[.B871]+[.$C$1]" office:value-type="float" office:value="0.059320889422732" calcext:value-type="float">
            <text:p>0.0593208894</text:p>
          </table:table-cell>
          <table:table-cell table:formula="of:=[.D870]+([.D870]*[.C871]/100)" office:value-type="float" office:value="82.3784071841832" calcext:value-type="float">
            <text:p>82.3784071842</text:p>
          </table:table-cell>
          <table:table-cell office:value-type="float" office:value="108.304699156741" calcext:value-type="float">
            <text:p>108.3046991567</text:p>
          </table:table-cell>
          <table:table-cell office:value-type="float" office:value="108.404067136224" calcext:value-type="float">
            <text:p>108.4040671362</text:p>
          </table:table-cell>
          <table:table-cell table:number-columns-repeated="3"/>
        </table:table-row>
        <table:table-row table:style-name="ro1">
          <table:table-cell office:value-type="float" office:value="0.796170514132495" calcext:value-type="float">
            <text:p>0.7961705141</text:p>
          </table:table-cell>
          <table:table-cell table:formula="of:=[.A872]-1" office:value-type="float" office:value="-0.203829485867505" calcext:value-type="float">
            <text:p>-0.2038294859</text:p>
          </table:table-cell>
          <table:table-cell table:formula="of:=[.B872]+[.$C$1]" office:value-type="float" office:value="-0.0338294858675049" calcext:value-type="float">
            <text:p>-0.0338294859</text:p>
          </table:table-cell>
          <table:table-cell table:formula="of:=[.D871]+([.D871]*[.C872]/100)" office:value-type="float" office:value="82.3505389925669" calcext:value-type="float">
            <text:p>82.3505389926</text:p>
          </table:table-cell>
          <table:table-cell office:value-type="float" office:value="108.022873613202" calcext:value-type="float">
            <text:p>108.0228736132</text:p>
          </table:table-cell>
          <table:table-cell office:value-type="float" office:value="108.304699156741" calcext:value-type="float">
            <text:p>108.3046991567</text:p>
          </table:table-cell>
          <table:table-cell table:number-columns-repeated="3"/>
        </table:table-row>
        <table:table-row table:style-name="ro1">
          <table:table-cell office:value-type="float" office:value="0.69075157635345" calcext:value-type="float">
            <text:p>0.6907515764</text:p>
          </table:table-cell>
          <table:table-cell table:formula="of:=[.A873]-1" office:value-type="float" office:value="-0.30924842364655" calcext:value-type="float">
            <text:p>-0.3092484236</text:p>
          </table:table-cell>
          <table:table-cell table:formula="of:=[.B873]+[.$C$1]" office:value-type="float" office:value="-0.13924842364655" calcext:value-type="float">
            <text:p>-0.1392484236</text:p>
          </table:table-cell>
          <table:table-cell table:formula="of:=[.D872]+([.D872]*[.C873]/100)" office:value-type="float" office:value="82.2358671651554" calcext:value-type="float">
            <text:p>82.2358671652</text:p>
          </table:table-cell>
          <table:table-cell office:value-type="float" office:value="108.731049347207" calcext:value-type="float">
            <text:p>108.7310493472</text:p>
          </table:table-cell>
          <table:table-cell office:value-type="float" office:value="108.022873613202" calcext:value-type="float">
            <text:p>108.0228736132</text:p>
          </table:table-cell>
          <table:table-cell table:number-columns-repeated="3"/>
        </table:table-row>
        <table:table-row table:style-name="ro1">
          <table:table-cell office:value-type="float" office:value="0.714102848395109" calcext:value-type="float">
            <text:p>0.7141028484</text:p>
          </table:table-cell>
          <table:table-cell table:formula="of:=[.A874]-1" office:value-type="float" office:value="-0.285897151604891" calcext:value-type="float">
            <text:p>-0.2858971516</text:p>
          </table:table-cell>
          <table:table-cell table:formula="of:=[.B874]+[.$C$1]" office:value-type="float" office:value="-0.115897151604891" calcext:value-type="float">
            <text:p>-0.1158971516</text:p>
          </table:table-cell>
          <table:table-cell table:formula="of:=[.D873]+([.D873]*[.C874]/100)" office:value-type="float" office:value="82.1405581375134" calcext:value-type="float">
            <text:p>82.1405581375</text:p>
          </table:table-cell>
          <table:table-cell office:value-type="float" office:value="108.524648589804" calcext:value-type="float">
            <text:p>108.5246485898</text:p>
          </table:table-cell>
          <table:table-cell office:value-type="float" office:value="108.731049347207" calcext:value-type="float">
            <text:p>108.7310493472</text:p>
          </table:table-cell>
          <table:table-cell table:number-columns-repeated="3"/>
        </table:table-row>
        <table:table-row table:style-name="ro1">
          <table:table-cell office:value-type="float" office:value="0.484374079065839" calcext:value-type="float">
            <text:p>0.4843740791</text:p>
          </table:table-cell>
          <table:table-cell table:formula="of:=[.A875]-1" office:value-type="float" office:value="-0.515625920934161" calcext:value-type="float">
            <text:p>-0.5156259209</text:p>
          </table:table-cell>
          <table:table-cell table:formula="of:=[.B875]+[.$C$1]" office:value-type="float" office:value="-0.345625920934161" calcext:value-type="float">
            <text:p>-0.3456259209</text:p>
          </table:table-cell>
          <table:table-cell table:formula="of:=[.D874]+([.D874]*[.C875]/100)" office:value-type="float" office:value="81.8566590769901" calcext:value-type="float">
            <text:p>81.856659077</text:p>
          </table:table-cell>
          <table:table-cell office:value-type="float" office:value="107.892571741483" calcext:value-type="float">
            <text:p>107.8925717415</text:p>
          </table:table-cell>
          <table:table-cell office:value-type="float" office:value="108.524648589804" calcext:value-type="float">
            <text:p>108.5246485898</text:p>
          </table:table-cell>
          <table:table-cell table:number-columns-repeated="3"/>
        </table:table-row>
        <table:table-row table:style-name="ro1">
          <table:table-cell office:value-type="float" office:value="0.560411973928853" calcext:value-type="float">
            <text:p>0.5604119739</text:p>
          </table:table-cell>
          <table:table-cell table:formula="of:=[.A876]-1" office:value-type="float" office:value="-0.439588026071147" calcext:value-type="float">
            <text:p>-0.4395880261</text:p>
          </table:table-cell>
          <table:table-cell table:formula="of:=[.B876]+[.$C$1]" office:value-type="float" office:value="-0.269588026071147" calcext:value-type="float">
            <text:p>-0.2695880261</text:p>
          </table:table-cell>
          <table:table-cell table:formula="of:=[.D875]+([.D875]*[.C876]/100)" office:value-type="float" office:value="81.6359833255767" calcext:value-type="float">
            <text:p>81.6359833256</text:p>
          </table:table-cell>
          <table:table-cell office:value-type="float" office:value="107.835131397085" calcext:value-type="float">
            <text:p>107.8351313971</text:p>
          </table:table-cell>
          <table:table-cell office:value-type="float" office:value="107.892571741483" calcext:value-type="float">
            <text:p>107.8925717415</text:p>
          </table:table-cell>
          <table:table-cell table:number-columns-repeated="3"/>
        </table:table-row>
        <table:table-row table:style-name="ro1">
          <table:table-cell office:value-type="float" office:value="1.32036303998948" calcext:value-type="float">
            <text:p>1.32036304</text:p>
          </table:table-cell>
          <table:table-cell table:formula="of:=[.A877]-1" office:value-type="float" office:value="0.32036303998948" calcext:value-type="float">
            <text:p>0.32036304</text:p>
          </table:table-cell>
          <table:table-cell table:formula="of:=[.B877]+[.$C$1]" office:value-type="float" office:value="0.49036303998948" calcext:value-type="float">
            <text:p>0.49036304</text:p>
          </table:table-cell>
          <table:table-cell table:formula="of:=[.D876]+([.D876]*[.C877]/100)" office:value-type="float" office:value="82.0362960151373" calcext:value-type="float">
            <text:p>82.0362960151</text:p>
          </table:table-cell>
          <table:table-cell office:value-type="float" office:value="107.657792016135" calcext:value-type="float">
            <text:p>107.6577920161</text:p>
          </table:table-cell>
          <table:table-cell office:value-type="float" office:value="107.835131397085" calcext:value-type="float">
            <text:p>107.8351313971</text:p>
          </table:table-cell>
          <table:table-cell table:number-columns-repeated="3"/>
        </table:table-row>
        <table:table-row table:style-name="ro1">
          <table:table-cell office:value-type="float" office:value="0.956856948175941" calcext:value-type="float">
            <text:p>0.9568569482</text:p>
          </table:table-cell>
          <table:table-cell table:formula="of:=[.A878]-1" office:value-type="float" office:value="-0.043143051824059" calcext:value-type="float">
            <text:p>-0.0431430518</text:p>
          </table:table-cell>
          <table:table-cell table:formula="of:=[.B878]+[.$C$1]" office:value-type="float" office:value="0.126856948175941" calcext:value-type="float">
            <text:p>0.1268569482</text:p>
          </table:table-cell>
          <table:table-cell table:formula="of:=[.D877]+([.D877]*[.C878]/100)" office:value-type="float" office:value="82.1403647566587" calcext:value-type="float">
            <text:p>82.1403647567</text:p>
          </table:table-cell>
          <table:table-cell office:value-type="float" office:value="108.369804325144" calcext:value-type="float">
            <text:p>108.3698043251</text:p>
          </table:table-cell>
          <table:table-cell office:value-type="float" office:value="107.657792016135" calcext:value-type="float">
            <text:p>107.6577920161</text:p>
          </table:table-cell>
          <table:table-cell table:number-columns-repeated="3"/>
        </table:table-row>
        <table:table-row table:style-name="ro1">
          <table:table-cell office:value-type="float" office:value="0.735216749058641" calcext:value-type="float">
            <text:p>0.7352167491</text:p>
          </table:table-cell>
          <table:table-cell table:formula="of:=[.A879]-1" office:value-type="float" office:value="-0.264783250941359" calcext:value-type="float">
            <text:p>-0.2647832509</text:p>
          </table:table-cell>
          <table:table-cell table:formula="of:=[.B879]+[.$C$1]" office:value-type="float" office:value="-0.0947832509413589" calcext:value-type="float">
            <text:p>-0.0947832509</text:p>
          </table:table-cell>
          <table:table-cell table:formula="of:=[.D878]+([.D878]*[.C879]/100)" office:value-type="float" office:value="82.0625094486072" calcext:value-type="float">
            <text:p>82.0625094486</text:p>
          </table:table-cell>
          <table:table-cell office:value-type="float" office:value="108.275637771767" calcext:value-type="float">
            <text:p>108.2756377718</text:p>
          </table:table-cell>
          <table:table-cell office:value-type="float" office:value="108.369804325144" calcext:value-type="float">
            <text:p>108.3698043251</text:p>
          </table:table-cell>
          <table:table-cell table:number-columns-repeated="3"/>
        </table:table-row>
        <table:table-row table:style-name="ro1">
          <table:table-cell office:value-type="float" office:value="1.03735834250492" calcext:value-type="float">
            <text:p>1.0373583425</text:p>
          </table:table-cell>
          <table:table-cell table:formula="of:=[.A880]-1" office:value-type="float" office:value="0.03735834250492" calcext:value-type="float">
            <text:p>0.0373583425</text:p>
          </table:table-cell>
          <table:table-cell table:formula="of:=[.B880]+[.$C$1]" office:value-type="float" office:value="0.20735834250492" calcext:value-type="float">
            <text:p>0.2073583425</text:p>
          </table:table-cell>
          <table:table-cell table:formula="of:=[.D879]+([.D879]*[.C880]/100)" office:value-type="float" office:value="82.2326729080178" calcext:value-type="float">
            <text:p>82.232672908</text:p>
          </table:table-cell>
          <table:table-cell office:value-type="float" office:value="109.612062113615" calcext:value-type="float">
            <text:p>109.6120621136</text:p>
          </table:table-cell>
          <table:table-cell office:value-type="float" office:value="108.275637771767" calcext:value-type="float">
            <text:p>108.2756377718</text:p>
          </table:table-cell>
          <table:table-cell table:number-columns-repeated="3"/>
        </table:table-row>
        <table:table-row table:style-name="ro1">
          <table:table-cell office:value-type="float" office:value="0.741808292972004" calcext:value-type="float">
            <text:p>0.741808293</text:p>
          </table:table-cell>
          <table:table-cell table:formula="of:=[.A881]-1" office:value-type="float" office:value="-0.258191707027996" calcext:value-type="float">
            <text:p>-0.258191707</text:p>
          </table:table-cell>
          <table:table-cell table:formula="of:=[.B881]+[.$C$1]" office:value-type="float" office:value="-0.088191707027996" calcext:value-type="float">
            <text:p>-0.088191707</text:p>
          </table:table-cell>
          <table:table-cell table:formula="of:=[.D880]+([.D880]*[.C881]/100)" office:value-type="float" office:value="82.1601505100455" calcext:value-type="float">
            <text:p>82.16015051</text:p>
          </table:table-cell>
          <table:table-cell office:value-type="float" office:value="109.466330741492" calcext:value-type="float">
            <text:p>109.4663307415</text:p>
          </table:table-cell>
          <table:table-cell office:value-type="float" office:value="109.612062113615" calcext:value-type="float">
            <text:p>109.6120621136</text:p>
          </table:table-cell>
          <table:table-cell table:number-columns-repeated="3"/>
        </table:table-row>
        <table:table-row table:style-name="ro1">
          <table:table-cell office:value-type="float" office:value="0.516264149701834" calcext:value-type="float">
            <text:p>0.5162641497</text:p>
          </table:table-cell>
          <table:table-cell table:formula="of:=[.A882]-1" office:value-type="float" office:value="-0.483735850298166" calcext:value-type="float">
            <text:p>-0.4837358503</text:p>
          </table:table-cell>
          <table:table-cell table:formula="of:=[.B882]+[.$C$1]" office:value-type="float" office:value="-0.313735850298166" calcext:value-type="float">
            <text:p>-0.3137358503</text:p>
          </table:table-cell>
          <table:table-cell table:formula="of:=[.D881]+([.D881]*[.C882]/100)" office:value-type="float" office:value="81.9023846632365" calcext:value-type="float">
            <text:p>81.9023846632</text:p>
          </table:table-cell>
          <table:table-cell office:value-type="float" office:value="109.748156285032" calcext:value-type="float">
            <text:p>109.748156285</text:p>
          </table:table-cell>
          <table:table-cell office:value-type="float" office:value="109.466330741492" calcext:value-type="float">
            <text:p>109.4663307415</text:p>
          </table:table-cell>
          <table:table-cell table:number-columns-repeated="3"/>
        </table:table-row>
        <table:table-row table:style-name="ro1">
          <table:table-cell office:value-type="float" office:value="0.958027043305413" calcext:value-type="float">
            <text:p>0.9580270433</text:p>
          </table:table-cell>
          <table:table-cell table:formula="of:=[.A883]-1" office:value-type="float" office:value="-0.0419729566945869" calcext:value-type="float">
            <text:p>-0.0419729567</text:p>
          </table:table-cell>
          <table:table-cell table:formula="of:=[.B883]+[.$C$1]" office:value-type="float" office:value="0.128027043305413" calcext:value-type="float">
            <text:p>0.1280270433</text:p>
          </table:table-cell>
          <table:table-cell table:formula="of:=[.D882]+([.D882]*[.C883]/100)" office:value-type="float" office:value="82.0072418647175" calcext:value-type="float">
            <text:p>82.0072418647</text:p>
          </table:table-cell>
          <table:table-cell office:value-type="float" office:value="109.797157844961" calcext:value-type="float">
            <text:p>109.797157845</text:p>
          </table:table-cell>
          <table:table-cell office:value-type="float" office:value="109.748156285032" calcext:value-type="float">
            <text:p>109.748156285</text:p>
          </table:table-cell>
          <table:table-cell table:number-columns-repeated="3"/>
        </table:table-row>
        <table:table-row table:style-name="ro1">
          <table:table-cell office:value-type="float" office:value="0.53880621356513" calcext:value-type="float">
            <text:p>0.5388062136</text:p>
          </table:table-cell>
          <table:table-cell table:formula="of:=[.A884]-1" office:value-type="float" office:value="-0.46119378643487" calcext:value-type="float">
            <text:p>-0.4611937864</text:p>
          </table:table-cell>
          <table:table-cell table:formula="of:=[.B884]+[.$C$1]" office:value-type="float" office:value="-0.29119378643487" calcext:value-type="float">
            <text:p>-0.2911937864</text:p>
          </table:table-cell>
          <table:table-cell table:formula="of:=[.D883]+([.D883]*[.C884]/100)" office:value-type="float" office:value="81.7684418719808" calcext:value-type="float">
            <text:p>81.768441872</text:p>
          </table:table-cell>
          <table:table-cell office:value-type="float" office:value="109.852634138661" calcext:value-type="float">
            <text:p>109.8526341387</text:p>
          </table:table-cell>
          <table:table-cell office:value-type="float" office:value="109.797157844961" calcext:value-type="float">
            <text:p>109.797157845</text:p>
          </table:table-cell>
          <table:table-cell table:number-columns-repeated="3"/>
        </table:table-row>
        <table:table-row table:style-name="ro1">
          <table:table-cell office:value-type="float" office:value="0.823952009771886" calcext:value-type="float">
            <text:p>0.8239520098</text:p>
          </table:table-cell>
          <table:table-cell table:formula="of:=[.A885]-1" office:value-type="float" office:value="-0.176047990228114" calcext:value-type="float">
            <text:p>-0.1760479902</text:p>
          </table:table-cell>
          <table:table-cell table:formula="of:=[.B885]+[.$C$1]" office:value-type="float" office:value="-0.00604799022811389" calcext:value-type="float">
            <text:p>-0.0060479902</text:p>
          </table:table-cell>
          <table:table-cell table:formula="of:=[.D884]+([.D884]*[.C885]/100)" office:value-type="float" office:value="81.7634965246067" calcext:value-type="float">
            <text:p>81.7634965246</text:p>
          </table:table-cell>
          <table:table-cell office:value-type="float" office:value="109.092219477842" calcext:value-type="float">
            <text:p>109.0922194778</text:p>
          </table:table-cell>
          <table:table-cell office:value-type="float" office:value="109.852634138661" calcext:value-type="float">
            <text:p>109.8526341387</text:p>
          </table:table-cell>
          <table:table-cell table:number-columns-repeated="3"/>
        </table:table-row>
        <table:table-row table:style-name="ro1">
          <table:table-cell office:value-type="float" office:value="0.85111555793467" calcext:value-type="float">
            <text:p>0.8511155579</text:p>
          </table:table-cell>
          <table:table-cell table:formula="of:=[.A886]-1" office:value-type="float" office:value="-0.14888444206533" calcext:value-type="float">
            <text:p>-0.1488844421</text:p>
          </table:table-cell>
          <table:table-cell table:formula="of:=[.B886]+[.$C$1]" office:value-type="float" office:value="0.02111555793467" calcext:value-type="float">
            <text:p>0.0211155579</text:p>
          </table:table-cell>
          <table:table-cell table:formula="of:=[.D885]+([.D885]*[.C886]/100)" office:value-type="float" office:value="81.7807613430848" calcext:value-type="float">
            <text:p>81.7807613431</text:p>
          </table:table-cell>
          <table:table-cell office:value-type="float" office:value="109.712703392241" calcext:value-type="float">
            <text:p>109.7127033922</text:p>
          </table:table-cell>
          <table:table-cell office:value-type="float" office:value="109.092219477842" calcext:value-type="float">
            <text:p>109.0922194778</text:p>
          </table:table-cell>
          <table:table-cell table:number-columns-repeated="3"/>
        </table:table-row>
        <table:table-row table:style-name="ro1">
          <table:table-cell office:value-type="float" office:value="0.62620143916681" calcext:value-type="float">
            <text:p>0.6262014392</text:p>
          </table:table-cell>
          <table:table-cell table:formula="of:=[.A887]-1" office:value-type="float" office:value="-0.37379856083319" calcext:value-type="float">
            <text:p>-0.3737985608</text:p>
          </table:table-cell>
          <table:table-cell table:formula="of:=[.B887]+[.$C$1]" office:value-type="float" office:value="-0.20379856083319" calcext:value-type="float">
            <text:p>-0.2037985608</text:p>
          </table:table-cell>
          <table:table-cell table:formula="of:=[.D886]+([.D886]*[.C887]/100)" office:value-type="float" office:value="81.6140933284291" calcext:value-type="float">
            <text:p>81.6140933284</text:p>
          </table:table-cell>
          <table:table-cell office:value-type="float" office:value="109.748838710583" calcext:value-type="float">
            <text:p>109.7488387106</text:p>
          </table:table-cell>
          <table:table-cell office:value-type="float" office:value="109.712703392241" calcext:value-type="float">
            <text:p>109.7127033922</text:p>
          </table:table-cell>
          <table:table-cell table:number-columns-repeated="3"/>
        </table:table-row>
        <table:table-row table:style-name="ro1">
          <table:table-cell office:value-type="float" office:value="0.730087234701158" calcext:value-type="float">
            <text:p>0.7300872347</text:p>
          </table:table-cell>
          <table:table-cell table:formula="of:=[.A888]-1" office:value-type="float" office:value="-0.269912765298842" calcext:value-type="float">
            <text:p>-0.2699127653</text:p>
          </table:table-cell>
          <table:table-cell table:formula="of:=[.B888]+[.$C$1]" office:value-type="float" office:value="-0.0999127652988419" calcext:value-type="float">
            <text:p>-0.0999127653</text:p>
          </table:table-cell>
          <table:table-cell table:formula="of:=[.D887]+([.D887]*[.C888]/100)" office:value-type="float" office:value="81.5325504309111" calcext:value-type="float">
            <text:p>81.5325504309</text:p>
          </table:table-cell>
          <table:table-cell office:value-type="float" office:value="108.919390771442" calcext:value-type="float">
            <text:p>108.9193907714</text:p>
          </table:table-cell>
          <table:table-cell office:value-type="float" office:value="109.748838710583" calcext:value-type="float">
            <text:p>109.7488387106</text:p>
          </table:table-cell>
          <table:table-cell table:number-columns-repeated="3"/>
        </table:table-row>
        <table:table-row table:style-name="ro1">
          <table:table-cell office:value-type="float" office:value="0.6460767490219" calcext:value-type="float">
            <text:p>0.646076749</text:p>
          </table:table-cell>
          <table:table-cell table:formula="of:=[.A889]-1" office:value-type="float" office:value="-0.3539232509781" calcext:value-type="float">
            <text:p>-0.353923251</text:p>
          </table:table-cell>
          <table:table-cell table:formula="of:=[.B889]+[.$C$1]" office:value-type="float" office:value="-0.1839232509781" calcext:value-type="float">
            <text:p>-0.183923251</text:p>
          </table:table-cell>
          <table:table-cell table:formula="of:=[.D888]+([.D888]*[.C889]/100)" office:value-type="float" office:value="81.3825931135532" calcext:value-type="float">
            <text:p>81.3825931136</text:p>
          </table:table-cell>
          <table:table-cell office:value-type="float" office:value="109.968704917691" calcext:value-type="float">
            <text:p>109.9687049177</text:p>
          </table:table-cell>
          <table:table-cell office:value-type="float" office:value="108.919390771442" calcext:value-type="float">
            <text:p>108.9193907714</text:p>
          </table:table-cell>
          <table:table-cell table:number-columns-repeated="3"/>
        </table:table-row>
        <table:table-row table:style-name="ro1">
          <table:table-cell office:value-type="float" office:value="0.908664394163306" calcext:value-type="float">
            <text:p>0.9086643942</text:p>
          </table:table-cell>
          <table:table-cell table:formula="of:=[.A890]-1" office:value-type="float" office:value="-0.091335605836694" calcext:value-type="float">
            <text:p>-0.0913356058</text:p>
          </table:table-cell>
          <table:table-cell table:formula="of:=[.B890]+[.$C$1]" office:value-type="float" office:value="0.078664394163306" calcext:value-type="float">
            <text:p>0.0786643942</text:p>
          </table:table-cell>
          <table:table-cell table:formula="of:=[.D889]+([.D889]*[.C890]/100)" office:value-type="float" office:value="81.4466122373804" calcext:value-type="float">
            <text:p>81.4466122374</text:p>
          </table:table-cell>
          <table:table-cell office:value-type="float" office:value="110.358928107297" calcext:value-type="float">
            <text:p>110.3589281073</text:p>
          </table:table-cell>
          <table:table-cell office:value-type="float" office:value="109.968704917691" calcext:value-type="float">
            <text:p>109.9687049177</text:p>
          </table:table-cell>
          <table:table-cell table:number-columns-repeated="3"/>
        </table:table-row>
        <table:table-row table:style-name="ro1">
          <table:table-cell office:value-type="float" office:value="1.48083102251042" calcext:value-type="float">
            <text:p>1.4808310225</text:p>
          </table:table-cell>
          <table:table-cell table:formula="of:=[.A891]-1" office:value-type="float" office:value="0.48083102251042" calcext:value-type="float">
            <text:p>0.4808310225</text:p>
          </table:table-cell>
          <table:table-cell table:formula="of:=[.B891]+[.$C$1]" office:value-type="float" office:value="0.65083102251042" calcext:value-type="float">
            <text:p>0.6508310225</text:p>
          </table:table-cell>
          <table:table-cell table:formula="of:=[.D890]+([.D890]*[.C891]/100)" office:value-type="float" office:value="81.9766920566051" calcext:value-type="float">
            <text:p>81.9766920566</text:p>
          </table:table-cell>
          <table:table-cell office:value-type="float" office:value="110.49374897957" calcext:value-type="float">
            <text:p>110.4937489796</text:p>
          </table:table-cell>
          <table:table-cell office:value-type="float" office:value="110.358928107297" calcext:value-type="float">
            <text:p>110.3589281073</text:p>
          </table:table-cell>
          <table:table-cell table:number-columns-repeated="3"/>
        </table:table-row>
        <table:table-row table:style-name="ro1">
          <table:table-cell office:value-type="float" office:value="0.799716095922588" calcext:value-type="float">
            <text:p>0.7997160959</text:p>
          </table:table-cell>
          <table:table-cell table:formula="of:=[.A892]-1" office:value-type="float" office:value="-0.200283904077412" calcext:value-type="float">
            <text:p>-0.2002839041</text:p>
          </table:table-cell>
          <table:table-cell table:formula="of:=[.B892]+[.$C$1]" office:value-type="float" office:value="-0.0302839040774119" calcext:value-type="float">
            <text:p>-0.0302839041</text:p>
          </table:table-cell>
          <table:table-cell table:formula="of:=[.D891]+([.D891]*[.C892]/100)" office:value-type="float" office:value="81.9518663138168" calcext:value-type="float">
            <text:p>81.9518663138</text:p>
          </table:table-cell>
          <table:table-cell office:value-type="float" office:value="110.263479928773" calcext:value-type="float">
            <text:p>110.2634799288</text:p>
          </table:table-cell>
          <table:table-cell office:value-type="float" office:value="110.49374897957" calcext:value-type="float">
            <text:p>110.4937489796</text:p>
          </table:table-cell>
          <table:table-cell table:number-columns-repeated="3"/>
        </table:table-row>
        <table:table-row table:style-name="ro1">
          <table:table-cell office:value-type="float" office:value="1.03268809469345" calcext:value-type="float">
            <text:p>1.0326880947</text:p>
          </table:table-cell>
          <table:table-cell table:formula="of:=[.A893]-1" office:value-type="float" office:value="0.03268809469345" calcext:value-type="float">
            <text:p>0.0326880947</text:p>
          </table:table-cell>
          <table:table-cell table:formula="of:=[.B893]+[.$C$1]" office:value-type="float" office:value="0.20268809469345" calcext:value-type="float">
            <text:p>0.2026880947</text:p>
          </table:table-cell>
          <table:table-cell table:formula="of:=[.D892]+([.D892]*[.C893]/100)" office:value-type="float" office:value="82.117972990214" calcext:value-type="float">
            <text:p>82.1179729902</text:p>
          </table:table-cell>
          <table:table-cell office:value-type="float" office:value="110.655667177598" calcext:value-type="float">
            <text:p>110.6556671776</text:p>
          </table:table-cell>
          <table:table-cell office:value-type="float" office:value="110.263479928773" calcext:value-type="float">
            <text:p>110.2634799288</text:p>
          </table:table-cell>
          <table:table-cell table:number-columns-repeated="3"/>
        </table:table-row>
        <table:table-row table:style-name="ro1">
          <table:table-cell office:value-type="float" office:value="0.687746927809066" calcext:value-type="float">
            <text:p>0.6877469278</text:p>
          </table:table-cell>
          <table:table-cell table:formula="of:=[.A894]-1" office:value-type="float" office:value="-0.312253072190934" calcext:value-type="float">
            <text:p>-0.3122530722</text:p>
          </table:table-cell>
          <table:table-cell table:formula="of:=[.B894]+[.$C$1]" office:value-type="float" office:value="-0.142253072190934" calcext:value-type="float">
            <text:p>-0.1422530722</text:p>
          </table:table-cell>
          <table:table-cell table:formula="of:=[.D893]+([.D893]*[.C894]/100)" office:value-type="float" office:value="82.0011576508145" calcext:value-type="float">
            <text:p>82.0011576508</text:p>
          </table:table-cell>
          <table:table-cell office:value-type="float" office:value="110.64083687679" calcext:value-type="float">
            <text:p>110.6408368768</text:p>
          </table:table-cell>
          <table:table-cell office:value-type="float" office:value="110.655667177598" calcext:value-type="float">
            <text:p>110.6556671776</text:p>
          </table:table-cell>
          <table:table-cell table:number-columns-repeated="3"/>
        </table:table-row>
        <table:table-row table:style-name="ro1">
          <table:table-cell office:value-type="float" office:value="0.619431048231222" calcext:value-type="float">
            <text:p>0.6194310482</text:p>
          </table:table-cell>
          <table:table-cell table:formula="of:=[.A895]-1" office:value-type="float" office:value="-0.380568951768778" calcext:value-type="float">
            <text:p>-0.3805689518</text:p>
          </table:table-cell>
          <table:table-cell table:formula="of:=[.B895]+[.$C$1]" office:value-type="float" office:value="-0.210568951768778" calcext:value-type="float">
            <text:p>-0.2105689518</text:p>
          </table:table-cell>
          <table:table-cell table:formula="of:=[.D894]+([.D894]*[.C895]/100)" office:value-type="float" office:value="81.8284886727109" calcext:value-type="float">
            <text:p>81.8284886727</text:p>
          </table:table-cell>
          <table:table-cell office:value-type="float" office:value="110.628561525839" calcext:value-type="float">
            <text:p>110.6285615258</text:p>
          </table:table-cell>
          <table:table-cell office:value-type="float" office:value="110.64083687679" calcext:value-type="float">
            <text:p>110.6408368768</text:p>
          </table:table-cell>
          <table:table-cell table:number-columns-repeated="3"/>
        </table:table-row>
        <table:table-row table:style-name="ro1">
          <table:table-cell office:value-type="float" office:value="0.773978578512083" calcext:value-type="float">
            <text:p>0.7739785785</text:p>
          </table:table-cell>
          <table:table-cell table:formula="of:=[.A896]-1" office:value-type="float" office:value="-0.226021421487917" calcext:value-type="float">
            <text:p>-0.2260214215</text:p>
          </table:table-cell>
          <table:table-cell table:formula="of:=[.B896]+[.$C$1]" office:value-type="float" office:value="-0.0560214214879169" calcext:value-type="float">
            <text:p>-0.0560214215</text:p>
          </table:table-cell>
          <table:table-cell table:formula="of:=[.D895]+([.D895]*[.C896]/100)" office:value-type="float" office:value="81.7826471901744" calcext:value-type="float">
            <text:p>81.7826471902</text:p>
          </table:table-cell>
          <table:table-cell office:value-type="float" office:value="110.829769183141" calcext:value-type="float">
            <text:p>110.8297691831</text:p>
          </table:table-cell>
          <table:table-cell office:value-type="float" office:value="110.628561525839" calcext:value-type="float">
            <text:p>110.6285615258</text:p>
          </table:table-cell>
          <table:table-cell table:number-columns-repeated="3"/>
        </table:table-row>
        <table:table-row table:style-name="ro1">
          <table:table-cell office:value-type="float" office:value="0.863021764677219" calcext:value-type="float">
            <text:p>0.8630217647</text:p>
          </table:table-cell>
          <table:table-cell table:formula="of:=[.A897]-1" office:value-type="float" office:value="-0.136978235322781" calcext:value-type="float">
            <text:p>-0.1369782353</text:p>
          </table:table-cell>
          <table:table-cell table:formula="of:=[.B897]+[.$C$1]" office:value-type="float" office:value="0.033021764677219" calcext:value-type="float">
            <text:p>0.0330217647</text:p>
          </table:table-cell>
          <table:table-cell table:formula="of:=[.D896]+([.D896]*[.C897]/100)" office:value-type="float" office:value="81.8096532634763" calcext:value-type="float">
            <text:p>81.8096532635</text:p>
          </table:table-cell>
          <table:table-cell office:value-type="float" office:value="110.377678192018" calcext:value-type="float">
            <text:p>110.377678192</text:p>
          </table:table-cell>
          <table:table-cell office:value-type="float" office:value="110.829769183141" calcext:value-type="float">
            <text:p>110.8297691831</text:p>
          </table:table-cell>
          <table:table-cell table:number-columns-repeated="3"/>
        </table:table-row>
        <table:table-row table:style-name="ro1">
          <table:table-cell office:value-type="float" office:value="0.60699511214332" calcext:value-type="float">
            <text:p>0.6069951121</text:p>
          </table:table-cell>
          <table:table-cell table:formula="of:=[.A898]-1" office:value-type="float" office:value="-0.39300488785668" calcext:value-type="float">
            <text:p>-0.3930048879</text:p>
          </table:table-cell>
          <table:table-cell table:formula="of:=[.B898]+[.$C$1]" office:value-type="float" office:value="-0.22300488785668" calcext:value-type="float">
            <text:p>-0.2230048879</text:p>
          </table:table-cell>
          <table:table-cell table:formula="of:=[.D897]+([.D897]*[.C898]/100)" office:value-type="float" office:value="81.6272137379601" calcext:value-type="float">
            <text:p>81.627213738</text:p>
          </table:table-cell>
          <table:table-cell office:value-type="float" office:value="110.618250225587" calcext:value-type="float">
            <text:p>110.6182502256</text:p>
          </table:table-cell>
          <table:table-cell office:value-type="float" office:value="110.377678192018" calcext:value-type="float">
            <text:p>110.377678192</text:p>
          </table:table-cell>
          <table:table-cell table:number-columns-repeated="3"/>
        </table:table-row>
        <table:table-row table:style-name="ro1">
          <table:table-cell office:value-type="float" office:value="0.740968750063122" calcext:value-type="float">
            <text:p>0.7409687501</text:p>
          </table:table-cell>
          <table:table-cell table:formula="of:=[.A899]-1" office:value-type="float" office:value="-0.259031249936878" calcext:value-type="float">
            <text:p>-0.2590312499</text:p>
          </table:table-cell>
          <table:table-cell table:formula="of:=[.B899]+[.$C$1]" office:value-type="float" office:value="-0.089031249936878" calcext:value-type="float">
            <text:p>-0.0890312499</text:p>
          </table:table-cell>
          <table:table-cell table:formula="of:=[.D898]+([.D898]*[.C899]/100)" office:value-type="float" office:value="81.5545400092806" calcext:value-type="float">
            <text:p>81.5545400093</text:p>
          </table:table-cell>
          <table:table-cell office:value-type="float" office:value="110.594989457792" calcext:value-type="float">
            <text:p>110.5949894578</text:p>
          </table:table-cell>
          <table:table-cell office:value-type="float" office:value="110.618250225587" calcext:value-type="float">
            <text:p>110.6182502256</text:p>
          </table:table-cell>
          <table:table-cell table:number-columns-repeated="3"/>
        </table:table-row>
        <table:table-row table:style-name="ro1">
          <table:table-cell office:value-type="float" office:value="0.968315447196776" calcext:value-type="float">
            <text:p>0.9683154472</text:p>
          </table:table-cell>
          <table:table-cell table:formula="of:=[.A900]-1" office:value-type="float" office:value="-0.0316845528032239" calcext:value-type="float">
            <text:p>-0.0316845528</text:p>
          </table:table-cell>
          <table:table-cell table:formula="of:=[.B900]+[.$C$1]" office:value-type="float" office:value="0.138315447196776" calcext:value-type="float">
            <text:p>0.1383154472</text:p>
          </table:table-cell>
          <table:table-cell table:formula="of:=[.D899]+([.D899]*[.C900]/100)" office:value-type="float" office:value="81.6673425360037" calcext:value-type="float">
            <text:p>81.667342536</text:p>
          </table:table-cell>
          <table:table-cell office:value-type="float" office:value="110.469198260624" calcext:value-type="float">
            <text:p>110.4691982606</text:p>
          </table:table-cell>
          <table:table-cell office:value-type="float" office:value="110.594989457792" calcext:value-type="float">
            <text:p>110.5949894578</text:p>
          </table:table-cell>
          <table:table-cell table:number-columns-repeated="3"/>
        </table:table-row>
        <table:table-row table:style-name="ro1">
          <table:table-cell office:value-type="float" office:value="0.452432577648494" calcext:value-type="float">
            <text:p>0.4524325776</text:p>
          </table:table-cell>
          <table:table-cell table:formula="of:=[.A901]-1" office:value-type="float" office:value="-0.547567422351506" calcext:value-type="float">
            <text:p>-0.5475674224</text:p>
          </table:table-cell>
          <table:table-cell table:formula="of:=[.B901]+[.$C$1]" office:value-type="float" office:value="-0.377567422351506" calcext:value-type="float">
            <text:p>-0.3775674224</text:p>
          </table:table-cell>
          <table:table-cell table:formula="of:=[.D900]+([.D900]*[.C901]/100)" office:value-type="float" office:value="81.3589932558876" calcext:value-type="float">
            <text:p>81.3589932559</text:p>
          </table:table-cell>
          <table:table-cell office:value-type="float" office:value="108.733612614545" calcext:value-type="float">
            <text:p>108.7336126145</text:p>
          </table:table-cell>
          <table:table-cell office:value-type="float" office:value="110.469198260624" calcext:value-type="float">
            <text:p>110.4691982606</text:p>
          </table:table-cell>
          <table:table-cell table:number-columns-repeated="3"/>
        </table:table-row>
        <table:table-row table:style-name="ro1">
          <table:table-cell office:value-type="float" office:value="0.711092214764303" calcext:value-type="float">
            <text:p>0.7110922148</text:p>
          </table:table-cell>
          <table:table-cell table:formula="of:=[.A902]-1" office:value-type="float" office:value="-0.288907785235697" calcext:value-type="float">
            <text:p>-0.2889077852</text:p>
          </table:table-cell>
          <table:table-cell table:formula="of:=[.B902]+[.$C$1]" office:value-type="float" office:value="-0.118907785235697" calcext:value-type="float">
            <text:p>-0.1189077852</text:p>
          </table:table-cell>
          <table:table-cell table:formula="of:=[.D901]+([.D901]*[.C902]/100)" office:value-type="float" office:value="81.2622510789169" calcext:value-type="float">
            <text:p>81.2622510789</text:p>
          </table:table-cell>
          <table:table-cell office:value-type="float" office:value="109.399860721988" calcext:value-type="float">
            <text:p>109.399860722</text:p>
          </table:table-cell>
          <table:table-cell office:value-type="float" office:value="108.733612614545" calcext:value-type="float">
            <text:p>108.7336126145</text:p>
          </table:table-cell>
          <table:table-cell table:number-columns-repeated="3"/>
        </table:table-row>
        <table:table-row table:style-name="ro1">
          <table:table-cell office:value-type="float" office:value="1.44579471799543" calcext:value-type="float">
            <text:p>1.445794718</text:p>
          </table:table-cell>
          <table:table-cell table:formula="of:=[.A903]-1" office:value-type="float" office:value="0.44579471799543" calcext:value-type="float">
            <text:p>0.445794718</text:p>
          </table:table-cell>
          <table:table-cell table:formula="of:=[.B903]+[.$C$1]" office:value-type="float" office:value="0.61579471799543" calcext:value-type="float">
            <text:p>0.615794718</text:p>
          </table:table-cell>
          <table:table-cell table:formula="of:=[.D902]+([.D902]*[.C903]/100)" office:value-type="float" office:value="81.7626597287851" calcext:value-type="float">
            <text:p>81.7626597288</text:p>
          </table:table-cell>
          <table:table-cell office:value-type="float" office:value="110.00160287767" calcext:value-type="float">
            <text:p>110.0016028777</text:p>
          </table:table-cell>
          <table:table-cell office:value-type="float" office:value="109.399860721988" calcext:value-type="float">
            <text:p>109.399860722</text:p>
          </table:table-cell>
          <table:table-cell table:number-columns-repeated="3"/>
        </table:table-row>
        <table:table-row table:style-name="ro1">
          <table:table-cell office:value-type="float" office:value="0.624349396161141" calcext:value-type="float">
            <text:p>0.6243493962</text:p>
          </table:table-cell>
          <table:table-cell table:formula="of:=[.A904]-1" office:value-type="float" office:value="-0.375650603838859" calcext:value-type="float">
            <text:p>-0.3756506038</text:p>
          </table:table-cell>
          <table:table-cell table:formula="of:=[.B904]+[.$C$1]" office:value-type="float" office:value="-0.205650603838859" calcext:value-type="float">
            <text:p>-0.2056506038</text:p>
          </table:table-cell>
          <table:table-cell table:formula="of:=[.D903]+([.D903]*[.C904]/100)" office:value-type="float" office:value="81.5945143253381" calcext:value-type="float">
            <text:p>81.5945143253</text:p>
          </table:table-cell>
          <table:table-cell office:value-type="float" office:value="110.121585123132" calcext:value-type="float">
            <text:p>110.1215851231</text:p>
          </table:table-cell>
          <table:table-cell office:value-type="float" office:value="110.00160287767" calcext:value-type="float">
            <text:p>110.0016028777</text:p>
          </table:table-cell>
          <table:table-cell table:number-columns-repeated="3"/>
        </table:table-row>
        <table:table-row table:style-name="ro1">
          <table:table-cell office:value-type="float" office:value="0.780449013743373" calcext:value-type="float">
            <text:p>0.7804490137</text:p>
          </table:table-cell>
          <table:table-cell table:formula="of:=[.A905]-1" office:value-type="float" office:value="-0.219550986256627" calcext:value-type="float">
            <text:p>-0.2195509863</text:p>
          </table:table-cell>
          <table:table-cell table:formula="of:=[.B905]+[.$C$1]" office:value-type="float" office:value="-0.0495509862566269" calcext:value-type="float">
            <text:p>-0.0495509863</text:p>
          </table:table-cell>
          <table:table-cell table:formula="of:=[.D904]+([.D904]*[.C905]/100)" office:value-type="float" office:value="81.5540834387586" calcext:value-type="float">
            <text:p>81.5540834388</text:p>
          </table:table-cell>
          <table:table-cell office:value-type="float" office:value="110.442783360421" calcext:value-type="float">
            <text:p>110.4427833604</text:p>
          </table:table-cell>
          <table:table-cell office:value-type="float" office:value="110.121585123132" calcext:value-type="float">
            <text:p>110.1215851231</text:p>
          </table:table-cell>
          <table:table-cell table:number-columns-repeated="3"/>
        </table:table-row>
        <table:table-row table:style-name="ro1">
          <table:table-cell office:value-type="float" office:value="1.08224095471568" calcext:value-type="float">
            <text:p>1.0822409547</text:p>
          </table:table-cell>
          <table:table-cell table:formula="of:=[.A906]-1" office:value-type="float" office:value="0.0822409547156799" calcext:value-type="float">
            <text:p>0.0822409547</text:p>
          </table:table-cell>
          <table:table-cell table:formula="of:=[.B906]+[.$C$1]" office:value-type="float" office:value="0.25224095471568" calcext:value-type="float">
            <text:p>0.2522409547</text:p>
          </table:table-cell>
          <table:table-cell table:formula="of:=[.D905]+([.D905]*[.C906]/100)" office:value-type="float" office:value="81.7597962374341" calcext:value-type="float">
            <text:p>81.7597962374</text:p>
          </table:table-cell>
          <table:table-cell office:value-type="float" office:value="112.300323645708" calcext:value-type="float">
            <text:p>112.3003236457</text:p>
          </table:table-cell>
          <table:table-cell office:value-type="float" office:value="110.442783360421" calcext:value-type="float">
            <text:p>110.4427833604</text:p>
          </table:table-cell>
          <table:table-cell table:number-columns-repeated="3"/>
        </table:table-row>
        <table:table-row table:style-name="ro1">
          <table:table-cell office:value-type="float" office:value="1.26588340288153" calcext:value-type="float">
            <text:p>1.2658834029</text:p>
          </table:table-cell>
          <table:table-cell table:formula="of:=[.A907]-1" office:value-type="float" office:value="0.26588340288153" calcext:value-type="float">
            <text:p>0.2658834029</text:p>
          </table:table-cell>
          <table:table-cell table:formula="of:=[.B907]+[.$C$1]" office:value-type="float" office:value="0.43588340288153" calcext:value-type="float">
            <text:p>0.4358834029</text:p>
          </table:table-cell>
          <table:table-cell table:formula="of:=[.D906]+([.D906]*[.C907]/100)" office:value-type="float" office:value="82.1161736194629" calcext:value-type="float">
            <text:p>82.1161736195</text:p>
          </table:table-cell>
          <table:table-cell office:value-type="float" office:value="112.440254383606" calcext:value-type="float">
            <text:p>112.4402543836</text:p>
          </table:table-cell>
          <table:table-cell office:value-type="float" office:value="112.300323645708" calcext:value-type="float">
            <text:p>112.3003236457</text:p>
          </table:table-cell>
          <table:table-cell table:number-columns-repeated="3"/>
        </table:table-row>
        <table:table-row table:style-name="ro1">
          <table:table-cell office:value-type="float" office:value="1.1437471048688" calcext:value-type="float">
            <text:p>1.1437471049</text:p>
          </table:table-cell>
          <table:table-cell table:formula="of:=[.A908]-1" office:value-type="float" office:value="0.1437471048688" calcext:value-type="float">
            <text:p>0.1437471049</text:p>
          </table:table-cell>
          <table:table-cell table:formula="of:=[.B908]+[.$C$1]" office:value-type="float" office:value="0.3137471048688" calcext:value-type="float">
            <text:p>0.3137471049</text:p>
          </table:table-cell>
          <table:table-cell table:formula="of:=[.D907]+([.D907]*[.C908]/100)" office:value-type="float" office:value="82.373810736823" calcext:value-type="float">
            <text:p>82.3738107368</text:p>
          </table:table-cell>
          <table:table-cell office:value-type="float" office:value="112.940156852947" calcext:value-type="float">
            <text:p>112.9401568529</text:p>
          </table:table-cell>
          <table:table-cell office:value-type="float" office:value="112.440254383606" calcext:value-type="float">
            <text:p>112.4402543836</text:p>
          </table:table-cell>
          <table:table-cell table:number-columns-repeated="3"/>
        </table:table-row>
        <table:table-row table:style-name="ro1">
          <table:table-cell office:value-type="float" office:value="0.79115502970655" calcext:value-type="float">
            <text:p>0.7911550297</text:p>
          </table:table-cell>
          <table:table-cell table:formula="of:=[.A909]-1" office:value-type="float" office:value="-0.20884497029345" calcext:value-type="float">
            <text:p>-0.2088449703</text:p>
          </table:table-cell>
          <table:table-cell table:formula="of:=[.B909]+[.$C$1]" office:value-type="float" office:value="-0.0388449702934499" calcext:value-type="float">
            <text:p>-0.0388449703</text:p>
          </table:table-cell>
          <table:table-cell table:formula="of:=[.D908]+([.D908]*[.C909]/100)" office:value-type="float" office:value="82.3418126545127" calcext:value-type="float">
            <text:p>82.3418126545</text:p>
          </table:table-cell>
          <table:table-cell office:value-type="float" office:value="112.768526554263" calcext:value-type="float">
            <text:p>112.7685265543</text:p>
          </table:table-cell>
          <table:table-cell office:value-type="float" office:value="112.940156852947" calcext:value-type="float">
            <text:p>112.9401568529</text:p>
          </table:table-cell>
          <table:table-cell table:number-columns-repeated="3"/>
        </table:table-row>
        <table:table-row table:style-name="ro1">
          <table:table-cell office:value-type="float" office:value="0.911026755249477" calcext:value-type="float">
            <text:p>0.9110267552</text:p>
          </table:table-cell>
          <table:table-cell table:formula="of:=[.A910]-1" office:value-type="float" office:value="-0.0889732447505229" calcext:value-type="float">
            <text:p>-0.0889732448</text:p>
          </table:table-cell>
          <table:table-cell table:formula="of:=[.B910]+[.$C$1]" office:value-type="float" office:value="0.0810267552494771" calcext:value-type="float">
            <text:p>0.0810267552</text:p>
          </table:table-cell>
          <table:table-cell table:formula="of:=[.D909]+([.D909]*[.C910]/100)" office:value-type="float" office:value="82.4085315535202" calcext:value-type="float">
            <text:p>82.4085315535</text:p>
          </table:table-cell>
          <table:table-cell office:value-type="float" office:value="112.824002847963" calcext:value-type="float">
            <text:p>112.824002848</text:p>
          </table:table-cell>
          <table:table-cell office:value-type="float" office:value="112.768526554263" calcext:value-type="float">
            <text:p>112.7685265543</text:p>
          </table:table-cell>
          <table:table-cell table:number-columns-repeated="3"/>
        </table:table-row>
        <table:table-row table:style-name="ro1">
          <table:table-cell office:value-type="float" office:value="0.891669315106178" calcext:value-type="float">
            <text:p>0.8916693151</text:p>
          </table:table-cell>
          <table:table-cell table:formula="of:=[.A911]-1" office:value-type="float" office:value="-0.108330684893822" calcext:value-type="float">
            <text:p>-0.1083306849</text:p>
          </table:table-cell>
          <table:table-cell table:formula="of:=[.B911]+[.$C$1]" office:value-type="float" office:value="0.0616693151061781" calcext:value-type="float">
            <text:p>0.0616693151</text:p>
          </table:table-cell>
          <table:table-cell table:formula="of:=[.D910]+([.D910]*[.C911]/100)" office:value-type="float" office:value="82.4593523305184" calcext:value-type="float">
            <text:p>82.4593523305</text:p>
          </table:table-cell>
          <table:table-cell office:value-type="float" office:value="112.236500110975" calcext:value-type="float">
            <text:p>112.236500111</text:p>
          </table:table-cell>
          <table:table-cell office:value-type="float" office:value="112.824002847963" calcext:value-type="float">
            <text:p>112.824002848</text:p>
          </table:table-cell>
          <table:table-cell table:number-columns-repeated="3"/>
        </table:table-row>
        <table:table-row table:style-name="ro1">
          <table:table-cell office:value-type="float" office:value="0.771524676904963" calcext:value-type="float">
            <text:p>0.7715246769</text:p>
          </table:table-cell>
          <table:table-cell table:formula="of:=[.A912]-1" office:value-type="float" office:value="-0.228475323095037" calcext:value-type="float">
            <text:p>-0.2284753231</text:p>
          </table:table-cell>
          <table:table-cell table:formula="of:=[.B912]+[.$C$1]" office:value-type="float" office:value="-0.0584753230950369" calcext:value-type="float">
            <text:p>-0.0584753231</text:p>
          </table:table-cell>
          <table:table-cell table:formula="of:=[.D911]+([.D911]*[.C912]/100)" office:value-type="float" office:value="82.411133957821" calcext:value-type="float">
            <text:p>82.4111339578</text:p>
          </table:table-cell>
          <table:table-cell office:value-type="float" office:value="111.848149428631" calcext:value-type="float">
            <text:p>111.8481494286</text:p>
          </table:table-cell>
          <table:table-cell office:value-type="float" office:value="112.236500110975" calcext:value-type="float">
            <text:p>112.236500111</text:p>
          </table:table-cell>
          <table:table-cell table:number-columns-repeated="3"/>
        </table:table-row>
        <table:table-row table:style-name="ro1">
          <table:table-cell office:value-type="float" office:value="1.36757820359278" calcext:value-type="float">
            <text:p>1.3675782036</text:p>
          </table:table-cell>
          <table:table-cell table:formula="of:=[.A913]-1" office:value-type="float" office:value="0.36757820359278" calcext:value-type="float">
            <text:p>0.3675782036</text:p>
          </table:table-cell>
          <table:table-cell table:formula="of:=[.B913]+[.$C$1]" office:value-type="float" office:value="0.53757820359278" calcext:value-type="float">
            <text:p>0.5375782036</text:p>
          </table:table-cell>
          <table:table-cell table:formula="of:=[.D912]+([.D912]*[.C913]/100)" office:value-type="float" office:value="82.8541582513119" calcext:value-type="float">
            <text:p>82.8541582513</text:p>
          </table:table-cell>
          <table:table-cell office:value-type="float" office:value="111.179338053849" calcext:value-type="float">
            <text:p>111.1793380538</text:p>
          </table:table-cell>
          <table:table-cell office:value-type="float" office:value="111.848149428631" calcext:value-type="float">
            <text:p>111.8481494286</text:p>
          </table:table-cell>
          <table:table-cell table:number-columns-repeated="3"/>
        </table:table-row>
        <table:table-row table:style-name="ro1">
          <table:table-cell office:value-type="float" office:value="1.12473034717817" calcext:value-type="float">
            <text:p>1.1247303472</text:p>
          </table:table-cell>
          <table:table-cell table:formula="of:=[.A914]-1" office:value-type="float" office:value="0.12473034717817" calcext:value-type="float">
            <text:p>0.1247303472</text:p>
          </table:table-cell>
          <table:table-cell table:formula="of:=[.B914]+[.$C$1]" office:value-type="float" office:value="0.29473034717817" calcext:value-type="float">
            <text:p>0.2947303472</text:p>
          </table:table-cell>
          <table:table-cell table:formula="of:=[.D913]+([.D913]*[.C914]/100)" office:value-type="float" office:value="83.0983545995776" calcext:value-type="float">
            <text:p>83.0983545996</text:p>
          </table:table-cell>
          <table:table-cell office:value-type="float" office:value="111.474121390935" calcext:value-type="float">
            <text:p>111.4741213909</text:p>
          </table:table-cell>
          <table:table-cell office:value-type="float" office:value="111.179338053849" calcext:value-type="float">
            <text:p>111.1793380538</text:p>
          </table:table-cell>
          <table:table-cell table:number-columns-repeated="3"/>
        </table:table-row>
        <table:table-row table:style-name="ro1">
          <table:table-cell office:value-type="float" office:value="0.981906092626432" calcext:value-type="float">
            <text:p>0.9819060926</text:p>
          </table:table-cell>
          <table:table-cell table:formula="of:=[.A915]-1" office:value-type="float" office:value="-0.018093907373568" calcext:value-type="float">
            <text:p>-0.0180939074</text:p>
          </table:table-cell>
          <table:table-cell table:formula="of:=[.B915]+[.$C$1]" office:value-type="float" office:value="0.151906092626432" calcext:value-type="float">
            <text:p>0.1519060926</text:p>
          </table:table-cell>
          <table:table-cell table:formula="of:=[.D914]+([.D914]*[.C915]/100)" office:value-type="float" office:value="83.2245860630866" calcext:value-type="float">
            <text:p>83.2245860631</text:p>
          </table:table-cell>
          <table:table-cell office:value-type="float" office:value="112.845307874019" calcext:value-type="float">
            <text:p>112.845307874</text:p>
          </table:table-cell>
          <table:table-cell office:value-type="float" office:value="111.474121390935" calcext:value-type="float">
            <text:p>111.4741213909</text:p>
          </table:table-cell>
          <table:table-cell table:number-columns-repeated="3"/>
        </table:table-row>
        <table:table-row table:style-name="ro1">
          <table:table-cell office:value-type="float" office:value="0.700568103677722" calcext:value-type="float">
            <text:p>0.7005681037</text:p>
          </table:table-cell>
          <table:table-cell table:formula="of:=[.A916]-1" office:value-type="float" office:value="-0.299431896322278" calcext:value-type="float">
            <text:p>-0.2994318963</text:p>
          </table:table-cell>
          <table:table-cell table:formula="of:=[.B916]+[.$C$1]" office:value-type="float" office:value="-0.129431896322278" calcext:value-type="float">
            <text:p>-0.1294318963</text:p>
          </table:table-cell>
          <table:table-cell table:formula="of:=[.D915]+([.D915]*[.C916]/100)" office:value-type="float" office:value="83.1168669031388" calcext:value-type="float">
            <text:p>83.1168669031</text:p>
          </table:table-cell>
          <table:table-cell office:value-type="float" office:value="112.471196610369" calcext:value-type="float">
            <text:p>112.4711966104</text:p>
          </table:table-cell>
          <table:table-cell office:value-type="float" office:value="112.845307874019" calcext:value-type="float">
            <text:p>112.845307874</text:p>
          </table:table-cell>
          <table:table-cell table:number-columns-repeated="3"/>
        </table:table-row>
        <table:table-row table:style-name="ro1">
          <table:table-cell office:value-type="float" office:value="0.799268758767484" calcext:value-type="float">
            <text:p>0.7992687588</text:p>
          </table:table-cell>
          <table:table-cell table:formula="of:=[.A917]-1" office:value-type="float" office:value="-0.200731241232516" calcext:value-type="float">
            <text:p>-0.2007312412</text:p>
          </table:table-cell>
          <table:table-cell table:formula="of:=[.B917]+[.$C$1]" office:value-type="float" office:value="-0.0307312412325159" calcext:value-type="float">
            <text:p>-0.0307312412</text:p>
          </table:table-cell>
          <table:table-cell table:formula="of:=[.D916]+([.D916]*[.C917]/100)" office:value-type="float" office:value="83.0913240582659" calcext:value-type="float">
            <text:p>83.0913240583</text:p>
          </table:table-cell>
          <table:table-cell office:value-type="float" office:value="111.86169809577" calcext:value-type="float">
            <text:p>111.8616980958</text:p>
          </table:table-cell>
          <table:table-cell office:value-type="float" office:value="112.471196610369" calcext:value-type="float">
            <text:p>112.4711966104</text:p>
          </table:table-cell>
          <table:table-cell table:number-columns-repeated="3"/>
        </table:table-row>
        <table:table-row table:style-name="ro1">
          <table:table-cell office:value-type="float" office:value="1.0189706346598" calcext:value-type="float">
            <text:p>1.0189706347</text:p>
          </table:table-cell>
          <table:table-cell table:formula="of:=[.A918]-1" office:value-type="float" office:value="0.0189706346598" calcext:value-type="float">
            <text:p>0.0189706347</text:p>
          </table:table-cell>
          <table:table-cell table:formula="of:=[.B918]+[.$C$1]" office:value-type="float" office:value="0.1889706346598" calcext:value-type="float">
            <text:p>0.1889706347</text:p>
          </table:table-cell>
          <table:table-cell table:formula="of:=[.D917]+([.D917]*[.C918]/100)" office:value-type="float" office:value="83.248342260686" calcext:value-type="float">
            <text:p>83.2483422607</text:p>
          </table:table-cell>
          <table:table-cell office:value-type="float" office:value="112.028817711381" calcext:value-type="float">
            <text:p>112.0288177114</text:p>
          </table:table-cell>
          <table:table-cell office:value-type="float" office:value="111.86169809577" calcext:value-type="float">
            <text:p>111.8616980958</text:p>
          </table:table-cell>
          <table:table-cell table:number-columns-repeated="3"/>
        </table:table-row>
        <table:table-row table:style-name="ro1">
          <table:table-cell office:value-type="float" office:value="0.996575490372068" calcext:value-type="float">
            <text:p>0.9965754904</text:p>
          </table:table-cell>
          <table:table-cell table:formula="of:=[.A919]-1" office:value-type="float" office:value="-0.00342450962793195" calcext:value-type="float">
            <text:p>-0.0034245096</text:p>
          </table:table-cell>
          <table:table-cell table:formula="of:=[.B919]+[.$C$1]" office:value-type="float" office:value="0.166575490372068" calcext:value-type="float">
            <text:p>0.1665754904</text:p>
          </table:table-cell>
          <table:table-cell table:formula="of:=[.D918]+([.D918]*[.C919]/100)" office:value-type="float" office:value="83.3870135950334" calcext:value-type="float">
            <text:p>83.387013595</text:p>
          </table:table-cell>
          <table:table-cell office:value-type="float" office:value="112.593142915051" calcext:value-type="float">
            <text:p>112.5931429151</text:p>
          </table:table-cell>
          <table:table-cell office:value-type="float" office:value="112.028817711381" calcext:value-type="float">
            <text:p>112.0288177114</text:p>
          </table:table-cell>
          <table:table-cell table:number-columns-repeated="3"/>
        </table:table-row>
        <table:table-row table:style-name="ro1">
          <table:table-cell office:value-type="float" office:value="0.760244696695519" calcext:value-type="float">
            <text:p>0.7602446967</text:p>
          </table:table-cell>
          <table:table-cell table:formula="of:=[.A920]-1" office:value-type="float" office:value="-0.239755303304481" calcext:value-type="float">
            <text:p>-0.2397553033</text:p>
          </table:table-cell>
          <table:table-cell table:formula="of:=[.B920]+[.$C$1]" office:value-type="float" office:value="-0.0697553033044809" calcext:value-type="float">
            <text:p>-0.0697553033</text:p>
          </table:table-cell>
          <table:table-cell table:formula="of:=[.D919]+([.D919]*[.C920]/100)" office:value-type="float" office:value="83.3288467307836" calcext:value-type="float">
            <text:p>83.3288467308</text:p>
          </table:table-cell>
          <table:table-cell office:value-type="float" office:value="113.040124023504" calcext:value-type="float">
            <text:p>113.0401240235</text:p>
          </table:table-cell>
          <table:table-cell office:value-type="float" office:value="112.593142915051" calcext:value-type="float">
            <text:p>112.5931429151</text:p>
          </table:table-cell>
          <table:table-cell table:number-columns-repeated="3"/>
        </table:table-row>
        <table:table-row table:style-name="ro1">
          <table:table-cell office:value-type="float" office:value="0.908599912982994" calcext:value-type="float">
            <text:p>0.908599913</text:p>
          </table:table-cell>
          <table:table-cell table:formula="of:=[.A921]-1" office:value-type="float" office:value="-0.091400087017006" calcext:value-type="float">
            <text:p>-0.091400087</text:p>
          </table:table-cell>
          <table:table-cell table:formula="of:=[.B921]+[.$C$1]" office:value-type="float" office:value="0.078599912982994" calcext:value-type="float">
            <text:p>0.078599913</text:p>
          </table:table-cell>
          <table:table-cell table:formula="of:=[.D920]+([.D920]*[.C921]/100)" office:value-type="float" office:value="83.3943431318037" calcext:value-type="float">
            <text:p>83.3943431318</text:p>
          </table:table-cell>
          <table:table-cell office:value-type="float" office:value="112.486701010723" calcext:value-type="float">
            <text:p>112.4867010107</text:p>
          </table:table-cell>
          <table:table-cell office:value-type="float" office:value="113.040124023504" calcext:value-type="float">
            <text:p>113.0401240235</text:p>
          </table:table-cell>
          <table:table-cell table:number-columns-repeated="3"/>
        </table:table-row>
        <table:table-row table:style-name="ro1">
          <table:table-cell office:value-type="float" office:value="0.802261228059862" calcext:value-type="float">
            <text:p>0.8022612281</text:p>
          </table:table-cell>
          <table:table-cell table:formula="of:=[.A922]-1" office:value-type="float" office:value="-0.197738771940138" calcext:value-type="float">
            <text:p>-0.1977387719</text:p>
          </table:table-cell>
          <table:table-cell table:formula="of:=[.B922]+[.$C$1]" office:value-type="float" office:value="-0.0277387719401379" calcext:value-type="float">
            <text:p>-0.0277387719</text:p>
          </table:table-cell>
          <table:table-cell table:formula="of:=[.D921]+([.D921]*[.C922]/100)" office:value-type="float" office:value="83.3712105651514" calcext:value-type="float">
            <text:p>83.3712105652</text:p>
          </table:table-cell>
          <table:table-cell office:value-type="float" office:value="111.423155771785" calcext:value-type="float">
            <text:p>111.4231557718</text:p>
          </table:table-cell>
          <table:table-cell office:value-type="float" office:value="112.486701010723" calcext:value-type="float">
            <text:p>112.4867010107</text:p>
          </table:table-cell>
          <table:table-cell table:number-columns-repeated="3"/>
        </table:table-row>
        <table:table-row table:style-name="ro1">
          <table:table-cell office:value-type="float" office:value="0.614220303206027" calcext:value-type="float">
            <text:p>0.6142203032</text:p>
          </table:table-cell>
          <table:table-cell table:formula="of:=[.A923]-1" office:value-type="float" office:value="-0.385779696793973" calcext:value-type="float">
            <text:p>-0.3857796968</text:p>
          </table:table-cell>
          <table:table-cell table:formula="of:=[.B923]+[.$C$1]" office:value-type="float" office:value="-0.215779696793973" calcext:value-type="float">
            <text:p>-0.2157796968</text:p>
          </table:table-cell>
          <table:table-cell table:formula="of:=[.D922]+([.D922]*[.C923]/100)" office:value-type="float" office:value="83.1913124197805" calcext:value-type="float">
            <text:p>83.1913124198</text:p>
          </table:table-cell>
          <table:table-cell office:value-type="float" office:value="111.298646199765" calcext:value-type="float">
            <text:p>111.2986461998</text:p>
          </table:table-cell>
          <table:table-cell office:value-type="float" office:value="111.423155771785" calcext:value-type="float">
            <text:p>111.4231557718</text:p>
          </table:table-cell>
          <table:table-cell table:number-columns-repeated="3"/>
        </table:table-row>
        <table:table-row table:style-name="ro1">
          <table:table-cell office:value-type="float" office:value="0.738556193836118" calcext:value-type="float">
            <text:p>0.7385561938</text:p>
          </table:table-cell>
          <table:table-cell table:formula="of:=[.A924]-1" office:value-type="float" office:value="-0.261443806163882" calcext:value-type="float">
            <text:p>-0.2614438062</text:p>
          </table:table-cell>
          <table:table-cell table:formula="of:=[.B924]+[.$C$1]" office:value-type="float" office:value="-0.091443806163882" calcext:value-type="float">
            <text:p>-0.0914438062</text:p>
          </table:table-cell>
          <table:table-cell table:formula="of:=[.D923]+([.D923]*[.C924]/100)" office:value-type="float" office:value="83.1152391173061" calcext:value-type="float">
            <text:p>83.1152391173</text:p>
          </table:table-cell>
          <table:table-cell office:value-type="float" office:value="110.186099409419" calcext:value-type="float">
            <text:p>110.1860994094</text:p>
          </table:table-cell>
          <table:table-cell office:value-type="float" office:value="111.298646199765" calcext:value-type="float">
            <text:p>111.2986461998</text:p>
          </table:table-cell>
          <table:table-cell table:number-columns-repeated="3"/>
        </table:table-row>
        <table:table-row table:style-name="ro1">
          <table:table-cell office:value-type="float" office:value="0.851151715607188" calcext:value-type="float">
            <text:p>0.8511517156</text:p>
          </table:table-cell>
          <table:table-cell table:formula="of:=[.A925]-1" office:value-type="float" office:value="-0.148848284392812" calcext:value-type="float">
            <text:p>-0.1488482844</text:p>
          </table:table-cell>
          <table:table-cell table:formula="of:=[.B925]+[.$C$1]" office:value-type="float" office:value="0.0211517156071881" calcext:value-type="float">
            <text:p>0.0211517156</text:p>
          </table:table-cell>
          <table:table-cell table:formula="of:=[.D924]+([.D924]*[.C925]/100)" office:value-type="float" office:value="83.1328194163105" calcext:value-type="float">
            <text:p>83.1328194163</text:p>
          </table:table-cell>
          <table:table-cell office:value-type="float" office:value="108.365285333111" calcext:value-type="float">
            <text:p>108.3652853331</text:p>
          </table:table-cell>
          <table:table-cell office:value-type="float" office:value="110.186099409419" calcext:value-type="float">
            <text:p>110.1860994094</text:p>
          </table:table-cell>
          <table:table-cell table:number-columns-repeated="3"/>
        </table:table-row>
        <table:table-row table:style-name="ro1">
          <table:table-cell office:value-type="float" office:value="0.764804148619882" calcext:value-type="float">
            <text:p>0.7648041486</text:p>
          </table:table-cell>
          <table:table-cell table:formula="of:=[.A926]-1" office:value-type="float" office:value="-0.235195851380118" calcext:value-type="float">
            <text:p>-0.2351958514</text:p>
          </table:table-cell>
          <table:table-cell table:formula="of:=[.B926]+[.$C$1]" office:value-type="float" office:value="-0.0651958513801179" calcext:value-type="float">
            <text:p>-0.0651958514</text:p>
          </table:table-cell>
          <table:table-cell table:formula="of:=[.D925]+([.D925]*[.C926]/100)" office:value-type="float" office:value="83.0786202669157" calcext:value-type="float">
            <text:p>83.0786202669</text:p>
          </table:table-cell>
          <table:table-cell office:value-type="float" office:value="109.127664044629" calcext:value-type="float">
            <text:p>109.1276640446</text:p>
          </table:table-cell>
          <table:table-cell office:value-type="float" office:value="108.365285333111" calcext:value-type="float">
            <text:p>108.3652853331</text:p>
          </table:table-cell>
          <table:table-cell table:number-columns-repeated="3"/>
        </table:table-row>
        <table:table-row table:style-name="ro1">
          <table:table-cell office:value-type="float" office:value="1.316392997769" calcext:value-type="float">
            <text:p>1.3163929978</text:p>
          </table:table-cell>
          <table:table-cell table:formula="of:=[.A927]-1" office:value-type="float" office:value="0.316392997769" calcext:value-type="float">
            <text:p>0.3163929978</text:p>
          </table:table-cell>
          <table:table-cell table:formula="of:=[.B927]+[.$C$1]" office:value-type="float" office:value="0.486392997769" calcext:value-type="float">
            <text:p>0.4863929978</text:p>
          </table:table-cell>
          <table:table-cell table:formula="of:=[.D926]+([.D926]*[.C927]/100)" office:value-type="float" office:value="83.4827088585371" calcext:value-type="float">
            <text:p>83.4827088585</text:p>
          </table:table-cell>
          <table:table-cell office:value-type="float" office:value="110.671770777549" calcext:value-type="float">
            <text:p>110.6717707775</text:p>
          </table:table-cell>
          <table:table-cell office:value-type="float" office:value="109.127664044629" calcext:value-type="float">
            <text:p>109.1276640446</text:p>
          </table:table-cell>
          <table:table-cell table:number-columns-repeated="3"/>
        </table:table-row>
        <table:table-row table:style-name="ro1">
          <table:table-cell office:value-type="float" office:value="0.590043781652891" calcext:value-type="float">
            <text:p>0.5900437817</text:p>
          </table:table-cell>
          <table:table-cell table:formula="of:=[.A928]-1" office:value-type="float" office:value="-0.409956218347109" calcext:value-type="float">
            <text:p>-0.4099562183</text:p>
          </table:table-cell>
          <table:table-cell table:formula="of:=[.B928]+[.$C$1]" office:value-type="float" office:value="-0.239956218347109" calcext:value-type="float">
            <text:p>-0.2399562183</text:p>
          </table:table-cell>
          <table:table-cell table:formula="of:=[.D927]+([.D927]*[.C928]/100)" office:value-type="float" office:value="83.2823869073864" calcext:value-type="float">
            <text:p>83.2823869074</text:p>
          </table:table-cell>
          <table:table-cell office:value-type="float" office:value="109.504338575618" calcext:value-type="float">
            <text:p>109.5043385756</text:p>
          </table:table-cell>
          <table:table-cell office:value-type="float" office:value="110.671770777549" calcext:value-type="float">
            <text:p>110.6717707775</text:p>
          </table:table-cell>
          <table:table-cell table:number-columns-repeated="3"/>
        </table:table-row>
        <table:table-row table:style-name="ro1">
          <table:table-cell office:value-type="float" office:value="0.811070851421745" calcext:value-type="float">
            <text:p>0.8110708514</text:p>
          </table:table-cell>
          <table:table-cell table:formula="of:=[.A929]-1" office:value-type="float" office:value="-0.188929148578255" calcext:value-type="float">
            <text:p>-0.1889291486</text:p>
          </table:table-cell>
          <table:table-cell table:formula="of:=[.B929]+[.$C$1]" office:value-type="float" office:value="-0.0189291485782549" calcext:value-type="float">
            <text:p>-0.0189291486</text:p>
          </table:table-cell>
          <table:table-cell table:formula="of:=[.D928]+([.D928]*[.C929]/100)" office:value-type="float" office:value="83.2666222606292" calcext:value-type="float">
            <text:p>83.2666222606</text:p>
          </table:table-cell>
          <table:table-cell office:value-type="float" office:value="110.11639202303" calcext:value-type="float">
            <text:p>110.116392023</text:p>
          </table:table-cell>
          <table:table-cell office:value-type="float" office:value="109.504338575618" calcext:value-type="float">
            <text:p>109.5043385756</text:p>
          </table:table-cell>
          <table:table-cell table:number-columns-repeated="3"/>
        </table:table-row>
        <table:table-row table:style-name="ro1">
          <table:table-cell office:value-type="float" office:value="0.559882152575649" calcext:value-type="float">
            <text:p>0.5598821526</text:p>
          </table:table-cell>
          <table:table-cell table:formula="of:=[.A930]-1" office:value-type="float" office:value="-0.440117847424351" calcext:value-type="float">
            <text:p>-0.4401178474</text:p>
          </table:table-cell>
          <table:table-cell table:formula="of:=[.B930]+[.$C$1]" office:value-type="float" office:value="-0.270117847424351" calcext:value-type="float">
            <text:p>-0.2701178474</text:p>
          </table:table-cell>
          <table:table-cell table:formula="of:=[.D929]+([.D929]*[.C930]/100)" office:value-type="float" office:value="83.0417042529558" calcext:value-type="float">
            <text:p>83.041704253</text:p>
          </table:table-cell>
          <table:table-cell office:value-type="float" office:value="111.770768909278" calcext:value-type="float">
            <text:p>111.7707689093</text:p>
          </table:table-cell>
          <table:table-cell office:value-type="float" office:value="110.11639202303" calcext:value-type="float">
            <text:p>110.116392023</text:p>
          </table:table-cell>
          <table:table-cell table:number-columns-repeated="3"/>
        </table:table-row>
        <table:table-row table:style-name="ro1">
          <table:table-cell office:value-type="float" office:value="1.01115093687926" calcext:value-type="float">
            <text:p>1.0111509369</text:p>
          </table:table-cell>
          <table:table-cell table:formula="of:=[.A931]-1" office:value-type="float" office:value="0.0111509368792599" calcext:value-type="float">
            <text:p>0.0111509369</text:p>
          </table:table-cell>
          <table:table-cell table:formula="of:=[.B931]+[.$C$1]" office:value-type="float" office:value="0.18115093687926" calcext:value-type="float">
            <text:p>0.1811509369</text:p>
          </table:table-cell>
          <table:table-cell table:formula="of:=[.D930]+([.D930]*[.C931]/100)" office:value-type="float" office:value="83.1921350782105" calcext:value-type="float">
            <text:p>83.1921350782</text:p>
          </table:table-cell>
          <table:table-cell office:value-type="float" office:value="111.06523133404" calcext:value-type="float">
            <text:p>111.065231334</text:p>
          </table:table-cell>
          <table:table-cell office:value-type="float" office:value="111.770768909278" calcext:value-type="float">
            <text:p>111.7707689093</text:p>
          </table:table-cell>
          <table:table-cell table:number-columns-repeated="3"/>
        </table:table-row>
        <table:table-row table:style-name="ro1">
          <table:table-cell office:value-type="float" office:value="0.696575088459071" calcext:value-type="float">
            <text:p>0.6965750885</text:p>
          </table:table-cell>
          <table:table-cell table:formula="of:=[.A932]-1" office:value-type="float" office:value="-0.303424911540929" calcext:value-type="float">
            <text:p>-0.3034249115</text:p>
          </table:table-cell>
          <table:table-cell table:formula="of:=[.B932]+[.$C$1]" office:value-type="float" office:value="-0.133424911540929" calcext:value-type="float">
            <text:p>-0.1334249115</text:p>
          </table:table-cell>
          <table:table-cell table:formula="of:=[.D931]+([.D931]*[.C932]/100)" office:value-type="float" office:value="83.0811360455734" calcext:value-type="float">
            <text:p>83.0811360456</text:p>
          </table:table-cell>
          <table:table-cell office:value-type="float" office:value="110.480191986428" calcext:value-type="float">
            <text:p>110.4801919864</text:p>
          </table:table-cell>
          <table:table-cell office:value-type="float" office:value="111.06523133404" calcext:value-type="float">
            <text:p>111.065231334</text:p>
          </table:table-cell>
          <table:table-cell table:number-columns-repeated="3"/>
        </table:table-row>
        <table:table-row table:style-name="ro1">
          <table:table-cell office:value-type="float" office:value="0.8959794155089" calcext:value-type="float">
            <text:p>0.8959794155</text:p>
          </table:table-cell>
          <table:table-cell table:formula="of:=[.A933]-1" office:value-type="float" office:value="-0.1040205844911" calcext:value-type="float">
            <text:p>-0.1040205845</text:p>
          </table:table-cell>
          <table:table-cell table:formula="of:=[.B933]+[.$C$1]" office:value-type="float" office:value="0.0659794155089" calcext:value-type="float">
            <text:p>0.0659794155</text:p>
          </table:table-cell>
          <table:table-cell table:formula="of:=[.D932]+([.D932]*[.C933]/100)" office:value-type="float" office:value="83.1359524935344" calcext:value-type="float">
            <text:p>83.1359524935</text:p>
          </table:table-cell>
          <table:table-cell office:value-type="float" office:value="111.035487523515" calcext:value-type="float">
            <text:p>111.0354875235</text:p>
          </table:table-cell>
          <table:table-cell office:value-type="float" office:value="110.480191986428" calcext:value-type="float">
            <text:p>110.4801919864</text:p>
          </table:table-cell>
          <table:table-cell table:number-columns-repeated="3"/>
        </table:table-row>
        <table:table-row table:style-name="ro1">
          <table:table-cell office:value-type="float" office:value="0.758971909860204" calcext:value-type="float">
            <text:p>0.7589719099</text:p>
          </table:table-cell>
          <table:table-cell table:formula="of:=[.A934]-1" office:value-type="float" office:value="-0.241028090139796" calcext:value-type="float">
            <text:p>-0.2410280901</text:p>
          </table:table-cell>
          <table:table-cell table:formula="of:=[.B934]+[.$C$1]" office:value-type="float" office:value="-0.071028090139796" calcext:value-type="float">
            <text:p>-0.0710280901</text:p>
          </table:table-cell>
          <table:table-cell table:formula="of:=[.D933]+([.D933]*[.C934]/100)" office:value-type="float" office:value="83.0769026142588" calcext:value-type="float">
            <text:p>83.0769026143</text:p>
          </table:table-cell>
          <table:table-cell office:value-type="float" office:value="110.165476808914" calcext:value-type="float">
            <text:p>110.1654768089</text:p>
          </table:table-cell>
          <table:table-cell office:value-type="float" office:value="111.035487523515" calcext:value-type="float">
            <text:p>111.0354875235</text:p>
          </table:table-cell>
          <table:table-cell table:number-columns-repeated="3"/>
        </table:table-row>
        <table:table-row table:style-name="ro1">
          <table:table-cell office:value-type="float" office:value="1.05390746667473" calcext:value-type="float">
            <text:p>1.0539074667</text:p>
          </table:table-cell>
          <table:table-cell table:formula="of:=[.A935]-1" office:value-type="float" office:value="0.0539074666747299" calcext:value-type="float">
            <text:p>0.0539074667</text:p>
          </table:table-cell>
          <table:table-cell table:formula="of:=[.B935]+[.$C$1]" office:value-type="float" office:value="0.22390746667473" calcext:value-type="float">
            <text:p>0.2239074667</text:p>
          </table:table-cell>
          <table:table-cell table:formula="of:=[.D934]+([.D934]*[.C935]/100)" office:value-type="float" office:value="83.2629180022942" calcext:value-type="float">
            <text:p>83.2629180023</text:p>
          </table:table-cell>
          <table:table-cell office:value-type="float" office:value="110.799426164497" calcext:value-type="float">
            <text:p>110.7994261645</text:p>
          </table:table-cell>
          <table:table-cell office:value-type="float" office:value="110.165476808914" calcext:value-type="float">
            <text:p>110.1654768089</text:p>
          </table:table-cell>
          <table:table-cell table:number-columns-repeated="3"/>
        </table:table-row>
        <table:table-row table:style-name="ro1">
          <table:table-cell office:value-type="float" office:value="0.547983665103781" calcext:value-type="float">
            <text:p>0.5479836651</text:p>
          </table:table-cell>
          <table:table-cell table:formula="of:=[.A936]-1" office:value-type="float" office:value="-0.452016334896219" calcext:value-type="float">
            <text:p>-0.4520163349</text:p>
          </table:table-cell>
          <table:table-cell table:formula="of:=[.B936]+[.$C$1]" office:value-type="float" office:value="-0.282016334896219" calcext:value-type="float">
            <text:p>-0.2820163349</text:p>
          </table:table-cell>
          <table:table-cell table:formula="of:=[.D935]+([.D935]*[.C936]/100)" office:value-type="float" office:value="83.0281029726165" calcext:value-type="float">
            <text:p>83.0281029726</text:p>
          </table:table-cell>
          <table:table-cell office:value-type="float" office:value="111.559249951724" calcext:value-type="float">
            <text:p>111.5592499517</text:p>
          </table:table-cell>
          <table:table-cell office:value-type="float" office:value="110.799426164497" calcext:value-type="float">
            <text:p>110.7994261645</text:p>
          </table:table-cell>
          <table:table-cell table:number-columns-repeated="3"/>
        </table:table-row>
        <table:table-row table:style-name="ro1">
          <table:table-cell office:value-type="float" office:value="0.660359636966618" calcext:value-type="float">
            <text:p>0.660359637</text:p>
          </table:table-cell>
          <table:table-cell table:formula="of:=[.A937]-1" office:value-type="float" office:value="-0.339640363033382" calcext:value-type="float">
            <text:p>-0.339640363</text:p>
          </table:table-cell>
          <table:table-cell table:formula="of:=[.B937]+[.$C$1]" office:value-type="float" office:value="-0.169640363033382" calcext:value-type="float">
            <text:p>-0.169640363</text:p>
          </table:table-cell>
          <table:table-cell table:formula="of:=[.D936]+([.D936]*[.C937]/100)" office:value-type="float" office:value="82.887253797314" calcext:value-type="float">
            <text:p>82.8872537973</text:p>
          </table:table-cell>
          <table:table-cell office:value-type="float" office:value="112.529910262433" calcext:value-type="float">
            <text:p>112.5299102624</text:p>
          </table:table-cell>
          <table:table-cell office:value-type="float" office:value="111.559249951724" calcext:value-type="float">
            <text:p>111.5592499517</text:p>
          </table:table-cell>
          <table:table-cell table:number-columns-repeated="3"/>
        </table:table-row>
        <table:table-row table:style-name="ro1">
          <table:table-cell office:value-type="float" office:value="0.801720950594459" calcext:value-type="float">
            <text:p>0.8017209506</text:p>
          </table:table-cell>
          <table:table-cell table:formula="of:=[.A938]-1" office:value-type="float" office:value="-0.198279049405541" calcext:value-type="float">
            <text:p>-0.1982790494</text:p>
          </table:table-cell>
          <table:table-cell table:formula="of:=[.B938]+[.$C$1]" office:value-type="float" office:value="-0.028279049405541" calcext:value-type="float">
            <text:p>-0.0282790494</text:p>
          </table:table-cell>
          <table:table-cell table:formula="of:=[.D937]+([.D937]*[.C938]/100)" office:value-type="float" office:value="82.8638140698617" calcext:value-type="float">
            <text:p>82.8638140699</text:p>
          </table:table-cell>
          <table:table-cell office:value-type="float" office:value="112.731792027802" calcext:value-type="float">
            <text:p>112.7317920278</text:p>
          </table:table-cell>
          <table:table-cell office:value-type="float" office:value="112.529910262433" calcext:value-type="float">
            <text:p>112.5299102624</text:p>
          </table:table-cell>
          <table:table-cell table:number-columns-repeated="3"/>
        </table:table-row>
        <table:table-row table:style-name="ro1">
          <table:table-cell office:value-type="float" office:value="0.988164606241287" calcext:value-type="float">
            <text:p>0.9881646062</text:p>
          </table:table-cell>
          <table:table-cell table:formula="of:=[.A939]-1" office:value-type="float" office:value="-0.0118353937587129" calcext:value-type="float">
            <text:p>-0.0118353938</text:p>
          </table:table-cell>
          <table:table-cell table:formula="of:=[.B939]+[.$C$1]" office:value-type="float" office:value="0.158164606241287" calcext:value-type="float">
            <text:p>0.1581646062</text:p>
          </table:table-cell>
          <table:table-cell table:formula="of:=[.D938]+([.D938]*[.C939]/100)" office:value-type="float" office:value="82.9948752951018" calcext:value-type="float">
            <text:p>82.9948752951</text:p>
          </table:table-cell>
          <table:table-cell office:value-type="float" office:value="112.606691582189" calcext:value-type="float">
            <text:p>112.6066915822</text:p>
          </table:table-cell>
          <table:table-cell office:value-type="float" office:value="112.731792027802" calcext:value-type="float">
            <text:p>112.7317920278</text:p>
          </table:table-cell>
          <table:table-cell table:number-columns-repeated="3"/>
        </table:table-row>
        <table:table-row table:style-name="ro1">
          <table:table-cell office:value-type="float" office:value="0.779130797165601" calcext:value-type="float">
            <text:p>0.7791307972</text:p>
          </table:table-cell>
          <table:table-cell table:formula="of:=[.A940]-1" office:value-type="float" office:value="-0.220869202834399" calcext:value-type="float">
            <text:p>-0.2208692028</text:p>
          </table:table-cell>
          <table:table-cell table:formula="of:=[.B940]+[.$C$1]" office:value-type="float" office:value="-0.0508692028343989" calcext:value-type="float">
            <text:p>-0.0508692028</text:p>
          </table:table-cell>
          <table:table-cell table:formula="of:=[.D939]+([.D939]*[.C940]/100)" office:value-type="float" office:value="82.9526564636458" calcext:value-type="float">
            <text:p>82.9526564636</text:p>
          </table:table-cell>
          <table:table-cell office:value-type="float" office:value="113.166506102787" calcext:value-type="float">
            <text:p>113.1665061028</text:p>
          </table:table-cell>
          <table:table-cell office:value-type="float" office:value="112.606691582189" calcext:value-type="float">
            <text:p>112.6066915822</text:p>
          </table:table-cell>
          <table:table-cell table:number-columns-repeated="3"/>
        </table:table-row>
        <table:table-row table:style-name="ro1">
          <table:table-cell office:value-type="float" office:value="1.40878767763963" calcext:value-type="float">
            <text:p>1.4087876776</text:p>
          </table:table-cell>
          <table:table-cell table:formula="of:=[.A941]-1" office:value-type="float" office:value="0.40878767763963" calcext:value-type="float">
            <text:p>0.4087876776</text:p>
          </table:table-cell>
          <table:table-cell table:formula="of:=[.B941]+[.$C$1]" office:value-type="float" office:value="0.57878767763963" calcext:value-type="float">
            <text:p>0.5787876776</text:p>
          </table:table-cell>
          <table:table-cell table:formula="of:=[.D940]+([.D940]*[.C941]/100)" office:value-type="float" office:value="83.4327762175321" calcext:value-type="float">
            <text:p>83.4327762175</text:p>
          </table:table-cell>
          <table:table-cell office:value-type="float" office:value="113.074894490745" calcext:value-type="float">
            <text:p>113.0748944907</text:p>
          </table:table-cell>
          <table:table-cell office:value-type="float" office:value="113.166506102787" calcext:value-type="float">
            <text:p>113.1665061028</text:p>
          </table:table-cell>
          <table:table-cell table:number-columns-repeated="3"/>
        </table:table-row>
        <table:table-row table:style-name="ro1">
          <table:table-cell office:value-type="float" office:value="1.00231479098686" calcext:value-type="float">
            <text:p>1.002314791</text:p>
          </table:table-cell>
          <table:table-cell table:formula="of:=[.A942]-1" office:value-type="float" office:value="0.00231479098685994" calcext:value-type="float">
            <text:p>0.002314791</text:p>
          </table:table-cell>
          <table:table-cell table:formula="of:=[.B942]+[.$C$1]" office:value-type="float" office:value="0.17231479098686" calcext:value-type="float">
            <text:p>0.172314791</text:p>
          </table:table-cell>
          <table:table-cell table:formula="of:=[.D941]+([.D941]*[.C942]/100)" office:value-type="float" office:value="83.5765432314859" calcext:value-type="float">
            <text:p>83.5765432315</text:p>
          </table:table-cell>
          <table:table-cell office:value-type="float" office:value="112.546696296456" calcext:value-type="float">
            <text:p>112.5466962965</text:p>
          </table:table-cell>
          <table:table-cell office:value-type="float" office:value="113.074894490745" calcext:value-type="float">
            <text:p>113.0748944907</text:p>
          </table:table-cell>
          <table:table-cell table:number-columns-repeated="3"/>
        </table:table-row>
        <table:table-row table:style-name="ro1">
          <table:table-cell office:value-type="float" office:value="0.668700738202784" calcext:value-type="float">
            <text:p>0.6687007382</text:p>
          </table:table-cell>
          <table:table-cell table:formula="of:=[.A943]-1" office:value-type="float" office:value="-0.331299261797216" calcext:value-type="float">
            <text:p>-0.3312992618</text:p>
          </table:table-cell>
          <table:table-cell table:formula="of:=[.B943]+[.$C$1]" office:value-type="float" office:value="-0.161299261797216" calcext:value-type="float">
            <text:p>-0.1612992618</text:p>
          </table:table-cell>
          <table:table-cell table:formula="of:=[.D942]+([.D942]*[.C943]/100)" office:value-type="float" office:value="83.4417348842179" calcext:value-type="float">
            <text:p>83.4417348842</text:p>
          </table:table-cell>
          <table:table-cell office:value-type="float" office:value="111.112268834749" calcext:value-type="float">
            <text:p>111.1122688347</text:p>
          </table:table-cell>
          <table:table-cell office:value-type="float" office:value="112.546696296456" calcext:value-type="float">
            <text:p>112.5466962965</text:p>
          </table:table-cell>
          <table:table-cell table:number-columns-repeated="3"/>
        </table:table-row>
        <table:table-row table:style-name="ro1">
          <table:table-cell office:value-type="float" office:value="1.19615826929725" calcext:value-type="float">
            <text:p>1.1961582693</text:p>
          </table:table-cell>
          <table:table-cell table:formula="of:=[.A944]-1" office:value-type="float" office:value="0.19615826929725" calcext:value-type="float">
            <text:p>0.1961582693</text:p>
          </table:table-cell>
          <table:table-cell table:formula="of:=[.B944]+[.$C$1]" office:value-type="float" office:value="0.36615826929725" calcext:value-type="float">
            <text:p>0.3661582693</text:p>
          </table:table-cell>
          <table:table-cell table:formula="of:=[.D943]+([.D943]*[.C944]/100)" office:value-type="float" office:value="83.7472636965415" calcext:value-type="float">
            <text:p>83.7472636965</text:p>
          </table:table-cell>
          <table:table-cell office:value-type="float" office:value="110.858830568115" calcext:value-type="float">
            <text:p>110.8588305681</text:p>
          </table:table-cell>
          <table:table-cell office:value-type="float" office:value="111.112268834749" calcext:value-type="float">
            <text:p>111.1122688347</text:p>
          </table:table-cell>
          <table:table-cell table:number-columns-repeated="3"/>
        </table:table-row>
        <table:table-row table:style-name="ro1">
          <table:table-cell office:value-type="float" office:value="0.597245935129446" calcext:value-type="float">
            <text:p>0.5972459351</text:p>
          </table:table-cell>
          <table:table-cell table:formula="of:=[.A945]-1" office:value-type="float" office:value="-0.402754064870554" calcext:value-type="float">
            <text:p>-0.4027540649</text:p>
          </table:table-cell>
          <table:table-cell table:formula="of:=[.B945]+[.$C$1]" office:value-type="float" office:value="-0.232754064870554" calcext:value-type="float">
            <text:p>-0.2327540649</text:p>
          </table:table-cell>
          <table:table-cell table:formula="of:=[.D944]+([.D944]*[.C945]/100)" office:value-type="float" office:value="83.55233853607" calcext:value-type="float">
            <text:p>83.5523385361</text:p>
          </table:table-cell>
          <table:table-cell office:value-type="float" office:value="110.207404435476" calcext:value-type="float">
            <text:p>110.2074044355</text:p>
          </table:table-cell>
          <table:table-cell office:value-type="float" office:value="110.858830568115" calcext:value-type="float">
            <text:p>110.8588305681</text:p>
          </table:table-cell>
          <table:table-cell table:number-columns-repeated="3"/>
        </table:table-row>
        <table:table-row table:style-name="ro1">
          <table:table-cell office:value-type="float" office:value="1.32021807777082" calcext:value-type="float">
            <text:p>1.3202180778</text:p>
          </table:table-cell>
          <table:table-cell table:formula="of:=[.A946]-1" office:value-type="float" office:value="0.32021807777082" calcext:value-type="float">
            <text:p>0.3202180778</text:p>
          </table:table-cell>
          <table:table-cell table:formula="of:=[.B946]+[.$C$1]" office:value-type="float" office:value="0.49021807777082" calcext:value-type="float">
            <text:p>0.4902180778</text:p>
          </table:table-cell>
          <table:table-cell table:formula="of:=[.D945]+([.D945]*[.C946]/100)" office:value-type="float" office:value="83.9619272039741" calcext:value-type="float">
            <text:p>83.961927204</text:p>
          </table:table-cell>
          <table:table-cell office:value-type="float" office:value="109.380511429148" calcext:value-type="float">
            <text:p>109.3805114291</text:p>
          </table:table-cell>
          <table:table-cell office:value-type="float" office:value="110.207404435476" calcext:value-type="float">
            <text:p>110.2074044355</text:p>
          </table:table-cell>
          <table:table-cell table:number-columns-repeated="3"/>
        </table:table-row>
        <table:table-row table:style-name="ro1">
          <table:table-cell office:value-type="float" office:value="0.557279780861362" calcext:value-type="float">
            <text:p>0.5572797809</text:p>
          </table:table-cell>
          <table:table-cell table:formula="of:=[.A947]-1" office:value-type="float" office:value="-0.442720219138638" calcext:value-type="float">
            <text:p>-0.4427202191</text:p>
          </table:table-cell>
          <table:table-cell table:formula="of:=[.B947]+[.$C$1]" office:value-type="float" office:value="-0.272720219138638" calcext:value-type="float">
            <text:p>-0.2727202191</text:p>
          </table:table-cell>
          <table:table-cell table:formula="of:=[.D946]+([.D946]*[.C947]/100)" office:value-type="float" office:value="83.7329460521104" calcext:value-type="float">
            <text:p>83.7329460521</text:p>
          </table:table-cell>
          <table:table-cell office:value-type="float" office:value="109.550785194213" calcext:value-type="float">
            <text:p>109.5507851942</text:p>
          </table:table-cell>
          <table:table-cell office:value-type="float" office:value="109.380511429148" calcext:value-type="float">
            <text:p>109.3805114291</text:p>
          </table:table-cell>
          <table:table-cell table:number-columns-repeated="3"/>
        </table:table-row>
        <table:table-row table:style-name="ro1">
          <table:table-cell office:value-type="float" office:value="0.892157231189733" calcext:value-type="float">
            <text:p>0.8921572312</text:p>
          </table:table-cell>
          <table:table-cell table:formula="of:=[.A948]-1" office:value-type="float" office:value="-0.107842768810267" calcext:value-type="float">
            <text:p>-0.1078427688</text:p>
          </table:table-cell>
          <table:table-cell table:formula="of:=[.B948]+[.$C$1]" office:value-type="float" office:value="0.0621572311897331" calcext:value-type="float">
            <text:p>0.0621572312</text:p>
          </table:table-cell>
          <table:table-cell table:formula="of:=[.D947]+([.D947]*[.C948]/100)" office:value-type="float" office:value="83.7849921329699" calcext:value-type="float">
            <text:p>83.784992133</text:p>
          </table:table-cell>
          <table:table-cell office:value-type="float" office:value="109.257283490797" calcext:value-type="float">
            <text:p>109.2572834908</text:p>
          </table:table-cell>
          <table:table-cell office:value-type="float" office:value="109.550785194213" calcext:value-type="float">
            <text:p>109.5507851942</text:p>
          </table:table-cell>
          <table:table-cell table:number-columns-repeated="3"/>
        </table:table-row>
        <table:table-row table:style-name="ro1">
          <table:table-cell office:value-type="float" office:value="0.60739836551901" calcext:value-type="float">
            <text:p>0.6073983655</text:p>
          </table:table-cell>
          <table:table-cell table:formula="of:=[.A949]-1" office:value-type="float" office:value="-0.39260163448099" calcext:value-type="float">
            <text:p>-0.3926016345</text:p>
          </table:table-cell>
          <table:table-cell table:formula="of:=[.B949]+[.$C$1]" office:value-type="float" office:value="-0.22260163448099" calcext:value-type="float">
            <text:p>-0.2226016345</text:p>
          </table:table-cell>
          <table:table-cell table:formula="of:=[.D948]+([.D948]*[.C949]/100)" office:value-type="float" office:value="83.5984853710322" calcext:value-type="float">
            <text:p>83.598485371</text:p>
          </table:table-cell>
          <table:table-cell office:value-type="float" office:value="108.189901685377" calcext:value-type="float">
            <text:p>108.1899016854</text:p>
          </table:table-cell>
          <table:table-cell office:value-type="float" office:value="109.257283490797" calcext:value-type="float">
            <text:p>109.2572834908</text:p>
          </table:table-cell>
          <table:table-cell table:number-columns-repeated="3"/>
        </table:table-row>
        <table:table-row table:style-name="ro1">
          <table:table-cell office:value-type="float" office:value="0.609102840459051" calcext:value-type="float">
            <text:p>0.6091028405</text:p>
          </table:table-cell>
          <table:table-cell table:formula="of:=[.A950]-1" office:value-type="float" office:value="-0.390897159540949" calcext:value-type="float">
            <text:p>-0.3908971595</text:p>
          </table:table-cell>
          <table:table-cell table:formula="of:=[.B950]+[.$C$1]" office:value-type="float" office:value="-0.220897159540949" calcext:value-type="float">
            <text:p>-0.2208971595</text:p>
          </table:table-cell>
          <table:table-cell table:formula="of:=[.D949]+([.D949]*[.C950]/100)" office:value-type="float" office:value="83.4138186914283" calcext:value-type="float">
            <text:p>83.4138186914</text:p>
          </table:table-cell>
          <table:table-cell office:value-type="float" office:value="107.650035657217" calcext:value-type="float">
            <text:p>107.6500356572</text:p>
          </table:table-cell>
          <table:table-cell office:value-type="float" office:value="108.189901685377" calcext:value-type="float">
            <text:p>108.1899016854</text:p>
          </table:table-cell>
          <table:table-cell table:number-columns-repeated="3"/>
        </table:table-row>
        <table:table-row table:style-name="ro1">
          <table:table-cell office:value-type="float" office:value="0.621310321386402" calcext:value-type="float">
            <text:p>0.6213103214</text:p>
          </table:table-cell>
          <table:table-cell table:formula="of:=[.A951]-1" office:value-type="float" office:value="-0.378689678613598" calcext:value-type="float">
            <text:p>-0.3786896786</text:p>
          </table:table-cell>
          <table:table-cell table:formula="of:=[.B951]+[.$C$1]" office:value-type="float" office:value="-0.208689678613598" calcext:value-type="float">
            <text:p>-0.2086896786</text:p>
          </table:table-cell>
          <table:table-cell table:formula="of:=[.D950]+([.D950]*[.C951]/100)" office:value-type="float" office:value="83.2397426612819" calcext:value-type="float">
            <text:p>83.2397426613</text:p>
          </table:table-cell>
          <table:table-cell office:value-type="float" office:value="107.364972746791" calcext:value-type="float">
            <text:p>107.3649727468</text:p>
          </table:table-cell>
          <table:table-cell office:value-type="float" office:value="107.650035657217" calcext:value-type="float">
            <text:p>107.6500356572</text:p>
          </table:table-cell>
          <table:table-cell table:number-columns-repeated="3"/>
        </table:table-row>
        <table:table-row table:style-name="ro1">
          <table:table-cell office:value-type="float" office:value="0.78662127127008" calcext:value-type="float">
            <text:p>0.7866212713</text:p>
          </table:table-cell>
          <table:table-cell table:formula="of:=[.A952]-1" office:value-type="float" office:value="-0.21337872872992" calcext:value-type="float">
            <text:p>-0.2133787287</text:p>
          </table:table-cell>
          <table:table-cell table:formula="of:=[.B952]+[.$C$1]" office:value-type="float" office:value="-0.04337872872992" calcext:value-type="float">
            <text:p>-0.0433787287</text:p>
          </table:table-cell>
          <table:table-cell table:formula="of:=[.D951]+([.D951]*[.C952]/100)" office:value-type="float" office:value="83.2036343191173" calcext:value-type="float">
            <text:p>83.2036343191</text:p>
          </table:table-cell>
          <table:table-cell office:value-type="float" office:value="106.035031456196" calcext:value-type="float">
            <text:p>106.0350314562</text:p>
          </table:table-cell>
          <table:table-cell office:value-type="float" office:value="107.364972746791" calcext:value-type="float">
            <text:p>107.3649727468</text:p>
          </table:table-cell>
          <table:table-cell table:number-columns-repeated="3"/>
        </table:table-row>
        <table:table-row table:style-name="ro1">
          <table:table-cell office:value-type="float" office:value="0.832187369176138" calcext:value-type="float">
            <text:p>0.8321873692</text:p>
          </table:table-cell>
          <table:table-cell table:formula="of:=[.A953]-1" office:value-type="float" office:value="-0.167812630823862" calcext:value-type="float">
            <text:p>-0.1678126308</text:p>
          </table:table-cell>
          <table:table-cell table:formula="of:=[.B953]+[.$C$1]" office:value-type="float" office:value="0.00218736917613813" calcext:value-type="float">
            <text:p>0.0021873692</text:p>
          </table:table-cell>
          <table:table-cell table:formula="of:=[.D952]+([.D952]*[.C953]/100)" office:value-type="float" office:value="83.2054542897679" calcext:value-type="float">
            <text:p>83.2054542898</text:p>
          </table:table-cell>
          <table:table-cell office:value-type="float" office:value="105.41198428298" calcext:value-type="float">
            <text:p>105.411984283</text:p>
          </table:table-cell>
          <table:table-cell office:value-type="float" office:value="106.035031456196" calcext:value-type="float">
            <text:p>106.0350314562</text:p>
          </table:table-cell>
          <table:table-cell table:number-columns-repeated="3"/>
        </table:table-row>
        <table:table-row table:style-name="ro1">
          <table:table-cell office:value-type="float" office:value="0.772398262631759" calcext:value-type="float">
            <text:p>0.7723982626</text:p>
          </table:table-cell>
          <table:table-cell table:formula="of:=[.A954]-1" office:value-type="float" office:value="-0.227601737368241" calcext:value-type="float">
            <text:p>-0.2276017374</text:p>
          </table:table-cell>
          <table:table-cell table:formula="of:=[.B954]+[.$C$1]" office:value-type="float" office:value="-0.057601737368241" calcext:value-type="float">
            <text:p>-0.0576017374</text:p>
          </table:table-cell>
          <table:table-cell table:formula="of:=[.D953]+([.D953]*[.C954]/100)" office:value-type="float" office:value="83.1575265025118" calcext:value-type="float">
            <text:p>83.1575265025</text:p>
          </table:table-cell>
          <table:table-cell office:value-type="float" office:value="106.56331288496" calcext:value-type="float">
            <text:p>106.563312885</text:p>
          </table:table-cell>
          <table:table-cell office:value-type="float" office:value="105.41198428298" calcext:value-type="float">
            <text:p>105.411984283</text:p>
          </table:table-cell>
          <table:table-cell table:number-columns-repeated="3"/>
        </table:table-row>
        <table:table-row table:style-name="ro1">
          <table:table-cell office:value-type="float" office:value="0.972247242853837" calcext:value-type="float">
            <text:p>0.9722472429</text:p>
          </table:table-cell>
          <table:table-cell table:formula="of:=[.A955]-1" office:value-type="float" office:value="-0.0277527571461629" calcext:value-type="float">
            <text:p>-0.0277527571</text:p>
          </table:table-cell>
          <table:table-cell table:formula="of:=[.B955]+[.$C$1]" office:value-type="float" office:value="0.142247242853837" calcext:value-type="float">
            <text:p>0.1422472429</text:p>
          </table:table-cell>
          <table:table-cell table:formula="of:=[.D954]+([.D954]*[.C955]/100)" office:value-type="float" office:value="83.2758157911871" calcext:value-type="float">
            <text:p>83.2758157912</text:p>
          </table:table-cell>
          <table:table-cell office:value-type="float" office:value="106.549073466267" calcext:value-type="float">
            <text:p>106.5490734663</text:p>
          </table:table-cell>
          <table:table-cell office:value-type="float" office:value="106.56331288496" calcext:value-type="float">
            <text:p>106.563312885</text:p>
          </table:table-cell>
          <table:table-cell table:number-columns-repeated="3"/>
        </table:table-row>
        <table:table-row table:style-name="ro1">
          <table:table-cell office:value-type="float" office:value="0.472473581226366" calcext:value-type="float">
            <text:p>0.4724735812</text:p>
          </table:table-cell>
          <table:table-cell table:formula="of:=[.A956]-1" office:value-type="float" office:value="-0.527526418773634" calcext:value-type="float">
            <text:p>-0.5275264188</text:p>
          </table:table-cell>
          <table:table-cell table:formula="of:=[.B956]+[.$C$1]" office:value-type="float" office:value="-0.357526418773634" calcext:value-type="float">
            <text:p>-0.3575264188</text:p>
          </table:table-cell>
          <table:table-cell table:formula="of:=[.D955]+([.D955]*[.C956]/100)" office:value-type="float" office:value="82.9780827492843" calcext:value-type="float">
            <text:p>82.9780827493</text:p>
          </table:table-cell>
          <table:table-cell office:value-type="float" office:value="106.492323873424" calcext:value-type="float">
            <text:p>106.4923238734</text:p>
          </table:table-cell>
          <table:table-cell office:value-type="float" office:value="106.549073466267" calcext:value-type="float">
            <text:p>106.5490734663</text:p>
          </table:table-cell>
          <table:table-cell table:number-columns-repeated="3"/>
        </table:table-row>
        <table:table-row table:style-name="ro1">
          <table:table-cell office:value-type="float" office:value="0.659569969412122" calcext:value-type="float">
            <text:p>0.6595699694</text:p>
          </table:table-cell>
          <table:table-cell table:formula="of:=[.A957]-1" office:value-type="float" office:value="-0.340430030587878" calcext:value-type="float">
            <text:p>-0.3404300306</text:p>
          </table:table-cell>
          <table:table-cell table:formula="of:=[.B957]+[.$C$1]" office:value-type="float" office:value="-0.170430030587878" calcext:value-type="float">
            <text:p>-0.1704300306</text:p>
          </table:table-cell>
          <table:table-cell table:formula="of:=[.D956]+([.D956]*[.C957]/100)" office:value-type="float" office:value="82.8366631774735" calcext:value-type="float">
            <text:p>82.8366631775</text:p>
          </table:table-cell>
          <table:table-cell office:value-type="float" office:value="106.778660091514" calcext:value-type="float">
            <text:p>106.7786600915</text:p>
          </table:table-cell>
          <table:table-cell office:value-type="float" office:value="106.492323873424" calcext:value-type="float">
            <text:p>106.4923238734</text:p>
          </table:table-cell>
          <table:table-cell table:number-columns-repeated="3"/>
        </table:table-row>
        <table:table-row table:style-name="ro1">
          <table:table-cell office:value-type="float" office:value="0.808156734194528" calcext:value-type="float">
            <text:p>0.8081567342</text:p>
          </table:table-cell>
          <table:table-cell table:formula="of:=[.A958]-1" office:value-type="float" office:value="-0.191843265805472" calcext:value-type="float">
            <text:p>-0.1918432658</text:p>
          </table:table-cell>
          <table:table-cell table:formula="of:=[.B958]+[.$C$1]" office:value-type="float" office:value="-0.0218432658054719" calcext:value-type="float">
            <text:p>-0.0218432658</text:p>
          </table:table-cell>
          <table:table-cell table:formula="of:=[.D957]+([.D957]*[.C958]/100)" office:value-type="float" office:value="82.8185689449512" calcext:value-type="float">
            <text:p>82.818568945</text:p>
          </table:table-cell>
          <table:table-cell office:value-type="float" office:value="106.140191735376" calcext:value-type="float">
            <text:p>106.1401917354</text:p>
          </table:table-cell>
          <table:table-cell office:value-type="float" office:value="106.778660091514" calcext:value-type="float">
            <text:p>106.7786600915</text:p>
          </table:table-cell>
          <table:table-cell table:number-columns-repeated="3"/>
        </table:table-row>
        <table:table-row table:style-name="ro1">
          <table:table-cell office:value-type="float" office:value="0.404476419202276" calcext:value-type="float">
            <text:p>0.4044764192</text:p>
          </table:table-cell>
          <table:table-cell table:formula="of:=[.A959]-1" office:value-type="float" office:value="-0.595523580797724" calcext:value-type="float">
            <text:p>-0.5955235808</text:p>
          </table:table-cell>
          <table:table-cell table:formula="of:=[.B959]+[.$C$1]" office:value-type="float" office:value="-0.425523580797724" calcext:value-type="float">
            <text:p>-0.4255235808</text:p>
          </table:table-cell>
          <table:table-cell table:formula="of:=[.D958]+([.D958]*[.C959]/100)" office:value-type="float" office:value="82.4661564048112" calcext:value-type="float">
            <text:p>82.4661564048</text:p>
          </table:table-cell>
          <table:table-cell office:value-type="float" office:value="107.212774966902" calcext:value-type="float">
            <text:p>107.2127749669</text:p>
          </table:table-cell>
          <table:table-cell office:value-type="float" office:value="106.140191735376" calcext:value-type="float">
            <text:p>106.1401917354</text:p>
          </table:table-cell>
          <table:table-cell table:number-columns-repeated="3"/>
        </table:table-row>
        <table:table-row table:style-name="ro1">
          <table:table-cell office:value-type="float" office:value="0.613770697594738" calcext:value-type="float">
            <text:p>0.6137706976</text:p>
          </table:table-cell>
          <table:table-cell table:formula="of:=[.A960]-1" office:value-type="float" office:value="-0.386229302405262" calcext:value-type="float">
            <text:p>-0.3862293024</text:p>
          </table:table-cell>
          <table:table-cell table:formula="of:=[.B960]+[.$C$1]" office:value-type="float" office:value="-0.216229302405262" calcext:value-type="float">
            <text:p>-0.2162293024</text:p>
          </table:table-cell>
          <table:table-cell table:formula="of:=[.D959]+([.D959]*[.C960]/100)" office:value-type="float" office:value="82.2878404100967" calcext:value-type="float">
            <text:p>82.2878404101</text:p>
          </table:table-cell>
          <table:table-cell office:value-type="float" office:value="105.842179365932" calcext:value-type="float">
            <text:p>105.8421793659</text:p>
          </table:table-cell>
          <table:table-cell office:value-type="float" office:value="107.212774966902" calcext:value-type="float">
            <text:p>107.2127749669</text:p>
          </table:table-cell>
          <table:table-cell table:number-columns-repeated="3"/>
        </table:table-row>
        <table:table-row table:style-name="ro1">
          <table:table-cell office:value-type="float" office:value="1.16825222047956" calcext:value-type="float">
            <text:p>1.1682522205</text:p>
          </table:table-cell>
          <table:table-cell table:formula="of:=[.A961]-1" office:value-type="float" office:value="0.16825222047956" calcext:value-type="float">
            <text:p>0.1682522205</text:p>
          </table:table-cell>
          <table:table-cell table:formula="of:=[.B961]+[.$C$1]" office:value-type="float" office:value="0.33825222047956" calcext:value-type="float">
            <text:p>0.3382522205</text:p>
          </table:table-cell>
          <table:table-cell table:formula="of:=[.D960]+([.D960]*[.C961]/100)" office:value-type="float" office:value="82.5661808574685" calcext:value-type="float">
            <text:p>82.5661808575</text:p>
          </table:table-cell>
          <table:table-cell office:value-type="float" office:value="105.617111732717" calcext:value-type="float">
            <text:p>105.6171117327</text:p>
          </table:table-cell>
          <table:table-cell office:value-type="float" office:value="105.842179365932" calcext:value-type="float">
            <text:p>105.8421793659</text:p>
          </table:table-cell>
          <table:table-cell table:number-columns-repeated="3"/>
        </table:table-row>
        <table:table-row table:style-name="ro1">
          <table:table-cell office:value-type="float" office:value="0.86422822879179" calcext:value-type="float">
            <text:p>0.8642282288</text:p>
          </table:table-cell>
          <table:table-cell table:formula="of:=[.A962]-1" office:value-type="float" office:value="-0.13577177120821" calcext:value-type="float">
            <text:p>-0.1357717712</text:p>
          </table:table-cell>
          <table:table-cell table:formula="of:=[.B962]+[.$C$1]" office:value-type="float" office:value="0.03422822879179" calcext:value-type="float">
            <text:p>0.0342282288</text:p>
          </table:table-cell>
          <table:table-cell table:formula="of:=[.D961]+([.D961]*[.C962]/100)" office:value-type="float" office:value="82.5944417987571" calcext:value-type="float">
            <text:p>82.5944417988</text:p>
          </table:table-cell>
          <table:table-cell office:value-type="float" office:value="103.274582504852" calcext:value-type="float">
            <text:p>103.2745825049</text:p>
          </table:table-cell>
          <table:table-cell office:value-type="float" office:value="105.617111732717" calcext:value-type="float">
            <text:p>105.6171117327</text:p>
          </table:table-cell>
          <table:table-cell table:number-columns-repeated="3"/>
        </table:table-row>
        <table:table-row table:style-name="ro1">
          <table:table-cell office:value-type="float" office:value="0.7551348150474" calcext:value-type="float">
            <text:p>0.755134815</text:p>
          </table:table-cell>
          <table:table-cell table:formula="of:=[.A963]-1" office:value-type="float" office:value="-0.2448651849526" calcext:value-type="float">
            <text:p>-0.244865185</text:p>
          </table:table-cell>
          <table:table-cell table:formula="of:=[.B963]+[.$C$1]" office:value-type="float" office:value="-0.0748651849526" calcext:value-type="float">
            <text:p>-0.074865185</text:p>
          </table:table-cell>
          <table:table-cell table:formula="of:=[.D962]+([.D962]*[.C963]/100)" office:value-type="float" office:value="82.5326073171439" calcext:value-type="float">
            <text:p>82.5326073171</text:p>
          </table:table-cell>
          <table:table-cell office:value-type="float" office:value="103.128767915297" calcext:value-type="float">
            <text:p>103.1287679153</text:p>
          </table:table-cell>
          <table:table-cell office:value-type="float" office:value="103.274582504852" calcext:value-type="float">
            <text:p>103.2745825049</text:p>
          </table:table-cell>
          <table:table-cell table:number-columns-repeated="3"/>
        </table:table-row>
        <table:table-row table:style-name="ro1">
          <table:table-cell office:value-type="float" office:value="0.670717287095011" calcext:value-type="float">
            <text:p>0.6707172871</text:p>
          </table:table-cell>
          <table:table-cell table:formula="of:=[.A964]-1" office:value-type="float" office:value="-0.329282712904989" calcext:value-type="float">
            <text:p>-0.3292827129</text:p>
          </table:table-cell>
          <table:table-cell table:formula="of:=[.B964]+[.$C$1]" office:value-type="float" office:value="-0.159282712904989" calcext:value-type="float">
            <text:p>-0.1592827129</text:p>
          </table:table-cell>
          <table:table-cell table:formula="of:=[.D963]+([.D963]*[.C964]/100)" office:value-type="float" office:value="82.4011471411779" calcext:value-type="float">
            <text:p>82.4011471412</text:p>
          </table:table-cell>
          <table:table-cell office:value-type="float" office:value="103.35451796554" calcext:value-type="float">
            <text:p>103.3545179655</text:p>
          </table:table-cell>
          <table:table-cell office:value-type="float" office:value="103.128767915297" calcext:value-type="float">
            <text:p>103.1287679153</text:p>
          </table:table-cell>
          <table:table-cell table:number-columns-repeated="3"/>
        </table:table-row>
        <table:table-row table:style-name="ro1">
          <table:table-cell office:value-type="float" office:value="0.684607274803261" calcext:value-type="float">
            <text:p>0.6846072748</text:p>
          </table:table-cell>
          <table:table-cell table:formula="of:=[.A965]-1" office:value-type="float" office:value="-0.315392725196739" calcext:value-type="float">
            <text:p>-0.3153927252</text:p>
          </table:table-cell>
          <table:table-cell table:formula="of:=[.B965]+[.$C$1]" office:value-type="float" office:value="-0.145392725196739" calcext:value-type="float">
            <text:p>-0.1453927252</text:p>
          </table:table-cell>
          <table:table-cell table:formula="of:=[.D964]+([.D964]*[.C965]/100)" office:value-type="float" office:value="82.281341867756" calcext:value-type="float">
            <text:p>82.2813418678</text:p>
          </table:table-cell>
          <table:table-cell office:value-type="float" office:value="105.7989701057" calcext:value-type="float">
            <text:p>105.7989701057</text:p>
          </table:table-cell>
          <table:table-cell office:value-type="float" office:value="103.35451796554" calcext:value-type="float">
            <text:p>103.3545179655</text:p>
          </table:table-cell>
          <table:table-cell table:number-columns-repeated="3"/>
        </table:table-row>
        <table:table-row table:style-name="ro1">
          <table:table-cell office:value-type="float" office:value="1.21647042392069" calcext:value-type="float">
            <text:p>1.2164704239</text:p>
          </table:table-cell>
          <table:table-cell table:formula="of:=[.A966]-1" office:value-type="float" office:value="0.21647042392069" calcext:value-type="float">
            <text:p>0.2164704239</text:p>
          </table:table-cell>
          <table:table-cell table:formula="of:=[.B966]+[.$C$1]" office:value-type="float" office:value="0.38647042392069" calcext:value-type="float">
            <text:p>0.3864704239</text:p>
          </table:table-cell>
          <table:table-cell table:formula="of:=[.D965]+([.D965]*[.C966]/100)" office:value-type="float" office:value="82.5993349184799" calcext:value-type="float">
            <text:p>82.5993349185</text:p>
          </table:table-cell>
          <table:table-cell office:value-type="float" office:value="106.192430662191" calcext:value-type="float">
            <text:p>106.1924306622</text:p>
          </table:table-cell>
          <table:table-cell office:value-type="float" office:value="105.7989701057" calcext:value-type="float">
            <text:p>105.7989701057</text:p>
          </table:table-cell>
          <table:table-cell table:number-columns-repeated="3"/>
        </table:table-row>
        <table:table-row table:style-name="ro1">
          <table:table-cell office:value-type="float" office:value="0.893336143668276" calcext:value-type="float">
            <text:p>0.8933361437</text:p>
          </table:table-cell>
          <table:table-cell table:formula="of:=[.A967]-1" office:value-type="float" office:value="-0.106663856331724" calcext:value-type="float">
            <text:p>-0.1066638563</text:p>
          </table:table-cell>
          <table:table-cell table:formula="of:=[.B967]+[.$C$1]" office:value-type="float" office:value="0.0633361436682761" calcext:value-type="float">
            <text:p>0.0633361437</text:p>
          </table:table-cell>
          <table:table-cell table:formula="of:=[.D966]+([.D966]*[.C967]/100)" office:value-type="float" office:value="82.6516501519129" calcext:value-type="float">
            <text:p>82.6516501519</text:p>
          </table:table-cell>
          <table:table-cell office:value-type="float" office:value="106.987024908137" calcext:value-type="float">
            <text:p>106.9870249081</text:p>
          </table:table-cell>
          <table:table-cell office:value-type="float" office:value="106.192430662191" calcext:value-type="float">
            <text:p>106.1924306622</text:p>
          </table:table-cell>
          <table:table-cell table:number-columns-repeated="3"/>
        </table:table-row>
        <table:table-row table:style-name="ro1">
          <table:table-cell office:value-type="float" office:value="0.822604389072877" calcext:value-type="float">
            <text:p>0.8226043891</text:p>
          </table:table-cell>
          <table:table-cell table:formula="of:=[.A968]-1" office:value-type="float" office:value="-0.177395610927123" calcext:value-type="float">
            <text:p>-0.1773956109</text:p>
          </table:table-cell>
          <table:table-cell table:formula="of:=[.B968]+[.$C$1]" office:value-type="float" office:value="-0.00739561092712296" calcext:value-type="float">
            <text:p>-0.0073956109</text:p>
          </table:table-cell>
          <table:table-cell table:formula="of:=[.D967]+([.D967]*[.C968]/100)" office:value-type="float" office:value="82.6455375574428" calcext:value-type="float">
            <text:p>82.6455375574</text:p>
          </table:table-cell>
          <table:table-cell office:value-type="float" office:value="105.768635413061" calcext:value-type="float">
            <text:p>105.7686354131</text:p>
          </table:table-cell>
          <table:table-cell office:value-type="float" office:value="106.987024908137" calcext:value-type="float">
            <text:p>106.9870249081</text:p>
          </table:table-cell>
          <table:table-cell table:number-columns-repeated="3"/>
        </table:table-row>
        <table:table-row table:style-name="ro1">
          <table:table-cell office:value-type="float" office:value="0.781787720971651" calcext:value-type="float">
            <text:p>0.781787721</text:p>
          </table:table-cell>
          <table:table-cell table:formula="of:=[.A969]-1" office:value-type="float" office:value="-0.218212279028349" calcext:value-type="float">
            <text:p>-0.218212279</text:p>
          </table:table-cell>
          <table:table-cell table:formula="of:=[.B969]+[.$C$1]" office:value-type="float" office:value="-0.0482122790283489" calcext:value-type="float">
            <text:p>-0.048212279</text:p>
          </table:table-cell>
          <table:table-cell table:formula="of:=[.D968]+([.D968]*[.C969]/100)" office:value-type="float" office:value="82.6056922602712" calcext:value-type="float">
            <text:p>82.6056922603</text:p>
          </table:table-cell>
          <table:table-cell office:value-type="float" office:value="107.154052988834" calcext:value-type="float">
            <text:p>107.1540529888</text:p>
          </table:table-cell>
          <table:table-cell office:value-type="float" office:value="105.768635413061" calcext:value-type="float">
            <text:p>105.7686354131</text:p>
          </table:table-cell>
          <table:table-cell table:number-columns-repeated="3"/>
        </table:table-row>
        <table:table-row table:style-name="ro1">
          <table:table-cell office:value-type="float" office:value="0.642667570607985" calcext:value-type="float">
            <text:p>0.6426675706</text:p>
          </table:table-cell>
          <table:table-cell table:formula="of:=[.A970]-1" office:value-type="float" office:value="-0.357332429392015" calcext:value-type="float">
            <text:p>-0.3573324294</text:p>
          </table:table-cell>
          <table:table-cell table:formula="of:=[.B970]+[.$C$1]" office:value-type="float" office:value="-0.187332429392015" calcext:value-type="float">
            <text:p>-0.1873324294</text:p>
          </table:table-cell>
          <table:table-cell table:formula="of:=[.D969]+([.D969]*[.C970]/100)" office:value-type="float" office:value="82.4509450101439" calcext:value-type="float">
            <text:p>82.4509450101</text:p>
          </table:table-cell>
          <table:table-cell office:value-type="float" office:value="106.49427960664" calcext:value-type="float">
            <text:p>106.4942796066</text:p>
          </table:table-cell>
          <table:table-cell office:value-type="float" office:value="107.154052988834" calcext:value-type="float">
            <text:p>107.1540529888</text:p>
          </table:table-cell>
          <table:table-cell table:number-columns-repeated="3"/>
        </table:table-row>
        <table:table-row table:style-name="ro1">
          <table:table-cell office:value-type="float" office:value="0.879400350582514" calcext:value-type="float">
            <text:p>0.8794003506</text:p>
          </table:table-cell>
          <table:table-cell table:formula="of:=[.A971]-1" office:value-type="float" office:value="-0.120599649417486" calcext:value-type="float">
            <text:p>-0.1205996494</text:p>
          </table:table-cell>
          <table:table-cell table:formula="of:=[.B971]+[.$C$1]" office:value-type="float" office:value="0.0494003505825141" calcext:value-type="float">
            <text:p>0.0494003506</text:p>
          </table:table-cell>
          <table:table-cell table:formula="of:=[.D970]+([.D970]*[.C971]/100)" office:value-type="float" office:value="82.4916760660375" calcext:value-type="float">
            <text:p>82.491676066</text:p>
          </table:table-cell>
          <table:table-cell office:value-type="float" office:value="107.819710214162" calcext:value-type="float">
            <text:p>107.8197102142</text:p>
          </table:table-cell>
          <table:table-cell office:value-type="float" office:value="106.49427960664" calcext:value-type="float">
            <text:p>106.4942796066</text:p>
          </table:table-cell>
          <table:table-cell table:number-columns-repeated="3"/>
        </table:table-row>
        <table:table-row table:style-name="ro1">
          <table:table-cell office:value-type="float" office:value="0.67568228140389" calcext:value-type="float">
            <text:p>0.6756822814</text:p>
          </table:table-cell>
          <table:table-cell table:formula="of:=[.A972]-1" office:value-type="float" office:value="-0.32431771859611" calcext:value-type="float">
            <text:p>-0.3243177186</text:p>
          </table:table-cell>
          <table:table-cell table:formula="of:=[.B972]+[.$C$1]" office:value-type="float" office:value="-0.15431771859611" calcext:value-type="float">
            <text:p>-0.1543177186</text:p>
          </table:table-cell>
          <table:table-cell table:formula="of:=[.D971]+([.D971]*[.C972]/100)" office:value-type="float" office:value="82.3643767935007" calcext:value-type="float">
            <text:p>82.3643767935</text:p>
          </table:table-cell>
          <table:table-cell office:value-type="float" office:value="108.801955141311" calcext:value-type="float">
            <text:p>108.8019551413</text:p>
          </table:table-cell>
          <table:table-cell office:value-type="float" office:value="107.819710214162" calcext:value-type="float">
            <text:p>107.8197102142</text:p>
          </table:table-cell>
          <table:table-cell table:number-columns-repeated="3"/>
        </table:table-row>
        <table:table-row table:style-name="ro1">
          <table:table-cell office:value-type="float" office:value="1.5072910566643" calcext:value-type="float">
            <text:p>1.5072910567</text:p>
          </table:table-cell>
          <table:table-cell table:formula="of:=[.A973]-1" office:value-type="float" office:value="0.5072910566643" calcext:value-type="float">
            <text:p>0.5072910567</text:p>
          </table:table-cell>
          <table:table-cell table:formula="of:=[.B973]+[.$C$1]" office:value-type="float" office:value="0.6772910566643" calcext:value-type="float">
            <text:p>0.6772910567</text:p>
          </table:table-cell>
          <table:table-cell table:formula="of:=[.D972]+([.D972]*[.C973]/100)" office:value-type="float" office:value="82.9222233514004" calcext:value-type="float">
            <text:p>82.9222233514</text:p>
          </table:table-cell>
          <table:table-cell office:value-type="float" office:value="108.585925500684" calcext:value-type="float">
            <text:p>108.5859255007</text:p>
          </table:table-cell>
          <table:table-cell office:value-type="float" office:value="108.801955141311" calcext:value-type="float">
            <text:p>108.8019551413</text:p>
          </table:table-cell>
          <table:table-cell table:number-columns-repeated="3"/>
        </table:table-row>
        <table:table-row table:style-name="ro1">
          <table:table-cell office:value-type="float" office:value="0.713303537438679" calcext:value-type="float">
            <text:p>0.7133035374</text:p>
          </table:table-cell>
          <table:table-cell table:formula="of:=[.A974]-1" office:value-type="float" office:value="-0.286696462561321" calcext:value-type="float">
            <text:p>-0.2866964626</text:p>
          </table:table-cell>
          <table:table-cell table:formula="of:=[.B974]+[.$C$1]" office:value-type="float" office:value="-0.116696462561321" calcext:value-type="float">
            <text:p>-0.1166964626</text:p>
          </table:table-cell>
          <table:table-cell table:formula="of:=[.D973]+([.D973]*[.C974]/100)" office:value-type="float" office:value="82.8254560500721" calcext:value-type="float">
            <text:p>82.8254560501</text:p>
          </table:table-cell>
          <table:table-cell office:value-type="float" office:value="109.399860721988" calcext:value-type="float">
            <text:p>109.399860722</text:p>
          </table:table-cell>
          <table:table-cell office:value-type="float" office:value="108.585925500684" calcext:value-type="float">
            <text:p>108.5859255007</text:p>
          </table:table-cell>
          <table:table-cell table:number-columns-repeated="3"/>
        </table:table-row>
        <table:table-row table:style-name="ro1">
          <table:table-cell office:value-type="float" office:value="0.878824086840918" calcext:value-type="float">
            <text:p>0.8788240868</text:p>
          </table:table-cell>
          <table:table-cell table:formula="of:=[.A975]-1" office:value-type="float" office:value="-0.121175913159082" calcext:value-type="float">
            <text:p>-0.1211759132</text:p>
          </table:table-cell>
          <table:table-cell table:formula="of:=[.B975]+[.$C$1]" office:value-type="float" office:value="0.0488240868409181" calcext:value-type="float">
            <text:p>0.0488240868</text:p>
          </table:table-cell>
          <table:table-cell table:formula="of:=[.D974]+([.D974]*[.C975]/100)" office:value-type="float" office:value="82.8658948226603" calcext:value-type="float">
            <text:p>82.8658948227</text:p>
          </table:table-cell>
          <table:table-cell office:value-type="float" office:value="109.289582242657" calcext:value-type="float">
            <text:p>109.2895822427</text:p>
          </table:table-cell>
          <table:table-cell office:value-type="float" office:value="109.399860721988" calcext:value-type="float">
            <text:p>109.399860722</text:p>
          </table:table-cell>
          <table:table-cell table:number-columns-repeated="3"/>
        </table:table-row>
        <table:table-row table:style-name="ro1">
          <table:table-cell office:value-type="float" office:value="0.699722746423256" calcext:value-type="float">
            <text:p>0.6997227464</text:p>
          </table:table-cell>
          <table:table-cell table:formula="of:=[.A976]-1" office:value-type="float" office:value="-0.300277253576744" calcext:value-type="float">
            <text:p>-0.3002772536</text:p>
          </table:table-cell>
          <table:table-cell table:formula="of:=[.B976]+[.$C$1]" office:value-type="float" office:value="-0.130277253576744" calcext:value-type="float">
            <text:p>-0.1302772536</text:p>
          </table:table-cell>
          <table:table-cell table:formula="of:=[.D975]+([.D975]*[.C976]/100)" office:value-type="float" office:value="82.7579394107336" calcext:value-type="float">
            <text:p>82.7579394107</text:p>
          </table:table-cell>
          <table:table-cell office:value-type="float" office:value="107.152097247096" calcext:value-type="float">
            <text:p>107.1520972471</text:p>
          </table:table-cell>
          <table:table-cell office:value-type="float" office:value="109.289582242657" calcext:value-type="float">
            <text:p>109.2895822427</text:p>
          </table:table-cell>
          <table:table-cell table:number-columns-repeated="3"/>
        </table:table-row>
        <table:table-row table:style-name="ro1">
          <table:table-cell office:value-type="float" office:value="0.628751477250922" calcext:value-type="float">
            <text:p>0.6287514773</text:p>
          </table:table-cell>
          <table:table-cell table:formula="of:=[.A977]-1" office:value-type="float" office:value="-0.371248522749078" calcext:value-type="float">
            <text:p>-0.3712485227</text:p>
          </table:table-cell>
          <table:table-cell table:formula="of:=[.B977]+[.$C$1]" office:value-type="float" office:value="-0.201248522749078" calcext:value-type="float">
            <text:p>-0.2012485227</text:p>
          </table:table-cell>
          <table:table-cell table:formula="of:=[.D976]+([.D976]*[.C977]/100)" office:value-type="float" office:value="82.5913902802119" calcext:value-type="float">
            <text:p>82.5913902802</text:p>
          </table:table-cell>
          <table:table-cell office:value-type="float" office:value="107.724861235235" calcext:value-type="float">
            <text:p>107.7248612352</text:p>
          </table:table-cell>
          <table:table-cell office:value-type="float" office:value="107.152097247096" calcext:value-type="float">
            <text:p>107.1520972471</text:p>
          </table:table-cell>
          <table:table-cell table:number-columns-repeated="3"/>
        </table:table-row>
        <table:table-row table:style-name="ro1">
          <table:table-cell office:value-type="float" office:value="0.808139140983272" calcext:value-type="float">
            <text:p>0.808139141</text:p>
          </table:table-cell>
          <table:table-cell table:formula="of:=[.A978]-1" office:value-type="float" office:value="-0.191860859016728" calcext:value-type="float">
            <text:p>-0.191860859</text:p>
          </table:table-cell>
          <table:table-cell table:formula="of:=[.B978]+[.$C$1]" office:value-type="float" office:value="-0.0218608590167279" calcext:value-type="float">
            <text:p>-0.021860859</text:p>
          </table:table-cell>
          <table:table-cell table:formula="of:=[.D977]+([.D977]*[.C978]/100)" office:value-type="float" office:value="82.5733350928228" calcext:value-type="float">
            <text:p>82.5733350928</text:p>
          </table:table-cell>
          <table:table-cell office:value-type="float" office:value="106.547800158602" calcext:value-type="float">
            <text:p>106.5478001586</text:p>
          </table:table-cell>
          <table:table-cell office:value-type="float" office:value="107.724861235235" calcext:value-type="float">
            <text:p>107.7248612352</text:p>
          </table:table-cell>
          <table:table-cell table:number-columns-repeated="3"/>
        </table:table-row>
        <table:table-row table:style-name="ro1">
          <table:table-cell office:value-type="float" office:value="0.910225827792425" calcext:value-type="float">
            <text:p>0.9102258278</text:p>
          </table:table-cell>
          <table:table-cell table:formula="of:=[.A979]-1" office:value-type="float" office:value="-0.0897741722075749" calcext:value-type="float">
            <text:p>-0.0897741722</text:p>
          </table:table-cell>
          <table:table-cell table:formula="of:=[.B979]+[.$C$1]" office:value-type="float" office:value="0.0802258277924251" calcext:value-type="float">
            <text:p>0.0802258278</text:p>
          </table:table-cell>
          <table:table-cell table:formula="of:=[.D978]+([.D978]*[.C979]/100)" office:value-type="float" office:value="82.6395802344369" calcext:value-type="float">
            <text:p>82.6395802344</text:p>
          </table:table-cell>
          <table:table-cell office:value-type="float" office:value="106.820587718076" calcext:value-type="float">
            <text:p>106.8205877181</text:p>
          </table:table-cell>
          <table:table-cell office:value-type="float" office:value="106.547800158602" calcext:value-type="float">
            <text:p>106.5478001586</text:p>
          </table:table-cell>
          <table:table-cell table:number-columns-repeated="3"/>
        </table:table-row>
        <table:table-row table:style-name="ro1">
          <table:table-cell office:value-type="float" office:value="0.775108773876248" calcext:value-type="float">
            <text:p>0.7751087739</text:p>
          </table:table-cell>
          <table:table-cell table:formula="of:=[.A980]-1" office:value-type="float" office:value="-0.224891226123752" calcext:value-type="float">
            <text:p>-0.2248912261</text:p>
          </table:table-cell>
          <table:table-cell table:formula="of:=[.B980]+[.$C$1]" office:value-type="float" office:value="-0.0548912261237519" calcext:value-type="float">
            <text:p>-0.0548912261</text:p>
          </table:table-cell>
          <table:table-cell table:formula="of:=[.D979]+([.D979]*[.C980]/100)" office:value-type="float" office:value="82.5942183555826" calcext:value-type="float">
            <text:p>82.5942183556</text:p>
          </table:table-cell>
          <table:table-cell office:value-type="float" office:value="107.607508831058" calcext:value-type="float">
            <text:p>107.6075088311</text:p>
          </table:table-cell>
          <table:table-cell office:value-type="float" office:value="106.820587718076" calcext:value-type="float">
            <text:p>106.8205877181</text:p>
          </table:table-cell>
          <table:table-cell table:number-columns-repeated="3"/>
        </table:table-row>
        <table:table-row table:style-name="ro1">
          <table:table-cell office:value-type="float" office:value="1.02398050879058" calcext:value-type="float">
            <text:p>1.0239805088</text:p>
          </table:table-cell>
          <table:table-cell table:formula="of:=[.A981]-1" office:value-type="float" office:value="0.02398050879058" calcext:value-type="float">
            <text:p>0.0239805088</text:p>
          </table:table-cell>
          <table:table-cell table:formula="of:=[.B981]+[.$C$1]" office:value-type="float" office:value="0.19398050879058" calcext:value-type="float">
            <text:p>0.1939805088</text:p>
          </table:table-cell>
          <table:table-cell table:formula="of:=[.D980]+([.D980]*[.C981]/100)" office:value-type="float" office:value="82.7544350405804" calcext:value-type="float">
            <text:p>82.7544350406</text:p>
          </table:table-cell>
          <table:table-cell office:value-type="float" office:value="107.3965890731" calcext:value-type="float">
            <text:p>107.3965890731</text:p>
          </table:table-cell>
          <table:table-cell office:value-type="float" office:value="107.607508831058" calcext:value-type="float">
            <text:p>107.6075088311</text:p>
          </table:table-cell>
          <table:table-cell table:number-columns-repeated="3"/>
        </table:table-row>
        <table:table-row table:style-name="ro1">
          <table:table-cell office:value-type="float" office:value="0.698585477866351" calcext:value-type="float">
            <text:p>0.6985854779</text:p>
          </table:table-cell>
          <table:table-cell table:formula="of:=[.A982]-1" office:value-type="float" office:value="-0.301414522133649" calcext:value-type="float">
            <text:p>-0.3014145221</text:p>
          </table:table-cell>
          <table:table-cell table:formula="of:=[.B982]+[.$C$1]" office:value-type="float" office:value="-0.131414522133649" calcext:value-type="float">
            <text:p>-0.1314145221</text:p>
          </table:table-cell>
          <table:table-cell table:formula="of:=[.D981]+([.D981]*[.C982]/100)" office:value-type="float" office:value="82.6456836952274" calcext:value-type="float">
            <text:p>82.6456836952</text:p>
          </table:table-cell>
          <table:table-cell office:value-type="float" office:value="109.764259893505" calcext:value-type="float">
            <text:p>109.7642598935</text:p>
          </table:table-cell>
          <table:table-cell office:value-type="float" office:value="107.3965890731" calcext:value-type="float">
            <text:p>107.3965890731</text:p>
          </table:table-cell>
          <table:table-cell table:number-columns-repeated="3"/>
        </table:table-row>
        <table:table-row table:style-name="ro1">
          <table:table-cell office:value-type="float" office:value="0.754961326821031" calcext:value-type="float">
            <text:p>0.7549613268</text:p>
          </table:table-cell>
          <table:table-cell table:formula="of:=[.A983]-1" office:value-type="float" office:value="-0.245038673178969" calcext:value-type="float">
            <text:p>-0.2450386732</text:p>
          </table:table-cell>
          <table:table-cell table:formula="of:=[.B983]+[.$C$1]" office:value-type="float" office:value="-0.075038673178969" calcext:value-type="float">
            <text:p>-0.0750386732</text:p>
          </table:table-cell>
          <table:table-cell table:formula="of:=[.D982]+([.D982]*[.C983]/100)" office:value-type="float" office:value="82.5836674707428" calcext:value-type="float">
            <text:p>82.5836674707</text:p>
          </table:table-cell>
          <table:table-cell office:value-type="float" office:value="109.690116732515" calcext:value-type="float">
            <text:p>109.6901167325</text:p>
          </table:table-cell>
          <table:table-cell office:value-type="float" office:value="109.764259893505" calcext:value-type="float">
            <text:p>109.7642598935</text:p>
          </table:table-cell>
          <table:table-cell table:number-columns-repeated="3"/>
        </table:table-row>
        <table:table-row table:style-name="ro1">
          <table:table-cell office:value-type="float" office:value="0.607182433374625" calcext:value-type="float">
            <text:p>0.6071824334</text:p>
          </table:table-cell>
          <table:table-cell table:formula="of:=[.A984]-1" office:value-type="float" office:value="-0.392817566625375" calcext:value-type="float">
            <text:p>-0.3928175666</text:p>
          </table:table-cell>
          <table:table-cell table:formula="of:=[.B984]+[.$C$1]" office:value-type="float" office:value="-0.222817566625375" calcext:value-type="float">
            <text:p>-0.2228175666</text:p>
          </table:table-cell>
          <table:table-cell table:formula="of:=[.D983]+([.D983]*[.C984]/100)" office:value-type="float" office:value="82.3996565524545" calcext:value-type="float">
            <text:p>82.3996565525</text:p>
          </table:table-cell>
          <table:table-cell office:value-type="float" office:value="110.306006754931" calcext:value-type="float">
            <text:p>110.3060067549</text:p>
          </table:table-cell>
          <table:table-cell office:value-type="float" office:value="109.690116732515" calcext:value-type="float">
            <text:p>109.6901167325</text:p>
          </table:table-cell>
          <table:table-cell table:number-columns-repeated="3"/>
        </table:table-row>
        <table:table-row table:style-name="ro1">
          <table:table-cell office:value-type="float" office:value="0.58489860919657" calcext:value-type="float">
            <text:p>0.5848986092</text:p>
          </table:table-cell>
          <table:table-cell table:formula="of:=[.A985]-1" office:value-type="float" office:value="-0.41510139080343" calcext:value-type="float">
            <text:p>-0.4151013908</text:p>
          </table:table-cell>
          <table:table-cell table:formula="of:=[.B985]+[.$C$1]" office:value-type="float" office:value="-0.24510139080343" calcext:value-type="float">
            <text:p>-0.2451013908</text:p>
          </table:table-cell>
          <table:table-cell table:formula="of:=[.D984]+([.D984]*[.C985]/100)" office:value-type="float" office:value="82.1976938482272" calcext:value-type="float">
            <text:p>82.1976938482</text:p>
          </table:table-cell>
          <table:table-cell office:value-type="float" office:value="109.905555491027" calcext:value-type="float">
            <text:p>109.905555491</text:p>
          </table:table-cell>
          <table:table-cell office:value-type="float" office:value="110.306006754931" calcext:value-type="float">
            <text:p>110.3060067549</text:p>
          </table:table-cell>
          <table:table-cell table:number-columns-repeated="3"/>
        </table:table-row>
        <table:table-row table:style-name="ro1">
          <table:table-cell office:value-type="float" office:value="1.35002785643447" calcext:value-type="float">
            <text:p>1.3500278564</text:p>
          </table:table-cell>
          <table:table-cell table:formula="of:=[.A986]-1" office:value-type="float" office:value="0.35002785643447" calcext:value-type="float">
            <text:p>0.3500278564</text:p>
          </table:table-cell>
          <table:table-cell table:formula="of:=[.B986]+[.$C$1]" office:value-type="float" office:value="0.52002785643447" calcext:value-type="float">
            <text:p>0.5200278564</text:p>
          </table:table-cell>
          <table:table-cell table:formula="of:=[.D985]+([.D985]*[.C986]/100)" office:value-type="float" office:value="82.6251447535847" calcext:value-type="float">
            <text:p>82.6251447536</text:p>
          </table:table-cell>
          <table:table-cell office:value-type="float" office:value="108.847120134758" calcext:value-type="float">
            <text:p>108.8471201348</text:p>
          </table:table-cell>
          <table:table-cell office:value-type="float" office:value="109.905555491027" calcext:value-type="float">
            <text:p>109.905555491</text:p>
          </table:table-cell>
          <table:table-cell table:number-columns-repeated="3"/>
        </table:table-row>
        <table:table-row table:style-name="ro1">
          <table:table-cell office:value-type="float" office:value="0.686593717313991" calcext:value-type="float">
            <text:p>0.6865937173</text:p>
          </table:table-cell>
          <table:table-cell table:formula="of:=[.A987]-1" office:value-type="float" office:value="-0.313406282686009" calcext:value-type="float">
            <text:p>-0.3134062827</text:p>
          </table:table-cell>
          <table:table-cell table:formula="of:=[.B987]+[.$C$1]" office:value-type="float" office:value="-0.143406282686009" calcext:value-type="float">
            <text:p>-0.1434062827</text:p>
          </table:table-cell>
          <table:table-cell table:formula="of:=[.D986]+([.D986]*[.C987]/100)" office:value-type="float" office:value="82.5066551049297" calcext:value-type="float">
            <text:p>82.5066551049</text:p>
          </table:table-cell>
          <table:table-cell office:value-type="float" office:value="108.538796456539" calcext:value-type="float">
            <text:p>108.5387964565</text:p>
          </table:table-cell>
          <table:table-cell office:value-type="float" office:value="108.847120134758" calcext:value-type="float">
            <text:p>108.8471201348</text:p>
          </table:table-cell>
          <table:table-cell table:number-columns-repeated="3"/>
        </table:table-row>
        <table:table-row table:style-name="ro1">
          <table:table-cell office:value-type="float" office:value="0.481478945508927" calcext:value-type="float">
            <text:p>0.4814789455</text:p>
          </table:table-cell>
          <table:table-cell table:formula="of:=[.A988]-1" office:value-type="float" office:value="-0.518521054491073" calcext:value-type="float">
            <text:p>-0.5185210545</text:p>
          </table:table-cell>
          <table:table-cell table:formula="of:=[.B988]+[.$C$1]" office:value-type="float" office:value="-0.348521054491073" calcext:value-type="float">
            <text:p>-0.3485210545</text:p>
          </table:table-cell>
          <table:table-cell table:formula="of:=[.D987]+([.D987]*[.C988]/100)" office:value-type="float" office:value="82.2191020405327" calcext:value-type="float">
            <text:p>82.2191020405</text:p>
          </table:table-cell>
          <table:table-cell office:value-type="float" office:value="107.830021514415" calcext:value-type="float">
            <text:p>107.8300215144</text:p>
          </table:table-cell>
          <table:table-cell office:value-type="float" office:value="108.538796456539" calcext:value-type="float">
            <text:p>108.5387964565</text:p>
          </table:table-cell>
          <table:table-cell table:number-columns-repeated="3"/>
        </table:table-row>
        <table:table-row table:style-name="ro1">
          <table:table-cell office:value-type="float" office:value="1.4881747213269" calcext:value-type="float">
            <text:p>1.4881747213</text:p>
          </table:table-cell>
          <table:table-cell table:formula="of:=[.A989]-1" office:value-type="float" office:value="0.4881747213269" calcext:value-type="float">
            <text:p>0.4881747213</text:p>
          </table:table-cell>
          <table:table-cell table:formula="of:=[.B989]+[.$C$1]" office:value-type="float" office:value="0.6581747213269" calcext:value-type="float">
            <text:p>0.6581747213</text:p>
          </table:table-cell>
          <table:table-cell table:formula="of:=[.D988]+([.D988]*[.C989]/100)" office:value-type="float" office:value="82.7602473862654" calcext:value-type="float">
            <text:p>82.7602473863</text:p>
          </table:table-cell>
          <table:table-cell office:value-type="float" office:value="107.415938357419" calcext:value-type="float">
            <text:p>107.4159383574</text:p>
          </table:table-cell>
          <table:table-cell office:value-type="float" office:value="107.830021514415" calcext:value-type="float">
            <text:p>107.8300215144</text:p>
          </table:table-cell>
          <table:table-cell table:number-columns-repeated="3"/>
        </table:table-row>
        <table:table-row table:style-name="ro1">
          <table:table-cell office:value-type="float" office:value="0.505416601499997" calcext:value-type="float">
            <text:p>0.5054166015</text:p>
          </table:table-cell>
          <table:table-cell table:formula="of:=[.A990]-1" office:value-type="float" office:value="-0.494583398500003" calcext:value-type="float">
            <text:p>-0.4945833985</text:p>
          </table:table-cell>
          <table:table-cell table:formula="of:=[.B990]+[.$C$1]" office:value-type="float" office:value="-0.324583398500003" calcext:value-type="float">
            <text:p>-0.3245833985</text:p>
          </table:table-cell>
          <table:table-cell table:formula="of:=[.D989]+([.D989]*[.C990]/100)" office:value-type="float" office:value="82.4916213626921" calcext:value-type="float">
            <text:p>82.4916213627</text:p>
          </table:table-cell>
          <table:table-cell office:value-type="float" office:value="107.149533988279" calcext:value-type="float">
            <text:p>107.1495339883</text:p>
          </table:table-cell>
          <table:table-cell office:value-type="float" office:value="107.415938357419" calcext:value-type="float">
            <text:p>107.4159383574</text:p>
          </table:table-cell>
          <table:table-cell table:number-columns-repeated="3"/>
        </table:table-row>
        <table:table-row table:style-name="ro1">
          <table:table-cell office:value-type="float" office:value="0.765709099381014" calcext:value-type="float">
            <text:p>0.7657090994</text:p>
          </table:table-cell>
          <table:table-cell table:formula="of:=[.A991]-1" office:value-type="float" office:value="-0.234290900618986" calcext:value-type="float">
            <text:p>-0.2342909006</text:p>
          </table:table-cell>
          <table:table-cell table:formula="of:=[.B991]+[.$C$1]" office:value-type="float" office:value="-0.0642909006189859" calcext:value-type="float">
            <text:p>-0.0642909006</text:p>
          </table:table-cell>
          <table:table-cell table:formula="of:=[.D990]+([.D990]*[.C991]/100)" office:value-type="float" office:value="82.4385867563828" calcext:value-type="float">
            <text:p>82.4385867564</text:p>
          </table:table-cell>
          <table:table-cell office:value-type="float" office:value="108.886492819986" calcext:value-type="float">
            <text:p>108.88649282</text:p>
          </table:table-cell>
          <table:table-cell office:value-type="float" office:value="107.149533988279" calcext:value-type="float">
            <text:p>107.1495339883</text:p>
          </table:table-cell>
          <table:table-cell table:number-columns-repeated="3"/>
        </table:table-row>
        <table:table-row table:style-name="ro1">
          <table:table-cell office:value-type="float" office:value="0.899068883152772" calcext:value-type="float">
            <text:p>0.8990688832</text:p>
          </table:table-cell>
          <table:table-cell table:formula="of:=[.A992]-1" office:value-type="float" office:value="-0.100931116847228" calcext:value-type="float">
            <text:p>-0.1009311168</text:p>
          </table:table-cell>
          <table:table-cell table:formula="of:=[.B992]+[.$C$1]" office:value-type="float" office:value="0.0690688831527721" calcext:value-type="float">
            <text:p>0.0690688832</text:p>
          </table:table-cell>
          <table:table-cell table:formula="of:=[.D991]+([.D991]*[.C992]/100)" office:value-type="float" office:value="82.4955261675424" calcext:value-type="float">
            <text:p>82.4955261675</text:p>
          </table:table-cell>
          <table:table-cell office:value-type="float" office:value="108.461415937186" calcext:value-type="float">
            <text:p>108.4614159372</text:p>
          </table:table-cell>
          <table:table-cell office:value-type="float" office:value="108.886492819986" calcext:value-type="float">
            <text:p>108.88649282</text:p>
          </table:table-cell>
          <table:table-cell table:number-columns-repeated="3"/>
        </table:table-row>
        <table:table-row table:style-name="ro1">
          <table:table-cell office:value-type="float" office:value="0.750357660348854" calcext:value-type="float">
            <text:p>0.7503576603</text:p>
          </table:table-cell>
          <table:table-cell table:formula="of:=[.A993]-1" office:value-type="float" office:value="-0.249642339651146" calcext:value-type="float">
            <text:p>-0.2496423397</text:p>
          </table:table-cell>
          <table:table-cell table:formula="of:=[.B993]+[.$C$1]" office:value-type="float" office:value="-0.0796423396511459" calcext:value-type="float">
            <text:p>-0.0796423397</text:p>
          </table:table-cell>
          <table:table-cell table:formula="of:=[.D992]+([.D992]*[.C993]/100)" office:value-type="float" office:value="82.429824800395" calcext:value-type="float">
            <text:p>82.4298248004</text:p>
          </table:table-cell>
          <table:table-cell office:value-type="float" office:value="109.128945678298" calcext:value-type="float">
            <text:p>109.1289456783</text:p>
          </table:table-cell>
          <table:table-cell office:value-type="float" office:value="108.461415937186" calcext:value-type="float">
            <text:p>108.4614159372</text:p>
          </table:table-cell>
          <table:table-cell table:number-columns-repeated="3"/>
        </table:table-row>
        <table:table-row table:style-name="ro1">
          <table:table-cell office:value-type="float" office:value="0.668314186638316" calcext:value-type="float">
            <text:p>0.6683141866</text:p>
          </table:table-cell>
          <table:table-cell table:formula="of:=[.A994]-1" office:value-type="float" office:value="-0.331685813361684" calcext:value-type="float">
            <text:p>-0.3316858134</text:p>
          </table:table-cell>
          <table:table-cell table:formula="of:=[.B994]+[.$C$1]" office:value-type="float" office:value="-0.161685813361684" calcext:value-type="float">
            <text:p>-0.1616858134</text:p>
          </table:table-cell>
          <table:table-cell table:formula="of:=[.D993]+([.D993]*[.C994]/100)" office:value-type="float" office:value="82.2965474677139" calcext:value-type="float">
            <text:p>82.2965474677</text:p>
          </table:table-cell>
          <table:table-cell office:value-type="float" office:value="110.008077602919" calcext:value-type="float">
            <text:p>110.0080776029</text:p>
          </table:table-cell>
          <table:table-cell office:value-type="float" office:value="109.128945678298" calcext:value-type="float">
            <text:p>109.1289456783</text:p>
          </table:table-cell>
          <table:table-cell table:number-columns-repeated="3"/>
        </table:table-row>
        <table:table-row table:style-name="ro1">
          <table:table-cell office:value-type="float" office:value="0.855677073567719" calcext:value-type="float">
            <text:p>0.8556770736</text:p>
          </table:table-cell>
          <table:table-cell table:formula="of:=[.A995]-1" office:value-type="float" office:value="-0.144322926432281" calcext:value-type="float">
            <text:p>-0.1443229264</text:p>
          </table:table-cell>
          <table:table-cell table:formula="of:=[.B995]+[.$C$1]" office:value-type="float" office:value="0.0256770735677191" calcext:value-type="float">
            <text:p>0.0256770736</text:p>
          </table:table-cell>
          <table:table-cell table:formula="of:=[.D994]+([.D994]*[.C995]/100)" office:value-type="float" office:value="82.3176788127509" calcext:value-type="float">
            <text:p>82.3176788128</text:p>
          </table:table-cell>
          <table:table-cell office:value-type="float" office:value="110.303451822119" calcext:value-type="float">
            <text:p>110.3034518221</text:p>
          </table:table-cell>
          <table:table-cell office:value-type="float" office:value="110.008077602919" calcext:value-type="float">
            <text:p>110.0080776029</text:p>
          </table:table-cell>
          <table:table-cell table:number-columns-repeated="3"/>
        </table:table-row>
        <table:table-row table:style-name="ro1">
          <table:table-cell office:value-type="float" office:value="0.50953702745158" calcext:value-type="float">
            <text:p>0.5095370275</text:p>
          </table:table-cell>
          <table:table-cell table:formula="of:=[.A996]-1" office:value-type="float" office:value="-0.49046297254842" calcext:value-type="float">
            <text:p>-0.4904629725</text:p>
          </table:table-cell>
          <table:table-cell table:formula="of:=[.B996]+[.$C$1]" office:value-type="float" office:value="-0.32046297254842" calcext:value-type="float">
            <text:p>-0.3204629725</text:p>
          </table:table-cell>
          <table:table-cell table:formula="of:=[.D995]+([.D995]*[.C996]/100)" office:value-type="float" office:value="82.0538811322946" calcext:value-type="float">
            <text:p>82.0538811323</text:p>
          </table:table-cell>
          <table:table-cell office:value-type="float" office:value="109.274077842303" calcext:value-type="float">
            <text:p>109.2740778423</text:p>
          </table:table-cell>
          <table:table-cell office:value-type="float" office:value="110.303451822119" calcext:value-type="float">
            <text:p>110.3034518221</text:p>
          </table:table-cell>
          <table:table-cell table:number-columns-repeated="3"/>
        </table:table-row>
        <table:table-row table:style-name="ro1">
          <table:table-cell office:value-type="float" office:value="0.819635822218683" calcext:value-type="float">
            <text:p>0.8196358222</text:p>
          </table:table-cell>
          <table:table-cell table:formula="of:=[.A997]-1" office:value-type="float" office:value="-0.180364177781317" calcext:value-type="float">
            <text:p>-0.1803641778</text:p>
          </table:table-cell>
          <table:table-cell table:formula="of:=[.B997]+[.$C$1]" office:value-type="float" office:value="-0.010364177781317" calcext:value-type="float">
            <text:p>-0.0103641778</text:p>
          </table:table-cell>
          <table:table-cell table:formula="of:=[.D996]+([.D996]*[.C997]/100)" office:value-type="float" office:value="82.0453769221776" calcext:value-type="float">
            <text:p>82.0453769222</text:p>
          </table:table-cell>
          <table:table-cell office:value-type="float" office:value="108.412414377256" calcext:value-type="float">
            <text:p>108.4124143773</text:p>
          </table:table-cell>
          <table:table-cell office:value-type="float" office:value="109.274077842303" calcext:value-type="float">
            <text:p>109.2740778423</text:p>
          </table:table-cell>
          <table:table-cell table:number-columns-repeated="3"/>
        </table:table-row>
        <table:table-row table:style-name="ro1">
          <table:table-cell office:value-type="float" office:value="0.641194104357779" calcext:value-type="float">
            <text:p>0.6411941044</text:p>
          </table:table-cell>
          <table:table-cell table:formula="of:=[.A998]-1" office:value-type="float" office:value="-0.358805895642221" calcext:value-type="float">
            <text:p>-0.3588058956</text:p>
          </table:table-cell>
          <table:table-cell table:formula="of:=[.B998]+[.$C$1]" office:value-type="float" office:value="-0.188805895642221" calcext:value-type="float">
            <text:p>-0.1888058956</text:p>
          </table:table-cell>
          <table:table-cell table:formula="of:=[.D997]+([.D997]*[.C998]/100)" office:value-type="float" office:value="81.8904704134467" calcext:value-type="float">
            <text:p>81.8904704134</text:p>
          </table:table-cell>
          <table:table-cell office:value-type="float" office:value="107.524935203081" calcext:value-type="float">
            <text:p>107.5249352031</text:p>
          </table:table-cell>
          <table:table-cell office:value-type="float" office:value="108.412414377256" calcext:value-type="float">
            <text:p>108.4124143773</text:p>
          </table:table-cell>
          <table:table-cell table:number-columns-repeated="3"/>
        </table:table-row>
        <table:table-row table:style-name="ro1">
          <table:table-cell office:value-type="float" office:value="0.565308634901588" calcext:value-type="float">
            <text:p>0.5653086349</text:p>
          </table:table-cell>
          <table:table-cell table:formula="of:=[.A999]-1" office:value-type="float" office:value="-0.434691365098412" calcext:value-type="float">
            <text:p>-0.4346913651</text:p>
          </table:table-cell>
          <table:table-cell table:formula="of:=[.B999]+[.$C$1]" office:value-type="float" office:value="-0.264691365098412" calcext:value-type="float">
            <text:p>-0.2646913651</text:p>
          </table:table-cell>
          <table:table-cell table:formula="of:=[.D998]+([.D998]*[.C999]/100)" office:value-type="float" office:value="81.6737134094238" calcext:value-type="float">
            <text:p>81.6737134094</text:p>
          </table:table-cell>
          <table:table-cell office:value-type="float" office:value="108.025428554536" calcext:value-type="float">
            <text:p>108.0254285545</text:p>
          </table:table-cell>
          <table:table-cell office:value-type="float" office:value="107.524935203081" calcext:value-type="float">
            <text:p>107.5249352031</text:p>
          </table:table-cell>
          <table:table-cell table:number-columns-repeated="3"/>
        </table:table-row>
        <table:table-row table:style-name="ro1">
          <table:table-cell office:value-type="float" office:value="0.960866855034359" calcext:value-type="float">
            <text:p>0.960866855</text:p>
          </table:table-cell>
          <table:table-cell table:formula="of:=[.A1000]-1" office:value-type="float" office:value="-0.0391331449656409" calcext:value-type="float">
            <text:p>-0.039133145</text:p>
          </table:table-cell>
          <table:table-cell table:formula="of:=[.B1000]+[.$C$1]" office:value-type="float" office:value="0.130866855034359" calcext:value-type="float">
            <text:p>0.130866855</text:p>
          </table:table-cell>
          <table:table-cell table:formula="of:=[.D999]+([.D999]*[.C1000]/100)" office:value-type="float" office:value="81.7805972295525" calcext:value-type="float">
            <text:p>81.7805972296</text:p>
          </table:table-cell>
          <table:table-cell office:value-type="float" office:value="109.831071125784" calcext:value-type="float">
            <text:p>109.8310711258</text:p>
          </table:table-cell>
          <table:table-cell office:value-type="float" office:value="108.025428554536" calcext:value-type="float">
            <text:p>108.0254285545</text:p>
          </table:table-cell>
          <table:table-cell table:number-columns-repeated="3"/>
        </table:table-row>
        <table:table-row table:style-name="ro1">
          <table:table-cell office:value-type="float" office:value="0.919932952364063" calcext:value-type="float">
            <text:p>0.9199329524</text:p>
          </table:table-cell>
          <table:table-cell table:formula="of:=[.A1001]-1" office:value-type="float" office:value="-0.080067047635937" calcext:value-type="float">
            <text:p>-0.0800670476</text:p>
          </table:table-cell>
          <table:table-cell table:formula="of:=[.B1001]+[.$C$1]" office:value-type="float" office:value="0.089932952364063" calcext:value-type="float">
            <text:p>0.0899329524</text:p>
          </table:table-cell>
          <table:table-cell table:formula="of:=[.D1000]+([.D1000]*[.C1001]/100)" office:value-type="float" office:value="81.854144935102" calcext:value-type="float">
            <text:p>81.8541449351</text:p>
          </table:table-cell>
          <table:table-cell office:value-type="float" office:value="111.430912130703" calcext:value-type="float">
            <text:p>111.4309121307</text:p>
          </table:table-cell>
          <table:table-cell office:value-type="float" office:value="109.831071125784" calcext:value-type="float">
            <text:p>109.8310711258</text:p>
          </table:table-cell>
          <table:table-cell table:number-columns-repeated="3"/>
        </table:table-row>
        <table:table-row table:style-name="ro1">
          <table:table-cell office:value-type="float" office:value="1.05864830512476" calcext:value-type="float">
            <text:p>1.0586483051</text:p>
          </table:table-cell>
          <table:table-cell table:formula="of:=[.A1002]-1" office:value-type="float" office:value="0.0586483051247599" calcext:value-type="float">
            <text:p>0.0586483051</text:p>
          </table:table-cell>
          <table:table-cell table:formula="of:=[.B1002]+[.$C$1]" office:value-type="float" office:value="0.22864830512476" calcext:value-type="float">
            <text:p>0.2286483051</text:p>
          </table:table-cell>
          <table:table-cell table:formula="of:=[.D1001]+([.D1001]*[.C1002]/100)" office:value-type="float" office:value="82.0413030501705" calcext:value-type="float">
            <text:p>82.0413030502</text:p>
          </table:table-cell>
          <table:table-cell office:value-type="float" office:value="111.4083254795" calcext:value-type="float">
            <text:p>111.4083254795</text:p>
          </table:table-cell>
          <table:table-cell office:value-type="float" office:value="111.430912130703" calcext:value-type="float">
            <text:p>111.4309121307</text:p>
          </table:table-cell>
          <table:table-cell table:number-columns-repeated="3"/>
        </table:table-row>
        <table:table-row table:style-name="ro1">
          <table:table-cell office:value-type="float" office:value="0.888474520048341" calcext:value-type="float">
            <text:p>0.88847452</text:p>
          </table:table-cell>
          <table:table-cell table:formula="of:=[.A1003]-1" office:value-type="float" office:value="-0.111525479951659" calcext:value-type="float">
            <text:p>-0.11152548</text:p>
          </table:table-cell>
          <table:table-cell table:formula="of:=[.B1003]+[.$C$1]" office:value-type="float" office:value="0.0584745200483411" calcext:value-type="float">
            <text:p>0.05847452</text:p>
          </table:table-cell>
          <table:table-cell table:formula="of:=[.D1002]+([.D1002]*[.C1003]/100)" office:value-type="float" office:value="82.0892763083704" calcext:value-type="float">
            <text:p>82.0892763084</text:p>
          </table:table-cell>
          <table:table-cell office:value-type="float" office:value="110.860103884302" calcext:value-type="float">
            <text:p>110.8601038843</text:p>
          </table:table-cell>
          <table:table-cell office:value-type="float" office:value="111.4083254795" calcext:value-type="float">
            <text:p>111.4083254795</text:p>
          </table:table-cell>
          <table:table-cell table:number-columns-repeated="3"/>
        </table:table-row>
        <table:table-row table:style-name="ro1">
          <table:table-cell office:value-type="float" office:value="1.0893367534842" calcext:value-type="float">
            <text:p>1.0893367535</text:p>
          </table:table-cell>
          <table:table-cell table:formula="of:=[.A1004]-1" office:value-type="float" office:value="0.0893367534842" calcext:value-type="float">
            <text:p>0.0893367535</text:p>
          </table:table-cell>
          <table:table-cell table:formula="of:=[.B1004]+[.$C$1]" office:value-type="float" office:value="0.2593367534842" calcext:value-type="float">
            <text:p>0.2593367535</text:p>
          </table:table-cell>
          <table:table-cell table:formula="of:=[.D1003]+([.D1003]*[.C1004]/100)" office:value-type="float" office:value="82.3021639725073" calcext:value-type="float">
            <text:p>82.3021639725</text:p>
          </table:table-cell>
          <table:table-cell office:value-type="float" office:value="110.582714106842" calcext:value-type="float">
            <text:p>110.5827141068</text:p>
          </table:table-cell>
          <table:table-cell office:value-type="float" office:value="110.860103884302" calcext:value-type="float">
            <text:p>110.8601038843</text:p>
          </table:table-cell>
          <table:table-cell table:number-columns-repeated="3"/>
        </table:table-row>
        <table:table-row table:style-name="ro1">
          <table:table-cell office:value-type="float" office:value="0.621191257102238" calcext:value-type="float">
            <text:p>0.6211912571</text:p>
          </table:table-cell>
          <table:table-cell table:formula="of:=[.A1005]-1" office:value-type="float" office:value="-0.378808742897762" calcext:value-type="float">
            <text:p>-0.3788087429</text:p>
          </table:table-cell>
          <table:table-cell table:formula="of:=[.B1005]+[.$C$1]" office:value-type="float" office:value="-0.208808742897762" calcext:value-type="float">
            <text:p>-0.2088087429</text:p>
          </table:table-cell>
          <table:table-cell table:formula="of:=[.D1004]+([.D1004]*[.C1005]/100)" office:value-type="float" office:value="82.1303098585386" calcext:value-type="float">
            <text:p>82.1303098585</text:p>
          </table:table-cell>
          <table:table-cell office:value-type="float" office:value="109.753948593252" calcext:value-type="float">
            <text:p>109.7539485933</text:p>
          </table:table-cell>
          <table:table-cell office:value-type="float" office:value="110.582714106842" calcext:value-type="float">
            <text:p>110.5827141068</text:p>
          </table:table-cell>
          <table:table-cell table:number-columns-repeated="3"/>
        </table:table-row>
        <table:table-row table:style-name="ro1">
          <table:table-cell office:value-type="float" office:value="1.17921612781578" calcext:value-type="float">
            <text:p>1.1792161278</text:p>
          </table:table-cell>
          <table:table-cell table:formula="of:=[.A1006]-1" office:value-type="float" office:value="0.17921612781578" calcext:value-type="float">
            <text:p>0.1792161278</text:p>
          </table:table-cell>
          <table:table-cell table:formula="of:=[.B1006]+[.$C$1]" office:value-type="float" office:value="0.34921612781578" calcext:value-type="float">
            <text:p>0.3492161278</text:p>
          </table:table-cell>
          <table:table-cell table:formula="of:=[.D1005]+([.D1005]*[.C1006]/100)" office:value-type="float" office:value="82.4171221463897" calcext:value-type="float">
            <text:p>82.4171221464</text:p>
          </table:table-cell>
          <table:table-cell office:value-type="float" office:value="111.605696570319" calcext:value-type="float">
            <text:p>111.6056965703</text:p>
          </table:table-cell>
          <table:table-cell office:value-type="float" office:value="109.753948593252" calcext:value-type="float">
            <text:p>109.7539485933</text:p>
          </table:table-cell>
          <table:table-cell table:number-columns-repeated="3"/>
        </table:table-row>
        <table:table-row table:style-name="ro1">
          <table:table-cell office:value-type="float" office:value="0.674014651934299" calcext:value-type="float">
            <text:p>0.6740146519</text:p>
          </table:table-cell>
          <table:table-cell table:formula="of:=[.A1007]-1" office:value-type="float" office:value="-0.325985348065701" calcext:value-type="float">
            <text:p>-0.3259853481</text:p>
          </table:table-cell>
          <table:table-cell table:formula="of:=[.B1007]+[.$C$1]" office:value-type="float" office:value="-0.155985348065701" calcext:value-type="float">
            <text:p>-0.1559853481</text:p>
          </table:table-cell>
          <table:table-cell table:formula="of:=[.D1006]+([.D1006]*[.C1007]/100)" office:value-type="float" office:value="82.2885635115439" calcext:value-type="float">
            <text:p>82.2885635115</text:p>
          </table:table-cell>
          <table:table-cell office:value-type="float" office:value="111.787554943302" calcext:value-type="float">
            <text:p>111.7875549433</text:p>
          </table:table-cell>
          <table:table-cell office:value-type="float" office:value="111.605696570319" calcext:value-type="float">
            <text:p>111.6056965703</text:p>
          </table:table-cell>
          <table:table-cell table:number-columns-repeated="3"/>
        </table:table-row>
        <table:table-row table:style-name="ro1">
          <table:table-cell office:value-type="float" office:value="0.686985158811233" calcext:value-type="float">
            <text:p>0.6869851588</text:p>
          </table:table-cell>
          <table:table-cell table:formula="of:=[.A1008]-1" office:value-type="float" office:value="-0.313014841188767" calcext:value-type="float">
            <text:p>-0.3130148412</text:p>
          </table:table-cell>
          <table:table-cell table:formula="of:=[.B1008]+[.$C$1]" office:value-type="float" office:value="-0.143014841188767" calcext:value-type="float">
            <text:p>-0.1430148412</text:p>
          </table:table-cell>
          <table:table-cell table:formula="of:=[.D1007]+([.D1007]*[.C1008]/100)" office:value-type="float" office:value="82.1708786531214" calcext:value-type="float">
            <text:p>82.1708786531</text:p>
          </table:table-cell>
          <table:table-cell office:value-type="float" office:value="112.222943117832" calcext:value-type="float">
            <text:p>112.2229431178</text:p>
          </table:table-cell>
          <table:table-cell office:value-type="float" office:value="111.787554943302" calcext:value-type="float">
            <text:p>111.7875549433</text:p>
          </table:table-cell>
          <table:table-cell table:number-columns-repeated="3"/>
        </table:table-row>
        <table:table-row table:style-name="ro1">
          <table:table-cell office:value-type="float" office:value="0.707545544288551" calcext:value-type="float">
            <text:p>0.7075455443</text:p>
          </table:table-cell>
          <table:table-cell table:formula="of:=[.A1009]-1" office:value-type="float" office:value="-0.292454455711449" calcext:value-type="float">
            <text:p>-0.2924544557</text:p>
          </table:table-cell>
          <table:table-cell table:formula="of:=[.B1009]+[.$C$1]" office:value-type="float" office:value="-0.122454455711449" calcext:value-type="float">
            <text:p>-0.1224544557</text:p>
          </table:table-cell>
          <table:table-cell table:formula="of:=[.D1008]+([.D1008]*[.C1009]/100)" office:value-type="float" office:value="82.0702567509134" calcext:value-type="float">
            <text:p>82.0702567509</text:p>
          </table:table-cell>
          <table:table-cell office:value-type="float" office:value="112.282938403565" calcext:value-type="float">
            <text:p>112.2829384036</text:p>
          </table:table-cell>
          <table:table-cell office:value-type="float" office:value="112.222943117832" calcext:value-type="float">
            <text:p>112.2229431178</text:p>
          </table:table-cell>
          <table:table-cell table:number-columns-repeated="3"/>
        </table:table-row>
        <table:table-row table:style-name="ro1">
          <table:table-cell office:value-type="float" office:value="0.662907705966837" calcext:value-type="float">
            <text:p>0.662907706</text:p>
          </table:table-cell>
          <table:table-cell table:formula="of:=[.A1010]-1" office:value-type="float" office:value="-0.337092294033163" calcext:value-type="float">
            <text:p>-0.337092294</text:p>
          </table:table-cell>
          <table:table-cell table:formula="of:=[.B1010]+[.$C$1]" office:value-type="float" office:value="-0.167092294033163" calcext:value-type="float">
            <text:p>-0.167092294</text:p>
          </table:table-cell>
          <table:table-cell table:formula="of:=[.D1009]+([.D1009]*[.C1010]/100)" office:value-type="float" office:value="81.9331236761894" calcext:value-type="float">
            <text:p>81.9331236762</text:p>
          </table:table-cell>
          <table:table-cell office:value-type="float" office:value="112.193890058862" calcext:value-type="float">
            <text:p>112.1938900589</text:p>
          </table:table-cell>
          <table:table-cell office:value-type="float" office:value="112.282938403565" calcext:value-type="float">
            <text:p>112.2829384036</text:p>
          </table:table-cell>
          <table:table-cell table:number-columns-repeated="3"/>
        </table:table-row>
        <table:table-row table:style-name="ro1">
          <table:table-cell office:value-type="float" office:value="0.4890544421571" calcext:value-type="float">
            <text:p>0.4890544422</text:p>
          </table:table-cell>
          <table:table-cell table:formula="of:=[.A1011]-1" office:value-type="float" office:value="-0.5109455578429" calcext:value-type="float">
            <text:p>-0.5109455578</text:p>
          </table:table-cell>
          <table:table-cell table:formula="of:=[.B1011]+[.$C$1]" office:value-type="float" office:value="-0.3409455578429" calcext:value-type="float">
            <text:p>-0.3409455578</text:p>
          </table:table-cell>
          <table:table-cell table:formula="of:=[.D1010]+([.D1010]*[.C1011]/100)" office:value-type="float" office:value="81.6537763306135" calcext:value-type="float">
            <text:p>81.6537763306</text:p>
          </table:table-cell>
          <table:table-cell office:value-type="float" office:value="112.558289221856" calcext:value-type="float">
            <text:p>112.5582892219</text:p>
          </table:table-cell>
          <table:table-cell office:value-type="float" office:value="112.193890058862" calcext:value-type="float">
            <text:p>112.1938900589</text:p>
          </table:table-cell>
          <table:table-cell table:number-columns-repeated="3"/>
        </table:table-row>
        <table:table-row table:style-name="ro1">
          <table:table-cell office:value-type="float" office:value="0.774851922417082" calcext:value-type="float">
            <text:p>0.7748519224</text:p>
          </table:table-cell>
          <table:table-cell table:formula="of:=[.A1012]-1" office:value-type="float" office:value="-0.225148077582918" calcext:value-type="float">
            <text:p>-0.2251480776</text:p>
          </table:table-cell>
          <table:table-cell table:formula="of:=[.B1012]+[.$C$1]" office:value-type="float" office:value="-0.055148077582918" calcext:value-type="float">
            <text:p>-0.0551480776</text:p>
          </table:table-cell>
          <table:table-cell table:formula="of:=[.D1011]+([.D1011]*[.C1012]/100)" office:value-type="float" office:value="81.6087458426933" calcext:value-type="float">
            <text:p>81.6087458427</text:p>
          </table:table-cell>
          <table:table-cell office:value-type="float" office:value="112.230017059722" calcext:value-type="float">
            <text:p>112.2300170597</text:p>
          </table:table-cell>
          <table:table-cell office:value-type="float" office:value="112.558289221856" calcext:value-type="float">
            <text:p>112.5582892219</text:p>
          </table:table-cell>
          <table:table-cell table:number-columns-repeated="3"/>
        </table:table-row>
        <table:table-row table:style-name="ro1">
          <table:table-cell office:value-type="float" office:value="0.613389170530836" calcext:value-type="float">
            <text:p>0.6133891705</text:p>
          </table:table-cell>
          <table:table-cell table:formula="of:=[.A1013]-1" office:value-type="float" office:value="-0.386610829469164" calcext:value-type="float">
            <text:p>-0.3866108295</text:p>
          </table:table-cell>
          <table:table-cell table:formula="of:=[.B1013]+[.$C$1]" office:value-type="float" office:value="-0.216610829469164" calcext:value-type="float">
            <text:p>-0.2166108295</text:p>
          </table:table-cell>
          <table:table-cell table:formula="of:=[.D1012]+([.D1012]*[.C1013]/100)" office:value-type="float" office:value="81.4319724614041" calcext:value-type="float">
            <text:p>81.4319724614</text:p>
          </table:table-cell>
          <table:table-cell office:value-type="float" office:value="112.253111367086" calcext:value-type="float">
            <text:p>112.2531113671</text:p>
          </table:table-cell>
          <table:table-cell office:value-type="float" office:value="112.230017059722" calcext:value-type="float">
            <text:p>112.2300170597</text:p>
          </table:table-cell>
          <table:table-cell table:number-columns-repeated="3"/>
        </table:table-row>
        <table:table-row table:style-name="ro1">
          <table:table-cell office:value-type="float" office:value="0.604535362834132" calcext:value-type="float">
            <text:p>0.6045353628</text:p>
          </table:table-cell>
          <table:table-cell table:formula="of:=[.A1014]-1" office:value-type="float" office:value="-0.395464637165868" calcext:value-type="float">
            <text:p>-0.3954646372</text:p>
          </table:table-cell>
          <table:table-cell table:formula="of:=[.B1014]+[.$C$1]" office:value-type="float" office:value="-0.225464637165868" calcext:value-type="float">
            <text:p>-0.2254646372</text:p>
          </table:table-cell>
          <table:table-cell table:formula="of:=[.D1013]+([.D1013]*[.C1014]/100)" office:value-type="float" office:value="81.2483721601569" calcext:value-type="float">
            <text:p>81.2483721602</text:p>
          </table:table-cell>
          <table:table-cell office:value-type="float" office:value="112.190394696633" calcext:value-type="float">
            <text:p>112.1903946966</text:p>
          </table:table-cell>
          <table:table-cell office:value-type="float" office:value="112.253111367086" calcext:value-type="float">
            <text:p>112.2531113671</text:p>
          </table:table-cell>
          <table:table-cell table:number-columns-repeated="3"/>
        </table:table-row>
        <table:table-row table:style-name="ro1">
          <table:table-cell office:value-type="float" office:value="0.481758617338093" calcext:value-type="float">
            <text:p>0.4817586173</text:p>
          </table:table-cell>
          <table:table-cell table:formula="of:=[.A1015]-1" office:value-type="float" office:value="-0.518241382661907" calcext:value-type="float">
            <text:p>-0.5182413827</text:p>
          </table:table-cell>
          <table:table-cell table:formula="of:=[.B1015]+[.$C$1]" office:value-type="float" office:value="-0.348241382661907" calcext:value-type="float">
            <text:p>-0.3482413827</text:p>
          </table:table-cell>
          <table:table-cell table:formula="of:=[.D1014]+([.D1014]*[.C1015]/100)" office:value-type="float" office:value="80.9654317055561" calcext:value-type="float">
            <text:p>80.9654317056</text:p>
          </table:table-cell>
          <table:table-cell office:value-type="float" office:value="112.917578519225" calcext:value-type="float">
            <text:p>112.9175785192</text:p>
          </table:table-cell>
          <table:table-cell office:value-type="float" office:value="112.190394696633" calcext:value-type="float">
            <text:p>112.1903946966</text:p>
          </table:table-cell>
          <table:table-cell table:number-columns-repeated="3"/>
        </table:table-row>
        <table:table-row table:style-name="ro1">
          <table:table-cell office:value-type="float" office:value="0.8430150215676" calcext:value-type="float">
            <text:p>0.8430150216</text:p>
          </table:table-cell>
          <table:table-cell table:formula="of:=[.A1016]-1" office:value-type="float" office:value="-0.1569849784324" calcext:value-type="float">
            <text:p>-0.1569849784</text:p>
          </table:table-cell>
          <table:table-cell table:formula="of:=[.B1016]+[.$C$1]" office:value-type="float" office:value="0.0130150215676" calcext:value-type="float">
            <text:p>0.0130150216</text:p>
          </table:table-cell>
          <table:table-cell table:formula="of:=[.D1015]+([.D1015]*[.C1016]/100)" office:value-type="float" office:value="80.9759693739549" calcext:value-type="float">
            <text:p>80.975969374</text:p>
          </table:table-cell>
          <table:table-cell office:value-type="float" office:value="113.131394422771" calcext:value-type="float">
            <text:p>113.1313944228</text:p>
          </table:table-cell>
          <table:table-cell office:value-type="float" office:value="112.917578519225" calcext:value-type="float">
            <text:p>112.9175785192</text:p>
          </table:table-cell>
          <table:table-cell table:number-columns-repeated="3"/>
        </table:table-row>
        <table:table-row table:style-name="ro1">
          <table:table-cell office:value-type="float" office:value="0.5846159763526" calcext:value-type="float">
            <text:p>0.5846159764</text:p>
          </table:table-cell>
          <table:table-cell table:formula="of:=[.A1017]-1" office:value-type="float" office:value="-0.4153840236474" calcext:value-type="float">
            <text:p>-0.4153840236</text:p>
          </table:table-cell>
          <table:table-cell table:formula="of:=[.B1017]+[.$C$1]" office:value-type="float" office:value="-0.2453840236474" calcext:value-type="float">
            <text:p>-0.2453840236</text:p>
          </table:table-cell>
          <table:table-cell table:formula="of:=[.D1016]+([.D1016]*[.C1017]/100)" office:value-type="float" office:value="80.7772672821176" calcext:value-type="float">
            <text:p>80.7772672821</text:p>
          </table:table-cell>
          <table:table-cell office:value-type="float" office:value="113.101051404127" calcext:value-type="float">
            <text:p>113.1010514041</text:p>
          </table:table-cell>
          <table:table-cell office:value-type="float" office:value="113.131394422771" calcext:value-type="float">
            <text:p>113.1313944228</text:p>
          </table:table-cell>
          <table:table-cell table:number-columns-repeated="3"/>
        </table:table-row>
        <table:table-row table:style-name="ro1">
          <table:table-cell office:value-type="float" office:value="0.879213127081155" calcext:value-type="float">
            <text:p>0.8792131271</text:p>
          </table:table-cell>
          <table:table-cell table:formula="of:=[.A1018]-1" office:value-type="float" office:value="-0.120786872918845" calcext:value-type="float">
            <text:p>-0.1207868729</text:p>
          </table:table-cell>
          <table:table-cell table:formula="of:=[.B1018]+[.$C$1]" office:value-type="float" office:value="0.0492131270811551" calcext:value-type="float">
            <text:p>0.0492131271</text:p>
          </table:table-cell>
          <table:table-cell table:formula="of:=[.D1017]+([.D1017]*[.C1018]/100)" office:value-type="float" office:value="80.8170203013178" calcext:value-type="float">
            <text:p>80.8170203013</text:p>
          </table:table-cell>
          <table:table-cell office:value-type="float" office:value="112.521047039235" calcext:value-type="float">
            <text:p>112.5210470392</text:p>
          </table:table-cell>
          <table:table-cell office:value-type="float" office:value="113.101051404127" calcext:value-type="float">
            <text:p>113.1010514041</text:p>
          </table:table-cell>
          <table:table-cell table:number-columns-repeated="3"/>
        </table:table-row>
        <table:table-row table:style-name="ro1">
          <table:table-cell office:value-type="float" office:value="0.55064311296361" calcext:value-type="float">
            <text:p>0.550643113</text:p>
          </table:table-cell>
          <table:table-cell table:formula="of:=[.A1019]-1" office:value-type="float" office:value="-0.44935688703639" calcext:value-type="float">
            <text:p>-0.449356887</text:p>
          </table:table-cell>
          <table:table-cell table:formula="of:=[.B1019]+[.$C$1]" office:value-type="float" office:value="-0.27935688703639" calcext:value-type="float">
            <text:p>-0.279356887</text:p>
          </table:table-cell>
          <table:table-cell table:formula="of:=[.D1018]+([.D1018]*[.C1019]/100)" office:value-type="float" office:value="80.5912523892085" calcext:value-type="float">
            <text:p>80.5912523892</text:p>
          </table:table-cell>
          <table:table-cell office:value-type="float" office:value="112.258396019146" calcext:value-type="float">
            <text:p>112.2583960191</text:p>
          </table:table-cell>
          <table:table-cell office:value-type="float" office:value="112.521047039235" calcext:value-type="float">
            <text:p>112.5210470392</text:p>
          </table:table-cell>
          <table:table-cell table:number-columns-repeated="3"/>
        </table:table-row>
        <table:table-row table:style-name="ro1">
          <table:table-cell office:value-type="float" office:value="0.757589089372164" calcext:value-type="float">
            <text:p>0.7575890894</text:p>
          </table:table-cell>
          <table:table-cell table:formula="of:=[.A1020]-1" office:value-type="float" office:value="-0.242410910627836" calcext:value-type="float">
            <text:p>-0.2424109106</text:p>
          </table:table-cell>
          <table:table-cell table:formula="of:=[.B1020]+[.$C$1]" office:value-type="float" office:value="-0.0724109106278359" calcext:value-type="float">
            <text:p>-0.0724109106</text:p>
          </table:table-cell>
          <table:table-cell table:formula="of:=[.D1019]+([.D1019]*[.C1020]/100)" office:value-type="float" office:value="80.5328955294671" calcext:value-type="float">
            <text:p>80.5328955295</text:p>
          </table:table-cell>
          <table:table-cell office:value-type="float" office:value="111.275809879222" calcext:value-type="float">
            <text:p>111.2758098792</text:p>
          </table:table-cell>
          <table:table-cell office:value-type="float" office:value="112.258396019146" calcext:value-type="float">
            <text:p>112.2583960191</text:p>
          </table:table-cell>
          <table:table-cell table:number-columns-repeated="3"/>
        </table:table-row>
        <table:table-row table:style-name="ro1">
          <table:table-cell office:value-type="float" office:value="0.523334387291262" calcext:value-type="float">
            <text:p>0.5233343873</text:p>
          </table:table-cell>
          <table:table-cell table:formula="of:=[.A1021]-1" office:value-type="float" office:value="-0.476665612708738" calcext:value-type="float">
            <text:p>-0.4766656127</text:p>
          </table:table-cell>
          <table:table-cell table:formula="of:=[.B1021]+[.$C$1]" office:value-type="float" office:value="-0.306665612708738" calcext:value-type="float">
            <text:p>-0.3066656127</text:p>
          </table:table-cell>
          <table:table-cell table:formula="of:=[.D1020]+([.D1020]*[.C1021]/100)" office:value-type="float" office:value="80.2859288319596" calcext:value-type="float">
            <text:p>80.285928832</text:p>
          </table:table-cell>
          <table:table-cell office:value-type="float" office:value="112.132355152638" calcext:value-type="float">
            <text:p>112.1323551526</text:p>
          </table:table-cell>
          <table:table-cell office:value-type="float" office:value="111.275809879222" calcext:value-type="float">
            <text:p>111.2758098792</text:p>
          </table:table-cell>
          <table:table-cell table:number-columns-repeated="3"/>
        </table:table-row>
        <table:table-row table:style-name="ro1">
          <table:table-cell office:value-type="float" office:value="1.01216359444546" calcext:value-type="float">
            <text:p>1.0121635944</text:p>
          </table:table-cell>
          <table:table-cell table:formula="of:=[.A1022]-1" office:value-type="float" office:value="0.0121635944454599" calcext:value-type="float">
            <text:p>0.0121635944</text:p>
          </table:table-cell>
          <table:table-cell table:formula="of:=[.B1022]+[.$C$1]" office:value-type="float" office:value="0.18216359444546" calcext:value-type="float">
            <text:p>0.1821635944</text:p>
          </table:table-cell>
          <table:table-cell table:formula="of:=[.D1021]+([.D1021]*[.C1022]/100)" office:value-type="float" office:value="80.4321805657538" calcext:value-type="float">
            <text:p>80.4321805658</text:p>
          </table:table-cell>
          <table:table-cell office:value-type="float" office:value="111.84857386736" calcext:value-type="float">
            <text:p>111.8485738674</text:p>
          </table:table-cell>
          <table:table-cell office:value-type="float" office:value="112.132355152638" calcext:value-type="float">
            <text:p>112.1323551526</text:p>
          </table:table-cell>
          <table:table-cell table:number-columns-repeated="3"/>
        </table:table-row>
        <table:table-row table:style-name="ro1">
          <table:table-cell office:value-type="float" office:value="0.616892722452223" calcext:value-type="float">
            <text:p>0.6168927225</text:p>
          </table:table-cell>
          <table:table-cell table:formula="of:=[.A1023]-1" office:value-type="float" office:value="-0.383107277547777" calcext:value-type="float">
            <text:p>-0.3831072775</text:p>
          </table:table-cell>
          <table:table-cell table:formula="of:=[.B1023]+[.$C$1]" office:value-type="float" office:value="-0.213107277547777" calcext:value-type="float">
            <text:p>-0.2131072775</text:p>
          </table:table-cell>
          <table:table-cell table:formula="of:=[.D1022]+([.D1022]*[.C1023]/100)" office:value-type="float" office:value="80.2607737354778" calcext:value-type="float">
            <text:p>80.2607737355</text:p>
          </table:table-cell>
          <table:table-cell office:value-type="float" office:value="111.663819340268" calcext:value-type="float">
            <text:p>111.6638193403</text:p>
          </table:table-cell>
          <table:table-cell office:value-type="float" office:value="111.84857386736" calcext:value-type="float">
            <text:p>111.8485738674</text:p>
          </table:table-cell>
          <table:table-cell table:number-columns-repeated="3"/>
        </table:table-row>
        <table:table-row table:style-name="ro1">
          <table:table-cell office:value-type="float" office:value="0.502805255083961" calcext:value-type="float">
            <text:p>0.5028052551</text:p>
          </table:table-cell>
          <table:table-cell table:formula="of:=[.A1024]-1" office:value-type="float" office:value="-0.497194744916039" calcext:value-type="float">
            <text:p>-0.4971947449</text:p>
          </table:table-cell>
          <table:table-cell table:formula="of:=[.B1024]+[.$C$1]" office:value-type="float" office:value="-0.327194744916039" calcext:value-type="float">
            <text:p>-0.3271947449</text:p>
          </table:table-cell>
          <table:table-cell table:formula="of:=[.D1023]+([.D1023]*[.C1024]/100)" office:value-type="float" office:value="79.9981647015864" calcext:value-type="float">
            <text:p>79.9981647016</text:p>
          </table:table-cell>
          <table:table-cell office:value-type="float" office:value="111.702085169737" calcext:value-type="float">
            <text:p>111.7020851697</text:p>
          </table:table-cell>
          <table:table-cell office:value-type="float" office:value="111.663819340268" calcext:value-type="float">
            <text:p>111.6638193403</text:p>
          </table:table-cell>
          <table:table-cell table:number-columns-repeated="3"/>
        </table:table-row>
        <table:table-row table:style-name="ro1">
          <table:table-cell office:value-type="float" office:value="1.08937223760753" calcext:value-type="float">
            <text:p>1.0893722376</text:p>
          </table:table-cell>
          <table:table-cell table:formula="of:=[.A1025]-1" office:value-type="float" office:value="0.0893722376075301" calcext:value-type="float">
            <text:p>0.0893722376</text:p>
          </table:table-cell>
          <table:table-cell table:formula="of:=[.B1025]+[.$C$1]" office:value-type="float" office:value="0.25937223760753" calcext:value-type="float">
            <text:p>0.2593722376</text:p>
          </table:table-cell>
          <table:table-cell table:formula="of:=[.D1024]+([.D1024]*[.C1025]/100)" office:value-type="float" office:value="80.2056577314178" calcext:value-type="float">
            <text:p>80.2056577314</text:p>
          </table:table-cell>
          <table:table-cell office:value-type="float" office:value="110.792185787744" calcext:value-type="float">
            <text:p>110.7921857877</text:p>
          </table:table-cell>
          <table:table-cell office:value-type="float" office:value="111.702085169737" calcext:value-type="float">
            <text:p>111.7020851697</text:p>
          </table:table-cell>
          <table:table-cell table:number-columns-repeated="3"/>
        </table:table-row>
        <table:table-row table:style-name="ro1">
          <table:table-cell office:value-type="float" office:value="0.598619097761271" calcext:value-type="float">
            <text:p>0.5986190978</text:p>
          </table:table-cell>
          <table:table-cell table:formula="of:=[.A1026]-1" office:value-type="float" office:value="-0.401380902238729" calcext:value-type="float">
            <text:p>-0.4013809022</text:p>
          </table:table-cell>
          <table:table-cell table:formula="of:=[.B1026]+[.$C$1]" office:value-type="float" office:value="-0.231380902238729" calcext:value-type="float">
            <text:p>-0.2313809022</text:p>
          </table:table-cell>
          <table:table-cell table:formula="of:=[.D1025]+([.D1025]*[.C1026]/100)" office:value-type="float" office:value="80.0200771569124" calcext:value-type="float">
            <text:p>80.0200771569</text:p>
          </table:table-cell>
          <table:table-cell office:value-type="float" office:value="111.56027359005" calcext:value-type="float">
            <text:p>111.5602735901</text:p>
          </table:table-cell>
          <table:table-cell office:value-type="float" office:value="110.792185787744" calcext:value-type="float">
            <text:p>110.7921857877</text:p>
          </table:table-cell>
          <table:table-cell table:number-columns-repeated="3"/>
        </table:table-row>
        <table:table-row table:style-name="ro1">
          <table:table-cell office:value-type="float" office:value="0.610579221874431" calcext:value-type="float">
            <text:p>0.6105792219</text:p>
          </table:table-cell>
          <table:table-cell table:formula="of:=[.A1027]-1" office:value-type="float" office:value="-0.389420778125569" calcext:value-type="float">
            <text:p>-0.3894207781</text:p>
          </table:table-cell>
          <table:table-cell table:formula="of:=[.B1027]+[.$C$1]" office:value-type="float" office:value="-0.219420778125569" calcext:value-type="float">
            <text:p>-0.2194207781</text:p>
          </table:table-cell>
          <table:table-cell table:formula="of:=[.D1026]+([.D1026]*[.C1027]/100)" office:value-type="float" office:value="79.844496480958" calcext:value-type="float">
            <text:p>79.844496481</text:p>
          </table:table-cell>
          <table:table-cell office:value-type="float" office:value="111.092420211752" calcext:value-type="float">
            <text:p>111.0924202118</text:p>
          </table:table-cell>
          <table:table-cell office:value-type="float" office:value="111.56027359005" calcext:value-type="float">
            <text:p>111.5602735901</text:p>
          </table:table-cell>
          <table:table-cell table:number-columns-repeated="3"/>
        </table:table-row>
        <table:table-row table:style-name="ro1">
          <table:table-cell office:value-type="float" office:value="0.644202738991447" calcext:value-type="float">
            <text:p>0.644202739</text:p>
          </table:table-cell>
          <table:table-cell table:formula="of:=[.A1028]-1" office:value-type="float" office:value="-0.355797261008553" calcext:value-type="float">
            <text:p>-0.355797261</text:p>
          </table:table-cell>
          <table:table-cell table:formula="of:=[.B1028]+[.$C$1]" office:value-type="float" office:value="-0.185797261008553" calcext:value-type="float">
            <text:p>-0.185797261</text:p>
          </table:table-cell>
          <table:table-cell table:formula="of:=[.D1027]+([.D1027]*[.C1028]/100)" office:value-type="float" office:value="79.6961475934303" calcext:value-type="float">
            <text:p>79.6961475934</text:p>
          </table:table-cell>
          <table:table-cell office:value-type="float" office:value="111.190764544386" calcext:value-type="float">
            <text:p>111.1907645444</text:p>
          </table:table-cell>
          <table:table-cell office:value-type="float" office:value="111.092420211752" calcext:value-type="float">
            <text:p>111.0924202118</text:p>
          </table:table-cell>
          <table:table-cell table:number-columns-repeated="3"/>
        </table:table-row>
        <table:table-row table:style-name="ro1">
          <table:table-cell office:value-type="float" office:value="0.742731534081064" calcext:value-type="float">
            <text:p>0.7427315341</text:p>
          </table:table-cell>
          <table:table-cell table:formula="of:=[.A1029]-1" office:value-type="float" office:value="-0.257268465918936" calcext:value-type="float">
            <text:p>-0.2572684659</text:p>
          </table:table-cell>
          <table:table-cell table:formula="of:=[.B1029]+[.$C$1]" office:value-type="float" office:value="-0.0872684659189359" calcext:value-type="float">
            <text:p>-0.0872684659</text:p>
          </table:table-cell>
          <table:table-cell table:formula="of:=[.D1028]+([.D1028]*[.C1029]/100)" office:value-type="float" office:value="79.626597988029" calcext:value-type="float">
            <text:p>79.626597988</text:p>
          </table:table-cell>
          <table:table-cell office:value-type="float" office:value="113.274562536077" calcext:value-type="float">
            <text:p>113.2745625361</text:p>
          </table:table-cell>
          <table:table-cell office:value-type="float" office:value="111.190764544386" calcext:value-type="float">
            <text:p>111.1907645444</text:p>
          </table:table-cell>
          <table:table-cell table:number-columns-repeated="3"/>
        </table:table-row>
        <table:table-row table:style-name="ro1">
          <table:table-cell office:value-type="float" office:value="0.725183177380606" calcext:value-type="float">
            <text:p>0.7251831774</text:p>
          </table:table-cell>
          <table:table-cell table:formula="of:=[.A1030]-1" office:value-type="float" office:value="-0.274816822619394" calcext:value-type="float">
            <text:p>-0.2748168226</text:p>
          </table:table-cell>
          <table:table-cell table:formula="of:=[.B1030]+[.$C$1]" office:value-type="float" office:value="-0.104816822619394" calcext:value-type="float">
            <text:p>-0.1048168226</text:p>
          </table:table-cell>
          <table:table-cell table:formula="of:=[.D1029]+([.D1029]*[.C1030]/100)" office:value-type="float" office:value="79.543135918058" calcext:value-type="float">
            <text:p>79.5431359181</text:p>
          </table:table-cell>
          <table:table-cell office:value-type="float" office:value="113.399321768915" calcext:value-type="float">
            <text:p>113.3993217689</text:p>
          </table:table-cell>
          <table:table-cell office:value-type="float" office:value="113.274562536077" calcext:value-type="float">
            <text:p>113.2745625361</text:p>
          </table:table-cell>
          <table:table-cell table:number-columns-repeated="3"/>
        </table:table-row>
        <table:table-row table:style-name="ro1">
          <table:table-cell office:value-type="float" office:value="1.00974817382023" calcext:value-type="float">
            <text:p>1.0097481738</text:p>
          </table:table-cell>
          <table:table-cell table:formula="of:=[.A1031]-1" office:value-type="float" office:value="0.00974817382023008" calcext:value-type="float">
            <text:p>0.0097481738</text:p>
          </table:table-cell>
          <table:table-cell table:formula="of:=[.B1031]+[.$C$1]" office:value-type="float" office:value="0.17974817382023" calcext:value-type="float">
            <text:p>0.1797481738</text:p>
          </table:table-cell>
          <table:table-cell table:formula="of:=[.D1030]+([.D1030]*[.C1031]/100)" office:value-type="float" office:value="79.6861132522701" calcext:value-type="float">
            <text:p>79.6861132523</text:p>
          </table:table-cell>
          <table:table-cell office:value-type="float" office:value="112.953197855402" calcext:value-type="float">
            <text:p>112.9531978554</text:p>
          </table:table-cell>
          <table:table-cell office:value-type="float" office:value="113.399321768915" calcext:value-type="float">
            <text:p>113.3993217689</text:p>
          </table:table-cell>
          <table:table-cell table:number-columns-repeated="3"/>
        </table:table-row>
        <table:table-row table:style-name="ro1">
          <table:table-cell office:value-type="float" office:value="0.886611779615806" calcext:value-type="float">
            <text:p>0.8866117796</text:p>
          </table:table-cell>
          <table:table-cell table:formula="of:=[.A1032]-1" office:value-type="float" office:value="-0.113388220384194" calcext:value-type="float">
            <text:p>-0.1133882204</text:p>
          </table:table-cell>
          <table:table-cell table:formula="of:=[.B1032]+[.$C$1]" office:value-type="float" office:value="0.0566117796158061" calcext:value-type="float">
            <text:p>0.0566117796</text:p>
          </table:table-cell>
          <table:table-cell table:formula="of:=[.D1031]+([.D1031]*[.C1032]/100)" office:value-type="float" office:value="79.7312249790889" calcext:value-type="float">
            <text:p>79.7312249791</text:p>
          </table:table-cell>
          <table:table-cell office:value-type="float" office:value="113.541815782675" calcext:value-type="float">
            <text:p>113.5418157827</text:p>
          </table:table-cell>
          <table:table-cell office:value-type="float" office:value="112.953197855402" calcext:value-type="float">
            <text:p>112.9531978554</text:p>
          </table:table-cell>
          <table:table-cell table:number-columns-repeated="3"/>
        </table:table-row>
        <table:table-row table:style-name="ro1">
          <table:table-cell office:value-type="float" office:value="0.697377062213292" calcext:value-type="float">
            <text:p>0.6973770622</text:p>
          </table:table-cell>
          <table:table-cell table:formula="of:=[.A1033]-1" office:value-type="float" office:value="-0.302622937786708" calcext:value-type="float">
            <text:p>-0.3026229378</text:p>
          </table:table-cell>
          <table:table-cell table:formula="of:=[.B1033]+[.$C$1]" office:value-type="float" office:value="-0.132622937786708" calcext:value-type="float">
            <text:p>-0.1326229378</text:p>
          </table:table-cell>
          <table:table-cell table:formula="of:=[.D1032]+([.D1032]*[.C1033]/100)" office:value-type="float" office:value="79.6254830861883" calcext:value-type="float">
            <text:p>79.6254830862</text:p>
          </table:table-cell>
          <table:table-cell office:value-type="float" office:value="113.626944334942" calcext:value-type="float">
            <text:p>113.6269443349</text:p>
          </table:table-cell>
          <table:table-cell office:value-type="float" office:value="113.541815782675" calcext:value-type="float">
            <text:p>113.5418157827</text:p>
          </table:table-cell>
          <table:table-cell table:number-columns-repeated="3"/>
        </table:table-row>
        <table:table-row table:style-name="ro1">
          <table:table-cell office:value-type="float" office:value="0.550560629340671" calcext:value-type="float">
            <text:p>0.5505606293</text:p>
          </table:table-cell>
          <table:table-cell table:formula="of:=[.A1034]-1" office:value-type="float" office:value="-0.449439370659329" calcext:value-type="float">
            <text:p>-0.4494393707</text:p>
          </table:table-cell>
          <table:table-cell table:formula="of:=[.B1034]+[.$C$1]" office:value-type="float" office:value="-0.279439370659329" calcext:value-type="float">
            <text:p>-0.2794393707</text:p>
          </table:table-cell>
          <table:table-cell table:formula="of:=[.D1033]+([.D1033]*[.C1034]/100)" office:value-type="float" office:value="79.4029781373678" calcext:value-type="float">
            <text:p>79.4029781374</text:p>
          </table:table-cell>
          <table:table-cell office:value-type="float" office:value="115.386831039149" calcext:value-type="float">
            <text:p>115.3868310391</text:p>
          </table:table-cell>
          <table:table-cell office:value-type="float" office:value="113.626944334942" calcext:value-type="float">
            <text:p>113.6269443349</text:p>
          </table:table-cell>
          <table:table-cell table:number-columns-repeated="3"/>
        </table:table-row>
        <table:table-row table:style-name="ro1">
          <table:table-cell office:value-type="float" office:value="1.10656866807798" calcext:value-type="float">
            <text:p>1.1065686681</text:p>
          </table:table-cell>
          <table:table-cell table:formula="of:=[.A1035]-1" office:value-type="float" office:value="0.10656866807798" calcext:value-type="float">
            <text:p>0.1065686681</text:p>
          </table:table-cell>
          <table:table-cell table:formula="of:=[.B1035]+[.$C$1]" office:value-type="float" office:value="0.27656866807798" calcext:value-type="float">
            <text:p>0.2765686681</text:p>
          </table:table-cell>
          <table:table-cell table:formula="of:=[.D1034]+([.D1034]*[.C1035]/100)" office:value-type="float" office:value="79.6225818964165" calcext:value-type="float">
            <text:p>79.6225818964</text:p>
          </table:table-cell>
          <table:table-cell office:value-type="float" office:value="115.842841814186" calcext:value-type="float">
            <text:p>115.8428418142</text:p>
          </table:table-cell>
          <table:table-cell office:value-type="float" office:value="115.386831039149" calcext:value-type="float">
            <text:p>115.3868310391</text:p>
          </table:table-cell>
          <table:table-cell table:number-columns-repeated="3"/>
        </table:table-row>
        <table:table-row table:style-name="ro1">
          <table:table-cell office:value-type="float" office:value="0.733266009902717" calcext:value-type="float">
            <text:p>0.7332660099</text:p>
          </table:table-cell>
          <table:table-cell table:formula="of:=[.A1036]-1" office:value-type="float" office:value="-0.266733990097283" calcext:value-type="float">
            <text:p>-0.2667339901</text:p>
          </table:table-cell>
          <table:table-cell table:formula="of:=[.B1036]+[.$C$1]" office:value-type="float" office:value="-0.0967339900972829" calcext:value-type="float">
            <text:p>-0.0967339901</text:p>
          </table:table-cell>
          <table:table-cell table:formula="of:=[.D1035]+([.D1035]*[.C1036]/100)" office:value-type="float" office:value="79.5455597959297" calcext:value-type="float">
            <text:p>79.5455597959</text:p>
          </table:table-cell>
          <table:table-cell office:value-type="float" office:value="115.49965612529" calcext:value-type="float">
            <text:p>115.4996561253</text:p>
          </table:table-cell>
          <table:table-cell office:value-type="float" office:value="115.842841814186" calcext:value-type="float">
            <text:p>115.8428418142</text:p>
          </table:table-cell>
          <table:table-cell table:number-columns-repeated="3"/>
        </table:table-row>
        <table:table-row table:style-name="ro1">
          <table:table-cell office:value-type="float" office:value="0.90056349308106" calcext:value-type="float">
            <text:p>0.9005634931</text:p>
          </table:table-cell>
          <table:table-cell table:formula="of:=[.A1037]-1" office:value-type="float" office:value="-0.09943650691894" calcext:value-type="float">
            <text:p>-0.0994365069</text:p>
          </table:table-cell>
          <table:table-cell table:formula="of:=[.B1037]+[.$C$1]" office:value-type="float" office:value="0.07056349308106" calcext:value-type="float">
            <text:p>0.0705634931</text:p>
          </table:table-cell>
          <table:table-cell table:formula="of:=[.D1036]+([.D1036]*[.C1037]/100)" office:value-type="float" office:value="79.6016899215126" calcext:value-type="float">
            <text:p>79.6016899215</text:p>
          </table:table-cell>
          <table:table-cell office:value-type="float" office:value="115.598000457924" calcext:value-type="float">
            <text:p>115.5980004579</text:p>
          </table:table-cell>
          <table:table-cell office:value-type="float" office:value="115.49965612529" calcext:value-type="float">
            <text:p>115.4996561253</text:p>
          </table:table-cell>
          <table:table-cell table:number-columns-repeated="3"/>
        </table:table-row>
        <table:table-row table:style-name="ro1">
          <table:table-cell office:value-type="float" office:value="1.0421644016709" calcext:value-type="float">
            <text:p>1.0421644017</text:p>
          </table:table-cell>
          <table:table-cell table:formula="of:=[.A1038]-1" office:value-type="float" office:value="0.0421644016709" calcext:value-type="float">
            <text:p>0.0421644017</text:p>
          </table:table-cell>
          <table:table-cell table:formula="of:=[.B1038]+[.$C$1]" office:value-type="float" office:value="0.2121644016709" calcext:value-type="float">
            <text:p>0.2121644017</text:p>
          </table:table-cell>
          <table:table-cell table:formula="of:=[.D1037]+([.D1037]*[.C1038]/100)" office:value-type="float" office:value="79.7705763706545" calcext:value-type="float">
            <text:p>79.7705763707</text:p>
          </table:table-cell>
          <table:table-cell office:value-type="float" office:value="115.711516304141" calcext:value-type="float">
            <text:p>115.7115163041</text:p>
          </table:table-cell>
          <table:table-cell office:value-type="float" office:value="115.598000457924" calcext:value-type="float">
            <text:p>115.5980004579</text:p>
          </table:table-cell>
          <table:table-cell table:number-columns-repeated="3"/>
        </table:table-row>
        <table:table-row table:style-name="ro1">
          <table:table-cell office:value-type="float" office:value="0.636858356470909" calcext:value-type="float">
            <text:p>0.6368583565</text:p>
          </table:table-cell>
          <table:table-cell table:formula="of:=[.A1039]-1" office:value-type="float" office:value="-0.363141643529091" calcext:value-type="float">
            <text:p>-0.3631416435</text:p>
          </table:table-cell>
          <table:table-cell table:formula="of:=[.B1039]+[.$C$1]" office:value-type="float" office:value="-0.193141643529091" calcext:value-type="float">
            <text:p>-0.1931416435</text:p>
          </table:table-cell>
          <table:table-cell table:formula="of:=[.D1038]+([.D1038]*[.C1039]/100)" office:value-type="float" office:value="79.6165061683995" calcext:value-type="float">
            <text:p>79.6165061684</text:p>
          </table:table-cell>
          <table:table-cell office:value-type="float" office:value="115.873176515347" calcext:value-type="float">
            <text:p>115.8731765153</text:p>
          </table:table-cell>
          <table:table-cell office:value-type="float" office:value="115.711516304141" calcext:value-type="float">
            <text:p>115.7115163041</text:p>
          </table:table-cell>
          <table:table-cell table:number-columns-repeated="3"/>
        </table:table-row>
        <table:table-row table:style-name="ro1">
          <table:table-cell office:value-type="float" office:value="0.776911147600833" calcext:value-type="float">
            <text:p>0.7769111476</text:p>
          </table:table-cell>
          <table:table-cell table:formula="of:=[.A1040]-1" office:value-type="float" office:value="-0.223088852399167" calcext:value-type="float">
            <text:p>-0.2230888524</text:p>
          </table:table-cell>
          <table:table-cell table:formula="of:=[.B1040]+[.$C$1]" office:value-type="float" office:value="-0.053088852399167" calcext:value-type="float">
            <text:p>-0.0530888524</text:p>
          </table:table-cell>
          <table:table-cell table:formula="of:=[.D1039]+([.D1039]*[.C1040]/100)" office:value-type="float" office:value="79.5742386789544" calcext:value-type="float">
            <text:p>79.574238679</text:p>
          </table:table-cell>
          <table:table-cell office:value-type="float" office:value="115.724382545729" calcext:value-type="float">
            <text:p>115.7243825457</text:p>
          </table:table-cell>
          <table:table-cell office:value-type="float" office:value="115.873176515347" calcext:value-type="float">
            <text:p>115.8731765153</text:p>
          </table:table-cell>
          <table:table-cell table:number-columns-repeated="3"/>
        </table:table-row>
        <table:table-row table:style-name="ro1">
          <table:table-cell office:value-type="float" office:value="0.802581833314983" calcext:value-type="float">
            <text:p>0.8025818333</text:p>
          </table:table-cell>
          <table:table-cell table:formula="of:=[.A1041]-1" office:value-type="float" office:value="-0.197418166685017" calcext:value-type="float">
            <text:p>-0.1974181667</text:p>
          </table:table-cell>
          <table:table-cell table:formula="of:=[.B1041]+[.$C$1]" office:value-type="float" office:value="-0.0274181666850169" calcext:value-type="float">
            <text:p>-0.0274181667</text:p>
          </table:table-cell>
          <table:table-cell table:formula="of:=[.D1040]+([.D1040]*[.C1041]/100)" office:value-type="float" office:value="79.5524208815551" calcext:value-type="float">
            <text:p>79.5524208816</text:p>
          </table:table-cell>
          <table:table-cell office:value-type="float" office:value="115.549256893338" calcext:value-type="float">
            <text:p>115.5492568933</text:p>
          </table:table-cell>
          <table:table-cell office:value-type="float" office:value="115.724382545729" calcext:value-type="float">
            <text:p>115.7243825457</text:p>
          </table:table-cell>
          <table:table-cell table:number-columns-repeated="3"/>
        </table:table-row>
        <table:table-row table:style-name="ro1">
          <table:table-cell office:value-type="float" office:value="1.07501200892651" calcext:value-type="float">
            <text:p>1.0750120089</text:p>
          </table:table-cell>
          <table:table-cell table:formula="of:=[.A1042]-1" office:value-type="float" office:value="0.0750120089265101" calcext:value-type="float">
            <text:p>0.0750120089</text:p>
          </table:table-cell>
          <table:table-cell table:formula="of:=[.B1042]+[.$C$1]" office:value-type="float" office:value="0.24501200892651" calcext:value-type="float">
            <text:p>0.2450120089</text:p>
          </table:table-cell>
          <table:table-cell table:formula="of:=[.D1041]+([.D1041]*[.C1042]/100)" office:value-type="float" office:value="79.7473338661067" calcext:value-type="float">
            <text:p>79.7473338661</text:p>
          </table:table-cell>
          <table:table-cell office:value-type="float" office:value="114.685379699732" calcext:value-type="float">
            <text:p>114.6853796997</text:p>
          </table:table-cell>
          <table:table-cell office:value-type="float" office:value="115.549256893338" calcext:value-type="float">
            <text:p>115.5492568933</text:p>
          </table:table-cell>
          <table:table-cell table:number-columns-repeated="3"/>
        </table:table-row>
        <table:table-row table:style-name="ro1">
          <table:table-cell office:value-type="float" office:value="0.837192069106811" calcext:value-type="float">
            <text:p>0.8371920691</text:p>
          </table:table-cell>
          <table:table-cell table:formula="of:=[.A1043]-1" office:value-type="float" office:value="-0.162807930893189" calcext:value-type="float">
            <text:p>-0.1628079309</text:p>
          </table:table-cell>
          <table:table-cell table:formula="of:=[.B1043]+[.$C$1]" office:value-type="float" office:value="0.00719206910681111" calcext:value-type="float">
            <text:p>0.0071920691</text:p>
          </table:table-cell>
          <table:table-cell table:formula="of:=[.D1042]+([.D1042]*[.C1043]/100)" office:value-type="float" office:value="79.7530693494692" calcext:value-type="float">
            <text:p>79.7530693495</text:p>
          </table:table-cell>
          <table:table-cell office:value-type="float" office:value="114.310070028366" calcext:value-type="float">
            <text:p>114.3100700284</text:p>
          </table:table-cell>
          <table:table-cell office:value-type="float" office:value="114.685379699732" calcext:value-type="float">
            <text:p>114.6853796997</text:p>
          </table:table-cell>
          <table:table-cell table:number-columns-repeated="3"/>
        </table:table-row>
        <table:table-row table:style-name="ro1">
          <table:table-cell office:value-type="float" office:value="0.706316757334741" calcext:value-type="float">
            <text:p>0.7063167573</text:p>
          </table:table-cell>
          <table:table-cell table:formula="of:=[.A1044]-1" office:value-type="float" office:value="-0.293683242665259" calcext:value-type="float">
            <text:p>-0.2936832427</text:p>
          </table:table-cell>
          <table:table-cell table:formula="of:=[.B1044]+[.$C$1]" office:value-type="float" office:value="-0.123683242665259" calcext:value-type="float">
            <text:p>-0.1236832427</text:p>
          </table:table-cell>
          <table:table-cell table:formula="of:=[.D1043]+([.D1043]*[.C1044]/100)" office:value-type="float" office:value="79.6544281671727" calcext:value-type="float">
            <text:p>79.6544281672</text:p>
          </table:table-cell>
          <table:table-cell office:value-type="float" office:value="114.927574571223" calcext:value-type="float">
            <text:p>114.9275745712</text:p>
          </table:table-cell>
          <table:table-cell office:value-type="float" office:value="114.310070028366" calcext:value-type="float">
            <text:p>114.3100700284</text:p>
          </table:table-cell>
          <table:table-cell table:number-columns-repeated="3"/>
        </table:table-row>
        <table:table-row table:style-name="ro1">
          <table:table-cell office:value-type="float" office:value="0.615678149312782" calcext:value-type="float">
            <text:p>0.6156781493</text:p>
          </table:table-cell>
          <table:table-cell table:formula="of:=[.A1045]-1" office:value-type="float" office:value="-0.384321850687218" calcext:value-type="float">
            <text:p>-0.3843218507</text:p>
          </table:table-cell>
          <table:table-cell table:formula="of:=[.B1045]+[.$C$1]" office:value-type="float" office:value="-0.214321850687218" calcext:value-type="float">
            <text:p>-0.2143218507</text:p>
          </table:table-cell>
          <table:table-cell table:formula="of:=[.D1044]+([.D1044]*[.C1045]/100)" office:value-type="float" office:value="79.4837113225705" calcext:value-type="float">
            <text:p>79.4837113226</text:p>
          </table:table-cell>
          <table:table-cell office:value-type="float" office:value="114.511360911621" calcext:value-type="float">
            <text:p>114.5113609116</text:p>
          </table:table-cell>
          <table:table-cell office:value-type="float" office:value="114.927574571223" calcext:value-type="float">
            <text:p>114.9275745712</text:p>
          </table:table-cell>
          <table:table-cell table:number-columns-repeated="3"/>
        </table:table-row>
        <table:table-row table:style-name="ro1">
          <table:table-cell office:value-type="float" office:value="0.757762007744547" calcext:value-type="float">
            <text:p>0.7577620077</text:p>
          </table:table-cell>
          <table:table-cell table:formula="of:=[.A1046]-1" office:value-type="float" office:value="-0.242237992255453" calcext:value-type="float">
            <text:p>-0.2422379923</text:p>
          </table:table-cell>
          <table:table-cell table:formula="of:=[.B1046]+[.$C$1]" office:value-type="float" office:value="-0.0722379922554529" calcext:value-type="float">
            <text:p>-0.0722379923</text:p>
          </table:table-cell>
          <table:table-cell table:formula="of:=[.D1045]+([.D1045]*[.C1046]/100)" office:value-type="float" office:value="79.4262938853409" calcext:value-type="float">
            <text:p>79.4262938853</text:p>
          </table:table-cell>
          <table:table-cell office:value-type="float" office:value="115.175911281192" calcext:value-type="float">
            <text:p>115.1759112812</text:p>
          </table:table-cell>
          <table:table-cell office:value-type="float" office:value="114.511360911621" calcext:value-type="float">
            <text:p>114.5113609116</text:p>
          </table:table-cell>
          <table:table-cell table:number-columns-repeated="3"/>
        </table:table-row>
        <table:table-row table:style-name="ro1">
          <table:table-cell office:value-type="float" office:value="0.773000935353422" calcext:value-type="float">
            <text:p>0.7730009354</text:p>
          </table:table-cell>
          <table:table-cell table:formula="of:=[.A1047]-1" office:value-type="float" office:value="-0.226999064646578" calcext:value-type="float">
            <text:p>-0.2269990646</text:p>
          </table:table-cell>
          <table:table-cell table:formula="of:=[.B1047]+[.$C$1]" office:value-type="float" office:value="-0.0569990646465779" calcext:value-type="float">
            <text:p>-0.0569990646</text:p>
          </table:table-cell>
          <table:table-cell table:formula="of:=[.D1046]+([.D1046]*[.C1047]/100)" office:value-type="float" office:value="79.3810216407428" calcext:value-type="float">
            <text:p>79.3810216407</text:p>
          </table:table-cell>
          <table:table-cell office:value-type="float" office:value="114.896815439855" calcext:value-type="float">
            <text:p>114.8968154399</text:p>
          </table:table-cell>
          <table:table-cell office:value-type="float" office:value="115.175911281192" calcext:value-type="float">
            <text:p>115.1759112812</text:p>
          </table:table-cell>
          <table:table-cell table:number-columns-repeated="3"/>
        </table:table-row>
        <table:table-row table:style-name="ro1">
          <table:table-cell office:value-type="float" office:value="0.905860677826198" calcext:value-type="float">
            <text:p>0.9058606778</text:p>
          </table:table-cell>
          <table:table-cell table:formula="of:=[.A1048]-1" office:value-type="float" office:value="-0.094139322173802" calcext:value-type="float">
            <text:p>-0.0941393222</text:p>
          </table:table-cell>
          <table:table-cell table:formula="of:=[.B1048]+[.$C$1]" office:value-type="float" office:value="0.0758606778261981" calcext:value-type="float">
            <text:p>0.0758606778</text:p>
          </table:table-cell>
          <table:table-cell table:formula="of:=[.D1047]+([.D1047]*[.C1048]/100)" office:value-type="float" office:value="79.4412406218249" calcext:value-type="float">
            <text:p>79.4412406218</text:p>
          </table:table-cell>
          <table:table-cell office:value-type="float" office:value="115.00121006753" calcext:value-type="float">
            <text:p>115.0012100675</text:p>
          </table:table-cell>
          <table:table-cell office:value-type="float" office:value="114.896815439855" calcext:value-type="float">
            <text:p>114.8968154399</text:p>
          </table:table-cell>
          <table:table-cell table:number-columns-repeated="3"/>
        </table:table-row>
        <table:table-row table:style-name="ro1">
          <table:table-cell office:value-type="float" office:value="0.702080754356748" calcext:value-type="float">
            <text:p>0.7020807544</text:p>
          </table:table-cell>
          <table:table-cell table:formula="of:=[.A1049]-1" office:value-type="float" office:value="-0.297919245643252" calcext:value-type="float">
            <text:p>-0.2979192456</text:p>
          </table:table-cell>
          <table:table-cell table:formula="of:=[.B1049]+[.$C$1]" office:value-type="float" office:value="-0.127919245643252" calcext:value-type="float">
            <text:p>-0.1279192456</text:p>
          </table:table-cell>
          <table:table-cell table:formula="of:=[.D1048]+([.D1048]*[.C1049]/100)" office:value-type="float" office:value="79.3396199860918" calcext:value-type="float">
            <text:p>79.3396199861</text:p>
          </table:table-cell>
          <table:table-cell office:value-type="float" office:value="115.689362409148" calcext:value-type="float">
            <text:p>115.6893624091</text:p>
          </table:table-cell>
          <table:table-cell office:value-type="float" office:value="115.00121006753" calcext:value-type="float">
            <text:p>115.0012100675</text:p>
          </table:table-cell>
          <table:table-cell table:number-columns-repeated="3"/>
        </table:table-row>
        <table:table-row table:style-name="ro1">
          <table:table-cell office:value-type="float" office:value="1.38720882849465" calcext:value-type="float">
            <text:p>1.3872088285</text:p>
          </table:table-cell>
          <table:table-cell table:formula="of:=[.A1050]-1" office:value-type="float" office:value="0.38720882849465" calcext:value-type="float">
            <text:p>0.3872088285</text:p>
          </table:table-cell>
          <table:table-cell table:formula="of:=[.B1050]+[.$C$1]" office:value-type="float" office:value="0.55720882849465" calcext:value-type="float">
            <text:p>0.5572088285</text:p>
          </table:table-cell>
          <table:table-cell table:formula="of:=[.D1049]+([.D1049]*[.C1050]/100)" office:value-type="float" office:value="79.7817073531484" calcext:value-type="float">
            <text:p>79.7817073531</text:p>
          </table:table-cell>
          <table:table-cell office:value-type="float" office:value="115.985843484106" calcext:value-type="float">
            <text:p>115.9858434841</text:p>
          </table:table-cell>
          <table:table-cell office:value-type="float" office:value="115.689362409148" calcext:value-type="float">
            <text:p>115.6893624091</text:p>
          </table:table-cell>
          <table:table-cell table:number-columns-repeated="3"/>
        </table:table-row>
        <table:table-row table:style-name="ro1">
          <table:table-cell office:value-type="float" office:value="0.735261676212342" calcext:value-type="float">
            <text:p>0.7352616762</text:p>
          </table:table-cell>
          <table:table-cell table:formula="of:=[.A1051]-1" office:value-type="float" office:value="-0.264738323787658" calcext:value-type="float">
            <text:p>-0.2647383238</text:p>
          </table:table-cell>
          <table:table-cell table:formula="of:=[.B1051]+[.$C$1]" office:value-type="float" office:value="-0.0947383237876579" calcext:value-type="float">
            <text:p>-0.0947383238</text:p>
          </table:table-cell>
          <table:table-cell table:formula="of:=[.D1050]+([.D1050]*[.C1051]/100)" office:value-type="float" office:value="79.7061235009128" calcext:value-type="float">
            <text:p>79.7061235009</text:p>
          </table:table-cell>
          <table:table-cell office:value-type="float" office:value="115.76001020791" calcext:value-type="float">
            <text:p>115.7600102079</text:p>
          </table:table-cell>
          <table:table-cell office:value-type="float" office:value="115.985843484106" calcext:value-type="float">
            <text:p>115.9858434841</text:p>
          </table:table-cell>
          <table:table-cell table:number-columns-repeated="3"/>
        </table:table-row>
        <table:table-row table:style-name="ro1">
          <table:table-cell office:value-type="float" office:value="0.716341886327719" calcext:value-type="float">
            <text:p>0.7163418863</text:p>
          </table:table-cell>
          <table:table-cell table:formula="of:=[.A1052]-1" office:value-type="float" office:value="-0.283658113672281" calcext:value-type="float">
            <text:p>-0.2836581137</text:p>
          </table:table-cell>
          <table:table-cell table:formula="of:=[.B1052]+[.$C$1]" office:value-type="float" office:value="-0.113658113672281" calcext:value-type="float">
            <text:p>-0.1136581137</text:p>
          </table:table-cell>
          <table:table-cell table:formula="of:=[.D1051]+([.D1051]*[.C1052]/100)" office:value-type="float" office:value="79.6155310244604" calcext:value-type="float">
            <text:p>79.6155310245</text:p>
          </table:table-cell>
          <table:table-cell office:value-type="float" office:value="114.821565414585" calcext:value-type="float">
            <text:p>114.8215654146</text:p>
          </table:table-cell>
          <table:table-cell office:value-type="float" office:value="115.76001020791" calcext:value-type="float">
            <text:p>115.7600102079</text:p>
          </table:table-cell>
          <table:table-cell table:number-columns-repeated="3"/>
        </table:table-row>
        <table:table-row table:style-name="ro1">
          <table:table-cell office:value-type="float" office:value="0.761272280560861" calcext:value-type="float">
            <text:p>0.7612722806</text:p>
          </table:table-cell>
          <table:table-cell table:formula="of:=[.A1053]-1" office:value-type="float" office:value="-0.238727719439139" calcext:value-type="float">
            <text:p>-0.2387277194</text:p>
          </table:table-cell>
          <table:table-cell table:formula="of:=[.B1053]+[.$C$1]" office:value-type="float" office:value="-0.0687277194391389" calcext:value-type="float">
            <text:p>-0.0687277194</text:p>
          </table:table-cell>
          <table:table-cell table:formula="of:=[.D1052]+([.D1052]*[.C1053]/100)" office:value-type="float" office:value="79.5608130856679" calcext:value-type="float">
            <text:p>79.5608130857</text:p>
          </table:table-cell>
          <table:table-cell office:value-type="float" office:value="113.725971101649" calcext:value-type="float">
            <text:p>113.7259711016</text:p>
          </table:table-cell>
          <table:table-cell office:value-type="float" office:value="114.821565414585" calcext:value-type="float">
            <text:p>114.8215654146</text:p>
          </table:table-cell>
          <table:table-cell table:number-columns-repeated="3"/>
        </table:table-row>
        <table:table-row table:style-name="ro1">
          <table:table-cell office:value-type="float" office:value="0.968014986651794" calcext:value-type="float">
            <text:p>0.9680149867</text:p>
          </table:table-cell>
          <table:table-cell table:formula="of:=[.A1054]-1" office:value-type="float" office:value="-0.0319850133482059" calcext:value-type="float">
            <text:p>-0.0319850133</text:p>
          </table:table-cell>
          <table:table-cell table:formula="of:=[.B1054]+[.$C$1]" office:value-type="float" office:value="0.138014986651794" calcext:value-type="float">
            <text:p>0.1380149867</text:p>
          </table:table-cell>
          <table:table-cell table:formula="of:=[.D1053]+([.D1053]*[.C1054]/100)" office:value-type="float" office:value="79.6706189312282" calcext:value-type="float">
            <text:p>79.6706189312</text:p>
          </table:table-cell>
          <table:table-cell office:value-type="float" office:value="113.567631474759" calcext:value-type="float">
            <text:p>113.5676314748</text:p>
          </table:table-cell>
          <table:table-cell office:value-type="float" office:value="113.725971101649" calcext:value-type="float">
            <text:p>113.7259711016</text:p>
          </table:table-cell>
          <table:table-cell table:number-columns-repeated="3"/>
        </table:table-row>
        <table:table-row table:style-name="ro1">
          <table:table-cell office:value-type="float" office:value="0.561757657723726" calcext:value-type="float">
            <text:p>0.5617576577</text:p>
          </table:table-cell>
          <table:table-cell table:formula="of:=[.A1055]-1" office:value-type="float" office:value="-0.438242342276274" calcext:value-type="float">
            <text:p>-0.4382423423</text:p>
          </table:table-cell>
          <table:table-cell table:formula="of:=[.B1055]+[.$C$1]" office:value-type="float" office:value="-0.268242342276274" calcext:value-type="float">
            <text:p>-0.2682423423</text:p>
          </table:table-cell>
          <table:table-cell table:formula="of:=[.D1054]+([.D1054]*[.C1055]/100)" office:value-type="float" office:value="79.456908596901" calcext:value-type="float">
            <text:p>79.4569085969</text:p>
          </table:table-cell>
          <table:table-cell office:value-type="float" office:value="113.58859528804" calcext:value-type="float">
            <text:p>113.588595288</text:p>
          </table:table-cell>
          <table:table-cell office:value-type="float" office:value="113.567631474759" calcext:value-type="float">
            <text:p>113.5676314748</text:p>
          </table:table-cell>
          <table:table-cell table:number-columns-repeated="3"/>
        </table:table-row>
        <table:table-row table:style-name="ro1">
          <table:table-cell office:value-type="float" office:value="0.580757576902849" calcext:value-type="float">
            <text:p>0.5807575769</text:p>
          </table:table-cell>
          <table:table-cell table:formula="of:=[.A1056]-1" office:value-type="float" office:value="-0.419242423097151" calcext:value-type="float">
            <text:p>-0.4192424231</text:p>
          </table:table-cell>
          <table:table-cell table:formula="of:=[.B1056]+[.$C$1]" office:value-type="float" office:value="-0.249242423097151" calcext:value-type="float">
            <text:p>-0.2492424231</text:p>
          </table:table-cell>
          <table:table-cell table:formula="of:=[.D1055]+([.D1055]*[.C1056]/100)" office:value-type="float" office:value="79.258868272596" calcext:value-type="float">
            <text:p>79.2588682726</text:p>
          </table:table-cell>
          <table:table-cell office:value-type="float" office:value="114.401431971069" calcext:value-type="float">
            <text:p>114.4014319711</text:p>
          </table:table-cell>
          <table:table-cell office:value-type="float" office:value="113.58859528804" calcext:value-type="float">
            <text:p>113.588595288</text:p>
          </table:table-cell>
          <table:table-cell table:number-columns-repeated="3"/>
        </table:table-row>
        <table:table-row table:style-name="ro1">
          <table:table-cell office:value-type="float" office:value="0.493502532279403" calcext:value-type="float">
            <text:p>0.4935025323</text:p>
          </table:table-cell>
          <table:table-cell table:formula="of:=[.A1057]-1" office:value-type="float" office:value="-0.506497467720597" calcext:value-type="float">
            <text:p>-0.5064974677</text:p>
          </table:table-cell>
          <table:table-cell table:formula="of:=[.B1057]+[.$C$1]" office:value-type="float" office:value="-0.336497467720597" calcext:value-type="float">
            <text:p>-0.3364974677</text:p>
          </table:table-cell>
          <table:table-cell table:formula="of:=[.D1056]+([.D1056]*[.C1057]/100)" office:value-type="float" office:value="78.9921641879147" calcext:value-type="float">
            <text:p>78.9921641879</text:p>
          </table:table-cell>
          <table:table-cell office:value-type="float" office:value="115.488412730147" calcext:value-type="float">
            <text:p>115.4884127301</text:p>
          </table:table-cell>
          <table:table-cell office:value-type="float" office:value="114.401431971069" calcext:value-type="float">
            <text:p>114.4014319711</text:p>
          </table:table-cell>
          <table:table-cell table:number-columns-repeated="3"/>
        </table:table-row>
        <table:table-row table:style-name="ro1">
          <table:table-cell office:value-type="float" office:value="0.67270735164948" calcext:value-type="float">
            <text:p>0.6727073516</text:p>
          </table:table-cell>
          <table:table-cell table:formula="of:=[.A1058]-1" office:value-type="float" office:value="-0.32729264835052" calcext:value-type="float">
            <text:p>-0.3272926484</text:p>
          </table:table-cell>
          <table:table-cell table:formula="of:=[.B1058]+[.$C$1]" office:value-type="float" office:value="-0.15729264835052" calcext:value-type="float">
            <text:p>-0.1572926484</text:p>
          </table:table-cell>
          <table:table-cell table:formula="of:=[.D1057]+([.D1057]*[.C1058]/100)" office:value-type="float" office:value="78.8679153208742" calcext:value-type="float">
            <text:p>78.8679153209</text:p>
          </table:table-cell>
          <table:table-cell office:value-type="float" office:value="115.532895298043" calcext:value-type="float">
            <text:p>115.532895298</text:p>
          </table:table-cell>
          <table:table-cell office:value-type="float" office:value="115.488412730147" calcext:value-type="float">
            <text:p>115.4884127301</text:p>
          </table:table-cell>
          <table:table-cell table:number-columns-repeated="3"/>
        </table:table-row>
        <table:table-row table:style-name="ro1">
          <table:table-cell office:value-type="float" office:value="0.858688541317635" calcext:value-type="float">
            <text:p>0.8586885413</text:p>
          </table:table-cell>
          <table:table-cell table:formula="of:=[.A1059]-1" office:value-type="float" office:value="-0.141311458682365" calcext:value-type="float">
            <text:p>-0.1413114587</text:p>
          </table:table-cell>
          <table:table-cell table:formula="of:=[.B1059]+[.$C$1]" office:value-type="float" office:value="0.0286885413176351" calcext:value-type="float">
            <text:p>0.0286885413</text:p>
          </table:table-cell>
          <table:table-cell table:formula="of:=[.D1058]+([.D1058]*[.C1059]/100)" office:value-type="float" office:value="78.8905413753474" calcext:value-type="float">
            <text:p>78.8905413753</text:p>
          </table:table-cell>
          <table:table-cell office:value-type="float" office:value="115.464211558502" calcext:value-type="float">
            <text:p>115.4642115585</text:p>
          </table:table-cell>
          <table:table-cell office:value-type="float" office:value="115.532895298043" calcext:value-type="float">
            <text:p>115.532895298</text:p>
          </table:table-cell>
          <table:table-cell table:number-columns-repeated="3"/>
        </table:table-row>
        <table:table-row table:style-name="ro1">
          <table:table-cell office:value-type="float" office:value="0.626128542201296" calcext:value-type="float">
            <text:p>0.6261285422</text:p>
          </table:table-cell>
          <table:table-cell table:formula="of:=[.A1060]-1" office:value-type="float" office:value="-0.373871457798704" calcext:value-type="float">
            <text:p>-0.3738714578</text:p>
          </table:table-cell>
          <table:table-cell table:formula="of:=[.B1060]+[.$C$1]" office:value-type="float" office:value="-0.203871457798704" calcext:value-type="float">
            <text:p>-0.2038714578</text:p>
          </table:table-cell>
          <table:table-cell table:formula="of:=[.D1059]+([.D1059]*[.C1060]/100)" office:value-type="float" office:value="78.7297060785802" calcext:value-type="float">
            <text:p>78.7297060786</text:p>
          </table:table-cell>
          <table:table-cell office:value-type="float" office:value="113.71352929879" calcext:value-type="float">
            <text:p>113.7135292988</text:p>
          </table:table-cell>
          <table:table-cell office:value-type="float" office:value="115.464211558502" calcext:value-type="float">
            <text:p>115.4642115585</text:p>
          </table:table-cell>
          <table:table-cell table:number-columns-repeated="3"/>
        </table:table-row>
        <table:table-row table:style-name="ro1">
          <table:table-cell office:value-type="float" office:value="0.878848758280688" calcext:value-type="float">
            <text:p>0.8788487583</text:p>
          </table:table-cell>
          <table:table-cell table:formula="of:=[.A1061]-1" office:value-type="float" office:value="-0.121151241719312" calcext:value-type="float">
            <text:p>-0.1211512417</text:p>
          </table:table-cell>
          <table:table-cell table:formula="of:=[.B1061]+[.$C$1]" office:value-type="float" office:value="0.0488487582806881" calcext:value-type="float">
            <text:p>0.0488487583</text:p>
          </table:table-cell>
          <table:table-cell table:formula="of:=[.D1060]+([.D1060]*[.C1061]/100)" office:value-type="float" office:value="78.7681645623976" calcext:value-type="float">
            <text:p>78.7681645624</text:p>
          </table:table-cell>
          <table:table-cell office:value-type="float" office:value="113.733810677998" calcext:value-type="float">
            <text:p>113.733810678</text:p>
          </table:table-cell>
          <table:table-cell office:value-type="float" office:value="113.71352929879" calcext:value-type="float">
            <text:p>113.7135292988</text:p>
          </table:table-cell>
          <table:table-cell table:number-columns-repeated="3"/>
        </table:table-row>
        <table:table-row table:style-name="ro1">
          <table:table-cell office:value-type="float" office:value="1.00201607782948" calcext:value-type="float">
            <text:p>1.0020160778</text:p>
          </table:table-cell>
          <table:table-cell table:formula="of:=[.A1062]-1" office:value-type="float" office:value="0.00201607782947999" calcext:value-type="float">
            <text:p>0.0020160778</text:p>
          </table:table-cell>
          <table:table-cell table:formula="of:=[.B1062]+[.$C$1]" office:value-type="float" office:value="0.17201607782948" calcext:value-type="float">
            <text:p>0.1720160778</text:p>
          </table:table-cell>
          <table:table-cell table:formula="of:=[.D1061]+([.D1061]*[.C1062]/100)" office:value-type="float" office:value="78.9036584696561" calcext:value-type="float">
            <text:p>78.9036584697</text:p>
          </table:table-cell>
          <table:table-cell office:value-type="float" office:value="111.659899547832" calcext:value-type="float">
            <text:p>111.6598995478</text:p>
          </table:table-cell>
          <table:table-cell office:value-type="float" office:value="113.733810677998" calcext:value-type="float">
            <text:p>113.733810678</text:p>
          </table:table-cell>
          <table:table-cell table:number-columns-repeated="3"/>
        </table:table-row>
        <table:table-row table:style-name="ro1">
          <table:table-cell office:value-type="float" office:value="1.30986588452841" calcext:value-type="float">
            <text:p>1.3098658845</text:p>
          </table:table-cell>
          <table:table-cell table:formula="of:=[.A1063]-1" office:value-type="float" office:value="0.30986588452841" calcext:value-type="float">
            <text:p>0.3098658845</text:p>
          </table:table-cell>
          <table:table-cell table:formula="of:=[.B1063]+[.$C$1]" office:value-type="float" office:value="0.47986588452841" calcext:value-type="float">
            <text:p>0.4798658845</text:p>
          </table:table-cell>
          <table:table-cell table:formula="of:=[.D1062]+([.D1062]*[.C1063]/100)" office:value-type="float" office:value="79.2822902082968" calcext:value-type="float">
            <text:p>79.2822902083</text:p>
          </table:table-cell>
          <table:table-cell office:value-type="float" office:value="111.445226449346" calcext:value-type="float">
            <text:p>111.4452264493</text:p>
          </table:table-cell>
          <table:table-cell office:value-type="float" office:value="111.659899547832" calcext:value-type="float">
            <text:p>111.6598995478</text:p>
          </table:table-cell>
          <table:table-cell table:number-columns-repeated="3"/>
        </table:table-row>
        <table:table-row table:style-name="ro1">
          <table:table-cell office:value-type="float" office:value="0.900296270458743" calcext:value-type="float">
            <text:p>0.9002962705</text:p>
          </table:table-cell>
          <table:table-cell table:formula="of:=[.A1064]-1" office:value-type="float" office:value="-0.099703729541257" calcext:value-type="float">
            <text:p>-0.0997037295</text:p>
          </table:table-cell>
          <table:table-cell table:formula="of:=[.B1064]+[.$C$1]" office:value-type="float" office:value="0.0702962704587431" calcext:value-type="float">
            <text:p>0.0702962705</text:p>
          </table:table-cell>
          <table:table-cell table:formula="of:=[.D1063]+([.D1063]*[.C1064]/100)" office:value-type="float" office:value="79.3380227014475" calcext:value-type="float">
            <text:p>79.3380227014</text:p>
          </table:table-cell>
          <table:table-cell office:value-type="float" office:value="111.669694874441" calcext:value-type="float">
            <text:p>111.6696948744</text:p>
          </table:table-cell>
          <table:table-cell office:value-type="float" office:value="111.445226449346" calcext:value-type="float">
            <text:p>111.4452264493</text:p>
          </table:table-cell>
          <table:table-cell table:number-columns-repeated="3"/>
        </table:table-row>
        <table:table-row table:style-name="ro1">
          <table:table-cell office:value-type="float" office:value="0.494805873726379" calcext:value-type="float">
            <text:p>0.4948058737</text:p>
          </table:table-cell>
          <table:table-cell table:formula="of:=[.A1065]-1" office:value-type="float" office:value="-0.505194126273621" calcext:value-type="float">
            <text:p>-0.5051941263</text:p>
          </table:table-cell>
          <table:table-cell table:formula="of:=[.B1065]+[.$C$1]" office:value-type="float" office:value="-0.335194126273621" calcext:value-type="float">
            <text:p>-0.3351941263</text:p>
          </table:table-cell>
          <table:table-cell table:formula="of:=[.D1064]+([.D1064]*[.C1065]/100)" office:value-type="float" office:value="79.0720863094506" calcext:value-type="float">
            <text:p>79.0720863095</text:p>
          </table:table-cell>
          <table:table-cell office:value-type="float" office:value="111.699779897742" calcext:value-type="float">
            <text:p>111.6997798977</text:p>
          </table:table-cell>
          <table:table-cell office:value-type="float" office:value="111.669694874441" calcext:value-type="float">
            <text:p>111.6696948744</text:p>
          </table:table-cell>
          <table:table-cell table:number-columns-repeated="3"/>
        </table:table-row>
        <table:table-row table:style-name="ro1">
          <table:table-cell office:value-type="float" office:value="0.822762409074762" calcext:value-type="float">
            <text:p>0.8227624091</text:p>
          </table:table-cell>
          <table:table-cell table:formula="of:=[.A1066]-1" office:value-type="float" office:value="-0.177237590925238" calcext:value-type="float">
            <text:p>-0.1772375909</text:p>
          </table:table-cell>
          <table:table-cell table:formula="of:=[.B1066]+[.$C$1]" office:value-type="float" office:value="-0.00723759092523793" calcext:value-type="float">
            <text:p>-0.0072375909</text:p>
          </table:table-cell>
          <table:table-cell table:formula="of:=[.D1065]+([.D1065]*[.C1066]/100)" office:value-type="float" office:value="79.0663633953075" calcext:value-type="float">
            <text:p>79.0663633953</text:p>
          </table:table-cell>
          <table:table-cell office:value-type="float" office:value="111.6081682857" calcext:value-type="float">
            <text:p>111.6081682857</text:p>
          </table:table-cell>
          <table:table-cell office:value-type="float" office:value="111.699779897742" calcext:value-type="float">
            <text:p>111.6997798977</text:p>
          </table:table-cell>
          <table:table-cell table:number-columns-repeated="3"/>
        </table:table-row>
        <table:table-row table:style-name="ro1">
          <table:table-cell office:value-type="float" office:value="0.483484135461206" calcext:value-type="float">
            <text:p>0.4834841355</text:p>
          </table:table-cell>
          <table:table-cell table:formula="of:=[.A1067]-1" office:value-type="float" office:value="-0.516515864538794" calcext:value-type="float">
            <text:p>-0.5165158645</text:p>
          </table:table-cell>
          <table:table-cell table:formula="of:=[.B1067]+[.$C$1]" office:value-type="float" office:value="-0.346515864538794" calcext:value-type="float">
            <text:p>-0.3465158645</text:p>
          </table:table-cell>
          <table:table-cell table:formula="of:=[.D1066]+([.D1066]*[.C1067]/100)" office:value-type="float" office:value="78.7923859026288" calcext:value-type="float">
            <text:p>78.7923859026</text:p>
          </table:table-cell>
          <table:table-cell office:value-type="float" office:value="112.768526554263" calcext:value-type="float">
            <text:p>112.7685265543</text:p>
          </table:table-cell>
          <table:table-cell office:value-type="float" office:value="111.6081682857" calcext:value-type="float">
            <text:p>111.6081682857</text:p>
          </table:table-cell>
          <table:table-cell table:number-columns-repeated="3"/>
        </table:table-row>
        <table:table-row table:style-name="ro1">
          <table:table-cell office:value-type="float" office:value="1.40606306554098" calcext:value-type="float">
            <text:p>1.4060630655</text:p>
          </table:table-cell>
          <table:table-cell table:formula="of:=[.A1068]-1" office:value-type="float" office:value="0.40606306554098" calcext:value-type="float">
            <text:p>0.4060630655</text:p>
          </table:table-cell>
          <table:table-cell table:formula="of:=[.B1068]+[.$C$1]" office:value-type="float" office:value="0.57606306554098" calcext:value-type="float">
            <text:p>0.5760630655</text:p>
          </table:table-cell>
          <table:table-cell table:formula="of:=[.D1067]+([.D1067]*[.C1068]/100)" office:value-type="float" office:value="79.2462797362724" calcext:value-type="float">
            <text:p>79.2462797363</text:p>
          </table:table-cell>
          <table:table-cell office:value-type="float" office:value="111.580047313097" calcext:value-type="float">
            <text:p>111.5800473131</text:p>
          </table:table-cell>
          <table:table-cell office:value-type="float" office:value="112.768526554263" calcext:value-type="float">
            <text:p>112.7685265543</text:p>
          </table:table-cell>
          <table:table-cell table:number-columns-repeated="3"/>
        </table:table-row>
        <table:table-row table:style-name="ro1">
          <table:table-cell office:value-type="float" office:value="1.36654572707084" calcext:value-type="float">
            <text:p>1.3665457271</text:p>
          </table:table-cell>
          <table:table-cell table:formula="of:=[.A1069]-1" office:value-type="float" office:value="0.36654572707084" calcext:value-type="float">
            <text:p>0.3665457271</text:p>
          </table:table-cell>
          <table:table-cell table:formula="of:=[.B1069]+[.$C$1]" office:value-type="float" office:value="0.53654572707084" calcext:value-type="float">
            <text:p>0.5365457271</text:p>
          </table:table-cell>
          <table:table-cell table:formula="of:=[.D1068]+([.D1068]*[.C1069]/100)" office:value-type="float" office:value="79.67147226406" calcext:value-type="float">
            <text:p>79.6714722641</text:p>
          </table:table-cell>
          <table:table-cell office:value-type="float" office:value="111.744354009074" calcext:value-type="float">
            <text:p>111.7443540091</text:p>
          </table:table-cell>
          <table:table-cell office:value-type="float" office:value="111.580047313097" calcext:value-type="float">
            <text:p>111.5800473131</text:p>
          </table:table-cell>
          <table:table-cell table:number-columns-repeated="3"/>
        </table:table-row>
        <table:table-row table:style-name="ro1">
          <table:table-cell office:value-type="float" office:value="1.12914490251929" calcext:value-type="float">
            <text:p>1.1291449025</text:p>
          </table:table-cell>
          <table:table-cell table:formula="of:=[.A1070]-1" office:value-type="float" office:value="0.12914490251929" calcext:value-type="float">
            <text:p>0.1291449025</text:p>
          </table:table-cell>
          <table:table-cell table:formula="of:=[.B1070]+[.$C$1]" office:value-type="float" office:value="0.29914490251929" calcext:value-type="float">
            <text:p>0.2991449025</text:p>
          </table:table-cell>
          <table:table-cell table:formula="of:=[.D1069]+([.D1069]*[.C1070]/100)" office:value-type="float" office:value="79.9098054121" calcext:value-type="float">
            <text:p>79.9098054121</text:p>
          </table:table-cell>
          <table:table-cell office:value-type="float" office:value="112.879820354439" calcext:value-type="float">
            <text:p>112.8798203544</text:p>
          </table:table-cell>
          <table:table-cell office:value-type="float" office:value="111.744354009074" calcext:value-type="float">
            <text:p>111.7443540091</text:p>
          </table:table-cell>
          <table:table-cell table:number-columns-repeated="3"/>
        </table:table-row>
        <table:table-row table:style-name="ro1">
          <table:table-cell office:value-type="float" office:value="1.08834695904998" calcext:value-type="float">
            <text:p>1.088346959</text:p>
          </table:table-cell>
          <table:table-cell table:formula="of:=[.A1071]-1" office:value-type="float" office:value="0.0883469590499799" calcext:value-type="float">
            <text:p>0.088346959</text:p>
          </table:table-cell>
          <table:table-cell table:formula="of:=[.B1071]+[.$C$1]" office:value-type="float" office:value="0.25834695904998" calcext:value-type="float">
            <text:p>0.258346959</text:p>
          </table:table-cell>
          <table:table-cell table:formula="of:=[.D1070]+([.D1070]*[.C1071]/100)" office:value-type="float" office:value="80.1162499643649" calcext:value-type="float">
            <text:p>80.1162499644</text:p>
          </table:table-cell>
          <table:table-cell office:value-type="float" office:value="110.212863848403" calcext:value-type="float">
            <text:p>110.2128638484</text:p>
          </table:table-cell>
          <table:table-cell office:value-type="float" office:value="112.879820354439" calcext:value-type="float">
            <text:p>112.8798203544</text:p>
          </table:table-cell>
          <table:table-cell table:number-columns-repeated="3"/>
        </table:table-row>
        <table:table-row table:style-name="ro1">
          <table:table-cell office:value-type="float" office:value="0.860028910272964" calcext:value-type="float">
            <text:p>0.8600289103</text:p>
          </table:table-cell>
          <table:table-cell table:formula="of:=[.A1072]-1" office:value-type="float" office:value="-0.139971089727036" calcext:value-type="float">
            <text:p>-0.1399710897</text:p>
          </table:table-cell>
          <table:table-cell table:formula="of:=[.B1072]+[.$C$1]" office:value-type="float" office:value="0.030028910272964" calcext:value-type="float">
            <text:p>0.0300289103</text:p>
          </table:table-cell>
          <table:table-cell table:formula="of:=[.D1071]+([.D1071]*[.C1072]/100)" office:value-type="float" office:value="80.1403080011808" calcext:value-type="float">
            <text:p>80.1403080012</text:p>
          </table:table-cell>
          <table:table-cell office:value-type="float" office:value="109.178205225049" calcext:value-type="float">
            <text:p>109.178205225</text:p>
          </table:table-cell>
          <table:table-cell office:value-type="float" office:value="110.212863848403" calcext:value-type="float">
            <text:p>110.2128638484</text:p>
          </table:table-cell>
          <table:table-cell table:number-columns-repeated="3"/>
        </table:table-row>
        <table:table-row table:style-name="ro1">
          <table:table-cell office:value-type="float" office:value="0.680889029756786" calcext:value-type="float">
            <text:p>0.6808890298</text:p>
          </table:table-cell>
          <table:table-cell table:formula="of:=[.A1073]-1" office:value-type="float" office:value="-0.319110970243214" calcext:value-type="float">
            <text:p>-0.3191109702</text:p>
          </table:table-cell>
          <table:table-cell table:formula="of:=[.B1073]+[.$C$1]" office:value-type="float" office:value="-0.149110970243214" calcext:value-type="float">
            <text:p>-0.1491109702</text:p>
          </table:table-cell>
          <table:table-cell table:formula="of:=[.D1072]+([.D1072]*[.C1073]/100)" office:value-type="float" office:value="80.0208100103643" calcext:value-type="float">
            <text:p>80.0208100104</text:p>
          </table:table-cell>
          <table:table-cell office:value-type="float" office:value="109.212884148854" calcext:value-type="float">
            <text:p>109.2128841489</text:p>
          </table:table-cell>
          <table:table-cell office:value-type="float" office:value="109.178205225049" calcext:value-type="float">
            <text:p>109.178205225</text:p>
          </table:table-cell>
          <table:table-cell table:number-columns-repeated="3"/>
        </table:table-row>
        <table:table-row table:style-name="ro1">
          <table:table-cell office:value-type="float" office:value="0.885657112796783" calcext:value-type="float">
            <text:p>0.8856571128</text:p>
          </table:table-cell>
          <table:table-cell table:formula="of:=[.A1074]-1" office:value-type="float" office:value="-0.114342887203217" calcext:value-type="float">
            <text:p>-0.1143428872</text:p>
          </table:table-cell>
          <table:table-cell table:formula="of:=[.B1074]+[.$C$1]" office:value-type="float" office:value="0.0556571127967831" calcext:value-type="float">
            <text:p>0.0556571128</text:p>
          </table:table-cell>
          <table:table-cell table:formula="of:=[.D1073]+([.D1073]*[.C1074]/100)" office:value-type="float" office:value="80.0653472828527" calcext:value-type="float">
            <text:p>80.0653472829</text:p>
          </table:table-cell>
          <table:table-cell office:value-type="float" office:value="109.210245990087" calcext:value-type="float">
            <text:p>109.2102459901</text:p>
          </table:table-cell>
          <table:table-cell office:value-type="float" office:value="109.212884148854" calcext:value-type="float">
            <text:p>109.2128841489</text:p>
          </table:table-cell>
          <table:table-cell table:number-columns-repeated="3"/>
        </table:table-row>
        <table:table-row table:style-name="ro1">
          <table:table-cell office:value-type="float" office:value="0.708588815645945" calcext:value-type="float">
            <text:p>0.7085888156</text:p>
          </table:table-cell>
          <table:table-cell table:formula="of:=[.A1075]-1" office:value-type="float" office:value="-0.291411184354055" calcext:value-type="float">
            <text:p>-0.2914111844</text:p>
          </table:table-cell>
          <table:table-cell table:formula="of:=[.B1075]+[.$C$1]" office:value-type="float" office:value="-0.121411184354055" calcext:value-type="float">
            <text:p>-0.1214111844</text:p>
          </table:table-cell>
          <table:table-cell table:formula="of:=[.D1074]+([.D1074]*[.C1075]/100)" office:value-type="float" office:value="79.9681389964594" calcext:value-type="float">
            <text:p>79.9681389965</text:p>
          </table:table-cell>
          <table:table-cell office:value-type="float" office:value="108.708296252617" calcext:value-type="float">
            <text:p>108.7082962526</text:p>
          </table:table-cell>
          <table:table-cell office:value-type="float" office:value="109.210245990087" calcext:value-type="float">
            <text:p>109.2102459901</text:p>
          </table:table-cell>
          <table:table-cell table:number-columns-repeated="3"/>
        </table:table-row>
        <table:table-row table:style-name="ro1">
          <table:table-cell office:value-type="float" office:value="0.566014936254374" calcext:value-type="float">
            <text:p>0.5660149363</text:p>
          </table:table-cell>
          <table:table-cell table:formula="of:=[.A1076]-1" office:value-type="float" office:value="-0.433985063745626" calcext:value-type="float">
            <text:p>-0.4339850637</text:p>
          </table:table-cell>
          <table:table-cell table:formula="of:=[.B1076]+[.$C$1]" office:value-type="float" office:value="-0.263985063745626" calcext:value-type="float">
            <text:p>-0.2639850637</text:p>
          </table:table-cell>
          <table:table-cell table:formula="of:=[.D1075]+([.D1075]*[.C1076]/100)" office:value-type="float" office:value="79.7570350537534" calcext:value-type="float">
            <text:p>79.7570350538</text:p>
          </table:table-cell>
          <table:table-cell office:value-type="float" office:value="107.129768582714" calcext:value-type="float">
            <text:p>107.1297685827</text:p>
          </table:table-cell>
          <table:table-cell office:value-type="float" office:value="108.708296252617" calcext:value-type="float">
            <text:p>108.7082962526</text:p>
          </table:table-cell>
          <table:table-cell table:number-columns-repeated="3"/>
        </table:table-row>
        <table:table-row table:style-name="ro1">
          <table:table-cell office:value-type="float" office:value="0.613118659483191" calcext:value-type="float">
            <text:p>0.6131186595</text:p>
          </table:table-cell>
          <table:table-cell table:formula="of:=[.A1077]-1" office:value-type="float" office:value="-0.386881340516809" calcext:value-type="float">
            <text:p>-0.3868813405</text:p>
          </table:table-cell>
          <table:table-cell table:formula="of:=[.B1077]+[.$C$1]" office:value-type="float" office:value="-0.216881340516809" calcext:value-type="float">
            <text:p>-0.2168813405</text:p>
          </table:table-cell>
          <table:table-cell table:formula="of:=[.D1076]+([.D1076]*[.C1077]/100)" office:value-type="float" office:value="79.5840569269723" calcext:value-type="float">
            <text:p>79.584056927</text:p>
          </table:table-cell>
          <table:table-cell office:value-type="float" office:value="106.886292086075" calcext:value-type="float">
            <text:p>106.8862920861</text:p>
          </table:table-cell>
          <table:table-cell office:value-type="float" office:value="107.129768582714" calcext:value-type="float">
            <text:p>107.1297685827</text:p>
          </table:table-cell>
          <table:table-cell table:number-columns-repeated="3"/>
        </table:table-row>
        <table:table-row table:style-name="ro1">
          <table:table-cell office:value-type="float" office:value="0.611171342562165" calcext:value-type="float">
            <text:p>0.6111713426</text:p>
          </table:table-cell>
          <table:table-cell table:formula="of:=[.A1078]-1" office:value-type="float" office:value="-0.388828657437835" calcext:value-type="float">
            <text:p>-0.3888286574</text:p>
          </table:table-cell>
          <table:table-cell table:formula="of:=[.B1078]+[.$C$1]" office:value-type="float" office:value="-0.218828657437835" calcext:value-type="float">
            <text:p>-0.2188286574</text:p>
          </table:table-cell>
          <table:table-cell table:formula="of:=[.D1077]+([.D1077]*[.C1078]/100)" office:value-type="float" office:value="79.4099042036645" calcext:value-type="float">
            <text:p>79.4099042037</text:p>
          </table:table-cell>
          <table:table-cell office:value-type="float" office:value="107.277705357392" calcext:value-type="float">
            <text:p>107.2777053574</text:p>
          </table:table-cell>
          <table:table-cell office:value-type="float" office:value="106.886292086075" calcext:value-type="float">
            <text:p>106.8862920861</text:p>
          </table:table-cell>
          <table:table-cell table:number-columns-repeated="3"/>
        </table:table-row>
        <table:table-row table:style-name="ro1">
          <table:table-cell office:value-type="float" office:value="0.856755281357049" calcext:value-type="float">
            <text:p>0.8567552814</text:p>
          </table:table-cell>
          <table:table-cell table:formula="of:=[.A1079]-1" office:value-type="float" office:value="-0.143244718642951" calcext:value-type="float">
            <text:p>-0.1432447186</text:p>
          </table:table-cell>
          <table:table-cell table:formula="of:=[.B1079]+[.$C$1]" office:value-type="float" office:value="0.026755281357049" calcext:value-type="float">
            <text:p>0.0267552814</text:p>
          </table:table-cell>
          <table:table-cell table:formula="of:=[.D1078]+([.D1078]*[.C1079]/100)" office:value-type="float" office:value="79.4311505469595" calcext:value-type="float">
            <text:p>79.431150547</text:p>
          </table:table-cell>
          <table:table-cell office:value-type="float" office:value="109.047304153734" calcext:value-type="float">
            <text:p>109.0473041537</text:p>
          </table:table-cell>
          <table:table-cell office:value-type="float" office:value="107.277705357392" calcext:value-type="float">
            <text:p>107.2777053574</text:p>
          </table:table-cell>
          <table:table-cell table:number-columns-repeated="3"/>
        </table:table-row>
        <table:table-row table:style-name="ro1">
          <table:table-cell office:value-type="float" office:value="0.679015202449996" calcext:value-type="float">
            <text:p>0.6790152024</text:p>
          </table:table-cell>
          <table:table-cell table:formula="of:=[.A1080]-1" office:value-type="float" office:value="-0.320984797550004" calcext:value-type="float">
            <text:p>-0.3209847976</text:p>
          </table:table-cell>
          <table:table-cell table:formula="of:=[.B1080]+[.$C$1]" office:value-type="float" office:value="-0.150984797550004" calcext:value-type="float">
            <text:p>-0.1509847976</text:p>
          </table:table-cell>
          <table:table-cell table:formula="of:=[.D1079]+([.D1079]*[.C1080]/100)" office:value-type="float" office:value="79.3112215851146" calcext:value-type="float">
            <text:p>79.3112215851</text:p>
          </table:table-cell>
          <table:table-cell office:value-type="float" office:value="108.983813514294" calcext:value-type="float">
            <text:p>108.9838135143</text:p>
          </table:table-cell>
          <table:table-cell office:value-type="float" office:value="109.047304153734" calcext:value-type="float">
            <text:p>109.0473041537</text:p>
          </table:table-cell>
          <table:table-cell table:number-columns-repeated="3"/>
        </table:table-row>
        <table:table-row table:style-name="ro1">
          <table:table-cell office:value-type="float" office:value="0.789736802249223" calcext:value-type="float">
            <text:p>0.7897368022</text:p>
          </table:table-cell>
          <table:table-cell table:formula="of:=[.A1081]-1" office:value-type="float" office:value="-0.210263197750777" calcext:value-type="float">
            <text:p>-0.2102631978</text:p>
          </table:table-cell>
          <table:table-cell table:formula="of:=[.B1081]+[.$C$1]" office:value-type="float" office:value="-0.0402631977507769" calcext:value-type="float">
            <text:p>-0.0402631978</text:p>
          </table:table-cell>
          <table:table-cell table:formula="of:=[.D1080]+([.D1080]*[.C1081]/100)" office:value-type="float" office:value="79.2792883511292" calcext:value-type="float">
            <text:p>79.2792883511</text:p>
          </table:table-cell>
          <table:table-cell office:value-type="float" office:value="109.396107372938" calcext:value-type="float">
            <text:p>109.3961073729</text:p>
          </table:table-cell>
          <table:table-cell office:value-type="float" office:value="108.983813514294" calcext:value-type="float">
            <text:p>108.9838135143</text:p>
          </table:table-cell>
          <table:table-cell table:number-columns-repeated="3"/>
        </table:table-row>
        <table:table-row table:style-name="ro1">
          <table:table-cell office:value-type="float" office:value="1.24450807832603" calcext:value-type="float">
            <text:p>1.2445080783</text:p>
          </table:table-cell>
          <table:table-cell table:formula="of:=[.A1082]-1" office:value-type="float" office:value="0.24450807832603" calcext:value-type="float">
            <text:p>0.2445080783</text:p>
          </table:table-cell>
          <table:table-cell table:formula="of:=[.B1082]+[.$C$1]" office:value-type="float" office:value="0.41450807832603" calcext:value-type="float">
            <text:p>0.4145080783</text:p>
          </table:table-cell>
          <table:table-cell table:formula="of:=[.D1081]+([.D1081]*[.C1082]/100)" office:value-type="float" office:value="79.607907405784" calcext:value-type="float">
            <text:p>79.6079074058</text:p>
          </table:table-cell>
          <table:table-cell office:value-type="float" office:value="110.867352578538" calcext:value-type="float">
            <text:p>110.8673525785</text:p>
          </table:table-cell>
          <table:table-cell office:value-type="float" office:value="109.396107372938" calcext:value-type="float">
            <text:p>109.3961073729</text:p>
          </table:table-cell>
          <table:table-cell table:number-columns-repeated="3"/>
        </table:table-row>
        <table:table-row table:style-name="ro1">
          <table:table-cell office:value-type="float" office:value="0.562144533472008" calcext:value-type="float">
            <text:p>0.5621445335</text:p>
          </table:table-cell>
          <table:table-cell table:formula="of:=[.A1083]-1" office:value-type="float" office:value="-0.437855466527992" calcext:value-type="float">
            <text:p>-0.4378554665</text:p>
          </table:table-cell>
          <table:table-cell table:formula="of:=[.B1083]+[.$C$1]" office:value-type="float" office:value="-0.267855466527992" calcext:value-type="float">
            <text:p>-0.2678554665</text:p>
          </table:table-cell>
          <table:table-cell table:formula="of:=[.D1082]+([.D1082]*[.C1083]/100)" office:value-type="float" office:value="79.3946732740091" calcext:value-type="float">
            <text:p>79.394673274</text:p>
          </table:table-cell>
          <table:table-cell office:value-type="float" office:value="110.508063289691" calcext:value-type="float">
            <text:p>110.5080632897</text:p>
          </table:table-cell>
          <table:table-cell office:value-type="float" office:value="110.867352578538" calcext:value-type="float">
            <text:p>110.8673525785</text:p>
          </table:table-cell>
          <table:table-cell table:number-columns-repeated="3"/>
        </table:table-row>
        <table:table-row table:style-name="ro1">
          <table:table-cell office:value-type="float" office:value="0.872190290716484" calcext:value-type="float">
            <text:p>0.8721902907</text:p>
          </table:table-cell>
          <table:table-cell table:formula="of:=[.A1084]-1" office:value-type="float" office:value="-0.127809709283516" calcext:value-type="float">
            <text:p>-0.1278097093</text:p>
          </table:table-cell>
          <table:table-cell table:formula="of:=[.B1084]+[.$C$1]" office:value-type="float" office:value="0.042190290716484" calcext:value-type="float">
            <text:p>0.0421902907</text:p>
          </table:table-cell>
          <table:table-cell table:formula="of:=[.D1083]+([.D1083]*[.C1084]/100)" office:value-type="float" office:value="79.4281701174768" calcext:value-type="float">
            <text:p>79.4281701175</text:p>
          </table:table-cell>
          <table:table-cell office:value-type="float" office:value="109.747557085435" calcext:value-type="float">
            <text:p>109.7475570854</text:p>
          </table:table-cell>
          <table:table-cell office:value-type="float" office:value="110.508063289691" calcext:value-type="float">
            <text:p>110.5080632897</text:p>
          </table:table-cell>
          <table:table-cell table:number-columns-repeated="3"/>
        </table:table-row>
        <table:table-row table:style-name="ro1">
          <table:table-cell office:value-type="float" office:value="0.939617794847737" calcext:value-type="float">
            <text:p>0.9396177948</text:p>
          </table:table-cell>
          <table:table-cell table:formula="of:=[.A1085]-1" office:value-type="float" office:value="-0.0603822051522629" calcext:value-type="float">
            <text:p>-0.0603822052</text:p>
          </table:table-cell>
          <table:table-cell table:formula="of:=[.B1085]+[.$C$1]" office:value-type="float" office:value="0.109617794847737" calcext:value-type="float">
            <text:p>0.1096177948</text:p>
          </table:table-cell>
          <table:table-cell table:formula="of:=[.D1084]+([.D1084]*[.C1085]/100)" office:value-type="float" office:value="79.5152375260475" calcext:value-type="float">
            <text:p>79.515237526</text:p>
          </table:table-cell>
          <table:table-cell office:value-type="float" office:value="110.659245757259" calcext:value-type="float">
            <text:p>110.6592457573</text:p>
          </table:table-cell>
          <table:table-cell office:value-type="float" office:value="109.747557085435" calcext:value-type="float">
            <text:p>109.7475570854</text:p>
          </table:table-cell>
          <table:table-cell table:number-columns-repeated="3"/>
        </table:table-row>
        <table:table-row table:style-name="ro1">
          <table:table-cell office:value-type="float" office:value="0.807453662343883" calcext:value-type="float">
            <text:p>0.8074536623</text:p>
          </table:table-cell>
          <table:table-cell table:formula="of:=[.A1086]-1" office:value-type="float" office:value="-0.192546337656117" calcext:value-type="float">
            <text:p>-0.1925463377</text:p>
          </table:table-cell>
          <table:table-cell table:formula="of:=[.B1086]+[.$C$1]" office:value-type="float" office:value="-0.0225463376561169" calcext:value-type="float">
            <text:p>-0.0225463377</text:p>
          </table:table-cell>
          <table:table-cell table:formula="of:=[.D1085]+([.D1085]*[.C1086]/100)" office:value-type="float" office:value="79.4973097521068" calcext:value-type="float">
            <text:p>79.4973097521</text:p>
          </table:table-cell>
          <table:table-cell office:value-type="float" office:value="110.972088418989" calcext:value-type="float">
            <text:p>110.972088419</text:p>
          </table:table-cell>
          <table:table-cell office:value-type="float" office:value="110.659245757259" calcext:value-type="float">
            <text:p>110.6592457573</text:p>
          </table:table-cell>
          <table:table-cell table:number-columns-repeated="3"/>
        </table:table-row>
        <table:table-row table:style-name="ro1">
          <table:table-cell office:value-type="float" office:value="0.840000192167403" calcext:value-type="float">
            <text:p>0.8400001922</text:p>
          </table:table-cell>
          <table:table-cell table:formula="of:=[.A1087]-1" office:value-type="float" office:value="-0.159999807832597" calcext:value-type="float">
            <text:p>-0.1599998078</text:p>
          </table:table-cell>
          <table:table-cell table:formula="of:=[.B1087]+[.$C$1]" office:value-type="float" office:value="0.0100001921674031" calcext:value-type="float">
            <text:p>0.0100001922</text:p>
          </table:table-cell>
          <table:table-cell table:formula="of:=[.D1086]+([.D1086]*[.C1087]/100)" office:value-type="float" office:value="79.5052596358499" calcext:value-type="float">
            <text:p>79.5052596358</text:p>
          </table:table-cell>
          <table:table-cell office:value-type="float" office:value="111.004129184027" calcext:value-type="float">
            <text:p>111.004129184</text:p>
          </table:table-cell>
          <table:table-cell office:value-type="float" office:value="110.972088418989" calcext:value-type="float">
            <text:p>110.972088419</text:p>
          </table:table-cell>
          <table:table-cell table:number-columns-repeated="3"/>
        </table:table-row>
        <table:table-row table:style-name="ro1">
          <table:table-cell office:value-type="float" office:value="0.614965988228723" calcext:value-type="float">
            <text:p>0.6149659882</text:p>
          </table:table-cell>
          <table:table-cell table:formula="of:=[.A1088]-1" office:value-type="float" office:value="-0.385034011771277" calcext:value-type="float">
            <text:p>-0.3850340118</text:p>
          </table:table-cell>
          <table:table-cell table:formula="of:=[.B1088]+[.$C$1]" office:value-type="float" office:value="-0.215034011771277" calcext:value-type="float">
            <text:p>-0.2150340118</text:p>
          </table:table-cell>
          <table:table-cell table:formula="of:=[.D1087]+([.D1087]*[.C1088]/100)" office:value-type="float" office:value="79.3342962864858" calcext:value-type="float">
            <text:p>79.3342962865</text:p>
          </table:table-cell>
          <table:table-cell office:value-type="float" office:value="110.492975002062" calcext:value-type="float">
            <text:p>110.4929750021</text:p>
          </table:table-cell>
          <table:table-cell office:value-type="float" office:value="111.004129184027" calcext:value-type="float">
            <text:p>111.004129184</text:p>
          </table:table-cell>
          <table:table-cell table:number-columns-repeated="3"/>
        </table:table-row>
        <table:table-row table:style-name="ro1">
          <table:table-cell office:value-type="float" office:value="0.646091240931372" calcext:value-type="float">
            <text:p>0.6460912409</text:p>
          </table:table-cell>
          <table:table-cell table:formula="of:=[.A1089]-1" office:value-type="float" office:value="-0.353908759068628" calcext:value-type="float">
            <text:p>-0.3539087591</text:p>
          </table:table-cell>
          <table:table-cell table:formula="of:=[.B1089]+[.$C$1]" office:value-type="float" office:value="-0.183908759068628" calcext:value-type="float">
            <text:p>-0.1839087591</text:p>
          </table:table-cell>
          <table:table-cell table:formula="of:=[.D1088]+([.D1088]*[.C1089]/100)" office:value-type="float" office:value="79.1883935666695" calcext:value-type="float">
            <text:p>79.1883935667</text:p>
          </table:table-cell>
          <table:table-cell office:value-type="float" office:value="110.375206476637" calcext:value-type="float">
            <text:p>110.3752064766</text:p>
          </table:table-cell>
          <table:table-cell office:value-type="float" office:value="110.492975002062" calcext:value-type="float">
            <text:p>110.4929750021</text:p>
          </table:table-cell>
          <table:table-cell table:number-columns-repeated="3"/>
        </table:table-row>
        <table:table-row table:style-name="ro1">
          <table:table-cell office:value-type="float" office:value="0.995211908360935" calcext:value-type="float">
            <text:p>0.9952119084</text:p>
          </table:table-cell>
          <table:table-cell table:formula="of:=[.A1090]-1" office:value-type="float" office:value="-0.00478809163906491" calcext:value-type="float">
            <text:p>-0.0047880916</text:p>
          </table:table-cell>
          <table:table-cell table:formula="of:=[.B1090]+[.$C$1]" office:value-type="float" office:value="0.165211908360935" calcext:value-type="float">
            <text:p>0.1652119084</text:p>
          </table:table-cell>
          <table:table-cell table:formula="of:=[.D1089]+([.D1089]*[.C1090]/100)" office:value-type="float" office:value="79.3192222228813" calcext:value-type="float">
            <text:p>79.3192222229</text:p>
          </table:table-cell>
          <table:table-cell office:value-type="float" office:value="111.080061626325" calcext:value-type="float">
            <text:p>111.0800616263</text:p>
          </table:table-cell>
          <table:table-cell office:value-type="float" office:value="110.375206476637" calcext:value-type="float">
            <text:p>110.3752064766</text:p>
          </table:table-cell>
          <table:table-cell table:number-columns-repeated="3"/>
        </table:table-row>
        <table:table-row table:style-name="ro1">
          <table:table-cell office:value-type="float" office:value="0.725184622211095" calcext:value-type="float">
            <text:p>0.7251846222</text:p>
          </table:table-cell>
          <table:table-cell table:formula="of:=[.A1091]-1" office:value-type="float" office:value="-0.274815377788905" calcext:value-type="float">
            <text:p>-0.2748153778</text:p>
          </table:table-cell>
          <table:table-cell table:formula="of:=[.B1091]+[.$C$1]" office:value-type="float" office:value="-0.104815377788905" calcext:value-type="float">
            <text:p>-0.1048153778</text:p>
          </table:table-cell>
          <table:table-cell table:formula="of:=[.D1090]+([.D1090]*[.C1091]/100)" office:value-type="float" office:value="79.2360834804492" calcext:value-type="float">
            <text:p>79.2360834804</text:p>
          </table:table-cell>
          <table:table-cell office:value-type="float" office:value="111.417105476744" calcext:value-type="float">
            <text:p>111.4171054767</text:p>
          </table:table-cell>
          <table:table-cell office:value-type="float" office:value="111.080061626325" calcext:value-type="float">
            <text:p>111.0800616263</text:p>
          </table:table-cell>
          <table:table-cell table:number-columns-repeated="3"/>
        </table:table-row>
        <table:table-row table:style-name="ro1">
          <table:table-cell office:value-type="float" office:value="0.786412573385354" calcext:value-type="float">
            <text:p>0.7864125734</text:p>
          </table:table-cell>
          <table:table-cell table:formula="of:=[.A1092]-1" office:value-type="float" office:value="-0.213587426614646" calcext:value-type="float">
            <text:p>-0.2135874266</text:p>
          </table:table-cell>
          <table:table-cell table:formula="of:=[.B1092]+[.$C$1]" office:value-type="float" office:value="-0.0435874266146459" calcext:value-type="float">
            <text:p>-0.0435874266</text:p>
          </table:table-cell>
          <table:table-cell table:formula="of:=[.D1091]+([.D1091]*[.C1092]/100)" office:value-type="float" office:value="79.2015465107098" calcext:value-type="float">
            <text:p>79.2015465107</text:p>
          </table:table-cell>
          <table:table-cell office:value-type="float" office:value="112.108153972472" calcext:value-type="float">
            <text:p>112.1081539725</text:p>
          </table:table-cell>
          <table:table-cell office:value-type="float" office:value="111.417105476744" calcext:value-type="float">
            <text:p>111.4171054767</text:p>
          </table:table-cell>
          <table:table-cell table:number-columns-repeated="3"/>
        </table:table-row>
        <table:table-row table:style-name="ro1">
          <table:table-cell office:value-type="float" office:value="0.663187580291222" calcext:value-type="float">
            <text:p>0.6631875803</text:p>
          </table:table-cell>
          <table:table-cell table:formula="of:=[.A1093]-1" office:value-type="float" office:value="-0.336812419708778" calcext:value-type="float">
            <text:p>-0.3368124197</text:p>
          </table:table-cell>
          <table:table-cell table:formula="of:=[.B1093]+[.$C$1]" office:value-type="float" office:value="-0.166812419708778" calcext:value-type="float">
            <text:p>-0.1668124197</text:p>
          </table:table-cell>
          <table:table-cell table:formula="of:=[.D1092]+([.D1092]*[.C1093]/100)" office:value-type="float" office:value="79.0694284945285" calcext:value-type="float">
            <text:p>79.0694284945</text:p>
          </table:table-cell>
          <table:table-cell office:value-type="float" office:value="112.233853626204" calcext:value-type="float">
            <text:p>112.2338536262</text:p>
          </table:table-cell>
          <table:table-cell office:value-type="float" office:value="112.108153972472" calcext:value-type="float">
            <text:p>112.1081539725</text:p>
          </table:table-cell>
          <table:table-cell table:number-columns-repeated="3"/>
        </table:table-row>
        <table:table-row table:style-name="ro1">
          <table:table-cell office:value-type="float" office:value="0.878559582228889" calcext:value-type="float">
            <text:p>0.8785595822</text:p>
          </table:table-cell>
          <table:table-cell table:formula="of:=[.A1094]-1" office:value-type="float" office:value="-0.121440417771111" calcext:value-type="float">
            <text:p>-0.1214404178</text:p>
          </table:table-cell>
          <table:table-cell table:formula="of:=[.B1094]+[.$C$1]" office:value-type="float" office:value="0.0485595822288891" calcext:value-type="float">
            <text:p>0.0485595822</text:p>
          </table:table-cell>
          <table:table-cell table:formula="of:=[.D1093]+([.D1093]*[.C1094]/100)" office:value-type="float" office:value="79.1078242786762" calcext:value-type="float">
            <text:p>79.1078242787</text:p>
          </table:table-cell>
          <table:table-cell office:value-type="float" office:value="112.903347426537" calcext:value-type="float">
            <text:p>112.9033474265</text:p>
          </table:table-cell>
          <table:table-cell office:value-type="float" office:value="112.233853626204" calcext:value-type="float">
            <text:p>112.2338536262</text:p>
          </table:table-cell>
          <table:table-cell table:number-columns-repeated="3"/>
        </table:table-row>
        <table:table-row table:style-name="ro1">
          <table:table-cell office:value-type="float" office:value="0.411460601385526" calcext:value-type="float">
            <text:p>0.4114606014</text:p>
          </table:table-cell>
          <table:table-cell table:formula="of:=[.A1095]-1" office:value-type="float" office:value="-0.588539398614474" calcext:value-type="float">
            <text:p>-0.5885393986</text:p>
          </table:table-cell>
          <table:table-cell table:formula="of:=[.B1095]+[.$C$1]" office:value-type="float" office:value="-0.418539398614474" calcext:value-type="float">
            <text:p>-0.4185393986</text:p>
          </table:table-cell>
          <table:table-cell table:formula="of:=[.D1094]+([.D1094]*[.C1095]/100)" office:value-type="float" office:value="78.7767268666832" calcext:value-type="float">
            <text:p>78.7767268667</text:p>
          </table:table-cell>
          <table:table-cell office:value-type="float" office:value="112.877864612701" calcext:value-type="float">
            <text:p>112.8778646127</text:p>
          </table:table-cell>
          <table:table-cell office:value-type="float" office:value="112.903347426537" calcext:value-type="float">
            <text:p>112.9033474265</text:p>
          </table:table-cell>
          <table:table-cell table:number-columns-repeated="3"/>
        </table:table-row>
        <table:table-row table:style-name="ro1">
          <table:table-cell office:value-type="float" office:value="0.54195743847392" calcext:value-type="float">
            <text:p>0.5419574385</text:p>
          </table:table-cell>
          <table:table-cell table:formula="of:=[.A1096]-1" office:value-type="float" office:value="-0.45804256152608" calcext:value-type="float">
            <text:p>-0.4580425615</text:p>
          </table:table-cell>
          <table:table-cell table:formula="of:=[.B1096]+[.$C$1]" office:value-type="float" office:value="-0.28804256152608" calcext:value-type="float">
            <text:p>-0.2880425615</text:p>
          </table:table-cell>
          <table:table-cell table:formula="of:=[.D1095]+([.D1095]*[.C1096]/100)" office:value-type="float" office:value="78.54981636473" calcext:value-type="float">
            <text:p>78.5498163647</text:p>
          </table:table-cell>
          <table:table-cell office:value-type="float" office:value="112.241010785525" calcext:value-type="float">
            <text:p>112.2410107855</text:p>
          </table:table-cell>
          <table:table-cell office:value-type="float" office:value="112.877864612701" calcext:value-type="float">
            <text:p>112.8778646127</text:p>
          </table:table-cell>
          <table:table-cell table:number-columns-repeated="3"/>
        </table:table-row>
        <table:table-row table:style-name="ro1">
          <table:table-cell office:value-type="float" office:value="0.500393856406809" calcext:value-type="float">
            <text:p>0.5003938564</text:p>
          </table:table-cell>
          <table:table-cell table:formula="of:=[.A1097]-1" office:value-type="float" office:value="-0.499606143593191" calcext:value-type="float">
            <text:p>-0.4996061436</text:p>
          </table:table-cell>
          <table:table-cell table:formula="of:=[.B1097]+[.$C$1]" office:value-type="float" office:value="-0.329606143593191" calcext:value-type="float">
            <text:p>-0.3296061436</text:p>
          </table:table-cell>
          <table:table-cell table:formula="of:=[.D1096]+([.D1096]*[.C1097]/100)" office:value-type="float" office:value="78.2909113442107" calcext:value-type="float">
            <text:p>78.2909113442</text:p>
          </table:table-cell>
          <table:table-cell office:value-type="float" office:value="111.936690125696" calcext:value-type="float">
            <text:p>111.9366901257</text:p>
          </table:table-cell>
          <table:table-cell office:value-type="float" office:value="112.241010785525" calcext:value-type="float">
            <text:p>112.2410107855</text:p>
          </table:table-cell>
          <table:table-cell table:number-columns-repeated="3"/>
        </table:table-row>
        <table:table-row table:style-name="ro1">
          <table:table-cell office:value-type="float" office:value="0.714313956875435" calcext:value-type="float">
            <text:p>0.7143139569</text:p>
          </table:table-cell>
          <table:table-cell table:formula="of:=[.A1098]-1" office:value-type="float" office:value="-0.285686043124565" calcext:value-type="float">
            <text:p>-0.2856860431</text:p>
          </table:table-cell>
          <table:table-cell table:formula="of:=[.B1098]+[.$C$1]" office:value-type="float" office:value="-0.115686043124565" calcext:value-type="float">
            <text:p>-0.1156860431</text:p>
          </table:table-cell>
          <table:table-cell table:formula="of:=[.D1097]+([.D1097]*[.C1098]/100)" office:value-type="float" office:value="78.2003396867505" calcext:value-type="float">
            <text:p>78.2003396868</text:p>
          </table:table-cell>
          <table:table-cell office:value-type="float" office:value="112.792128526311" calcext:value-type="float">
            <text:p>112.7921285263</text:p>
          </table:table-cell>
          <table:table-cell office:value-type="float" office:value="111.936690125696" calcext:value-type="float">
            <text:p>111.9366901257</text:p>
          </table:table-cell>
          <table:table-cell table:number-columns-repeated="3"/>
        </table:table-row>
        <table:table-row table:style-name="ro1">
          <table:table-cell office:value-type="float" office:value="0.650677165716294" calcext:value-type="float">
            <text:p>0.6506771657</text:p>
          </table:table-cell>
          <table:table-cell table:formula="of:=[.A1099]-1" office:value-type="float" office:value="-0.349322834283706" calcext:value-type="float">
            <text:p>-0.3493228343</text:p>
          </table:table-cell>
          <table:table-cell table:formula="of:=[.B1099]+[.$C$1]" office:value-type="float" office:value="-0.179322834283706" calcext:value-type="float">
            <text:p>-0.1793228343</text:p>
          </table:table-cell>
          <table:table-cell table:formula="of:=[.D1098]+([.D1098]*[.C1099]/100)" office:value-type="float" office:value="78.0601086212047" calcext:value-type="float">
            <text:p>78.0601086212</text:p>
          </table:table-cell>
          <table:table-cell office:value-type="float" office:value="113.77701993823" calcext:value-type="float">
            <text:p>113.7770199382</text:p>
          </table:table-cell>
          <table:table-cell office:value-type="float" office:value="112.792128526311" calcext:value-type="float">
            <text:p>112.7921285263</text:p>
          </table:table-cell>
          <table:table-cell table:number-columns-repeated="3"/>
        </table:table-row>
        <table:table-row table:style-name="ro1">
          <table:table-cell office:value-type="float" office:value="0.888975711061509" calcext:value-type="float">
            <text:p>0.8889757111</text:p>
          </table:table-cell>
          <table:table-cell table:formula="of:=[.A1100]-1" office:value-type="float" office:value="-0.111024288938491" calcext:value-type="float">
            <text:p>-0.1110242889</text:p>
          </table:table-cell>
          <table:table-cell table:formula="of:=[.B1100]+[.$C$1]" office:value-type="float" office:value="0.0589757110615091" calcext:value-type="float">
            <text:p>0.0589757111</text:p>
          </table:table-cell>
          <table:table-cell table:formula="of:=[.D1099]+([.D1099]*[.C1100]/100)" office:value-type="float" office:value="78.1061451253194" calcext:value-type="float">
            <text:p>78.1061451253</text:p>
          </table:table-cell>
          <table:table-cell office:value-type="float" office:value="112.933424132355" calcext:value-type="float">
            <text:p>112.9334241324</text:p>
          </table:table-cell>
          <table:table-cell office:value-type="float" office:value="113.77701993823" calcext:value-type="float">
            <text:p>113.7770199382</text:p>
          </table:table-cell>
          <table:table-cell table:number-columns-repeated="3"/>
        </table:table-row>
        <table:table-row table:style-name="ro1">
          <table:table-cell office:value-type="float" office:value="0.771595380329" calcext:value-type="float">
            <text:p>0.7715953803</text:p>
          </table:table-cell>
          <table:table-cell table:formula="of:=[.A1101]-1" office:value-type="float" office:value="-0.228404619671" calcext:value-type="float">
            <text:p>-0.2284046197</text:p>
          </table:table-cell>
          <table:table-cell table:formula="of:=[.B1101]+[.$C$1]" office:value-type="float" office:value="-0.058404619671" calcext:value-type="float">
            <text:p>-0.0584046197</text:p>
          </table:table-cell>
          <table:table-cell table:formula="of:=[.D1100]+([.D1100]*[.C1101]/100)" office:value-type="float" office:value="78.0605275283193" calcext:value-type="float">
            <text:p>78.0605275283</text:p>
          </table:table-cell>
          <table:table-cell office:value-type="float" office:value="113.4426142551" calcext:value-type="float">
            <text:p>113.4426142551</text:p>
          </table:table-cell>
          <table:table-cell office:value-type="float" office:value="112.933424132355" calcext:value-type="float">
            <text:p>112.9334241324</text:p>
          </table:table-cell>
          <table:table-cell table:number-columns-repeated="3"/>
        </table:table-row>
        <table:table-row table:style-name="ro1">
          <table:table-cell office:value-type="float" office:value="0.499629169562942" calcext:value-type="float">
            <text:p>0.4996291696</text:p>
          </table:table-cell>
          <table:table-cell table:formula="of:=[.A1102]-1" office:value-type="float" office:value="-0.500370830437058" calcext:value-type="float">
            <text:p>-0.5003708304</text:p>
          </table:table-cell>
          <table:table-cell table:formula="of:=[.B1102]+[.$C$1]" office:value-type="float" office:value="-0.330370830437058" calcext:value-type="float">
            <text:p>-0.3303708304</text:p>
          </table:table-cell>
          <table:table-cell table:formula="of:=[.D1101]+([.D1101]*[.C1102]/100)" office:value-type="float" office:value="77.8026383152805" calcext:value-type="float">
            <text:p>77.8026383153</text:p>
          </table:table-cell>
          <table:table-cell office:value-type="float" office:value="112.412474632301" calcext:value-type="float">
            <text:p>112.4124746323</text:p>
          </table:table-cell>
          <table:table-cell office:value-type="float" office:value="113.4426142551" calcext:value-type="float">
            <text:p>113.4426142551</text:p>
          </table:table-cell>
          <table:table-cell table:number-columns-repeated="3"/>
        </table:table-row>
        <table:table-row table:style-name="ro1">
          <table:table-cell office:value-type="float" office:value="0.810668773078284" calcext:value-type="float">
            <text:p>0.8106687731</text:p>
          </table:table-cell>
          <table:table-cell table:formula="of:=[.A1103]-1" office:value-type="float" office:value="-0.189331226921716" calcext:value-type="float">
            <text:p>-0.1893312269</text:p>
          </table:table-cell>
          <table:table-cell table:formula="of:=[.B1103]+[.$C$1]" office:value-type="float" office:value="-0.0193312269217159" calcext:value-type="float">
            <text:p>-0.0193312269</text:p>
          </table:table-cell>
          <table:table-cell table:formula="of:=[.D1102]+([.D1102]*[.C1103]/100)" office:value-type="float" office:value="77.7875981107167" calcext:value-type="float">
            <text:p>77.7875981107</text:p>
          </table:table-cell>
          <table:table-cell office:value-type="float" office:value="111.970095741835" calcext:value-type="float">
            <text:p>111.9700957418</text:p>
          </table:table-cell>
          <table:table-cell office:value-type="float" office:value="112.412474632301" calcext:value-type="float">
            <text:p>112.4124746323</text:p>
          </table:table-cell>
          <table:table-cell table:number-columns-repeated="3"/>
        </table:table-row>
        <table:table-row table:style-name="ro1">
          <table:table-cell office:value-type="float" office:value="0.877418952358789" calcext:value-type="float">
            <text:p>0.8774189524</text:p>
          </table:table-cell>
          <table:table-cell table:formula="of:=[.A1104]-1" office:value-type="float" office:value="-0.122581047641211" calcext:value-type="float">
            <text:p>-0.1225810476</text:p>
          </table:table-cell>
          <table:table-cell table:formula="of:=[.B1104]+[.$C$1]" office:value-type="float" office:value="0.0474189523587891" calcext:value-type="float">
            <text:p>0.0474189524</text:p>
          </table:table-cell>
          <table:table-cell table:formula="of:=[.D1103]+([.D1103]*[.C1104]/100)" office:value-type="float" office:value="77.8244841748058" calcext:value-type="float">
            <text:p>77.8244841748</text:p>
          </table:table-cell>
          <table:table-cell office:value-type="float" office:value="111.762671337585" calcext:value-type="float">
            <text:p>111.7626713376</text:p>
          </table:table-cell>
          <table:table-cell office:value-type="float" office:value="111.970095741835" calcext:value-type="float">
            <text:p>111.9700957418</text:p>
          </table:table-cell>
          <table:table-cell table:number-columns-repeated="3"/>
        </table:table-row>
        <table:table-row table:style-name="ro1">
          <table:table-cell office:value-type="float" office:value="0.748107200331434" calcext:value-type="float">
            <text:p>0.7481072003</text:p>
          </table:table-cell>
          <table:table-cell table:formula="of:=[.A1105]-1" office:value-type="float" office:value="-0.251892799668566" calcext:value-type="float">
            <text:p>-0.2518927997</text:p>
          </table:table-cell>
          <table:table-cell table:formula="of:=[.B1105]+[.$C$1]" office:value-type="float" office:value="-0.0818927996685659" calcext:value-type="float">
            <text:p>-0.0818927997</text:p>
          </table:table-cell>
          <table:table-cell table:formula="of:=[.D1104]+([.D1104]*[.C1105]/100)" office:value-type="float" office:value="77.7607515258875" calcext:value-type="float">
            <text:p>77.7607515259</text:p>
          </table:table-cell>
          <table:table-cell office:value-type="float" office:value="111.60688665203" calcext:value-type="float">
            <text:p>111.606886652</text:p>
          </table:table-cell>
          <table:table-cell office:value-type="float" office:value="111.762671337585" calcext:value-type="float">
            <text:p>111.7626713376</text:p>
          </table:table-cell>
          <table:table-cell table:number-columns-repeated="3"/>
        </table:table-row>
        <table:table-row table:style-name="ro1">
          <table:table-cell office:value-type="float" office:value="0.675032658958534" calcext:value-type="float">
            <text:p>0.675032659</text:p>
          </table:table-cell>
          <table:table-cell table:formula="of:=[.A1106]-1" office:value-type="float" office:value="-0.324967341041466" calcext:value-type="float">
            <text:p>-0.324967341</text:p>
          </table:table-cell>
          <table:table-cell table:formula="of:=[.B1106]+[.$C$1]" office:value-type="float" office:value="-0.154967341041466" calcext:value-type="float">
            <text:p>-0.154967341</text:p>
          </table:table-cell>
          <table:table-cell table:formula="of:=[.D1105]+([.D1105]*[.C1106]/100)" office:value-type="float" office:value="77.6402477568739" calcext:value-type="float">
            <text:p>77.6402477569</text:p>
          </table:table-cell>
          <table:table-cell office:value-type="float" office:value="110.2587112674" calcext:value-type="float">
            <text:p>110.2587112674</text:p>
          </table:table-cell>
          <table:table-cell office:value-type="float" office:value="111.60688665203" calcext:value-type="float">
            <text:p>111.606886652</text:p>
          </table:table-cell>
          <table:table-cell table:number-columns-repeated="3"/>
        </table:table-row>
        <table:table-row table:style-name="ro1">
          <table:table-cell office:value-type="float" office:value="0.93139630359198" calcext:value-type="float">
            <text:p>0.9313963036</text:p>
          </table:table-cell>
          <table:table-cell table:formula="of:=[.A1107]-1" office:value-type="float" office:value="-0.06860369640802" calcext:value-type="float">
            <text:p>-0.0686036964</text:p>
          </table:table-cell>
          <table:table-cell table:formula="of:=[.B1107]+[.$C$1]" office:value-type="float" office:value="0.10139630359198" calcext:value-type="float">
            <text:p>0.1013963036</text:p>
          </table:table-cell>
          <table:table-cell table:formula="of:=[.D1106]+([.D1106]*[.C1107]/100)" office:value-type="float" office:value="77.7189720981991" calcext:value-type="float">
            <text:p>77.7189720982</text:p>
          </table:table-cell>
          <table:table-cell office:value-type="float" office:value="111.673614658355" calcext:value-type="float">
            <text:p>111.6736146584</text:p>
          </table:table-cell>
          <table:table-cell office:value-type="float" office:value="110.2587112674" calcext:value-type="float">
            <text:p>110.2587112674</text:p>
          </table:table-cell>
          <table:table-cell table:number-columns-repeated="3"/>
        </table:table-row>
        <table:table-row table:style-name="ro1">
          <table:table-cell office:value-type="float" office:value="0.662517800178966" calcext:value-type="float">
            <text:p>0.6625178002</text:p>
          </table:table-cell>
          <table:table-cell table:formula="of:=[.A1108]-1" office:value-type="float" office:value="-0.337482199821034" calcext:value-type="float">
            <text:p>-0.3374821998</text:p>
          </table:table-cell>
          <table:table-cell table:formula="of:=[.B1108]+[.$C$1]" office:value-type="float" office:value="-0.167482199821034" calcext:value-type="float">
            <text:p>-0.1674821998</text:p>
          </table:table-cell>
          <table:table-cell table:formula="of:=[.D1107]+([.D1107]*[.C1108]/100)" office:value-type="float" office:value="77.5888066540507" calcext:value-type="float">
            <text:p>77.5888066541</text:p>
          </table:table-cell>
          <table:table-cell office:value-type="float" office:value="114.301889230719" calcext:value-type="float">
            <text:p>114.3018892307</text:p>
          </table:table-cell>
          <table:table-cell office:value-type="float" office:value="111.673614658355" calcext:value-type="float">
            <text:p>111.6736146584</text:p>
          </table:table-cell>
          <table:table-cell table:number-columns-repeated="3"/>
        </table:table-row>
        <table:table-row table:style-name="ro1">
          <table:table-cell office:value-type="float" office:value="0.66178413034452" calcext:value-type="float">
            <text:p>0.6617841303</text:p>
          </table:table-cell>
          <table:table-cell table:formula="of:=[.A1109]-1" office:value-type="float" office:value="-0.33821586965548" calcext:value-type="float">
            <text:p>-0.3382158697</text:p>
          </table:table-cell>
          <table:table-cell table:formula="of:=[.B1109]+[.$C$1]" office:value-type="float" office:value="-0.16821586965548" calcext:value-type="float">
            <text:p>-0.1682158697</text:p>
          </table:table-cell>
          <table:table-cell table:formula="of:=[.D1108]+([.D1108]*[.C1109]/100)" office:value-type="float" office:value="77.4582899681823" calcext:value-type="float">
            <text:p>77.4582899682</text:p>
          </table:table-cell>
          <table:table-cell office:value-type="float" office:value="114.121312491406" calcext:value-type="float">
            <text:p>114.1213124914</text:p>
          </table:table-cell>
          <table:table-cell office:value-type="float" office:value="114.301889230719" calcext:value-type="float">
            <text:p>114.3018892307</text:p>
          </table:table-cell>
          <table:table-cell table:number-columns-repeated="3"/>
        </table:table-row>
        <table:table-row table:style-name="ro1">
          <table:table-cell office:value-type="float" office:value="0.607782612215139" calcext:value-type="float">
            <text:p>0.6077826122</text:p>
          </table:table-cell>
          <table:table-cell table:formula="of:=[.A1110]-1" office:value-type="float" office:value="-0.392217387784861" calcext:value-type="float">
            <text:p>-0.3922173878</text:p>
          </table:table-cell>
          <table:table-cell table:formula="of:=[.B1110]+[.$C$1]" office:value-type="float" office:value="-0.222217387784861" calcext:value-type="float">
            <text:p>-0.2222173878</text:p>
          </table:table-cell>
          <table:table-cell table:formula="of:=[.D1109]+([.D1109]*[.C1110]/100)" office:value-type="float" office:value="77.2861641795922" calcext:value-type="float">
            <text:p>77.2861641796</text:p>
          </table:table-cell>
          <table:table-cell office:value-type="float" office:value="114.494999316327" calcext:value-type="float">
            <text:p>114.4949993163</text:p>
          </table:table-cell>
          <table:table-cell office:value-type="float" office:value="114.121312491406" calcext:value-type="float">
            <text:p>114.1213124914</text:p>
          </table:table-cell>
          <table:table-cell table:number-columns-repeated="3"/>
        </table:table-row>
        <table:table-row table:style-name="ro1">
          <table:table-cell office:value-type="float" office:value="0.49998073354881" calcext:value-type="float">
            <text:p>0.4999807335</text:p>
          </table:table-cell>
          <table:table-cell table:formula="of:=[.A1111]-1" office:value-type="float" office:value="-0.50001926645119" calcext:value-type="float">
            <text:p>-0.5000192665</text:p>
          </table:table-cell>
          <table:table-cell table:formula="of:=[.B1111]+[.$C$1]" office:value-type="float" office:value="-0.33001926645119" calcext:value-type="float">
            <text:p>-0.3300192665</text:p>
          </table:table-cell>
          <table:table-cell table:formula="of:=[.D1110]+([.D1110]*[.C1111]/100)" office:value-type="float" office:value="77.0311049474984" calcext:value-type="float">
            <text:p>77.0311049475</text:p>
          </table:table-cell>
          <table:table-cell office:value-type="float" office:value="114.061059210329" calcext:value-type="float">
            <text:p>114.0610592103</text:p>
          </table:table-cell>
          <table:table-cell office:value-type="float" office:value="114.494999316327" calcext:value-type="float">
            <text:p>114.4949993163</text:p>
          </table:table-cell>
          <table:table-cell table:number-columns-repeated="3"/>
        </table:table-row>
        <table:table-row table:style-name="ro1">
          <table:table-cell office:value-type="float" office:value="0.726314872711448" calcext:value-type="float">
            <text:p>0.7263148727</text:p>
          </table:table-cell>
          <table:table-cell table:formula="of:=[.A1112]-1" office:value-type="float" office:value="-0.273685127288552" calcext:value-type="float">
            <text:p>-0.2736851273</text:p>
          </table:table-cell>
          <table:table-cell table:formula="of:=[.B1112]+[.$C$1]" office:value-type="float" office:value="-0.103685127288552" calcext:value-type="float">
            <text:p>-0.1036851273</text:p>
          </table:table-cell>
          <table:table-cell table:formula="of:=[.D1111]+([.D1111]*[.C1112]/100)" office:value-type="float" office:value="76.9512351482818" calcext:value-type="float">
            <text:p>76.9512351483</text:p>
          </table:table-cell>
          <table:table-cell office:value-type="float" office:value="113.58859528804" calcext:value-type="float">
            <text:p>113.588595288</text:p>
          </table:table-cell>
          <table:table-cell office:value-type="float" office:value="114.061059210329" calcext:value-type="float">
            <text:p>114.0610592103</text:p>
          </table:table-cell>
          <table:table-cell table:number-columns-repeated="3"/>
        </table:table-row>
        <table:table-row table:style-name="ro1">
          <table:table-cell office:value-type="float" office:value="1.13697743142768" calcext:value-type="float">
            <text:p>1.1369774314</text:p>
          </table:table-cell>
          <table:table-cell table:formula="of:=[.A1113]-1" office:value-type="float" office:value="0.13697743142768" calcext:value-type="float">
            <text:p>0.1369774314</text:p>
          </table:table-cell>
          <table:table-cell table:formula="of:=[.B1113]+[.$C$1]" office:value-type="float" office:value="0.30697743142768" calcext:value-type="float">
            <text:p>0.3069774314</text:p>
          </table:table-cell>
          <table:table-cell table:formula="of:=[.D1112]+([.D1112]*[.C1113]/100)" office:value-type="float" office:value="77.1874580733919" calcext:value-type="float">
            <text:p>77.1874580734</text:p>
          </table:table-cell>
          <table:table-cell office:value-type="float" office:value="114.114063788648" calcext:value-type="float">
            <text:p>114.1140637886</text:p>
          </table:table-cell>
          <table:table-cell office:value-type="float" office:value="113.58859528804" calcext:value-type="float">
            <text:p>113.588595288</text:p>
          </table:table-cell>
          <table:table-cell table:number-columns-repeated="3"/>
        </table:table-row>
        <table:table-row table:style-name="ro1">
          <table:table-cell office:value-type="float" office:value="0.945740213796256" calcext:value-type="float">
            <text:p>0.9457402138</text:p>
          </table:table-cell>
          <table:table-cell table:formula="of:=[.A1114]-1" office:value-type="float" office:value="-0.0542597862037439" calcext:value-type="float">
            <text:p>-0.0542597862</text:p>
          </table:table-cell>
          <table:table-cell table:formula="of:=[.B1114]+[.$C$1]" office:value-type="float" office:value="0.115740213796256" calcext:value-type="float">
            <text:p>0.1157402138</text:p>
          </table:table-cell>
          <table:table-cell table:formula="of:=[.D1113]+([.D1113]*[.C1114]/100)" office:value-type="float" office:value="77.2767950023899" calcext:value-type="float">
            <text:p>77.2767950024</text:p>
          </table:table-cell>
          <table:table-cell office:value-type="float" office:value="114.801874917491" calcext:value-type="float">
            <text:p>114.8018749175</text:p>
          </table:table-cell>
          <table:table-cell office:value-type="float" office:value="114.114063788648" calcext:value-type="float">
            <text:p>114.1140637886</text:p>
          </table:table-cell>
          <table:table-cell table:number-columns-repeated="3"/>
        </table:table-row>
        <table:table-row table:style-name="ro1">
          <table:table-cell office:value-type="float" office:value="0.800487734392453" calcext:value-type="float">
            <text:p>0.8004877344</text:p>
          </table:table-cell>
          <table:table-cell table:formula="of:=[.A1115]-1" office:value-type="float" office:value="-0.199512265607547" calcext:value-type="float">
            <text:p>-0.1995122656</text:p>
          </table:table-cell>
          <table:table-cell table:formula="of:=[.B1115]+[.$C$1]" office:value-type="float" office:value="-0.029512265607547" calcext:value-type="float">
            <text:p>-0.0295122656</text:p>
          </table:table-cell>
          <table:table-cell table:formula="of:=[.D1114]+([.D1114]*[.C1115]/100)" office:value-type="float" office:value="77.2539888693958" calcext:value-type="float">
            <text:p>77.2539888694</text:p>
          </table:table-cell>
          <table:table-cell office:value-type="float" office:value="114.948538384504" calcext:value-type="float">
            <text:p>114.9485383845</text:p>
          </table:table-cell>
          <table:table-cell office:value-type="float" office:value="114.801874917491" calcext:value-type="float">
            <text:p>114.8018749175</text:p>
          </table:table-cell>
          <table:table-cell table:number-columns-repeated="3"/>
        </table:table-row>
        <table:table-row table:style-name="ro1">
          <table:table-cell office:value-type="float" office:value="0.79437975573085" calcext:value-type="float">
            <text:p>0.7943797557</text:p>
          </table:table-cell>
          <table:table-cell table:formula="of:=[.A1116]-1" office:value-type="float" office:value="-0.20562024426915" calcext:value-type="float">
            <text:p>-0.2056202443</text:p>
          </table:table-cell>
          <table:table-cell table:formula="of:=[.B1116]+[.$C$1]" office:value-type="float" office:value="-0.03562024426915" calcext:value-type="float">
            <text:p>-0.0356202443</text:p>
          </table:table-cell>
          <table:table-cell table:formula="of:=[.D1115]+([.D1115]*[.C1116]/100)" office:value-type="float" office:value="77.2264708098529" calcext:value-type="float">
            <text:p>77.2264708099</text:p>
          </table:table-cell>
          <table:table-cell office:value-type="float" office:value="115.10952447912" calcext:value-type="float">
            <text:p>115.1095244791</text:p>
          </table:table-cell>
          <table:table-cell office:value-type="float" office:value="114.948538384504" calcext:value-type="float">
            <text:p>114.9485383845</text:p>
          </table:table-cell>
          <table:table-cell table:number-columns-repeated="3"/>
        </table:table-row>
        <table:table-row table:style-name="ro1">
          <table:table-cell office:value-type="float" office:value="0.47130441100919" calcext:value-type="float">
            <text:p>0.471304411</text:p>
          </table:table-cell>
          <table:table-cell table:formula="of:=[.A1117]-1" office:value-type="float" office:value="-0.52869558899081" calcext:value-type="float">
            <text:p>-0.528695589</text:p>
          </table:table-cell>
          <table:table-cell table:formula="of:=[.B1117]+[.$C$1]" office:value-type="float" office:value="-0.35869558899081" calcext:value-type="float">
            <text:p>-0.358695589</text:p>
          </table:table-cell>
          <table:table-cell table:formula="of:=[.D1116]+([.D1116]*[.C1117]/100)" office:value-type="float" office:value="76.9494628655247" calcext:value-type="float">
            <text:p>76.9494628655</text:p>
          </table:table-cell>
          <table:table-cell office:value-type="float" office:value="115.344470647854" calcext:value-type="float">
            <text:p>115.3444706479</text:p>
          </table:table-cell>
          <table:table-cell office:value-type="float" office:value="115.10952447912" calcext:value-type="float">
            <text:p>115.1095244791</text:p>
          </table:table-cell>
          <table:table-cell table:number-columns-repeated="3"/>
        </table:table-row>
        <table:table-row table:style-name="ro1">
          <table:table-cell office:value-type="float" office:value="0.549762170883181" calcext:value-type="float">
            <text:p>0.5497621709</text:p>
          </table:table-cell>
          <table:table-cell table:formula="of:=[.A1118]-1" office:value-type="float" office:value="-0.450237829116819" calcext:value-type="float">
            <text:p>-0.4502378291</text:p>
          </table:table-cell>
          <table:table-cell table:formula="of:=[.B1118]+[.$C$1]" office:value-type="float" office:value="-0.280237829116819" calcext:value-type="float">
            <text:p>-0.2802378291</text:p>
          </table:table-cell>
          <table:table-cell table:formula="of:=[.D1117]+([.D1117]*[.C1118]/100)" office:value-type="float" office:value="76.7338213612733" calcext:value-type="float">
            <text:p>76.7338213613</text:p>
          </table:table-cell>
          <table:table-cell office:value-type="float" office:value="115.142846877828" calcext:value-type="float">
            <text:p>115.1428468778</text:p>
          </table:table-cell>
          <table:table-cell office:value-type="float" office:value="115.344470647854" calcext:value-type="float">
            <text:p>115.3444706479</text:p>
          </table:table-cell>
          <table:table-cell table:number-columns-repeated="3"/>
        </table:table-row>
        <table:table-row table:style-name="ro1">
          <table:table-cell office:value-type="float" office:value="1.06735215108071" calcext:value-type="float">
            <text:p>1.0673521511</text:p>
          </table:table-cell>
          <table:table-cell table:formula="of:=[.A1119]-1" office:value-type="float" office:value="0.06735215108071" calcext:value-type="float">
            <text:p>0.0673521511</text:p>
          </table:table-cell>
          <table:table-cell table:formula="of:=[.B1119]+[.$C$1]" office:value-type="float" office:value="0.23735215108071" calcext:value-type="float">
            <text:p>0.2373521511</text:p>
          </table:table-cell>
          <table:table-cell table:formula="of:=[.D1118]+([.D1118]*[.C1119]/100)" office:value-type="float" office:value="76.9159507368807" calcext:value-type="float">
            <text:p>76.9159507369</text:p>
          </table:table-cell>
          <table:table-cell office:value-type="float" office:value="115.865420147907" calcext:value-type="float">
            <text:p>115.8654201479</text:p>
          </table:table-cell>
          <table:table-cell office:value-type="float" office:value="115.142846877828" calcext:value-type="float">
            <text:p>115.1428468778</text:p>
          </table:table-cell>
          <table:table-cell table:number-columns-repeated="3"/>
        </table:table-row>
        <table:table-row table:style-name="ro1">
          <table:table-cell office:value-type="float" office:value="0.610380252586157" calcext:value-type="float">
            <text:p>0.6103802526</text:p>
          </table:table-cell>
          <table:table-cell table:formula="of:=[.A1120]-1" office:value-type="float" office:value="-0.389619747413843" calcext:value-type="float">
            <text:p>-0.3896197474</text:p>
          </table:table-cell>
          <table:table-cell table:formula="of:=[.B1120]+[.$C$1]" office:value-type="float" office:value="-0.219619747413843" calcext:value-type="float">
            <text:p>-0.2196197474</text:p>
          </table:table-cell>
          <table:table-cell table:formula="of:=[.D1119]+([.D1119]*[.C1120]/100)" office:value-type="float" office:value="76.7470281201514" calcext:value-type="float">
            <text:p>76.7470281202</text:p>
          </table:table-cell>
          <table:table-cell office:value-type="float" office:value="116.322887326003" calcext:value-type="float">
            <text:p>116.322887326</text:p>
          </table:table-cell>
          <table:table-cell office:value-type="float" office:value="115.865420147907" calcext:value-type="float">
            <text:p>115.8654201479</text:p>
          </table:table-cell>
          <table:table-cell table:number-columns-repeated="3"/>
        </table:table-row>
        <table:table-row table:style-name="ro1">
          <table:table-cell office:value-type="float" office:value="0.671029243456675" calcext:value-type="float">
            <text:p>0.6710292435</text:p>
          </table:table-cell>
          <table:table-cell table:formula="of:=[.A1121]-1" office:value-type="float" office:value="-0.328970756543325" calcext:value-type="float">
            <text:p>-0.3289707565</text:p>
          </table:table-cell>
          <table:table-cell table:formula="of:=[.B1121]+[.$C$1]" office:value-type="float" office:value="-0.158970756543325" calcext:value-type="float">
            <text:p>-0.1589707565</text:p>
          </table:table-cell>
          <table:table-cell table:formula="of:=[.D1120]+([.D1120]*[.C1121]/100)" office:value-type="float" office:value="76.6250227889243" calcext:value-type="float">
            <text:p>76.6250227889</text:p>
          </table:table-cell>
          <table:table-cell office:value-type="float" office:value="116.855596203364" calcext:value-type="float">
            <text:p>116.8555962034</text:p>
          </table:table-cell>
          <table:table-cell office:value-type="float" office:value="116.322887326003" calcext:value-type="float">
            <text:p>116.322887326</text:p>
          </table:table-cell>
          <table:table-cell table:number-columns-repeated="3"/>
        </table:table-row>
        <table:table-row table:style-name="ro1">
          <table:table-cell office:value-type="float" office:value="0.863755838834508" calcext:value-type="float">
            <text:p>0.8637558388</text:p>
          </table:table-cell>
          <table:table-cell table:formula="of:=[.A1122]-1" office:value-type="float" office:value="-0.136244161165492" calcext:value-type="float">
            <text:p>-0.1362441612</text:p>
          </table:table-cell>
          <table:table-cell table:formula="of:=[.B1122]+[.$C$1]" office:value-type="float" office:value="0.033755838834508" calcext:value-type="float">
            <text:p>0.0337558388</text:p>
          </table:table-cell>
          <table:table-cell table:formula="of:=[.D1121]+([.D1121]*[.C1122]/100)" office:value-type="float" office:value="76.6508882081238" calcext:value-type="float">
            <text:p>76.6508882081</text:p>
          </table:table-cell>
          <table:table-cell office:value-type="float" office:value="117.427594539998" calcext:value-type="float">
            <text:p>117.42759454</text:p>
          </table:table-cell>
          <table:table-cell office:value-type="float" office:value="116.855596203364" calcext:value-type="float">
            <text:p>116.8555962034</text:p>
          </table:table-cell>
          <table:table-cell table:number-columns-repeated="3"/>
        </table:table-row>
        <table:table-row table:style-name="ro1">
          <table:table-cell office:value-type="float" office:value="0.972783169786475" calcext:value-type="float">
            <text:p>0.9727831698</text:p>
          </table:table-cell>
          <table:table-cell table:formula="of:=[.A1123]-1" office:value-type="float" office:value="-0.0272168302135249" calcext:value-type="float">
            <text:p>-0.0272168302</text:p>
          </table:table-cell>
          <table:table-cell table:formula="of:=[.B1123]+[.$C$1]" office:value-type="float" office:value="0.142783169786475" calcext:value-type="float">
            <text:p>0.1427831698</text:p>
          </table:table-cell>
          <table:table-cell table:formula="of:=[.D1122]+([.D1122]*[.C1123]/100)" office:value-type="float" office:value="76.7603327759768" calcext:value-type="float">
            <text:p>76.760332776</text:p>
          </table:table-cell>
          <table:table-cell office:value-type="float" office:value="117.819607019434" calcext:value-type="float">
            <text:p>117.8196070194</text:p>
          </table:table-cell>
          <table:table-cell office:value-type="float" office:value="117.427594539998" calcext:value-type="float">
            <text:p>117.42759454</text:p>
          </table:table-cell>
          <table:table-cell table:number-columns-repeated="3"/>
        </table:table-row>
        <table:table-row table:style-name="ro1">
          <table:table-cell office:value-type="float" office:value="0.809334313726986" calcext:value-type="float">
            <text:p>0.8093343137</text:p>
          </table:table-cell>
          <table:table-cell table:formula="of:=[.A1124]-1" office:value-type="float" office:value="-0.190665686273014" calcext:value-type="float">
            <text:p>-0.1906656863</text:p>
          </table:table-cell>
          <table:table-cell table:formula="of:=[.B1124]+[.$C$1]" office:value-type="float" office:value="-0.0206656862730139" calcext:value-type="float">
            <text:p>-0.0206656863</text:p>
          </table:table-cell>
          <table:table-cell table:formula="of:=[.D1123]+([.D1123]*[.C1124]/100)" office:value-type="float" office:value="76.7444697264232" calcext:value-type="float">
            <text:p>76.7444697264</text:p>
          </table:table-cell>
          <table:table-cell office:value-type="float" office:value="118.421690387891" calcext:value-type="float">
            <text:p>118.4216903879</text:p>
          </table:table-cell>
          <table:table-cell office:value-type="float" office:value="117.819607019434" calcext:value-type="float">
            <text:p>117.8196070194</text:p>
          </table:table-cell>
          <table:table-cell table:number-columns-repeated="3"/>
        </table:table-row>
        <table:table-row table:style-name="ro1">
          <table:table-cell office:value-type="float" office:value="0.883494976353606" calcext:value-type="float">
            <text:p>0.8834949764</text:p>
          </table:table-cell>
          <table:table-cell table:formula="of:=[.A1125]-1" office:value-type="float" office:value="-0.116505023646394" calcext:value-type="float">
            <text:p>-0.1165050236</text:p>
          </table:table-cell>
          <table:table-cell table:formula="of:=[.B1125]+[.$C$1]" office:value-type="float" office:value="0.0534949763536061" calcext:value-type="float">
            <text:p>0.0534949764</text:p>
          </table:table-cell>
          <table:table-cell table:formula="of:=[.D1124]+([.D1124]*[.C1125]/100)" office:value-type="float" office:value="76.7855241623561" calcext:value-type="float">
            <text:p>76.7855241624</text:p>
          </table:table-cell>
          <table:table-cell office:value-type="float" office:value="118.301949485764" calcext:value-type="float">
            <text:p>118.3019494858</text:p>
          </table:table-cell>
          <table:table-cell office:value-type="float" office:value="118.421690387891" calcext:value-type="float">
            <text:p>118.4216903879</text:p>
          </table:table-cell>
          <table:table-cell table:number-columns-repeated="3"/>
        </table:table-row>
        <table:table-row table:style-name="ro1">
          <table:table-cell office:value-type="float" office:value="0.920396156291874" calcext:value-type="float">
            <text:p>0.9203961563</text:p>
          </table:table-cell>
          <table:table-cell table:formula="of:=[.A1126]-1" office:value-type="float" office:value="-0.0796038437081259" calcext:value-type="float">
            <text:p>-0.0796038437</text:p>
          </table:table-cell>
          <table:table-cell table:formula="of:=[.B1126]+[.$C$1]" office:value-type="float" office:value="0.0903961562918741" calcext:value-type="float">
            <text:p>0.0903961563</text:p>
          </table:table-cell>
          <table:table-cell table:formula="of:=[.D1125]+([.D1125]*[.C1126]/100)" office:value-type="float" office:value="76.8549353247874" calcext:value-type="float">
            <text:p>76.8549353248</text:p>
          </table:table-cell>
          <table:table-cell office:value-type="float" office:value="118.919712015443" calcext:value-type="float">
            <text:p>118.9197120154</text:p>
          </table:table-cell>
          <table:table-cell office:value-type="float" office:value="118.301949485764" calcext:value-type="float">
            <text:p>118.3019494858</text:p>
          </table:table-cell>
          <table:table-cell table:number-columns-repeated="3"/>
        </table:table-row>
        <table:table-row table:style-name="ro1">
          <table:table-cell office:value-type="float" office:value="0.95765622350755" calcext:value-type="float">
            <text:p>0.9576562235</text:p>
          </table:table-cell>
          <table:table-cell table:formula="of:=[.A1127]-1" office:value-type="float" office:value="-0.04234377649245" calcext:value-type="float">
            <text:p>-0.0423437765</text:p>
          </table:table-cell>
          <table:table-cell table:formula="of:=[.B1127]+[.$C$1]" office:value-type="float" office:value="0.12765622350755" calcext:value-type="float">
            <text:p>0.1276562235</text:p>
          </table:table-cell>
          <table:table-cell table:formula="of:=[.D1126]+([.D1126]*[.C1127]/100)" office:value-type="float" office:value="76.9530454328022" calcext:value-type="float">
            <text:p>76.9530454328</text:p>
          </table:table-cell>
          <table:table-cell office:value-type="float" office:value="118.544743556852" calcext:value-type="float">
            <text:p>118.5447435569</text:p>
          </table:table-cell>
          <table:table-cell office:value-type="float" office:value="118.919712015443" calcext:value-type="float">
            <text:p>118.9197120154</text:p>
          </table:table-cell>
          <table:table-cell table:number-columns-repeated="3"/>
        </table:table-row>
        <table:table-row table:style-name="ro1">
          <table:table-cell office:value-type="float" office:value="0.89569948731325" calcext:value-type="float">
            <text:p>0.8956994873</text:p>
          </table:table-cell>
          <table:table-cell table:formula="of:=[.A1128]-1" office:value-type="float" office:value="-0.10430051268675" calcext:value-type="float">
            <text:p>-0.1043005127</text:p>
          </table:table-cell>
          <table:table-cell table:formula="of:=[.B1128]+[.$C$1]" office:value-type="float" office:value="0.06569948731325" calcext:value-type="float">
            <text:p>0.0656994873</text:p>
          </table:table-cell>
          <table:table-cell table:formula="of:=[.D1127]+([.D1127]*[.C1128]/100)" office:value-type="float" office:value="77.0036031891235" calcext:value-type="float">
            <text:p>77.0036031891</text:p>
          </table:table-cell>
          <table:table-cell office:value-type="float" office:value="118.120007886828" calcext:value-type="float">
            <text:p>118.1200078868</text:p>
          </table:table-cell>
          <table:table-cell office:value-type="float" office:value="118.544743556852" calcext:value-type="float">
            <text:p>118.5447435569</text:p>
          </table:table-cell>
          <table:table-cell table:number-columns-repeated="3"/>
        </table:table-row>
        <table:table-row table:style-name="ro1">
          <table:table-cell office:value-type="float" office:value="0.660485538169759" calcext:value-type="float">
            <text:p>0.6604855382</text:p>
          </table:table-cell>
          <table:table-cell table:formula="of:=[.A1129]-1" office:value-type="float" office:value="-0.339514461830241" calcext:value-type="float">
            <text:p>-0.3395144618</text:p>
          </table:table-cell>
          <table:table-cell table:formula="of:=[.B1129]+[.$C$1]" office:value-type="float" office:value="-0.169514461830241" calcext:value-type="float">
            <text:p>-0.1695144618</text:p>
          </table:table-cell>
          <table:table-cell table:formula="of:=[.D1128]+([.D1128]*[.C1129]/100)" office:value-type="float" office:value="76.8730709455876" calcext:value-type="float">
            <text:p>76.8730709456</text:p>
          </table:table-cell>
          <table:table-cell office:value-type="float" office:value="119.391576729613" calcext:value-type="float">
            <text:p>119.3915767296</text:p>
          </table:table-cell>
          <table:table-cell office:value-type="float" office:value="118.120007886828" calcext:value-type="float">
            <text:p>118.1200078868</text:p>
          </table:table-cell>
          <table:table-cell table:number-columns-repeated="3"/>
        </table:table-row>
        <table:table-row table:style-name="ro1">
          <table:table-cell office:value-type="float" office:value="0.723171207387334" calcext:value-type="float">
            <text:p>0.7231712074</text:p>
          </table:table-cell>
          <table:table-cell table:formula="of:=[.A1130]-1" office:value-type="float" office:value="-0.276828792612666" calcext:value-type="float">
            <text:p>-0.2768287926</text:p>
          </table:table-cell>
          <table:table-cell table:formula="of:=[.B1130]+[.$C$1]" office:value-type="float" office:value="-0.106828792612666" calcext:value-type="float">
            <text:p>-0.1068287926</text:p>
          </table:table-cell>
          <table:table-cell table:formula="of:=[.D1129]+([.D1129]*[.C1130]/100)" office:value-type="float" office:value="76.7909483720521" calcext:value-type="float">
            <text:p>76.7909483721</text:p>
          </table:table-cell>
          <table:table-cell office:value-type="float" office:value="118.286187090067" calcext:value-type="float">
            <text:p>118.2861870901</text:p>
          </table:table-cell>
          <table:table-cell office:value-type="float" office:value="119.391576729613" calcext:value-type="float">
            <text:p>119.3915767296</text:p>
          </table:table-cell>
          <table:table-cell table:number-columns-repeated="3"/>
        </table:table-row>
        <table:table-row table:style-name="ro1">
          <table:table-cell office:value-type="float" office:value="1.33034730642048" calcext:value-type="float">
            <text:p>1.3303473064</text:p>
          </table:table-cell>
          <table:table-cell table:formula="of:=[.A1131]-1" office:value-type="float" office:value="0.33034730642048" calcext:value-type="float">
            <text:p>0.3303473064</text:p>
          </table:table-cell>
          <table:table-cell table:formula="of:=[.B1131]+[.$C$1]" office:value-type="float" office:value="0.50034730642048" calcext:value-type="float">
            <text:p>0.5003473064</text:p>
          </table:table-cell>
          <table:table-cell table:formula="of:=[.D1130]+([.D1130]*[.C1131]/100)" office:value-type="float" office:value="77.1751698138064" calcext:value-type="float">
            <text:p>77.1751698138</text:p>
          </table:table-cell>
          <table:table-cell office:value-type="float" office:value="119.13173863768" calcext:value-type="float">
            <text:p>119.1317386377</text:p>
          </table:table-cell>
          <table:table-cell office:value-type="float" office:value="118.286187090067" calcext:value-type="float">
            <text:p>118.2861870901</text:p>
          </table:table-cell>
          <table:table-cell table:number-columns-repeated="3"/>
        </table:table-row>
        <table:table-row table:style-name="ro1">
          <table:table-cell office:value-type="float" office:value="0.813830839532603" calcext:value-type="float">
            <text:p>0.8138308395</text:p>
          </table:table-cell>
          <table:table-cell table:formula="of:=[.A1132]-1" office:value-type="float" office:value="-0.186169160467397" calcext:value-type="float">
            <text:p>-0.1861691605</text:p>
          </table:table-cell>
          <table:table-cell table:formula="of:=[.B1132]+[.$C$1]" office:value-type="float" office:value="-0.0161691604673969" calcext:value-type="float">
            <text:p>-0.0161691605</text:p>
          </table:table-cell>
          <table:table-cell table:formula="of:=[.D1131]+([.D1131]*[.C1132]/100)" office:value-type="float" office:value="77.1626912367582" calcext:value-type="float">
            <text:p>77.1626912368</text:p>
          </table:table-cell>
          <table:table-cell office:value-type="float" office:value="119.193265217899" calcext:value-type="float">
            <text:p>119.1932652179</text:p>
          </table:table-cell>
          <table:table-cell office:value-type="float" office:value="119.13173863768" calcext:value-type="float">
            <text:p>119.1317386377</text:p>
          </table:table-cell>
          <table:table-cell table:number-columns-repeated="3"/>
        </table:table-row>
        <table:table-row table:style-name="ro1">
          <table:table-cell office:value-type="float" office:value="0.930085073121103" calcext:value-type="float">
            <text:p>0.9300850731</text:p>
          </table:table-cell>
          <table:table-cell table:formula="of:=[.A1133]-1" office:value-type="float" office:value="-0.0699149268788969" calcext:value-type="float">
            <text:p>-0.0699149269</text:p>
          </table:table-cell>
          <table:table-cell table:formula="of:=[.B1133]+[.$C$1]" office:value-type="float" office:value="0.100085073121103" calcext:value-type="float">
            <text:p>0.1000850731</text:p>
          </table:table-cell>
          <table:table-cell table:formula="of:=[.D1132]+([.D1132]*[.C1133]/100)" office:value-type="float" office:value="77.2399195727048" calcext:value-type="float">
            <text:p>77.2399195727</text:p>
          </table:table-cell>
          <table:table-cell office:value-type="float" office:value="118.831337770286" calcext:value-type="float">
            <text:p>118.8313377703</text:p>
          </table:table-cell>
          <table:table-cell office:value-type="float" office:value="119.193265217899" calcext:value-type="float">
            <text:p>119.1932652179</text:p>
          </table:table-cell>
          <table:table-cell table:number-columns-repeated="3"/>
        </table:table-row>
        <table:table-row table:style-name="ro1">
          <table:table-cell office:value-type="float" office:value="0.75773778580377" calcext:value-type="float">
            <text:p>0.7577377858</text:p>
          </table:table-cell>
          <table:table-cell table:formula="of:=[.A1134]-1" office:value-type="float" office:value="-0.24226221419623" calcext:value-type="float">
            <text:p>-0.2422622142</text:p>
          </table:table-cell>
          <table:table-cell table:formula="of:=[.B1134]+[.$C$1]" office:value-type="float" office:value="-0.0722622141962299" calcext:value-type="float">
            <text:p>-0.0722622142</text:p>
          </table:table-cell>
          <table:table-cell table:formula="of:=[.D1133]+([.D1133]*[.C1134]/100)" office:value-type="float" office:value="77.1841042965781" calcext:value-type="float">
            <text:p>77.1841042966</text:p>
          </table:table-cell>
          <table:table-cell office:value-type="float" office:value="119.248233855439" calcext:value-type="float">
            <text:p>119.2482338554</text:p>
          </table:table-cell>
          <table:table-cell office:value-type="float" office:value="118.831337770286" calcext:value-type="float">
            <text:p>118.8313377703</text:p>
          </table:table-cell>
          <table:table-cell table:number-columns-repeated="3"/>
        </table:table-row>
        <table:table-row table:style-name="ro1">
          <table:table-cell office:value-type="float" office:value="0.443074478621822" calcext:value-type="float">
            <text:p>0.4430744786</text:p>
          </table:table-cell>
          <table:table-cell table:formula="of:=[.A1135]-1" office:value-type="float" office:value="-0.556925521378178" calcext:value-type="float">
            <text:p>-0.5569255214</text:p>
          </table:table-cell>
          <table:table-cell table:formula="of:=[.B1135]+[.$C$1]" office:value-type="float" office:value="-0.386925521378178" calcext:value-type="float">
            <text:p>-0.3869255214</text:p>
          </table:table-cell>
          <table:table-cell table:formula="of:=[.D1134]+([.D1134]*[.C1135]/100)" office:value-type="float" office:value="76.8854592986075" calcext:value-type="float">
            <text:p>76.8854592986</text:p>
          </table:table-cell>
          <table:table-cell office:value-type="float" office:value="119.063054889617" calcext:value-type="float">
            <text:p>119.0630548896</text:p>
          </table:table-cell>
          <table:table-cell office:value-type="float" office:value="119.248233855439" calcext:value-type="float">
            <text:p>119.2482338554</text:p>
          </table:table-cell>
          <table:table-cell table:number-columns-repeated="3"/>
        </table:table-row>
        <table:table-row table:style-name="ro1">
          <table:table-cell office:value-type="float" office:value="0.528293898472531" calcext:value-type="float">
            <text:p>0.5282938985</text:p>
          </table:table-cell>
          <table:table-cell table:formula="of:=[.A1136]-1" office:value-type="float" office:value="-0.471706101527469" calcext:value-type="float">
            <text:p>-0.4717061015</text:p>
          </table:table-cell>
          <table:table-cell table:formula="of:=[.B1136]+[.$C$1]" office:value-type="float" office:value="-0.301706101527469" calcext:value-type="float">
            <text:p>-0.3017061015</text:p>
          </table:table-cell>
          <table:table-cell table:formula="of:=[.D1135]+([.D1135]*[.C1136]/100)" office:value-type="float" office:value="76.6534911767162" calcext:value-type="float">
            <text:p>76.6534911767</text:p>
          </table:table-cell>
          <table:table-cell office:value-type="float" office:value="119.467509171911" calcext:value-type="float">
            <text:p>119.4675091719</text:p>
          </table:table-cell>
          <table:table-cell office:value-type="float" office:value="119.063054889617" calcext:value-type="float">
            <text:p>119.0630548896</text:p>
          </table:table-cell>
          <table:table-cell table:number-columns-repeated="3"/>
        </table:table-row>
        <table:table-row table:style-name="ro1">
          <table:table-cell office:value-type="float" office:value="0.759000801974785" calcext:value-type="float">
            <text:p>0.759000802</text:p>
          </table:table-cell>
          <table:table-cell table:formula="of:=[.A1137]-1" office:value-type="float" office:value="-0.240999198025215" calcext:value-type="float">
            <text:p>-0.240999198</text:p>
          </table:table-cell>
          <table:table-cell table:formula="of:=[.B1137]+[.$C$1]" office:value-type="float" office:value="-0.070999198025215" calcext:value-type="float">
            <text:p>-0.070999198</text:p>
          </table:table-cell>
          <table:table-cell table:formula="of:=[.D1136]+([.D1136]*[.C1137]/100)" office:value-type="float" office:value="76.5990678127224" calcext:value-type="float">
            <text:p>76.5990678127</text:p>
          </table:table-cell>
          <table:table-cell office:value-type="float" office:value="119.162506086531" calcext:value-type="float">
            <text:p>119.1625060865</text:p>
          </table:table-cell>
          <table:table-cell office:value-type="float" office:value="119.467509171911" calcext:value-type="float">
            <text:p>119.4675091719</text:p>
          </table:table-cell>
          <table:table-cell table:number-columns-repeated="3"/>
        </table:table-row>
        <table:table-row table:style-name="ro1">
          <table:table-cell office:value-type="float" office:value="1.03908059936527" calcext:value-type="float">
            <text:p>1.0390805994</text:p>
          </table:table-cell>
          <table:table-cell table:formula="of:=[.A1138]-1" office:value-type="float" office:value="0.0390805993652701" calcext:value-type="float">
            <text:p>0.0390805994</text:p>
          </table:table-cell>
          <table:table-cell table:formula="of:=[.B1138]+[.$C$1]" office:value-type="float" office:value="0.20908059936527" calcext:value-type="float">
            <text:p>0.2090805994</text:p>
          </table:table-cell>
          <table:table-cell table:formula="of:=[.D1137]+([.D1137]*[.C1138]/100)" office:value-type="float" office:value="76.7592216028135" calcext:value-type="float">
            <text:p>76.7592216028</text:p>
          </table:table-cell>
          <table:table-cell office:value-type="float" office:value="119.081372218127" calcext:value-type="float">
            <text:p>119.0813722181</text:p>
          </table:table-cell>
          <table:table-cell office:value-type="float" office:value="119.162506086531" calcext:value-type="float">
            <text:p>119.1625060865</text:p>
          </table:table-cell>
          <table:table-cell table:number-columns-repeated="3"/>
        </table:table-row>
        <table:table-row table:style-name="ro1">
          <table:table-cell office:value-type="float" office:value="0.705564061675559" calcext:value-type="float">
            <text:p>0.7055640617</text:p>
          </table:table-cell>
          <table:table-cell table:formula="of:=[.A1139]-1" office:value-type="float" office:value="-0.294435938324441" calcext:value-type="float">
            <text:p>-0.2944359383</text:p>
          </table:table-cell>
          <table:table-cell table:formula="of:=[.B1139]+[.$C$1]" office:value-type="float" office:value="-0.124435938324441" calcext:value-type="float">
            <text:p>-0.1244359383</text:p>
          </table:table-cell>
          <table:table-cell table:formula="of:=[.D1138]+([.D1138]*[.C1139]/100)" office:value-type="float" office:value="76.6637055451615" calcext:value-type="float">
            <text:p>76.6637055452</text:p>
          </table:table-cell>
          <table:table-cell office:value-type="float" office:value="119.152702450961" calcext:value-type="float">
            <text:p>119.152702451</text:p>
          </table:table-cell>
          <table:table-cell office:value-type="float" office:value="119.081372218127" calcext:value-type="float">
            <text:p>119.0813722181</text:p>
          </table:table-cell>
          <table:table-cell table:number-columns-repeated="3"/>
        </table:table-row>
        <table:table-row table:style-name="ro1">
          <table:table-cell office:value-type="float" office:value="0.69110665848925" calcext:value-type="float">
            <text:p>0.6911066585</text:p>
          </table:table-cell>
          <table:table-cell table:formula="of:=[.A1140]-1" office:value-type="float" office:value="-0.30889334151075" calcext:value-type="float">
            <text:p>-0.3088933415</text:p>
          </table:table-cell>
          <table:table-cell table:formula="of:=[.B1140]+[.$C$1]" office:value-type="float" office:value="-0.13889334151075" calcext:value-type="float">
            <text:p>-0.1388933415</text:p>
          </table:table-cell>
          <table:table-cell table:formula="of:=[.D1139]+([.D1139]*[.C1140]/100)" office:value-type="float" office:value="76.5572247628038" calcext:value-type="float">
            <text:p>76.5572247628</text:p>
          </table:table-cell>
          <table:table-cell office:value-type="float" office:value="119.612125362272" calcext:value-type="float">
            <text:p>119.6121253623</text:p>
          </table:table-cell>
          <table:table-cell office:value-type="float" office:value="119.152702450961" calcext:value-type="float">
            <text:p>119.152702451</text:p>
          </table:table-cell>
          <table:table-cell table:number-columns-repeated="3"/>
        </table:table-row>
        <table:table-row table:style-name="ro1">
          <table:table-cell office:value-type="float" office:value="0.534639576392215" calcext:value-type="float">
            <text:p>0.5346395764</text:p>
          </table:table-cell>
          <table:table-cell table:formula="of:=[.A1141]-1" office:value-type="float" office:value="-0.465360423607785" calcext:value-type="float">
            <text:p>-0.4653604236</text:p>
          </table:table-cell>
          <table:table-cell table:formula="of:=[.B1141]+[.$C$1]" office:value-type="float" office:value="-0.295360423607785" calcext:value-type="float">
            <text:p>-0.2953604236</text:p>
          </table:table-cell>
          <table:table-cell table:formula="of:=[.D1140]+([.D1140]*[.C1141]/100)" office:value-type="float" office:value="76.3311050194421" calcext:value-type="float">
            <text:p>76.3311050194</text:p>
          </table:table-cell>
          <table:table-cell office:value-type="float" office:value="118.690641372361" calcext:value-type="float">
            <text:p>118.6906413724</text:p>
          </table:table-cell>
          <table:table-cell office:value-type="float" office:value="119.612125362272" calcext:value-type="float">
            <text:p>119.6121253623</text:p>
          </table:table-cell>
          <table:table-cell table:number-columns-repeated="3"/>
        </table:table-row>
        <table:table-row table:style-name="ro1">
          <table:table-cell office:value-type="float" office:value="0.762446445980343" calcext:value-type="float">
            <text:p>0.762446446</text:p>
          </table:table-cell>
          <table:table-cell table:formula="of:=[.A1142]-1" office:value-type="float" office:value="-0.237553554019657" calcext:value-type="float">
            <text:p>-0.237553554</text:p>
          </table:table-cell>
          <table:table-cell table:formula="of:=[.B1142]+[.$C$1]" office:value-type="float" office:value="-0.0675535540196569" calcext:value-type="float">
            <text:p>-0.067553554</text:p>
          </table:table-cell>
          <table:table-cell table:formula="of:=[.D1141]+([.D1141]*[.C1142]/100)" office:value-type="float" office:value="76.2795406451789" calcext:value-type="float">
            <text:p>76.2795406452</text:p>
          </table:table-cell>
          <table:table-cell office:value-type="float" office:value="118.290789308053" calcext:value-type="float">
            <text:p>118.2907893081</text:p>
          </table:table-cell>
          <table:table-cell office:value-type="float" office:value="118.690641372361" calcext:value-type="float">
            <text:p>118.6906413724</text:p>
          </table:table-cell>
          <table:table-cell table:number-columns-repeated="3"/>
        </table:table-row>
        <table:table-row table:style-name="ro1">
          <table:table-cell office:value-type="float" office:value="0.897166972736388" calcext:value-type="float">
            <text:p>0.8971669727</text:p>
          </table:table-cell>
          <table:table-cell table:formula="of:=[.A1143]-1" office:value-type="float" office:value="-0.102833027263612" calcext:value-type="float">
            <text:p>-0.1028330273</text:p>
          </table:table-cell>
          <table:table-cell table:formula="of:=[.B1143]+[.$C$1]" office:value-type="float" office:value="0.0671669727363881" calcext:value-type="float">
            <text:p>0.0671669727</text:p>
          </table:table-cell>
          <table:table-cell table:formula="of:=[.D1142]+([.D1142]*[.C1143]/100)" office:value-type="float" office:value="76.3307753034475" calcext:value-type="float">
            <text:p>76.3307753034</text:p>
          </table:table-cell>
          <table:table-cell office:value-type="float" office:value="119.313006120026" calcext:value-type="float">
            <text:p>119.31300612</text:p>
          </table:table-cell>
          <table:table-cell office:value-type="float" office:value="118.290789308053" calcext:value-type="float">
            <text:p>118.2907893081</text:p>
          </table:table-cell>
          <table:table-cell table:number-columns-repeated="3"/>
        </table:table-row>
        <table:table-row table:style-name="ro1">
          <table:table-cell office:value-type="float" office:value="0.570247382845328" calcext:value-type="float">
            <text:p>0.5702473828</text:p>
          </table:table-cell>
          <table:table-cell table:formula="of:=[.A1144]-1" office:value-type="float" office:value="-0.429752617154672" calcext:value-type="float">
            <text:p>-0.4297526172</text:p>
          </table:table-cell>
          <table:table-cell table:formula="of:=[.B1144]+[.$C$1]" office:value-type="float" office:value="-0.259752617154672" calcext:value-type="float">
            <text:p>-0.2597526172</text:p>
          </table:table-cell>
          <table:table-cell table:formula="of:=[.D1143]+([.D1143]*[.C1144]/100)" office:value-type="float" office:value="76.1325041169024" calcext:value-type="float">
            <text:p>76.1325041169</text:p>
          </table:table-cell>
          <table:table-cell office:value-type="float" office:value="117.468839741009" calcext:value-type="float">
            <text:p>117.468839741</text:p>
          </table:table-cell>
          <table:table-cell office:value-type="float" office:value="119.313006120026" calcext:value-type="float">
            <text:p>119.31300612</text:p>
          </table:table-cell>
          <table:table-cell table:number-columns-repeated="3"/>
        </table:table-row>
        <table:table-row table:style-name="ro1">
          <table:table-cell office:value-type="float" office:value="1.08190620609691" calcext:value-type="float">
            <text:p>1.0819062061</text:p>
          </table:table-cell>
          <table:table-cell table:formula="of:=[.A1145]-1" office:value-type="float" office:value="0.08190620609691" calcext:value-type="float">
            <text:p>0.0819062061</text:p>
          </table:table-cell>
          <table:table-cell table:formula="of:=[.B1145]+[.$C$1]" office:value-type="float" office:value="0.25190620609691" calcext:value-type="float">
            <text:p>0.2519062061</text:p>
          </table:table-cell>
          <table:table-cell table:formula="of:=[.D1144]+([.D1144]*[.C1145]/100)" office:value-type="float" office:value="76.3242866196298" calcext:value-type="float">
            <text:p>76.3242866196</text:p>
          </table:table-cell>
          <table:table-cell office:value-type="float" office:value="118.457051737246" calcext:value-type="float">
            <text:p>118.4570517372</text:p>
          </table:table-cell>
          <table:table-cell office:value-type="float" office:value="117.468839741009" calcext:value-type="float">
            <text:p>117.468839741</text:p>
          </table:table-cell>
          <table:table-cell table:number-columns-repeated="3"/>
        </table:table-row>
        <table:table-row table:style-name="ro1">
          <table:table-cell office:value-type="float" office:value="0.90281919734309" calcext:value-type="float">
            <text:p>0.9028191973</text:p>
          </table:table-cell>
          <table:table-cell table:formula="of:=[.A1146]-1" office:value-type="float" office:value="-0.09718080265691" calcext:value-type="float">
            <text:p>-0.0971808027</text:p>
          </table:table-cell>
          <table:table-cell table:formula="of:=[.B1146]+[.$C$1]" office:value-type="float" office:value="0.07281919734309" calcext:value-type="float">
            <text:p>0.0728191973</text:p>
          </table:table-cell>
          <table:table-cell table:formula="of:=[.D1145]+([.D1145]*[.C1146]/100)" office:value-type="float" office:value="76.3798653525241" calcext:value-type="float">
            <text:p>76.3798653525</text:p>
          </table:table-cell>
          <table:table-cell office:value-type="float" office:value="119.950450837838" calcext:value-type="float">
            <text:p>119.9504508378</text:p>
          </table:table-cell>
          <table:table-cell office:value-type="float" office:value="118.457051737246" calcext:value-type="float">
            <text:p>118.4570517372</text:p>
          </table:table-cell>
          <table:table-cell table:number-columns-repeated="3"/>
        </table:table-row>
        <table:table-row table:style-name="ro1">
          <table:table-cell office:value-type="float" office:value="0.817296419712149" calcext:value-type="float">
            <text:p>0.8172964197</text:p>
          </table:table-cell>
          <table:table-cell table:formula="of:=[.A1147]-1" office:value-type="float" office:value="-0.182703580287851" calcext:value-type="float">
            <text:p>-0.1827035803</text:p>
          </table:table-cell>
          <table:table-cell table:formula="of:=[.B1147]+[.$C$1]" office:value-type="float" office:value="-0.0127035802878509" calcext:value-type="float">
            <text:p>-0.0127035803</text:p>
          </table:table-cell>
          <table:table-cell table:formula="of:=[.D1146]+([.D1146]*[.C1147]/100)" office:value-type="float" office:value="76.3701623750053" calcext:value-type="float">
            <text:p>76.370162375</text:p>
          </table:table-cell>
          <table:table-cell office:value-type="float" office:value="119.772512257291" calcext:value-type="float">
            <text:p>119.7725122573</text:p>
          </table:table-cell>
          <table:table-cell office:value-type="float" office:value="119.950450837838" calcext:value-type="float">
            <text:p>119.9504508378</text:p>
          </table:table-cell>
          <table:table-cell table:number-columns-repeated="3"/>
        </table:table-row>
        <table:table-row table:style-name="ro1">
          <table:table-cell office:value-type="float" office:value="0.522141274140483" calcext:value-type="float">
            <text:p>0.5221412741</text:p>
          </table:table-cell>
          <table:table-cell table:formula="of:=[.A1148]-1" office:value-type="float" office:value="-0.477858725859517" calcext:value-type="float">
            <text:p>-0.4778587259</text:p>
          </table:table-cell>
          <table:table-cell table:formula="of:=[.B1148]+[.$C$1]" office:value-type="float" office:value="-0.307858725859517" calcext:value-type="float">
            <text:p>-0.3078587259</text:p>
          </table:table-cell>
          <table:table-cell table:formula="of:=[.D1147]+([.D1147]*[.C1148]/100)" office:value-type="float" office:value="76.1350501661807" calcext:value-type="float">
            <text:p>76.1350501662</text:p>
          </table:table-cell>
          <table:table-cell office:value-type="float" office:value="120.072230699134" calcext:value-type="float">
            <text:p>120.0722306991</text:p>
          </table:table-cell>
          <table:table-cell office:value-type="float" office:value="119.772512257291" calcext:value-type="float">
            <text:p>119.7725122573</text:p>
          </table:table-cell>
          <table:table-cell table:number-columns-repeated="3"/>
        </table:table-row>
        <table:table-row table:style-name="ro1">
          <table:table-cell office:value-type="float" office:value="0.68016178984182" calcext:value-type="float">
            <text:p>0.6801617898</text:p>
          </table:table-cell>
          <table:table-cell table:formula="of:=[.A1149]-1" office:value-type="float" office:value="-0.31983821015818" calcext:value-type="float">
            <text:p>-0.3198382102</text:p>
          </table:table-cell>
          <table:table-cell table:formula="of:=[.B1149]+[.$C$1]" office:value-type="float" office:value="-0.14983821015818" calcext:value-type="float">
            <text:p>-0.1498382102</text:p>
          </table:table-cell>
          <table:table-cell table:formula="of:=[.D1148]+([.D1148]*[.C1149]/100)" office:value-type="float" office:value="76.0209707697087" calcext:value-type="float">
            <text:p>76.0209707697</text:p>
          </table:table-cell>
          <table:table-cell office:value-type="float" office:value="120.397431946291" calcext:value-type="float">
            <text:p>120.3974319463</text:p>
          </table:table-cell>
          <table:table-cell office:value-type="float" office:value="120.072230699134" calcext:value-type="float">
            <text:p>120.0722306991</text:p>
          </table:table-cell>
          <table:table-cell table:number-columns-repeated="3"/>
        </table:table-row>
        <table:table-row table:style-name="ro1">
          <table:table-cell office:value-type="float" office:value="0.804795007635356" calcext:value-type="float">
            <text:p>0.8047950076</text:p>
          </table:table-cell>
          <table:table-cell table:formula="of:=[.A1150]-1" office:value-type="float" office:value="-0.195204992364644" calcext:value-type="float">
            <text:p>-0.1952049924</text:p>
          </table:table-cell>
          <table:table-cell table:formula="of:=[.B1150]+[.$C$1]" office:value-type="float" office:value="-0.0252049923646439" calcext:value-type="float">
            <text:p>-0.0252049924</text:p>
          </table:table-cell>
          <table:table-cell table:formula="of:=[.D1149]+([.D1149]*[.C1150]/100)" office:value-type="float" office:value="76.0018096898307" calcext:value-type="float">
            <text:p>76.0018096898</text:p>
          </table:table-cell>
          <table:table-cell office:value-type="float" office:value="121.470772503317" calcext:value-type="float">
            <text:p>121.4707725033</text:p>
          </table:table-cell>
          <table:table-cell office:value-type="float" office:value="120.397431946291" calcext:value-type="float">
            <text:p>120.3974319463</text:p>
          </table:table-cell>
          <table:table-cell table:number-columns-repeated="3"/>
        </table:table-row>
        <table:table-row table:style-name="ro1">
          <table:table-cell office:value-type="float" office:value="0.662227133682122" calcext:value-type="float">
            <text:p>0.6622271337</text:p>
          </table:table-cell>
          <table:table-cell table:formula="of:=[.A1151]-1" office:value-type="float" office:value="-0.337772866317878" calcext:value-type="float">
            <text:p>-0.3377728663</text:p>
          </table:table-cell>
          <table:table-cell table:formula="of:=[.B1151]+[.$C$1]" office:value-type="float" office:value="-0.167772866317878" calcext:value-type="float">
            <text:p>-0.1677728663</text:p>
          </table:table-cell>
          <table:table-cell table:formula="of:=[.D1150]+([.D1150]*[.C1151]/100)" office:value-type="float" office:value="75.8742992752606" calcext:value-type="float">
            <text:p>75.8742992753</text:p>
          </table:table-cell>
          <table:table-cell office:value-type="float" office:value="121.832708276934" calcext:value-type="float">
            <text:p>121.8327082769</text:p>
          </table:table-cell>
          <table:table-cell office:value-type="float" office:value="121.470772503317" calcext:value-type="float">
            <text:p>121.4707725033</text:p>
          </table:table-cell>
          <table:table-cell table:number-columns-repeated="3"/>
        </table:table-row>
        <table:table-row table:style-name="ro1">
          <table:table-cell office:value-type="float" office:value="0.601797121293285" calcext:value-type="float">
            <text:p>0.6017971213</text:p>
          </table:table-cell>
          <table:table-cell table:formula="of:=[.A1152]-1" office:value-type="float" office:value="-0.398202878706715" calcext:value-type="float">
            <text:p>-0.3982028787</text:p>
          </table:table-cell>
          <table:table-cell table:formula="of:=[.B1152]+[.$C$1]" office:value-type="float" office:value="-0.228202878706715" calcext:value-type="float">
            <text:p>-0.2282028787</text:p>
          </table:table-cell>
          <table:table-cell table:formula="of:=[.D1151]+([.D1151]*[.C1152]/100)" office:value-type="float" office:value="75.7011519401159" calcext:value-type="float">
            <text:p>75.7011519401</text:p>
          </table:table-cell>
          <table:table-cell office:value-type="float" office:value="122.116065123483" calcext:value-type="float">
            <text:p>122.1160651235</text:p>
          </table:table-cell>
          <table:table-cell office:value-type="float" office:value="121.832708276934" calcext:value-type="float">
            <text:p>121.8327082769</text:p>
          </table:table-cell>
          <table:table-cell table:number-columns-repeated="3"/>
        </table:table-row>
        <table:table-row table:style-name="ro1">
          <table:table-cell office:value-type="float" office:value="1.16004123326665" calcext:value-type="float">
            <text:p>1.1600412333</text:p>
          </table:table-cell>
          <table:table-cell table:formula="of:=[.A1153]-1" office:value-type="float" office:value="0.16004123326665" calcext:value-type="float">
            <text:p>0.1600412333</text:p>
          </table:table-cell>
          <table:table-cell table:formula="of:=[.B1153]+[.$C$1]" office:value-type="float" office:value="0.33004123326665" calcext:value-type="float">
            <text:p>0.3300412333</text:p>
          </table:table-cell>
          <table:table-cell table:formula="of:=[.D1152]+([.D1152]*[.C1153]/100)" office:value-type="float" office:value="75.9509969555761" calcext:value-type="float">
            <text:p>75.9509969556</text:p>
          </table:table-cell>
          <table:table-cell office:value-type="float" office:value="122.691983252553" calcext:value-type="float">
            <text:p>122.6919832526</text:p>
          </table:table-cell>
          <table:table-cell office:value-type="float" office:value="122.116065123483" calcext:value-type="float">
            <text:p>122.1160651235</text:p>
          </table:table-cell>
          <table:table-cell table:number-columns-repeated="3"/>
        </table:table-row>
        <table:table-row table:style-name="ro1">
          <table:table-cell office:value-type="float" office:value="0.896616640363171" calcext:value-type="float">
            <text:p>0.8966166404</text:p>
          </table:table-cell>
          <table:table-cell table:formula="of:=[.A1154]-1" office:value-type="float" office:value="-0.103383359636829" calcext:value-type="float">
            <text:p>-0.1033833596</text:p>
          </table:table-cell>
          <table:table-cell table:formula="of:=[.B1154]+[.$C$1]" office:value-type="float" office:value="0.0666166403631711" calcext:value-type="float">
            <text:p>0.0666166404</text:p>
          </table:table-cell>
          <table:table-cell table:formula="of:=[.D1153]+([.D1153]*[.C1154]/100)" office:value-type="float" office:value="76.0015929580703" calcext:value-type="float">
            <text:p>76.0015929581</text:p>
          </table:table-cell>
          <table:table-cell office:value-type="float" office:value="123.119956289463" calcext:value-type="float">
            <text:p>123.1199562895</text:p>
          </table:table-cell>
          <table:table-cell office:value-type="float" office:value="122.691983252553" calcext:value-type="float">
            <text:p>122.6919832526</text:p>
          </table:table-cell>
          <table:table-cell table:number-columns-repeated="3"/>
        </table:table-row>
        <table:table-row table:style-name="ro1">
          <table:table-cell office:value-type="float" office:value="1.29464933977902" calcext:value-type="float">
            <text:p>1.2946493398</text:p>
          </table:table-cell>
          <table:table-cell table:formula="of:=[.A1155]-1" office:value-type="float" office:value="0.29464933977902" calcext:value-type="float">
            <text:p>0.2946493398</text:p>
          </table:table-cell>
          <table:table-cell table:formula="of:=[.B1155]+[.$C$1]" office:value-type="float" office:value="0.46464933977902" calcext:value-type="float">
            <text:p>0.4646493398</text:p>
          </table:table-cell>
          <table:table-cell table:formula="of:=[.D1154]+([.D1154]*[.C1155]/100)" office:value-type="float" office:value="76.3547338579715" calcext:value-type="float">
            <text:p>76.354733858</text:p>
          </table:table-cell>
          <table:table-cell office:value-type="float" office:value="123.143558261511" calcext:value-type="float">
            <text:p>123.1435582615</text:p>
          </table:table-cell>
          <table:table-cell office:value-type="float" office:value="123.119956289463" calcext:value-type="float">
            <text:p>123.1199562895</text:p>
          </table:table-cell>
          <table:table-cell table:number-columns-repeated="3"/>
        </table:table-row>
        <table:table-row table:style-name="ro1">
          <table:table-cell office:value-type="float" office:value="0.417506124661554" calcext:value-type="float">
            <text:p>0.4175061247</text:p>
          </table:table-cell>
          <table:table-cell table:formula="of:=[.A1156]-1" office:value-type="float" office:value="-0.582493875338446" calcext:value-type="float">
            <text:p>-0.5824938753</text:p>
          </table:table-cell>
          <table:table-cell table:formula="of:=[.B1156]+[.$C$1]" office:value-type="float" office:value="-0.412493875338446" calcext:value-type="float">
            <text:p>-0.4124938753</text:p>
          </table:table-cell>
          <table:table-cell table:formula="of:=[.D1155]+([.D1155]*[.C1156]/100)" office:value-type="float" office:value="76.0397752572764" calcext:value-type="float">
            <text:p>76.0397752573</text:p>
          </table:table-cell>
          <table:table-cell office:value-type="float" office:value="123.18804914689" calcext:value-type="float">
            <text:p>123.1880491469</text:p>
          </table:table-cell>
          <table:table-cell office:value-type="float" office:value="123.143558261511" calcext:value-type="float">
            <text:p>123.1435582615</text:p>
          </table:table-cell>
          <table:table-cell table:number-columns-repeated="3"/>
        </table:table-row>
        <table:table-row table:style-name="ro1">
          <table:table-cell office:value-type="float" office:value="1.03841116107938" calcext:value-type="float">
            <text:p>1.0384111611</text:p>
          </table:table-cell>
          <table:table-cell table:formula="of:=[.A1157]-1" office:value-type="float" office:value="0.03841116107938" calcext:value-type="float">
            <text:p>0.0384111611</text:p>
          </table:table-cell>
          <table:table-cell table:formula="of:=[.B1157]+[.$C$1]" office:value-type="float" office:value="0.20841116107938" calcext:value-type="float">
            <text:p>0.2084111611</text:p>
          </table:table-cell>
          <table:table-cell table:formula="of:=[.D1156]+([.D1156]*[.C1157]/100)" office:value-type="float" office:value="76.1982506357722" calcext:value-type="float">
            <text:p>76.1982506358</text:p>
          </table:table-cell>
          <table:table-cell office:value-type="float" office:value="123.902699614665" calcext:value-type="float">
            <text:p>123.9026996147</text:p>
          </table:table-cell>
          <table:table-cell office:value-type="float" office:value="123.18804914689" calcext:value-type="float">
            <text:p>123.1880491469</text:p>
          </table:table-cell>
          <table:table-cell table:number-columns-repeated="3"/>
        </table:table-row>
        <table:table-row table:style-name="ro1">
          <table:table-cell office:value-type="float" office:value="1.02418160054299" calcext:value-type="float">
            <text:p>1.0241816005</text:p>
          </table:table-cell>
          <table:table-cell table:formula="of:=[.A1158]-1" office:value-type="float" office:value="0.02418160054299" calcext:value-type="float">
            <text:p>0.0241816005</text:p>
          </table:table-cell>
          <table:table-cell table:formula="of:=[.B1158]+[.$C$1]" office:value-type="float" office:value="0.19418160054299" calcext:value-type="float">
            <text:p>0.1941816005</text:p>
          </table:table-cell>
          <table:table-cell table:formula="of:=[.D1157]+([.D1157]*[.C1158]/100)" office:value-type="float" office:value="76.3462136184425" calcext:value-type="float">
            <text:p>76.3462136184</text:p>
          </table:table-cell>
          <table:table-cell office:value-type="float" office:value="123.689399693285" calcext:value-type="float">
            <text:p>123.6893996933</text:p>
          </table:table-cell>
          <table:table-cell office:value-type="float" office:value="123.902699614665" calcext:value-type="float">
            <text:p>123.9026996147</text:p>
          </table:table-cell>
          <table:table-cell table:number-columns-repeated="3"/>
        </table:table-row>
        <table:table-row table:style-name="ro1">
          <table:table-cell office:value-type="float" office:value="0.508424841150277" calcext:value-type="float">
            <text:p>0.5084248412</text:p>
          </table:table-cell>
          <table:table-cell table:formula="of:=[.A1159]-1" office:value-type="float" office:value="-0.491575158849723" calcext:value-type="float">
            <text:p>-0.4915751588</text:p>
          </table:table-cell>
          <table:table-cell table:formula="of:=[.B1159]+[.$C$1]" office:value-type="float" office:value="-0.321575158849723" calcext:value-type="float">
            <text:p>-0.3215751588</text:p>
          </table:table-cell>
          <table:table-cell table:formula="of:=[.D1158]+([.D1158]*[.C1159]/100)" office:value-type="float" office:value="76.1007031607233" calcext:value-type="float">
            <text:p>76.1007031607</text:p>
          </table:table-cell>
          <table:table-cell office:value-type="float" office:value="123.160602282356" calcext:value-type="float">
            <text:p>123.1606022824</text:p>
          </table:table-cell>
          <table:table-cell office:value-type="float" office:value="123.689399693285" calcext:value-type="float">
            <text:p>123.6893996933</text:p>
          </table:table-cell>
          <table:table-cell table:number-columns-repeated="3"/>
        </table:table-row>
        <table:table-row table:style-name="ro1">
          <table:table-cell office:value-type="float" office:value="0.76665775837644" calcext:value-type="float">
            <text:p>0.7666577584</text:p>
          </table:table-cell>
          <table:table-cell table:formula="of:=[.A1160]-1" office:value-type="float" office:value="-0.23334224162356" calcext:value-type="float">
            <text:p>-0.2333422416</text:p>
          </table:table-cell>
          <table:table-cell table:formula="of:=[.B1160]+[.$C$1]" office:value-type="float" office:value="-0.06334224162356" calcext:value-type="float">
            <text:p>-0.0633422416</text:p>
          </table:table-cell>
          <table:table-cell table:formula="of:=[.D1159]+([.D1159]*[.C1160]/100)" office:value-type="float" office:value="76.05249926945" calcext:value-type="float">
            <text:p>76.0524992695</text:p>
          </table:table-cell>
          <table:table-cell office:value-type="float" office:value="123.192651364876" calcext:value-type="float">
            <text:p>123.1926513649</text:p>
          </table:table-cell>
          <table:table-cell office:value-type="float" office:value="123.160602282356" calcext:value-type="float">
            <text:p>123.1606022824</text:p>
          </table:table-cell>
          <table:table-cell table:number-columns-repeated="3"/>
        </table:table-row>
        <table:table-row table:style-name="ro1">
          <table:table-cell office:value-type="float" office:value="0.7075339346175" calcext:value-type="float">
            <text:p>0.7075339346</text:p>
          </table:table-cell>
          <table:table-cell table:formula="of:=[.A1161]-1" office:value-type="float" office:value="-0.2924660653825" calcext:value-type="float">
            <text:p>-0.2924660654</text:p>
          </table:table-cell>
          <table:table-cell table:formula="of:=[.B1161]+[.$C$1]" office:value-type="float" office:value="-0.1224660653825" calcext:value-type="float">
            <text:p>-0.1224660654</text:p>
          </table:table-cell>
          <table:table-cell table:formula="of:=[.D1160]+([.D1160]*[.C1161]/100)" office:value-type="float" office:value="75.9593607659696" calcext:value-type="float">
            <text:p>75.959360766</text:p>
          </table:table-cell>
          <table:table-cell office:value-type="float" office:value="123.669118305555" calcext:value-type="float">
            <text:p>123.6691183056</text:p>
          </table:table-cell>
          <table:table-cell office:value-type="float" office:value="123.192651364876" calcext:value-type="float">
            <text:p>123.1926513649</text:p>
          </table:table-cell>
          <table:table-cell table:number-columns-repeated="3"/>
        </table:table-row>
        <table:table-row table:style-name="ro1">
          <table:table-cell office:value-type="float" office:value="0.597957406252805" calcext:value-type="float">
            <text:p>0.5979574063</text:p>
          </table:table-cell>
          <table:table-cell table:formula="of:=[.A1162]-1" office:value-type="float" office:value="-0.402042593747195" calcext:value-type="float">
            <text:p>-0.4020425937</text:p>
          </table:table-cell>
          <table:table-cell table:formula="of:=[.B1162]+[.$C$1]" office:value-type="float" office:value="-0.232042593747195" calcext:value-type="float">
            <text:p>-0.2320425937</text:p>
          </table:table-cell>
          <table:table-cell table:formula="of:=[.D1161]+([.D1161]*[.C1162]/100)" office:value-type="float" office:value="75.7831026950545" calcext:value-type="float">
            <text:p>75.7831026951</text:p>
          </table:table-cell>
          <table:table-cell office:value-type="float" office:value="122.900090082354" calcext:value-type="float">
            <text:p>122.9000900824</text:p>
          </table:table-cell>
          <table:table-cell office:value-type="float" office:value="123.669118305555" calcext:value-type="float">
            <text:p>123.6691183056</text:p>
          </table:table-cell>
          <table:table-cell table:number-columns-repeated="3"/>
        </table:table-row>
        <table:table-row table:style-name="ro1">
          <table:table-cell office:value-type="float" office:value="0.423771309257688" calcext:value-type="float">
            <text:p>0.4237713093</text:p>
          </table:table-cell>
          <table:table-cell table:formula="of:=[.A1163]-1" office:value-type="float" office:value="-0.576228690742312" calcext:value-type="float">
            <text:p>-0.5762286907</text:p>
          </table:table-cell>
          <table:table-cell table:formula="of:=[.B1163]+[.$C$1]" office:value-type="float" office:value="-0.406228690742312" calcext:value-type="float">
            <text:p>-0.4062286907</text:p>
          </table:table-cell>
          <table:table-cell table:formula="of:=[.D1162]+([.D1162]*[.C1163]/100)" office:value-type="float" office:value="75.4752499891725" calcext:value-type="float">
            <text:p>75.4752499892</text:p>
          </table:table-cell>
          <table:table-cell office:value-type="float" office:value="123.671673238367" calcext:value-type="float">
            <text:p>123.6716732384</text:p>
          </table:table-cell>
          <table:table-cell office:value-type="float" office:value="122.900090082354" calcext:value-type="float">
            <text:p>122.9000900824</text:p>
          </table:table-cell>
          <table:table-cell table:number-columns-repeated="3"/>
        </table:table-row>
        <table:table-row table:style-name="ro1">
          <table:table-cell office:value-type="float" office:value="0.946600136776332" calcext:value-type="float">
            <text:p>0.9466001368</text:p>
          </table:table-cell>
          <table:table-cell table:formula="of:=[.A1164]-1" office:value-type="float" office:value="-0.053399863223668" calcext:value-type="float">
            <text:p>-0.0533998632</text:p>
          </table:table-cell>
          <table:table-cell table:formula="of:=[.B1164]+[.$C$1]" office:value-type="float" office:value="0.116600136776332" calcext:value-type="float">
            <text:p>0.1166001368</text:p>
          </table:table-cell>
          <table:table-cell table:formula="of:=[.D1163]+([.D1163]*[.C1164]/100)" office:value-type="float" office:value="75.5632542338921" calcext:value-type="float">
            <text:p>75.5632542339</text:p>
          </table:table-cell>
          <table:table-cell office:value-type="float" office:value="123.123876081899" calcext:value-type="float">
            <text:p>123.1238760819</text:p>
          </table:table-cell>
          <table:table-cell office:value-type="float" office:value="123.671673238367" calcext:value-type="float">
            <text:p>123.6716732384</text:p>
          </table:table-cell>
          <table:table-cell table:number-columns-repeated="3"/>
        </table:table-row>
        <table:table-row table:style-name="ro1">
          <table:table-cell office:value-type="float" office:value="1.05105381709873" calcext:value-type="float">
            <text:p>1.0510538171</text:p>
          </table:table-cell>
          <table:table-cell table:formula="of:=[.A1165]-1" office:value-type="float" office:value="0.05105381709873" calcext:value-type="float">
            <text:p>0.0510538171</text:p>
          </table:table-cell>
          <table:table-cell table:formula="of:=[.B1165]+[.$C$1]" office:value-type="float" office:value="0.22105381709873" calcext:value-type="float">
            <text:p>0.2210538171</text:p>
          </table:table-cell>
          <table:table-cell table:formula="of:=[.D1164]+([.D1164]*[.C1165]/100)" office:value-type="float" office:value="75.7302896917002" calcext:value-type="float">
            <text:p>75.7302896917</text:p>
          </table:table-cell>
          <table:table-cell office:value-type="float" office:value="124.077492380285" calcext:value-type="float">
            <text:p>124.0774923803</text:p>
          </table:table-cell>
          <table:table-cell office:value-type="float" office:value="123.123876081899" calcext:value-type="float">
            <text:p>123.1238760819</text:p>
          </table:table-cell>
          <table:table-cell table:number-columns-repeated="3"/>
        </table:table-row>
        <table:table-row table:style-name="ro1">
          <table:table-cell office:value-type="float" office:value="1.1893654807462" calcext:value-type="float">
            <text:p>1.1893654807</text:p>
          </table:table-cell>
          <table:table-cell table:formula="of:=[.A1166]-1" office:value-type="float" office:value="0.1893654807462" calcext:value-type="float">
            <text:p>0.1893654807</text:p>
          </table:table-cell>
          <table:table-cell table:formula="of:=[.B1166]+[.$C$1]" office:value-type="float" office:value="0.3593654807462" calcext:value-type="float">
            <text:p>0.3593654807</text:p>
          </table:table-cell>
          <table:table-cell table:formula="of:=[.D1165]+([.D1165]*[.C1166]/100)" office:value-type="float" office:value="76.0024382113212" calcext:value-type="float">
            <text:p>76.0024382113</text:p>
          </table:table-cell>
          <table:table-cell office:value-type="float" office:value="123.792088248562" calcext:value-type="float">
            <text:p>123.7920882486</text:p>
          </table:table-cell>
          <table:table-cell office:value-type="float" office:value="124.077492380285" calcext:value-type="float">
            <text:p>124.0774923803</text:p>
          </table:table-cell>
          <table:table-cell table:number-columns-repeated="3"/>
        </table:table-row>
        <table:table-row table:style-name="ro1">
          <table:table-cell office:value-type="float" office:value="0.616619813855421" calcext:value-type="float">
            <text:p>0.6166198139</text:p>
          </table:table-cell>
          <table:table-cell table:formula="of:=[.A1167]-1" office:value-type="float" office:value="-0.383380186144579" calcext:value-type="float">
            <text:p>-0.3833801861</text:p>
          </table:table-cell>
          <table:table-cell table:formula="of:=[.B1167]+[.$C$1]" office:value-type="float" office:value="-0.213380186144579" calcext:value-type="float">
            <text:p>-0.2133801861</text:p>
          </table:table-cell>
          <table:table-cell table:formula="of:=[.D1166]+([.D1166]*[.C1167]/100)" office:value-type="float" office:value="75.8402640671915" calcext:value-type="float">
            <text:p>75.8402640672</text:p>
          </table:table-cell>
          <table:table-cell office:value-type="float" office:value="124.238470157418" calcext:value-type="float">
            <text:p>124.2384701574</text:p>
          </table:table-cell>
          <table:table-cell office:value-type="float" office:value="123.792088248562" calcext:value-type="float">
            <text:p>123.7920882486</text:p>
          </table:table-cell>
          <table:table-cell table:number-columns-repeated="3"/>
        </table:table-row>
        <table:table-row table:style-name="ro1">
          <table:table-cell office:value-type="float" office:value="0.404410767865461" calcext:value-type="float">
            <text:p>0.4044107679</text:p>
          </table:table-cell>
          <table:table-cell table:formula="of:=[.A1168]-1" office:value-type="float" office:value="-0.595589232134539" calcext:value-type="float">
            <text:p>-0.5955892321</text:p>
          </table:table-cell>
          <table:table-cell table:formula="of:=[.B1168]+[.$C$1]" office:value-type="float" office:value="-0.425589232134539" calcext:value-type="float">
            <text:p>-0.4255892321</text:p>
          </table:table-cell>
          <table:table-cell table:formula="of:=[.D1167]+([.D1167]*[.C1168]/100)" office:value-type="float" office:value="75.5174960696991" calcext:value-type="float">
            <text:p>75.5174960697</text:p>
          </table:table-cell>
          <table:table-cell office:value-type="float" office:value="124.18997625365" calcext:value-type="float">
            <text:p>124.1899762537</text:p>
          </table:table-cell>
          <table:table-cell office:value-type="float" office:value="124.238470157418" calcext:value-type="float">
            <text:p>124.2384701574</text:p>
          </table:table-cell>
          <table:table-cell table:number-columns-repeated="3"/>
        </table:table-row>
        <table:table-row table:style-name="ro1">
          <table:table-cell office:value-type="float" office:value="0.754768261963084" calcext:value-type="float">
            <text:p>0.754768262</text:p>
          </table:table-cell>
          <table:table-cell table:formula="of:=[.A1169]-1" office:value-type="float" office:value="-0.245231738036916" calcext:value-type="float">
            <text:p>-0.245231738</text:p>
          </table:table-cell>
          <table:table-cell table:formula="of:=[.B1169]+[.$C$1]" office:value-type="float" office:value="-0.0752317380369159" calcext:value-type="float">
            <text:p>-0.075231738</text:p>
          </table:table-cell>
          <table:table-cell table:formula="of:=[.D1168]+([.D1168]*[.C1169]/100)" office:value-type="float" office:value="75.4606829448839" calcext:value-type="float">
            <text:p>75.4606829449</text:p>
          </table:table-cell>
          <table:table-cell office:value-type="float" office:value="124.949800040877" calcext:value-type="float">
            <text:p>124.9498000409</text:p>
          </table:table-cell>
          <table:table-cell office:value-type="float" office:value="124.18997625365" calcext:value-type="float">
            <text:p>124.1899762537</text:p>
          </table:table-cell>
          <table:table-cell table:number-columns-repeated="3"/>
        </table:table-row>
        <table:table-row table:style-name="ro1">
          <table:table-cell office:value-type="float" office:value="0.644600934992404" calcext:value-type="float">
            <text:p>0.644600935</text:p>
          </table:table-cell>
          <table:table-cell table:formula="of:=[.A1170]-1" office:value-type="float" office:value="-0.355399065007596" calcext:value-type="float">
            <text:p>-0.355399065</text:p>
          </table:table-cell>
          <table:table-cell table:formula="of:=[.B1170]+[.$C$1]" office:value-type="float" office:value="-0.185399065007596" calcext:value-type="float">
            <text:p>-0.185399065</text:p>
          </table:table-cell>
          <table:table-cell table:formula="of:=[.D1169]+([.D1169]*[.C1170]/100)" office:value-type="float" office:value="75.3207795442558" calcext:value-type="float">
            <text:p>75.3207795443</text:p>
          </table:table-cell>
          <table:table-cell office:value-type="float" office:value="123.998231019143" calcext:value-type="float">
            <text:p>123.9982310191</text:p>
          </table:table-cell>
          <table:table-cell office:value-type="float" office:value="124.949800040877" calcext:value-type="float">
            <text:p>124.9498000409</text:p>
          </table:table-cell>
          <table:table-cell table:number-columns-repeated="3"/>
        </table:table-row>
        <table:table-row table:style-name="ro1">
          <table:table-cell office:value-type="float" office:value="1.06163407864079" calcext:value-type="float">
            <text:p>1.0616340786</text:p>
          </table:table-cell>
          <table:table-cell table:formula="of:=[.A1171]-1" office:value-type="float" office:value="0.0616340786407901" calcext:value-type="float">
            <text:p>0.0616340786</text:p>
          </table:table-cell>
          <table:table-cell table:formula="of:=[.B1171]+[.$C$1]" office:value-type="float" office:value="0.23163407864079" calcext:value-type="float">
            <text:p>0.2316340786</text:p>
          </table:table-cell>
          <table:table-cell table:formula="of:=[.D1170]+([.D1170]*[.C1171]/100)" office:value-type="float" office:value="75.4952481379782" calcext:value-type="float">
            <text:p>75.495248138</text:p>
          </table:table-cell>
          <table:table-cell office:value-type="float" office:value="124.473424652156" calcext:value-type="float">
            <text:p>124.4734246522</text:p>
          </table:table-cell>
          <table:table-cell office:value-type="float" office:value="123.998231019143" calcext:value-type="float">
            <text:p>123.9982310191</text:p>
          </table:table-cell>
          <table:table-cell table:number-columns-repeated="3"/>
        </table:table-row>
        <table:table-row table:style-name="ro1">
          <table:table-cell office:value-type="float" office:value="0.606383789966783" calcext:value-type="float">
            <text:p>0.60638379</text:p>
          </table:table-cell>
          <table:table-cell table:formula="of:=[.A1172]-1" office:value-type="float" office:value="-0.393616210033217" calcext:value-type="float">
            <text:p>-0.39361621</text:p>
          </table:table-cell>
          <table:table-cell table:formula="of:=[.B1172]+[.$C$1]" office:value-type="float" office:value="-0.223616210033217" calcext:value-type="float">
            <text:p>-0.22361621</text:p>
          </table:table-cell>
          <table:table-cell table:formula="of:=[.D1171]+([.D1171]*[.C1172]/100)" office:value-type="float" office:value="75.3264285253369" calcext:value-type="float">
            <text:p>75.3264285253</text:p>
          </table:table-cell>
          <table:table-cell office:value-type="float" office:value="124.125212306545" calcext:value-type="float">
            <text:p>124.1252123065</text:p>
          </table:table-cell>
          <table:table-cell office:value-type="float" office:value="124.473424652156" calcext:value-type="float">
            <text:p>124.4734246522</text:p>
          </table:table-cell>
          <table:table-cell table:number-columns-repeated="3"/>
        </table:table-row>
        <table:table-row table:style-name="ro1">
          <table:table-cell office:value-type="float" office:value="0.869434512459564" calcext:value-type="float">
            <text:p>0.8694345125</text:p>
          </table:table-cell>
          <table:table-cell table:formula="of:=[.A1173]-1" office:value-type="float" office:value="-0.130565487540436" calcext:value-type="float">
            <text:p>-0.1305654875</text:p>
          </table:table-cell>
          <table:table-cell table:formula="of:=[.B1173]+[.$C$1]" office:value-type="float" office:value="0.0394345124595641" calcext:value-type="float">
            <text:p>0.0394345125</text:p>
          </table:table-cell>
          <table:table-cell table:formula="of:=[.D1172]+([.D1172]*[.C1173]/100)" office:value-type="float" office:value="75.356133135179" calcext:value-type="float">
            <text:p>75.3561331352</text:p>
          </table:table-cell>
          <table:table-cell office:value-type="float" office:value="124.536232866046" calcext:value-type="float">
            <text:p>124.536232866</text:p>
          </table:table-cell>
          <table:table-cell office:value-type="float" office:value="124.125212306545" calcext:value-type="float">
            <text:p>124.1252123065</text:p>
          </table:table-cell>
          <table:table-cell table:number-columns-repeated="3"/>
        </table:table-row>
        <table:table-row table:style-name="ro1">
          <table:table-cell office:value-type="float" office:value="0.793167284985783" calcext:value-type="float">
            <text:p>0.793167285</text:p>
          </table:table-cell>
          <table:table-cell table:formula="of:=[.A1174]-1" office:value-type="float" office:value="-0.206832715014217" calcext:value-type="float">
            <text:p>-0.206832715</text:p>
          </table:table-cell>
          <table:table-cell table:formula="of:=[.B1174]+[.$C$1]" office:value-type="float" office:value="-0.0368327150142169" calcext:value-type="float">
            <text:p>-0.036832715</text:p>
          </table:table-cell>
          <table:table-cell table:formula="of:=[.D1173]+([.D1173]*[.C1174]/100)" office:value-type="float" office:value="75.3283774254156" calcext:value-type="float">
            <text:p>75.3283774254</text:p>
          </table:table-cell>
          <table:table-cell office:value-type="float" office:value="125.047378722007" calcext:value-type="float">
            <text:p>125.047378722</text:p>
          </table:table-cell>
          <table:table-cell office:value-type="float" office:value="124.536232866046" calcext:value-type="float">
            <text:p>124.536232866</text:p>
          </table:table-cell>
          <table:table-cell table:number-columns-repeated="3"/>
        </table:table-row>
        <table:table-row table:style-name="ro1">
          <table:table-cell office:value-type="float" office:value="1.00654126319736" calcext:value-type="float">
            <text:p>1.0065412632</text:p>
          </table:table-cell>
          <table:table-cell table:formula="of:=[.A1175]-1" office:value-type="float" office:value="0.00654126319736004" calcext:value-type="float">
            <text:p>0.0065412632</text:p>
          </table:table-cell>
          <table:table-cell table:formula="of:=[.B1175]+[.$C$1]" office:value-type="float" office:value="0.17654126319736" calcext:value-type="float">
            <text:p>0.1765412632</text:p>
          </table:table-cell>
          <table:table-cell table:formula="of:=[.D1174]+([.D1174]*[.C1175]/100)" office:value-type="float" office:value="75.4613630944685" calcext:value-type="float">
            <text:p>75.4613630945</text:p>
          </table:table-cell>
          <table:table-cell office:value-type="float" office:value="126.144845550727" calcext:value-type="float">
            <text:p>126.1448455507</text:p>
          </table:table-cell>
          <table:table-cell office:value-type="float" office:value="125.047378722007" calcext:value-type="float">
            <text:p>125.047378722</text:p>
          </table:table-cell>
          <table:table-cell table:number-columns-repeated="3"/>
        </table:table-row>
        <table:table-row table:style-name="ro1">
          <table:table-cell office:value-type="float" office:value="0.978598889688385" calcext:value-type="float">
            <text:p>0.9785988897</text:p>
          </table:table-cell>
          <table:table-cell table:formula="of:=[.A1176]-1" office:value-type="float" office:value="-0.021401110311615" calcext:value-type="float">
            <text:p>-0.0214011103</text:p>
          </table:table-cell>
          <table:table-cell table:formula="of:=[.B1176]+[.$C$1]" office:value-type="float" office:value="0.148598889688385" calcext:value-type="float">
            <text:p>0.1485988897</text:p>
          </table:table-cell>
          <table:table-cell table:formula="of:=[.D1175]+([.D1175]*[.C1176]/100)" office:value-type="float" office:value="75.5734978421706" calcext:value-type="float">
            <text:p>75.5734978422</text:p>
          </table:table-cell>
          <table:table-cell office:value-type="float" office:value="126.680875012405" calcext:value-type="float">
            <text:p>126.6808750124</text:p>
          </table:table-cell>
          <table:table-cell office:value-type="float" office:value="126.144845550727" calcext:value-type="float">
            <text:p>126.1448455507</text:p>
          </table:table-cell>
          <table:table-cell table:number-columns-repeated="3"/>
        </table:table-row>
        <table:table-row table:style-name="ro1">
          <table:table-cell office:value-type="float" office:value="0.546000822838947" calcext:value-type="float">
            <text:p>0.5460008228</text:p>
          </table:table-cell>
          <table:table-cell table:formula="of:=[.A1177]-1" office:value-type="float" office:value="-0.453999177161053" calcext:value-type="float">
            <text:p>-0.4539991772</text:p>
          </table:table-cell>
          <table:table-cell table:formula="of:=[.B1177]+[.$C$1]" office:value-type="float" office:value="-0.283999177161053" calcext:value-type="float">
            <text:p>-0.2839991772</text:p>
          </table:table-cell>
          <table:table-cell table:formula="of:=[.D1176]+([.D1176]*[.C1177]/100)" office:value-type="float" office:value="75.358869730147" calcext:value-type="float">
            <text:p>75.3588697301</text:p>
          </table:table-cell>
          <table:table-cell office:value-type="float" office:value="126.680192586855" calcext:value-type="float">
            <text:p>126.6801925869</text:p>
          </table:table-cell>
          <table:table-cell office:value-type="float" office:value="126.680875012405" calcext:value-type="float">
            <text:p>126.6808750124</text:p>
          </table:table-cell>
          <table:table-cell table:number-columns-repeated="3"/>
        </table:table-row>
        <table:table-row table:style-name="ro1">
          <table:table-cell office:value-type="float" office:value="1.10730751969276" calcext:value-type="float">
            <text:p>1.1073075197</text:p>
          </table:table-cell>
          <table:table-cell table:formula="of:=[.A1178]-1" office:value-type="float" office:value="0.10730751969276" calcext:value-type="float">
            <text:p>0.1073075197</text:p>
          </table:table-cell>
          <table:table-cell table:formula="of:=[.B1178]+[.$C$1]" office:value-type="float" office:value="0.27730751969276" calcext:value-type="float">
            <text:p>0.2773075197</text:p>
          </table:table-cell>
          <table:table-cell table:formula="of:=[.D1177]+([.D1177]*[.C1178]/100)" office:value-type="float" office:value="75.5678455426642" calcext:value-type="float">
            <text:p>75.5678455427</text:p>
          </table:table-cell>
          <table:table-cell office:value-type="float" office:value="124.414536222181" calcext:value-type="float">
            <text:p>124.4145362222</text:p>
          </table:table-cell>
          <table:table-cell office:value-type="float" office:value="126.680192586855" calcext:value-type="float">
            <text:p>126.6801925869</text:p>
          </table:table-cell>
          <table:table-cell table:number-columns-repeated="3"/>
        </table:table-row>
        <table:table-row table:style-name="ro1">
          <table:table-cell office:value-type="float" office:value="1.1772195727409" calcext:value-type="float">
            <text:p>1.1772195727</text:p>
          </table:table-cell>
          <table:table-cell table:formula="of:=[.A1179]-1" office:value-type="float" office:value="0.1772195727409" calcext:value-type="float">
            <text:p>0.1772195727</text:p>
          </table:table-cell>
          <table:table-cell table:formula="of:=[.B1179]+[.$C$1]" office:value-type="float" office:value="0.3472195727409" calcext:value-type="float">
            <text:p>0.3472195727</text:p>
          </table:table-cell>
          <table:table-cell table:formula="of:=[.D1178]+([.D1178]*[.C1179]/100)" office:value-type="float" office:value="75.8302318930869" calcext:value-type="float">
            <text:p>75.8302318931</text:p>
          </table:table-cell>
          <table:table-cell office:value-type="float" office:value="125.757435289278" calcext:value-type="float">
            <text:p>125.7574352893</text:p>
          </table:table-cell>
          <table:table-cell office:value-type="float" office:value="124.414536222181" calcext:value-type="float">
            <text:p>124.4145362222</text:p>
          </table:table-cell>
          <table:table-cell table:number-columns-repeated="3"/>
        </table:table-row>
        <table:table-row table:style-name="ro1">
          <table:table-cell office:value-type="float" office:value="1.16359197314267" calcext:value-type="float">
            <text:p>1.1635919731</text:p>
          </table:table-cell>
          <table:table-cell table:formula="of:=[.A1180]-1" office:value-type="float" office:value="0.16359197314267" calcext:value-type="float">
            <text:p>0.1635919731</text:p>
          </table:table-cell>
          <table:table-cell table:formula="of:=[.B1180]+[.$C$1]" office:value-type="float" office:value="0.33359197314267" calcext:value-type="float">
            <text:p>0.3335919731</text:p>
          </table:table-cell>
          <table:table-cell table:formula="of:=[.D1179]+([.D1179]*[.C1180]/100)" office:value-type="float" office:value="76.0831954598977" calcext:value-type="float">
            <text:p>76.0831954599</text:p>
          </table:table-cell>
          <table:table-cell office:value-type="float" office:value="124.579775013048" calcext:value-type="float">
            <text:p>124.579775013</text:p>
          </table:table-cell>
          <table:table-cell office:value-type="float" office:value="125.757435289278" calcext:value-type="float">
            <text:p>125.7574352893</text:p>
          </table:table-cell>
          <table:table-cell table:number-columns-repeated="3"/>
        </table:table-row>
        <table:table-row table:style-name="ro1">
          <table:table-cell office:value-type="float" office:value="0.68169146896578" calcext:value-type="float">
            <text:p>0.681691469</text:p>
          </table:table-cell>
          <table:table-cell table:formula="of:=[.A1181]-1" office:value-type="float" office:value="-0.31830853103422" calcext:value-type="float">
            <text:p>-0.318308531</text:p>
          </table:table-cell>
          <table:table-cell table:formula="of:=[.B1181]+[.$C$1]" office:value-type="float" office:value="-0.14830853103422" calcext:value-type="float">
            <text:p>-0.148308531</text:p>
          </table:table-cell>
          <table:table-cell table:formula="of:=[.D1180]+([.D1180]*[.C1181]/100)" office:value-type="float" office:value="75.9703575903473" calcext:value-type="float">
            <text:p>75.9703575903</text:p>
          </table:table-cell>
          <table:table-cell office:value-type="float" office:value="123.88565559382" calcext:value-type="float">
            <text:p>123.8856555938</text:p>
          </table:table-cell>
          <table:table-cell office:value-type="float" office:value="124.579775013048" calcext:value-type="float">
            <text:p>124.579775013</text:p>
          </table:table-cell>
          <table:table-cell table:number-columns-repeated="3"/>
        </table:table-row>
        <table:table-row table:style-name="ro1">
          <table:table-cell office:value-type="float" office:value="0.484594958281661" calcext:value-type="float">
            <text:p>0.4845949583</text:p>
          </table:table-cell>
          <table:table-cell table:formula="of:=[.A1182]-1" office:value-type="float" office:value="-0.515405041718339" calcext:value-type="float">
            <text:p>-0.5154050417</text:p>
          </table:table-cell>
          <table:table-cell table:formula="of:=[.B1182]+[.$C$1]" office:value-type="float" office:value="-0.345405041718339" calcext:value-type="float">
            <text:p>-0.3454050417</text:p>
          </table:table-cell>
          <table:table-cell table:formula="of:=[.D1181]+([.D1181]*[.C1182]/100)" office:value-type="float" office:value="75.7079521450188" calcext:value-type="float">
            <text:p>75.707952145</text:p>
          </table:table-cell>
          <table:table-cell office:value-type="float" office:value="123.974029847499" calcext:value-type="float">
            <text:p>123.9740298475</text:p>
          </table:table-cell>
          <table:table-cell office:value-type="float" office:value="123.88565559382" calcext:value-type="float">
            <text:p>123.8856555938</text:p>
          </table:table-cell>
          <table:table-cell table:number-columns-repeated="3"/>
        </table:table-row>
        <table:table-row table:style-name="ro1">
          <table:table-cell office:value-type="float" office:value="0.566637074712383" calcext:value-type="float">
            <text:p>0.5666370747</text:p>
          </table:table-cell>
          <table:table-cell table:formula="of:=[.A1183]-1" office:value-type="float" office:value="-0.433362925287617" calcext:value-type="float">
            <text:p>-0.4333629253</text:p>
          </table:table-cell>
          <table:table-cell table:formula="of:=[.B1183]+[.$C$1]" office:value-type="float" office:value="-0.263362925287617" calcext:value-type="float">
            <text:p>-0.2633629253</text:p>
          </table:table-cell>
          <table:table-cell table:formula="of:=[.D1182]+([.D1182]*[.C1183]/100)" office:value-type="float" office:value="75.5085654675743" calcext:value-type="float">
            <text:p>75.5085654676</text:p>
          </table:table-cell>
          <table:table-cell office:value-type="float" office:value="124.141573901839" calcext:value-type="float">
            <text:p>124.1415739018</text:p>
          </table:table-cell>
          <table:table-cell office:value-type="float" office:value="123.974029847499" calcext:value-type="float">
            <text:p>123.9740298475</text:p>
          </table:table-cell>
          <table:table-cell table:number-columns-repeated="3"/>
        </table:table-row>
        <table:table-row table:style-name="ro1">
          <table:table-cell office:value-type="float" office:value="0.560989824251042" calcext:value-type="float">
            <text:p>0.5609898243</text:p>
          </table:table-cell>
          <table:table-cell table:formula="of:=[.A1184]-1" office:value-type="float" office:value="-0.439010175748958" calcext:value-type="float">
            <text:p>-0.4390101757</text:p>
          </table:table-cell>
          <table:table-cell table:formula="of:=[.B1184]+[.$C$1]" office:value-type="float" office:value="-0.269010175748958" calcext:value-type="float">
            <text:p>-0.2690101757</text:p>
          </table:table-cell>
          <table:table-cell table:formula="of:=[.D1183]+([.D1183]*[.C1184]/100)" office:value-type="float" office:value="75.3054397429045" calcext:value-type="float">
            <text:p>75.3054397429</text:p>
          </table:table-cell>
          <table:table-cell office:value-type="float" office:value="125.439391201442" calcext:value-type="float">
            <text:p>125.4393912014</text:p>
          </table:table-cell>
          <table:table-cell office:value-type="float" office:value="124.141573901839" calcext:value-type="float">
            <text:p>124.1415739018</text:p>
          </table:table-cell>
          <table:table-cell table:number-columns-repeated="3"/>
        </table:table-row>
        <table:table-row table:style-name="ro1">
          <table:table-cell office:value-type="float" office:value="0.740468017043893" calcext:value-type="float">
            <text:p>0.740468017</text:p>
          </table:table-cell>
          <table:table-cell table:formula="of:=[.A1185]-1" office:value-type="float" office:value="-0.259531982956107" calcext:value-type="float">
            <text:p>-0.259531983</text:p>
          </table:table-cell>
          <table:table-cell table:formula="of:=[.B1185]+[.$C$1]" office:value-type="float" office:value="-0.0895319829561069" calcext:value-type="float">
            <text:p>-0.089531983</text:p>
          </table:table-cell>
          <table:table-cell table:formula="of:=[.D1184]+([.D1184]*[.C1185]/100)" office:value-type="float" office:value="75.2380172894288" calcext:value-type="float">
            <text:p>75.2380172894</text:p>
          </table:table-cell>
          <table:table-cell office:value-type="float" office:value="125.071579902173" calcext:value-type="float">
            <text:p>125.0715799022</text:p>
          </table:table-cell>
          <table:table-cell office:value-type="float" office:value="125.439391201442" calcext:value-type="float">
            <text:p>125.4393912014</text:p>
          </table:table-cell>
          <table:table-cell table:number-columns-repeated="3"/>
        </table:table-row>
        <table:table-row table:style-name="ro1">
          <table:table-cell office:value-type="float" office:value="1.00413149274741" calcext:value-type="float">
            <text:p>1.0041314927</text:p>
          </table:table-cell>
          <table:table-cell table:formula="of:=[.A1186]-1" office:value-type="float" office:value="0.00413149274741009" calcext:value-type="float">
            <text:p>0.0041314927</text:p>
          </table:table-cell>
          <table:table-cell table:formula="of:=[.B1186]+[.$C$1]" office:value-type="float" office:value="0.17413149274741" calcext:value-type="float">
            <text:p>0.1741314927</text:p>
          </table:table-cell>
          <table:table-cell table:formula="of:=[.D1185]+([.D1185]*[.C1186]/100)" office:value-type="float" office:value="75.3690303720484" calcext:value-type="float">
            <text:p>75.369030372</text:p>
          </table:table-cell>
          <table:table-cell office:value-type="float" office:value="125.280369157525" calcext:value-type="float">
            <text:p>125.2803691575</text:p>
          </table:table-cell>
          <table:table-cell office:value-type="float" office:value="125.071579902173" calcext:value-type="float">
            <text:p>125.0715799022</text:p>
          </table:table-cell>
          <table:table-cell table:number-columns-repeated="3"/>
        </table:table-row>
        <table:table-row table:style-name="ro1">
          <table:table-cell office:value-type="float" office:value="1.04827720521874" calcext:value-type="float">
            <text:p>1.0482772052</text:p>
          </table:table-cell>
          <table:table-cell table:formula="of:=[.A1187]-1" office:value-type="float" office:value="0.0482772052187399" calcext:value-type="float">
            <text:p>0.0482772052</text:p>
          </table:table-cell>
          <table:table-cell table:formula="of:=[.B1187]+[.$C$1]" office:value-type="float" office:value="0.21827720521874" calcext:value-type="float">
            <text:p>0.2182772052</text:p>
          </table:table-cell>
          <table:table-cell table:formula="of:=[.D1186]+([.D1186]*[.C1187]/100)" office:value-type="float" office:value="75.533543785145" calcext:value-type="float">
            <text:p>75.5335437851</text:p>
          </table:table-cell>
          <table:table-cell office:value-type="float" office:value="125.380502779989" calcext:value-type="float">
            <text:p>125.38050278</text:p>
          </table:table-cell>
          <table:table-cell office:value-type="float" office:value="125.280369157525" calcext:value-type="float">
            <text:p>125.2803691575</text:p>
          </table:table-cell>
          <table:table-cell table:number-columns-repeated="3"/>
        </table:table-row>
        <table:table-row table:style-name="ro1">
          <table:table-cell office:value-type="float" office:value="0.701043248069062" calcext:value-type="float">
            <text:p>0.7010432481</text:p>
          </table:table-cell>
          <table:table-cell table:formula="of:=[.A1188]-1" office:value-type="float" office:value="-0.298956751930938" calcext:value-type="float">
            <text:p>-0.2989567519</text:p>
          </table:table-cell>
          <table:table-cell table:formula="of:=[.B1188]+[.$C$1]" office:value-type="float" office:value="-0.128956751930938" calcext:value-type="float">
            <text:p>-0.1289567519</text:p>
          </table:table-cell>
          <table:table-cell table:formula="of:=[.D1187]+([.D1187]*[.C1188]/100)" office:value-type="float" office:value="75.4361381804614" calcext:value-type="float">
            <text:p>75.4361381805</text:p>
          </table:table-cell>
          <table:table-cell office:value-type="float" office:value="126.285541948652" calcext:value-type="float">
            <text:p>126.2855419487</text:p>
          </table:table-cell>
          <table:table-cell office:value-type="float" office:value="125.380502779989" calcext:value-type="float">
            <text:p>125.38050278</text:p>
          </table:table-cell>
          <table:table-cell table:number-columns-repeated="3"/>
        </table:table-row>
        <table:table-row table:style-name="ro1">
          <table:table-cell office:value-type="float" office:value="0.804148992093782" calcext:value-type="float">
            <text:p>0.8041489921</text:p>
          </table:table-cell>
          <table:table-cell table:formula="of:=[.A1189]-1" office:value-type="float" office:value="-0.195851007906218" calcext:value-type="float">
            <text:p>-0.1958510079</text:p>
          </table:table-cell>
          <table:table-cell table:formula="of:=[.B1189]+[.$C$1]" office:value-type="float" office:value="-0.0258510079062179" calcext:value-type="float">
            <text:p>-0.0258510079</text:p>
          </table:table-cell>
          <table:table-cell table:formula="of:=[.D1188]+([.D1188]*[.C1189]/100)" office:value-type="float" office:value="75.4166371784162" calcext:value-type="float">
            <text:p>75.4166371784</text:p>
          </table:table-cell>
          <table:table-cell office:value-type="float" office:value="126.464928606254" calcext:value-type="float">
            <text:p>126.4649286063</text:p>
          </table:table-cell>
          <table:table-cell office:value-type="float" office:value="126.285541948652" calcext:value-type="float">
            <text:p>126.2855419487</text:p>
          </table:table-cell>
          <table:table-cell table:number-columns-repeated="3"/>
        </table:table-row>
        <table:table-row table:style-name="ro1">
          <table:table-cell office:value-type="float" office:value="0.757515233145024" calcext:value-type="float">
            <text:p>0.7575152331</text:p>
          </table:table-cell>
          <table:table-cell table:formula="of:=[.A1190]-1" office:value-type="float" office:value="-0.242484766854976" calcext:value-type="float">
            <text:p>-0.2424847669</text:p>
          </table:table-cell>
          <table:table-cell table:formula="of:=[.B1190]+[.$C$1]" office:value-type="float" office:value="-0.0724847668549759" calcext:value-type="float">
            <text:p>-0.0724847669</text:p>
          </table:table-cell>
          <table:table-cell table:formula="of:=[.D1189]+([.D1189]*[.C1190]/100)" office:value-type="float" office:value="75.3619716047875" calcext:value-type="float">
            <text:p>75.3619716048</text:p>
          </table:table-cell>
          <table:table-cell office:value-type="float" office:value="125.281650782672" calcext:value-type="float">
            <text:p>125.2816507827</text:p>
          </table:table-cell>
          <table:table-cell office:value-type="float" office:value="126.464928606254" calcext:value-type="float">
            <text:p>126.4649286063</text:p>
          </table:table-cell>
          <table:table-cell table:number-columns-repeated="3"/>
        </table:table-row>
        <table:table-row table:style-name="ro1">
          <table:table-cell office:value-type="float" office:value="0.77789235638588" calcext:value-type="float">
            <text:p>0.7778923564</text:p>
          </table:table-cell>
          <table:table-cell table:formula="of:=[.A1191]-1" office:value-type="float" office:value="-0.22210764361412" calcext:value-type="float">
            <text:p>-0.2221076436</text:p>
          </table:table-cell>
          <table:table-cell table:formula="of:=[.B1191]+[.$C$1]" office:value-type="float" office:value="-0.05210764361412" calcext:value-type="float">
            <text:p>-0.0521076436</text:p>
          </table:table-cell>
          <table:table-cell table:formula="of:=[.D1190]+([.D1190]*[.C1191]/100)" office:value-type="float" office:value="75.3227022572032" calcext:value-type="float">
            <text:p>75.3227022572</text:p>
          </table:table-cell>
          <table:table-cell office:value-type="float" office:value="126.39488000709" calcext:value-type="float">
            <text:p>126.3948800071</text:p>
          </table:table-cell>
          <table:table-cell office:value-type="float" office:value="125.281650782672" calcext:value-type="float">
            <text:p>125.2816507827</text:p>
          </table:table-cell>
          <table:table-cell table:number-columns-repeated="3"/>
        </table:table-row>
        <table:table-row table:style-name="ro1">
          <table:table-cell office:value-type="float" office:value="0.730041683642625" calcext:value-type="float">
            <text:p>0.7300416836</text:p>
          </table:table-cell>
          <table:table-cell table:formula="of:=[.A1192]-1" office:value-type="float" office:value="-0.269958316357375" calcext:value-type="float">
            <text:p>-0.2699583164</text:p>
          </table:table-cell>
          <table:table-cell table:formula="of:=[.B1192]+[.$C$1]" office:value-type="float" office:value="-0.099958316357375" calcext:value-type="float">
            <text:p>-0.0999583164</text:p>
          </table:table-cell>
          <table:table-cell table:formula="of:=[.D1191]+([.D1191]*[.C1192]/100)" office:value-type="float" office:value="75.247410952192" calcext:value-type="float">
            <text:p>75.2474109522</text:p>
          </table:table-cell>
          <table:table-cell office:value-type="float" office:value="127.608242853973" calcext:value-type="float">
            <text:p>127.608242854</text:p>
          </table:table-cell>
          <table:table-cell office:value-type="float" office:value="126.39488000709" calcext:value-type="float">
            <text:p>126.3948800071</text:p>
          </table:table-cell>
          <table:table-cell table:number-columns-repeated="3"/>
        </table:table-row>
        <table:table-row table:style-name="ro1">
          <table:table-cell office:value-type="float" office:value="0.718648456071117" calcext:value-type="float">
            <text:p>0.7186484561</text:p>
          </table:table-cell>
          <table:table-cell table:formula="of:=[.A1193]-1" office:value-type="float" office:value="-0.281351543928883" calcext:value-type="float">
            <text:p>-0.2813515439</text:p>
          </table:table-cell>
          <table:table-cell table:formula="of:=[.B1193]+[.$C$1]" office:value-type="float" office:value="-0.111351543928883" calcext:value-type="float">
            <text:p>-0.1113515439</text:p>
          </table:table-cell>
          <table:table-cell table:formula="of:=[.D1192]+([.D1192]*[.C1193]/100)" office:value-type="float" office:value="75.1636217983302" calcext:value-type="float">
            <text:p>75.1636217983</text:p>
          </table:table-cell>
          <table:table-cell office:value-type="float" office:value="127.565033593741" calcext:value-type="float">
            <text:p>127.5650335937</text:p>
          </table:table-cell>
          <table:table-cell office:value-type="float" office:value="127.608242853973" calcext:value-type="float">
            <text:p>127.608242854</text:p>
          </table:table-cell>
          <table:table-cell table:number-columns-repeated="3"/>
        </table:table-row>
        <table:table-row table:style-name="ro1">
          <table:table-cell office:value-type="float" office:value="0.987568735408107" calcext:value-type="float">
            <text:p>0.9875687354</text:p>
          </table:table-cell>
          <table:table-cell table:formula="of:=[.A1194]-1" office:value-type="float" office:value="-0.0124312645918929" calcext:value-type="float">
            <text:p>-0.0124312646</text:p>
          </table:table-cell>
          <table:table-cell table:formula="of:=[.B1194]+[.$C$1]" office:value-type="float" office:value="0.157568735408107" calcext:value-type="float">
            <text:p>0.1575687354</text:p>
          </table:table-cell>
          <table:table-cell table:formula="of:=[.D1193]+([.D1193]*[.C1194]/100)" office:value-type="float" office:value="75.2820561666848" calcext:value-type="float">
            <text:p>75.2820561667</text:p>
          </table:table-cell>
          <table:table-cell office:value-type="float" office:value="128.309094985271" calcext:value-type="float">
            <text:p>128.3090949853</text:p>
          </table:table-cell>
          <table:table-cell office:value-type="float" office:value="127.565033593741" calcext:value-type="float">
            <text:p>127.5650335937</text:p>
          </table:table-cell>
          <table:table-cell table:number-columns-repeated="3"/>
        </table:table-row>
        <table:table-row table:style-name="ro1">
          <table:table-cell office:value-type="float" office:value="0.986185674507241" calcext:value-type="float">
            <text:p>0.9861856745</text:p>
          </table:table-cell>
          <table:table-cell table:formula="of:=[.A1195]-1" office:value-type="float" office:value="-0.013814325492759" calcext:value-type="float">
            <text:p>-0.0138143255</text:p>
          </table:table-cell>
          <table:table-cell table:formula="of:=[.B1195]+[.$C$1]" office:value-type="float" office:value="0.156185674507241" calcext:value-type="float">
            <text:p>0.1561856745</text:p>
          </table:table-cell>
          <table:table-cell table:formula="of:=[.D1194]+([.D1194]*[.C1195]/100)" office:value-type="float" office:value="75.3996359538916" calcext:value-type="float">
            <text:p>75.3996359539</text:p>
          </table:table-cell>
          <table:table-cell office:value-type="float" office:value="128.725991070423" calcext:value-type="float">
            <text:p>128.7259910704</text:p>
          </table:table-cell>
          <table:table-cell office:value-type="float" office:value="128.309094985271" calcext:value-type="float">
            <text:p>128.3090949853</text:p>
          </table:table-cell>
          <table:table-cell table:number-columns-repeated="3"/>
        </table:table-row>
        <table:table-row table:style-name="ro1">
          <table:table-cell office:value-type="float" office:value="0.45150237200499" calcext:value-type="float">
            <text:p>0.451502372</text:p>
          </table:table-cell>
          <table:table-cell table:formula="of:=[.A1196]-1" office:value-type="float" office:value="-0.54849762799501" calcext:value-type="float">
            <text:p>-0.548497628</text:p>
          </table:table-cell>
          <table:table-cell table:formula="of:=[.B1196]+[.$C$1]" office:value-type="float" office:value="-0.37849762799501" calcext:value-type="float">
            <text:p>-0.378497628</text:p>
          </table:table-cell>
          <table:table-cell table:formula="of:=[.D1195]+([.D1195]*[.C1196]/100)" office:value-type="float" office:value="75.1142501202893" calcext:value-type="float">
            <text:p>75.1142501203</text:p>
          </table:table-cell>
          <table:table-cell office:value-type="float" office:value="128.534245835917" calcext:value-type="float">
            <text:p>128.5342458359</text:p>
          </table:table-cell>
          <table:table-cell office:value-type="float" office:value="128.725991070423" calcext:value-type="float">
            <text:p>128.7259910704</text:p>
          </table:table-cell>
          <table:table-cell table:number-columns-repeated="3"/>
        </table:table-row>
        <table:table-row table:style-name="ro1">
          <table:table-cell office:value-type="float" office:value="0.966510902684136" calcext:value-type="float">
            <text:p>0.9665109027</text:p>
          </table:table-cell>
          <table:table-cell table:formula="of:=[.A1197]-1" office:value-type="float" office:value="-0.0334890973158639" calcext:value-type="float">
            <text:p>-0.0334890973</text:p>
          </table:table-cell>
          <table:table-cell table:formula="of:=[.B1197]+[.$C$1]" office:value-type="float" office:value="0.136510902684136" calcext:value-type="float">
            <text:p>0.1365109027</text:p>
          </table:table-cell>
          <table:table-cell table:formula="of:=[.D1196]+([.D1196]*[.C1197]/100)" office:value-type="float" office:value="75.2167892611729" calcext:value-type="float">
            <text:p>75.2167892612</text:p>
          </table:table-cell>
          <table:table-cell office:value-type="float" office:value="128.839931346848" calcext:value-type="float">
            <text:p>128.8399313468</text:p>
          </table:table-cell>
          <table:table-cell office:value-type="float" office:value="128.534245835917" calcext:value-type="float">
            <text:p>128.5342458359</text:p>
          </table:table-cell>
          <table:table-cell table:number-columns-repeated="3"/>
        </table:table-row>
        <table:table-row table:style-name="ro1">
          <table:table-cell office:value-type="float" office:value="1.27905624502696" calcext:value-type="float">
            <text:p>1.279056245</text:p>
          </table:table-cell>
          <table:table-cell table:formula="of:=[.A1198]-1" office:value-type="float" office:value="0.27905624502696" calcext:value-type="float">
            <text:p>0.279056245</text:p>
          </table:table-cell>
          <table:table-cell table:formula="of:=[.B1198]+[.$C$1]" office:value-type="float" office:value="0.44905624502696" calcext:value-type="float">
            <text:p>0.449056245</text:p>
          </table:table-cell>
          <table:table-cell table:formula="of:=[.D1197]+([.D1197]*[.C1198]/100)" office:value-type="float" office:value="75.5545549506589" calcext:value-type="float">
            <text:p>75.5545549507</text:p>
          </table:table-cell>
          <table:table-cell office:value-type="float" office:value="128.611451594402" calcext:value-type="float">
            <text:p>128.6114515944</text:p>
          </table:table-cell>
          <table:table-cell office:value-type="float" office:value="128.839931346848" calcext:value-type="float">
            <text:p>128.8399313468</text:p>
          </table:table-cell>
          <table:table-cell table:number-columns-repeated="3"/>
        </table:table-row>
        <table:table-row table:style-name="ro1">
          <table:table-cell office:value-type="float" office:value="0.752678947696537" calcext:value-type="float">
            <text:p>0.7526789477</text:p>
          </table:table-cell>
          <table:table-cell table:formula="of:=[.A1199]-1" office:value-type="float" office:value="-0.247321052303463" calcext:value-type="float">
            <text:p>-0.2473210523</text:p>
          </table:table-cell>
          <table:table-cell table:formula="of:=[.B1199]+[.$C$1]" office:value-type="float" office:value="-0.0773210523034629" calcext:value-type="float">
            <text:p>-0.0773210523</text:p>
          </table:table-cell>
          <table:table-cell table:formula="of:=[.D1198]+([.D1198]*[.C1199]/100)" office:value-type="float" office:value="75.4961353737079" calcext:value-type="float">
            <text:p>75.4961353737</text:p>
          </table:table-cell>
          <table:table-cell office:value-type="float" office:value="129.66451908118" calcext:value-type="float">
            <text:p>129.6645190812</text:p>
          </table:table-cell>
          <table:table-cell office:value-type="float" office:value="128.611451594402" calcext:value-type="float">
            <text:p>128.6114515944</text:p>
          </table:table-cell>
          <table:table-cell table:number-columns-repeated="3"/>
        </table:table-row>
        <table:table-row table:style-name="ro1">
          <table:table-cell office:value-type="float" office:value="0.436652524415579" calcext:value-type="float">
            <text:p>0.4366525244</text:p>
          </table:table-cell>
          <table:table-cell table:formula="of:=[.A1200]-1" office:value-type="float" office:value="-0.563347475584421" calcext:value-type="float">
            <text:p>-0.5633474756</text:p>
          </table:table-cell>
          <table:table-cell table:formula="of:=[.B1200]+[.$C$1]" office:value-type="float" office:value="-0.393347475584421" calcext:value-type="float">
            <text:p>-0.3933474756</text:p>
          </table:table-cell>
          <table:table-cell table:formula="of:=[.D1199]+([.D1199]*[.C1200]/100)" office:value-type="float" office:value="75.1991732310516" calcext:value-type="float">
            <text:p>75.1991732311</text:p>
          </table:table-cell>
          <table:table-cell office:value-type="float" office:value="130.179593055581" calcext:value-type="float">
            <text:p>130.1795930556</text:p>
          </table:table-cell>
          <table:table-cell office:value-type="float" office:value="129.66451908118" calcext:value-type="float">
            <text:p>129.6645190812</text:p>
          </table:table-cell>
          <table:table-cell table:number-columns-repeated="3"/>
        </table:table-row>
        <table:table-row table:style-name="ro1">
          <table:table-cell office:value-type="float" office:value="0.927608586145491" calcext:value-type="float">
            <text:p>0.9276085861</text:p>
          </table:table-cell>
          <table:table-cell table:formula="of:=[.A1201]-1" office:value-type="float" office:value="-0.072391413854509" calcext:value-type="float">
            <text:p>-0.0723914139</text:p>
          </table:table-cell>
          <table:table-cell table:formula="of:=[.B1201]+[.$C$1]" office:value-type="float" office:value="0.097608586145491" calcext:value-type="float">
            <text:p>0.0976085861</text:p>
          </table:table-cell>
          <table:table-cell table:formula="of:=[.D1200]+([.D1200]*[.C1201]/100)" office:value-type="float" office:value="75.2725740808355" calcext:value-type="float">
            <text:p>75.2725740808</text:p>
          </table:table-cell>
          <table:table-cell office:value-type="float" office:value="129.817657281964" calcext:value-type="float">
            <text:p>129.817657282</text:p>
          </table:table-cell>
          <table:table-cell office:value-type="float" office:value="130.179593055581" calcext:value-type="float">
            <text:p>130.1795930556</text:p>
          </table:table-cell>
          <table:table-cell table:number-columns-repeated="3"/>
        </table:table-row>
        <table:table-row table:style-name="ro1">
          <table:table-cell office:value-type="float" office:value="0.992324426999475" calcext:value-type="float">
            <text:p>0.992324427</text:p>
          </table:table-cell>
          <table:table-cell table:formula="of:=[.A1202]-1" office:value-type="float" office:value="-0.0076755730005249" calcext:value-type="float">
            <text:p>-0.007675573</text:p>
          </table:table-cell>
          <table:table-cell table:formula="of:=[.B1202]+[.$C$1]" office:value-type="float" office:value="0.162324426999475" calcext:value-type="float">
            <text:p>0.162324427</text:p>
          </table:table-cell>
          <table:table-cell table:formula="of:=[.D1201]+([.D1201]*[.C1202]/100)" office:value-type="float" office:value="75.3947598554" calcext:value-type="float">
            <text:p>75.3947598554</text:p>
          </table:table-cell>
          <table:table-cell office:value-type="float" office:value="130.850360163579" calcext:value-type="float">
            <text:p>130.8503601636</text:p>
          </table:table-cell>
          <table:table-cell office:value-type="float" office:value="129.817657281964" calcext:value-type="float">
            <text:p>129.817657282</text:p>
          </table:table-cell>
          <table:table-cell table:number-columns-repeated="3"/>
        </table:table-row>
        <table:table-row table:style-name="ro1">
          <table:table-cell office:value-type="float" office:value="0.95289349379569" calcext:value-type="float">
            <text:p>0.9528934938</text:p>
          </table:table-cell>
          <table:table-cell table:formula="of:=[.A1203]-1" office:value-type="float" office:value="-0.04710650620431" calcext:value-type="float">
            <text:p>-0.0471065062</text:p>
          </table:table-cell>
          <table:table-cell table:formula="of:=[.B1203]+[.$C$1]" office:value-type="float" office:value="0.12289349379569" calcext:value-type="float">
            <text:p>0.1228934938</text:p>
          </table:table-cell>
          <table:table-cell table:formula="of:=[.D1202]+([.D1202]*[.C1203]/100)" office:value-type="float" office:value="75.4874151099252" calcext:value-type="float">
            <text:p>75.4874151099</text:p>
          </table:table-cell>
          <table:table-cell office:value-type="float" office:value="130.687418318703" calcext:value-type="float">
            <text:p>130.6874183187</text:p>
          </table:table-cell>
          <table:table-cell office:value-type="float" office:value="130.850360163579" calcext:value-type="float">
            <text:p>130.8503601636</text:p>
          </table:table-cell>
          <table:table-cell table:number-columns-repeated="3"/>
        </table:table-row>
        <table:table-row table:style-name="ro1">
          <table:table-cell office:value-type="float" office:value="0.897539052522352" calcext:value-type="float">
            <text:p>0.8975390525</text:p>
          </table:table-cell>
          <table:table-cell table:formula="of:=[.A1204]-1" office:value-type="float" office:value="-0.102460947477648" calcext:value-type="float">
            <text:p>-0.1024609475</text:p>
          </table:table-cell>
          <table:table-cell table:formula="of:=[.B1204]+[.$C$1]" office:value-type="float" office:value="0.0675390525223521" calcext:value-type="float">
            <text:p>0.0675390525</text:p>
          </table:table-cell>
          <table:table-cell table:formula="of:=[.D1203]+([.D1203]*[.C1204]/100)" office:value-type="float" office:value="75.538398594864" calcext:value-type="float">
            <text:p>75.5383985949</text:p>
          </table:table-cell>
          <table:table-cell office:value-type="float" office:value="131.133117802009" calcext:value-type="float">
            <text:p>131.133117802</text:p>
          </table:table-cell>
          <table:table-cell office:value-type="float" office:value="130.687418318703" calcext:value-type="float">
            <text:p>130.6874183187</text:p>
          </table:table-cell>
          <table:table-cell table:number-columns-repeated="3"/>
        </table:table-row>
        <table:table-row table:style-name="ro1">
          <table:table-cell office:value-type="float" office:value="1.08464370399461" calcext:value-type="float">
            <text:p>1.084643704</text:p>
          </table:table-cell>
          <table:table-cell table:formula="of:=[.A1205]-1" office:value-type="float" office:value="0.08464370399461" calcext:value-type="float">
            <text:p>0.084643704</text:p>
          </table:table-cell>
          <table:table-cell table:formula="of:=[.B1205]+[.$C$1]" office:value-type="float" office:value="0.25464370399461" calcext:value-type="float">
            <text:p>0.254643704</text:p>
          </table:table-cell>
          <table:table-cell table:formula="of:=[.D1204]+([.D1204]*[.C1205]/100)" office:value-type="float" office:value="75.7307523709842" calcext:value-type="float">
            <text:p>75.730752371</text:p>
          </table:table-cell>
          <table:table-cell office:value-type="float" office:value="130.447861614501" calcext:value-type="float">
            <text:p>130.4478616145</text:p>
          </table:table-cell>
          <table:table-cell office:value-type="float" office:value="131.133117802009" calcext:value-type="float">
            <text:p>131.133117802</text:p>
          </table:table-cell>
          <table:table-cell table:number-columns-repeated="3"/>
        </table:table-row>
        <table:table-row table:style-name="ro1">
          <table:table-cell office:value-type="float" office:value="0.474254853854161" calcext:value-type="float">
            <text:p>0.4742548539</text:p>
          </table:table-cell>
          <table:table-cell table:formula="of:=[.A1206]-1" office:value-type="float" office:value="-0.525745146145839" calcext:value-type="float">
            <text:p>-0.5257451461</text:p>
          </table:table-cell>
          <table:table-cell table:formula="of:=[.B1206]+[.$C$1]" office:value-type="float" office:value="-0.355745146145839" calcext:value-type="float">
            <text:p>-0.3557451461</text:p>
          </table:table-cell>
          <table:table-cell table:formula="of:=[.D1205]+([.D1205]*[.C1206]/100)" office:value-type="float" office:value="75.4613438952847" calcext:value-type="float">
            <text:p>75.4613438953</text:p>
          </table:table-cell>
          <table:table-cell office:value-type="float" office:value="130.339888407164" calcext:value-type="float">
            <text:p>130.3398884072</text:p>
          </table:table-cell>
          <table:table-cell office:value-type="float" office:value="130.447861614501" calcext:value-type="float">
            <text:p>130.4478616145</text:p>
          </table:table-cell>
          <table:table-cell table:number-columns-repeated="3"/>
        </table:table-row>
        <table:table-row table:style-name="ro1">
          <table:table-cell office:value-type="float" office:value="0.731020903441802" calcext:value-type="float">
            <text:p>0.7310209034</text:p>
          </table:table-cell>
          <table:table-cell table:formula="of:=[.A1207]-1" office:value-type="float" office:value="-0.268979096558198" calcext:value-type="float">
            <text:p>-0.2689790966</text:p>
          </table:table-cell>
          <table:table-cell table:formula="of:=[.B1207]+[.$C$1]" office:value-type="float" office:value="-0.098979096558198" calcext:value-type="float">
            <text:p>-0.0989790966</text:p>
          </table:table-cell>
          <table:table-cell table:formula="of:=[.D1206]+([.D1206]*[.C1207]/100)" office:value-type="float" office:value="75.3866529388465" calcext:value-type="float">
            <text:p>75.3866529388</text:p>
          </table:table-cell>
          <table:table-cell office:value-type="float" office:value="130.413174364692" calcext:value-type="float">
            <text:p>130.4131743647</text:p>
          </table:table-cell>
          <table:table-cell office:value-type="float" office:value="130.339888407164" calcext:value-type="float">
            <text:p>130.3398884072</text:p>
          </table:table-cell>
          <table:table-cell table:number-columns-repeated="3"/>
        </table:table-row>
        <table:table-row table:style-name="ro1">
          <table:table-cell office:value-type="float" office:value="0.680947116540529" calcext:value-type="float">
            <text:p>0.6809471165</text:p>
          </table:table-cell>
          <table:table-cell table:formula="of:=[.A1208]-1" office:value-type="float" office:value="-0.319052883459471" calcext:value-type="float">
            <text:p>-0.3190528835</text:p>
          </table:table-cell>
          <table:table-cell table:formula="of:=[.B1208]+[.$C$1]" office:value-type="float" office:value="-0.149052883459471" calcext:value-type="float">
            <text:p>-0.1490528835</text:p>
          </table:table-cell>
          <table:table-cell table:formula="of:=[.D1207]+([.D1207]*[.C1208]/100)" office:value-type="float" office:value="75.2742869588975" calcext:value-type="float">
            <text:p>75.2742869589</text:p>
          </table:table-cell>
          <table:table-cell office:value-type="float" office:value="131.318979184859" calcext:value-type="float">
            <text:p>131.3189791849</text:p>
          </table:table-cell>
          <table:table-cell office:value-type="float" office:value="130.413174364692" calcext:value-type="float">
            <text:p>130.4131743647</text:p>
          </table:table-cell>
          <table:table-cell table:number-columns-repeated="3"/>
        </table:table-row>
        <table:table-row table:style-name="ro1">
          <table:table-cell office:value-type="float" office:value="0.825584947667533" calcext:value-type="float">
            <text:p>0.8255849477</text:p>
          </table:table-cell>
          <table:table-cell table:formula="of:=[.A1209]-1" office:value-type="float" office:value="-0.174415052332467" calcext:value-type="float">
            <text:p>-0.1744150523</text:p>
          </table:table-cell>
          <table:table-cell table:formula="of:=[.B1209]+[.$C$1]" office:value-type="float" office:value="-0.00441505233246689" calcext:value-type="float">
            <text:p>-0.0044150523</text:p>
          </table:table-cell>
          <table:table-cell table:formula="of:=[.D1208]+([.D1208]*[.C1209]/100)" office:value-type="float" office:value="75.2709635597354" calcext:value-type="float">
            <text:p>75.2709635597</text:p>
          </table:table-cell>
          <table:table-cell office:value-type="float" office:value="130.410619431879" calcext:value-type="float">
            <text:p>130.4106194319</text:p>
          </table:table-cell>
          <table:table-cell office:value-type="float" office:value="131.318979184859" calcext:value-type="float">
            <text:p>131.3189791849</text:p>
          </table:table-cell>
          <table:table-cell table:number-columns-repeated="3"/>
        </table:table-row>
        <table:table-row table:style-name="ro1">
          <table:table-cell office:value-type="float" office:value="0.612580929324332" calcext:value-type="float">
            <text:p>0.6125809293</text:p>
          </table:table-cell>
          <table:table-cell table:formula="of:=[.A1210]-1" office:value-type="float" office:value="-0.387419070675668" calcext:value-type="float">
            <text:p>-0.3874190707</text:p>
          </table:table-cell>
          <table:table-cell table:formula="of:=[.B1210]+[.$C$1]" office:value-type="float" office:value="-0.217419070675668" calcext:value-type="float">
            <text:p>-0.2174190707</text:p>
          </table:table-cell>
          <table:table-cell table:formula="of:=[.D1209]+([.D1209]*[.C1210]/100)" office:value-type="float" office:value="75.1073101302752" calcext:value-type="float">
            <text:p>75.1073101303</text:p>
          </table:table-cell>
          <table:table-cell office:value-type="float" office:value="130.595806706661" calcext:value-type="float">
            <text:p>130.5958067067</text:p>
          </table:table-cell>
          <table:table-cell office:value-type="float" office:value="130.410619431879" calcext:value-type="float">
            <text:p>130.4106194319</text:p>
          </table:table-cell>
          <table:table-cell table:number-columns-repeated="3"/>
        </table:table-row>
        <table:table-row table:style-name="ro1">
          <table:table-cell office:value-type="float" office:value="0.891335404811449" calcext:value-type="float">
            <text:p>0.8913354048</text:p>
          </table:table-cell>
          <table:table-cell table:formula="of:=[.A1211]-1" office:value-type="float" office:value="-0.108664595188551" calcext:value-type="float">
            <text:p>-0.1086645952</text:p>
          </table:table-cell>
          <table:table-cell table:formula="of:=[.B1211]+[.$C$1]" office:value-type="float" office:value="0.061335404811449" calcext:value-type="float">
            <text:p>0.0613354048</text:p>
          </table:table-cell>
          <table:table-cell table:formula="of:=[.D1210]+([.D1210]*[.C1211]/100)" office:value-type="float" office:value="75.1533775029866" calcext:value-type="float">
            <text:p>75.153377503</text:p>
          </table:table-cell>
          <table:table-cell office:value-type="float" office:value="128.815047741131" calcext:value-type="float">
            <text:p>128.8150477411</text:p>
          </table:table-cell>
          <table:table-cell office:value-type="float" office:value="130.595806706661" calcext:value-type="float">
            <text:p>130.5958067067</text:p>
          </table:table-cell>
          <table:table-cell table:number-columns-repeated="3"/>
        </table:table-row>
        <table:table-row table:style-name="ro1">
          <table:table-cell office:value-type="float" office:value="1.25588905181325" calcext:value-type="float">
            <text:p>1.2558890518</text:p>
          </table:table-cell>
          <table:table-cell table:formula="of:=[.A1212]-1" office:value-type="float" office:value="0.25588905181325" calcext:value-type="float">
            <text:p>0.2558890518</text:p>
          </table:table-cell>
          <table:table-cell table:formula="of:=[.B1212]+[.$C$1]" office:value-type="float" office:value="0.42588905181325" calcext:value-type="float">
            <text:p>0.4258890518</text:p>
          </table:table-cell>
          <table:table-cell table:formula="of:=[.D1211]+([.D1211]*[.C1212]/100)" office:value-type="float" office:value="75.4734475098397" calcext:value-type="float">
            <text:p>75.4734475098</text:p>
          </table:table-cell>
          <table:table-cell office:value-type="float" office:value="129.995004971874" calcext:value-type="float">
            <text:p>129.9950049719</text:p>
          </table:table-cell>
          <table:table-cell office:value-type="float" office:value="128.815047741131" calcext:value-type="float">
            <text:p>128.8150477411</text:p>
          </table:table-cell>
          <table:table-cell table:number-columns-repeated="3"/>
        </table:table-row>
        <table:table-row table:style-name="ro1">
          <table:table-cell office:value-type="float" office:value="1.06098326973359" calcext:value-type="float">
            <text:p>1.0609832697</text:p>
          </table:table-cell>
          <table:table-cell table:formula="of:=[.A1213]-1" office:value-type="float" office:value="0.0609832697335899" calcext:value-type="float">
            <text:p>0.0609832697</text:p>
          </table:table-cell>
          <table:table-cell table:formula="of:=[.B1213]+[.$C$1]" office:value-type="float" office:value="0.23098326973359" calcext:value-type="float">
            <text:p>0.2309832697</text:p>
          </table:table-cell>
          <table:table-cell table:formula="of:=[.D1212]+([.D1212]*[.C1213]/100)" office:value-type="float" office:value="75.6477785466786" calcext:value-type="float">
            <text:p>75.6477785467</text:p>
          </table:table-cell>
          <table:table-cell office:value-type="float" office:value="129.343154400505" calcext:value-type="float">
            <text:p>129.3431544005</text:p>
          </table:table-cell>
          <table:table-cell office:value-type="float" office:value="129.995004971874" calcext:value-type="float">
            <text:p>129.9950049719</text:p>
          </table:table-cell>
          <table:table-cell table:number-columns-repeated="3"/>
        </table:table-row>
        <table:table-row table:style-name="ro1">
          <table:table-cell office:value-type="float" office:value="0.68316501594691" calcext:value-type="float">
            <text:p>0.6831650159</text:p>
          </table:table-cell>
          <table:table-cell table:formula="of:=[.A1214]-1" office:value-type="float" office:value="-0.31683498405309" calcext:value-type="float">
            <text:p>-0.3168349841</text:p>
          </table:table-cell>
          <table:table-cell table:formula="of:=[.B1214]+[.$C$1]" office:value-type="float" office:value="-0.14683498405309" calcext:value-type="float">
            <text:p>-0.1468349841</text:p>
          </table:table-cell>
          <table:table-cell table:formula="of:=[.D1213]+([.D1213]*[.C1214]/100)" office:value-type="float" office:value="75.5367011431131" calcext:value-type="float">
            <text:p>75.5367011431</text:p>
          </table:table-cell>
          <table:table-cell office:value-type="float" office:value="127.494302577548" calcext:value-type="float">
            <text:p>127.4943025775</text:p>
          </table:table-cell>
          <table:table-cell office:value-type="float" office:value="129.343154400505" calcext:value-type="float">
            <text:p>129.3431544005</text:p>
          </table:table-cell>
          <table:table-cell table:number-columns-repeated="3"/>
        </table:table-row>
        <table:table-row table:style-name="ro1">
          <table:table-cell office:value-type="float" office:value="1.5271029351475" calcext:value-type="float">
            <text:p>1.5271029351</text:p>
          </table:table-cell>
          <table:table-cell table:formula="of:=[.A1215]-1" office:value-type="float" office:value="0.5271029351475" calcext:value-type="float">
            <text:p>0.5271029351</text:p>
          </table:table-cell>
          <table:table-cell table:formula="of:=[.B1215]+[.$C$1]" office:value-type="float" office:value="0.6971029351475" calcext:value-type="float">
            <text:p>0.6971029351</text:p>
          </table:table-cell>
          <table:table-cell table:formula="of:=[.D1214]+([.D1214]*[.C1215]/100)" office:value-type="float" office:value="76.0632697038953" calcext:value-type="float">
            <text:p>76.0632697039</text:p>
          </table:table-cell>
          <table:table-cell office:value-type="float" office:value="128.176321398171" calcext:value-type="float">
            <text:p>128.1763213982</text:p>
          </table:table-cell>
          <table:table-cell office:value-type="float" office:value="127.494302577548" calcext:value-type="float">
            <text:p>127.4943025775</text:p>
          </table:table-cell>
          <table:table-cell table:number-columns-repeated="3"/>
        </table:table-row>
        <table:table-row table:style-name="ro1">
          <table:table-cell office:value-type="float" office:value="1.30398641102162" calcext:value-type="float">
            <text:p>1.303986411</text:p>
          </table:table-cell>
          <table:table-cell table:formula="of:=[.A1216]-1" office:value-type="float" office:value="0.30398641102162" calcext:value-type="float">
            <text:p>0.303986411</text:p>
          </table:table-cell>
          <table:table-cell table:formula="of:=[.B1216]+[.$C$1]" office:value-type="float" office:value="0.47398641102162" calcext:value-type="float">
            <text:p>0.473986411</text:p>
          </table:table-cell>
          <table:table-cell table:formula="of:=[.D1215]+([.D1215]*[.C1216]/100)" office:value-type="float" office:value="76.4237992660705" calcext:value-type="float">
            <text:p>76.4237992661</text:p>
          </table:table-cell>
          <table:table-cell office:value-type="float" office:value="129.944638560843" calcext:value-type="float">
            <text:p>129.9446385608</text:p>
          </table:table-cell>
          <table:table-cell office:value-type="float" office:value="128.176321398171" calcext:value-type="float">
            <text:p>128.1763213982</text:p>
          </table:table-cell>
          <table:table-cell table:number-columns-repeated="3"/>
        </table:table-row>
        <table:table-row table:style-name="ro1">
          <table:table-cell office:value-type="float" office:value="0.450101086719287" calcext:value-type="float">
            <text:p>0.4501010867</text:p>
          </table:table-cell>
          <table:table-cell table:formula="of:=[.A1217]-1" office:value-type="float" office:value="-0.549898913280713" calcext:value-type="float">
            <text:p>-0.5498989133</text:p>
          </table:table-cell>
          <table:table-cell table:formula="of:=[.B1217]+[.$C$1]" office:value-type="float" office:value="-0.379898913280713" calcext:value-type="float">
            <text:p>-0.3798989133</text:p>
          </table:table-cell>
          <table:table-cell table:formula="of:=[.D1216]+([.D1216]*[.C1217]/100)" office:value-type="float" office:value="76.1334660831708" calcext:value-type="float">
            <text:p>76.1334660832</text:p>
          </table:table-cell>
          <table:table-cell office:value-type="float" office:value="129.863421475008" calcext:value-type="float">
            <text:p>129.863421475</text:p>
          </table:table-cell>
          <table:table-cell office:value-type="float" office:value="129.944638560843" calcext:value-type="float">
            <text:p>129.9446385608</text:p>
          </table:table-cell>
          <table:table-cell table:number-columns-repeated="3"/>
        </table:table-row>
        <table:table-row table:style-name="ro1">
          <table:table-cell office:value-type="float" office:value="0.66644880682095" calcext:value-type="float">
            <text:p>0.6664488068</text:p>
          </table:table-cell>
          <table:table-cell table:formula="of:=[.A1218]-1" office:value-type="float" office:value="-0.33355119317905" calcext:value-type="float">
            <text:p>-0.3335511932</text:p>
          </table:table-cell>
          <table:table-cell table:formula="of:=[.B1218]+[.$C$1]" office:value-type="float" office:value="-0.16355119317905" calcext:value-type="float">
            <text:p>-0.1635511932</text:p>
          </table:table-cell>
          <table:table-cell table:formula="of:=[.D1217]+([.D1217]*[.C1218]/100)" office:value-type="float" office:value="76.0089488909833" calcext:value-type="float">
            <text:p>76.008948891</text:p>
          </table:table-cell>
          <table:table-cell office:value-type="float" office:value="128.870008052666" calcext:value-type="float">
            <text:p>128.8700080527</text:p>
          </table:table-cell>
          <table:table-cell office:value-type="float" office:value="129.863421475008" calcext:value-type="float">
            <text:p>129.863421475</text:p>
          </table:table-cell>
          <table:table-cell table:number-columns-repeated="3"/>
        </table:table-row>
        <table:table-row table:style-name="ro1">
          <table:table-cell office:value-type="float" office:value="0.913750232687402" calcext:value-type="float">
            <text:p>0.9137502327</text:p>
          </table:table-cell>
          <table:table-cell table:formula="of:=[.A1219]-1" office:value-type="float" office:value="-0.0862497673125979" calcext:value-type="float">
            <text:p>-0.0862497673</text:p>
          </table:table-cell>
          <table:table-cell table:formula="of:=[.B1219]+[.$C$1]" office:value-type="float" office:value="0.0837502326874021" calcext:value-type="float">
            <text:p>0.0837502327</text:p>
          </table:table-cell>
          <table:table-cell table:formula="of:=[.D1218]+([.D1218]*[.C1219]/100)" office:value-type="float" office:value="76.0726065625427" calcext:value-type="float">
            <text:p>76.0726065625</text:p>
          </table:table-cell>
          <table:table-cell office:value-type="float" office:value="127.789510344841" calcext:value-type="float">
            <text:p>127.7895103448</text:p>
          </table:table-cell>
          <table:table-cell office:value-type="float" office:value="128.870008052666" calcext:value-type="float">
            <text:p>128.8700080527</text:p>
          </table:table-cell>
          <table:table-cell table:number-columns-repeated="3"/>
        </table:table-row>
        <table:table-row table:style-name="ro1">
          <table:table-cell office:value-type="float" office:value="1.6188888045545" calcext:value-type="float">
            <text:p>1.6188888046</text:p>
          </table:table-cell>
          <table:table-cell table:formula="of:=[.A1220]-1" office:value-type="float" office:value="0.6188888045545" calcext:value-type="float">
            <text:p>0.6188888046</text:p>
          </table:table-cell>
          <table:table-cell table:formula="of:=[.B1220]+[.$C$1]" office:value-type="float" office:value="0.7888888045545" calcext:value-type="float">
            <text:p>0.7888888046</text:p>
          </table:table-cell>
          <table:table-cell table:formula="of:=[.D1219]+([.D1219]*[.C1220]/100)" office:value-type="float" office:value="76.6727348390474" calcext:value-type="float">
            <text:p>76.672734839</text:p>
          </table:table-cell>
          <table:table-cell office:value-type="float" office:value="129.330712597647" calcext:value-type="float">
            <text:p>129.3307125976</text:p>
          </table:table-cell>
          <table:table-cell office:value-type="float" office:value="127.789510344841" calcext:value-type="float">
            <text:p>127.7895103448</text:p>
          </table:table-cell>
          <table:table-cell table:number-columns-repeated="3"/>
        </table:table-row>
        <table:table-row table:style-name="ro1">
          <table:table-cell office:value-type="float" office:value="0.970708566155114" calcext:value-type="float">
            <text:p>0.9707085662</text:p>
          </table:table-cell>
          <table:table-cell table:formula="of:=[.A1221]-1" office:value-type="float" office:value="-0.029291433844886" calcext:value-type="float">
            <text:p>-0.0292914338</text:p>
          </table:table-cell>
          <table:table-cell table:formula="of:=[.B1221]+[.$C$1]" office:value-type="float" office:value="0.140708566155114" calcext:value-type="float">
            <text:p>0.1407085662</text:p>
          </table:table-cell>
          <table:table-cell table:formula="of:=[.D1220]+([.D1220]*[.C1221]/100)" office:value-type="float" office:value="76.7806199448713" calcext:value-type="float">
            <text:p>76.7806199449</text:p>
          </table:table-cell>
          <table:table-cell office:value-type="float" office:value="128.428228370318" calcext:value-type="float">
            <text:p>128.4282283703</text:p>
          </table:table-cell>
          <table:table-cell office:value-type="float" office:value="129.330712597647" calcext:value-type="float">
            <text:p>129.3307125976</text:p>
          </table:table-cell>
          <table:table-cell table:number-columns-repeated="3"/>
        </table:table-row>
        <table:table-row table:style-name="ro1">
          <table:table-cell office:value-type="float" office:value="0.54586135515741" calcext:value-type="float">
            <text:p>0.5458613552</text:p>
          </table:table-cell>
          <table:table-cell table:formula="of:=[.A1222]-1" office:value-type="float" office:value="-0.45413864484259" calcext:value-type="float">
            <text:p>-0.4541386448</text:p>
          </table:table-cell>
          <table:table-cell table:formula="of:=[.B1222]+[.$C$1]" office:value-type="float" office:value="-0.28413864484259" calcext:value-type="float">
            <text:p>-0.2841386448</text:p>
          </table:table-cell>
          <table:table-cell table:formula="of:=[.D1221]+([.D1221]*[.C1222]/100)" office:value-type="float" office:value="76.5624565318582" calcext:value-type="float">
            <text:p>76.5624565319</text:p>
          </table:table-cell>
          <table:table-cell office:value-type="float" office:value="129.362836580117" calcext:value-type="float">
            <text:p>129.3628365801</text:p>
          </table:table-cell>
          <table:table-cell office:value-type="float" office:value="128.428228370318" calcext:value-type="float">
            <text:p>128.4282283703</text:p>
          </table:table-cell>
          <table:table-cell table:number-columns-repeated="3"/>
        </table:table-row>
        <table:table-row table:style-name="ro1">
          <table:table-cell office:value-type="float" office:value="1.1369906698371" calcext:value-type="float">
            <text:p>1.1369906698</text:p>
          </table:table-cell>
          <table:table-cell table:formula="of:=[.A1223]-1" office:value-type="float" office:value="0.1369906698371" calcext:value-type="float">
            <text:p>0.1369906698</text:p>
          </table:table-cell>
          <table:table-cell table:formula="of:=[.B1223]+[.$C$1]" office:value-type="float" office:value="0.3069906698371" calcext:value-type="float">
            <text:p>0.3069906698</text:p>
          </table:table-cell>
          <table:table-cell table:formula="of:=[.D1222]+([.D1222]*[.C1223]/100)" office:value-type="float" office:value="76.7974961300091" calcext:value-type="float">
            <text:p>76.79749613</text:p>
          </table:table-cell>
          <table:table-cell office:value-type="float" office:value="130.542119711313" calcext:value-type="float">
            <text:p>130.5421197113</text:p>
          </table:table-cell>
          <table:table-cell office:value-type="float" office:value="129.362836580117" calcext:value-type="float">
            <text:p>129.3628365801</text:p>
          </table:table-cell>
          <table:table-cell table:number-columns-repeated="3"/>
        </table:table-row>
        <table:table-row table:style-name="ro1">
          <table:table-cell office:value-type="float" office:value="1.2258711594012" calcext:value-type="float">
            <text:p>1.2258711594</text:p>
          </table:table-cell>
          <table:table-cell table:formula="of:=[.A1224]-1" office:value-type="float" office:value="0.2258711594012" calcext:value-type="float">
            <text:p>0.2258711594</text:p>
          </table:table-cell>
          <table:table-cell table:formula="of:=[.B1224]+[.$C$1]" office:value-type="float" office:value="0.3958711594012" calcext:value-type="float">
            <text:p>0.3958711594</text:p>
          </table:table-cell>
          <table:table-cell table:formula="of:=[.D1223]+([.D1223]*[.C1224]/100)" office:value-type="float" office:value="77.1015152683301" calcext:value-type="float">
            <text:p>77.1015152683</text:p>
          </table:table-cell>
          <table:table-cell office:value-type="float" office:value="128.7862443515" calcext:value-type="float">
            <text:p>128.7862443515</text:p>
          </table:table-cell>
          <table:table-cell office:value-type="float" office:value="130.542119711313" calcext:value-type="float">
            <text:p>130.5421197113</text:p>
          </table:table-cell>
          <table:table-cell table:number-columns-repeated="3"/>
        </table:table-row>
        <table:table-row table:style-name="ro1">
          <table:table-cell office:value-type="float" office:value="0.687990747130275" calcext:value-type="float">
            <text:p>0.6879907471</text:p>
          </table:table-cell>
          <table:table-cell table:formula="of:=[.A1225]-1" office:value-type="float" office:value="-0.312009252869725" calcext:value-type="float">
            <text:p>-0.3120092529</text:p>
          </table:table-cell>
          <table:table-cell table:formula="of:=[.B1225]+[.$C$1]" office:value-type="float" office:value="-0.142009252869725" calcext:value-type="float">
            <text:p>-0.1420092529</text:p>
          </table:table-cell>
          <table:table-cell table:formula="of:=[.D1224]+([.D1224]*[.C1225]/100)" office:value-type="float" office:value="76.9920239825463" calcext:value-type="float">
            <text:p>76.9920239825</text:p>
          </table:table-cell>
          <table:table-cell office:value-type="float" office:value="125.770559517687" calcext:value-type="float">
            <text:p>125.7705595177</text:p>
          </table:table-cell>
          <table:table-cell office:value-type="float" office:value="128.7862443515" calcext:value-type="float">
            <text:p>128.7862443515</text:p>
          </table:table-cell>
          <table:table-cell table:number-columns-repeated="3"/>
        </table:table-row>
        <table:table-row table:style-name="ro1">
          <table:table-cell office:value-type="float" office:value="0.697494130075783" calcext:value-type="float">
            <text:p>0.6974941301</text:p>
          </table:table-cell>
          <table:table-cell table:formula="of:=[.A1226]-1" office:value-type="float" office:value="-0.302505869924217" calcext:value-type="float">
            <text:p>-0.3025058699</text:p>
          </table:table-cell>
          <table:table-cell table:formula="of:=[.B1226]+[.$C$1]" office:value-type="float" office:value="-0.132505869924217" calcext:value-type="float">
            <text:p>-0.1325058699</text:p>
          </table:table-cell>
          <table:table-cell table:formula="of:=[.D1225]+([.D1225]*[.C1226]/100)" office:value-type="float" office:value="76.8900050313959" calcext:value-type="float">
            <text:p>76.8900050314</text:p>
          </table:table-cell>
          <table:table-cell office:value-type="float" office:value="126.120644379083" calcext:value-type="float">
            <text:p>126.1206443791</text:p>
          </table:table-cell>
          <table:table-cell office:value-type="float" office:value="125.770559517687" calcext:value-type="float">
            <text:p>125.7705595177</text:p>
          </table:table-cell>
          <table:table-cell table:number-columns-repeated="3"/>
        </table:table-row>
        <table:table-row table:style-name="ro1">
          <table:table-cell office:value-type="float" office:value="0.795221211279117" calcext:value-type="float">
            <text:p>0.7952212113</text:p>
          </table:table-cell>
          <table:table-cell table:formula="of:=[.A1227]-1" office:value-type="float" office:value="-0.204778788720883" calcext:value-type="float">
            <text:p>-0.2047787887</text:p>
          </table:table-cell>
          <table:table-cell table:formula="of:=[.B1227]+[.$C$1]" office:value-type="float" office:value="-0.0347787887208829" calcext:value-type="float">
            <text:p>-0.0347787887</text:p>
          </table:table-cell>
          <table:table-cell table:formula="of:=[.D1226]+([.D1226]*[.C1227]/100)" office:value-type="float" office:value="76.8632636189986" calcext:value-type="float">
            <text:p>76.863263619</text:p>
          </table:table-cell>
          <table:table-cell office:value-type="float" office:value="124.928919445028" calcext:value-type="float">
            <text:p>124.928919445</text:p>
          </table:table-cell>
          <table:table-cell office:value-type="float" office:value="126.120644379083" calcext:value-type="float">
            <text:p>126.1206443791</text:p>
          </table:table-cell>
          <table:table-cell table:number-columns-repeated="3"/>
        </table:table-row>
        <table:table-row table:style-name="ro1">
          <table:table-cell office:value-type="float" office:value="0.688523512409339" calcext:value-type="float">
            <text:p>0.6885235124</text:p>
          </table:table-cell>
          <table:table-cell table:formula="of:=[.A1228]-1" office:value-type="float" office:value="-0.311476487590661" calcext:value-type="float">
            <text:p>-0.3114764876</text:p>
          </table:table-cell>
          <table:table-cell table:formula="of:=[.B1228]+[.$C$1]" office:value-type="float" office:value="-0.141476487590661" calcext:value-type="float">
            <text:p>-0.1414764876</text:p>
          </table:table-cell>
          <table:table-cell table:formula="of:=[.D1227]+([.D1227]*[.C1228]/100)" office:value-type="float" office:value="76.7545201733829" calcext:value-type="float">
            <text:p>76.7545201734</text:p>
          </table:table-cell>
          <table:table-cell office:value-type="float" office:value="125.787511995096" calcext:value-type="float">
            <text:p>125.7875119951</text:p>
          </table:table-cell>
          <table:table-cell office:value-type="float" office:value="124.928919445028" calcext:value-type="float">
            <text:p>124.928919445</text:p>
          </table:table-cell>
          <table:table-cell table:number-columns-repeated="3"/>
        </table:table-row>
        <table:table-row table:style-name="ro1">
          <table:table-cell office:value-type="float" office:value="0.968936283695446" calcext:value-type="float">
            <text:p>0.9689362837</text:p>
          </table:table-cell>
          <table:table-cell table:formula="of:=[.A1229]-1" office:value-type="float" office:value="-0.031063716304554" calcext:value-type="float">
            <text:p>-0.0310637163</text:p>
          </table:table-cell>
          <table:table-cell table:formula="of:=[.B1229]+[.$C$1]" office:value-type="float" office:value="0.138936283695446" calcext:value-type="float">
            <text:p>0.1389362837</text:p>
          </table:table-cell>
          <table:table-cell table:formula="of:=[.D1228]+([.D1228]*[.C1229]/100)" office:value-type="float" office:value="76.8611600512801" calcext:value-type="float">
            <text:p>76.8611600513</text:p>
          </table:table-cell>
          <table:table-cell office:value-type="float" office:value="127.064365481418" calcext:value-type="float">
            <text:p>127.0643654814</text:p>
          </table:table-cell>
          <table:table-cell office:value-type="float" office:value="125.787511995096" calcext:value-type="float">
            <text:p>125.7875119951</text:p>
          </table:table-cell>
          <table:table-cell table:number-columns-repeated="3"/>
        </table:table-row>
        <table:table-row table:style-name="ro1">
          <table:table-cell office:value-type="float" office:value="0.837673803809154" calcext:value-type="float">
            <text:p>0.8376738038</text:p>
          </table:table-cell>
          <table:table-cell table:formula="of:=[.A1230]-1" office:value-type="float" office:value="-0.162326196190846" calcext:value-type="float">
            <text:p>-0.1623261962</text:p>
          </table:table-cell>
          <table:table-cell table:formula="of:=[.B1230]+[.$C$1]" office:value-type="float" office:value="0.00767380380915403" calcext:value-type="float">
            <text:p>0.0076738038</text:p>
          </table:table-cell>
          <table:table-cell table:formula="of:=[.D1229]+([.D1229]*[.C1230]/100)" office:value-type="float" office:value="76.8670582259078" calcext:value-type="float">
            <text:p>76.8670582259</text:p>
          </table:table-cell>
          <table:table-cell office:value-type="float" office:value="128.038862367131" calcext:value-type="float">
            <text:p>128.0388623671</text:p>
          </table:table-cell>
          <table:table-cell office:value-type="float" office:value="127.064365481418" calcext:value-type="float">
            <text:p>127.0643654814</text:p>
          </table:table-cell>
          <table:table-cell table:number-columns-repeated="3"/>
        </table:table-row>
        <table:table-row table:style-name="ro1">
          <table:table-cell office:value-type="float" office:value="0.647042671378514" calcext:value-type="float">
            <text:p>0.6470426714</text:p>
          </table:table-cell>
          <table:table-cell table:formula="of:=[.A1231]-1" office:value-type="float" office:value="-0.352957328621486" calcext:value-type="float">
            <text:p>-0.3529573286</text:p>
          </table:table-cell>
          <table:table-cell table:formula="of:=[.B1231]+[.$C$1]" office:value-type="float" office:value="-0.182957328621486" calcext:value-type="float">
            <text:p>-0.1829573286</text:p>
          </table:table-cell>
          <table:table-cell table:formula="of:=[.D1230]+([.D1230]*[.C1231]/100)" office:value-type="float" office:value="76.7264243095878" calcext:value-type="float">
            <text:p>76.7264243096</text:p>
          </table:table-cell>
          <table:table-cell office:value-type="float" office:value="127.059763263432" calcext:value-type="float">
            <text:p>127.0597632634</text:p>
          </table:table-cell>
          <table:table-cell office:value-type="float" office:value="128.038862367131" calcext:value-type="float">
            <text:p>128.0388623671</text:p>
          </table:table-cell>
          <table:table-cell table:number-columns-repeated="3"/>
        </table:table-row>
        <table:table-row table:style-name="ro1">
          <table:table-cell office:value-type="float" office:value="0.507580719954109" calcext:value-type="float">
            <text:p>0.50758072</text:p>
          </table:table-cell>
          <table:table-cell table:formula="of:=[.A1232]-1" office:value-type="float" office:value="-0.492419280045891" calcext:value-type="float">
            <text:p>-0.49241928</text:p>
          </table:table-cell>
          <table:table-cell table:formula="of:=[.B1232]+[.$C$1]" office:value-type="float" office:value="-0.322419280045891" calcext:value-type="float">
            <text:p>-0.32241928</text:p>
          </table:table-cell>
          <table:table-cell table:formula="of:=[.D1231]+([.D1231]*[.C1232]/100)" office:value-type="float" office:value="76.4790435247239" calcext:value-type="float">
            <text:p>76.4790435247</text:p>
          </table:table-cell>
          <table:table-cell office:value-type="float" office:value="127.616764864395" calcext:value-type="float">
            <text:p>127.6167648644</text:p>
          </table:table-cell>
          <table:table-cell office:value-type="float" office:value="127.059763263432" calcext:value-type="float">
            <text:p>127.0597632634</text:p>
          </table:table-cell>
          <table:table-cell table:number-columns-repeated="3"/>
        </table:table-row>
        <table:table-row table:style-name="ro1">
          <table:table-cell office:value-type="float" office:value="0.893581908542922" calcext:value-type="float">
            <text:p>0.8935819085</text:p>
          </table:table-cell>
          <table:table-cell table:formula="of:=[.A1233]-1" office:value-type="float" office:value="-0.106418091457078" calcext:value-type="float">
            <text:p>-0.1064180915</text:p>
          </table:table-cell>
          <table:table-cell table:formula="of:=[.B1233]+[.$C$1]" office:value-type="float" office:value="0.0635819085429221" calcext:value-type="float">
            <text:p>0.0635819085</text:p>
          </table:table-cell>
          <table:table-cell table:formula="of:=[.D1232]+([.D1232]*[.C1233]/100)" office:value-type="float" office:value="76.5276703602322" calcext:value-type="float">
            <text:p>76.5276703602</text:p>
          </table:table-cell>
          <table:table-cell office:value-type="float" office:value="127.254154982709" calcext:value-type="float">
            <text:p>127.2541549827</text:p>
          </table:table-cell>
          <table:table-cell office:value-type="float" office:value="127.616764864395" calcext:value-type="float">
            <text:p>127.6167648644</text:p>
          </table:table-cell>
          <table:table-cell table:number-columns-repeated="3"/>
        </table:table-row>
        <table:table-row table:style-name="ro1">
          <table:table-cell office:value-type="float" office:value="1.13034791712507" calcext:value-type="float">
            <text:p>1.1303479171</text:p>
          </table:table-cell>
          <table:table-cell table:formula="of:=[.A1234]-1" office:value-type="float" office:value="0.13034791712507" calcext:value-type="float">
            <text:p>0.1303479171</text:p>
          </table:table-cell>
          <table:table-cell table:formula="of:=[.B1234]+[.$C$1]" office:value-type="float" office:value="0.30034791712507" calcext:value-type="float">
            <text:p>0.3003479171</text:p>
          </table:table-cell>
          <table:table-cell table:formula="of:=[.D1233]+([.D1233]*[.C1234]/100)" office:value-type="float" office:value="76.7575196241835" calcext:value-type="float">
            <text:p>76.7575196242</text:p>
          </table:table-cell>
          <table:table-cell office:value-type="float" office:value="127.731046353595" calcext:value-type="float">
            <text:p>127.7310463536</text:p>
          </table:table-cell>
          <table:table-cell office:value-type="float" office:value="127.254154982709" calcext:value-type="float">
            <text:p>127.2541549827</text:p>
          </table:table-cell>
          <table:table-cell table:number-columns-repeated="3"/>
        </table:table-row>
        <table:table-row table:style-name="ro1">
          <table:table-cell office:value-type="float" office:value="0.694237938386109" calcext:value-type="float">
            <text:p>0.6942379384</text:p>
          </table:table-cell>
          <table:table-cell table:formula="of:=[.A1235]-1" office:value-type="float" office:value="-0.305762061613891" calcext:value-type="float">
            <text:p>-0.3057620616</text:p>
          </table:table-cell>
          <table:table-cell table:formula="of:=[.B1235]+[.$C$1]" office:value-type="float" office:value="-0.135762061613891" calcext:value-type="float">
            <text:p>-0.1357620616</text:p>
          </table:table-cell>
          <table:table-cell table:formula="of:=[.D1234]+([.D1234]*[.C1235]/100)" office:value-type="float" office:value="76.653312033098" calcext:value-type="float">
            <text:p>76.6533120331</text:p>
          </table:table-cell>
          <table:table-cell office:value-type="float" office:value="128.987784904094" calcext:value-type="float">
            <text:p>128.9877849041</text:p>
          </table:table-cell>
          <table:table-cell office:value-type="float" office:value="127.731046353595" calcext:value-type="float">
            <text:p>127.7310463536</text:p>
          </table:table-cell>
          <table:table-cell table:number-columns-repeated="3"/>
        </table:table-row>
        <table:table-row table:style-name="ro1">
          <table:table-cell office:value-type="float" office:value="0.688919482351443" calcext:value-type="float">
            <text:p>0.6889194824</text:p>
          </table:table-cell>
          <table:table-cell table:formula="of:=[.A1236]-1" office:value-type="float" office:value="-0.311080517648557" calcext:value-type="float">
            <text:p>-0.3110805176</text:p>
          </table:table-cell>
          <table:table-cell table:formula="of:=[.B1236]+[.$C$1]" office:value-type="float" office:value="-0.141080517648557" calcext:value-type="float">
            <text:p>-0.1410805176</text:p>
          </table:table-cell>
          <table:table-cell table:formula="of:=[.D1235]+([.D1235]*[.C1236]/100)" office:value-type="float" office:value="76.545169143687" calcext:value-type="float">
            <text:p>76.5451691437</text:p>
          </table:table-cell>
          <table:table-cell office:value-type="float" office:value="129.744970524033" calcext:value-type="float">
            <text:p>129.744970524</text:p>
          </table:table-cell>
          <table:table-cell office:value-type="float" office:value="128.987784904094" calcext:value-type="float">
            <text:p>128.9877849041</text:p>
          </table:table-cell>
          <table:table-cell table:number-columns-repeated="3"/>
        </table:table-row>
        <table:table-row table:style-name="ro1">
          <table:table-cell office:value-type="float" office:value="1.02931086980515" calcext:value-type="float">
            <text:p>1.0293108698</text:p>
          </table:table-cell>
          <table:table-cell table:formula="of:=[.A1237]-1" office:value-type="float" office:value="0.0293108698051501" calcext:value-type="float">
            <text:p>0.0293108698</text:p>
          </table:table-cell>
          <table:table-cell table:formula="of:=[.B1237]+[.$C$1]" office:value-type="float" office:value="0.19931086980515" calcext:value-type="float">
            <text:p>0.1993108698</text:p>
          </table:table-cell>
          <table:table-cell table:formula="of:=[.D1236]+([.D1236]*[.C1237]/100)" office:value-type="float" office:value="76.6977319861011" calcext:value-type="float">
            <text:p>76.6977319861</text:p>
          </table:table-cell>
          <table:table-cell office:value-type="float" office:value="130.389655618598" calcext:value-type="float">
            <text:p>130.3896556186</text:p>
          </table:table-cell>
          <table:table-cell office:value-type="float" office:value="129.744970524033" calcext:value-type="float">
            <text:p>129.744970524</text:p>
          </table:table-cell>
          <table:table-cell table:number-columns-repeated="3"/>
        </table:table-row>
        <table:table-row table:style-name="ro1">
          <table:table-cell office:value-type="float" office:value="0.654299111200625" calcext:value-type="float">
            <text:p>0.6542991112</text:p>
          </table:table-cell>
          <table:table-cell table:formula="of:=[.A1238]-1" office:value-type="float" office:value="-0.345700888799375" calcext:value-type="float">
            <text:p>-0.3457008888</text:p>
          </table:table-cell>
          <table:table-cell table:formula="of:=[.B1238]+[.$C$1]" office:value-type="float" office:value="-0.175700888799375" calcext:value-type="float">
            <text:p>-0.1757008888</text:p>
          </table:table-cell>
          <table:table-cell table:formula="of:=[.D1237]+([.D1237]*[.C1238]/100)" office:value-type="float" office:value="76.5629733893126" calcext:value-type="float">
            <text:p>76.5629733893</text:p>
          </table:table-cell>
          <table:table-cell office:value-type="float" office:value="130.315687226998" calcext:value-type="float">
            <text:p>130.315687227</text:p>
          </table:table-cell>
          <table:table-cell office:value-type="float" office:value="130.389655618598" calcext:value-type="float">
            <text:p>130.3896556186</text:p>
          </table:table-cell>
          <table:table-cell table:number-columns-repeated="3"/>
        </table:table-row>
        <table:table-row table:style-name="ro1">
          <table:table-cell office:value-type="float" office:value="1.13806780742736" calcext:value-type="float">
            <text:p>1.1380678074</text:p>
          </table:table-cell>
          <table:table-cell table:formula="of:=[.A1239]-1" office:value-type="float" office:value="0.13806780742736" calcext:value-type="float">
            <text:p>0.1380678074</text:p>
          </table:table-cell>
          <table:table-cell table:formula="of:=[.B1239]+[.$C$1]" office:value-type="float" office:value="0.30806780742736" calcext:value-type="float">
            <text:p>0.3080678074</text:p>
          </table:table-cell>
          <table:table-cell table:formula="of:=[.D1238]+([.D1238]*[.C1239]/100)" office:value-type="float" office:value="76.7988392627342" calcext:value-type="float">
            <text:p>76.7988392627</text:p>
          </table:table-cell>
          <table:table-cell office:value-type="float" office:value="131.758120716962" calcext:value-type="float">
            <text:p>131.758120717</text:p>
          </table:table-cell>
          <table:table-cell office:value-type="float" office:value="130.315687226998" calcext:value-type="float">
            <text:p>130.315687227</text:p>
          </table:table-cell>
          <table:table-cell table:number-columns-repeated="3"/>
        </table:table-row>
        <table:table-row table:style-name="ro1">
          <table:table-cell office:value-type="float" office:value="0.894498325572295" calcext:value-type="float">
            <text:p>0.8944983256</text:p>
          </table:table-cell>
          <table:table-cell table:formula="of:=[.A1240]-1" office:value-type="float" office:value="-0.105501674427705" calcext:value-type="float">
            <text:p>-0.1055016744</text:p>
          </table:table-cell>
          <table:table-cell table:formula="of:=[.B1240]+[.$C$1]" office:value-type="float" office:value="0.064498325572295" calcext:value-type="float">
            <text:p>0.0644983256</text:p>
          </table:table-cell>
          <table:table-cell table:formula="of:=[.D1239]+([.D1239]*[.C1240]/100)" office:value-type="float" office:value="76.8483732281176" calcext:value-type="float">
            <text:p>76.8483732281</text:p>
          </table:table-cell>
          <table:table-cell office:value-type="float" office:value="131.786924115115" calcext:value-type="float">
            <text:p>131.7869241151</text:p>
          </table:table-cell>
          <table:table-cell office:value-type="float" office:value="131.758120716962" calcext:value-type="float">
            <text:p>131.758120717</text:p>
          </table:table-cell>
          <table:table-cell table:number-columns-repeated="3"/>
        </table:table-row>
        <table:table-row table:style-name="ro1">
          <table:table-cell office:value-type="float" office:value="0.812414370511063" calcext:value-type="float">
            <text:p>0.8124143705</text:p>
          </table:table-cell>
          <table:table-cell table:formula="of:=[.A1241]-1" office:value-type="float" office:value="-0.187585629488937" calcext:value-type="float">
            <text:p>-0.1875856295</text:p>
          </table:table-cell>
          <table:table-cell table:formula="of:=[.B1241]+[.$C$1]" office:value-type="float" office:value="-0.017585629488937" calcext:value-type="float">
            <text:p>-0.0175856295</text:p>
          </table:table-cell>
          <table:table-cell table:formula="of:=[.D1240]+([.D1240]*[.C1241]/100)" office:value-type="float" office:value="76.8348589579334" calcext:value-type="float">
            <text:p>76.8348589579</text:p>
          </table:table-cell>
          <table:table-cell office:value-type="float" office:value="131.95702311079" calcext:value-type="float">
            <text:p>131.9570231108</text:p>
          </table:table-cell>
          <table:table-cell office:value-type="float" office:value="131.786924115115" calcext:value-type="float">
            <text:p>131.7869241151</text:p>
          </table:table-cell>
          <table:table-cell table:number-columns-repeated="3"/>
        </table:table-row>
        <table:table-row table:style-name="ro1">
          <table:table-cell office:value-type="float" office:value="0.891576342026563" calcext:value-type="float">
            <text:p>0.891576342</text:p>
          </table:table-cell>
          <table:table-cell table:formula="of:=[.A1242]-1" office:value-type="float" office:value="-0.108423657973437" calcext:value-type="float">
            <text:p>-0.108423658</text:p>
          </table:table-cell>
          <table:table-cell table:formula="of:=[.B1242]+[.$C$1]" office:value-type="float" office:value="0.0615763420265631" calcext:value-type="float">
            <text:p>0.061576342</text:p>
          </table:table-cell>
          <table:table-cell table:formula="of:=[.D1241]+([.D1241]*[.C1242]/100)" office:value-type="float" office:value="76.882171053481" calcext:value-type="float">
            <text:p>76.8821710535</text:p>
          </table:table-cell>
          <table:table-cell office:value-type="float" office:value="131.680823415041" calcext:value-type="float">
            <text:p>131.680823415</text:p>
          </table:table-cell>
          <table:table-cell office:value-type="float" office:value="131.95702311079" calcext:value-type="float">
            <text:p>131.9570231108</text:p>
          </table:table-cell>
          <table:table-cell table:number-columns-repeated="3"/>
        </table:table-row>
        <table:table-row table:style-name="ro1">
          <table:table-cell office:value-type="float" office:value="1.01992486089553" calcext:value-type="float">
            <text:p>1.0199248609</text:p>
          </table:table-cell>
          <table:table-cell table:formula="of:=[.A1243]-1" office:value-type="float" office:value="0.01992486089553" calcext:value-type="float">
            <text:p>0.0199248609</text:p>
          </table:table-cell>
          <table:table-cell table:formula="of:=[.B1243]+[.$C$1]" office:value-type="float" office:value="0.18992486089553" calcext:value-type="float">
            <text:p>0.1899248609</text:p>
          </table:table-cell>
          <table:table-cell table:formula="of:=[.D1242]+([.D1242]*[.C1243]/100)" office:value-type="float" office:value="77.0281894099078" calcext:value-type="float">
            <text:p>77.0281894099</text:p>
          </table:table-cell>
          <table:table-cell office:value-type="float" office:value="131.839928684912" calcext:value-type="float">
            <text:p>131.8399286849</text:p>
          </table:table-cell>
          <table:table-cell office:value-type="float" office:value="131.680823415041" calcext:value-type="float">
            <text:p>131.680823415</text:p>
          </table:table-cell>
          <table:table-cell table:number-columns-repeated="3"/>
        </table:table-row>
        <table:table-row table:style-name="ro1">
          <table:table-cell office:value-type="float" office:value="0.749741678014641" calcext:value-type="float">
            <text:p>0.749741678</text:p>
          </table:table-cell>
          <table:table-cell table:formula="of:=[.A1244]-1" office:value-type="float" office:value="-0.250258321985359" calcext:value-type="float">
            <text:p>-0.250258322</text:p>
          </table:table-cell>
          <table:table-cell table:formula="of:=[.B1244]+[.$C$1]" office:value-type="float" office:value="-0.0802583219853589" calcext:value-type="float">
            <text:p>-0.080258322</text:p>
          </table:table-cell>
          <table:table-cell table:formula="of:=[.D1243]+([.D1243]*[.C1244]/100)" office:value-type="float" office:value="76.9663678776317" calcext:value-type="float">
            <text:p>76.9663678776</text:p>
          </table:table-cell>
          <table:table-cell office:value-type="float" office:value="132.504820267258" calcext:value-type="float">
            <text:p>132.5048202673</text:p>
          </table:table-cell>
          <table:table-cell office:value-type="float" office:value="131.839928684912" calcext:value-type="float">
            <text:p>131.8399286849</text:p>
          </table:table-cell>
          <table:table-cell table:number-columns-repeated="3"/>
        </table:table-row>
        <table:table-row table:style-name="ro1">
          <table:table-cell office:value-type="float" office:value="0.740468886044708" calcext:value-type="float">
            <text:p>0.740468886</text:p>
          </table:table-cell>
          <table:table-cell table:formula="of:=[.A1245]-1" office:value-type="float" office:value="-0.259531113955292" calcext:value-type="float">
            <text:p>-0.259531114</text:p>
          </table:table-cell>
          <table:table-cell table:formula="of:=[.B1245]+[.$C$1]" office:value-type="float" office:value="-0.0895311139552919" calcext:value-type="float">
            <text:p>-0.089531114</text:p>
          </table:table-cell>
          <table:table-cell table:formula="of:=[.D1244]+([.D1244]*[.C1245]/100)" office:value-type="float" office:value="76.8974590310999" calcext:value-type="float">
            <text:p>76.8974590311</text:p>
          </table:table-cell>
          <table:table-cell office:value-type="float" office:value="132.463916279022" calcext:value-type="float">
            <text:p>132.463916279</text:p>
          </table:table-cell>
          <table:table-cell office:value-type="float" office:value="132.504820267258" calcext:value-type="float">
            <text:p>132.5048202673</text:p>
          </table:table-cell>
          <table:table-cell table:number-columns-repeated="3"/>
        </table:table-row>
        <table:table-row table:style-name="ro1">
          <table:table-cell office:value-type="float" office:value="1.12624056686561" calcext:value-type="float">
            <text:p>1.1262405669</text:p>
          </table:table-cell>
          <table:table-cell table:formula="of:=[.A1246]-1" office:value-type="float" office:value="0.12624056686561" calcext:value-type="float">
            <text:p>0.1262405669</text:p>
          </table:table-cell>
          <table:table-cell table:formula="of:=[.B1246]+[.$C$1]" office:value-type="float" office:value="0.29624056686561" calcext:value-type="float">
            <text:p>0.2962405669</text:p>
          </table:table-cell>
          <table:table-cell table:formula="of:=[.D1245]+([.D1245]*[.C1246]/100)" office:value-type="float" office:value="77.1252604996389" calcext:value-type="float">
            <text:p>77.1252604996</text:p>
          </table:table-cell>
          <table:table-cell office:value-type="float" office:value="132.479337461945" calcext:value-type="float">
            <text:p>132.4793374619</text:p>
          </table:table-cell>
          <table:table-cell office:value-type="float" office:value="132.463916279022" calcext:value-type="float">
            <text:p>132.463916279</text:p>
          </table:table-cell>
          <table:table-cell table:number-columns-repeated="3"/>
        </table:table-row>
        <table:table-row table:style-name="ro1">
          <table:table-cell office:value-type="float" office:value="0.687138991071282" calcext:value-type="float">
            <text:p>0.6871389911</text:p>
          </table:table-cell>
          <table:table-cell table:formula="of:=[.A1247]-1" office:value-type="float" office:value="-0.312861008928718" calcext:value-type="float">
            <text:p>-0.3128610089</text:p>
          </table:table-cell>
          <table:table-cell table:formula="of:=[.B1247]+[.$C$1]" office:value-type="float" office:value="-0.142861008928718" calcext:value-type="float">
            <text:p>-0.1428610089</text:p>
          </table:table-cell>
          <table:table-cell table:formula="of:=[.D1246]+([.D1246]*[.C1247]/100)" office:value-type="float" office:value="77.0150785743502" calcext:value-type="float">
            <text:p>77.0150785744</text:p>
          </table:table-cell>
          <table:table-cell office:value-type="float" office:value="132.668444529163" calcext:value-type="float">
            <text:p>132.6684445292</text:p>
          </table:table-cell>
          <table:table-cell office:value-type="float" office:value="132.479337461945" calcext:value-type="float">
            <text:p>132.4793374619</text:p>
          </table:table-cell>
          <table:table-cell table:number-columns-repeated="3"/>
        </table:table-row>
        <table:table-row table:style-name="ro1">
          <table:table-cell office:value-type="float" office:value="0.898879691540449" calcext:value-type="float">
            <text:p>0.8988796915</text:p>
          </table:table-cell>
          <table:table-cell table:formula="of:=[.A1248]-1" office:value-type="float" office:value="-0.101120308459551" calcext:value-type="float">
            <text:p>-0.1011203085</text:p>
          </table:table-cell>
          <table:table-cell table:formula="of:=[.B1248]+[.$C$1]" office:value-type="float" office:value="0.0688796915404491" calcext:value-type="float">
            <text:p>0.0688796915</text:p>
          </table:table-cell>
          <table:table-cell table:formula="of:=[.D1247]+([.D1247]*[.C1248]/100)" office:value-type="float" office:value="77.0681263229119" calcext:value-type="float">
            <text:p>77.0681263229</text:p>
          </table:table-cell>
          <table:table-cell office:value-type="float" office:value="132.451133263389" calcext:value-type="float">
            <text:p>132.4511332634</text:p>
          </table:table-cell>
          <table:table-cell office:value-type="float" office:value="132.668444529163" calcext:value-type="float">
            <text:p>132.6684445292</text:p>
          </table:table-cell>
          <table:table-cell table:number-columns-repeated="3"/>
        </table:table-row>
        <table:table-row table:style-name="ro1">
          <table:table-cell office:value-type="float" office:value="0.576607928840444" calcext:value-type="float">
            <text:p>0.5766079288</text:p>
          </table:table-cell>
          <table:table-cell table:formula="of:=[.A1249]-1" office:value-type="float" office:value="-0.423392071159556" calcext:value-type="float">
            <text:p>-0.4233920712</text:p>
          </table:table-cell>
          <table:table-cell table:formula="of:=[.B1249]+[.$C$1]" office:value-type="float" office:value="-0.253392071159556" calcext:value-type="float">
            <text:p>-0.2533920712</text:p>
          </table:table-cell>
          <table:table-cell table:formula="of:=[.D1248]+([.D1248]*[.C1249]/100)" office:value-type="float" office:value="76.8728418014184" calcext:value-type="float">
            <text:p>76.8728418014</text:p>
          </table:table-cell>
          <table:table-cell office:value-type="float" office:value="132.565073548335" calcext:value-type="float">
            <text:p>132.5650735483</text:p>
          </table:table-cell>
          <table:table-cell office:value-type="float" office:value="132.451133263389" calcext:value-type="float">
            <text:p>132.4511332634</text:p>
          </table:table-cell>
          <table:table-cell table:number-columns-repeated="3"/>
        </table:table-row>
        <table:table-row table:style-name="ro1">
          <table:table-cell office:value-type="float" office:value="0.600976971759259" calcext:value-type="float">
            <text:p>0.6009769718</text:p>
          </table:table-cell>
          <table:table-cell table:formula="of:=[.A1250]-1" office:value-type="float" office:value="-0.399023028240741" calcext:value-type="float">
            <text:p>-0.3990230282</text:p>
          </table:table-cell>
          <table:table-cell table:formula="of:=[.B1250]+[.$C$1]" office:value-type="float" office:value="-0.229023028240741" calcext:value-type="float">
            <text:p>-0.2290230282</text:p>
          </table:table-cell>
          <table:table-cell table:formula="of:=[.D1249]+([.D1249]*[.C1250]/100)" office:value-type="float" office:value="76.6967852912301" calcext:value-type="float">
            <text:p>76.6967852912</text:p>
          </table:table-cell>
          <table:table-cell office:value-type="float" office:value="132.592512086865" calcext:value-type="float">
            <text:p>132.5925120869</text:p>
          </table:table-cell>
          <table:table-cell office:value-type="float" office:value="132.565073548335" calcext:value-type="float">
            <text:p>132.5650735483</text:p>
          </table:table-cell>
          <table:table-cell table:number-columns-repeated="3"/>
        </table:table-row>
        <table:table-row table:style-name="ro1">
          <table:table-cell office:value-type="float" office:value="0.947176167949547" calcext:value-type="float">
            <text:p>0.9471761679</text:p>
          </table:table-cell>
          <table:table-cell table:formula="of:=[.A1251]-1" office:value-type="float" office:value="-0.0528238320504529" calcext:value-type="float">
            <text:p>-0.0528238321</text:p>
          </table:table-cell>
          <table:table-cell table:formula="of:=[.B1251]+[.$C$1]" office:value-type="float" office:value="0.117176167949547" calcext:value-type="float">
            <text:p>0.1171761679</text:p>
          </table:table-cell>
          <table:table-cell table:formula="of:=[.D1250]+([.D1250]*[.C1251]/100)" office:value-type="float" office:value="76.7866556451748" calcext:value-type="float">
            <text:p>76.7866556452</text:p>
          </table:table-cell>
          <table:table-cell office:value-type="float" office:value="132.278387791465" calcext:value-type="float">
            <text:p>132.2783877915</text:p>
          </table:table-cell>
          <table:table-cell office:value-type="float" office:value="132.592512086865" calcext:value-type="float">
            <text:p>132.5925120869</text:p>
          </table:table-cell>
          <table:table-cell table:number-columns-repeated="3"/>
        </table:table-row>
        <table:table-row table:style-name="ro1">
          <table:table-cell office:value-type="float" office:value="1.2766208058569" calcext:value-type="float">
            <text:p>1.2766208059</text:p>
          </table:table-cell>
          <table:table-cell table:formula="of:=[.A1252]-1" office:value-type="float" office:value="0.2766208058569" calcext:value-type="float">
            <text:p>0.2766208059</text:p>
          </table:table-cell>
          <table:table-cell table:formula="of:=[.B1252]+[.$C$1]" office:value-type="float" office:value="0.4466208058569" calcext:value-type="float">
            <text:p>0.4466208059</text:p>
          </table:table-cell>
          <table:table-cell table:formula="of:=[.D1251]+([.D1251]*[.C1252]/100)" office:value-type="float" office:value="77.1296008254079" calcext:value-type="float">
            <text:p>77.1296008254</text:p>
          </table:table-cell>
          <table:table-cell office:value-type="float" office:value="132.266628414157" calcext:value-type="float">
            <text:p>132.2666284142</text:p>
          </table:table-cell>
          <table:table-cell office:value-type="float" office:value="132.278387791465" calcext:value-type="float">
            <text:p>132.2783877915</text:p>
          </table:table-cell>
          <table:table-cell table:number-columns-repeated="3"/>
        </table:table-row>
        <table:table-row table:style-name="ro1">
          <table:table-cell office:value-type="float" office:value="1.02891774189873" calcext:value-type="float">
            <text:p>1.0289177419</text:p>
          </table:table-cell>
          <table:table-cell table:formula="of:=[.A1253]-1" office:value-type="float" office:value="0.0289177418987301" calcext:value-type="float">
            <text:p>0.0289177419</text:p>
          </table:table-cell>
          <table:table-cell table:formula="of:=[.B1253]+[.$C$1]" office:value-type="float" office:value="0.19891774189873" calcext:value-type="float">
            <text:p>0.1989177419</text:p>
          </table:table-cell>
          <table:table-cell table:formula="of:=[.D1252]+([.D1252]*[.C1253]/100)" office:value-type="float" office:value="77.2830252857053" calcext:value-type="float">
            <text:p>77.2830252857</text:p>
          </table:table-cell>
          <table:table-cell office:value-type="float" office:value="132.087241756555" calcext:value-type="float">
            <text:p>132.0872417566</text:p>
          </table:table-cell>
          <table:table-cell office:value-type="float" office:value="132.266628414157" calcext:value-type="float">
            <text:p>132.2666284142</text:p>
          </table:table-cell>
          <table:table-cell table:number-columns-repeated="3"/>
        </table:table-row>
        <table:table-row table:style-name="ro1">
          <table:table-cell office:value-type="float" office:value="1.03231991515115" calcext:value-type="float">
            <text:p>1.0323199152</text:p>
          </table:table-cell>
          <table:table-cell table:formula="of:=[.A1254]-1" office:value-type="float" office:value="0.03231991515115" calcext:value-type="float">
            <text:p>0.0323199152</text:p>
          </table:table-cell>
          <table:table-cell table:formula="of:=[.B1254]+[.$C$1]" office:value-type="float" office:value="0.20231991515115" calcext:value-type="float">
            <text:p>0.2023199152</text:p>
          </table:table-cell>
          <table:table-cell table:formula="of:=[.D1253]+([.D1253]*[.C1254]/100)" office:value-type="float" office:value="77.4393842368896" calcext:value-type="float">
            <text:p>77.4393842369</text:p>
          </table:table-cell>
          <table:table-cell office:value-type="float" office:value="133.182145326459" calcext:value-type="float">
            <text:p>133.1821453265</text:p>
          </table:table-cell>
          <table:table-cell office:value-type="float" office:value="132.087241756555" calcext:value-type="float">
            <text:p>132.0872417566</text:p>
          </table:table-cell>
          <table:table-cell table:number-columns-repeated="3"/>
        </table:table-row>
        <table:table-row table:style-name="ro1">
          <table:table-cell office:value-type="float" office:value="0.849958468834054" calcext:value-type="float">
            <text:p>0.8499584688</text:p>
          </table:table-cell>
          <table:table-cell table:formula="of:=[.A1255]-1" office:value-type="float" office:value="-0.150041531165946" calcext:value-type="float">
            <text:p>-0.1500415312</text:p>
          </table:table-cell>
          <table:table-cell table:formula="of:=[.B1255]+[.$C$1]" office:value-type="float" office:value="0.019958468834054" calcext:value-type="float">
            <text:p>0.0199584688</text:p>
          </table:table-cell>
          <table:table-cell table:formula="of:=[.D1254]+([.D1254]*[.C1255]/100)" office:value-type="float" office:value="77.4548399522578" calcext:value-type="float">
            <text:p>77.4548399523</text:p>
          </table:table-cell>
          <table:table-cell office:value-type="float" office:value="133.440710119248" calcext:value-type="float">
            <text:p>133.4407101192</text:p>
          </table:table-cell>
          <table:table-cell office:value-type="float" office:value="133.182145326459" calcext:value-type="float">
            <text:p>133.1821453265</text:p>
          </table:table-cell>
          <table:table-cell table:number-columns-repeated="3"/>
        </table:table-row>
        <table:table-row table:style-name="ro1">
          <table:table-cell office:value-type="float" office:value="0.928435747483339" calcext:value-type="float">
            <text:p>0.9284357475</text:p>
          </table:table-cell>
          <table:table-cell table:formula="of:=[.A1256]-1" office:value-type="float" office:value="-0.0715642525166609" calcext:value-type="float">
            <text:p>-0.0715642525</text:p>
          </table:table-cell>
          <table:table-cell table:formula="of:=[.B1256]+[.$C$1]" office:value-type="float" office:value="0.0984357474833391" calcext:value-type="float">
            <text:p>0.0984357475</text:p>
          </table:table-cell>
          <table:table-cell table:formula="of:=[.D1255]+([.D1255]*[.C1256]/100)" office:value-type="float" office:value="77.5310832029268" calcext:value-type="float">
            <text:p>77.5310832029</text:p>
          </table:table-cell>
          <table:table-cell office:value-type="float" office:value="133.046733580593" calcext:value-type="float">
            <text:p>133.0467335806</text:p>
          </table:table-cell>
          <table:table-cell office:value-type="float" office:value="133.440710119248" calcext:value-type="float">
            <text:p>133.4407101192</text:p>
          </table:table-cell>
          <table:table-cell table:number-columns-repeated="3"/>
        </table:table-row>
        <table:table-row table:style-name="ro1">
          <table:table-cell office:value-type="float" office:value="0.826976112786655" calcext:value-type="float">
            <text:p>0.8269761128</text:p>
          </table:table-cell>
          <table:table-cell table:formula="of:=[.A1257]-1" office:value-type="float" office:value="-0.173023887213345" calcext:value-type="float">
            <text:p>-0.1730238872</text:p>
          </table:table-cell>
          <table:table-cell table:formula="of:=[.B1257]+[.$C$1]" office:value-type="float" office:value="-0.00302388721334493" calcext:value-type="float">
            <text:p>-0.0030238872</text:p>
          </table:table-cell>
          <table:table-cell table:formula="of:=[.D1256]+([.D1256]*[.C1257]/100)" office:value-type="float" office:value="77.5287387504155" calcext:value-type="float">
            <text:p>77.5287387504</text:p>
          </table:table-cell>
          <table:table-cell office:value-type="float" office:value="132.25086601846" calcext:value-type="float">
            <text:p>132.2508660185</text:p>
          </table:table-cell>
          <table:table-cell office:value-type="float" office:value="133.046733580593" calcext:value-type="float">
            <text:p>133.0467335806</text:p>
          </table:table-cell>
          <table:table-cell table:number-columns-repeated="3"/>
        </table:table-row>
        <table:table-row table:style-name="ro1">
          <table:table-cell office:value-type="float" office:value="1.11546585045687" calcext:value-type="float">
            <text:p>1.1154658505</text:p>
          </table:table-cell>
          <table:table-cell table:formula="of:=[.A1258]-1" office:value-type="float" office:value="0.11546585045687" calcext:value-type="float">
            <text:p>0.1154658505</text:p>
          </table:table-cell>
          <table:table-cell table:formula="of:=[.B1258]+[.$C$1]" office:value-type="float" office:value="0.28546585045687" calcext:value-type="float">
            <text:p>0.2854658505</text:p>
          </table:table-cell>
          <table:table-cell table:formula="of:=[.D1257]+([.D1257]*[.C1258]/100)" office:value-type="float" office:value="77.7500568238378" calcext:value-type="float">
            <text:p>77.7500568238</text:p>
          </table:table-cell>
          <table:table-cell office:value-type="float" office:value="131.841210318582" calcext:value-type="float">
            <text:p>131.8412103186</text:p>
          </table:table-cell>
          <table:table-cell office:value-type="float" office:value="132.25086601846" calcext:value-type="float">
            <text:p>132.2508660185</text:p>
          </table:table-cell>
          <table:table-cell table:number-columns-repeated="3"/>
        </table:table-row>
        <table:table-row table:style-name="ro1">
          <table:table-cell office:value-type="float" office:value="0.730963681061087" calcext:value-type="float">
            <text:p>0.7309636811</text:p>
          </table:table-cell>
          <table:table-cell table:formula="of:=[.A1259]-1" office:value-type="float" office:value="-0.269036318938913" calcext:value-type="float">
            <text:p>-0.2690363189</text:p>
          </table:table-cell>
          <table:table-cell table:formula="of:=[.B1259]+[.$C$1]" office:value-type="float" office:value="-0.0990363189389129" calcext:value-type="float">
            <text:p>-0.0990363189</text:p>
          </table:table-cell>
          <table:table-cell table:formula="of:=[.D1258]+([.D1258]*[.C1259]/100)" office:value-type="float" office:value="77.6730560295866" calcext:value-type="float">
            <text:p>77.6730560296</text:p>
          </table:table-cell>
          <table:table-cell office:value-type="float" office:value="132.076847230349" calcext:value-type="float">
            <text:p>132.0768472303</text:p>
          </table:table-cell>
          <table:table-cell office:value-type="float" office:value="131.841210318582" calcext:value-type="float">
            <text:p>131.8412103186</text:p>
          </table:table-cell>
          <table:table-cell table:number-columns-repeated="3"/>
        </table:table-row>
        <table:table-row table:style-name="ro1">
          <table:table-cell office:value-type="float" office:value="0.705656520694295" calcext:value-type="float">
            <text:p>0.7056565207</text:p>
          </table:table-cell>
          <table:table-cell table:formula="of:=[.A1260]-1" office:value-type="float" office:value="-0.294343479305705" calcext:value-type="float">
            <text:p>-0.2943434793</text:p>
          </table:table-cell>
          <table:table-cell table:formula="of:=[.B1260]+[.$C$1]" office:value-type="float" office:value="-0.124343479305705" calcext:value-type="float">
            <text:p>-0.1243434793</text:p>
          </table:table-cell>
          <table:table-cell table:formula="of:=[.D1259]+([.D1259]*[.C1260]/100)" office:value-type="float" office:value="77.5764746492363" calcext:value-type="float">
            <text:p>77.5764746492</text:p>
          </table:table-cell>
          <table:table-cell office:value-type="float" office:value="131.456354998468" calcext:value-type="float">
            <text:p>131.4563549985</text:p>
          </table:table-cell>
          <table:table-cell office:value-type="float" office:value="132.076847230349" calcext:value-type="float">
            <text:p>132.0768472303</text:p>
          </table:table-cell>
          <table:table-cell table:number-columns-repeated="3"/>
        </table:table-row>
        <table:table-row table:style-name="ro1">
          <table:table-cell office:value-type="float" office:value="0.626758888233557" calcext:value-type="float">
            <text:p>0.6267588882</text:p>
          </table:table-cell>
          <table:table-cell table:formula="of:=[.A1261]-1" office:value-type="float" office:value="-0.373241111766443" calcext:value-type="float">
            <text:p>-0.3732411118</text:p>
          </table:table-cell>
          <table:table-cell table:formula="of:=[.B1261]+[.$C$1]" office:value-type="float" office:value="-0.203241111766443" calcext:value-type="float">
            <text:p>-0.2032411118</text:p>
          </table:table-cell>
          <table:table-cell table:formula="of:=[.D1260]+([.D1260]*[.C1261]/100)" office:value-type="float" office:value="77.41880735969" calcext:value-type="float">
            <text:p>77.4188073597</text:p>
          </table:table-cell>
          <table:table-cell office:value-type="float" office:value="131.406671012987" calcext:value-type="float">
            <text:p>131.406671013</text:p>
          </table:table-cell>
          <table:table-cell office:value-type="float" office:value="131.456354998468" calcext:value-type="float">
            <text:p>131.4563549985</text:p>
          </table:table-cell>
          <table:table-cell table:number-columns-repeated="3"/>
        </table:table-row>
        <table:table-row table:style-name="ro1">
          <table:table-cell office:value-type="float" office:value="1.07491183727249" calcext:value-type="float">
            <text:p>1.0749118373</text:p>
          </table:table-cell>
          <table:table-cell table:formula="of:=[.A1262]-1" office:value-type="float" office:value="0.07491183727249" calcext:value-type="float">
            <text:p>0.0749118373</text:p>
          </table:table-cell>
          <table:table-cell table:formula="of:=[.B1262]+[.$C$1]" office:value-type="float" office:value="0.24491183727249" calcext:value-type="float">
            <text:p>0.2449118373</text:p>
          </table:table-cell>
          <table:table-cell table:formula="of:=[.D1261]+([.D1261]*[.C1262]/100)" office:value-type="float" office:value="77.608415183189" calcext:value-type="float">
            <text:p>77.6084151832</text:p>
          </table:table-cell>
          <table:table-cell office:value-type="float" office:value="131.673666264242" calcext:value-type="float">
            <text:p>131.6736662642</text:p>
          </table:table-cell>
          <table:table-cell office:value-type="float" office:value="131.406671012987" calcext:value-type="float">
            <text:p>131.406671013</text:p>
          </table:table-cell>
          <table:table-cell table:number-columns-repeated="3"/>
        </table:table-row>
        <table:table-row table:style-name="ro1">
          <table:table-cell office:value-type="float" office:value="0.379933832161916" calcext:value-type="float">
            <text:p>0.3799338322</text:p>
          </table:table-cell>
          <table:table-cell table:formula="of:=[.A1263]-1" office:value-type="float" office:value="-0.620066167838084" calcext:value-type="float">
            <text:p>-0.6200661678</text:p>
          </table:table-cell>
          <table:table-cell table:formula="of:=[.B1263]+[.$C$1]" office:value-type="float" office:value="-0.450066167838084" calcext:value-type="float">
            <text:p>-0.4500661678</text:p>
          </table:table-cell>
          <table:table-cell table:formula="of:=[.D1262]+([.D1262]*[.C1263]/100)" office:value-type="float" office:value="77.2591259630542" calcext:value-type="float">
            <text:p>77.2591259631</text:p>
          </table:table-cell>
          <table:table-cell office:value-type="float" office:value="130.707699706434" calcext:value-type="float">
            <text:p>130.7076997064</text:p>
          </table:table-cell>
          <table:table-cell office:value-type="float" office:value="131.673666264242" calcext:value-type="float">
            <text:p>131.6736662642</text:p>
          </table:table-cell>
          <table:table-cell table:number-columns-repeated="3"/>
        </table:table-row>
        <table:table-row table:style-name="ro1">
          <table:table-cell office:value-type="float" office:value="0.870433140734118" calcext:value-type="float">
            <text:p>0.8704331407</text:p>
          </table:table-cell>
          <table:table-cell table:formula="of:=[.A1264]-1" office:value-type="float" office:value="-0.129566859265882" calcext:value-type="float">
            <text:p>-0.1295668593</text:p>
          </table:table-cell>
          <table:table-cell table:formula="of:=[.B1264]+[.$C$1]" office:value-type="float" office:value="0.0404331407341181" calcext:value-type="float">
            <text:p>0.0404331407</text:p>
          </table:table-cell>
          <table:table-cell table:formula="of:=[.D1263]+([.D1263]*[.C1264]/100)" office:value-type="float" office:value="77.2903642541848" calcext:value-type="float">
            <text:p>77.2903642542</text:p>
          </table:table-cell>
          <table:table-cell office:value-type="float" office:value="128.7862443515" calcext:value-type="float">
            <text:p>128.7862443515</text:p>
          </table:table-cell>
          <table:table-cell office:value-type="float" office:value="130.707699706434" calcext:value-type="float">
            <text:p>130.7076997064</text:p>
          </table:table-cell>
          <table:table-cell table:number-columns-repeated="3"/>
        </table:table-row>
        <table:table-row table:style-name="ro1">
          <table:table-cell office:value-type="float" office:value="0.80238923846277" calcext:value-type="float">
            <text:p>0.8023892385</text:p>
          </table:table-cell>
          <table:table-cell table:formula="of:=[.A1265]-1" office:value-type="float" office:value="-0.19761076153723" calcext:value-type="float">
            <text:p>-0.1976107615</text:p>
          </table:table-cell>
          <table:table-cell table:formula="of:=[.B1265]+[.$C$1]" office:value-type="float" office:value="-0.02761076153723" calcext:value-type="float">
            <text:p>-0.0276107615</text:p>
          </table:table-cell>
          <table:table-cell table:formula="of:=[.D1264]+([.D1264]*[.C1265]/100)" office:value-type="float" office:value="77.2690237960193" calcext:value-type="float">
            <text:p>77.269023796</text:p>
          </table:table-cell>
          <table:table-cell office:value-type="float" office:value="128.524442200347" calcext:value-type="float">
            <text:p>128.5244422003</text:p>
          </table:table-cell>
          <table:table-cell office:value-type="float" office:value="128.7862443515" calcext:value-type="float">
            <text:p>128.7862443515</text:p>
          </table:table-cell>
          <table:table-cell table:number-columns-repeated="3"/>
        </table:table-row>
        <table:table-row table:style-name="ro1">
          <table:table-cell office:value-type="float" office:value="0.463291728191008" calcext:value-type="float">
            <text:p>0.4632917282</text:p>
          </table:table-cell>
          <table:table-cell table:formula="of:=[.A1266]-1" office:value-type="float" office:value="-0.536708271808992" calcext:value-type="float">
            <text:p>-0.5367082718</text:p>
          </table:table-cell>
          <table:table-cell table:formula="of:=[.B1266]+[.$C$1]" office:value-type="float" office:value="-0.366708271808992" calcext:value-type="float">
            <text:p>-0.3667082718</text:p>
          </table:table-cell>
          <table:table-cell table:formula="of:=[.D1265]+([.D1265]*[.C1266]/100)" office:value-type="float" office:value="76.9856718942132" calcext:value-type="float">
            <text:p>76.9856718942</text:p>
          </table:table-cell>
          <table:table-cell office:value-type="float" office:value="127.921684723822" calcext:value-type="float">
            <text:p>127.9216847238</text:p>
          </table:table-cell>
          <table:table-cell office:value-type="float" office:value="128.524442200347" calcext:value-type="float">
            <text:p>128.5244422003</text:p>
          </table:table-cell>
          <table:table-cell table:number-columns-repeated="3"/>
        </table:table-row>
        <table:table-row table:style-name="ro1">
          <table:table-cell office:value-type="float" office:value="0.76350216757133" calcext:value-type="float">
            <text:p>0.7635021676</text:p>
          </table:table-cell>
          <table:table-cell table:formula="of:=[.A1267]-1" office:value-type="float" office:value="-0.23649783242867" calcext:value-type="float">
            <text:p>-0.2364978324</text:p>
          </table:table-cell>
          <table:table-cell table:formula="of:=[.B1267]+[.$C$1]" office:value-type="float" office:value="-0.0664978324286699" calcext:value-type="float">
            <text:p>-0.0664978324</text:p>
          </table:table-cell>
          <table:table-cell table:formula="of:=[.D1266]+([.D1266]*[.C1267]/100)" office:value-type="float" office:value="76.9344780911229" calcext:value-type="float">
            <text:p>76.9344780911</text:p>
          </table:table-cell>
          <table:table-cell office:value-type="float" office:value="127.855639143047" calcext:value-type="float">
            <text:p>127.855639143</text:p>
          </table:table-cell>
          <table:table-cell office:value-type="float" office:value="127.921684723822" calcext:value-type="float">
            <text:p>127.9216847238</text:p>
          </table:table-cell>
          <table:table-cell table:number-columns-repeated="3"/>
        </table:table-row>
        <table:table-row table:style-name="ro1">
          <table:table-cell office:value-type="float" office:value="0.651736851004829" calcext:value-type="float">
            <text:p>0.651736851</text:p>
          </table:table-cell>
          <table:table-cell table:formula="of:=[.A1268]-1" office:value-type="float" office:value="-0.348263148995171" calcext:value-type="float">
            <text:p>-0.348263149</text:p>
          </table:table-cell>
          <table:table-cell table:formula="of:=[.B1268]+[.$C$1]" office:value-type="float" office:value="-0.178263148995171" calcext:value-type="float">
            <text:p>-0.178263149</text:p>
          </table:table-cell>
          <table:table-cell table:formula="of:=[.D1267]+([.D1267]*[.C1268]/100)" office:value-type="float" office:value="76.7973322678147" calcext:value-type="float">
            <text:p>76.7973322678</text:p>
          </table:table-cell>
          <table:table-cell office:value-type="float" office:value="126.957074708155" calcext:value-type="float">
            <text:p>126.9570747082</text:p>
          </table:table-cell>
          <table:table-cell office:value-type="float" office:value="127.855639143047" calcext:value-type="float">
            <text:p>127.855639143</text:p>
          </table:table-cell>
          <table:table-cell table:number-columns-repeated="3"/>
        </table:table-row>
        <table:table-row table:style-name="ro1">
          <table:table-cell office:value-type="float" office:value="0.581939506668659" calcext:value-type="float">
            <text:p>0.5819395067</text:p>
          </table:table-cell>
          <table:table-cell table:formula="of:=[.A1269]-1" office:value-type="float" office:value="-0.418060493331341" calcext:value-type="float">
            <text:p>-0.4180604933</text:p>
          </table:table-cell>
          <table:table-cell table:formula="of:=[.B1269]+[.$C$1]" office:value-type="float" office:value="-0.248060493331341" calcext:value-type="float">
            <text:p>-0.2480604933</text:p>
          </table:table-cell>
          <table:table-cell table:formula="of:=[.D1268]+([.D1268]*[.C1269]/100)" office:value-type="float" office:value="76.6068284265259" calcext:value-type="float">
            <text:p>76.6068284265</text:p>
          </table:table-cell>
          <table:table-cell office:value-type="float" office:value="127.521150233963" calcext:value-type="float">
            <text:p>127.521150234</text:p>
          </table:table-cell>
          <table:table-cell office:value-type="float" office:value="126.957074708155" calcext:value-type="float">
            <text:p>126.9570747082</text:p>
          </table:table-cell>
          <table:table-cell table:number-columns-repeated="3"/>
        </table:table-row>
        <table:table-row table:style-name="ro1">
          <table:table-cell office:value-type="float" office:value="0.531383291485514" calcext:value-type="float">
            <text:p>0.5313832915</text:p>
          </table:table-cell>
          <table:table-cell table:formula="of:=[.A1270]-1" office:value-type="float" office:value="-0.468616708514486" calcext:value-type="float">
            <text:p>-0.4686167085</text:p>
          </table:table-cell>
          <table:table-cell table:formula="of:=[.B1270]+[.$C$1]" office:value-type="float" office:value="-0.298616708514486" calcext:value-type="float">
            <text:p>-0.2986167085</text:p>
          </table:table-cell>
          <table:table-cell table:formula="of:=[.D1269]+([.D1269]*[.C1270]/100)" office:value-type="float" office:value="76.3780676369812" calcext:value-type="float">
            <text:p>76.378067637</text:p>
          </table:table-cell>
          <table:table-cell office:value-type="float" office:value="127.919720673124" calcext:value-type="float">
            <text:p>127.9197206731</text:p>
          </table:table-cell>
          <table:table-cell office:value-type="float" office:value="127.521150233963" calcext:value-type="float">
            <text:p>127.521150234</text:p>
          </table:table-cell>
          <table:table-cell table:number-columns-repeated="3"/>
        </table:table-row>
        <table:table-row table:style-name="ro1">
          <table:table-cell office:value-type="float" office:value="0.813136004756012" calcext:value-type="float">
            <text:p>0.8131360048</text:p>
          </table:table-cell>
          <table:table-cell table:formula="of:=[.A1271]-1" office:value-type="float" office:value="-0.186863995243988" calcext:value-type="float">
            <text:p>-0.1868639952</text:p>
          </table:table-cell>
          <table:table-cell table:formula="of:=[.B1271]+[.$C$1]" office:value-type="float" office:value="-0.0168639952439879" calcext:value-type="float">
            <text:p>-0.0168639952</text:p>
          </table:table-cell>
          <table:table-cell table:formula="of:=[.D1270]+([.D1270]*[.C1271]/100)" office:value-type="float" office:value="76.3651872432875" calcext:value-type="float">
            <text:p>76.3651872433</text:p>
          </table:table-cell>
          <table:table-cell office:value-type="float" office:value="127.373887567353" calcext:value-type="float">
            <text:p>127.3738875674</text:p>
          </table:table-cell>
          <table:table-cell office:value-type="float" office:value="127.919720673124" calcext:value-type="float">
            <text:p>127.9197206731</text:p>
          </table:table-cell>
          <table:table-cell table:number-columns-repeated="3"/>
        </table:table-row>
        <table:table-row table:style-name="ro1">
          <table:table-cell office:value-type="float" office:value="0.696264213650595" calcext:value-type="float">
            <text:p>0.6962642137</text:p>
          </table:table-cell>
          <table:table-cell table:formula="of:=[.A1272]-1" office:value-type="float" office:value="-0.303735786349405" calcext:value-type="float">
            <text:p>-0.3037357863</text:p>
          </table:table-cell>
          <table:table-cell table:formula="of:=[.B1272]+[.$C$1]" office:value-type="float" office:value="-0.133735786349405" calcext:value-type="float">
            <text:p>-0.1337357863</text:p>
          </table:table-cell>
          <table:table-cell table:formula="of:=[.D1271]+([.D1271]*[.C1272]/100)" office:value-type="float" office:value="76.2630596596305" calcext:value-type="float">
            <text:p>76.2630596596</text:p>
          </table:table-cell>
          <table:table-cell office:value-type="float" office:value="125.92233286737" calcext:value-type="float">
            <text:p>125.9223328674</text:p>
          </table:table-cell>
          <table:table-cell office:value-type="float" office:value="127.373887567353" calcext:value-type="float">
            <text:p>127.3738875674</text:p>
          </table:table-cell>
          <table:table-cell table:number-columns-repeated="3"/>
        </table:table-row>
        <table:table-row table:style-name="ro1">
          <table:table-cell office:value-type="float" office:value="0.69978981025122" calcext:value-type="float">
            <text:p>0.6997898103</text:p>
          </table:table-cell>
          <table:table-cell table:formula="of:=[.A1273]-1" office:value-type="float" office:value="-0.30021018974878" calcext:value-type="float">
            <text:p>-0.3002101897</text:p>
          </table:table-cell>
          <table:table-cell table:formula="of:=[.B1273]+[.$C$1]" office:value-type="float" office:value="-0.13021018974878" calcext:value-type="float">
            <text:p>-0.1302101897</text:p>
          </table:table-cell>
          <table:table-cell table:formula="of:=[.D1272]+([.D1272]*[.C1273]/100)" office:value-type="float" office:value="76.1637573849395" calcext:value-type="float">
            <text:p>76.1637573849</text:p>
          </table:table-cell>
          <table:table-cell office:value-type="float" office:value="126.334626734536" calcext:value-type="float">
            <text:p>126.3346267345</text:p>
          </table:table-cell>
          <table:table-cell office:value-type="float" office:value="125.92233286737" calcext:value-type="float">
            <text:p>125.9223328674</text:p>
          </table:table-cell>
          <table:table-cell table:number-columns-repeated="3"/>
        </table:table-row>
        <table:table-row table:style-name="ro1">
          <table:table-cell office:value-type="float" office:value="1.11262185304431" calcext:value-type="float">
            <text:p>1.112621853</text:p>
          </table:table-cell>
          <table:table-cell table:formula="of:=[.A1274]-1" office:value-type="float" office:value="0.11262185304431" calcext:value-type="float">
            <text:p>0.112621853</text:p>
          </table:table-cell>
          <table:table-cell table:formula="of:=[.B1274]+[.$C$1]" office:value-type="float" office:value="0.28262185304431" calcext:value-type="float">
            <text:p>0.282621853</text:p>
          </table:table-cell>
          <table:table-cell table:formula="of:=[.D1273]+([.D1273]*[.C1274]/100)" office:value-type="float" office:value="76.3790128074089" calcext:value-type="float">
            <text:p>76.3790128074</text:p>
          </table:table-cell>
          <table:table-cell office:value-type="float" office:value="126.474732241824" calcext:value-type="float">
            <text:p>126.4747322418</text:p>
          </table:table-cell>
          <table:table-cell office:value-type="float" office:value="126.334626734536" calcext:value-type="float">
            <text:p>126.3346267345</text:p>
          </table:table-cell>
          <table:table-cell table:number-columns-repeated="3"/>
        </table:table-row>
        <table:table-row table:style-name="ro1">
          <table:table-cell office:value-type="float" office:value="0.911895039878726" calcext:value-type="float">
            <text:p>0.9118950399</text:p>
          </table:table-cell>
          <table:table-cell table:formula="of:=[.A1275]-1" office:value-type="float" office:value="-0.0881049601212739" calcext:value-type="float">
            <text:p>-0.0881049601</text:p>
          </table:table-cell>
          <table:table-cell table:formula="of:=[.B1275]+[.$C$1]" office:value-type="float" office:value="0.0818950398787261" calcext:value-type="float">
            <text:p>0.0818950399</text:p>
          </table:table-cell>
          <table:table-cell table:formula="of:=[.D1274]+([.D1274]*[.C1275]/100)" office:value-type="float" office:value="76.4415634304065" calcext:value-type="float">
            <text:p>76.4415634304</text:p>
          </table:table-cell>
          <table:table-cell office:value-type="float" office:value="126.213612516222" calcext:value-type="float">
            <text:p>126.2136125162</text:p>
          </table:table-cell>
          <table:table-cell office:value-type="float" office:value="126.474732241824" calcext:value-type="float">
            <text:p>126.4747322418</text:p>
          </table:table-cell>
          <table:table-cell table:number-columns-repeated="3"/>
        </table:table-row>
        <table:table-row table:style-name="ro1">
          <table:table-cell office:value-type="float" office:value="1.04586923509602" calcext:value-type="float">
            <text:p>1.0458692351</text:p>
          </table:table-cell>
          <table:table-cell table:formula="of:=[.A1276]-1" office:value-type="float" office:value="0.0458692350960199" calcext:value-type="float">
            <text:p>0.0458692351</text:p>
          </table:table-cell>
          <table:table-cell table:formula="of:=[.B1276]+[.$C$1]" office:value-type="float" office:value="0.21586923509602" calcext:value-type="float">
            <text:p>0.2158692351</text:p>
          </table:table-cell>
          <table:table-cell table:formula="of:=[.D1275]+([.D1275]*[.C1276]/100)" office:value-type="float" office:value="76.6065772486792" calcext:value-type="float">
            <text:p>76.6065772487</text:p>
          </table:table-cell>
          <table:table-cell office:value-type="float" office:value="126.41516139482" calcext:value-type="float">
            <text:p>126.4151613948</text:p>
          </table:table-cell>
          <table:table-cell office:value-type="float" office:value="126.213612516222" calcext:value-type="float">
            <text:p>126.2136125162</text:p>
          </table:table-cell>
          <table:table-cell table:number-columns-repeated="3"/>
        </table:table-row>
        <table:table-row table:style-name="ro1">
          <table:table-cell office:value-type="float" office:value="1.0537009914657" calcext:value-type="float">
            <text:p>1.0537009915</text:p>
          </table:table-cell>
          <table:table-cell table:formula="of:=[.A1277]-1" office:value-type="float" office:value="0.0537009914657001" calcext:value-type="float">
            <text:p>0.0537009915</text:p>
          </table:table-cell>
          <table:table-cell table:formula="of:=[.B1277]+[.$C$1]" office:value-type="float" office:value="0.2237009914657" calcext:value-type="float">
            <text:p>0.2237009915</text:p>
          </table:table-cell>
          <table:table-cell table:formula="of:=[.D1276]+([.D1276]*[.C1277]/100)" office:value-type="float" office:value="76.7779469215124" calcext:value-type="float">
            <text:p>76.7779469215</text:p>
          </table:table-cell>
          <table:table-cell office:value-type="float" office:value="127.2410307543" calcext:value-type="float">
            <text:p>127.2410307543</text:p>
          </table:table-cell>
          <table:table-cell office:value-type="float" office:value="126.41516139482" calcext:value-type="float">
            <text:p>126.4151613948</text:p>
          </table:table-cell>
          <table:table-cell table:number-columns-repeated="3"/>
        </table:table-row>
        <table:table-row table:style-name="ro1">
          <table:table-cell office:value-type="float" office:value="1.18205555600692" calcext:value-type="float">
            <text:p>1.182055556</text:p>
          </table:table-cell>
          <table:table-cell table:formula="of:=[.A1278]-1" office:value-type="float" office:value="0.18205555600692" calcext:value-type="float">
            <text:p>0.182055556</text:p>
          </table:table-cell>
          <table:table-cell table:formula="of:=[.B1278]+[.$C$1]" office:value-type="float" office:value="0.35205555600692" calcext:value-type="float">
            <text:p>0.352055556</text:p>
          </table:table-cell>
          <table:table-cell table:formula="of:=[.D1277]+([.D1277]*[.C1278]/100)" office:value-type="float" office:value="77.0482479494377" calcext:value-type="float">
            <text:p>77.0482479494</text:p>
          </table:table-cell>
          <table:table-cell office:value-type="float" office:value="127.297364242941" calcext:value-type="float">
            <text:p>127.2973642429</text:p>
          </table:table-cell>
          <table:table-cell office:value-type="float" office:value="127.2410307543" calcext:value-type="float">
            <text:p>127.2410307543</text:p>
          </table:table-cell>
          <table:table-cell table:number-columns-repeated="3"/>
        </table:table-row>
        <table:table-row table:style-name="ro1">
          <table:table-cell office:value-type="float" office:value="0.554076682752996" calcext:value-type="float">
            <text:p>0.5540766828</text:p>
          </table:table-cell>
          <table:table-cell table:formula="of:=[.A1279]-1" office:value-type="float" office:value="-0.445923317247004" calcext:value-type="float">
            <text:p>-0.4459233172</text:p>
          </table:table-cell>
          <table:table-cell table:formula="of:=[.B1279]+[.$C$1]" office:value-type="float" office:value="-0.275923317247004" calcext:value-type="float">
            <text:p>-0.2759233172</text:p>
          </table:table-cell>
          <table:table-cell table:formula="of:=[.D1278]+([.D1278]*[.C1279]/100)" office:value-type="float" office:value="76.8356538678149" calcext:value-type="float">
            <text:p>76.8356538678</text:p>
          </table:table-cell>
          <table:table-cell office:value-type="float" office:value="127.169700529988" calcext:value-type="float">
            <text:p>127.16970053</text:p>
          </table:table-cell>
          <table:table-cell office:value-type="float" office:value="127.297364242941" calcext:value-type="float">
            <text:p>127.2973642429</text:p>
          </table:table-cell>
          <table:table-cell table:number-columns-repeated="3"/>
        </table:table-row>
        <table:table-row table:style-name="ro1">
          <table:table-cell office:value-type="float" office:value="0.908060159206555" calcext:value-type="float">
            <text:p>0.9080601592</text:p>
          </table:table-cell>
          <table:table-cell table:formula="of:=[.A1280]-1" office:value-type="float" office:value="-0.091939840793445" calcext:value-type="float">
            <text:p>-0.0919398408</text:p>
          </table:table-cell>
          <table:table-cell table:formula="of:=[.B1280]+[.$C$1]" office:value-type="float" office:value="0.078060159206555" calcext:value-type="float">
            <text:p>0.0780601592</text:p>
          </table:table-cell>
          <table:table-cell table:formula="of:=[.D1279]+([.D1279]*[.C1280]/100)" office:value-type="float" office:value="76.8956319015515" calcext:value-type="float">
            <text:p>76.8956319016</text:p>
          </table:table-cell>
          <table:table-cell office:value-type="float" office:value="128.368066632678" calcext:value-type="float">
            <text:p>128.3680666327</text:p>
          </table:table-cell>
          <table:table-cell office:value-type="float" office:value="127.169700529988" calcext:value-type="float">
            <text:p>127.16970053</text:p>
          </table:table-cell>
          <table:table-cell table:number-columns-repeated="3"/>
        </table:table-row>
        <table:table-row table:style-name="ro1">
          <table:table-cell office:value-type="float" office:value="1.15522584844808" calcext:value-type="float">
            <text:p>1.1552258484</text:p>
          </table:table-cell>
          <table:table-cell table:formula="of:=[.A1281]-1" office:value-type="float" office:value="0.15522584844808" calcext:value-type="float">
            <text:p>0.1552258484</text:p>
          </table:table-cell>
          <table:table-cell table:formula="of:=[.B1281]+[.$C$1]" office:value-type="float" office:value="0.32522584844808" calcext:value-type="float">
            <text:p>0.3252258484</text:p>
          </table:table-cell>
          <table:table-cell table:formula="of:=[.D1280]+([.D1280]*[.C1281]/100)" office:value-type="float" office:value="77.1457163728228" calcext:value-type="float">
            <text:p>77.1457163728</text:p>
          </table:table-cell>
          <table:table-cell office:value-type="float" office:value="129.458367984595" calcext:value-type="float">
            <text:p>129.4583679846</text:p>
          </table:table-cell>
          <table:table-cell office:value-type="float" office:value="128.368066632678" calcext:value-type="float">
            <text:p>128.3680666327</text:p>
          </table:table-cell>
          <table:table-cell table:number-columns-repeated="3"/>
        </table:table-row>
        <table:table-row table:style-name="ro1">
          <table:table-cell office:value-type="float" office:value="0.829186241551082" calcext:value-type="float">
            <text:p>0.8291862416</text:p>
          </table:table-cell>
          <table:table-cell table:formula="of:=[.A1282]-1" office:value-type="float" office:value="-0.170813758448918" calcext:value-type="float">
            <text:p>-0.1708137584</text:p>
          </table:table-cell>
          <table:table-cell table:formula="of:=[.B1282]+[.$C$1]" office:value-type="float" office:value="-0.000813758448917873" calcext:value-type="float">
            <text:p>-0.0008137584</text:p>
          </table:table-cell>
          <table:table-cell table:formula="of:=[.D1281]+([.D1281]*[.C1282]/100)" office:value-type="float" office:value="77.1450885930379" calcext:value-type="float">
            <text:p>77.145088593</text:p>
          </table:table-cell>
          <table:table-cell office:value-type="float" office:value="130.613441609621" calcext:value-type="float">
            <text:p>130.6134416096</text:p>
          </table:table-cell>
          <table:table-cell office:value-type="float" office:value="129.458367984595" calcext:value-type="float">
            <text:p>129.4583679846</text:p>
          </table:table-cell>
          <table:table-cell table:number-columns-repeated="3"/>
        </table:table-row>
        <table:table-row table:style-name="ro1">
          <table:table-cell office:value-type="float" office:value="1.41205088320005" calcext:value-type="float">
            <text:p>1.4120508832</text:p>
          </table:table-cell>
          <table:table-cell table:formula="of:=[.A1283]-1" office:value-type="float" office:value="0.41205088320005" calcext:value-type="float">
            <text:p>0.4120508832</text:p>
          </table:table-cell>
          <table:table-cell table:formula="of:=[.B1283]+[.$C$1]" office:value-type="float" office:value="0.58205088320005" calcext:value-type="float">
            <text:p>0.5820508832</text:p>
          </table:table-cell>
          <table:table-cell table:formula="of:=[.D1282]+([.D1282]*[.C1283]/100)" office:value-type="float" office:value="77.5941122625391" calcext:value-type="float">
            <text:p>77.5941122625</text:p>
          </table:table-cell>
          <table:table-cell office:value-type="float" office:value="130.392210551411" calcext:value-type="float">
            <text:p>130.3922105514</text:p>
          </table:table-cell>
          <table:table-cell office:value-type="float" office:value="130.613441609621" calcext:value-type="float">
            <text:p>130.6134416096</text:p>
          </table:table-cell>
          <table:table-cell table:number-columns-repeated="3"/>
        </table:table-row>
        <table:table-row table:style-name="ro1">
          <table:table-cell office:value-type="float" office:value="0.622498085943134" calcext:value-type="float">
            <text:p>0.6224980859</text:p>
          </table:table-cell>
          <table:table-cell table:formula="of:=[.A1284]-1" office:value-type="float" office:value="-0.377501914056866" calcext:value-type="float">
            <text:p>-0.3775019141</text:p>
          </table:table-cell>
          <table:table-cell table:formula="of:=[.B1284]+[.$C$1]" office:value-type="float" office:value="-0.207501914056866" calcext:value-type="float">
            <text:p>-0.2075019141</text:p>
          </table:table-cell>
          <table:table-cell table:formula="of:=[.D1283]+([.D1283]*[.C1284]/100)" office:value-type="float" office:value="77.4331029943989" calcext:value-type="float">
            <text:p>77.4331029944</text:p>
          </table:table-cell>
          <table:table-cell office:value-type="float" office:value="131.03493991276" calcext:value-type="float">
            <text:p>131.0349399128</text:p>
          </table:table-cell>
          <table:table-cell office:value-type="float" office:value="130.392210551411" calcext:value-type="float">
            <text:p>130.3922105514</text:p>
          </table:table-cell>
          <table:table-cell table:number-columns-repeated="3"/>
        </table:table-row>
        <table:table-row table:style-name="ro1">
          <table:table-cell office:value-type="float" office:value="0.994409738423713" calcext:value-type="float">
            <text:p>0.9944097384</text:p>
          </table:table-cell>
          <table:table-cell table:formula="of:=[.A1285]-1" office:value-type="float" office:value="-0.00559026157628695" calcext:value-type="float">
            <text:p>-0.0055902616</text:p>
          </table:table-cell>
          <table:table-cell table:formula="of:=[.B1285]+[.$C$1]" office:value-type="float" office:value="0.164409738423713" calcext:value-type="float">
            <text:p>0.1644097384</text:p>
          </table:table-cell>
          <table:table-cell table:formula="of:=[.D1284]+([.D1284]*[.C1285]/100)" office:value-type="float" office:value="77.5604105564854" calcext:value-type="float">
            <text:p>77.5604105565</text:p>
          </table:table-cell>
          <table:table-cell office:value-type="float" office:value="132.046678981094" calcext:value-type="float">
            <text:p>132.0466789811</text:p>
          </table:table-cell>
          <table:table-cell office:value-type="float" office:value="131.03493991276" calcext:value-type="float">
            <text:p>131.0349399128</text:p>
          </table:table-cell>
          <table:table-cell table:number-columns-repeated="3"/>
        </table:table-row>
        <table:table-row table:style-name="ro1">
          <table:table-cell office:value-type="float" office:value="0.550271313590076" calcext:value-type="float">
            <text:p>0.5502713136</text:p>
          </table:table-cell>
          <table:table-cell table:formula="of:=[.A1286]-1" office:value-type="float" office:value="-0.449728686409924" calcext:value-type="float">
            <text:p>-0.4497286864</text:p>
          </table:table-cell>
          <table:table-cell table:formula="of:=[.B1286]+[.$C$1]" office:value-type="float" office:value="-0.279728686409924" calcext:value-type="float">
            <text:p>-0.2797286864</text:p>
          </table:table-cell>
          <table:table-cell table:formula="of:=[.D1285]+([.D1285]*[.C1286]/100)" office:value-type="float" office:value="77.3434518388616" calcext:value-type="float">
            <text:p>77.3434518389</text:p>
          </table:table-cell>
          <table:table-cell office:value-type="float" office:value="132.344524915675" calcext:value-type="float">
            <text:p>132.3445249157</text:p>
          </table:table-cell>
          <table:table-cell office:value-type="float" office:value="132.046678981094" calcext:value-type="float">
            <text:p>132.0466789811</text:p>
          </table:table-cell>
          <table:table-cell table:number-columns-repeated="3"/>
        </table:table-row>
        <table:table-row table:style-name="ro1">
          <table:table-cell office:value-type="float" office:value="0.906128494809976" calcext:value-type="float">
            <text:p>0.9061284948</text:p>
          </table:table-cell>
          <table:table-cell table:formula="of:=[.A1287]-1" office:value-type="float" office:value="-0.093871505190024" calcext:value-type="float">
            <text:p>-0.0938715052</text:p>
          </table:table-cell>
          <table:table-cell table:formula="of:=[.B1287]+[.$C$1]" office:value-type="float" office:value="0.0761284948099761" calcext:value-type="float">
            <text:p>0.0761284948</text:p>
          </table:table-cell>
          <table:table-cell table:formula="of:=[.D1286]+([.D1286]*[.C1287]/100)" office:value-type="float" office:value="77.4023322445806" calcext:value-type="float">
            <text:p>77.4023322446</text:p>
          </table:table-cell>
          <table:table-cell office:value-type="float" office:value="133.599049737616" calcext:value-type="float">
            <text:p>133.5990497376</text:p>
          </table:table-cell>
          <table:table-cell office:value-type="float" office:value="132.344524915675" calcext:value-type="float">
            <text:p>132.3445249157</text:p>
          </table:table-cell>
          <table:table-cell table:number-columns-repeated="3"/>
        </table:table-row>
        <table:table-row table:style-name="ro1">
          <table:table-cell office:value-type="float" office:value="0.92532627213342" calcext:value-type="float">
            <text:p>0.9253262721</text:p>
          </table:table-cell>
          <table:table-cell table:formula="of:=[.A1288]-1" office:value-type="float" office:value="-0.07467372786658" calcext:value-type="float">
            <text:p>-0.0746737279</text:p>
          </table:table-cell>
          <table:table-cell table:formula="of:=[.B1288]+[.$C$1]" office:value-type="float" office:value="0.09532627213342" calcext:value-type="float">
            <text:p>0.0953262721</text:p>
          </table:table-cell>
          <table:table-cell table:formula="of:=[.D1287]+([.D1287]*[.C1288]/100)" office:value-type="float" office:value="77.4761170024537" calcext:value-type="float">
            <text:p>77.4761170025</text:p>
          </table:table-cell>
          <table:table-cell office:value-type="float" office:value="133.254840410394" calcext:value-type="float">
            <text:p>133.2548404104</text:p>
          </table:table-cell>
          <table:table-cell office:value-type="float" office:value="133.599049737616" calcext:value-type="float">
            <text:p>133.5990497376</text:p>
          </table:table-cell>
          <table:table-cell table:number-columns-repeated="3"/>
        </table:table-row>
        <table:table-row table:style-name="ro1">
          <table:table-cell office:value-type="float" office:value="0.547459522421717" calcext:value-type="float">
            <text:p>0.5474595224</text:p>
          </table:table-cell>
          <table:table-cell table:formula="of:=[.A1289]-1" office:value-type="float" office:value="-0.452540477578283" calcext:value-type="float">
            <text:p>-0.4525404776</text:p>
          </table:table-cell>
          <table:table-cell table:formula="of:=[.B1289]+[.$C$1]" office:value-type="float" office:value="-0.282540477578283" calcext:value-type="float">
            <text:p>-0.2825404776</text:p>
          </table:table-cell>
          <table:table-cell table:formula="of:=[.D1288]+([.D1288]*[.C1289]/100)" office:value-type="float" office:value="77.2572156114658" calcext:value-type="float">
            <text:p>77.2572156115</text:p>
          </table:table-cell>
          <table:table-cell office:value-type="float" office:value="131.674348689792" calcext:value-type="float">
            <text:p>131.6743486898</text:p>
          </table:table-cell>
          <table:table-cell office:value-type="float" office:value="133.254840410394" calcext:value-type="float">
            <text:p>133.2548404104</text:p>
          </table:table-cell>
          <table:table-cell table:number-columns-repeated="3"/>
        </table:table-row>
        <table:table-row table:style-name="ro1">
          <table:table-cell office:value-type="float" office:value="0.698038850860084" calcext:value-type="float">
            <text:p>0.6980388509</text:p>
          </table:table-cell>
          <table:table-cell table:formula="of:=[.A1290]-1" office:value-type="float" office:value="-0.301961149139916" calcext:value-type="float">
            <text:p>-0.3019611491</text:p>
          </table:table-cell>
          <table:table-cell table:formula="of:=[.B1290]+[.$C$1]" office:value-type="float" office:value="-0.131961149139916" calcext:value-type="float">
            <text:p>-0.1319611491</text:p>
          </table:table-cell>
          <table:table-cell table:formula="of:=[.D1289]+([.D1289]*[.C1290]/100)" office:value-type="float" office:value="77.1552661019514" calcext:value-type="float">
            <text:p>77.155266102</text:p>
          </table:table-cell>
          <table:table-cell office:value-type="float" office:value="131.250719884047" calcext:value-type="float">
            <text:p>131.250719884</text:p>
          </table:table-cell>
          <table:table-cell office:value-type="float" office:value="131.674348689792" calcext:value-type="float">
            <text:p>131.6743486898</text:p>
          </table:table-cell>
          <table:table-cell table:number-columns-repeated="3"/>
        </table:table-row>
        <table:table-row table:style-name="ro1">
          <table:table-cell office:value-type="float" office:value="1.26872910551724" calcext:value-type="float">
            <text:p>1.2687291055</text:p>
          </table:table-cell>
          <table:table-cell table:formula="of:=[.A1291]-1" office:value-type="float" office:value="0.26872910551724" calcext:value-type="float">
            <text:p>0.2687291055</text:p>
          </table:table-cell>
          <table:table-cell table:formula="of:=[.B1291]+[.$C$1]" office:value-type="float" office:value="0.43872910551724" calcext:value-type="float">
            <text:p>0.4387291055</text:p>
          </table:table-cell>
          <table:table-cell table:formula="of:=[.D1290]+([.D1290]*[.C1291]/100)" office:value-type="float" office:value="77.4937687107799" calcext:value-type="float">
            <text:p>77.4937687108</text:p>
          </table:table-cell>
          <table:table-cell office:value-type="float" office:value="130.681534475569" calcext:value-type="float">
            <text:p>130.6815344756</text:p>
          </table:table-cell>
          <table:table-cell office:value-type="float" office:value="131.250719884047" calcext:value-type="float">
            <text:p>131.250719884</text:p>
          </table:table-cell>
          <table:table-cell table:number-columns-repeated="3"/>
        </table:table-row>
        <table:table-row table:style-name="ro1">
          <table:table-cell office:value-type="float" office:value="1.10740325574155" calcext:value-type="float">
            <text:p>1.1074032557</text:p>
          </table:table-cell>
          <table:table-cell table:formula="of:=[.A1292]-1" office:value-type="float" office:value="0.10740325574155" calcext:value-type="float">
            <text:p>0.1074032557</text:p>
          </table:table-cell>
          <table:table-cell table:formula="of:=[.B1292]+[.$C$1]" office:value-type="float" office:value="0.27740325574155" calcext:value-type="float">
            <text:p>0.2774032557</text:p>
          </table:table-cell>
          <table:table-cell table:formula="of:=[.D1291]+([.D1291]*[.C1292]/100)" office:value-type="float" office:value="77.7087389481805" calcext:value-type="float">
            <text:p>77.7087389482</text:p>
          </table:table-cell>
          <table:table-cell office:value-type="float" office:value="130.15887891164" calcext:value-type="float">
            <text:p>130.1588789116</text:p>
          </table:table-cell>
          <table:table-cell office:value-type="float" office:value="130.681534475569" calcext:value-type="float">
            <text:p>130.6815344756</text:p>
          </table:table-cell>
          <table:table-cell table:number-columns-repeated="3"/>
        </table:table-row>
        <table:table-row table:style-name="ro1">
          <table:table-cell office:value-type="float" office:value="0.617967153375346" calcext:value-type="float">
            <text:p>0.6179671534</text:p>
          </table:table-cell>
          <table:table-cell table:formula="of:=[.A1293]-1" office:value-type="float" office:value="-0.382032846624654" calcext:value-type="float">
            <text:p>-0.3820328466</text:p>
          </table:table-cell>
          <table:table-cell table:formula="of:=[.B1293]+[.$C$1]" office:value-type="float" office:value="-0.212032846624654" calcext:value-type="float">
            <text:p>-0.2120328466</text:p>
          </table:table-cell>
          <table:table-cell table:formula="of:=[.D1292]+([.D1292]*[.C1293]/100)" office:value-type="float" office:value="77.5439708969125" calcext:value-type="float">
            <text:p>77.5439708969</text:p>
          </table:table-cell>
          <table:table-cell office:value-type="float" office:value="130.627930697653" calcext:value-type="float">
            <text:p>130.6279306977</text:p>
          </table:table-cell>
          <table:table-cell office:value-type="float" office:value="130.15887891164" calcext:value-type="float">
            <text:p>130.1588789116</text:p>
          </table:table-cell>
          <table:table-cell table:number-columns-repeated="3"/>
        </table:table-row>
        <table:table-row table:style-name="ro1">
          <table:table-cell office:value-type="float" office:value="0.848913922762529" calcext:value-type="float">
            <text:p>0.8489139228</text:p>
          </table:table-cell>
          <table:table-cell table:formula="of:=[.A1294]-1" office:value-type="float" office:value="-0.151086077237471" calcext:value-type="float">
            <text:p>-0.1510860772</text:p>
          </table:table-cell>
          <table:table-cell table:formula="of:=[.B1294]+[.$C$1]" office:value-type="float" office:value="0.0189139227625291" calcext:value-type="float">
            <text:p>0.0189139228</text:p>
          </table:table-cell>
          <table:table-cell table:formula="of:=[.D1293]+([.D1293]*[.C1294]/100)" office:value-type="float" office:value="77.558637503675" calcext:value-type="float">
            <text:p>77.5586375037</text:p>
          </table:table-cell>
          <table:table-cell office:value-type="float" office:value="130.030882303394" calcext:value-type="float">
            <text:p>130.0308823034</text:p>
          </table:table-cell>
          <table:table-cell office:value-type="float" office:value="130.627930697653" calcext:value-type="float">
            <text:p>130.6279306977</text:p>
          </table:table-cell>
          <table:table-cell table:number-columns-repeated="3"/>
        </table:table-row>
        <table:table-row table:style-name="ro1">
          <table:table-cell office:value-type="float" office:value="0.759543186066599" calcext:value-type="float">
            <text:p>0.7595431861</text:p>
          </table:table-cell>
          <table:table-cell table:formula="of:=[.A1295]-1" office:value-type="float" office:value="-0.240456813933401" calcext:value-type="float">
            <text:p>-0.2404568139</text:p>
          </table:table-cell>
          <table:table-cell table:formula="of:=[.B1295]+[.$C$1]" office:value-type="float" office:value="-0.0704568139334009" calcext:value-type="float">
            <text:p>-0.0704568139</text:p>
          </table:table-cell>
          <table:table-cell table:formula="of:=[.D1294]+([.D1294]*[.C1295]/100)" office:value-type="float" office:value="77.5039921587598" calcext:value-type="float">
            <text:p>77.5039921588</text:p>
          </table:table-cell>
          <table:table-cell office:value-type="float" office:value="128.935204764504" calcext:value-type="float">
            <text:p>128.9352047645</text:p>
          </table:table-cell>
          <table:table-cell office:value-type="float" office:value="130.030882303394" calcext:value-type="float">
            <text:p>130.0308823034</text:p>
          </table:table-cell>
          <table:table-cell table:number-columns-repeated="3"/>
        </table:table-row>
        <table:table-row table:style-name="ro1">
          <table:table-cell office:value-type="float" office:value="0.694610552757625" calcext:value-type="float">
            <text:p>0.6946105528</text:p>
          </table:table-cell>
          <table:table-cell table:formula="of:=[.A1296]-1" office:value-type="float" office:value="-0.305389447242375" calcext:value-type="float">
            <text:p>-0.3053894472</text:p>
          </table:table-cell>
          <table:table-cell table:formula="of:=[.B1296]+[.$C$1]" office:value-type="float" office:value="-0.135389447242375" calcext:value-type="float">
            <text:p>-0.1353894472</text:p>
          </table:table-cell>
          <table:table-cell table:formula="of:=[.D1295]+([.D1295]*[.C1296]/100)" office:value-type="float" office:value="77.3990599321852" calcext:value-type="float">
            <text:p>77.3990599322</text:p>
          </table:table-cell>
          <table:table-cell office:value-type="float" office:value="129.463827397522" calcext:value-type="float">
            <text:p>129.4638273975</text:p>
          </table:table-cell>
          <table:table-cell office:value-type="float" office:value="128.935204764504" calcext:value-type="float">
            <text:p>128.9352047645</text:p>
          </table:table-cell>
          <table:table-cell table:number-columns-repeated="3"/>
        </table:table-row>
        <table:table-row table:style-name="ro1">
          <table:table-cell office:value-type="float" office:value="0.641333988206242" calcext:value-type="float">
            <text:p>0.6413339882</text:p>
          </table:table-cell>
          <table:table-cell table:formula="of:=[.A1297]-1" office:value-type="float" office:value="-0.358666011793758" calcext:value-type="float">
            <text:p>-0.3586660118</text:p>
          </table:table-cell>
          <table:table-cell table:formula="of:=[.B1297]+[.$C$1]" office:value-type="float" office:value="-0.188666011793758" calcext:value-type="float">
            <text:p>-0.1886660118</text:p>
          </table:table-cell>
          <table:table-cell table:formula="of:=[.D1296]+([.D1296]*[.C1297]/100)" office:value-type="float" office:value="77.2530342126453" calcext:value-type="float">
            <text:p>77.2530342126</text:p>
          </table:table-cell>
          <table:table-cell office:value-type="float" office:value="128.964773805639" calcext:value-type="float">
            <text:p>128.9647738056</text:p>
          </table:table-cell>
          <table:table-cell office:value-type="float" office:value="129.463827397522" calcext:value-type="float">
            <text:p>129.4638273975</text:p>
          </table:table-cell>
          <table:table-cell table:number-columns-repeated="3"/>
        </table:table-row>
        <table:table-row table:style-name="ro1">
          <table:table-cell office:value-type="float" office:value="0.765858527399105" calcext:value-type="float">
            <text:p>0.7658585274</text:p>
          </table:table-cell>
          <table:table-cell table:formula="of:=[.A1298]-1" office:value-type="float" office:value="-0.234141472600895" calcext:value-type="float">
            <text:p>-0.2341414726</text:p>
          </table:table-cell>
          <table:table-cell table:formula="of:=[.B1298]+[.$C$1]" office:value-type="float" office:value="-0.0641414726008949" calcext:value-type="float">
            <text:p>-0.0641414726</text:p>
          </table:table-cell>
          <table:table-cell table:formula="of:=[.D1297]+([.D1297]*[.C1298]/100)" office:value-type="float" office:value="77.2034829788724" calcext:value-type="float">
            <text:p>77.2034829789</text:p>
          </table:table-cell>
          <table:table-cell office:value-type="float" office:value="127.800162857869" calcext:value-type="float">
            <text:p>127.8001628579</text:p>
          </table:table-cell>
          <table:table-cell office:value-type="float" office:value="128.964773805639" calcext:value-type="float">
            <text:p>128.9647738056</text:p>
          </table:table-cell>
          <table:table-cell table:number-columns-repeated="3"/>
        </table:table-row>
        <table:table-row table:style-name="ro1">
          <table:table-cell office:value-type="float" office:value="0.827405817546097" calcext:value-type="float">
            <text:p>0.8274058175</text:p>
          </table:table-cell>
          <table:table-cell table:formula="of:=[.A1299]-1" office:value-type="float" office:value="-0.172594182453903" calcext:value-type="float">
            <text:p>-0.1725941825</text:p>
          </table:table-cell>
          <table:table-cell table:formula="of:=[.B1299]+[.$C$1]" office:value-type="float" office:value="-0.00259418245390289" calcext:value-type="float">
            <text:p>-0.0025941825</text:p>
          </table:table-cell>
          <table:table-cell table:formula="of:=[.D1298]+([.D1298]*[.C1299]/100)" office:value-type="float" office:value="77.2014801796632" calcext:value-type="float">
            <text:p>77.2014801797</text:p>
          </table:table-cell>
          <table:table-cell office:value-type="float" office:value="128.448684518916" calcext:value-type="float">
            <text:p>128.4486845189</text:p>
          </table:table-cell>
          <table:table-cell office:value-type="float" office:value="127.800162857869" calcext:value-type="float">
            <text:p>127.8001628579</text:p>
          </table:table-cell>
          <table:table-cell table:number-columns-repeated="3"/>
        </table:table-row>
        <table:table-row table:style-name="ro1">
          <table:table-cell office:value-type="float" office:value="0.661866532656265" calcext:value-type="float">
            <text:p>0.6618665327</text:p>
          </table:table-cell>
          <table:table-cell table:formula="of:=[.A1300]-1" office:value-type="float" office:value="-0.338133467343735" calcext:value-type="float">
            <text:p>-0.3381334673</text:p>
          </table:table-cell>
          <table:table-cell table:formula="of:=[.B1300]+[.$C$1]" office:value-type="float" office:value="-0.168133467343735" calcext:value-type="float">
            <text:p>-0.1681334673</text:p>
          </table:table-cell>
          <table:table-cell table:formula="of:=[.D1299]+([.D1299]*[.C1300]/100)" office:value-type="float" office:value="77.0716786541964" calcext:value-type="float">
            <text:p>77.0716786542</text:p>
          </table:table-cell>
          <table:table-cell office:value-type="float" office:value="127.286794947344" calcext:value-type="float">
            <text:p>127.2867949473</text:p>
          </table:table-cell>
          <table:table-cell office:value-type="float" office:value="128.448684518916" calcext:value-type="float">
            <text:p>128.4486845189</text:p>
          </table:table-cell>
          <table:table-cell table:number-columns-repeated="3"/>
        </table:table-row>
        <table:table-row table:style-name="ro1">
          <table:table-cell office:value-type="float" office:value="0.77166000649443" calcext:value-type="float">
            <text:p>0.7716600065</text:p>
          </table:table-cell>
          <table:table-cell table:formula="of:=[.A1301]-1" office:value-type="float" office:value="-0.22833999350557" calcext:value-type="float">
            <text:p>-0.2283399935</text:p>
          </table:table-cell>
          <table:table-cell table:formula="of:=[.B1301]+[.$C$1]" office:value-type="float" office:value="-0.05833999350557" calcext:value-type="float">
            <text:p>-0.0583399935</text:p>
          </table:table-cell>
          <table:table-cell table:formula="of:=[.D1300]+([.D1300]*[.C1301]/100)" office:value-type="float" office:value="77.026715041875" calcext:value-type="float">
            <text:p>77.0267150419</text:p>
          </table:table-cell>
          <table:table-cell office:value-type="float" office:value="125.925744995123" calcext:value-type="float">
            <text:p>125.9257449951</text:p>
          </table:table-cell>
          <table:table-cell office:value-type="float" office:value="127.286794947344" calcext:value-type="float">
            <text:p>127.2867949473</text:p>
          </table:table-cell>
          <table:table-cell table:number-columns-repeated="3"/>
        </table:table-row>
        <table:table-row table:style-name="ro1">
          <table:table-cell office:value-type="float" office:value="0.72487627125964" calcext:value-type="float">
            <text:p>0.7248762713</text:p>
          </table:table-cell>
          <table:table-cell table:formula="of:=[.A1302]-1" office:value-type="float" office:value="-0.27512372874036" calcext:value-type="float">
            <text:p>-0.2751237287</text:p>
          </table:table-cell>
          <table:table-cell table:formula="of:=[.B1302]+[.$C$1]" office:value-type="float" office:value="-0.10512372874036" calcext:value-type="float">
            <text:p>-0.1051237287</text:p>
          </table:table-cell>
          <table:table-cell table:formula="of:=[.D1301]+([.D1301]*[.C1302]/100)" office:value-type="float" office:value="76.9457416868967" calcext:value-type="float">
            <text:p>76.9457416869</text:p>
          </table:table-cell>
          <table:table-cell office:value-type="float" office:value="126.151153841112" calcext:value-type="float">
            <text:p>126.1511538411</text:p>
          </table:table-cell>
          <table:table-cell office:value-type="float" office:value="125.925744995123" calcext:value-type="float">
            <text:p>125.9257449951</text:p>
          </table:table-cell>
          <table:table-cell table:number-columns-repeated="3"/>
        </table:table-row>
        <table:table-row table:style-name="ro1">
          <table:table-cell office:value-type="float" office:value="1.03473924860827" calcext:value-type="float">
            <text:p>1.0347392486</text:p>
          </table:table-cell>
          <table:table-cell table:formula="of:=[.A1303]-1" office:value-type="float" office:value="0.03473924860827" calcext:value-type="float">
            <text:p>0.0347392486</text:p>
          </table:table-cell>
          <table:table-cell table:formula="of:=[.B1303]+[.$C$1]" office:value-type="float" office:value="0.20473924860827" calcext:value-type="float">
            <text:p>0.2047392486</text:p>
          </table:table-cell>
          <table:table-cell table:formula="of:=[.D1302]+([.D1302]*[.C1303]/100)" office:value-type="float" office:value="77.1032798202625" calcext:value-type="float">
            <text:p>77.1032798203</text:p>
          </table:table-cell>
          <table:table-cell office:value-type="float" office:value="128.904528850567" calcext:value-type="float">
            <text:p>128.9045288506</text:p>
          </table:table-cell>
          <table:table-cell office:value-type="float" office:value="126.151153841112" calcext:value-type="float">
            <text:p>126.1511538411</text:p>
          </table:table-cell>
          <table:table-cell table:number-columns-repeated="3"/>
        </table:table-row>
        <table:table-row table:style-name="ro1">
          <table:table-cell office:value-type="float" office:value="1.35154096111692" calcext:value-type="float">
            <text:p>1.3515409611</text:p>
          </table:table-cell>
          <table:table-cell table:formula="of:=[.A1304]-1" office:value-type="float" office:value="0.35154096111692" calcext:value-type="float">
            <text:p>0.3515409611</text:p>
          </table:table-cell>
          <table:table-cell table:formula="of:=[.B1304]+[.$C$1]" office:value-type="float" office:value="0.52154096111692" calcext:value-type="float">
            <text:p>0.5215409611</text:p>
          </table:table-cell>
          <table:table-cell table:formula="of:=[.D1303]+([.D1303]*[.C1304]/100)" office:value-type="float" office:value="77.5054050068898" calcext:value-type="float">
            <text:p>77.5054050069</text:p>
          </table:table-cell>
          <table:table-cell office:value-type="float" office:value="129.850813228764" calcext:value-type="float">
            <text:p>129.8508132288</text:p>
          </table:table-cell>
          <table:table-cell office:value-type="float" office:value="128.904528850567" calcext:value-type="float">
            <text:p>128.9045288506</text:p>
          </table:table-cell>
          <table:table-cell table:number-columns-repeated="3"/>
        </table:table-row>
        <table:table-row table:style-name="ro1">
          <table:table-cell office:value-type="float" office:value="0.667776353601055" calcext:value-type="float">
            <text:p>0.6677763536</text:p>
          </table:table-cell>
          <table:table-cell table:formula="of:=[.A1305]-1" office:value-type="float" office:value="-0.332223646398945" calcext:value-type="float">
            <text:p>-0.3322236464</text:p>
          </table:table-cell>
          <table:table-cell table:formula="of:=[.B1305]+[.$C$1]" office:value-type="float" office:value="-0.162223646398945" calcext:value-type="float">
            <text:p>-0.1622236464</text:p>
          </table:table-cell>
          <table:table-cell table:formula="of:=[.D1304]+([.D1304]*[.C1305]/100)" office:value-type="float" office:value="77.3796729127314" calcext:value-type="float">
            <text:p>77.3796729127</text:p>
          </table:table-cell>
          <table:table-cell office:value-type="float" office:value="130.39749520347" calcext:value-type="float">
            <text:p>130.3974952035</text:p>
          </table:table-cell>
          <table:table-cell office:value-type="float" office:value="129.850813228764" calcext:value-type="float">
            <text:p>129.8508132288</text:p>
          </table:table-cell>
          <table:table-cell table:number-columns-repeated="3"/>
        </table:table-row>
        <table:table-row table:style-name="ro1">
          <table:table-cell office:value-type="float" office:value="0.64576416263879" calcext:value-type="float">
            <text:p>0.6457641626</text:p>
          </table:table-cell>
          <table:table-cell table:formula="of:=[.A1306]-1" office:value-type="float" office:value="-0.35423583736121" calcext:value-type="float">
            <text:p>-0.3542358374</text:p>
          </table:table-cell>
          <table:table-cell table:formula="of:=[.B1306]+[.$C$1]" office:value-type="float" office:value="-0.18423583736121" calcext:value-type="float">
            <text:p>-0.1842358374</text:p>
          </table:table-cell>
          <table:table-cell table:formula="of:=[.D1305]+([.D1305]*[.C1306]/100)" office:value-type="float" office:value="77.2371118243932" calcext:value-type="float">
            <text:p>77.2371118244</text:p>
          </table:table-cell>
          <table:table-cell office:value-type="float" office:value="129.26193731467" calcext:value-type="float">
            <text:p>129.2619373147</text:p>
          </table:table-cell>
          <table:table-cell office:value-type="float" office:value="130.39749520347" calcext:value-type="float">
            <text:p>130.3974952035</text:p>
          </table:table-cell>
          <table:table-cell table:number-columns-repeated="3"/>
        </table:table-row>
        <table:table-row table:style-name="ro1">
          <table:table-cell office:value-type="float" office:value="0.458439355963858" calcext:value-type="float">
            <text:p>0.458439356</text:p>
          </table:table-cell>
          <table:table-cell table:formula="of:=[.A1307]-1" office:value-type="float" office:value="-0.541560644036142" calcext:value-type="float">
            <text:p>-0.541560644</text:p>
          </table:table-cell>
          <table:table-cell table:formula="of:=[.B1307]+[.$C$1]" office:value-type="float" office:value="-0.371560644036142" calcext:value-type="float">
            <text:p>-0.371560644</text:p>
          </table:table-cell>
          <table:table-cell table:formula="of:=[.D1306]+([.D1306]*[.C1307]/100)" office:value-type="float" office:value="76.9501291142636" calcext:value-type="float">
            <text:p>76.9501291143</text:p>
          </table:table-cell>
          <table:table-cell office:value-type="float" office:value="131.015940158699" calcext:value-type="float">
            <text:p>131.0159401587</text:p>
          </table:table-cell>
          <table:table-cell office:value-type="float" office:value="129.26193731467" calcext:value-type="float">
            <text:p>129.2619373147</text:p>
          </table:table-cell>
          <table:table-cell table:number-columns-repeated="3"/>
        </table:table-row>
        <table:table-row table:style-name="ro1">
          <table:table-cell office:value-type="float" office:value="0.62173322842373" calcext:value-type="float">
            <text:p>0.6217332284</text:p>
          </table:table-cell>
          <table:table-cell table:formula="of:=[.A1308]-1" office:value-type="float" office:value="-0.37826677157627" calcext:value-type="float">
            <text:p>-0.3782667716</text:p>
          </table:table-cell>
          <table:table-cell table:formula="of:=[.B1308]+[.$C$1]" office:value-type="float" office:value="-0.20826677157627" calcext:value-type="float">
            <text:p>-0.2082667716</text:p>
          </table:table-cell>
          <table:table-cell table:formula="of:=[.D1307]+([.D1307]*[.C1308]/100)" office:value-type="float" office:value="76.7898675646335" calcext:value-type="float">
            <text:p>76.7898675646</text:p>
          </table:table-cell>
          <table:table-cell office:value-type="float" office:value="130.997364843367" calcext:value-type="float">
            <text:p>130.9973648434</text:p>
          </table:table-cell>
          <table:table-cell office:value-type="float" office:value="131.015940158699" calcext:value-type="float">
            <text:p>131.0159401587</text:p>
          </table:table-cell>
          <table:table-cell table:number-columns-repeated="3"/>
        </table:table-row>
        <table:table-row table:style-name="ro1">
          <table:table-cell office:value-type="float" office:value="0.760834339991807" calcext:value-type="float">
            <text:p>0.76083434</text:p>
          </table:table-cell>
          <table:table-cell table:formula="of:=[.A1309]-1" office:value-type="float" office:value="-0.239165660008193" calcext:value-type="float">
            <text:p>-0.23916566</text:p>
          </table:table-cell>
          <table:table-cell table:formula="of:=[.B1309]+[.$C$1]" office:value-type="float" office:value="-0.0691656600081929" calcext:value-type="float">
            <text:p>-0.06916566</text:p>
          </table:table-cell>
          <table:table-cell table:formula="of:=[.D1308]+([.D1308]*[.C1309]/100)" office:value-type="float" office:value="76.736755345913" calcext:value-type="float">
            <text:p>76.7367553459</text:p>
          </table:table-cell>
          <table:table-cell office:value-type="float" office:value="131.235981135198" calcext:value-type="float">
            <text:p>131.2359811352</text:p>
          </table:table-cell>
          <table:table-cell office:value-type="float" office:value="130.997364843367" calcext:value-type="float">
            <text:p>130.9973648434</text:p>
          </table:table-cell>
          <table:table-cell table:number-columns-repeated="3"/>
        </table:table-row>
        <table:table-row table:style-name="ro1">
          <table:table-cell office:value-type="float" office:value="1.23204305458968" calcext:value-type="float">
            <text:p>1.2320430546</text:p>
          </table:table-cell>
          <table:table-cell table:formula="of:=[.A1310]-1" office:value-type="float" office:value="0.23204305458968" calcext:value-type="float">
            <text:p>0.2320430546</text:p>
          </table:table-cell>
          <table:table-cell table:formula="of:=[.B1310]+[.$C$1]" office:value-type="float" office:value="0.40204305458968" calcext:value-type="float">
            <text:p>0.4020430546</text:p>
          </table:table-cell>
          <table:table-cell table:formula="of:=[.D1309]+([.D1309]*[.C1310]/100)" office:value-type="float" office:value="77.0452701410987" calcext:value-type="float">
            <text:p>77.0452701411</text:p>
          </table:table-cell>
          <table:table-cell office:value-type="float" office:value="131.172490487236" calcext:value-type="float">
            <text:p>131.1724904872</text:p>
          </table:table-cell>
          <table:table-cell office:value-type="float" office:value="131.235981135198" calcext:value-type="float">
            <text:p>131.2359811352</text:p>
          </table:table-cell>
          <table:table-cell table:number-columns-repeated="3"/>
        </table:table-row>
        <table:table-row table:style-name="ro1">
          <table:table-cell office:value-type="float" office:value="0.801288243517971" calcext:value-type="float">
            <text:p>0.8012882435</text:p>
          </table:table-cell>
          <table:table-cell table:formula="of:=[.A1311]-1" office:value-type="float" office:value="-0.198711756482029" calcext:value-type="float">
            <text:p>-0.1987117565</text:p>
          </table:table-cell>
          <table:table-cell table:formula="of:=[.B1311]+[.$C$1]" office:value-type="float" office:value="-0.028711756482029" calcext:value-type="float">
            <text:p>-0.0287117565</text:p>
          </table:table-cell>
          <table:table-cell table:formula="of:=[.D1310]+([.D1310]*[.C1311]/100)" office:value-type="float" office:value="77.0231490907549" calcext:value-type="float">
            <text:p>77.0231490908</text:p>
          </table:table-cell>
          <table:table-cell office:value-type="float" office:value="131.815561061361" calcext:value-type="float">
            <text:p>131.8155610614</text:p>
          </table:table-cell>
          <table:table-cell office:value-type="float" office:value="131.172490487236" calcext:value-type="float">
            <text:p>131.1724904872</text:p>
          </table:table-cell>
          <table:table-cell table:number-columns-repeated="3"/>
        </table:table-row>
        <table:table-row table:style-name="ro1">
          <table:table-cell office:value-type="float" office:value="0.739587651355509" calcext:value-type="float">
            <text:p>0.7395876514</text:p>
          </table:table-cell>
          <table:table-cell table:formula="of:=[.A1312]-1" office:value-type="float" office:value="-0.260412348644491" calcext:value-type="float">
            <text:p>-0.2604123486</text:p>
          </table:table-cell>
          <table:table-cell table:formula="of:=[.B1312]+[.$C$1]" office:value-type="float" office:value="-0.0904123486444909" calcext:value-type="float">
            <text:p>-0.0904123486</text:p>
          </table:table-cell>
          <table:table-cell table:formula="of:=[.D1311]+([.D1311]*[.C1312]/100)" office:value-type="float" office:value="76.953510652662" calcext:value-type="float">
            <text:p>76.9535106527</text:p>
          </table:table-cell>
          <table:table-cell office:value-type="float" office:value="131.352559570389" calcext:value-type="float">
            <text:p>131.3525595704</text:p>
          </table:table-cell>
          <table:table-cell office:value-type="float" office:value="131.815561061361" calcext:value-type="float">
            <text:p>131.8155610614</text:p>
          </table:table-cell>
          <table:table-cell table:number-columns-repeated="3"/>
        </table:table-row>
        <table:table-row table:style-name="ro1">
          <table:table-cell office:value-type="float" office:value="1.18810398107637" calcext:value-type="float">
            <text:p>1.1881039811</text:p>
          </table:table-cell>
          <table:table-cell table:formula="of:=[.A1313]-1" office:value-type="float" office:value="0.18810398107637" calcext:value-type="float">
            <text:p>0.1881039811</text:p>
          </table:table-cell>
          <table:table-cell table:formula="of:=[.B1313]+[.$C$1]" office:value-type="float" office:value="0.35810398107637" calcext:value-type="float">
            <text:p>0.3581039811</text:p>
          </table:table-cell>
          <table:table-cell table:formula="of:=[.D1312]+([.D1312]*[.C1313]/100)" office:value-type="float" office:value="77.2290842378872" calcext:value-type="float">
            <text:p>77.2290842379</text:p>
          </table:table-cell>
          <table:table-cell office:value-type="float" office:value="132.169648932624" calcext:value-type="float">
            <text:p>132.1696489326</text:p>
          </table:table-cell>
          <table:table-cell office:value-type="float" office:value="131.352559570389" calcext:value-type="float">
            <text:p>131.3525595704</text:p>
          </table:table-cell>
          <table:table-cell table:number-columns-repeated="3"/>
        </table:table-row>
        <table:table-row table:style-name="ro1">
          <table:table-cell office:value-type="float" office:value="0.830920973411558" calcext:value-type="float">
            <text:p>0.8309209734</text:p>
          </table:table-cell>
          <table:table-cell table:formula="of:=[.A1314]-1" office:value-type="float" office:value="-0.169079026588442" calcext:value-type="float">
            <text:p>-0.1690790266</text:p>
          </table:table-cell>
          <table:table-cell table:formula="of:=[.B1314]+[.$C$1]" office:value-type="float" office:value="0.000920973411558029" calcext:value-type="float">
            <text:p>0.0009209734</text:p>
          </table:table-cell>
          <table:table-cell table:formula="of:=[.D1313]+([.D1313]*[.C1314]/100)" office:value-type="float" office:value="77.2297954972191" calcext:value-type="float">
            <text:p>77.2297954972</text:p>
          </table:table-cell>
          <table:table-cell office:value-type="float" office:value="132.690090767994" calcext:value-type="float">
            <text:p>132.690090768</text:p>
          </table:table-cell>
          <table:table-cell office:value-type="float" office:value="132.169648932624" calcext:value-type="float">
            <text:p>132.1696489326</text:p>
          </table:table-cell>
          <table:table-cell table:number-columns-repeated="3"/>
        </table:table-row>
        <table:table-row table:style-name="ro1">
          <table:table-cell office:value-type="float" office:value="1.51098476633714" calcext:value-type="float">
            <text:p>1.5109847663</text:p>
          </table:table-cell>
          <table:table-cell table:formula="of:=[.A1315]-1" office:value-type="float" office:value="0.51098476633714" calcext:value-type="float">
            <text:p>0.5109847663</text:p>
          </table:table-cell>
          <table:table-cell table:formula="of:=[.B1315]+[.$C$1]" office:value-type="float" office:value="0.68098476633714" calcext:value-type="float">
            <text:p>0.6809847663</text:p>
          </table:table-cell>
          <table:table-cell table:formula="of:=[.D1314]+([.D1314]*[.C1315]/100)" office:value-type="float" office:value="77.7557186396284" calcext:value-type="float">
            <text:p>77.7557186396</text:p>
          </table:table-cell>
          <table:table-cell office:value-type="float" office:value="132.678581068548" calcext:value-type="float">
            <text:p>132.6785810685</text:p>
          </table:table-cell>
          <table:table-cell office:value-type="float" office:value="132.690090767994" calcext:value-type="float">
            <text:p>132.690090768</text:p>
          </table:table-cell>
          <table:table-cell table:number-columns-repeated="3"/>
        </table:table-row>
        <table:table-row table:style-name="ro1">
          <table:table-cell office:value-type="float" office:value="0.679204696459908" calcext:value-type="float">
            <text:p>0.6792046965</text:p>
          </table:table-cell>
          <table:table-cell table:formula="of:=[.A1316]-1" office:value-type="float" office:value="-0.320795303540092" calcext:value-type="float">
            <text:p>-0.3207953035</text:p>
          </table:table-cell>
          <table:table-cell table:formula="of:=[.B1316]+[.$C$1]" office:value-type="float" office:value="-0.150795303540092" calcext:value-type="float">
            <text:p>-0.1507953035</text:p>
          </table:table-cell>
          <table:table-cell table:formula="of:=[.D1315]+([.D1315]*[.C1316]/100)" office:value-type="float" office:value="77.638466667686" calcext:value-type="float">
            <text:p>77.6384666677</text:p>
          </table:table-cell>
          <table:table-cell office:value-type="float" office:value="133.628102796586" calcext:value-type="float">
            <text:p>133.6281027966</text:p>
          </table:table-cell>
          <table:table-cell office:value-type="float" office:value="132.678581068548" calcext:value-type="float">
            <text:p>132.6785810685</text:p>
          </table:table-cell>
          <table:table-cell table:number-columns-repeated="3"/>
        </table:table-row>
        <table:table-row table:style-name="ro1">
          <table:table-cell office:value-type="float" office:value="0.856725529859276" calcext:value-type="float">
            <text:p>0.8567255299</text:p>
          </table:table-cell>
          <table:table-cell table:formula="of:=[.A1317]-1" office:value-type="float" office:value="-0.143274470140724" calcext:value-type="float">
            <text:p>-0.1432744701</text:p>
          </table:table-cell>
          <table:table-cell table:formula="of:=[.B1317]+[.$C$1]" office:value-type="float" office:value="0.0267255298592761" calcext:value-type="float">
            <text:p>0.0267255299</text:p>
          </table:table-cell>
          <table:table-cell table:formula="of:=[.D1316]+([.D1316]*[.C1317]/100)" office:value-type="float" office:value="77.6592159592776" calcext:value-type="float">
            <text:p>77.6592159593</text:p>
          </table:table-cell>
          <table:table-cell office:value-type="float" office:value="133.103233512619" calcext:value-type="float">
            <text:p>133.1032335126</text:p>
          </table:table-cell>
          <table:table-cell office:value-type="float" office:value="133.628102796586" calcext:value-type="float">
            <text:p>133.6281027966</text:p>
          </table:table-cell>
          <table:table-cell table:number-columns-repeated="3"/>
        </table:table-row>
        <table:table-row table:style-name="ro1">
          <table:table-cell office:value-type="float" office:value="0.668261602364538" calcext:value-type="float">
            <text:p>0.6682616024</text:p>
          </table:table-cell>
          <table:table-cell table:formula="of:=[.A1318]-1" office:value-type="float" office:value="-0.331738397635462" calcext:value-type="float">
            <text:p>-0.3317383976</text:p>
          </table:table-cell>
          <table:table-cell table:formula="of:=[.B1318]+[.$C$1]" office:value-type="float" office:value="-0.161738397635462" calcext:value-type="float">
            <text:p>-0.1617383976</text:p>
          </table:table-cell>
          <table:table-cell table:formula="of:=[.D1317]+([.D1317]*[.C1318]/100)" office:value-type="float" office:value="77.5336111877688" calcext:value-type="float">
            <text:p>77.5336111878</text:p>
          </table:table-cell>
          <table:table-cell office:value-type="float" office:value="132.481043525821" calcext:value-type="float">
            <text:p>132.4810435258</text:p>
          </table:table-cell>
          <table:table-cell office:value-type="float" office:value="133.103233512619" calcext:value-type="float">
            <text:p>133.1032335126</text:p>
          </table:table-cell>
          <table:table-cell table:number-columns-repeated="3"/>
        </table:table-row>
        <table:table-row table:style-name="ro1">
          <table:table-cell office:value-type="float" office:value="0.587526381877178" calcext:value-type="float">
            <text:p>0.5875263819</text:p>
          </table:table-cell>
          <table:table-cell table:formula="of:=[.A1319]-1" office:value-type="float" office:value="-0.412473618122822" calcext:value-type="float">
            <text:p>-0.4124736181</text:p>
          </table:table-cell>
          <table:table-cell table:formula="of:=[.B1319]+[.$C$1]" office:value-type="float" office:value="-0.242473618122822" calcext:value-type="float">
            <text:p>-0.2424736181</text:p>
          </table:table-cell>
          <table:table-cell table:formula="of:=[.D1318]+([.D1318]*[.C1319]/100)" office:value-type="float" office:value="77.3456126354605" calcext:value-type="float">
            <text:p>77.3456126355</text:p>
          </table:table-cell>
          <table:table-cell office:value-type="float" office:value="133.075878191521" calcext:value-type="float">
            <text:p>133.0758781915</text:p>
          </table:table-cell>
          <table:table-cell office:value-type="float" office:value="132.481043525821" calcext:value-type="float">
            <text:p>132.4810435258</text:p>
          </table:table-cell>
          <table:table-cell table:number-columns-repeated="3"/>
        </table:table-row>
        <table:table-row table:style-name="ro1">
          <table:table-cell office:value-type="float" office:value="0.557765847596395" calcext:value-type="float">
            <text:p>0.5577658476</text:p>
          </table:table-cell>
          <table:table-cell table:formula="of:=[.A1320]-1" office:value-type="float" office:value="-0.442234152403605" calcext:value-type="float">
            <text:p>-0.4422341524</text:p>
          </table:table-cell>
          <table:table-cell table:formula="of:=[.B1320]+[.$C$1]" office:value-type="float" office:value="-0.272234152403605" calcext:value-type="float">
            <text:p>-0.2722341524</text:p>
          </table:table-cell>
          <table:table-cell table:formula="of:=[.D1319]+([.D1319]*[.C1320]/100)" office:value-type="float" office:value="77.135051462481" calcext:value-type="float">
            <text:p>77.1350514625</text:p>
          </table:table-cell>
          <table:table-cell office:value-type="float" office:value="133.276744636047" calcext:value-type="float">
            <text:p>133.276744636</text:p>
          </table:table-cell>
          <table:table-cell office:value-type="float" office:value="133.075878191521" calcext:value-type="float">
            <text:p>133.0758781915</text:p>
          </table:table-cell>
          <table:table-cell table:number-columns-repeated="3"/>
        </table:table-row>
        <table:table-row table:style-name="ro1">
          <table:table-cell office:value-type="float" office:value="0.844997749852978" calcext:value-type="float">
            <text:p>0.8449977499</text:p>
          </table:table-cell>
          <table:table-cell table:formula="of:=[.A1321]-1" office:value-type="float" office:value="-0.155002250147022" calcext:value-type="float">
            <text:p>-0.1550022501</text:p>
          </table:table-cell>
          <table:table-cell table:formula="of:=[.B1321]+[.$C$1]" office:value-type="float" office:value="0.0149977498529781" calcext:value-type="float">
            <text:p>0.0149977499</text:p>
          </table:table-cell>
          <table:table-cell table:formula="of:=[.D1320]+([.D1320]*[.C1321]/100)" office:value-type="float" office:value="77.1466199845483" calcext:value-type="float">
            <text:p>77.1466199845</text:p>
          </table:table-cell>
          <table:table-cell office:value-type="float" office:value="133.098631294632" calcext:value-type="float">
            <text:p>133.0986312946</text:p>
          </table:table-cell>
          <table:table-cell office:value-type="float" office:value="133.276744636047" calcext:value-type="float">
            <text:p>133.276744636</text:p>
          </table:table-cell>
          <table:table-cell table:number-columns-repeated="3"/>
        </table:table-row>
        <table:table-row table:style-name="ro1">
          <table:table-cell office:value-type="float" office:value="0.801701531977026" calcext:value-type="float">
            <text:p>0.801701532</text:p>
          </table:table-cell>
          <table:table-cell table:formula="of:=[.A1322]-1" office:value-type="float" office:value="-0.198298468022974" calcext:value-type="float">
            <text:p>-0.198298468</text:p>
          </table:table-cell>
          <table:table-cell table:formula="of:=[.B1322]+[.$C$1]" office:value-type="float" office:value="-0.0282984680229739" calcext:value-type="float">
            <text:p>-0.028298468</text:p>
          </table:table-cell>
          <table:table-cell table:formula="of:=[.D1321]+([.D1321]*[.C1322]/100)" office:value-type="float" office:value="77.1247886729612" calcext:value-type="float">
            <text:p>77.124788673</text:p>
          </table:table-cell>
          <table:table-cell office:value-type="float" office:value="134.195074485027" calcext:value-type="float">
            <text:p>134.195074485</text:p>
          </table:table-cell>
          <table:table-cell office:value-type="float" office:value="133.098631294632" calcext:value-type="float">
            <text:p>133.0986312946</text:p>
          </table:table-cell>
          <table:table-cell table:number-columns-repeated="3"/>
        </table:table-row>
        <table:table-row table:style-name="ro1">
          <table:table-cell office:value-type="float" office:value="1.17864853866704" calcext:value-type="float">
            <text:p>1.1786485387</text:p>
          </table:table-cell>
          <table:table-cell table:formula="of:=[.A1323]-1" office:value-type="float" office:value="0.17864853866704" calcext:value-type="float">
            <text:p>0.1786485387</text:p>
          </table:table-cell>
          <table:table-cell table:formula="of:=[.B1323]+[.$C$1]" office:value-type="float" office:value="0.34864853866704" calcext:value-type="float">
            <text:p>0.3486485387</text:p>
          </table:table-cell>
          <table:table-cell table:formula="of:=[.D1322]+([.D1322]*[.C1323]/100)" office:value-type="float" office:value="77.3936831216195" calcext:value-type="float">
            <text:p>77.3936831216</text:p>
          </table:table-cell>
          <table:table-cell office:value-type="float" office:value="132.892064085322" calcext:value-type="float">
            <text:p>132.8920640853</text:p>
          </table:table-cell>
          <table:table-cell office:value-type="float" office:value="134.195074485027" calcext:value-type="float">
            <text:p>134.195074485</text:p>
          </table:table-cell>
          <table:table-cell table:number-columns-repeated="3"/>
        </table:table-row>
        <table:table-row table:style-name="ro1">
          <table:table-cell office:value-type="float" office:value="1.10392216147511" calcext:value-type="float">
            <text:p>1.1039221615</text:p>
          </table:table-cell>
          <table:table-cell table:formula="of:=[.A1324]-1" office:value-type="float" office:value="0.10392216147511" calcext:value-type="float">
            <text:p>0.1039221615</text:p>
          </table:table-cell>
          <table:table-cell table:formula="of:=[.B1324]+[.$C$1]" office:value-type="float" office:value="0.27392216147511" calcext:value-type="float">
            <text:p>0.2739221615</text:p>
          </table:table-cell>
          <table:table-cell table:formula="of:=[.D1323]+([.D1323]*[.C1324]/100)" office:value-type="float" office:value="77.6056815712714" calcext:value-type="float">
            <text:p>77.6056815713</text:p>
          </table:table-cell>
          <table:table-cell office:value-type="float" office:value="134.322055763906" calcext:value-type="float">
            <text:p>134.3220557639</text:p>
          </table:table-cell>
          <table:table-cell office:value-type="float" office:value="132.892064085322" calcext:value-type="float">
            <text:p>132.8920640853</text:p>
          </table:table-cell>
          <table:table-cell table:number-columns-repeated="3"/>
        </table:table-row>
        <table:table-row table:style-name="ro1">
          <table:table-cell office:value-type="float" office:value="0.927810688283996" calcext:value-type="float">
            <text:p>0.9278106883</text:p>
          </table:table-cell>
          <table:table-cell table:formula="of:=[.A1325]-1" office:value-type="float" office:value="-0.072189311716004" calcext:value-type="float">
            <text:p>-0.0721893117</text:p>
          </table:table-cell>
          <table:table-cell table:formula="of:=[.B1325]+[.$C$1]" office:value-type="float" office:value="0.0978106882839961" calcext:value-type="float">
            <text:p>0.0978106883</text:p>
          </table:table-cell>
          <table:table-cell table:formula="of:=[.D1324]+([.D1324]*[.C1325]/100)" office:value-type="float" office:value="77.6815882225638" calcext:value-type="float">
            <text:p>77.6815882226</text:p>
          </table:table-cell>
          <table:table-cell office:value-type="float" office:value="134.503739367499" calcext:value-type="float">
            <text:p>134.5037393675</text:p>
          </table:table-cell>
          <table:table-cell office:value-type="float" office:value="134.322055763906" calcext:value-type="float">
            <text:p>134.3220557639</text:p>
          </table:table-cell>
          <table:table-cell table:number-columns-repeated="3"/>
        </table:table-row>
        <table:table-row table:style-name="ro1">
          <table:table-cell office:value-type="float" office:value="0.838537793277997" calcext:value-type="float">
            <text:p>0.8385377933</text:p>
          </table:table-cell>
          <table:table-cell table:formula="of:=[.A1326]-1" office:value-type="float" office:value="-0.161462206722003" calcext:value-type="float">
            <text:p>-0.1614622067</text:p>
          </table:table-cell>
          <table:table-cell table:formula="of:=[.B1326]+[.$C$1]" office:value-type="float" office:value="0.00853779327799706" calcext:value-type="float">
            <text:p>0.0085377933</text:p>
          </table:table-cell>
          <table:table-cell table:formula="of:=[.D1325]+([.D1325]*[.C1326]/100)" office:value-type="float" office:value="77.6882205159813" calcext:value-type="float">
            <text:p>77.688220516</text:p>
          </table:table-cell>
          <table:table-cell office:value-type="float" office:value="134.227373236886" calcext:value-type="float">
            <text:p>134.2273732369</text:p>
          </table:table-cell>
          <table:table-cell office:value-type="float" office:value="134.503739367499" calcext:value-type="float">
            <text:p>134.5037393675</text:p>
          </table:table-cell>
          <table:table-cell table:number-columns-repeated="3"/>
        </table:table-row>
        <table:table-row table:style-name="ro1">
          <table:table-cell office:value-type="float" office:value="1.06187253564834" calcext:value-type="float">
            <text:p>1.0618725356</text:p>
          </table:table-cell>
          <table:table-cell table:formula="of:=[.A1327]-1" office:value-type="float" office:value="0.0618725356483401" calcext:value-type="float">
            <text:p>0.0618725356</text:p>
          </table:table-cell>
          <table:table-cell table:formula="of:=[.B1327]+[.$C$1]" office:value-type="float" office:value="0.23187253564834" calcext:value-type="float">
            <text:p>0.2318725356</text:p>
          </table:table-cell>
          <table:table-cell table:formula="of:=[.D1326]+([.D1326]*[.C1327]/100)" office:value-type="float" office:value="77.8683581627918" calcext:value-type="float">
            <text:p>77.8683581628</text:p>
          </table:table-cell>
          <table:table-cell office:value-type="float" office:value="134.83209476411" calcext:value-type="float">
            <text:p>134.8320947641</text:p>
          </table:table-cell>
          <table:table-cell office:value-type="float" office:value="134.227373236886" calcext:value-type="float">
            <text:p>134.2273732369</text:p>
          </table:table-cell>
          <table:table-cell table:number-columns-repeated="3"/>
        </table:table-row>
        <table:table-row table:style-name="ro1">
          <table:table-cell office:value-type="float" office:value="0.527260966339471" calcext:value-type="float">
            <text:p>0.5272609663</text:p>
          </table:table-cell>
          <table:table-cell table:formula="of:=[.A1328]-1" office:value-type="float" office:value="-0.472739033660529" calcext:value-type="float">
            <text:p>-0.4727390337</text:p>
          </table:table-cell>
          <table:table-cell table:formula="of:=[.B1328]+[.$C$1]" office:value-type="float" office:value="-0.302739033660529" calcext:value-type="float">
            <text:p>-0.3027390337</text:p>
          </table:table-cell>
          <table:table-cell table:formula="of:=[.D1327]+([.D1327]*[.C1328]/100)" office:value-type="float" office:value="77.6326202477624" calcext:value-type="float">
            <text:p>77.6326202478</text:p>
          </table:table-cell>
          <table:table-cell office:value-type="float" office:value="135.297309983641" calcext:value-type="float">
            <text:p>135.2973099836</text:p>
          </table:table-cell>
          <table:table-cell office:value-type="float" office:value="134.83209476411" calcext:value-type="float">
            <text:p>134.8320947641</text:p>
          </table:table-cell>
          <table:table-cell table:number-columns-repeated="3"/>
        </table:table-row>
        <table:table-row table:style-name="ro1">
          <table:table-cell office:value-type="float" office:value="1.03232178712607" calcext:value-type="float">
            <text:p>1.0323217871</text:p>
          </table:table-cell>
          <table:table-cell table:formula="of:=[.A1329]-1" office:value-type="float" office:value="0.0323217871260699" calcext:value-type="float">
            <text:p>0.0323217871</text:p>
          </table:table-cell>
          <table:table-cell table:formula="of:=[.B1329]+[.$C$1]" office:value-type="float" office:value="0.20232178712607" calcext:value-type="float">
            <text:p>0.2023217871</text:p>
          </table:table-cell>
          <table:table-cell table:formula="of:=[.D1328]+([.D1328]*[.C1329]/100)" office:value-type="float" office:value="77.7896879524405" calcext:value-type="float">
            <text:p>77.7896879524</text:p>
          </table:table-cell>
          <table:table-cell office:value-type="float" office:value="136.025775422859" calcext:value-type="float">
            <text:p>136.0257754229</text:p>
          </table:table-cell>
          <table:table-cell office:value-type="float" office:value="135.297309983641" calcext:value-type="float">
            <text:p>135.2973099836</text:p>
          </table:table-cell>
          <table:table-cell table:number-columns-repeated="3"/>
        </table:table-row>
        <table:table-row table:style-name="ro1">
          <table:table-cell office:value-type="float" office:value="1.3198516335988" calcext:value-type="float">
            <text:p>1.3198516336</text:p>
          </table:table-cell>
          <table:table-cell table:formula="of:=[.A1330]-1" office:value-type="float" office:value="0.3198516335988" calcext:value-type="float">
            <text:p>0.3198516336</text:p>
          </table:table-cell>
          <table:table-cell table:formula="of:=[.B1330]+[.$C$1]" office:value-type="float" office:value="0.4898516335988" calcext:value-type="float">
            <text:p>0.4898516336</text:p>
          </table:table-cell>
          <table:table-cell table:formula="of:=[.D1329]+([.D1329]*[.C1330]/100)" office:value-type="float" office:value="78.1707420096469" calcext:value-type="float">
            <text:p>78.1707420096</text:p>
          </table:table-cell>
          <table:table-cell office:value-type="float" office:value="136.147804953494" calcext:value-type="float">
            <text:p>136.1478049535</text:p>
          </table:table-cell>
          <table:table-cell office:value-type="float" office:value="136.025775422859" calcext:value-type="float">
            <text:p>136.0257754229</text:p>
          </table:table-cell>
          <table:table-cell table:number-columns-repeated="3"/>
        </table:table-row>
        <table:table-row table:style-name="ro1">
          <table:table-cell office:value-type="float" office:value="1.19382055349985" calcext:value-type="float">
            <text:p>1.1938205535</text:p>
          </table:table-cell>
          <table:table-cell table:formula="of:=[.A1331]-1" office:value-type="float" office:value="0.19382055349985" calcext:value-type="float">
            <text:p>0.1938205535</text:p>
          </table:table-cell>
          <table:table-cell table:formula="of:=[.B1331]+[.$C$1]" office:value-type="float" office:value="0.36382055349985" calcext:value-type="float">
            <text:p>0.3638205535</text:p>
          </table:table-cell>
          <table:table-cell table:formula="of:=[.D1330]+([.D1330]*[.C1331]/100)" office:value-type="float" office:value="78.4551432359014" calcext:value-type="float">
            <text:p>78.4551432359</text:p>
          </table:table-cell>
          <table:table-cell office:value-type="float" office:value="136.071198403127" calcext:value-type="float">
            <text:p>136.0711984031</text:p>
          </table:table-cell>
          <table:table-cell office:value-type="float" office:value="136.147804953494" calcext:value-type="float">
            <text:p>136.1478049535</text:p>
          </table:table-cell>
          <table:table-cell table:number-columns-repeated="3"/>
        </table:table-row>
        <table:table-row table:style-name="ro1">
          <table:table-cell office:value-type="float" office:value="0.656904485822607" calcext:value-type="float">
            <text:p>0.6569044858</text:p>
          </table:table-cell>
          <table:table-cell table:formula="of:=[.A1332]-1" office:value-type="float" office:value="-0.343095514177393" calcext:value-type="float">
            <text:p>-0.3430955142</text:p>
          </table:table-cell>
          <table:table-cell table:formula="of:=[.B1332]+[.$C$1]" office:value-type="float" office:value="-0.173095514177393" calcext:value-type="float">
            <text:p>-0.1730955142</text:p>
          </table:table-cell>
          <table:table-cell table:formula="of:=[.D1331]+([.D1331]*[.C1332]/100)" office:value-type="float" office:value="78.3193409023186" calcext:value-type="float">
            <text:p>78.3193409023</text:p>
          </table:table-cell>
          <table:table-cell office:value-type="float" office:value="135.506956425411" calcext:value-type="float">
            <text:p>135.5069564254</text:p>
          </table:table-cell>
          <table:table-cell office:value-type="float" office:value="136.071198403127" calcext:value-type="float">
            <text:p>136.0711984031</text:p>
          </table:table-cell>
          <table:table-cell table:number-columns-repeated="3"/>
        </table:table-row>
        <table:table-row table:style-name="ro1">
          <table:table-cell office:value-type="float" office:value="0.850094174674573" calcext:value-type="float">
            <text:p>0.8500941747</text:p>
          </table:table-cell>
          <table:table-cell table:formula="of:=[.A1333]-1" office:value-type="float" office:value="-0.149905825325427" calcext:value-type="float">
            <text:p>-0.1499058253</text:p>
          </table:table-cell>
          <table:table-cell table:formula="of:=[.B1333]+[.$C$1]" office:value-type="float" office:value="0.0200941746745731" calcext:value-type="float">
            <text:p>0.0200941747</text:p>
          </table:table-cell>
          <table:table-cell table:formula="of:=[.D1332]+([.D1332]*[.C1333]/100)" office:value-type="float" office:value="78.3350785274835" calcext:value-type="float">
            <text:p>78.3350785275</text:p>
          </table:table-cell>
          <table:table-cell office:value-type="float" office:value="136.43730363852" calcext:value-type="float">
            <text:p>136.4373036385</text:p>
          </table:table-cell>
          <table:table-cell office:value-type="float" office:value="135.506956425411" calcext:value-type="float">
            <text:p>135.5069564254</text:p>
          </table:table-cell>
          <table:table-cell table:number-columns-repeated="3"/>
        </table:table-row>
        <table:table-row table:style-name="ro1">
          <table:table-cell office:value-type="float" office:value="0.712485394916651" calcext:value-type="float">
            <text:p>0.7124853949</text:p>
          </table:table-cell>
          <table:table-cell table:formula="of:=[.A1334]-1" office:value-type="float" office:value="-0.287514605083349" calcext:value-type="float">
            <text:p>-0.2875146051</text:p>
          </table:table-cell>
          <table:table-cell table:formula="of:=[.B1334]+[.$C$1]" office:value-type="float" office:value="-0.117514605083349" calcext:value-type="float">
            <text:p>-0.1175146051</text:p>
          </table:table-cell>
          <table:table-cell table:formula="of:=[.D1333]+([.D1333]*[.C1334]/100)" office:value-type="float" office:value="78.2430233693101" calcext:value-type="float">
            <text:p>78.2430233693</text:p>
          </table:table-cell>
          <table:table-cell office:value-type="float" office:value="136.904133378492" calcext:value-type="float">
            <text:p>136.9041333785</text:p>
          </table:table-cell>
          <table:table-cell office:value-type="float" office:value="136.43730363852" calcext:value-type="float">
            <text:p>136.4373036385</text:p>
          </table:table-cell>
          <table:table-cell table:number-columns-repeated="3"/>
        </table:table-row>
        <table:table-row table:style-name="ro1">
          <table:table-cell office:value-type="float" office:value="0.415991921588794" calcext:value-type="float">
            <text:p>0.4159919216</text:p>
          </table:table-cell>
          <table:table-cell table:formula="of:=[.A1335]-1" office:value-type="float" office:value="-0.584008078411206" calcext:value-type="float">
            <text:p>-0.5840080784</text:p>
          </table:table-cell>
          <table:table-cell table:formula="of:=[.B1335]+[.$C$1]" office:value-type="float" office:value="-0.414008078411206" calcext:value-type="float">
            <text:p>-0.4140080784</text:p>
          </table:table-cell>
          <table:table-cell table:formula="of:=[.D1334]+([.D1334]*[.C1335]/100)" office:value-type="float" office:value="77.919090931768" calcext:value-type="float">
            <text:p>77.9190909318</text:p>
          </table:table-cell>
          <table:table-cell office:value-type="float" office:value="136.970353728657" calcext:value-type="float">
            <text:p>136.9703537287</text:p>
          </table:table-cell>
          <table:table-cell office:value-type="float" office:value="136.904133378492" calcext:value-type="float">
            <text:p>136.9041333785</text:p>
          </table:table-cell>
          <table:table-cell table:number-columns-repeated="3"/>
        </table:table-row>
        <table:table-row table:style-name="ro1">
          <table:table-cell office:value-type="float" office:value="0.702485735284488" calcext:value-type="float">
            <text:p>0.7024857353</text:p>
          </table:table-cell>
          <table:table-cell table:formula="of:=[.A1336]-1" office:value-type="float" office:value="-0.297514264715512" calcext:value-type="float">
            <text:p>-0.2975142647</text:p>
          </table:table-cell>
          <table:table-cell table:formula="of:=[.B1336]+[.$C$1]" office:value-type="float" office:value="-0.127514264715512" calcext:value-type="float">
            <text:p>-0.1275142647</text:p>
          </table:table-cell>
          <table:table-cell table:formula="of:=[.D1335]+([.D1335]*[.C1336]/100)" office:value-type="float" office:value="77.8197329758934" calcext:value-type="float">
            <text:p>77.8197329759</text:p>
          </table:table-cell>
          <table:table-cell office:value-type="float" office:value="136.972567457216" calcext:value-type="float">
            <text:p>136.9725674572</text:p>
          </table:table-cell>
          <table:table-cell office:value-type="float" office:value="136.970353728657" calcext:value-type="float">
            <text:p>136.9703537287</text:p>
          </table:table-cell>
          <table:table-cell table:number-columns-repeated="3"/>
        </table:table-row>
        <table:table-row table:style-name="ro1">
          <table:table-cell office:value-type="float" office:value="0.773224858264988" calcext:value-type="float">
            <text:p>0.7732248583</text:p>
          </table:table-cell>
          <table:table-cell table:formula="of:=[.A1337]-1" office:value-type="float" office:value="-0.226775141735012" calcext:value-type="float">
            <text:p>-0.2267751417</text:p>
          </table:table-cell>
          <table:table-cell table:formula="of:=[.B1337]+[.$C$1]" office:value-type="float" office:value="-0.0567751417350119" calcext:value-type="float">
            <text:p>-0.0567751417</text:p>
          </table:table-cell>
          <table:table-cell table:formula="of:=[.D1336]+([.D1336]*[.C1337]/100)" office:value-type="float" office:value="77.7755507121985" calcext:value-type="float">
            <text:p>77.7755507122</text:p>
          </table:table-cell>
          <table:table-cell office:value-type="float" office:value="137.181614699389" calcext:value-type="float">
            <text:p>137.1816146994</text:p>
          </table:table-cell>
          <table:table-cell office:value-type="float" office:value="136.972567457216" calcext:value-type="float">
            <text:p>136.9725674572</text:p>
          </table:table-cell>
          <table:table-cell table:number-columns-repeated="3"/>
        </table:table-row>
        <table:table-row table:style-name="ro1">
          <table:table-cell office:value-type="float" office:value="0.838247588486402" calcext:value-type="float">
            <text:p>0.8382475885</text:p>
          </table:table-cell>
          <table:table-cell table:formula="of:=[.A1338]-1" office:value-type="float" office:value="-0.161752411513598" calcext:value-type="float">
            <text:p>-0.1617524115</text:p>
          </table:table-cell>
          <table:table-cell table:formula="of:=[.B1338]+[.$C$1]" office:value-type="float" office:value="0.00824758848640203" calcext:value-type="float">
            <text:p>0.0082475885</text:p>
          </table:table-cell>
          <table:table-cell table:formula="of:=[.D1337]+([.D1337]*[.C1338]/100)" office:value-type="float" office:value="77.7819653195643" calcext:value-type="float">
            <text:p>77.7819653196</text:p>
          </table:table-cell>
          <table:table-cell office:value-type="float" office:value="137.088555010292" calcext:value-type="float">
            <text:p>137.0885550103</text:p>
          </table:table-cell>
          <table:table-cell office:value-type="float" office:value="137.181614699389" calcext:value-type="float">
            <text:p>137.1816146994</text:p>
          </table:table-cell>
          <table:table-cell table:number-columns-repeated="3"/>
        </table:table-row>
        <table:table-row table:style-name="ro1">
          <table:table-cell office:value-type="float" office:value="0.628936254239101" calcext:value-type="float">
            <text:p>0.6289362542</text:p>
          </table:table-cell>
          <table:table-cell table:formula="of:=[.A1339]-1" office:value-type="float" office:value="-0.371063745760899" calcext:value-type="float">
            <text:p>-0.3710637458</text:p>
          </table:table-cell>
          <table:table-cell table:formula="of:=[.B1339]+[.$C$1]" office:value-type="float" office:value="-0.201063745760899" calcext:value-type="float">
            <text:p>-0.2010637458</text:p>
          </table:table-cell>
          <table:table-cell table:formula="of:=[.D1338]+([.D1338]*[.C1339]/100)" office:value-type="float" office:value="77.6255739865663" calcext:value-type="float">
            <text:p>77.6255739866</text:p>
          </table:table-cell>
          <table:table-cell office:value-type="float" office:value="136.426900794831" calcext:value-type="float">
            <text:p>136.4269007948</text:p>
          </table:table-cell>
          <table:table-cell office:value-type="float" office:value="137.088555010292" calcext:value-type="float">
            <text:p>137.0885550103</text:p>
          </table:table-cell>
          <table:table-cell table:number-columns-repeated="3"/>
        </table:table-row>
        <table:table-row table:style-name="ro1">
          <table:table-cell office:value-type="float" office:value="0.854736038284101" calcext:value-type="float">
            <text:p>0.8547360383</text:p>
          </table:table-cell>
          <table:table-cell table:formula="of:=[.A1340]-1" office:value-type="float" office:value="-0.145263961715899" calcext:value-type="float">
            <text:p>-0.1452639617</text:p>
          </table:table-cell>
          <table:table-cell table:formula="of:=[.B1340]+[.$C$1]" office:value-type="float" office:value="0.0247360382841011" calcext:value-type="float">
            <text:p>0.0247360383</text:p>
          </table:table-cell>
          <table:table-cell table:formula="of:=[.D1339]+([.D1339]*[.C1340]/100)" office:value-type="float" office:value="77.6447754782659" calcext:value-type="float">
            <text:p>77.6447754783</text:p>
          </table:table-cell>
          <table:table-cell office:value-type="float" office:value="135.62455850745" calcext:value-type="float">
            <text:p>135.6245585075</text:p>
          </table:table-cell>
          <table:table-cell office:value-type="float" office:value="136.426900794831" calcext:value-type="float">
            <text:p>136.4269007948</text:p>
          </table:table-cell>
          <table:table-cell table:number-columns-repeated="3"/>
        </table:table-row>
        <table:table-row table:style-name="ro1">
          <table:table-cell office:value-type="float" office:value="0.597553698623873" calcext:value-type="float">
            <text:p>0.5975536986</text:p>
          </table:table-cell>
          <table:table-cell table:formula="of:=[.A1341]-1" office:value-type="float" office:value="-0.402446301376127" calcext:value-type="float">
            <text:p>-0.4024463014</text:p>
          </table:table-cell>
          <table:table-cell table:formula="of:=[.B1341]+[.$C$1]" office:value-type="float" office:value="-0.232446301376127" calcext:value-type="float">
            <text:p>-0.2324463014</text:p>
          </table:table-cell>
          <table:table-cell table:formula="of:=[.D1340]+([.D1340]*[.C1341]/100)" office:value-type="float" office:value="77.4642930694549" calcext:value-type="float">
            <text:p>77.4642930695</text:p>
          </table:table-cell>
          <table:table-cell office:value-type="float" office:value="135.412781554552" calcext:value-type="float">
            <text:p>135.4127815546</text:p>
          </table:table-cell>
          <table:table-cell office:value-type="float" office:value="135.62455850745" calcext:value-type="float">
            <text:p>135.6245585075</text:p>
          </table:table-cell>
          <table:table-cell table:number-columns-repeated="3"/>
        </table:table-row>
        <table:table-row table:style-name="ro1">
          <table:table-cell office:value-type="float" office:value="0.966891306986301" calcext:value-type="float">
            <text:p>0.966891307</text:p>
          </table:table-cell>
          <table:table-cell table:formula="of:=[.A1342]-1" office:value-type="float" office:value="-0.0331086930136989" calcext:value-type="float">
            <text:p>-0.033108693</text:p>
          </table:table-cell>
          <table:table-cell table:formula="of:=[.B1342]+[.$C$1]" office:value-type="float" office:value="0.136891306986301" calcext:value-type="float">
            <text:p>0.136891307</text:p>
          </table:table-cell>
          <table:table-cell table:formula="of:=[.D1341]+([.D1341]*[.C1342]/100)" office:value-type="float" office:value="77.5703349526853" calcext:value-type="float">
            <text:p>77.5703349527</text:p>
          </table:table-cell>
          <table:table-cell office:value-type="float" office:value="134.831071125784" calcext:value-type="float">
            <text:p>134.8310711258</text:p>
          </table:table-cell>
          <table:table-cell office:value-type="float" office:value="135.412781554552" calcext:value-type="float">
            <text:p>135.4127815546</text:p>
          </table:table-cell>
          <table:table-cell table:number-columns-repeated="3"/>
        </table:table-row>
        <table:table-row table:style-name="ro1">
          <table:table-cell office:value-type="float" office:value="1.28780814924011" calcext:value-type="float">
            <text:p>1.2878081492</text:p>
          </table:table-cell>
          <table:table-cell table:formula="of:=[.A1343]-1" office:value-type="float" office:value="0.28780814924011" calcext:value-type="float">
            <text:p>0.2878081492</text:p>
          </table:table-cell>
          <table:table-cell table:formula="of:=[.B1343]+[.$C$1]" office:value-type="float" office:value="0.45780814924011" calcext:value-type="float">
            <text:p>0.4578081492</text:p>
          </table:table-cell>
          <table:table-cell table:formula="of:=[.D1342]+([.D1342]*[.C1343]/100)" office:value-type="float" office:value="77.9254582674916" calcext:value-type="float">
            <text:p>77.9254582675</text:p>
          </table:table-cell>
          <table:table-cell office:value-type="float" office:value="136.524313032576" calcext:value-type="float">
            <text:p>136.5243130326</text:p>
          </table:table-cell>
          <table:table-cell office:value-type="float" office:value="134.831071125784" calcext:value-type="float">
            <text:p>134.8310711258</text:p>
          </table:table-cell>
          <table:table-cell table:number-columns-repeated="3"/>
        </table:table-row>
        <table:table-row table:style-name="ro1">
          <table:table-cell office:value-type="float" office:value="0.706074907822698" calcext:value-type="float">
            <text:p>0.7060749078</text:p>
          </table:table-cell>
          <table:table-cell table:formula="of:=[.A1344]-1" office:value-type="float" office:value="-0.293925092177302" calcext:value-type="float">
            <text:p>-0.2939250922</text:p>
          </table:table-cell>
          <table:table-cell table:formula="of:=[.B1344]+[.$C$1]" office:value-type="float" office:value="-0.123925092177302" calcext:value-type="float">
            <text:p>-0.1239250922</text:p>
          </table:table-cell>
          <table:table-cell table:formula="of:=[.D1343]+([.D1343]*[.C1344]/100)" office:value-type="float" office:value="77.828889071504" calcext:value-type="float">
            <text:p>77.8288890715</text:p>
          </table:table-cell>
          <table:table-cell office:value-type="float" office:value="136.569736012845" calcext:value-type="float">
            <text:p>136.5697360128</text:p>
          </table:table-cell>
          <table:table-cell office:value-type="float" office:value="136.524313032576" calcext:value-type="float">
            <text:p>136.5243130326</text:p>
          </table:table-cell>
          <table:table-cell table:number-columns-repeated="3"/>
        </table:table-row>
        <table:table-row table:style-name="ro1">
          <table:table-cell office:value-type="float" office:value="1.03097928289699" calcext:value-type="float">
            <text:p>1.0309792829</text:p>
          </table:table-cell>
          <table:table-cell table:formula="of:=[.A1345]-1" office:value-type="float" office:value="0.0309792828969899" calcext:value-type="float">
            <text:p>0.0309792829</text:p>
          </table:table-cell>
          <table:table-cell table:formula="of:=[.B1345]+[.$C$1]" office:value-type="float" office:value="0.20097928289699" calcext:value-type="float">
            <text:p>0.2009792829</text:p>
          </table:table-cell>
          <table:table-cell table:formula="of:=[.D1344]+([.D1344]*[.C1345]/100)" office:value-type="float" office:value="77.9853090146466" calcext:value-type="float">
            <text:p>77.9853090146</text:p>
          </table:table-cell>
          <table:table-cell office:value-type="float" office:value="136.123179343121" calcext:value-type="float">
            <text:p>136.1231793431</text:p>
          </table:table-cell>
          <table:table-cell office:value-type="float" office:value="136.569736012845" calcext:value-type="float">
            <text:p>136.5697360128</text:p>
          </table:table-cell>
          <table:table-cell table:number-columns-repeated="3"/>
        </table:table-row>
        <table:table-row table:style-name="ro1">
          <table:table-cell office:value-type="float" office:value="0.995886212583747" calcext:value-type="float">
            <text:p>0.9958862126</text:p>
          </table:table-cell>
          <table:table-cell table:formula="of:=[.A1346]-1" office:value-type="float" office:value="-0.0041137874162529" calcext:value-type="float">
            <text:p>-0.0041137874</text:p>
          </table:table-cell>
          <table:table-cell table:formula="of:=[.B1346]+[.$C$1]" office:value-type="float" office:value="0.165886212583747" calcext:value-type="float">
            <text:p>0.1658862126</text:p>
          </table:table-cell>
          <table:table-cell table:formula="of:=[.D1345]+([.D1345]*[.C1346]/100)" office:value-type="float" office:value="78.1146758901428" calcext:value-type="float">
            <text:p>78.1146758901</text:p>
          </table:table-cell>
          <table:table-cell office:value-type="float" office:value="135.018730115947" calcext:value-type="float">
            <text:p>135.0187301159</text:p>
          </table:table-cell>
          <table:table-cell office:value-type="float" office:value="136.123179343121" calcext:value-type="float">
            <text:p>136.1231793431</text:p>
          </table:table-cell>
          <table:table-cell table:number-columns-repeated="3"/>
        </table:table-row>
        <table:table-row table:style-name="ro1">
          <table:table-cell office:value-type="float" office:value="0.943844652068498" calcext:value-type="float">
            <text:p>0.9438446521</text:p>
          </table:table-cell>
          <table:table-cell table:formula="of:=[.A1347]-1" office:value-type="float" office:value="-0.0561553479315019" calcext:value-type="float">
            <text:p>-0.0561553479</text:p>
          </table:table-cell>
          <table:table-cell table:formula="of:=[.B1347]+[.$C$1]" office:value-type="float" office:value="0.113844652068498" calcext:value-type="float">
            <text:p>0.1138446521</text:p>
          </table:table-cell>
          <table:table-cell table:formula="of:=[.D1346]+([.D1346]*[.C1347]/100)" office:value-type="float" office:value="78.2036052711243" calcext:value-type="float">
            <text:p>78.2036052711</text:p>
          </table:table-cell>
          <table:table-cell office:value-type="float" office:value="134.131583845587" calcext:value-type="float">
            <text:p>134.1315838456</text:p>
          </table:table-cell>
          <table:table-cell office:value-type="float" office:value="135.018730115947" calcext:value-type="float">
            <text:p>135.0187301159</text:p>
          </table:table-cell>
          <table:table-cell table:number-columns-repeated="3"/>
        </table:table-row>
        <table:table-row table:style-name="ro1">
          <table:table-cell office:value-type="float" office:value="0.84423556479304" calcext:value-type="float">
            <text:p>0.8442355648</text:p>
          </table:table-cell>
          <table:table-cell table:formula="of:=[.A1348]-1" office:value-type="float" office:value="-0.15576443520696" calcext:value-type="float">
            <text:p>-0.1557644352</text:p>
          </table:table-cell>
          <table:table-cell table:formula="of:=[.B1348]+[.$C$1]" office:value-type="float" office:value="0.01423556479304" calcext:value-type="float">
            <text:p>0.0142355648</text:p>
          </table:table-cell>
          <table:table-cell table:formula="of:=[.D1347]+([.D1347]*[.C1348]/100)" office:value-type="float" office:value="78.2147379960232" calcext:value-type="float">
            <text:p>78.214737996</text:p>
          </table:table-cell>
          <table:table-cell office:value-type="float" office:value="134.267345130232" calcext:value-type="float">
            <text:p>134.2673451302</text:p>
          </table:table-cell>
          <table:table-cell office:value-type="float" office:value="134.131583845587" calcext:value-type="float">
            <text:p>134.1315838456</text:p>
          </table:table-cell>
          <table:table-cell table:number-columns-repeated="3"/>
        </table:table-row>
        <table:table-row table:style-name="ro1">
          <table:table-cell office:value-type="float" office:value="0.707433995430658" calcext:value-type="float">
            <text:p>0.7074339954</text:p>
          </table:table-cell>
          <table:table-cell table:formula="of:=[.A1349]-1" office:value-type="float" office:value="-0.292566004569342" calcext:value-type="float">
            <text:p>-0.2925660046</text:p>
          </table:table-cell>
          <table:table-cell table:formula="of:=[.B1349]+[.$C$1]" office:value-type="float" office:value="-0.122566004569342" calcext:value-type="float">
            <text:p>-0.1225660046</text:p>
          </table:table-cell>
          <table:table-cell table:formula="of:=[.D1348]+([.D1348]*[.C1349]/100)" office:value-type="float" office:value="78.1188733166771" calcext:value-type="float">
            <text:p>78.1188733167</text:p>
          </table:table-cell>
          <table:table-cell office:value-type="float" office:value="135.368473756045" calcext:value-type="float">
            <text:p>135.368473756</text:p>
          </table:table-cell>
          <table:table-cell office:value-type="float" office:value="134.267345130232" calcext:value-type="float">
            <text:p>134.2673451302</text:p>
          </table:table-cell>
          <table:table-cell table:number-columns-repeated="3"/>
        </table:table-row>
        <table:table-row table:style-name="ro1">
          <table:table-cell office:value-type="float" office:value="0.81917120803252" calcext:value-type="float">
            <text:p>0.819171208</text:p>
          </table:table-cell>
          <table:table-cell table:formula="of:=[.A1350]-1" office:value-type="float" office:value="-0.18082879196748" calcext:value-type="float">
            <text:p>-0.180828792</text:p>
          </table:table-cell>
          <table:table-cell table:formula="of:=[.B1350]+[.$C$1]" office:value-type="float" office:value="-0.01082879196748" calcext:value-type="float">
            <text:p>-0.010828792</text:p>
          </table:table-cell>
          <table:table-cell table:formula="of:=[.D1349]+([.D1349]*[.C1350]/100)" office:value-type="float" office:value="78.1104139863983" calcext:value-type="float">
            <text:p>78.1104139864</text:p>
          </table:table-cell>
          <table:table-cell office:value-type="float" office:value="135.289129185994" calcext:value-type="float">
            <text:p>135.289129186</text:p>
          </table:table-cell>
          <table:table-cell office:value-type="float" office:value="135.368473756045" calcext:value-type="float">
            <text:p>135.368473756</text:p>
          </table:table-cell>
          <table:table-cell table:number-columns-repeated="3"/>
        </table:table-row>
        <table:table-row table:style-name="ro1">
          <table:table-cell office:value-type="float" office:value="0.670873556070809" calcext:value-type="float">
            <text:p>0.6708735561</text:p>
          </table:table-cell>
          <table:table-cell table:formula="of:=[.A1351]-1" office:value-type="float" office:value="-0.329126443929191" calcext:value-type="float">
            <text:p>-0.3291264439</text:p>
          </table:table-cell>
          <table:table-cell table:formula="of:=[.B1351]+[.$C$1]" office:value-type="float" office:value="-0.159126443929191" calcext:value-type="float">
            <text:p>-0.1591264439</text:p>
          </table:table-cell>
          <table:table-cell table:formula="of:=[.D1350]+([.D1350]*[.C1351]/100)" office:value-type="float" office:value="77.9861196622834" calcext:value-type="float">
            <text:p>77.9861196623</text:p>
          </table:table-cell>
          <table:table-cell office:value-type="float" office:value="137.78360652441" calcext:value-type="float">
            <text:p>137.7836065244</text:p>
          </table:table-cell>
          <table:table-cell office:value-type="float" office:value="135.289129185994" calcext:value-type="float">
            <text:p>135.289129186</text:p>
          </table:table-cell>
          <table:table-cell table:number-columns-repeated="3"/>
        </table:table-row>
        <table:table-row table:style-name="ro1">
          <table:table-cell office:value-type="float" office:value="0.82054455384191" calcext:value-type="float">
            <text:p>0.8205445538</text:p>
          </table:table-cell>
          <table:table-cell table:formula="of:=[.A1352]-1" office:value-type="float" office:value="-0.17945544615809" calcext:value-type="float">
            <text:p>-0.1794554462</text:p>
          </table:table-cell>
          <table:table-cell table:formula="of:=[.B1352]+[.$C$1]" office:value-type="float" office:value="-0.00945544615808994" calcext:value-type="float">
            <text:p>-0.0094554462</text:p>
          </table:table-cell>
          <table:table-cell table:formula="of:=[.D1351]+([.D1351]*[.C1352]/100)" office:value-type="float" office:value="77.9787457267279" calcext:value-type="float">
            <text:p>77.9787457267</text:p>
          </table:table-cell>
          <table:table-cell office:value-type="float" office:value="137.87828905143" calcext:value-type="float">
            <text:p>137.8782890514</text:p>
          </table:table-cell>
          <table:table-cell office:value-type="float" office:value="137.78360652441" calcext:value-type="float">
            <text:p>137.7836065244</text:p>
          </table:table-cell>
          <table:table-cell table:number-columns-repeated="3"/>
        </table:table-row>
        <table:table-row table:style-name="ro1">
          <table:table-cell office:value-type="float" office:value="1.11971039834102" calcext:value-type="float">
            <text:p>1.1197103983</text:p>
          </table:table-cell>
          <table:table-cell table:formula="of:=[.A1353]-1" office:value-type="float" office:value="0.11971039834102" calcext:value-type="float">
            <text:p>0.1197103983</text:p>
          </table:table-cell>
          <table:table-cell table:formula="of:=[.B1353]+[.$C$1]" office:value-type="float" office:value="0.28971039834102" calcext:value-type="float">
            <text:p>0.2897103983</text:p>
          </table:table-cell>
          <table:table-cell table:formula="of:=[.D1352]+([.D1352]*[.C1353]/100)" office:value-type="float" office:value="78.2046582615942" calcext:value-type="float">
            <text:p>78.2046582616</text:p>
          </table:table-cell>
          <table:table-cell office:value-type="float" office:value="138.236721145336" calcext:value-type="float">
            <text:p>138.2367211453</text:p>
          </table:table-cell>
          <table:table-cell office:value-type="float" office:value="137.87828905143" calcext:value-type="float">
            <text:p>137.8782890514</text:p>
          </table:table-cell>
          <table:table-cell table:number-columns-repeated="3"/>
        </table:table-row>
        <table:table-row table:style-name="ro1">
          <table:table-cell office:value-type="float" office:value="0.939758912515517" calcext:value-type="float">
            <text:p>0.9397589125</text:p>
          </table:table-cell>
          <table:table-cell table:formula="of:=[.A1354]-1" office:value-type="float" office:value="-0.060241087484483" calcext:value-type="float">
            <text:p>-0.0602410875</text:p>
          </table:table-cell>
          <table:table-cell table:formula="of:=[.B1354]+[.$C$1]" office:value-type="float" office:value="0.109758912515517" calcext:value-type="float">
            <text:p>0.1097589125</text:p>
          </table:table-cell>
          <table:table-cell table:formula="of:=[.D1353]+([.D1353]*[.C1354]/100)" office:value-type="float" office:value="78.2904948440386" calcext:value-type="float">
            <text:p>78.290494844</text:p>
          </table:table-cell>
          <table:table-cell office:value-type="float" office:value="138.862839250574" calcext:value-type="float">
            <text:p>138.8628392506</text:p>
          </table:table-cell>
          <table:table-cell office:value-type="float" office:value="138.236721145336" calcext:value-type="float">
            <text:p>138.2367211453</text:p>
          </table:table-cell>
          <table:table-cell table:number-columns-repeated="3"/>
        </table:table-row>
        <table:table-row table:style-name="ro1">
          <table:table-cell office:value-type="float" office:value="0.560510076164821" calcext:value-type="float">
            <text:p>0.5605100762</text:p>
          </table:table-cell>
          <table:table-cell table:formula="of:=[.A1355]-1" office:value-type="float" office:value="-0.439489923835179" calcext:value-type="float">
            <text:p>-0.4394899238</text:p>
          </table:table-cell>
          <table:table-cell table:formula="of:=[.B1355]+[.$C$1]" office:value-type="float" office:value="-0.269489923835179" calcext:value-type="float">
            <text:p>-0.2694899238</text:p>
          </table:table-cell>
          <table:table-cell table:formula="of:=[.D1354]+([.D1354]*[.C1355]/100)" office:value-type="float" office:value="78.0795098491132" calcext:value-type="float">
            <text:p>78.0795098491</text:p>
          </table:table-cell>
          <table:table-cell office:value-type="float" office:value="139.399209925027" calcext:value-type="float">
            <text:p>139.399209925</text:p>
          </table:table-cell>
          <table:table-cell office:value-type="float" office:value="138.862839250574" calcext:value-type="float">
            <text:p>138.8628392506</text:p>
          </table:table-cell>
          <table:table-cell table:number-columns-repeated="3"/>
        </table:table-row>
        <table:table-row table:style-name="ro1">
          <table:table-cell office:value-type="float" office:value="0.625835154977237" calcext:value-type="float">
            <text:p>0.625835155</text:p>
          </table:table-cell>
          <table:table-cell table:formula="of:=[.A1356]-1" office:value-type="float" office:value="-0.374164845022763" calcext:value-type="float">
            <text:p>-0.374164845</text:p>
          </table:table-cell>
          <table:table-cell table:formula="of:=[.B1356]+[.$C$1]" office:value-type="float" office:value="-0.204164845022763" calcext:value-type="float">
            <text:p>-0.204164845</text:p>
          </table:table-cell>
          <table:table-cell table:formula="of:=[.D1355]+([.D1355]*[.C1356]/100)" office:value-type="float" office:value="77.9200989388352" calcext:value-type="float">
            <text:p>77.9200989388</text:p>
          </table:table-cell>
          <table:table-cell office:value-type="float" office:value="140.441716442213" calcext:value-type="float">
            <text:p>140.4417164422</text:p>
          </table:table-cell>
          <table:table-cell office:value-type="float" office:value="139.399209925027" calcext:value-type="float">
            <text:p>139.399209925</text:p>
          </table:table-cell>
          <table:table-cell table:number-columns-repeated="3"/>
        </table:table-row>
        <table:table-row table:style-name="ro1">
          <table:table-cell office:value-type="float" office:value="1.26533385968667" calcext:value-type="float">
            <text:p>1.2653338597</text:p>
          </table:table-cell>
          <table:table-cell table:formula="of:=[.A1357]-1" office:value-type="float" office:value="0.26533385968667" calcext:value-type="float">
            <text:p>0.2653338597</text:p>
          </table:table-cell>
          <table:table-cell table:formula="of:=[.B1357]+[.$C$1]" office:value-type="float" office:value="0.43533385968667" calcext:value-type="float">
            <text:p>0.4353338597</text:p>
          </table:table-cell>
          <table:table-cell table:formula="of:=[.D1356]+([.D1356]*[.C1357]/100)" office:value-type="float" office:value="78.2593115130173" calcext:value-type="float">
            <text:p>78.259311513</text:p>
          </table:table-cell>
          <table:table-cell office:value-type="float" office:value="140.429183095918" calcext:value-type="float">
            <text:p>140.4291830959</text:p>
          </table:table-cell>
          <table:table-cell office:value-type="float" office:value="140.441716442213" calcext:value-type="float">
            <text:p>140.4417164422</text:p>
          </table:table-cell>
          <table:table-cell table:number-columns-repeated="3"/>
        </table:table-row>
        <table:table-row table:style-name="ro1">
          <table:table-cell office:value-type="float" office:value="0.978028180715343" calcext:value-type="float">
            <text:p>0.9780281807</text:p>
          </table:table-cell>
          <table:table-cell table:formula="of:=[.A1358]-1" office:value-type="float" office:value="-0.021971819284657" calcext:value-type="float">
            <text:p>-0.0219718193</text:p>
          </table:table-cell>
          <table:table-cell table:formula="of:=[.B1358]+[.$C$1]" office:value-type="float" office:value="0.148028180715343" calcext:value-type="float">
            <text:p>0.1480281807</text:p>
          </table:table-cell>
          <table:table-cell table:formula="of:=[.D1357]+([.D1357]*[.C1358]/100)" office:value-type="float" office:value="78.3751573480904" calcext:value-type="float">
            <text:p>78.3751573481</text:p>
          </table:table-cell>
          <table:table-cell office:value-type="float" office:value="140.649723402574" calcext:value-type="float">
            <text:p>140.6497234026</text:p>
          </table:table-cell>
          <table:table-cell office:value-type="float" office:value="140.429183095918" calcext:value-type="float">
            <text:p>140.4291830959</text:p>
          </table:table-cell>
          <table:table-cell table:number-columns-repeated="3"/>
        </table:table-row>
        <table:table-row table:style-name="ro1">
          <table:table-cell office:value-type="float" office:value="0.650304569067281" calcext:value-type="float">
            <text:p>0.6503045691</text:p>
          </table:table-cell>
          <table:table-cell table:formula="of:=[.A1359]-1" office:value-type="float" office:value="-0.349695430932719" calcext:value-type="float">
            <text:p>-0.3496954309</text:p>
          </table:table-cell>
          <table:table-cell table:formula="of:=[.B1359]+[.$C$1]" office:value-type="float" office:value="-0.179695430932719" calcext:value-type="float">
            <text:p>-0.1796954309</text:p>
          </table:table-cell>
          <table:table-cell table:formula="of:=[.D1358]+([.D1358]*[.C1359]/100)" office:value-type="float" office:value="78.2343207713495" calcext:value-type="float">
            <text:p>78.2343207713</text:p>
          </table:table-cell>
          <table:table-cell office:value-type="float" office:value="141.26647061993" calcext:value-type="float">
            <text:p>141.2664706199</text:p>
          </table:table-cell>
          <table:table-cell office:value-type="float" office:value="140.649723402574" calcext:value-type="float">
            <text:p>140.6497234026</text:p>
          </table:table-cell>
          <table:table-cell table:number-columns-repeated="3"/>
        </table:table-row>
        <table:table-row table:style-name="ro1">
          <table:table-cell office:value-type="float" office:value="0.732217185336036" calcext:value-type="float">
            <text:p>0.7322171853</text:p>
          </table:table-cell>
          <table:table-cell table:formula="of:=[.A1360]-1" office:value-type="float" office:value="-0.267782814663964" calcext:value-type="float">
            <text:p>-0.2677828147</text:p>
          </table:table-cell>
          <table:table-cell table:formula="of:=[.B1360]+[.$C$1]" office:value-type="float" office:value="-0.0977828146639639" calcext:value-type="float">
            <text:p>-0.0977828147</text:p>
          </table:table-cell>
          <table:table-cell table:formula="of:=[.D1359]+([.D1359]*[.C1360]/100)" office:value-type="float" office:value="78.1578210504661" calcext:value-type="float">
            <text:p>78.1578210505</text:p>
          </table:table-cell>
          <table:table-cell office:value-type="float" office:value="140.11335272812" calcext:value-type="float">
            <text:p>140.1133527281</text:p>
          </table:table-cell>
          <table:table-cell office:value-type="float" office:value="141.26647061993" calcext:value-type="float">
            <text:p>141.2664706199</text:p>
          </table:table-cell>
          <table:table-cell table:number-columns-repeated="3"/>
        </table:table-row>
        <table:table-row table:style-name="ro1">
          <table:table-cell office:value-type="float" office:value="0.794268428319281" calcext:value-type="float">
            <text:p>0.7942684283</text:p>
          </table:table-cell>
          <table:table-cell table:formula="of:=[.A1361]-1" office:value-type="float" office:value="-0.205731571680719" calcext:value-type="float">
            <text:p>-0.2057315717</text:p>
          </table:table-cell>
          <table:table-cell table:formula="of:=[.B1361]+[.$C$1]" office:value-type="float" office:value="-0.035731571680719" calcext:value-type="float">
            <text:p>-0.0357315717</text:p>
          </table:table-cell>
          <table:table-cell table:formula="of:=[.D1360]+([.D1360]*[.C1361]/100)" office:value-type="float" office:value="78.1298940326133" calcext:value-type="float">
            <text:p>78.1298940326</text:p>
          </table:table-cell>
          <table:table-cell office:value-type="float" office:value="140.357428432877" calcext:value-type="float">
            <text:p>140.3574284329</text:p>
          </table:table-cell>
          <table:table-cell office:value-type="float" office:value="140.11335272812" calcext:value-type="float">
            <text:p>140.1133527281</text:p>
          </table:table-cell>
          <table:table-cell table:number-columns-repeated="3"/>
        </table:table-row>
        <table:table-row table:style-name="ro1">
          <table:table-cell office:value-type="float" office:value="0.838604218239369" calcext:value-type="float">
            <text:p>0.8386042182</text:p>
          </table:table-cell>
          <table:table-cell table:formula="of:=[.A1362]-1" office:value-type="float" office:value="-0.161395781760631" calcext:value-type="float">
            <text:p>-0.1613957818</text:p>
          </table:table-cell>
          <table:table-cell table:formula="of:=[.B1362]+[.$C$1]" office:value-type="float" office:value="0.00860421823936905" calcext:value-type="float">
            <text:p>0.0086042182</text:p>
          </table:table-cell>
          <table:table-cell table:formula="of:=[.D1361]+([.D1361]*[.C1362]/100)" office:value-type="float" office:value="78.1366164992061" calcext:value-type="float">
            <text:p>78.1366164992</text:p>
          </table:table-cell>
          <table:table-cell office:value-type="float" office:value="139.974870058754" calcext:value-type="float">
            <text:p>139.9748700588</text:p>
          </table:table-cell>
          <table:table-cell office:value-type="float" office:value="140.357428432877" calcext:value-type="float">
            <text:p>140.3574284329</text:p>
          </table:table-cell>
          <table:table-cell table:number-columns-repeated="3"/>
        </table:table-row>
        <table:table-row table:style-name="ro1">
          <table:table-cell office:value-type="float" office:value="0.548288365810605" calcext:value-type="float">
            <text:p>0.5482883658</text:p>
          </table:table-cell>
          <table:table-cell table:formula="of:=[.A1363]-1" office:value-type="float" office:value="-0.451711634189395" calcext:value-type="float">
            <text:p>-0.4517116342</text:p>
          </table:table-cell>
          <table:table-cell table:formula="of:=[.B1363]+[.$C$1]" office:value-type="float" office:value="-0.281711634189395" calcext:value-type="float">
            <text:p>-0.2817116342</text:p>
          </table:table-cell>
          <table:table-cell table:formula="of:=[.D1362]+([.D1362]*[.C1363]/100)" office:value-type="float" office:value="77.9164965599658" calcext:value-type="float">
            <text:p>77.91649656</text:p>
          </table:table-cell>
          <table:table-cell office:value-type="float" office:value="140.87683831244" calcext:value-type="float">
            <text:p>140.8768383124</text:p>
          </table:table-cell>
          <table:table-cell office:value-type="float" office:value="139.974870058754" calcext:value-type="float">
            <text:p>139.9748700588</text:p>
          </table:table-cell>
          <table:table-cell table:number-columns-repeated="3"/>
        </table:table-row>
        <table:table-row table:style-name="ro1">
          <table:table-cell office:value-type="float" office:value="0.7142836335167" calcext:value-type="float">
            <text:p>0.7142836335</text:p>
          </table:table-cell>
          <table:table-cell table:formula="of:=[.A1364]-1" office:value-type="float" office:value="-0.2857163664833" calcext:value-type="float">
            <text:p>-0.2857163665</text:p>
          </table:table-cell>
          <table:table-cell table:formula="of:=[.B1364]+[.$C$1]" office:value-type="float" office:value="-0.1157163664833" calcext:value-type="float">
            <text:p>-0.1157163665</text:p>
          </table:table-cell>
          <table:table-cell table:formula="of:=[.D1363]+([.D1363]*[.C1364]/100)" office:value-type="float" office:value="77.8263344212556" calcext:value-type="float">
            <text:p>77.8263344213</text:p>
          </table:table-cell>
          <table:table-cell office:value-type="float" office:value="140.295643857314" calcext:value-type="float">
            <text:p>140.2956438573</text:p>
          </table:table-cell>
          <table:table-cell office:value-type="float" office:value="140.87683831244" calcext:value-type="float">
            <text:p>140.8768383124</text:p>
          </table:table-cell>
          <table:table-cell table:number-columns-repeated="3"/>
        </table:table-row>
        <table:table-row table:style-name="ro1">
          <table:table-cell office:value-type="float" office:value="0.963700938486441" calcext:value-type="float">
            <text:p>0.9637009385</text:p>
          </table:table-cell>
          <table:table-cell table:formula="of:=[.A1365]-1" office:value-type="float" office:value="-0.0362990615135589" calcext:value-type="float">
            <text:p>-0.0362990615</text:p>
          </table:table-cell>
          <table:table-cell table:formula="of:=[.B1365]+[.$C$1]" office:value-type="float" office:value="0.133700938486441" calcext:value-type="float">
            <text:p>0.1337009385</text:p>
          </table:table-cell>
          <table:table-cell table:formula="of:=[.D1364]+([.D1364]*[.C1365]/100)" office:value-type="float" office:value="77.9303889607664" calcext:value-type="float">
            <text:p>77.9303889608</text:p>
          </table:table-cell>
          <table:table-cell office:value-type="float" office:value="140.142414121617" calcext:value-type="float">
            <text:p>140.1424141216</text:p>
          </table:table-cell>
          <table:table-cell office:value-type="float" office:value="140.295643857314" calcext:value-type="float">
            <text:p>140.2956438573</text:p>
          </table:table-cell>
          <table:table-cell table:number-columns-repeated="3"/>
        </table:table-row>
        <table:table-row table:style-name="ro1">
          <table:table-cell office:value-type="float" office:value="0.80603535668345" calcext:value-type="float">
            <text:p>0.8060353567</text:p>
          </table:table-cell>
          <table:table-cell table:formula="of:=[.A1366]-1" office:value-type="float" office:value="-0.19396464331655" calcext:value-type="float">
            <text:p>-0.1939646433</text:p>
          </table:table-cell>
          <table:table-cell table:formula="of:=[.B1366]+[.$C$1]" office:value-type="float" office:value="-0.02396464331655" calcext:value-type="float">
            <text:p>-0.0239646433</text:p>
          </table:table-cell>
          <table:table-cell table:formula="of:=[.D1365]+([.D1365]*[.C1366]/100)" office:value-type="float" office:value="77.9117132210167" calcext:value-type="float">
            <text:p>77.911713221</text:p>
          </table:table-cell>
          <table:table-cell office:value-type="float" office:value="140.0767180711" calcext:value-type="float">
            <text:p>140.0767180711</text:p>
          </table:table-cell>
          <table:table-cell office:value-type="float" office:value="140.142414121617" calcext:value-type="float">
            <text:p>140.1424141216</text:p>
          </table:table-cell>
          <table:table-cell table:number-columns-repeated="3"/>
        </table:table-row>
        <table:table-row table:style-name="ro1">
          <table:table-cell office:value-type="float" office:value="0.471203348547947" calcext:value-type="float">
            <text:p>0.4712033485</text:p>
          </table:table-cell>
          <table:table-cell table:formula="of:=[.A1367]-1" office:value-type="float" office:value="-0.528796651452053" calcext:value-type="float">
            <text:p>-0.5287966515</text:p>
          </table:table-cell>
          <table:table-cell table:formula="of:=[.B1367]+[.$C$1]" office:value-type="float" office:value="-0.358796651452053" calcext:value-type="float">
            <text:p>-0.3587966515</text:p>
          </table:table-cell>
          <table:table-cell table:formula="of:=[.D1366]+([.D1366]*[.C1367]/100)" office:value-type="float" office:value="77.6321686028908" calcext:value-type="float">
            <text:p>77.6321686029</text:p>
          </table:table-cell>
          <table:table-cell office:value-type="float" office:value="138.550337793097" calcext:value-type="float">
            <text:p>138.5503377931</text:p>
          </table:table-cell>
          <table:table-cell office:value-type="float" office:value="140.0767180711" calcext:value-type="float">
            <text:p>140.0767180711</text:p>
          </table:table-cell>
          <table:table-cell table:number-columns-repeated="3"/>
        </table:table-row>
        <table:table-row table:style-name="ro1">
          <table:table-cell office:value-type="float" office:value="1.03181483548352" calcext:value-type="float">
            <text:p>1.0318148355</text:p>
          </table:table-cell>
          <table:table-cell table:formula="of:=[.A1368]-1" office:value-type="float" office:value="0.0318148354835199" calcext:value-type="float">
            <text:p>0.0318148355</text:p>
          </table:table-cell>
          <table:table-cell table:formula="of:=[.B1368]+[.$C$1]" office:value-type="float" office:value="0.20181483548352" calcext:value-type="float">
            <text:p>0.2018148355</text:p>
          </table:table-cell>
          <table:table-cell table:formula="of:=[.D1367]+([.D1367]*[.C1368]/100)" office:value-type="float" office:value="77.788841836239" calcext:value-type="float">
            <text:p>77.7888418362</text:p>
          </table:table-cell>
          <table:table-cell office:value-type="float" office:value="139.538208576558" calcext:value-type="float">
            <text:p>139.5382085766</text:p>
          </table:table-cell>
          <table:table-cell office:value-type="float" office:value="138.550337793097" calcext:value-type="float">
            <text:p>138.5503377931</text:p>
          </table:table-cell>
          <table:table-cell table:number-columns-repeated="3"/>
        </table:table-row>
        <table:table-row table:style-name="ro1">
          <table:table-cell office:value-type="float" office:value="1.25509584110252" calcext:value-type="float">
            <text:p>1.2550958411</text:p>
          </table:table-cell>
          <table:table-cell table:formula="of:=[.A1369]-1" office:value-type="float" office:value="0.25509584110252" calcext:value-type="float">
            <text:p>0.2550958411</text:p>
          </table:table-cell>
          <table:table-cell table:formula="of:=[.B1369]+[.$C$1]" office:value-type="float" office:value="0.42509584110252" calcext:value-type="float">
            <text:p>0.4250958411</text:p>
          </table:table-cell>
          <table:table-cell table:formula="of:=[.D1368]+([.D1368]*[.C1369]/100)" office:value-type="float" office:value="78.1195189677267" calcext:value-type="float">
            <text:p>78.1195189677</text:p>
          </table:table-cell>
          <table:table-cell office:value-type="float" office:value="140.459259801736" calcext:value-type="float">
            <text:p>140.4592598017</text:p>
          </table:table-cell>
          <table:table-cell office:value-type="float" office:value="139.538208576558" calcext:value-type="float">
            <text:p>139.5382085766</text:p>
          </table:table-cell>
          <table:table-cell table:number-columns-repeated="3"/>
        </table:table-row>
        <table:table-row table:style-name="ro1">
          <table:table-cell office:value-type="float" office:value="0.58037261261803" calcext:value-type="float">
            <text:p>0.5803726126</text:p>
          </table:table-cell>
          <table:table-cell table:formula="of:=[.A1370]-1" office:value-type="float" office:value="-0.41962738738197" calcext:value-type="float">
            <text:p>-0.4196273874</text:p>
          </table:table-cell>
          <table:table-cell table:formula="of:=[.B1370]+[.$C$1]" office:value-type="float" office:value="-0.24962738738197" calcext:value-type="float">
            <text:p>-0.2496273874</text:p>
          </table:table-cell>
          <table:table-cell table:formula="of:=[.D1369]+([.D1369]*[.C1370]/100)" office:value-type="float" office:value="77.9245112534922" calcext:value-type="float">
            <text:p>77.9245112535</text:p>
          </table:table-cell>
          <table:table-cell office:value-type="float" office:value="139.905928332392" calcext:value-type="float">
            <text:p>139.9059283324</text:p>
          </table:table-cell>
          <table:table-cell office:value-type="float" office:value="140.459259801736" calcext:value-type="float">
            <text:p>140.4592598017</text:p>
          </table:table-cell>
          <table:table-cell table:number-columns-repeated="3"/>
        </table:table-row>
        <table:table-row table:style-name="ro1">
          <table:table-cell office:value-type="float" office:value="0.766477245383789" calcext:value-type="float">
            <text:p>0.7664772454</text:p>
          </table:table-cell>
          <table:table-cell table:formula="of:=[.A1371]-1" office:value-type="float" office:value="-0.233522754616211" calcext:value-type="float">
            <text:p>-0.2335227546</text:p>
          </table:table-cell>
          <table:table-cell table:formula="of:=[.B1371]+[.$C$1]" office:value-type="float" office:value="-0.063522754616211" calcext:value-type="float">
            <text:p>-0.0635227546</text:p>
          </table:table-cell>
          <table:table-cell table:formula="of:=[.D1370]+([.D1370]*[.C1371]/100)" office:value-type="float" office:value="77.8750114574227" calcext:value-type="float">
            <text:p>77.8750114574</text:p>
          </table:table-cell>
          <table:table-cell office:value-type="float" office:value="140.260024521137" calcext:value-type="float">
            <text:p>140.2600245211</text:p>
          </table:table-cell>
          <table:table-cell office:value-type="float" office:value="139.905928332392" calcext:value-type="float">
            <text:p>139.9059283324</text:p>
          </table:table-cell>
          <table:table-cell table:number-columns-repeated="3"/>
        </table:table-row>
        <table:table-row table:style-name="ro1">
          <table:table-cell office:value-type="float" office:value="0.954895408358343" calcext:value-type="float">
            <text:p>0.9548954084</text:p>
          </table:table-cell>
          <table:table-cell table:formula="of:=[.A1372]-1" office:value-type="float" office:value="-0.0451045916416569" calcext:value-type="float">
            <text:p>-0.0451045916</text:p>
          </table:table-cell>
          <table:table-cell table:formula="of:=[.B1372]+[.$C$1]" office:value-type="float" office:value="0.124895408358343" calcext:value-type="float">
            <text:p>0.1248954084</text:p>
          </table:table-cell>
          <table:table-cell table:formula="of:=[.D1371]+([.D1371]*[.C1372]/100)" office:value-type="float" office:value="77.9722737709916" calcext:value-type="float">
            <text:p>77.972273771</text:p>
          </table:table-cell>
          <table:table-cell office:value-type="float" office:value="139.884024098217" calcext:value-type="float">
            <text:p>139.8840240982</text:p>
          </table:table-cell>
          <table:table-cell office:value-type="float" office:value="140.260024521137" calcext:value-type="float">
            <text:p>140.2600245211</text:p>
          </table:table-cell>
          <table:table-cell table:number-columns-repeated="3"/>
        </table:table-row>
        <table:table-row table:style-name="ro1">
          <table:table-cell office:value-type="float" office:value="1.00218016125755" calcext:value-type="float">
            <text:p>1.0021801613</text:p>
          </table:table-cell>
          <table:table-cell table:formula="of:=[.A1373]-1" office:value-type="float" office:value="0.00218016125755005" calcext:value-type="float">
            <text:p>0.0021801613</text:p>
          </table:table-cell>
          <table:table-cell table:formula="of:=[.B1373]+[.$C$1]" office:value-type="float" office:value="0.17218016125755" calcext:value-type="float">
            <text:p>0.1721801613</text:p>
          </table:table-cell>
          <table:table-cell table:formula="of:=[.D1372]+([.D1372]*[.C1373]/100)" office:value-type="float" office:value="78.1065265577067" calcext:value-type="float">
            <text:p>78.1065265577</text:p>
          </table:table-cell>
          <table:table-cell office:value-type="float" office:value="139.533772801957" calcext:value-type="float">
            <text:p>139.533772802</text:p>
          </table:table-cell>
          <table:table-cell office:value-type="float" office:value="139.884024098217" calcext:value-type="float">
            <text:p>139.8840240982</text:p>
          </table:table-cell>
          <table:table-cell table:number-columns-repeated="3"/>
        </table:table-row>
        <table:table-row table:style-name="ro1">
          <table:table-cell office:value-type="float" office:value="0.611511899774452" calcext:value-type="float">
            <text:p>0.6115118998</text:p>
          </table:table-cell>
          <table:table-cell table:formula="of:=[.A1374]-1" office:value-type="float" office:value="-0.388488100225548" calcext:value-type="float">
            <text:p>-0.3884881002</text:p>
          </table:table-cell>
          <table:table-cell table:formula="of:=[.B1374]+[.$C$1]" office:value-type="float" office:value="-0.218488100225548" calcext:value-type="float">
            <text:p>-0.2184881002</text:p>
          </table:table-cell>
          <table:table-cell table:formula="of:=[.D1373]+([.D1373]*[.C1374]/100)" office:value-type="float" office:value="77.9358730916786" calcext:value-type="float">
            <text:p>77.9358730917</text:p>
          </table:table-cell>
          <table:table-cell office:value-type="float" office:value="138.033982185026" calcext:value-type="float">
            <text:p>138.033982185</text:p>
          </table:table-cell>
          <table:table-cell office:value-type="float" office:value="139.533772801957" calcext:value-type="float">
            <text:p>139.533772802</text:p>
          </table:table-cell>
          <table:table-cell table:number-columns-repeated="3"/>
        </table:table-row>
        <table:table-row table:style-name="ro1">
          <table:table-cell office:value-type="float" office:value="0.956549386653956" calcext:value-type="float">
            <text:p>0.9565493867</text:p>
          </table:table-cell>
          <table:table-cell table:formula="of:=[.A1375]-1" office:value-type="float" office:value="-0.0434506133460439" calcext:value-type="float">
            <text:p>-0.0434506133</text:p>
          </table:table-cell>
          <table:table-cell table:formula="of:=[.B1375]+[.$C$1]" office:value-type="float" office:value="0.126549386653956" calcext:value-type="float">
            <text:p>0.1265493867</text:p>
          </table:table-cell>
          <table:table-cell table:formula="of:=[.D1374]+([.D1374]*[.C1375]/100)" office:value-type="float" office:value="78.0345004610595" calcext:value-type="float">
            <text:p>78.0345004611</text:p>
          </table:table-cell>
          <table:table-cell office:value-type="float" office:value="135.321943920019" calcext:value-type="float">
            <text:p>135.32194392</text:p>
          </table:table-cell>
          <table:table-cell office:value-type="float" office:value="138.033982185026" calcext:value-type="float">
            <text:p>138.033982185</text:p>
          </table:table-cell>
          <table:table-cell table:number-columns-repeated="3"/>
        </table:table-row>
        <table:table-row table:style-name="ro1">
          <table:table-cell office:value-type="float" office:value="0.684093009957329" calcext:value-type="float">
            <text:p>0.68409301</text:p>
          </table:table-cell>
          <table:table-cell table:formula="of:=[.A1376]-1" office:value-type="float" office:value="-0.315906990042671" calcext:value-type="float">
            <text:p>-0.31590699</text:p>
          </table:table-cell>
          <table:table-cell table:formula="of:=[.B1376]+[.$C$1]" office:value-type="float" office:value="-0.145906990042671" calcext:value-type="float">
            <text:p>-0.14590699</text:p>
          </table:table-cell>
          <table:table-cell table:formula="of:=[.D1375]+([.D1375]*[.C1376]/100)" office:value-type="float" office:value="77.9206426702419" calcext:value-type="float">
            <text:p>77.9206426702</text:p>
          </table:table-cell>
          <table:table-cell office:value-type="float" office:value="134.970577433476" calcext:value-type="float">
            <text:p>134.9705774335</text:p>
          </table:table-cell>
          <table:table-cell office:value-type="float" office:value="135.321943920019" calcext:value-type="float">
            <text:p>135.32194392</text:p>
          </table:table-cell>
          <table:table-cell table:number-columns-repeated="3"/>
        </table:table-row>
        <table:table-row table:style-name="ro1">
          <table:table-cell office:value-type="float" office:value="0.559954771546088" calcext:value-type="float">
            <text:p>0.5599547715</text:p>
          </table:table-cell>
          <table:table-cell table:formula="of:=[.A1377]-1" office:value-type="float" office:value="-0.440045228453912" calcext:value-type="float">
            <text:p>-0.4400452285</text:p>
          </table:table-cell>
          <table:table-cell table:formula="of:=[.B1377]+[.$C$1]" office:value-type="float" office:value="-0.270045228453912" calcext:value-type="float">
            <text:p>-0.2700452285</text:p>
          </table:table-cell>
          <table:table-cell table:formula="of:=[.D1376]+([.D1376]*[.C1377]/100)" office:value-type="float" office:value="77.7102216927303" calcext:value-type="float">
            <text:p>77.7102216927</text:p>
          </table:table-cell>
          <table:table-cell office:value-type="float" office:value="135.7433506712" calcext:value-type="float">
            <text:p>135.7433506712</text:p>
          </table:table-cell>
          <table:table-cell office:value-type="float" office:value="134.970577433476" calcext:value-type="float">
            <text:p>134.9705774335</text:p>
          </table:table-cell>
          <table:table-cell table:number-columns-repeated="3"/>
        </table:table-row>
        <table:table-row table:style-name="ro1">
          <table:table-cell office:value-type="float" office:value="1.07743241543911" calcext:value-type="float">
            <text:p>1.0774324154</text:p>
          </table:table-cell>
          <table:table-cell table:formula="of:=[.A1378]-1" office:value-type="float" office:value="0.07743241543911" calcext:value-type="float">
            <text:p>0.0774324154</text:p>
          </table:table-cell>
          <table:table-cell table:formula="of:=[.B1378]+[.$C$1]" office:value-type="float" office:value="0.24743241543911" calcext:value-type="float">
            <text:p>0.2474324154</text:p>
          </table:table-cell>
          <table:table-cell table:formula="of:=[.D1377]+([.D1377]*[.C1378]/100)" office:value-type="float" office:value="77.9025019713077" calcext:value-type="float">
            <text:p>77.9025019713</text:p>
          </table:table-cell>
          <table:table-cell office:value-type="float" office:value="134.126132750142" calcext:value-type="float">
            <text:p>134.1261327501</text:p>
          </table:table-cell>
          <table:table-cell office:value-type="float" office:value="135.7433506712" calcext:value-type="float">
            <text:p>135.7433506712</text:p>
          </table:table-cell>
          <table:table-cell table:number-columns-repeated="3"/>
        </table:table-row>
        <table:table-row table:style-name="ro1">
          <table:table-cell office:value-type="float" office:value="0.827164929344765" calcext:value-type="float">
            <text:p>0.8271649293</text:p>
          </table:table-cell>
          <table:table-cell table:formula="of:=[.A1379]-1" office:value-type="float" office:value="-0.172835070655235" calcext:value-type="float">
            <text:p>-0.1728350707</text:p>
          </table:table-cell>
          <table:table-cell table:formula="of:=[.B1379]+[.$C$1]" office:value-type="float" office:value="-0.00283507065523494" calcext:value-type="float">
            <text:p>-0.0028350707</text:p>
          </table:table-cell>
          <table:table-cell table:formula="of:=[.D1378]+([.D1378]*[.C1379]/100)" office:value-type="float" office:value="77.9002933803346" calcext:value-type="float">
            <text:p>77.9002933803</text:p>
          </table:table-cell>
          <table:table-cell office:value-type="float" office:value="135.062022602132" calcext:value-type="float">
            <text:p>135.0620226021</text:p>
          </table:table-cell>
          <table:table-cell office:value-type="float" office:value="134.126132750142" calcext:value-type="float">
            <text:p>134.1261327501</text:p>
          </table:table-cell>
          <table:table-cell table:number-columns-repeated="3"/>
        </table:table-row>
        <table:table-row table:style-name="ro1">
          <table:table-cell office:value-type="float" office:value="0.741037873326764" calcext:value-type="float">
            <text:p>0.7410378733</text:p>
          </table:table-cell>
          <table:table-cell table:formula="of:=[.A1380]-1" office:value-type="float" office:value="-0.258962126673236" calcext:value-type="float">
            <text:p>-0.2589621267</text:p>
          </table:table-cell>
          <table:table-cell table:formula="of:=[.B1380]+[.$C$1]" office:value-type="float" office:value="-0.0889621266732359" calcext:value-type="float">
            <text:p>-0.0889621267</text:p>
          </table:table-cell>
          <table:table-cell table:formula="of:=[.D1379]+([.D1379]*[.C1380]/100)" office:value-type="float" office:value="77.8309916226588" calcext:value-type="float">
            <text:p>77.8309916227</text:p>
          </table:table-cell>
          <table:table-cell office:value-type="float" office:value="133.785759989402" calcext:value-type="float">
            <text:p>133.7857599894</text:p>
          </table:table-cell>
          <table:table-cell office:value-type="float" office:value="135.062022602132" calcext:value-type="float">
            <text:p>135.0620226021</text:p>
          </table:table-cell>
          <table:table-cell table:number-columns-repeated="3"/>
        </table:table-row>
        <table:table-row table:style-name="ro1">
          <table:table-cell office:value-type="float" office:value="0.865924675470494" calcext:value-type="float">
            <text:p>0.8659246755</text:p>
          </table:table-cell>
          <table:table-cell table:formula="of:=[.A1381]-1" office:value-type="float" office:value="-0.134075324529506" calcext:value-type="float">
            <text:p>-0.1340753245</text:p>
          </table:table-cell>
          <table:table-cell table:formula="of:=[.B1381]+[.$C$1]" office:value-type="float" office:value="0.0359246754704941" calcext:value-type="float">
            <text:p>0.0359246755</text:p>
          </table:table-cell>
          <table:table-cell table:formula="of:=[.D1380]+([.D1380]*[.C1381]/100)" office:value-type="float" office:value="77.8589521538147" calcext:value-type="float">
            <text:p>77.8589521538</text:p>
          </table:table-cell>
          <table:table-cell office:value-type="float" office:value="131.007160161455" calcext:value-type="float">
            <text:p>131.0071601615</text:p>
          </table:table-cell>
          <table:table-cell office:value-type="float" office:value="133.785759989402" calcext:value-type="float">
            <text:p>133.7857599894</text:p>
          </table:table-cell>
          <table:table-cell table:number-columns-repeated="3"/>
        </table:table-row>
        <table:table-row table:style-name="ro1">
          <table:table-cell office:value-type="float" office:value="0.909931288146978" calcext:value-type="float">
            <text:p>0.9099312881</text:p>
          </table:table-cell>
          <table:table-cell table:formula="of:=[.A1382]-1" office:value-type="float" office:value="-0.0900687118530219" calcext:value-type="float">
            <text:p>-0.0900687119</text:p>
          </table:table-cell>
          <table:table-cell table:formula="of:=[.B1382]+[.$C$1]" office:value-type="float" office:value="0.0799312881469781" calcext:value-type="float">
            <text:p>0.0799312881</text:p>
          </table:table-cell>
          <table:table-cell table:formula="of:=[.D1381]+([.D1381]*[.C1382]/100)" office:value-type="float" office:value="77.921185817209" calcext:value-type="float">
            <text:p>77.9211858172</text:p>
          </table:table-cell>
          <table:table-cell office:value-type="float" office:value="131.624498252405" calcext:value-type="float">
            <text:p>131.6244982524</text:p>
          </table:table-cell>
          <table:table-cell office:value-type="float" office:value="131.007160161455" calcext:value-type="float">
            <text:p>131.0071601615</text:p>
          </table:table-cell>
          <table:table-cell table:number-columns-repeated="3"/>
        </table:table-row>
        <table:table-row table:style-name="ro1">
          <table:table-cell office:value-type="float" office:value="0.525163658842458" calcext:value-type="float">
            <text:p>0.5251636588</text:p>
          </table:table-cell>
          <table:table-cell table:formula="of:=[.A1383]-1" office:value-type="float" office:value="-0.474836341157542" calcext:value-type="float">
            <text:p>-0.4748363412</text:p>
          </table:table-cell>
          <table:table-cell table:formula="of:=[.B1383]+[.$C$1]" office:value-type="float" office:value="-0.304836341157542" calcext:value-type="float">
            <text:p>-0.3048363412</text:p>
          </table:table-cell>
          <table:table-cell table:formula="of:=[.D1382]+([.D1382]*[.C1383]/100)" office:value-type="float" office:value="77.6836537253772" calcext:value-type="float">
            <text:p>77.6836537254</text:p>
          </table:table-cell>
          <table:table-cell office:value-type="float" office:value="131.58180498286" calcext:value-type="float">
            <text:p>131.5818049829</text:p>
          </table:table-cell>
          <table:table-cell office:value-type="float" office:value="131.624498252405" calcext:value-type="float">
            <text:p>131.6244982524</text:p>
          </table:table-cell>
          <table:table-cell table:number-columns-repeated="3"/>
        </table:table-row>
        <table:table-row table:style-name="ro1">
          <table:table-cell office:value-type="float" office:value="0.785530580727418" calcext:value-type="float">
            <text:p>0.7855305807</text:p>
          </table:table-cell>
          <table:table-cell table:formula="of:=[.A1384]-1" office:value-type="float" office:value="-0.214469419272582" calcext:value-type="float">
            <text:p>-0.2144694193</text:p>
          </table:table-cell>
          <table:table-cell table:formula="of:=[.B1384]+[.$C$1]" office:value-type="float" office:value="-0.0444694192725819" calcext:value-type="float">
            <text:p>-0.0444694193</text:p>
          </table:table-cell>
          <table:table-cell table:formula="of:=[.D1383]+([.D1383]*[.C1384]/100)" office:value-type="float" office:value="77.6491082556958" calcext:value-type="float">
            <text:p>77.6491082557</text:p>
          </table:table-cell>
          <table:table-cell office:value-type="float" office:value="133.186497875106" calcext:value-type="float">
            <text:p>133.1864978751</text:p>
          </table:table-cell>
          <table:table-cell office:value-type="float" office:value="131.58180498286" calcext:value-type="float">
            <text:p>131.5818049829</text:p>
          </table:table-cell>
          <table:table-cell table:number-columns-repeated="3"/>
        </table:table-row>
        <table:table-row table:style-name="ro1">
          <table:table-cell office:value-type="float" office:value="0.813159402947582" calcext:value-type="float">
            <text:p>0.8131594029</text:p>
          </table:table-cell>
          <table:table-cell table:formula="of:=[.A1385]-1" office:value-type="float" office:value="-0.186840597052418" calcext:value-type="float">
            <text:p>-0.1868405971</text:p>
          </table:table-cell>
          <table:table-cell table:formula="of:=[.B1385]+[.$C$1]" office:value-type="float" office:value="-0.0168405970524179" calcext:value-type="float">
            <text:p>-0.0168405971</text:p>
          </table:table-cell>
          <table:table-cell table:formula="of:=[.D1384]+([.D1384]*[.C1385]/100)" office:value-type="float" office:value="77.6360316822597" calcext:value-type="float">
            <text:p>77.6360316823</text:p>
          </table:table-cell>
          <table:table-cell office:value-type="float" office:value="134.597315038761" calcext:value-type="float">
            <text:p>134.5973150388</text:p>
          </table:table-cell>
          <table:table-cell office:value-type="float" office:value="133.186497875106" calcext:value-type="float">
            <text:p>133.1864978751</text:p>
          </table:table-cell>
          <table:table-cell table:number-columns-repeated="3"/>
        </table:table-row>
        <table:table-row table:style-name="ro1">
          <table:table-cell office:value-type="float" office:value="0.7063836571518" calcext:value-type="float">
            <text:p>0.7063836572</text:p>
          </table:table-cell>
          <table:table-cell table:formula="of:=[.A1386]-1" office:value-type="float" office:value="-0.2936163428482" calcext:value-type="float">
            <text:p>-0.2936163428</text:p>
          </table:table-cell>
          <table:table-cell table:formula="of:=[.B1386]+[.$C$1]" office:value-type="float" office:value="-0.1236163428482" calcext:value-type="float">
            <text:p>-0.1236163428</text:p>
          </table:table-cell>
          <table:table-cell table:formula="of:=[.D1385]+([.D1385]*[.C1386]/100)" office:value-type="float" office:value="77.5400608591616" calcext:value-type="float">
            <text:p>77.5400608592</text:p>
          </table:table-cell>
          <table:table-cell office:value-type="float" office:value="134.66301940676" calcext:value-type="float">
            <text:p>134.6630194068</text:p>
          </table:table-cell>
          <table:table-cell office:value-type="float" office:value="134.597315038761" calcext:value-type="float">
            <text:p>134.5973150388</text:p>
          </table:table-cell>
          <table:table-cell table:number-columns-repeated="3"/>
        </table:table-row>
        <table:table-row table:style-name="ro1">
          <table:table-cell office:value-type="float" office:value="0.923557199713692" calcext:value-type="float">
            <text:p>0.9235571997</text:p>
          </table:table-cell>
          <table:table-cell table:formula="of:=[.A1387]-1" office:value-type="float" office:value="-0.0764428002863079" calcext:value-type="float">
            <text:p>-0.0764428003</text:p>
          </table:table-cell>
          <table:table-cell table:formula="of:=[.B1387]+[.$C$1]" office:value-type="float" office:value="0.0935571997136921" calcext:value-type="float">
            <text:p>0.0935571997</text:p>
          </table:table-cell>
          <table:table-cell table:formula="of:=[.D1386]+([.D1386]*[.C1387]/100)" office:value-type="float" office:value="77.6126051687577" calcext:value-type="float">
            <text:p>77.6126051688</text:p>
          </table:table-cell>
          <table:table-cell office:value-type="float" office:value="136.307592648916" calcext:value-type="float">
            <text:p>136.3075926489</text:p>
          </table:table-cell>
          <table:table-cell office:value-type="float" office:value="134.66301940676" calcext:value-type="float">
            <text:p>134.6630194068</text:p>
          </table:table-cell>
          <table:table-cell table:number-columns-repeated="3"/>
        </table:table-row>
        <table:table-row table:style-name="ro1">
          <table:table-cell office:value-type="float" office:value="0.953849680653434" calcext:value-type="float">
            <text:p>0.9538496807</text:p>
          </table:table-cell>
          <table:table-cell table:formula="of:=[.A1388]-1" office:value-type="float" office:value="-0.0461503193465659" calcext:value-type="float">
            <text:p>-0.0461503193</text:p>
          </table:table-cell>
          <table:table-cell table:formula="of:=[.B1388]+[.$C$1]" office:value-type="float" office:value="0.123849680653434" calcext:value-type="float">
            <text:p>0.1238496807</text:p>
          </table:table-cell>
          <table:table-cell table:formula="of:=[.D1387]+([.D1387]*[.C1388]/100)" office:value-type="float" office:value="77.7087281324061" calcext:value-type="float">
            <text:p>77.7087281324</text:p>
          </table:table-cell>
          <table:table-cell office:value-type="float" office:value="136.044866728877" calcext:value-type="float">
            <text:p>136.0448667289</text:p>
          </table:table-cell>
          <table:table-cell office:value-type="float" office:value="136.307592648916" calcext:value-type="float">
            <text:p>136.3075926489</text:p>
          </table:table-cell>
          <table:table-cell table:number-columns-repeated="3"/>
        </table:table-row>
        <table:table-row table:style-name="ro1">
          <table:table-cell office:value-type="float" office:value="0.464821171658599" calcext:value-type="float">
            <text:p>0.4648211717</text:p>
          </table:table-cell>
          <table:table-cell table:formula="of:=[.A1389]-1" office:value-type="float" office:value="-0.535178828341401" calcext:value-type="float">
            <text:p>-0.5351788283</text:p>
          </table:table-cell>
          <table:table-cell table:formula="of:=[.B1389]+[.$C$1]" office:value-type="float" office:value="-0.365178828341401" calcext:value-type="float">
            <text:p>-0.3651788283</text:p>
          </table:table-cell>
          <table:table-cell table:formula="of:=[.D1388]+([.D1388]*[.C1389]/100)" office:value-type="float" office:value="77.4249523094931" calcext:value-type="float">
            <text:p>77.4249523095</text:p>
          </table:table-cell>
          <table:table-cell office:value-type="float" office:value="136.587287698373" calcext:value-type="float">
            <text:p>136.5872876984</text:p>
          </table:table-cell>
          <table:table-cell office:value-type="float" office:value="136.044866728877" calcext:value-type="float">
            <text:p>136.0448667289</text:p>
          </table:table-cell>
          <table:table-cell table:number-columns-repeated="3"/>
        </table:table-row>
        <table:table-row table:style-name="ro1">
          <table:table-cell office:value-type="float" office:value="0.994359235657352" calcext:value-type="float">
            <text:p>0.9943592357</text:p>
          </table:table-cell>
          <table:table-cell table:formula="of:=[.A1390]-1" office:value-type="float" office:value="-0.00564076434264793" calcext:value-type="float">
            <text:p>-0.0056407643</text:p>
          </table:table-cell>
          <table:table-cell table:formula="of:=[.B1390]+[.$C$1]" office:value-type="float" office:value="0.164359235657352" calcext:value-type="float">
            <text:p>0.1643592357</text:p>
          </table:table-cell>
          <table:table-cell table:formula="of:=[.D1389]+([.D1389]*[.C1390]/100)" office:value-type="float" office:value="77.5522073693171" calcext:value-type="float">
            <text:p>77.5522073693</text:p>
          </table:table-cell>
          <table:table-cell office:value-type="float" office:value="137.667876949633" calcext:value-type="float">
            <text:p>137.6678769496</text:p>
          </table:table-cell>
          <table:table-cell office:value-type="float" office:value="136.587287698373" calcext:value-type="float">
            <text:p>136.5872876984</text:p>
          </table:table-cell>
          <table:table-cell table:number-columns-repeated="3"/>
        </table:table-row>
        <table:table-row table:style-name="ro1">
          <table:table-cell office:value-type="float" office:value="0.746620084518082" calcext:value-type="float">
            <text:p>0.7466200845</text:p>
          </table:table-cell>
          <table:table-cell table:formula="of:=[.A1391]-1" office:value-type="float" office:value="-0.253379915481918" calcext:value-type="float">
            <text:p>-0.2533799155</text:p>
          </table:table-cell>
          <table:table-cell table:formula="of:=[.B1391]+[.$C$1]" office:value-type="float" office:value="-0.083379915481918" calcext:value-type="float">
            <text:p>-0.0833799155</text:p>
          </table:table-cell>
          <table:table-cell table:formula="of:=[.D1390]+([.D1390]*[.C1391]/100)" office:value-type="float" office:value="77.4875444043582" calcext:value-type="float">
            <text:p>77.4875444044</text:p>
          </table:table-cell>
          <table:table-cell office:value-type="float" office:value="137.463440251451" calcext:value-type="float">
            <text:p>137.4634402515</text:p>
          </table:table-cell>
          <table:table-cell office:value-type="float" office:value="137.667876949633" calcext:value-type="float">
            <text:p>137.6678769496</text:p>
          </table:table-cell>
          <table:table-cell table:number-columns-repeated="3"/>
        </table:table-row>
        <table:table-row table:style-name="ro1">
          <table:table-cell office:value-type="float" office:value="0.741710963312042" calcext:value-type="float">
            <text:p>0.7417109633</text:p>
          </table:table-cell>
          <table:table-cell table:formula="of:=[.A1392]-1" office:value-type="float" office:value="-0.258289036687958" calcext:value-type="float">
            <text:p>-0.2582890367</text:p>
          </table:table-cell>
          <table:table-cell table:formula="of:=[.B1392]+[.$C$1]" office:value-type="float" office:value="-0.088289036687958" calcext:value-type="float">
            <text:p>-0.0882890367</text:p>
          </table:table-cell>
          <table:table-cell table:formula="of:=[.D1391]+([.D1391]*[.C1392]/100)" office:value-type="float" office:value="77.4191313978504" calcext:value-type="float">
            <text:p>77.4191313979</text:p>
          </table:table-cell>
          <table:table-cell office:value-type="float" office:value="136.697815838522" calcext:value-type="float">
            <text:p>136.6978158385</text:p>
          </table:table-cell>
          <table:table-cell office:value-type="float" office:value="137.463440251451" calcext:value-type="float">
            <text:p>137.4634402515</text:p>
          </table:table-cell>
          <table:table-cell table:number-columns-repeated="3"/>
        </table:table-row>
        <table:table-row table:style-name="ro1">
          <table:table-cell office:value-type="float" office:value="1.19724509641377" calcext:value-type="float">
            <text:p>1.1972450964</text:p>
          </table:table-cell>
          <table:table-cell table:formula="of:=[.A1393]-1" office:value-type="float" office:value="0.19724509641377" calcext:value-type="float">
            <text:p>0.1972450964</text:p>
          </table:table-cell>
          <table:table-cell table:formula="of:=[.B1393]+[.$C$1]" office:value-type="float" office:value="0.36724509641377" calcext:value-type="float">
            <text:p>0.3672450964</text:p>
          </table:table-cell>
          <table:table-cell table:formula="of:=[.D1392]+([.D1392]*[.C1393]/100)" office:value-type="float" office:value="77.7034493615952" calcext:value-type="float">
            <text:p>77.7034493616</text:p>
          </table:table-cell>
          <table:table-cell office:value-type="float" office:value="137.487558205664" calcext:value-type="float">
            <text:p>137.4875582057</text:p>
          </table:table-cell>
          <table:table-cell office:value-type="float" office:value="136.697815838522" calcext:value-type="float">
            <text:p>136.6978158385</text:p>
          </table:table-cell>
          <table:table-cell table:number-columns-repeated="3"/>
        </table:table-row>
        <table:table-row table:style-name="ro1">
          <table:table-cell office:value-type="float" office:value="0.665732761607523" calcext:value-type="float">
            <text:p>0.6657327616</text:p>
          </table:table-cell>
          <table:table-cell table:formula="of:=[.A1394]-1" office:value-type="float" office:value="-0.334267238392477" calcext:value-type="float">
            <text:p>-0.3342672384</text:p>
          </table:table-cell>
          <table:table-cell table:formula="of:=[.B1394]+[.$C$1]" office:value-type="float" office:value="-0.164267238392477" calcext:value-type="float">
            <text:p>-0.1642672384</text:p>
          </table:table-cell>
          <table:table-cell table:formula="of:=[.D1393]+([.D1393]*[.C1394]/100)" office:value-type="float" office:value="77.5758080511932" calcext:value-type="float">
            <text:p>77.5758080512</text:p>
          </table:table-cell>
          <table:table-cell office:value-type="float" office:value="137.232488775103" calcext:value-type="float">
            <text:p>137.2324887751</text:p>
          </table:table-cell>
          <table:table-cell office:value-type="float" office:value="137.487558205664" calcext:value-type="float">
            <text:p>137.4875582057</text:p>
          </table:table-cell>
          <table:table-cell table:number-columns-repeated="3"/>
        </table:table-row>
        <table:table-row table:style-name="ro1">
          <table:table-cell office:value-type="float" office:value="0.513795757743018" calcext:value-type="float">
            <text:p>0.5137957577</text:p>
          </table:table-cell>
          <table:table-cell table:formula="of:=[.A1395]-1" office:value-type="float" office:value="-0.486204242256982" calcext:value-type="float">
            <text:p>-0.4862042423</text:p>
          </table:table-cell>
          <table:table-cell table:formula="of:=[.B1395]+[.$C$1]" office:value-type="float" office:value="-0.316204242256982" calcext:value-type="float">
            <text:p>-0.3162042423</text:p>
          </table:table-cell>
          <table:table-cell table:formula="of:=[.D1394]+([.D1394]*[.C1395]/100)" office:value-type="float" office:value="77.3305100551702" calcext:value-type="float">
            <text:p>77.3305100552</text:p>
          </table:table-cell>
          <table:table-cell office:value-type="float" office:value="138.117412999421" calcext:value-type="float">
            <text:p>138.1174129994</text:p>
          </table:table-cell>
          <table:table-cell office:value-type="float" office:value="137.232488775103" calcext:value-type="float">
            <text:p>137.2324887751</text:p>
          </table:table-cell>
          <table:table-cell table:number-columns-repeated="3"/>
        </table:table-row>
        <table:table-row table:style-name="ro1">
          <table:table-cell office:value-type="float" office:value="0.787918304200294" calcext:value-type="float">
            <text:p>0.7879183042</text:p>
          </table:table-cell>
          <table:table-cell table:formula="of:=[.A1396]-1" office:value-type="float" office:value="-0.212081695799706" calcext:value-type="float">
            <text:p>-0.2120816958</text:p>
          </table:table-cell>
          <table:table-cell table:formula="of:=[.B1396]+[.$C$1]" office:value-type="float" office:value="-0.0420816957997059" calcext:value-type="float">
            <text:p>-0.0420816958</text:p>
          </table:table-cell>
          <table:table-cell table:formula="of:=[.D1395]+([.D1395]*[.C1396]/100)" office:value-type="float" office:value="77.2979680651684" calcext:value-type="float">
            <text:p>77.2979680652</text:p>
          </table:table-cell>
          <table:table-cell office:value-type="float" office:value="137.883232482192" calcext:value-type="float">
            <text:p>137.8832324822</text:p>
          </table:table-cell>
          <table:table-cell office:value-type="float" office:value="138.117412999421" calcext:value-type="float">
            <text:p>138.1174129994</text:p>
          </table:table-cell>
          <table:table-cell table:number-columns-repeated="3"/>
        </table:table-row>
        <table:table-row table:style-name="ro1">
          <table:table-cell office:value-type="float" office:value="1.02716633912275" calcext:value-type="float">
            <text:p>1.0271663391</text:p>
          </table:table-cell>
          <table:table-cell table:formula="of:=[.A1397]-1" office:value-type="float" office:value="0.0271663391227499" calcext:value-type="float">
            <text:p>0.0271663391</text:p>
          </table:table-cell>
          <table:table-cell table:formula="of:=[.B1397]+[.$C$1]" office:value-type="float" office:value="0.19716633912275" calcext:value-type="float">
            <text:p>0.1971663391</text:p>
          </table:table-cell>
          <table:table-cell table:formula="of:=[.D1396]+([.D1396]*[.C1397]/100)" office:value-type="float" office:value="77.4503736390187" calcext:value-type="float">
            <text:p>77.450373639</text:p>
          </table:table-cell>
          <table:table-cell office:value-type="float" office:value="138.043020177614" calcext:value-type="float">
            <text:p>138.0430201776</text:p>
          </table:table-cell>
          <table:table-cell office:value-type="float" office:value="137.883232482192" calcext:value-type="float">
            <text:p>137.8832324822</text:p>
          </table:table-cell>
          <table:table-cell table:number-columns-repeated="3"/>
        </table:table-row>
        <table:table-row table:style-name="ro1">
          <table:table-cell office:value-type="float" office:value="0.381516882998416" calcext:value-type="float">
            <text:p>0.381516883</text:p>
          </table:table-cell>
          <table:table-cell table:formula="of:=[.A1398]-1" office:value-type="float" office:value="-0.618483117001584" calcext:value-type="float">
            <text:p>-0.618483117</text:p>
          </table:table-cell>
          <table:table-cell table:formula="of:=[.B1398]+[.$C$1]" office:value-type="float" office:value="-0.448483117001584" calcext:value-type="float">
            <text:p>-0.448483117</text:p>
          </table:table-cell>
          <table:table-cell table:formula="of:=[.D1397]+([.D1397]*[.C1398]/100)" office:value-type="float" office:value="77.1030217891931" calcext:value-type="float">
            <text:p>77.1030217892</text:p>
          </table:table-cell>
          <table:table-cell office:value-type="float" office:value="138.675696234054" calcext:value-type="float">
            <text:p>138.6756962341</text:p>
          </table:table-cell>
          <table:table-cell office:value-type="float" office:value="138.043020177614" calcext:value-type="float">
            <text:p>138.0430201776</text:p>
          </table:table-cell>
          <table:table-cell table:number-columns-repeated="3"/>
        </table:table-row>
        <table:table-row table:style-name="ro1">
          <table:table-cell office:value-type="float" office:value="0.453408494518851" calcext:value-type="float">
            <text:p>0.4534084945</text:p>
          </table:table-cell>
          <table:table-cell table:formula="of:=[.A1399]-1" office:value-type="float" office:value="-0.546591505481149" calcext:value-type="float">
            <text:p>-0.5465915055</text:p>
          </table:table-cell>
          <table:table-cell table:formula="of:=[.B1399]+[.$C$1]" office:value-type="float" office:value="-0.376591505481149" calcext:value-type="float">
            <text:p>-0.3765915055</text:p>
          </table:table-cell>
          <table:table-cell table:formula="of:=[.D1398]+([.D1398]*[.C1399]/100)" office:value-type="float" office:value="76.8126583586657" calcext:value-type="float">
            <text:p>76.8126583587</text:p>
          </table:table-cell>
          <table:table-cell office:value-type="float" office:value="139.093782400918" calcext:value-type="float">
            <text:p>139.0937824009</text:p>
          </table:table-cell>
          <table:table-cell office:value-type="float" office:value="138.675696234054" calcext:value-type="float">
            <text:p>138.6756962341</text:p>
          </table:table-cell>
          <table:table-cell table:number-columns-repeated="3"/>
        </table:table-row>
        <table:table-row table:style-name="ro1">
          <table:table-cell office:value-type="float" office:value="0.513030868346519" calcext:value-type="float">
            <text:p>0.5130308683</text:p>
          </table:table-cell>
          <table:table-cell table:formula="of:=[.A1400]-1" office:value-type="float" office:value="-0.486969131653481" calcext:value-type="float">
            <text:p>-0.4869691317</text:p>
          </table:table-cell>
          <table:table-cell table:formula="of:=[.B1400]+[.$C$1]" office:value-type="float" office:value="-0.316969131653481" calcext:value-type="float">
            <text:p>-0.3169691317</text:p>
          </table:table-cell>
          <table:table-cell table:formula="of:=[.D1399]+([.D1399]*[.C1400]/100)" office:value-type="float" office:value="76.5691859424663" calcext:value-type="float">
            <text:p>76.5691859425</text:p>
          </table:table-cell>
          <table:table-cell office:value-type="float" office:value="137.784122498053" calcext:value-type="float">
            <text:p>137.7841224981</text:p>
          </table:table-cell>
          <table:table-cell office:value-type="float" office:value="139.093782400918" calcext:value-type="float">
            <text:p>139.0937824009</text:p>
          </table:table-cell>
          <table:table-cell table:number-columns-repeated="3"/>
        </table:table-row>
        <table:table-row table:style-name="ro1">
          <table:table-cell office:value-type="float" office:value="1.20387963334331" calcext:value-type="float">
            <text:p>1.2038796333</text:p>
          </table:table-cell>
          <table:table-cell table:formula="of:=[.A1401]-1" office:value-type="float" office:value="0.20387963334331" calcext:value-type="float">
            <text:p>0.2038796333</text:p>
          </table:table-cell>
          <table:table-cell table:formula="of:=[.B1401]+[.$C$1]" office:value-type="float" office:value="0.37387963334331" calcext:value-type="float">
            <text:p>0.3738796333</text:p>
          </table:table-cell>
          <table:table-cell table:formula="of:=[.D1400]+([.D1400]*[.C1401]/100)" office:value-type="float" office:value="76.8554625341219" calcext:value-type="float">
            <text:p>76.8554625341</text:p>
          </table:table-cell>
          <table:table-cell office:value-type="float" office:value="139.725867566721" calcext:value-type="float">
            <text:p>139.7258675667</text:p>
          </table:table-cell>
          <table:table-cell office:value-type="float" office:value="137.784122498053" calcext:value-type="float">
            <text:p>137.7841224981</text:p>
          </table:table-cell>
          <table:table-cell table:number-columns-repeated="3"/>
        </table:table-row>
        <table:table-row table:style-name="ro1">
          <table:table-cell office:value-type="float" office:value="0.938096103059593" calcext:value-type="float">
            <text:p>0.9380961031</text:p>
          </table:table-cell>
          <table:table-cell table:formula="of:=[.A1402]-1" office:value-type="float" office:value="-0.0619038969404069" calcext:value-type="float">
            <text:p>-0.0619038969</text:p>
          </table:table-cell>
          <table:table-cell table:formula="of:=[.B1402]+[.$C$1]" office:value-type="float" office:value="0.108096103059593" calcext:value-type="float">
            <text:p>0.1080961031</text:p>
          </table:table-cell>
          <table:table-cell table:formula="of:=[.D1401]+([.D1401]*[.C1402]/100)" office:value-type="float" office:value="76.9385402941098" calcext:value-type="float">
            <text:p>76.9385402941</text:p>
          </table:table-cell>
          <table:table-cell office:value-type="float" office:value="139.421621815363" calcext:value-type="float">
            <text:p>139.4216218154</text:p>
          </table:table-cell>
          <table:table-cell office:value-type="float" office:value="139.725867566721" calcext:value-type="float">
            <text:p>139.7258675667</text:p>
          </table:table-cell>
          <table:table-cell table:number-columns-repeated="3"/>
        </table:table-row>
        <table:table-row table:style-name="ro1">
          <table:table-cell office:value-type="float" office:value="0.500687090180074" calcext:value-type="float">
            <text:p>0.5006870902</text:p>
          </table:table-cell>
          <table:table-cell table:formula="of:=[.A1403]-1" office:value-type="float" office:value="-0.499312909819926" calcext:value-type="float">
            <text:p>-0.4993129098</text:p>
          </table:table-cell>
          <table:table-cell table:formula="of:=[.B1403]+[.$C$1]" office:value-type="float" office:value="-0.329312909819926" calcext:value-type="float">
            <text:p>-0.3293129098</text:p>
          </table:table-cell>
          <table:table-cell table:formula="of:=[.D1402]+([.D1402]*[.C1403]/100)" office:value-type="float" office:value="76.6851717482943" calcext:value-type="float">
            <text:p>76.6851717483</text:p>
          </table:table-cell>
          <table:table-cell office:value-type="float" office:value="139.947523063661" calcext:value-type="float">
            <text:p>139.9475230637</text:p>
          </table:table-cell>
          <table:table-cell office:value-type="float" office:value="139.421621815363" calcext:value-type="float">
            <text:p>139.4216218154</text:p>
          </table:table-cell>
          <table:table-cell table:number-columns-repeated="3"/>
        </table:table-row>
        <table:table-row table:style-name="ro1">
          <table:table-cell office:value-type="float" office:value="0.435222810718117" calcext:value-type="float">
            <text:p>0.4352228107</text:p>
          </table:table-cell>
          <table:table-cell table:formula="of:=[.A1404]-1" office:value-type="float" office:value="-0.564777189281883" calcext:value-type="float">
            <text:p>-0.5647771893</text:p>
          </table:table-cell>
          <table:table-cell table:formula="of:=[.B1404]+[.$C$1]" office:value-type="float" office:value="-0.394777189281883" calcext:value-type="float">
            <text:p>-0.3947771893</text:p>
          </table:table-cell>
          <table:table-cell table:formula="of:=[.D1403]+([.D1403]*[.C1404]/100)" office:value-type="float" office:value="76.3824361826704" calcext:value-type="float">
            <text:p>76.3824361827</text:p>
          </table:table-cell>
          <table:table-cell office:value-type="float" office:value="140.210257309704" calcext:value-type="float">
            <text:p>140.2102573097</text:p>
          </table:table-cell>
          <table:table-cell office:value-type="float" office:value="139.947523063661" calcext:value-type="float">
            <text:p>139.9475230637</text:p>
          </table:table-cell>
          <table:table-cell table:number-columns-repeated="3"/>
        </table:table-row>
        <table:table-row table:style-name="ro1">
          <table:table-cell office:value-type="float" office:value="0.635251165624418" calcext:value-type="float">
            <text:p>0.6352511656</text:p>
          </table:table-cell>
          <table:table-cell table:formula="of:=[.A1405]-1" office:value-type="float" office:value="-0.364748834375582" calcext:value-type="float">
            <text:p>-0.3647488344</text:p>
          </table:table-cell>
          <table:table-cell table:formula="of:=[.B1405]+[.$C$1]" office:value-type="float" office:value="-0.194748834375582" calcext:value-type="float">
            <text:p>-0.1947488344</text:p>
          </table:table-cell>
          <table:table-cell table:formula="of:=[.D1404]+([.D1404]*[.C1405]/100)" office:value-type="float" office:value="76.2336822785369" calcext:value-type="float">
            <text:p>76.2336822785</text:p>
          </table:table-cell>
          <table:table-cell office:value-type="float" office:value="139.92015942508" calcext:value-type="float">
            <text:p>139.9201594251</text:p>
          </table:table-cell>
          <table:table-cell office:value-type="float" office:value="140.210257309704" calcext:value-type="float">
            <text:p>140.2102573097</text:p>
          </table:table-cell>
          <table:table-cell table:number-columns-repeated="3"/>
        </table:table-row>
        <table:table-row table:style-name="ro1">
          <table:table-cell office:value-type="float" office:value="0.970951231261808" calcext:value-type="float">
            <text:p>0.9709512313</text:p>
          </table:table-cell>
          <table:table-cell table:formula="of:=[.A1406]-1" office:value-type="float" office:value="-0.029048768738192" calcext:value-type="float">
            <text:p>-0.0290487687</text:p>
          </table:table-cell>
          <table:table-cell table:formula="of:=[.B1406]+[.$C$1]" office:value-type="float" office:value="0.140951231261808" calcext:value-type="float">
            <text:p>0.1409512313</text:p>
          </table:table-cell>
          <table:table-cell table:formula="of:=[.D1405]+([.D1405]*[.C1406]/100)" office:value-type="float" office:value="76.3411345923447" calcext:value-type="float">
            <text:p>76.3411345923</text:p>
          </table:table-cell>
          <table:table-cell office:value-type="float" office:value="139.345522921158" calcext:value-type="float">
            <text:p>139.3455229212</text:p>
          </table:table-cell>
          <table:table-cell office:value-type="float" office:value="139.92015942508" calcext:value-type="float">
            <text:p>139.9201594251</text:p>
          </table:table-cell>
          <table:table-cell table:number-columns-repeated="3"/>
        </table:table-row>
        <table:table-row table:style-name="ro1">
          <table:table-cell office:value-type="float" office:value="0.404423983161482" calcext:value-type="float">
            <text:p>0.4044239832</text:p>
          </table:table-cell>
          <table:table-cell table:formula="of:=[.A1407]-1" office:value-type="float" office:value="-0.595576016838518" calcext:value-type="float">
            <text:p>-0.5955760168</text:p>
          </table:table-cell>
          <table:table-cell table:formula="of:=[.B1407]+[.$C$1]" office:value-type="float" office:value="-0.425576016838518" calcext:value-type="float">
            <text:p>-0.4255760168</text:p>
          </table:table-cell>
          <table:table-cell table:formula="of:=[.D1406]+([.D1406]*[.C1407]/100)" office:value-type="float" office:value="76.0162450325373" calcext:value-type="float">
            <text:p>76.0162450325</text:p>
          </table:table-cell>
          <table:table-cell office:value-type="float" office:value="139.250332729455" calcext:value-type="float">
            <text:p>139.2503327295</text:p>
          </table:table-cell>
          <table:table-cell office:value-type="float" office:value="139.345522921158" calcext:value-type="float">
            <text:p>139.3455229212</text:p>
          </table:table-cell>
          <table:table-cell table:number-columns-repeated="3"/>
        </table:table-row>
        <table:table-row table:style-name="ro1">
          <table:table-cell office:value-type="float" office:value="0.551176421224618" calcext:value-type="float">
            <text:p>0.5511764212</text:p>
          </table:table-cell>
          <table:table-cell table:formula="of:=[.A1408]-1" office:value-type="float" office:value="-0.448823578775382" calcext:value-type="float">
            <text:p>-0.4488235788</text:p>
          </table:table-cell>
          <table:table-cell table:formula="of:=[.B1408]+[.$C$1]" office:value-type="float" office:value="-0.278823578775382" calcext:value-type="float">
            <text:p>-0.2788235788</text:p>
          </table:table-cell>
          <table:table-cell table:formula="of:=[.D1407]+([.D1407]*[.C1408]/100)" office:value-type="float" office:value="75.8042938176869" calcext:value-type="float">
            <text:p>75.8042938177</text:p>
          </table:table-cell>
          <table:table-cell office:value-type="float" office:value="137.280125475409" calcext:value-type="float">
            <text:p>137.2801254754</text:p>
          </table:table-cell>
          <table:table-cell office:value-type="float" office:value="139.250332729455" calcext:value-type="float">
            <text:p>139.2503327295</text:p>
          </table:table-cell>
          <table:table-cell table:number-columns-repeated="3"/>
        </table:table-row>
        <table:table-row table:style-name="ro1">
          <table:table-cell office:value-type="float" office:value="0.831873685573146" calcext:value-type="float">
            <text:p>0.8318736856</text:p>
          </table:table-cell>
          <table:table-cell table:formula="of:=[.A1409]-1" office:value-type="float" office:value="-0.168126314426854" calcext:value-type="float">
            <text:p>-0.1681263144</text:p>
          </table:table-cell>
          <table:table-cell table:formula="of:=[.B1409]+[.$C$1]" office:value-type="float" office:value="0.00187368557314613" calcext:value-type="float">
            <text:p>0.0018736856</text:p>
          </table:table-cell>
          <table:table-cell table:formula="of:=[.D1408]+([.D1408]*[.C1409]/100)" office:value-type="float" office:value="75.805714151804" calcext:value-type="float">
            <text:p>75.8057141518</text:p>
          </table:table-cell>
          <table:table-cell office:value-type="float" office:value="136.911806519979" calcext:value-type="float">
            <text:p>136.91180652</text:p>
          </table:table-cell>
          <table:table-cell office:value-type="float" office:value="137.280125475409" calcext:value-type="float">
            <text:p>137.2801254754</text:p>
          </table:table-cell>
          <table:table-cell table:number-columns-repeated="3"/>
        </table:table-row>
        <table:table-row table:style-name="ro1">
          <table:table-cell office:value-type="float" office:value="0.598967757001429" calcext:value-type="float">
            <text:p>0.598967757</text:p>
          </table:table-cell>
          <table:table-cell table:formula="of:=[.A1410]-1" office:value-type="float" office:value="-0.401032242998571" calcext:value-type="float">
            <text:p>-0.401032243</text:p>
          </table:table-cell>
          <table:table-cell table:formula="of:=[.B1410]+[.$C$1]" office:value-type="float" office:value="-0.231032242998571" calcext:value-type="float">
            <text:p>-0.231032243</text:p>
          </table:table-cell>
          <table:table-cell table:formula="of:=[.D1409]+([.D1409]*[.C1410]/100)" office:value-type="float" office:value="75.630578510078" calcext:value-type="float">
            <text:p>75.6305785101</text:p>
          </table:table-cell>
          <table:table-cell office:value-type="float" office:value="138.458975850394" calcext:value-type="float">
            <text:p>138.4589758504</text:p>
          </table:table-cell>
          <table:table-cell office:value-type="float" office:value="136.911806519979" calcext:value-type="float">
            <text:p>136.91180652</text:p>
          </table:table-cell>
          <table:table-cell table:number-columns-repeated="3"/>
        </table:table-row>
        <table:table-row table:style-name="ro1">
          <table:table-cell office:value-type="float" office:value="1.11139756349299" calcext:value-type="float">
            <text:p>1.1113975635</text:p>
          </table:table-cell>
          <table:table-cell table:formula="of:=[.A1411]-1" office:value-type="float" office:value="0.11139756349299" calcext:value-type="float">
            <text:p>0.1113975635</text:p>
          </table:table-cell>
          <table:table-cell table:formula="of:=[.B1411]+[.$C$1]" office:value-type="float" office:value="0.28139756349299" calcext:value-type="float">
            <text:p>0.2813975635</text:p>
          </table:table-cell>
          <table:table-cell table:formula="of:=[.D1410]+([.D1410]*[.C1411]/100)" office:value-type="float" office:value="75.843401115261" calcext:value-type="float">
            <text:p>75.8434011153</text:p>
          </table:table-cell>
          <table:table-cell office:value-type="float" office:value="139.217185108659" calcext:value-type="float">
            <text:p>139.2171851087</text:p>
          </table:table-cell>
          <table:table-cell office:value-type="float" office:value="138.458975850394" calcext:value-type="float">
            <text:p>138.4589758504</text:p>
          </table:table-cell>
          <table:table-cell table:number-columns-repeated="3"/>
        </table:table-row>
        <table:table-row table:style-name="ro1">
          <table:table-cell office:value-type="float" office:value="0.747815935838472" calcext:value-type="float">
            <text:p>0.7478159358</text:p>
          </table:table-cell>
          <table:table-cell table:formula="of:=[.A1412]-1" office:value-type="float" office:value="-0.252184064161528" calcext:value-type="float">
            <text:p>-0.2521840642</text:p>
          </table:table-cell>
          <table:table-cell table:formula="of:=[.B1412]+[.$C$1]" office:value-type="float" office:value="-0.0821840641615279" calcext:value-type="float">
            <text:p>-0.0821840642</text:p>
          </table:table-cell>
          <table:table-cell table:formula="of:=[.D1411]+([.D1411]*[.C1412]/100)" office:value-type="float" office:value="75.7810699258261" calcext:value-type="float">
            <text:p>75.7810699258</text:p>
          </table:table-cell>
          <table:table-cell office:value-type="float" office:value="138.245501151102" calcext:value-type="float">
            <text:p>138.2455011511</text:p>
          </table:table-cell>
          <table:table-cell office:value-type="float" office:value="139.217185108659" calcext:value-type="float">
            <text:p>139.2171851087</text:p>
          </table:table-cell>
          <table:table-cell table:number-columns-repeated="3"/>
        </table:table-row>
        <table:table-row table:style-name="ro1">
          <table:table-cell office:value-type="float" office:value="0.901532682168949" calcext:value-type="float">
            <text:p>0.9015326822</text:p>
          </table:table-cell>
          <table:table-cell table:formula="of:=[.A1413]-1" office:value-type="float" office:value="-0.0984673178310509" calcext:value-type="float">
            <text:p>-0.0984673178</text:p>
          </table:table-cell>
          <table:table-cell table:formula="of:=[.B1413]+[.$C$1]" office:value-type="float" office:value="0.0715326821689491" calcext:value-type="float">
            <text:p>0.0715326822</text:p>
          </table:table-cell>
          <table:table-cell table:formula="of:=[.D1412]+([.D1412]*[.C1413]/100)" office:value-type="float" office:value="75.8352781577204" calcext:value-type="float">
            <text:p>75.8352781577</text:p>
          </table:table-cell>
          <table:table-cell office:value-type="float" office:value="139.173376648831" calcext:value-type="float">
            <text:p>139.1733766488</text:p>
          </table:table-cell>
          <table:table-cell office:value-type="float" office:value="138.245501151102" calcext:value-type="float">
            <text:p>138.2455011511</text:p>
          </table:table-cell>
          <table:table-cell table:number-columns-repeated="3"/>
        </table:table-row>
        <table:table-row table:style-name="ro1">
          <table:table-cell office:value-type="float" office:value="0.568557395146638" calcext:value-type="float">
            <text:p>0.5685573951</text:p>
          </table:table-cell>
          <table:table-cell table:formula="of:=[.A1414]-1" office:value-type="float" office:value="-0.431442604853362" calcext:value-type="float">
            <text:p>-0.4314426049</text:p>
          </table:table-cell>
          <table:table-cell table:formula="of:=[.B1414]+[.$C$1]" office:value-type="float" office:value="-0.261442604853362" calcext:value-type="float">
            <text:p>-0.2614426049</text:p>
          </table:table-cell>
          <table:table-cell table:formula="of:=[.D1413]+([.D1413]*[.C1414]/100)" office:value-type="float" office:value="75.6370124311071" calcext:value-type="float">
            <text:p>75.6370124311</text:p>
          </table:table-cell>
          <table:table-cell office:value-type="float" office:value="138.932371859051" calcext:value-type="float">
            <text:p>138.9323718591</text:p>
          </table:table-cell>
          <table:table-cell office:value-type="float" office:value="139.173376648831" calcext:value-type="float">
            <text:p>139.1733766488</text:p>
          </table:table-cell>
          <table:table-cell table:number-columns-repeated="3"/>
        </table:table-row>
        <table:table-row table:style-name="ro1">
          <table:table-cell office:value-type="float" office:value="0.751882220763065" calcext:value-type="float">
            <text:p>0.7518822208</text:p>
          </table:table-cell>
          <table:table-cell table:formula="of:=[.A1415]-1" office:value-type="float" office:value="-0.248117779236935" calcext:value-type="float">
            <text:p>-0.2481177792</text:p>
          </table:table-cell>
          <table:table-cell table:formula="of:=[.B1415]+[.$C$1]" office:value-type="float" office:value="-0.0781177792369349" calcext:value-type="float">
            <text:p>-0.0781177792</text:p>
          </table:table-cell>
          <table:table-cell table:formula="of:=[.D1414]+([.D1414]*[.C1415]/100)" office:value-type="float" office:value="75.5779264767147" calcext:value-type="float">
            <text:p>75.5779264767</text:p>
          </table:table-cell>
          <table:table-cell office:value-type="float" office:value="138.710125488519" calcext:value-type="float">
            <text:p>138.7101254885</text:p>
          </table:table-cell>
          <table:table-cell office:value-type="float" office:value="138.932371859051" calcext:value-type="float">
            <text:p>138.9323718591</text:p>
          </table:table-cell>
          <table:table-cell table:number-columns-repeated="3"/>
        </table:table-row>
        <table:table-row table:style-name="ro1">
          <table:table-cell office:value-type="float" office:value="0.635798250426253" calcext:value-type="float">
            <text:p>0.6357982504</text:p>
          </table:table-cell>
          <table:table-cell table:formula="of:=[.A1416]-1" office:value-type="float" office:value="-0.364201749573747" calcext:value-type="float">
            <text:p>-0.3642017496</text:p>
          </table:table-cell>
          <table:table-cell table:formula="of:=[.B1416]+[.$C$1]" office:value-type="float" office:value="-0.194201749573747" calcext:value-type="float">
            <text:p>-0.1942017496</text:p>
          </table:table-cell>
          <table:table-cell table:formula="of:=[.D1415]+([.D1415]*[.C1416]/100)" office:value-type="float" office:value="75.4311528212054" calcext:value-type="float">
            <text:p>75.4311528212</text:p>
          </table:table-cell>
          <table:table-cell office:value-type="float" office:value="139.487242957409" calcext:value-type="float">
            <text:p>139.4872429574</text:p>
          </table:table-cell>
          <table:table-cell office:value-type="float" office:value="138.710125488519" calcext:value-type="float">
            <text:p>138.7101254885</text:p>
          </table:table-cell>
          <table:table-cell table:number-columns-repeated="3"/>
        </table:table-row>
        <table:table-row table:style-name="ro1">
          <table:table-cell office:value-type="float" office:value="1.39175408026111" calcext:value-type="float">
            <text:p>1.3917540803</text:p>
          </table:table-cell>
          <table:table-cell table:formula="of:=[.A1417]-1" office:value-type="float" office:value="0.39175408026111" calcext:value-type="float">
            <text:p>0.3917540803</text:p>
          </table:table-cell>
          <table:table-cell table:formula="of:=[.B1417]+[.$C$1]" office:value-type="float" office:value="0.56175408026111" calcext:value-type="float">
            <text:p>0.5617540803</text:p>
          </table:table-cell>
          <table:table-cell table:formula="of:=[.D1416]+([.D1416]*[.C1417]/100)" office:value-type="float" office:value="75.8548903999665" calcext:value-type="float">
            <text:p>75.8548904</text:p>
          </table:table-cell>
          <table:table-cell office:value-type="float" office:value="138.644504337952" calcext:value-type="float">
            <text:p>138.644504338</text:p>
          </table:table-cell>
          <table:table-cell office:value-type="float" office:value="139.487242957409" calcext:value-type="float">
            <text:p>139.4872429574</text:p>
          </table:table-cell>
          <table:table-cell table:number-columns-repeated="3"/>
        </table:table-row>
        <table:table-row table:style-name="ro1">
          <table:table-cell office:value-type="float" office:value="0.812872990852599" calcext:value-type="float">
            <text:p>0.8128729909</text:p>
          </table:table-cell>
          <table:table-cell table:formula="of:=[.A1418]-1" office:value-type="float" office:value="-0.187127009147401" calcext:value-type="float">
            <text:p>-0.1871270091</text:p>
          </table:table-cell>
          <table:table-cell table:formula="of:=[.B1418]+[.$C$1]" office:value-type="float" office:value="-0.017127009147401" calcext:value-type="float">
            <text:p>-0.0171270091</text:p>
          </table:table-cell>
          <table:table-cell table:formula="of:=[.D1417]+([.D1417]*[.C1418]/100)" office:value-type="float" office:value="75.841898725949" calcext:value-type="float">
            <text:p>75.8418987259</text:p>
          </table:table-cell>
          <table:table-cell office:value-type="float" office:value="138.603941571013" calcext:value-type="float">
            <text:p>138.603941571</text:p>
          </table:table-cell>
          <table:table-cell office:value-type="float" office:value="138.644504337952" calcext:value-type="float">
            <text:p>138.644504338</text:p>
          </table:table-cell>
          <table:table-cell table:number-columns-repeated="3"/>
        </table:table-row>
        <table:table-row table:style-name="ro1">
          <table:table-cell office:value-type="float" office:value="0.964545794623097" calcext:value-type="float">
            <text:p>0.9645457946</text:p>
          </table:table-cell>
          <table:table-cell table:formula="of:=[.A1419]-1" office:value-type="float" office:value="-0.0354542053769029" calcext:value-type="float">
            <text:p>-0.0354542054</text:p>
          </table:table-cell>
          <table:table-cell table:formula="of:=[.B1419]+[.$C$1]" office:value-type="float" office:value="0.134545794623097" calcext:value-type="float">
            <text:p>0.1345457946</text:p>
          </table:table-cell>
          <table:table-cell table:formula="of:=[.D1418]+([.D1418]*[.C1419]/100)" office:value-type="float" office:value="75.943940811247" calcext:value-type="float">
            <text:p>75.9439408112</text:p>
          </table:table-cell>
          <table:table-cell office:value-type="float" office:value="139.105283782882" calcext:value-type="float">
            <text:p>139.1052837829</text:p>
          </table:table-cell>
          <table:table-cell office:value-type="float" office:value="138.603941571013" calcext:value-type="float">
            <text:p>138.603941571</text:p>
          </table:table-cell>
          <table:table-cell table:number-columns-repeated="3"/>
        </table:table-row>
        <table:table-row table:style-name="ro1">
          <table:table-cell office:value-type="float" office:value="0.643062209304613" calcext:value-type="float">
            <text:p>0.6430622093</text:p>
          </table:table-cell>
          <table:table-cell table:formula="of:=[.A1420]-1" office:value-type="float" office:value="-0.356937790695387" calcext:value-type="float">
            <text:p>-0.3569377907</text:p>
          </table:table-cell>
          <table:table-cell table:formula="of:=[.B1420]+[.$C$1]" office:value-type="float" office:value="-0.186937790695387" calcext:value-type="float">
            <text:p>-0.1869377907</text:p>
          </table:table-cell>
          <table:table-cell table:formula="of:=[.D1419]+([.D1419]*[.C1420]/100)" office:value-type="float" office:value="75.8019728861275" calcext:value-type="float">
            <text:p>75.8019728861</text:p>
          </table:table-cell>
          <table:table-cell office:value-type="float" office:value="140.252351379651" calcext:value-type="float">
            <text:p>140.2523513797</text:p>
          </table:table-cell>
          <table:table-cell office:value-type="float" office:value="139.105283782882" calcext:value-type="float">
            <text:p>139.1052837829</text:p>
          </table:table-cell>
          <table:table-cell table:number-columns-repeated="3"/>
        </table:table-row>
        <table:table-row table:style-name="ro1">
          <table:table-cell office:value-type="float" office:value="0.804218875974813" calcext:value-type="float">
            <text:p>0.804218876</text:p>
          </table:table-cell>
          <table:table-cell table:formula="of:=[.A1421]-1" office:value-type="float" office:value="-0.195781124025187" calcext:value-type="float">
            <text:p>-0.195781124</text:p>
          </table:table-cell>
          <table:table-cell table:formula="of:=[.B1421]+[.$C$1]" office:value-type="float" office:value="-0.025781124025187" calcext:value-type="float">
            <text:p>-0.025781124</text:p>
          </table:table-cell>
          <table:table-cell table:formula="of:=[.D1420]+([.D1420]*[.C1421]/100)" office:value-type="float" office:value="75.7824302854842" calcext:value-type="float">
            <text:p>75.7824302855</text:p>
          </table:table-cell>
          <table:table-cell office:value-type="float" office:value="140.891069405128" calcext:value-type="float">
            <text:p>140.8910694051</text:p>
          </table:table-cell>
          <table:table-cell office:value-type="float" office:value="140.252351379651" calcext:value-type="float">
            <text:p>140.2523513797</text:p>
          </table:table-cell>
          <table:table-cell table:number-columns-repeated="3"/>
        </table:table-row>
        <table:table-row table:style-name="ro1">
          <table:table-cell office:value-type="float" office:value="0.724314967858386" calcext:value-type="float">
            <text:p>0.7243149679</text:p>
          </table:table-cell>
          <table:table-cell table:formula="of:=[.A1422]-1" office:value-type="float" office:value="-0.275685032141614" calcext:value-type="float">
            <text:p>-0.2756850321</text:p>
          </table:table-cell>
          <table:table-cell table:formula="of:=[.B1422]+[.$C$1]" office:value-type="float" office:value="-0.105685032141614" calcext:value-type="float">
            <text:p>-0.1056850321</text:p>
          </table:table-cell>
          <table:table-cell table:formula="of:=[.D1421]+([.D1421]*[.C1422]/100)" office:value-type="float" office:value="75.7023395996793" calcext:value-type="float">
            <text:p>75.7023395997</text:p>
          </table:table-cell>
          <table:table-cell office:value-type="float" office:value="141.23527873235" calcext:value-type="float">
            <text:p>141.2352787324</text:p>
          </table:table-cell>
          <table:table-cell office:value-type="float" office:value="140.891069405128" calcext:value-type="float">
            <text:p>140.8910694051</text:p>
          </table:table-cell>
          <table:table-cell table:number-columns-repeated="3"/>
        </table:table-row>
        <table:table-row table:style-name="ro1">
          <table:table-cell office:value-type="float" office:value="0.797067031130897" calcext:value-type="float">
            <text:p>0.7970670311</text:p>
          </table:table-cell>
          <table:table-cell table:formula="of:=[.A1423]-1" office:value-type="float" office:value="-0.202932968869103" calcext:value-type="float">
            <text:p>-0.2029329689</text:p>
          </table:table-cell>
          <table:table-cell table:formula="of:=[.B1423]+[.$C$1]" office:value-type="float" office:value="-0.0329329688691029" calcext:value-type="float">
            <text:p>-0.0329329689</text:p>
          </table:table-cell>
          <table:table-cell table:formula="of:=[.D1422]+([.D1422]*[.C1423]/100)" office:value-type="float" office:value="75.6774085717457" calcext:value-type="float">
            <text:p>75.6774085717</text:p>
          </table:table-cell>
          <table:table-cell office:value-type="float" office:value="141.23145048335" calcext:value-type="float">
            <text:p>141.2314504834</text:p>
          </table:table-cell>
          <table:table-cell office:value-type="float" office:value="141.23527873235" calcext:value-type="float">
            <text:p>141.2352787324</text:p>
          </table:table-cell>
          <table:table-cell table:number-columns-repeated="3"/>
        </table:table-row>
        <table:table-row table:style-name="ro1">
          <table:table-cell office:value-type="float" office:value="0.56450316728668" calcext:value-type="float">
            <text:p>0.5645031673</text:p>
          </table:table-cell>
          <table:table-cell table:formula="of:=[.A1424]-1" office:value-type="float" office:value="-0.43549683271332" calcext:value-type="float">
            <text:p>-0.4354968327</text:p>
          </table:table-cell>
          <table:table-cell table:formula="of:=[.B1424]+[.$C$1]" office:value-type="float" office:value="-0.26549683271332" calcext:value-type="float">
            <text:p>-0.2654968327</text:p>
          </table:table-cell>
          <table:table-cell table:formula="of:=[.D1423]+([.D1423]*[.C1424]/100)" office:value-type="float" office:value="75.4764874489082" calcext:value-type="float">
            <text:p>75.4764874489</text:p>
          </table:table-cell>
          <table:table-cell office:value-type="float" office:value="139.869293675371" calcext:value-type="float">
            <text:p>139.8692936754</text:p>
          </table:table-cell>
          <table:table-cell office:value-type="float" office:value="141.23145048335" calcext:value-type="float">
            <text:p>141.2314504834</text:p>
          </table:table-cell>
          <table:table-cell table:number-columns-repeated="3"/>
        </table:table-row>
        <table:table-row table:style-name="ro1">
          <table:table-cell office:value-type="float" office:value="0.476311077563478" calcext:value-type="float">
            <text:p>0.4763110776</text:p>
          </table:table-cell>
          <table:table-cell table:formula="of:=[.A1425]-1" office:value-type="float" office:value="-0.523688922436522" calcext:value-type="float">
            <text:p>-0.5236889224</text:p>
          </table:table-cell>
          <table:table-cell table:formula="of:=[.B1425]+[.$C$1]" office:value-type="float" office:value="-0.353688922436522" calcext:value-type="float">
            <text:p>-0.3536889224</text:p>
          </table:table-cell>
          <table:table-cell table:formula="of:=[.D1424]+([.D1424]*[.C1425]/100)" office:value-type="float" office:value="75.2095354737572" calcext:value-type="float">
            <text:p>75.2095354738</text:p>
          </table:table-cell>
          <table:table-cell office:value-type="float" office:value="138.447474459908" calcext:value-type="float">
            <text:p>138.4474744599</text:p>
          </table:table-cell>
          <table:table-cell office:value-type="float" office:value="139.869293675371" calcext:value-type="float">
            <text:p>139.8692936754</text:p>
          </table:table-cell>
          <table:table-cell table:number-columns-repeated="3"/>
        </table:table-row>
        <table:table-row table:style-name="ro1">
          <table:table-cell office:value-type="float" office:value="0.735731714271664" calcext:value-type="float">
            <text:p>0.7357317143</text:p>
          </table:table-cell>
          <table:table-cell table:formula="of:=[.A1426]-1" office:value-type="float" office:value="-0.264268285728336" calcext:value-type="float">
            <text:p>-0.2642682857</text:p>
          </table:table-cell>
          <table:table-cell table:formula="of:=[.B1426]+[.$C$1]" office:value-type="float" office:value="-0.0942682857283359" calcext:value-type="float">
            <text:p>-0.0942682857</text:p>
          </table:table-cell>
          <table:table-cell table:formula="of:=[.D1425]+([.D1425]*[.C1426]/100)" office:value-type="float" office:value="75.1386367339619" calcext:value-type="float">
            <text:p>75.138636734</text:p>
          </table:table-cell>
          <table:table-cell office:value-type="float" office:value="138.534991510124" calcext:value-type="float">
            <text:p>138.5349915101</text:p>
          </table:table-cell>
          <table:table-cell office:value-type="float" office:value="138.447474459908" calcext:value-type="float">
            <text:p>138.4474744599</text:p>
          </table:table-cell>
          <table:table-cell table:number-columns-repeated="3"/>
        </table:table-row>
        <table:table-row table:style-name="ro1">
          <table:table-cell office:value-type="float" office:value="0.615298050971023" calcext:value-type="float">
            <text:p>0.615298051</text:p>
          </table:table-cell>
          <table:table-cell table:formula="of:=[.A1427]-1" office:value-type="float" office:value="-0.384701949028977" calcext:value-type="float">
            <text:p>-0.384701949</text:p>
          </table:table-cell>
          <table:table-cell table:formula="of:=[.B1427]+[.$C$1]" office:value-type="float" office:value="-0.214701949028977" calcext:value-type="float">
            <text:p>-0.214701949</text:p>
          </table:table-cell>
          <table:table-cell table:formula="of:=[.D1426]+([.D1426]*[.C1427]/100)" office:value-type="float" office:value="74.9773126164203" calcext:value-type="float">
            <text:p>74.9773126164</text:p>
          </table:table-cell>
          <table:table-cell office:value-type="float" office:value="140.077816617897" calcext:value-type="float">
            <text:p>140.0778166179</text:p>
          </table:table-cell>
          <table:table-cell office:value-type="float" office:value="138.534991510124" calcext:value-type="float">
            <text:p>138.5349915101</text:p>
          </table:table-cell>
          <table:table-cell table:number-columns-repeated="3"/>
        </table:table-row>
        <table:table-row table:style-name="ro1">
          <table:table-cell office:value-type="float" office:value="0.834384397439878" calcext:value-type="float">
            <text:p>0.8343843974</text:p>
          </table:table-cell>
          <table:table-cell table:formula="of:=[.A1428]-1" office:value-type="float" office:value="-0.165615602560122" calcext:value-type="float">
            <text:p>-0.1656156026</text:p>
          </table:table-cell>
          <table:table-cell table:formula="of:=[.B1428]+[.$C$1]" office:value-type="float" office:value="0.00438439743987804" calcext:value-type="float">
            <text:p>0.0043843974</text:p>
          </table:table-cell>
          <table:table-cell table:formula="of:=[.D1427]+([.D1427]*[.C1428]/100)" office:value-type="float" office:value="74.9805999197951" calcext:value-type="float">
            <text:p>74.9805999198</text:p>
          </table:table-cell>
          <table:table-cell office:value-type="float" office:value="137.802781047861" calcext:value-type="float">
            <text:p>137.8027810479</text:p>
          </table:table-cell>
          <table:table-cell office:value-type="float" office:value="140.077816617897" calcext:value-type="float">
            <text:p>140.0778166179</text:p>
          </table:table-cell>
          <table:table-cell table:number-columns-repeated="3"/>
        </table:table-row>
        <table:table-row table:style-name="ro1">
          <table:table-cell office:value-type="float" office:value="0.746606040393586" calcext:value-type="float">
            <text:p>0.7466060404</text:p>
          </table:table-cell>
          <table:table-cell table:formula="of:=[.A1429]-1" office:value-type="float" office:value="-0.253393959606414" calcext:value-type="float">
            <text:p>-0.2533939596</text:p>
          </table:table-cell>
          <table:table-cell table:formula="of:=[.B1429]+[.$C$1]" office:value-type="float" office:value="-0.083393959606414" calcext:value-type="float">
            <text:p>-0.0833939596</text:p>
          </table:table-cell>
          <table:table-cell table:formula="of:=[.D1428]+([.D1428]*[.C1429]/100)" office:value-type="float" office:value="74.9180706285853" calcext:value-type="float">
            <text:p>74.9180706286</text:p>
          </table:table-cell>
          <table:table-cell office:value-type="float" office:value="136.580130539051" calcext:value-type="float">
            <text:p>136.5801305391</text:p>
          </table:table-cell>
          <table:table-cell office:value-type="float" office:value="137.802781047861" calcext:value-type="float">
            <text:p>137.8027810479</text:p>
          </table:table-cell>
          <table:table-cell table:number-columns-repeated="3"/>
        </table:table-row>
        <table:table-row table:style-name="ro1">
          <table:table-cell office:value-type="float" office:value="0.822968584732111" calcext:value-type="float">
            <text:p>0.8229685847</text:p>
          </table:table-cell>
          <table:table-cell table:formula="of:=[.A1430]-1" office:value-type="float" office:value="-0.177031415267889" calcext:value-type="float">
            <text:p>-0.1770314153</text:p>
          </table:table-cell>
          <table:table-cell table:formula="of:=[.B1430]+[.$C$1]" office:value-type="float" office:value="-0.00703141526788889" calcext:value-type="float">
            <text:p>-0.0070314153</text:p>
          </table:table-cell>
          <table:table-cell table:formula="of:=[.D1429]+([.D1429]*[.C1430]/100)" office:value-type="float" office:value="74.9128028279288" calcext:value-type="float">
            <text:p>74.9128028279</text:p>
          </table:table-cell>
          <table:table-cell office:value-type="float" office:value="137.828521839996" calcext:value-type="float">
            <text:p>137.82852184</text:p>
          </table:table-cell>
          <table:table-cell office:value-type="float" office:value="136.580130539051" calcext:value-type="float">
            <text:p>136.5801305391</text:p>
          </table:table-cell>
          <table:table-cell table:number-columns-repeated="3"/>
        </table:table-row>
        <table:table-row table:style-name="ro1">
          <table:table-cell office:value-type="float" office:value="0.846418187354606" calcext:value-type="float">
            <text:p>0.8464181874</text:p>
          </table:table-cell>
          <table:table-cell table:formula="of:=[.A1431]-1" office:value-type="float" office:value="-0.153581812645394" calcext:value-type="float">
            <text:p>-0.1535818126</text:p>
          </table:table-cell>
          <table:table-cell table:formula="of:=[.B1431]+[.$C$1]" office:value-type="float" office:value="0.0164181873546061" calcext:value-type="float">
            <text:p>0.0164181874</text:p>
          </table:table-cell>
          <table:table-cell table:formula="of:=[.D1430]+([.D1430]*[.C1431]/100)" office:value-type="float" office:value="74.9251021522496" calcext:value-type="float">
            <text:p>74.9251021522</text:p>
          </table:table-cell>
          <table:table-cell office:value-type="float" office:value="138.58970215232" calcext:value-type="float">
            <text:p>138.5897021523</text:p>
          </table:table-cell>
          <table:table-cell office:value-type="float" office:value="137.828521839996" calcext:value-type="float">
            <text:p>137.82852184</text:p>
          </table:table-cell>
          <table:table-cell table:number-columns-repeated="3"/>
        </table:table-row>
        <table:table-row table:style-name="ro1">
          <table:table-cell office:value-type="float" office:value="0.68171183923707" calcext:value-type="float">
            <text:p>0.6817118392</text:p>
          </table:table-cell>
          <table:table-cell table:formula="of:=[.A1432]-1" office:value-type="float" office:value="-0.31828816076293" calcext:value-type="float">
            <text:p>-0.3182881608</text:p>
          </table:table-cell>
          <table:table-cell table:formula="of:=[.B1432]+[.$C$1]" office:value-type="float" office:value="-0.14828816076293" calcext:value-type="float">
            <text:p>-0.1482881608</text:p>
          </table:table-cell>
          <table:table-cell table:formula="of:=[.D1431]+([.D1431]*[.C1432]/100)" office:value-type="float" office:value="74.8139970963183" calcext:value-type="float">
            <text:p>74.8139970963</text:p>
          </table:table-cell>
          <table:table-cell office:value-type="float" office:value="139.972739556149" calcext:value-type="float">
            <text:p>139.9727395561</text:p>
          </table:table-cell>
          <table:table-cell office:value-type="float" office:value="138.58970215232" calcext:value-type="float">
            <text:p>138.5897021523</text:p>
          </table:table-cell>
          <table:table-cell table:number-columns-repeated="3"/>
        </table:table-row>
        <table:table-row table:style-name="ro1">
          <table:table-cell office:value-type="float" office:value="0.558057155299887" calcext:value-type="float">
            <text:p>0.5580571553</text:p>
          </table:table-cell>
          <table:table-cell table:formula="of:=[.A1433]-1" office:value-type="float" office:value="-0.441942844700113" calcext:value-type="float">
            <text:p>-0.4419428447</text:p>
          </table:table-cell>
          <table:table-cell table:formula="of:=[.B1433]+[.$C$1]" office:value-type="float" office:value="-0.271942844700113" calcext:value-type="float">
            <text:p>-0.2719428447</text:p>
          </table:table-cell>
          <table:table-cell table:formula="of:=[.D1432]+([.D1432]*[.C1433]/100)" office:value-type="float" office:value="74.6105457843807" calcext:value-type="float">
            <text:p>74.6105457844</text:p>
          </table:table-cell>
          <table:table-cell office:value-type="float" office:value="139.833740904618" calcext:value-type="float">
            <text:p>139.8337409046</text:p>
          </table:table-cell>
          <table:table-cell office:value-type="float" office:value="139.972739556149" calcext:value-type="float">
            <text:p>139.9727395561</text:p>
          </table:table-cell>
          <table:table-cell table:number-columns-repeated="3"/>
        </table:table-row>
        <table:table-row table:style-name="ro1">
          <table:table-cell office:value-type="float" office:value="0.634653921215207" calcext:value-type="float">
            <text:p>0.6346539212</text:p>
          </table:table-cell>
          <table:table-cell table:formula="of:=[.A1434]-1" office:value-type="float" office:value="-0.365346078784793" calcext:value-type="float">
            <text:p>-0.3653460788</text:p>
          </table:table-cell>
          <table:table-cell table:formula="of:=[.B1434]+[.$C$1]" office:value-type="float" office:value="-0.195346078784793" calcext:value-type="float">
            <text:p>-0.1953460788</text:p>
          </table:table-cell>
          <table:table-cell table:formula="of:=[.D1433]+([.D1433]*[.C1434]/100)" office:value-type="float" office:value="74.464797008831" calcext:value-type="float">
            <text:p>74.4647970088</text:p>
          </table:table-cell>
          <table:table-cell office:value-type="float" office:value="140.180679942564" calcext:value-type="float">
            <text:p>140.1806799426</text:p>
          </table:table-cell>
          <table:table-cell office:value-type="float" office:value="139.833740904618" calcext:value-type="float">
            <text:p>139.8337409046</text:p>
          </table:table-cell>
          <table:table-cell table:number-columns-repeated="3"/>
        </table:table-row>
        <table:table-row table:style-name="ro1">
          <table:table-cell office:value-type="float" office:value="0.819665324731712" calcext:value-type="float">
            <text:p>0.8196653247</text:p>
          </table:table-cell>
          <table:table-cell table:formula="of:=[.A1435]-1" office:value-type="float" office:value="-0.180334675268288" calcext:value-type="float">
            <text:p>-0.1803346753</text:p>
          </table:table-cell>
          <table:table-cell table:formula="of:=[.B1435]+[.$C$1]" office:value-type="float" office:value="-0.0103346752682879" calcext:value-type="float">
            <text:p>-0.0103346753</text:p>
          </table:table-cell>
          <table:table-cell table:formula="of:=[.D1434]+([.D1434]*[.C1435]/100)" office:value-type="float" office:value="74.457101313871" calcext:value-type="float">
            <text:p>74.4571013139</text:p>
          </table:table-cell>
          <table:table-cell office:value-type="float" office:value="140.735625940871" calcext:value-type="float">
            <text:p>140.7356259409</text:p>
          </table:table-cell>
          <table:table-cell office:value-type="float" office:value="140.180679942564" calcext:value-type="float">
            <text:p>140.1806799426</text:p>
          </table:table-cell>
          <table:table-cell table:number-columns-repeated="3"/>
        </table:table-row>
        <table:table-row table:style-name="ro1">
          <table:table-cell office:value-type="float" office:value="0.824466610492198" calcext:value-type="float">
            <text:p>0.8244666105</text:p>
          </table:table-cell>
          <table:table-cell table:formula="of:=[.A1436]-1" office:value-type="float" office:value="-0.175533389507802" calcext:value-type="float">
            <text:p>-0.1755333895</text:p>
          </table:table-cell>
          <table:table-cell table:formula="of:=[.B1436]+[.$C$1]" office:value-type="float" office:value="-0.00553338950780194" calcext:value-type="float">
            <text:p>-0.0055333895</text:p>
          </table:table-cell>
          <table:table-cell table:formula="of:=[.D1435]+([.D1435]*[.C1436]/100)" office:value-type="float" office:value="74.4529813124391" calcext:value-type="float">
            <text:p>74.4529813124</text:p>
          </table:table-cell>
          <table:table-cell office:value-type="float" office:value="140.62723662081" calcext:value-type="float">
            <text:p>140.6272366208</text:p>
          </table:table-cell>
          <table:table-cell office:value-type="float" office:value="140.735625940871" calcext:value-type="float">
            <text:p>140.7356259409</text:p>
          </table:table-cell>
          <table:table-cell table:number-columns-repeated="3"/>
        </table:table-row>
        <table:table-row table:style-name="ro1">
          <table:table-cell office:value-type="float" office:value="0.784221320728211" calcext:value-type="float">
            <text:p>0.7842213207</text:p>
          </table:table-cell>
          <table:table-cell table:formula="of:=[.A1437]-1" office:value-type="float" office:value="-0.215778679271789" calcext:value-type="float">
            <text:p>-0.2157786793</text:p>
          </table:table-cell>
          <table:table-cell table:formula="of:=[.B1437]+[.$C$1]" office:value-type="float" office:value="-0.0457786792717889" calcext:value-type="float">
            <text:p>-0.0457786793</text:p>
          </table:table-cell>
          <table:table-cell table:formula="of:=[.D1436]+([.D1436]*[.C1437]/100)" office:value-type="float" office:value="74.4188977209157" calcext:value-type="float">
            <text:p>74.4188977209</text:p>
          </table:table-cell>
          <table:table-cell table:number-columns-repeated="2" office:value-type="float" office:value="140.62723662081" calcext:value-type="float">
            <text:p>140.6272366208</text:p>
          </table:table-cell>
          <table:table-cell table:number-columns-repeated="3"/>
        </table:table-row>
        <table:table-row table:style-name="ro1">
          <table:table-cell office:value-type="float" office:value="0.806348640877974" calcext:value-type="float">
            <text:p>0.8063486409</text:p>
          </table:table-cell>
          <table:table-cell table:formula="of:=[.A1438]-1" office:value-type="float" office:value="-0.193651359122026" calcext:value-type="float">
            <text:p>-0.1936513591</text:p>
          </table:table-cell>
          <table:table-cell table:formula="of:=[.B1438]+[.$C$1]" office:value-type="float" office:value="-0.0236513591220259" calcext:value-type="float">
            <text:p>-0.0236513591</text:p>
          </table:table-cell>
          <table:table-cell table:formula="of:=[.D1437]+([.D1437]*[.C1438]/100)" office:value-type="float" office:value="74.4012966401611" calcext:value-type="float">
            <text:p>74.4012966402</text:p>
          </table:table-cell>
          <table:table-cell office:value-type="float" office:value="139.432532315213" calcext:value-type="float">
            <text:p>139.4325323152</text:p>
          </table:table-cell>
          <table:table-cell office:value-type="float" office:value="140.62723662081" calcext:value-type="float">
            <text:p>140.6272366208</text:p>
          </table:table-cell>
          <table:table-cell table:number-columns-repeated="3"/>
        </table:table-row>
        <table:table-row table:style-name="ro1">
          <table:table-cell office:value-type="float" office:value="0.694429418031737" calcext:value-type="float">
            <text:p>0.694429418</text:p>
          </table:table-cell>
          <table:table-cell table:formula="of:=[.A1439]-1" office:value-type="float" office:value="-0.305570581968263" calcext:value-type="float">
            <text:p>-0.305570582</text:p>
          </table:table-cell>
          <table:table-cell table:formula="of:=[.B1439]+[.$C$1]" office:value-type="float" office:value="-0.135570581968263" calcext:value-type="float">
            <text:p>-0.135570582</text:p>
          </table:table-cell>
          <table:table-cell table:formula="of:=[.D1438]+([.D1438]*[.C1439]/100)" office:value-type="float" office:value="74.3004303693141" calcext:value-type="float">
            <text:p>74.3004303693</text:p>
          </table:table-cell>
          <table:table-cell office:value-type="float" office:value="140.176335711399" calcext:value-type="float">
            <text:p>140.1763357114</text:p>
          </table:table-cell>
          <table:table-cell office:value-type="float" office:value="139.432532315213" calcext:value-type="float">
            <text:p>139.4325323152</text:p>
          </table:table-cell>
          <table:table-cell table:number-columns-repeated="3"/>
        </table:table-row>
        <table:table-row table:style-name="ro1">
          <table:table-cell office:value-type="float" office:value="0.500909393511521" calcext:value-type="float">
            <text:p>0.5009093935</text:p>
          </table:table-cell>
          <table:table-cell table:formula="of:=[.A1440]-1" office:value-type="float" office:value="-0.499090606488479" calcext:value-type="float">
            <text:p>-0.4990906065</text:p>
          </table:table-cell>
          <table:table-cell table:formula="of:=[.B1440]+[.$C$1]" office:value-type="float" office:value="-0.329090606488479" calcext:value-type="float">
            <text:p>-0.3290906065</text:p>
          </table:table-cell>
          <table:table-cell table:formula="of:=[.D1439]+([.D1439]*[.C1440]/100)" office:value-type="float" office:value="74.0559146323882" calcext:value-type="float">
            <text:p>74.0559146324</text:p>
          </table:table-cell>
          <table:table-cell office:value-type="float" office:value="140.914588159744" calcext:value-type="float">
            <text:p>140.9145881597</text:p>
          </table:table-cell>
          <table:table-cell office:value-type="float" office:value="140.176335711399" calcext:value-type="float">
            <text:p>140.1763357114</text:p>
          </table:table-cell>
          <table:table-cell table:number-columns-repeated="3"/>
        </table:table-row>
        <table:table-row table:style-name="ro1">
          <table:table-cell office:value-type="float" office:value="0.851577565759047" calcext:value-type="float">
            <text:p>0.8515775658</text:p>
          </table:table-cell>
          <table:table-cell table:formula="of:=[.A1441]-1" office:value-type="float" office:value="-0.148422434240953" calcext:value-type="float">
            <text:p>-0.1484224342</text:p>
          </table:table-cell>
          <table:table-cell table:formula="of:=[.B1441]+[.$C$1]" office:value-type="float" office:value="0.0215775657590471" calcext:value-type="float">
            <text:p>0.0215775658</text:p>
          </table:table-cell>
          <table:table-cell table:formula="of:=[.D1440]+([.D1440]*[.C1441]/100)" office:value-type="float" office:value="74.0718940960664" calcext:value-type="float">
            <text:p>74.0718940961</text:p>
          </table:table-cell>
          <table:table-cell office:value-type="float" office:value="141.302089964629" calcext:value-type="float">
            <text:p>141.3020899646</text:p>
          </table:table-cell>
          <table:table-cell office:value-type="float" office:value="140.914588159744" calcext:value-type="float">
            <text:p>140.9145881597</text:p>
          </table:table-cell>
          <table:table-cell table:number-columns-repeated="3"/>
        </table:table-row>
        <table:table-row table:style-name="ro1">
          <table:table-cell office:value-type="float" office:value="1.31482444846797" calcext:value-type="float">
            <text:p>1.3148244485</text:p>
          </table:table-cell>
          <table:table-cell table:formula="of:=[.A1442]-1" office:value-type="float" office:value="0.31482444846797" calcext:value-type="float">
            <text:p>0.3148244485</text:p>
          </table:table-cell>
          <table:table-cell table:formula="of:=[.B1442]+[.$C$1]" office:value-type="float" office:value="0.48482444846797" calcext:value-type="float">
            <text:p>0.4848244485</text:p>
          </table:table-cell>
          <table:table-cell table:formula="of:=[.D1441]+([.D1441]*[.C1442]/100)" office:value-type="float" office:value="74.4310127480875" calcext:value-type="float">
            <text:p>74.4310127481</text:p>
          </table:table-cell>
          <table:table-cell office:value-type="float" office:value="141.114855404673" calcext:value-type="float">
            <text:p>141.1148554047</text:p>
          </table:table-cell>
          <table:table-cell office:value-type="float" office:value="141.302089964629" calcext:value-type="float">
            <text:p>141.3020899646</text:p>
          </table:table-cell>
          <table:table-cell table:number-columns-repeated="3"/>
        </table:table-row>
        <table:table-row table:style-name="ro1">
          <table:table-cell office:value-type="float" office:value="0.836995197980083" calcext:value-type="float">
            <text:p>0.836995198</text:p>
          </table:table-cell>
          <table:table-cell table:formula="of:=[.A1443]-1" office:value-type="float" office:value="-0.163004802019917" calcext:value-type="float">
            <text:p>-0.163004802</text:p>
          </table:table-cell>
          <table:table-cell table:formula="of:=[.B1443]+[.$C$1]" office:value-type="float" office:value="0.00699519798008305" calcext:value-type="float">
            <text:p>0.006995198</text:p>
          </table:table-cell>
          <table:table-cell table:formula="of:=[.D1442]+([.D1442]*[.C1443]/100)" office:value-type="float" office:value="74.4362193447878" calcext:value-type="float">
            <text:p>74.4362193448</text:p>
          </table:table-cell>
          <table:table-cell office:value-type="float" office:value="140.723026012109" calcext:value-type="float">
            <text:p>140.7230260121</text:p>
          </table:table-cell>
          <table:table-cell office:value-type="float" office:value="141.114855404673" calcext:value-type="float">
            <text:p>141.1148554047</text:p>
          </table:table-cell>
          <table:table-cell table:number-columns-repeated="3"/>
        </table:table-row>
        <table:table-row table:style-name="ro1">
          <table:table-cell office:value-type="float" office:value="0.681702602165001" calcext:value-type="float">
            <text:p>0.6817026022</text:p>
          </table:table-cell>
          <table:table-cell table:formula="of:=[.A1444]-1" office:value-type="float" office:value="-0.318297397834999" calcext:value-type="float">
            <text:p>-0.3182973978</text:p>
          </table:table-cell>
          <table:table-cell table:formula="of:=[.B1444]+[.$C$1]" office:value-type="float" office:value="-0.148297397834999" calcext:value-type="float">
            <text:p>-0.1482973978</text:p>
          </table:table-cell>
          <table:table-cell table:formula="of:=[.D1443]+([.D1443]*[.C1444]/100)" office:value-type="float" office:value="74.3258323684527" calcext:value-type="float">
            <text:p>74.3258323685</text:p>
          </table:table-cell>
          <table:table-cell office:value-type="float" office:value="140.873526045605" calcext:value-type="float">
            <text:p>140.8735260456</text:p>
          </table:table-cell>
          <table:table-cell office:value-type="float" office:value="140.723026012109" calcext:value-type="float">
            <text:p>140.7230260121</text:p>
          </table:table-cell>
          <table:table-cell table:number-columns-repeated="3"/>
        </table:table-row>
        <table:table-row table:style-name="ro1">
          <table:table-cell office:value-type="float" office:value="0.608412353471278" calcext:value-type="float">
            <text:p>0.6084123535</text:p>
          </table:table-cell>
          <table:table-cell table:formula="of:=[.A1445]-1" office:value-type="float" office:value="-0.391587646528722" calcext:value-type="float">
            <text:p>-0.3915876465</text:p>
          </table:table-cell>
          <table:table-cell table:formula="of:=[.B1445]+[.$C$1]" office:value-type="float" office:value="-0.221587646528722" calcext:value-type="float">
            <text:p>-0.2215876465</text:p>
          </table:table-cell>
          <table:table-cell table:formula="of:=[.D1444]+([.D1444]*[.C1445]/100)" office:value-type="float" office:value="74.1611355057446" calcext:value-type="float">
            <text:p>74.1611355057</text:p>
          </table:table-cell>
          <table:table-cell office:value-type="float" office:value="139.769659383063" calcext:value-type="float">
            <text:p>139.7696593831</text:p>
          </table:table-cell>
          <table:table-cell office:value-type="float" office:value="140.873526045605" calcext:value-type="float">
            <text:p>140.8735260456</text:p>
          </table:table-cell>
          <table:table-cell table:number-columns-repeated="3"/>
        </table:table-row>
        <table:table-row table:style-name="ro1">
          <table:table-cell office:value-type="float" office:value="0.520854413320383" calcext:value-type="float">
            <text:p>0.5208544133</text:p>
          </table:table-cell>
          <table:table-cell table:formula="of:=[.A1446]-1" office:value-type="float" office:value="-0.479145586679617" calcext:value-type="float">
            <text:p>-0.4791455867</text:p>
          </table:table-cell>
          <table:table-cell table:formula="of:=[.B1446]+[.$C$1]" office:value-type="float" office:value="-0.309145586679617" calcext:value-type="float">
            <text:p>-0.3091455867</text:p>
          </table:table-cell>
          <table:table-cell table:formula="of:=[.D1445]+([.D1445]*[.C1446]/100)" office:value-type="float" office:value="73.9318696282971" calcext:value-type="float">
            <text:p>73.9318696283</text:p>
          </table:table-cell>
          <table:table-cell office:value-type="float" office:value="140.771162051094" calcext:value-type="float">
            <text:p>140.7711620511</text:p>
          </table:table-cell>
          <table:table-cell office:value-type="float" office:value="139.769659383063" calcext:value-type="float">
            <text:p>139.7696593831</text:p>
          </table:table-cell>
          <table:table-cell table:number-columns-repeated="3"/>
        </table:table-row>
        <table:table-row table:style-name="ro1">
          <table:table-cell office:value-type="float" office:value="0.662292359140905" calcext:value-type="float">
            <text:p>0.6622923591</text:p>
          </table:table-cell>
          <table:table-cell table:formula="of:=[.A1447]-1" office:value-type="float" office:value="-0.337707640859095" calcext:value-type="float">
            <text:p>-0.3377076409</text:p>
          </table:table-cell>
          <table:table-cell table:formula="of:=[.B1447]+[.$C$1]" office:value-type="float" office:value="-0.167707640859095" calcext:value-type="float">
            <text:p>-0.1677076409</text:p>
          </table:table-cell>
          <table:table-cell table:formula="of:=[.D1446]+([.D1446]*[.C1447]/100)" office:value-type="float" office:value="73.8078802339004" calcext:value-type="float">
            <text:p>73.8078802339</text:p>
          </table:table-cell>
          <table:table-cell office:value-type="float" office:value="141.047544833716" calcext:value-type="float">
            <text:p>141.0475448337</text:p>
          </table:table-cell>
          <table:table-cell office:value-type="float" office:value="140.771162051094" calcext:value-type="float">
            <text:p>140.7711620511</text:p>
          </table:table-cell>
          <table:table-cell table:number-columns-repeated="3"/>
        </table:table-row>
        <table:table-row table:style-name="ro1">
          <table:table-cell office:value-type="float" office:value="0.866834566467527" calcext:value-type="float">
            <text:p>0.8668345665</text:p>
          </table:table-cell>
          <table:table-cell table:formula="of:=[.A1448]-1" office:value-type="float" office:value="-0.133165433532473" calcext:value-type="float">
            <text:p>-0.1331654335</text:p>
          </table:table-cell>
          <table:table-cell table:formula="of:=[.B1448]+[.$C$1]" office:value-type="float" office:value="0.0368345664675271" calcext:value-type="float">
            <text:p>0.0368345665</text:p>
          </table:table-cell>
          <table:table-cell table:formula="of:=[.D1447]+([.D1447]*[.C1448]/100)" office:value-type="float" office:value="73.8350670466035" calcext:value-type="float">
            <text:p>73.8350670466</text:p>
          </table:table-cell>
          <table:table-cell office:value-type="float" office:value="141.323394990685" calcext:value-type="float">
            <text:p>141.3233949907</text:p>
          </table:table-cell>
          <table:table-cell office:value-type="float" office:value="141.047544833716" calcext:value-type="float">
            <text:p>141.0475448337</text:p>
          </table:table-cell>
          <table:table-cell table:number-columns-repeated="3"/>
        </table:table-row>
        <table:table-row table:style-name="ro1">
          <table:table-cell office:value-type="float" office:value="0.655723646349505" calcext:value-type="float">
            <text:p>0.6557236463</text:p>
          </table:table-cell>
          <table:table-cell table:formula="of:=[.A1449]-1" office:value-type="float" office:value="-0.344276353650495" calcext:value-type="float">
            <text:p>-0.3442763537</text:p>
          </table:table-cell>
          <table:table-cell table:formula="of:=[.B1449]+[.$C$1]" office:value-type="float" office:value="-0.174276353650495" calcext:value-type="float">
            <text:p>-0.1742763537</text:p>
          </table:table-cell>
          <table:table-cell table:formula="of:=[.D1448]+([.D1448]*[.C1449]/100)" office:value-type="float" office:value="73.7063899840392" calcext:value-type="float">
            <text:p>73.706389984</text:p>
          </table:table-cell>
          <table:table-cell office:value-type="float" office:value="142.278975339769" calcext:value-type="float">
            <text:p>142.2789753398</text:p>
          </table:table-cell>
          <table:table-cell office:value-type="float" office:value="141.323394990685" calcext:value-type="float">
            <text:p>141.3233949907</text:p>
          </table:table-cell>
          <table:table-cell table:number-columns-repeated="3"/>
        </table:table-row>
        <table:table-row table:style-name="ro1">
          <table:table-cell office:value-type="float" office:value="1.00916923947505" calcext:value-type="float">
            <text:p>1.0091692395</text:p>
          </table:table-cell>
          <table:table-cell table:formula="of:=[.A1450]-1" office:value-type="float" office:value="0.00916923947505" calcext:value-type="float">
            <text:p>0.0091692395</text:p>
          </table:table-cell>
          <table:table-cell table:formula="of:=[.B1450]+[.$C$1]" office:value-type="float" office:value="0.17916923947505" calcext:value-type="float">
            <text:p>0.1791692395</text:p>
          </table:table-cell>
          <table:table-cell table:formula="of:=[.D1449]+([.D1449]*[.C1450]/100)" office:value-type="float" office:value="73.8384491624182" calcext:value-type="float">
            <text:p>73.8384491624</text:p>
          </table:table-cell>
          <table:table-cell office:value-type="float" office:value="142.449149235394" calcext:value-type="float">
            <text:p>142.4491492354</text:p>
          </table:table-cell>
          <table:table-cell office:value-type="float" office:value="142.278975339769" calcext:value-type="float">
            <text:p>142.2789753398</text:p>
          </table:table-cell>
          <table:table-cell table:number-columns-repeated="3"/>
        </table:table-row>
        <table:table-row table:style-name="ro1">
          <table:table-cell office:value-type="float" office:value="0.53926469628698" calcext:value-type="float">
            <text:p>0.5392646963</text:p>
          </table:table-cell>
          <table:table-cell table:formula="of:=[.A1451]-1" office:value-type="float" office:value="-0.46073530371302" calcext:value-type="float">
            <text:p>-0.4607353037</text:p>
          </table:table-cell>
          <table:table-cell table:formula="of:=[.B1451]+[.$C$1]" office:value-type="float" office:value="-0.29073530371302" calcext:value-type="float">
            <text:p>-0.2907353037</text:p>
          </table:table-cell>
          <table:table-cell table:formula="of:=[.D1450]+([.D1450]*[.C1451]/100)" office:value-type="float" office:value="73.6237747229888" calcext:value-type="float">
            <text:p>73.623774723</text:p>
          </table:table-cell>
          <table:table-cell office:value-type="float" office:value="141.584431490334" calcext:value-type="float">
            <text:p>141.5844314903</text:p>
          </table:table-cell>
          <table:table-cell office:value-type="float" office:value="142.449149235394" calcext:value-type="float">
            <text:p>142.4491492354</text:p>
          </table:table-cell>
          <table:table-cell table:number-columns-repeated="3"/>
        </table:table-row>
        <table:table-row table:style-name="ro1">
          <table:table-cell office:value-type="float" office:value="0.662535025276683" calcext:value-type="float">
            <text:p>0.6625350253</text:p>
          </table:table-cell>
          <table:table-cell table:formula="of:=[.A1452]-1" office:value-type="float" office:value="-0.337464974723317" calcext:value-type="float">
            <text:p>-0.3374649747</text:p>
          </table:table-cell>
          <table:table-cell table:formula="of:=[.B1452]+[.$C$1]" office:value-type="float" office:value="-0.167464974723317" calcext:value-type="float">
            <text:p>-0.1674649747</text:p>
          </table:table-cell>
          <table:table-cell table:formula="of:=[.D1451]+([.D1451]*[.C1452]/100)" office:value-type="float" office:value="73.5004806872586" calcext:value-type="float">
            <text:p>73.5004806873</text:p>
          </table:table-cell>
          <table:table-cell office:value-type="float" office:value="140.159890898673" calcext:value-type="float">
            <text:p>140.1598908987</text:p>
          </table:table-cell>
          <table:table-cell office:value-type="float" office:value="141.584431490334" calcext:value-type="float">
            <text:p>141.5844314903</text:p>
          </table:table-cell>
          <table:table-cell table:number-columns-repeated="3"/>
        </table:table-row>
        <table:table-row table:style-name="ro1">
          <table:table-cell office:value-type="float" office:value="0.890218249744868" calcext:value-type="float">
            <text:p>0.8902182497</text:p>
          </table:table-cell>
          <table:table-cell table:formula="of:=[.A1453]-1" office:value-type="float" office:value="-0.109781750255132" calcext:value-type="float">
            <text:p>-0.1097817503</text:p>
          </table:table-cell>
          <table:table-cell table:formula="of:=[.B1453]+[.$C$1]" office:value-type="float" office:value="0.0602182497448681" calcext:value-type="float">
            <text:p>0.0602182497</text:p>
          </table:table-cell>
          <table:table-cell table:formula="of:=[.D1452]+([.D1452]*[.C1453]/100)" office:value-type="float" office:value="73.5447413902825" calcext:value-type="float">
            <text:p>73.5447413903</text:p>
          </table:table-cell>
          <table:table-cell office:value-type="float" office:value="140.539120362475" calcext:value-type="float">
            <text:p>140.5391203625</text:p>
          </table:table-cell>
          <table:table-cell office:value-type="float" office:value="140.159890898673" calcext:value-type="float">
            <text:p>140.1598908987</text:p>
          </table:table-cell>
          <table:table-cell table:number-columns-repeated="3"/>
        </table:table-row>
        <table:table-row table:style-name="ro1">
          <table:table-cell office:value-type="float" office:value="0.739705242344773" calcext:value-type="float">
            <text:p>0.7397052423</text:p>
          </table:table-cell>
          <table:table-cell table:formula="of:=[.A1454]-1" office:value-type="float" office:value="-0.260294757655227" calcext:value-type="float">
            <text:p>-0.2602947577</text:p>
          </table:table-cell>
          <table:table-cell table:formula="of:=[.B1454]+[.$C$1]" office:value-type="float" office:value="-0.0902947576552269" calcext:value-type="float">
            <text:p>-0.0902947577</text:p>
          </table:table-cell>
          <table:table-cell table:formula="of:=[.D1453]+([.D1453]*[.C1454]/100)" office:value-type="float" office:value="73.478334344276" calcext:value-type="float">
            <text:p>73.4783343443</text:p>
          </table:table-cell>
          <table:table-cell office:value-type="float" office:value="140.714237688861" calcext:value-type="float">
            <text:p>140.7142376889</text:p>
          </table:table-cell>
          <table:table-cell office:value-type="float" office:value="140.539120362475" calcext:value-type="float">
            <text:p>140.5391203625</text:p>
          </table:table-cell>
          <table:table-cell table:number-columns-repeated="3"/>
        </table:table-row>
        <table:table-row table:style-name="ro1">
          <table:table-cell office:value-type="float" office:value="0.471221325252937" calcext:value-type="float">
            <text:p>0.4712213253</text:p>
          </table:table-cell>
          <table:table-cell table:formula="of:=[.A1455]-1" office:value-type="float" office:value="-0.528778674747063" calcext:value-type="float">
            <text:p>-0.5287786747</text:p>
          </table:table-cell>
          <table:table-cell table:formula="of:=[.B1455]+[.$C$1]" office:value-type="float" office:value="-0.358778674747063" calcext:value-type="float">
            <text:p>-0.3587786747</text:p>
          </table:table-cell>
          <table:table-cell table:formula="of:=[.D1454]+([.D1454]*[.C1455]/100)" office:value-type="float" office:value="73.2147097500894" calcext:value-type="float">
            <text:p>73.2147097501</text:p>
          </table:table-cell>
          <table:table-cell office:value-type="float" office:value="139.542036817036" calcext:value-type="float">
            <text:p>139.542036817</text:p>
          </table:table-cell>
          <table:table-cell office:value-type="float" office:value="140.714237688861" calcext:value-type="float">
            <text:p>140.7142376889</text:p>
          </table:table-cell>
          <table:table-cell table:number-columns-repeated="3"/>
        </table:table-row>
        <table:table-row table:style-name="ro1">
          <table:table-cell office:value-type="float" office:value="0.944310088703739" calcext:value-type="float">
            <text:p>0.9443100887</text:p>
          </table:table-cell>
          <table:table-cell table:formula="of:=[.A1456]-1" office:value-type="float" office:value="-0.0556899112962609" calcext:value-type="float">
            <text:p>-0.0556899113</text:p>
          </table:table-cell>
          <table:table-cell table:formula="of:=[.B1456]+[.$C$1]" office:value-type="float" office:value="0.114310088703739" calcext:value-type="float">
            <text:p>0.1143100887</text:p>
          </table:table-cell>
          <table:table-cell table:formula="of:=[.D1455]+([.D1455]*[.C1456]/100)" office:value-type="float" office:value="73.2984015497489" calcext:value-type="float">
            <text:p>73.2984015497</text:p>
          </table:table-cell>
          <table:table-cell office:value-type="float" office:value="140.894914297615" calcext:value-type="float">
            <text:p>140.8949142976</text:p>
          </table:table-cell>
          <table:table-cell office:value-type="float" office:value="139.542036817036" calcext:value-type="float">
            <text:p>139.542036817</text:p>
          </table:table-cell>
          <table:table-cell table:number-columns-repeated="3"/>
        </table:table-row>
        <table:table-row table:style-name="ro1">
          <table:table-cell office:value-type="float" office:value="0.821135971645762" calcext:value-type="float">
            <text:p>0.8211359716</text:p>
          </table:table-cell>
          <table:table-cell table:formula="of:=[.A1457]-1" office:value-type="float" office:value="-0.178864028354238" calcext:value-type="float">
            <text:p>-0.1788640284</text:p>
          </table:table-cell>
          <table:table-cell table:formula="of:=[.B1457]+[.$C$1]" office:value-type="float" office:value="-0.00886402835423797" calcext:value-type="float">
            <text:p>-0.0088640284</text:p>
          </table:table-cell>
          <table:table-cell table:formula="of:=[.D1456]+([.D1456]*[.C1457]/100)" office:value-type="float" office:value="73.2919043586524" calcext:value-type="float">
            <text:p>73.2919043587</text:p>
          </table:table-cell>
          <table:table-cell office:value-type="float" office:value="140.980300845225" calcext:value-type="float">
            <text:p>140.9803008452</text:p>
          </table:table-cell>
          <table:table-cell office:value-type="float" office:value="140.894914297615" calcext:value-type="float">
            <text:p>140.8949142976</text:p>
          </table:table-cell>
          <table:table-cell table:number-columns-repeated="3"/>
        </table:table-row>
        <table:table-row table:style-name="ro1">
          <table:table-cell office:value-type="float" office:value="0.590995749919068" calcext:value-type="float">
            <text:p>0.5909957499</text:p>
          </table:table-cell>
          <table:table-cell table:formula="of:=[.A1458]-1" office:value-type="float" office:value="-0.409004250080932" calcext:value-type="float">
            <text:p>-0.4090042501</text:p>
          </table:table-cell>
          <table:table-cell table:formula="of:=[.B1458]+[.$C$1]" office:value-type="float" office:value="-0.239004250080932" calcext:value-type="float">
            <text:p>-0.2390042501</text:p>
          </table:table-cell>
          <table:table-cell table:formula="of:=[.D1457]+([.D1457]*[.C1458]/100)" office:value-type="float" office:value="73.1167335922699" calcext:value-type="float">
            <text:p>73.1167335923</text:p>
          </table:table-cell>
          <table:table-cell office:value-type="float" office:value="141.518802022285" calcext:value-type="float">
            <text:p>141.5188020223</text:p>
          </table:table-cell>
          <table:table-cell office:value-type="float" office:value="140.980300845225" calcext:value-type="float">
            <text:p>140.9803008452</text:p>
          </table:table-cell>
          <table:table-cell table:number-columns-repeated="3"/>
        </table:table-row>
        <table:table-row table:style-name="ro1">
          <table:table-cell office:value-type="float" office:value="0.725223258330629" calcext:value-type="float">
            <text:p>0.7252232583</text:p>
          </table:table-cell>
          <table:table-cell table:formula="of:=[.A1459]-1" office:value-type="float" office:value="-0.274776741669371" calcext:value-type="float">
            <text:p>-0.2747767417</text:p>
          </table:table-cell>
          <table:table-cell table:formula="of:=[.B1459]+[.$C$1]" office:value-type="float" office:value="-0.104776741669371" calcext:value-type="float">
            <text:p>-0.1047767417</text:p>
          </table:table-cell>
          <table:table-cell table:formula="of:=[.D1458]+([.D1458]*[.C1459]/100)" office:value-type="float" office:value="73.0401242611969" calcext:value-type="float">
            <text:p>73.0401242612</text:p>
          </table:table-cell>
          <table:table-cell office:value-type="float" office:value="142.108784800658" calcext:value-type="float">
            <text:p>142.1087848007</text:p>
          </table:table-cell>
          <table:table-cell office:value-type="float" office:value="141.518802022285" calcext:value-type="float">
            <text:p>141.5188020223</text:p>
          </table:table-cell>
          <table:table-cell table:number-columns-repeated="3"/>
        </table:table-row>
        <table:table-row table:style-name="ro1">
          <table:table-cell office:value-type="float" office:value="1.41687375806748" calcext:value-type="float">
            <text:p>1.4168737581</text:p>
          </table:table-cell>
          <table:table-cell table:formula="of:=[.A1460]-1" office:value-type="float" office:value="0.41687375806748" calcext:value-type="float">
            <text:p>0.4168737581</text:p>
          </table:table-cell>
          <table:table-cell table:formula="of:=[.B1460]+[.$C$1]" office:value-type="float" office:value="0.58687375806748" calcext:value-type="float">
            <text:p>0.5868737581</text:p>
          </table:table-cell>
          <table:table-cell table:formula="of:=[.D1459]+([.D1459]*[.C1460]/100)" office:value-type="float" office:value="73.4687775833457" calcext:value-type="float">
            <text:p>73.4687775833</text:p>
          </table:table-cell>
          <table:table-cell office:value-type="float" office:value="141.74813066071" calcext:value-type="float">
            <text:p>141.7481306607</text:p>
          </table:table-cell>
          <table:table-cell office:value-type="float" office:value="142.108784800658" calcext:value-type="float">
            <text:p>142.1087848007</text:p>
          </table:table-cell>
          <table:table-cell table:number-columns-repeated="3"/>
        </table:table-row>
        <table:table-row table:style-name="ro1">
          <table:table-cell office:value-type="float" office:value="0.726807595698003" calcext:value-type="float">
            <text:p>0.7268075957</text:p>
          </table:table-cell>
          <table:table-cell table:formula="of:=[.A1461]-1" office:value-type="float" office:value="-0.273192404301997" calcext:value-type="float">
            <text:p>-0.2731924043</text:p>
          </table:table-cell>
          <table:table-cell table:formula="of:=[.B1461]+[.$C$1]" office:value-type="float" office:value="-0.103192404301997" calcext:value-type="float">
            <text:p>-0.1031924043</text:p>
          </table:table-cell>
          <table:table-cell table:formula="of:=[.D1460]+([.D1460]*[.C1461]/100)" office:value-type="float" office:value="73.3929633853462" calcext:value-type="float">
            <text:p>73.3929633853</text:p>
          </table:table-cell>
          <table:table-cell office:value-type="float" office:value="142.306838317028" calcext:value-type="float">
            <text:p>142.306838317</text:p>
          </table:table-cell>
          <table:table-cell office:value-type="float" office:value="141.74813066071" calcext:value-type="float">
            <text:p>141.7481306607</text:p>
          </table:table-cell>
          <table:table-cell table:number-columns-repeated="3"/>
        </table:table-row>
        <table:table-row table:style-name="ro1">
          <table:table-cell office:value-type="float" office:value="1.14514690903621" calcext:value-type="float">
            <text:p>1.145146909</text:p>
          </table:table-cell>
          <table:table-cell table:formula="of:=[.A1462]-1" office:value-type="float" office:value="0.14514690903621" calcext:value-type="float">
            <text:p>0.145146909</text:p>
          </table:table-cell>
          <table:table-cell table:formula="of:=[.B1462]+[.$C$1]" office:value-type="float" office:value="0.31514690903621" calcext:value-type="float">
            <text:p>0.315146909</text:p>
          </table:table-cell>
          <table:table-cell table:formula="of:=[.D1461]+([.D1461]*[.C1462]/100)" office:value-type="float" office:value="73.6242590409052" calcext:value-type="float">
            <text:p>73.6242590409</text:p>
          </table:table-cell>
          <table:table-cell office:value-type="float" office:value="142.463896310248" calcext:value-type="float">
            <text:p>142.4638963102</text:p>
          </table:table-cell>
          <table:table-cell office:value-type="float" office:value="142.306838317028" calcext:value-type="float">
            <text:p>142.306838317</text:p>
          </table:table-cell>
          <table:table-cell table:number-columns-repeated="3"/>
        </table:table-row>
        <table:table-row table:style-name="ro1">
          <table:table-cell office:value-type="float" office:value="0.813415683878229" calcext:value-type="float">
            <text:p>0.8134156839</text:p>
          </table:table-cell>
          <table:table-cell table:formula="of:=[.A1463]-1" office:value-type="float" office:value="-0.186584316121771" calcext:value-type="float">
            <text:p>-0.1865843161</text:p>
          </table:table-cell>
          <table:table-cell table:formula="of:=[.B1463]+[.$C$1]" office:value-type="float" office:value="-0.0165843161217709" calcext:value-type="float">
            <text:p>-0.0165843161</text:p>
          </table:table-cell>
          <table:table-cell table:formula="of:=[.D1462]+([.D1462]*[.C1463]/100)" office:value-type="float" office:value="73.6120489610435" calcext:value-type="float">
            <text:p>73.612048961</text:p>
          </table:table-cell>
          <table:table-cell office:value-type="float" office:value="142.689396691151" calcext:value-type="float">
            <text:p>142.6893966912</text:p>
          </table:table-cell>
          <table:table-cell office:value-type="float" office:value="142.463896310248" calcext:value-type="float">
            <text:p>142.4638963102</text:p>
          </table:table-cell>
          <table:table-cell table:number-columns-repeated="3"/>
        </table:table-row>
        <table:table-row table:style-name="ro1">
          <table:table-cell office:value-type="float" office:value="0.873954781742657" calcext:value-type="float">
            <text:p>0.8739547817</text:p>
          </table:table-cell>
          <table:table-cell table:formula="of:=[.A1464]-1" office:value-type="float" office:value="-0.126045218257343" calcext:value-type="float">
            <text:p>-0.1260452183</text:p>
          </table:table-cell>
          <table:table-cell table:formula="of:=[.B1464]+[.$C$1]" office:value-type="float" office:value="0.0439547817426571" calcext:value-type="float">
            <text:p>0.0439547817</text:p>
          </table:table-cell>
          <table:table-cell table:formula="of:=[.D1463]+([.D1463]*[.C1464]/100)" office:value-type="float" office:value="73.6444049765006" calcext:value-type="float">
            <text:p>73.6444049765</text:p>
          </table:table-cell>
          <table:table-cell office:value-type="float" office:value="142.507954439415" calcext:value-type="float">
            <text:p>142.5079544394</text:p>
          </table:table-cell>
          <table:table-cell office:value-type="float" office:value="142.689396691151" calcext:value-type="float">
            <text:p>142.6893966912</text:p>
          </table:table-cell>
          <table:table-cell table:number-columns-repeated="3"/>
        </table:table-row>
        <table:table-row table:style-name="ro1">
          <table:table-cell office:value-type="float" office:value="0.941656814717416" calcext:value-type="float">
            <text:p>0.9416568147</text:p>
          </table:table-cell>
          <table:table-cell table:formula="of:=[.A1465]-1" office:value-type="float" office:value="-0.058343185282584" calcext:value-type="float">
            <text:p>-0.0583431853</text:p>
          </table:table-cell>
          <table:table-cell table:formula="of:=[.B1465]+[.$C$1]" office:value-type="float" office:value="0.111656814717416" calcext:value-type="float">
            <text:p>0.1116568147</text:p>
          </table:table-cell>
          <table:table-cell table:formula="of:=[.D1464]+([.D1464]*[.C1465]/100)" office:value-type="float" office:value="73.726633973315" calcext:value-type="float">
            <text:p>73.7266339733</text:p>
          </table:table-cell>
          <table:table-cell office:value-type="float" office:value="142.637399116194" calcext:value-type="float">
            <text:p>142.6373991162</text:p>
          </table:table-cell>
          <table:table-cell office:value-type="float" office:value="142.507954439415" calcext:value-type="float">
            <text:p>142.5079544394</text:p>
          </table:table-cell>
          <table:table-cell table:number-columns-repeated="3"/>
        </table:table-row>
        <table:table-row table:style-name="ro1">
          <table:table-cell office:value-type="float" office:value="0.615872981263919" calcext:value-type="float">
            <text:p>0.6158729813</text:p>
          </table:table-cell>
          <table:table-cell table:formula="of:=[.A1466]-1" office:value-type="float" office:value="-0.384127018736081" calcext:value-type="float">
            <text:p>-0.3841270187</text:p>
          </table:table-cell>
          <table:table-cell table:formula="of:=[.B1466]+[.$C$1]" office:value-type="float" office:value="-0.214127018736081" calcext:value-type="float">
            <text:p>-0.2141270187</text:p>
          </table:table-cell>
          <table:table-cell table:formula="of:=[.D1465]+([.D1465]*[.C1466]/100)" office:value-type="float" office:value="73.5687653299735" calcext:value-type="float">
            <text:p>73.56876533</text:p>
          </table:table-cell>
          <table:table-cell office:value-type="float" office:value="143.477499568362" calcext:value-type="float">
            <text:p>143.4774995684</text:p>
          </table:table-cell>
          <table:table-cell office:value-type="float" office:value="142.637399116194" calcext:value-type="float">
            <text:p>142.6373991162</text:p>
          </table:table-cell>
          <table:table-cell table:number-columns-repeated="3"/>
        </table:table-row>
        <table:table-row table:style-name="ro1">
          <table:table-cell office:value-type="float" office:value="0.572337988371204" calcext:value-type="float">
            <text:p>0.5723379884</text:p>
          </table:table-cell>
          <table:table-cell table:formula="of:=[.A1467]-1" office:value-type="float" office:value="-0.427662011628796" calcext:value-type="float">
            <text:p>-0.4276620116</text:p>
          </table:table-cell>
          <table:table-cell table:formula="of:=[.B1467]+[.$C$1]" office:value-type="float" office:value="-0.257662011628796" calcext:value-type="float">
            <text:p>-0.2576620116</text:p>
          </table:table-cell>
          <table:table-cell table:formula="of:=[.D1466]+([.D1466]*[.C1467]/100)" office:value-type="float" office:value="73.3792065692938" calcext:value-type="float">
            <text:p>73.3792065693</text:p>
          </table:table-cell>
          <table:table-cell office:value-type="float" office:value="144.228884562598" calcext:value-type="float">
            <text:p>144.2288845626</text:p>
          </table:table-cell>
          <table:table-cell office:value-type="float" office:value="143.477499568362" calcext:value-type="float">
            <text:p>143.4774995684</text:p>
          </table:table-cell>
          <table:table-cell table:number-columns-repeated="3"/>
        </table:table-row>
        <table:table-row table:style-name="ro1">
          <table:table-cell office:value-type="float" office:value="0.779611010472762" calcext:value-type="float">
            <text:p>0.7796110105</text:p>
          </table:table-cell>
          <table:table-cell table:formula="of:=[.A1468]-1" office:value-type="float" office:value="-0.220388989527238" calcext:value-type="float">
            <text:p>-0.2203889895</text:p>
          </table:table-cell>
          <table:table-cell table:formula="of:=[.B1468]+[.$C$1]" office:value-type="float" office:value="-0.0503889895272379" calcext:value-type="float">
            <text:p>-0.0503889895</text:p>
          </table:table-cell>
          <table:table-cell table:formula="of:=[.D1467]+([.D1467]*[.C1468]/100)" office:value-type="float" office:value="73.3422315285804" calcext:value-type="float">
            <text:p>73.3422315286</text:p>
          </table:table-cell>
          <table:table-cell office:value-type="float" office:value="144.389271457617" calcext:value-type="float">
            <text:p>144.3892714576</text:p>
          </table:table-cell>
          <table:table-cell office:value-type="float" office:value="144.228884562598" calcext:value-type="float">
            <text:p>144.2288845626</text:p>
          </table:table-cell>
          <table:table-cell table:number-columns-repeated="3"/>
        </table:table-row>
        <table:table-row table:style-name="ro1">
          <table:table-cell office:value-type="float" office:value="1.10722648377573" calcext:value-type="float">
            <text:p>1.1072264838</text:p>
          </table:table-cell>
          <table:table-cell table:formula="of:=[.A1469]-1" office:value-type="float" office:value="0.10722648377573" calcext:value-type="float">
            <text:p>0.1072264838</text:p>
          </table:table-cell>
          <table:table-cell table:formula="of:=[.B1469]+[.$C$1]" office:value-type="float" office:value="0.27722648377573" calcext:value-type="float">
            <text:p>0.2772264838</text:p>
          </table:table-cell>
          <table:table-cell table:formula="of:=[.D1468]+([.D1468]*[.C1469]/100)" office:value-type="float" office:value="73.5455556181698" calcext:value-type="float">
            <text:p>73.5455556182</text:p>
          </table:table-cell>
          <table:table-cell office:value-type="float" office:value="144.413306194398" calcext:value-type="float">
            <text:p>144.4133061944</text:p>
          </table:table-cell>
          <table:table-cell office:value-type="float" office:value="144.389271457617" calcext:value-type="float">
            <text:p>144.3892714576</text:p>
          </table:table-cell>
          <table:table-cell table:number-columns-repeated="3"/>
        </table:table-row>
        <table:table-row table:style-name="ro1">
          <table:table-cell office:value-type="float" office:value="0.87562946957112" calcext:value-type="float">
            <text:p>0.8756294696</text:p>
          </table:table-cell>
          <table:table-cell table:formula="of:=[.A1470]-1" office:value-type="float" office:value="-0.12437053042888" calcext:value-type="float">
            <text:p>-0.1243705304</text:p>
          </table:table-cell>
          <table:table-cell table:formula="of:=[.B1470]+[.$C$1]" office:value-type="float" office:value="0.04562946957112" calcext:value-type="float">
            <text:p>0.0456294696</text:p>
          </table:table-cell>
          <table:table-cell table:formula="of:=[.D1469]+([.D1469]*[.C1470]/100)" office:value-type="float" office:value="73.5791140650915" calcext:value-type="float">
            <text:p>73.5791140651</text:p>
          </table:table-cell>
          <table:table-cell office:value-type="float" office:value="143.543728236008" calcext:value-type="float">
            <text:p>143.543728236</text:p>
          </table:table-cell>
          <table:table-cell office:value-type="float" office:value="144.413306194398" calcext:value-type="float">
            <text:p>144.4133061944</text:p>
          </table:table-cell>
          <table:table-cell table:number-columns-repeated="3"/>
        </table:table-row>
        <table:table-row table:style-name="ro1">
          <table:table-cell office:value-type="float" office:value="0.904011620432654" calcext:value-type="float">
            <text:p>0.9040116204</text:p>
          </table:table-cell>
          <table:table-cell table:formula="of:=[.A1471]-1" office:value-type="float" office:value="-0.095988379567346" calcext:value-type="float">
            <text:p>-0.0959883796</text:p>
          </table:table-cell>
          <table:table-cell table:formula="of:=[.B1471]+[.$C$1]" office:value-type="float" office:value="0.0740116204326541" calcext:value-type="float">
            <text:p>0.0740116204</text:p>
          </table:table-cell>
          <table:table-cell table:formula="of:=[.D1470]+([.D1470]*[.C1471]/100)" office:value-type="float" office:value="73.633571159711" calcext:value-type="float">
            <text:p>73.6335711597</text:p>
          </table:table-cell>
          <table:table-cell office:value-type="float" office:value="142.608936930816" calcext:value-type="float">
            <text:p>142.6089369308</text:p>
          </table:table-cell>
          <table:table-cell office:value-type="float" office:value="143.543728236008" calcext:value-type="float">
            <text:p>143.543728236</text:p>
          </table:table-cell>
          <table:table-cell table:number-columns-repeated="3"/>
        </table:table-row>
        <table:table-row table:style-name="ro1">
          <table:table-cell office:value-type="float" office:value="0.761933523688446" calcext:value-type="float">
            <text:p>0.7619335237</text:p>
          </table:table-cell>
          <table:table-cell table:formula="of:=[.A1472]-1" office:value-type="float" office:value="-0.238066476311554" calcext:value-type="float">
            <text:p>-0.2380664763</text:p>
          </table:table-cell>
          <table:table-cell table:formula="of:=[.B1472]+[.$C$1]" office:value-type="float" office:value="-0.068066476311554" calcext:value-type="float">
            <text:p>-0.0680664763</text:p>
          </table:table-cell>
          <table:table-cell table:formula="of:=[.D1471]+([.D1471]*[.C1472]/100)" office:value-type="float" office:value="73.5834513824403" calcext:value-type="float">
            <text:p>73.5834513824</text:p>
          </table:table-cell>
          <table:table-cell office:value-type="float" office:value="142.963033119562" calcext:value-type="float">
            <text:p>142.9630331196</text:p>
          </table:table-cell>
          <table:table-cell office:value-type="float" office:value="142.608936930816" calcext:value-type="float">
            <text:p>142.6089369308</text:p>
          </table:table-cell>
          <table:table-cell table:number-columns-repeated="3"/>
        </table:table-row>
        <table:table-row table:style-name="ro1">
          <table:table-cell office:value-type="float" office:value="0.844430422771809" calcext:value-type="float">
            <text:p>0.8444304228</text:p>
          </table:table-cell>
          <table:table-cell table:formula="of:=[.A1473]-1" office:value-type="float" office:value="-0.155569577228191" calcext:value-type="float">
            <text:p>-0.1555695772</text:p>
          </table:table-cell>
          <table:table-cell table:formula="of:=[.B1473]+[.$C$1]" office:value-type="float" office:value="0.014430422771809" calcext:value-type="float">
            <text:p>0.0144304228</text:p>
          </table:table-cell>
          <table:table-cell table:formula="of:=[.D1472]+([.D1472]*[.C1473]/100)" office:value-type="float" office:value="73.5940697855648" calcext:value-type="float">
            <text:p>73.5940697856</text:p>
          </table:table-cell>
          <table:table-cell office:value-type="float" office:value="143.007940126187" calcext:value-type="float">
            <text:p>143.0079401262</text:p>
          </table:table-cell>
          <table:table-cell office:value-type="float" office:value="142.963033119562" calcext:value-type="float">
            <text:p>142.9630331196</text:p>
          </table:table-cell>
          <table:table-cell table:number-columns-repeated="3"/>
        </table:table-row>
        <table:table-row table:style-name="ro1">
          <table:table-cell office:value-type="float" office:value="0.820904722370825" calcext:value-type="float">
            <text:p>0.8209047224</text:p>
          </table:table-cell>
          <table:table-cell table:formula="of:=[.A1474]-1" office:value-type="float" office:value="-0.179095277629175" calcext:value-type="float">
            <text:p>-0.1790952776</text:p>
          </table:table-cell>
          <table:table-cell table:formula="of:=[.B1474]+[.$C$1]" office:value-type="float" office:value="-0.00909527762917497" calcext:value-type="float">
            <text:p>-0.0090952776</text:p>
          </table:table-cell>
          <table:table-cell table:formula="of:=[.D1473]+([.D1473]*[.C1474]/100)" office:value-type="float" office:value="73.5873762005992" calcext:value-type="float">
            <text:p>73.5873762006</text:p>
          </table:table-cell>
          <table:table-cell office:value-type="float" office:value="143.242128960899" calcext:value-type="float">
            <text:p>143.2421289609</text:p>
          </table:table-cell>
          <table:table-cell office:value-type="float" office:value="143.007940126187" calcext:value-type="float">
            <text:p>143.0079401262</text:p>
          </table:table-cell>
          <table:table-cell table:number-columns-repeated="3"/>
        </table:table-row>
        <table:table-row table:style-name="ro1">
          <table:table-cell office:value-type="float" office:value="1.09687767892995" calcext:value-type="float">
            <text:p>1.0968776789</text:p>
          </table:table-cell>
          <table:table-cell table:formula="of:=[.A1475]-1" office:value-type="float" office:value="0.0968776789299499" calcext:value-type="float">
            <text:p>0.0968776789</text:p>
          </table:table-cell>
          <table:table-cell table:formula="of:=[.B1475]+[.$C$1]" office:value-type="float" office:value="0.26687767892995" calcext:value-type="float">
            <text:p>0.2668776789</text:p>
          </table:table-cell>
          <table:table-cell table:formula="of:=[.D1474]+([.D1474]*[.C1475]/100)" office:value-type="float" office:value="73.7837644821888" calcext:value-type="float">
            <text:p>73.7837644822</text:p>
          </table:table-cell>
          <table:table-cell office:value-type="float" office:value="144.078384529103" calcext:value-type="float">
            <text:p>144.0783845291</text:p>
          </table:table-cell>
          <table:table-cell office:value-type="float" office:value="143.242128960899" calcext:value-type="float">
            <text:p>143.2421289609</text:p>
          </table:table-cell>
          <table:table-cell table:number-columns-repeated="3"/>
        </table:table-row>
        <table:table-row table:style-name="ro1">
          <table:table-cell office:value-type="float" office:value="0.598354277546326" calcext:value-type="float">
            <text:p>0.5983542775</text:p>
          </table:table-cell>
          <table:table-cell table:formula="of:=[.A1476]-1" office:value-type="float" office:value="-0.401645722453674" calcext:value-type="float">
            <text:p>-0.4016457225</text:p>
          </table:table-cell>
          <table:table-cell table:formula="of:=[.B1476]+[.$C$1]" office:value-type="float" office:value="-0.231645722453674" calcext:value-type="float">
            <text:p>-0.2316457225</text:p>
          </table:table-cell>
          <table:table-cell table:formula="of:=[.D1475]+([.D1475]*[.C1476]/100)" office:value-type="float" office:value="73.6128475479006" calcext:value-type="float">
            <text:p>73.6128475479</text:p>
          </table:table-cell>
          <table:table-cell office:value-type="float" office:value="144.204866477826" calcext:value-type="float">
            <text:p>144.2048664778</text:p>
          </table:table-cell>
          <table:table-cell office:value-type="float" office:value="144.078384529103" calcext:value-type="float">
            <text:p>144.0783845291</text:p>
          </table:table-cell>
          <table:table-cell table:number-columns-repeated="3"/>
        </table:table-row>
        <table:table-row table:style-name="ro1">
          <table:table-cell office:value-type="float" office:value="0.883522671519725" calcext:value-type="float">
            <text:p>0.8835226715</text:p>
          </table:table-cell>
          <table:table-cell table:formula="of:=[.A1477]-1" office:value-type="float" office:value="-0.116477328480275" calcext:value-type="float">
            <text:p>-0.1164773285</text:p>
          </table:table-cell>
          <table:table-cell table:formula="of:=[.B1477]+[.$C$1]" office:value-type="float" office:value="0.0535226715197251" calcext:value-type="float">
            <text:p>0.0535226715</text:p>
          </table:table-cell>
          <table:table-cell table:formula="of:=[.D1476]+([.D1476]*[.C1477]/100)" office:value-type="float" office:value="73.6522471104899" calcext:value-type="float">
            <text:p>73.6522471105</text:p>
          </table:table-cell>
          <table:table-cell office:value-type="float" office:value="144.423193055922" calcext:value-type="float">
            <text:p>144.4231930559</text:p>
          </table:table-cell>
          <table:table-cell office:value-type="float" office:value="144.204866477826" calcext:value-type="float">
            <text:p>144.2048664778</text:p>
          </table:table-cell>
          <table:table-cell table:number-columns-repeated="3"/>
        </table:table-row>
        <table:table-row table:style-name="ro1">
          <table:table-cell office:value-type="float" office:value="1.00083230395284" calcext:value-type="float">
            <text:p>1.000832304</text:p>
          </table:table-cell>
          <table:table-cell table:formula="of:=[.A1478]-1" office:value-type="float" office:value="0.000832303952839952" calcext:value-type="float">
            <text:p>0.000832304</text:p>
          </table:table-cell>
          <table:table-cell table:formula="of:=[.B1478]+[.$C$1]" office:value-type="float" office:value="0.17083230395284" calcext:value-type="float">
            <text:p>0.170832304</text:p>
          </table:table-cell>
          <table:table-cell table:formula="of:=[.D1477]+([.D1477]*[.C1478]/100)" office:value-type="float" office:value="73.7780689411418" calcext:value-type="float">
            <text:p>73.7780689411</text:p>
          </table:table-cell>
          <table:table-cell office:value-type="float" office:value="144.339504254705" calcext:value-type="float">
            <text:p>144.3395042547</text:p>
          </table:table-cell>
          <table:table-cell office:value-type="float" office:value="144.423193055922" calcext:value-type="float">
            <text:p>144.4231930559</text:p>
          </table:table-cell>
          <table:table-cell table:number-columns-repeated="3"/>
        </table:table-row>
        <table:table-row table:style-name="ro1">
          <table:table-cell office:value-type="float" office:value="0.657747865590934" calcext:value-type="float">
            <text:p>0.6577478656</text:p>
          </table:table-cell>
          <table:table-cell table:formula="of:=[.A1479]-1" office:value-type="float" office:value="-0.342252134409066" calcext:value-type="float">
            <text:p>-0.3422521344</text:p>
          </table:table-cell>
          <table:table-cell table:formula="of:=[.B1479]+[.$C$1]" office:value-type="float" office:value="-0.172252134409066" calcext:value-type="float">
            <text:p>-0.1722521344</text:p>
          </table:table-cell>
          <table:table-cell table:formula="of:=[.D1478]+([.D1478]*[.C1479]/100)" office:value-type="float" office:value="73.6509846426649" calcext:value-type="float">
            <text:p>73.6509846427</text:p>
          </table:table-cell>
          <table:table-cell office:value-type="float" office:value="143.324286467629" calcext:value-type="float">
            <text:p>143.3242864676</text:p>
          </table:table-cell>
          <table:table-cell office:value-type="float" office:value="144.339504254705" calcext:value-type="float">
            <text:p>144.3395042547</text:p>
          </table:table-cell>
          <table:table-cell table:number-columns-repeated="3"/>
        </table:table-row>
        <table:table-row table:style-name="ro1">
          <table:table-cell office:value-type="float" office:value="0.551811719520063" calcext:value-type="float">
            <text:p>0.5518117195</text:p>
          </table:table-cell>
          <table:table-cell table:formula="of:=[.A1480]-1" office:value-type="float" office:value="-0.448188280479937" calcext:value-type="float">
            <text:p>-0.4481882805</text:p>
          </table:table-cell>
          <table:table-cell table:formula="of:=[.B1480]+[.$C$1]" office:value-type="float" office:value="-0.278188280479937" calcext:value-type="float">
            <text:p>-0.2781882805</text:p>
          </table:table-cell>
          <table:table-cell table:formula="of:=[.D1479]+([.D1479]*[.C1480]/100)" office:value-type="float" office:value="73.4460962349309" calcext:value-type="float">
            <text:p>73.4460962349</text:p>
          </table:table-cell>
          <table:table-cell office:value-type="float" office:value="143.745094027735" calcext:value-type="float">
            <text:p>143.7450940277</text:p>
          </table:table-cell>
          <table:table-cell office:value-type="float" office:value="143.324286467629" calcext:value-type="float">
            <text:p>143.3242864676</text:p>
          </table:table-cell>
          <table:table-cell table:number-columns-repeated="3"/>
        </table:table-row>
        <table:table-row table:style-name="ro1">
          <table:table-cell office:value-type="float" office:value="0.781826283766346" calcext:value-type="float">
            <text:p>0.7818262838</text:p>
          </table:table-cell>
          <table:table-cell table:formula="of:=[.A1481]-1" office:value-type="float" office:value="-0.218173716233654" calcext:value-type="float">
            <text:p>-0.2181737162</text:p>
          </table:table-cell>
          <table:table-cell table:formula="of:=[.B1481]+[.$C$1]" office:value-type="float" office:value="-0.0481737162336539" calcext:value-type="float">
            <text:p>-0.0481737162</text:p>
          </table:table-cell>
          <table:table-cell table:formula="of:=[.D1480]+([.D1480]*[.C1481]/100)" office:value-type="float" office:value="73.410714520946" calcext:value-type="float">
            <text:p>73.4107145209</text:p>
          </table:table-cell>
          <table:table-cell office:value-type="float" office:value="143.562902759459" calcext:value-type="float">
            <text:p>143.5629027595</text:p>
          </table:table-cell>
          <table:table-cell office:value-type="float" office:value="143.745094027735" calcext:value-type="float">
            <text:p>143.7450940277</text:p>
          </table:table-cell>
          <table:table-cell table:number-columns-repeated="3"/>
        </table:table-row>
        <table:table-row table:style-name="ro1">
          <table:table-cell office:value-type="float" office:value="1.1661215328049" calcext:value-type="float">
            <text:p>1.1661215328</text:p>
          </table:table-cell>
          <table:table-cell table:formula="of:=[.A1482]-1" office:value-type="float" office:value="0.1661215328049" calcext:value-type="float">
            <text:p>0.1661215328</text:p>
          </table:table-cell>
          <table:table-cell table:formula="of:=[.B1482]+[.$C$1]" office:value-type="float" office:value="0.3361215328049" calcext:value-type="float">
            <text:p>0.3361215328</text:p>
          </table:table-cell>
          <table:table-cell table:formula="of:=[.D1481]+([.D1481]*[.C1482]/100)" office:value-type="float" office:value="73.6574637398368" calcext:value-type="float">
            <text:p>73.6574637398</text:p>
          </table:table-cell>
          <table:table-cell office:value-type="float" office:value="143.611554789131" calcext:value-type="float">
            <text:p>143.6115547891</text:p>
          </table:table-cell>
          <table:table-cell office:value-type="float" office:value="143.562902759459" calcext:value-type="float">
            <text:p>143.5629027595</text:p>
          </table:table-cell>
          <table:table-cell table:number-columns-repeated="3"/>
        </table:table-row>
        <table:table-row table:style-name="ro1">
          <table:table-cell office:value-type="float" office:value="0.597651920681377" calcext:value-type="float">
            <text:p>0.5976519207</text:p>
          </table:table-cell>
          <table:table-cell table:formula="of:=[.A1483]-1" office:value-type="float" office:value="-0.402348079318623" calcext:value-type="float">
            <text:p>-0.4023480793</text:p>
          </table:table-cell>
          <table:table-cell table:formula="of:=[.B1483]+[.$C$1]" office:value-type="float" office:value="-0.232348079318623" calcext:value-type="float">
            <text:p>-0.2323480793</text:p>
          </table:table-cell>
          <table:table-cell table:formula="of:=[.D1482]+([.D1482]*[.C1483]/100)" office:value-type="float" office:value="73.4863220375625" calcext:value-type="float">
            <text:p>73.4863220376</text:p>
          </table:table-cell>
          <table:table-cell office:value-type="float" office:value="143.396457243394" calcext:value-type="float">
            <text:p>143.3964572434</text:p>
          </table:table-cell>
          <table:table-cell office:value-type="float" office:value="143.611554789131" calcext:value-type="float">
            <text:p>143.6115547891</text:p>
          </table:table-cell>
          <table:table-cell table:number-columns-repeated="3"/>
        </table:table-row>
        <table:table-row table:style-name="ro1">
          <table:table-cell office:value-type="float" office:value="0.998199441396484" calcext:value-type="float">
            <text:p>0.9981994414</text:p>
          </table:table-cell>
          <table:table-cell table:formula="of:=[.A1484]-1" office:value-type="float" office:value="-0.00180055860351591" calcext:value-type="float">
            <text:p>-0.0018005586</text:p>
          </table:table-cell>
          <table:table-cell table:formula="of:=[.B1484]+[.$C$1]" office:value-type="float" office:value="0.168199441396484" calcext:value-type="float">
            <text:p>0.1681994414</text:p>
          </table:table-cell>
          <table:table-cell table:formula="of:=[.D1483]+([.D1483]*[.C1484]/100)" office:value-type="float" office:value="73.6099256207325" calcext:value-type="float">
            <text:p>73.6099256207</text:p>
          </table:table-cell>
          <table:table-cell office:value-type="float" office:value="144.499807923771" calcext:value-type="float">
            <text:p>144.4998079238</text:p>
          </table:table-cell>
          <table:table-cell office:value-type="float" office:value="143.396457243394" calcext:value-type="float">
            <text:p>143.3964572434</text:p>
          </table:table-cell>
          <table:table-cell table:number-columns-repeated="3"/>
        </table:table-row>
        <table:table-row table:style-name="ro1">
          <table:table-cell office:value-type="float" office:value="0.691959131588916" calcext:value-type="float">
            <text:p>0.6919591316</text:p>
          </table:table-cell>
          <table:table-cell table:formula="of:=[.A1485]-1" office:value-type="float" office:value="-0.308040868411084" calcext:value-type="float">
            <text:p>-0.3080408684</text:p>
          </table:table-cell>
          <table:table-cell table:formula="of:=[.B1485]+[.$C$1]" office:value-type="float" office:value="-0.138040868411084" calcext:value-type="float">
            <text:p>-0.1380408684</text:p>
          </table:table-cell>
          <table:table-cell table:formula="of:=[.D1484]+([.D1484]*[.C1485]/100)" office:value-type="float" office:value="73.5083138401689" calcext:value-type="float">
            <text:p>73.5083138402</text:p>
          </table:table-cell>
          <table:table-cell office:value-type="float" office:value="144.671696209276" calcext:value-type="float">
            <text:p>144.6716962093</text:p>
          </table:table-cell>
          <table:table-cell office:value-type="float" office:value="144.499807923771" calcext:value-type="float">
            <text:p>144.4998079238</text:p>
          </table:table-cell>
          <table:table-cell table:number-columns-repeated="3"/>
        </table:table-row>
        <table:table-row table:style-name="ro1">
          <table:table-cell office:value-type="float" office:value="0.486869328052217" calcext:value-type="float">
            <text:p>0.4868693281</text:p>
          </table:table-cell>
          <table:table-cell table:formula="of:=[.A1486]-1" office:value-type="float" office:value="-0.513130671947783" calcext:value-type="float">
            <text:p>-0.5131306719</text:p>
          </table:table-cell>
          <table:table-cell table:formula="of:=[.B1486]+[.$C$1]" office:value-type="float" office:value="-0.343130671947783" calcext:value-type="float">
            <text:p>-0.3431306719</text:p>
          </table:table-cell>
          <table:table-cell table:formula="of:=[.D1485]+([.D1485]*[.C1486]/100)" office:value-type="float" office:value="73.2560842689516" calcext:value-type="float">
            <text:p>73.256084269</text:p>
          </table:table-cell>
          <table:table-cell office:value-type="float" office:value="145.455887620055" calcext:value-type="float">
            <text:p>145.4558876201</text:p>
          </table:table-cell>
          <table:table-cell office:value-type="float" office:value="144.671696209276" calcext:value-type="float">
            <text:p>144.6716962093</text:p>
          </table:table-cell>
          <table:table-cell table:number-columns-repeated="3"/>
        </table:table-row>
        <table:table-row table:style-name="ro1">
          <table:table-cell office:value-type="float" office:value="0.843682239066204" calcext:value-type="float">
            <text:p>0.8436822391</text:p>
          </table:table-cell>
          <table:table-cell table:formula="of:=[.A1487]-1" office:value-type="float" office:value="-0.156317760933796" calcext:value-type="float">
            <text:p>-0.1563177609</text:p>
          </table:table-cell>
          <table:table-cell table:formula="of:=[.B1487]+[.$C$1]" office:value-type="float" office:value="0.0136822390662041" calcext:value-type="float">
            <text:p>0.0136822391</text:p>
          </table:table-cell>
          <table:table-cell table:formula="of:=[.D1486]+([.D1486]*[.C1487]/100)" office:value-type="float" office:value="73.2661073415319" calcext:value-type="float">
            <text:p>73.2661073415</text:p>
          </table:table-cell>
          <table:table-cell office:value-type="float" office:value="145.080503048739" calcext:value-type="float">
            <text:p>145.0805030487</text:p>
          </table:table-cell>
          <table:table-cell office:value-type="float" office:value="145.455887620055" calcext:value-type="float">
            <text:p>145.4558876201</text:p>
          </table:table-cell>
          <table:table-cell table:number-columns-repeated="3"/>
        </table:table-row>
        <table:table-row table:style-name="ro1">
          <table:table-cell office:value-type="float" office:value="1.15373009627687" calcext:value-type="float">
            <text:p>1.1537300963</text:p>
          </table:table-cell>
          <table:table-cell table:formula="of:=[.A1488]-1" office:value-type="float" office:value="0.15373009627687" calcext:value-type="float">
            <text:p>0.1537300963</text:p>
          </table:table-cell>
          <table:table-cell table:formula="of:=[.B1488]+[.$C$1]" office:value-type="float" office:value="0.32373009627687" calcext:value-type="float">
            <text:p>0.3237300963</text:p>
          </table:table-cell>
          <table:table-cell table:formula="of:=[.D1487]+([.D1487]*[.C1488]/100)" office:value-type="float" office:value="73.5032917813669" calcext:value-type="float">
            <text:p>73.5032917814</text:p>
          </table:table-cell>
          <table:table-cell office:value-type="float" office:value="144.078384529103" calcext:value-type="float">
            <text:p>144.0783845291</text:p>
          </table:table-cell>
          <table:table-cell office:value-type="float" office:value="145.080503048739" calcext:value-type="float">
            <text:p>145.0805030487</text:p>
          </table:table-cell>
          <table:table-cell table:number-columns-repeated="3"/>
        </table:table-row>
        <table:table-row table:style-name="ro1">
          <table:table-cell office:value-type="float" office:value="0.577170501286999" calcext:value-type="float">
            <text:p>0.5771705013</text:p>
          </table:table-cell>
          <table:table-cell table:formula="of:=[.A1489]-1" office:value-type="float" office:value="-0.422829498713001" calcext:value-type="float">
            <text:p>-0.4228294987</text:p>
          </table:table-cell>
          <table:table-cell table:formula="of:=[.B1489]+[.$C$1]" office:value-type="float" office:value="-0.252829498713001" calcext:value-type="float">
            <text:p>-0.2528294987</text:p>
          </table:table-cell>
          <table:table-cell table:formula="of:=[.D1488]+([.D1488]*[.C1489]/100)" office:value-type="float" office:value="73.3174537772185" calcext:value-type="float">
            <text:p>73.3174537772</text:p>
          </table:table-cell>
          <table:table-cell office:value-type="float" office:value="144.751540126528" calcext:value-type="float">
            <text:p>144.7515401265</text:p>
          </table:table-cell>
          <table:table-cell office:value-type="float" office:value="144.078384529103" calcext:value-type="float">
            <text:p>144.0783845291</text:p>
          </table:table-cell>
          <table:table-cell table:number-columns-repeated="3"/>
        </table:table-row>
        <table:table-row table:style-name="ro1">
          <table:table-cell office:value-type="float" office:value="0.658730696529754" calcext:value-type="float">
            <text:p>0.6587306965</text:p>
          </table:table-cell>
          <table:table-cell table:formula="of:=[.A1490]-1" office:value-type="float" office:value="-0.341269303470246" calcext:value-type="float">
            <text:p>-0.3412693035</text:p>
          </table:table-cell>
          <table:table-cell table:formula="of:=[.B1490]+[.$C$1]" office:value-type="float" office:value="-0.171269303470246" calcext:value-type="float">
            <text:p>-0.1712693035</text:p>
          </table:table-cell>
          <table:table-cell table:formula="of:=[.D1489]+([.D1489]*[.C1490]/100)" office:value-type="float" office:value="73.1918834848122" calcext:value-type="float">
            <text:p>73.1918834848</text:p>
          </table:table-cell>
          <table:table-cell office:value-type="float" office:value="144.150405496448" calcext:value-type="float">
            <text:p>144.1504054964</text:p>
          </table:table-cell>
          <table:table-cell office:value-type="float" office:value="144.751540126528" calcext:value-type="float">
            <text:p>144.7515401265</text:p>
          </table:table-cell>
          <table:table-cell table:number-columns-repeated="3"/>
        </table:table-row>
        <table:table-row table:style-name="ro1">
          <table:table-cell office:value-type="float" office:value="1.19599920050109" calcext:value-type="float">
            <text:p>1.1959992005</text:p>
          </table:table-cell>
          <table:table-cell table:formula="of:=[.A1491]-1" office:value-type="float" office:value="0.19599920050109" calcext:value-type="float">
            <text:p>0.1959992005</text:p>
          </table:table-cell>
          <table:table-cell table:formula="of:=[.B1491]+[.$C$1]" office:value-type="float" office:value="0.36599920050109" calcext:value-type="float">
            <text:p>0.3659992005</text:p>
          </table:table-cell>
          <table:table-cell table:formula="of:=[.D1490]+([.D1490]*[.C1491]/100)" office:value-type="float" office:value="73.4597651931983" calcext:value-type="float">
            <text:p>73.4597651932</text:p>
          </table:table-cell>
          <table:table-cell office:value-type="float" office:value="144.395330078663" calcext:value-type="float">
            <text:p>144.3953300787</text:p>
          </table:table-cell>
          <table:table-cell office:value-type="float" office:value="144.150405496448" calcext:value-type="float">
            <text:p>144.1504054964</text:p>
          </table:table-cell>
          <table:table-cell table:number-columns-repeated="3"/>
        </table:table-row>
        <table:table-row table:style-name="ro1">
          <table:table-cell office:value-type="float" office:value="0.600112178605472" calcext:value-type="float">
            <text:p>0.6001121786</text:p>
          </table:table-cell>
          <table:table-cell table:formula="of:=[.A1492]-1" office:value-type="float" office:value="-0.399887821394528" calcext:value-type="float">
            <text:p>-0.3998878214</text:p>
          </table:table-cell>
          <table:table-cell table:formula="of:=[.B1492]+[.$C$1]" office:value-type="float" office:value="-0.229887821394528" calcext:value-type="float">
            <text:p>-0.2298878214</text:p>
          </table:table-cell>
          <table:table-cell table:formula="of:=[.D1491]+([.D1491]*[.C1492]/100)" office:value-type="float" office:value="73.2908901393941" calcext:value-type="float">
            <text:p>73.2908901394</text:p>
          </table:table-cell>
          <table:table-cell office:value-type="float" office:value="145.346466335663" calcext:value-type="float">
            <text:p>145.3464663357</text:p>
          </table:table-cell>
          <table:table-cell office:value-type="float" office:value="144.395330078663" calcext:value-type="float">
            <text:p>144.3953300787</text:p>
          </table:table-cell>
          <table:table-cell table:number-columns-repeated="3"/>
        </table:table-row>
        <table:table-row table:style-name="ro1">
          <table:table-cell office:value-type="float" office:value="0.765606100764841" calcext:value-type="float">
            <text:p>0.7656061008</text:p>
          </table:table-cell>
          <table:table-cell table:formula="of:=[.A1493]-1" office:value-type="float" office:value="-0.234393899235159" calcext:value-type="float">
            <text:p>-0.2343938992</text:p>
          </table:table-cell>
          <table:table-cell table:formula="of:=[.B1493]+[.$C$1]" office:value-type="float" office:value="-0.064393899235159" calcext:value-type="float">
            <text:p>-0.0643938992</text:p>
          </table:table-cell>
          <table:table-cell table:formula="of:=[.D1492]+([.D1492]*[.C1493]/100)" office:value-type="float" office:value="73.2436952774492" calcext:value-type="float">
            <text:p>73.2436952774</text:p>
          </table:table-cell>
          <table:table-cell office:value-type="float" office:value="145.391290116335" calcext:value-type="float">
            <text:p>145.3912901163</text:p>
          </table:table-cell>
          <table:table-cell office:value-type="float" office:value="145.346466335663" calcext:value-type="float">
            <text:p>145.3464663357</text:p>
          </table:table-cell>
          <table:table-cell table:number-columns-repeated="3"/>
        </table:table-row>
        <table:table-row table:style-name="ro1">
          <table:table-cell office:value-type="float" office:value="0.694993010967378" calcext:value-type="float">
            <text:p>0.694993011</text:p>
          </table:table-cell>
          <table:table-cell table:formula="of:=[.A1494]-1" office:value-type="float" office:value="-0.305006989032622" calcext:value-type="float">
            <text:p>-0.305006989</text:p>
          </table:table-cell>
          <table:table-cell table:formula="of:=[.B1494]+[.$C$1]" office:value-type="float" office:value="-0.135006989032622" calcext:value-type="float">
            <text:p>-0.135006989</text:p>
          </table:table-cell>
          <table:table-cell table:formula="of:=[.D1493]+([.D1493]*[.C1494]/100)" office:value-type="float" office:value="73.1448111697989" calcext:value-type="float">
            <text:p>73.1448111698</text:p>
          </table:table-cell>
          <table:table-cell office:value-type="float" office:value="146.051912367466" calcext:value-type="float">
            <text:p>146.0519123675</text:p>
          </table:table-cell>
          <table:table-cell office:value-type="float" office:value="145.391290116335" calcext:value-type="float">
            <text:p>145.3912901163</text:p>
          </table:table-cell>
          <table:table-cell table:number-columns-repeated="3"/>
        </table:table-row>
        <table:table-row table:style-name="ro1">
          <table:table-cell office:value-type="float" office:value="0.765814547797419" calcext:value-type="float">
            <text:p>0.7658145478</text:p>
          </table:table-cell>
          <table:table-cell table:formula="of:=[.A1495]-1" office:value-type="float" office:value="-0.234185452202581" calcext:value-type="float">
            <text:p>-0.2341854522</text:p>
          </table:table-cell>
          <table:table-cell table:formula="of:=[.B1495]+[.$C$1]" office:value-type="float" office:value="-0.0641854522025809" calcext:value-type="float">
            <text:p>-0.0641854522</text:p>
          </table:table-cell>
          <table:table-cell table:formula="of:=[.D1494]+([.D1494]*[.C1495]/100)" office:value-type="float" office:value="73.0978628419868" calcext:value-type="float">
            <text:p>73.097862842</text:p>
          </table:table-cell>
          <table:table-cell office:value-type="float" office:value="144.676556422606" calcext:value-type="float">
            <text:p>144.6765564226</text:p>
          </table:table-cell>
          <table:table-cell office:value-type="float" office:value="146.051912367466" calcext:value-type="float">
            <text:p>146.0519123675</text:p>
          </table:table-cell>
          <table:table-cell table:number-columns-repeated="3"/>
        </table:table-row>
        <table:table-row table:style-name="ro1">
          <table:table-cell office:value-type="float" office:value="0.71404929574831" calcext:value-type="float">
            <text:p>0.7140492957</text:p>
          </table:table-cell>
          <table:table-cell table:formula="of:=[.A1496]-1" office:value-type="float" office:value="-0.28595070425169" calcext:value-type="float">
            <text:p>-0.2859507043</text:p>
          </table:table-cell>
          <table:table-cell table:formula="of:=[.B1496]+[.$C$1]" office:value-type="float" office:value="-0.11595070425169" calcext:value-type="float">
            <text:p>-0.1159507043</text:p>
          </table:table-cell>
          <table:table-cell table:formula="of:=[.D1495]+([.D1495]*[.C1496]/100)" office:value-type="float" office:value="73.0131053552286" calcext:value-type="float">
            <text:p>73.0131053552</text:p>
          </table:table-cell>
          <table:table-cell office:value-type="float" office:value="145.727909528025" calcext:value-type="float">
            <text:p>145.727909528</text:p>
          </table:table-cell>
          <table:table-cell office:value-type="float" office:value="144.676556422606" calcext:value-type="float">
            <text:p>144.6765564226</text:p>
          </table:table-cell>
          <table:table-cell table:number-columns-repeated="3"/>
        </table:table-row>
        <table:table-row table:style-name="ro1">
          <table:table-cell office:value-type="float" office:value="0.602420813079223" calcext:value-type="float">
            <text:p>0.6024208131</text:p>
          </table:table-cell>
          <table:table-cell table:formula="of:=[.A1497]-1" office:value-type="float" office:value="-0.397579186920777" calcext:value-type="float">
            <text:p>-0.3975791869</text:p>
          </table:table-cell>
          <table:table-cell table:formula="of:=[.B1497]+[.$C$1]" office:value-type="float" office:value="-0.227579186920777" calcext:value-type="float">
            <text:p>-0.2275791869</text:p>
          </table:table-cell>
          <table:table-cell table:formula="of:=[.D1496]+([.D1496]*[.C1497]/100)" office:value-type="float" office:value="72.8469427237155" calcext:value-type="float">
            <text:p>72.8469427237</text:p>
          </table:table-cell>
          <table:table-cell office:value-type="float" office:value="145.315024778744" calcext:value-type="float">
            <text:p>145.3150247787</text:p>
          </table:table-cell>
          <table:table-cell office:value-type="float" office:value="145.727909528025" calcext:value-type="float">
            <text:p>145.727909528</text:p>
          </table:table-cell>
          <table:table-cell table:number-columns-repeated="3"/>
        </table:table-row>
        <table:table-row table:style-name="ro1">
          <table:table-cell office:value-type="float" office:value="1.23545144021304" calcext:value-type="float">
            <text:p>1.2354514402</text:p>
          </table:table-cell>
          <table:table-cell table:formula="of:=[.A1498]-1" office:value-type="float" office:value="0.23545144021304" calcext:value-type="float">
            <text:p>0.2354514402</text:p>
          </table:table-cell>
          <table:table-cell table:formula="of:=[.B1498]+[.$C$1]" office:value-type="float" office:value="0.40545144021304" calcext:value-type="float">
            <text:p>0.4054514402</text:p>
          </table:table-cell>
          <table:table-cell table:formula="of:=[.D1497]+([.D1497]*[.C1498]/100)" office:value-type="float" office:value="73.14230170214" calcext:value-type="float">
            <text:p>73.1423017021</text:p>
          </table:table-cell>
          <table:table-cell office:value-type="float" office:value="145.841758252491" calcext:value-type="float">
            <text:p>145.8417582525</text:p>
          </table:table-cell>
          <table:table-cell office:value-type="float" office:value="145.315024778744" calcext:value-type="float">
            <text:p>145.3150247787</text:p>
          </table:table-cell>
          <table:table-cell table:number-columns-repeated="3"/>
        </table:table-row>
        <table:table-row table:style-name="ro1">
          <table:table-cell office:value-type="float" office:value="1.43789406784121" calcext:value-type="float">
            <text:p>1.4378940678</text:p>
          </table:table-cell>
          <table:table-cell table:formula="of:=[.A1499]-1" office:value-type="float" office:value="0.43789406784121" calcext:value-type="float">
            <text:p>0.4378940678</text:p>
          </table:table-cell>
          <table:table-cell table:formula="of:=[.B1499]+[.$C$1]" office:value-type="float" office:value="0.60789406784121" calcext:value-type="float">
            <text:p>0.6078940678</text:p>
          </table:table-cell>
          <table:table-cell table:formula="of:=[.D1498]+([.D1498]*[.C1499]/100)" office:value-type="float" office:value="73.5869294152699" calcext:value-type="float">
            <text:p>73.5869294153</text:p>
          </table:table-cell>
          <table:table-cell office:value-type="float" office:value="145.612446266074" calcext:value-type="float">
            <text:p>145.6124462661</text:p>
          </table:table-cell>
          <table:table-cell office:value-type="float" office:value="145.841758252491" calcext:value-type="float">
            <text:p>145.8417582525</text:p>
          </table:table-cell>
          <table:table-cell table:number-columns-repeated="3"/>
        </table:table-row>
        <table:table-row table:style-name="ro1">
          <table:table-cell office:value-type="float" office:value="1.00498834008439" calcext:value-type="float">
            <text:p>1.0049883401</text:p>
          </table:table-cell>
          <table:table-cell table:formula="of:=[.A1500]-1" office:value-type="float" office:value="0.00498834008438998" calcext:value-type="float">
            <text:p>0.0049883401</text:p>
          </table:table-cell>
          <table:table-cell table:formula="of:=[.B1500]+[.$C$1]" office:value-type="float" office:value="0.17498834008439" calcext:value-type="float">
            <text:p>0.1749883401</text:p>
          </table:table-cell>
          <table:table-cell table:formula="of:=[.D1499]+([.D1499]*[.C1500]/100)" office:value-type="float" office:value="73.7156979615727" calcext:value-type="float">
            <text:p>73.7156979616</text:p>
          </table:table-cell>
          <table:table-cell office:value-type="float" office:value="145.588328311861" calcext:value-type="float">
            <text:p>145.5883283119</text:p>
          </table:table-cell>
          <table:table-cell office:value-type="float" office:value="145.612446266074" calcext:value-type="float">
            <text:p>145.6124462661</text:p>
          </table:table-cell>
          <table:table-cell table:number-columns-repeated="3"/>
        </table:table-row>
        <table:table-row table:style-name="ro1">
          <table:table-cell office:value-type="float" office:value="0.444935187529904" calcext:value-type="float">
            <text:p>0.4449351875</text:p>
          </table:table-cell>
          <table:table-cell table:formula="of:=[.A1501]-1" office:value-type="float" office:value="-0.555064812470096" calcext:value-type="float">
            <text:p>-0.5550648125</text:p>
          </table:table-cell>
          <table:table-cell table:formula="of:=[.B1501]+[.$C$1]" office:value-type="float" office:value="-0.385064812470096" calcext:value-type="float">
            <text:p>-0.3850648125</text:p>
          </table:table-cell>
          <table:table-cell table:formula="of:=[.D1500]+([.D1500]*[.C1501]/100)" office:value-type="float" office:value="73.431844747456" calcext:value-type="float">
            <text:p>73.4318447475</text:p>
          </table:table-cell>
          <table:table-cell office:value-type="float" office:value="144.538156970672" calcext:value-type="float">
            <text:p>144.5381569707</text:p>
          </table:table-cell>
          <table:table-cell office:value-type="float" office:value="145.588328311861" calcext:value-type="float">
            <text:p>145.5883283119</text:p>
          </table:table-cell>
          <table:table-cell table:number-columns-repeated="3"/>
        </table:table-row>
        <table:table-row table:style-name="ro1">
          <table:table-cell office:value-type="float" office:value="0.603929268623497" calcext:value-type="float">
            <text:p>0.6039292686</text:p>
          </table:table-cell>
          <table:table-cell table:formula="of:=[.A1502]-1" office:value-type="float" office:value="-0.396070731376503" calcext:value-type="float">
            <text:p>-0.3960707314</text:p>
          </table:table-cell>
          <table:table-cell table:formula="of:=[.B1502]+[.$C$1]" office:value-type="float" office:value="-0.226070731376503" calcext:value-type="float">
            <text:p>-0.2260707314</text:p>
          </table:table-cell>
          <table:table-cell table:formula="of:=[.D1501]+([.D1501]*[.C1502]/100)" office:value-type="float" office:value="73.2658368389721" calcext:value-type="float">
            <text:p>73.265836839</text:p>
          </table:table-cell>
          <table:table-cell office:value-type="float" office:value="144.725807651875" calcext:value-type="float">
            <text:p>144.7258076519</text:p>
          </table:table-cell>
          <table:table-cell office:value-type="float" office:value="144.538156970672" calcext:value-type="float">
            <text:p>144.5381569707</text:p>
          </table:table-cell>
          <table:table-cell table:number-columns-repeated="3"/>
        </table:table-row>
        <table:table-row table:style-name="ro1">
          <table:table-cell office:value-type="float" office:value="0.616968424345771" calcext:value-type="float">
            <text:p>0.6169684243</text:p>
          </table:table-cell>
          <table:table-cell table:formula="of:=[.A1503]-1" office:value-type="float" office:value="-0.383031575654229" calcext:value-type="float">
            <text:p>-0.3830315757</text:p>
          </table:table-cell>
          <table:table-cell table:formula="of:=[.B1503]+[.$C$1]" office:value-type="float" office:value="-0.213031575654229" calcext:value-type="float">
            <text:p>-0.2130315757</text:p>
          </table:table-cell>
          <table:table-cell table:formula="of:=[.D1502]+([.D1502]*[.C1503]/100)" office:value-type="float" office:value="73.1097574723378" calcext:value-type="float">
            <text:p>73.1097574723</text:p>
          </table:table-cell>
          <table:table-cell office:value-type="float" office:value="144.125172360473" calcext:value-type="float">
            <text:p>144.1251723605</text:p>
          </table:table-cell>
          <table:table-cell office:value-type="float" office:value="144.725807651875" calcext:value-type="float">
            <text:p>144.7258076519</text:p>
          </table:table-cell>
          <table:table-cell table:number-columns-repeated="3"/>
        </table:table-row>
        <table:table-row table:style-name="ro1">
          <table:table-cell office:value-type="float" office:value="0.725945092258173" calcext:value-type="float">
            <text:p>0.7259450923</text:p>
          </table:table-cell>
          <table:table-cell table:formula="of:=[.A1504]-1" office:value-type="float" office:value="-0.274054907741827" calcext:value-type="float">
            <text:p>-0.2740549077</text:p>
          </table:table-cell>
          <table:table-cell table:formula="of:=[.B1504]+[.$C$1]" office:value-type="float" office:value="-0.104054907741827" calcext:value-type="float">
            <text:p>-0.1040549077</text:p>
          </table:table-cell>
          <table:table-cell table:formula="of:=[.D1503]+([.D1503]*[.C1504]/100)" office:value-type="float" office:value="73.0336831816497" calcext:value-type="float">
            <text:p>73.0336831816</text:p>
          </table:table-cell>
          <table:table-cell office:value-type="float" office:value="143.854598529558" calcext:value-type="float">
            <text:p>143.8545985296</text:p>
          </table:table-cell>
          <table:table-cell office:value-type="float" office:value="144.125172360473" calcext:value-type="float">
            <text:p>144.1251723605</text:p>
          </table:table-cell>
          <table:table-cell table:number-columns-repeated="3"/>
        </table:table-row>
        <table:table-row table:style-name="ro1">
          <table:table-cell office:value-type="float" office:value="0.636280004305362" calcext:value-type="float">
            <text:p>0.6362800043</text:p>
          </table:table-cell>
          <table:table-cell table:formula="of:=[.A1505]-1" office:value-type="float" office:value="-0.363719995694638" calcext:value-type="float">
            <text:p>-0.3637199957</text:p>
          </table:table-cell>
          <table:table-cell table:formula="of:=[.B1505]+[.$C$1]" office:value-type="float" office:value="-0.193719995694638" calcext:value-type="float">
            <text:p>-0.1937199957</text:p>
          </table:table-cell>
          <table:table-cell table:formula="of:=[.D1504]+([.D1504]*[.C1505]/100)" office:value-type="float" office:value="72.8922023337346" calcext:value-type="float">
            <text:p>72.8922023337</text:p>
          </table:table-cell>
          <table:table-cell office:value-type="float" office:value="141.152621886942" calcext:value-type="float">
            <text:p>141.1526218869</text:p>
          </table:table-cell>
          <table:table-cell office:value-type="float" office:value="143.854598529558" calcext:value-type="float">
            <text:p>143.8545985296</text:p>
          </table:table-cell>
          <table:table-cell table:number-columns-repeated="3"/>
        </table:table-row>
        <table:table-row table:style-name="ro1">
          <table:table-cell office:value-type="float" office:value="1.26090309605055" calcext:value-type="float">
            <text:p>1.2609030961</text:p>
          </table:table-cell>
          <table:table-cell table:formula="of:=[.A1506]-1" office:value-type="float" office:value="0.26090309605055" calcext:value-type="float">
            <text:p>0.2609030961</text:p>
          </table:table-cell>
          <table:table-cell table:formula="of:=[.B1506]+[.$C$1]" office:value-type="float" office:value="0.43090309605055" calcext:value-type="float">
            <text:p>0.4309030961</text:p>
          </table:table-cell>
          <table:table-cell table:formula="of:=[.D1505]+([.D1505]*[.C1506]/100)" office:value-type="float" office:value="73.2062970903701" calcext:value-type="float">
            <text:p>73.2062970904</text:p>
          </table:table-cell>
          <table:table-cell office:value-type="float" office:value="140.556663721998" calcext:value-type="float">
            <text:p>140.556663722</text:p>
          </table:table-cell>
          <table:table-cell office:value-type="float" office:value="141.152621886942" calcext:value-type="float">
            <text:p>141.1526218869</text:p>
          </table:table-cell>
          <table:table-cell table:number-columns-repeated="3"/>
        </table:table-row>
        <table:table-row table:style-name="ro1">
          <table:table-cell office:value-type="float" office:value="0.754020793181101" calcext:value-type="float">
            <text:p>0.7540207932</text:p>
          </table:table-cell>
          <table:table-cell table:formula="of:=[.A1507]-1" office:value-type="float" office:value="-0.245979206818899" calcext:value-type="float">
            <text:p>-0.2459792068</text:p>
          </table:table-cell>
          <table:table-cell table:formula="of:=[.B1507]+[.$C$1]" office:value-type="float" office:value="-0.0759792068188989" calcext:value-type="float">
            <text:p>-0.0759792068</text:p>
          </table:table-cell>
          <table:table-cell table:formula="of:=[.D1506]+([.D1506]*[.C1507]/100)" office:value-type="float" office:value="73.1506755264993" calcext:value-type="float">
            <text:p>73.1506755265</text:p>
          </table:table-cell>
          <table:table-cell office:value-type="float" office:value="141.203570862605" calcext:value-type="float">
            <text:p>141.2035708626</text:p>
          </table:table-cell>
          <table:table-cell office:value-type="float" office:value="140.556663721998" calcext:value-type="float">
            <text:p>140.556663722</text:p>
          </table:table-cell>
          <table:table-cell table:number-columns-repeated="3"/>
        </table:table-row>
        <table:table-row table:style-name="ro1">
          <table:table-cell office:value-type="float" office:value="1.03563609307689" calcext:value-type="float">
            <text:p>1.0356360931</text:p>
          </table:table-cell>
          <table:table-cell table:formula="of:=[.A1508]-1" office:value-type="float" office:value="0.03563609307689" calcext:value-type="float">
            <text:p>0.0356360931</text:p>
          </table:table-cell>
          <table:table-cell table:formula="of:=[.B1508]+[.$C$1]" office:value-type="float" office:value="0.20563609307689" calcext:value-type="float">
            <text:p>0.2056360931</text:p>
          </table:table-cell>
          <table:table-cell table:formula="of:=[.D1507]+([.D1507]*[.C1508]/100)" office:value-type="float" office:value="73.3010997177114" calcext:value-type="float">
            <text:p>73.3010997177</text:p>
          </table:table-cell>
          <table:table-cell office:value-type="float" office:value="140.01212056738" calcext:value-type="float">
            <text:p>140.0121205674</text:p>
          </table:table-cell>
          <table:table-cell office:value-type="float" office:value="141.203570862605" calcext:value-type="float">
            <text:p>141.2035708626</text:p>
          </table:table-cell>
          <table:table-cell table:number-columns-repeated="3"/>
        </table:table-row>
        <table:table-row table:style-name="ro1">
          <table:table-cell office:value-type="float" office:value="1.01898416672653" calcext:value-type="float">
            <text:p>1.0189841667</text:p>
          </table:table-cell>
          <table:table-cell table:formula="of:=[.A1509]-1" office:value-type="float" office:value="0.01898416672653" calcext:value-type="float">
            <text:p>0.0189841667</text:p>
          </table:table-cell>
          <table:table-cell table:formula="of:=[.B1509]+[.$C$1]" office:value-type="float" office:value="0.18898416672653" calcext:value-type="float">
            <text:p>0.1889841667</text:p>
          </table:table-cell>
          <table:table-cell table:formula="of:=[.D1508]+([.D1508]*[.C1509]/100)" office:value-type="float" office:value="73.4396271902143" calcext:value-type="float">
            <text:p>73.4396271902</text:p>
          </table:table-cell>
          <table:table-cell office:value-type="float" office:value="140.130313531533" calcext:value-type="float">
            <text:p>140.1303135315</text:p>
          </table:table-cell>
          <table:table-cell office:value-type="float" office:value="140.01212056738" calcext:value-type="float">
            <text:p>140.0121205674</text:p>
          </table:table-cell>
          <table:table-cell table:number-columns-repeated="3"/>
        </table:table-row>
        <table:table-row table:style-name="ro1">
          <table:table-cell office:value-type="float" office:value="0.910967051263407" calcext:value-type="float">
            <text:p>0.9109670513</text:p>
          </table:table-cell>
          <table:table-cell table:formula="of:=[.A1510]-1" office:value-type="float" office:value="-0.089032948736593" calcext:value-type="float">
            <text:p>-0.0890329487</text:p>
          </table:table-cell>
          <table:table-cell table:formula="of:=[.B1510]+[.$C$1]" office:value-type="float" office:value="0.0809670512634071" calcext:value-type="float">
            <text:p>0.0809670513</text:p>
          </table:table-cell>
          <table:table-cell table:formula="of:=[.D1509]+([.D1509]*[.C1510]/100)" office:value-type="float" office:value="73.499089090809" calcext:value-type="float">
            <text:p>73.4990890908</text:p>
          </table:table-cell>
          <table:table-cell office:value-type="float" office:value="139.490563541726" calcext:value-type="float">
            <text:p>139.4905635417</text:p>
          </table:table-cell>
          <table:table-cell office:value-type="float" office:value="140.130313531533" calcext:value-type="float">
            <text:p>140.1303135315</text:p>
          </table:table-cell>
          <table:table-cell table:number-columns-repeated="3"/>
        </table:table-row>
        <table:table-row table:style-name="ro1">
          <table:table-cell office:value-type="float" office:value="1.04604972757414" calcext:value-type="float">
            <text:p>1.0460497276</text:p>
          </table:table-cell>
          <table:table-cell table:formula="of:=[.A1511]-1" office:value-type="float" office:value="0.0460497275741401" calcext:value-type="float">
            <text:p>0.0460497276</text:p>
          </table:table-cell>
          <table:table-cell table:formula="of:=[.B1511]+[.$C$1]" office:value-type="float" office:value="0.21604972757414" calcext:value-type="float">
            <text:p>0.2160497276</text:p>
          </table:table-cell>
          <table:table-cell table:formula="of:=[.D1510]+([.D1510]*[.C1511]/100)" office:value-type="float" office:value="73.6578836725592" calcext:value-type="float">
            <text:p>73.6578836726</text:p>
          </table:table-cell>
          <table:table-cell office:value-type="float" office:value="141.072761334726" calcext:value-type="float">
            <text:p>141.0727613347</text:p>
          </table:table-cell>
          <table:table-cell office:value-type="float" office:value="139.490563541726" calcext:value-type="float">
            <text:p>139.4905635417</text:p>
          </table:table-cell>
          <table:table-cell table:number-columns-repeated="3"/>
        </table:table-row>
        <table:table-row table:style-name="ro1">
          <table:table-cell office:value-type="float" office:value="1.07087897598677" calcext:value-type="float">
            <text:p>1.070878976</text:p>
          </table:table-cell>
          <table:table-cell table:formula="of:=[.A1512]-1" office:value-type="float" office:value="0.0708789759867701" calcext:value-type="float">
            <text:p>0.070878976</text:p>
          </table:table-cell>
          <table:table-cell table:formula="of:=[.B1512]+[.$C$1]" office:value-type="float" office:value="0.24087897598677" calcext:value-type="float">
            <text:p>0.240878976</text:p>
          </table:table-cell>
          <table:table-cell table:formula="of:=[.D1511]+([.D1511]*[.C1512]/100)" office:value-type="float" office:value="73.8353100284832" calcext:value-type="float">
            <text:p>73.8353100285</text:p>
          </table:table-cell>
          <table:table-cell office:value-type="float" office:value="141.209546257697" calcext:value-type="float">
            <text:p>141.2095462577</text:p>
          </table:table-cell>
          <table:table-cell office:value-type="float" office:value="141.072761334726" calcext:value-type="float">
            <text:p>141.0727613347</text:p>
          </table:table-cell>
          <table:table-cell table:number-columns-repeated="3"/>
        </table:table-row>
        <table:table-row table:style-name="ro1">
          <table:table-cell office:value-type="float" office:value="0.918054655932482" calcext:value-type="float">
            <text:p>0.9180546559</text:p>
          </table:table-cell>
          <table:table-cell table:formula="of:=[.A1513]-1" office:value-type="float" office:value="-0.081945344067518" calcext:value-type="float">
            <text:p>-0.0819453441</text:p>
          </table:table-cell>
          <table:table-cell table:formula="of:=[.B1513]+[.$C$1]" office:value-type="float" office:value="0.088054655932482" calcext:value-type="float">
            <text:p>0.0880546559</text:p>
          </table:table-cell>
          <table:table-cell table:formula="of:=[.D1512]+([.D1512]*[.C1513]/100)" office:value-type="float" office:value="73.9003254566854" calcext:value-type="float">
            <text:p>73.9003254567</text:p>
          </table:table-cell>
          <table:table-cell office:value-type="float" office:value="141.12908648884" calcext:value-type="float">
            <text:p>141.1290864888</text:p>
          </table:table-cell>
          <table:table-cell office:value-type="float" office:value="141.209546257697" calcext:value-type="float">
            <text:p>141.2095462577</text:p>
          </table:table-cell>
          <table:table-cell table:number-columns-repeated="3"/>
        </table:table-row>
        <table:table-row table:style-name="ro1">
          <table:table-cell office:value-type="float" office:value="0.519537255779969" calcext:value-type="float">
            <text:p>0.5195372558</text:p>
          </table:table-cell>
          <table:table-cell table:formula="of:=[.A1514]-1" office:value-type="float" office:value="-0.480462744220031" calcext:value-type="float">
            <text:p>-0.4804627442</text:p>
          </table:table-cell>
          <table:table-cell table:formula="of:=[.B1514]+[.$C$1]" office:value-type="float" office:value="-0.310462744220031" calcext:value-type="float">
            <text:p>-0.3104627442</text:p>
          </table:table-cell>
          <table:table-cell table:formula="of:=[.D1513]+([.D1513]*[.C1514]/100)" office:value-type="float" office:value="73.6708924782851" calcext:value-type="float">
            <text:p>73.6708924783</text:p>
          </table:table-cell>
          <table:table-cell office:value-type="float" office:value="141.906819809335" calcext:value-type="float">
            <text:p>141.9068198093</text:p>
          </table:table-cell>
          <table:table-cell office:value-type="float" office:value="141.12908648884" calcext:value-type="float">
            <text:p>141.1290864888</text:p>
          </table:table-cell>
          <table:table-cell table:number-columns-repeated="3"/>
        </table:table-row>
        <table:table-row table:style-name="ro1">
          <table:table-cell office:value-type="float" office:value="1.08756950447342" calcext:value-type="float">
            <text:p>1.0875695045</text:p>
          </table:table-cell>
          <table:table-cell table:formula="of:=[.A1515]-1" office:value-type="float" office:value="0.0875695044734199" calcext:value-type="float">
            <text:p>0.0875695045</text:p>
          </table:table-cell>
          <table:table-cell table:formula="of:=[.B1515]+[.$C$1]" office:value-type="float" office:value="0.25756950447342" calcext:value-type="float">
            <text:p>0.2575695045</text:p>
          </table:table-cell>
          <table:table-cell table:formula="of:=[.D1514]+([.D1514]*[.C1515]/100)" office:value-type="float" office:value="73.8606462309825" calcext:value-type="float">
            <text:p>73.860646231</text:p>
          </table:table-cell>
          <table:table-cell office:value-type="float" office:value="142.433303622264" calcext:value-type="float">
            <text:p>142.4333036223</text:p>
          </table:table-cell>
          <table:table-cell office:value-type="float" office:value="141.906819809335" calcext:value-type="float">
            <text:p>141.9068198093</text:p>
          </table:table-cell>
          <table:table-cell table:number-columns-repeated="3"/>
        </table:table-row>
        <table:table-row table:style-name="ro1">
          <table:table-cell office:value-type="float" office:value="0.701861748276975" calcext:value-type="float">
            <text:p>0.7018617483</text:p>
          </table:table-cell>
          <table:table-cell table:formula="of:=[.A1516]-1" office:value-type="float" office:value="-0.298138251723025" calcext:value-type="float">
            <text:p>-0.2981382517</text:p>
          </table:table-cell>
          <table:table-cell table:formula="of:=[.B1516]+[.$C$1]" office:value-type="float" office:value="-0.128138251723025" calcext:value-type="float">
            <text:p>-0.1281382517</text:p>
          </table:table-cell>
          <table:table-cell table:formula="of:=[.D1515]+([.D1515]*[.C1516]/100)" office:value-type="float" office:value="73.7660024901908" calcext:value-type="float">
            <text:p>73.7660024902</text:p>
          </table:table-cell>
          <table:table-cell office:value-type="float" office:value="142.001494018872" calcext:value-type="float">
            <text:p>142.0014940189</text:p>
          </table:table-cell>
          <table:table-cell office:value-type="float" office:value="142.433303622264" calcext:value-type="float">
            <text:p>142.4333036223</text:p>
          </table:table-cell>
          <table:table-cell table:number-columns-repeated="3"/>
        </table:table-row>
        <table:table-row table:style-name="ro1">
          <table:table-cell office:value-type="float" office:value="0.689165600020175" calcext:value-type="float">
            <text:p>0.6891656</text:p>
          </table:table-cell>
          <table:table-cell table:formula="of:=[.A1517]-1" office:value-type="float" office:value="-0.310834399979825" calcext:value-type="float">
            <text:p>-0.3108344</text:p>
          </table:table-cell>
          <table:table-cell table:formula="of:=[.B1517]+[.$C$1]" office:value-type="float" office:value="-0.140834399979825" calcext:value-type="float">
            <text:p>-0.1408344</text:p>
          </table:table-cell>
          <table:table-cell table:formula="of:=[.D1516]+([.D1516]*[.C1517]/100)" office:value-type="float" office:value="73.6621145831947" calcext:value-type="float">
            <text:p>73.6621145832</text:p>
          </table:table-cell>
          <table:table-cell office:value-type="float" office:value="143.49991977618" calcext:value-type="float">
            <text:p>143.4999197762</text:p>
          </table:table-cell>
          <table:table-cell office:value-type="float" office:value="142.001494018872" calcext:value-type="float">
            <text:p>142.0014940189</text:p>
          </table:table-cell>
          <table:table-cell table:number-columns-repeated="3"/>
        </table:table-row>
        <table:table-row table:style-name="ro1">
          <table:table-cell office:value-type="float" office:value="0.591559543616762" calcext:value-type="float">
            <text:p>0.5915595436</text:p>
          </table:table-cell>
          <table:table-cell table:formula="of:=[.A1518]-1" office:value-type="float" office:value="-0.408440456383238" calcext:value-type="float">
            <text:p>-0.4084404564</text:p>
          </table:table-cell>
          <table:table-cell table:formula="of:=[.B1518]+[.$C$1]" office:value-type="float" office:value="-0.238440456383238" calcext:value-type="float">
            <text:p>-0.2384404564</text:p>
          </table:table-cell>
          <table:table-cell table:formula="of:=[.D1517]+([.D1517]*[.C1518]/100)" office:value-type="float" office:value="73.486474301001" calcext:value-type="float">
            <text:p>73.486474301</text:p>
          </table:table-cell>
          <table:table-cell office:value-type="float" office:value="144.188920995256" calcext:value-type="float">
            <text:p>144.1889209953</text:p>
          </table:table-cell>
          <table:table-cell office:value-type="float" office:value="143.49991977618" calcext:value-type="float">
            <text:p>143.4999197762</text:p>
          </table:table-cell>
          <table:table-cell table:number-columns-repeated="3"/>
        </table:table-row>
        <table:table-row table:style-name="ro1">
          <table:table-cell office:value-type="float" office:value="0.597739390932061" calcext:value-type="float">
            <text:p>0.5977393909</text:p>
          </table:table-cell>
          <table:table-cell table:formula="of:=[.A1519]-1" office:value-type="float" office:value="-0.402260609067939" calcext:value-type="float">
            <text:p>-0.4022606091</text:p>
          </table:table-cell>
          <table:table-cell table:formula="of:=[.B1519]+[.$C$1]" office:value-type="float" office:value="-0.232260609067939" calcext:value-type="float">
            <text:p>-0.2322606091</text:p>
          </table:table-cell>
          <table:table-cell table:formula="of:=[.D1518]+([.D1518]*[.C1519]/100)" office:value-type="float" office:value="73.3157941682069" calcext:value-type="float">
            <text:p>73.3157941682</text:p>
          </table:table-cell>
          <table:table-cell office:value-type="float" office:value="144.696330145654" calcext:value-type="float">
            <text:p>144.6963301457</text:p>
          </table:table-cell>
          <table:table-cell office:value-type="float" office:value="144.188920995256" calcext:value-type="float">
            <text:p>144.1889209953</text:p>
          </table:table-cell>
          <table:table-cell table:number-columns-repeated="3"/>
        </table:table-row>
        <table:table-row table:style-name="ro1">
          <table:table-cell office:value-type="float" office:value="0.768353686380579" calcext:value-type="float">
            <text:p>0.7683536864</text:p>
          </table:table-cell>
          <table:table-cell table:formula="of:=[.A1520]-1" office:value-type="float" office:value="-0.231646313619421" calcext:value-type="float">
            <text:p>-0.2316463136</text:p>
          </table:table-cell>
          <table:table-cell table:formula="of:=[.B1520]+[.$C$1]" office:value-type="float" office:value="-0.0616463136194209" calcext:value-type="float">
            <text:p>-0.0616463136</text:p>
          </table:table-cell>
          <table:table-cell table:formula="of:=[.D1519]+([.D1519]*[.C1520]/100)" office:value-type="float" office:value="73.2705976838014" calcext:value-type="float">
            <text:p>73.2705976838</text:p>
          </table:table-cell>
          <table:table-cell office:value-type="float" office:value="145.2107133685" calcext:value-type="float">
            <text:p>145.2107133685</text:p>
          </table:table-cell>
          <table:table-cell office:value-type="float" office:value="144.696330145654" calcext:value-type="float">
            <text:p>144.6963301457</text:p>
          </table:table-cell>
          <table:table-cell table:number-columns-repeated="3"/>
        </table:table-row>
        <table:table-row table:style-name="ro1">
          <table:table-cell office:value-type="float" office:value="0.580225739519204" calcext:value-type="float">
            <text:p>0.5802257395</text:p>
          </table:table-cell>
          <table:table-cell table:formula="of:=[.A1521]-1" office:value-type="float" office:value="-0.419774260480796" calcext:value-type="float">
            <text:p>-0.4197742605</text:p>
          </table:table-cell>
          <table:table-cell table:formula="of:=[.B1521]+[.$C$1]" office:value-type="float" office:value="-0.249774260480796" calcext:value-type="float">
            <text:p>-0.2497742605</text:p>
          </table:table-cell>
          <table:table-cell table:formula="of:=[.D1520]+([.D1520]*[.C1521]/100)" office:value-type="float" office:value="73.0875865902868" calcext:value-type="float">
            <text:p>73.0875865903</text:p>
          </table:table-cell>
          <table:table-cell office:value-type="float" office:value="144.884580026453" calcext:value-type="float">
            <text:p>144.8845800265</text:p>
          </table:table-cell>
          <table:table-cell office:value-type="float" office:value="145.2107133685" calcext:value-type="float">
            <text:p>145.2107133685</text:p>
          </table:table-cell>
          <table:table-cell table:number-columns-repeated="3"/>
        </table:table-row>
        <table:table-row table:style-name="ro1">
          <table:table-cell office:value-type="float" office:value="0.569779881595102" calcext:value-type="float">
            <text:p>0.5697798816</text:p>
          </table:table-cell>
          <table:table-cell table:formula="of:=[.A1522]-1" office:value-type="float" office:value="-0.430220118404898" calcext:value-type="float">
            <text:p>-0.4302201184</text:p>
          </table:table-cell>
          <table:table-cell table:formula="of:=[.B1522]+[.$C$1]" office:value-type="float" office:value="-0.260220118404898" calcext:value-type="float">
            <text:p>-0.2602201184</text:p>
          </table:table-cell>
          <table:table-cell table:formula="of:=[.D1521]+([.D1521]*[.C1522]/100)" office:value-type="float" office:value="72.8973979859223" calcext:value-type="float">
            <text:p>72.8973979859</text:p>
          </table:table-cell>
          <table:table-cell office:value-type="float" office:value="145.529256803536" calcext:value-type="float">
            <text:p>145.5292568035</text:p>
          </table:table-cell>
          <table:table-cell office:value-type="float" office:value="144.884580026453" calcext:value-type="float">
            <text:p>144.8845800265</text:p>
          </table:table-cell>
          <table:table-cell table:number-columns-repeated="3"/>
        </table:table-row>
        <table:table-row table:style-name="ro1">
          <table:table-cell office:value-type="float" office:value="0.635222812340515" calcext:value-type="float">
            <text:p>0.6352228123</text:p>
          </table:table-cell>
          <table:table-cell table:formula="of:=[.A1523]-1" office:value-type="float" office:value="-0.364777187659485" calcext:value-type="float">
            <text:p>-0.3647771877</text:p>
          </table:table-cell>
          <table:table-cell table:formula="of:=[.B1523]+[.$C$1]" office:value-type="float" office:value="-0.194777187659485" calcext:value-type="float">
            <text:p>-0.1947771877</text:p>
          </table:table-cell>
          <table:table-cell table:formula="of:=[.D1522]+([.D1522]*[.C1523]/100)" office:value-type="float" office:value="72.7554104842484" calcext:value-type="float">
            <text:p>72.7554104842</text:p>
          </table:table-cell>
          <table:table-cell office:value-type="float" office:value="145.783469039157" calcext:value-type="float">
            <text:p>145.7834690392</text:p>
          </table:table-cell>
          <table:table-cell office:value-type="float" office:value="145.529256803536" calcext:value-type="float">
            <text:p>145.5292568035</text:p>
          </table:table-cell>
          <table:table-cell table:number-columns-repeated="3"/>
        </table:table-row>
        <table:table-row table:style-name="ro1">
          <table:table-cell office:value-type="float" office:value="0.491315145873038" calcext:value-type="float">
            <text:p>0.4913151459</text:p>
          </table:table-cell>
          <table:table-cell table:formula="of:=[.A1524]-1" office:value-type="float" office:value="-0.508684854126962" calcext:value-type="float">
            <text:p>-0.5086848541</text:p>
          </table:table-cell>
          <table:table-cell table:formula="of:=[.B1524]+[.$C$1]" office:value-type="float" office:value="-0.338684854126962" calcext:value-type="float">
            <text:p>-0.3386848541</text:p>
          </table:table-cell>
          <table:table-cell table:formula="of:=[.D1523]+([.D1523]*[.C1524]/100)" office:value-type="float" office:value="72.5089989283803" calcext:value-type="float">
            <text:p>72.5089989284</text:p>
          </table:table-cell>
          <table:table-cell office:value-type="float" office:value="145.913945680265" calcext:value-type="float">
            <text:p>145.9139456803</text:p>
          </table:table-cell>
          <table:table-cell office:value-type="float" office:value="145.783469039157" calcext:value-type="float">
            <text:p>145.7834690392</text:p>
          </table:table-cell>
          <table:table-cell table:number-columns-repeated="3"/>
        </table:table-row>
        <table:table-row table:style-name="ro1">
          <table:table-cell office:value-type="float" office:value="0.993958181096287" calcext:value-type="float">
            <text:p>0.9939581811</text:p>
          </table:table-cell>
          <table:table-cell table:formula="of:=[.A1525]-1" office:value-type="float" office:value="-0.00604181890371291" calcext:value-type="float">
            <text:p>-0.0060418189</text:p>
          </table:table-cell>
          <table:table-cell table:formula="of:=[.B1525]+[.$C$1]" office:value-type="float" office:value="0.163958181096287" calcext:value-type="float">
            <text:p>0.1639581811</text:p>
          </table:table-cell>
          <table:table-cell table:formula="of:=[.D1524]+([.D1524]*[.C1525]/100)" office:value-type="float" office:value="72.6278833641544" calcext:value-type="float">
            <text:p>72.6278833642</text:p>
          </table:table-cell>
          <table:table-cell office:value-type="float" office:value="145.552276210951" calcext:value-type="float">
            <text:p>145.552276211</text:p>
          </table:table-cell>
          <table:table-cell office:value-type="float" office:value="145.913945680265" calcext:value-type="float">
            <text:p>145.9139456803</text:p>
          </table:table-cell>
          <table:table-cell table:number-columns-repeated="3"/>
        </table:table-row>
        <table:table-row table:style-name="ro1">
          <table:table-cell office:value-type="float" office:value="0.59491342244331" calcext:value-type="float">
            <text:p>0.5949134224</text:p>
          </table:table-cell>
          <table:table-cell table:formula="of:=[.A1526]-1" office:value-type="float" office:value="-0.40508657755669" calcext:value-type="float">
            <text:p>-0.4050865776</text:p>
          </table:table-cell>
          <table:table-cell table:formula="of:=[.B1526]+[.$C$1]" office:value-type="float" office:value="-0.23508657755669" calcext:value-type="float">
            <text:p>-0.2350865776</text:p>
          </table:table-cell>
          <table:table-cell table:formula="of:=[.D1525]+([.D1525]*[.C1526]/100)" office:value-type="float" office:value="72.4571449588018" calcext:value-type="float">
            <text:p>72.4571449588</text:p>
          </table:table-cell>
          <table:table-cell office:value-type="float" office:value="145.713162453171" calcext:value-type="float">
            <text:p>145.7131624532</text:p>
          </table:table-cell>
          <table:table-cell office:value-type="float" office:value="145.552276210951" calcext:value-type="float">
            <text:p>145.552276211</text:p>
          </table:table-cell>
          <table:table-cell table:number-columns-repeated="3"/>
        </table:table-row>
        <table:table-row table:style-name="ro1">
          <table:table-cell office:value-type="float" office:value="0.854377709616133" calcext:value-type="float">
            <text:p>0.8543777096</text:p>
          </table:table-cell>
          <table:table-cell table:formula="of:=[.A1527]-1" office:value-type="float" office:value="-0.145622290383867" calcext:value-type="float">
            <text:p>-0.1456222904</text:p>
          </table:table-cell>
          <table:table-cell table:formula="of:=[.B1527]+[.$C$1]" office:value-type="float" office:value="0.024377709616133" calcext:value-type="float">
            <text:p>0.0243777096</text:p>
          </table:table-cell>
          <table:table-cell table:formula="of:=[.D1526]+([.D1526]*[.C1527]/100)" office:value-type="float" office:value="72.4748083511959" calcext:value-type="float">
            <text:p>72.4748083512</text:p>
          </table:table-cell>
          <table:table-cell office:value-type="float" office:value="145.449928868449" calcext:value-type="float">
            <text:p>145.4499288684</text:p>
          </table:table-cell>
          <table:table-cell office:value-type="float" office:value="145.713162453171" calcext:value-type="float">
            <text:p>145.7131624532</text:p>
          </table:table-cell>
          <table:table-cell table:number-columns-repeated="3"/>
        </table:table-row>
        <table:table-row table:style-name="ro1">
          <table:table-cell office:value-type="float" office:value="0.846932688499692" calcext:value-type="float">
            <text:p>0.8469326885</text:p>
          </table:table-cell>
          <table:table-cell table:formula="of:=[.A1528]-1" office:value-type="float" office:value="-0.153067311500308" calcext:value-type="float">
            <text:p>-0.1530673115</text:p>
          </table:table-cell>
          <table:table-cell table:formula="of:=[.B1528]+[.$C$1]" office:value-type="float" office:value="0.0169326884996921" calcext:value-type="float">
            <text:p>0.0169326885</text:p>
          </table:table-cell>
          <table:table-cell table:formula="of:=[.D1527]+([.D1527]*[.C1528]/100)" office:value-type="float" office:value="72.4870802847348" calcext:value-type="float">
            <text:p>72.4870802847</text:p>
          </table:table-cell>
          <table:table-cell office:value-type="float" office:value="145.541274167666" calcext:value-type="float">
            <text:p>145.5412741677</text:p>
          </table:table-cell>
          <table:table-cell office:value-type="float" office:value="145.449928868449" calcext:value-type="float">
            <text:p>145.4499288684</text:p>
          </table:table-cell>
          <table:table-cell table:number-columns-repeated="3"/>
        </table:table-row>
        <table:table-row table:style-name="ro1">
          <table:table-cell office:value-type="float" office:value="0.970407625342564" calcext:value-type="float">
            <text:p>0.9704076253</text:p>
          </table:table-cell>
          <table:table-cell table:formula="of:=[.A1529]-1" office:value-type="float" office:value="-0.0295923746574359" calcext:value-type="float">
            <text:p>-0.0295923747</text:p>
          </table:table-cell>
          <table:table-cell table:formula="of:=[.B1529]+[.$C$1]" office:value-type="float" office:value="0.140407625342564" calcext:value-type="float">
            <text:p>0.1404076253</text:p>
          </table:table-cell>
          <table:table-cell table:formula="of:=[.D1528]+([.D1528]*[.C1529]/100)" office:value-type="float" office:value="72.5888576728427" calcext:value-type="float">
            <text:p>72.5888576728</text:p>
          </table:table-cell>
          <table:table-cell office:value-type="float" office:value="145.46713933268" calcext:value-type="float">
            <text:p>145.4671393327</text:p>
          </table:table-cell>
          <table:table-cell office:value-type="float" office:value="145.541274167666" calcext:value-type="float">
            <text:p>145.5412741677</text:p>
          </table:table-cell>
          <table:table-cell table:number-columns-repeated="3"/>
        </table:table-row>
        <table:table-row table:style-name="ro1">
          <table:table-cell office:value-type="float" office:value="0.744954087489277" calcext:value-type="float">
            <text:p>0.7449540875</text:p>
          </table:table-cell>
          <table:table-cell table:formula="of:=[.A1530]-1" office:value-type="float" office:value="-0.255045912510723" calcext:value-type="float">
            <text:p>-0.2550459125</text:p>
          </table:table-cell>
          <table:table-cell table:formula="of:=[.B1530]+[.$C$1]" office:value-type="float" office:value="-0.0850459125107229" calcext:value-type="float">
            <text:p>-0.0850459125</text:p>
          </table:table-cell>
          <table:table-cell table:formula="of:=[.D1529]+([.D1529]*[.C1530]/100)" office:value-type="float" office:value="72.5271238164538" calcext:value-type="float">
            <text:p>72.5271238165</text:p>
          </table:table-cell>
          <table:table-cell office:value-type="float" office:value="146.044755208145" calcext:value-type="float">
            <text:p>146.0447552081</text:p>
          </table:table-cell>
          <table:table-cell office:value-type="float" office:value="145.46713933268" calcext:value-type="float">
            <text:p>145.4671393327</text:p>
          </table:table-cell>
          <table:table-cell table:number-columns-repeated="3"/>
        </table:table-row>
        <table:table-row table:style-name="ro1">
          <table:table-cell office:value-type="float" office:value="1.02598321699603" calcext:value-type="float">
            <text:p>1.025983217</text:p>
          </table:table-cell>
          <table:table-cell table:formula="of:=[.A1531]-1" office:value-type="float" office:value="0.0259832169960299" calcext:value-type="float">
            <text:p>0.025983217</text:p>
          </table:table-cell>
          <table:table-cell table:formula="of:=[.B1531]+[.$C$1]" office:value-type="float" office:value="0.19598321699603" calcext:value-type="float">
            <text:p>0.195983217</text:p>
          </table:table-cell>
          <table:table-cell table:formula="of:=[.D1530]+([.D1530]*[.C1531]/100)" office:value-type="float" office:value="72.6692648069039" calcext:value-type="float">
            <text:p>72.6692648069</text:p>
          </table:table-cell>
          <table:table-cell office:value-type="float" office:value="145.823698919324" calcext:value-type="float">
            <text:p>145.8236989193</text:p>
          </table:table-cell>
          <table:table-cell office:value-type="float" office:value="146.044755208145" calcext:value-type="float">
            <text:p>146.0447552081</text:p>
          </table:table-cell>
          <table:table-cell table:number-columns-repeated="3"/>
        </table:table-row>
        <table:table-row table:style-name="ro1">
          <table:table-cell office:value-type="float" office:value="0.526372464711208" calcext:value-type="float">
            <text:p>0.5263724647</text:p>
          </table:table-cell>
          <table:table-cell table:formula="of:=[.A1532]-1" office:value-type="float" office:value="-0.473627535288792" calcext:value-type="float">
            <text:p>-0.4736275353</text:p>
          </table:table-cell>
          <table:table-cell table:formula="of:=[.B1532]+[.$C$1]" office:value-type="float" office:value="-0.303627535288792" calcext:value-type="float">
            <text:p>-0.3036275353</text:p>
          </table:table-cell>
          <table:table-cell table:formula="of:=[.D1531]+([.D1531]*[.C1532]/100)" office:value-type="float" office:value="72.4486209092583" calcext:value-type="float">
            <text:p>72.4486209093</text:p>
          </table:table-cell>
          <table:table-cell office:value-type="float" office:value="144.992370146918" calcext:value-type="float">
            <text:p>144.9923701469</text:p>
          </table:table-cell>
          <table:table-cell office:value-type="float" office:value="145.823698919324" calcext:value-type="float">
            <text:p>145.8236989193</text:p>
          </table:table-cell>
          <table:table-cell table:number-columns-repeated="3"/>
        </table:table-row>
        <table:table-row table:style-name="ro1">
          <table:table-cell office:value-type="float" office:value="0.664430945199125" calcext:value-type="float">
            <text:p>0.6644309452</text:p>
          </table:table-cell>
          <table:table-cell table:formula="of:=[.A1533]-1" office:value-type="float" office:value="-0.335569054800875" calcext:value-type="float">
            <text:p>-0.3355690548</text:p>
          </table:table-cell>
          <table:table-cell table:formula="of:=[.B1533]+[.$C$1]" office:value-type="float" office:value="-0.165569054800875" calcext:value-type="float">
            <text:p>-0.1655690548</text:p>
          </table:table-cell>
          <table:table-cell table:formula="of:=[.D1532]+([.D1532]*[.C1533]/100)" office:value-type="float" office:value="72.3286684124025" calcext:value-type="float">
            <text:p>72.3286684124</text:p>
          </table:table-cell>
          <table:table-cell office:value-type="float" office:value="145.459732512541" calcext:value-type="float">
            <text:p>145.4597325125</text:p>
          </table:table-cell>
          <table:table-cell office:value-type="float" office:value="144.992370146918" calcext:value-type="float">
            <text:p>144.9923701469</text:p>
          </table:table-cell>
          <table:table-cell table:number-columns-repeated="3"/>
        </table:table-row>
        <table:table-row table:style-name="ro1">
          <table:table-cell office:value-type="float" office:value="1.23864864910279" calcext:value-type="float">
            <text:p>1.2386486491</text:p>
          </table:table-cell>
          <table:table-cell table:formula="of:=[.A1534]-1" office:value-type="float" office:value="0.23864864910279" calcext:value-type="float">
            <text:p>0.2386486491</text:p>
          </table:table-cell>
          <table:table-cell table:formula="of:=[.B1534]+[.$C$1]" office:value-type="float" office:value="0.40864864910279" calcext:value-type="float">
            <text:p>0.4086486491</text:p>
          </table:table-cell>
          <table:table-cell table:formula="of:=[.D1533]+([.D1533]*[.C1534]/100)" office:value-type="float" office:value="72.6242385387838" calcext:value-type="float">
            <text:p>72.6242385388</text:p>
          </table:table-cell>
          <table:table-cell office:value-type="float" office:value="145.291755693468" calcext:value-type="float">
            <text:p>145.2917556935</text:p>
          </table:table-cell>
          <table:table-cell office:value-type="float" office:value="145.459732512541" calcext:value-type="float">
            <text:p>145.4597325125</text:p>
          </table:table-cell>
          <table:table-cell table:number-columns-repeated="3"/>
        </table:table-row>
        <table:table-row table:style-name="ro1">
          <table:table-cell office:value-type="float" office:value="1.10432043263472" calcext:value-type="float">
            <text:p>1.1043204326</text:p>
          </table:table-cell>
          <table:table-cell table:formula="of:=[.A1535]-1" office:value-type="float" office:value="0.10432043263472" calcext:value-type="float">
            <text:p>0.1043204326</text:p>
          </table:table-cell>
          <table:table-cell table:formula="of:=[.B1535]+[.$C$1]" office:value-type="float" office:value="0.27432043263472" calcext:value-type="float">
            <text:p>0.2743204326</text:p>
          </table:table-cell>
          <table:table-cell table:formula="of:=[.D1534]+([.D1534]*[.C1535]/100)" office:value-type="float" office:value="72.8234616641411" calcext:value-type="float">
            <text:p>72.8234616641</text:p>
          </table:table-cell>
          <table:table-cell office:value-type="float" office:value="144.767735278437" calcext:value-type="float">
            <text:p>144.7677352784</text:p>
          </table:table-cell>
          <table:table-cell office:value-type="float" office:value="145.291755693468" calcext:value-type="float">
            <text:p>145.2917556935</text:p>
          </table:table-cell>
          <table:table-cell table:number-columns-repeated="3"/>
        </table:table-row>
        <table:table-row table:style-name="ro1">
          <table:table-cell office:value-type="float" office:value="1.17452570807258" calcext:value-type="float">
            <text:p>1.1745257081</text:p>
          </table:table-cell>
          <table:table-cell table:formula="of:=[.A1536]-1" office:value-type="float" office:value="0.17452570807258" calcext:value-type="float">
            <text:p>0.1745257081</text:p>
          </table:table-cell>
          <table:table-cell table:formula="of:=[.B1536]+[.$C$1]" office:value-type="float" office:value="0.34452570807258" calcext:value-type="float">
            <text:p>0.3445257081</text:p>
          </table:table-cell>
          <table:table-cell table:formula="of:=[.D1535]+([.D1535]*[.C1536]/100)" office:value-type="float" office:value="73.0743572110825" calcext:value-type="float">
            <text:p>73.0743572111</text:p>
          </table:table-cell>
          <table:table-cell office:value-type="float" office:value="145.139557913578" calcext:value-type="float">
            <text:p>145.1395579136</text:p>
          </table:table-cell>
          <table:table-cell office:value-type="float" office:value="144.767735278437" calcext:value-type="float">
            <text:p>144.7677352784</text:p>
          </table:table-cell>
          <table:table-cell table:number-columns-repeated="3"/>
        </table:table-row>
        <table:table-row table:style-name="ro1">
          <table:table-cell office:value-type="float" office:value="0.717200145001903" calcext:value-type="float">
            <text:p>0.717200145</text:p>
          </table:table-cell>
          <table:table-cell table:formula="of:=[.A1537]-1" office:value-type="float" office:value="-0.282799854998097" calcext:value-type="float">
            <text:p>-0.282799855</text:p>
          </table:table-cell>
          <table:table-cell table:formula="of:=[.B1537]+[.$C$1]" office:value-type="float" office:value="-0.112799854998097" calcext:value-type="float">
            <text:p>-0.112799855</text:p>
          </table:table-cell>
          <table:table-cell table:formula="of:=[.D1536]+([.D1536]*[.C1537]/100)" office:value-type="float" office:value="72.9919294421076" calcext:value-type="float">
            <text:p>72.9919294421</text:p>
          </table:table-cell>
          <table:table-cell office:value-type="float" office:value="145.998832889197" calcext:value-type="float">
            <text:p>145.9988328892</text:p>
          </table:table-cell>
          <table:table-cell office:value-type="float" office:value="145.139557913578" calcext:value-type="float">
            <text:p>145.1395579136</text:p>
          </table:table-cell>
          <table:table-cell table:number-columns-repeated="3"/>
        </table:table-row>
        <table:table-row table:style-name="ro1">
          <table:table-cell office:value-type="float" office:value="0.631958660509369" calcext:value-type="float">
            <text:p>0.6319586605</text:p>
          </table:table-cell>
          <table:table-cell table:formula="of:=[.A1538]-1" office:value-type="float" office:value="-0.368041339490631" calcext:value-type="float">
            <text:p>-0.3680413395</text:p>
          </table:table-cell>
          <table:table-cell table:formula="of:=[.B1538]+[.$C$1]" office:value-type="float" office:value="-0.198041339490631" calcext:value-type="float">
            <text:p>-0.1980413395</text:p>
          </table:table-cell>
          <table:table-cell table:formula="of:=[.D1537]+([.D1537]*[.C1538]/100)" office:value-type="float" office:value="72.8473752473204" calcext:value-type="float">
            <text:p>72.8473752473</text:p>
          </table:table-cell>
          <table:table-cell office:value-type="float" office:value="146.21085118543" calcext:value-type="float">
            <text:p>146.2108511854</text:p>
          </table:table-cell>
          <table:table-cell office:value-type="float" office:value="145.998832889197" calcext:value-type="float">
            <text:p>145.9988328892</text:p>
          </table:table-cell>
          <table:table-cell table:number-columns-repeated="3"/>
        </table:table-row>
        <table:table-row table:style-name="ro1">
          <table:table-cell office:value-type="float" office:value="1.38691642461714" calcext:value-type="float">
            <text:p>1.3869164246</text:p>
          </table:table-cell>
          <table:table-cell table:formula="of:=[.A1539]-1" office:value-type="float" office:value="0.38691642461714" calcext:value-type="float">
            <text:p>0.3869164246</text:p>
          </table:table-cell>
          <table:table-cell table:formula="of:=[.B1539]+[.$C$1]" office:value-type="float" office:value="0.55691642461714" calcext:value-type="float">
            <text:p>0.5569164246</text:p>
          </table:table-cell>
          <table:table-cell table:formula="of:=[.D1538]+([.D1538]*[.C1539]/100)" office:value-type="float" office:value="73.2530742449752" calcext:value-type="float">
            <text:p>73.253074245</text:p>
          </table:table-cell>
          <table:table-cell office:value-type="float" office:value="147.1409487292" calcext:value-type="float">
            <text:p>147.1409487292</text:p>
          </table:table-cell>
          <table:table-cell office:value-type="float" office:value="146.21085118543" calcext:value-type="float">
            <text:p>146.2108511854</text:p>
          </table:table-cell>
          <table:table-cell table:number-columns-repeated="3"/>
        </table:table-row>
        <table:table-row table:style-name="ro1">
          <table:table-cell office:value-type="float" office:value="1.19288767850587" calcext:value-type="float">
            <text:p>1.1928876785</text:p>
          </table:table-cell>
          <table:table-cell table:formula="of:=[.A1540]-1" office:value-type="float" office:value="0.19288767850587" calcext:value-type="float">
            <text:p>0.1928876785</text:p>
          </table:table-cell>
          <table:table-cell table:formula="of:=[.B1540]+[.$C$1]" office:value-type="float" office:value="0.36288767850587" calcext:value-type="float">
            <text:p>0.3628876785</text:p>
          </table:table-cell>
          <table:table-cell table:formula="of:=[.D1539]+([.D1539]*[.C1540]/100)" office:value-type="float" office:value="73.518900625537" calcext:value-type="float">
            <text:p>73.5189006255</text:p>
          </table:table-cell>
          <table:table-cell office:value-type="float" office:value="147.258126372509" calcext:value-type="float">
            <text:p>147.2581263725</text:p>
          </table:table-cell>
          <table:table-cell office:value-type="float" office:value="147.1409487292" calcext:value-type="float">
            <text:p>147.1409487292</text:p>
          </table:table-cell>
          <table:table-cell table:number-columns-repeated="3"/>
        </table:table-row>
        <table:table-row table:style-name="ro1">
          <table:table-cell office:value-type="float" office:value="1.10410174021304" calcext:value-type="float">
            <text:p>1.1041017402</text:p>
          </table:table-cell>
          <table:table-cell table:formula="of:=[.A1541]-1" office:value-type="float" office:value="0.10410174021304" calcext:value-type="float">
            <text:p>0.1041017402</text:p>
          </table:table-cell>
          <table:table-cell table:formula="of:=[.B1541]+[.$C$1]" office:value-type="float" office:value="0.27410174021304" calcext:value-type="float">
            <text:p>0.2741017402</text:p>
          </table:table-cell>
          <table:table-cell table:formula="of:=[.D1540]+([.D1540]*[.C1541]/100)" office:value-type="float" office:value="73.720417211537" calcext:value-type="float">
            <text:p>73.7204172115</text:p>
          </table:table-cell>
          <table:table-cell office:value-type="float" office:value="146.345755283657" calcext:value-type="float">
            <text:p>146.3457552837</text:p>
          </table:table-cell>
          <table:table-cell office:value-type="float" office:value="147.258126372509" calcext:value-type="float">
            <text:p>147.2581263725</text:p>
          </table:table-cell>
          <table:table-cell table:number-columns-repeated="3"/>
        </table:table-row>
        <table:table-row table:style-name="ro1">
          <table:table-cell office:value-type="float" office:value="1.38835384385172" calcext:value-type="float">
            <text:p>1.3883538439</text:p>
          </table:table-cell>
          <table:table-cell table:formula="of:=[.A1542]-1" office:value-type="float" office:value="0.38835384385172" calcext:value-type="float">
            <text:p>0.3883538439</text:p>
          </table:table-cell>
          <table:table-cell table:formula="of:=[.B1542]+[.$C$1]" office:value-type="float" office:value="0.55835384385172" calcext:value-type="float">
            <text:p>0.5583538439</text:p>
          </table:table-cell>
          <table:table-cell table:formula="of:=[.D1541]+([.D1541]*[.C1542]/100)" office:value-type="float" office:value="74.1320379947412" calcext:value-type="float">
            <text:p>74.1320379947</text:p>
          </table:table-cell>
          <table:table-cell office:value-type="float" office:value="145.350294584663" calcext:value-type="float">
            <text:p>145.3502945847</text:p>
          </table:table-cell>
          <table:table-cell office:value-type="float" office:value="146.345755283657" calcext:value-type="float">
            <text:p>146.3457552837</text:p>
          </table:table-cell>
          <table:table-cell table:number-columns-repeated="3"/>
        </table:table-row>
        <table:table-row table:style-name="ro1">
          <table:table-cell office:value-type="float" office:value="1.34289561137624" calcext:value-type="float">
            <text:p>1.3428956114</text:p>
          </table:table-cell>
          <table:table-cell table:formula="of:=[.A1543]-1" office:value-type="float" office:value="0.34289561137624" calcext:value-type="float">
            <text:p>0.3428956114</text:p>
          </table:table-cell>
          <table:table-cell table:formula="of:=[.B1543]+[.$C$1]" office:value-type="float" office:value="0.51289561137624" calcext:value-type="float">
            <text:p>0.5128956114</text:p>
          </table:table-cell>
          <table:table-cell table:formula="of:=[.D1542]+([.D1542]*[.C1543]/100)" office:value-type="float" office:value="74.51225796424" calcext:value-type="float">
            <text:p>74.5122579642</text:p>
          </table:table-cell>
          <table:table-cell office:value-type="float" office:value="146.664315353658" calcext:value-type="float">
            <text:p>146.6643153537</text:p>
          </table:table-cell>
          <table:table-cell office:value-type="float" office:value="145.350294584663" calcext:value-type="float">
            <text:p>145.3502945847</text:p>
          </table:table-cell>
          <table:table-cell table:number-columns-repeated="3"/>
        </table:table-row>
        <table:table-row table:style-name="ro1">
          <table:table-cell office:value-type="float" office:value="1.25366404448579" calcext:value-type="float">
            <text:p>1.2536640445</text:p>
          </table:table-cell>
          <table:table-cell table:formula="of:=[.A1544]-1" office:value-type="float" office:value="0.25366404448579" calcext:value-type="float">
            <text:p>0.2536640445</text:p>
          </table:table-cell>
          <table:table-cell table:formula="of:=[.B1544]+[.$C$1]" office:value-type="float" office:value="0.42366404448579" calcext:value-type="float">
            <text:p>0.4236640445</text:p>
          </table:table-cell>
          <table:table-cell table:formula="of:=[.D1543]+([.D1543]*[.C1544]/100)" office:value-type="float" office:value="74.827939609969" calcext:value-type="float">
            <text:p>74.82793961</text:p>
          </table:table-cell>
          <table:table-cell office:value-type="float" office:value="144.412290873554" calcext:value-type="float">
            <text:p>144.4122908736</text:p>
          </table:table-cell>
          <table:table-cell office:value-type="float" office:value="146.664315353658" calcext:value-type="float">
            <text:p>146.6643153537</text:p>
          </table:table-cell>
          <table:table-cell table:number-columns-repeated="3"/>
        </table:table-row>
        <table:table-row table:style-name="ro1">
          <table:table-cell office:value-type="float" office:value="0.804951870785669" calcext:value-type="float">
            <text:p>0.8049518708</text:p>
          </table:table-cell>
          <table:table-cell table:formula="of:=[.A1545]-1" office:value-type="float" office:value="-0.195048129214331" calcext:value-type="float">
            <text:p>-0.1950481292</text:p>
          </table:table-cell>
          <table:table-cell table:formula="of:=[.B1545]+[.$C$1]" office:value-type="float" office:value="-0.0250481292143309" calcext:value-type="float">
            <text:p>-0.0250481292</text:p>
          </table:table-cell>
          <table:table-cell table:formula="of:=[.D1544]+([.D1544]*[.C1545]/100)" office:value-type="float" office:value="74.809196610967" calcext:value-type="float">
            <text:p>74.809196611</text:p>
          </table:table-cell>
          <table:table-cell office:value-type="float" office:value="145.838445994178" calcext:value-type="float">
            <text:p>145.8384459942</text:p>
          </table:table-cell>
          <table:table-cell office:value-type="float" office:value="144.412290873554" calcext:value-type="float">
            <text:p>144.4122908736</text:p>
          </table:table-cell>
          <table:table-cell table:number-columns-repeated="3"/>
        </table:table-row>
        <table:table-row table:style-name="ro1">
          <table:table-cell office:value-type="float" office:value="0.856880657747541" calcext:value-type="float">
            <text:p>0.8568806577</text:p>
          </table:table-cell>
          <table:table-cell table:formula="of:=[.A1546]-1" office:value-type="float" office:value="-0.143119342252459" calcext:value-type="float">
            <text:p>-0.1431193423</text:p>
          </table:table-cell>
          <table:table-cell table:formula="of:=[.B1546]+[.$C$1]" office:value-type="float" office:value="0.0268806577475411" calcext:value-type="float">
            <text:p>0.0268806577</text:p>
          </table:table-cell>
          <table:table-cell table:formula="of:=[.D1545]+([.D1545]*[.C1546]/100)" office:value-type="float" office:value="74.8293058150717" calcext:value-type="float">
            <text:p>74.8293058151</text:p>
          </table:table-cell>
          <table:table-cell office:value-type="float" office:value="145.481120756029" calcext:value-type="float">
            <text:p>145.481120756</text:p>
          </table:table-cell>
          <table:table-cell office:value-type="float" office:value="145.838445994178" calcext:value-type="float">
            <text:p>145.8384459942</text:p>
          </table:table-cell>
          <table:table-cell table:number-columns-repeated="3"/>
        </table:table-row>
        <table:table-row table:style-name="ro1">
          <table:table-cell office:value-type="float" office:value="0.794866712733574" calcext:value-type="float">
            <text:p>0.7948667127</text:p>
          </table:table-cell>
          <table:table-cell table:formula="of:=[.A1547]-1" office:value-type="float" office:value="-0.205133287266426" calcext:value-type="float">
            <text:p>-0.2051332873</text:p>
          </table:table-cell>
          <table:table-cell table:formula="of:=[.B1547]+[.$C$1]" office:value-type="float" office:value="-0.035133287266426" calcext:value-type="float">
            <text:p>-0.0351332873</text:p>
          </table:table-cell>
          <table:table-cell table:formula="of:=[.D1546]+([.D1546]*[.C1547]/100)" office:value-type="float" office:value="74.8030158201002" calcext:value-type="float">
            <text:p>74.8030158201</text:p>
          </table:table-cell>
          <table:table-cell office:value-type="float" office:value="145.239774761996" calcext:value-type="float">
            <text:p>145.239774762</text:p>
          </table:table-cell>
          <table:table-cell office:value-type="float" office:value="145.481120756029" calcext:value-type="float">
            <text:p>145.481120756</text:p>
          </table:table-cell>
          <table:table-cell table:number-columns-repeated="3"/>
        </table:table-row>
        <table:table-row table:style-name="ro1">
          <table:table-cell office:value-type="float" office:value="0.751424371180301" calcext:value-type="float">
            <text:p>0.7514243712</text:p>
          </table:table-cell>
          <table:table-cell table:formula="of:=[.A1548]-1" office:value-type="float" office:value="-0.248575628819699" calcext:value-type="float">
            <text:p>-0.2485756288</text:p>
          </table:table-cell>
          <table:table-cell table:formula="of:=[.B1548]+[.$C$1]" office:value-type="float" office:value="-0.078575628819699" calcext:value-type="float">
            <text:p>-0.0785756288</text:p>
          </table:table-cell>
          <table:table-cell table:formula="of:=[.D1547]+([.D1547]*[.C1548]/100)" office:value-type="float" office:value="74.7442388800435" calcext:value-type="float">
            <text:p>74.74423888</text:p>
          </table:table-cell>
          <table:table-cell office:value-type="float" office:value="143.209921760997" calcext:value-type="float">
            <text:p>143.209921761</text:p>
          </table:table-cell>
          <table:table-cell office:value-type="float" office:value="145.239774761996" calcext:value-type="float">
            <text:p>145.239774762</text:p>
          </table:table-cell>
          <table:table-cell table:number-columns-repeated="3"/>
        </table:table-row>
        <table:table-row table:style-name="ro1">
          <table:table-cell office:value-type="float" office:value="0.905301458564969" calcext:value-type="float">
            <text:p>0.9053014586</text:p>
          </table:table-cell>
          <table:table-cell table:formula="of:=[.A1549]-1" office:value-type="float" office:value="-0.094698541435031" calcext:value-type="float">
            <text:p>-0.0946985414</text:p>
          </table:table-cell>
          <table:table-cell table:formula="of:=[.B1549]+[.$C$1]" office:value-type="float" office:value="0.075301458564969" calcext:value-type="float">
            <text:p>0.0753014586</text:p>
          </table:table-cell>
          <table:table-cell table:formula="of:=[.D1548]+([.D1548]*[.C1549]/100)" office:value-type="float" office:value="74.8005223821135" calcext:value-type="float">
            <text:p>74.8005223821</text:p>
          </table:table-cell>
          <table:table-cell office:value-type="float" office:value="143.178729864895" calcext:value-type="float">
            <text:p>143.1787298649</text:p>
          </table:table-cell>
          <table:table-cell office:value-type="float" office:value="143.209921760997" calcext:value-type="float">
            <text:p>143.209921761</text:p>
          </table:table-cell>
          <table:table-cell table:number-columns-repeated="3"/>
        </table:table-row>
        <table:table-row table:style-name="ro1">
          <table:table-cell office:value-type="float" office:value="0.799104692696385" calcext:value-type="float">
            <text:p>0.7991046927</text:p>
          </table:table-cell>
          <table:table-cell table:formula="of:=[.A1550]-1" office:value-type="float" office:value="-0.200895307303615" calcext:value-type="float">
            <text:p>-0.2008953073</text:p>
          </table:table-cell>
          <table:table-cell table:formula="of:=[.B1550]+[.$C$1]" office:value-type="float" office:value="-0.0308953073036149" calcext:value-type="float">
            <text:p>-0.0308953073</text:p>
          </table:table-cell>
          <table:table-cell table:formula="of:=[.D1549]+([.D1549]*[.C1550]/100)" office:value-type="float" office:value="74.7774125308588" calcext:value-type="float">
            <text:p>74.7774125309</text:p>
          </table:table-cell>
          <table:table-cell office:value-type="float" office:value="144.956750802219" calcext:value-type="float">
            <text:p>144.9567508022</text:p>
          </table:table-cell>
          <table:table-cell office:value-type="float" office:value="143.178729864895" calcext:value-type="float">
            <text:p>143.1787298649</text:p>
          </table:table-cell>
          <table:table-cell table:number-columns-repeated="3"/>
        </table:table-row>
        <table:table-row table:style-name="ro1">
          <table:table-cell office:value-type="float" office:value="0.737956015782636" calcext:value-type="float">
            <text:p>0.7379560158</text:p>
          </table:table-cell>
          <table:table-cell table:formula="of:=[.A1551]-1" office:value-type="float" office:value="-0.262043984217364" calcext:value-type="float">
            <text:p>-0.2620439842</text:p>
          </table:table-cell>
          <table:table-cell table:formula="of:=[.B1551]+[.$C$1]" office:value-type="float" office:value="-0.0920439842173639" calcext:value-type="float">
            <text:p>-0.0920439842</text:p>
          </table:table-cell>
          <table:table-cell table:formula="of:=[.D1550]+([.D1550]*[.C1551]/100)" office:value-type="float" office:value="74.7085844210707" calcext:value-type="float">
            <text:p>74.7085844211</text:p>
          </table:table-cell>
          <table:table-cell office:value-type="float" office:value="144.80523544788" calcext:value-type="float">
            <text:p>144.8052354479</text:p>
          </table:table-cell>
          <table:table-cell office:value-type="float" office:value="144.956750802219" calcext:value-type="float">
            <text:p>144.9567508022</text:p>
          </table:table-cell>
          <table:table-cell table:number-columns-repeated="3"/>
        </table:table-row>
        <table:table-row table:style-name="ro1">
          <table:table-cell office:value-type="float" office:value="1.06145065770346" calcext:value-type="float">
            <text:p>1.0614506577</text:p>
          </table:table-cell>
          <table:table-cell table:formula="of:=[.A1552]-1" office:value-type="float" office:value="0.0614506577034599" calcext:value-type="float">
            <text:p>0.0614506577</text:p>
          </table:table-cell>
          <table:table-cell table:formula="of:=[.B1552]+[.$C$1]" office:value-type="float" office:value="0.23145065770346" calcext:value-type="float">
            <text:p>0.2314506577</text:p>
          </table:table-cell>
          <table:table-cell table:formula="of:=[.D1551]+([.D1551]*[.C1552]/100)" office:value-type="float" office:value="74.8814979310743" calcext:value-type="float">
            <text:p>74.8814979311</text:p>
          </table:table-cell>
          <table:table-cell office:value-type="float" office:value="142.482821164359" calcext:value-type="float">
            <text:p>142.4828211644</text:p>
          </table:table-cell>
          <table:table-cell office:value-type="float" office:value="144.80523544788" calcext:value-type="float">
            <text:p>144.8052354479</text:p>
          </table:table-cell>
          <table:table-cell table:number-columns-repeated="3"/>
        </table:table-row>
        <table:table-row table:style-name="ro1">
          <table:table-cell office:value-type="float" office:value="0.543794793761008" calcext:value-type="float">
            <text:p>0.5437947938</text:p>
          </table:table-cell>
          <table:table-cell table:formula="of:=[.A1553]-1" office:value-type="float" office:value="-0.456205206238992" calcext:value-type="float">
            <text:p>-0.4562052062</text:p>
          </table:table-cell>
          <table:table-cell table:formula="of:=[.B1553]+[.$C$1]" office:value-type="float" office:value="-0.286205206238992" calcext:value-type="float">
            <text:p>-0.2862052062</text:p>
          </table:table-cell>
          <table:table-cell table:formula="of:=[.D1552]+([.D1552]*[.C1553]/100)" office:value-type="float" office:value="74.6671831854858" calcext:value-type="float">
            <text:p>74.6671831855</text:p>
          </table:table-cell>
          <table:table-cell office:value-type="float" office:value="144.824925953496" calcext:value-type="float">
            <text:p>144.8249259535</text:p>
          </table:table-cell>
          <table:table-cell office:value-type="float" office:value="142.482821164359" calcext:value-type="float">
            <text:p>142.4828211644</text:p>
          </table:table-cell>
          <table:table-cell table:number-columns-repeated="3"/>
        </table:table-row>
        <table:table-row table:style-name="ro1">
          <table:table-cell office:value-type="float" office:value="1.43919931946007" calcext:value-type="float">
            <text:p>1.4391993195</text:p>
          </table:table-cell>
          <table:table-cell table:formula="of:=[.A1554]-1" office:value-type="float" office:value="0.43919931946007" calcext:value-type="float">
            <text:p>0.4391993195</text:p>
          </table:table-cell>
          <table:table-cell table:formula="of:=[.B1554]+[.$C$1]" office:value-type="float" office:value="0.60919931946007" calcext:value-type="float">
            <text:p>0.6091993195</text:p>
          </table:table-cell>
          <table:table-cell table:formula="of:=[.D1553]+([.D1553]*[.C1554]/100)" office:value-type="float" office:value="75.1220551573118" calcext:value-type="float">
            <text:p>75.1220551573</text:p>
          </table:table-cell>
          <table:table-cell office:value-type="float" office:value="141.970302131292" calcext:value-type="float">
            <text:p>141.9703021313</text:p>
          </table:table-cell>
          <table:table-cell office:value-type="float" office:value="144.824925953496" calcext:value-type="float">
            <text:p>144.8249259535</text:p>
          </table:table-cell>
          <table:table-cell table:number-columns-repeated="3"/>
        </table:table-row>
        <table:table-row table:style-name="ro1">
          <table:table-cell office:value-type="float" office:value="0.63865519831202" calcext:value-type="float">
            <text:p>0.6386551983</text:p>
          </table:table-cell>
          <table:table-cell table:formula="of:=[.A1555]-1" office:value-type="float" office:value="-0.36134480168798" calcext:value-type="float">
            <text:p>-0.3613448017</text:p>
          </table:table-cell>
          <table:table-cell table:formula="of:=[.B1555]+[.$C$1]" office:value-type="float" office:value="-0.19134480168798" calcext:value-type="float">
            <text:p>-0.1913448017</text:p>
          </table:table-cell>
          <table:table-cell table:formula="of:=[.D1554]+([.D1554]*[.C1555]/100)" office:value-type="float" office:value="74.9783130098471" calcext:value-type="float">
            <text:p>74.9783130098</text:p>
          </table:table-cell>
          <table:table-cell office:value-type="float" office:value="140.988989299034" calcext:value-type="float">
            <text:p>140.988989299</text:p>
          </table:table-cell>
          <table:table-cell office:value-type="float" office:value="141.970302131292" calcext:value-type="float">
            <text:p>141.9703021313</text:p>
          </table:table-cell>
          <table:table-cell table:number-columns-repeated="3"/>
        </table:table-row>
        <table:table-row table:style-name="ro1">
          <table:table-cell office:value-type="float" office:value="0.856594689155583" calcext:value-type="float">
            <text:p>0.8565946892</text:p>
          </table:table-cell>
          <table:table-cell table:formula="of:=[.A1556]-1" office:value-type="float" office:value="-0.143405310844417" calcext:value-type="float">
            <text:p>-0.1434053108</text:p>
          </table:table-cell>
          <table:table-cell table:formula="of:=[.B1556]+[.$C$1]" office:value-type="float" office:value="0.026594689155583" calcext:value-type="float">
            <text:p>0.0265946892</text:p>
          </table:table-cell>
          <table:table-cell table:formula="of:=[.D1555]+([.D1555]*[.C1556]/100)" office:value-type="float" office:value="74.9982532591261" calcext:value-type="float">
            <text:p>74.9982532591</text:p>
          </table:table-cell>
          <table:table-cell office:value-type="float" office:value="139.088331305473" calcext:value-type="float">
            <text:p>139.0883313055</text:p>
          </table:table-cell>
          <table:table-cell office:value-type="float" office:value="140.988989299034" calcext:value-type="float">
            <text:p>140.988989299</text:p>
          </table:table-cell>
          <table:table-cell table:number-columns-repeated="3"/>
        </table:table-row>
        <table:table-row table:style-name="ro1">
          <table:table-cell office:value-type="float" office:value="0.546514992725769" calcext:value-type="float">
            <text:p>0.5465149927</text:p>
          </table:table-cell>
          <table:table-cell table:formula="of:=[.A1557]-1" office:value-type="float" office:value="-0.453485007274231" calcext:value-type="float">
            <text:p>-0.4534850073</text:p>
          </table:table-cell>
          <table:table-cell table:formula="of:=[.B1557]+[.$C$1]" office:value-type="float" office:value="-0.283485007274231" calcext:value-type="float">
            <text:p>-0.2834850073</text:p>
          </table:table-cell>
          <table:table-cell table:formula="of:=[.D1556]+([.D1556]*[.C1557]/100)" office:value-type="float" office:value="74.7856444554189" calcext:value-type="float">
            <text:p>74.7856444554</text:p>
          </table:table-cell>
          <table:table-cell office:value-type="float" office:value="139.038222889786" calcext:value-type="float">
            <text:p>139.0382228898</text:p>
          </table:table-cell>
          <table:table-cell office:value-type="float" office:value="139.088331305473" calcext:value-type="float">
            <text:p>139.0883313055</text:p>
          </table:table-cell>
          <table:table-cell table:number-columns-repeated="3"/>
        </table:table-row>
        <table:table-row table:style-name="ro1">
          <table:table-cell office:value-type="float" office:value="1.03254035928288" calcext:value-type="float">
            <text:p>1.0325403593</text:p>
          </table:table-cell>
          <table:table-cell table:formula="of:=[.A1558]-1" office:value-type="float" office:value="0.0325403592828799" calcext:value-type="float">
            <text:p>0.0325403593</text:p>
          </table:table-cell>
          <table:table-cell table:formula="of:=[.B1558]+[.$C$1]" office:value-type="float" office:value="0.20254035928288" calcext:value-type="float">
            <text:p>0.2025403593</text:p>
          </table:table-cell>
          <table:table-cell table:formula="of:=[.D1557]+([.D1557]*[.C1558]/100)" office:value-type="float" office:value="74.937115568391" calcext:value-type="float">
            <text:p>74.9371155684</text:p>
          </table:table-cell>
          <table:table-cell office:value-type="float" office:value="137.560078511687" calcext:value-type="float">
            <text:p>137.5600785117</text:p>
          </table:table-cell>
          <table:table-cell office:value-type="float" office:value="139.038222889786" calcext:value-type="float">
            <text:p>139.0382228898</text:p>
          </table:table-cell>
          <table:table-cell table:number-columns-repeated="3"/>
        </table:table-row>
        <table:table-row table:style-name="ro1">
          <table:table-cell office:value-type="float" office:value="0.475064827817933" calcext:value-type="float">
            <text:p>0.4750648278</text:p>
          </table:table-cell>
          <table:table-cell table:formula="of:=[.A1559]-1" office:value-type="float" office:value="-0.524935172182067" calcext:value-type="float">
            <text:p>-0.5249351722</text:p>
          </table:table-cell>
          <table:table-cell table:formula="of:=[.B1559]+[.$C$1]" office:value-type="float" office:value="-0.354935172182067" calcext:value-type="float">
            <text:p>-0.3549351722</text:p>
          </table:table-cell>
          <table:table-cell table:formula="of:=[.D1558]+([.D1558]*[.C1559]/100)" office:value-type="float" office:value="74.67113738822" calcext:value-type="float">
            <text:p>74.6711373882</text:p>
          </table:table-cell>
          <table:table-cell office:value-type="float" office:value="137.351289256335" calcext:value-type="float">
            <text:p>137.3512892563</text:p>
          </table:table-cell>
          <table:table-cell office:value-type="float" office:value="137.560078511687" calcext:value-type="float">
            <text:p>137.5600785117</text:p>
          </table:table-cell>
          <table:table-cell table:number-columns-repeated="3"/>
        </table:table-row>
        <table:table-row table:style-name="ro1">
          <table:table-cell office:value-type="float" office:value="1.06147420343491" calcext:value-type="float">
            <text:p>1.0614742034</text:p>
          </table:table-cell>
          <table:table-cell table:formula="of:=[.A1560]-1" office:value-type="float" office:value="0.0614742034349101" calcext:value-type="float">
            <text:p>0.0614742034</text:p>
          </table:table-cell>
          <table:table-cell table:formula="of:=[.B1560]+[.$C$1]" office:value-type="float" office:value="0.23147420343491" calcext:value-type="float">
            <text:p>0.2314742034</text:p>
          </table:table-cell>
          <table:table-cell table:formula="of:=[.D1559]+([.D1559]*[.C1560]/100)" office:value-type="float" office:value="74.8439818086852" calcext:value-type="float">
            <text:p>74.8439818087</text:p>
          </table:table-cell>
          <table:table-cell office:value-type="float" office:value="139.594026074512" calcext:value-type="float">
            <text:p>139.5940260745</text:p>
          </table:table-cell>
          <table:table-cell office:value-type="float" office:value="137.351289256335" calcext:value-type="float">
            <text:p>137.3512892563</text:p>
          </table:table-cell>
          <table:table-cell table:number-columns-repeated="3"/>
        </table:table-row>
        <table:table-row table:style-name="ro1">
          <table:table-cell office:value-type="float" office:value="0.649815360994693" calcext:value-type="float">
            <text:p>0.649815361</text:p>
          </table:table-cell>
          <table:table-cell table:formula="of:=[.A1561]-1" office:value-type="float" office:value="-0.350184639005307" calcext:value-type="float">
            <text:p>-0.350184639</text:p>
          </table:table-cell>
          <table:table-cell table:formula="of:=[.B1561]+[.$C$1]" office:value-type="float" office:value="-0.180184639005307" calcext:value-type="float">
            <text:p>-0.180184639</text:p>
          </table:table-cell>
          <table:table-cell table:formula="of:=[.D1560]+([.D1560]*[.C1561]/100)" office:value-type="float" office:value="74.709124450246" calcext:value-type="float">
            <text:p>74.7091244502</text:p>
          </table:table-cell>
          <table:table-cell office:value-type="float" office:value="139.758158001099" calcext:value-type="float">
            <text:p>139.7581580011</text:p>
          </table:table-cell>
          <table:table-cell office:value-type="float" office:value="139.594026074512" calcext:value-type="float">
            <text:p>139.5940260745</text:p>
          </table:table-cell>
          <table:table-cell table:number-columns-repeated="3"/>
        </table:table-row>
        <table:table-row table:style-name="ro1">
          <table:table-cell office:value-type="float" office:value="0.944719837220637" calcext:value-type="float">
            <text:p>0.9447198372</text:p>
          </table:table-cell>
          <table:table-cell table:formula="of:=[.A1562]-1" office:value-type="float" office:value="-0.0552801627793629" calcext:value-type="float">
            <text:p>-0.0552801628</text:p>
          </table:table-cell>
          <table:table-cell table:formula="of:=[.B1562]+[.$C$1]" office:value-type="float" office:value="0.114719837220637" calcext:value-type="float">
            <text:p>0.1147198372</text:p>
          </table:table-cell>
          <table:table-cell table:formula="of:=[.D1561]+([.D1561]*[.C1562]/100)" office:value-type="float" office:value="74.7948306362043" calcext:value-type="float">
            <text:p>74.7948306362</text:p>
          </table:table-cell>
          <table:table-cell office:value-type="float" office:value="141.591588649655" calcext:value-type="float">
            <text:p>141.5915886497</text:p>
          </table:table-cell>
          <table:table-cell office:value-type="float" office:value="139.758158001099" calcext:value-type="float">
            <text:p>139.7581580011</text:p>
          </table:table-cell>
          <table:table-cell table:number-columns-repeated="3"/>
        </table:table-row>
        <table:table-row table:style-name="ro1">
          <table:table-cell office:value-type="float" office:value="0.577533576792458" calcext:value-type="float">
            <text:p>0.5775335768</text:p>
          </table:table-cell>
          <table:table-cell table:formula="of:=[.A1563]-1" office:value-type="float" office:value="-0.422466423207542" calcext:value-type="float">
            <text:p>-0.4224664232</text:p>
          </table:table-cell>
          <table:table-cell table:formula="of:=[.B1563]+[.$C$1]" office:value-type="float" office:value="-0.252466423207542" calcext:value-type="float">
            <text:p>-0.2524664232</text:p>
          </table:table-cell>
          <table:table-cell table:formula="of:=[.D1562]+([.D1562]*[.C1563]/100)" office:value-type="float" office:value="74.6059988025529" calcext:value-type="float">
            <text:p>74.6059988026</text:p>
          </table:table-cell>
          <table:table-cell office:value-type="float" office:value="140.283543267231" calcext:value-type="float">
            <text:p>140.2835432672</text:p>
          </table:table-cell>
          <table:table-cell office:value-type="float" office:value="141.591588649655" calcext:value-type="float">
            <text:p>141.5915886497</text:p>
          </table:table-cell>
          <table:table-cell table:number-columns-repeated="3"/>
        </table:table-row>
        <table:table-row table:style-name="ro1">
          <table:table-cell office:value-type="float" office:value="0.536719847702889" calcext:value-type="float">
            <text:p>0.5367198477</text:p>
          </table:table-cell>
          <table:table-cell table:formula="of:=[.A1564]-1" office:value-type="float" office:value="-0.463280152297111" calcext:value-type="float">
            <text:p>-0.4632801523</text:p>
          </table:table-cell>
          <table:table-cell table:formula="of:=[.B1564]+[.$C$1]" office:value-type="float" office:value="-0.293280152297111" calcext:value-type="float">
            <text:p>-0.2932801523</text:p>
          </table:table-cell>
          <table:table-cell table:formula="of:=[.D1563]+([.D1563]*[.C1564]/100)" office:value-type="float" office:value="74.387194215642" calcext:value-type="float">
            <text:p>74.3871942156</text:p>
          </table:table-cell>
          <table:table-cell office:value-type="float" office:value="142.129240957778" calcext:value-type="float">
            <text:p>142.1292409578</text:p>
          </table:table-cell>
          <table:table-cell office:value-type="float" office:value="140.283543267231" calcext:value-type="float">
            <text:p>140.2835432672</text:p>
          </table:table-cell>
          <table:table-cell table:number-columns-repeated="3"/>
        </table:table-row>
        <table:table-row table:style-name="ro1">
          <table:table-cell office:value-type="float" office:value="0.827066587930856" calcext:value-type="float">
            <text:p>0.8270665879</text:p>
          </table:table-cell>
          <table:table-cell table:formula="of:=[.A1565]-1" office:value-type="float" office:value="-0.172933412069144" calcext:value-type="float">
            <text:p>-0.1729334121</text:p>
          </table:table-cell>
          <table:table-cell table:formula="of:=[.B1565]+[.$C$1]" office:value-type="float" office:value="-0.00293341206914391" calcext:value-type="float">
            <text:p>-0.0029334121</text:p>
          </table:table-cell>
          <table:table-cell table:formula="of:=[.D1564]+([.D1564]*[.C1565]/100)" office:value-type="float" office:value="74.385012132709" calcext:value-type="float">
            <text:p>74.3850121327</text:p>
          </table:table-cell>
          <table:table-cell office:value-type="float" office:value="143.215880504081" calcext:value-type="float">
            <text:p>143.2158805041</text:p>
          </table:table-cell>
          <table:table-cell office:value-type="float" office:value="142.129240957778" calcext:value-type="float">
            <text:p>142.1292409578</text:p>
          </table:table-cell>
          <table:table-cell table:number-columns-repeated="3"/>
        </table:table-row>
        <table:table-row table:style-name="ro1">
          <table:table-cell office:value-type="float" office:value="1.42065939561653" calcext:value-type="float">
            <text:p>1.4206593956</text:p>
          </table:table-cell>
          <table:table-cell table:formula="of:=[.A1566]-1" office:value-type="float" office:value="0.42065939561653" calcext:value-type="float">
            <text:p>0.4206593956</text:p>
          </table:table-cell>
          <table:table-cell table:formula="of:=[.B1566]+[.$C$1]" office:value-type="float" office:value="0.59065939561653" calcext:value-type="float">
            <text:p>0.5906593956</text:p>
          </table:table-cell>
          <table:table-cell table:formula="of:=[.D1565]+([.D1565]*[.C1566]/100)" office:value-type="float" office:value="74.8243741958014" calcext:value-type="float">
            <text:p>74.8243741958</text:p>
          </table:table-cell>
          <table:table-cell office:value-type="float" office:value="143.322655303702" calcext:value-type="float">
            <text:p>143.3226553037</text:p>
          </table:table-cell>
          <table:table-cell office:value-type="float" office:value="143.215880504081" calcext:value-type="float">
            <text:p>143.2158805041</text:p>
          </table:table-cell>
          <table:table-cell table:number-columns-repeated="3"/>
        </table:table-row>
        <table:table-row table:style-name="ro1">
          <table:table-cell office:value-type="float" office:value="0.584812611543022" calcext:value-type="float">
            <text:p>0.5848126115</text:p>
          </table:table-cell>
          <table:table-cell table:formula="of:=[.A1567]-1" office:value-type="float" office:value="-0.415187388456978" calcext:value-type="float">
            <text:p>-0.4151873885</text:p>
          </table:table-cell>
          <table:table-cell table:formula="of:=[.B1567]+[.$C$1]" office:value-type="float" office:value="-0.245187388456978" calcext:value-type="float">
            <text:p>-0.2451873885</text:p>
          </table:table-cell>
          <table:table-cell table:formula="of:=[.D1566]+([.D1566]*[.C1567]/100)" office:value-type="float" office:value="74.6409142667814" calcext:value-type="float">
            <text:p>74.6409142668</text:p>
          </table:table-cell>
          <table:table-cell office:value-type="float" office:value="144.923178742694" calcext:value-type="float">
            <text:p>144.9231787427</text:p>
          </table:table-cell>
          <table:table-cell office:value-type="float" office:value="143.322655303702" calcext:value-type="float">
            <text:p>143.3226553037</text:p>
          </table:table-cell>
          <table:table-cell table:number-columns-repeated="3"/>
        </table:table-row>
        <table:table-row table:style-name="ro1">
          <table:table-cell office:value-type="float" office:value="0.794385792234065" calcext:value-type="float">
            <text:p>0.7943857922</text:p>
          </table:table-cell>
          <table:table-cell table:formula="of:=[.A1568]-1" office:value-type="float" office:value="-0.205614207765935" calcext:value-type="float">
            <text:p>-0.2056142078</text:p>
          </table:table-cell>
          <table:table-cell table:formula="of:=[.B1568]+[.$C$1]" office:value-type="float" office:value="-0.035614207765935" calcext:value-type="float">
            <text:p>-0.0356142078</text:p>
          </table:table-cell>
          <table:table-cell table:formula="of:=[.D1567]+([.D1567]*[.C1568]/100)" office:value-type="float" office:value="74.614331496496" calcext:value-type="float">
            <text:p>74.6143314965</text:p>
          </table:table-cell>
          <table:table-cell office:value-type="float" office:value="144.65525139655" calcext:value-type="float">
            <text:p>144.6552513966</text:p>
          </table:table-cell>
          <table:table-cell office:value-type="float" office:value="144.923178742694" calcext:value-type="float">
            <text:p>144.9231787427</text:p>
          </table:table-cell>
          <table:table-cell table:number-columns-repeated="3"/>
        </table:table-row>
        <table:table-row table:style-name="ro1">
          <table:table-cell office:value-type="float" office:value="1.10958939826604" calcext:value-type="float">
            <text:p>1.1095893983</text:p>
          </table:table-cell>
          <table:table-cell table:formula="of:=[.A1569]-1" office:value-type="float" office:value="0.10958939826604" calcext:value-type="float">
            <text:p>0.1095893983</text:p>
          </table:table-cell>
          <table:table-cell table:formula="of:=[.B1569]+[.$C$1]" office:value-type="float" office:value="0.27958939826604" calcext:value-type="float">
            <text:p>0.2795893983</text:p>
          </table:table-cell>
          <table:table-cell table:formula="of:=[.D1568]+([.D1568]*[.C1569]/100)" office:value-type="float" office:value="74.8229452569473" calcext:value-type="float">
            <text:p>74.8229452569</text:p>
          </table:table-cell>
          <table:table-cell office:value-type="float" office:value="146.539547794816" calcext:value-type="float">
            <text:p>146.5395477948</text:p>
          </table:table-cell>
          <table:table-cell office:value-type="float" office:value="144.65525139655" calcext:value-type="float">
            <text:p>144.6552513966</text:p>
          </table:table-cell>
          <table:table-cell table:number-columns-repeated="3"/>
        </table:table-row>
        <table:table-row table:style-name="ro1">
          <table:table-cell office:value-type="float" office:value="0.979775219471044" calcext:value-type="float">
            <text:p>0.9797752195</text:p>
          </table:table-cell>
          <table:table-cell table:formula="of:=[.A1570]-1" office:value-type="float" office:value="-0.0202247805289559" calcext:value-type="float">
            <text:p>-0.0202247805</text:p>
          </table:table-cell>
          <table:table-cell table:formula="of:=[.B1570]+[.$C$1]" office:value-type="float" office:value="0.149775219471044" calcext:value-type="float">
            <text:p>0.1497752195</text:p>
          </table:table-cell>
          <table:table-cell table:formula="of:=[.D1569]+([.D1569]*[.C1570]/100)" office:value-type="float" office:value="74.9350114874206" calcext:value-type="float">
            <text:p>74.9350114874</text:p>
          </table:table-cell>
          <table:table-cell office:value-type="float" office:value="148.202188696142" calcext:value-type="float">
            <text:p>148.2021886961</text:p>
          </table:table-cell>
          <table:table-cell office:value-type="float" office:value="146.539547794816" calcext:value-type="float">
            <text:p>146.5395477948</text:p>
          </table:table-cell>
          <table:table-cell table:number-columns-repeated="3"/>
        </table:table-row>
        <table:table-row table:style-name="ro1">
          <table:table-cell office:value-type="float" office:value="0.792728828418654" calcext:value-type="float">
            <text:p>0.7927288284</text:p>
          </table:table-cell>
          <table:table-cell table:formula="of:=[.A1571]-1" office:value-type="float" office:value="-0.207271171581346" calcext:value-type="float">
            <text:p>-0.2072711716</text:p>
          </table:table-cell>
          <table:table-cell table:formula="of:=[.B1571]+[.$C$1]" office:value-type="float" office:value="-0.0372711715813459" calcext:value-type="float">
            <text:p>-0.0372711716</text:p>
          </table:table-cell>
          <table:table-cell table:formula="of:=[.D1570]+([.D1570]*[.C1571]/100)" office:value-type="float" office:value="74.9070823307146" calcext:value-type="float">
            <text:p>74.9070823307</text:p>
          </table:table-cell>
          <table:table-cell office:value-type="float" office:value="147.995280274057" calcext:value-type="float">
            <text:p>147.9952802741</text:p>
          </table:table-cell>
          <table:table-cell office:value-type="float" office:value="148.202188696142" calcext:value-type="float">
            <text:p>148.2021886961</text:p>
          </table:table-cell>
          <table:table-cell table:number-columns-repeated="3"/>
        </table:table-row>
        <table:table-row table:style-name="ro1">
          <table:table-cell office:value-type="float" office:value="0.719321213399227" calcext:value-type="float">
            <text:p>0.7193212134</text:p>
          </table:table-cell>
          <table:table-cell table:formula="of:=[.A1572]-1" office:value-type="float" office:value="-0.280678786600773" calcext:value-type="float">
            <text:p>-0.2806787866</text:p>
          </table:table-cell>
          <table:table-cell table:formula="of:=[.B1572]+[.$C$1]" office:value-type="float" office:value="-0.110678786600773" calcext:value-type="float">
            <text:p>-0.1106787866</text:p>
          </table:table-cell>
          <table:table-cell table:formula="of:=[.D1571]+([.D1571]*[.C1572]/100)" office:value-type="float" office:value="74.8241760809129" calcext:value-type="float">
            <text:p>74.8241760809</text:p>
          </table:table-cell>
          <table:table-cell office:value-type="float" office:value="148.145264333909" calcext:value-type="float">
            <text:p>148.1452643339</text:p>
          </table:table-cell>
          <table:table-cell office:value-type="float" office:value="147.995280274057" calcext:value-type="float">
            <text:p>147.9952802741</text:p>
          </table:table-cell>
          <table:table-cell table:number-columns-repeated="3"/>
        </table:table-row>
        <table:table-row table:style-name="ro1">
          <table:table-cell office:value-type="float" office:value="0.742038789660891" calcext:value-type="float">
            <text:p>0.7420387897</text:p>
          </table:table-cell>
          <table:table-cell table:formula="of:=[.A1573]-1" office:value-type="float" office:value="-0.257961210339109" calcext:value-type="float">
            <text:p>-0.2579612103</text:p>
          </table:table-cell>
          <table:table-cell table:formula="of:=[.B1573]+[.$C$1]" office:value-type="float" office:value="-0.0879612103391089" calcext:value-type="float">
            <text:p>-0.0879612103</text:p>
          </table:table-cell>
          <table:table-cell table:formula="of:=[.D1572]+([.D1572]*[.C1573]/100)" office:value-type="float" office:value="74.7583598300059" calcext:value-type="float">
            <text:p>74.75835983</text:p>
          </table:table-cell>
          <table:table-cell office:value-type="float" office:value="149.003340901813" calcext:value-type="float">
            <text:p>149.0033409018</text:p>
          </table:table-cell>
          <table:table-cell office:value-type="float" office:value="148.145264333909" calcext:value-type="float">
            <text:p>148.1452643339</text:p>
          </table:table-cell>
          <table:table-cell table:number-columns-repeated="3"/>
        </table:table-row>
        <table:table-row table:style-name="ro1">
          <table:table-cell office:value-type="float" office:value="0.743715415374285" calcext:value-type="float">
            <text:p>0.7437154154</text:p>
          </table:table-cell>
          <table:table-cell table:formula="of:=[.A1574]-1" office:value-type="float" office:value="-0.256284584625715" calcext:value-type="float">
            <text:p>-0.2562845846</text:p>
          </table:table-cell>
          <table:table-cell table:formula="of:=[.B1574]+[.$C$1]" office:value-type="float" office:value="-0.0862845846257149" calcext:value-type="float">
            <text:p>-0.0862845846</text:p>
          </table:table-cell>
          <table:table-cell table:formula="of:=[.D1573]+([.D1573]*[.C1574]/100)" office:value-type="float" office:value="74.6938548897536" calcext:value-type="float">
            <text:p>74.6938548898</text:p>
          </table:table-cell>
          <table:table-cell office:value-type="float" office:value="149.59938229271" calcext:value-type="float">
            <text:p>149.5993822927</text:p>
          </table:table-cell>
          <table:table-cell office:value-type="float" office:value="149.003340901813" calcext:value-type="float">
            <text:p>149.0033409018</text:p>
          </table:table-cell>
          <table:table-cell table:number-columns-repeated="3"/>
        </table:table-row>
        <table:table-row table:style-name="ro1">
          <table:table-cell office:value-type="float" office:value="0.67559646284862" calcext:value-type="float">
            <text:p>0.6755964628</text:p>
          </table:table-cell>
          <table:table-cell table:formula="of:=[.A1575]-1" office:value-type="float" office:value="-0.32440353715138" calcext:value-type="float">
            <text:p>-0.3244035372</text:p>
          </table:table-cell>
          <table:table-cell table:formula="of:=[.B1575]+[.$C$1]" office:value-type="float" office:value="-0.15440353715138" calcext:value-type="float">
            <text:p>-0.1544035372</text:p>
          </table:table-cell>
          <table:table-cell table:formula="of:=[.D1574]+([.D1574]*[.C1575]/100)" office:value-type="float" office:value="74.5785249357691" calcext:value-type="float">
            <text:p>74.5785249358</text:p>
          </table:table-cell>
          <table:table-cell office:value-type="float" office:value="149.765211965692" calcext:value-type="float">
            <text:p>149.7652119657</text:p>
          </table:table-cell>
          <table:table-cell office:value-type="float" office:value="149.59938229271" calcext:value-type="float">
            <text:p>149.5993822927</text:p>
          </table:table-cell>
          <table:table-cell table:number-columns-repeated="3"/>
        </table:table-row>
        <table:table-row table:style-name="ro1">
          <table:table-cell office:value-type="float" office:value="0.576858154876606" calcext:value-type="float">
            <text:p>0.5768581549</text:p>
          </table:table-cell>
          <table:table-cell table:formula="of:=[.A1576]-1" office:value-type="float" office:value="-0.423141845123394" calcext:value-type="float">
            <text:p>-0.4231418451</text:p>
          </table:table-cell>
          <table:table-cell table:formula="of:=[.B1576]+[.$C$1]" office:value-type="float" office:value="-0.253141845123394" calcext:value-type="float">
            <text:p>-0.2531418451</text:p>
          </table:table-cell>
          <table:table-cell table:formula="of:=[.D1575]+([.D1575]*[.C1576]/100)" office:value-type="float" office:value="74.3897354816809" calcext:value-type="float">
            <text:p>74.3897354817</text:p>
          </table:table-cell>
          <table:table-cell office:value-type="float" office:value="150.10447785363" calcext:value-type="float">
            <text:p>150.1044778536</text:p>
          </table:table-cell>
          <table:table-cell office:value-type="float" office:value="149.765211965692" calcext:value-type="float">
            <text:p>149.7652119657</text:p>
          </table:table-cell>
          <table:table-cell table:number-columns-repeated="3"/>
        </table:table-row>
        <table:table-row table:style-name="ro1">
          <table:table-cell office:value-type="float" office:value="1.00926477640485" calcext:value-type="float">
            <text:p>1.0092647764</text:p>
          </table:table-cell>
          <table:table-cell table:formula="of:=[.A1577]-1" office:value-type="float" office:value="0.00926477640484991" calcext:value-type="float">
            <text:p>0.0092647764</text:p>
          </table:table-cell>
          <table:table-cell table:formula="of:=[.B1577]+[.$C$1]" office:value-type="float" office:value="0.17926477640485" calcext:value-type="float">
            <text:p>0.1792647764</text:p>
          </table:table-cell>
          <table:table-cell table:formula="of:=[.D1576]+([.D1576]*[.C1577]/100)" office:value-type="float" office:value="74.5230900746603" calcext:value-type="float">
            <text:p>74.5230900747</text:p>
          </table:table-cell>
          <table:table-cell office:value-type="float" office:value="150.114364723675" calcext:value-type="float">
            <text:p>150.1143647237</text:p>
          </table:table-cell>
          <table:table-cell office:value-type="float" office:value="150.10447785363" calcext:value-type="float">
            <text:p>150.1044778536</text:p>
          </table:table-cell>
          <table:table-cell table:number-columns-repeated="3"/>
        </table:table-row>
        <table:table-row table:style-name="ro1">
          <table:table-cell office:value-type="float" office:value="0.537526966982213" calcext:value-type="float">
            <text:p>0.537526967</text:p>
          </table:table-cell>
          <table:table-cell table:formula="of:=[.A1578]-1" office:value-type="float" office:value="-0.462473033017787" calcext:value-type="float">
            <text:p>-0.462473033</text:p>
          </table:table-cell>
          <table:table-cell table:formula="of:=[.B1578]+[.$C$1]" office:value-type="float" office:value="-0.292473033017787" calcext:value-type="float">
            <text:p>-0.292473033</text:p>
          </table:table-cell>
          <table:table-cell table:formula="of:=[.D1577]+([.D1577]*[.C1578]/100)" office:value-type="float" office:value="74.3051301328203" calcext:value-type="float">
            <text:p>74.3051301328</text:p>
          </table:table-cell>
          <table:table-cell office:value-type="float" office:value="150.091345307738" calcext:value-type="float">
            <text:p>150.0913453077</text:p>
          </table:table-cell>
          <table:table-cell office:value-type="float" office:value="150.114364723675" calcext:value-type="float">
            <text:p>150.1143647237</text:p>
          </table:table-cell>
          <table:table-cell table:number-columns-repeated="3"/>
        </table:table-row>
        <table:table-row table:style-name="ro1">
          <table:table-cell office:value-type="float" office:value="0.97882572117514" calcext:value-type="float">
            <text:p>0.9788257212</text:p>
          </table:table-cell>
          <table:table-cell table:formula="of:=[.A1579]-1" office:value-type="float" office:value="-0.02117427882486" calcext:value-type="float">
            <text:p>-0.0211742788</text:p>
          </table:table-cell>
          <table:table-cell table:formula="of:=[.B1579]+[.$C$1]" office:value-type="float" office:value="0.14882572117514" calcext:value-type="float">
            <text:p>0.1488257212</text:p>
          </table:table-cell>
          <table:table-cell table:formula="of:=[.D1578]+([.D1578]*[.C1579]/100)" office:value-type="float" office:value="74.4157152786106" calcext:value-type="float">
            <text:p>74.4157152786</text:p>
          </table:table-cell>
          <table:table-cell office:value-type="float" office:value="150.437252372833" calcext:value-type="float">
            <text:p>150.4372523728</text:p>
          </table:table-cell>
          <table:table-cell office:value-type="float" office:value="150.091345307738" calcext:value-type="float">
            <text:p>150.0913453077</text:p>
          </table:table-cell>
          <table:table-cell table:number-columns-repeated="3"/>
        </table:table-row>
        <table:table-row table:style-name="ro1">
          <table:table-cell office:value-type="float" office:value="0.649527985204229" calcext:value-type="float">
            <text:p>0.6495279852</text:p>
          </table:table-cell>
          <table:table-cell table:formula="of:=[.A1580]-1" office:value-type="float" office:value="-0.350472014795771" calcext:value-type="float">
            <text:p>-0.3504720148</text:p>
          </table:table-cell>
          <table:table-cell table:formula="of:=[.B1580]+[.$C$1]" office:value-type="float" office:value="-0.180472014795771" calcext:value-type="float">
            <text:p>-0.1804720148</text:p>
          </table:table-cell>
          <table:table-cell table:formula="of:=[.D1579]+([.D1579]*[.C1580]/100)" office:value-type="float" office:value="74.2814157379226" calcext:value-type="float">
            <text:p>74.2814157379</text:p>
          </table:table-cell>
          <table:table-cell office:value-type="float" office:value="150.283440072502" calcext:value-type="float">
            <text:p>150.2834400725</text:p>
          </table:table-cell>
          <table:table-cell office:value-type="float" office:value="150.437252372833" calcext:value-type="float">
            <text:p>150.4372523728</text:p>
          </table:table-cell>
          <table:table-cell table:number-columns-repeated="3"/>
        </table:table-row>
        <table:table-row table:style-name="ro1">
          <table:table-cell office:value-type="float" office:value="1.18007761253246" calcext:value-type="float">
            <text:p>1.1800776125</text:p>
          </table:table-cell>
          <table:table-cell table:formula="of:=[.A1581]-1" office:value-type="float" office:value="0.18007761253246" calcext:value-type="float">
            <text:p>0.1800776125</text:p>
          </table:table-cell>
          <table:table-cell table:formula="of:=[.B1581]+[.$C$1]" office:value-type="float" office:value="0.35007761253246" calcext:value-type="float">
            <text:p>0.3500776125</text:p>
          </table:table-cell>
          <table:table-cell table:formula="of:=[.D1580]+([.D1580]*[.C1581]/100)" office:value-type="float" office:value="74.5414583446933" calcext:value-type="float">
            <text:p>74.5414583447</text:p>
          </table:table-cell>
          <table:table-cell office:value-type="float" office:value="150.394309433949" calcext:value-type="float">
            <text:p>150.3943094339</text:p>
          </table:table-cell>
          <table:table-cell office:value-type="float" office:value="150.283440072502" calcext:value-type="float">
            <text:p>150.2834400725</text:p>
          </table:table-cell>
          <table:table-cell table:number-columns-repeated="3"/>
        </table:table-row>
        <table:table-row table:style-name="ro1">
          <table:table-cell office:value-type="float" office:value="0.799963316894613" calcext:value-type="float">
            <text:p>0.7999633169</text:p>
          </table:table-cell>
          <table:table-cell table:formula="of:=[.A1582]-1" office:value-type="float" office:value="-0.200036683105387" calcext:value-type="float">
            <text:p>-0.2000366831</text:p>
          </table:table-cell>
          <table:table-cell table:formula="of:=[.B1582]+[.$C$1]" office:value-type="float" office:value="-0.0300366831053869" calcext:value-type="float">
            <text:p>-0.0300366831</text:p>
          </table:table-cell>
          <table:table-cell table:formula="of:=[.D1581]+([.D1581]*[.C1582]/100)" office:value-type="float" office:value="74.5190685630682" calcext:value-type="float">
            <text:p>74.5190685631</text:p>
          </table:table-cell>
          <table:table-cell office:value-type="float" office:value="150.735789050446" calcext:value-type="float">
            <text:p>150.7357890504</text:p>
          </table:table-cell>
          <table:table-cell office:value-type="float" office:value="150.394309433949" calcext:value-type="float">
            <text:p>150.3943094339</text:p>
          </table:table-cell>
          <table:table-cell table:number-columns-repeated="3"/>
        </table:table-row>
        <table:table-row table:style-name="ro1">
          <table:table-cell office:value-type="float" office:value="1.2284988344132" calcext:value-type="float">
            <text:p>1.2284988344</text:p>
          </table:table-cell>
          <table:table-cell table:formula="of:=[.A1583]-1" office:value-type="float" office:value="0.2284988344132" calcext:value-type="float">
            <text:p>0.2284988344</text:p>
          </table:table-cell>
          <table:table-cell table:formula="of:=[.B1583]+[.$C$1]" office:value-type="float" office:value="0.3984988344132" calcext:value-type="float">
            <text:p>0.3984988344</text:p>
          </table:table-cell>
          <table:table-cell table:formula="of:=[.D1582]+([.D1582]*[.C1583]/100)" office:value-type="float" office:value="74.8160261827075" calcext:value-type="float">
            <text:p>74.8160261827</text:p>
          </table:table-cell>
          <table:table-cell office:value-type="float" office:value="150.717979386619" calcext:value-type="float">
            <text:p>150.7179793866</text:p>
          </table:table-cell>
          <table:table-cell office:value-type="float" office:value="150.735789050446" calcext:value-type="float">
            <text:p>150.7357890504</text:p>
          </table:table-cell>
          <table:table-cell table:number-columns-repeated="3"/>
        </table:table-row>
        <table:table-row table:style-name="ro1">
          <table:table-cell office:value-type="float" office:value="0.74999152912898" calcext:value-type="float">
            <text:p>0.7499915291</text:p>
          </table:table-cell>
          <table:table-cell table:formula="of:=[.A1584]-1" office:value-type="float" office:value="-0.25000847087102" calcext:value-type="float">
            <text:p>-0.2500084709</text:p>
          </table:table-cell>
          <table:table-cell table:formula="of:=[.B1584]+[.$C$1]" office:value-type="float" office:value="-0.08000847087102" calcext:value-type="float">
            <text:p>-0.0800084709</text:p>
          </table:table-cell>
          <table:table-cell table:formula="of:=[.D1583]+([.D1583]*[.C1584]/100)" office:value-type="float" office:value="74.7561670241923" calcext:value-type="float">
            <text:p>74.7561670242</text:p>
          </table:table-cell>
          <table:table-cell office:value-type="float" office:value="151.001502676553" calcext:value-type="float">
            <text:p>151.0015026766</text:p>
          </table:table-cell>
          <table:table-cell office:value-type="float" office:value="150.717979386619" calcext:value-type="float">
            <text:p>150.7179793866</text:p>
          </table:table-cell>
          <table:table-cell table:number-columns-repeated="3"/>
        </table:table-row>
        <table:table-row table:style-name="ro1">
          <table:table-cell office:value-type="float" office:value="1.45875445823936" calcext:value-type="float">
            <text:p>1.4587544582</text:p>
          </table:table-cell>
          <table:table-cell table:formula="of:=[.A1585]-1" office:value-type="float" office:value="0.45875445823936" calcext:value-type="float">
            <text:p>0.4587544582</text:p>
          </table:table-cell>
          <table:table-cell table:formula="of:=[.B1585]+[.$C$1]" office:value-type="float" office:value="0.62875445823936" calcext:value-type="float">
            <text:p>0.6287544582</text:p>
          </table:table-cell>
          <table:table-cell table:formula="of:=[.D1584]+([.D1584]*[.C1585]/100)" office:value-type="float" office:value="75.2261997571658" calcext:value-type="float">
            <text:p>75.2261997572</text:p>
          </table:table-cell>
          <table:table-cell office:value-type="float" office:value="151.777521607167" calcext:value-type="float">
            <text:p>151.7775216072</text:p>
          </table:table-cell>
          <table:table-cell office:value-type="float" office:value="151.001502676553" calcext:value-type="float">
            <text:p>151.0015026766</text:p>
          </table:table-cell>
          <table:table-cell table:number-columns-repeated="3"/>
        </table:table-row>
        <table:table-row table:style-name="ro1">
          <table:table-cell office:value-type="float" office:value="0.586521122022275" calcext:value-type="float">
            <text:p>0.586521122</text:p>
          </table:table-cell>
          <table:table-cell table:formula="of:=[.A1586]-1" office:value-type="float" office:value="-0.413478877977725" calcext:value-type="float">
            <text:p>-0.413478878</text:p>
          </table:table-cell>
          <table:table-cell table:formula="of:=[.B1586]+[.$C$1]" office:value-type="float" office:value="-0.243478877977725" calcext:value-type="float">
            <text:p>-0.243478878</text:p>
          </table:table-cell>
          <table:table-cell table:formula="of:=[.D1585]+([.D1585]*[.C1586]/100)" office:value-type="float" office:value="75.0430398500517" calcext:value-type="float">
            <text:p>75.0430398501</text:p>
          </table:table-cell>
          <table:table-cell office:value-type="float" office:value="151.844332839446" calcext:value-type="float">
            <text:p>151.8443328394</text:p>
          </table:table-cell>
          <table:table-cell office:value-type="float" office:value="151.777521607167" calcext:value-type="float">
            <text:p>151.7775216072</text:p>
          </table:table-cell>
          <table:table-cell table:number-columns-repeated="3"/>
        </table:table-row>
        <table:table-row table:style-name="ro1">
          <table:table-cell office:value-type="float" office:value="0.900473612188901" calcext:value-type="float">
            <text:p>0.9004736122</text:p>
          </table:table-cell>
          <table:table-cell table:formula="of:=[.A1587]-1" office:value-type="float" office:value="-0.0995263878110989" calcext:value-type="float">
            <text:p>-0.0995263878</text:p>
          </table:table-cell>
          <table:table-cell table:formula="of:=[.B1587]+[.$C$1]" office:value-type="float" office:value="0.0704736121889011" calcext:value-type="float">
            <text:p>0.0704736122</text:p>
          </table:table-cell>
          <table:table-cell table:formula="of:=[.D1586]+([.D1586]*[.C1587]/100)" office:value-type="float" office:value="75.0959253909304" calcext:value-type="float">
            <text:p>75.0959253909</text:p>
          </table:table-cell>
          <table:table-cell office:value-type="float" office:value="151.81909969495" calcext:value-type="float">
            <text:p>151.819099695</text:p>
          </table:table-cell>
          <table:table-cell office:value-type="float" office:value="151.844332839446" calcext:value-type="float">
            <text:p>151.8443328394</text:p>
          </table:table-cell>
          <table:table-cell table:number-columns-repeated="3"/>
        </table:table-row>
        <table:table-row table:style-name="ro1">
          <table:table-cell office:value-type="float" office:value="1.27669844595404" calcext:value-type="float">
            <text:p>1.276698446</text:p>
          </table:table-cell>
          <table:table-cell table:formula="of:=[.A1588]-1" office:value-type="float" office:value="0.27669844595404" calcext:value-type="float">
            <text:p>0.276698446</text:p>
          </table:table-cell>
          <table:table-cell table:formula="of:=[.B1588]+[.$C$1]" office:value-type="float" office:value="0.44669844595404" calcext:value-type="float">
            <text:p>0.446698446</text:p>
          </table:table-cell>
          <table:table-cell table:formula="of:=[.D1587]+([.D1587]*[.C1588]/100)" office:value-type="float" office:value="75.4313777226265" calcext:value-type="float">
            <text:p>75.4313777226</text:p>
          </table:table-cell>
          <table:table-cell office:value-type="float" office:value="151.928271310002" calcext:value-type="float">
            <text:p>151.92827131</text:p>
          </table:table-cell>
          <table:table-cell office:value-type="float" office:value="151.81909969495" calcext:value-type="float">
            <text:p>151.819099695</text:p>
          </table:table-cell>
          <table:table-cell table:number-columns-repeated="3"/>
        </table:table-row>
        <table:table-row table:style-name="ro1">
          <table:table-cell office:value-type="float" office:value="0.762371004632485" calcext:value-type="float">
            <text:p>0.7623710046</text:p>
          </table:table-cell>
          <table:table-cell table:formula="of:=[.A1589]-1" office:value-type="float" office:value="-0.237628995367515" calcext:value-type="float">
            <text:p>-0.2376289954</text:p>
          </table:table-cell>
          <table:table-cell table:formula="of:=[.B1589]+[.$C$1]" office:value-type="float" office:value="-0.0676289953675149" calcext:value-type="float">
            <text:p>-0.0676289954</text:p>
          </table:table-cell>
          <table:table-cell table:formula="of:=[.D1588]+([.D1588]*[.C1589]/100)" office:value-type="float" office:value="75.3803642396808" calcext:value-type="float">
            <text:p>75.3803642397</text:p>
          </table:table-cell>
          <table:table-cell office:value-type="float" office:value="151.932449089259" calcext:value-type="float">
            <text:p>151.9324490893</text:p>
          </table:table-cell>
          <table:table-cell office:value-type="float" office:value="151.928271310002" calcext:value-type="float">
            <text:p>151.92827131</text:p>
          </table:table-cell>
          <table:table-cell table:number-columns-repeated="3"/>
        </table:table-row>
        <table:table-row table:style-name="ro1">
          <table:table-cell office:value-type="float" office:value="0.753873834688017" calcext:value-type="float">
            <text:p>0.7538738347</text:p>
          </table:table-cell>
          <table:table-cell table:formula="of:=[.A1590]-1" office:value-type="float" office:value="-0.246126165311983" calcext:value-type="float">
            <text:p>-0.2461261653</text:p>
          </table:table-cell>
          <table:table-cell table:formula="of:=[.B1590]+[.$C$1]" office:value-type="float" office:value="-0.0761261653119829" calcext:value-type="float">
            <text:p>-0.0761261653</text:p>
          </table:table-cell>
          <table:table-cell table:formula="of:=[.D1589]+([.D1589]*[.C1590]/100)" office:value-type="float" office:value="75.3229800589869" calcext:value-type="float">
            <text:p>75.322980059</text:p>
          </table:table-cell>
          <table:table-cell office:value-type="float" office:value="151.494081534665" calcext:value-type="float">
            <text:p>151.4940815347</text:p>
          </table:table-cell>
          <table:table-cell office:value-type="float" office:value="151.932449089259" calcext:value-type="float">
            <text:p>151.9324490893</text:p>
          </table:table-cell>
          <table:table-cell table:number-columns-repeated="3"/>
        </table:table-row>
        <table:table-row table:style-name="ro1">
          <table:table-cell office:value-type="float" office:value="0.674716421638706" calcext:value-type="float">
            <text:p>0.6747164216</text:p>
          </table:table-cell>
          <table:table-cell table:formula="of:=[.A1591]-1" office:value-type="float" office:value="-0.325283578361294" calcext:value-type="float">
            <text:p>-0.3252835784</text:p>
          </table:table-cell>
          <table:table-cell table:formula="of:=[.B1591]+[.$C$1]" office:value-type="float" office:value="-0.155283578361294" calcext:value-type="float">
            <text:p>-0.1552835784</text:p>
          </table:table-cell>
          <table:table-cell table:formula="of:=[.D1590]+([.D1590]*[.C1591]/100)" office:value-type="float" office:value="75.206015840223" calcext:value-type="float">
            <text:p>75.2060158402</text:p>
          </table:table-cell>
          <table:table-cell office:value-type="float" office:value="152.369718105578" calcext:value-type="float">
            <text:p>152.3697181056</text:p>
          </table:table-cell>
          <table:table-cell office:value-type="float" office:value="151.494081534665" calcext:value-type="float">
            <text:p>151.4940815347</text:p>
          </table:table-cell>
          <table:table-cell table:number-columns-repeated="3"/>
        </table:table-row>
        <table:table-row table:style-name="ro1">
          <table:table-cell office:value-type="float" office:value="0.543340361319604" calcext:value-type="float">
            <text:p>0.5433403613</text:p>
          </table:table-cell>
          <table:table-cell table:formula="of:=[.A1592]-1" office:value-type="float" office:value="-0.456659638680396" calcext:value-type="float">
            <text:p>-0.4566596387</text:p>
          </table:table-cell>
          <table:table-cell table:formula="of:=[.B1592]+[.$C$1]" office:value-type="float" office:value="-0.286659638680396" calcext:value-type="float">
            <text:p>-0.2866596387</text:p>
          </table:table-cell>
          <table:table-cell table:formula="of:=[.D1591]+([.D1591]*[.C1592]/100)" office:value-type="float" office:value="74.9904305469495" calcext:value-type="float">
            <text:p>74.9904305469</text:p>
          </table:table-cell>
          <table:table-cell office:value-type="float" office:value="152.651527014154" calcext:value-type="float">
            <text:p>152.6515270142</text:p>
          </table:table-cell>
          <table:table-cell office:value-type="float" office:value="152.369718105578" calcext:value-type="float">
            <text:p>152.3697181056</text:p>
          </table:table-cell>
          <table:table-cell table:number-columns-repeated="3"/>
        </table:table-row>
        <table:table-row table:style-name="ro1">
          <table:table-cell office:value-type="float" office:value="0.605303431737069" calcext:value-type="float">
            <text:p>0.6053034317</text:p>
          </table:table-cell>
          <table:table-cell table:formula="of:=[.A1593]-1" office:value-type="float" office:value="-0.394696568262931" calcext:value-type="float">
            <text:p>-0.3946965683</text:p>
          </table:table-cell>
          <table:table-cell table:formula="of:=[.B1593]+[.$C$1]" office:value-type="float" office:value="-0.224696568262931" calcext:value-type="float">
            <text:p>-0.2246965683</text:p>
          </table:table-cell>
          <table:table-cell table:formula="of:=[.D1592]+([.D1592]*[.C1593]/100)" office:value-type="float" office:value="74.8219296229849" calcext:value-type="float">
            <text:p>74.821929623</text:p>
          </table:table-cell>
          <table:table-cell office:value-type="float" office:value="152.544835431965" calcext:value-type="float">
            <text:p>152.544835432</text:p>
          </table:table-cell>
          <table:table-cell office:value-type="float" office:value="152.651527014154" calcext:value-type="float">
            <text:p>152.6515270142</text:p>
          </table:table-cell>
          <table:table-cell table:number-columns-repeated="3"/>
        </table:table-row>
        <table:table-row table:style-name="ro1">
          <table:table-cell office:value-type="float" office:value="0.782768785418527" calcext:value-type="float">
            <text:p>0.7827687854</text:p>
          </table:table-cell>
          <table:table-cell table:formula="of:=[.A1594]-1" office:value-type="float" office:value="-0.217231214581473" calcext:value-type="float">
            <text:p>-0.2172312146</text:p>
          </table:table-cell>
          <table:table-cell table:formula="of:=[.B1594]+[.$C$1]" office:value-type="float" office:value="-0.047231214581473" calcext:value-type="float">
            <text:p>-0.0472312146</text:p>
          </table:table-cell>
          <table:table-cell table:formula="of:=[.D1593]+([.D1593]*[.C1594]/100)" office:value-type="float" office:value="74.7865903168507" calcext:value-type="float">
            <text:p>74.7865903169</text:p>
          </table:table-cell>
          <table:table-cell office:value-type="float" office:value="153.044987562122" calcext:value-type="float">
            <text:p>153.0449875621</text:p>
          </table:table-cell>
          <table:table-cell office:value-type="float" office:value="152.544835431965" calcext:value-type="float">
            <text:p>152.544835432</text:p>
          </table:table-cell>
          <table:table-cell table:number-columns-repeated="3"/>
        </table:table-row>
        <table:table-row table:style-name="ro1">
          <table:table-cell office:value-type="float" office:value="0.58679728665504" calcext:value-type="float">
            <text:p>0.5867972867</text:p>
          </table:table-cell>
          <table:table-cell table:formula="of:=[.A1595]-1" office:value-type="float" office:value="-0.41320271334496" calcext:value-type="float">
            <text:p>-0.4132027133</text:p>
          </table:table-cell>
          <table:table-cell table:formula="of:=[.B1595]+[.$C$1]" office:value-type="float" office:value="-0.24320271334496" calcext:value-type="float">
            <text:p>-0.2432027133</text:p>
          </table:table-cell>
          <table:table-cell table:formula="of:=[.D1594]+([.D1594]*[.C1595]/100)" office:value-type="float" office:value="74.6047072999819" calcext:value-type="float">
            <text:p>74.6047073</text:p>
          </table:table-cell>
          <table:table-cell office:value-type="float" office:value="152.139024624573" calcext:value-type="float">
            <text:p>152.1390246246</text:p>
          </table:table-cell>
          <table:table-cell office:value-type="float" office:value="153.044987562122" calcext:value-type="float">
            <text:p>153.0449875621</text:p>
          </table:table-cell>
          <table:table-cell table:number-columns-repeated="3"/>
        </table:table-row>
        <table:table-row table:style-name="ro1">
          <table:table-cell office:value-type="float" office:value="0.540246733900641" calcext:value-type="float">
            <text:p>0.5402467339</text:p>
          </table:table-cell>
          <table:table-cell table:formula="of:=[.A1596]-1" office:value-type="float" office:value="-0.459753266099359" calcext:value-type="float">
            <text:p>-0.4597532661</text:p>
          </table:table-cell>
          <table:table-cell table:formula="of:=[.B1596]+[.$C$1]" office:value-type="float" office:value="-0.289753266099359" calcext:value-type="float">
            <text:p>-0.2897532661</text:p>
          </table:table-cell>
          <table:table-cell table:formula="of:=[.D1595]+([.D1595]*[.C1596]/100)" office:value-type="float" office:value="74.3885377239163" calcext:value-type="float">
            <text:p>74.3885377239</text:p>
          </table:table-cell>
          <table:table-cell office:value-type="float" office:value="151.702005277594" calcext:value-type="float">
            <text:p>151.7020052776</text:p>
          </table:table-cell>
          <table:table-cell office:value-type="float" office:value="152.139024624573" calcext:value-type="float">
            <text:p>152.1390246246</text:p>
          </table:table-cell>
          <table:table-cell table:number-columns-repeated="3"/>
        </table:table-row>
        <table:table-row table:style-name="ro1">
          <table:table-cell office:value-type="float" office:value="1.12696254583674" calcext:value-type="float">
            <text:p>1.1269625458</text:p>
          </table:table-cell>
          <table:table-cell table:formula="of:=[.A1597]-1" office:value-type="float" office:value="0.12696254583674" calcext:value-type="float">
            <text:p>0.1269625458</text:p>
          </table:table-cell>
          <table:table-cell table:formula="of:=[.B1597]+[.$C$1]" office:value-type="float" office:value="0.29696254583674" calcext:value-type="float">
            <text:p>0.2969625458</text:p>
          </table:table-cell>
          <table:table-cell table:formula="of:=[.D1596]+([.D1596]*[.C1597]/100)" office:value-type="float" office:value="74.609443819352" calcext:value-type="float">
            <text:p>74.6094438194</text:p>
          </table:table-cell>
          <table:table-cell office:value-type="float" office:value="149.417690371635" calcext:value-type="float">
            <text:p>149.4176903716</text:p>
          </table:table-cell>
          <table:table-cell office:value-type="float" office:value="151.702005277594" calcext:value-type="float">
            <text:p>151.7020052776</text:p>
          </table:table-cell>
          <table:table-cell table:number-columns-repeated="3"/>
        </table:table-row>
        <table:table-row table:style-name="ro1">
          <table:table-cell office:value-type="float" office:value="0.893330923609259" calcext:value-type="float">
            <text:p>0.8933309236</text:p>
          </table:table-cell>
          <table:table-cell table:formula="of:=[.A1598]-1" office:value-type="float" office:value="-0.106669076390741" calcext:value-type="float">
            <text:p>-0.1066690764</text:p>
          </table:table-cell>
          <table:table-cell table:formula="of:=[.B1598]+[.$C$1]" office:value-type="float" office:value="0.063330923609259" calcext:value-type="float">
            <text:p>0.0633309236</text:p>
          </table:table-cell>
          <table:table-cell table:formula="of:=[.D1597]+([.D1597]*[.C1598]/100)" office:value-type="float" office:value="74.6566946692225" calcext:value-type="float">
            <text:p>74.6566946692</text:p>
          </table:table-cell>
          <table:table-cell office:value-type="float" office:value="149.956191548694" calcext:value-type="float">
            <text:p>149.9561915487</text:p>
          </table:table-cell>
          <table:table-cell office:value-type="float" office:value="149.417690371635" calcext:value-type="float">
            <text:p>149.4176903716</text:p>
          </table:table-cell>
          <table:table-cell table:number-columns-repeated="3"/>
        </table:table-row>
        <table:table-row table:style-name="ro1">
          <table:table-cell office:value-type="float" office:value="0.650554185304745" calcext:value-type="float">
            <text:p>0.6505541853</text:p>
          </table:table-cell>
          <table:table-cell table:formula="of:=[.A1599]-1" office:value-type="float" office:value="-0.349445814695255" calcext:value-type="float">
            <text:p>-0.3494458147</text:p>
          </table:table-cell>
          <table:table-cell table:formula="of:=[.B1599]+[.$C$1]" office:value-type="float" office:value="-0.179445814695255" calcext:value-type="float">
            <text:p>-0.1794458147</text:p>
          </table:table-cell>
          <table:table-cell table:formula="of:=[.D1598]+([.D1598]*[.C1599]/100)" office:value-type="float" office:value="74.5227263552488" calcext:value-type="float">
            <text:p>74.5227263552</text:p>
          </table:table-cell>
          <table:table-cell office:value-type="float" office:value="147.267414034436" calcext:value-type="float">
            <text:p>147.2674140344</text:p>
          </table:table-cell>
          <table:table-cell office:value-type="float" office:value="149.956191548694" calcext:value-type="float">
            <text:p>149.9561915487</text:p>
          </table:table-cell>
          <table:table-cell table:number-columns-repeated="3"/>
        </table:table-row>
        <table:table-row table:style-name="ro1">
          <table:table-cell office:value-type="float" office:value="0.632935243537682" calcext:value-type="float">
            <text:p>0.6329352435</text:p>
          </table:table-cell>
          <table:table-cell table:formula="of:=[.A1600]-1" office:value-type="float" office:value="-0.367064756462318" calcext:value-type="float">
            <text:p>-0.3670647565</text:p>
          </table:table-cell>
          <table:table-cell table:formula="of:=[.B1600]+[.$C$1]" office:value-type="float" office:value="-0.197064756462318" calcext:value-type="float">
            <text:p>-0.1970647565</text:p>
          </table:table-cell>
          <table:table-cell table:formula="of:=[.D1599]+([.D1599]*[.C1600]/100)" office:value-type="float" office:value="74.3758683260477" calcext:value-type="float">
            <text:p>74.375868326</text:p>
          </table:table-cell>
          <table:table-cell office:value-type="float" office:value="146.415296218139" calcext:value-type="float">
            <text:p>146.4152962181</text:p>
          </table:table-cell>
          <table:table-cell office:value-type="float" office:value="147.267414034436" calcext:value-type="float">
            <text:p>147.2674140344</text:p>
          </table:table-cell>
          <table:table-cell table:number-columns-repeated="3"/>
        </table:table-row>
        <table:table-row table:style-name="ro1">
          <table:table-cell office:value-type="float" office:value="0.682712123028437" calcext:value-type="float">
            <text:p>0.682712123</text:p>
          </table:table-cell>
          <table:table-cell table:formula="of:=[.A1601]-1" office:value-type="float" office:value="-0.317287876971563" calcext:value-type="float">
            <text:p>-0.317287877</text:p>
          </table:table-cell>
          <table:table-cell table:formula="of:=[.B1601]+[.$C$1]" office:value-type="float" office:value="-0.147287876971563" calcext:value-type="float">
            <text:p>-0.147287877</text:p>
          </table:table-cell>
          <table:table-cell table:formula="of:=[.D1600]+([.D1600]*[.C1601]/100)" office:value-type="float" office:value="74.2663216886111" calcext:value-type="float">
            <text:p>74.2663216886</text:p>
          </table:table-cell>
          <table:table-cell office:value-type="float" office:value="145.461080720156" calcext:value-type="float">
            <text:p>145.4610807202</text:p>
          </table:table-cell>
          <table:table-cell office:value-type="float" office:value="146.415296218139" calcext:value-type="float">
            <text:p>146.4152962181</text:p>
          </table:table-cell>
          <table:table-cell table:number-columns-repeated="3"/>
        </table:table-row>
        <table:table-row table:style-name="ro1">
          <table:table-cell office:value-type="float" office:value="0.864983275311793" calcext:value-type="float">
            <text:p>0.8649832753</text:p>
          </table:table-cell>
          <table:table-cell table:formula="of:=[.A1602]-1" office:value-type="float" office:value="-0.135016724688207" calcext:value-type="float">
            <text:p>-0.1350167247</text:p>
          </table:table-cell>
          <table:table-cell table:formula="of:=[.B1602]+[.$C$1]" office:value-type="float" office:value="0.0349832753117931" calcext:value-type="float">
            <text:p>0.0349832753</text:p>
          </table:table-cell>
          <table:table-cell table:formula="of:=[.D1601]+([.D1601]*[.C1602]/100)" office:value-type="float" office:value="74.2923024803914" calcext:value-type="float">
            <text:p>74.2923024804</text:p>
          </table:table-cell>
          <table:table-cell office:value-type="float" office:value="147.915419721841" calcext:value-type="float">
            <text:p>147.9154197218</text:p>
          </table:table-cell>
          <table:table-cell office:value-type="float" office:value="145.461080720156" calcext:value-type="float">
            <text:p>145.4610807202</text:p>
          </table:table-cell>
          <table:table-cell table:number-columns-repeated="3"/>
        </table:table-row>
        <table:table-row table:style-name="ro1">
          <table:table-cell office:value-type="float" office:value="0.657284170622136" calcext:value-type="float">
            <text:p>0.6572841706</text:p>
          </table:table-cell>
          <table:table-cell table:formula="of:=[.A1603]-1" office:value-type="float" office:value="-0.342715829377864" calcext:value-type="float">
            <text:p>-0.3427158294</text:p>
          </table:table-cell>
          <table:table-cell table:formula="of:=[.B1603]+[.$C$1]" office:value-type="float" office:value="-0.172715829377864" calcext:value-type="float">
            <text:p>-0.1727158294</text:p>
          </table:table-cell>
          <table:table-cell table:formula="of:=[.D1602]+([.D1602]*[.C1603]/100)" office:value-type="float" office:value="74.1639879139985" calcext:value-type="float">
            <text:p>74.163987914</text:p>
          </table:table-cell>
          <table:table-cell office:value-type="float" office:value="151.505582925151" calcext:value-type="float">
            <text:p>151.5055829252</text:p>
          </table:table-cell>
          <table:table-cell office:value-type="float" office:value="147.915419721841" calcext:value-type="float">
            <text:p>147.9154197218</text:p>
          </table:table-cell>
          <table:table-cell table:number-columns-repeated="3"/>
        </table:table-row>
        <table:table-row table:style-name="ro1">
          <table:table-cell office:value-type="float" office:value="0.607385735105186" calcext:value-type="float">
            <text:p>0.6073857351</text:p>
          </table:table-cell>
          <table:table-cell table:formula="of:=[.A1604]-1" office:value-type="float" office:value="-0.392614264894814" calcext:value-type="float">
            <text:p>-0.3926142649</text:p>
          </table:table-cell>
          <table:table-cell table:formula="of:=[.B1604]+[.$C$1]" office:value-type="float" office:value="-0.222614264894814" calcext:value-type="float">
            <text:p>-0.2226142649</text:p>
          </table:table-cell>
          <table:table-cell table:formula="of:=[.D1603]+([.D1603]*[.C1604]/100)" office:value-type="float" office:value="73.9988882974871" calcext:value-type="float">
            <text:p>73.9988882975</text:p>
          </table:table-cell>
          <table:table-cell office:value-type="float" office:value="151.732697826495" calcext:value-type="float">
            <text:p>151.7326978265</text:p>
          </table:table-cell>
          <table:table-cell office:value-type="float" office:value="151.505582925151" calcext:value-type="float">
            <text:p>151.5055829252</text:p>
          </table:table-cell>
          <table:table-cell table:number-columns-repeated="3"/>
        </table:table-row>
        <table:table-row table:style-name="ro1">
          <table:table-cell office:value-type="float" office:value="1.24683402688139" calcext:value-type="float">
            <text:p>1.2468340269</text:p>
          </table:table-cell>
          <table:table-cell table:formula="of:=[.A1605]-1" office:value-type="float" office:value="0.24683402688139" calcext:value-type="float">
            <text:p>0.2468340269</text:p>
          </table:table-cell>
          <table:table-cell table:formula="of:=[.B1605]+[.$C$1]" office:value-type="float" office:value="0.41683402688139" calcext:value-type="float">
            <text:p>0.4168340269</text:p>
          </table:table-cell>
          <table:table-cell table:formula="of:=[.D1604]+([.D1604]*[.C1605]/100)" office:value-type="float" office:value="74.3073408434249" calcext:value-type="float">
            <text:p>74.3073408434</text:p>
          </table:table-cell>
          <table:table-cell office:value-type="float" office:value="153.050530201003" calcext:value-type="float">
            <text:p>153.050530201</text:p>
          </table:table-cell>
          <table:table-cell office:value-type="float" office:value="151.732697826495" calcext:value-type="float">
            <text:p>151.7326978265</text:p>
          </table:table-cell>
          <table:table-cell table:number-columns-repeated="3"/>
        </table:table-row>
        <table:table-row table:style-name="ro1">
          <table:table-cell office:value-type="float" office:value="0.8820967861534" calcext:value-type="float">
            <text:p>0.8820967862</text:p>
          </table:table-cell>
          <table:table-cell table:formula="of:=[.A1606]-1" office:value-type="float" office:value="-0.1179032138466" calcext:value-type="float">
            <text:p>-0.1179032138</text:p>
          </table:table-cell>
          <table:table-cell table:formula="of:=[.B1606]+[.$C$1]" office:value-type="float" office:value="0.0520967861534001" calcext:value-type="float">
            <text:p>0.0520967862</text:p>
          </table:table-cell>
          <table:table-cell table:formula="of:=[.D1605]+([.D1605]*[.C1606]/100)" office:value-type="float" office:value="74.3460525798804" calcext:value-type="float">
            <text:p>74.3460525799</text:p>
          </table:table-cell>
          <table:table-cell office:value-type="float" office:value="153.602163932475" calcext:value-type="float">
            <text:p>153.6021639325</text:p>
          </table:table-cell>
          <table:table-cell office:value-type="float" office:value="153.050530201003" calcext:value-type="float">
            <text:p>153.050530201</text:p>
          </table:table-cell>
          <table:table-cell table:number-columns-repeated="3"/>
        </table:table-row>
        <table:table-row table:style-name="ro1">
          <table:table-cell office:value-type="float" office:value="1.35117717720922" calcext:value-type="float">
            <text:p>1.3511771772</text:p>
          </table:table-cell>
          <table:table-cell table:formula="of:=[.A1607]-1" office:value-type="float" office:value="0.35117717720922" calcext:value-type="float">
            <text:p>0.3511771772</text:p>
          </table:table-cell>
          <table:table-cell table:formula="of:=[.B1607]+[.$C$1]" office:value-type="float" office:value="0.52117717720922" calcext:value-type="float">
            <text:p>0.5211771772</text:p>
          </table:table-cell>
          <table:table-cell table:formula="of:=[.D1606]+([.D1606]*[.C1607]/100)" office:value-type="float" office:value="74.7335272380827" calcext:value-type="float">
            <text:p>74.7335272381</text:p>
          </table:table-cell>
          <table:table-cell office:value-type="float" office:value="153.65364553379" calcext:value-type="float">
            <text:p>153.6536455338</text:p>
          </table:table-cell>
          <table:table-cell office:value-type="float" office:value="153.602163932475" calcext:value-type="float">
            <text:p>153.6021639325</text:p>
          </table:table-cell>
          <table:table-cell table:number-columns-repeated="3"/>
        </table:table-row>
        <table:table-row table:style-name="ro1">
          <table:table-cell office:value-type="float" office:value="1.13837116806194" calcext:value-type="float">
            <text:p>1.1383711681</text:p>
          </table:table-cell>
          <table:table-cell table:formula="of:=[.A1608]-1" office:value-type="float" office:value="0.13837116806194" calcext:value-type="float">
            <text:p>0.1383711681</text:p>
          </table:table-cell>
          <table:table-cell table:formula="of:=[.B1608]+[.$C$1]" office:value-type="float" office:value="0.30837116806194" calcext:value-type="float">
            <text:p>0.3083711681</text:p>
          </table:table-cell>
          <table:table-cell table:formula="of:=[.D1607]+([.D1607]*[.C1608]/100)" office:value-type="float" office:value="74.9639838889607" calcext:value-type="float">
            <text:p>74.963983889</text:p>
          </table:table-cell>
          <table:table-cell office:value-type="float" office:value="153.853912778719" calcext:value-type="float">
            <text:p>153.8539127787</text:p>
          </table:table-cell>
          <table:table-cell office:value-type="float" office:value="153.65364553379" calcext:value-type="float">
            <text:p>153.6536455338</text:p>
          </table:table-cell>
          <table:table-cell table:number-columns-repeated="3"/>
        </table:table-row>
        <table:table-row table:style-name="ro1">
          <table:table-cell office:value-type="float" office:value="0.678304301805452" calcext:value-type="float">
            <text:p>0.6783043018</text:p>
          </table:table-cell>
          <table:table-cell table:formula="of:=[.A1609]-1" office:value-type="float" office:value="-0.321695698194548" calcext:value-type="float">
            <text:p>-0.3216956982</text:p>
          </table:table-cell>
          <table:table-cell table:formula="of:=[.B1609]+[.$C$1]" office:value-type="float" office:value="-0.151695698194548" calcext:value-type="float">
            <text:p>-0.1516956982</text:p>
          </table:table-cell>
          <table:table-cell table:formula="of:=[.D1608]+([.D1608]*[.C1609]/100)" office:value-type="float" office:value="74.8502667502059" calcext:value-type="float">
            <text:p>74.8502667502</text:p>
          </table:table-cell>
          <table:table-cell office:value-type="float" office:value="153.721988060556" calcext:value-type="float">
            <text:p>153.7219880606</text:p>
          </table:table-cell>
          <table:table-cell office:value-type="float" office:value="153.853912778719" calcext:value-type="float">
            <text:p>153.8539127787</text:p>
          </table:table-cell>
          <table:table-cell table:number-columns-repeated="3"/>
        </table:table-row>
        <table:table-row table:style-name="ro1">
          <table:table-cell office:value-type="float" office:value="0.778270658134528" calcext:value-type="float">
            <text:p>0.7782706581</text:p>
          </table:table-cell>
          <table:table-cell table:formula="of:=[.A1610]-1" office:value-type="float" office:value="-0.221729341865472" calcext:value-type="float">
            <text:p>-0.2217293419</text:p>
          </table:table-cell>
          <table:table-cell table:formula="of:=[.B1610]+[.$C$1]" office:value-type="float" office:value="-0.0517293418654719" calcext:value-type="float">
            <text:p>-0.0517293419</text:p>
          </table:table-cell>
          <table:table-cell table:formula="of:=[.D1609]+([.D1609]*[.C1610]/100)" office:value-type="float" office:value="74.8115471998315" calcext:value-type="float">
            <text:p>74.8115471998</text:p>
          </table:table-cell>
          <table:table-cell office:value-type="float" office:value="153.251912627694" calcext:value-type="float">
            <text:p>153.2519126277</text:p>
          </table:table-cell>
          <table:table-cell office:value-type="float" office:value="153.721988060556" calcext:value-type="float">
            <text:p>153.7219880606</text:p>
          </table:table-cell>
          <table:table-cell table:number-columns-repeated="3"/>
        </table:table-row>
        <table:table-row table:style-name="ro1">
          <table:table-cell office:value-type="float" office:value="0.821939194562972" calcext:value-type="float">
            <text:p>0.8219391946</text:p>
          </table:table-cell>
          <table:table-cell table:formula="of:=[.A1611]-1" office:value-type="float" office:value="-0.178060805437028" calcext:value-type="float">
            <text:p>-0.1780608054</text:p>
          </table:table-cell>
          <table:table-cell table:formula="of:=[.B1611]+[.$C$1]" office:value-type="float" office:value="-0.00806080543702795" calcext:value-type="float">
            <text:p>-0.0080608054</text:p>
          </table:table-cell>
          <table:table-cell table:formula="of:=[.D1610]+([.D1610]*[.C1611]/100)" office:value-type="float" office:value="74.8055167865672" calcext:value-type="float">
            <text:p>74.8055167866</text:p>
          </table:table-cell>
          <table:table-cell office:value-type="float" office:value="151.888390960092" calcext:value-type="float">
            <text:p>151.8883909601</text:p>
          </table:table-cell>
          <table:table-cell office:value-type="float" office:value="153.251912627694" calcext:value-type="float">
            <text:p>153.2519126277</text:p>
          </table:table-cell>
          <table:table-cell table:number-columns-repeated="3"/>
        </table:table-row>
        <table:table-row table:style-name="ro1">
          <table:table-cell office:value-type="float" office:value="0.722313197452675" calcext:value-type="float">
            <text:p>0.7223131975</text:p>
          </table:table-cell>
          <table:table-cell table:formula="of:=[.A1612]-1" office:value-type="float" office:value="-0.277686802547325" calcext:value-type="float">
            <text:p>-0.2776868025</text:p>
          </table:table-cell>
          <table:table-cell table:formula="of:=[.B1612]+[.$C$1]" office:value-type="float" office:value="-0.107686802547325" calcext:value-type="float">
            <text:p>-0.1076868025</text:p>
          </table:table-cell>
          <table:table-cell table:formula="of:=[.D1611]+([.D1611]*[.C1612]/100)" office:value-type="float" office:value="74.7249611174108" calcext:value-type="float">
            <text:p>74.7249611174</text:p>
          </table:table-cell>
          <table:table-cell office:value-type="float" office:value="151.972928638766" calcext:value-type="float">
            <text:p>151.9729286388</text:p>
          </table:table-cell>
          <table:table-cell office:value-type="float" office:value="151.888390960092" calcext:value-type="float">
            <text:p>151.8883909601</text:p>
          </table:table-cell>
          <table:table-cell table:number-columns-repeated="3"/>
        </table:table-row>
        <table:table-row table:style-name="ro1">
          <table:table-cell office:value-type="float" office:value="0.85729408060644" calcext:value-type="float">
            <text:p>0.8572940806</text:p>
          </table:table-cell>
          <table:table-cell table:formula="of:=[.A1613]-1" office:value-type="float" office:value="-0.14270591939356" calcext:value-type="float">
            <text:p>-0.1427059194</text:p>
          </table:table-cell>
          <table:table-cell table:formula="of:=[.B1613]+[.$C$1]" office:value-type="float" office:value="0.02729408060644" calcext:value-type="float">
            <text:p>0.0272940806</text:p>
          </table:table-cell>
          <table:table-cell table:formula="of:=[.D1612]+([.D1612]*[.C1613]/100)" office:value-type="float" office:value="74.7453566085313" calcext:value-type="float">
            <text:p>74.7453566085</text:p>
          </table:table-cell>
          <table:table-cell office:value-type="float" office:value="149.149247043325" calcext:value-type="float">
            <text:p>149.1492470433</text:p>
          </table:table-cell>
          <table:table-cell office:value-type="float" office:value="151.972928638766" calcext:value-type="float">
            <text:p>151.9729286388</text:p>
          </table:table-cell>
          <table:table-cell table:number-columns-repeated="3"/>
        </table:table-row>
        <table:table-row table:style-name="ro1">
          <table:table-cell office:value-type="float" office:value="0.594127373960853" calcext:value-type="float">
            <text:p>0.594127374</text:p>
          </table:table-cell>
          <table:table-cell table:formula="of:=[.A1614]-1" office:value-type="float" office:value="-0.405872626039147" calcext:value-type="float">
            <text:p>-0.405872626</text:p>
          </table:table-cell>
          <table:table-cell table:formula="of:=[.B1614]+[.$C$1]" office:value-type="float" office:value="-0.235872626039147" calcext:value-type="float">
            <text:p>-0.235872626</text:p>
          </table:table-cell>
          <table:table-cell table:formula="of:=[.D1613]+([.D1613]*[.C1614]/100)" office:value-type="float" office:value="74.5690527730564" calcext:value-type="float">
            <text:p>74.5690527731</text:p>
          </table:table-cell>
          <table:table-cell office:value-type="float" office:value="148.041302462445" calcext:value-type="float">
            <text:p>148.0413024624</text:p>
          </table:table-cell>
          <table:table-cell office:value-type="float" office:value="149.149247043325" calcext:value-type="float">
            <text:p>149.1492470433</text:p>
          </table:table-cell>
          <table:table-cell table:number-columns-repeated="3"/>
        </table:table-row>
        <table:table-row table:style-name="ro1">
          <table:table-cell office:value-type="float" office:value="0.562563510609221" calcext:value-type="float">
            <text:p>0.5625635106</text:p>
          </table:table-cell>
          <table:table-cell table:formula="of:=[.A1615]-1" office:value-type="float" office:value="-0.437436489390779" calcext:value-type="float">
            <text:p>-0.4374364894</text:p>
          </table:table-cell>
          <table:table-cell table:formula="of:=[.B1615]+[.$C$1]" office:value-type="float" office:value="-0.267436489390779" calcext:value-type="float">
            <text:p>-0.2674364894</text:p>
          </table:table-cell>
          <table:table-cell table:formula="of:=[.D1614]+([.D1614]*[.C1615]/100)" office:value-type="float" office:value="74.3696279161482" calcext:value-type="float">
            <text:p>74.3696279161</text:p>
          </table:table-cell>
          <table:table-cell office:value-type="float" office:value="149.85545871811" calcext:value-type="float">
            <text:p>149.8554587181</text:p>
          </table:table-cell>
          <table:table-cell office:value-type="float" office:value="148.041302462445" calcext:value-type="float">
            <text:p>148.0413024624</text:p>
          </table:table-cell>
          <table:table-cell table:number-columns-repeated="3"/>
        </table:table-row>
        <table:table-row table:style-name="ro1">
          <table:table-cell office:value-type="float" office:value="0.73918762877869" calcext:value-type="float">
            <text:p>0.7391876288</text:p>
          </table:table-cell>
          <table:table-cell table:formula="of:=[.A1616]-1" office:value-type="float" office:value="-0.26081237122131" calcext:value-type="float">
            <text:p>-0.2608123712</text:p>
          </table:table-cell>
          <table:table-cell table:formula="of:=[.B1616]+[.$C$1]" office:value-type="float" office:value="-0.09081237122131" calcext:value-type="float">
            <text:p>-0.0908123712</text:p>
          </table:table-cell>
          <table:table-cell table:formula="of:=[.D1615]+([.D1615]*[.C1616]/100)" office:value-type="float" office:value="74.3020910935691" calcext:value-type="float">
            <text:p>74.3020910936</text:p>
          </table:table-cell>
          <table:table-cell office:value-type="float" office:value="152.611047464647" calcext:value-type="float">
            <text:p>152.6110474646</text:p>
          </table:table-cell>
          <table:table-cell office:value-type="float" office:value="149.85545871811" calcext:value-type="float">
            <text:p>149.8554587181</text:p>
          </table:table-cell>
          <table:table-cell table:number-columns-repeated="3"/>
        </table:table-row>
        <table:table-row table:style-name="ro1">
          <table:table-cell office:value-type="float" office:value="0.851598810304022" calcext:value-type="float">
            <text:p>0.8515988103</text:p>
          </table:table-cell>
          <table:table-cell table:formula="of:=[.A1617]-1" office:value-type="float" office:value="-0.148401189695978" calcext:value-type="float">
            <text:p>-0.1484011897</text:p>
          </table:table-cell>
          <table:table-cell table:formula="of:=[.B1617]+[.$C$1]" office:value-type="float" office:value="0.0215988103040221" calcext:value-type="float">
            <text:p>0.0215988103</text:p>
          </table:table-cell>
          <table:table-cell table:formula="of:=[.D1616]+([.D1616]*[.C1617]/100)" office:value-type="float" office:value="74.3181394612763" calcext:value-type="float">
            <text:p>74.3181394613</text:p>
          </table:table-cell>
          <table:table-cell office:value-type="float" office:value="151.158044687608" calcext:value-type="float">
            <text:p>151.1580446876</text:p>
          </table:table-cell>
          <table:table-cell office:value-type="float" office:value="152.611047464647" calcext:value-type="float">
            <text:p>152.6110474646</text:p>
          </table:table-cell>
          <table:table-cell table:number-columns-repeated="3"/>
        </table:table-row>
        <table:table-row table:style-name="ro1">
          <table:table-cell office:value-type="float" office:value="0.70142813696771" calcext:value-type="float">
            <text:p>0.701428137</text:p>
          </table:table-cell>
          <table:table-cell table:formula="of:=[.A1618]-1" office:value-type="float" office:value="-0.29857186303229" calcext:value-type="float">
            <text:p>-0.298571863</text:p>
          </table:table-cell>
          <table:table-cell table:formula="of:=[.B1618]+[.$C$1]" office:value-type="float" office:value="-0.12857186303229" calcext:value-type="float">
            <text:p>-0.128571863</text:p>
          </table:table-cell>
          <table:table-cell table:formula="of:=[.D1617]+([.D1617]*[.C1618]/100)" office:value-type="float" office:value="74.2225872448" calcext:value-type="float">
            <text:p>74.2225872448</text:p>
          </table:table-cell>
          <table:table-cell office:value-type="float" office:value="150.335421012496" calcext:value-type="float">
            <text:p>150.3354210125</text:p>
          </table:table-cell>
          <table:table-cell office:value-type="float" office:value="151.158044687608" calcext:value-type="float">
            <text:p>151.1580446876</text:p>
          </table:table-cell>
          <table:table-cell table:number-columns-repeated="3"/>
        </table:table-row>
        <table:table-row table:style-name="ro1">
          <table:table-cell office:value-type="float" office:value="0.733509644300739" calcext:value-type="float">
            <text:p>0.7335096443</text:p>
          </table:table-cell>
          <table:table-cell table:formula="of:=[.A1619]-1" office:value-type="float" office:value="-0.266490355699261" calcext:value-type="float">
            <text:p>-0.2664903557</text:p>
          </table:table-cell>
          <table:table-cell table:formula="of:=[.B1619]+[.$C$1]" office:value-type="float" office:value="-0.0964903556992609" calcext:value-type="float">
            <text:p>-0.0964903557</text:p>
          </table:table-cell>
          <table:table-cell table:formula="of:=[.D1618]+([.D1618]*[.C1619]/100)" office:value-type="float" office:value="74.1509696063583" calcext:value-type="float">
            <text:p>74.1509696064</text:p>
          </table:table-cell>
          <table:table-cell office:value-type="float" office:value="150.103961879987" calcext:value-type="float">
            <text:p>150.10396188</text:p>
          </table:table-cell>
          <table:table-cell office:value-type="float" office:value="150.335421012496" calcext:value-type="float">
            <text:p>150.3354210125</text:p>
          </table:table-cell>
          <table:table-cell table:number-columns-repeated="3"/>
        </table:table-row>
        <table:table-row table:style-name="ro1">
          <table:table-cell office:value-type="float" office:value="1.17228214524818" calcext:value-type="float">
            <text:p>1.1722821452</text:p>
          </table:table-cell>
          <table:table-cell table:formula="of:=[.A1620]-1" office:value-type="float" office:value="0.17228214524818" calcext:value-type="float">
            <text:p>0.1722821452</text:p>
          </table:table-cell>
          <table:table-cell table:formula="of:=[.B1620]+[.$C$1]" office:value-type="float" office:value="0.34228214524818" calcext:value-type="float">
            <text:p>0.3422821452</text:p>
          </table:table-cell>
          <table:table-cell table:formula="of:=[.D1619]+([.D1619]*[.C1620]/100)" office:value-type="float" office:value="74.4047751358493" calcext:value-type="float">
            <text:p>74.4047751358</text:p>
          </table:table-cell>
          <table:table-cell office:value-type="float" office:value="148.513841284683" calcext:value-type="float">
            <text:p>148.5138412847</text:p>
          </table:table-cell>
          <table:table-cell office:value-type="float" office:value="150.103961879987" calcext:value-type="float">
            <text:p>150.10396188</text:p>
          </table:table-cell>
          <table:table-cell table:number-columns-repeated="3"/>
        </table:table-row>
        <table:table-row table:style-name="ro1">
          <table:table-cell office:value-type="float" office:value="1.01277562856378" calcext:value-type="float">
            <text:p>1.0127756286</text:p>
          </table:table-cell>
          <table:table-cell table:formula="of:=[.A1621]-1" office:value-type="float" office:value="0.0127756285637799" calcext:value-type="float">
            <text:p>0.0127756286</text:p>
          </table:table-cell>
          <table:table-cell table:formula="of:=[.B1621]+[.$C$1]" office:value-type="float" office:value="0.18277562856378" calcext:value-type="float">
            <text:p>0.1827756286</text:p>
          </table:table-cell>
          <table:table-cell table:formula="of:=[.D1620]+([.D1620]*[.C1621]/100)" office:value-type="float" office:value="74.5407689312853" calcext:value-type="float">
            <text:p>74.5407689313</text:p>
          </table:table-cell>
          <table:table-cell office:value-type="float" office:value="147.607279139015" calcext:value-type="float">
            <text:p>147.607279139</text:p>
          </table:table-cell>
          <table:table-cell office:value-type="float" office:value="148.513841284683" calcext:value-type="float">
            <text:p>148.5138412847</text:p>
          </table:table-cell>
          <table:table-cell table:number-columns-repeated="3"/>
        </table:table-row>
        <table:table-row table:style-name="ro1">
          <table:table-cell office:value-type="float" office:value="1.14170279865922" calcext:value-type="float">
            <text:p>1.1417027987</text:p>
          </table:table-cell>
          <table:table-cell table:formula="of:=[.A1622]-1" office:value-type="float" office:value="0.14170279865922" calcext:value-type="float">
            <text:p>0.1417027987</text:p>
          </table:table-cell>
          <table:table-cell table:formula="of:=[.B1622]+[.$C$1]" office:value-type="float" office:value="0.31170279865922" calcext:value-type="float">
            <text:p>0.3117027987</text:p>
          </table:table-cell>
          <table:table-cell table:formula="of:=[.D1621]+([.D1621]*[.C1622]/100)" office:value-type="float" office:value="74.7731145941862" calcext:value-type="float">
            <text:p>74.7731145942</text:p>
          </table:table-cell>
          <table:table-cell office:value-type="float" office:value="149.233784713478" calcext:value-type="float">
            <text:p>149.2337847135</text:p>
          </table:table-cell>
          <table:table-cell office:value-type="float" office:value="147.607279139015" calcext:value-type="float">
            <text:p>147.607279139</text:p>
          </table:table-cell>
          <table:table-cell table:number-columns-repeated="3"/>
        </table:table-row>
        <table:table-row table:style-name="ro1">
          <table:table-cell office:value-type="float" office:value="0.450537243045056" calcext:value-type="float">
            <text:p>0.450537243</text:p>
          </table:table-cell>
          <table:table-cell table:formula="of:=[.A1623]-1" office:value-type="float" office:value="-0.549462756954944" calcext:value-type="float">
            <text:p>-0.549462757</text:p>
          </table:table-cell>
          <table:table-cell table:formula="of:=[.B1623]+[.$C$1]" office:value-type="float" office:value="-0.379462756954944" calcext:value-type="float">
            <text:p>-0.379462757</text:p>
          </table:table-cell>
          <table:table-cell table:formula="of:=[.D1622]+([.D1622]*[.C1623]/100)" office:value-type="float" office:value="74.4893784720861" calcext:value-type="float">
            <text:p>74.4893784721</text:p>
          </table:table-cell>
          <table:table-cell office:value-type="float" office:value="149.26497660958" calcext:value-type="float">
            <text:p>149.2649766096</text:p>
          </table:table-cell>
          <table:table-cell office:value-type="float" office:value="149.233784713478" calcext:value-type="float">
            <text:p>149.2337847135</text:p>
          </table:table-cell>
          <table:table-cell table:number-columns-repeated="3"/>
        </table:table-row>
        <table:table-row table:style-name="ro1">
          <table:table-cell office:value-type="float" office:value="0.747438128495038" calcext:value-type="float">
            <text:p>0.7474381285</text:p>
          </table:table-cell>
          <table:table-cell table:formula="of:=[.A1624]-1" office:value-type="float" office:value="-0.252561871504962" calcext:value-type="float">
            <text:p>-0.2525618715</text:p>
          </table:table-cell>
          <table:table-cell table:formula="of:=[.B1624]+[.$C$1]" office:value-type="float" office:value="-0.0825618715049619" calcext:value-type="float">
            <text:p>-0.0825618715</text:p>
          </table:table-cell>
          <table:table-cell table:formula="of:=[.D1623]+([.D1623]*[.C1624]/100)" office:value-type="float" office:value="74.4278786471471" calcext:value-type="float">
            <text:p>74.4278786471</text:p>
          </table:table-cell>
          <table:table-cell office:value-type="float" office:value="149.597751128783" calcext:value-type="float">
            <text:p>149.5977511288</text:p>
          </table:table-cell>
          <table:table-cell office:value-type="float" office:value="149.26497660958" calcext:value-type="float">
            <text:p>149.2649766096</text:p>
          </table:table-cell>
          <table:table-cell table:number-columns-repeated="3"/>
        </table:table-row>
        <table:table-row table:style-name="ro1">
          <table:table-cell office:value-type="float" office:value="0.522579919012537" calcext:value-type="float">
            <text:p>0.522579919</text:p>
          </table:table-cell>
          <table:table-cell table:formula="of:=[.A1625]-1" office:value-type="float" office:value="-0.477420080987463" calcext:value-type="float">
            <text:p>-0.477420081</text:p>
          </table:table-cell>
          <table:table-cell table:formula="of:=[.B1625]+[.$C$1]" office:value-type="float" office:value="-0.307420080987463" calcext:value-type="float">
            <text:p>-0.307420081</text:p>
          </table:table-cell>
          <table:table-cell table:formula="of:=[.D1624]+([.D1624]*[.C1625]/100)" office:value-type="float" office:value="74.1990724023328" calcext:value-type="float">
            <text:p>74.1990724023</text:p>
          </table:table-cell>
          <table:table-cell office:value-type="float" office:value="151.810927223307" calcext:value-type="float">
            <text:p>151.8109272233</text:p>
          </table:table-cell>
          <table:table-cell office:value-type="float" office:value="149.597751128783" calcext:value-type="float">
            <text:p>149.5977511288</text:p>
          </table:table-cell>
          <table:table-cell table:number-columns-repeated="3"/>
        </table:table-row>
        <table:table-row table:style-name="ro1">
          <table:table-cell office:value-type="float" office:value="0.355364993660353" calcext:value-type="float">
            <text:p>0.3553649937</text:p>
          </table:table-cell>
          <table:table-cell table:formula="of:=[.A1626]-1" office:value-type="float" office:value="-0.644635006339647" calcext:value-type="float">
            <text:p>-0.6446350063</text:p>
          </table:table-cell>
          <table:table-cell table:formula="of:=[.B1626]+[.$C$1]" office:value-type="float" office:value="-0.474635006339647" calcext:value-type="float">
            <text:p>-0.4746350063</text:p>
          </table:table-cell>
          <table:table-cell table:formula="of:=[.D1625]+([.D1625]*[.C1626]/100)" office:value-type="float" office:value="73.846897630332" calcext:value-type="float">
            <text:p>73.8468976303</text:p>
          </table:table-cell>
          <table:table-cell office:value-type="float" office:value="150.606078060842" calcext:value-type="float">
            <text:p>150.6060780608</text:p>
          </table:table-cell>
          <table:table-cell office:value-type="float" office:value="151.810927223307" calcext:value-type="float">
            <text:p>151.8109272233</text:p>
          </table:table-cell>
          <table:table-cell table:number-columns-repeated="3"/>
        </table:table-row>
        <table:table-row table:style-name="ro1">
          <table:table-cell office:value-type="float" office:value="1.08818793344167" calcext:value-type="float">
            <text:p>1.0881879334</text:p>
          </table:table-cell>
          <table:table-cell table:formula="of:=[.A1627]-1" office:value-type="float" office:value="0.08818793344167" calcext:value-type="float">
            <text:p>0.0881879334</text:p>
          </table:table-cell>
          <table:table-cell table:formula="of:=[.B1627]+[.$C$1]" office:value-type="float" office:value="0.25818793344167" calcext:value-type="float">
            <text:p>0.2581879334</text:p>
          </table:table-cell>
          <table:table-cell table:formula="of:=[.D1626]+([.D1626]*[.C1627]/100)" office:value-type="float" office:value="74.0375614092346" calcext:value-type="float">
            <text:p>74.0375614092</text:p>
          </table:table-cell>
          <table:table-cell office:value-type="float" office:value="150.658059000836" calcext:value-type="float">
            <text:p>150.6580590008</text:p>
          </table:table-cell>
          <table:table-cell office:value-type="float" office:value="150.606078060842" calcext:value-type="float">
            <text:p>150.6060780608</text:p>
          </table:table-cell>
          <table:table-cell table:number-columns-repeated="3"/>
        </table:table-row>
        <table:table-row table:style-name="ro1">
          <table:table-cell office:value-type="float" office:value="0.672727691917523" calcext:value-type="float">
            <text:p>0.6727276919</text:p>
          </table:table-cell>
          <table:table-cell table:formula="of:=[.A1628]-1" office:value-type="float" office:value="-0.327272308082477" calcext:value-type="float">
            <text:p>-0.3272723081</text:p>
          </table:table-cell>
          <table:table-cell table:formula="of:=[.B1628]+[.$C$1]" office:value-type="float" office:value="-0.157272308082477" calcext:value-type="float">
            <text:p>-0.1572723081</text:p>
          </table:table-cell>
          <table:table-cell table:formula="of:=[.D1627]+([.D1627]*[.C1628]/100)" office:value-type="float" office:value="73.9211208275583" calcext:value-type="float">
            <text:p>73.9211208276</text:p>
          </table:table-cell>
          <table:table-cell office:value-type="float" office:value="148.173992832113" calcext:value-type="float">
            <text:p>148.1739928321</text:p>
          </table:table-cell>
          <table:table-cell office:value-type="float" office:value="150.658059000836" calcext:value-type="float">
            <text:p>150.6580590008</text:p>
          </table:table-cell>
          <table:table-cell table:number-columns-repeated="3"/>
        </table:table-row>
        <table:table-row table:style-name="ro1">
          <table:table-cell office:value-type="float" office:value="1.37721394877642" calcext:value-type="float">
            <text:p>1.3772139488</text:p>
          </table:table-cell>
          <table:table-cell table:formula="of:=[.A1629]-1" office:value-type="float" office:value="0.37721394877642" calcext:value-type="float">
            <text:p>0.3772139488</text:p>
          </table:table-cell>
          <table:table-cell table:formula="of:=[.B1629]+[.$C$1]" office:value-type="float" office:value="0.54721394877642" calcext:value-type="float">
            <text:p>0.5472139488</text:p>
          </table:table-cell>
          <table:table-cell table:formula="of:=[.D1628]+([.D1628]*[.C1629]/100)" office:value-type="float" office:value="74.3256275118186" calcext:value-type="float">
            <text:p>74.3256275118</text:p>
          </table:table-cell>
          <table:table-cell office:value-type="float" office:value="146.505026996914" calcext:value-type="float">
            <text:p>146.5050269969</text:p>
          </table:table-cell>
          <table:table-cell office:value-type="float" office:value="148.173992832113" calcext:value-type="float">
            <text:p>148.1739928321</text:p>
          </table:table-cell>
          <table:table-cell table:number-columns-repeated="3"/>
        </table:table-row>
        <table:table-row table:style-name="ro1">
          <table:table-cell office:value-type="float" office:value="0.717400401675235" calcext:value-type="float">
            <text:p>0.7174004017</text:p>
          </table:table-cell>
          <table:table-cell table:formula="of:=[.A1630]-1" office:value-type="float" office:value="-0.282599598324765" calcext:value-type="float">
            <text:p>-0.2825995983</text:p>
          </table:table-cell>
          <table:table-cell table:formula="of:=[.B1630]+[.$C$1]" office:value-type="float" office:value="-0.112599598324765" calcext:value-type="float">
            <text:p>-0.1125995983</text:p>
          </table:table-cell>
          <table:table-cell table:formula="of:=[.D1629]+([.D1629]*[.C1630]/100)" office:value-type="float" office:value="74.2419371537879" calcext:value-type="float">
            <text:p>74.2419371538</text:p>
          </table:table-cell>
          <table:table-cell office:value-type="float" office:value="148.426573895284" calcext:value-type="float">
            <text:p>148.4265738953</text:p>
          </table:table-cell>
          <table:table-cell office:value-type="float" office:value="146.505026996914" calcext:value-type="float">
            <text:p>146.5050269969</text:p>
          </table:table-cell>
          <table:table-cell table:number-columns-repeated="3"/>
        </table:table-row>
        <table:table-row table:style-name="ro1">
          <table:table-cell office:value-type="float" office:value="1.02371899671912" calcext:value-type="float">
            <text:p>1.0237189967</text:p>
          </table:table-cell>
          <table:table-cell table:formula="of:=[.A1631]-1" office:value-type="float" office:value="0.02371899671912" calcext:value-type="float">
            <text:p>0.0237189967</text:p>
          </table:table-cell>
          <table:table-cell table:formula="of:=[.B1631]+[.$C$1]" office:value-type="float" office:value="0.19371899671912" calcext:value-type="float">
            <text:p>0.1937189967</text:p>
          </table:table-cell>
          <table:table-cell table:formula="of:=[.D1630]+([.D1630]*[.C1631]/100)" office:value-type="float" office:value="74.385757889587" calcext:value-type="float">
            <text:p>74.3857578896</text:p>
          </table:table-cell>
          <table:table-cell office:value-type="float" office:value="146.279876146268" calcext:value-type="float">
            <text:p>146.2798761463</text:p>
          </table:table-cell>
          <table:table-cell office:value-type="float" office:value="148.426573895284" calcext:value-type="float">
            <text:p>148.4265738953</text:p>
          </table:table-cell>
          <table:table-cell table:number-columns-repeated="3"/>
        </table:table-row>
        <table:table-row table:style-name="ro1">
          <table:table-cell office:value-type="float" office:value="1.17955346875433" calcext:value-type="float">
            <text:p>1.1795534688</text:p>
          </table:table-cell>
          <table:table-cell table:formula="of:=[.A1632]-1" office:value-type="float" office:value="0.17955346875433" calcext:value-type="float">
            <text:p>0.1795534688</text:p>
          </table:table-cell>
          <table:table-cell table:formula="of:=[.B1632]+[.$C$1]" office:value-type="float" office:value="0.34955346875433" calcext:value-type="float">
            <text:p>0.3495534688</text:p>
          </table:table-cell>
          <table:table-cell table:formula="of:=[.D1631]+([.D1631]*[.C1632]/100)" office:value-type="float" office:value="74.6457758865493" calcext:value-type="float">
            <text:p>74.6457758865</text:p>
          </table:table-cell>
          <table:table-cell office:value-type="float" office:value="147.950955832064" calcext:value-type="float">
            <text:p>147.9509558321</text:p>
          </table:table-cell>
          <table:table-cell office:value-type="float" office:value="146.279876146268" calcext:value-type="float">
            <text:p>146.2798761463</text:p>
          </table:table-cell>
          <table:table-cell table:number-columns-repeated="3"/>
        </table:table-row>
        <table:table-row table:style-name="ro1">
          <table:table-cell office:value-type="float" office:value="0.729037829231863" calcext:value-type="float">
            <text:p>0.7290378292</text:p>
          </table:table-cell>
          <table:table-cell table:formula="of:=[.A1633]-1" office:value-type="float" office:value="-0.270962170768137" calcext:value-type="float">
            <text:p>-0.2709621708</text:p>
          </table:table-cell>
          <table:table-cell table:formula="of:=[.B1633]+[.$C$1]" office:value-type="float" office:value="-0.100962170768137" calcext:value-type="float">
            <text:p>-0.1009621708</text:p>
          </table:table-cell>
          <table:table-cell table:formula="of:=[.D1632]+([.D1632]*[.C1633]/100)" office:value-type="float" office:value="74.5704118908275" calcext:value-type="float">
            <text:p>74.5704118908</text:p>
          </table:table-cell>
          <table:table-cell office:value-type="float" office:value="150.553248260435" calcext:value-type="float">
            <text:p>150.5532482604</text:p>
          </table:table-cell>
          <table:table-cell office:value-type="float" office:value="147.950955832064" calcext:value-type="float">
            <text:p>147.9509558321</text:p>
          </table:table-cell>
          <table:table-cell table:number-columns-repeated="3"/>
        </table:table-row>
        <table:table-row table:style-name="ro1">
          <table:table-cell office:value-type="float" office:value="0.573976394364216" calcext:value-type="float">
            <text:p>0.5739763944</text:p>
          </table:table-cell>
          <table:table-cell table:formula="of:=[.A1634]-1" office:value-type="float" office:value="-0.426023605635784" calcext:value-type="float">
            <text:p>-0.4260236056</text:p>
          </table:table-cell>
          <table:table-cell table:formula="of:=[.B1634]+[.$C$1]" office:value-type="float" office:value="-0.256023605635784" calcext:value-type="float">
            <text:p>-0.2560236056</text:p>
          </table:table-cell>
          <table:table-cell table:formula="of:=[.D1633]+([.D1633]*[.C1634]/100)" office:value-type="float" office:value="74.3794940335672" calcext:value-type="float">
            <text:p>74.3794940336</text:p>
          </table:table-cell>
          <table:table-cell office:value-type="float" office:value="150.609656640503" calcext:value-type="float">
            <text:p>150.6096566405</text:p>
          </table:table-cell>
          <table:table-cell office:value-type="float" office:value="150.553248260435" calcext:value-type="float">
            <text:p>150.5532482604</text:p>
          </table:table-cell>
          <table:table-cell table:number-columns-repeated="3"/>
        </table:table-row>
        <table:table-row table:style-name="ro1">
          <table:table-cell office:value-type="float" office:value="0.948589431064661" calcext:value-type="float">
            <text:p>0.9485894311</text:p>
          </table:table-cell>
          <table:table-cell table:formula="of:=[.A1635]-1" office:value-type="float" office:value="-0.0514105689353389" calcext:value-type="float">
            <text:p>-0.0514105689</text:p>
          </table:table-cell>
          <table:table-cell table:formula="of:=[.B1635]+[.$C$1]" office:value-type="float" office:value="0.118589431064661" calcext:value-type="float">
            <text:p>0.1185894311</text:p>
          </table:table-cell>
          <table:table-cell table:formula="of:=[.D1634]+([.D1634]*[.C1635]/100)" office:value-type="float" office:value="74.4677002523703" calcext:value-type="float">
            <text:p>74.4677002524</text:p>
          </table:table-cell>
          <table:table-cell office:value-type="float" office:value="152.415141085847" calcext:value-type="float">
            <text:p>152.4151410858</text:p>
          </table:table-cell>
          <table:table-cell office:value-type="float" office:value="150.609656640503" calcext:value-type="float">
            <text:p>150.6096566405</text:p>
          </table:table-cell>
          <table:table-cell table:number-columns-repeated="3"/>
        </table:table-row>
        <table:table-row table:style-name="ro1">
          <table:table-cell office:value-type="float" office:value="0.677374095423232" calcext:value-type="float">
            <text:p>0.6773740954</text:p>
          </table:table-cell>
          <table:table-cell table:formula="of:=[.A1636]-1" office:value-type="float" office:value="-0.322625904576768" calcext:value-type="float">
            <text:p>-0.3226259046</text:p>
          </table:table-cell>
          <table:table-cell table:formula="of:=[.B1636]+[.$C$1]" office:value-type="float" office:value="-0.152625904576768" calcext:value-type="float">
            <text:p>-0.1526259046</text:p>
          </table:table-cell>
          <table:table-cell table:formula="of:=[.D1635]+([.D1635]*[.C1636]/100)" office:value-type="float" office:value="74.3540432512427" calcext:value-type="float">
            <text:p>74.3540432512</text:p>
          </table:table-cell>
          <table:table-cell office:value-type="float" office:value="151.898777160294" calcext:value-type="float">
            <text:p>151.8987771603</text:p>
          </table:table-cell>
          <table:table-cell office:value-type="float" office:value="152.415141085847" calcext:value-type="float">
            <text:p>152.4151410858</text:p>
          </table:table-cell>
          <table:table-cell table:number-columns-repeated="3"/>
        </table:table-row>
        <table:table-row table:style-name="ro1">
          <table:table-cell office:value-type="float" office:value="0.556800293757116" calcext:value-type="float">
            <text:p>0.5568002938</text:p>
          </table:table-cell>
          <table:table-cell table:formula="of:=[.A1637]-1" office:value-type="float" office:value="-0.443199706242884" calcext:value-type="float">
            <text:p>-0.4431997062</text:p>
          </table:table-cell>
          <table:table-cell table:formula="of:=[.B1637]+[.$C$1]" office:value-type="float" office:value="-0.273199706242884" calcext:value-type="float">
            <text:p>-0.2731997062</text:p>
          </table:table-cell>
          <table:table-cell table:formula="of:=[.D1636]+([.D1636]*[.C1637]/100)" office:value-type="float" office:value="74.1509082235006" calcext:value-type="float">
            <text:p>74.1509082235</text:p>
          </table:table-cell>
          <table:table-cell office:value-type="float" office:value="151.088520396613" calcext:value-type="float">
            <text:p>151.0885203966</text:p>
          </table:table-cell>
          <table:table-cell office:value-type="float" office:value="151.898777160294" calcext:value-type="float">
            <text:p>151.8987771603</text:p>
          </table:table-cell>
          <table:table-cell table:number-columns-repeated="3"/>
        </table:table-row>
        <table:table-row table:style-name="ro1">
          <table:table-cell office:value-type="float" office:value="0.925681412189514" calcext:value-type="float">
            <text:p>0.9256814122</text:p>
          </table:table-cell>
          <table:table-cell table:formula="of:=[.A1638]-1" office:value-type="float" office:value="-0.074318587810486" calcext:value-type="float">
            <text:p>-0.0743185878</text:p>
          </table:table-cell>
          <table:table-cell table:formula="of:=[.B1638]+[.$C$1]" office:value-type="float" office:value="0.0956814121895141" calcext:value-type="float">
            <text:p>0.0956814122</text:p>
          </table:table-cell>
          <table:table-cell table:formula="of:=[.D1637]+([.D1637]*[.C1638]/100)" office:value-type="float" office:value="74.2218568596401" calcext:value-type="float">
            <text:p>74.2218568596</text:p>
          </table:table-cell>
          <table:table-cell office:value-type="float" office:value="152.277756963279" calcext:value-type="float">
            <text:p>152.2777569633</text:p>
          </table:table-cell>
          <table:table-cell office:value-type="float" office:value="151.088520396613" calcext:value-type="float">
            <text:p>151.0885203966</text:p>
          </table:table-cell>
          <table:table-cell table:number-columns-repeated="3"/>
        </table:table-row>
        <table:table-row table:style-name="ro1">
          <table:table-cell office:value-type="float" office:value="0.823256418304345" calcext:value-type="float">
            <text:p>0.8232564183</text:p>
          </table:table-cell>
          <table:table-cell table:formula="of:=[.A1639]-1" office:value-type="float" office:value="-0.176743581695655" calcext:value-type="float">
            <text:p>-0.1767435817</text:p>
          </table:table-cell>
          <table:table-cell table:formula="of:=[.B1639]+[.$C$1]" office:value-type="float" office:value="-0.00674358169565495" calcext:value-type="float">
            <text:p>-0.0067435817</text:p>
          </table:table-cell>
          <table:table-cell table:formula="of:=[.D1638]+([.D1638]*[.C1639]/100)" office:value-type="float" office:value="74.2168516480868" calcext:value-type="float">
            <text:p>74.2168516481</text:p>
          </table:table-cell>
          <table:table-cell office:value-type="float" office:value="152.221348574689" calcext:value-type="float">
            <text:p>152.2213485747</text:p>
          </table:table-cell>
          <table:table-cell office:value-type="float" office:value="152.277756963279" calcext:value-type="float">
            <text:p>152.2777569633</text:p>
          </table:table-cell>
          <table:table-cell table:number-columns-repeated="3"/>
        </table:table-row>
        <table:table-row table:style-name="ro1">
          <table:table-cell office:value-type="float" office:value="0.422794106122875" calcext:value-type="float">
            <text:p>0.4227941061</text:p>
          </table:table-cell>
          <table:table-cell table:formula="of:=[.A1640]-1" office:value-type="float" office:value="-0.577205893877125" calcext:value-type="float">
            <text:p>-0.5772058939</text:p>
          </table:table-cell>
          <table:table-cell table:formula="of:=[.B1640]+[.$C$1]" office:value-type="float" office:value="-0.407205893877125" calcext:value-type="float">
            <text:p>-0.4072058939</text:p>
          </table:table-cell>
          <table:table-cell table:formula="of:=[.D1639]+([.D1639]*[.C1640]/100)" office:value-type="float" office:value="73.9146362539257" calcext:value-type="float">
            <text:p>73.9146362539</text:p>
          </table:table-cell>
          <table:table-cell office:value-type="float" office:value="153.160816997817" calcext:value-type="float">
            <text:p>153.1608169978</text:p>
          </table:table-cell>
          <table:table-cell office:value-type="float" office:value="152.221348574689" calcext:value-type="float">
            <text:p>152.2213485747</text:p>
          </table:table-cell>
          <table:table-cell table:number-columns-repeated="3"/>
        </table:table-row>
        <table:table-row table:style-name="ro1">
          <table:table-cell office:value-type="float" office:value="0.465105729595586" calcext:value-type="float">
            <text:p>0.4651057296</text:p>
          </table:table-cell>
          <table:table-cell table:formula="of:=[.A1641]-1" office:value-type="float" office:value="-0.534894270404414" calcext:value-type="float">
            <text:p>-0.5348942704</text:p>
          </table:table-cell>
          <table:table-cell table:formula="of:=[.B1641]+[.$C$1]" office:value-type="float" office:value="-0.364894270404414" calcext:value-type="float">
            <text:p>-0.3648942704</text:p>
          </table:table-cell>
          <table:table-cell table:formula="of:=[.D1640]+([.D1640]*[.C1641]/100)" office:value-type="float" office:value="73.6449259812449" calcext:value-type="float">
            <text:p>73.6449259812</text:p>
          </table:table-cell>
          <table:table-cell office:value-type="float" office:value="153.56108517485" calcext:value-type="float">
            <text:p>153.5610851749</text:p>
          </table:table-cell>
          <table:table-cell office:value-type="float" office:value="153.160816997817" calcext:value-type="float">
            <text:p>153.1608169978</text:p>
          </table:table-cell>
          <table:table-cell table:number-columns-repeated="3"/>
        </table:table-row>
        <table:table-row table:style-name="ro1">
          <table:table-cell office:value-type="float" office:value="0.580392470872025" calcext:value-type="float">
            <text:p>0.5803924709</text:p>
          </table:table-cell>
          <table:table-cell table:formula="of:=[.A1642]-1" office:value-type="float" office:value="-0.419607529127975" calcext:value-type="float">
            <text:p>-0.4196075291</text:p>
          </table:table-cell>
          <table:table-cell table:formula="of:=[.B1642]+[.$C$1]" office:value-type="float" office:value="-0.249607529127975" calcext:value-type="float">
            <text:p>-0.2496075291</text:p>
          </table:table-cell>
          <table:table-cell table:formula="of:=[.D1641]+([.D1641]*[.C1642]/100)" office:value-type="float" office:value="73.461102701175" calcext:value-type="float">
            <text:p>73.4611027012</text:p>
          </table:table-cell>
          <table:table-cell office:value-type="float" office:value="153.8016655259" calcext:value-type="float">
            <text:p>153.8016655259</text:p>
          </table:table-cell>
          <table:table-cell office:value-type="float" office:value="153.56108517485" calcext:value-type="float">
            <text:p>153.5610851749</text:p>
          </table:table-cell>
          <table:table-cell table:number-columns-repeated="3"/>
        </table:table-row>
        <table:table-row table:style-name="ro1">
          <table:table-cell office:value-type="float" office:value="1.080356820003" calcext:value-type="float">
            <text:p>1.08035682</text:p>
          </table:table-cell>
          <table:table-cell table:formula="of:=[.A1643]-1" office:value-type="float" office:value="0.080356820003" calcext:value-type="float">
            <text:p>0.08035682</text:p>
          </table:table-cell>
          <table:table-cell table:formula="of:=[.B1643]+[.$C$1]" office:value-type="float" office:value="0.250356820003" calcext:value-type="float">
            <text:p>0.25035682</text:p>
          </table:table-cell>
          <table:table-cell table:formula="of:=[.D1642]+([.D1642]*[.C1643]/100)" office:value-type="float" office:value="73.6450175818368" calcext:value-type="float">
            <text:p>73.6450175818</text:p>
          </table:table-cell>
          <table:table-cell office:value-type="float" office:value="153.650566284286" calcext:value-type="float">
            <text:p>153.6505662843</text:p>
          </table:table-cell>
          <table:table-cell office:value-type="float" office:value="153.8016655259" calcext:value-type="float">
            <text:p>153.8016655259</text:p>
          </table:table-cell>
          <table:table-cell table:number-columns-repeated="3"/>
        </table:table-row>
        <table:table-row table:style-name="ro1">
          <table:table-cell office:value-type="float" office:value="1.0202325716074" calcext:value-type="float">
            <text:p>1.0202325716</text:p>
          </table:table-cell>
          <table:table-cell table:formula="of:=[.A1644]-1" office:value-type="float" office:value="0.0202325716074001" calcext:value-type="float">
            <text:p>0.0202325716</text:p>
          </table:table-cell>
          <table:table-cell table:formula="of:=[.B1644]+[.$C$1]" office:value-type="float" office:value="0.1902325716074" calcext:value-type="float">
            <text:p>0.1902325716</text:p>
          </table:table-cell>
          <table:table-cell table:formula="of:=[.D1643]+([.D1643]*[.C1644]/100)" office:value-type="float" office:value="73.7851143926434" calcext:value-type="float">
            <text:p>73.7851143926</text:p>
          </table:table-cell>
          <table:table-cell office:value-type="float" office:value="153.274915400145" calcext:value-type="float">
            <text:p>153.2749154001</text:p>
          </table:table-cell>
          <table:table-cell office:value-type="float" office:value="153.650566284286" calcext:value-type="float">
            <text:p>153.6505662843</text:p>
          </table:table-cell>
          <table:table-cell table:number-columns-repeated="3"/>
        </table:table-row>
        <table:table-row table:style-name="ro1">
          <table:table-cell office:value-type="float" office:value="1.01232840171609" calcext:value-type="float">
            <text:p>1.0123284017</text:p>
          </table:table-cell>
          <table:table-cell table:formula="of:=[.A1645]-1" office:value-type="float" office:value="0.0123284017160901" calcext:value-type="float">
            <text:p>0.0123284017</text:p>
          </table:table-cell>
          <table:table-cell table:formula="of:=[.B1645]+[.$C$1]" office:value-type="float" office:value="0.18232840171609" calcext:value-type="float">
            <text:p>0.1823284017</text:p>
          </table:table-cell>
          <table:table-cell table:formula="of:=[.D1644]+([.D1644]*[.C1645]/100)" office:value-type="float" office:value="73.9196456124199" calcext:value-type="float">
            <text:p>73.9196456124</text:p>
          </table:table-cell>
          <table:table-cell office:value-type="float" office:value="154.593014087478" calcext:value-type="float">
            <text:p>154.5930140875</text:p>
          </table:table-cell>
          <table:table-cell office:value-type="float" office:value="153.274915400145" calcext:value-type="float">
            <text:p>153.2749154001</text:p>
          </table:table-cell>
          <table:table-cell table:number-columns-repeated="3"/>
        </table:table-row>
        <table:table-row table:style-name="ro1">
          <table:table-cell office:value-type="float" office:value="0.732966781197652" calcext:value-type="float">
            <text:p>0.7329667812</text:p>
          </table:table-cell>
          <table:table-cell table:formula="of:=[.A1646]-1" office:value-type="float" office:value="-0.267033218802348" calcext:value-type="float">
            <text:p>-0.2670332188</text:p>
          </table:table-cell>
          <table:table-cell table:formula="of:=[.B1646]+[.$C$1]" office:value-type="float" office:value="-0.097033218802348" calcext:value-type="float">
            <text:p>-0.0970332188</text:p>
          </table:table-cell>
          <table:table-cell table:formula="of:=[.D1645]+([.D1645]*[.C1646]/100)" office:value-type="float" office:value="73.8479190009549" calcext:value-type="float">
            <text:p>73.847919001</text:p>
          </table:table-cell>
          <table:table-cell office:value-type="float" office:value="154.391897973613" calcext:value-type="float">
            <text:p>154.3918979736</text:p>
          </table:table-cell>
          <table:table-cell office:value-type="float" office:value="154.593014087478" calcext:value-type="float">
            <text:p>154.5930140875</text:p>
          </table:table-cell>
          <table:table-cell table:number-columns-repeated="3"/>
        </table:table-row>
        <table:table-row table:style-name="ro1">
          <table:table-cell office:value-type="float" office:value="0.596984292872844" calcext:value-type="float">
            <text:p>0.5969842929</text:p>
          </table:table-cell>
          <table:table-cell table:formula="of:=[.A1647]-1" office:value-type="float" office:value="-0.403015707127156" calcext:value-type="float">
            <text:p>-0.4030157071</text:p>
          </table:table-cell>
          <table:table-cell table:formula="of:=[.B1647]+[.$C$1]" office:value-type="float" office:value="-0.233015707127156" calcext:value-type="float">
            <text:p>-0.2330157071</text:p>
          </table:table-cell>
          <table:table-cell table:formula="of:=[.D1646]+([.D1646]*[.C1647]/100)" office:value-type="float" office:value="73.6758417502961" calcext:value-type="float">
            <text:p>73.6758417503</text:p>
          </table:table-cell>
          <table:table-cell office:value-type="float" office:value="155.178902304026" calcext:value-type="float">
            <text:p>155.178902304</text:p>
          </table:table-cell>
          <table:table-cell office:value-type="float" office:value="154.391897973613" calcext:value-type="float">
            <text:p>154.3918979736</text:p>
          </table:table-cell>
          <table:table-cell table:number-columns-repeated="3"/>
        </table:table-row>
        <table:table-row table:style-name="ro1">
          <table:table-cell office:value-type="float" office:value="0.888267366242273" calcext:value-type="float">
            <text:p>0.8882673662</text:p>
          </table:table-cell>
          <table:table-cell table:formula="of:=[.A1648]-1" office:value-type="float" office:value="-0.111732633757727" calcext:value-type="float">
            <text:p>-0.1117326338</text:p>
          </table:table-cell>
          <table:table-cell table:formula="of:=[.B1648]+[.$C$1]" office:value-type="float" office:value="0.0582673662422731" calcext:value-type="float">
            <text:p>0.0582673662</text:p>
          </table:table-cell>
          <table:table-cell table:formula="of:=[.D1647]+([.D1647]*[.C1648]/100)" office:value-type="float" office:value="73.7187707228409" calcext:value-type="float">
            <text:p>73.7187707228</text:p>
          </table:table-cell>
          <table:table-cell office:value-type="float" office:value="155.309978144732" calcext:value-type="float">
            <text:p>155.3099781447</text:p>
          </table:table-cell>
          <table:table-cell office:value-type="float" office:value="155.178902304026" calcext:value-type="float">
            <text:p>155.178902304</text:p>
          </table:table-cell>
          <table:table-cell table:number-columns-repeated="3"/>
        </table:table-row>
        <table:table-row table:style-name="ro1">
          <table:table-cell office:value-type="float" office:value="1.17263047388273" calcext:value-type="float">
            <text:p>1.1726304739</text:p>
          </table:table-cell>
          <table:table-cell table:formula="of:=[.A1649]-1" office:value-type="float" office:value="0.17263047388273" calcext:value-type="float">
            <text:p>0.1726304739</text:p>
          </table:table-cell>
          <table:table-cell table:formula="of:=[.B1649]+[.$C$1]" office:value-type="float" office:value="0.34263047388273" calcext:value-type="float">
            <text:p>0.3426304739</text:p>
          </table:table-cell>
          <table:table-cell table:formula="of:=[.D1648]+([.D1648]*[.C1649]/100)" office:value-type="float" office:value="73.9713536963091" calcext:value-type="float">
            <text:p>73.9713536963</text:p>
          </table:table-cell>
          <table:table-cell office:value-type="float" office:value="155.223476415359" calcext:value-type="float">
            <text:p>155.2234764154</text:p>
          </table:table-cell>
          <table:table-cell office:value-type="float" office:value="155.309978144732" calcext:value-type="float">
            <text:p>155.3099781447</text:p>
          </table:table-cell>
          <table:table-cell table:number-columns-repeated="3"/>
        </table:table-row>
        <table:table-row table:style-name="ro1">
          <table:table-cell office:value-type="float" office:value="0.586582242768001" calcext:value-type="float">
            <text:p>0.5865822428</text:p>
          </table:table-cell>
          <table:table-cell table:formula="of:=[.A1650]-1" office:value-type="float" office:value="-0.413417757231999" calcext:value-type="float">
            <text:p>-0.4134177572</text:p>
          </table:table-cell>
          <table:table-cell table:formula="of:=[.B1650]+[.$C$1]" office:value-type="float" office:value="-0.243417757231999" calcext:value-type="float">
            <text:p>-0.2434177572</text:p>
          </table:table-cell>
          <table:table-cell table:formula="of:=[.D1649]+([.D1649]*[.C1650]/100)" office:value-type="float" office:value="73.7912942861473" calcext:value-type="float">
            <text:p>73.7912942861</text:p>
          </table:table-cell>
          <table:table-cell office:value-type="float" office:value="154.527051732658" calcext:value-type="float">
            <text:p>154.5270517327</text:p>
          </table:table-cell>
          <table:table-cell office:value-type="float" office:value="155.223476415359" calcext:value-type="float">
            <text:p>155.2234764154</text:p>
          </table:table-cell>
          <table:table-cell table:number-columns-repeated="3"/>
        </table:table-row>
        <table:table-row table:style-name="ro1">
          <table:table-cell office:value-type="float" office:value="1.00897136893175" calcext:value-type="float">
            <text:p>1.0089713689</text:p>
          </table:table-cell>
          <table:table-cell table:formula="of:=[.A1651]-1" office:value-type="float" office:value="0.0089713689317501" calcext:value-type="float">
            <text:p>0.0089713689</text:p>
          </table:table-cell>
          <table:table-cell table:formula="of:=[.B1651]+[.$C$1]" office:value-type="float" office:value="0.17897136893175" calcext:value-type="float">
            <text:p>0.1789713689</text:p>
          </table:table-cell>
          <table:table-cell table:formula="of:=[.D1650]+([.D1650]*[.C1651]/100)" office:value-type="float" office:value="73.9233595756837" calcext:value-type="float">
            <text:p>73.9233595757</text:p>
          </table:table-cell>
          <table:table-cell office:value-type="float" office:value="155.855902793938" calcext:value-type="float">
            <text:p>155.8559027939</text:p>
          </table:table-cell>
          <table:table-cell office:value-type="float" office:value="154.527051732658" calcext:value-type="float">
            <text:p>154.5270517327</text:p>
          </table:table-cell>
          <table:table-cell table:number-columns-repeated="3"/>
        </table:table-row>
        <table:table-row table:style-name="ro1">
          <table:table-cell office:value-type="float" office:value="1.16841745540123" calcext:value-type="float">
            <text:p>1.1684174554</text:p>
          </table:table-cell>
          <table:table-cell table:formula="of:=[.A1652]-1" office:value-type="float" office:value="0.16841745540123" calcext:value-type="float">
            <text:p>0.1684174554</text:p>
          </table:table-cell>
          <table:table-cell table:formula="of:=[.B1652]+[.$C$1]" office:value-type="float" office:value="0.33841745540123" calcext:value-type="float">
            <text:p>0.3384174554</text:p>
          </table:table-cell>
          <table:table-cell table:formula="of:=[.D1651]+([.D1651]*[.C1652]/100)" office:value-type="float" office:value="74.1735291281069" calcext:value-type="float">
            <text:p>74.1735291281</text:p>
          </table:table-cell>
          <table:table-cell office:value-type="float" office:value="155.1293015445" calcext:value-type="float">
            <text:p>155.1293015445</text:p>
          </table:table-cell>
          <table:table-cell office:value-type="float" office:value="155.855902793938" calcext:value-type="float">
            <text:p>155.8559027939</text:p>
          </table:table-cell>
          <table:table-cell table:number-columns-repeated="3"/>
        </table:table-row>
        <table:table-row table:style-name="ro1">
          <table:table-cell office:value-type="float" office:value="0.924595354010877" calcext:value-type="float">
            <text:p>0.924595354</text:p>
          </table:table-cell>
          <table:table-cell table:formula="of:=[.A1653]-1" office:value-type="float" office:value="-0.0754046459891229" calcext:value-type="float">
            <text:p>-0.075404646</text:p>
          </table:table-cell>
          <table:table-cell table:formula="of:=[.B1653]+[.$C$1]" office:value-type="float" office:value="0.0945953540108771" calcext:value-type="float">
            <text:p>0.094595354</text:p>
          </table:table-cell>
          <table:table-cell table:formula="of:=[.D1652]+([.D1652]*[.C1653]/100)" office:value-type="float" office:value="74.2436938405679" calcext:value-type="float">
            <text:p>74.2436938406</text:p>
          </table:table-cell>
          <table:table-cell office:value-type="float" office:value="154.221973747328" calcext:value-type="float">
            <text:p>154.2219737473</text:p>
          </table:table-cell>
          <table:table-cell office:value-type="float" office:value="155.1293015445" calcext:value-type="float">
            <text:p>155.1293015445</text:p>
          </table:table-cell>
          <table:table-cell table:number-columns-repeated="3"/>
        </table:table-row>
        <table:table-row table:style-name="ro1">
          <table:table-cell office:value-type="float" office:value="0.809044264089076" calcext:value-type="float">
            <text:p>0.8090442641</text:p>
          </table:table-cell>
          <table:table-cell table:formula="of:=[.A1654]-1" office:value-type="float" office:value="-0.190955735910924" calcext:value-type="float">
            <text:p>-0.1909557359</text:p>
          </table:table-cell>
          <table:table-cell table:formula="of:=[.B1654]+[.$C$1]" office:value-type="float" office:value="-0.0209557359109239" calcext:value-type="float">
            <text:p>-0.0209557359</text:p>
          </table:table-cell>
          <table:table-cell table:formula="of:=[.D1653]+([.D1653]*[.C1654]/100)" office:value-type="float" office:value="74.2281355281562" calcext:value-type="float">
            <text:p>74.2281355282</text:p>
          </table:table-cell>
          <table:table-cell office:value-type="float" office:value="154.552800850797" calcext:value-type="float">
            <text:p>154.5528008508</text:p>
          </table:table-cell>
          <table:table-cell office:value-type="float" office:value="154.221973747328" calcext:value-type="float">
            <text:p>154.2219737473</text:p>
          </table:table-cell>
          <table:table-cell table:number-columns-repeated="3"/>
        </table:table-row>
        <table:table-row table:style-name="ro1">
          <table:table-cell office:value-type="float" office:value="0.790968549000545" calcext:value-type="float">
            <text:p>0.790968549</text:p>
          </table:table-cell>
          <table:table-cell table:formula="of:=[.A1655]-1" office:value-type="float" office:value="-0.209031450999455" calcext:value-type="float">
            <text:p>-0.209031451</text:p>
          </table:table-cell>
          <table:table-cell table:formula="of:=[.B1655]+[.$C$1]" office:value-type="float" office:value="-0.039031450999455" calcext:value-type="float">
            <text:p>-0.039031451</text:p>
          </table:table-cell>
          <table:table-cell table:formula="of:=[.D1654]+([.D1654]*[.C1655]/100)" office:value-type="float" office:value="74.1991632098097" calcext:value-type="float">
            <text:p>74.1991632098</text:p>
          </table:table-cell>
          <table:table-cell office:value-type="float" office:value="152.175659281594" calcext:value-type="float">
            <text:p>152.1756592816</text:p>
          </table:table-cell>
          <table:table-cell office:value-type="float" office:value="154.552800850797" calcext:value-type="float">
            <text:p>154.5528008508</text:p>
          </table:table-cell>
          <table:table-cell table:number-columns-repeated="3"/>
        </table:table-row>
        <table:table-row table:style-name="ro1">
          <table:table-cell office:value-type="float" office:value="0.841495370877079" calcext:value-type="float">
            <text:p>0.8414953709</text:p>
          </table:table-cell>
          <table:table-cell table:formula="of:=[.A1656]-1" office:value-type="float" office:value="-0.158504629122921" calcext:value-type="float">
            <text:p>-0.1585046291</text:p>
          </table:table-cell>
          <table:table-cell table:formula="of:=[.B1656]+[.$C$1]" office:value-type="float" office:value="0.0114953708770791" calcext:value-type="float">
            <text:p>0.0114953709</text:p>
          </table:table-cell>
          <table:table-cell table:formula="of:=[.D1655]+([.D1655]*[.C1656]/100)" office:value-type="float" office:value="74.2076926788084" calcext:value-type="float">
            <text:p>74.2076926788</text:p>
          </table:table-cell>
          <table:table-cell office:value-type="float" office:value="153.359719391645" calcext:value-type="float">
            <text:p>153.3597193916</text:p>
          </table:table-cell>
          <table:table-cell office:value-type="float" office:value="152.175659281594" calcext:value-type="float">
            <text:p>152.1756592816</text:p>
          </table:table-cell>
          <table:table-cell table:number-columns-repeated="3"/>
        </table:table-row>
        <table:table-row table:style-name="ro1">
          <table:table-cell office:value-type="float" office:value="0.891236049066012" calcext:value-type="float">
            <text:p>0.8912360491</text:p>
          </table:table-cell>
          <table:table-cell table:formula="of:=[.A1657]-1" office:value-type="float" office:value="-0.108763950933988" calcext:value-type="float">
            <text:p>-0.1087639509</text:p>
          </table:table-cell>
          <table:table-cell table:formula="of:=[.B1657]+[.$C$1]" office:value-type="float" office:value="0.0612360490660121" calcext:value-type="float">
            <text:p>0.0612360491</text:p>
          </table:table-cell>
          <table:table-cell table:formula="of:=[.D1656]+([.D1656]*[.C1657]/100)" office:value-type="float" office:value="74.2531345379079" calcext:value-type="float">
            <text:p>74.2531345379</text:p>
          </table:table-cell>
          <table:table-cell office:value-type="float" office:value="150.523754110727" calcext:value-type="float">
            <text:p>150.5237541107</text:p>
          </table:table-cell>
          <table:table-cell office:value-type="float" office:value="153.359719391645" calcext:value-type="float">
            <text:p>153.3597193916</text:p>
          </table:table-cell>
          <table:table-cell table:number-columns-repeated="3"/>
        </table:table-row>
        <table:table-row table:style-name="ro1">
          <table:table-cell office:value-type="float" office:value="1.38731139292628" calcext:value-type="float">
            <text:p>1.3873113929</text:p>
          </table:table-cell>
          <table:table-cell table:formula="of:=[.A1658]-1" office:value-type="float" office:value="0.38731139292628" calcext:value-type="float">
            <text:p>0.3873113929</text:p>
          </table:table-cell>
          <table:table-cell table:formula="of:=[.B1658]+[.$C$1]" office:value-type="float" office:value="0.55731139292628" calcext:value-type="float">
            <text:p>0.5573113929</text:p>
          </table:table-cell>
          <table:table-cell table:formula="of:=[.D1657]+([.D1657]*[.C1658]/100)" office:value-type="float" office:value="74.6669557162926" calcext:value-type="float">
            <text:p>74.6669557163</text:p>
          </table:table-cell>
          <table:table-cell office:value-type="float" office:value="150.288982711383" calcext:value-type="float">
            <text:p>150.2889827114</text:p>
          </table:table-cell>
          <table:table-cell office:value-type="float" office:value="150.523754110727" calcext:value-type="float">
            <text:p>150.5237541107</text:p>
          </table:table-cell>
          <table:table-cell table:number-columns-repeated="3"/>
        </table:table-row>
        <table:table-row table:style-name="ro1">
          <table:table-cell office:value-type="float" office:value="1.64457195443913" calcext:value-type="float">
            <text:p>1.6445719544</text:p>
          </table:table-cell>
          <table:table-cell table:formula="of:=[.A1659]-1" office:value-type="float" office:value="0.64457195443913" calcext:value-type="float">
            <text:p>0.6445719544</text:p>
          </table:table-cell>
          <table:table-cell table:formula="of:=[.B1659]+[.$C$1]" office:value-type="float" office:value="0.81457195443913" calcext:value-type="float">
            <text:p>0.8145719544</text:p>
          </table:table-cell>
          <table:table-cell table:formula="of:=[.D1658]+([.D1658]*[.C1659]/100)" office:value-type="float" office:value="75.275171796791" calcext:value-type="float">
            <text:p>75.2751717968</text:p>
          </table:table-cell>
          <table:table-cell office:value-type="float" office:value="152.503257344182" calcext:value-type="float">
            <text:p>152.5032573442</text:p>
          </table:table-cell>
          <table:table-cell office:value-type="float" office:value="150.288982711383" calcext:value-type="float">
            <text:p>150.2889827114</text:p>
          </table:table-cell>
          <table:table-cell table:number-columns-repeated="3"/>
        </table:table-row>
        <table:table-row table:style-name="ro1">
          <table:table-cell office:value-type="float" office:value="0.794904023468969" calcext:value-type="float">
            <text:p>0.7949040235</text:p>
          </table:table-cell>
          <table:table-cell table:formula="of:=[.A1660]-1" office:value-type="float" office:value="-0.205095976531031" calcext:value-type="float">
            <text:p>-0.2050959765</text:p>
          </table:table-cell>
          <table:table-cell table:formula="of:=[.B1660]+[.$C$1]" office:value-type="float" office:value="-0.0350959765310309" calcext:value-type="float">
            <text:p>-0.0350959765</text:p>
          </table:table-cell>
          <table:table-cell table:formula="of:=[.D1659]+([.D1659]*[.C1660]/100)" office:value-type="float" office:value="75.2487532401635" calcext:value-type="float">
            <text:p>75.2487532402</text:p>
          </table:table-cell>
          <table:table-cell office:value-type="float" office:value="151.259809473999" calcext:value-type="float">
            <text:p>151.259809474</text:p>
          </table:table-cell>
          <table:table-cell office:value-type="float" office:value="152.503257344182" calcext:value-type="float">
            <text:p>152.5032573442</text:p>
          </table:table-cell>
          <table:table-cell table:number-columns-repeated="3"/>
        </table:table-row>
        <table:table-row table:style-name="ro1">
          <table:table-cell office:value-type="float" office:value="1.20815543343523" calcext:value-type="float">
            <text:p>1.2081554334</text:p>
          </table:table-cell>
          <table:table-cell table:formula="of:=[.A1661]-1" office:value-type="float" office:value="0.20815543343523" calcext:value-type="float">
            <text:p>0.2081554334</text:p>
          </table:table-cell>
          <table:table-cell table:formula="of:=[.B1661]+[.$C$1]" office:value-type="float" office:value="0.37815543343523" calcext:value-type="float">
            <text:p>0.3781554334</text:p>
          </table:table-cell>
          <table:table-cell table:formula="of:=[.D1660]+([.D1660]*[.C1661]/100)" office:value-type="float" office:value="75.5333104891334" calcext:value-type="float">
            <text:p>75.5333104891</text:p>
          </table:table-cell>
          <table:table-cell office:value-type="float" office:value="153.203759945223" calcext:value-type="float">
            <text:p>153.2037599452</text:p>
          </table:table-cell>
          <table:table-cell office:value-type="float" office:value="151.259809473999" calcext:value-type="float">
            <text:p>151.259809474</text:p>
          </table:table-cell>
          <table:table-cell table:number-columns-repeated="3"/>
        </table:table-row>
        <table:table-row table:style-name="ro1">
          <table:table-cell office:value-type="float" office:value="0.829332050492787" calcext:value-type="float">
            <text:p>0.8293320505</text:p>
          </table:table-cell>
          <table:table-cell table:formula="of:=[.A1662]-1" office:value-type="float" office:value="-0.170667949507213" calcext:value-type="float">
            <text:p>-0.1706679495</text:p>
          </table:table-cell>
          <table:table-cell table:formula="of:=[.B1662]+[.$C$1]" office:value-type="float" office:value="-0.000667949507212967" calcext:value-type="float">
            <text:p>-0.0006679495</text:p>
          </table:table-cell>
          <table:table-cell table:formula="of:=[.D1661]+([.D1661]*[.C1662]/100)" office:value-type="float" office:value="75.5328059647583" calcext:value-type="float">
            <text:p>75.5328059648</text:p>
          </table:table-cell>
          <table:table-cell office:value-type="float" office:value="152.110046457031" calcext:value-type="float">
            <text:p>152.110046457</text:p>
          </table:table-cell>
          <table:table-cell office:value-type="float" office:value="153.203759945223" calcext:value-type="float">
            <text:p>153.2037599452</text:p>
          </table:table-cell>
          <table:table-cell table:number-columns-repeated="3"/>
        </table:table-row>
        <table:table-row table:style-name="ro1">
          <table:table-cell office:value-type="float" office:value="0.662455328246149" calcext:value-type="float">
            <text:p>0.6624553282</text:p>
          </table:table-cell>
          <table:table-cell table:formula="of:=[.A1663]-1" office:value-type="float" office:value="-0.337544671753851" calcext:value-type="float">
            <text:p>-0.3375446718</text:p>
          </table:table-cell>
          <table:table-cell table:formula="of:=[.B1663]+[.$C$1]" office:value-type="float" office:value="-0.167544671753851" calcext:value-type="float">
            <text:p>-0.1675446718</text:p>
          </table:table-cell>
          <table:table-cell table:formula="of:=[.D1662]+([.D1662]*[.C1663]/100)" office:value-type="float" office:value="75.4062547729381" calcext:value-type="float">
            <text:p>75.4062547729</text:p>
          </table:table-cell>
          <table:table-cell office:value-type="float" office:value="154.045474917832" calcext:value-type="float">
            <text:p>154.0454749178</text:p>
          </table:table-cell>
          <table:table-cell office:value-type="float" office:value="152.110046457031" calcext:value-type="float">
            <text:p>152.110046457</text:p>
          </table:table-cell>
          <table:table-cell table:number-columns-repeated="3"/>
        </table:table-row>
        <table:table-row table:style-name="ro1">
          <table:table-cell office:value-type="float" office:value="0.537100788163097" calcext:value-type="float">
            <text:p>0.5371007882</text:p>
          </table:table-cell>
          <table:table-cell table:formula="of:=[.A1664]-1" office:value-type="float" office:value="-0.462899211836903" calcext:value-type="float">
            <text:p>-0.4628992118</text:p>
          </table:table-cell>
          <table:table-cell table:formula="of:=[.B1664]+[.$C$1]" office:value-type="float" office:value="-0.292899211836903" calcext:value-type="float">
            <text:p>-0.2928992118</text:p>
          </table:table-cell>
          <table:table-cell table:formula="of:=[.D1663]+([.D1663]*[.C1664]/100)" office:value-type="float" office:value="75.1853904470325" calcext:value-type="float">
            <text:p>75.185390447</text:p>
          </table:table-cell>
          <table:table-cell office:value-type="float" office:value="153.047034847296" calcext:value-type="float">
            <text:p>153.0470348473</text:p>
          </table:table-cell>
          <table:table-cell office:value-type="float" office:value="154.045474917832" calcext:value-type="float">
            <text:p>154.0454749178</text:p>
          </table:table-cell>
          <table:table-cell table:number-columns-repeated="3"/>
        </table:table-row>
        <table:table-row table:style-name="ro1">
          <table:table-cell office:value-type="float" office:value="0.978822759536716" calcext:value-type="float">
            <text:p>0.9788227595</text:p>
          </table:table-cell>
          <table:table-cell table:formula="of:=[.A1665]-1" office:value-type="float" office:value="-0.021177240463284" calcext:value-type="float">
            <text:p>-0.0211772405</text:p>
          </table:table-cell>
          <table:table-cell table:formula="of:=[.B1665]+[.$C$1]" office:value-type="float" office:value="0.148822759536716" calcext:value-type="float">
            <text:p>0.1488227595</text:p>
          </table:table-cell>
          <table:table-cell table:formula="of:=[.D1664]+([.D1664]*[.C1665]/100)" office:value-type="float" office:value="75.2972834198642" calcext:value-type="float">
            <text:p>75.2972834199</text:p>
          </table:table-cell>
          <table:table-cell office:value-type="float" office:value="154.48402556782" calcext:value-type="float">
            <text:p>154.4840255678</text:p>
          </table:table-cell>
          <table:table-cell office:value-type="float" office:value="153.047034847296" calcext:value-type="float">
            <text:p>153.0470348473</text:p>
          </table:table-cell>
          <table:table-cell table:number-columns-repeated="3"/>
        </table:table-row>
        <table:table-row table:style-name="ro1">
          <table:table-cell office:value-type="float" office:value="0.888561717325587" calcext:value-type="float">
            <text:p>0.8885617173</text:p>
          </table:table-cell>
          <table:table-cell table:formula="of:=[.A1666]-1" office:value-type="float" office:value="-0.111438282674413" calcext:value-type="float">
            <text:p>-0.1114382827</text:p>
          </table:table-cell>
          <table:table-cell table:formula="of:=[.B1666]+[.$C$1]" office:value-type="float" office:value="0.0585617173255871" calcext:value-type="float">
            <text:p>0.0585617173</text:p>
          </table:table-cell>
          <table:table-cell table:formula="of:=[.D1665]+([.D1665]*[.C1666]/100)" office:value-type="float" office:value="75.3413788021344" calcext:value-type="float">
            <text:p>75.3413788021</text:p>
          </table:table-cell>
          <table:table-cell office:value-type="float" office:value="154.385073701063" calcext:value-type="float">
            <text:p>154.3850737011</text:p>
          </table:table-cell>
          <table:table-cell office:value-type="float" office:value="154.48402556782" calcext:value-type="float">
            <text:p>154.4840255678</text:p>
          </table:table-cell>
          <table:table-cell table:number-columns-repeated="3"/>
        </table:table-row>
        <table:table-row table:style-name="ro1">
          <table:table-cell office:value-type="float" office:value="0.828603482432616" calcext:value-type="float">
            <text:p>0.8286034824</text:p>
          </table:table-cell>
          <table:table-cell table:formula="of:=[.A1667]-1" office:value-type="float" office:value="-0.171396517567384" calcext:value-type="float">
            <text:p>-0.1713965176</text:p>
          </table:table-cell>
          <table:table-cell table:formula="of:=[.B1667]+[.$C$1]" office:value-type="float" office:value="-0.00139651756738393" calcext:value-type="float">
            <text:p>-0.0013965176</text:p>
          </table:table-cell>
          <table:table-cell table:formula="of:=[.D1666]+([.D1666]*[.C1667]/100)" office:value-type="float" office:value="75.3403266465439" calcext:value-type="float">
            <text:p>75.3403266465</text:p>
          </table:table-cell>
          <table:table-cell office:value-type="float" office:value="153.491128127643" calcext:value-type="float">
            <text:p>153.4911281276</text:p>
          </table:table-cell>
          <table:table-cell office:value-type="float" office:value="154.385073701063" calcext:value-type="float">
            <text:p>154.3850737011</text:p>
          </table:table-cell>
          <table:table-cell table:number-columns-repeated="3"/>
        </table:table-row>
        <table:table-row table:style-name="ro1">
          <table:table-cell office:value-type="float" office:value="1.44101293239795" calcext:value-type="float">
            <text:p>1.4410129324</text:p>
          </table:table-cell>
          <table:table-cell table:formula="of:=[.A1668]-1" office:value-type="float" office:value="0.44101293239795" calcext:value-type="float">
            <text:p>0.4410129324</text:p>
          </table:table-cell>
          <table:table-cell table:formula="of:=[.B1668]+[.$C$1]" office:value-type="float" office:value="0.61101293239795" calcext:value-type="float">
            <text:p>0.6110129324</text:p>
          </table:table-cell>
          <table:table-cell table:formula="of:=[.D1667]+([.D1667]*[.C1668]/100)" office:value-type="float" office:value="75.8006657856651" calcext:value-type="float">
            <text:p>75.8006657857</text:p>
          </table:table-cell>
          <table:table-cell office:value-type="float" office:value="150.997574558113" calcext:value-type="float">
            <text:p>150.9975745581</text:p>
          </table:table-cell>
          <table:table-cell office:value-type="float" office:value="153.491128127643" calcext:value-type="float">
            <text:p>153.4911281276</text:p>
          </table:table-cell>
          <table:table-cell table:number-columns-repeated="3"/>
        </table:table-row>
        <table:table-row table:style-name="ro1">
          <table:table-cell office:value-type="float" office:value="0.874568450585673" calcext:value-type="float">
            <text:p>0.8745684506</text:p>
          </table:table-cell>
          <table:table-cell table:formula="of:=[.A1669]-1" office:value-type="float" office:value="-0.125431549414327" calcext:value-type="float">
            <text:p>-0.1254315494</text:p>
          </table:table-cell>
          <table:table-cell table:formula="of:=[.B1669]+[.$C$1]" office:value-type="float" office:value="0.0445684505856731" calcext:value-type="float">
            <text:p>0.0445684506</text:p>
          </table:table-cell>
          <table:table-cell table:formula="of:=[.D1668]+([.D1668]*[.C1669]/100)" office:value-type="float" office:value="75.8344489679394" calcext:value-type="float">
            <text:p>75.8344489679</text:p>
          </table:table-cell>
          <table:table-cell office:value-type="float" office:value="150.65406430845" calcext:value-type="float">
            <text:p>150.6540643085</text:p>
          </table:table-cell>
          <table:table-cell office:value-type="float" office:value="150.997574558113" calcext:value-type="float">
            <text:p>150.9975745581</text:p>
          </table:table-cell>
          <table:table-cell table:number-columns-repeated="3"/>
        </table:table-row>
        <table:table-row table:style-name="ro1">
          <table:table-cell office:value-type="float" office:value="0.691318787575318" calcext:value-type="float">
            <text:p>0.6913187876</text:p>
          </table:table-cell>
          <table:table-cell table:formula="of:=[.A1670]-1" office:value-type="float" office:value="-0.308681212424682" calcext:value-type="float">
            <text:p>-0.3086812124</text:p>
          </table:table-cell>
          <table:table-cell table:formula="of:=[.B1670]+[.$C$1]" office:value-type="float" office:value="-0.138681212424682" calcext:value-type="float">
            <text:p>-0.1386812124</text:p>
          </table:table-cell>
          <table:table-cell table:formula="of:=[.D1669]+([.D1669]*[.C1670]/100)" office:value-type="float" office:value="75.7292808346751" calcext:value-type="float">
            <text:p>75.7292808347</text:p>
          </table:table-cell>
          <table:table-cell office:value-type="float" office:value="150.947474459908" calcext:value-type="float">
            <text:p>150.9474744599</text:p>
          </table:table-cell>
          <table:table-cell office:value-type="float" office:value="150.65406430845" calcext:value-type="float">
            <text:p>150.6540643085</text:p>
          </table:table-cell>
          <table:table-cell table:number-columns-repeated="3"/>
        </table:table-row>
        <table:table-row table:style-name="ro1">
          <table:table-cell office:value-type="float" office:value="0.819972030822271" calcext:value-type="float">
            <text:p>0.8199720308</text:p>
          </table:table-cell>
          <table:table-cell table:formula="of:=[.A1671]-1" office:value-type="float" office:value="-0.180027969177729" calcext:value-type="float">
            <text:p>-0.1800279692</text:p>
          </table:table-cell>
          <table:table-cell table:formula="of:=[.B1671]+[.$C$1]" office:value-type="float" office:value="-0.0100279691777289" calcext:value-type="float">
            <text:p>-0.0100279692</text:p>
          </table:table-cell>
          <table:table-cell table:formula="of:=[.D1670]+([.D1670]*[.C1671]/100)" office:value-type="float" office:value="75.7216867257345" calcext:value-type="float">
            <text:p>75.7216867257</text:p>
          </table:table-cell>
          <table:table-cell office:value-type="float" office:value="153.19430583991" calcext:value-type="float">
            <text:p>153.1943058399</text:p>
          </table:table-cell>
          <table:table-cell office:value-type="float" office:value="150.947474459908" calcext:value-type="float">
            <text:p>150.9474744599</text:p>
          </table:table-cell>
          <table:table-cell table:number-columns-repeated="3"/>
        </table:table-row>
        <table:table-row table:style-name="ro1">
          <table:table-cell office:value-type="float" office:value="0.501385038445695" calcext:value-type="float">
            <text:p>0.5013850384</text:p>
          </table:table-cell>
          <table:table-cell table:formula="of:=[.A1672]-1" office:value-type="float" office:value="-0.498614961554305" calcext:value-type="float">
            <text:p>-0.4986149616</text:p>
          </table:table-cell>
          <table:table-cell table:formula="of:=[.B1672]+[.$C$1]" office:value-type="float" office:value="-0.328614961554305" calcext:value-type="float">
            <text:p>-0.3286149616</text:p>
          </table:table-cell>
          <table:table-cell table:formula="of:=[.D1671]+([.D1671]*[.C1672]/100)" office:value-type="float" office:value="75.4728539340124" calcext:value-type="float">
            <text:p>75.472853934</text:p>
          </table:table-cell>
          <table:table-cell office:value-type="float" office:value="151.48827259148" calcext:value-type="float">
            <text:p>151.4882725915</text:p>
          </table:table-cell>
          <table:table-cell office:value-type="float" office:value="153.19430583991" calcext:value-type="float">
            <text:p>153.1943058399</text:p>
          </table:table-cell>
          <table:table-cell table:number-columns-repeated="3"/>
        </table:table-row>
        <table:table-row table:style-name="ro1">
          <table:table-cell office:value-type="float" office:value="1.19517220237608" calcext:value-type="float">
            <text:p>1.1951722024</text:p>
          </table:table-cell>
          <table:table-cell table:formula="of:=[.A1673]-1" office:value-type="float" office:value="0.19517220237608" calcext:value-type="float">
            <text:p>0.1951722024</text:p>
          </table:table-cell>
          <table:table-cell table:formula="of:=[.B1673]+[.$C$1]" office:value-type="float" office:value="0.36517220237608" calcext:value-type="float">
            <text:p>0.3651722024</text:p>
          </table:table-cell>
          <table:table-cell table:formula="of:=[.D1672]+([.D1672]*[.C1673]/100)" office:value-type="float" office:value="75.7484598169194" calcext:value-type="float">
            <text:p>75.7484598169</text:p>
          </table:table-cell>
          <table:table-cell office:value-type="float" office:value="150.824071760689" calcext:value-type="float">
            <text:p>150.8240717607</text:p>
          </table:table-cell>
          <table:table-cell office:value-type="float" office:value="151.48827259148" calcext:value-type="float">
            <text:p>151.4882725915</text:p>
          </table:table-cell>
          <table:table-cell table:number-columns-repeated="3"/>
        </table:table-row>
        <table:table-row table:style-name="ro1">
          <table:table-cell office:value-type="float" office:value="0.765305315855544" calcext:value-type="float">
            <text:p>0.7653053159</text:p>
          </table:table-cell>
          <table:table-cell table:formula="of:=[.A1674]-1" office:value-type="float" office:value="-0.234694684144456" calcext:value-type="float">
            <text:p>-0.2346946841</text:p>
          </table:table-cell>
          <table:table-cell table:formula="of:=[.B1674]+[.$C$1]" office:value-type="float" office:value="-0.0646946841444559" calcext:value-type="float">
            <text:p>-0.0646946841</text:p>
          </table:table-cell>
          <table:table-cell table:formula="of:=[.D1673]+([.D1673]*[.C1674]/100)" office:value-type="float" office:value="75.6994545900965" calcext:value-type="float">
            <text:p>75.6994545901</text:p>
          </table:table-cell>
          <table:table-cell office:value-type="float" office:value="151.378518411796" calcext:value-type="float">
            <text:p>151.3785184118</text:p>
          </table:table-cell>
          <table:table-cell office:value-type="float" office:value="150.824071760689" calcext:value-type="float">
            <text:p>150.8240717607</text:p>
          </table:table-cell>
          <table:table-cell table:number-columns-repeated="3"/>
        </table:table-row>
        <table:table-row table:style-name="ro1">
          <table:table-cell office:value-type="float" office:value="0.87682854053982" calcext:value-type="float">
            <text:p>0.8768285405</text:p>
          </table:table-cell>
          <table:table-cell table:formula="of:=[.A1675]-1" office:value-type="float" office:value="-0.12317145946018" calcext:value-type="float">
            <text:p>-0.1231714595</text:p>
          </table:table-cell>
          <table:table-cell table:formula="of:=[.B1675]+[.$C$1]" office:value-type="float" office:value="0.04682854053982" calcext:value-type="float">
            <text:p>0.0468285405</text:p>
          </table:table-cell>
          <table:table-cell table:formula="of:=[.D1674]+([.D1674]*[.C1675]/100)" office:value-type="float" office:value="75.7349035398777" calcext:value-type="float">
            <text:p>75.7349035399</text:p>
          </table:table-cell>
          <table:table-cell office:value-type="float" office:value="152.380786731331" calcext:value-type="float">
            <text:p>152.3807867313</text:p>
          </table:table-cell>
          <table:table-cell office:value-type="float" office:value="151.378518411796" calcext:value-type="float">
            <text:p>151.3785184118</text:p>
          </table:table-cell>
          <table:table-cell table:number-columns-repeated="3"/>
        </table:table-row>
        <table:table-row table:style-name="ro1">
          <table:table-cell office:value-type="float" office:value="0.856280795188755" calcext:value-type="float">
            <text:p>0.8562807952</text:p>
          </table:table-cell>
          <table:table-cell table:formula="of:=[.A1676]-1" office:value-type="float" office:value="-0.143719204811245" calcext:value-type="float">
            <text:p>-0.1437192048</text:p>
          </table:table-cell>
          <table:table-cell table:formula="of:=[.B1676]+[.$C$1]" office:value-type="float" office:value="0.0262807951887551" calcext:value-type="float">
            <text:p>0.0262807952</text:p>
          </table:table-cell>
          <table:table-cell table:formula="of:=[.D1675]+([.D1675]*[.C1676]/100)" office:value-type="float" office:value="75.7548072747634" calcext:value-type="float">
            <text:p>75.7548072748</text:p>
          </table:table-cell>
          <table:table-cell office:value-type="float" office:value="152.334514882126" calcext:value-type="float">
            <text:p>152.3345148821</text:p>
          </table:table-cell>
          <table:table-cell office:value-type="float" office:value="152.380786731331" calcext:value-type="float">
            <text:p>152.3807867313</text:p>
          </table:table-cell>
          <table:table-cell table:number-columns-repeated="3"/>
        </table:table-row>
        <table:table-row table:style-name="ro1">
          <table:table-cell office:value-type="float" office:value="1.13748411703992" calcext:value-type="float">
            <text:p>1.137484117</text:p>
          </table:table-cell>
          <table:table-cell table:formula="of:=[.A1677]-1" office:value-type="float" office:value="0.13748411703992" calcext:value-type="float">
            <text:p>0.137484117</text:p>
          </table:table-cell>
          <table:table-cell table:formula="of:=[.B1677]+[.$C$1]" office:value-type="float" office:value="0.30748411703992" calcext:value-type="float">
            <text:p>0.307484117</text:p>
          </table:table-cell>
          <table:table-cell table:formula="of:=[.D1676]+([.D1676]*[.C1677]/100)" office:value-type="float" office:value="75.9877412750275" calcext:value-type="float">
            <text:p>75.987741275</text:p>
          </table:table-cell>
          <table:table-cell office:value-type="float" office:value="152.565374815039" calcext:value-type="float">
            <text:p>152.565374815</text:p>
          </table:table-cell>
          <table:table-cell office:value-type="float" office:value="152.334514882126" calcext:value-type="float">
            <text:p>152.3345148821</text:p>
          </table:table-cell>
          <table:table-cell table:number-columns-repeated="3"/>
        </table:table-row>
        <table:table-row table:style-name="ro1">
          <table:table-cell office:value-type="float" office:value="0.675584843411728" calcext:value-type="float">
            <text:p>0.6755848434</text:p>
          </table:table-cell>
          <table:table-cell table:formula="of:=[.A1678]-1" office:value-type="float" office:value="-0.324415156588272" calcext:value-type="float">
            <text:p>-0.3244151566</text:p>
          </table:table-cell>
          <table:table-cell table:formula="of:=[.B1678]+[.$C$1]" office:value-type="float" office:value="-0.154415156588272" calcext:value-type="float">
            <text:p>-0.1544151566</text:p>
          </table:table-cell>
          <table:table-cell table:formula="of:=[.D1677]+([.D1677]*[.C1678]/100)" office:value-type="float" office:value="75.8704046853498" calcext:value-type="float">
            <text:p>75.8704046853</text:p>
          </table:table-cell>
          <table:table-cell office:value-type="float" office:value="153.044488231966" calcext:value-type="float">
            <text:p>153.044488232</text:p>
          </table:table-cell>
          <table:table-cell office:value-type="float" office:value="152.565374815039" calcext:value-type="float">
            <text:p>152.565374815</text:p>
          </table:table-cell>
          <table:table-cell table:number-columns-repeated="3"/>
        </table:table-row>
        <table:table-row table:style-name="ro1">
          <table:table-cell office:value-type="float" office:value="0.913600098273085" calcext:value-type="float">
            <text:p>0.9136000983</text:p>
          </table:table-cell>
          <table:table-cell table:formula="of:=[.A1679]-1" office:value-type="float" office:value="-0.0863999017269149" calcext:value-type="float">
            <text:p>-0.0863999017</text:p>
          </table:table-cell>
          <table:table-cell table:formula="of:=[.B1679]+[.$C$1]" office:value-type="float" office:value="0.0836000982730851" calcext:value-type="float">
            <text:p>0.0836000983</text:p>
          </table:table-cell>
          <table:table-cell table:formula="of:=[.D1678]+([.D1678]*[.C1679]/100)" office:value-type="float" office:value="75.9338324182269" calcext:value-type="float">
            <text:p>75.9338324182</text:p>
          </table:table-cell>
          <table:table-cell office:value-type="float" office:value="153.887484838244" calcext:value-type="float">
            <text:p>153.8874848382</text:p>
          </table:table-cell>
          <table:table-cell office:value-type="float" office:value="153.044488231966" calcext:value-type="float">
            <text:p>153.044488232</text:p>
          </table:table-cell>
          <table:table-cell table:number-columns-repeated="3"/>
        </table:table-row>
        <table:table-row table:style-name="ro1">
          <table:table-cell office:value-type="float" office:value="1.12023220894652" calcext:value-type="float">
            <text:p>1.1202322089</text:p>
          </table:table-cell>
          <table:table-cell table:formula="of:=[.A1680]-1" office:value-type="float" office:value="0.12023220894652" calcext:value-type="float">
            <text:p>0.1202322089</text:p>
          </table:table-cell>
          <table:table-cell table:formula="of:=[.B1680]+[.$C$1]" office:value-type="float" office:value="0.29023220894652" calcext:value-type="float">
            <text:p>0.2902322089</text:p>
          </table:table-cell>
          <table:table-cell table:formula="of:=[.D1679]+([.D1679]*[.C1680]/100)" office:value-type="float" office:value="76.1542168573921" calcext:value-type="float">
            <text:p>76.1542168574</text:p>
          </table:table-cell>
          <table:table-cell office:value-type="float" office:value="153.200514252333" calcext:value-type="float">
            <text:p>153.2005142523</text:p>
          </table:table-cell>
          <table:table-cell office:value-type="float" office:value="153.887484838244" calcext:value-type="float">
            <text:p>153.8874848382</text:p>
          </table:table-cell>
          <table:table-cell table:number-columns-repeated="3"/>
        </table:table-row>
        <table:table-row table:style-name="ro1">
          <table:table-cell office:value-type="float" office:value="0.560676181169803" calcext:value-type="float">
            <text:p>0.5606761812</text:p>
          </table:table-cell>
          <table:table-cell table:formula="of:=[.A1681]-1" office:value-type="float" office:value="-0.439323818830197" calcext:value-type="float">
            <text:p>-0.4393238188</text:p>
          </table:table-cell>
          <table:table-cell table:formula="of:=[.B1681]+[.$C$1]" office:value-type="float" office:value="-0.269323818830197" calcext:value-type="float">
            <text:p>-0.2693238188</text:p>
          </table:table-cell>
          <table:table-cell table:formula="of:=[.D1680]+([.D1680]*[.C1681]/100)" office:value-type="float" office:value="75.9491154123515" calcext:value-type="float">
            <text:p>75.9491154124</text:p>
          </table:table-cell>
          <table:table-cell office:value-type="float" office:value="153.708938732096" calcext:value-type="float">
            <text:p>153.7089387321</text:p>
          </table:table-cell>
          <table:table-cell office:value-type="float" office:value="153.200514252333" calcext:value-type="float">
            <text:p>153.2005142523</text:p>
          </table:table-cell>
          <table:table-cell table:number-columns-repeated="3"/>
        </table:table-row>
        <table:table-row table:style-name="ro1">
          <table:table-cell office:value-type="float" office:value="0.705144712797975" calcext:value-type="float">
            <text:p>0.7051447128</text:p>
          </table:table-cell>
          <table:table-cell table:formula="of:=[.A1682]-1" office:value-type="float" office:value="-0.294855287202025" calcext:value-type="float">
            <text:p>-0.2948552872</text:p>
          </table:table-cell>
          <table:table-cell table:formula="of:=[.B1682]+[.$C$1]" office:value-type="float" office:value="-0.124855287202025" calcext:value-type="float">
            <text:p>-0.1248552872</text:p>
          </table:table-cell>
          <table:table-cell table:formula="of:=[.D1681]+([.D1681]*[.C1682]/100)" office:value-type="float" office:value="75.854288926176" calcext:value-type="float">
            <text:p>75.8542889262</text:p>
          </table:table-cell>
          <table:table-cell office:value-type="float" office:value="154.355845872703" calcext:value-type="float">
            <text:p>154.3558458727</text:p>
          </table:table-cell>
          <table:table-cell office:value-type="float" office:value="153.708938732096" calcext:value-type="float">
            <text:p>153.7089387321</text:p>
          </table:table-cell>
          <table:table-cell table:number-columns-repeated="3"/>
        </table:table-row>
        <table:table-row table:style-name="ro1">
          <table:table-cell office:value-type="float" office:value="0.73900365827373" calcext:value-type="float">
            <text:p>0.7390036583</text:p>
          </table:table-cell>
          <table:table-cell table:formula="of:=[.A1683]-1" office:value-type="float" office:value="-0.26099634172627" calcext:value-type="float">
            <text:p>-0.2609963417</text:p>
          </table:table-cell>
          <table:table-cell table:formula="of:=[.B1683]+[.$C$1]" office:value-type="float" office:value="-0.0909963417262699" calcext:value-type="float">
            <text:p>-0.0909963417</text:p>
          </table:table-cell>
          <table:table-cell table:formula="of:=[.D1682]+([.D1682]*[.C1683]/100)" office:value-type="float" office:value="75.7852642982107" calcext:value-type="float">
            <text:p>75.7852642982</text:p>
          </table:table-cell>
          <table:table-cell office:value-type="float" office:value="154.297556650847" calcext:value-type="float">
            <text:p>154.2975566508</text:p>
          </table:table-cell>
          <table:table-cell office:value-type="float" office:value="154.355845872703" calcext:value-type="float">
            <text:p>154.3558458727</text:p>
          </table:table-cell>
          <table:table-cell table:number-columns-repeated="3"/>
        </table:table-row>
        <table:table-row table:style-name="ro1">
          <table:table-cell office:value-type="float" office:value="0.862197988406157" calcext:value-type="float">
            <text:p>0.8621979884</text:p>
          </table:table-cell>
          <table:table-cell table:formula="of:=[.A1684]-1" office:value-type="float" office:value="-0.137802011593843" calcext:value-type="float">
            <text:p>-0.1378020116</text:p>
          </table:table-cell>
          <table:table-cell table:formula="of:=[.B1684]+[.$C$1]" office:value-type="float" office:value="0.032197988406157" calcext:value-type="float">
            <text:p>0.0321979884</text:p>
          </table:table-cell>
          <table:table-cell table:formula="of:=[.D1683]+([.D1683]*[.C1684]/100)" office:value-type="float" office:value="75.809665628823" calcext:value-type="float">
            <text:p>75.8096656288</text:p>
          </table:table-cell>
          <table:table-cell office:value-type="float" office:value="151.915921050579" calcext:value-type="float">
            <text:p>151.9159210506</text:p>
          </table:table-cell>
          <table:table-cell office:value-type="float" office:value="154.297556650847" calcext:value-type="float">
            <text:p>154.2975566508</text:p>
          </table:table-cell>
          <table:table-cell table:number-columns-repeated="3"/>
        </table:table-row>
        <table:table-row table:style-name="ro1">
          <table:table-cell office:value-type="float" office:value="0.926880406199064" calcext:value-type="float">
            <text:p>0.9268804062</text:p>
          </table:table-cell>
          <table:table-cell table:formula="of:=[.A1685]-1" office:value-type="float" office:value="-0.0731195938009359" calcext:value-type="float">
            <text:p>-0.0731195938</text:p>
          </table:table-cell>
          <table:table-cell table:formula="of:=[.B1685]+[.$C$1]" office:value-type="float" office:value="0.0968804061990641" calcext:value-type="float">
            <text:p>0.0968804062</text:p>
          </table:table-cell>
          <table:table-cell table:formula="of:=[.D1684]+([.D1684]*[.C1685]/100)" office:value-type="float" office:value="75.8831103408224" calcext:value-type="float">
            <text:p>75.8831103408</text:p>
          </table:table-cell>
          <table:table-cell office:value-type="float" office:value="153.693858770471" calcext:value-type="float">
            <text:p>153.6938587705</text:p>
          </table:table-cell>
          <table:table-cell office:value-type="float" office:value="151.915921050579" calcext:value-type="float">
            <text:p>151.9159210506</text:p>
          </table:table-cell>
          <table:table-cell table:number-columns-repeated="3"/>
        </table:table-row>
        <table:table-row table:style-name="ro1">
          <table:table-cell office:value-type="float" office:value="0.68337542814756" calcext:value-type="float">
            <text:p>0.6833754281</text:p>
          </table:table-cell>
          <table:table-cell table:formula="of:=[.A1686]-1" office:value-type="float" office:value="-0.31662457185244" calcext:value-type="float">
            <text:p>-0.3166245719</text:p>
          </table:table-cell>
          <table:table-cell table:formula="of:=[.B1686]+[.$C$1]" office:value-type="float" office:value="-0.14662457185244" calcext:value-type="float">
            <text:p>-0.1466245719</text:p>
          </table:table-cell>
          <table:table-cell table:formula="of:=[.D1685]+([.D1685]*[.C1686]/100)" office:value-type="float" office:value="75.7718470551769" calcext:value-type="float">
            <text:p>75.7718470552</text:p>
          </table:table-cell>
          <table:table-cell office:value-type="float" office:value="152.966591730447" calcext:value-type="float">
            <text:p>152.9665917304</text:p>
          </table:table-cell>
          <table:table-cell office:value-type="float" office:value="153.693858770471" calcext:value-type="float">
            <text:p>153.6938587705</text:p>
          </table:table-cell>
          <table:table-cell table:number-columns-repeated="3"/>
        </table:table-row>
        <table:table-row table:style-name="ro1">
          <table:table-cell office:value-type="float" office:value="0.900787497079691" calcext:value-type="float">
            <text:p>0.9007874971</text:p>
          </table:table-cell>
          <table:table-cell table:formula="of:=[.A1687]-1" office:value-type="float" office:value="-0.0992125029203089" calcext:value-type="float">
            <text:p>-0.0992125029</text:p>
          </table:table-cell>
          <table:table-cell table:formula="of:=[.B1687]+[.$C$1]" office:value-type="float" office:value="0.0707874970796911" calcext:value-type="float">
            <text:p>0.0707874971</text:p>
          </table:table-cell>
          <table:table-cell table:formula="of:=[.D1686]+([.D1686]*[.C1687]/100)" office:value-type="float" office:value="75.8254840491983" calcext:value-type="float">
            <text:p>75.8254840492</text:p>
          </table:table-cell>
          <table:table-cell office:value-type="float" office:value="153.722320947327" calcext:value-type="float">
            <text:p>153.7223209473</text:p>
          </table:table-cell>
          <table:table-cell office:value-type="float" office:value="152.966591730447" calcext:value-type="float">
            <text:p>152.9665917304</text:p>
          </table:table-cell>
          <table:table-cell table:number-columns-repeated="3"/>
        </table:table-row>
        <table:table-row table:style-name="ro1">
          <table:table-cell office:value-type="float" office:value="0.866531418773957" calcext:value-type="float">
            <text:p>0.8665314188</text:p>
          </table:table-cell>
          <table:table-cell table:formula="of:=[.A1688]-1" office:value-type="float" office:value="-0.133468581226043" calcext:value-type="float">
            <text:p>-0.1334685812</text:p>
          </table:table-cell>
          <table:table-cell table:formula="of:=[.B1688]+[.$C$1]" office:value-type="float" office:value="0.0365314187739571" calcext:value-type="float">
            <text:p>0.0365314188</text:p>
          </table:table-cell>
          <table:table-cell table:formula="of:=[.D1687]+([.D1687]*[.C1688]/100)" office:value-type="float" office:value="75.8531841743137" calcext:value-type="float">
            <text:p>75.8531841743</text:p>
          </table:table-cell>
          <table:table-cell office:value-type="float" office:value="153.896339735438" calcext:value-type="float">
            <text:p>153.8963397354</text:p>
          </table:table-cell>
          <table:table-cell office:value-type="float" office:value="153.722320947327" calcext:value-type="float">
            <text:p>153.7223209473</text:p>
          </table:table-cell>
          <table:table-cell table:number-columns-repeated="3"/>
        </table:table-row>
        <table:table-row table:style-name="ro1">
          <table:table-cell office:value-type="float" office:value="1.22281018817079" calcext:value-type="float">
            <text:p>1.2228101882</text:p>
          </table:table-cell>
          <table:table-cell table:formula="of:=[.A1689]-1" office:value-type="float" office:value="0.22281018817079" calcext:value-type="float">
            <text:p>0.2228101882</text:p>
          </table:table-cell>
          <table:table-cell table:formula="of:=[.B1689]+[.$C$1]" office:value-type="float" office:value="0.39281018817079" calcext:value-type="float">
            <text:p>0.3928101882</text:p>
          </table:table-cell>
          <table:table-cell table:formula="of:=[.D1688]+([.D1688]*[.C1689]/100)" office:value-type="float" office:value="76.1511432098023" calcext:value-type="float">
            <text:p>76.1511432098</text:p>
          </table:table-cell>
          <table:table-cell office:value-type="float" office:value="154.079146846797" calcext:value-type="float">
            <text:p>154.0791468468</text:p>
          </table:table-cell>
          <table:table-cell office:value-type="float" office:value="153.896339735438" calcext:value-type="float">
            <text:p>153.8963397354</text:p>
          </table:table-cell>
          <table:table-cell table:number-columns-repeated="3"/>
        </table:table-row>
        <table:table-row table:style-name="ro1">
          <table:table-cell office:value-type="float" office:value="0.734788789446613" calcext:value-type="float">
            <text:p>0.7347887894</text:p>
          </table:table-cell>
          <table:table-cell table:formula="of:=[.A1690]-1" office:value-type="float" office:value="-0.265211210553387" calcext:value-type="float">
            <text:p>-0.2652112106</text:p>
          </table:table-cell>
          <table:table-cell table:formula="of:=[.B1690]+[.$C$1]" office:value-type="float" office:value="-0.0952112105533869" calcext:value-type="float">
            <text:p>-0.0952112106</text:p>
          </table:table-cell>
          <table:table-cell table:formula="of:=[.D1689]+([.D1689]*[.C1690]/100)" office:value-type="float" office:value="76.078638784502" calcext:value-type="float">
            <text:p>76.0786387845</text:p>
          </table:table-cell>
          <table:table-cell office:value-type="float" office:value="153.719774331996" calcext:value-type="float">
            <text:p>153.719774332</text:p>
          </table:table-cell>
          <table:table-cell office:value-type="float" office:value="154.079146846797" calcext:value-type="float">
            <text:p>154.0791468468</text:p>
          </table:table-cell>
          <table:table-cell table:number-columns-repeated="3"/>
        </table:table-row>
        <table:table-row table:style-name="ro1">
          <table:table-cell office:value-type="float" office:value="0.627831278181348" calcext:value-type="float">
            <text:p>0.6278312782</text:p>
          </table:table-cell>
          <table:table-cell table:formula="of:=[.A1691]-1" office:value-type="float" office:value="-0.372168721818652" calcext:value-type="float">
            <text:p>-0.3721687218</text:p>
          </table:table-cell>
          <table:table-cell table:formula="of:=[.B1691]+[.$C$1]" office:value-type="float" office:value="-0.202168721818652" calcext:value-type="float">
            <text:p>-0.2021687218</text:p>
          </table:table-cell>
          <table:table-cell table:formula="of:=[.D1690]+([.D1690]*[.C1691]/100)" office:value-type="float" office:value="75.9248315728944" calcext:value-type="float">
            <text:p>75.9248315729</text:p>
          </table:table-cell>
          <table:table-cell office:value-type="float" office:value="154.334807159472" calcext:value-type="float">
            <text:p>154.3348071595</text:p>
          </table:table-cell>
          <table:table-cell office:value-type="float" office:value="153.719774331996" calcext:value-type="float">
            <text:p>153.719774332</text:p>
          </table:table-cell>
          <table:table-cell table:number-columns-repeated="3"/>
        </table:table-row>
        <table:table-row table:style-name="ro1">
          <table:table-cell office:value-type="float" office:value="0.554561720640418" calcext:value-type="float">
            <text:p>0.5545617206</text:p>
          </table:table-cell>
          <table:table-cell table:formula="of:=[.A1692]-1" office:value-type="float" office:value="-0.445438279359582" calcext:value-type="float">
            <text:p>-0.4454382794</text:p>
          </table:table-cell>
          <table:table-cell table:formula="of:=[.B1692]+[.$C$1]" office:value-type="float" office:value="-0.275438279359582" calcext:value-type="float">
            <text:p>-0.2754382794</text:p>
          </table:table-cell>
          <table:table-cell table:formula="of:=[.D1691]+([.D1691]*[.C1692]/100)" office:value-type="float" office:value="75.7157055232033" calcext:value-type="float">
            <text:p>75.7157055232</text:p>
          </table:table-cell>
          <table:table-cell office:value-type="float" office:value="153.698968644619" calcext:value-type="float">
            <text:p>153.6989686446</text:p>
          </table:table-cell>
          <table:table-cell office:value-type="float" office:value="154.334807159472" calcext:value-type="float">
            <text:p>154.3348071595</text:p>
          </table:table-cell>
          <table:table-cell table:number-columns-repeated="3"/>
        </table:table-row>
        <table:table-row table:style-name="ro1">
          <table:table-cell office:value-type="float" office:value="0.903134448213729" calcext:value-type="float">
            <text:p>0.9031344482</text:p>
          </table:table-cell>
          <table:table-cell table:formula="of:=[.A1693]-1" office:value-type="float" office:value="-0.0968655517862709" calcext:value-type="float">
            <text:p>-0.0968655518</text:p>
          </table:table-cell>
          <table:table-cell table:formula="of:=[.B1693]+[.$C$1]" office:value-type="float" office:value="0.0731344482137291" calcext:value-type="float">
            <text:p>0.0731344482</text:p>
          </table:table-cell>
          <table:table-cell table:formula="of:=[.D1692]+([.D1692]*[.C1693]/100)" office:value-type="float" office:value="75.7710797866489" calcext:value-type="float">
            <text:p>75.7710797866</text:p>
          </table:table-cell>
          <table:table-cell office:value-type="float" office:value="152.037093386274" calcext:value-type="float">
            <text:p>152.0370933863</text:p>
          </table:table-cell>
          <table:table-cell office:value-type="float" office:value="153.698968644619" calcext:value-type="float">
            <text:p>153.6989686446</text:p>
          </table:table-cell>
          <table:table-cell table:number-columns-repeated="3"/>
        </table:table-row>
        <table:table-row table:style-name="ro1">
          <table:table-cell office:value-type="float" office:value="0.98040821239875" calcext:value-type="float">
            <text:p>0.9804082124</text:p>
          </table:table-cell>
          <table:table-cell table:formula="of:=[.A1694]-1" office:value-type="float" office:value="-0.01959178760125" calcext:value-type="float">
            <text:p>-0.0195917876</text:p>
          </table:table-cell>
          <table:table-cell table:formula="of:=[.B1694]+[.$C$1]" office:value-type="float" office:value="0.15040821239875" calcext:value-type="float">
            <text:p>0.1504082124</text:p>
          </table:table-cell>
          <table:table-cell table:formula="of:=[.D1693]+([.D1693]*[.C1694]/100)" office:value-type="float" office:value="75.8850457132712" calcext:value-type="float">
            <text:p>75.8850457133</text:p>
          </table:table-cell>
          <table:table-cell office:value-type="float" office:value="153.601231837585" calcext:value-type="float">
            <text:p>153.6012318376</text:p>
          </table:table-cell>
          <table:table-cell office:value-type="float" office:value="152.037093386274" calcext:value-type="float">
            <text:p>152.0370933863</text:p>
          </table:table-cell>
          <table:table-cell table:number-columns-repeated="3"/>
        </table:table-row>
        <table:table-row table:style-name="ro1">
          <table:table-cell office:value-type="float" office:value="1.09824790396651" calcext:value-type="float">
            <text:p>1.098247904</text:p>
          </table:table-cell>
          <table:table-cell table:formula="of:=[.A1695]-1" office:value-type="float" office:value="0.0982479039665101" calcext:value-type="float">
            <text:p>0.098247904</text:p>
          </table:table-cell>
          <table:table-cell table:formula="of:=[.B1695]+[.$C$1]" office:value-type="float" office:value="0.26824790396651" calcext:value-type="float">
            <text:p>0.268247904</text:p>
          </table:table-cell>
          <table:table-cell table:formula="of:=[.D1694]+([.D1694]*[.C1695]/100)" office:value-type="float" office:value="76.0886057578211" calcext:value-type="float">
            <text:p>76.0886057578</text:p>
          </table:table-cell>
          <table:table-cell office:value-type="float" office:value="153.996140471131" calcext:value-type="float">
            <text:p>153.9961404711</text:p>
          </table:table-cell>
          <table:table-cell office:value-type="float" office:value="153.601231837585" calcext:value-type="float">
            <text:p>153.6012318376</text:p>
          </table:table-cell>
          <table:table-cell table:number-columns-repeated="3"/>
        </table:table-row>
        <table:table-row table:style-name="ro1">
          <table:table-cell office:value-type="float" office:value="1.03723557208077" calcext:value-type="float">
            <text:p>1.0372355721</text:p>
          </table:table-cell>
          <table:table-cell table:formula="of:=[.A1696]-1" office:value-type="float" office:value="0.03723557208077" calcext:value-type="float">
            <text:p>0.0372355721</text:p>
          </table:table-cell>
          <table:table-cell table:formula="of:=[.B1696]+[.$C$1]" office:value-type="float" office:value="0.20723557208077" calcext:value-type="float">
            <text:p>0.2072355721</text:p>
          </table:table-cell>
          <table:table-cell table:formula="of:=[.D1695]+([.D1695]*[.C1696]/100)" office:value-type="float" office:value="76.2462884152516" calcext:value-type="float">
            <text:p>76.2462884153</text:p>
          </table:table-cell>
          <table:table-cell office:value-type="float" office:value="152.784300601253" calcext:value-type="float">
            <text:p>152.7843006013</text:p>
          </table:table-cell>
          <table:table-cell office:value-type="float" office:value="153.996140471131" calcext:value-type="float">
            <text:p>153.9961404711</text:p>
          </table:table-cell>
          <table:table-cell table:number-columns-repeated="3"/>
        </table:table-row>
        <table:table-row table:style-name="ro1">
          <table:table-cell office:value-type="float" office:value="1.48109207824783" calcext:value-type="float">
            <text:p>1.4810920782</text:p>
          </table:table-cell>
          <table:table-cell table:formula="of:=[.A1697]-1" office:value-type="float" office:value="0.48109207824783" calcext:value-type="float">
            <text:p>0.4810920782</text:p>
          </table:table-cell>
          <table:table-cell table:formula="of:=[.B1697]+[.$C$1]" office:value-type="float" office:value="0.65109207824783" calcext:value-type="float">
            <text:p>0.6510920782</text:p>
          </table:table-cell>
          <table:table-cell table:formula="of:=[.D1696]+([.D1696]*[.C1697]/100)" office:value-type="float" office:value="76.7427219590813" calcext:value-type="float">
            <text:p>76.7427219591</text:p>
          </table:table-cell>
          <table:table-cell office:value-type="float" office:value="152.049543515137" calcext:value-type="float">
            <text:p>152.0495435151</text:p>
          </table:table-cell>
          <table:table-cell office:value-type="float" office:value="152.784300601253" calcext:value-type="float">
            <text:p>152.7843006013</text:p>
          </table:table-cell>
          <table:table-cell table:number-columns-repeated="3"/>
        </table:table-row>
        <table:table-row table:style-name="ro1">
          <table:table-cell office:value-type="float" office:value="0.943965431181814" calcext:value-type="float">
            <text:p>0.9439654312</text:p>
          </table:table-cell>
          <table:table-cell table:formula="of:=[.A1698]-1" office:value-type="float" office:value="-0.0560345688181859" calcext:value-type="float">
            <text:p>-0.0560345688</text:p>
          </table:table-cell>
          <table:table-cell table:formula="of:=[.B1698]+[.$C$1]" office:value-type="float" office:value="0.113965431181814" calcext:value-type="float">
            <text:p>0.1139654312</text:p>
          </table:table-cell>
          <table:table-cell table:formula="of:=[.D1697]+([.D1697]*[.C1698]/100)" office:value-type="float" office:value="76.8301821330626" calcext:value-type="float">
            <text:p>76.8301821331</text:p>
          </table:table-cell>
          <table:table-cell office:value-type="float" office:value="152.749030795334" calcext:value-type="float">
            <text:p>152.7490307953</text:p>
          </table:table-cell>
          <table:table-cell office:value-type="float" office:value="152.049543515137" calcext:value-type="float">
            <text:p>152.0495435151</text:p>
          </table:table-cell>
          <table:table-cell table:number-columns-repeated="3"/>
        </table:table-row>
        <table:table-row table:style-name="ro1">
          <table:table-cell office:value-type="float" office:value="0.639749242642419" calcext:value-type="float">
            <text:p>0.6397492426</text:p>
          </table:table-cell>
          <table:table-cell table:formula="of:=[.A1699]-1" office:value-type="float" office:value="-0.360250757357581" calcext:value-type="float">
            <text:p>-0.3602507574</text:p>
          </table:table-cell>
          <table:table-cell table:formula="of:=[.B1699]+[.$C$1]" office:value-type="float" office:value="-0.190250757357581" calcext:value-type="float">
            <text:p>-0.1902507574</text:p>
          </table:table-cell>
          <table:table-cell table:formula="of:=[.D1698]+([.D1698]*[.C1699]/100)" office:value-type="float" office:value="76.6840121296752" calcext:value-type="float">
            <text:p>76.6840121297</text:p>
          </table:table-cell>
          <table:table-cell office:value-type="float" office:value="155.02482369087" calcext:value-type="float">
            <text:p>155.0248236909</text:p>
          </table:table-cell>
          <table:table-cell office:value-type="float" office:value="152.749030795334" calcext:value-type="float">
            <text:p>152.7490307953</text:p>
          </table:table-cell>
          <table:table-cell table:number-columns-repeated="3"/>
        </table:table-row>
        <table:table-row table:style-name="ro1">
          <table:table-cell office:value-type="float" office:value="0.858886411044933" calcext:value-type="float">
            <text:p>0.858886411</text:p>
          </table:table-cell>
          <table:table-cell table:formula="of:=[.A1700]-1" office:value-type="float" office:value="-0.141113588955067" calcext:value-type="float">
            <text:p>-0.141113589</text:p>
          </table:table-cell>
          <table:table-cell table:formula="of:=[.B1700]+[.$C$1]" office:value-type="float" office:value="0.028886411044933" calcext:value-type="float">
            <text:p>0.028886411</text:p>
          </table:table-cell>
          <table:table-cell table:formula="of:=[.D1699]+([.D1699]*[.C1700]/100)" office:value-type="float" office:value="76.7061633886248" calcext:value-type="float">
            <text:p>76.7061633886</text:p>
          </table:table-cell>
          <table:table-cell office:value-type="float" office:value="154.292446776699" calcext:value-type="float">
            <text:p>154.2924467767</text:p>
          </table:table-cell>
          <table:table-cell office:value-type="float" office:value="155.02482369087" calcext:value-type="float">
            <text:p>155.0248236909</text:p>
          </table:table-cell>
          <table:table-cell table:number-columns-repeated="3"/>
        </table:table-row>
        <table:table-row table:style-name="ro1">
          <table:table-cell office:value-type="float" office:value="0.670352120664469" calcext:value-type="float">
            <text:p>0.6703521207</text:p>
          </table:table-cell>
          <table:table-cell table:formula="of:=[.A1701]-1" office:value-type="float" office:value="-0.329647879335531" calcext:value-type="float">
            <text:p>-0.3296478793</text:p>
          </table:table-cell>
          <table:table-cell table:formula="of:=[.B1701]+[.$C$1]" office:value-type="float" office:value="-0.159647879335531" calcext:value-type="float">
            <text:p>-0.1596478793</text:p>
          </table:table-cell>
          <table:table-cell table:formula="of:=[.D1700]+([.D1700]*[.C1701]/100)" office:value-type="float" office:value="76.5837036254552" calcext:value-type="float">
            <text:p>76.5837036255</text:p>
          </table:table-cell>
          <table:table-cell office:value-type="float" office:value="153.977648373231" calcext:value-type="float">
            <text:p>153.9776483732</text:p>
          </table:table-cell>
          <table:table-cell office:value-type="float" office:value="154.292446776699" calcext:value-type="float">
            <text:p>154.2924467767</text:p>
          </table:table-cell>
          <table:table-cell table:number-columns-repeated="3"/>
        </table:table-row>
        <table:table-row table:style-name="ro1">
          <table:table-cell office:value-type="float" office:value="0.764270774500198" calcext:value-type="float">
            <text:p>0.7642707745</text:p>
          </table:table-cell>
          <table:table-cell table:formula="of:=[.A1702]-1" office:value-type="float" office:value="-0.235729225499802" calcext:value-type="float">
            <text:p>-0.2357292255</text:p>
          </table:table-cell>
          <table:table-cell table:formula="of:=[.B1702]+[.$C$1]" office:value-type="float" office:value="-0.0657292254998019" calcext:value-type="float">
            <text:p>-0.0657292255</text:p>
          </table:table-cell>
          <table:table-cell table:formula="of:=[.D1701]+([.D1701]*[.C1702]/100)" office:value-type="float" office:value="76.5333657502031" calcext:value-type="float">
            <text:p>76.5333657502</text:p>
          </table:table-cell>
          <table:table-cell office:value-type="float" office:value="153.911686009888" calcext:value-type="float">
            <text:p>153.9116860099</text:p>
          </table:table-cell>
          <table:table-cell office:value-type="float" office:value="153.977648373231" calcext:value-type="float">
            <text:p>153.9776483732</text:p>
          </table:table-cell>
          <table:table-cell table:number-columns-repeated="3"/>
        </table:table-row>
        <table:table-row table:style-name="ro1">
          <table:table-cell office:value-type="float" office:value="0.66071564456505" calcext:value-type="float">
            <text:p>0.6607156446</text:p>
          </table:table-cell>
          <table:table-cell table:formula="of:=[.A1703]-1" office:value-type="float" office:value="-0.33928435543495" calcext:value-type="float">
            <text:p>-0.3392843554</text:p>
          </table:table-cell>
          <table:table-cell table:formula="of:=[.B1703]+[.$C$1]" office:value-type="float" office:value="-0.16928435543495" calcext:value-type="float">
            <text:p>-0.1692843554</text:p>
          </table:table-cell>
          <table:table-cell table:formula="of:=[.D1702]+([.D1702]*[.C1703]/100)" office:value-type="float" office:value="76.4038067353002" calcext:value-type="float">
            <text:p>76.4038067353</text:p>
          </table:table-cell>
          <table:table-cell office:value-type="float" office:value="155.545781508406" calcext:value-type="float">
            <text:p>155.5457815084</text:p>
          </table:table-cell>
          <table:table-cell office:value-type="float" office:value="153.911686009888" calcext:value-type="float">
            <text:p>153.9116860099</text:p>
          </table:table-cell>
          <table:table-cell table:number-columns-repeated="3"/>
        </table:table-row>
        <table:table-row table:style-name="ro1">
          <table:table-cell office:value-type="float" office:value="0.796746275983182" calcext:value-type="float">
            <text:p>0.796746276</text:p>
          </table:table-cell>
          <table:table-cell table:formula="of:=[.A1704]-1" office:value-type="float" office:value="-0.203253724016818" calcext:value-type="float">
            <text:p>-0.203253724</text:p>
          </table:table-cell>
          <table:table-cell table:formula="of:=[.B1704]+[.$C$1]" office:value-type="float" office:value="-0.0332537240168179" calcext:value-type="float">
            <text:p>-0.033253724</text:p>
          </table:table-cell>
          <table:table-cell table:formula="of:=[.D1703]+([.D1703]*[.C1704]/100)" office:value-type="float" office:value="76.3783996242701" calcext:value-type="float">
            <text:p>76.3783996243</text:p>
          </table:table-cell>
          <table:table-cell office:value-type="float" office:value="155.718951427581" calcext:value-type="float">
            <text:p>155.7189514276</text:p>
          </table:table-cell>
          <table:table-cell office:value-type="float" office:value="155.545781508406" calcext:value-type="float">
            <text:p>155.5457815084</text:p>
          </table:table-cell>
          <table:table-cell table:number-columns-repeated="3"/>
        </table:table-row>
        <table:table-row table:style-name="ro1">
          <table:table-cell office:value-type="float" office:value="0.900081328650636" calcext:value-type="float">
            <text:p>0.9000813287</text:p>
          </table:table-cell>
          <table:table-cell table:formula="of:=[.A1705]-1" office:value-type="float" office:value="-0.0999186713493639" calcext:value-type="float">
            <text:p>-0.0999186713</text:p>
          </table:table-cell>
          <table:table-cell table:formula="of:=[.B1705]+[.$C$1]" office:value-type="float" office:value="0.0700813286506361" calcext:value-type="float">
            <text:p>0.0700813287</text:p>
          </table:table-cell>
          <table:table-cell table:formula="of:=[.D1704]+([.D1704]*[.C1705]/100)" office:value-type="float" office:value="76.4319266215289" calcext:value-type="float">
            <text:p>76.4319266215</text:p>
          </table:table-cell>
          <table:table-cell office:value-type="float" office:value="155.943253400768" calcext:value-type="float">
            <text:p>155.9432534008</text:p>
          </table:table-cell>
          <table:table-cell office:value-type="float" office:value="155.718951427581" calcext:value-type="float">
            <text:p>155.7189514276</text:p>
          </table:table-cell>
          <table:table-cell table:number-columns-repeated="3"/>
        </table:table-row>
        <table:table-row table:style-name="ro1">
          <table:table-cell office:value-type="float" office:value="1.10394282547532" calcext:value-type="float">
            <text:p>1.1039428255</text:p>
          </table:table-cell>
          <table:table-cell table:formula="of:=[.A1706]-1" office:value-type="float" office:value="0.10394282547532" calcext:value-type="float">
            <text:p>0.1039428255</text:p>
          </table:table-cell>
          <table:table-cell table:formula="of:=[.B1706]+[.$C$1]" office:value-type="float" office:value="0.27394282547532" calcext:value-type="float">
            <text:p>0.2739428255</text:p>
          </table:table-cell>
          <table:table-cell table:formula="of:=[.D1705]+([.D1705]*[.C1706]/100)" office:value-type="float" office:value="76.6413064008811" calcext:value-type="float">
            <text:p>76.6413064009</text:p>
          </table:table-cell>
          <table:table-cell office:value-type="float" office:value="156.058383767426" calcext:value-type="float">
            <text:p>156.0583837674</text:p>
          </table:table-cell>
          <table:table-cell office:value-type="float" office:value="155.943253400768" calcext:value-type="float">
            <text:p>155.9432534008</text:p>
          </table:table-cell>
          <table:table-cell table:number-columns-repeated="3"/>
        </table:table-row>
        <table:table-row table:style-name="ro1">
          <table:table-cell office:value-type="float" office:value="0.70127451052109" calcext:value-type="float">
            <text:p>0.7012745105</text:p>
          </table:table-cell>
          <table:table-cell table:formula="of:=[.A1707]-1" office:value-type="float" office:value="-0.29872548947891" calcext:value-type="float">
            <text:p>-0.2987254895</text:p>
          </table:table-cell>
          <table:table-cell table:formula="of:=[.B1707]+[.$C$1]" office:value-type="float" office:value="-0.12872548947891" calcext:value-type="float">
            <text:p>-0.1287254895</text:p>
          </table:table-cell>
          <table:table-cell table:formula="of:=[.D1706]+([.D1706]*[.C1707]/100)" office:value-type="float" office:value="76.5426495040735" calcext:value-type="float">
            <text:p>76.5426495041</text:p>
          </table:table-cell>
          <table:table-cell office:value-type="float" office:value="155.828372711972" calcext:value-type="float">
            <text:p>155.828372712</text:p>
          </table:table-cell>
          <table:table-cell office:value-type="float" office:value="156.058383767426" calcext:value-type="float">
            <text:p>156.0583837674</text:p>
          </table:table-cell>
          <table:table-cell table:number-columns-repeated="3"/>
        </table:table-row>
        <table:table-row table:style-name="ro1">
          <table:table-cell office:value-type="float" office:value="0.784043392846797" calcext:value-type="float">
            <text:p>0.7840433928</text:p>
          </table:table-cell>
          <table:table-cell table:formula="of:=[.A1708]-1" office:value-type="float" office:value="-0.215956607153203" calcext:value-type="float">
            <text:p>-0.2159566072</text:p>
          </table:table-cell>
          <table:table-cell table:formula="of:=[.B1708]+[.$C$1]" office:value-type="float" office:value="-0.045956607153203" calcext:value-type="float">
            <text:p>-0.0459566072</text:p>
          </table:table-cell>
          <table:table-cell table:formula="of:=[.D1707]+([.D1707]*[.C1708]/100)" office:value-type="float" office:value="76.5074730993363" calcext:value-type="float">
            <text:p>76.5074730993</text:p>
          </table:table-cell>
          <table:table-cell office:value-type="float" office:value="155.83126885756" calcext:value-type="float">
            <text:p>155.8312688576</text:p>
          </table:table-cell>
          <table:table-cell office:value-type="float" office:value="155.828372711972" calcext:value-type="float">
            <text:p>155.828372712</text:p>
          </table:table-cell>
          <table:table-cell table:number-columns-repeated="3"/>
        </table:table-row>
        <table:table-row table:style-name="ro1">
          <table:table-cell office:value-type="float" office:value="0.542165810677156" calcext:value-type="float">
            <text:p>0.5421658107</text:p>
          </table:table-cell>
          <table:table-cell table:formula="of:=[.A1709]-1" office:value-type="float" office:value="-0.457834189322844" calcext:value-type="float">
            <text:p>-0.4578341893</text:p>
          </table:table-cell>
          <table:table-cell table:formula="of:=[.B1709]+[.$C$1]" office:value-type="float" office:value="-0.287834189322844" calcext:value-type="float">
            <text:p>-0.2878341893</text:p>
          </table:table-cell>
          <table:table-cell table:formula="of:=[.D1708]+([.D1708]*[.C1709]/100)" office:value-type="float" office:value="76.2872584343694" calcext:value-type="float">
            <text:p>76.2872584344</text:p>
          </table:table-cell>
          <table:table-cell office:value-type="float" office:value="155.373460466689" calcext:value-type="float">
            <text:p>155.3734604667</text:p>
          </table:table-cell>
          <table:table-cell office:value-type="float" office:value="155.83126885756" calcext:value-type="float">
            <text:p>155.8312688576</text:p>
          </table:table-cell>
          <table:table-cell table:number-columns-repeated="3"/>
        </table:table-row>
        <table:table-row table:style-name="ro1">
          <table:table-cell office:value-type="float" office:value="1.31690713565843" calcext:value-type="float">
            <text:p>1.3169071357</text:p>
          </table:table-cell>
          <table:table-cell table:formula="of:=[.A1710]-1" office:value-type="float" office:value="0.31690713565843" calcext:value-type="float">
            <text:p>0.3169071357</text:p>
          </table:table-cell>
          <table:table-cell table:formula="of:=[.B1710]+[.$C$1]" office:value-type="float" office:value="0.48690713565843" calcext:value-type="float">
            <text:p>0.4869071357</text:p>
          </table:table-cell>
          <table:table-cell table:formula="of:=[.D1709]+([.D1709]*[.C1710]/100)" office:value-type="float" office:value="76.6587065392846" calcext:value-type="float">
            <text:p>76.6587065393</text:p>
          </table:table-cell>
          <table:table-cell office:value-type="float" office:value="153.750183924586" calcext:value-type="float">
            <text:p>153.7501839246</text:p>
          </table:table-cell>
          <table:table-cell office:value-type="float" office:value="155.373460466689" calcext:value-type="float">
            <text:p>155.3734604667</text:p>
          </table:table-cell>
          <table:table-cell table:number-columns-repeated="3"/>
        </table:table-row>
        <table:table-row table:style-name="ro1">
          <table:table-cell office:value-type="float" office:value="0.963976475784705" calcext:value-type="float">
            <text:p>0.9639764758</text:p>
          </table:table-cell>
          <table:table-cell table:formula="of:=[.A1711]-1" office:value-type="float" office:value="-0.036023524215295" calcext:value-type="float">
            <text:p>-0.0360235242</text:p>
          </table:table-cell>
          <table:table-cell table:formula="of:=[.B1711]+[.$C$1]" office:value-type="float" office:value="0.133976475784705" calcext:value-type="float">
            <text:p>0.1339764758</text:p>
          </table:table-cell>
          <table:table-cell table:formula="of:=[.D1710]+([.D1710]*[.C1711]/100)" office:value-type="float" office:value="76.761411172688" calcext:value-type="float">
            <text:p>76.7614111727</text:p>
          </table:table-cell>
          <table:table-cell office:value-type="float" office:value="154.785192078196" calcext:value-type="float">
            <text:p>154.7851920782</text:p>
          </table:table-cell>
          <table:table-cell office:value-type="float" office:value="153.750183924586" calcext:value-type="float">
            <text:p>153.7501839246</text:p>
          </table:table-cell>
          <table:table-cell table:number-columns-repeated="3"/>
        </table:table-row>
        <table:table-row table:style-name="ro1">
          <table:table-cell office:value-type="float" office:value="0.487495979590731" calcext:value-type="float">
            <text:p>0.4874959796</text:p>
          </table:table-cell>
          <table:table-cell table:formula="of:=[.A1712]-1" office:value-type="float" office:value="-0.512504020409269" calcext:value-type="float">
            <text:p>-0.5125040204</text:p>
          </table:table-cell>
          <table:table-cell table:formula="of:=[.B1712]+[.$C$1]" office:value-type="float" office:value="-0.342504020409269" calcext:value-type="float">
            <text:p>-0.3425040204</text:p>
          </table:table-cell>
          <table:table-cell table:formula="of:=[.D1711]+([.D1711]*[.C1712]/100)" office:value-type="float" office:value="76.4985002532987" calcext:value-type="float">
            <text:p>76.4985002533</text:p>
          </table:table-cell>
          <table:table-cell office:value-type="float" office:value="154.470976239361" calcext:value-type="float">
            <text:p>154.4709762394</text:p>
          </table:table-cell>
          <table:table-cell office:value-type="float" office:value="154.785192078196" calcext:value-type="float">
            <text:p>154.7851920782</text:p>
          </table:table-cell>
          <table:table-cell table:number-columns-repeated="3"/>
        </table:table-row>
        <table:table-row table:style-name="ro1">
          <table:table-cell office:value-type="float" office:value="0.967277737470467" calcext:value-type="float">
            <text:p>0.9672777375</text:p>
          </table:table-cell>
          <table:table-cell table:formula="of:=[.A1713]-1" office:value-type="float" office:value="-0.0327222625295329" calcext:value-type="float">
            <text:p>-0.0327222625</text:p>
          </table:table-cell>
          <table:table-cell table:formula="of:=[.B1713]+[.$C$1]" office:value-type="float" office:value="0.137277737470467" calcext:value-type="float">
            <text:p>0.1372777375</text:p>
          </table:table-cell>
          <table:table-cell table:formula="of:=[.D1712]+([.D1712]*[.C1713]/100)" office:value-type="float" office:value="76.6035156636453" calcext:value-type="float">
            <text:p>76.6035156636</text:p>
          </table:table-cell>
          <table:table-cell office:value-type="float" office:value="153.487200017725" calcext:value-type="float">
            <text:p>153.4872000177</text:p>
          </table:table-cell>
          <table:table-cell office:value-type="float" office:value="154.470976239361" calcext:value-type="float">
            <text:p>154.4709762394</text:p>
          </table:table-cell>
          <table:table-cell table:number-columns-repeated="3"/>
        </table:table-row>
        <table:table-row table:style-name="ro1">
          <table:table-cell office:value-type="float" office:value="0.790258044494683" calcext:value-type="float">
            <text:p>0.7902580445</text:p>
          </table:table-cell>
          <table:table-cell table:formula="of:=[.A1714]-1" office:value-type="float" office:value="-0.209741955505317" calcext:value-type="float">
            <text:p>-0.2097419555</text:p>
          </table:table-cell>
          <table:table-cell table:formula="of:=[.B1714]+[.$C$1]" office:value-type="float" office:value="-0.0397419555053169" calcext:value-type="float">
            <text:p>-0.0397419555</text:p>
          </table:table-cell>
          <table:table-cell table:formula="of:=[.D1713]+([.D1713]*[.C1714]/100)" office:value-type="float" office:value="76.5730719285347" calcext:value-type="float">
            <text:p>76.5730719285</text:p>
          </table:table-cell>
          <table:table-cell office:value-type="float" office:value="153.74021384563" calcext:value-type="float">
            <text:p>153.7402138456</text:p>
          </table:table-cell>
          <table:table-cell office:value-type="float" office:value="153.487200017725" calcext:value-type="float">
            <text:p>153.4872000177</text:p>
          </table:table-cell>
          <table:table-cell table:number-columns-repeated="3"/>
        </table:table-row>
        <table:table-row table:style-name="ro1">
          <table:table-cell office:value-type="float" office:value="1.20094903747041" calcext:value-type="float">
            <text:p>1.2009490375</text:p>
          </table:table-cell>
          <table:table-cell table:formula="of:=[.A1715]-1" office:value-type="float" office:value="0.20094903747041" calcext:value-type="float">
            <text:p>0.2009490375</text:p>
          </table:table-cell>
          <table:table-cell table:formula="of:=[.B1715]+[.$C$1]" office:value-type="float" office:value="0.37094903747041" calcext:value-type="float">
            <text:p>0.3709490375</text:p>
          </table:table-cell>
          <table:table-cell table:formula="of:=[.D1714]+([.D1714]*[.C1715]/100)" office:value-type="float" office:value="76.8571190018151" calcext:value-type="float">
            <text:p>76.8571190018</text:p>
          </table:table-cell>
          <table:table-cell office:value-type="float" office:value="153.497935748185" calcext:value-type="float">
            <text:p>153.4979357482</text:p>
          </table:table-cell>
          <table:table-cell office:value-type="float" office:value="153.74021384563" calcext:value-type="float">
            <text:p>153.7402138456</text:p>
          </table:table-cell>
          <table:table-cell table:number-columns-repeated="3"/>
        </table:table-row>
        <table:table-row table:style-name="ro1">
          <table:table-cell office:value-type="float" office:value="0.611095566545112" calcext:value-type="float">
            <text:p>0.6110955665</text:p>
          </table:table-cell>
          <table:table-cell table:formula="of:=[.A1716]-1" office:value-type="float" office:value="-0.388904433454888" calcext:value-type="float">
            <text:p>-0.3889044335</text:p>
          </table:table-cell>
          <table:table-cell table:formula="of:=[.B1716]+[.$C$1]" office:value-type="float" office:value="-0.218904433454888" calcext:value-type="float">
            <text:p>-0.2189044335</text:p>
          </table:table-cell>
          <table:table-cell table:formula="of:=[.D1715]+([.D1715]*[.C1716]/100)" office:value-type="float" office:value="76.6888753608944" calcext:value-type="float">
            <text:p>76.6888753609</text:p>
          </table:table-cell>
          <table:table-cell office:value-type="float" office:value="154.046157343382" calcext:value-type="float">
            <text:p>154.0461573434</text:p>
          </table:table-cell>
          <table:table-cell office:value-type="float" office:value="153.497935748185" calcext:value-type="float">
            <text:p>153.4979357482</text:p>
          </table:table-cell>
          <table:table-cell table:number-columns-repeated="3"/>
        </table:table-row>
        <table:table-row table:style-name="ro1">
          <table:table-cell office:value-type="float" office:value="0.748048684506601" calcext:value-type="float">
            <text:p>0.7480486845</text:p>
          </table:table-cell>
          <table:table-cell table:formula="of:=[.A1717]-1" office:value-type="float" office:value="-0.251951315493399" calcext:value-type="float">
            <text:p>-0.2519513155</text:p>
          </table:table-cell>
          <table:table-cell table:formula="of:=[.B1717]+[.$C$1]" office:value-type="float" office:value="-0.081951315493399" calcext:value-type="float">
            <text:p>-0.0819513155</text:p>
          </table:table-cell>
          <table:table-cell table:formula="of:=[.D1716]+([.D1716]*[.C1717]/100)" office:value-type="float" office:value="76.6260278186991" calcext:value-type="float">
            <text:p>76.6260278187</text:p>
          </table:table-cell>
          <table:table-cell office:value-type="float" office:value="152.591540045903" calcext:value-type="float">
            <text:p>152.5915400459</text:p>
          </table:table-cell>
          <table:table-cell office:value-type="float" office:value="154.046157343382" calcext:value-type="float">
            <text:p>154.0461573434</text:p>
          </table:table-cell>
          <table:table-cell table:number-columns-repeated="3"/>
        </table:table-row>
        <table:table-row table:style-name="ro1">
          <table:table-cell office:value-type="float" office:value="0.627401085285834" calcext:value-type="float">
            <text:p>0.6274010853</text:p>
          </table:table-cell>
          <table:table-cell table:formula="of:=[.A1718]-1" office:value-type="float" office:value="-0.372598914714166" calcext:value-type="float">
            <text:p>-0.3725989147</text:p>
          </table:table-cell>
          <table:table-cell table:formula="of:=[.B1718]+[.$C$1]" office:value-type="float" office:value="-0.202598914714166" calcext:value-type="float">
            <text:p>-0.2025989147</text:p>
          </table:table-cell>
          <table:table-cell table:formula="of:=[.D1717]+([.D1717]*[.C1718]/100)" office:value-type="float" office:value="76.4707843179498" calcext:value-type="float">
            <text:p>76.4707843179</text:p>
          </table:table-cell>
          <table:table-cell office:value-type="float" office:value="152.11329214992" calcext:value-type="float">
            <text:p>152.1132921499</text:p>
          </table:table-cell>
          <table:table-cell office:value-type="float" office:value="152.591540045903" calcext:value-type="float">
            <text:p>152.5915400459</text:p>
          </table:table-cell>
          <table:table-cell table:number-columns-repeated="3"/>
        </table:table-row>
        <table:table-row table:style-name="ro1">
          <table:table-cell office:value-type="float" office:value="0.812634325956769" calcext:value-type="float">
            <text:p>0.812634326</text:p>
          </table:table-cell>
          <table:table-cell table:formula="of:=[.A1719]-1" office:value-type="float" office:value="-0.187365674043231" calcext:value-type="float">
            <text:p>-0.187365674</text:p>
          </table:table-cell>
          <table:table-cell table:formula="of:=[.B1719]+[.$C$1]" office:value-type="float" office:value="-0.0173656740432309" calcext:value-type="float">
            <text:p>-0.017365674</text:p>
          </table:table-cell>
          <table:table-cell table:formula="of:=[.D1718]+([.D1718]*[.C1719]/100)" office:value-type="float" office:value="76.4575046508069" calcext:value-type="float">
            <text:p>76.4575046508</text:p>
          </table:table-cell>
          <table:table-cell office:value-type="float" office:value="151.406730927834" calcext:value-type="float">
            <text:p>151.4067309278</text:p>
          </table:table-cell>
          <table:table-cell office:value-type="float" office:value="152.11329214992" calcext:value-type="float">
            <text:p>152.1132921499</text:p>
          </table:table-cell>
          <table:table-cell table:number-columns-repeated="3"/>
        </table:table-row>
        <table:table-row table:style-name="ro1">
          <table:table-cell office:value-type="float" office:value="0.93333978217844" calcext:value-type="float">
            <text:p>0.9333397822</text:p>
          </table:table-cell>
          <table:table-cell table:formula="of:=[.A1720]-1" office:value-type="float" office:value="-0.06666021782156" calcext:value-type="float">
            <text:p>-0.0666602178</text:p>
          </table:table-cell>
          <table:table-cell table:formula="of:=[.B1720]+[.$C$1]" office:value-type="float" office:value="0.10333978217844" calcext:value-type="float">
            <text:p>0.1033397822</text:p>
          </table:table-cell>
          <table:table-cell table:formula="of:=[.D1719]+([.D1719]*[.C1720]/100)" office:value-type="float" office:value="76.5365156695721" calcext:value-type="float">
            <text:p>76.5365156696</text:p>
          </table:table-cell>
          <table:table-cell office:value-type="float" office:value="151.385326032337" calcext:value-type="float">
            <text:p>151.3853260323</text:p>
          </table:table-cell>
          <table:table-cell office:value-type="float" office:value="151.406730927834" calcext:value-type="float">
            <text:p>151.4067309278</text:p>
          </table:table-cell>
          <table:table-cell table:number-columns-repeated="3"/>
        </table:table-row>
        <table:table-row table:style-name="ro1">
          <table:table-cell office:value-type="float" office:value="0.832166553244011" calcext:value-type="float">
            <text:p>0.8321665532</text:p>
          </table:table-cell>
          <table:table-cell table:formula="of:=[.A1721]-1" office:value-type="float" office:value="-0.167833446755989" calcext:value-type="float">
            <text:p>-0.1678334468</text:p>
          </table:table-cell>
          <table:table-cell table:formula="of:=[.B1721]+[.$C$1]" office:value-type="float" office:value="0.00216655324401113" calcext:value-type="float">
            <text:p>0.0021665532</text:p>
          </table:table-cell>
          <table:table-cell table:formula="of:=[.D1720]+([.D1720]*[.C1721]/100)" office:value-type="float" office:value="76.5381738739352" calcext:value-type="float">
            <text:p>76.5381738739</text:p>
          </table:table-cell>
          <table:table-cell office:value-type="float" office:value="153.399599741555" calcext:value-type="float">
            <text:p>153.3995997416</text:p>
          </table:table-cell>
          <table:table-cell office:value-type="float" office:value="151.385326032337" calcext:value-type="float">
            <text:p>151.3853260323</text:p>
          </table:table-cell>
          <table:table-cell table:number-columns-repeated="3"/>
        </table:table-row>
        <table:table-row table:style-name="ro1">
          <table:table-cell office:value-type="float" office:value="1.04158897341433" calcext:value-type="float">
            <text:p>1.0415889734</text:p>
          </table:table-cell>
          <table:table-cell table:formula="of:=[.A1722]-1" office:value-type="float" office:value="0.04158897341433" calcext:value-type="float">
            <text:p>0.0415889734</text:p>
          </table:table-cell>
          <table:table-cell table:formula="of:=[.B1722]+[.$C$1]" office:value-type="float" office:value="0.21158897341433" calcext:value-type="float">
            <text:p>0.2115889734</text:p>
          </table:table-cell>
          <table:table-cell table:formula="of:=[.D1721]+([.D1721]*[.C1722]/100)" office:value-type="float" office:value="76.7001202103051" calcext:value-type="float">
            <text:p>76.7001202103</text:p>
          </table:table-cell>
          <table:table-cell office:value-type="float" office:value="153.731691835208" calcext:value-type="float">
            <text:p>153.7316918352</text:p>
          </table:table-cell>
          <table:table-cell office:value-type="float" office:value="153.399599741555" calcext:value-type="float">
            <text:p>153.3995997416</text:p>
          </table:table-cell>
          <table:table-cell table:number-columns-repeated="3"/>
        </table:table-row>
        <table:table-row table:style-name="ro1">
          <table:table-cell office:value-type="float" office:value="0.841729463891086" calcext:value-type="float">
            <text:p>0.8417294639</text:p>
          </table:table-cell>
          <table:table-cell table:formula="of:=[.A1723]-1" office:value-type="float" office:value="-0.158270536108914" calcext:value-type="float">
            <text:p>-0.1582705361</text:p>
          </table:table-cell>
          <table:table-cell table:formula="of:=[.B1723]+[.$C$1]" office:value-type="float" office:value="0.0117294638910861" calcext:value-type="float">
            <text:p>0.0117294639</text:p>
          </table:table-cell>
          <table:table-cell table:formula="of:=[.D1722]+([.D1722]*[.C1723]/100)" office:value-type="float" office:value="76.7091167232096" calcext:value-type="float">
            <text:p>76.7091167232</text:p>
          </table:table-cell>
          <table:table-cell office:value-type="float" office:value="152.534099701505" calcext:value-type="float">
            <text:p>152.5340997015</text:p>
          </table:table-cell>
          <table:table-cell office:value-type="float" office:value="153.731691835208" calcext:value-type="float">
            <text:p>153.7316918352</text:p>
          </table:table-cell>
          <table:table-cell table:number-columns-repeated="3"/>
        </table:table-row>
        <table:table-row table:style-name="ro1">
          <table:table-cell office:value-type="float" office:value="0.810686069298802" calcext:value-type="float">
            <text:p>0.8106860693</text:p>
          </table:table-cell>
          <table:table-cell table:formula="of:=[.A1724]-1" office:value-type="float" office:value="-0.189313930701198" calcext:value-type="float">
            <text:p>-0.1893139307</text:p>
          </table:table-cell>
          <table:table-cell table:formula="of:=[.B1724]+[.$C$1]" office:value-type="float" office:value="-0.0193139307011979" calcext:value-type="float">
            <text:p>-0.0193139307</text:p>
          </table:table-cell>
          <table:table-cell table:formula="of:=[.D1723]+([.D1723]*[.C1724]/100)" office:value-type="float" office:value="76.6943011775642" calcext:value-type="float">
            <text:p>76.6943011776</text:p>
          </table:table-cell>
          <table:table-cell office:value-type="float" office:value="151.616535504029" calcext:value-type="float">
            <text:p>151.616535504</text:p>
          </table:table-cell>
          <table:table-cell office:value-type="float" office:value="152.534099701505" calcext:value-type="float">
            <text:p>152.5340997015</text:p>
          </table:table-cell>
          <table:table-cell table:number-columns-repeated="3"/>
        </table:table-row>
        <table:table-row table:style-name="ro1">
          <table:table-cell office:value-type="float" office:value="0.919208379854464" calcext:value-type="float">
            <text:p>0.9192083799</text:p>
          </table:table-cell>
          <table:table-cell table:formula="of:=[.A1725]-1" office:value-type="float" office:value="-0.080791620145536" calcext:value-type="float">
            <text:p>-0.0807916201</text:p>
          </table:table-cell>
          <table:table-cell table:formula="of:=[.B1725]+[.$C$1]" office:value-type="float" office:value="0.089208379854464" calcext:value-type="float">
            <text:p>0.0892083799</text:p>
          </table:table-cell>
          <table:table-cell table:formula="of:=[.D1724]+([.D1724]*[.C1725]/100)" office:value-type="float" office:value="76.7627189210854" calcext:value-type="float">
            <text:p>76.7627189211</text:p>
          </table:table-cell>
          <table:table-cell office:value-type="float" office:value="152.582169166544" calcext:value-type="float">
            <text:p>152.5821691665</text:p>
          </table:table-cell>
          <table:table-cell office:value-type="float" office:value="151.616535504029" calcext:value-type="float">
            <text:p>151.616535504</text:p>
          </table:table-cell>
          <table:table-cell table:number-columns-repeated="3"/>
        </table:table-row>
        <table:table-row table:style-name="ro1">
          <table:table-cell office:value-type="float" office:value="1.17173194710406" calcext:value-type="float">
            <text:p>1.1717319471</text:p>
          </table:table-cell>
          <table:table-cell table:formula="of:=[.A1726]-1" office:value-type="float" office:value="0.17173194710406" calcext:value-type="float">
            <text:p>0.1717319471</text:p>
          </table:table-cell>
          <table:table-cell table:formula="of:=[.B1726]+[.$C$1]" office:value-type="float" office:value="0.34173194710406" calcext:value-type="float">
            <text:p>0.3417319471</text:p>
          </table:table-cell>
          <table:table-cell table:formula="of:=[.D1725]+([.D1725]*[.C1726]/100)" office:value-type="float" office:value="77.0250416551045" calcext:value-type="float">
            <text:p>77.0250416551</text:p>
          </table:table-cell>
          <table:table-cell office:value-type="float" office:value="152.84856520968" calcext:value-type="float">
            <text:p>152.8485652097</text:p>
          </table:table-cell>
          <table:table-cell office:value-type="float" office:value="152.582169166544" calcext:value-type="float">
            <text:p>152.5821691665</text:p>
          </table:table-cell>
          <table:table-cell table:number-columns-repeated="3"/>
        </table:table-row>
        <table:table-row table:style-name="ro1">
          <table:table-cell office:value-type="float" office:value="0.820498144392528" calcext:value-type="float">
            <text:p>0.8204981444</text:p>
          </table:table-cell>
          <table:table-cell table:formula="of:=[.A1727]-1" office:value-type="float" office:value="-0.179501855607472" calcext:value-type="float">
            <text:p>-0.1795018556</text:p>
          </table:table-cell>
          <table:table-cell table:formula="of:=[.B1727]+[.$C$1]" office:value-type="float" office:value="-0.00950185560747188" calcext:value-type="float">
            <text:p>-0.0095018556</text:p>
          </table:table-cell>
          <table:table-cell table:formula="of:=[.D1726]+([.D1726]*[.C1727]/100)" office:value-type="float" office:value="77.0177228468648" calcext:value-type="float">
            <text:p>77.0177228469</text:p>
          </table:table-cell>
          <table:table-cell office:value-type="float" office:value="154.383375963191" calcext:value-type="float">
            <text:p>154.3833759632</text:p>
          </table:table-cell>
          <table:table-cell office:value-type="float" office:value="152.84856520968" calcext:value-type="float">
            <text:p>152.8485652097</text:p>
          </table:table-cell>
          <table:table-cell table:number-columns-repeated="3"/>
        </table:table-row>
        <table:table-row table:style-name="ro1">
          <table:table-cell office:value-type="float" office:value="0.943205776243424" calcext:value-type="float">
            <text:p>0.9432057762</text:p>
          </table:table-cell>
          <table:table-cell table:formula="of:=[.A1728]-1" office:value-type="float" office:value="-0.0567942237565759" calcext:value-type="float">
            <text:p>-0.0567942238</text:p>
          </table:table-cell>
          <table:table-cell table:formula="of:=[.B1728]+[.$C$1]" office:value-type="float" office:value="0.113205776243424" calcext:value-type="float">
            <text:p>0.1132057762</text:p>
          </table:table-cell>
          <table:table-cell table:formula="of:=[.D1727]+([.D1727]*[.C1728]/100)" office:value-type="float" office:value="77.1049113578586" calcext:value-type="float">
            <text:p>77.1049113579</text:p>
          </table:table-cell>
          <table:table-cell office:value-type="float" office:value="153.532107015829" calcext:value-type="float">
            <text:p>153.5321070158</text:p>
          </table:table-cell>
          <table:table-cell office:value-type="float" office:value="154.383375963191" calcext:value-type="float">
            <text:p>154.3833759632</text:p>
          </table:table-cell>
          <table:table-cell table:number-columns-repeated="3"/>
        </table:table-row>
        <table:table-row table:style-name="ro1">
          <table:table-cell office:value-type="float" office:value="0.990944281991204" calcext:value-type="float">
            <text:p>0.990944282</text:p>
          </table:table-cell>
          <table:table-cell table:formula="of:=[.A1729]-1" office:value-type="float" office:value="-0.0090557180087959" calcext:value-type="float">
            <text:p>-0.009055718</text:p>
          </table:table-cell>
          <table:table-cell table:formula="of:=[.B1729]+[.$C$1]" office:value-type="float" office:value="0.160944281991204" calcext:value-type="float">
            <text:p>0.160944282</text:p>
          </table:table-cell>
          <table:table-cell table:formula="of:=[.D1728]+([.D1728]*[.C1729]/100)" office:value-type="float" office:value="77.2290073038234" calcext:value-type="float">
            <text:p>77.2290073038</text:p>
          </table:table-cell>
          <table:table-cell office:value-type="float" office:value="154.416948022716" calcext:value-type="float">
            <text:p>154.4169480227</text:p>
          </table:table-cell>
          <table:table-cell office:value-type="float" office:value="153.532107015829" calcext:value-type="float">
            <text:p>153.5321070158</text:p>
          </table:table-cell>
          <table:table-cell table:number-columns-repeated="3"/>
        </table:table-row>
        <table:table-row table:style-name="ro1">
          <table:table-cell office:value-type="float" office:value="1.19486086045892" calcext:value-type="float">
            <text:p>1.1948608605</text:p>
          </table:table-cell>
          <table:table-cell table:formula="of:=[.A1730]-1" office:value-type="float" office:value="0.19486086045892" calcext:value-type="float">
            <text:p>0.1948608605</text:p>
          </table:table-cell>
          <table:table-cell table:formula="of:=[.B1730]+[.$C$1]" office:value-type="float" office:value="0.36486086045892" calcext:value-type="float">
            <text:p>0.3648608605</text:p>
          </table:table-cell>
          <table:table-cell table:formula="of:=[.D1729]+([.D1729]*[.C1730]/100)" office:value-type="float" office:value="77.5107857243961" calcext:value-type="float">
            <text:p>77.5107857244</text:p>
          </table:table-cell>
          <table:table-cell office:value-type="float" office:value="154.623956305719" calcext:value-type="float">
            <text:p>154.6239563057</text:p>
          </table:table-cell>
          <table:table-cell office:value-type="float" office:value="154.416948022716" calcext:value-type="float">
            <text:p>154.4169480227</text:p>
          </table:table-cell>
          <table:table-cell table:number-columns-repeated="3"/>
        </table:table-row>
        <table:table-row table:style-name="ro1">
          <table:table-cell office:value-type="float" office:value="0.810993157314304" calcext:value-type="float">
            <text:p>0.8109931573</text:p>
          </table:table-cell>
          <table:table-cell table:formula="of:=[.A1731]-1" office:value-type="float" office:value="-0.189006842685696" calcext:value-type="float">
            <text:p>-0.1890068427</text:p>
          </table:table-cell>
          <table:table-cell table:formula="of:=[.B1731]+[.$C$1]" office:value-type="float" office:value="-0.0190068426856959" calcext:value-type="float">
            <text:p>-0.0190068427</text:p>
          </table:table-cell>
          <table:table-cell table:formula="of:=[.D1730]+([.D1730]*[.C1731]/100)" office:value-type="float" office:value="77.496053371289" calcext:value-type="float">
            <text:p>77.4960533713</text:p>
          </table:table-cell>
          <table:table-cell office:value-type="float" office:value="153.107038450511" calcext:value-type="float">
            <text:p>153.1070384505</text:p>
          </table:table-cell>
          <table:table-cell office:value-type="float" office:value="154.623956305719" calcext:value-type="float">
            <text:p>154.6239563057</text:p>
          </table:table-cell>
          <table:table-cell table:number-columns-repeated="3"/>
        </table:table-row>
        <table:table-row table:style-name="ro1">
          <table:table-cell office:value-type="float" office:value="0.736740319102978" calcext:value-type="float">
            <text:p>0.7367403191</text:p>
          </table:table-cell>
          <table:table-cell table:formula="of:=[.A1732]-1" office:value-type="float" office:value="-0.263259680897022" calcext:value-type="float">
            <text:p>-0.2632596809</text:p>
          </table:table-cell>
          <table:table-cell table:formula="of:=[.B1732]+[.$C$1]" office:value-type="float" office:value="-0.0932596808970219" calcext:value-type="float">
            <text:p>-0.0932596809</text:p>
          </table:table-cell>
          <table:table-cell table:formula="of:=[.D1731]+([.D1731]*[.C1732]/100)" office:value-type="float" office:value="77.4237807992071" calcext:value-type="float">
            <text:p>77.4237807992</text:p>
          </table:table-cell>
          <table:table-cell office:value-type="float" office:value="152.461829056299" calcext:value-type="float">
            <text:p>152.4618290563</text:p>
          </table:table-cell>
          <table:table-cell office:value-type="float" office:value="153.107038450511" calcext:value-type="float">
            <text:p>153.1070384505</text:p>
          </table:table-cell>
          <table:table-cell table:number-columns-repeated="3"/>
        </table:table-row>
        <table:table-row table:style-name="ro1">
          <table:table-cell office:value-type="float" office:value="0.768664050242001" calcext:value-type="float">
            <text:p>0.7686640502</text:p>
          </table:table-cell>
          <table:table-cell table:formula="of:=[.A1733]-1" office:value-type="float" office:value="-0.231335949757999" calcext:value-type="float">
            <text:p>-0.2313359498</text:p>
          </table:table-cell>
          <table:table-cell table:formula="of:=[.B1733]+[.$C$1]" office:value-type="float" office:value="-0.061335949757999" calcext:value-type="float">
            <text:p>-0.0613359498</text:p>
          </table:table-cell>
          <table:table-cell table:formula="of:=[.D1732]+([.D1732]*[.C1733]/100)" office:value-type="float" office:value="77.3762921879154" calcext:value-type="float">
            <text:p>77.3762921879</text:p>
          </table:table-cell>
          <table:table-cell office:value-type="float" office:value="152.941791350684" calcext:value-type="float">
            <text:p>152.9417913507</text:p>
          </table:table-cell>
          <table:table-cell office:value-type="float" office:value="152.461829056299" calcext:value-type="float">
            <text:p>152.4618290563</text:p>
          </table:table-cell>
          <table:table-cell table:number-columns-repeated="3"/>
        </table:table-row>
        <table:table-row table:style-name="ro1">
          <table:table-cell office:value-type="float" office:value="0.64412756582943" calcext:value-type="float">
            <text:p>0.6441275658</text:p>
          </table:table-cell>
          <table:table-cell table:formula="of:=[.A1734]-1" office:value-type="float" office:value="-0.35587243417057" calcext:value-type="float">
            <text:p>-0.3558724342</text:p>
          </table:table-cell>
          <table:table-cell table:formula="of:=[.B1734]+[.$C$1]" office:value-type="float" office:value="-0.18587243417057" calcext:value-type="float">
            <text:p>-0.1858724342</text:p>
          </table:table-cell>
          <table:table-cell table:formula="of:=[.D1733]+([.D1733]*[.C1734]/100)" office:value-type="float" office:value="77.2324709901548" calcext:value-type="float">
            <text:p>77.2324709902</text:p>
          </table:table-cell>
          <table:table-cell office:value-type="float" office:value="149.956274766126" calcext:value-type="float">
            <text:p>149.9562747661</text:p>
          </table:table-cell>
          <table:table-cell office:value-type="float" office:value="152.941791350684" calcext:value-type="float">
            <text:p>152.9417913507</text:p>
          </table:table-cell>
          <table:table-cell table:number-columns-repeated="3"/>
        </table:table-row>
        <table:table-row table:style-name="ro1">
          <table:table-cell office:value-type="float" office:value="0.830734623604159" calcext:value-type="float">
            <text:p>0.8307346236</text:p>
          </table:table-cell>
          <table:table-cell table:formula="of:=[.A1735]-1" office:value-type="float" office:value="-0.169265376395841" calcext:value-type="float">
            <text:p>-0.1692653764</text:p>
          </table:table-cell>
          <table:table-cell table:formula="of:=[.B1735]+[.$C$1]" office:value-type="float" office:value="0.000734623604159074" calcext:value-type="float">
            <text:p>0.0007346236</text:p>
          </table:table-cell>
          <table:table-cell table:formula="of:=[.D1734]+([.D1734]*[.C1735]/100)" office:value-type="float" office:value="77.2330383581167" calcext:value-type="float">
            <text:p>77.2330383581</text:p>
          </table:table-cell>
          <table:table-cell office:value-type="float" office:value="150.153645865467" calcext:value-type="float">
            <text:p>150.1536458655</text:p>
          </table:table-cell>
          <table:table-cell office:value-type="float" office:value="149.956274766126" calcext:value-type="float">
            <text:p>149.9562747661</text:p>
          </table:table-cell>
          <table:table-cell table:number-columns-repeated="3"/>
        </table:table-row>
        <table:table-row table:style-name="ro1">
          <table:table-cell office:value-type="float" office:value="0.728223498378722" calcext:value-type="float">
            <text:p>0.7282234984</text:p>
          </table:table-cell>
          <table:table-cell table:formula="of:=[.A1736]-1" office:value-type="float" office:value="-0.271776501621278" calcext:value-type="float">
            <text:p>-0.2717765016</text:p>
          </table:table-cell>
          <table:table-cell table:formula="of:=[.B1736]+[.$C$1]" office:value-type="float" office:value="-0.101776501621278" calcext:value-type="float">
            <text:p>-0.1017765016</text:p>
          </table:table-cell>
          <table:table-cell table:formula="of:=[.D1735]+([.D1735]*[.C1736]/100)" office:value-type="float" office:value="77.15443327358" calcext:value-type="float">
            <text:p>77.1544332736</text:p>
          </table:table-cell>
          <table:table-cell office:value-type="float" office:value="151.333095431527" calcext:value-type="float">
            <text:p>151.3330954315</text:p>
          </table:table-cell>
          <table:table-cell office:value-type="float" office:value="150.153645865467" calcext:value-type="float">
            <text:p>150.1536458655</text:p>
          </table:table-cell>
          <table:table-cell table:number-columns-repeated="3"/>
        </table:table-row>
        <table:table-row table:style-name="ro1">
          <table:table-cell office:value-type="float" office:value="0.715409940011643" calcext:value-type="float">
            <text:p>0.71540994</text:p>
          </table:table-cell>
          <table:table-cell table:formula="of:=[.A1737]-1" office:value-type="float" office:value="-0.284590059988357" calcext:value-type="float">
            <text:p>-0.28459006</text:p>
          </table:table-cell>
          <table:table-cell table:formula="of:=[.B1737]+[.$C$1]" office:value-type="float" office:value="-0.114590059988357" calcext:value-type="float">
            <text:p>-0.11459006</text:p>
          </table:table-cell>
          <table:table-cell table:formula="of:=[.D1736]+([.D1736]*[.C1737]/100)" office:value-type="float" office:value="77.0660219622082" calcext:value-type="float">
            <text:p>77.0660219622</text:p>
          </table:table-cell>
          <table:table-cell office:value-type="float" office:value="151.096176886091" calcext:value-type="float">
            <text:p>151.0961768861</text:p>
          </table:table-cell>
          <table:table-cell office:value-type="float" office:value="151.333095431527" calcext:value-type="float">
            <text:p>151.3330954315</text:p>
          </table:table-cell>
          <table:table-cell table:number-columns-repeated="3"/>
        </table:table-row>
        <table:table-row table:style-name="ro1">
          <table:table-cell office:value-type="float" office:value="0.977463127105338" calcext:value-type="float">
            <text:p>0.9774631271</text:p>
          </table:table-cell>
          <table:table-cell table:formula="of:=[.A1738]-1" office:value-type="float" office:value="-0.0225368728946619" calcext:value-type="float">
            <text:p>-0.0225368729</text:p>
          </table:table-cell>
          <table:table-cell table:formula="of:=[.B1738]+[.$C$1]" office:value-type="float" office:value="0.147463127105338" calcext:value-type="float">
            <text:p>0.1474631271</text:p>
          </table:table-cell>
          <table:table-cell table:formula="of:=[.D1737]+([.D1737]*[.C1738]/100)" office:value-type="float" office:value="77.1796659281293" calcext:value-type="float">
            <text:p>77.1796659281</text:p>
          </table:table-cell>
          <table:table-cell office:value-type="float" office:value="150.699653732104" calcext:value-type="float">
            <text:p>150.6996537321</text:p>
          </table:table-cell>
          <table:table-cell office:value-type="float" office:value="151.096176886091" calcext:value-type="float">
            <text:p>151.0961768861</text:p>
          </table:table-cell>
          <table:table-cell table:number-columns-repeated="3"/>
        </table:table-row>
        <table:table-row table:style-name="ro1">
          <table:table-cell office:value-type="float" office:value="1.14020340550665" calcext:value-type="float">
            <text:p>1.1402034055</text:p>
          </table:table-cell>
          <table:table-cell table:formula="of:=[.A1739]-1" office:value-type="float" office:value="0.14020340550665" calcext:value-type="float">
            <text:p>0.1402034055</text:p>
          </table:table-cell>
          <table:table-cell table:formula="of:=[.B1739]+[.$C$1]" office:value-type="float" office:value="0.31020340550665" calcext:value-type="float">
            <text:p>0.3102034055</text:p>
          </table:table-cell>
          <table:table-cell table:formula="of:=[.D1738]+([.D1738]*[.C1739]/100)" office:value-type="float" office:value="77.419079880197" calcext:value-type="float">
            <text:p>77.4190798802</text:p>
          </table:table-cell>
          <table:table-cell office:value-type="float" office:value="151.495013629555" calcext:value-type="float">
            <text:p>151.4950136296</text:p>
          </table:table-cell>
          <table:table-cell office:value-type="float" office:value="150.699653732104" calcext:value-type="float">
            <text:p>150.6996537321</text:p>
          </table:table-cell>
          <table:table-cell table:number-columns-repeated="3"/>
        </table:table-row>
        <table:table-row table:style-name="ro1">
          <table:table-cell office:value-type="float" office:value="0.949203736879888" calcext:value-type="float">
            <text:p>0.9492037369</text:p>
          </table:table-cell>
          <table:table-cell table:formula="of:=[.A1740]-1" office:value-type="float" office:value="-0.0507962631201119" calcext:value-type="float">
            <text:p>-0.0507962631</text:p>
          </table:table-cell>
          <table:table-cell table:formula="of:=[.B1740]+[.$C$1]" office:value-type="float" office:value="0.119203736879888" calcext:value-type="float">
            <text:p>0.1192037369</text:p>
          </table:table-cell>
          <table:table-cell table:formula="of:=[.D1739]+([.D1739]*[.C1740]/100)" office:value-type="float" office:value="77.5113663164722" calcext:value-type="float">
            <text:p>77.5113663165</text:p>
          </table:table-cell>
          <table:table-cell office:value-type="float" office:value="149.266591130021" calcext:value-type="float">
            <text:p>149.26659113</text:p>
          </table:table-cell>
          <table:table-cell office:value-type="float" office:value="151.495013629555" calcext:value-type="float">
            <text:p>151.4950136296</text:p>
          </table:table-cell>
          <table:table-cell table:number-columns-repeated="3"/>
        </table:table-row>
        <table:table-row table:style-name="ro1">
          <table:table-cell office:value-type="float" office:value="1.39495387195321" calcext:value-type="float">
            <text:p>1.394953872</text:p>
          </table:table-cell>
          <table:table-cell table:formula="of:=[.A1741]-1" office:value-type="float" office:value="0.39495387195321" calcext:value-type="float">
            <text:p>0.394953872</text:p>
          </table:table-cell>
          <table:table-cell table:formula="of:=[.B1741]+[.$C$1]" office:value-type="float" office:value="0.56495387195321" calcext:value-type="float">
            <text:p>0.564953872</text:p>
          </table:table-cell>
          <table:table-cell table:formula="of:=[.D1740]+([.D1740]*[.C1741]/100)" office:value-type="float" office:value="77.949269781681" calcext:value-type="float">
            <text:p>77.9492697817</text:p>
          </table:table-cell>
          <table:table-cell office:value-type="float" office:value="149.549515220358" calcext:value-type="float">
            <text:p>149.5495152204</text:p>
          </table:table-cell>
          <table:table-cell office:value-type="float" office:value="149.266591130021" calcext:value-type="float">
            <text:p>149.26659113</text:p>
          </table:table-cell>
          <table:table-cell table:number-columns-repeated="3"/>
        </table:table-row>
        <table:table-row table:style-name="ro1">
          <table:table-cell office:value-type="float" office:value="1.41102614701669" calcext:value-type="float">
            <text:p>1.411026147</text:p>
          </table:table-cell>
          <table:table-cell table:formula="of:=[.A1742]-1" office:value-type="float" office:value="0.41102614701669" calcext:value-type="float">
            <text:p>0.411026147</text:p>
          </table:table-cell>
          <table:table-cell table:formula="of:=[.B1742]+[.$C$1]" office:value-type="float" office:value="0.58102614701669" calcext:value-type="float">
            <text:p>0.581026147</text:p>
          </table:table-cell>
          <table:table-cell table:formula="of:=[.D1741]+([.D1741]*[.C1742]/100)" office:value-type="float" office:value="78.4021754205211" calcext:value-type="float">
            <text:p>78.4021754205</text:p>
          </table:table-cell>
          <table:table-cell office:value-type="float" office:value="151.354400457583" calcext:value-type="float">
            <text:p>151.3544004576</text:p>
          </table:table-cell>
          <table:table-cell office:value-type="float" office:value="149.549515220358" calcext:value-type="float">
            <text:p>149.5495152204</text:p>
          </table:table-cell>
          <table:table-cell table:number-columns-repeated="3"/>
        </table:table-row>
        <table:table-row table:style-name="ro1">
          <table:table-cell office:value-type="float" office:value="0.980207616706246" calcext:value-type="float">
            <text:p>0.9802076167</text:p>
          </table:table-cell>
          <table:table-cell table:formula="of:=[.A1743]-1" office:value-type="float" office:value="-0.0197923832937539" calcext:value-type="float">
            <text:p>-0.0197923833</text:p>
          </table:table-cell>
          <table:table-cell table:formula="of:=[.B1743]+[.$C$1]" office:value-type="float" office:value="0.150207616706246" calcext:value-type="float">
            <text:p>0.1502076167</text:p>
          </table:table-cell>
          <table:table-cell table:formula="of:=[.D1742]+([.D1742]*[.C1743]/100)" office:value-type="float" office:value="78.5199414596661" calcext:value-type="float">
            <text:p>78.5199414597</text:p>
          </table:table-cell>
          <table:table-cell office:value-type="float" office:value="153.205973673782" calcext:value-type="float">
            <text:p>153.2059736738</text:p>
          </table:table-cell>
          <table:table-cell office:value-type="float" office:value="151.354400457583" calcext:value-type="float">
            <text:p>151.3544004576</text:p>
          </table:table-cell>
          <table:table-cell table:number-columns-repeated="3"/>
        </table:table-row>
        <table:table-row table:style-name="ro1">
          <table:table-cell office:value-type="float" office:value="0.932033101917756" calcext:value-type="float">
            <text:p>0.9320331019</text:p>
          </table:table-cell>
          <table:table-cell table:formula="of:=[.A1744]-1" office:value-type="float" office:value="-0.0679668980822439" calcext:value-type="float">
            <text:p>-0.0679668981</text:p>
          </table:table-cell>
          <table:table-cell table:formula="of:=[.B1744]+[.$C$1]" office:value-type="float" office:value="0.102033101917756" calcext:value-type="float">
            <text:p>0.1020331019</text:p>
          </table:table-cell>
          <table:table-cell table:formula="of:=[.D1743]+([.D1743]*[.C1744]/100)" office:value-type="float" office:value="78.6000577915614" calcext:value-type="float">
            <text:p>78.6000577916</text:p>
          </table:table-cell>
          <table:table-cell office:value-type="float" office:value="153.852797588435" calcext:value-type="float">
            <text:p>153.8527975884</text:p>
          </table:table-cell>
          <table:table-cell office:value-type="float" office:value="153.205973673782" calcext:value-type="float">
            <text:p>153.2059736738</text:p>
          </table:table-cell>
          <table:table-cell table:number-columns-repeated="3"/>
        </table:table-row>
        <table:table-row table:style-name="ro1">
          <table:table-cell office:value-type="float" office:value="0.720947812472588" calcext:value-type="float">
            <text:p>0.7209478125</text:p>
          </table:table-cell>
          <table:table-cell table:formula="of:=[.A1745]-1" office:value-type="float" office:value="-0.279052187527412" calcext:value-type="float">
            <text:p>-0.2790521875</text:p>
          </table:table-cell>
          <table:table-cell table:formula="of:=[.B1745]+[.$C$1]" office:value-type="float" office:value="-0.109052187527412" calcext:value-type="float">
            <text:p>-0.1090521875</text:p>
          </table:table-cell>
          <table:table-cell table:formula="of:=[.D1744]+([.D1744]*[.C1745]/100)" office:value-type="float" office:value="78.5143427091419" calcext:value-type="float">
            <text:p>78.5143427091</text:p>
          </table:table-cell>
          <table:table-cell office:value-type="float" office:value="153.823736203461" calcext:value-type="float">
            <text:p>153.8237362035</text:p>
          </table:table-cell>
          <table:table-cell office:value-type="float" office:value="153.852797588435" calcext:value-type="float">
            <text:p>153.8527975884</text:p>
          </table:table-cell>
          <table:table-cell table:number-columns-repeated="3"/>
        </table:table-row>
        <table:table-row table:style-name="ro1">
          <table:table-cell office:value-type="float" office:value="1.05338184172328" calcext:value-type="float">
            <text:p>1.0533818417</text:p>
          </table:table-cell>
          <table:table-cell table:formula="of:=[.A1746]-1" office:value-type="float" office:value="0.0533818417232801" calcext:value-type="float">
            <text:p>0.0533818417</text:p>
          </table:table-cell>
          <table:table-cell table:formula="of:=[.B1746]+[.$C$1]" office:value-type="float" office:value="0.22338184172328" calcext:value-type="float">
            <text:p>0.2233818417</text:p>
          </table:table-cell>
          <table:table-cell table:formula="of:=[.D1745]+([.D1745]*[.C1746]/100)" office:value-type="float" office:value="78.6897294939025" calcext:value-type="float">
            <text:p>78.6897294939</text:p>
          </table:table-cell>
          <table:table-cell office:value-type="float" office:value="154.420959358588" calcext:value-type="float">
            <text:p>154.4209593586</text:p>
          </table:table-cell>
          <table:table-cell office:value-type="float" office:value="153.823736203461" calcext:value-type="float">
            <text:p>153.8237362035</text:p>
          </table:table-cell>
          <table:table-cell table:number-columns-repeated="3"/>
        </table:table-row>
        <table:table-row table:style-name="ro1">
          <table:table-cell office:value-type="float" office:value="0.7951088799169" calcext:value-type="float">
            <text:p>0.7951088799</text:p>
          </table:table-cell>
          <table:table-cell table:formula="of:=[.A1747]-1" office:value-type="float" office:value="-0.2048911200831" calcext:value-type="float">
            <text:p>-0.2048911201</text:p>
          </table:table-cell>
          <table:table-cell table:formula="of:=[.B1747]+[.$C$1]" office:value-type="float" office:value="-0.0348911200830999" calcext:value-type="float">
            <text:p>-0.0348911201</text:p>
          </table:table-cell>
          <table:table-cell table:formula="of:=[.D1746]+([.D1746]*[.C1747]/100)" office:value-type="float" office:value="78.6622737658918" calcext:value-type="float">
            <text:p>78.6622737659</text:p>
          </table:table-cell>
          <table:table-cell office:value-type="float" office:value="154.132908750616" calcext:value-type="float">
            <text:p>154.1329087506</text:p>
          </table:table-cell>
          <table:table-cell office:value-type="float" office:value="154.420959358588" calcext:value-type="float">
            <text:p>154.4209593586</text:p>
          </table:table-cell>
          <table:table-cell table:number-columns-repeated="3"/>
        </table:table-row>
        <table:table-row table:style-name="ro1">
          <table:table-cell office:value-type="float" office:value="0.588175025844136" calcext:value-type="float">
            <text:p>0.5881750258</text:p>
          </table:table-cell>
          <table:table-cell table:formula="of:=[.A1748]-1" office:value-type="float" office:value="-0.411824974155864" calcext:value-type="float">
            <text:p>-0.4118249742</text:p>
          </table:table-cell>
          <table:table-cell table:formula="of:=[.B1748]+[.$C$1]" office:value-type="float" office:value="-0.241824974155864" calcext:value-type="float">
            <text:p>-0.2418249742</text:p>
          </table:table-cell>
          <table:table-cell table:formula="of:=[.D1747]+([.D1747]*[.C1748]/100)" office:value-type="float" office:value="78.472048742687" calcext:value-type="float">
            <text:p>78.4720487427</text:p>
          </table:table-cell>
          <table:table-cell office:value-type="float" office:value="154.251884001238" calcext:value-type="float">
            <text:p>154.2518840012</text:p>
          </table:table-cell>
          <table:table-cell office:value-type="float" office:value="154.132908750616" calcext:value-type="float">
            <text:p>154.1329087506</text:p>
          </table:table-cell>
          <table:table-cell table:number-columns-repeated="3"/>
        </table:table-row>
        <table:table-row table:style-name="ro1">
          <table:table-cell office:value-type="float" office:value="0.948155834893664" calcext:value-type="float">
            <text:p>0.9481558349</text:p>
          </table:table-cell>
          <table:table-cell table:formula="of:=[.A1749]-1" office:value-type="float" office:value="-0.0518441651063359" calcext:value-type="float">
            <text:p>-0.0518441651</text:p>
          </table:table-cell>
          <table:table-cell table:formula="of:=[.B1749]+[.$C$1]" office:value-type="float" office:value="0.118155834893664" calcext:value-type="float">
            <text:p>0.1181558349</text:p>
          </table:table-cell>
          <table:table-cell table:formula="of:=[.D1748]+([.D1748]*[.C1749]/100)" office:value-type="float" office:value="78.5647680470371" calcext:value-type="float">
            <text:p>78.564768047</text:p>
          </table:table-cell>
          <table:table-cell office:value-type="float" office:value="152.708368150433" calcext:value-type="float">
            <text:p>152.7083681504</text:p>
          </table:table-cell>
          <table:table-cell office:value-type="float" office:value="154.251884001238" calcext:value-type="float">
            <text:p>154.2518840012</text:p>
          </table:table-cell>
          <table:table-cell table:number-columns-repeated="3"/>
        </table:table-row>
        <table:table-row table:style-name="ro1">
          <table:table-cell office:value-type="float" office:value="0.827109011353695" calcext:value-type="float">
            <text:p>0.8271090114</text:p>
          </table:table-cell>
          <table:table-cell table:formula="of:=[.A1750]-1" office:value-type="float" office:value="-0.172890988646305" calcext:value-type="float">
            <text:p>-0.1728909886</text:p>
          </table:table-cell>
          <table:table-cell table:formula="of:=[.B1750]+[.$C$1]" office:value-type="float" office:value="-0.00289098864630491" calcext:value-type="float">
            <text:p>-0.0028909886</text:p>
          </table:table-cell>
          <table:table-cell table:formula="of:=[.D1749]+([.D1749]*[.C1750]/100)" office:value-type="float" office:value="78.5624967485128" calcext:value-type="float">
            <text:p>78.5624967485</text:p>
          </table:table-cell>
          <table:table-cell office:value-type="float" office:value="152.126740939096" calcext:value-type="float">
            <text:p>152.1267409391</text:p>
          </table:table-cell>
          <table:table-cell office:value-type="float" office:value="152.708368150433" calcext:value-type="float">
            <text:p>152.7083681504</text:p>
          </table:table-cell>
          <table:table-cell table:number-columns-repeated="3"/>
        </table:table-row>
        <table:table-row table:style-name="ro1">
          <table:table-cell office:value-type="float" office:value="0.678179796235767" calcext:value-type="float">
            <text:p>0.6781797962</text:p>
          </table:table-cell>
          <table:table-cell table:formula="of:=[.A1751]-1" office:value-type="float" office:value="-0.321820203764233" calcext:value-type="float">
            <text:p>-0.3218202038</text:p>
          </table:table-cell>
          <table:table-cell table:formula="of:=[.B1751]+[.$C$1]" office:value-type="float" office:value="-0.151820203764233" calcext:value-type="float">
            <text:p>-0.1518202038</text:p>
          </table:table-cell>
          <table:table-cell table:formula="of:=[.D1750]+([.D1750]*[.C1751]/100)" office:value-type="float" office:value="78.443223005867" calcext:value-type="float">
            <text:p>78.4432230059</text:p>
          </table:table-cell>
          <table:table-cell office:value-type="float" office:value="151.111606386495" calcext:value-type="float">
            <text:p>151.1116063865</text:p>
          </table:table-cell>
          <table:table-cell office:value-type="float" office:value="152.126740939096" calcext:value-type="float">
            <text:p>152.1267409391</text:p>
          </table:table-cell>
          <table:table-cell table:number-columns-repeated="3"/>
        </table:table-row>
        <table:table-row table:style-name="ro1">
          <table:table-cell office:value-type="float" office:value="0.699951780325199" calcext:value-type="float">
            <text:p>0.6999517803</text:p>
          </table:table-cell>
          <table:table-cell table:formula="of:=[.A1752]-1" office:value-type="float" office:value="-0.300048219674801" calcext:value-type="float">
            <text:p>-0.3000482197</text:p>
          </table:table-cell>
          <table:table-cell table:formula="of:=[.B1752]+[.$C$1]" office:value-type="float" office:value="-0.130048219674801" calcext:value-type="float">
            <text:p>-0.1300482197</text:p>
          </table:table-cell>
          <table:table-cell table:formula="of:=[.D1751]+([.D1751]*[.C1752]/100)" office:value-type="float" office:value="78.3412089908923" calcext:value-type="float">
            <text:p>78.3412089909</text:p>
          </table:table-cell>
          <table:table-cell office:value-type="float" office:value="149.719189777304" calcext:value-type="float">
            <text:p>149.7191897773</text:p>
          </table:table-cell>
          <table:table-cell office:value-type="float" office:value="151.111606386495" calcext:value-type="float">
            <text:p>151.1116063865</text:p>
          </table:table-cell>
          <table:table-cell table:number-columns-repeated="3"/>
        </table:table-row>
        <table:table-row table:style-name="ro1">
          <table:table-cell office:value-type="float" office:value="1.14066527181499" calcext:value-type="float">
            <text:p>1.1406652718</text:p>
          </table:table-cell>
          <table:table-cell table:formula="of:=[.A1753]-1" office:value-type="float" office:value="0.14066527181499" calcext:value-type="float">
            <text:p>0.1406652718</text:p>
          </table:table-cell>
          <table:table-cell table:formula="of:=[.B1753]+[.$C$1]" office:value-type="float" office:value="0.31066527181499" calcext:value-type="float">
            <text:p>0.3106652718</text:p>
          </table:table-cell>
          <table:table-cell table:formula="of:=[.D1752]+([.D1752]*[.C1753]/100)" office:value-type="float" office:value="78.584587920747" calcext:value-type="float">
            <text:p>78.5845879207</text:p>
          </table:table-cell>
          <table:table-cell office:value-type="float" office:value="148.628888425387" calcext:value-type="float">
            <text:p>148.6288884254</text:p>
          </table:table-cell>
          <table:table-cell office:value-type="float" office:value="149.719189777304" calcext:value-type="float">
            <text:p>149.7191897773</text:p>
          </table:table-cell>
          <table:table-cell table:number-columns-repeated="3"/>
        </table:table-row>
        <table:table-row table:style-name="ro1">
          <table:table-cell office:value-type="float" office:value="1.22131432733351" calcext:value-type="float">
            <text:p>1.2213143273</text:p>
          </table:table-cell>
          <table:table-cell table:formula="of:=[.A1754]-1" office:value-type="float" office:value="0.22131432733351" calcext:value-type="float">
            <text:p>0.2213143273</text:p>
          </table:table-cell>
          <table:table-cell table:formula="of:=[.B1754]+[.$C$1]" office:value-type="float" office:value="0.39131432733351" calcext:value-type="float">
            <text:p>0.3913143273</text:p>
          </table:table-cell>
          <table:table-cell table:formula="of:=[.D1753]+([.D1753]*[.C1754]/100)" office:value-type="float" office:value="78.8921006723569" calcext:value-type="float">
            <text:p>78.8921006724</text:p>
          </table:table-cell>
          <table:table-cell office:value-type="float" office:value="150.24534069494" calcext:value-type="float">
            <text:p>150.2453406949</text:p>
          </table:table-cell>
          <table:table-cell office:value-type="float" office:value="148.628888425387" calcext:value-type="float">
            <text:p>148.6288884254</text:p>
          </table:table-cell>
          <table:table-cell table:number-columns-repeated="3"/>
        </table:table-row>
        <table:table-row table:style-name="ro1">
          <table:table-cell office:value-type="float" office:value="0.898212896823068" calcext:value-type="float">
            <text:p>0.8982128968</text:p>
          </table:table-cell>
          <table:table-cell table:formula="of:=[.A1755]-1" office:value-type="float" office:value="-0.101787103176932" calcext:value-type="float">
            <text:p>-0.1017871032</text:p>
          </table:table-cell>
          <table:table-cell table:formula="of:=[.B1755]+[.$C$1]" office:value-type="float" office:value="0.0682128968230681" calcext:value-type="float">
            <text:p>0.0682128968</text:p>
          </table:table-cell>
          <table:table-cell table:formula="of:=[.D1754]+([.D1754]*[.C1755]/100)" office:value-type="float" office:value="78.9459152595901" calcext:value-type="float">
            <text:p>78.9459152596</text:p>
          </table:table-cell>
          <table:table-cell office:value-type="float" office:value="151.277535920395" calcext:value-type="float">
            <text:p>151.2775359204</text:p>
          </table:table-cell>
          <table:table-cell office:value-type="float" office:value="150.24534069494" calcext:value-type="float">
            <text:p>150.2453406949</text:p>
          </table:table-cell>
          <table:table-cell table:number-columns-repeated="3"/>
        </table:table-row>
        <table:table-row table:style-name="ro1">
          <table:table-cell office:value-type="float" office:value="0.565338389218188" calcext:value-type="float">
            <text:p>0.5653383892</text:p>
          </table:table-cell>
          <table:table-cell table:formula="of:=[.A1756]-1" office:value-type="float" office:value="-0.434661610781812" calcext:value-type="float">
            <text:p>-0.4346616108</text:p>
          </table:table-cell>
          <table:table-cell table:formula="of:=[.B1756]+[.$C$1]" office:value-type="float" office:value="-0.264661610781812" calcext:value-type="float">
            <text:p>-0.2646616108</text:p>
          </table:table-cell>
          <table:table-cell table:formula="of:=[.D1755]+([.D1755]*[.C1756]/100)" office:value-type="float" office:value="78.7369757286176" calcext:value-type="float">
            <text:p>78.7369757286</text:p>
          </table:table-cell>
          <table:table-cell office:value-type="float" office:value="151.231430514575" calcext:value-type="float">
            <text:p>151.2314305146</text:p>
          </table:table-cell>
          <table:table-cell office:value-type="float" office:value="151.277535920395" calcext:value-type="float">
            <text:p>151.2775359204</text:p>
          </table:table-cell>
          <table:table-cell table:number-columns-repeated="3"/>
        </table:table-row>
        <table:table-row table:style-name="ro1">
          <table:table-cell office:value-type="float" office:value="0.584763999374014" calcext:value-type="float">
            <text:p>0.5847639994</text:p>
          </table:table-cell>
          <table:table-cell table:formula="of:=[.A1757]-1" office:value-type="float" office:value="-0.415236000625986" calcext:value-type="float">
            <text:p>-0.4152360006</text:p>
          </table:table-cell>
          <table:table-cell table:formula="of:=[.B1757]+[.$C$1]" office:value-type="float" office:value="-0.245236000625986" calcext:value-type="float">
            <text:p>-0.2452360006</text:p>
          </table:table-cell>
          <table:table-cell table:formula="of:=[.D1756]+([.D1756]*[.C1757]/100)" office:value-type="float" office:value="78.5438843183269" calcext:value-type="float">
            <text:p>78.5438843183</text:p>
          </table:table-cell>
          <table:table-cell office:value-type="float" office:value="150.753165966585" calcext:value-type="float">
            <text:p>150.7531659666</text:p>
          </table:table-cell>
          <table:table-cell office:value-type="float" office:value="151.231430514575" calcext:value-type="float">
            <text:p>151.2314305146</text:p>
          </table:table-cell>
          <table:table-cell table:number-columns-repeated="3"/>
        </table:table-row>
        <table:table-row table:style-name="ro1">
          <table:table-cell office:value-type="float" office:value="0.975496353910153" calcext:value-type="float">
            <text:p>0.9754963539</text:p>
          </table:table-cell>
          <table:table-cell table:formula="of:=[.A1758]-1" office:value-type="float" office:value="-0.0245036460898469" calcext:value-type="float">
            <text:p>-0.0245036461</text:p>
          </table:table-cell>
          <table:table-cell table:formula="of:=[.B1758]+[.$C$1]" office:value-type="float" office:value="0.145496353910153" calcext:value-type="float">
            <text:p>0.1454963539</text:p>
          </table:table-cell>
          <table:table-cell table:formula="of:=[.D1757]+([.D1757]*[.C1758]/100)" office:value-type="float" office:value="78.6581628062294" calcext:value-type="float">
            <text:p>78.6581628062</text:p>
          </table:table-cell>
          <table:table-cell office:value-type="float" office:value="149.972037161823" calcext:value-type="float">
            <text:p>149.9720371618</text:p>
          </table:table-cell>
          <table:table-cell office:value-type="float" office:value="150.753165966585" calcext:value-type="float">
            <text:p>150.7531659666</text:p>
          </table:table-cell>
          <table:table-cell table:number-columns-repeated="3"/>
        </table:table-row>
        <table:table-row table:style-name="ro1">
          <table:table-cell office:value-type="float" office:value="0.912502369445886" calcext:value-type="float">
            <text:p>0.9125023694</text:p>
          </table:table-cell>
          <table:table-cell table:formula="of:=[.A1759]-1" office:value-type="float" office:value="-0.087497630554114" calcext:value-type="float">
            <text:p>-0.0874976306</text:p>
          </table:table-cell>
          <table:table-cell table:formula="of:=[.B1759]+[.$C$1]" office:value-type="float" office:value="0.082502369445886" calcext:value-type="float">
            <text:p>0.0825023694</text:p>
          </table:table-cell>
          <table:table-cell table:formula="of:=[.D1758]+([.D1758]*[.C1759]/100)" office:value-type="float" office:value="78.7230576543072" calcext:value-type="float">
            <text:p>78.7230576543</text:p>
          </table:table-cell>
          <table:table-cell office:value-type="float" office:value="149.5671584408" calcext:value-type="float">
            <text:p>149.5671584408</text:p>
          </table:table-cell>
          <table:table-cell office:value-type="float" office:value="149.972037161823" calcext:value-type="float">
            <text:p>149.9720371618</text:p>
          </table:table-cell>
          <table:table-cell table:number-columns-repeated="3"/>
        </table:table-row>
        <table:table-row table:style-name="ro1">
          <table:table-cell office:value-type="float" office:value="0.740658825386237" calcext:value-type="float">
            <text:p>0.7406588254</text:p>
          </table:table-cell>
          <table:table-cell table:formula="of:=[.A1760]-1" office:value-type="float" office:value="-0.259341174613763" calcext:value-type="float">
            <text:p>-0.2593411746</text:p>
          </table:table-cell>
          <table:table-cell table:formula="of:=[.B1760]+[.$C$1]" office:value-type="float" office:value="-0.0893411746137629" calcext:value-type="float">
            <text:p>-0.0893411746</text:p>
          </table:table-cell>
          <table:table-cell table:formula="of:=[.D1759]+([.D1759]*[.C1760]/100)" office:value-type="float" office:value="78.652725549907" calcext:value-type="float">
            <text:p>78.6527255499</text:p>
          </table:table-cell>
          <table:table-cell office:value-type="float" office:value="149.480074146795" calcext:value-type="float">
            <text:p>149.4800741468</text:p>
          </table:table-cell>
          <table:table-cell office:value-type="float" office:value="149.5671584408" calcext:value-type="float">
            <text:p>149.5671584408</text:p>
          </table:table-cell>
          <table:table-cell table:number-columns-repeated="3"/>
        </table:table-row>
        <table:table-row table:style-name="ro1">
          <table:table-cell office:value-type="float" office:value="0.580047724932944" calcext:value-type="float">
            <text:p>0.5800477249</text:p>
          </table:table-cell>
          <table:table-cell table:formula="of:=[.A1761]-1" office:value-type="float" office:value="-0.419952275067056" calcext:value-type="float">
            <text:p>-0.4199522751</text:p>
          </table:table-cell>
          <table:table-cell table:formula="of:=[.B1761]+[.$C$1]" office:value-type="float" office:value="-0.249952275067056" calcext:value-type="float">
            <text:p>-0.2499522751</text:p>
          </table:table-cell>
          <table:table-cell table:formula="of:=[.D1760]+([.D1760]*[.C1761]/100)" office:value-type="float" office:value="78.4561312729927" calcext:value-type="float">
            <text:p>78.456131273</text:p>
          </table:table-cell>
          <table:table-cell office:value-type="float" office:value="148.451291057615" calcext:value-type="float">
            <text:p>148.4512910576</text:p>
          </table:table-cell>
          <table:table-cell office:value-type="float" office:value="149.480074146795" calcext:value-type="float">
            <text:p>149.4800741468</text:p>
          </table:table-cell>
          <table:table-cell table:number-columns-repeated="3"/>
        </table:table-row>
        <table:table-row table:style-name="ro1">
          <table:table-cell office:value-type="float" office:value="1.17124684967322" calcext:value-type="float">
            <text:p>1.1712468497</text:p>
          </table:table-cell>
          <table:table-cell table:formula="of:=[.A1762]-1" office:value-type="float" office:value="0.17124684967322" calcext:value-type="float">
            <text:p>0.1712468497</text:p>
          </table:table-cell>
          <table:table-cell table:formula="of:=[.B1762]+[.$C$1]" office:value-type="float" office:value="0.34124684967322" calcext:value-type="float">
            <text:p>0.3412468497</text:p>
          </table:table-cell>
          <table:table-cell table:formula="of:=[.D1761]+([.D1761]*[.C1762]/100)" office:value-type="float" office:value="78.7238603493373" calcext:value-type="float">
            <text:p>78.7238603493</text:p>
          </table:table-cell>
          <table:table-cell office:value-type="float" office:value="148.05613275473" calcext:value-type="float">
            <text:p>148.0561327547</text:p>
          </table:table-cell>
          <table:table-cell office:value-type="float" office:value="148.451291057615" calcext:value-type="float">
            <text:p>148.4512910576</text:p>
          </table:table-cell>
          <table:table-cell table:number-columns-repeated="3"/>
        </table:table-row>
        <table:table-row table:style-name="ro1">
          <table:table-cell office:value-type="float" office:value="0.627103422313892" calcext:value-type="float">
            <text:p>0.6271034223</text:p>
          </table:table-cell>
          <table:table-cell table:formula="of:=[.A1763]-1" office:value-type="float" office:value="-0.372896577686108" calcext:value-type="float">
            <text:p>-0.3728965777</text:p>
          </table:table-cell>
          <table:table-cell table:formula="of:=[.B1763]+[.$C$1]" office:value-type="float" office:value="-0.202896577686108" calcext:value-type="float">
            <text:p>-0.2028965777</text:p>
          </table:table-cell>
          <table:table-cell table:formula="of:=[.D1762]+([.D1762]*[.C1763]/100)" office:value-type="float" office:value="78.5641323308661" calcext:value-type="float">
            <text:p>78.5641323309</text:p>
          </table:table-cell>
          <table:table-cell office:value-type="float" office:value="150.116661669667" calcext:value-type="float">
            <text:p>150.1166616697</text:p>
          </table:table-cell>
          <table:table-cell office:value-type="float" office:value="148.05613275473" calcext:value-type="float">
            <text:p>148.0561327547</text:p>
          </table:table-cell>
          <table:table-cell table:number-columns-repeated="3"/>
        </table:table-row>
        <table:table-row table:style-name="ro1">
          <table:table-cell office:value-type="float" office:value="1.33610046495602" calcext:value-type="float">
            <text:p>1.336100465</text:p>
          </table:table-cell>
          <table:table-cell table:formula="of:=[.A1764]-1" office:value-type="float" office:value="0.33610046495602" calcext:value-type="float">
            <text:p>0.336100465</text:p>
          </table:table-cell>
          <table:table-cell table:formula="of:=[.B1764]+[.$C$1]" office:value-type="float" office:value="0.50610046495602" calcext:value-type="float">
            <text:p>0.506100465</text:p>
          </table:table-cell>
          <table:table-cell table:formula="of:=[.D1763]+([.D1763]*[.C1764]/100)" office:value-type="float" office:value="78.9617457698813" calcext:value-type="float">
            <text:p>78.9617457699</text:p>
          </table:table-cell>
          <table:table-cell office:value-type="float" office:value="148.307182531937" calcext:value-type="float">
            <text:p>148.3071825319</text:p>
          </table:table-cell>
          <table:table-cell office:value-type="float" office:value="150.116661669667" calcext:value-type="float">
            <text:p>150.1166616697</text:p>
          </table:table-cell>
          <table:table-cell table:number-columns-repeated="3"/>
        </table:table-row>
        <table:table-row table:style-name="ro1">
          <table:table-cell office:value-type="float" office:value="1.01224020104188" calcext:value-type="float">
            <text:p>1.012240201</text:p>
          </table:table-cell>
          <table:table-cell table:formula="of:=[.A1765]-1" office:value-type="float" office:value="0.0122402010418801" calcext:value-type="float">
            <text:p>0.012240201</text:p>
          </table:table-cell>
          <table:table-cell table:formula="of:=[.B1765]+[.$C$1]" office:value-type="float" office:value="0.18224020104188" calcext:value-type="float">
            <text:p>0.182240201</text:p>
          </table:table-cell>
          <table:table-cell table:formula="of:=[.D1764]+([.D1764]*[.C1765]/100)" office:value-type="float" office:value="79.1056458141185" calcext:value-type="float">
            <text:p>79.1056458141</text:p>
          </table:table-cell>
          <table:table-cell office:value-type="float" office:value="148.304369603781" calcext:value-type="float">
            <text:p>148.3043696038</text:p>
          </table:table-cell>
          <table:table-cell office:value-type="float" office:value="148.307182531937" calcext:value-type="float">
            <text:p>148.3071825319</text:p>
          </table:table-cell>
          <table:table-cell table:number-columns-repeated="3"/>
        </table:table-row>
        <table:table-row table:style-name="ro1">
          <table:table-cell office:value-type="float" office:value="0.779868863264152" calcext:value-type="float">
            <text:p>0.7798688633</text:p>
          </table:table-cell>
          <table:table-cell table:formula="of:=[.A1766]-1" office:value-type="float" office:value="-0.220131136735848" calcext:value-type="float">
            <text:p>-0.2201311367</text:p>
          </table:table-cell>
          <table:table-cell table:formula="of:=[.B1766]+[.$C$1]" office:value-type="float" office:value="-0.0501311367358479" calcext:value-type="float">
            <text:p>-0.0501311367</text:p>
          </table:table-cell>
          <table:table-cell table:formula="of:=[.D1765]+([.D1765]*[.C1766]/100)" office:value-type="float" office:value="79.0659892546496" calcext:value-type="float">
            <text:p>79.0659892546</text:p>
          </table:table-cell>
          <table:table-cell office:value-type="float" office:value="148.353287937756" calcext:value-type="float">
            <text:p>148.3532879378</text:p>
          </table:table-cell>
          <table:table-cell office:value-type="float" office:value="148.304369603781" calcext:value-type="float">
            <text:p>148.3043696038</text:p>
          </table:table-cell>
          <table:table-cell table:number-columns-repeated="3"/>
        </table:table-row>
        <table:table-row table:style-name="ro1">
          <table:table-cell office:value-type="float" office:value="0.771911107196594" calcext:value-type="float">
            <text:p>0.7719111072</text:p>
          </table:table-cell>
          <table:table-cell table:formula="of:=[.A1767]-1" office:value-type="float" office:value="-0.228088892803406" calcext:value-type="float">
            <text:p>-0.2280888928</text:p>
          </table:table-cell>
          <table:table-cell table:formula="of:=[.B1767]+[.$C$1]" office:value-type="float" office:value="-0.0580888928034059" calcext:value-type="float">
            <text:p>-0.0580888928</text:p>
          </table:table-cell>
          <table:table-cell table:formula="of:=[.D1766]+([.D1766]*[.C1767]/100)" office:value-type="float" office:value="79.0200606969075" calcext:value-type="float">
            <text:p>79.0200606969</text:p>
          </table:table-cell>
          <table:table-cell office:value-type="float" office:value="148.942588290579" calcext:value-type="float">
            <text:p>148.9425882906</text:p>
          </table:table-cell>
          <table:table-cell office:value-type="float" office:value="148.353287937756" calcext:value-type="float">
            <text:p>148.3532879378</text:p>
          </table:table-cell>
          <table:table-cell table:number-columns-repeated="3"/>
        </table:table-row>
        <table:table-row table:style-name="ro1">
          <table:table-cell office:value-type="float" office:value="1.14805814770101" calcext:value-type="float">
            <text:p>1.1480581477</text:p>
          </table:table-cell>
          <table:table-cell table:formula="of:=[.A1768]-1" office:value-type="float" office:value="0.14805814770101" calcext:value-type="float">
            <text:p>0.1480581477</text:p>
          </table:table-cell>
          <table:table-cell table:formula="of:=[.B1768]+[.$C$1]" office:value-type="float" office:value="0.31805814770101" calcext:value-type="float">
            <text:p>0.3180581477</text:p>
          </table:table-cell>
          <table:table-cell table:formula="of:=[.D1767]+([.D1767]*[.C1768]/100)" office:value-type="float" office:value="79.2713904382723" calcext:value-type="float">
            <text:p>79.2713904383</text:p>
          </table:table-cell>
          <table:table-cell office:value-type="float" office:value="149.520204166044" calcext:value-type="float">
            <text:p>149.520204166</text:p>
          </table:table-cell>
          <table:table-cell office:value-type="float" office:value="148.942588290579" calcext:value-type="float">
            <text:p>148.9425882906</text:p>
          </table:table-cell>
          <table:table-cell table:number-columns-repeated="3"/>
        </table:table-row>
        <table:table-row table:style-name="ro1">
          <table:table-cell office:value-type="float" office:value="1.10140568001242" calcext:value-type="float">
            <text:p>1.10140568</text:p>
          </table:table-cell>
          <table:table-cell table:formula="of:=[.A1769]-1" office:value-type="float" office:value="0.10140568001242" calcext:value-type="float">
            <text:p>0.10140568</text:p>
          </table:table-cell>
          <table:table-cell table:formula="of:=[.B1769]+[.$C$1]" office:value-type="float" office:value="0.27140568001242" calcext:value-type="float">
            <text:p>0.27140568</text:p>
          </table:table-cell>
          <table:table-cell table:formula="of:=[.D1768]+([.D1768]*[.C1769]/100)" office:value-type="float" office:value="79.4865374945466" calcext:value-type="float">
            <text:p>79.4865374945</text:p>
          </table:table-cell>
          <table:table-cell office:value-type="float" office:value="149.23182066278" calcext:value-type="float">
            <text:p>149.2318206628</text:p>
          </table:table-cell>
          <table:table-cell office:value-type="float" office:value="149.520204166044" calcext:value-type="float">
            <text:p>149.520204166</text:p>
          </table:table-cell>
          <table:table-cell table:number-columns-repeated="3"/>
        </table:table-row>
        <table:table-row table:style-name="ro1">
          <table:table-cell office:value-type="float" office:value="0.996844410552898" calcext:value-type="float">
            <text:p>0.9968444106</text:p>
          </table:table-cell>
          <table:table-cell table:formula="of:=[.A1770]-1" office:value-type="float" office:value="-0.00315558944710193" calcext:value-type="float">
            <text:p>-0.0031555894</text:p>
          </table:table-cell>
          <table:table-cell table:formula="of:=[.B1770]+[.$C$1]" office:value-type="float" office:value="0.166844410552898" calcext:value-type="float">
            <text:p>0.1668444106</text:p>
          </table:table-cell>
          <table:table-cell table:formula="of:=[.D1769]+([.D1769]*[.C1770]/100)" office:value-type="float" office:value="79.6191563394983" calcext:value-type="float">
            <text:p>79.6191563395</text:p>
          </table:table-cell>
          <table:table-cell office:value-type="float" office:value="147.846061874231" calcext:value-type="float">
            <text:p>147.8460618742</text:p>
          </table:table-cell>
          <table:table-cell office:value-type="float" office:value="149.23182066278" calcext:value-type="float">
            <text:p>149.2318206628</text:p>
          </table:table-cell>
          <table:table-cell table:number-columns-repeated="3"/>
        </table:table-row>
        <table:table-row table:style-name="ro1">
          <table:table-cell office:value-type="float" office:value="0.489815390584628" calcext:value-type="float">
            <text:p>0.4898153906</text:p>
          </table:table-cell>
          <table:table-cell table:formula="of:=[.A1771]-1" office:value-type="float" office:value="-0.510184609415372" calcext:value-type="float">
            <text:p>-0.5101846094</text:p>
          </table:table-cell>
          <table:table-cell table:formula="of:=[.B1771]+[.$C$1]" office:value-type="float" office:value="-0.340184609415372" calcext:value-type="float">
            <text:p>-0.3401846094</text:p>
          </table:table-cell>
          <table:table-cell table:formula="of:=[.D1770]+([.D1770]*[.C1771]/100)" office:value-type="float" office:value="79.348304223485" calcext:value-type="float">
            <text:p>79.3483042235</text:p>
          </table:table-cell>
          <table:table-cell office:value-type="float" office:value="144.794832604191" calcext:value-type="float">
            <text:p>144.7948326042</text:p>
          </table:table-cell>
          <table:table-cell office:value-type="float" office:value="147.846061874231" calcext:value-type="float">
            <text:p>147.8460618742</text:p>
          </table:table-cell>
          <table:table-cell table:number-columns-repeated="3"/>
        </table:table-row>
        <table:table-row table:style-name="ro1">
          <table:table-cell office:value-type="float" office:value="0.924630600112813" calcext:value-type="float">
            <text:p>0.9246306001</text:p>
          </table:table-cell>
          <table:table-cell table:formula="of:=[.A1772]-1" office:value-type="float" office:value="-0.0753693998871869" calcext:value-type="float">
            <text:p>-0.0753693999</text:p>
          </table:table-cell>
          <table:table-cell table:formula="of:=[.B1772]+[.$C$1]" office:value-type="float" office:value="0.0946306001128131" calcext:value-type="float">
            <text:p>0.0946306001</text:p>
          </table:table-cell>
          <table:table-cell table:formula="of:=[.D1771]+([.D1771]*[.C1772]/100)" office:value-type="float" office:value="79.423391999951" calcext:value-type="float">
            <text:p>79.423392</text:p>
          </table:table-cell>
          <table:table-cell office:value-type="float" office:value="140.270161052" calcext:value-type="float">
            <text:p>140.270161052</text:p>
          </table:table-cell>
          <table:table-cell office:value-type="float" office:value="144.794832604191" calcext:value-type="float">
            <text:p>144.7948326042</text:p>
          </table:table-cell>
          <table:table-cell table:number-columns-repeated="3"/>
        </table:table-row>
        <table:table-row table:style-name="ro1">
          <table:table-cell office:value-type="float" office:value="0.755422598438909" calcext:value-type="float">
            <text:p>0.7554225984</text:p>
          </table:table-cell>
          <table:table-cell table:formula="of:=[.A1773]-1" office:value-type="float" office:value="-0.244577401561091" calcext:value-type="float">
            <text:p>-0.2445774016</text:p>
          </table:table-cell>
          <table:table-cell table:formula="of:=[.B1773]+[.$C$1]" office:value-type="float" office:value="-0.074577401561091" calcext:value-type="float">
            <text:p>-0.0745774016</text:p>
          </table:table-cell>
          <table:table-cell table:formula="of:=[.D1772]+([.D1772]*[.C1773]/100)" office:value-type="float" office:value="79.3641600979658" calcext:value-type="float">
            <text:p>79.364160098</text:p>
          </table:table-cell>
          <table:table-cell office:value-type="float" office:value="135.255806787286" calcext:value-type="float">
            <text:p>135.2558067873</text:p>
          </table:table-cell>
          <table:table-cell office:value-type="float" office:value="140.270161052" calcext:value-type="float">
            <text:p>140.270161052</text:p>
          </table:table-cell>
          <table:table-cell table:number-columns-repeated="3"/>
        </table:table-row>
        <table:table-row table:style-name="ro1">
          <table:table-cell office:value-type="float" office:value="0.732757754057526" calcext:value-type="float">
            <text:p>0.7327577541</text:p>
          </table:table-cell>
          <table:table-cell table:formula="of:=[.A1774]-1" office:value-type="float" office:value="-0.267242245942474" calcext:value-type="float">
            <text:p>-0.2672422459</text:p>
          </table:table-cell>
          <table:table-cell table:formula="of:=[.B1774]+[.$C$1]" office:value-type="float" office:value="-0.0972422459424739" calcext:value-type="float">
            <text:p>-0.0972422459</text:p>
          </table:table-cell>
          <table:table-cell table:formula="of:=[.D1773]+([.D1773]*[.C1774]/100)" office:value-type="float" office:value="79.2869846062131" calcext:value-type="float">
            <text:p>79.2869846062</text:p>
          </table:table-cell>
          <table:table-cell office:value-type="float" office:value="133.509568628179" calcext:value-type="float">
            <text:p>133.5095686282</text:p>
          </table:table-cell>
          <table:table-cell office:value-type="float" office:value="135.255806787286" calcext:value-type="float">
            <text:p>135.2558067873</text:p>
          </table:table-cell>
          <table:table-cell table:number-columns-repeated="3"/>
        </table:table-row>
        <table:table-row table:style-name="ro1">
          <table:table-cell office:value-type="float" office:value="0.525922490099141" calcext:value-type="float">
            <text:p>0.5259224901</text:p>
          </table:table-cell>
          <table:table-cell table:formula="of:=[.A1775]-1" office:value-type="float" office:value="-0.474077509900859" calcext:value-type="float">
            <text:p>-0.4740775099</text:p>
          </table:table-cell>
          <table:table-cell table:formula="of:=[.B1775]+[.$C$1]" office:value-type="float" office:value="-0.304077509900859" calcext:value-type="float">
            <text:p>-0.3040775099</text:p>
          </table:table-cell>
          <table:table-cell table:formula="of:=[.D1774]+([.D1774]*[.C1775]/100)" office:value-type="float" office:value="79.0458907177471" calcext:value-type="float">
            <text:p>79.0458907177</text:p>
          </table:table-cell>
          <table:table-cell office:value-type="float" office:value="138.785283961831" calcext:value-type="float">
            <text:p>138.7852839618</text:p>
          </table:table-cell>
          <table:table-cell office:value-type="float" office:value="133.509568628179" calcext:value-type="float">
            <text:p>133.5095686282</text:p>
          </table:table-cell>
          <table:table-cell table:number-columns-repeated="3"/>
        </table:table-row>
        <table:table-row table:style-name="ro1">
          <table:table-cell office:value-type="float" office:value="0.868714917693957" calcext:value-type="float">
            <text:p>0.8687149177</text:p>
          </table:table-cell>
          <table:table-cell table:formula="of:=[.A1776]-1" office:value-type="float" office:value="-0.131285082306043" calcext:value-type="float">
            <text:p>-0.1312850823</text:p>
          </table:table-cell>
          <table:table-cell table:formula="of:=[.B1776]+[.$C$1]" office:value-type="float" office:value="0.038714917693957" calcext:value-type="float">
            <text:p>0.0387149177</text:p>
          </table:table-cell>
          <table:table-cell table:formula="of:=[.D1775]+([.D1775]*[.C1776]/100)" office:value-type="float" office:value="79.0764932692789" calcext:value-type="float">
            <text:p>79.0764932693</text:p>
          </table:table-cell>
          <table:table-cell office:value-type="float" office:value="141.932119527777" calcext:value-type="float">
            <text:p>141.9321195278</text:p>
          </table:table-cell>
          <table:table-cell office:value-type="float" office:value="138.785283961831" calcext:value-type="float">
            <text:p>138.7852839618</text:p>
          </table:table-cell>
          <table:table-cell table:number-columns-repeated="3"/>
        </table:table-row>
        <table:table-row table:style-name="ro1">
          <table:table-cell office:value-type="float" office:value="1.44188203068386" calcext:value-type="float">
            <text:p>1.4418820307</text:p>
          </table:table-cell>
          <table:table-cell table:formula="of:=[.A1777]-1" office:value-type="float" office:value="0.44188203068386" calcext:value-type="float">
            <text:p>0.4418820307</text:p>
          </table:table-cell>
          <table:table-cell table:formula="of:=[.B1777]+[.$C$1]" office:value-type="float" office:value="0.61188203068386" calcext:value-type="float">
            <text:p>0.6118820307</text:p>
          </table:table-cell>
          <table:table-cell table:formula="of:=[.D1776]+([.D1776]*[.C1777]/100)" office:value-type="float" office:value="79.5603481220886" calcext:value-type="float">
            <text:p>79.5603481221</text:p>
          </table:table-cell>
          <table:table-cell office:value-type="float" office:value="141.83190268788" calcext:value-type="float">
            <text:p>141.8319026879</text:p>
          </table:table-cell>
          <table:table-cell office:value-type="float" office:value="141.932119527777" calcext:value-type="float">
            <text:p>141.9321195278</text:p>
          </table:table-cell>
          <table:table-cell table:number-columns-repeated="3"/>
        </table:table-row>
        <table:table-row table:style-name="ro1">
          <table:table-cell office:value-type="float" office:value="0.548261387671407" calcext:value-type="float">
            <text:p>0.5482613877</text:p>
          </table:table-cell>
          <table:table-cell table:formula="of:=[.A1778]-1" office:value-type="float" office:value="-0.451738612328593" calcext:value-type="float">
            <text:p>-0.4517386123</text:p>
          </table:table-cell>
          <table:table-cell table:formula="of:=[.B1778]+[.$C$1]" office:value-type="float" office:value="-0.281738612328593" calcext:value-type="float">
            <text:p>-0.2817386123</text:p>
          </table:table-cell>
          <table:table-cell table:formula="of:=[.D1777]+([.D1777]*[.C1778]/100)" office:value-type="float" office:value="79.3361959013256" calcext:value-type="float">
            <text:p>79.3361959013</text:p>
          </table:table-cell>
          <table:table-cell office:value-type="float" office:value="140.852037932677" calcext:value-type="float">
            <text:p>140.8520379327</text:p>
          </table:table-cell>
          <table:table-cell office:value-type="float" office:value="141.83190268788" calcext:value-type="float">
            <text:p>141.8319026879</text:p>
          </table:table-cell>
          <table:table-cell table:number-columns-repeated="3"/>
        </table:table-row>
        <table:table-row table:style-name="ro1">
          <table:table-cell office:value-type="float" office:value="1.00272005802012" calcext:value-type="float">
            <text:p>1.002720058</text:p>
          </table:table-cell>
          <table:table-cell table:formula="of:=[.A1779]-1" office:value-type="float" office:value="0.0027200580201201" calcext:value-type="float">
            <text:p>0.002720058</text:p>
          </table:table-cell>
          <table:table-cell table:formula="of:=[.B1779]+[.$C$1]" office:value-type="float" office:value="0.17272005802012" calcext:value-type="float">
            <text:p>0.172720058</text:p>
          </table:table-cell>
          <table:table-cell table:formula="of:=[.D1778]+([.D1778]*[.C1779]/100)" office:value-type="float" office:value="79.4732254249173" calcext:value-type="float">
            <text:p>79.4732254249</text:p>
          </table:table-cell>
          <table:table-cell office:value-type="float" office:value="136.849422736297" calcext:value-type="float">
            <text:p>136.8494227363</text:p>
          </table:table-cell>
          <table:table-cell office:value-type="float" office:value="140.852037932677" calcext:value-type="float">
            <text:p>140.8520379327</text:p>
          </table:table-cell>
          <table:table-cell table:number-columns-repeated="3"/>
        </table:table-row>
        <table:table-row table:style-name="ro1">
          <table:table-cell office:value-type="float" office:value="0.63066336122435" calcext:value-type="float">
            <text:p>0.6306633612</text:p>
          </table:table-cell>
          <table:table-cell table:formula="of:=[.A1780]-1" office:value-type="float" office:value="-0.36933663877565" calcext:value-type="float">
            <text:p>-0.3693366388</text:p>
          </table:table-cell>
          <table:table-cell table:formula="of:=[.B1780]+[.$C$1]" office:value-type="float" office:value="-0.19933663877565" calcext:value-type="float">
            <text:p>-0.1993366388</text:p>
          </table:table-cell>
          <table:table-cell table:formula="of:=[.D1779]+([.D1779]*[.C1780]/100)" office:value-type="float" office:value="79.3148061686287" calcext:value-type="float">
            <text:p>79.3148061686</text:p>
          </table:table-cell>
          <table:table-cell office:value-type="float" office:value="139.346629785437" calcext:value-type="float">
            <text:p>139.3466297854</text:p>
          </table:table-cell>
          <table:table-cell office:value-type="float" office:value="136.849422736297" calcext:value-type="float">
            <text:p>136.8494227363</text:p>
          </table:table-cell>
          <table:table-cell table:number-columns-repeated="3"/>
        </table:table-row>
        <table:table-row table:style-name="ro1">
          <table:table-cell office:value-type="float" office:value="0.882445234942792" calcext:value-type="float">
            <text:p>0.8824452349</text:p>
          </table:table-cell>
          <table:table-cell table:formula="of:=[.A1781]-1" office:value-type="float" office:value="-0.117554765057208" calcext:value-type="float">
            <text:p>-0.1175547651</text:p>
          </table:table-cell>
          <table:table-cell table:formula="of:=[.B1781]+[.$C$1]" office:value-type="float" office:value="0.052445234942792" calcext:value-type="float">
            <text:p>0.0524452349</text:p>
          </table:table-cell>
          <table:table-cell table:formula="of:=[.D1780]+([.D1780]*[.C1781]/100)" office:value-type="float" office:value="79.3564030050682" calcext:value-type="float">
            <text:p>79.3564030051</text:p>
          </table:table-cell>
          <table:table-cell office:value-type="float" office:value="139.54587339204" calcext:value-type="float">
            <text:p>139.545873392</text:p>
          </table:table-cell>
          <table:table-cell office:value-type="float" office:value="139.346629785437" calcext:value-type="float">
            <text:p>139.3466297854</text:p>
          </table:table-cell>
          <table:table-cell table:number-columns-repeated="3"/>
        </table:table-row>
        <table:table-row table:style-name="ro1">
          <table:table-cell office:value-type="float" office:value="0.87267261953499" calcext:value-type="float">
            <text:p>0.8726726195</text:p>
          </table:table-cell>
          <table:table-cell table:formula="of:=[.A1782]-1" office:value-type="float" office:value="-0.12732738046501" calcext:value-type="float">
            <text:p>-0.1273273805</text:p>
          </table:table-cell>
          <table:table-cell table:formula="of:=[.B1782]+[.$C$1]" office:value-type="float" office:value="0.04267261953499" calcext:value-type="float">
            <text:p>0.0426726195</text:p>
          </table:table-cell>
          <table:table-cell table:formula="of:=[.D1781]+([.D1781]*[.C1782]/100)" office:value-type="float" office:value="79.3902664609992" calcext:value-type="float">
            <text:p>79.390266461</text:p>
          </table:table-cell>
          <table:table-cell office:value-type="float" office:value="137.224649190231" calcext:value-type="float">
            <text:p>137.2246491902</text:p>
          </table:table-cell>
          <table:table-cell office:value-type="float" office:value="139.54587339204" calcext:value-type="float">
            <text:p>139.545873392</text:p>
          </table:table-cell>
          <table:table-cell table:number-columns-repeated="3"/>
        </table:table-row>
        <table:table-row table:style-name="ro1">
          <table:table-cell office:value-type="float" office:value="0.986411402005558" calcext:value-type="float">
            <text:p>0.986411402</text:p>
          </table:table-cell>
          <table:table-cell table:formula="of:=[.A1783]-1" office:value-type="float" office:value="-0.0135885979944419" calcext:value-type="float">
            <text:p>-0.013588598</text:p>
          </table:table-cell>
          <table:table-cell table:formula="of:=[.B1783]+[.$C$1]" office:value-type="float" office:value="0.156411402005558" calcext:value-type="float">
            <text:p>0.156411402</text:p>
          </table:table-cell>
          <table:table-cell table:formula="of:=[.D1782]+([.D1782]*[.C1783]/100)" office:value-type="float" office:value="79.5144418898268" calcext:value-type="float">
            <text:p>79.5144418898</text:p>
          </table:table-cell>
          <table:table-cell office:value-type="float" office:value="140.550788196347" calcext:value-type="float">
            <text:p>140.5507881963</text:p>
          </table:table-cell>
          <table:table-cell office:value-type="float" office:value="137.224649190231" calcext:value-type="float">
            <text:p>137.2246491902</text:p>
          </table:table-cell>
          <table:table-cell table:number-columns-repeated="3"/>
        </table:table-row>
        <table:table-row table:style-name="ro1">
          <table:table-cell office:value-type="float" office:value="1.15817524445104" calcext:value-type="float">
            <text:p>1.1581752445</text:p>
          </table:table-cell>
          <table:table-cell table:formula="of:=[.A1784]-1" office:value-type="float" office:value="0.15817524445104" calcext:value-type="float">
            <text:p>0.1581752445</text:p>
          </table:table-cell>
          <table:table-cell table:formula="of:=[.B1784]+[.$C$1]" office:value-type="float" office:value="0.32817524445104" calcext:value-type="float">
            <text:p>0.3281752445</text:p>
          </table:table-cell>
          <table:table-cell table:formula="of:=[.D1783]+([.D1783]*[.C1784]/100)" office:value-type="float" office:value="79.7753886038727" calcext:value-type="float">
            <text:p>79.7753886039</text:p>
          </table:table-cell>
          <table:table-cell office:value-type="float" office:value="138.513095601953" calcext:value-type="float">
            <text:p>138.513095602</text:p>
          </table:table-cell>
          <table:table-cell office:value-type="float" office:value="140.550788196347" calcext:value-type="float">
            <text:p>140.5507881963</text:p>
          </table:table-cell>
          <table:table-cell table:number-columns-repeated="3"/>
        </table:table-row>
        <table:table-row table:style-name="ro1">
          <table:table-cell office:value-type="float" office:value="0.806083000536868" calcext:value-type="float">
            <text:p>0.8060830005</text:p>
          </table:table-cell>
          <table:table-cell table:formula="of:=[.A1785]-1" office:value-type="float" office:value="-0.193916999463132" calcext:value-type="float">
            <text:p>-0.1939169995</text:p>
          </table:table-cell>
          <table:table-cell table:formula="of:=[.B1785]+[.$C$1]" office:value-type="float" office:value="-0.0239169994631319" calcext:value-type="float">
            <text:p>-0.0239169995</text:p>
          </table:table-cell>
          <table:table-cell table:formula="of:=[.D1784]+([.D1784]*[.C1785]/100)" office:value-type="float" office:value="79.7563087246086" calcext:value-type="float">
            <text:p>79.7563087246</text:p>
          </table:table-cell>
          <table:table-cell office:value-type="float" office:value="139.167842335954" calcext:value-type="float">
            <text:p>139.167842336</text:p>
          </table:table-cell>
          <table:table-cell office:value-type="float" office:value="138.513095601953" calcext:value-type="float">
            <text:p>138.513095602</text:p>
          </table:table-cell>
          <table:table-cell table:number-columns-repeated="3"/>
        </table:table-row>
        <table:table-row table:style-name="ro1">
          <table:table-cell office:value-type="float" office:value="0.789504269340582" calcext:value-type="float">
            <text:p>0.7895042693</text:p>
          </table:table-cell>
          <table:table-cell table:formula="of:=[.A1786]-1" office:value-type="float" office:value="-0.210495730659418" calcext:value-type="float">
            <text:p>-0.2104957307</text:p>
          </table:table-cell>
          <table:table-cell table:formula="of:=[.B1786]+[.$C$1]" office:value-type="float" office:value="-0.040495730659418" calcext:value-type="float">
            <text:p>-0.0404957307</text:p>
          </table:table-cell>
          <table:table-cell table:formula="of:=[.D1785]+([.D1785]*[.C1786]/100)" office:value-type="float" office:value="79.7240108246435" calcext:value-type="float">
            <text:p>79.7240108246</text:p>
          </table:table-cell>
          <table:table-cell office:value-type="float" office:value="140.042962924703" calcext:value-type="float">
            <text:p>140.0429629247</text:p>
          </table:table-cell>
          <table:table-cell office:value-type="float" office:value="139.167842335954" calcext:value-type="float">
            <text:p>139.167842336</text:p>
          </table:table-cell>
          <table:table-cell table:number-columns-repeated="3"/>
        </table:table-row>
        <table:table-row table:style-name="ro1">
          <table:table-cell office:value-type="float" office:value="1.00800089991483" calcext:value-type="float">
            <text:p>1.0080008999</text:p>
          </table:table-cell>
          <table:table-cell table:formula="of:=[.A1787]-1" office:value-type="float" office:value="0.00800089991483" calcext:value-type="float">
            <text:p>0.0080008999</text:p>
          </table:table-cell>
          <table:table-cell table:formula="of:=[.B1787]+[.$C$1]" office:value-type="float" office:value="0.17800089991483" calcext:value-type="float">
            <text:p>0.1780008999</text:p>
          </table:table-cell>
          <table:table-cell table:formula="of:=[.D1786]+([.D1786]*[.C1787]/100)" office:value-type="float" office:value="79.8659202813596" calcext:value-type="float">
            <text:p>79.8659202814</text:p>
          </table:table-cell>
          <table:table-cell office:value-type="float" office:value="139.513491414227" calcext:value-type="float">
            <text:p>139.5134914142</text:p>
          </table:table-cell>
          <table:table-cell office:value-type="float" office:value="140.042962924703" calcext:value-type="float">
            <text:p>140.0429629247</text:p>
          </table:table-cell>
          <table:table-cell table:number-columns-repeated="3"/>
        </table:table-row>
        <table:table-row table:style-name="ro1">
          <table:table-cell office:value-type="float" office:value="0.773019247457205" calcext:value-type="float">
            <text:p>0.7730192475</text:p>
          </table:table-cell>
          <table:table-cell table:formula="of:=[.A1788]-1" office:value-type="float" office:value="-0.226980752542795" calcext:value-type="float">
            <text:p>-0.2269807525</text:p>
          </table:table-cell>
          <table:table-cell table:formula="of:=[.B1788]+[.$C$1]" office:value-type="float" office:value="-0.0569807525427949" calcext:value-type="float">
            <text:p>-0.0569807525</text:p>
          </table:table-cell>
          <table:table-cell table:formula="of:=[.D1787]+([.D1787]*[.C1788]/100)" office:value-type="float" office:value="79.8204120789581" calcext:value-type="float">
            <text:p>79.820412079</text:p>
          </table:table-cell>
          <table:table-cell office:value-type="float" office:value="141.464091380089" calcext:value-type="float">
            <text:p>141.4640913801</text:p>
          </table:table-cell>
          <table:table-cell office:value-type="float" office:value="139.513491414227" calcext:value-type="float">
            <text:p>139.5134914142</text:p>
          </table:table-cell>
          <table:table-cell table:number-columns-repeated="3"/>
        </table:table-row>
        <table:table-row table:style-name="ro1">
          <table:table-cell office:value-type="float" office:value="0.810803901869506" calcext:value-type="float">
            <text:p>0.8108039019</text:p>
          </table:table-cell>
          <table:table-cell table:formula="of:=[.A1789]-1" office:value-type="float" office:value="-0.189196098130494" calcext:value-type="float">
            <text:p>-0.1891960981</text:p>
          </table:table-cell>
          <table:table-cell table:formula="of:=[.B1789]+[.$C$1]" office:value-type="float" office:value="-0.019196098130494" calcext:value-type="float">
            <text:p>-0.0191960981</text:p>
          </table:table-cell>
          <table:table-cell table:formula="of:=[.D1788]+([.D1788]*[.C1789]/100)" office:value-type="float" office:value="79.8050896743272" calcext:value-type="float">
            <text:p>79.8050896743</text:p>
          </table:table-cell>
          <table:table-cell office:value-type="float" office:value="142.658021716699" calcext:value-type="float">
            <text:p>142.6580217167</text:p>
          </table:table-cell>
          <table:table-cell office:value-type="float" office:value="141.464091380089" calcext:value-type="float">
            <text:p>141.4640913801</text:p>
          </table:table-cell>
          <table:table-cell table:number-columns-repeated="3"/>
        </table:table-row>
        <table:table-row table:style-name="ro1">
          <table:table-cell office:value-type="float" office:value="0.457866678602593" calcext:value-type="float">
            <text:p>0.4578666786</text:p>
          </table:table-cell>
          <table:table-cell table:formula="of:=[.A1790]-1" office:value-type="float" office:value="-0.542133321397407" calcext:value-type="float">
            <text:p>-0.5421333214</text:p>
          </table:table-cell>
          <table:table-cell table:formula="of:=[.B1790]+[.$C$1]" office:value-type="float" office:value="-0.372133321397407" calcext:value-type="float">
            <text:p>-0.3721333214</text:p>
          </table:table-cell>
          <table:table-cell table:formula="of:=[.D1789]+([.D1789]*[.C1790]/100)" office:value-type="float" office:value="79.508108343478" calcext:value-type="float">
            <text:p>79.5081083435</text:p>
          </table:table-cell>
          <table:table-cell office:value-type="float" office:value="142.102310066888" calcext:value-type="float">
            <text:p>142.1023100669</text:p>
          </table:table-cell>
          <table:table-cell office:value-type="float" office:value="142.658021716699" calcext:value-type="float">
            <text:p>142.6580217167</text:p>
          </table:table-cell>
          <table:table-cell table:number-columns-repeated="3"/>
        </table:table-row>
        <table:table-row table:style-name="ro1">
          <table:table-cell office:value-type="float" office:value="1.09660494638193" calcext:value-type="float">
            <text:p>1.0966049464</text:p>
          </table:table-cell>
          <table:table-cell table:formula="of:=[.A1791]-1" office:value-type="float" office:value="0.0966049463819301" calcext:value-type="float">
            <text:p>0.0966049464</text:p>
          </table:table-cell>
          <table:table-cell table:formula="of:=[.B1791]+[.$C$1]" office:value-type="float" office:value="0.26660494638193" calcext:value-type="float">
            <text:p>0.2666049464</text:p>
          </table:table-cell>
          <table:table-cell table:formula="of:=[.D1790]+([.D1790]*[.C1791]/100)" office:value-type="float" office:value="79.7200808930964" calcext:value-type="float">
            <text:p>79.7200808931</text:p>
          </table:table-cell>
          <table:table-cell office:value-type="float" office:value="139.629562193257" calcext:value-type="float">
            <text:p>139.6295621933</text:p>
          </table:table-cell>
          <table:table-cell office:value-type="float" office:value="142.102310066888" calcext:value-type="float">
            <text:p>142.1023100669</text:p>
          </table:table-cell>
          <table:table-cell table:number-columns-repeated="3"/>
        </table:table-row>
        <table:table-row table:style-name="ro1">
          <table:table-cell office:value-type="float" office:value="0.823025474782362" calcext:value-type="float">
            <text:p>0.8230254748</text:p>
          </table:table-cell>
          <table:table-cell table:formula="of:=[.A1792]-1" office:value-type="float" office:value="-0.176974525217638" calcext:value-type="float">
            <text:p>-0.1769745252</text:p>
          </table:table-cell>
          <table:table-cell table:formula="of:=[.B1792]+[.$C$1]" office:value-type="float" office:value="-0.00697452521763789" calcext:value-type="float">
            <text:p>-0.0069745252</text:p>
          </table:table-cell>
          <table:table-cell table:formula="of:=[.D1791]+([.D1791]*[.C1792]/100)" office:value-type="float" office:value="79.714520795951" calcext:value-type="float">
            <text:p>79.714520796</text:p>
          </table:table-cell>
          <table:table-cell office:value-type="float" office:value="140.700006596172" calcext:value-type="float">
            <text:p>140.7000065962</text:p>
          </table:table-cell>
          <table:table-cell office:value-type="float" office:value="139.629562193257" calcext:value-type="float">
            <text:p>139.6295621933</text:p>
          </table:table-cell>
          <table:table-cell table:number-columns-repeated="3"/>
        </table:table-row>
        <table:table-row table:style-name="ro1">
          <table:table-cell office:value-type="float" office:value="0.611379536591531" calcext:value-type="float">
            <text:p>0.6113795366</text:p>
          </table:table-cell>
          <table:table-cell table:formula="of:=[.A1793]-1" office:value-type="float" office:value="-0.388620463408469" calcext:value-type="float">
            <text:p>-0.3886204634</text:p>
          </table:table-cell>
          <table:table-cell table:formula="of:=[.B1793]+[.$C$1]" office:value-type="float" office:value="-0.218620463408469" calcext:value-type="float">
            <text:p>-0.2186204634</text:p>
          </table:table-cell>
          <table:table-cell table:formula="of:=[.D1792]+([.D1792]*[.C1793]/100)" office:value-type="float" office:value="79.540248541183" calcext:value-type="float">
            <text:p>79.5402485412</text:p>
          </table:table-cell>
          <table:table-cell office:value-type="float" office:value="139.168433218069" calcext:value-type="float">
            <text:p>139.1684332181</text:p>
          </table:table-cell>
          <table:table-cell office:value-type="float" office:value="140.700006596172" calcext:value-type="float">
            <text:p>140.7000065962</text:p>
          </table:table-cell>
          <table:table-cell table:number-columns-repeated="3"/>
        </table:table-row>
        <table:table-row table:style-name="ro1">
          <table:table-cell office:value-type="float" office:value="0.6982855216488" calcext:value-type="float">
            <text:p>0.6982855216</text:p>
          </table:table-cell>
          <table:table-cell table:formula="of:=[.A1794]-1" office:value-type="float" office:value="-0.3017144783512" calcext:value-type="float">
            <text:p>-0.3017144784</text:p>
          </table:table-cell>
          <table:table-cell table:formula="of:=[.B1794]+[.$C$1]" office:value-type="float" office:value="-0.1317144783512" calcext:value-type="float">
            <text:p>-0.1317144784</text:p>
          </table:table-cell>
          <table:table-cell table:formula="of:=[.D1793]+([.D1793]*[.C1794]/100)" office:value-type="float" office:value="79.4354825177378" calcext:value-type="float">
            <text:p>79.4354825177</text:p>
          </table:table-cell>
          <table:table-cell office:value-type="float" office:value="138.737389257659" calcext:value-type="float">
            <text:p>138.7373892577</text:p>
          </table:table-cell>
          <table:table-cell office:value-type="float" office:value="139.168433218069" calcext:value-type="float">
            <text:p>139.1684332181</text:p>
          </table:table-cell>
          <table:table-cell table:number-columns-repeated="3"/>
        </table:table-row>
        <table:table-row table:style-name="ro1">
          <table:table-cell office:value-type="float" office:value="0.760523107011705" calcext:value-type="float">
            <text:p>0.760523107</text:p>
          </table:table-cell>
          <table:table-cell table:formula="of:=[.A1795]-1" office:value-type="float" office:value="-0.239476892988295" calcext:value-type="float">
            <text:p>-0.239476893</text:p>
          </table:table-cell>
          <table:table-cell table:formula="of:=[.B1795]+[.$C$1]" office:value-type="float" office:value="-0.0694768929882949" calcext:value-type="float">
            <text:p>-0.069476893</text:p>
          </table:table-cell>
          <table:table-cell table:formula="of:=[.D1794]+([.D1794]*[.C1795]/100)" office:value-type="float" office:value="79.3802932125542" calcext:value-type="float">
            <text:p>79.3802932126</text:p>
          </table:table-cell>
          <table:table-cell office:value-type="float" office:value="138.067820557377" calcext:value-type="float">
            <text:p>138.0678205574</text:p>
          </table:table-cell>
          <table:table-cell office:value-type="float" office:value="138.737389257659" calcext:value-type="float">
            <text:p>138.7373892577</text:p>
          </table:table-cell>
          <table:table-cell table:number-columns-repeated="3"/>
        </table:table-row>
        <table:table-row table:style-name="ro1">
          <table:table-cell office:value-type="float" office:value="0.959704411969651" calcext:value-type="float">
            <text:p>0.959704412</text:p>
          </table:table-cell>
          <table:table-cell table:formula="of:=[.A1796]-1" office:value-type="float" office:value="-0.0402955880303489" calcext:value-type="float">
            <text:p>-0.040295588</text:p>
          </table:table-cell>
          <table:table-cell table:formula="of:=[.B1796]+[.$C$1]" office:value-type="float" office:value="0.129704411969651" calcext:value-type="float">
            <text:p>0.129704412</text:p>
          </table:table-cell>
          <table:table-cell table:formula="of:=[.D1795]+([.D1795]*[.C1796]/100)" office:value-type="float" office:value="79.4832529550853" calcext:value-type="float">
            <text:p>79.4832529551</text:p>
          </table:table-cell>
          <table:table-cell office:value-type="float" office:value="139.033787115185" calcext:value-type="float">
            <text:p>139.0337871152</text:p>
          </table:table-cell>
          <table:table-cell office:value-type="float" office:value="138.067820557377" calcext:value-type="float">
            <text:p>138.0678205574</text:p>
          </table:table-cell>
          <table:table-cell table:number-columns-repeated="3"/>
        </table:table-row>
        <table:table-row table:style-name="ro1">
          <table:table-cell office:value-type="float" office:value="0.802251009118575" calcext:value-type="float">
            <text:p>0.8022510091</text:p>
          </table:table-cell>
          <table:table-cell table:formula="of:=[.A1797]-1" office:value-type="float" office:value="-0.197748990881425" calcext:value-type="float">
            <text:p>-0.1977489909</text:p>
          </table:table-cell>
          <table:table-cell table:formula="of:=[.B1797]+[.$C$1]" office:value-type="float" office:value="-0.0277489908814249" calcext:value-type="float">
            <text:p>-0.0277489909</text:p>
          </table:table-cell>
          <table:table-cell table:formula="of:=[.D1796]+([.D1796]*[.C1797]/100)" office:value-type="float" office:value="79.4611971544706" calcext:value-type="float">
            <text:p>79.4611971545</text:p>
          </table:table-cell>
          <table:table-cell office:value-type="float" office:value="136.3682703602" calcext:value-type="float">
            <text:p>136.3682703602</text:p>
          </table:table-cell>
          <table:table-cell office:value-type="float" office:value="139.033787115185" calcext:value-type="float">
            <text:p>139.0337871152</text:p>
          </table:table-cell>
          <table:table-cell table:number-columns-repeated="3"/>
        </table:table-row>
        <table:table-row table:style-name="ro1">
          <table:table-cell office:value-type="float" office:value="1.02162400821022" calcext:value-type="float">
            <text:p>1.0216240082</text:p>
          </table:table-cell>
          <table:table-cell table:formula="of:=[.A1798]-1" office:value-type="float" office:value="0.0216240082102199" calcext:value-type="float">
            <text:p>0.0216240082</text:p>
          </table:table-cell>
          <table:table-cell table:formula="of:=[.B1798]+[.$C$1]" office:value-type="float" office:value="0.19162400821022" calcext:value-type="float">
            <text:p>0.1916240082</text:p>
          </table:table-cell>
          <table:table-cell table:formula="of:=[.D1797]+([.D1797]*[.C1798]/100)" office:value-type="float" office:value="79.6134638854298" calcext:value-type="float">
            <text:p>79.6134638854</text:p>
          </table:table-cell>
          <table:table-cell office:value-type="float" office:value="136.770852135232" calcext:value-type="float">
            <text:p>136.7708521352</text:p>
          </table:table-cell>
          <table:table-cell office:value-type="float" office:value="136.3682703602" calcext:value-type="float">
            <text:p>136.3682703602</text:p>
          </table:table-cell>
          <table:table-cell table:number-columns-repeated="3"/>
        </table:table-row>
        <table:table-row table:style-name="ro1">
          <table:table-cell office:value-type="float" office:value="0.540308878296922" calcext:value-type="float">
            <text:p>0.5403088783</text:p>
          </table:table-cell>
          <table:table-cell table:formula="of:=[.A1799]-1" office:value-type="float" office:value="-0.459691121703078" calcext:value-type="float">
            <text:p>-0.4596911217</text:p>
          </table:table-cell>
          <table:table-cell table:formula="of:=[.B1799]+[.$C$1]" office:value-type="float" office:value="-0.289691121703078" calcext:value-type="float">
            <text:p>-0.2896911217</text:p>
          </table:table-cell>
          <table:table-cell table:formula="of:=[.D1798]+([.D1798]*[.C1799]/100)" office:value-type="float" office:value="79.3828307488734" calcext:value-type="float">
            <text:p>79.3828307489</text:p>
          </table:table-cell>
          <table:table-cell office:value-type="float" office:value="138.778384789331" calcext:value-type="float">
            <text:p>138.7783847893</text:p>
          </table:table-cell>
          <table:table-cell office:value-type="float" office:value="136.770852135232" calcext:value-type="float">
            <text:p>136.7708521352</text:p>
          </table:table-cell>
          <table:table-cell table:number-columns-repeated="3"/>
        </table:table-row>
        <table:table-row table:style-name="ro1">
          <table:table-cell office:value-type="float" office:value="0.787247634451107" calcext:value-type="float">
            <text:p>0.7872476345</text:p>
          </table:table-cell>
          <table:table-cell table:formula="of:=[.A1800]-1" office:value-type="float" office:value="-0.212752365548893" calcext:value-type="float">
            <text:p>-0.2127523655</text:p>
          </table:table-cell>
          <table:table-cell table:formula="of:=[.B1800]+[.$C$1]" office:value-type="float" office:value="-0.042752365548893" calcext:value-type="float">
            <text:p>-0.0427523655</text:p>
          </table:table-cell>
          <table:table-cell table:formula="of:=[.D1799]+([.D1799]*[.C1800]/100)" office:value-type="float" office:value="79.3488927108886" calcext:value-type="float">
            <text:p>79.3488927109</text:p>
          </table:table-cell>
          <table:table-cell office:value-type="float" office:value="138.670236821127" calcext:value-type="float">
            <text:p>138.6702368211</text:p>
          </table:table-cell>
          <table:table-cell office:value-type="float" office:value="138.778384789331" calcext:value-type="float">
            <text:p>138.7783847893</text:p>
          </table:table-cell>
          <table:table-cell table:number-columns-repeated="3"/>
        </table:table-row>
        <table:table-row table:style-name="ro1">
          <table:table-cell office:value-type="float" office:value="0.813953965380634" calcext:value-type="float">
            <text:p>0.8139539654</text:p>
          </table:table-cell>
          <table:table-cell table:formula="of:=[.A1801]-1" office:value-type="float" office:value="-0.186046034619366" calcext:value-type="float">
            <text:p>-0.1860460346</text:p>
          </table:table-cell>
          <table:table-cell table:formula="of:=[.B1801]+[.$C$1]" office:value-type="float" office:value="-0.016046034619366" calcext:value-type="float">
            <text:p>-0.0160460346</text:p>
          </table:table-cell>
          <table:table-cell table:formula="of:=[.D1800]+([.D1800]*[.C1801]/100)" office:value-type="float" office:value="79.3361603600941" calcext:value-type="float">
            <text:p>79.3361603601</text:p>
          </table:table-cell>
          <table:table-cell office:value-type="float" office:value="140.377701503126" calcext:value-type="float">
            <text:p>140.3777015031</text:p>
          </table:table-cell>
          <table:table-cell office:value-type="float" office:value="138.670236821127" calcext:value-type="float">
            <text:p>138.6702368211</text:p>
          </table:table-cell>
          <table:table-cell table:number-columns-repeated="3"/>
        </table:table-row>
        <table:table-row table:style-name="ro1">
          <table:table-cell office:value-type="float" office:value="1.13940101395482" calcext:value-type="float">
            <text:p>1.139401014</text:p>
          </table:table-cell>
          <table:table-cell table:formula="of:=[.A1802]-1" office:value-type="float" office:value="0.13940101395482" calcext:value-type="float">
            <text:p>0.139401014</text:p>
          </table:table-cell>
          <table:table-cell table:formula="of:=[.B1802]+[.$C$1]" office:value-type="float" office:value="0.30940101395482" calcext:value-type="float">
            <text:p>0.309401014</text:p>
          </table:table-cell>
          <table:table-cell table:formula="of:=[.D1801]+([.D1801]*[.C1802]/100)" office:value-type="float" office:value="79.5816272446811" calcext:value-type="float">
            <text:p>79.5816272447</text:p>
          </table:table-cell>
          <table:table-cell office:value-type="float" office:value="142.968908653735" calcext:value-type="float">
            <text:p>142.9689086537</text:p>
          </table:table-cell>
          <table:table-cell office:value-type="float" office:value="140.377701503126" calcext:value-type="float">
            <text:p>140.3777015031</text:p>
          </table:table-cell>
          <table:table-cell table:number-columns-repeated="3"/>
        </table:table-row>
        <table:table-row table:style-name="ro1">
          <table:table-cell office:value-type="float" office:value="0.843264058404287" calcext:value-type="float">
            <text:p>0.8432640584</text:p>
          </table:table-cell>
          <table:table-cell table:formula="of:=[.A1803]-1" office:value-type="float" office:value="-0.156735941595713" calcext:value-type="float">
            <text:p>-0.1567359416</text:p>
          </table:table-cell>
          <table:table-cell table:formula="of:=[.B1803]+[.$C$1]" office:value-type="float" office:value="0.0132640584042871" calcext:value-type="float">
            <text:p>0.0132640584</text:p>
          </table:table-cell>
          <table:table-cell table:formula="of:=[.D1802]+([.D1802]*[.C1803]/100)" office:value-type="float" office:value="79.5921829981979" calcext:value-type="float">
            <text:p>79.5921829982</text:p>
          </table:table-cell>
          <table:table-cell office:value-type="float" office:value="143.086169514477" calcext:value-type="float">
            <text:p>143.0861695145</text:p>
          </table:table-cell>
          <table:table-cell office:value-type="float" office:value="142.968908653735" calcext:value-type="float">
            <text:p>142.9689086537</text:p>
          </table:table-cell>
          <table:table-cell table:number-columns-repeated="3"/>
        </table:table-row>
        <table:table-row table:style-name="ro1">
          <table:table-cell office:value-type="float" office:value="0.852809069691418" calcext:value-type="float">
            <text:p>0.8528090697</text:p>
          </table:table-cell>
          <table:table-cell table:formula="of:=[.A1804]-1" office:value-type="float" office:value="-0.147190930308582" calcext:value-type="float">
            <text:p>-0.1471909303</text:p>
          </table:table-cell>
          <table:table-cell table:formula="of:=[.B1804]+[.$C$1]" office:value-type="float" office:value="0.0228090696914181" calcext:value-type="float">
            <text:p>0.0228090697</text:p>
          </table:table-cell>
          <table:table-cell table:formula="of:=[.D1803]+([.D1803]*[.C1804]/100)" office:value-type="float" office:value="79.6103372346869" calcext:value-type="float">
            <text:p>79.6103372347</text:p>
          </table:table-cell>
          <table:table-cell office:value-type="float" office:value="144.12670365496" calcext:value-type="float">
            <text:p>144.126703655</text:p>
          </table:table-cell>
          <table:table-cell office:value-type="float" office:value="143.086169514477" calcext:value-type="float">
            <text:p>143.0861695145</text:p>
          </table:table-cell>
          <table:table-cell table:number-columns-repeated="3"/>
        </table:table-row>
        <table:table-row table:style-name="ro1">
          <table:table-cell office:value-type="float" office:value="0.761119888380326" calcext:value-type="float">
            <text:p>0.7611198884</text:p>
          </table:table-cell>
          <table:table-cell table:formula="of:=[.A1805]-1" office:value-type="float" office:value="-0.238880111619674" calcext:value-type="float">
            <text:p>-0.2388801116</text:p>
          </table:table-cell>
          <table:table-cell table:formula="of:=[.B1805]+[.$C$1]" office:value-type="float" office:value="-0.0688801116196739" calcext:value-type="float">
            <text:p>-0.0688801116</text:p>
          </table:table-cell>
          <table:table-cell table:formula="of:=[.D1804]+([.D1804]*[.C1805]/100)" office:value-type="float" office:value="79.5555015455388" calcext:value-type="float">
            <text:p>79.5555015455</text:p>
          </table:table-cell>
          <table:table-cell office:value-type="float" office:value="145.306669211707" calcext:value-type="float">
            <text:p>145.3066692117</text:p>
          </table:table-cell>
          <table:table-cell office:value-type="float" office:value="144.12670365496" calcext:value-type="float">
            <text:p>144.126703655</text:p>
          </table:table-cell>
          <table:table-cell table:number-columns-repeated="3"/>
        </table:table-row>
        <table:table-row table:style-name="ro1">
          <table:table-cell office:value-type="float" office:value="0.751033024403791" calcext:value-type="float">
            <text:p>0.7510330244</text:p>
          </table:table-cell>
          <table:table-cell table:formula="of:=[.A1806]-1" office:value-type="float" office:value="-0.248966975596209" calcext:value-type="float">
            <text:p>-0.2489669756</text:p>
          </table:table-cell>
          <table:table-cell table:formula="of:=[.B1806]+[.$C$1]" office:value-type="float" office:value="-0.0789669755962089" calcext:value-type="float">
            <text:p>-0.0789669756</text:p>
          </table:table-cell>
          <table:table-cell table:formula="of:=[.D1805]+([.D1805]*[.C1806]/100)" office:value-type="float" office:value="79.4926789720479" calcext:value-type="float">
            <text:p>79.492678972</text:p>
          </table:table-cell>
          <table:table-cell office:value-type="float" office:value="145.594203837513" calcext:value-type="float">
            <text:p>145.5942038375</text:p>
          </table:table-cell>
          <table:table-cell office:value-type="float" office:value="145.306669211707" calcext:value-type="float">
            <text:p>145.3066692117</text:p>
          </table:table-cell>
          <table:table-cell table:number-columns-repeated="3"/>
        </table:table-row>
        <table:table-row table:style-name="ro1">
          <table:table-cell office:value-type="float" office:value="0.728332049515214" calcext:value-type="float">
            <text:p>0.7283320495</text:p>
          </table:table-cell>
          <table:table-cell table:formula="of:=[.A1807]-1" office:value-type="float" office:value="-0.271667950484786" calcext:value-type="float">
            <text:p>-0.2716679505</text:p>
          </table:table-cell>
          <table:table-cell table:formula="of:=[.B1807]+[.$C$1]" office:value-type="float" office:value="-0.101667950484786" calcext:value-type="float">
            <text:p>-0.1016679505</text:p>
          </table:table-cell>
          <table:table-cell table:formula="of:=[.D1806]+([.D1806]*[.C1807]/100)" office:value-type="float" office:value="79.4118603945516" calcext:value-type="float">
            <text:p>79.4118603946</text:p>
          </table:table-cell>
          <table:table-cell office:value-type="float" office:value="145.997884150821" calcext:value-type="float">
            <text:p>145.9978841508</text:p>
          </table:table-cell>
          <table:table-cell office:value-type="float" office:value="145.594203837513" calcext:value-type="float">
            <text:p>145.5942038375</text:p>
          </table:table-cell>
          <table:table-cell table:number-columns-repeated="3"/>
        </table:table-row>
        <table:table-row table:style-name="ro1">
          <table:table-cell office:value-type="float" office:value="1.83174509402685" calcext:value-type="float">
            <text:p>1.831745094</text:p>
          </table:table-cell>
          <table:table-cell table:formula="of:=[.A1808]-1" office:value-type="float" office:value="0.83174509402685" calcext:value-type="float">
            <text:p>0.831745094</text:p>
          </table:table-cell>
          <table:table-cell table:formula="of:=[.B1808]+[.$C$1]" office:value-type="float" office:value="1.00174509402685" calcext:value-type="float">
            <text:p>1.001745094</text:p>
          </table:table-cell>
          <table:table-cell table:formula="of:=[.D1807]+([.D1807]*[.C1808]/100)" office:value-type="float" office:value="80.2073648101294" calcext:value-type="float">
            <text:p>80.2073648101</text:p>
          </table:table-cell>
          <table:table-cell office:value-type="float" office:value="145.572049942521" calcext:value-type="float">
            <text:p>145.5720499425</text:p>
          </table:table-cell>
          <table:table-cell office:value-type="float" office:value="145.997884150821" calcext:value-type="float">
            <text:p>145.9978841508</text:p>
          </table:table-cell>
          <table:table-cell table:number-columns-repeated="3"/>
        </table:table-row>
        <table:table-row table:style-name="ro1">
          <table:table-cell office:value-type="float" office:value="1.25595643988983" calcext:value-type="float">
            <text:p>1.2559564399</text:p>
          </table:table-cell>
          <table:table-cell table:formula="of:=[.A1809]-1" office:value-type="float" office:value="0.25595643988983" calcext:value-type="float">
            <text:p>0.2559564399</text:p>
          </table:table-cell>
          <table:table-cell table:formula="of:=[.B1809]+[.$C$1]" office:value-type="float" office:value="0.42595643988983" calcext:value-type="float">
            <text:p>0.4259564399</text:p>
          </table:table-cell>
          <table:table-cell table:formula="of:=[.D1808]+([.D1808]*[.C1809]/100)" office:value-type="float" office:value="80.5490132458041" calcext:value-type="float">
            <text:p>80.5490132458</text:p>
          </table:table-cell>
          <table:table-cell office:value-type="float" office:value="144.23289589847" calcext:value-type="float">
            <text:p>144.2328958985</text:p>
          </table:table-cell>
          <table:table-cell office:value-type="float" office:value="145.572049942521" calcext:value-type="float">
            <text:p>145.5720499425</text:p>
          </table:table-cell>
          <table:table-cell table:number-columns-repeated="3"/>
        </table:table-row>
        <table:table-row table:style-name="ro1">
          <table:table-cell office:value-type="float" office:value="0.467246518776238" calcext:value-type="float">
            <text:p>0.4672465188</text:p>
          </table:table-cell>
          <table:table-cell table:formula="of:=[.A1810]-1" office:value-type="float" office:value="-0.532753481223762" calcext:value-type="float">
            <text:p>-0.5327534812</text:p>
          </table:table-cell>
          <table:table-cell table:formula="of:=[.B1810]+[.$C$1]" office:value-type="float" office:value="-0.362753481223762" calcext:value-type="float">
            <text:p>-0.3627534812</text:p>
          </table:table-cell>
          <table:table-cell table:formula="of:=[.D1809]+([.D1809]*[.C1810]/100)" office:value-type="float" office:value="80.2568188961636" calcext:value-type="float">
            <text:p>80.2568188962</text:p>
          </table:table-cell>
          <table:table-cell office:value-type="float" office:value="146.082172160156" calcext:value-type="float">
            <text:p>146.0821721602</text:p>
          </table:table-cell>
          <table:table-cell office:value-type="float" office:value="144.23289589847" calcext:value-type="float">
            <text:p>144.2328958985</text:p>
          </table:table-cell>
          <table:table-cell table:number-columns-repeated="3"/>
        </table:table-row>
        <table:table-row table:style-name="ro1">
          <table:table-cell office:value-type="float" office:value="1.10210491750126" calcext:value-type="float">
            <text:p>1.1021049175</text:p>
          </table:table-cell>
          <table:table-cell table:formula="of:=[.A1811]-1" office:value-type="float" office:value="0.10210491750126" calcext:value-type="float">
            <text:p>0.1021049175</text:p>
          </table:table-cell>
          <table:table-cell table:formula="of:=[.B1811]+[.$C$1]" office:value-type="float" office:value="0.27210491750126" calcext:value-type="float">
            <text:p>0.2721049175</text:p>
          </table:table-cell>
          <table:table-cell table:formula="of:=[.D1810]+([.D1810]*[.C1811]/100)" office:value-type="float" office:value="80.4752016470101" calcext:value-type="float">
            <text:p>80.475201647</text:p>
          </table:table-cell>
          <table:table-cell office:value-type="float" office:value="146.714681764688" calcext:value-type="float">
            <text:p>146.7146817647</text:p>
          </table:table-cell>
          <table:table-cell office:value-type="float" office:value="146.082172160156" calcext:value-type="float">
            <text:p>146.0821721602</text:p>
          </table:table-cell>
          <table:table-cell table:number-columns-repeated="3"/>
        </table:table-row>
        <table:table-row table:style-name="ro1">
          <table:table-cell office:value-type="float" office:value="0.5879313550297" calcext:value-type="float">
            <text:p>0.587931355</text:p>
          </table:table-cell>
          <table:table-cell table:formula="of:=[.A1812]-1" office:value-type="float" office:value="-0.4120686449703" calcext:value-type="float">
            <text:p>-0.412068645</text:p>
          </table:table-cell>
          <table:table-cell table:formula="of:=[.B1812]+[.$C$1]" office:value-type="float" office:value="-0.2420686449703" calcext:value-type="float">
            <text:p>-0.242068645</text:p>
          </table:table-cell>
          <table:table-cell table:formula="of:=[.D1811]+([.D1811]*[.C1812]/100)" office:value-type="float" office:value="80.2803964168461" calcext:value-type="float">
            <text:p>80.2803964168</text:p>
          </table:table-cell>
          <table:table-cell office:value-type="float" office:value="146.838833471925" calcext:value-type="float">
            <text:p>146.8388334719</text:p>
          </table:table-cell>
          <table:table-cell office:value-type="float" office:value="146.714681764688" calcext:value-type="float">
            <text:p>146.7146817647</text:p>
          </table:table-cell>
          <table:table-cell table:number-columns-repeated="3"/>
        </table:table-row>
        <table:table-row table:style-name="ro1">
          <table:table-cell office:value-type="float" office:value="0.764893686958053" calcext:value-type="float">
            <text:p>0.764893687</text:p>
          </table:table-cell>
          <table:table-cell table:formula="of:=[.A1813]-1" office:value-type="float" office:value="-0.235106313041947" calcext:value-type="float">
            <text:p>-0.235106313</text:p>
          </table:table-cell>
          <table:table-cell table:formula="of:=[.B1813]+[.$C$1]" office:value-type="float" office:value="-0.0651063130419469" calcext:value-type="float">
            <text:p>-0.065106313</text:p>
          </table:table-cell>
          <table:table-cell table:formula="of:=[.D1812]+([.D1812]*[.C1813]/100)" office:value-type="float" office:value="80.2281288106436" calcext:value-type="float">
            <text:p>80.2281288106</text:p>
          </table:table-cell>
          <table:table-cell office:value-type="float" office:value="146.72438553934" calcext:value-type="float">
            <text:p>146.7243855393</text:p>
          </table:table-cell>
          <table:table-cell office:value-type="float" office:value="146.838833471925" calcext:value-type="float">
            <text:p>146.8388334719</text:p>
          </table:table-cell>
          <table:table-cell table:number-columns-repeated="3"/>
        </table:table-row>
        <table:table-row table:style-name="ro1">
          <table:table-cell office:value-type="float" office:value="0.738908066585391" calcext:value-type="float">
            <text:p>0.7389080666</text:p>
          </table:table-cell>
          <table:table-cell table:formula="of:=[.A1814]-1" office:value-type="float" office:value="-0.261091933414609" calcext:value-type="float">
            <text:p>-0.2610919334</text:p>
          </table:table-cell>
          <table:table-cell table:formula="of:=[.B1814]+[.$C$1]" office:value-type="float" office:value="-0.0910919334146089" calcext:value-type="float">
            <text:p>-0.0910919334</text:p>
          </table:table-cell>
          <table:table-cell table:formula="of:=[.D1813]+([.D1813]*[.C1814]/100)" office:value-type="float" office:value="80.1550474569676" calcext:value-type="float">
            <text:p>80.155047457</text:p>
          </table:table-cell>
          <table:table-cell office:value-type="float" office:value="146.311068033848" calcext:value-type="float">
            <text:p>146.3110680338</text:p>
          </table:table-cell>
          <table:table-cell office:value-type="float" office:value="146.72438553934" calcext:value-type="float">
            <text:p>146.7243855393</text:p>
          </table:table-cell>
          <table:table-cell table:number-columns-repeated="3"/>
        </table:table-row>
        <table:table-row table:style-name="ro1">
          <table:table-cell office:value-type="float" office:value="0.803293941716865" calcext:value-type="float">
            <text:p>0.8032939417</text:p>
          </table:table-cell>
          <table:table-cell table:formula="of:=[.A1815]-1" office:value-type="float" office:value="-0.196706058283135" calcext:value-type="float">
            <text:p>-0.1967060583</text:p>
          </table:table-cell>
          <table:table-cell table:formula="of:=[.B1815]+[.$C$1]" office:value-type="float" office:value="-0.0267060582831349" calcext:value-type="float">
            <text:p>-0.0267060583</text:p>
          </table:table-cell>
          <table:table-cell table:formula="of:=[.D1814]+([.D1814]*[.C1815]/100)" office:value-type="float" office:value="80.1336412032769" calcext:value-type="float">
            <text:p>80.1336412033</text:p>
          </table:table-cell>
          <table:table-cell office:value-type="float" office:value="149.042805130476" calcext:value-type="float">
            <text:p>149.0428051305</text:p>
          </table:table-cell>
          <table:table-cell office:value-type="float" office:value="146.311068033848" calcext:value-type="float">
            <text:p>146.3110680338</text:p>
          </table:table-cell>
          <table:table-cell table:number-columns-repeated="3"/>
        </table:table-row>
        <table:table-row table:style-name="ro1">
          <table:table-cell office:value-type="float" office:value="0.978856588068527" calcext:value-type="float">
            <text:p>0.9788565881</text:p>
          </table:table-cell>
          <table:table-cell table:formula="of:=[.A1816]-1" office:value-type="float" office:value="-0.021143411931473" calcext:value-type="float">
            <text:p>-0.0211434119</text:p>
          </table:table-cell>
          <table:table-cell table:formula="of:=[.B1816]+[.$C$1]" office:value-type="float" office:value="0.148856588068527" calcext:value-type="float">
            <text:p>0.1488565881</text:p>
          </table:table-cell>
          <table:table-cell table:formula="of:=[.D1815]+([.D1815]*[.C1816]/100)" office:value-type="float" office:value="80.2529254074672" calcext:value-type="float">
            <text:p>80.2529254075</text:p>
          </table:table-cell>
          <table:table-cell office:value-type="float" office:value="150.385354667315" calcext:value-type="float">
            <text:p>150.3853546673</text:p>
          </table:table-cell>
          <table:table-cell office:value-type="float" office:value="149.042805130476" calcext:value-type="float">
            <text:p>149.0428051305</text:p>
          </table:table-cell>
          <table:table-cell table:number-columns-repeated="3"/>
        </table:table-row>
        <table:table-row table:style-name="ro1">
          <table:table-cell office:value-type="float" office:value="0.543040199569203" calcext:value-type="float">
            <text:p>0.5430401996</text:p>
          </table:table-cell>
          <table:table-cell table:formula="of:=[.A1817]-1" office:value-type="float" office:value="-0.456959800430797" calcext:value-type="float">
            <text:p>-0.4569598004</text:p>
          </table:table-cell>
          <table:table-cell table:formula="of:=[.B1817]+[.$C$1]" office:value-type="float" office:value="-0.286959800430797" calcext:value-type="float">
            <text:p>-0.2869598004</text:p>
          </table:table-cell>
          <table:table-cell table:formula="of:=[.D1816]+([.D1816]*[.C1817]/100)" office:value-type="float" office:value="80.0226317728781" calcext:value-type="float">
            <text:p>80.0226317729</text:p>
          </table:table-cell>
          <table:table-cell office:value-type="float" office:value="150.183822432203" calcext:value-type="float">
            <text:p>150.1838224322</text:p>
          </table:table-cell>
          <table:table-cell office:value-type="float" office:value="150.385354667315" calcext:value-type="float">
            <text:p>150.3853546673</text:p>
          </table:table-cell>
          <table:table-cell table:number-columns-repeated="3"/>
        </table:table-row>
        <table:table-row table:style-name="ro1">
          <table:table-cell office:value-type="float" office:value="0.965831367212094" calcext:value-type="float">
            <text:p>0.9658313672</text:p>
          </table:table-cell>
          <table:table-cell table:formula="of:=[.A1818]-1" office:value-type="float" office:value="-0.0341686327879059" calcext:value-type="float">
            <text:p>-0.0341686328</text:p>
          </table:table-cell>
          <table:table-cell table:formula="of:=[.B1818]+[.$C$1]" office:value-type="float" office:value="0.135831367212094" calcext:value-type="float">
            <text:p>0.1358313672</text:p>
          </table:table-cell>
          <table:table-cell table:formula="of:=[.D1817]+([.D1817]*[.C1818]/100)" office:value-type="float" office:value="80.1313276076943" calcext:value-type="float">
            <text:p>80.1313276077</text:p>
          </table:table-cell>
          <table:table-cell office:value-type="float" office:value="149.82912704386" calcext:value-type="float">
            <text:p>149.8291270439</text:p>
          </table:table-cell>
          <table:table-cell office:value-type="float" office:value="150.183822432203" calcext:value-type="float">
            <text:p>150.1838224322</text:p>
          </table:table-cell>
          <table:table-cell table:number-columns-repeated="3"/>
        </table:table-row>
        <table:table-row table:style-name="ro1">
          <table:table-cell office:value-type="float" office:value="1.00131166622979" calcext:value-type="float">
            <text:p>1.0013116662</text:p>
          </table:table-cell>
          <table:table-cell table:formula="of:=[.A1819]-1" office:value-type="float" office:value="0.00131166622979007" calcext:value-type="float">
            <text:p>0.0013116662</text:p>
          </table:table-cell>
          <table:table-cell table:formula="of:=[.B1819]+[.$C$1]" office:value-type="float" office:value="0.17131166622979" calcext:value-type="float">
            <text:p>0.1713116662</text:p>
          </table:table-cell>
          <table:table-cell table:formula="of:=[.D1818]+([.D1818]*[.C1819]/100)" office:value-type="float" office:value="80.268601920191" calcext:value-type="float">
            <text:p>80.2686019202</text:p>
          </table:table-cell>
          <table:table-cell office:value-type="float" office:value="151.517250750501" calcext:value-type="float">
            <text:p>151.5172507505</text:p>
          </table:table-cell>
          <table:table-cell office:value-type="float" office:value="149.82912704386" calcext:value-type="float">
            <text:p>149.8291270439</text:p>
          </table:table-cell>
          <table:table-cell table:number-columns-repeated="3"/>
        </table:table-row>
        <table:table-row table:style-name="ro1">
          <table:table-cell office:value-type="float" office:value="1.0616802515646" calcext:value-type="float">
            <text:p>1.0616802516</text:p>
          </table:table-cell>
          <table:table-cell table:formula="of:=[.A1820]-1" office:value-type="float" office:value="0.0616802515646" calcext:value-type="float">
            <text:p>0.0616802516</text:p>
          </table:table-cell>
          <table:table-cell table:formula="of:=[.B1820]+[.$C$1]" office:value-type="float" office:value="0.2316802515646" calcext:value-type="float">
            <text:p>0.2316802516</text:p>
          </table:table-cell>
          <table:table-cell table:formula="of:=[.D1819]+([.D1819]*[.C1820]/100)" office:value-type="float" office:value="80.4545684190471" calcext:value-type="float">
            <text:p>80.454568419</text:p>
          </table:table-cell>
          <table:table-cell office:value-type="float" office:value="151.315119315792" calcext:value-type="float">
            <text:p>151.3151193158</text:p>
          </table:table-cell>
          <table:table-cell office:value-type="float" office:value="151.517250750501" calcext:value-type="float">
            <text:p>151.5172507505</text:p>
          </table:table-cell>
          <table:table-cell table:number-columns-repeated="3"/>
        </table:table-row>
        <table:table-row table:style-name="ro1">
          <table:table-cell office:value-type="float" office:value="0.775326883561808" calcext:value-type="float">
            <text:p>0.7753268836</text:p>
          </table:table-cell>
          <table:table-cell table:formula="of:=[.A1821]-1" office:value-type="float" office:value="-0.224673116438192" calcext:value-type="float">
            <text:p>-0.2246731164</text:p>
          </table:table-cell>
          <table:table-cell table:formula="of:=[.B1821]+[.$C$1]" office:value-type="float" office:value="-0.054673116438192" calcext:value-type="float">
            <text:p>-0.0546731164</text:p>
          </table:table-cell>
          <table:table-cell table:formula="of:=[.D1820]+([.D1820]*[.C1821]/100)" office:value-type="float" office:value="80.4105813991755" calcext:value-type="float">
            <text:p>80.4105813992</text:p>
          </table:table-cell>
          <table:table-cell office:value-type="float" office:value="150.528863984875" calcext:value-type="float">
            <text:p>150.5288639849</text:p>
          </table:table-cell>
          <table:table-cell office:value-type="float" office:value="151.315119315792" calcext:value-type="float">
            <text:p>151.3151193158</text:p>
          </table:table-cell>
          <table:table-cell table:number-columns-repeated="3"/>
        </table:table-row>
        <table:table-row table:style-name="ro1">
          <table:table-cell office:value-type="float" office:value="0.669757527320667" calcext:value-type="float">
            <text:p>0.6697575273</text:p>
          </table:table-cell>
          <table:table-cell table:formula="of:=[.A1822]-1" office:value-type="float" office:value="-0.330242472679333" calcext:value-type="float">
            <text:p>-0.3302424727</text:p>
          </table:table-cell>
          <table:table-cell table:formula="of:=[.B1822]+[.$C$1]" office:value-type="float" office:value="-0.160242472679333" calcext:value-type="float">
            <text:p>-0.1602424727</text:p>
          </table:table-cell>
          <table:table-cell table:formula="of:=[.D1821]+([.D1821]*[.C1822]/100)" office:value-type="float" office:value="80.2817294952457" calcext:value-type="float">
            <text:p>80.2817294952</text:p>
          </table:table-cell>
          <table:table-cell office:value-type="float" office:value="151.936876546378" calcext:value-type="float">
            <text:p>151.9368765464</text:p>
          </table:table-cell>
          <table:table-cell office:value-type="float" office:value="150.528863984875" calcext:value-type="float">
            <text:p>150.5288639849</text:p>
          </table:table-cell>
          <table:table-cell table:number-columns-repeated="3"/>
        </table:table-row>
        <table:table-row table:style-name="ro1">
          <table:table-cell office:value-type="float" office:value="1.17961956138863" calcext:value-type="float">
            <text:p>1.1796195614</text:p>
          </table:table-cell>
          <table:table-cell table:formula="of:=[.A1823]-1" office:value-type="float" office:value="0.17961956138863" calcext:value-type="float">
            <text:p>0.1796195614</text:p>
          </table:table-cell>
          <table:table-cell table:formula="of:=[.B1823]+[.$C$1]" office:value-type="float" office:value="0.34961956138863" calcext:value-type="float">
            <text:p>0.3496195614</text:p>
          </table:table-cell>
          <table:table-cell table:formula="of:=[.D1822]+([.D1822]*[.C1823]/100)" office:value-type="float" office:value="80.5624101257822" calcext:value-type="float">
            <text:p>80.5624101258</text:p>
          </table:table-cell>
          <table:table-cell office:value-type="float" office:value="152.698664384303" calcext:value-type="float">
            <text:p>152.6986643843</text:p>
          </table:table-cell>
          <table:table-cell office:value-type="float" office:value="151.936876546378" calcext:value-type="float">
            <text:p>151.9368765464</text:p>
          </table:table-cell>
          <table:table-cell table:number-columns-repeated="3"/>
        </table:table-row>
        <table:table-row table:style-name="ro1">
          <table:table-cell office:value-type="float" office:value="1.02097845523778" calcext:value-type="float">
            <text:p>1.0209784552</text:p>
          </table:table-cell>
          <table:table-cell table:formula="of:=[.A1824]-1" office:value-type="float" office:value="0.0209784552377801" calcext:value-type="float">
            <text:p>0.0209784552</text:p>
          </table:table-cell>
          <table:table-cell table:formula="of:=[.B1824]+[.$C$1]" office:value-type="float" office:value="0.19097845523778" calcext:value-type="float">
            <text:p>0.1909784552</text:p>
          </table:table-cell>
          <table:table-cell table:formula="of:=[.D1823]+([.D1823]*[.C1824]/100)" office:value-type="float" office:value="80.7162669721427" calcext:value-type="float">
            <text:p>80.7162669721</text:p>
          </table:table-cell>
          <table:table-cell office:value-type="float" office:value="152.267703649847" calcext:value-type="float">
            <text:p>152.2677036498</text:p>
          </table:table-cell>
          <table:table-cell office:value-type="float" office:value="152.698664384303" calcext:value-type="float">
            <text:p>152.6986643843</text:p>
          </table:table-cell>
          <table:table-cell table:number-columns-repeated="3"/>
        </table:table-row>
        <table:table-row table:style-name="ro1">
          <table:table-cell office:value-type="float" office:value="0.635455193193146" calcext:value-type="float">
            <text:p>0.6354551932</text:p>
          </table:table-cell>
          <table:table-cell table:formula="of:=[.A1825]-1" office:value-type="float" office:value="-0.364544806806854" calcext:value-type="float">
            <text:p>-0.3645448068</text:p>
          </table:table-cell>
          <table:table-cell table:formula="of:=[.B1825]+[.$C$1]" office:value-type="float" office:value="-0.194544806806854" calcext:value-type="float">
            <text:p>-0.1945448068</text:p>
          </table:table-cell>
          <table:table-cell table:formula="of:=[.D1824]+([.D1824]*[.C1825]/100)" office:value-type="float" office:value="80.5592376665" calcext:value-type="float">
            <text:p>80.5592376665</text:p>
          </table:table-cell>
          <table:table-cell office:value-type="float" office:value="152.23233398301" calcext:value-type="float">
            <text:p>152.232333983</text:p>
          </table:table-cell>
          <table:table-cell office:value-type="float" office:value="152.267703649847" calcext:value-type="float">
            <text:p>152.2677036498</text:p>
          </table:table-cell>
          <table:table-cell table:number-columns-repeated="3"/>
        </table:table-row>
        <table:table-row table:style-name="ro1">
          <table:table-cell office:value-type="float" office:value="1.12027723747853" calcext:value-type="float">
            <text:p>1.1202772375</text:p>
          </table:table-cell>
          <table:table-cell table:formula="of:=[.A1826]-1" office:value-type="float" office:value="0.12027723747853" calcext:value-type="float">
            <text:p>0.1202772375</text:p>
          </table:table-cell>
          <table:table-cell table:formula="of:=[.B1826]+[.$C$1]" office:value-type="float" office:value="0.29027723747853" calcext:value-type="float">
            <text:p>0.2902772375</text:p>
          </table:table-cell>
          <table:table-cell table:formula="of:=[.D1825]+([.D1825]*[.C1826]/100)" office:value-type="float" office:value="80.7930827961321" calcext:value-type="float">
            <text:p>80.7930827961</text:p>
          </table:table-cell>
          <table:table-cell office:value-type="float" office:value="152.63201959541" calcext:value-type="float">
            <text:p>152.6320195954</text:p>
          </table:table-cell>
          <table:table-cell office:value-type="float" office:value="152.23233398301" calcext:value-type="float">
            <text:p>152.232333983</text:p>
          </table:table-cell>
          <table:table-cell table:number-columns-repeated="3"/>
        </table:table-row>
        <table:table-row table:style-name="ro1">
          <table:table-cell office:value-type="float" office:value="0.991728221170182" calcext:value-type="float">
            <text:p>0.9917282212</text:p>
          </table:table-cell>
          <table:table-cell table:formula="of:=[.A1827]-1" office:value-type="float" office:value="-0.00827177882981789" calcext:value-type="float">
            <text:p>-0.0082717788</text:p>
          </table:table-cell>
          <table:table-cell table:formula="of:=[.B1827]+[.$C$1]" office:value-type="float" office:value="0.161728221170182" calcext:value-type="float">
            <text:p>0.1617282212</text:p>
          </table:table-cell>
          <table:table-cell table:formula="of:=[.D1826]+([.D1826]*[.C1827]/100)" office:value-type="float" office:value="80.9237480117668" calcext:value-type="float">
            <text:p>80.9237480118</text:p>
          </table:table-cell>
          <table:table-cell office:value-type="float" office:value="151.099339353027" calcext:value-type="float">
            <text:p>151.099339353</text:p>
          </table:table-cell>
          <table:table-cell office:value-type="float" office:value="152.63201959541" calcext:value-type="float">
            <text:p>152.6320195954</text:p>
          </table:table-cell>
          <table:table-cell table:number-columns-repeated="3"/>
        </table:table-row>
        <table:table-row table:style-name="ro1">
          <table:table-cell office:value-type="float" office:value="0.584919384838908" calcext:value-type="float">
            <text:p>0.5849193848</text:p>
          </table:table-cell>
          <table:table-cell table:formula="of:=[.A1828]-1" office:value-type="float" office:value="-0.415080615161092" calcext:value-type="float">
            <text:p>-0.4150806152</text:p>
          </table:table-cell>
          <table:table-cell table:formula="of:=[.B1828]+[.$C$1]" office:value-type="float" office:value="-0.245080615161092" calcext:value-type="float">
            <text:p>-0.2450806152</text:p>
          </table:table-cell>
          <table:table-cell table:formula="of:=[.D1827]+([.D1827]*[.C1828]/100)" office:value-type="float" office:value="80.7254195923282" calcext:value-type="float">
            <text:p>80.7254195923</text:p>
          </table:table-cell>
          <table:table-cell office:value-type="float" office:value="151.335658698866" calcext:value-type="float">
            <text:p>151.3356586989</text:p>
          </table:table-cell>
          <table:table-cell office:value-type="float" office:value="151.099339353027" calcext:value-type="float">
            <text:p>151.099339353</text:p>
          </table:table-cell>
          <table:table-cell table:number-columns-repeated="3"/>
        </table:table-row>
        <table:table-row table:style-name="ro1">
          <table:table-cell office:value-type="float" office:value="0.821993325503053" calcext:value-type="float">
            <text:p>0.8219933255</text:p>
          </table:table-cell>
          <table:table-cell table:formula="of:=[.A1829]-1" office:value-type="float" office:value="-0.178006674496947" calcext:value-type="float">
            <text:p>-0.1780066745</text:p>
          </table:table-cell>
          <table:table-cell table:formula="of:=[.B1829]+[.$C$1]" office:value-type="float" office:value="-0.00800667449694695" calcext:value-type="float">
            <text:p>-0.0080066745</text:p>
          </table:table-cell>
          <table:table-cell table:formula="of:=[.D1828]+([.D1828]*[.C1829]/100)" office:value-type="float" office:value="80.7189561707451" calcext:value-type="float">
            <text:p>80.7189561707</text:p>
          </table:table-cell>
          <table:table-cell office:value-type="float" office:value="150.858509332637" calcext:value-type="float">
            <text:p>150.8585093326</text:p>
          </table:table-cell>
          <table:table-cell office:value-type="float" office:value="151.335658698866" calcext:value-type="float">
            <text:p>151.3356586989</text:p>
          </table:table-cell>
          <table:table-cell table:number-columns-repeated="3"/>
        </table:table-row>
        <table:table-row table:style-name="ro1">
          <table:table-cell office:value-type="float" office:value="1.52120158240096" calcext:value-type="float">
            <text:p>1.5212015824</text:p>
          </table:table-cell>
          <table:table-cell table:formula="of:=[.A1830]-1" office:value-type="float" office:value="0.52120158240096" calcext:value-type="float">
            <text:p>0.5212015824</text:p>
          </table:table-cell>
          <table:table-cell table:formula="of:=[.B1830]+[.$C$1]" office:value-type="float" office:value="0.69120158240096" calcext:value-type="float">
            <text:p>0.6912015824</text:p>
          </table:table-cell>
          <table:table-cell table:formula="of:=[.D1829]+([.D1829]*[.C1830]/100)" office:value-type="float" office:value="81.2768868730949" calcext:value-type="float">
            <text:p>81.2768868731</text:p>
          </table:table-cell>
          <table:table-cell office:value-type="float" office:value="148.692637051648" calcext:value-type="float">
            <text:p>148.6926370516</text:p>
          </table:table-cell>
          <table:table-cell office:value-type="float" office:value="150.858509332637" calcext:value-type="float">
            <text:p>150.8585093326</text:p>
          </table:table-cell>
          <table:table-cell table:number-columns-repeated="3"/>
        </table:table-row>
        <table:table-row table:style-name="ro1">
          <table:table-cell office:value-type="float" office:value="0.631831544913474" calcext:value-type="float">
            <text:p>0.6318315449</text:p>
          </table:table-cell>
          <table:table-cell table:formula="of:=[.A1831]-1" office:value-type="float" office:value="-0.368168455086526" calcext:value-type="float">
            <text:p>-0.3681684551</text:p>
          </table:table-cell>
          <table:table-cell table:formula="of:=[.B1831]+[.$C$1]" office:value-type="float" office:value="-0.198168455086526" calcext:value-type="float">
            <text:p>-0.1981684551</text:p>
          </table:table-cell>
          <table:table-cell table:formula="of:=[.D1830]+([.D1830]*[.C1831]/100)" office:value-type="float" office:value="81.115821722036" calcext:value-type="float">
            <text:p>81.115821722</text:p>
          </table:table-cell>
          <table:table-cell office:value-type="float" office:value="146.964117012933" calcext:value-type="float">
            <text:p>146.9641170129</text:p>
          </table:table-cell>
          <table:table-cell office:value-type="float" office:value="148.692637051648" calcext:value-type="float">
            <text:p>148.6926370516</text:p>
          </table:table-cell>
          <table:table-cell table:number-columns-repeated="3"/>
        </table:table-row>
        <table:table-row table:style-name="ro1">
          <table:table-cell office:value-type="float" office:value="0.643787403045604" calcext:value-type="float">
            <text:p>0.643787403</text:p>
          </table:table-cell>
          <table:table-cell table:formula="of:=[.A1832]-1" office:value-type="float" office:value="-0.356212596954396" calcext:value-type="float">
            <text:p>-0.356212597</text:p>
          </table:table-cell>
          <table:table-cell table:formula="of:=[.B1832]+[.$C$1]" office:value-type="float" office:value="-0.186212596954396" calcext:value-type="float">
            <text:p>-0.186212597</text:p>
          </table:table-cell>
          <table:table-cell table:formula="of:=[.D1831]+([.D1831]*[.C1832]/100)" office:value-type="float" office:value="80.9647738438665" calcext:value-type="float">
            <text:p>80.9647738439</text:p>
          </table:table-cell>
          <table:table-cell office:value-type="float" office:value="148.990391442793" calcext:value-type="float">
            <text:p>148.9903914428</text:p>
          </table:table-cell>
          <table:table-cell office:value-type="float" office:value="146.964117012933" calcext:value-type="float">
            <text:p>146.9641170129</text:p>
          </table:table-cell>
          <table:table-cell table:number-columns-repeated="3"/>
        </table:table-row>
        <table:table-row table:style-name="ro1">
          <table:table-cell office:value-type="float" office:value="0.667913384959864" calcext:value-type="float">
            <text:p>0.667913385</text:p>
          </table:table-cell>
          <table:table-cell table:formula="of:=[.A1833]-1" office:value-type="float" office:value="-0.332086615040136" calcext:value-type="float">
            <text:p>-0.332086615</text:p>
          </table:table-cell>
          <table:table-cell table:formula="of:=[.B1833]+[.$C$1]" office:value-type="float" office:value="-0.162086615040136" calcext:value-type="float">
            <text:p>-0.162086615</text:p>
          </table:table-cell>
          <table:table-cell table:formula="of:=[.D1832]+([.D1832]*[.C1833]/100)" office:value-type="float" office:value="80.8335407825681" calcext:value-type="float">
            <text:p>80.8335407826</text:p>
          </table:table-cell>
          <table:table-cell office:value-type="float" office:value="149.045701284586" calcext:value-type="float">
            <text:p>149.0457012846</text:p>
          </table:table-cell>
          <table:table-cell office:value-type="float" office:value="148.990391442793" calcext:value-type="float">
            <text:p>148.9903914428</text:p>
          </table:table-cell>
          <table:table-cell table:number-columns-repeated="3"/>
        </table:table-row>
        <table:table-row table:style-name="ro1">
          <table:table-cell office:value-type="float" office:value="0.558615797613779" calcext:value-type="float">
            <text:p>0.5586157976</text:p>
          </table:table-cell>
          <table:table-cell table:formula="of:=[.A1834]-1" office:value-type="float" office:value="-0.441384202386221" calcext:value-type="float">
            <text:p>-0.4413842024</text:p>
          </table:table-cell>
          <table:table-cell table:formula="of:=[.B1834]+[.$C$1]" office:value-type="float" office:value="-0.271384202386221" calcext:value-type="float">
            <text:p>-0.2713842024</text:p>
          </table:table-cell>
          <table:table-cell table:formula="of:=[.D1833]+([.D1833]*[.C1834]/100)" office:value-type="float" office:value="80.6141713226548" calcext:value-type="float">
            <text:p>80.6141713227</text:p>
          </table:table-cell>
          <table:table-cell office:value-type="float" office:value="151.15626371526" calcext:value-type="float">
            <text:p>151.1562637153</text:p>
          </table:table-cell>
          <table:table-cell office:value-type="float" office:value="149.045701284586" calcext:value-type="float">
            <text:p>149.0457012846</text:p>
          </table:table-cell>
          <table:table-cell table:number-columns-repeated="3"/>
        </table:table-row>
        <table:table-row table:style-name="ro1">
          <table:table-cell office:value-type="float" office:value="0.915004401889016" calcext:value-type="float">
            <text:p>0.9150044019</text:p>
          </table:table-cell>
          <table:table-cell table:formula="of:=[.A1835]-1" office:value-type="float" office:value="-0.0849955981109839" calcext:value-type="float">
            <text:p>-0.0849955981</text:p>
          </table:table-cell>
          <table:table-cell table:formula="of:=[.B1835]+[.$C$1]" office:value-type="float" office:value="0.0850044018890161" calcext:value-type="float">
            <text:p>0.0850044019</text:p>
          </table:table-cell>
          <table:table-cell table:formula="of:=[.D1834]+([.D1834]*[.C1835]/100)" office:value-type="float" office:value="80.6826969168254" calcext:value-type="float">
            <text:p>80.6826969168</text:p>
          </table:table-cell>
          <table:table-cell office:value-type="float" office:value="151.118680319863" calcext:value-type="float">
            <text:p>151.1186803199</text:p>
          </table:table-cell>
          <table:table-cell office:value-type="float" office:value="151.15626371526" calcext:value-type="float">
            <text:p>151.1562637153</text:p>
          </table:table-cell>
          <table:table-cell table:number-columns-repeated="3"/>
        </table:table-row>
        <table:table-row table:style-name="ro1">
          <table:table-cell office:value-type="float" office:value="0.709600160184935" calcext:value-type="float">
            <text:p>0.7096001602</text:p>
          </table:table-cell>
          <table:table-cell table:formula="of:=[.A1836]-1" office:value-type="float" office:value="-0.290399839815065" calcext:value-type="float">
            <text:p>-0.2903998398</text:p>
          </table:table-cell>
          <table:table-cell table:formula="of:=[.B1836]+[.$C$1]" office:value-type="float" office:value="-0.120399839815065" calcext:value-type="float">
            <text:p>-0.1203998398</text:p>
          </table:table-cell>
          <table:table-cell table:formula="of:=[.D1835]+([.D1835]*[.C1836]/100)" office:value-type="float" office:value="80.585555078979" calcext:value-type="float">
            <text:p>80.585555079</text:p>
          </table:table-cell>
          <table:table-cell office:value-type="float" office:value="151.894699250477" calcext:value-type="float">
            <text:p>151.8946992505</text:p>
          </table:table-cell>
          <table:table-cell office:value-type="float" office:value="151.118680319863" calcext:value-type="float">
            <text:p>151.1186803199</text:p>
          </table:table-cell>
          <table:table-cell table:number-columns-repeated="3"/>
        </table:table-row>
        <table:table-row table:style-name="ro1">
          <table:table-cell office:value-type="float" office:value="0.542678205402605" calcext:value-type="float">
            <text:p>0.5426782054</text:p>
          </table:table-cell>
          <table:table-cell table:formula="of:=[.A1837]-1" office:value-type="float" office:value="-0.457321794597395" calcext:value-type="float">
            <text:p>-0.4573217946</text:p>
          </table:table-cell>
          <table:table-cell table:formula="of:=[.B1837]+[.$C$1]" office:value-type="float" office:value="-0.287321794597395" calcext:value-type="float">
            <text:p>-0.2873217946</text:p>
          </table:table-cell>
          <table:table-cell table:formula="of:=[.D1836]+([.D1836]*[.C1837]/100)" office:value-type="float" office:value="80.3540152159399" calcext:value-type="float">
            <text:p>80.3540152159</text:p>
          </table:table-cell>
          <table:table-cell office:value-type="float" office:value="151.629401745617" calcext:value-type="float">
            <text:p>151.6294017456</text:p>
          </table:table-cell>
          <table:table-cell office:value-type="float" office:value="151.894699250477" calcext:value-type="float">
            <text:p>151.8946992505</text:p>
          </table:table-cell>
          <table:table-cell table:number-columns-repeated="3"/>
        </table:table-row>
        <table:table-row table:style-name="ro1">
          <table:table-cell office:value-type="float" office:value="0.599829414521946" calcext:value-type="float">
            <text:p>0.5998294145</text:p>
          </table:table-cell>
          <table:table-cell table:formula="of:=[.A1838]-1" office:value-type="float" office:value="-0.400170585478054" calcext:value-type="float">
            <text:p>-0.4001705855</text:p>
          </table:table-cell>
          <table:table-cell table:formula="of:=[.B1838]+[.$C$1]" office:value-type="float" office:value="-0.230170585478054" calcext:value-type="float">
            <text:p>-0.2301705855</text:p>
          </table:table-cell>
          <table:table-cell table:formula="of:=[.D1837]+([.D1837]*[.C1838]/100)" office:value-type="float" office:value="80.1690639086622" calcext:value-type="float">
            <text:p>80.1690639087</text:p>
          </table:table-cell>
          <table:table-cell office:value-type="float" office:value="151.795664166288" calcext:value-type="float">
            <text:p>151.7956641663</text:p>
          </table:table-cell>
          <table:table-cell office:value-type="float" office:value="151.629401745617" calcext:value-type="float">
            <text:p>151.6294017456</text:p>
          </table:table-cell>
          <table:table-cell table:number-columns-repeated="3"/>
        </table:table-row>
        <table:table-row table:style-name="ro1">
          <table:table-cell office:value-type="float" office:value="0.707174300341689" calcext:value-type="float">
            <text:p>0.7071743003</text:p>
          </table:table-cell>
          <table:table-cell table:formula="of:=[.A1839]-1" office:value-type="float" office:value="-0.292825699658311" calcext:value-type="float">
            <text:p>-0.2928256997</text:p>
          </table:table-cell>
          <table:table-cell table:formula="of:=[.B1839]+[.$C$1]" office:value-type="float" office:value="-0.122825699658311" calcext:value-type="float">
            <text:p>-0.1228256997</text:p>
          </table:table-cell>
          <table:table-cell table:formula="of:=[.D1838]+([.D1838]*[.C1839]/100)" office:value-type="float" office:value="80.0705956950069" calcext:value-type="float">
            <text:p>80.070595695</text:p>
          </table:table-cell>
          <table:table-cell office:value-type="float" office:value="151.805900566591" calcext:value-type="float">
            <text:p>151.8059005666</text:p>
          </table:table-cell>
          <table:table-cell office:value-type="float" office:value="151.795664166288" calcext:value-type="float">
            <text:p>151.7956641663</text:p>
          </table:table-cell>
          <table:table-cell table:number-columns-repeated="3"/>
        </table:table-row>
        <table:table-row table:style-name="ro1">
          <table:table-cell office:value-type="float" office:value="0.949110975461109" calcext:value-type="float">
            <text:p>0.9491109755</text:p>
          </table:table-cell>
          <table:table-cell table:formula="of:=[.A1840]-1" office:value-type="float" office:value="-0.0508890245388909" calcext:value-type="float">
            <text:p>-0.0508890245</text:p>
          </table:table-cell>
          <table:table-cell table:formula="of:=[.B1840]+[.$C$1]" office:value-type="float" office:value="0.119110975461109" calcext:value-type="float">
            <text:p>0.1191109755</text:p>
          </table:table-cell>
          <table:table-cell table:formula="of:=[.D1839]+([.D1839]*[.C1840]/100)" office:value-type="float" office:value="80.1659685625967" calcext:value-type="float">
            <text:p>80.1659685626</text:p>
          </table:table-cell>
          <table:table-cell table:number-columns-repeated="2" office:value-type="float" office:value="151.805900566591" calcext:value-type="float">
            <text:p>151.8059005666</text:p>
          </table:table-cell>
          <table:table-cell table:number-columns-repeated="3"/>
        </table:table-row>
        <table:table-row table:style-name="ro1">
          <table:table-cell office:value-type="float" office:value="0.92545696494034" calcext:value-type="float">
            <text:p>0.9254569649</text:p>
          </table:table-cell>
          <table:table-cell table:formula="of:=[.A1841]-1" office:value-type="float" office:value="-0.07454303505966" calcext:value-type="float">
            <text:p>-0.0745430351</text:p>
          </table:table-cell>
          <table:table-cell table:formula="of:=[.B1841]+[.$C$1]" office:value-type="float" office:value="0.09545696494034" calcext:value-type="float">
            <text:p>0.0954569649</text:p>
          </table:table-cell>
          <table:table-cell table:formula="of:=[.D1840]+([.D1840]*[.C1841]/100)" office:value-type="float" office:value="80.2424925631016" calcext:value-type="float">
            <text:p>80.2424925631</text:p>
          </table:table-cell>
          <table:table-cell office:value-type="float" office:value="151.009342261425" calcext:value-type="float">
            <text:p>151.0093422614</text:p>
          </table:table-cell>
          <table:table-cell office:value-type="float" office:value="151.805900566591" calcext:value-type="float">
            <text:p>151.8059005666</text:p>
          </table:table-cell>
          <table:table-cell table:number-columns-repeated="3"/>
        </table:table-row>
        <table:table-row table:style-name="ro1">
          <table:table-cell office:value-type="float" office:value="0.860613592459198" calcext:value-type="float">
            <text:p>0.8606135925</text:p>
          </table:table-cell>
          <table:table-cell table:formula="of:=[.A1842]-1" office:value-type="float" office:value="-0.139386407540802" calcext:value-type="float">
            <text:p>-0.1393864075</text:p>
          </table:table-cell>
          <table:table-cell table:formula="of:=[.B1842]+[.$C$1]" office:value-type="float" office:value="0.0306135924591981" calcext:value-type="float">
            <text:p>0.0306135925</text:p>
          </table:table-cell>
          <table:table-cell table:formula="of:=[.D1841]+([.D1841]*[.C1842]/100)" office:value-type="float" office:value="80.267057672754" calcext:value-type="float">
            <text:p>80.2670576728</text:p>
          </table:table-cell>
          <table:table-cell office:value-type="float" office:value="152.4447018095" calcext:value-type="float">
            <text:p>152.4447018095</text:p>
          </table:table-cell>
          <table:table-cell office:value-type="float" office:value="151.009342261425" calcext:value-type="float">
            <text:p>151.0093422614</text:p>
          </table:table-cell>
          <table:table-cell table:number-columns-repeated="3"/>
        </table:table-row>
        <table:table-row table:style-name="ro1">
          <table:table-cell office:value-type="float" office:value="1.44108633786791" calcext:value-type="float">
            <text:p>1.4410863379</text:p>
          </table:table-cell>
          <table:table-cell table:formula="of:=[.A1843]-1" office:value-type="float" office:value="0.44108633786791" calcext:value-type="float">
            <text:p>0.4410863379</text:p>
          </table:table-cell>
          <table:table-cell table:formula="of:=[.B1843]+[.$C$1]" office:value-type="float" office:value="0.61108633786791" calcext:value-type="float">
            <text:p>0.6110863379</text:p>
          </table:table-cell>
          <table:table-cell table:formula="of:=[.D1842]+([.D1842]*[.C1843]/100)" office:value-type="float" office:value="80.7575586960007" calcext:value-type="float">
            <text:p>80.757558696</text:p>
          </table:table-cell>
          <table:table-cell office:value-type="float" office:value="151.092515088998" calcext:value-type="float">
            <text:p>151.092515089</text:p>
          </table:table-cell>
          <table:table-cell office:value-type="float" office:value="152.4447018095" calcext:value-type="float">
            <text:p>152.4447018095</text:p>
          </table:table-cell>
          <table:table-cell table:number-columns-repeated="3"/>
        </table:table-row>
        <table:table-row table:style-name="ro1">
          <table:table-cell office:value-type="float" office:value="0.808255799120108" calcext:value-type="float">
            <text:p>0.8082557991</text:p>
          </table:table-cell>
          <table:table-cell table:formula="of:=[.A1844]-1" office:value-type="float" office:value="-0.191744200879892" calcext:value-type="float">
            <text:p>-0.1917442009</text:p>
          </table:table-cell>
          <table:table-cell table:formula="of:=[.B1844]+[.$C$1]" office:value-type="float" office:value="-0.021744200879892" calcext:value-type="float">
            <text:p>-0.0217442009</text:p>
          </table:table-cell>
          <table:table-cell table:formula="of:=[.D1843]+([.D1843]*[.C1844]/100)" office:value-type="float" office:value="80.7399986102121" calcext:value-type="float">
            <text:p>80.7399986102</text:p>
          </table:table-cell>
          <table:table-cell office:value-type="float" office:value="148.944885236571" calcext:value-type="float">
            <text:p>148.9448852366</text:p>
          </table:table-cell>
          <table:table-cell office:value-type="float" office:value="151.092515088998" calcext:value-type="float">
            <text:p>151.092515089</text:p>
          </table:table-cell>
          <table:table-cell table:number-columns-repeated="3"/>
        </table:table-row>
        <table:table-row table:style-name="ro1">
          <table:table-cell office:value-type="float" office:value="0.923677118973209" calcext:value-type="float">
            <text:p>0.923677119</text:p>
          </table:table-cell>
          <table:table-cell table:formula="of:=[.A1845]-1" office:value-type="float" office:value="-0.076322881026791" calcext:value-type="float">
            <text:p>-0.076322881</text:p>
          </table:table-cell>
          <table:table-cell table:formula="of:=[.B1845]+[.$C$1]" office:value-type="float" office:value="0.093677118973209" calcext:value-type="float">
            <text:p>0.093677119</text:p>
          </table:table-cell>
          <table:table-cell table:formula="of:=[.D1844]+([.D1844]*[.C1845]/100)" office:value-type="float" office:value="80.8156335147692" calcext:value-type="float">
            <text:p>80.8156335148</text:p>
          </table:table-cell>
          <table:table-cell office:value-type="float" office:value="152.097696197608" calcext:value-type="float">
            <text:p>152.0976961976</text:p>
          </table:table-cell>
          <table:table-cell office:value-type="float" office:value="148.944885236571" calcext:value-type="float">
            <text:p>148.9448852366</text:p>
          </table:table-cell>
          <table:table-cell table:number-columns-repeated="3"/>
        </table:table-row>
        <table:table-row table:style-name="ro1">
          <table:table-cell office:value-type="float" office:value="0.420541400326673" calcext:value-type="float">
            <text:p>0.4205414003</text:p>
          </table:table-cell>
          <table:table-cell table:formula="of:=[.A1846]-1" office:value-type="float" office:value="-0.579458599673327" calcext:value-type="float">
            <text:p>-0.5794585997</text:p>
          </table:table-cell>
          <table:table-cell table:formula="of:=[.B1846]+[.$C$1]" office:value-type="float" office:value="-0.409458599673327" calcext:value-type="float">
            <text:p>-0.4094585997</text:p>
          </table:table-cell>
          <table:table-cell table:formula="of:=[.D1845]+([.D1845]*[.C1846]/100)" office:value-type="float" office:value="80.4847269534625" calcext:value-type="float">
            <text:p>80.4847269535</text:p>
          </table:table-cell>
          <table:table-cell office:value-type="float" office:value="151.099589022366" calcext:value-type="float">
            <text:p>151.0995890224</text:p>
          </table:table-cell>
          <table:table-cell office:value-type="float" office:value="152.097696197608" calcext:value-type="float">
            <text:p>152.0976961976</text:p>
          </table:table-cell>
          <table:table-cell table:number-columns-repeated="3"/>
        </table:table-row>
        <table:table-row table:style-name="ro1">
          <table:table-cell office:value-type="float" office:value="1.15930359678105" calcext:value-type="float">
            <text:p>1.1593035968</text:p>
          </table:table-cell>
          <table:table-cell table:formula="of:=[.A1847]-1" office:value-type="float" office:value="0.15930359678105" calcext:value-type="float">
            <text:p>0.1593035968</text:p>
          </table:table-cell>
          <table:table-cell table:formula="of:=[.B1847]+[.$C$1]" office:value-type="float" office:value="0.32930359678105" calcext:value-type="float">
            <text:p>0.3293035968</text:p>
          </table:table-cell>
          <table:table-cell table:formula="of:=[.D1846]+([.D1846]*[.C1847]/100)" office:value-type="float" office:value="80.7497660541796" calcext:value-type="float">
            <text:p>80.7497660542</text:p>
          </table:table-cell>
          <table:table-cell office:value-type="float" office:value="149.714679102753" calcext:value-type="float">
            <text:p>149.7146791028</text:p>
          </table:table-cell>
          <table:table-cell office:value-type="float" office:value="151.099589022366" calcext:value-type="float">
            <text:p>151.0995890224</text:p>
          </table:table-cell>
          <table:table-cell table:number-columns-repeated="3"/>
        </table:table-row>
        <table:table-row table:style-name="ro1">
          <table:table-cell office:value-type="float" office:value="0.71413697737928" calcext:value-type="float">
            <text:p>0.7141369774</text:p>
          </table:table-cell>
          <table:table-cell table:formula="of:=[.A1848]-1" office:value-type="float" office:value="-0.28586302262072" calcext:value-type="float">
            <text:p>-0.2858630226</text:p>
          </table:table-cell>
          <table:table-cell table:formula="of:=[.B1848]+[.$C$1]" office:value-type="float" office:value="-0.11586302262072" calcext:value-type="float">
            <text:p>-0.1158630226</text:p>
          </table:table-cell>
          <table:table-cell table:formula="of:=[.D1847]+([.D1847]*[.C1848]/100)" office:value-type="float" office:value="80.6562069344701" calcext:value-type="float">
            <text:p>80.6562069345</text:p>
          </table:table-cell>
          <table:table-cell office:value-type="float" office:value="149.069569569459" calcext:value-type="float">
            <text:p>149.0695695695</text:p>
          </table:table-cell>
          <table:table-cell office:value-type="float" office:value="149.714679102753" calcext:value-type="float">
            <text:p>149.7146791028</text:p>
          </table:table-cell>
          <table:table-cell table:number-columns-repeated="3"/>
        </table:table-row>
        <table:table-row table:style-name="ro1">
          <table:table-cell office:value-type="float" office:value="0.788360051270386" calcext:value-type="float">
            <text:p>0.7883600513</text:p>
          </table:table-cell>
          <table:table-cell table:formula="of:=[.A1849]-1" office:value-type="float" office:value="-0.211639948729614" calcext:value-type="float">
            <text:p>-0.2116399487</text:p>
          </table:table-cell>
          <table:table-cell table:formula="of:=[.B1849]+[.$C$1]" office:value-type="float" office:value="-0.0416399487296139" calcext:value-type="float">
            <text:p>-0.0416399487</text:p>
          </table:table-cell>
          <table:table-cell table:formula="of:=[.D1848]+([.D1848]*[.C1849]/100)" office:value-type="float" office:value="80.6226217312553" calcext:value-type="float">
            <text:p>80.6226217313</text:p>
          </table:table-cell>
          <table:table-cell office:value-type="float" office:value="149.772202673105" calcext:value-type="float">
            <text:p>149.7722026731</text:p>
          </table:table-cell>
          <table:table-cell office:value-type="float" office:value="149.069569569459" calcext:value-type="float">
            <text:p>149.0695695695</text:p>
          </table:table-cell>
          <table:table-cell table:number-columns-repeated="3"/>
        </table:table-row>
        <table:table-row table:style-name="ro1">
          <table:table-cell office:value-type="float" office:value="1.17189748839042" calcext:value-type="float">
            <text:p>1.1718974884</text:p>
          </table:table-cell>
          <table:table-cell table:formula="of:=[.A1850]-1" office:value-type="float" office:value="0.17189748839042" calcext:value-type="float">
            <text:p>0.1718974884</text:p>
          </table:table-cell>
          <table:table-cell table:formula="of:=[.B1850]+[.$C$1]" office:value-type="float" office:value="0.34189748839042" calcext:value-type="float">
            <text:p>0.3418974884</text:p>
          </table:table-cell>
          <table:table-cell table:formula="of:=[.D1849]+([.D1849]*[.C1850]/100)" office:value-type="float" office:value="80.898268450029" calcext:value-type="float">
            <text:p>80.89826845</text:p>
          </table:table-cell>
          <table:table-cell office:value-type="float" office:value="147.134307560566" calcext:value-type="float">
            <text:p>147.1343075606</text:p>
          </table:table-cell>
          <table:table-cell office:value-type="float" office:value="149.772202673105" calcext:value-type="float">
            <text:p>149.7722026731</text:p>
          </table:table-cell>
          <table:table-cell table:number-columns-repeated="3"/>
        </table:table-row>
        <table:table-row table:style-name="ro1">
          <table:table-cell office:value-type="float" office:value="0.706041287702597" calcext:value-type="float">
            <text:p>0.7060412877</text:p>
          </table:table-cell>
          <table:table-cell table:formula="of:=[.A1851]-1" office:value-type="float" office:value="-0.293958712297403" calcext:value-type="float">
            <text:p>-0.2939587123</text:p>
          </table:table-cell>
          <table:table-cell table:formula="of:=[.B1851]+[.$C$1]" office:value-type="float" office:value="-0.123958712297403" calcext:value-type="float">
            <text:p>-0.1239587123</text:p>
          </table:table-cell>
          <table:table-cell table:formula="of:=[.D1850]+([.D1850]*[.C1851]/100)" office:value-type="float" office:value="80.7979879981875" calcext:value-type="float">
            <text:p>80.7979879982</text:p>
          </table:table-cell>
          <table:table-cell office:value-type="float" office:value="148.014538023461" calcext:value-type="float">
            <text:p>148.0145380235</text:p>
          </table:table-cell>
          <table:table-cell office:value-type="float" office:value="147.134307560566" calcext:value-type="float">
            <text:p>147.1343075606</text:p>
          </table:table-cell>
          <table:table-cell table:number-columns-repeated="3"/>
        </table:table-row>
        <table:table-row table:style-name="ro1">
          <table:table-cell office:value-type="float" office:value="0.629887810802151" calcext:value-type="float">
            <text:p>0.6298878108</text:p>
          </table:table-cell>
          <table:table-cell table:formula="of:=[.A1852]-1" office:value-type="float" office:value="-0.370112189197849" calcext:value-type="float">
            <text:p>-0.3701121892</text:p>
          </table:table-cell>
          <table:table-cell table:formula="of:=[.B1852]+[.$C$1]" office:value-type="float" office:value="-0.200112189197849" calcext:value-type="float">
            <text:p>-0.2001121892</text:p>
          </table:table-cell>
          <table:table-cell table:formula="of:=[.D1851]+([.D1851]*[.C1852]/100)" office:value-type="float" office:value="80.6363013755765" calcext:value-type="float">
            <text:p>80.6363013756</text:p>
          </table:table-cell>
          <table:table-cell office:value-type="float" office:value="149.347467003081" calcext:value-type="float">
            <text:p>149.3474670031</text:p>
          </table:table-cell>
          <table:table-cell office:value-type="float" office:value="148.014538023461" calcext:value-type="float">
            <text:p>148.0145380235</text:p>
          </table:table-cell>
          <table:table-cell table:number-columns-repeated="3"/>
        </table:table-row>
        <table:table-row table:style-name="ro1">
          <table:table-cell office:value-type="float" office:value="0.86009905470952" calcext:value-type="float">
            <text:p>0.8600990547</text:p>
          </table:table-cell>
          <table:table-cell table:formula="of:=[.A1853]-1" office:value-type="float" office:value="-0.13990094529048" calcext:value-type="float">
            <text:p>-0.1399009453</text:p>
          </table:table-cell>
          <table:table-cell table:formula="of:=[.B1853]+[.$C$1]" office:value-type="float" office:value="0.03009905470952" calcext:value-type="float">
            <text:p>0.0300990547</text:p>
          </table:table-cell>
          <table:table-cell table:formula="of:=[.D1852]+([.D1852]*[.C1853]/100)" office:value-type="float" office:value="80.6605721400432" calcext:value-type="float">
            <text:p>80.66057214</text:p>
          </table:table-cell>
          <table:table-cell office:value-type="float" office:value="151.257928640733" calcext:value-type="float">
            <text:p>151.2579286407</text:p>
          </table:table-cell>
          <table:table-cell office:value-type="float" office:value="149.347467003081" calcext:value-type="float">
            <text:p>149.3474670031</text:p>
          </table:table-cell>
          <table:table-cell table:number-columns-repeated="3"/>
        </table:table-row>
        <table:table-row table:style-name="ro1">
          <table:table-cell office:value-type="float" office:value="0.769881426273288" calcext:value-type="float">
            <text:p>0.7698814263</text:p>
          </table:table-cell>
          <table:table-cell table:formula="of:=[.A1854]-1" office:value-type="float" office:value="-0.230118573726712" calcext:value-type="float">
            <text:p>-0.2301185737</text:p>
          </table:table-cell>
          <table:table-cell table:formula="of:=[.B1854]+[.$C$1]" office:value-type="float" office:value="-0.0601185737267119" calcext:value-type="float">
            <text:p>-0.0601185737</text:p>
          </table:table-cell>
          <table:table-cell table:formula="of:=[.D1853]+([.D1853]*[.C1854]/100)" office:value-type="float" office:value="80.6120801545128" calcext:value-type="float">
            <text:p>80.6120801545</text:p>
          </table:table-cell>
          <table:table-cell office:value-type="float" office:value="149.099729501231" calcext:value-type="float">
            <text:p>149.0997295012</text:p>
          </table:table-cell>
          <table:table-cell office:value-type="float" office:value="151.257928640733" calcext:value-type="float">
            <text:p>151.2579286407</text:p>
          </table:table-cell>
          <table:table-cell table:number-columns-repeated="3"/>
        </table:table-row>
        <table:table-row table:style-name="ro1">
          <table:table-cell office:value-type="float" office:value="0.629733294738938" calcext:value-type="float">
            <text:p>0.6297332947</text:p>
          </table:table-cell>
          <table:table-cell table:formula="of:=[.A1855]-1" office:value-type="float" office:value="-0.370266705261062" calcext:value-type="float">
            <text:p>-0.3702667053</text:p>
          </table:table-cell>
          <table:table-cell table:formula="of:=[.B1855]+[.$C$1]" office:value-type="float" office:value="-0.200266705261062" calcext:value-type="float">
            <text:p>-0.2002667053</text:p>
          </table:table-cell>
          <table:table-cell table:formula="of:=[.D1854]+([.D1854]*[.C1855]/100)" office:value-type="float" office:value="80.450640997545" calcext:value-type="float">
            <text:p>80.4506409975</text:p>
          </table:table-cell>
          <table:table-cell office:value-type="float" office:value="145.969688278269" calcext:value-type="float">
            <text:p>145.9696882783</text:p>
          </table:table-cell>
          <table:table-cell office:value-type="float" office:value="149.099729501231" calcext:value-type="float">
            <text:p>149.0997295012</text:p>
          </table:table-cell>
          <table:table-cell table:number-columns-repeated="3"/>
        </table:table-row>
        <table:table-row table:style-name="ro1">
          <table:table-cell office:value-type="float" office:value="0.933688862498761" calcext:value-type="float">
            <text:p>0.9336888625</text:p>
          </table:table-cell>
          <table:table-cell table:formula="of:=[.A1856]-1" office:value-type="float" office:value="-0.066311137501239" calcext:value-type="float">
            <text:p>-0.0663111375</text:p>
          </table:table-cell>
          <table:table-cell table:formula="of:=[.B1856]+[.$C$1]" office:value-type="float" office:value="0.103688862498761" calcext:value-type="float">
            <text:p>0.1036888625</text:p>
          </table:table-cell>
          <table:table-cell table:formula="of:=[.D1855]+([.D1855]*[.C1856]/100)" office:value-type="float" office:value="80.5340593520683" calcext:value-type="float">
            <text:p>80.5340593521</text:p>
          </table:table-cell>
          <table:table-cell office:value-type="float" office:value="147.018478124871" calcext:value-type="float">
            <text:p>147.0184781249</text:p>
          </table:table-cell>
          <table:table-cell office:value-type="float" office:value="145.969688278269" calcext:value-type="float">
            <text:p>145.9696882783</text:p>
          </table:table-cell>
          <table:table-cell table:number-columns-repeated="3"/>
        </table:table-row>
        <table:table-row table:style-name="ro1">
          <table:table-cell office:value-type="float" office:value="0.701668979540494" calcext:value-type="float">
            <text:p>0.7016689795</text:p>
          </table:table-cell>
          <table:table-cell table:formula="of:=[.A1857]-1" office:value-type="float" office:value="-0.298331020459506" calcext:value-type="float">
            <text:p>-0.2983310205</text:p>
          </table:table-cell>
          <table:table-cell table:formula="of:=[.B1857]+[.$C$1]" office:value-type="float" office:value="-0.128331020459506" calcext:value-type="float">
            <text:p>-0.1283310205</text:p>
          </table:table-cell>
          <table:table-cell table:formula="of:=[.D1856]+([.D1856]*[.C1857]/100)" office:value-type="float" office:value="80.4307091718843" calcext:value-type="float">
            <text:p>80.4307091719</text:p>
          </table:table-cell>
          <table:table-cell office:value-type="float" office:value="148.430152474945" calcext:value-type="float">
            <text:p>148.4301524749</text:p>
          </table:table-cell>
          <table:table-cell office:value-type="float" office:value="147.018478124871" calcext:value-type="float">
            <text:p>147.0184781249</text:p>
          </table:table-cell>
          <table:table-cell table:number-columns-repeated="3"/>
        </table:table-row>
        <table:table-row table:style-name="ro1">
          <table:table-cell office:value-type="float" office:value="0.573820221511798" calcext:value-type="float">
            <text:p>0.5738202215</text:p>
          </table:table-cell>
          <table:table-cell table:formula="of:=[.A1858]-1" office:value-type="float" office:value="-0.426179778488202" calcext:value-type="float">
            <text:p>-0.4261797785</text:p>
          </table:table-cell>
          <table:table-cell table:formula="of:=[.B1858]+[.$C$1]" office:value-type="float" office:value="-0.256179778488202" calcext:value-type="float">
            <text:p>-0.2561797785</text:p>
          </table:table-cell>
          <table:table-cell table:formula="of:=[.D1857]+([.D1857]*[.C1858]/100)" office:value-type="float" office:value="80.2246619592913" calcext:value-type="float">
            <text:p>80.2246619593</text:p>
          </table:table-cell>
          <table:table-cell office:value-type="float" office:value="150.00962055722" calcext:value-type="float">
            <text:p>150.0096205572</text:p>
          </table:table-cell>
          <table:table-cell office:value-type="float" office:value="148.430152474945" calcext:value-type="float">
            <text:p>148.4301524749</text:p>
          </table:table-cell>
          <table:table-cell table:number-columns-repeated="3"/>
        </table:table-row>
        <table:table-row table:style-name="ro1">
          <table:table-cell office:value-type="float" office:value="1.12111592966199" calcext:value-type="float">
            <text:p>1.1211159297</text:p>
          </table:table-cell>
          <table:table-cell table:formula="of:=[.A1859]-1" office:value-type="float" office:value="0.12111592966199" calcext:value-type="float">
            <text:p>0.1211159297</text:p>
          </table:table-cell>
          <table:table-cell table:formula="of:=[.B1859]+[.$C$1]" office:value-type="float" office:value="0.29111592966199" calcext:value-type="float">
            <text:p>0.2911159297</text:p>
          </table:table-cell>
          <table:table-cell table:formula="of:=[.D1858]+([.D1858]*[.C1859]/100)" office:value-type="float" office:value="80.4582087297723" calcext:value-type="float">
            <text:p>80.4582087298</text:p>
          </table:table-cell>
          <table:table-cell office:value-type="float" office:value="149.579775013048" calcext:value-type="float">
            <text:p>149.579775013</text:p>
          </table:table-cell>
          <table:table-cell office:value-type="float" office:value="150.00962055722" calcext:value-type="float">
            <text:p>150.0096205572</text:p>
          </table:table-cell>
          <table:table-cell table:number-columns-repeated="3"/>
        </table:table-row>
        <table:table-row table:style-name="ro1">
          <table:table-cell office:value-type="float" office:value="0.561786893038876" calcext:value-type="float">
            <text:p>0.561786893</text:p>
          </table:table-cell>
          <table:table-cell table:formula="of:=[.A1860]-1" office:value-type="float" office:value="-0.438213106961124" calcext:value-type="float">
            <text:p>-0.438213107</text:p>
          </table:table-cell>
          <table:table-cell table:formula="of:=[.B1860]+[.$C$1]" office:value-type="float" office:value="-0.268213106961124" calcext:value-type="float">
            <text:p>-0.268213107</text:p>
          </table:table-cell>
          <table:table-cell table:formula="of:=[.D1859]+([.D1859]*[.C1860]/100)" office:value-type="float" office:value="80.2424092683329" calcext:value-type="float">
            <text:p>80.2424092683</text:p>
          </table:table-cell>
          <table:table-cell office:value-type="float" office:value="149.376095631844" calcext:value-type="float">
            <text:p>149.3760956318</text:p>
          </table:table-cell>
          <table:table-cell office:value-type="float" office:value="149.579775013048" calcext:value-type="float">
            <text:p>149.579775013</text:p>
          </table:table-cell>
          <table:table-cell table:number-columns-repeated="3"/>
        </table:table-row>
        <table:table-row table:style-name="ro1">
          <table:table-cell office:value-type="float" office:value="1.6854954521671" calcext:value-type="float">
            <text:p>1.6854954522</text:p>
          </table:table-cell>
          <table:table-cell table:formula="of:=[.A1861]-1" office:value-type="float" office:value="0.6854954521671" calcext:value-type="float">
            <text:p>0.6854954522</text:p>
          </table:table-cell>
          <table:table-cell table:formula="of:=[.B1861]+[.$C$1]" office:value-type="float" office:value="0.8554954521671" calcext:value-type="float">
            <text:p>0.8554954522</text:p>
          </table:table-cell>
          <table:table-cell table:formula="of:=[.D1860]+([.D1860]*[.C1861]/100)" office:value-type="float" office:value="80.9288794303328" calcext:value-type="float">
            <text:p>80.9288794303</text:p>
          </table:table-cell>
          <table:table-cell office:value-type="float" office:value="151.018380254013" calcext:value-type="float">
            <text:p>151.018380254</text:p>
          </table:table-cell>
          <table:table-cell office:value-type="float" office:value="149.376095631844" calcext:value-type="float">
            <text:p>149.3760956318</text:p>
          </table:table-cell>
          <table:table-cell table:number-columns-repeated="3"/>
        </table:table-row>
        <table:table-row table:style-name="ro1">
          <table:table-cell office:value-type="float" office:value="0.955904542282172" calcext:value-type="float">
            <text:p>0.9559045423</text:p>
          </table:table-cell>
          <table:table-cell table:formula="of:=[.A1862]-1" office:value-type="float" office:value="-0.044095457717828" calcext:value-type="float">
            <text:p>-0.0440954577</text:p>
          </table:table-cell>
          <table:table-cell table:formula="of:=[.B1862]+[.$C$1]" office:value-type="float" office:value="0.125904542282172" calcext:value-type="float">
            <text:p>0.1259045423</text:p>
          </table:table-cell>
          <table:table-cell table:formula="of:=[.D1861]+([.D1861]*[.C1862]/100)" office:value-type="float" office:value="81.0307725655536" calcext:value-type="float">
            <text:p>81.0307725656</text:p>
          </table:table-cell>
          <table:table-cell office:value-type="float" office:value="150.020356296202" calcext:value-type="float">
            <text:p>150.0203562962</text:p>
          </table:table-cell>
          <table:table-cell office:value-type="float" office:value="151.018380254013" calcext:value-type="float">
            <text:p>151.018380254</text:p>
          </table:table-cell>
          <table:table-cell table:number-columns-repeated="3"/>
        </table:table-row>
        <table:table-row table:style-name="ro1">
          <table:table-cell office:value-type="float" office:value="0.946003140445989" calcext:value-type="float">
            <text:p>0.9460031404</text:p>
          </table:table-cell>
          <table:table-cell table:formula="of:=[.A1863]-1" office:value-type="float" office:value="-0.0539968595540109" calcext:value-type="float">
            <text:p>-0.0539968596</text:p>
          </table:table-cell>
          <table:table-cell table:formula="of:=[.B1863]+[.$C$1]" office:value-type="float" office:value="0.116003140445989" calcext:value-type="float">
            <text:p>0.1160031404</text:p>
          </table:table-cell>
          <table:table-cell table:formula="of:=[.D1862]+([.D1862]*[.C1863]/100)" office:value-type="float" office:value="81.1247708064573" calcext:value-type="float">
            <text:p>81.1247708065</text:p>
          </table:table-cell>
          <table:table-cell office:value-type="float" office:value="148.496281281673" calcext:value-type="float">
            <text:p>148.4962812817</text:p>
          </table:table-cell>
          <table:table-cell office:value-type="float" office:value="150.020356296202" calcext:value-type="float">
            <text:p>150.0203562962</text:p>
          </table:table-cell>
          <table:table-cell table:number-columns-repeated="3"/>
        </table:table-row>
        <table:table-row table:style-name="ro1">
          <table:table-cell office:value-type="float" office:value="0.821212349440614" calcext:value-type="float">
            <text:p>0.8212123494</text:p>
          </table:table-cell>
          <table:table-cell table:formula="of:=[.A1864]-1" office:value-type="float" office:value="-0.178787650559386" calcext:value-type="float">
            <text:p>-0.1787876506</text:p>
          </table:table-cell>
          <table:table-cell table:formula="of:=[.B1864]+[.$C$1]" office:value-type="float" office:value="-0.00878765055938593" calcext:value-type="float">
            <text:p>-0.0087876506</text:p>
          </table:table-cell>
          <table:table-cell table:formula="of:=[.D1863]+([.D1863]*[.C1864]/100)" office:value-type="float" office:value="81.1176418450818" calcext:value-type="float">
            <text:p>81.1176418451</text:p>
          </table:table-cell>
          <table:table-cell office:value-type="float" office:value="146.143440753554" calcext:value-type="float">
            <text:p>146.1434407536</text:p>
          </table:table-cell>
          <table:table-cell office:value-type="float" office:value="148.496281281673" calcext:value-type="float">
            <text:p>148.4962812817</text:p>
          </table:table-cell>
          <table:table-cell table:number-columns-repeated="3"/>
        </table:table-row>
        <table:table-row table:style-name="ro1">
          <table:table-cell office:value-type="float" office:value="0.53738449217117" calcext:value-type="float">
            <text:p>0.5373844922</text:p>
          </table:table-cell>
          <table:table-cell table:formula="of:=[.A1865]-1" office:value-type="float" office:value="-0.46261550782883" calcext:value-type="float">
            <text:p>-0.4626155078</text:p>
          </table:table-cell>
          <table:table-cell table:formula="of:=[.B1865]+[.$C$1]" office:value-type="float" office:value="-0.29261550782883" calcext:value-type="float">
            <text:p>-0.2926155078</text:p>
          </table:table-cell>
          <table:table-cell table:formula="of:=[.D1864]+([.D1864]*[.C1865]/100)" office:value-type="float" office:value="80.880279045458" calcext:value-type="float">
            <text:p>80.8802790455</text:p>
          </table:table-cell>
          <table:table-cell office:value-type="float" office:value="146.226280685834" calcext:value-type="float">
            <text:p>146.2262806858</text:p>
          </table:table-cell>
          <table:table-cell office:value-type="float" office:value="146.143440753554" calcext:value-type="float">
            <text:p>146.1434407536</text:p>
          </table:table-cell>
          <table:table-cell table:number-columns-repeated="3"/>
        </table:table-row>
        <table:table-row table:style-name="ro1">
          <table:table-cell office:value-type="float" office:value="0.683470155173735" calcext:value-type="float">
            <text:p>0.6834701552</text:p>
          </table:table-cell>
          <table:table-cell table:formula="of:=[.A1866]-1" office:value-type="float" office:value="-0.316529844826265" calcext:value-type="float">
            <text:p>-0.3165298448</text:p>
          </table:table-cell>
          <table:table-cell table:formula="of:=[.B1866]+[.$C$1]" office:value-type="float" office:value="-0.146529844826265" calcext:value-type="float">
            <text:p>-0.1465298448</text:p>
          </table:table-cell>
          <table:table-cell table:formula="of:=[.D1865]+([.D1865]*[.C1866]/100)" office:value-type="float" office:value="80.7617652980776" calcext:value-type="float">
            <text:p>80.7617652981</text:p>
          </table:table-cell>
          <table:table-cell office:value-type="float" office:value="144.077452434213" calcext:value-type="float">
            <text:p>144.0774524342</text:p>
          </table:table-cell>
          <table:table-cell office:value-type="float" office:value="146.226280685834" calcext:value-type="float">
            <text:p>146.2262806858</text:p>
          </table:table-cell>
          <table:table-cell table:number-columns-repeated="3"/>
        </table:table-row>
        <table:table-row table:style-name="ro1">
          <table:table-cell office:value-type="float" office:value="0.67084032108898" calcext:value-type="float">
            <text:p>0.6708403211</text:p>
          </table:table-cell>
          <table:table-cell table:formula="of:=[.A1867]-1" office:value-type="float" office:value="-0.32915967891102" calcext:value-type="float">
            <text:p>-0.3291596789</text:p>
          </table:table-cell>
          <table:table-cell table:formula="of:=[.B1867]+[.$C$1]" office:value-type="float" office:value="-0.15915967891102" calcext:value-type="float">
            <text:p>-0.1591596789</text:p>
          </table:table-cell>
          <table:table-cell table:formula="of:=[.D1866]+([.D1866]*[.C1867]/100)" office:value-type="float" office:value="80.6332251317463" calcext:value-type="float">
            <text:p>80.6332251317</text:p>
          </table:table-cell>
          <table:table-cell office:value-type="float" office:value="140.733328986358" calcext:value-type="float">
            <text:p>140.7333289864</text:p>
          </table:table-cell>
          <table:table-cell office:value-type="float" office:value="144.077452434213" calcext:value-type="float">
            <text:p>144.0774524342</text:p>
          </table:table-cell>
          <table:table-cell table:number-columns-repeated="3"/>
        </table:table-row>
        <table:table-row table:style-name="ro1">
          <table:table-cell office:value-type="float" office:value="1.15079725998339" calcext:value-type="float">
            <text:p>1.15079726</text:p>
          </table:table-cell>
          <table:table-cell table:formula="of:=[.A1868]-1" office:value-type="float" office:value="0.15079725998339" calcext:value-type="float">
            <text:p>0.15079726</text:p>
          </table:table-cell>
          <table:table-cell table:formula="of:=[.B1868]+[.$C$1]" office:value-type="float" office:value="0.32079725998339" calcext:value-type="float">
            <text:p>0.32079726</text:p>
          </table:table-cell>
          <table:table-cell table:formula="of:=[.D1867]+([.D1867]*[.C1868]/100)" office:value-type="float" office:value="80.8918943086052" calcext:value-type="float">
            <text:p>80.8918943086</text:p>
          </table:table-cell>
          <table:table-cell office:value-type="float" office:value="139.304618932921" calcext:value-type="float">
            <text:p>139.3046189329</text:p>
          </table:table-cell>
          <table:table-cell office:value-type="float" office:value="140.733328986358" calcext:value-type="float">
            <text:p>140.7333289864</text:p>
          </table:table-cell>
          <table:table-cell table:number-columns-repeated="3"/>
        </table:table-row>
        <table:table-row table:style-name="ro1">
          <table:table-cell office:value-type="float" office:value="0.686300463045644" calcext:value-type="float">
            <text:p>0.686300463</text:p>
          </table:table-cell>
          <table:table-cell table:formula="of:=[.A1869]-1" office:value-type="float" office:value="-0.313699536954356" calcext:value-type="float">
            <text:p>-0.313699537</text:p>
          </table:table-cell>
          <table:table-cell table:formula="of:=[.B1869]+[.$C$1]" office:value-type="float" office:value="-0.143699536954356" calcext:value-type="float">
            <text:p>-0.143699537</text:p>
          </table:table-cell>
          <table:table-cell table:formula="of:=[.D1868]+([.D1868]*[.C1869]/100)" office:value-type="float" office:value="80.7756530310502" calcext:value-type="float">
            <text:p>80.7756530311</text:p>
          </table:table-cell>
          <table:table-cell office:value-type="float" office:value="139.748787113218" calcext:value-type="float">
            <text:p>139.7487871132</text:p>
          </table:table-cell>
          <table:table-cell office:value-type="float" office:value="139.304618932921" calcext:value-type="float">
            <text:p>139.3046189329</text:p>
          </table:table-cell>
          <table:table-cell table:number-columns-repeated="3"/>
        </table:table-row>
        <table:table-row table:style-name="ro1">
          <table:table-cell office:value-type="float" office:value="0.797225451856383" calcext:value-type="float">
            <text:p>0.7972254519</text:p>
          </table:table-cell>
          <table:table-cell table:formula="of:=[.A1870]-1" office:value-type="float" office:value="-0.202774548143617" calcext:value-type="float">
            <text:p>-0.2027745481</text:p>
          </table:table-cell>
          <table:table-cell table:formula="of:=[.B1870]+[.$C$1]" office:value-type="float" office:value="-0.0327745481436169" calcext:value-type="float">
            <text:p>-0.0327745481</text:p>
          </table:table-cell>
          <table:table-cell table:formula="of:=[.D1869]+([.D1869]*[.C1870]/100)" office:value-type="float" office:value="80.7491791757592" calcext:value-type="float">
            <text:p>80.7491791758</text:p>
          </table:table-cell>
          <table:table-cell office:value-type="float" office:value="140.751404971533" calcext:value-type="float">
            <text:p>140.7514049715</text:p>
          </table:table-cell>
          <table:table-cell office:value-type="float" office:value="139.748787113218" calcext:value-type="float">
            <text:p>139.7487871132</text:p>
          </table:table-cell>
          <table:table-cell table:number-columns-repeated="3"/>
        </table:table-row>
        <table:table-row table:style-name="ro1">
          <table:table-cell office:value-type="float" office:value="0.447358421995458" calcext:value-type="float">
            <text:p>0.447358422</text:p>
          </table:table-cell>
          <table:table-cell table:formula="of:=[.A1871]-1" office:value-type="float" office:value="-0.552641578004542" calcext:value-type="float">
            <text:p>-0.552641578</text:p>
          </table:table-cell>
          <table:table-cell table:formula="of:=[.B1871]+[.$C$1]" office:value-type="float" office:value="-0.382641578004542" calcext:value-type="float">
            <text:p>-0.382641578</text:p>
          </table:table-cell>
          <table:table-cell table:formula="of:=[.D1870]+([.D1870]*[.C1871]/100)" office:value-type="float" office:value="80.4401992423353" calcext:value-type="float">
            <text:p>80.4401992423</text:p>
          </table:table-cell>
          <table:table-cell office:value-type="float" office:value="137.642485687756" calcext:value-type="float">
            <text:p>137.6424856878</text:p>
          </table:table-cell>
          <table:table-cell office:value-type="float" office:value="140.751404971533" calcext:value-type="float">
            <text:p>140.7514049715</text:p>
          </table:table-cell>
          <table:table-cell table:number-columns-repeated="3"/>
        </table:table-row>
        <table:table-row table:style-name="ro1">
          <table:table-cell office:value-type="float" office:value="1.77953296602996" calcext:value-type="float">
            <text:p>1.779532966</text:p>
          </table:table-cell>
          <table:table-cell table:formula="of:=[.A1872]-1" office:value-type="float" office:value="0.77953296602996" calcext:value-type="float">
            <text:p>0.779532966</text:p>
          </table:table-cell>
          <table:table-cell table:formula="of:=[.B1872]+[.$C$1]" office:value-type="float" office:value="0.94953296602996" calcext:value-type="float">
            <text:p>0.949532966</text:p>
          </table:table-cell>
          <table:table-cell table:formula="of:=[.D1871]+([.D1871]*[.C1872]/100)" office:value-type="float" office:value="81.2040054520815" calcext:value-type="float">
            <text:p>81.2040054521</text:p>
          </table:table-cell>
          <table:table-cell office:value-type="float" office:value="139.582433149111" calcext:value-type="float">
            <text:p>139.5824331491</text:p>
          </table:table-cell>
          <table:table-cell office:value-type="float" office:value="137.642485687756" calcext:value-type="float">
            <text:p>137.6424856878</text:p>
          </table:table-cell>
          <table:table-cell table:number-columns-repeated="3"/>
        </table:table-row>
        <table:table-row table:style-name="ro1">
          <table:table-cell office:value-type="float" office:value="1.11779910456207" calcext:value-type="float">
            <text:p>1.1177991046</text:p>
          </table:table-cell>
          <table:table-cell table:formula="of:=[.A1873]-1" office:value-type="float" office:value="0.11779910456207" calcext:value-type="float">
            <text:p>0.1177991046</text:p>
          </table:table-cell>
          <table:table-cell table:formula="of:=[.B1873]+[.$C$1]" office:value-type="float" office:value="0.28779910456207" calcext:value-type="float">
            <text:p>0.2877991046</text:p>
          </table:table-cell>
          <table:table-cell table:formula="of:=[.D1872]+([.D1872]*[.C1873]/100)" office:value-type="float" office:value="81.4377098526411" calcext:value-type="float">
            <text:p>81.4377098526</text:p>
          </table:table-cell>
          <table:table-cell office:value-type="float" office:value="136.250585060729" calcext:value-type="float">
            <text:p>136.2505850607</text:p>
          </table:table-cell>
          <table:table-cell office:value-type="float" office:value="139.582433149111" calcext:value-type="float">
            <text:p>139.5824331491</text:p>
          </table:table-cell>
          <table:table-cell table:number-columns-repeated="3"/>
        </table:table-row>
        <table:table-row table:style-name="ro1">
          <table:table-cell office:value-type="float" office:value="1.06849323923513" calcext:value-type="float">
            <text:p>1.0684932392</text:p>
          </table:table-cell>
          <table:table-cell table:formula="of:=[.A1874]-1" office:value-type="float" office:value="0.0684932392351301" calcext:value-type="float">
            <text:p>0.0684932392</text:p>
          </table:table-cell>
          <table:table-cell table:formula="of:=[.B1874]+[.$C$1]" office:value-type="float" office:value="0.23849323923513" calcext:value-type="float">
            <text:p>0.2384932392</text:p>
          </table:table-cell>
          <table:table-cell table:formula="of:=[.D1873]+([.D1873]*[.C1874]/100)" office:value-type="float" office:value="81.6319332848276" calcext:value-type="float">
            <text:p>81.6319332848</text:p>
          </table:table-cell>
          <table:table-cell office:value-type="float" office:value="136.488685370395" calcext:value-type="float">
            <text:p>136.4886853704</text:p>
          </table:table-cell>
          <table:table-cell office:value-type="float" office:value="136.250585060729" calcext:value-type="float">
            <text:p>136.2505850607</text:p>
          </table:table-cell>
          <table:table-cell table:number-columns-repeated="3"/>
        </table:table-row>
        <table:table-row table:style-name="ro1">
          <table:table-cell office:value-type="float" office:value="0.500584685480495" calcext:value-type="float">
            <text:p>0.5005846855</text:p>
          </table:table-cell>
          <table:table-cell table:formula="of:=[.A1875]-1" office:value-type="float" office:value="-0.499415314519505" calcext:value-type="float">
            <text:p>-0.4994153145</text:p>
          </table:table-cell>
          <table:table-cell table:formula="of:=[.B1875]+[.$C$1]" office:value-type="float" office:value="-0.329415314519505" calcext:value-type="float">
            <text:p>-0.3294153145</text:p>
          </table:table-cell>
          <table:table-cell table:formula="of:=[.D1874]+([.D1874]*[.C1875]/100)" office:value-type="float" office:value="81.363025195049" calcext:value-type="float">
            <text:p>81.363025195</text:p>
          </table:table-cell>
          <table:table-cell office:value-type="float" office:value="134.364324603243" calcext:value-type="float">
            <text:p>134.3643246032</text:p>
          </table:table-cell>
          <table:table-cell office:value-type="float" office:value="136.488685370395" calcext:value-type="float">
            <text:p>136.4886853704</text:p>
          </table:table-cell>
          <table:table-cell table:number-columns-repeated="3"/>
        </table:table-row>
        <table:table-row table:style-name="ro1">
          <table:table-cell office:value-type="float" office:value="0.785742293901177" calcext:value-type="float">
            <text:p>0.7857422939</text:p>
          </table:table-cell>
          <table:table-cell table:formula="of:=[.A1876]-1" office:value-type="float" office:value="-0.214257706098823" calcext:value-type="float">
            <text:p>-0.2142577061</text:p>
          </table:table-cell>
          <table:table-cell table:formula="of:=[.B1876]+[.$C$1]" office:value-type="float" office:value="-0.0442577060988229" calcext:value-type="float">
            <text:p>-0.0442577061</text:p>
          </table:table-cell>
          <table:table-cell table:formula="of:=[.D1875]+([.D1875]*[.C1876]/100)" office:value-type="float" office:value="81.3270157864851" calcext:value-type="float">
            <text:p>81.3270157865</text:p>
          </table:table-cell>
          <table:table-cell office:value-type="float" office:value="135.352361838612" calcext:value-type="float">
            <text:p>135.3523618386</text:p>
          </table:table-cell>
          <table:table-cell office:value-type="float" office:value="134.364324603243" calcext:value-type="float">
            <text:p>134.3643246032</text:p>
          </table:table-cell>
          <table:table-cell table:number-columns-repeated="3"/>
        </table:table-row>
        <table:table-row table:style-name="ro1">
          <table:table-cell office:value-type="float" office:value="0.551603816219984" calcext:value-type="float">
            <text:p>0.5516038162</text:p>
          </table:table-cell>
          <table:table-cell table:formula="of:=[.A1877]-1" office:value-type="float" office:value="-0.448396183780016" calcext:value-type="float">
            <text:p>-0.4483961838</text:p>
          </table:table-cell>
          <table:table-cell table:formula="of:=[.B1877]+[.$C$1]" office:value-type="float" office:value="-0.278396183780016" calcext:value-type="float">
            <text:p>-0.2783961838</text:p>
          </table:table-cell>
          <table:table-cell table:formula="of:=[.D1876]+([.D1876]*[.C1877]/100)" office:value-type="float" office:value="81.1006044781533" calcext:value-type="float">
            <text:p>81.1006044782</text:p>
          </table:table-cell>
          <table:table-cell office:value-type="float" office:value="137.149057960708" calcext:value-type="float">
            <text:p>137.1490579607</text:p>
          </table:table-cell>
          <table:table-cell office:value-type="float" office:value="135.352361838612" calcext:value-type="float">
            <text:p>135.3523618386</text:p>
          </table:table-cell>
          <table:table-cell table:number-columns-repeated="3"/>
        </table:table-row>
        <table:table-row table:style-name="ro1">
          <table:table-cell office:value-type="float" office:value="0.665563561550498" calcext:value-type="float">
            <text:p>0.6655635616</text:p>
          </table:table-cell>
          <table:table-cell table:formula="of:=[.A1878]-1" office:value-type="float" office:value="-0.334436438449502" calcext:value-type="float">
            <text:p>-0.3344364384</text:p>
          </table:table-cell>
          <table:table-cell table:formula="of:=[.B1878]+[.$C$1]" office:value-type="float" office:value="-0.164436438449502" calcext:value-type="float">
            <text:p>-0.1644364384</text:p>
          </table:table-cell>
          <table:table-cell table:formula="of:=[.D1877]+([.D1877]*[.C1878]/100)" office:value-type="float" office:value="80.9672455325884" calcext:value-type="float">
            <text:p>80.9672455326</text:p>
          </table:table-cell>
          <table:table-cell office:value-type="float" office:value="135.374008077444" calcext:value-type="float">
            <text:p>135.3740080774</text:p>
          </table:table-cell>
          <table:table-cell office:value-type="float" office:value="137.149057960708" calcext:value-type="float">
            <text:p>137.1490579607</text:p>
          </table:table-cell>
          <table:table-cell table:number-columns-repeated="3"/>
        </table:table-row>
        <table:table-row table:style-name="ro1">
          <table:table-cell office:value-type="float" office:value="0.457086505258075" calcext:value-type="float">
            <text:p>0.4570865053</text:p>
          </table:table-cell>
          <table:table-cell table:formula="of:=[.A1879]-1" office:value-type="float" office:value="-0.542913494741925" calcext:value-type="float">
            <text:p>-0.5429134947</text:p>
          </table:table-cell>
          <table:table-cell table:formula="of:=[.B1879]+[.$C$1]" office:value-type="float" office:value="-0.372913494741925" calcext:value-type="float">
            <text:p>-0.3729134947</text:p>
          </table:table-cell>
          <table:table-cell table:formula="of:=[.D1878]+([.D1878]*[.C1879]/100)" office:value-type="float" office:value="80.6653077476766" calcext:value-type="float">
            <text:p>80.6653077477</text:p>
          </table:table-cell>
          <table:table-cell office:value-type="float" office:value="137.777306560029" calcext:value-type="float">
            <text:p>137.77730656</text:p>
          </table:table-cell>
          <table:table-cell office:value-type="float" office:value="135.374008077444" calcext:value-type="float">
            <text:p>135.3740080774</text:p>
          </table:table-cell>
          <table:table-cell table:number-columns-repeated="3"/>
        </table:table-row>
        <table:table-row table:style-name="ro1">
          <table:table-cell office:value-type="float" office:value="0.716149060217027" calcext:value-type="float">
            <text:p>0.7161490602</text:p>
          </table:table-cell>
          <table:table-cell table:formula="of:=[.A1880]-1" office:value-type="float" office:value="-0.283850939782973" calcext:value-type="float">
            <text:p>-0.2838509398</text:p>
          </table:table-cell>
          <table:table-cell table:formula="of:=[.B1880]+[.$C$1]" office:value-type="float" office:value="-0.113850939782973" calcext:value-type="float">
            <text:p>-0.1138509398</text:p>
          </table:table-cell>
          <table:table-cell table:formula="of:=[.D1879]+([.D1879]*[.C1880]/100)" office:value-type="float" office:value="80.573469536727" calcext:value-type="float">
            <text:p>80.5734695367</text:p>
          </table:table-cell>
          <table:table-cell office:value-type="float" office:value="135.878853969024" calcext:value-type="float">
            <text:p>135.878853969</text:p>
          </table:table-cell>
          <table:table-cell office:value-type="float" office:value="137.777306560029" calcext:value-type="float">
            <text:p>137.77730656</text:p>
          </table:table-cell>
          <table:table-cell table:number-columns-repeated="3"/>
        </table:table-row>
        <table:table-row table:style-name="ro1">
          <table:table-cell office:value-type="float" office:value="0.784388005378753" calcext:value-type="float">
            <text:p>0.7843880054</text:p>
          </table:table-cell>
          <table:table-cell table:formula="of:=[.A1881]-1" office:value-type="float" office:value="-0.215611994621247" calcext:value-type="float">
            <text:p>-0.2156119946</text:p>
          </table:table-cell>
          <table:table-cell table:formula="of:=[.B1881]+[.$C$1]" office:value-type="float" office:value="-0.0456119946212469" calcext:value-type="float">
            <text:p>-0.0456119946</text:p>
          </table:table-cell>
          <table:table-cell table:formula="of:=[.D1880]+([.D1880]*[.C1881]/100)" office:value-type="float" office:value="80.5367183701358" calcext:value-type="float">
            <text:p>80.5367183701</text:p>
          </table:table-cell>
          <table:table-cell office:value-type="float" office:value="136.945636566325" calcext:value-type="float">
            <text:p>136.9456365663</text:p>
          </table:table-cell>
          <table:table-cell office:value-type="float" office:value="135.878853969024" calcext:value-type="float">
            <text:p>135.878853969</text:p>
          </table:table-cell>
          <table:table-cell table:number-columns-repeated="3"/>
        </table:table-row>
        <table:table-row table:style-name="ro1">
          <table:table-cell office:value-type="float" office:value="0.518384283227967" calcext:value-type="float">
            <text:p>0.5183842832</text:p>
          </table:table-cell>
          <table:table-cell table:formula="of:=[.A1882]-1" office:value-type="float" office:value="-0.481615716772033" calcext:value-type="float">
            <text:p>-0.4816157168</text:p>
          </table:table-cell>
          <table:table-cell table:formula="of:=[.B1882]+[.$C$1]" office:value-type="float" office:value="-0.311615716772033" calcext:value-type="float">
            <text:p>-0.3116157168</text:p>
          </table:table-cell>
          <table:table-cell table:formula="of:=[.D1881]+([.D1881]*[.C1882]/100)" office:value-type="float" office:value="80.285753297922" calcext:value-type="float">
            <text:p>80.2857532979</text:p>
          </table:table-cell>
          <table:table-cell office:value-type="float" office:value="140.325986875958" calcext:value-type="float">
            <text:p>140.325986876</text:p>
          </table:table-cell>
          <table:table-cell office:value-type="float" office:value="136.945636566325" calcext:value-type="float">
            <text:p>136.9456365663</text:p>
          </table:table-cell>
          <table:table-cell table:number-columns-repeated="3"/>
        </table:table-row>
        <table:table-row table:style-name="ro1">
          <table:table-cell office:value-type="float" office:value="1.20167548381957" calcext:value-type="float">
            <text:p>1.2016754838</text:p>
          </table:table-cell>
          <table:table-cell table:formula="of:=[.A1883]-1" office:value-type="float" office:value="0.20167548381957" calcext:value-type="float">
            <text:p>0.2016754838</text:p>
          </table:table-cell>
          <table:table-cell table:formula="of:=[.B1883]+[.$C$1]" office:value-type="float" office:value="0.37167548381957" calcext:value-type="float">
            <text:p>0.3716754838</text:p>
          </table:table-cell>
          <table:table-cell table:formula="of:=[.D1882]+([.D1882]*[.C1883]/100)" office:value-type="float" office:value="80.5841557599302" calcext:value-type="float">
            <text:p>80.5841557599</text:p>
          </table:table-cell>
          <table:table-cell office:value-type="float" office:value="140.180080742967" calcext:value-type="float">
            <text:p>140.180080743</text:p>
          </table:table-cell>
          <table:table-cell office:value-type="float" office:value="140.325986875958" calcext:value-type="float">
            <text:p>140.325986876</text:p>
          </table:table-cell>
          <table:table-cell table:number-columns-repeated="3"/>
        </table:table-row>
        <table:table-row table:style-name="ro1">
          <table:table-cell office:value-type="float" office:value="1.27748740509286" calcext:value-type="float">
            <text:p>1.2774874051</text:p>
          </table:table-cell>
          <table:table-cell table:formula="of:=[.A1884]-1" office:value-type="float" office:value="0.27748740509286" calcext:value-type="float">
            <text:p>0.2774874051</text:p>
          </table:table-cell>
          <table:table-cell table:formula="of:=[.B1884]+[.$C$1]" office:value-type="float" office:value="0.44748740509286" calcext:value-type="float">
            <text:p>0.4474874051</text:p>
          </table:table-cell>
          <table:table-cell table:formula="of:=[.D1883]+([.D1883]*[.C1884]/100)" office:value-type="float" office:value="80.9447597074563" calcext:value-type="float">
            <text:p>80.9447597075</text:p>
          </table:table-cell>
          <table:table-cell office:value-type="float" office:value="137.66063657288" calcext:value-type="float">
            <text:p>137.6606365729</text:p>
          </table:table-cell>
          <table:table-cell office:value-type="float" office:value="140.180080742967" calcext:value-type="float">
            <text:p>140.180080743</text:p>
          </table:table-cell>
          <table:table-cell table:number-columns-repeated="3"/>
        </table:table-row>
        <table:table-row table:style-name="ro1">
          <table:table-cell office:value-type="float" office:value="1.03288423011125" calcext:value-type="float">
            <text:p>1.0328842301</text:p>
          </table:table-cell>
          <table:table-cell table:formula="of:=[.A1885]-1" office:value-type="float" office:value="0.03288423011125" calcext:value-type="float">
            <text:p>0.0328842301</text:p>
          </table:table-cell>
          <table:table-cell table:formula="of:=[.B1885]+[.$C$1]" office:value-type="float" office:value="0.20288423011125" calcext:value-type="float">
            <text:p>0.2028842301</text:p>
          </table:table-cell>
          <table:table-cell table:formula="of:=[.D1884]+([.D1884]*[.C1885]/100)" office:value-type="float" office:value="81.1089838600042" calcext:value-type="float">
            <text:p>81.10898386</text:p>
          </table:table-cell>
          <table:table-cell office:value-type="float" office:value="139.221188118527" calcext:value-type="float">
            <text:p>139.2211881185</text:p>
          </table:table-cell>
          <table:table-cell office:value-type="float" office:value="137.66063657288" calcext:value-type="float">
            <text:p>137.6606365729</text:p>
          </table:table-cell>
          <table:table-cell table:number-columns-repeated="3"/>
        </table:table-row>
        <table:table-row table:style-name="ro1">
          <table:table-cell office:value-type="float" office:value="1.1623210616676" calcext:value-type="float">
            <text:p>1.1623210617</text:p>
          </table:table-cell>
          <table:table-cell table:formula="of:=[.A1886]-1" office:value-type="float" office:value="0.1623210616676" calcext:value-type="float">
            <text:p>0.1623210617</text:p>
          </table:table-cell>
          <table:table-cell table:formula="of:=[.B1886]+[.$C$1]" office:value-type="float" office:value="0.3323210616676" calcext:value-type="float">
            <text:p>0.3323210617</text:p>
          </table:table-cell>
          <table:table-cell table:formula="of:=[.D1885]+([.D1885]*[.C1886]/100)" office:value-type="float" office:value="81.3785260962756" calcext:value-type="float">
            <text:p>81.3785260963</text:p>
          </table:table-cell>
          <table:table-cell office:value-type="float" office:value="139.902266526777" calcext:value-type="float">
            <text:p>139.9022665268</text:p>
          </table:table-cell>
          <table:table-cell office:value-type="float" office:value="139.221188118527" calcext:value-type="float">
            <text:p>139.2211881185</text:p>
          </table:table-cell>
          <table:table-cell table:number-columns-repeated="3"/>
        </table:table-row>
        <table:table-row table:style-name="ro1">
          <table:table-cell office:value-type="float" office:value="1.25782319020467" calcext:value-type="float">
            <text:p>1.2578231902</text:p>
          </table:table-cell>
          <table:table-cell table:formula="of:=[.A1887]-1" office:value-type="float" office:value="0.25782319020467" calcext:value-type="float">
            <text:p>0.2578231902</text:p>
          </table:table-cell>
          <table:table-cell table:formula="of:=[.B1887]+[.$C$1]" office:value-type="float" office:value="0.42782319020467" calcext:value-type="float">
            <text:p>0.4278231902</text:p>
          </table:table-cell>
          <table:table-cell table:formula="of:=[.D1886]+([.D1886]*[.C1887]/100)" office:value-type="float" office:value="81.7266823027622" calcext:value-type="float">
            <text:p>81.7266823028</text:p>
          </table:table-cell>
          <table:table-cell office:value-type="float" office:value="138.098920910043" calcext:value-type="float">
            <text:p>138.09892091</text:p>
          </table:table-cell>
          <table:table-cell office:value-type="float" office:value="139.902266526777" calcext:value-type="float">
            <text:p>139.9022665268</text:p>
          </table:table-cell>
          <table:table-cell table:number-columns-repeated="3"/>
        </table:table-row>
        <table:table-row table:style-name="ro1">
          <table:table-cell office:value-type="float" office:value="0.706344667918429" calcext:value-type="float">
            <text:p>0.7063446679</text:p>
          </table:table-cell>
          <table:table-cell table:formula="of:=[.A1888]-1" office:value-type="float" office:value="-0.293655332081571" calcext:value-type="float">
            <text:p>-0.2936553321</text:p>
          </table:table-cell>
          <table:table-cell table:formula="of:=[.B1888]+[.$C$1]" office:value-type="float" office:value="-0.123655332081571" calcext:value-type="float">
            <text:p>-0.1236553321</text:p>
          </table:table-cell>
          <table:table-cell table:formula="of:=[.D1887]+([.D1887]*[.C1888]/100)" office:value-type="float" office:value="81.6256229023615" calcext:value-type="float">
            <text:p>81.6256229024</text:p>
          </table:table-cell>
          <table:table-cell office:value-type="float" office:value="136.582685480386" calcext:value-type="float">
            <text:p>136.5826854804</text:p>
          </table:table-cell>
          <table:table-cell office:value-type="float" office:value="138.098920910043" calcext:value-type="float">
            <text:p>138.09892091</text:p>
          </table:table-cell>
          <table:table-cell table:number-columns-repeated="3"/>
        </table:table-row>
        <table:table-row table:style-name="ro1">
          <table:table-cell office:value-type="float" office:value="1.49664846164782" calcext:value-type="float">
            <text:p>1.4966484616</text:p>
          </table:table-cell>
          <table:table-cell table:formula="of:=[.A1889]-1" office:value-type="float" office:value="0.49664846164782" calcext:value-type="float">
            <text:p>0.4966484616</text:p>
          </table:table-cell>
          <table:table-cell table:formula="of:=[.B1889]+[.$C$1]" office:value-type="float" office:value="0.66664846164782" calcext:value-type="float">
            <text:p>0.6666484616</text:p>
          </table:table-cell>
          <table:table-cell table:formula="of:=[.D1888]+([.D1888]*[.C1889]/100)" office:value-type="float" office:value="82.1697788617505" calcext:value-type="float">
            <text:p>82.1697788618</text:p>
          </table:table-cell>
          <table:table-cell office:value-type="float" office:value="136.474712273049" calcext:value-type="float">
            <text:p>136.474712273</text:p>
          </table:table-cell>
          <table:table-cell office:value-type="float" office:value="136.582685480386" calcext:value-type="float">
            <text:p>136.5826854804</text:p>
          </table:table-cell>
          <table:table-cell table:number-columns-repeated="3"/>
        </table:table-row>
        <table:table-row table:style-name="ro1">
          <table:table-cell office:value-type="float" office:value="0.792195520329336" calcext:value-type="float">
            <text:p>0.7921955203</text:p>
          </table:table-cell>
          <table:table-cell table:formula="of:=[.A1890]-1" office:value-type="float" office:value="-0.207804479670664" calcext:value-type="float">
            <text:p>-0.2078044797</text:p>
          </table:table-cell>
          <table:table-cell table:formula="of:=[.B1890]+[.$C$1]" office:value-type="float" office:value="-0.0378044796706639" calcext:value-type="float">
            <text:p>-0.0378044797</text:p>
          </table:table-cell>
          <table:table-cell table:formula="of:=[.D1889]+([.D1889]*[.C1890]/100)" office:value-type="float" office:value="82.1387150044053" calcext:value-type="float">
            <text:p>82.1387150044</text:p>
          </table:table-cell>
          <table:table-cell office:value-type="float" office:value="135.625582145776" calcext:value-type="float">
            <text:p>135.6255821458</text:p>
          </table:table-cell>
          <table:table-cell office:value-type="float" office:value="136.474712273049" calcext:value-type="float">
            <text:p>136.474712273</text:p>
          </table:table-cell>
          <table:table-cell table:number-columns-repeated="3"/>
        </table:table-row>
        <table:table-row table:style-name="ro1">
          <table:table-cell office:value-type="float" office:value="1.08003770909351" calcext:value-type="float">
            <text:p>1.0800377091</text:p>
          </table:table-cell>
          <table:table-cell table:formula="of:=[.A1891]-1" office:value-type="float" office:value="0.08003770909351" calcext:value-type="float">
            <text:p>0.0800377091</text:p>
          </table:table-cell>
          <table:table-cell table:formula="of:=[.B1891]+[.$C$1]" office:value-type="float" office:value="0.25003770909351" calcext:value-type="float">
            <text:p>0.2500377091</text:p>
          </table:table-cell>
          <table:table-cell table:formula="of:=[.D1890]+([.D1890]*[.C1891]/100)" office:value-type="float" office:value="82.3440927656811" calcext:value-type="float">
            <text:p>82.3440927657</text:p>
          </table:table-cell>
          <table:table-cell office:value-type="float" office:value="133.456214519602" calcext:value-type="float">
            <text:p>133.4562145196</text:p>
          </table:table-cell>
          <table:table-cell office:value-type="float" office:value="135.625582145776" calcext:value-type="float">
            <text:p>135.6255821458</text:p>
          </table:table-cell>
          <table:table-cell table:number-columns-repeated="3"/>
        </table:table-row>
        <table:table-row table:style-name="ro1">
          <table:table-cell office:value-type="float" office:value="1.12299752491797" calcext:value-type="float">
            <text:p>1.1229975249</text:p>
          </table:table-cell>
          <table:table-cell table:formula="of:=[.A1892]-1" office:value-type="float" office:value="0.12299752491797" calcext:value-type="float">
            <text:p>0.1229975249</text:p>
          </table:table-cell>
          <table:table-cell table:formula="of:=[.B1892]+[.$C$1]" office:value-type="float" office:value="0.29299752491797" calcext:value-type="float">
            <text:p>0.2929975249</text:p>
          </table:table-cell>
          <table:table-cell table:formula="of:=[.D1891]+([.D1891]*[.C1892]/100)" office:value-type="float" office:value="82.5853589194007" calcext:value-type="float">
            <text:p>82.5853589194</text:p>
          </table:table-cell>
          <table:table-cell office:value-type="float" office:value="136.129229638162" calcext:value-type="float">
            <text:p>136.1292296382</text:p>
          </table:table-cell>
          <table:table-cell office:value-type="float" office:value="133.456214519602" calcext:value-type="float">
            <text:p>133.4562145196</text:p>
          </table:table-cell>
          <table:table-cell table:number-columns-repeated="3"/>
        </table:table-row>
        <table:table-row table:style-name="ro1">
          <table:table-cell office:value-type="float" office:value="0.888410234074755" calcext:value-type="float">
            <text:p>0.8884102341</text:p>
          </table:table-cell>
          <table:table-cell table:formula="of:=[.A1893]-1" office:value-type="float" office:value="-0.111589765925245" calcext:value-type="float">
            <text:p>-0.1115897659</text:p>
          </table:table-cell>
          <table:table-cell table:formula="of:=[.B1893]+[.$C$1]" office:value-type="float" office:value="0.0584102340747551" calcext:value-type="float">
            <text:p>0.0584102341</text:p>
          </table:table-cell>
          <table:table-cell table:formula="of:=[.D1892]+([.D1892]*[.C1893]/100)" office:value-type="float" office:value="82.633597220857" calcext:value-type="float">
            <text:p>82.6335972209</text:p>
          </table:table-cell>
          <table:table-cell office:value-type="float" office:value="138.025976156769" calcext:value-type="float">
            <text:p>138.0259761568</text:p>
          </table:table-cell>
          <table:table-cell office:value-type="float" office:value="136.129229638162" calcext:value-type="float">
            <text:p>136.1292296382</text:p>
          </table:table-cell>
          <table:table-cell table:number-columns-repeated="3"/>
        </table:table-row>
        <table:table-row table:style-name="ro1">
          <table:table-cell office:value-type="float" office:value="0.73623143943336" calcext:value-type="float">
            <text:p>0.7362314394</text:p>
          </table:table-cell>
          <table:table-cell table:formula="of:=[.A1894]-1" office:value-type="float" office:value="-0.26376856056664" calcext:value-type="float">
            <text:p>-0.2637685606</text:p>
          </table:table-cell>
          <table:table-cell table:formula="of:=[.B1894]+[.$C$1]" office:value-type="float" office:value="-0.09376856056664" calcext:value-type="float">
            <text:p>-0.0937685606</text:p>
          </table:table-cell>
          <table:table-cell table:formula="of:=[.D1893]+([.D1893]*[.C1894]/100)" office:value-type="float" office:value="82.5561128861986" calcext:value-type="float">
            <text:p>82.5561128862</text:p>
          </table:table-cell>
          <table:table-cell office:value-type="float" office:value="140.219711415016" calcext:value-type="float">
            <text:p>140.219711415</text:p>
          </table:table-cell>
          <table:table-cell office:value-type="float" office:value="138.025976156769" calcext:value-type="float">
            <text:p>138.0259761568</text:p>
          </table:table-cell>
          <table:table-cell table:number-columns-repeated="3"/>
        </table:table-row>
        <table:table-row table:style-name="ro1">
          <table:table-cell office:value-type="float" office:value="0.81726759989481" calcext:value-type="float">
            <text:p>0.8172675999</text:p>
          </table:table-cell>
          <table:table-cell table:formula="of:=[.A1895]-1" office:value-type="float" office:value="-0.18273240010519" calcext:value-type="float">
            <text:p>-0.1827324001</text:p>
          </table:table-cell>
          <table:table-cell table:formula="of:=[.B1895]+[.$C$1]" office:value-type="float" office:value="-0.01273240010519" calcext:value-type="float">
            <text:p>-0.0127324001</text:p>
          </table:table-cell>
          <table:table-cell table:formula="of:=[.D1894]+([.D1894]*[.C1895]/100)" office:value-type="float" office:value="82.5456015115946" calcext:value-type="float">
            <text:p>82.5456015116</text:p>
          </table:table-cell>
          <table:table-cell office:value-type="float" office:value="139.875418870362" calcext:value-type="float">
            <text:p>139.8754188704</text:p>
          </table:table-cell>
          <table:table-cell office:value-type="float" office:value="140.219711415016" calcext:value-type="float">
            <text:p>140.219711415</text:p>
          </table:table-cell>
          <table:table-cell table:number-columns-repeated="3"/>
        </table:table-row>
        <table:table-row table:style-name="ro1">
          <table:table-cell office:value-type="float" office:value="0.736884912022956" calcext:value-type="float">
            <text:p>0.736884912</text:p>
          </table:table-cell>
          <table:table-cell table:formula="of:=[.A1896]-1" office:value-type="float" office:value="-0.263115087977044" calcext:value-type="float">
            <text:p>-0.263115088</text:p>
          </table:table-cell>
          <table:table-cell table:formula="of:=[.B1896]+[.$C$1]" office:value-type="float" office:value="-0.093115087977044" calcext:value-type="float">
            <text:p>-0.093115088</text:p>
          </table:table-cell>
          <table:table-cell table:formula="of:=[.D1895]+([.D1895]*[.C1896]/100)" office:value-type="float" office:value="82.4687391021259" calcext:value-type="float">
            <text:p>82.4687391021</text:p>
          </table:table-cell>
          <table:table-cell office:value-type="float" office:value="139.692711619921" calcext:value-type="float">
            <text:p>139.6927116199</text:p>
          </table:table-cell>
          <table:table-cell office:value-type="float" office:value="139.875418870362" calcext:value-type="float">
            <text:p>139.8754188704</text:p>
          </table:table-cell>
          <table:table-cell table:number-columns-repeated="3"/>
        </table:table-row>
        <table:table-row table:style-name="ro1">
          <table:table-cell office:value-type="float" office:value="0.782653334502317" calcext:value-type="float">
            <text:p>0.7826533345</text:p>
          </table:table-cell>
          <table:table-cell table:formula="of:=[.A1897]-1" office:value-type="float" office:value="-0.217346665497683" calcext:value-type="float">
            <text:p>-0.2173466655</text:p>
          </table:table-cell>
          <table:table-cell table:formula="of:=[.B1897]+[.$C$1]" office:value-type="float" office:value="-0.0473466654976829" calcext:value-type="float">
            <text:p>-0.0473466655</text:p>
          </table:table-cell>
          <table:table-cell table:formula="of:=[.D1896]+([.D1896]*[.C1897]/100)" office:value-type="float" office:value="82.4296929040831" calcext:value-type="float">
            <text:p>82.4296929041</text:p>
          </table:table-cell>
          <table:table-cell office:value-type="float" office:value="141.641439078521" calcext:value-type="float">
            <text:p>141.6414390785</text:p>
          </table:table-cell>
          <table:table-cell office:value-type="float" office:value="139.692711619921" calcext:value-type="float">
            <text:p>139.6927116199</text:p>
          </table:table-cell>
          <table:table-cell table:number-columns-repeated="3"/>
        </table:table-row>
        <table:table-row table:style-name="ro1">
          <table:table-cell office:value-type="float" office:value="0.651334609358432" calcext:value-type="float">
            <text:p>0.6513346094</text:p>
          </table:table-cell>
          <table:table-cell table:formula="of:=[.A1898]-1" office:value-type="float" office:value="-0.348665390641568" calcext:value-type="float">
            <text:p>-0.3486653906</text:p>
          </table:table-cell>
          <table:table-cell table:formula="of:=[.B1898]+[.$C$1]" office:value-type="float" office:value="-0.178665390641568" calcext:value-type="float">
            <text:p>-0.1786653906</text:p>
          </table:table-cell>
          <table:table-cell table:formula="of:=[.D1897]+([.D1897]*[.C1898]/100)" office:value-type="float" office:value="82.2824195712514" calcext:value-type="float">
            <text:p>82.2824195713</text:p>
          </table:table-cell>
          <table:table-cell office:value-type="float" office:value="140.031794429509" calcext:value-type="float">
            <text:p>140.0317944295</text:p>
          </table:table-cell>
          <table:table-cell office:value-type="float" office:value="141.641439078521" calcext:value-type="float">
            <text:p>141.6414390785</text:p>
          </table:table-cell>
          <table:table-cell table:number-columns-repeated="3"/>
        </table:table-row>
        <table:table-row table:style-name="ro1">
          <table:table-cell office:value-type="float" office:value="0.698955898484471" calcext:value-type="float">
            <text:p>0.6989558985</text:p>
          </table:table-cell>
          <table:table-cell table:formula="of:=[.A1899]-1" office:value-type="float" office:value="-0.301044101515529" calcext:value-type="float">
            <text:p>-0.3010441015</text:p>
          </table:table-cell>
          <table:table-cell table:formula="of:=[.B1899]+[.$C$1]" office:value-type="float" office:value="-0.131044101515529" calcext:value-type="float">
            <text:p>-0.1310441015</text:p>
          </table:table-cell>
          <table:table-cell table:formula="of:=[.D1898]+([.D1898]*[.C1899]/100)" office:value-type="float" office:value="82.174593313819" calcext:value-type="float">
            <text:p>82.1745933138</text:p>
          </table:table-cell>
          <table:table-cell office:value-type="float" office:value="140.485258589215" calcext:value-type="float">
            <text:p>140.4852585892</text:p>
          </table:table-cell>
          <table:table-cell office:value-type="float" office:value="140.031794429509" calcext:value-type="float">
            <text:p>140.0317944295</text:p>
          </table:table-cell>
          <table:table-cell table:number-columns-repeated="3"/>
        </table:table-row>
        <table:table-row table:style-name="ro1">
          <table:table-cell office:value-type="float" office:value="0.665628756918158" calcext:value-type="float">
            <text:p>0.6656287569</text:p>
          </table:table-cell>
          <table:table-cell table:formula="of:=[.A1900]-1" office:value-type="float" office:value="-0.334371243081842" calcext:value-type="float">
            <text:p>-0.3343712431</text:p>
          </table:table-cell>
          <table:table-cell table:formula="of:=[.B1900]+[.$C$1]" office:value-type="float" office:value="-0.164371243081842" calcext:value-type="float">
            <text:p>-0.1643712431</text:p>
          </table:table-cell>
          <table:table-cell table:formula="of:=[.D1899]+([.D1899]*[.C1900]/100)" office:value-type="float" office:value="82.0395219132916" calcext:value-type="float">
            <text:p>82.0395219133</text:p>
          </table:table-cell>
          <table:table-cell office:value-type="float" office:value="142.294471414119" calcext:value-type="float">
            <text:p>142.2944714141</text:p>
          </table:table-cell>
          <table:table-cell office:value-type="float" office:value="140.485258589215" calcext:value-type="float">
            <text:p>140.4852585892</text:p>
          </table:table-cell>
          <table:table-cell table:number-columns-repeated="3"/>
        </table:table-row>
        <table:table-row table:style-name="ro1">
          <table:table-cell office:value-type="float" office:value="0.829731660017522" calcext:value-type="float">
            <text:p>0.82973166</text:p>
          </table:table-cell>
          <table:table-cell table:formula="of:=[.A1901]-1" office:value-type="float" office:value="-0.170268339982478" calcext:value-type="float">
            <text:p>-0.17026834</text:p>
          </table:table-cell>
          <table:table-cell table:formula="of:=[.B1901]+[.$C$1]" office:value-type="float" office:value="-0.000268339982477911" calcext:value-type="float">
            <text:p>-0.00026834</text:p>
          </table:table-cell>
          <table:table-cell table:formula="of:=[.D1900]+([.D1900]*[.C1901]/100)" office:value-type="float" office:value="82.0393017684529" calcext:value-type="float">
            <text:p>82.0393017685</text:p>
          </table:table-cell>
          <table:table-cell office:value-type="float" office:value="141.80600376132" calcext:value-type="float">
            <text:p>141.8060037613</text:p>
          </table:table-cell>
          <table:table-cell office:value-type="float" office:value="142.294471414119" calcext:value-type="float">
            <text:p>142.2944714141</text:p>
          </table:table-cell>
          <table:table-cell table:number-columns-repeated="3"/>
        </table:table-row>
        <table:table-row table:style-name="ro1">
          <table:table-cell office:value-type="float" office:value="0.630961436352829" calcext:value-type="float">
            <text:p>0.6309614364</text:p>
          </table:table-cell>
          <table:table-cell table:formula="of:=[.A1902]-1" office:value-type="float" office:value="-0.369038563647171" calcext:value-type="float">
            <text:p>-0.3690385636</text:p>
          </table:table-cell>
          <table:table-cell table:formula="of:=[.B1902]+[.$C$1]" office:value-type="float" office:value="-0.199038563647171" calcext:value-type="float">
            <text:p>-0.1990385636</text:p>
          </table:table-cell>
          <table:table-cell table:formula="of:=[.D1901]+([.D1901]*[.C1902]/100)" office:value-type="float" office:value="81.8760119205868" calcext:value-type="float">
            <text:p>81.8760119206</text:p>
          </table:table-cell>
          <table:table-cell office:value-type="float" office:value="140.753785143478" calcext:value-type="float">
            <text:p>140.7537851435</text:p>
          </table:table-cell>
          <table:table-cell office:value-type="float" office:value="141.80600376132" calcext:value-type="float">
            <text:p>141.8060037613</text:p>
          </table:table-cell>
          <table:table-cell table:number-columns-repeated="3"/>
        </table:table-row>
        <table:table-row table:style-name="ro1">
          <table:table-cell office:value-type="float" office:value="0.922148567131955" calcext:value-type="float">
            <text:p>0.9221485671</text:p>
          </table:table-cell>
          <table:table-cell table:formula="of:=[.A1903]-1" office:value-type="float" office:value="-0.077851432868045" calcext:value-type="float">
            <text:p>-0.0778514329</text:p>
          </table:table-cell>
          <table:table-cell table:formula="of:=[.B1903]+[.$C$1]" office:value-type="float" office:value="0.092148567131955" calcext:value-type="float">
            <text:p>0.0921485671</text:p>
          </table:table-cell>
          <table:table-cell table:formula="of:=[.D1902]+([.D1902]*[.C1903]/100)" office:value-type="float" office:value="81.9514594923964" calcext:value-type="float">
            <text:p>81.9514594924</text:p>
          </table:table-cell>
          <table:table-cell office:value-type="float" office:value="143.724388201275" calcext:value-type="float">
            <text:p>143.7243882013</text:p>
          </table:table-cell>
          <table:table-cell office:value-type="float" office:value="140.753785143478" calcext:value-type="float">
            <text:p>140.7537851435</text:p>
          </table:table-cell>
          <table:table-cell table:number-columns-repeated="3"/>
        </table:table-row>
        <table:table-row table:style-name="ro1">
          <table:table-cell office:value-type="float" office:value="0.962685318421995" calcext:value-type="float">
            <text:p>0.9626853184</text:p>
          </table:table-cell>
          <table:table-cell table:formula="of:=[.A1904]-1" office:value-type="float" office:value="-0.0373146815780049" calcext:value-type="float">
            <text:p>-0.0373146816</text:p>
          </table:table-cell>
          <table:table-cell table:formula="of:=[.B1904]+[.$C$1]" office:value-type="float" office:value="0.132685318421995" calcext:value-type="float">
            <text:p>0.1326853184</text:p>
          </table:table-cell>
          <table:table-cell table:formula="of:=[.D1903]+([.D1903]*[.C1904]/100)" office:value-type="float" office:value="82.0601970473754" calcext:value-type="float">
            <text:p>82.0601970474</text:p>
          </table:table-cell>
          <table:table-cell office:value-type="float" office:value="144.016183832293" calcext:value-type="float">
            <text:p>144.0161838323</text:p>
          </table:table-cell>
          <table:table-cell office:value-type="float" office:value="143.724388201275" calcext:value-type="float">
            <text:p>143.7243882013</text:p>
          </table:table-cell>
          <table:table-cell table:number-columns-repeated="3"/>
        </table:table-row>
        <table:table-row table:style-name="ro1">
          <table:table-cell office:value-type="float" office:value="1.28853212070938" calcext:value-type="float">
            <text:p>1.2885321207</text:p>
          </table:table-cell>
          <table:table-cell table:formula="of:=[.A1905]-1" office:value-type="float" office:value="0.28853212070938" calcext:value-type="float">
            <text:p>0.2885321207</text:p>
          </table:table-cell>
          <table:table-cell table:formula="of:=[.B1905]+[.$C$1]" office:value-type="float" office:value="0.45853212070938" calcext:value-type="float">
            <text:p>0.4585321207</text:p>
          </table:table-cell>
          <table:table-cell table:formula="of:=[.D1904]+([.D1904]*[.C1905]/100)" office:value-type="float" office:value="82.436469409155" calcext:value-type="float">
            <text:p>82.4364694092</text:p>
          </table:table-cell>
          <table:table-cell office:value-type="float" office:value="144.396095730167" calcext:value-type="float">
            <text:p>144.3960957302</text:p>
          </table:table-cell>
          <table:table-cell office:value-type="float" office:value="144.016183832293" calcext:value-type="float">
            <text:p>144.0161838323</text:p>
          </table:table-cell>
          <table:table-cell table:number-columns-repeated="3"/>
        </table:table-row>
        <table:table-row table:style-name="ro1">
          <table:table-cell office:value-type="float" office:value="0.758355241057565" calcext:value-type="float">
            <text:p>0.7583552411</text:p>
          </table:table-cell>
          <table:table-cell table:formula="of:=[.A1906]-1" office:value-type="float" office:value="-0.241644758942435" calcext:value-type="float">
            <text:p>-0.2416447589</text:p>
          </table:table-cell>
          <table:table-cell table:formula="of:=[.B1906]+[.$C$1]" office:value-type="float" office:value="-0.071644758942435" calcext:value-type="float">
            <text:p>-0.0716447589</text:p>
          </table:table-cell>
          <table:table-cell table:formula="of:=[.D1905]+([.D1905]*[.C1906]/100)" office:value-type="float" office:value="82.3774079993662" calcext:value-type="float">
            <text:p>82.3774079994</text:p>
          </table:table-cell>
          <table:table-cell office:value-type="float" office:value="144.931867196502" calcext:value-type="float">
            <text:p>144.9318671965</text:p>
          </table:table-cell>
          <table:table-cell office:value-type="float" office:value="144.396095730167" calcext:value-type="float">
            <text:p>144.3960957302</text:p>
          </table:table-cell>
          <table:table-cell table:number-columns-repeated="3"/>
        </table:table-row>
        <table:table-row table:style-name="ro1">
          <table:table-cell office:value-type="float" office:value="0.896087609444842" calcext:value-type="float">
            <text:p>0.8960876094</text:p>
          </table:table-cell>
          <table:table-cell table:formula="of:=[.A1907]-1" office:value-type="float" office:value="-0.103912390555158" calcext:value-type="float">
            <text:p>-0.1039123906</text:p>
          </table:table-cell>
          <table:table-cell table:formula="of:=[.B1907]+[.$C$1]" office:value-type="float" office:value="0.0660876094448421" calcext:value-type="float">
            <text:p>0.0660876094</text:p>
          </table:table-cell>
          <table:table-cell table:formula="of:=[.D1906]+([.D1906]*[.C1907]/100)" office:value-type="float" office:value="82.4318492590356" calcext:value-type="float">
            <text:p>82.431849259</text:p>
          </table:table-cell>
          <table:table-cell office:value-type="float" office:value="145.504373197819" calcext:value-type="float">
            <text:p>145.5043731978</text:p>
          </table:table-cell>
          <table:table-cell office:value-type="float" office:value="144.931867196502" calcext:value-type="float">
            <text:p>144.9318671965</text:p>
          </table:table-cell>
          <table:table-cell table:number-columns-repeated="3"/>
        </table:table-row>
        <table:table-row table:style-name="ro1">
          <table:table-cell office:value-type="float" office:value="0.442969283655861" calcext:value-type="float">
            <text:p>0.4429692837</text:p>
          </table:table-cell>
          <table:table-cell table:formula="of:=[.A1908]-1" office:value-type="float" office:value="-0.557030716344139" calcext:value-type="float">
            <text:p>-0.5570307163</text:p>
          </table:table-cell>
          <table:table-cell table:formula="of:=[.B1908]+[.$C$1]" office:value-type="float" office:value="-0.387030716344139" calcext:value-type="float">
            <text:p>-0.3870307163</text:p>
          </table:table-cell>
          <table:table-cell table:formula="of:=[.D1907]+([.D1907]*[.C1908]/100)" office:value-type="float" office:value="82.1128126823526" calcext:value-type="float">
            <text:p>82.1128126824</text:p>
          </table:table-cell>
          <table:table-cell office:value-type="float" office:value="144.56823367649" calcext:value-type="float">
            <text:p>144.5682336765</text:p>
          </table:table-cell>
          <table:table-cell office:value-type="float" office:value="145.504373197819" calcext:value-type="float">
            <text:p>145.5043731978</text:p>
          </table:table-cell>
          <table:table-cell table:number-columns-repeated="3"/>
        </table:table-row>
        <table:table-row table:style-name="ro1">
          <table:table-cell office:value-type="float" office:value="0.526856233474308" calcext:value-type="float">
            <text:p>0.5268562335</text:p>
          </table:table-cell>
          <table:table-cell table:formula="of:=[.A1909]-1" office:value-type="float" office:value="-0.473143766525692" calcext:value-type="float">
            <text:p>-0.4731437665</text:p>
          </table:table-cell>
          <table:table-cell table:formula="of:=[.B1909]+[.$C$1]" office:value-type="float" office:value="-0.303143766525692" calcext:value-type="float">
            <text:p>-0.3031437665</text:p>
          </table:table-cell>
          <table:table-cell table:formula="of:=[.D1908]+([.D1908]*[.C1909]/100)" office:value-type="float" office:value="81.8638928091871" calcext:value-type="float">
            <text:p>81.8638928092</text:p>
          </table:table-cell>
          <table:table-cell office:value-type="float" office:value="144.87723978026" calcext:value-type="float">
            <text:p>144.8772397803</text:p>
          </table:table-cell>
          <table:table-cell office:value-type="float" office:value="144.56823367649" calcext:value-type="float">
            <text:p>144.5682336765</text:p>
          </table:table-cell>
          <table:table-cell table:number-columns-repeated="3"/>
        </table:table-row>
        <table:table-row table:style-name="ro1">
          <table:table-cell office:value-type="float" office:value="0.877511701257883" calcext:value-type="float">
            <text:p>0.8775117013</text:p>
          </table:table-cell>
          <table:table-cell table:formula="of:=[.A1910]-1" office:value-type="float" office:value="-0.122488298742117" calcext:value-type="float">
            <text:p>-0.1224882987</text:p>
          </table:table-cell>
          <table:table-cell table:formula="of:=[.B1910]+[.$C$1]" office:value-type="float" office:value="0.047511701257883" calcext:value-type="float">
            <text:p>0.0475117013</text:p>
          </table:table-cell>
          <table:table-cell table:formula="of:=[.D1909]+([.D1909]*[.C1910]/100)" office:value-type="float" office:value="81.9027877373767" calcext:value-type="float">
            <text:p>81.9027877374</text:p>
          </table:table-cell>
          <table:table-cell office:value-type="float" office:value="144.832682312414" calcext:value-type="float">
            <text:p>144.8326823124</text:p>
          </table:table-cell>
          <table:table-cell office:value-type="float" office:value="144.87723978026" calcext:value-type="float">
            <text:p>144.8772397803</text:p>
          </table:table-cell>
          <table:table-cell table:number-columns-repeated="3"/>
        </table:table-row>
        <table:table-row table:style-name="ro1">
          <table:table-cell office:value-type="float" office:value="1.32201344638744" calcext:value-type="float">
            <text:p>1.3220134464</text:p>
          </table:table-cell>
          <table:table-cell table:formula="of:=[.A1911]-1" office:value-type="float" office:value="0.32201344638744" calcext:value-type="float">
            <text:p>0.3220134464</text:p>
          </table:table-cell>
          <table:table-cell table:formula="of:=[.B1911]+[.$C$1]" office:value-type="float" office:value="0.49201344638744" calcext:value-type="float">
            <text:p>0.4920134464</text:p>
          </table:table-cell>
          <table:table-cell table:formula="of:=[.D1910]+([.D1910]*[.C1911]/100)" office:value-type="float" office:value="82.3057604660108" calcext:value-type="float">
            <text:p>82.305760466</text:p>
          </table:table-cell>
          <table:table-cell office:value-type="float" office:value="146.692011887531" calcext:value-type="float">
            <text:p>146.6920118875</text:p>
          </table:table-cell>
          <table:table-cell office:value-type="float" office:value="144.832682312414" calcext:value-type="float">
            <text:p>144.8326823124</text:p>
          </table:table-cell>
          <table:table-cell table:number-columns-repeated="3"/>
        </table:table-row>
        <table:table-row table:style-name="ro1">
          <table:table-cell office:value-type="float" office:value="0.772199538734701" calcext:value-type="float">
            <text:p>0.7721995387</text:p>
          </table:table-cell>
          <table:table-cell table:formula="of:=[.A1912]-1" office:value-type="float" office:value="-0.227800461265299" calcext:value-type="float">
            <text:p>-0.2278004613</text:p>
          </table:table-cell>
          <table:table-cell table:formula="of:=[.B1912]+[.$C$1]" office:value-type="float" office:value="-0.0578004612652989" calcext:value-type="float">
            <text:p>-0.0578004613</text:p>
          </table:table-cell>
          <table:table-cell table:formula="of:=[.D1911]+([.D1911]*[.C1912]/100)" office:value-type="float" office:value="82.2581873568135" calcext:value-type="float">
            <text:p>82.2581873568</text:p>
          </table:table-cell>
          <table:table-cell office:value-type="float" office:value="146.826832751282" calcext:value-type="float">
            <text:p>146.8268327513</text:p>
          </table:table-cell>
          <table:table-cell office:value-type="float" office:value="146.692011887531" calcext:value-type="float">
            <text:p>146.6920118875</text:p>
          </table:table-cell>
          <table:table-cell table:number-columns-repeated="3"/>
        </table:table-row>
        <table:table-row table:style-name="ro1">
          <table:table-cell office:value-type="float" office:value="0.664692140067267" calcext:value-type="float">
            <text:p>0.6646921401</text:p>
          </table:table-cell>
          <table:table-cell table:formula="of:=[.A1913]-1" office:value-type="float" office:value="-0.335307859932733" calcext:value-type="float">
            <text:p>-0.3353078599</text:p>
          </table:table-cell>
          <table:table-cell table:formula="of:=[.B1913]+[.$C$1]" office:value-type="float" office:value="-0.165307859932733" calcext:value-type="float">
            <text:p>-0.1653078599</text:p>
          </table:table-cell>
          <table:table-cell table:formula="of:=[.D1912]+([.D1912]*[.C1913]/100)" office:value-type="float" office:value="82.1222081076745" calcext:value-type="float">
            <text:p>82.1222081077</text:p>
          </table:table-cell>
          <table:table-cell office:value-type="float" office:value="147.017712473366" calcext:value-type="float">
            <text:p>147.0177124734</text:p>
          </table:table-cell>
          <table:table-cell office:value-type="float" office:value="146.826832751282" calcext:value-type="float">
            <text:p>146.8268327513</text:p>
          </table:table-cell>
          <table:table-cell table:number-columns-repeated="3"/>
        </table:table-row>
        <table:table-row table:style-name="ro1">
          <table:table-cell office:value-type="float" office:value="1.5143631307113" calcext:value-type="float">
            <text:p>1.5143631307</text:p>
          </table:table-cell>
          <table:table-cell table:formula="of:=[.A1914]-1" office:value-type="float" office:value="0.5143631307113" calcext:value-type="float">
            <text:p>0.5143631307</text:p>
          </table:table-cell>
          <table:table-cell table:formula="of:=[.B1914]+[.$C$1]" office:value-type="float" office:value="0.6843631307113" calcext:value-type="float">
            <text:p>0.6843631307</text:p>
          </table:table-cell>
          <table:table-cell table:formula="of:=[.D1913]+([.D1913]*[.C1914]/100)" office:value-type="float" office:value="82.6842222220894" calcext:value-type="float">
            <text:p>82.6842222221</text:p>
          </table:table-cell>
          <table:table-cell office:value-type="float" office:value="147.650305303853" calcext:value-type="float">
            <text:p>147.6503053039</text:p>
          </table:table-cell>
          <table:table-cell office:value-type="float" office:value="147.017712473366" calcext:value-type="float">
            <text:p>147.0177124734</text:p>
          </table:table-cell>
          <table:table-cell table:number-columns-repeated="3"/>
        </table:table-row>
        <table:table-row table:style-name="ro1">
          <table:table-cell office:value-type="float" office:value="0.824670177152143" calcext:value-type="float">
            <text:p>0.8246701772</text:p>
          </table:table-cell>
          <table:table-cell table:formula="of:=[.A1915]-1" office:value-type="float" office:value="-0.175329822847857" calcext:value-type="float">
            <text:p>-0.1753298228</text:p>
          </table:table-cell>
          <table:table-cell table:formula="of:=[.B1915]+[.$C$1]" office:value-type="float" office:value="-0.00532982284785691" calcext:value-type="float">
            <text:p>-0.0053298228</text:p>
          </table:table-cell>
          <table:table-cell table:formula="of:=[.D1914]+([.D1914]*[.C1915]/100)" office:value-type="float" office:value="82.6798152995218" calcext:value-type="float">
            <text:p>82.6798152995</text:p>
          </table:table-cell>
          <table:table-cell office:value-type="float" office:value="148.977441975252" calcext:value-type="float">
            <text:p>148.9774419753</text:p>
          </table:table-cell>
          <table:table-cell office:value-type="float" office:value="147.650305303853" calcext:value-type="float">
            <text:p>147.6503053039</text:p>
          </table:table-cell>
          <table:table-cell table:number-columns-repeated="3"/>
        </table:table-row>
        <table:table-row table:style-name="ro1">
          <table:table-cell office:value-type="float" office:value="0.662654731119772" calcext:value-type="float">
            <text:p>0.6626547311</text:p>
          </table:table-cell>
          <table:table-cell table:formula="of:=[.A1916]-1" office:value-type="float" office:value="-0.337345268880228" calcext:value-type="float">
            <text:p>-0.3373452689</text:p>
          </table:table-cell>
          <table:table-cell table:formula="of:=[.B1916]+[.$C$1]" office:value-type="float" office:value="-0.167345268880228" calcext:value-type="float">
            <text:p>-0.1673452689</text:p>
          </table:table-cell>
          <table:table-cell table:formula="of:=[.D1915]+([.D1915]*[.C1916]/100)" office:value-type="float" office:value="82.5414545402992" calcext:value-type="float">
            <text:p>82.5414545403</text:p>
          </table:table-cell>
          <table:table-cell office:value-type="float" office:value="150.006990715936" calcext:value-type="float">
            <text:p>150.0069907159</text:p>
          </table:table-cell>
          <table:table-cell office:value-type="float" office:value="148.977441975252" calcext:value-type="float">
            <text:p>148.9774419753</text:p>
          </table:table-cell>
          <table:table-cell table:number-columns-repeated="3"/>
        </table:table-row>
        <table:table-row table:style-name="ro1">
          <table:table-cell office:value-type="float" office:value="0.865928231973745" calcext:value-type="float">
            <text:p>0.865928232</text:p>
          </table:table-cell>
          <table:table-cell table:formula="of:=[.A1917]-1" office:value-type="float" office:value="-0.134071768026255" calcext:value-type="float">
            <text:p>-0.134071768</text:p>
          </table:table-cell>
          <table:table-cell table:formula="of:=[.B1917]+[.$C$1]" office:value-type="float" office:value="0.035928231973745" calcext:value-type="float">
            <text:p>0.035928232</text:p>
          </table:table-cell>
          <table:table-cell table:formula="of:=[.D1916]+([.D1916]*[.C1917]/100)" office:value-type="float" office:value="82.5711102255609" calcext:value-type="float">
            <text:p>82.5711102256</text:p>
          </table:table-cell>
          <table:table-cell office:value-type="float" office:value="150.190796504652" calcext:value-type="float">
            <text:p>150.1907965047</text:p>
          </table:table-cell>
          <table:table-cell office:value-type="float" office:value="150.006990715936" calcext:value-type="float">
            <text:p>150.0069907159</text:p>
          </table:table-cell>
          <table:table-cell table:number-columns-repeated="3"/>
        </table:table-row>
        <table:table-row table:style-name="ro1">
          <table:table-cell office:value-type="float" office:value="1.08954686488876" calcext:value-type="float">
            <text:p>1.0895468649</text:p>
          </table:table-cell>
          <table:table-cell table:formula="of:=[.A1918]-1" office:value-type="float" office:value="0.0895468648887601" calcext:value-type="float">
            <text:p>0.0895468649</text:p>
          </table:table-cell>
          <table:table-cell table:formula="of:=[.B1918]+[.$C$1]" office:value-type="float" office:value="0.25954686488876" calcext:value-type="float">
            <text:p>0.2595468649</text:p>
          </table:table-cell>
          <table:table-cell table:formula="of:=[.D1917]+([.D1917]*[.C1918]/100)" office:value-type="float" office:value="82.7854209534552" calcext:value-type="float">
            <text:p>82.7854209535</text:p>
          </table:table-cell>
          <table:table-cell office:value-type="float" office:value="149.838847453477" calcext:value-type="float">
            <text:p>149.8388474535</text:p>
          </table:table-cell>
          <table:table-cell office:value-type="float" office:value="150.190796504652" calcext:value-type="float">
            <text:p>150.1907965047</text:p>
          </table:table-cell>
          <table:table-cell table:number-columns-repeated="3"/>
        </table:table-row>
        <table:table-row table:style-name="ro1">
          <table:table-cell office:value-type="float" office:value="0.91491916797522" calcext:value-type="float">
            <text:p>0.914919168</text:p>
          </table:table-cell>
          <table:table-cell table:formula="of:=[.A1919]-1" office:value-type="float" office:value="-0.08508083202478" calcext:value-type="float">
            <text:p>-0.085080832</text:p>
          </table:table-cell>
          <table:table-cell table:formula="of:=[.B1919]+[.$C$1]" office:value-type="float" office:value="0.08491916797522" calcext:value-type="float">
            <text:p>0.084919168</text:p>
          </table:table-cell>
          <table:table-cell table:formula="of:=[.D1918]+([.D1918]*[.C1919]/100)" office:value-type="float" office:value="82.8557216441337" calcext:value-type="float">
            <text:p>82.8557216441</text:p>
          </table:table-cell>
          <table:table-cell office:value-type="float" office:value="149.157253071583" calcext:value-type="float">
            <text:p>149.1572530716</text:p>
          </table:table-cell>
          <table:table-cell office:value-type="float" office:value="149.838847453477" calcext:value-type="float">
            <text:p>149.8388474535</text:p>
          </table:table-cell>
          <table:table-cell table:number-columns-repeated="3"/>
        </table:table-row>
        <table:table-row table:style-name="ro1">
          <table:table-cell office:value-type="float" office:value="0.784428232311072" calcext:value-type="float">
            <text:p>0.7844282323</text:p>
          </table:table-cell>
          <table:table-cell table:formula="of:=[.A1920]-1" office:value-type="float" office:value="-0.215571767688928" calcext:value-type="float">
            <text:p>-0.2155717677</text:p>
          </table:table-cell>
          <table:table-cell table:formula="of:=[.B1920]+[.$C$1]" office:value-type="float" office:value="-0.0455717676889279" calcext:value-type="float">
            <text:p>-0.0455717677</text:p>
          </table:table-cell>
          <table:table-cell table:formula="of:=[.D1919]+([.D1919]*[.C1920]/100)" office:value-type="float" office:value="82.817962827149" calcext:value-type="float">
            <text:p>82.8179628271</text:p>
          </table:table-cell>
          <table:table-cell office:value-type="float" office:value="149.269237614791" calcext:value-type="float">
            <text:p>149.2692376148</text:p>
          </table:table-cell>
          <table:table-cell office:value-type="float" office:value="149.157253071583" calcext:value-type="float">
            <text:p>149.1572530716</text:p>
          </table:table-cell>
          <table:table-cell table:number-columns-repeated="3"/>
        </table:table-row>
        <table:table-row table:style-name="ro1">
          <table:table-cell office:value-type="float" office:value="0.713518301621385" calcext:value-type="float">
            <text:p>0.7135183016</text:p>
          </table:table-cell>
          <table:table-cell table:formula="of:=[.A1921]-1" office:value-type="float" office:value="-0.286481698378615" calcext:value-type="float">
            <text:p>-0.2864816984</text:p>
          </table:table-cell>
          <table:table-cell table:formula="of:=[.B1921]+[.$C$1]" office:value-type="float" office:value="-0.116481698378615" calcext:value-type="float">
            <text:p>-0.1164816984</text:p>
          </table:table-cell>
          <table:table-cell table:formula="of:=[.D1920]+([.D1920]*[.C1921]/100)" office:value-type="float" office:value="82.7214950574854" calcext:value-type="float">
            <text:p>82.7214950575</text:p>
          </table:table-cell>
          <table:table-cell office:value-type="float" office:value="149.436781669132" calcext:value-type="float">
            <text:p>149.4367816691</text:p>
          </table:table-cell>
          <table:table-cell office:value-type="float" office:value="149.269237614791" calcext:value-type="float">
            <text:p>149.2692376148</text:p>
          </table:table-cell>
          <table:table-cell table:number-columns-repeated="3"/>
        </table:table-row>
        <table:table-row table:style-name="ro1">
          <table:table-cell office:value-type="float" office:value="0.853501357820612" calcext:value-type="float">
            <text:p>0.8535013578</text:p>
          </table:table-cell>
          <table:table-cell table:formula="of:=[.A1922]-1" office:value-type="float" office:value="-0.146498642179388" calcext:value-type="float">
            <text:p>-0.1464986422</text:p>
          </table:table-cell>
          <table:table-cell table:formula="of:=[.B1922]+[.$C$1]" office:value-type="float" office:value="0.0235013578206121" calcext:value-type="float">
            <text:p>0.0235013578</text:p>
          </table:table-cell>
          <table:table-cell table:formula="of:=[.D1921]+([.D1921]*[.C1922]/100)" office:value-type="float" office:value="82.7409357320334" calcext:value-type="float">
            <text:p>82.740935732</text:p>
          </table:table-cell>
          <table:table-cell office:value-type="float" office:value="150.269541875107" calcext:value-type="float">
            <text:p>150.2695418751</text:p>
          </table:table-cell>
          <table:table-cell office:value-type="float" office:value="149.436781669132" calcext:value-type="float">
            <text:p>149.4367816691</text:p>
          </table:table-cell>
          <table:table-cell table:number-columns-repeated="3"/>
        </table:table-row>
        <table:table-row table:style-name="ro1">
          <table:table-cell office:value-type="float" office:value="1.03775816674225" calcext:value-type="float">
            <text:p>1.0377581667</text:p>
          </table:table-cell>
          <table:table-cell table:formula="of:=[.A1923]-1" office:value-type="float" office:value="0.03775816674225" calcext:value-type="float">
            <text:p>0.0377581667</text:p>
          </table:table-cell>
          <table:table-cell table:formula="of:=[.B1923]+[.$C$1]" office:value-type="float" office:value="0.20775816674225" calcext:value-type="float">
            <text:p>0.2077581667</text:p>
          </table:table-cell>
          <table:table-cell table:formula="of:=[.D1922]+([.D1922]*[.C1923]/100)" office:value-type="float" office:value="82.9128367832556" calcext:value-type="float">
            <text:p>82.9128367833</text:p>
          </table:table-cell>
          <table:table-cell office:value-type="float" office:value="150.981562501598" calcext:value-type="float">
            <text:p>150.9815625016</text:p>
          </table:table-cell>
          <table:table-cell office:value-type="float" office:value="150.269541875107" calcext:value-type="float">
            <text:p>150.2695418751</text:p>
          </table:table-cell>
          <table:table-cell table:number-columns-repeated="3"/>
        </table:table-row>
        <table:table-row table:style-name="ro1">
          <table:table-cell office:value-type="float" office:value="1.03353038503124" calcext:value-type="float">
            <text:p>1.033530385</text:p>
          </table:table-cell>
          <table:table-cell table:formula="of:=[.A1924]-1" office:value-type="float" office:value="0.0335303850312401" calcext:value-type="float">
            <text:p>0.033530385</text:p>
          </table:table-cell>
          <table:table-cell table:formula="of:=[.B1924]+[.$C$1]" office:value-type="float" office:value="0.20353038503124" calcext:value-type="float">
            <text:p>0.203530385</text:p>
          </table:table-cell>
          <table:table-cell table:formula="of:=[.D1923]+([.D1923]*[.C1924]/100)" office:value-type="float" office:value="83.0815895992009" calcext:value-type="float">
            <text:p>83.0815895992</text:p>
          </table:table-cell>
          <table:table-cell office:value-type="float" office:value="150.712519973692" calcext:value-type="float">
            <text:p>150.7125199737</text:p>
          </table:table-cell>
          <table:table-cell office:value-type="float" office:value="150.981562501598" calcext:value-type="float">
            <text:p>150.9815625016</text:p>
          </table:table-cell>
          <table:table-cell table:number-columns-repeated="3"/>
        </table:table-row>
        <table:table-row table:style-name="ro1">
          <table:table-cell office:value-type="float" office:value="0.806742227766718" calcext:value-type="float">
            <text:p>0.8067422278</text:p>
          </table:table-cell>
          <table:table-cell table:formula="of:=[.A1925]-1" office:value-type="float" office:value="-0.193257772233282" calcext:value-type="float">
            <text:p>-0.1932577722</text:p>
          </table:table-cell>
          <table:table-cell table:formula="of:=[.B1925]+[.$C$1]" office:value-type="float" office:value="-0.0232577722332819" calcext:value-type="float">
            <text:p>-0.0232577722</text:p>
          </table:table-cell>
          <table:table-cell table:formula="of:=[.D1924]+([.D1924]*[.C1925]/100)" office:value-type="float" office:value="83.0622666723242" calcext:value-type="float">
            <text:p>83.0622666723</text:p>
          </table:table-cell>
          <table:table-cell office:value-type="float" office:value="151.630000945214" calcext:value-type="float">
            <text:p>151.6300009452</text:p>
          </table:table-cell>
          <table:table-cell office:value-type="float" office:value="150.712519973692" calcext:value-type="float">
            <text:p>150.7125199737</text:p>
          </table:table-cell>
          <table:table-cell table:number-columns-repeated="3"/>
        </table:table-row>
        <table:table-row table:style-name="ro1">
          <table:table-cell office:value-type="float" office:value="0.731898654592548" calcext:value-type="float">
            <text:p>0.7318986546</text:p>
          </table:table-cell>
          <table:table-cell table:formula="of:=[.A1926]-1" office:value-type="float" office:value="-0.268101345407452" calcext:value-type="float">
            <text:p>-0.2681013454</text:p>
          </table:table-cell>
          <table:table-cell table:formula="of:=[.B1926]+[.$C$1]" office:value-type="float" office:value="-0.0981013454074519" calcext:value-type="float">
            <text:p>-0.0981013454</text:p>
          </table:table-cell>
          <table:table-cell table:formula="of:=[.D1925]+([.D1925]*[.C1926]/100)" office:value-type="float" office:value="82.9807814711927" calcext:value-type="float">
            <text:p>82.9807814712</text:p>
          </table:table-cell>
          <table:table-cell office:value-type="float" office:value="151.154898864158" calcext:value-type="float">
            <text:p>151.1548988642</text:p>
          </table:table-cell>
          <table:table-cell office:value-type="float" office:value="151.630000945214" calcext:value-type="float">
            <text:p>151.6300009452</text:p>
          </table:table-cell>
          <table:table-cell table:number-columns-repeated="3"/>
        </table:table-row>
        <table:table-row table:style-name="ro1">
          <table:table-cell office:value-type="float" office:value="0.930045850027976" calcext:value-type="float">
            <text:p>0.93004585</text:p>
          </table:table-cell>
          <table:table-cell table:formula="of:=[.A1927]-1" office:value-type="float" office:value="-0.069954149972024" calcext:value-type="float">
            <text:p>-0.06995415</text:p>
          </table:table-cell>
          <table:table-cell table:formula="of:=[.B1927]+[.$C$1]" office:value-type="float" office:value="0.100045850027976" calcext:value-type="float">
            <text:p>0.10004585</text:p>
          </table:table-cell>
          <table:table-cell table:formula="of:=[.D1926]+([.D1926]*[.C1927]/100)" office:value-type="float" office:value="83.0638002993754" calcext:value-type="float">
            <text:p>83.0638002994</text:p>
          </table:table-cell>
          <table:table-cell office:value-type="float" office:value="150.015679169744" calcext:value-type="float">
            <text:p>150.0156791697</text:p>
          </table:table-cell>
          <table:table-cell office:value-type="float" office:value="151.154898864158" calcext:value-type="float">
            <text:p>151.1548988642</text:p>
          </table:table-cell>
          <table:table-cell table:number-columns-repeated="3"/>
        </table:table-row>
        <table:table-row table:style-name="ro1">
          <table:table-cell office:value-type="float" office:value="0.602866772580695" calcext:value-type="float">
            <text:p>0.6028667726</text:p>
          </table:table-cell>
          <table:table-cell table:formula="of:=[.A1928]-1" office:value-type="float" office:value="-0.397133227419305" calcext:value-type="float">
            <text:p>-0.3971332274</text:p>
          </table:table-cell>
          <table:table-cell table:formula="of:=[.B1928]+[.$C$1]" office:value-type="float" office:value="-0.227133227419305" calcext:value-type="float">
            <text:p>-0.2271332274</text:p>
          </table:table-cell>
          <table:table-cell table:formula="of:=[.D1927]+([.D1927]*[.C1928]/100)" office:value-type="float" office:value="82.8751348089383" calcext:value-type="float">
            <text:p>82.8751348089</text:p>
          </table:table-cell>
          <table:table-cell office:value-type="float" office:value="150.976369401497" calcext:value-type="float">
            <text:p>150.9763694015</text:p>
          </table:table-cell>
          <table:table-cell office:value-type="float" office:value="150.015679169744" calcext:value-type="float">
            <text:p>150.0156791697</text:p>
          </table:table-cell>
          <table:table-cell table:number-columns-repeated="3"/>
        </table:table-row>
        <table:table-row table:style-name="ro1">
          <table:table-cell office:value-type="float" office:value="1.08353109790694" calcext:value-type="float">
            <text:p>1.0835310979</text:p>
          </table:table-cell>
          <table:table-cell table:formula="of:=[.A1929]-1" office:value-type="float" office:value="0.0835310979069399" calcext:value-type="float">
            <text:p>0.0835310979</text:p>
          </table:table-cell>
          <table:table-cell table:formula="of:=[.B1929]+[.$C$1]" office:value-type="float" office:value="0.25353109790694" calcext:value-type="float">
            <text:p>0.2535310979</text:p>
          </table:table-cell>
          <table:table-cell table:formula="of:=[.D1928]+([.D1928]*[.C1929]/100)" office:value-type="float" office:value="83.0852490481113" calcext:value-type="float">
            <text:p>83.0852490481</text:p>
          </table:table-cell>
          <table:table-cell office:value-type="float" office:value="149.492773944997" calcext:value-type="float">
            <text:p>149.492773945</text:p>
          </table:table-cell>
          <table:table-cell office:value-type="float" office:value="150.976369401497" calcext:value-type="float">
            <text:p>150.9763694015</text:p>
          </table:table-cell>
          <table:table-cell table:number-columns-repeated="3"/>
        </table:table-row>
        <table:table-row table:style-name="ro1">
          <table:table-cell office:value-type="float" office:value="1.17461971547033" calcext:value-type="float">
            <text:p>1.1746197155</text:p>
          </table:table-cell>
          <table:table-cell table:formula="of:=[.A1930]-1" office:value-type="float" office:value="0.17461971547033" calcext:value-type="float">
            <text:p>0.1746197155</text:p>
          </table:table-cell>
          <table:table-cell table:formula="of:=[.B1930]+[.$C$1]" office:value-type="float" office:value="0.34461971547033" calcext:value-type="float">
            <text:p>0.3446197155</text:p>
          </table:table-cell>
          <table:table-cell table:formula="of:=[.D1929]+([.D1929]*[.C1930]/100)" office:value-type="float" office:value="83.3715771969787" calcext:value-type="float">
            <text:p>83.371577197</text:p>
          </table:table-cell>
          <table:table-cell office:value-type="float" office:value="149.791044309785" calcext:value-type="float">
            <text:p>149.7910443098</text:p>
          </table:table-cell>
          <table:table-cell office:value-type="float" office:value="149.492773944997" calcext:value-type="float">
            <text:p>149.492773945</text:p>
          </table:table-cell>
          <table:table-cell table:number-columns-repeated="3"/>
        </table:table-row>
        <table:table-row table:style-name="ro1">
          <table:table-cell office:value-type="float" office:value="0.608068299426964" calcext:value-type="float">
            <text:p>0.6080682994</text:p>
          </table:table-cell>
          <table:table-cell table:formula="of:=[.A1931]-1" office:value-type="float" office:value="-0.391931700573036" calcext:value-type="float">
            <text:p>-0.3919317006</text:p>
          </table:table-cell>
          <table:table-cell table:formula="of:=[.B1931]+[.$C$1]" office:value-type="float" office:value="-0.221931700573036" calcext:value-type="float">
            <text:p>-0.2219317006</text:p>
          </table:table-cell>
          <table:table-cell table:formula="of:=[.D1930]+([.D1930]*[.C1931]/100)" office:value-type="float" office:value="83.1865492379109" calcext:value-type="float">
            <text:p>83.1865492379</text:p>
          </table:table-cell>
          <table:table-cell office:value-type="float" office:value="149.61591033139" calcext:value-type="float">
            <text:p>149.6159103314</text:p>
          </table:table-cell>
          <table:table-cell office:value-type="float" office:value="149.791044309785" calcext:value-type="float">
            <text:p>149.7910443098</text:p>
          </table:table-cell>
          <table:table-cell table:number-columns-repeated="3"/>
        </table:table-row>
        <table:table-row table:style-name="ro1">
          <table:table-cell office:value-type="float" office:value="0.632575050513091" calcext:value-type="float">
            <text:p>0.6325750505</text:p>
          </table:table-cell>
          <table:table-cell table:formula="of:=[.A1932]-1" office:value-type="float" office:value="-0.367424949486909" calcext:value-type="float">
            <text:p>-0.3674249495</text:p>
          </table:table-cell>
          <table:table-cell table:formula="of:=[.B1932]+[.$C$1]" office:value-type="float" office:value="-0.197424949486909" calcext:value-type="float">
            <text:p>-0.1974249495</text:p>
          </table:table-cell>
          <table:table-cell table:formula="of:=[.D1931]+([.D1931]*[.C1932]/100)" office:value-type="float" office:value="83.022318235098" calcext:value-type="float">
            <text:p>83.0223182351</text:p>
          </table:table-cell>
          <table:table-cell office:value-type="float" office:value="151.020677200004" calcext:value-type="float">
            <text:p>151.0206772</text:p>
          </table:table-cell>
          <table:table-cell office:value-type="float" office:value="149.61591033139" calcext:value-type="float">
            <text:p>149.6159103314</text:p>
          </table:table-cell>
          <table:table-cell table:number-columns-repeated="3"/>
        </table:table-row>
        <table:table-row table:style-name="ro1">
          <table:table-cell office:value-type="float" office:value="1.36828296382073" calcext:value-type="float">
            <text:p>1.3682829638</text:p>
          </table:table-cell>
          <table:table-cell table:formula="of:=[.A1933]-1" office:value-type="float" office:value="0.36828296382073" calcext:value-type="float">
            <text:p>0.3682829638</text:p>
          </table:table-cell>
          <table:table-cell table:formula="of:=[.B1933]+[.$C$1]" office:value-type="float" office:value="0.53828296382073" calcext:value-type="float">
            <text:p>0.5382829638</text:p>
          </table:table-cell>
          <table:table-cell table:formula="of:=[.D1932]+([.D1932]*[.C1933]/100)" office:value-type="float" office:value="83.4692132303266" calcext:value-type="float">
            <text:p>83.4692132303</text:p>
          </table:table-cell>
          <table:table-cell office:value-type="float" office:value="152.614542818354" calcext:value-type="float">
            <text:p>152.6145428184</text:p>
          </table:table-cell>
          <table:table-cell office:value-type="float" office:value="151.020677200004" calcext:value-type="float">
            <text:p>151.0206772</text:p>
          </table:table-cell>
          <table:table-cell table:number-columns-repeated="3"/>
        </table:table-row>
        <table:table-row table:style-name="ro1">
          <table:table-cell office:value-type="float" office:value="1.13702487590614" calcext:value-type="float">
            <text:p>1.1370248759</text:p>
          </table:table-cell>
          <table:table-cell table:formula="of:=[.A1934]-1" office:value-type="float" office:value="0.13702487590614" calcext:value-type="float">
            <text:p>0.1370248759</text:p>
          </table:table-cell>
          <table:table-cell table:formula="of:=[.B1934]+[.$C$1]" office:value-type="float" office:value="0.30702487590614" calcext:value-type="float">
            <text:p>0.3070248759</text:p>
          </table:table-cell>
          <table:table-cell table:formula="of:=[.D1933]+([.D1933]*[.C1934]/100)" office:value-type="float" office:value="83.7254844786668" calcext:value-type="float">
            <text:p>83.7254844787</text:p>
          </table:table-cell>
          <table:table-cell office:value-type="float" office:value="152.769220639628" calcext:value-type="float">
            <text:p>152.7692206396</text:p>
          </table:table-cell>
          <table:table-cell office:value-type="float" office:value="152.614542818354" calcext:value-type="float">
            <text:p>152.6145428184</text:p>
          </table:table-cell>
          <table:table-cell table:number-columns-repeated="3"/>
        </table:table-row>
        <table:table-row table:style-name="ro1">
          <table:table-cell office:value-type="float" office:value="0.483933479756244" calcext:value-type="float">
            <text:p>0.4839334798</text:p>
          </table:table-cell>
          <table:table-cell table:formula="of:=[.A1935]-1" office:value-type="float" office:value="-0.516066520243756" calcext:value-type="float">
            <text:p>-0.5160665202</text:p>
          </table:table-cell>
          <table:table-cell table:formula="of:=[.B1935]+[.$C$1]" office:value-type="float" office:value="-0.346066520243756" calcext:value-type="float">
            <text:p>-0.3460665202</text:p>
          </table:table-cell>
          <table:table-cell table:formula="of:=[.D1934]+([.D1934]*[.C1935]/100)" office:value-type="float" office:value="83.4357386079743" calcext:value-type="float">
            <text:p>83.435738608</text:p>
          </table:table-cell>
          <table:table-cell office:value-type="float" office:value="152.522348650201" calcext:value-type="float">
            <text:p>152.5223486502</text:p>
          </table:table-cell>
          <table:table-cell office:value-type="float" office:value="152.769220639628" calcext:value-type="float">
            <text:p>152.7692206396</text:p>
          </table:table-cell>
          <table:table-cell table:number-columns-repeated="3"/>
        </table:table-row>
        <table:table-row table:style-name="ro1">
          <table:table-cell office:value-type="float" office:value="0.899888464190909" calcext:value-type="float">
            <text:p>0.8998884642</text:p>
          </table:table-cell>
          <table:table-cell table:formula="of:=[.A1936]-1" office:value-type="float" office:value="-0.100111535809091" calcext:value-type="float">
            <text:p>-0.1001115358</text:p>
          </table:table-cell>
          <table:table-cell table:formula="of:=[.B1936]+[.$C$1]" office:value-type="float" office:value="0.0698884641909091" calcext:value-type="float">
            <text:p>0.0698884642</text:p>
          </table:table-cell>
          <table:table-cell table:formula="of:=[.D1935]+([.D1935]*[.C1936]/100)" office:value-type="float" office:value="83.4940505642737" calcext:value-type="float">
            <text:p>83.4940505643</text:p>
          </table:table-cell>
          <table:table-cell office:value-type="float" office:value="153.431640498071" calcext:value-type="float">
            <text:p>153.4316404981</text:p>
          </table:table-cell>
          <table:table-cell office:value-type="float" office:value="152.522348650201" calcext:value-type="float">
            <text:p>152.5223486502</text:p>
          </table:table-cell>
          <table:table-cell table:number-columns-repeated="3"/>
        </table:table-row>
        <table:table-row table:style-name="ro1">
          <table:table-cell office:value-type="float" office:value="0.960055178439996" calcext:value-type="float">
            <text:p>0.9600551784</text:p>
          </table:table-cell>
          <table:table-cell table:formula="of:=[.A1937]-1" office:value-type="float" office:value="-0.0399448215600039" calcext:value-type="float">
            <text:p>-0.0399448216</text:p>
          </table:table-cell>
          <table:table-cell table:formula="of:=[.B1937]+[.$C$1]" office:value-type="float" office:value="0.130055178439996" calcext:value-type="float">
            <text:p>0.1300551784</text:p>
          </table:table-cell>
          <table:table-cell table:formula="of:=[.D1936]+([.D1936]*[.C1937]/100)" office:value-type="float" office:value="83.6026389007219" calcext:value-type="float">
            <text:p>83.6026389007</text:p>
          </table:table-cell>
          <table:table-cell office:value-type="float" office:value="153.852964031821" calcext:value-type="float">
            <text:p>153.8529640318</text:p>
          </table:table-cell>
          <table:table-cell office:value-type="float" office:value="153.431640498071" calcext:value-type="float">
            <text:p>153.4316404981</text:p>
          </table:table-cell>
          <table:table-cell table:number-columns-repeated="3"/>
        </table:table-row>
        <table:table-row table:style-name="ro1">
          <table:table-cell office:value-type="float" office:value="0.979259728437923" calcext:value-type="float">
            <text:p>0.9792597284</text:p>
          </table:table-cell>
          <table:table-cell table:formula="of:=[.A1938]-1" office:value-type="float" office:value="-0.0207402715620769" calcext:value-type="float">
            <text:p>-0.0207402716</text:p>
          </table:table-cell>
          <table:table-cell table:formula="of:=[.B1938]+[.$C$1]" office:value-type="float" office:value="0.149259728437923" calcext:value-type="float">
            <text:p>0.1492597284</text:p>
          </table:table-cell>
          <table:table-cell table:formula="of:=[.D1937]+([.D1937]*[.C1938]/100)" office:value-type="float" office:value="83.727423972512" calcext:value-type="float">
            <text:p>83.7274239725</text:p>
          </table:table-cell>
          <table:table-cell office:value-type="float" office:value="154.216597551833" calcext:value-type="float">
            <text:p>154.2165975518</text:p>
          </table:table-cell>
          <table:table-cell office:value-type="float" office:value="153.852964031821" calcext:value-type="float">
            <text:p>153.8529640318</text:p>
          </table:table-cell>
          <table:table-cell table:number-columns-repeated="3"/>
        </table:table-row>
        <table:table-row table:style-name="ro1">
          <table:table-cell office:value-type="float" office:value="0.731976845842855" calcext:value-type="float">
            <text:p>0.7319768458</text:p>
          </table:table-cell>
          <table:table-cell table:formula="of:=[.A1939]-1" office:value-type="float" office:value="-0.268023154157145" calcext:value-type="float">
            <text:p>-0.2680231542</text:p>
          </table:table-cell>
          <table:table-cell table:formula="of:=[.B1939]+[.$C$1]" office:value-type="float" office:value="-0.0980231541571449" calcext:value-type="float">
            <text:p>-0.0980231542</text:p>
          </table:table-cell>
          <table:table-cell table:formula="of:=[.D1938]+([.D1938]*[.C1939]/100)" office:value-type="float" office:value="83.6453517106396" calcext:value-type="float">
            <text:p>83.6453517106</text:p>
          </table:table-cell>
          <table:table-cell office:value-type="float" office:value="153.247218866272" calcext:value-type="float">
            <text:p>153.2472188663</text:p>
          </table:table-cell>
          <table:table-cell office:value-type="float" office:value="154.216597551833" calcext:value-type="float">
            <text:p>154.2165975518</text:p>
          </table:table-cell>
          <table:table-cell table:number-columns-repeated="3"/>
        </table:table-row>
        <table:table-row table:style-name="ro1">
          <table:table-cell office:value-type="float" office:value="0.689660924791077" calcext:value-type="float">
            <text:p>0.6896609248</text:p>
          </table:table-cell>
          <table:table-cell table:formula="of:=[.A1940]-1" office:value-type="float" office:value="-0.310339075208923" calcext:value-type="float">
            <text:p>-0.3103390752</text:p>
          </table:table-cell>
          <table:table-cell table:formula="of:=[.B1940]+[.$C$1]" office:value-type="float" office:value="-0.140339075208923" calcext:value-type="float">
            <text:p>-0.1403390752</text:p>
          </table:table-cell>
          <table:table-cell table:formula="of:=[.D1939]+([.D1939]*[.C1940]/100)" office:value-type="float" office:value="83.5279645975937" calcext:value-type="float">
            <text:p>83.5279645976</text:p>
          </table:table-cell>
          <table:table-cell office:value-type="float" office:value="153.428145144364" calcext:value-type="float">
            <text:p>153.4281451444</text:p>
          </table:table-cell>
          <table:table-cell office:value-type="float" office:value="153.247218866272" calcext:value-type="float">
            <text:p>153.2472188663</text:p>
          </table:table-cell>
          <table:table-cell table:number-columns-repeated="3"/>
        </table:table-row>
        <table:table-row table:style-name="ro1">
          <table:table-cell office:value-type="float" office:value="0.623813694915652" calcext:value-type="float">
            <text:p>0.6238136949</text:p>
          </table:table-cell>
          <table:table-cell table:formula="of:=[.A1941]-1" office:value-type="float" office:value="-0.376186305084348" calcext:value-type="float">
            <text:p>-0.3761863051</text:p>
          </table:table-cell>
          <table:table-cell table:formula="of:=[.B1941]+[.$C$1]" office:value-type="float" office:value="-0.206186305084348" calcext:value-type="float">
            <text:p>-0.2061863051</text:p>
          </table:table-cell>
          <table:table-cell table:formula="of:=[.D1940]+([.D1940]*[.C1941]/100)" office:value-type="float" office:value="83.3557413736777" calcext:value-type="float">
            <text:p>83.3557413737</text:p>
          </table:table-cell>
          <table:table-cell office:value-type="float" office:value="153.202228642214" calcext:value-type="float">
            <text:p>153.2022286422</text:p>
          </table:table-cell>
          <table:table-cell office:value-type="float" office:value="153.428145144364" calcext:value-type="float">
            <text:p>153.4281451444</text:p>
          </table:table-cell>
          <table:table-cell table:number-columns-repeated="3"/>
        </table:table-row>
        <table:table-row table:style-name="ro1">
          <table:table-cell office:value-type="float" office:value="0.974930567275718" calcext:value-type="float">
            <text:p>0.9749305673</text:p>
          </table:table-cell>
          <table:table-cell table:formula="of:=[.A1942]-1" office:value-type="float" office:value="-0.025069432724282" calcext:value-type="float">
            <text:p>-0.0250694327</text:p>
          </table:table-cell>
          <table:table-cell table:formula="of:=[.B1942]+[.$C$1]" office:value-type="float" office:value="0.144930567275718" calcext:value-type="float">
            <text:p>0.1449305673</text:p>
          </table:table-cell>
          <table:table-cell table:formula="of:=[.D1941]+([.D1941]*[.C1942]/100)" office:value-type="float" office:value="83.4765493225075" calcext:value-type="float">
            <text:p>83.4765493225</text:p>
          </table:table-cell>
          <table:table-cell office:value-type="float" office:value="153.313697203257" calcext:value-type="float">
            <text:p>153.3136972033</text:p>
          </table:table-cell>
          <table:table-cell office:value-type="float" office:value="153.202228642214" calcext:value-type="float">
            <text:p>153.2022286422</text:p>
          </table:table-cell>
          <table:table-cell table:number-columns-repeated="3"/>
        </table:table-row>
        <table:table-row table:style-name="ro1">
          <table:table-cell office:value-type="float" office:value="0.417325632738941" calcext:value-type="float">
            <text:p>0.4173256327</text:p>
          </table:table-cell>
          <table:table-cell table:formula="of:=[.A1943]-1" office:value-type="float" office:value="-0.582674367261059" calcext:value-type="float">
            <text:p>-0.5826743673</text:p>
          </table:table-cell>
          <table:table-cell table:formula="of:=[.B1943]+[.$C$1]" office:value-type="float" office:value="-0.412674367261059" calcext:value-type="float">
            <text:p>-0.4126743673</text:p>
          </table:table-cell>
          <table:table-cell table:formula="of:=[.D1942]+([.D1942]*[.C1943]/100)" office:value-type="float" office:value="83.1320630007795" calcext:value-type="float">
            <text:p>83.1320630008</text:p>
          </table:table-cell>
          <table:table-cell office:value-type="float" office:value="153.750283794026" calcext:value-type="float">
            <text:p>153.750283794</text:p>
          </table:table-cell>
          <table:table-cell office:value-type="float" office:value="153.313697203257" calcext:value-type="float">
            <text:p>153.3136972033</text:p>
          </table:table-cell>
          <table:table-cell table:number-columns-repeated="3"/>
        </table:table-row>
        <table:table-row table:style-name="ro1">
          <table:table-cell office:value-type="float" office:value="0.760089023085525" calcext:value-type="float">
            <text:p>0.7600890231</text:p>
          </table:table-cell>
          <table:table-cell table:formula="of:=[.A1944]-1" office:value-type="float" office:value="-0.239910976914475" calcext:value-type="float">
            <text:p>-0.2399109769</text:p>
          </table:table-cell>
          <table:table-cell table:formula="of:=[.B1944]+[.$C$1]" office:value-type="float" office:value="-0.0699109769144749" calcext:value-type="float">
            <text:p>-0.0699109769</text:p>
          </table:table-cell>
          <table:table-cell table:formula="of:=[.D1943]+([.D1943]*[.C1944]/100)" office:value-type="float" office:value="83.0739445634065" calcext:value-type="float">
            <text:p>83.0739445634</text:p>
          </table:table-cell>
          <table:table-cell office:value-type="float" office:value="151.953920567223" calcext:value-type="float">
            <text:p>151.9539205672</text:p>
          </table:table-cell>
          <table:table-cell office:value-type="float" office:value="153.750283794026" calcext:value-type="float">
            <text:p>153.750283794</text:p>
          </table:table-cell>
          <table:table-cell table:number-columns-repeated="3"/>
        </table:table-row>
        <table:table-row table:style-name="ro1">
          <table:table-cell office:value-type="float" office:value="0.685056192240564" calcext:value-type="float">
            <text:p>0.6850561922</text:p>
          </table:table-cell>
          <table:table-cell table:formula="of:=[.A1945]-1" office:value-type="float" office:value="-0.314943807759436" calcext:value-type="float">
            <text:p>-0.3149438078</text:p>
          </table:table-cell>
          <table:table-cell table:formula="of:=[.B1945]+[.$C$1]" office:value-type="float" office:value="-0.144943807759436" calcext:value-type="float">
            <text:p>-0.1449438078</text:p>
          </table:table-cell>
          <table:table-cell table:formula="of:=[.D1944]+([.D1944]*[.C1945]/100)" office:value-type="float" office:value="82.9535340249003" calcext:value-type="float">
            <text:p>82.9535340249</text:p>
          </table:table-cell>
          <table:table-cell office:value-type="float" office:value="151.467150652296" calcext:value-type="float">
            <text:p>151.4671506523</text:p>
          </table:table-cell>
          <table:table-cell office:value-type="float" office:value="151.953920567223" calcext:value-type="float">
            <text:p>151.9539205672</text:p>
          </table:table-cell>
          <table:table-cell table:number-columns-repeated="3"/>
        </table:table-row>
        <table:table-row table:style-name="ro1">
          <table:table-cell office:value-type="float" office:value="0.944254087218517" calcext:value-type="float">
            <text:p>0.9442540872</text:p>
          </table:table-cell>
          <table:table-cell table:formula="of:=[.A1946]-1" office:value-type="float" office:value="-0.0557459127814829" calcext:value-type="float">
            <text:p>-0.0557459128</text:p>
          </table:table-cell>
          <table:table-cell table:formula="of:=[.B1946]+[.$C$1]" office:value-type="float" office:value="0.114254087218517" calcext:value-type="float">
            <text:p>0.1142540872</text:p>
          </table:table-cell>
          <table:table-cell table:formula="of:=[.D1945]+([.D1945]*[.C1946]/100)" office:value-type="float" office:value="83.0483118280159" calcext:value-type="float">
            <text:p>83.048311828</text:p>
          </table:table-cell>
          <table:table-cell office:value-type="float" office:value="152.468653320327" calcext:value-type="float">
            <text:p>152.4686533203</text:p>
          </table:table-cell>
          <table:table-cell office:value-type="float" office:value="151.467150652296" calcext:value-type="float">
            <text:p>151.4671506523</text:p>
          </table:table-cell>
          <table:table-cell table:number-columns-repeated="3"/>
        </table:table-row>
        <table:table-row table:style-name="ro1">
          <table:table-cell office:value-type="float" office:value="0.488088952538216" calcext:value-type="float">
            <text:p>0.4880889525</text:p>
          </table:table-cell>
          <table:table-cell table:formula="of:=[.A1947]-1" office:value-type="float" office:value="-0.511911047461784" calcext:value-type="float">
            <text:p>-0.5119110475</text:p>
          </table:table-cell>
          <table:table-cell table:formula="of:=[.B1947]+[.$C$1]" office:value-type="float" office:value="-0.341911047461784" calcext:value-type="float">
            <text:p>-0.3419110475</text:p>
          </table:table-cell>
          <table:table-cell table:formula="of:=[.D1946]+([.D1946]*[.C1947]/100)" office:value-type="float" office:value="82.7643604751454" calcext:value-type="float">
            <text:p>82.7643604751</text:p>
          </table:table-cell>
          <table:table-cell office:value-type="float" office:value="151.273441358569" calcext:value-type="float">
            <text:p>151.2734413586</text:p>
          </table:table-cell>
          <table:table-cell office:value-type="float" office:value="152.468653320327" calcext:value-type="float">
            <text:p>152.4686533203</text:p>
          </table:table-cell>
          <table:table-cell table:number-columns-repeated="3"/>
        </table:table-row>
        <table:table-row table:style-name="ro1">
          <table:table-cell office:value-type="float" office:value="0.719682929222365" calcext:value-type="float">
            <text:p>0.7196829292</text:p>
          </table:table-cell>
          <table:table-cell table:formula="of:=[.A1948]-1" office:value-type="float" office:value="-0.280317070777635" calcext:value-type="float">
            <text:p>-0.2803170708</text:p>
          </table:table-cell>
          <table:table-cell table:formula="of:=[.B1948]+[.$C$1]" office:value-type="float" office:value="-0.110317070777635" calcext:value-type="float">
            <text:p>-0.1103170708</text:p>
          </table:table-cell>
          <table:table-cell table:formula="of:=[.D1947]+([.D1947]*[.C1948]/100)" office:value-type="float" office:value="82.6730572570214" calcext:value-type="float">
            <text:p>82.673057257</text:p>
          </table:table-cell>
          <table:table-cell office:value-type="float" office:value="150.424219696381" calcext:value-type="float">
            <text:p>150.4242196964</text:p>
          </table:table-cell>
          <table:table-cell office:value-type="float" office:value="151.273441358569" calcext:value-type="float">
            <text:p>151.2734413586</text:p>
          </table:table-cell>
          <table:table-cell table:number-columns-repeated="3"/>
        </table:table-row>
        <table:table-row table:style-name="ro1">
          <table:table-cell office:value-type="float" office:value="0.922185716964576" calcext:value-type="float">
            <text:p>0.922185717</text:p>
          </table:table-cell>
          <table:table-cell table:formula="of:=[.A1949]-1" office:value-type="float" office:value="-0.0778142830354239" calcext:value-type="float">
            <text:p>-0.077814283</text:p>
          </table:table-cell>
          <table:table-cell table:formula="of:=[.B1949]+[.$C$1]" office:value-type="float" office:value="0.0921857169645761" calcext:value-type="float">
            <text:p>0.092185717</text:p>
          </table:table-cell>
          <table:table-cell table:formula="of:=[.D1948]+([.D1948]*[.C1949]/100)" office:value-type="float" office:value="82.7492700075903" calcext:value-type="float">
            <text:p>82.7492700076</text:p>
          </table:table-cell>
          <table:table-cell office:value-type="float" office:value="150.504762682671" calcext:value-type="float">
            <text:p>150.5047626827</text:p>
          </table:table-cell>
          <table:table-cell office:value-type="float" office:value="150.424219696381" calcext:value-type="float">
            <text:p>150.4242196964</text:p>
          </table:table-cell>
          <table:table-cell table:number-columns-repeated="3"/>
        </table:table-row>
        <table:table-row table:style-name="ro1">
          <table:table-cell office:value-type="float" office:value="0.506551988317581" calcext:value-type="float">
            <text:p>0.5065519883</text:p>
          </table:table-cell>
          <table:table-cell table:formula="of:=[.A1950]-1" office:value-type="float" office:value="-0.493448011682419" calcext:value-type="float">
            <text:p>-0.4934480117</text:p>
          </table:table-cell>
          <table:table-cell table:formula="of:=[.B1950]+[.$C$1]" office:value-type="float" office:value="-0.323448011682419" calcext:value-type="float">
            <text:p>-0.3234480117</text:p>
          </table:table-cell>
          <table:table-cell table:formula="of:=[.D1949]+([.D1949]*[.C1950]/100)" office:value-type="float" office:value="82.4816191390691" calcext:value-type="float">
            <text:p>82.4816191391</text:p>
          </table:table-cell>
          <table:table-cell office:value-type="float" office:value="151.185841082399" calcext:value-type="float">
            <text:p>151.1858410824</text:p>
          </table:table-cell>
          <table:table-cell office:value-type="float" office:value="150.504762682671" calcext:value-type="float">
            <text:p>150.5047626827</text:p>
          </table:table-cell>
          <table:table-cell table:number-columns-repeated="3"/>
        </table:table-row>
        <table:table-row table:style-name="ro1">
          <table:table-cell office:value-type="float" office:value="1.2766646244051" calcext:value-type="float">
            <text:p>1.2766646244</text:p>
          </table:table-cell>
          <table:table-cell table:formula="of:=[.A1951]-1" office:value-type="float" office:value="0.2766646244051" calcext:value-type="float">
            <text:p>0.2766646244</text:p>
          </table:table-cell>
          <table:table-cell table:formula="of:=[.B1951]+[.$C$1]" office:value-type="float" office:value="0.4466646244051" calcext:value-type="float">
            <text:p>0.4466646244</text:p>
          </table:table-cell>
          <table:table-cell table:formula="of:=[.D1950]+([.D1950]*[.C1951]/100)" office:value-type="float" office:value="82.8500353533998" calcext:value-type="float">
            <text:p>82.8500353534</text:p>
          </table:table-cell>
          <table:table-cell office:value-type="float" office:value="150.889950889556" calcext:value-type="float">
            <text:p>150.8899508896</text:p>
          </table:table-cell>
          <table:table-cell office:value-type="float" office:value="151.185841082399" calcext:value-type="float">
            <text:p>151.1858410824</text:p>
          </table:table-cell>
          <table:table-cell table:number-columns-repeated="3"/>
        </table:table-row>
        <table:table-row table:style-name="ro1">
          <table:table-cell office:value-type="float" office:value="1.05298242680119" calcext:value-type="float">
            <text:p>1.0529824268</text:p>
          </table:table-cell>
          <table:table-cell table:formula="of:=[.A1952]-1" office:value-type="float" office:value="0.05298242680119" calcext:value-type="float">
            <text:p>0.0529824268</text:p>
          </table:table-cell>
          <table:table-cell table:formula="of:=[.B1952]+[.$C$1]" office:value-type="float" office:value="0.22298242680119" calcext:value-type="float">
            <text:p>0.2229824268</text:p>
          </table:table-cell>
          <table:table-cell table:formula="of:=[.D1951]+([.D1951]*[.C1952]/100)" office:value-type="float" office:value="83.0347763728365" calcext:value-type="float">
            <text:p>83.0347763728</text:p>
          </table:table-cell>
          <table:table-cell office:value-type="float" office:value="152.785582226401" calcext:value-type="float">
            <text:p>152.7855822264</text:p>
          </table:table-cell>
          <table:table-cell office:value-type="float" office:value="150.889950889556" calcext:value-type="float">
            <text:p>150.8899508896</text:p>
          </table:table-cell>
          <table:table-cell table:number-columns-repeated="3"/>
        </table:table-row>
        <table:table-row table:style-name="ro1">
          <table:table-cell office:value-type="float" office:value="0.65717964703166" calcext:value-type="float">
            <text:p>0.657179647</text:p>
          </table:table-cell>
          <table:table-cell table:formula="of:=[.A1953]-1" office:value-type="float" office:value="-0.34282035296834" calcext:value-type="float">
            <text:p>-0.342820353</text:p>
          </table:table-cell>
          <table:table-cell table:formula="of:=[.B1953]+[.$C$1]" office:value-type="float" office:value="-0.17282035296834" calcext:value-type="float">
            <text:p>-0.172820353</text:p>
          </table:table-cell>
          <table:table-cell table:formula="of:=[.D1952]+([.D1952]*[.C1953]/100)" office:value-type="float" office:value="82.8912753792225" calcext:value-type="float">
            <text:p>82.8912753792</text:p>
          </table:table-cell>
          <table:table-cell office:value-type="float" office:value="150.934341914017" calcext:value-type="float">
            <text:p>150.934341914</text:p>
          </table:table-cell>
          <table:table-cell office:value-type="float" office:value="152.785582226401" calcext:value-type="float">
            <text:p>152.7855822264</text:p>
          </table:table-cell>
          <table:table-cell table:number-columns-repeated="3"/>
        </table:table-row>
        <table:table-row table:style-name="ro1">
          <table:table-cell office:value-type="float" office:value="0.567398710525845" calcext:value-type="float">
            <text:p>0.5673987105</text:p>
          </table:table-cell>
          <table:table-cell table:formula="of:=[.A1954]-1" office:value-type="float" office:value="-0.432601289474155" calcext:value-type="float">
            <text:p>-0.4326012895</text:p>
          </table:table-cell>
          <table:table-cell table:formula="of:=[.B1954]+[.$C$1]" office:value-type="float" office:value="-0.262601289474155" calcext:value-type="float">
            <text:p>-0.2626012895</text:p>
          </table:table-cell>
          <table:table-cell table:formula="of:=[.D1953]+([.D1953]*[.C1954]/100)" office:value-type="float" office:value="82.6736018212151" calcext:value-type="float">
            <text:p>82.6736018212</text:p>
          </table:table-cell>
          <table:table-cell office:value-type="float" office:value="151.014285692187" calcext:value-type="float">
            <text:p>151.0142856922</text:p>
          </table:table-cell>
          <table:table-cell office:value-type="float" office:value="150.934341914017" calcext:value-type="float">
            <text:p>150.934341914</text:p>
          </table:table-cell>
          <table:table-cell table:number-columns-repeated="3"/>
        </table:table-row>
        <table:table-row table:style-name="ro1">
          <table:table-cell office:value-type="float" office:value="0.811471886462605" calcext:value-type="float">
            <text:p>0.8114718865</text:p>
          </table:table-cell>
          <table:table-cell table:formula="of:=[.A1955]-1" office:value-type="float" office:value="-0.188528113537395" calcext:value-type="float">
            <text:p>-0.1885281135</text:p>
          </table:table-cell>
          <table:table-cell table:formula="of:=[.B1955]+[.$C$1]" office:value-type="float" office:value="-0.0185281135373949" calcext:value-type="float">
            <text:p>-0.0185281135</text:p>
          </table:table-cell>
          <table:table-cell table:formula="of:=[.D1954]+([.D1954]*[.C1955]/100)" office:value-type="float" office:value="82.6582839624042" calcext:value-type="float">
            <text:p>82.6582839624</text:p>
          </table:table-cell>
          <table:table-cell office:value-type="float" office:value="149.436182461013" calcext:value-type="float">
            <text:p>149.436182461</text:p>
          </table:table-cell>
          <table:table-cell office:value-type="float" office:value="151.014285692187" calcext:value-type="float">
            <text:p>151.0142856922</text:p>
          </table:table-cell>
          <table:table-cell table:number-columns-repeated="3"/>
        </table:table-row>
        <table:table-row table:style-name="ro1">
          <table:table-cell office:value-type="float" office:value="0.835979046259609" calcext:value-type="float">
            <text:p>0.8359790463</text:p>
          </table:table-cell>
          <table:table-cell table:formula="of:=[.A1956]-1" office:value-type="float" office:value="-0.164020953740391" calcext:value-type="float">
            <text:p>-0.1640209537</text:p>
          </table:table-cell>
          <table:table-cell table:formula="of:=[.B1956]+[.$C$1]" office:value-type="float" office:value="0.00597904625960907" calcext:value-type="float">
            <text:p>0.0059790463</text:p>
          </table:table-cell>
          <table:table-cell table:formula="of:=[.D1955]+([.D1955]*[.C1956]/100)" office:value-type="float" office:value="82.6632261394397" calcext:value-type="float">
            <text:p>82.6632261394</text:p>
          </table:table-cell>
          <table:table-cell office:value-type="float" office:value="150.930863203796" calcext:value-type="float">
            <text:p>150.9308632038</text:p>
          </table:table-cell>
          <table:table-cell office:value-type="float" office:value="149.436182461013" calcext:value-type="float">
            <text:p>149.436182461</text:p>
          </table:table-cell>
          <table:table-cell table:number-columns-repeated="3"/>
        </table:table-row>
        <table:table-row table:style-name="ro1">
          <table:table-cell office:value-type="float" office:value="0.864361880713602" calcext:value-type="float">
            <text:p>0.8643618807</text:p>
          </table:table-cell>
          <table:table-cell table:formula="of:=[.A1957]-1" office:value-type="float" office:value="-0.135638119286398" calcext:value-type="float">
            <text:p>-0.1356381193</text:p>
          </table:table-cell>
          <table:table-cell table:formula="of:=[.B1957]+[.$C$1]" office:value-type="float" office:value="0.0343618807136021" calcext:value-type="float">
            <text:p>0.0343618807</text:p>
          </table:table-cell>
          <table:table-cell table:formula="of:=[.D1956]+([.D1956]*[.C1957]/100)" office:value-type="float" office:value="82.6916307785997" calcext:value-type="float">
            <text:p>82.6916307786</text:p>
          </table:table-cell>
          <table:table-cell office:value-type="float" office:value="149.390676263312" calcext:value-type="float">
            <text:p>149.3906762633</text:p>
          </table:table-cell>
          <table:table-cell office:value-type="float" office:value="150.930863203796" calcext:value-type="float">
            <text:p>150.9308632038</text:p>
          </table:table-cell>
          <table:table-cell table:number-columns-repeated="3"/>
        </table:table-row>
        <table:table-row table:style-name="ro1">
          <table:table-cell office:value-type="float" office:value="0.488615109477468" calcext:value-type="float">
            <text:p>0.4886151095</text:p>
          </table:table-cell>
          <table:table-cell table:formula="of:=[.A1958]-1" office:value-type="float" office:value="-0.511384890522532" calcext:value-type="float">
            <text:p>-0.5113848905</text:p>
          </table:table-cell>
          <table:table-cell table:formula="of:=[.B1958]+[.$C$1]" office:value-type="float" office:value="-0.341384890522532" calcext:value-type="float">
            <text:p>-0.3413848905</text:p>
          </table:table-cell>
          <table:table-cell table:formula="of:=[.D1957]+([.D1957]*[.C1958]/100)" office:value-type="float" office:value="82.4093340453949" calcext:value-type="float">
            <text:p>82.4093340454</text:p>
          </table:table-cell>
          <table:table-cell office:value-type="float" office:value="149.362030991063" calcext:value-type="float">
            <text:p>149.3620309911</text:p>
          </table:table-cell>
          <table:table-cell office:value-type="float" office:value="149.390676263312" calcext:value-type="float">
            <text:p>149.3906762633</text:p>
          </table:table-cell>
          <table:table-cell table:number-columns-repeated="3"/>
        </table:table-row>
        <table:table-row table:style-name="ro1">
          <table:table-cell office:value-type="float" office:value="0.783794731827006" calcext:value-type="float">
            <text:p>0.7837947318</text:p>
          </table:table-cell>
          <table:table-cell table:formula="of:=[.A1959]-1" office:value-type="float" office:value="-0.216205268172994" calcext:value-type="float">
            <text:p>-0.2162052682</text:p>
          </table:table-cell>
          <table:table-cell table:formula="of:=[.B1959]+[.$C$1]" office:value-type="float" office:value="-0.0462052681729939" calcext:value-type="float">
            <text:p>-0.0462052682</text:p>
          </table:table-cell>
          <table:table-cell table:formula="of:=[.D1958]+([.D1958]*[.C1959]/100)" office:value-type="float" office:value="82.3712565915997" calcext:value-type="float">
            <text:p>82.3712565916</text:p>
          </table:table-cell>
          <table:table-cell office:value-type="float" office:value="148.584663852834" calcext:value-type="float">
            <text:p>148.5846638528</text:p>
          </table:table-cell>
          <table:table-cell office:value-type="float" office:value="149.362030991063" calcext:value-type="float">
            <text:p>149.3620309911</text:p>
          </table:table-cell>
          <table:table-cell table:number-columns-repeated="3"/>
        </table:table-row>
        <table:table-row table:style-name="ro1">
          <table:table-cell office:value-type="float" office:value="0.995896372022577" calcext:value-type="float">
            <text:p>0.995896372</text:p>
          </table:table-cell>
          <table:table-cell table:formula="of:=[.A1960]-1" office:value-type="float" office:value="-0.00410362797742292" calcext:value-type="float">
            <text:p>-0.004103628</text:p>
          </table:table-cell>
          <table:table-cell table:formula="of:=[.B1960]+[.$C$1]" office:value-type="float" office:value="0.165896372022577" calcext:value-type="float">
            <text:p>0.165896372</text:p>
          </table:table-cell>
          <table:table-cell table:formula="of:=[.D1959]+([.D1959]*[.C1960]/100)" office:value-type="float" office:value="82.5079075178745" calcext:value-type="float">
            <text:p>82.5079075179</text:p>
          </table:table-cell>
          <table:table-cell office:value-type="float" office:value="149.14318842228" calcext:value-type="float">
            <text:p>149.1431884223</text:p>
          </table:table-cell>
          <table:table-cell office:value-type="float" office:value="148.584663852834" calcext:value-type="float">
            <text:p>148.5846638528</text:p>
          </table:table-cell>
          <table:table-cell table:number-columns-repeated="3"/>
        </table:table-row>
        <table:table-row table:style-name="ro1">
          <table:table-cell office:value-type="float" office:value="1.10610904019387" calcext:value-type="float">
            <text:p>1.1061090402</text:p>
          </table:table-cell>
          <table:table-cell table:formula="of:=[.A1961]-1" office:value-type="float" office:value="0.10610904019387" calcext:value-type="float">
            <text:p>0.1061090402</text:p>
          </table:table-cell>
          <table:table-cell table:formula="of:=[.B1961]+[.$C$1]" office:value-type="float" office:value="0.27610904019387" calcext:value-type="float">
            <text:p>0.2761090402</text:p>
          </table:table-cell>
          <table:table-cell table:formula="of:=[.D1960]+([.D1960]*[.C1961]/100)" office:value-type="float" office:value="82.7357193094062" calcext:value-type="float">
            <text:p>82.7357193094</text:p>
          </table:table-cell>
          <table:table-cell office:value-type="float" office:value="149.074929121468" calcext:value-type="float">
            <text:p>149.0749291215</text:p>
          </table:table-cell>
          <table:table-cell office:value-type="float" office:value="149.14318842228" calcext:value-type="float">
            <text:p>149.1431884223</text:p>
          </table:table-cell>
          <table:table-cell table:number-columns-repeated="3"/>
        </table:table-row>
        <table:table-row table:style-name="ro1">
          <table:table-cell office:value-type="float" office:value="0.964539255065313" calcext:value-type="float">
            <text:p>0.9645392551</text:p>
          </table:table-cell>
          <table:table-cell table:formula="of:=[.A1962]-1" office:value-type="float" office:value="-0.0354607449346869" calcext:value-type="float">
            <text:p>-0.0354607449</text:p>
          </table:table-cell>
          <table:table-cell table:formula="of:=[.B1962]+[.$C$1]" office:value-type="float" office:value="0.134539255065313" calcext:value-type="float">
            <text:p>0.1345392551</text:p>
          </table:table-cell>
          <table:table-cell table:formula="of:=[.D1961]+([.D1961]*[.C1962]/100)" office:value-type="float" office:value="82.847031329838" calcext:value-type="float">
            <text:p>82.8470313298</text:p>
          </table:table-cell>
          <table:table-cell office:value-type="float" office:value="150.891149297272" calcext:value-type="float">
            <text:p>150.8911492973</text:p>
          </table:table-cell>
          <table:table-cell office:value-type="float" office:value="149.074929121468" calcext:value-type="float">
            <text:p>149.0749291215</text:p>
          </table:table-cell>
          <table:table-cell table:number-columns-repeated="3"/>
        </table:table-row>
        <table:table-row table:style-name="ro1">
          <table:table-cell office:value-type="float" office:value="0.542746495971753" calcext:value-type="float">
            <text:p>0.542746496</text:p>
          </table:table-cell>
          <table:table-cell table:formula="of:=[.A1963]-1" office:value-type="float" office:value="-0.457253504028247" calcext:value-type="float">
            <text:p>-0.457253504</text:p>
          </table:table-cell>
          <table:table-cell table:formula="of:=[.B1963]+[.$C$1]" office:value-type="float" office:value="-0.287253504028247" calcext:value-type="float">
            <text:p>-0.287253504</text:p>
          </table:table-cell>
          <table:table-cell table:formula="of:=[.D1962]+([.D1962]*[.C1963]/100)" office:value-type="float" office:value="82.6090503293596" calcext:value-type="float">
            <text:p>82.6090503294</text:p>
          </table:table-cell>
          <table:table-cell office:value-type="float" office:value="152.13075228349" calcext:value-type="float">
            <text:p>152.1307522835</text:p>
          </table:table-cell>
          <table:table-cell office:value-type="float" office:value="150.891149297272" calcext:value-type="float">
            <text:p>150.8911492973</text:p>
          </table:table-cell>
          <table:table-cell table:number-columns-repeated="3"/>
        </table:table-row>
        <table:table-row table:style-name="ro1">
          <table:table-cell office:value-type="float" office:value="0.786861212775859" calcext:value-type="float">
            <text:p>0.7868612128</text:p>
          </table:table-cell>
          <table:table-cell table:formula="of:=[.A1964]-1" office:value-type="float" office:value="-0.213138787224141" calcext:value-type="float">
            <text:p>-0.2131387872</text:p>
          </table:table-cell>
          <table:table-cell table:formula="of:=[.B1964]+[.$C$1]" office:value-type="float" office:value="-0.0431387872241409" calcext:value-type="float">
            <text:p>-0.0431387872</text:p>
          </table:table-cell>
          <table:table-cell table:formula="of:=[.D1963]+([.D1963]*[.C1964]/100)" office:value-type="float" office:value="82.5734137869102" calcext:value-type="float">
            <text:p>82.5734137869</text:p>
          </table:table-cell>
          <table:table-cell office:value-type="float" office:value="151.932865201984" calcext:value-type="float">
            <text:p>151.932865202</text:p>
          </table:table-cell>
          <table:table-cell office:value-type="float" office:value="152.13075228349" calcext:value-type="float">
            <text:p>152.1307522835</text:p>
          </table:table-cell>
          <table:table-cell table:number-columns-repeated="3"/>
        </table:table-row>
        <table:table-row table:style-name="ro1">
          <table:table-cell office:value-type="float" office:value="0.955527395837849" calcext:value-type="float">
            <text:p>0.9555273958</text:p>
          </table:table-cell>
          <table:table-cell table:formula="of:=[.A1965]-1" office:value-type="float" office:value="-0.0444726041621509" calcext:value-type="float">
            <text:p>-0.0444726042</text:p>
          </table:table-cell>
          <table:table-cell table:formula="of:=[.B1965]+[.$C$1]" office:value-type="float" office:value="0.125527395837849" calcext:value-type="float">
            <text:p>0.1255273958</text:p>
          </table:table-cell>
          <table:table-cell table:formula="of:=[.D1964]+([.D1964]*[.C1965]/100)" office:value-type="float" office:value="82.6770660428913" calcext:value-type="float">
            <text:p>82.6770660429</text:p>
          </table:table-cell>
          <table:table-cell office:value-type="float" office:value="152.315773114887" calcext:value-type="float">
            <text:p>152.3157731149</text:p>
          </table:table-cell>
          <table:table-cell office:value-type="float" office:value="151.932865201984" calcext:value-type="float">
            <text:p>151.932865202</text:p>
          </table:table-cell>
          <table:table-cell table:number-columns-repeated="3"/>
        </table:table-row>
        <table:table-row table:style-name="ro1">
          <table:table-cell office:value-type="float" office:value="0.861434580539087" calcext:value-type="float">
            <text:p>0.8614345805</text:p>
          </table:table-cell>
          <table:table-cell table:formula="of:=[.A1966]-1" office:value-type="float" office:value="-0.138565419460913" calcext:value-type="float">
            <text:p>-0.1385654195</text:p>
          </table:table-cell>
          <table:table-cell table:formula="of:=[.B1966]+[.$C$1]" office:value-type="float" office:value="0.0314345805390871" calcext:value-type="float">
            <text:p>0.0314345805</text:p>
          </table:table-cell>
          <table:table-cell table:formula="of:=[.D1965]+([.D1965]*[.C1966]/100)" office:value-type="float" office:value="82.7030552318039" calcext:value-type="float">
            <text:p>82.7030552318</text:p>
          </table:table-cell>
          <table:table-cell office:value-type="float" office:value="151.582697131679" calcext:value-type="float">
            <text:p>151.5826971317</text:p>
          </table:table-cell>
          <table:table-cell office:value-type="float" office:value="152.315773114887" calcext:value-type="float">
            <text:p>152.3157731149</text:p>
          </table:table-cell>
          <table:table-cell table:number-columns-repeated="3"/>
        </table:table-row>
        <table:table-row table:style-name="ro1">
          <table:table-cell office:value-type="float" office:value="0.807033965918253" calcext:value-type="float">
            <text:p>0.8070339659</text:p>
          </table:table-cell>
          <table:table-cell table:formula="of:=[.A1967]-1" office:value-type="float" office:value="-0.192966034081747" calcext:value-type="float">
            <text:p>-0.1929660341</text:p>
          </table:table-cell>
          <table:table-cell table:formula="of:=[.B1967]+[.$C$1]" office:value-type="float" office:value="-0.0229660340817469" calcext:value-type="float">
            <text:p>-0.0229660341</text:p>
          </table:table-cell>
          <table:table-cell table:formula="of:=[.D1966]+([.D1966]*[.C1967]/100)" office:value-type="float" office:value="82.6840616199527" calcext:value-type="float">
            <text:p>82.68406162</text:p>
          </table:table-cell>
          <table:table-cell office:value-type="float" office:value="151.603752488396" calcext:value-type="float">
            <text:p>151.6037524884</text:p>
          </table:table-cell>
          <table:table-cell office:value-type="float" office:value="151.582697131679" calcext:value-type="float">
            <text:p>151.5826971317</text:p>
          </table:table-cell>
          <table:table-cell table:number-columns-repeated="3"/>
        </table:table-row>
        <table:table-row table:style-name="ro1">
          <table:table-cell office:value-type="float" office:value="0.970254315074723" calcext:value-type="float">
            <text:p>0.9702543151</text:p>
          </table:table-cell>
          <table:table-cell table:formula="of:=[.A1968]-1" office:value-type="float" office:value="-0.029745684925277" calcext:value-type="float">
            <text:p>-0.0297456849</text:p>
          </table:table-cell>
          <table:table-cell table:formula="of:=[.B1968]+[.$C$1]" office:value-type="float" office:value="0.140254315074723" calcext:value-type="float">
            <text:p>0.1402543151</text:p>
          </table:table-cell>
          <table:table-cell table:formula="of:=[.D1967]+([.D1967]*[.C1968]/100)" office:value-type="float" office:value="82.8000295842537" calcext:value-type="float">
            <text:p>82.8000295843</text:p>
          </table:table-cell>
          <table:table-cell office:value-type="float" office:value="152.020398904209" calcext:value-type="float">
            <text:p>152.0203989042</text:p>
          </table:table-cell>
          <table:table-cell office:value-type="float" office:value="151.603752488396" calcext:value-type="float">
            <text:p>151.6037524884</text:p>
          </table:table-cell>
          <table:table-cell table:number-columns-repeated="3"/>
        </table:table-row>
        <table:table-row table:style-name="ro1">
          <table:table-cell office:value-type="float" office:value="0.961136284278904" calcext:value-type="float">
            <text:p>0.9611362843</text:p>
          </table:table-cell>
          <table:table-cell table:formula="of:=[.A1969]-1" office:value-type="float" office:value="-0.0388637157210959" calcext:value-type="float">
            <text:p>-0.0388637157</text:p>
          </table:table-cell>
          <table:table-cell table:formula="of:=[.B1969]+[.$C$1]" office:value-type="float" office:value="0.131136284278904" calcext:value-type="float">
            <text:p>0.1311362843</text:p>
          </table:table-cell>
          <table:table-cell table:formula="of:=[.D1968]+([.D1968]*[.C1969]/100)" office:value-type="float" office:value="82.9086104664323" calcext:value-type="float">
            <text:p>82.9086104664</text:p>
          </table:table-cell>
          <table:table-cell office:value-type="float" office:value="151.7519555759" calcext:value-type="float">
            <text:p>151.7519555759</text:p>
          </table:table-cell>
          <table:table-cell office:value-type="float" office:value="152.020398904209" calcext:value-type="float">
            <text:p>152.0203989042</text:p>
          </table:table-cell>
          <table:table-cell table:number-columns-repeated="3"/>
        </table:table-row>
        <table:table-row table:style-name="ro1">
          <table:table-cell office:value-type="float" office:value="0.857310182614151" calcext:value-type="float">
            <text:p>0.8573101826</text:p>
          </table:table-cell>
          <table:table-cell table:formula="of:=[.A1970]-1" office:value-type="float" office:value="-0.142689817385849" calcext:value-type="float">
            <text:p>-0.1426898174</text:p>
          </table:table-cell>
          <table:table-cell table:formula="of:=[.B1970]+[.$C$1]" office:value-type="float" office:value="0.0273101826141511" calcext:value-type="float">
            <text:p>0.0273101826</text:p>
          </table:table-cell>
          <table:table-cell table:formula="of:=[.D1969]+([.D1969]*[.C1970]/100)" office:value-type="float" office:value="82.9312529593536" calcext:value-type="float">
            <text:p>82.9312529594</text:p>
          </table:table-cell>
          <table:table-cell office:value-type="float" office:value="152.717239699635" calcext:value-type="float">
            <text:p>152.7172396996</text:p>
          </table:table-cell>
          <table:table-cell office:value-type="float" office:value="151.7519555759" calcext:value-type="float">
            <text:p>151.7519555759</text:p>
          </table:table-cell>
          <table:table-cell table:number-columns-repeated="3"/>
        </table:table-row>
        <table:table-row table:style-name="ro1">
          <table:table-cell office:value-type="float" office:value="1.12051127942724" calcext:value-type="float">
            <text:p>1.1205112794</text:p>
          </table:table-cell>
          <table:table-cell table:formula="of:=[.A1971]-1" office:value-type="float" office:value="0.12051127942724" calcext:value-type="float">
            <text:p>0.1205112794</text:p>
          </table:table-cell>
          <table:table-cell table:formula="of:=[.B1971]+[.$C$1]" office:value-type="float" office:value="0.29051127942724" calcext:value-type="float">
            <text:p>0.2905112794</text:p>
          </table:table-cell>
          <table:table-cell table:formula="of:=[.D1970]+([.D1970]*[.C1971]/100)" office:value-type="float" office:value="83.1721776033708" calcext:value-type="float">
            <text:p>83.1721776034</text:p>
          </table:table-cell>
          <table:table-cell office:value-type="float" office:value="152.870203131029" calcext:value-type="float">
            <text:p>152.870203131</text:p>
          </table:table-cell>
          <table:table-cell office:value-type="float" office:value="152.717239699635" calcext:value-type="float">
            <text:p>152.7172396996</text:p>
          </table:table-cell>
          <table:table-cell table:number-columns-repeated="3"/>
        </table:table-row>
        <table:table-row table:style-name="ro1">
          <table:table-cell office:value-type="float" office:value="0.67965287567527" calcext:value-type="float">
            <text:p>0.6796528757</text:p>
          </table:table-cell>
          <table:table-cell table:formula="of:=[.A1972]-1" office:value-type="float" office:value="-0.32034712432473" calcext:value-type="float">
            <text:p>-0.3203471243</text:p>
          </table:table-cell>
          <table:table-cell table:formula="of:=[.B1972]+[.$C$1]" office:value-type="float" office:value="-0.15034712432473" calcext:value-type="float">
            <text:p>-0.1503471243</text:p>
          </table:table-cell>
          <table:table-cell table:formula="of:=[.D1971]+([.D1971]*[.C1972]/100)" office:value-type="float" office:value="83.0471306261059" calcext:value-type="float">
            <text:p>83.0471306261</text:p>
          </table:table-cell>
          <table:table-cell office:value-type="float" office:value="153.439230413604" calcext:value-type="float">
            <text:p>153.4392304136</text:p>
          </table:table-cell>
          <table:table-cell office:value-type="float" office:value="152.870203131029" calcext:value-type="float">
            <text:p>152.870203131</text:p>
          </table:table-cell>
          <table:table-cell table:number-columns-repeated="3"/>
        </table:table-row>
        <table:table-row table:style-name="ro1">
          <table:table-cell office:value-type="float" office:value="0.889424266214155" calcext:value-type="float">
            <text:p>0.8894242662</text:p>
          </table:table-cell>
          <table:table-cell table:formula="of:=[.A1973]-1" office:value-type="float" office:value="-0.110575733785845" calcext:value-type="float">
            <text:p>-0.1105757338</text:p>
          </table:table-cell>
          <table:table-cell table:formula="of:=[.B1973]+[.$C$1]" office:value-type="float" office:value="0.0594242662141551" calcext:value-type="float">
            <text:p>0.0594242662</text:p>
          </table:table-cell>
          <table:table-cell table:formula="of:=[.D1972]+([.D1972]*[.C1973]/100)" office:value-type="float" office:value="83.0964807740924" calcext:value-type="float">
            <text:p>83.0964807741</text:p>
          </table:table-cell>
          <table:table-cell office:value-type="float" office:value="153.269971969383" calcext:value-type="float">
            <text:p>153.2699719694</text:p>
          </table:table-cell>
          <table:table-cell office:value-type="float" office:value="153.439230413604" calcext:value-type="float">
            <text:p>153.4392304136</text:p>
          </table:table-cell>
          <table:table-cell table:number-columns-repeated="3"/>
        </table:table-row>
        <table:table-row table:style-name="ro1">
          <table:table-cell office:value-type="float" office:value="1.3744780361056" calcext:value-type="float">
            <text:p>1.3744780361</text:p>
          </table:table-cell>
          <table:table-cell table:formula="of:=[.A1974]-1" office:value-type="float" office:value="0.3744780361056" calcext:value-type="float">
            <text:p>0.3744780361</text:p>
          </table:table-cell>
          <table:table-cell table:formula="of:=[.B1974]+[.$C$1]" office:value-type="float" office:value="0.5444780361056" calcext:value-type="float">
            <text:p>0.5444780361</text:p>
          </table:table-cell>
          <table:table-cell table:formula="of:=[.D1973]+([.D1973]*[.C1974]/100)" office:value-type="float" office:value="83.548922860684" calcext:value-type="float">
            <text:p>83.5489228607</text:p>
          </table:table-cell>
          <table:table-cell office:value-type="float" office:value="152.24861235235" calcext:value-type="float">
            <text:p>152.2486123524</text:p>
          </table:table-cell>
          <table:table-cell office:value-type="float" office:value="153.269971969383" calcext:value-type="float">
            <text:p>153.2699719694</text:p>
          </table:table-cell>
          <table:table-cell table:number-columns-repeated="3"/>
        </table:table-row>
        <table:table-row table:style-name="ro1">
          <table:table-cell office:value-type="float" office:value="0.97333110189517" calcext:value-type="float">
            <text:p>0.9733311019</text:p>
          </table:table-cell>
          <table:table-cell table:formula="of:=[.A1975]-1" office:value-type="float" office:value="-0.02666889810483" calcext:value-type="float">
            <text:p>-0.0266688981</text:p>
          </table:table-cell>
          <table:table-cell table:formula="of:=[.B1975]+[.$C$1]" office:value-type="float" office:value="0.14333110189517" calcext:value-type="float">
            <text:p>0.1433311019</text:p>
          </table:table-cell>
          <table:table-cell table:formula="of:=[.D1974]+([.D1974]*[.C1975]/100)" office:value-type="float" office:value="83.6686744524418" calcext:value-type="float">
            <text:p>83.6686744524</text:p>
          </table:table-cell>
          <table:table-cell office:value-type="float" office:value="151.116383373872" calcext:value-type="float">
            <text:p>151.1163833739</text:p>
          </table:table-cell>
          <table:table-cell office:value-type="float" office:value="152.24861235235" calcext:value-type="float">
            <text:p>152.2486123524</text:p>
          </table:table-cell>
          <table:table-cell table:number-columns-repeated="3"/>
        </table:table-row>
        <table:table-row table:style-name="ro1">
          <table:table-cell office:value-type="float" office:value="0.75337132063355" calcext:value-type="float">
            <text:p>0.7533713206</text:p>
          </table:table-cell>
          <table:table-cell table:formula="of:=[.A1976]-1" office:value-type="float" office:value="-0.24662867936645" calcext:value-type="float">
            <text:p>-0.2466286794</text:p>
          </table:table-cell>
          <table:table-cell table:formula="of:=[.B1976]+[.$C$1]" office:value-type="float" office:value="-0.07662867936645" calcext:value-type="float">
            <text:p>-0.0766286794</text:p>
          </table:table-cell>
          <table:table-cell table:formula="of:=[.D1975]+([.D1975]*[.C1976]/100)" office:value-type="float" office:value="83.6045602521655" calcext:value-type="float">
            <text:p>83.6045602522</text:p>
          </table:table-cell>
          <table:table-cell office:value-type="float" office:value="150.625002914954" calcext:value-type="float">
            <text:p>150.625002915</text:p>
          </table:table-cell>
          <table:table-cell office:value-type="float" office:value="151.116383373872" calcext:value-type="float">
            <text:p>151.1163833739</text:p>
          </table:table-cell>
          <table:table-cell table:number-columns-repeated="3"/>
        </table:table-row>
        <table:table-row table:style-name="ro1">
          <table:table-cell office:value-type="float" office:value="0.596796487224432" calcext:value-type="float">
            <text:p>0.5967964872</text:p>
          </table:table-cell>
          <table:table-cell table:formula="of:=[.A1977]-1" office:value-type="float" office:value="-0.403203512775568" calcext:value-type="float">
            <text:p>-0.4032035128</text:p>
          </table:table-cell>
          <table:table-cell table:formula="of:=[.B1977]+[.$C$1]" office:value-type="float" office:value="-0.233203512775568" calcext:value-type="float">
            <text:p>-0.2332035128</text:p>
          </table:table-cell>
          <table:table-cell table:formula="of:=[.D1976]+([.D1976]*[.C1977]/100)" office:value-type="float" office:value="83.4095914808169" calcext:value-type="float">
            <text:p>83.4095914808</text:p>
          </table:table-cell>
          <table:table-cell office:value-type="float" office:value="150.329711930229" calcext:value-type="float">
            <text:p>150.3297119302</text:p>
          </table:table-cell>
          <table:table-cell office:value-type="float" office:value="150.625002914954" calcext:value-type="float">
            <text:p>150.625002915</text:p>
          </table:table-cell>
          <table:table-cell table:number-columns-repeated="3"/>
        </table:table-row>
        <table:table-row table:style-name="ro1">
          <table:table-cell office:value-type="float" office:value="0.813498052915605" calcext:value-type="float">
            <text:p>0.8134980529</text:p>
          </table:table-cell>
          <table:table-cell table:formula="of:=[.A1978]-1" office:value-type="float" office:value="-0.186501947084395" calcext:value-type="float">
            <text:p>-0.1865019471</text:p>
          </table:table-cell>
          <table:table-cell table:formula="of:=[.B1978]+[.$C$1]" office:value-type="float" office:value="-0.0165019470843949" calcext:value-type="float">
            <text:p>-0.0165019471</text:p>
          </table:table-cell>
          <table:table-cell table:formula="of:=[.D1977]+([.D1977]*[.C1978]/100)" office:value-type="float" office:value="83.3958272741674" calcext:value-type="float">
            <text:p>83.3958272742</text:p>
          </table:table-cell>
          <table:table-cell office:value-type="float" office:value="151.121659691405" calcext:value-type="float">
            <text:p>151.1216596914</text:p>
          </table:table-cell>
          <table:table-cell office:value-type="float" office:value="150.329711930229" calcext:value-type="float">
            <text:p>150.3297119302</text:p>
          </table:table-cell>
          <table:table-cell table:number-columns-repeated="3"/>
        </table:table-row>
        <table:table-row table:style-name="ro1">
          <table:table-cell office:value-type="float" office:value="0.571420689272579" calcext:value-type="float">
            <text:p>0.5714206893</text:p>
          </table:table-cell>
          <table:table-cell table:formula="of:=[.A1979]-1" office:value-type="float" office:value="-0.428579310727421" calcext:value-type="float">
            <text:p>-0.4285793107</text:p>
          </table:table-cell>
          <table:table-cell table:formula="of:=[.B1979]+[.$C$1]" office:value-type="float" office:value="-0.258579310727421" calcext:value-type="float">
            <text:p>-0.2585793107</text:p>
          </table:table-cell>
          <table:table-cell table:formula="of:=[.D1978]+([.D1978]*[.C1979]/100)" office:value-type="float" office:value="83.1801829188264" calcext:value-type="float">
            <text:p>83.1801829188</text:p>
          </table:table-cell>
          <table:table-cell office:value-type="float" office:value="150.627899069064" calcext:value-type="float">
            <text:p>150.6278990691</text:p>
          </table:table-cell>
          <table:table-cell office:value-type="float" office:value="151.121659691405" calcext:value-type="float">
            <text:p>151.1216596914</text:p>
          </table:table-cell>
          <table:table-cell table:number-columns-repeated="3"/>
        </table:table-row>
        <table:table-row table:style-name="ro1">
          <table:table-cell office:value-type="float" office:value="0.604803719246474" calcext:value-type="float">
            <text:p>0.6048037192</text:p>
          </table:table-cell>
          <table:table-cell table:formula="of:=[.A1980]-1" office:value-type="float" office:value="-0.395196280753526" calcext:value-type="float">
            <text:p>-0.3951962808</text:p>
          </table:table-cell>
          <table:table-cell table:formula="of:=[.B1980]+[.$C$1]" office:value-type="float" office:value="-0.225196280753526" calcext:value-type="float">
            <text:p>-0.2251962808</text:p>
          </table:table-cell>
          <table:table-cell table:formula="of:=[.D1979]+([.D1979]*[.C1980]/100)" office:value-type="float" office:value="82.9928642405693" calcext:value-type="float">
            <text:p>82.9928642406</text:p>
          </table:table-cell>
          <table:table-cell office:value-type="float" office:value="151.733280391128" calcext:value-type="float">
            <text:p>151.7332803911</text:p>
          </table:table-cell>
          <table:table-cell office:value-type="float" office:value="150.627899069064" calcext:value-type="float">
            <text:p>150.6278990691</text:p>
          </table:table-cell>
          <table:table-cell table:number-columns-repeated="3"/>
        </table:table-row>
        <table:table-row table:style-name="ro1">
          <table:table-cell office:value-type="float" office:value="0.91214695891044" calcext:value-type="float">
            <text:p>0.9121469589</text:p>
          </table:table-cell>
          <table:table-cell table:formula="of:=[.A1981]-1" office:value-type="float" office:value="-0.0878530410895601" calcext:value-type="float">
            <text:p>-0.0878530411</text:p>
          </table:table-cell>
          <table:table-cell table:formula="of:=[.B1981]+[.$C$1]" office:value-type="float" office:value="0.08214695891044" calcext:value-type="float">
            <text:p>0.0821469589</text:p>
          </table:table-cell>
          <table:table-cell table:formula="of:=[.D1980]+([.D1980]*[.C1981]/100)" office:value-type="float" office:value="83.0610403546556" calcext:value-type="float">
            <text:p>83.0610403547</text:p>
          </table:table-cell>
          <table:table-cell office:value-type="float" office:value="151.945148887461" calcext:value-type="float">
            <text:p>151.9451488875</text:p>
          </table:table-cell>
          <table:table-cell office:value-type="float" office:value="151.733280391128" calcext:value-type="float">
            <text:p>151.7332803911</text:p>
          </table:table-cell>
          <table:table-cell table:number-columns-repeated="3"/>
        </table:table-row>
        <table:table-row table:style-name="ro1">
          <table:table-cell office:value-type="float" office:value="0.999344652081333" calcext:value-type="float">
            <text:p>0.9993446521</text:p>
          </table:table-cell>
          <table:table-cell table:formula="of:=[.A1982]-1" office:value-type="float" office:value="-0.000655347918666949" calcext:value-type="float">
            <text:p>-0.0006553479</text:p>
          </table:table-cell>
          <table:table-cell table:formula="of:=[.B1982]+[.$C$1]" office:value-type="float" office:value="0.169344652081333" calcext:value-type="float">
            <text:p>0.1693446521</text:p>
          </table:table-cell>
          <table:table-cell table:formula="of:=[.D1981]+([.D1981]*[.C1982]/100)" office:value-type="float" office:value="83.2016997844593" calcext:value-type="float">
            <text:p>83.2016997845</text:p>
          </table:table-cell>
          <table:table-cell office:value-type="float" office:value="151.528419245694" calcext:value-type="float">
            <text:p>151.5284192457</text:p>
          </table:table-cell>
          <table:table-cell office:value-type="float" office:value="151.945148887461" calcext:value-type="float">
            <text:p>151.9451488875</text:p>
          </table:table-cell>
          <table:table-cell table:number-columns-repeated="3"/>
        </table:table-row>
        <table:table-row table:style-name="ro1">
          <table:table-cell office:value-type="float" office:value="0.567431435466887" calcext:value-type="float">
            <text:p>0.5674314355</text:p>
          </table:table-cell>
          <table:table-cell table:formula="of:=[.A1983]-1" office:value-type="float" office:value="-0.432568564533113" calcext:value-type="float">
            <text:p>-0.4325685645</text:p>
          </table:table-cell>
          <table:table-cell table:formula="of:=[.B1983]+[.$C$1]" office:value-type="float" office:value="-0.262568564533113" calcext:value-type="float">
            <text:p>-0.2625685645</text:p>
          </table:table-cell>
          <table:table-cell table:formula="of:=[.D1982]+([.D1982]*[.C1983]/100)" office:value-type="float" office:value="82.9832382756681" calcext:value-type="float">
            <text:p>82.9832382757</text:p>
          </table:table-cell>
          <table:table-cell office:value-type="float" office:value="153.490528919525" calcext:value-type="float">
            <text:p>153.4905289195</text:p>
          </table:table-cell>
          <table:table-cell office:value-type="float" office:value="151.528419245694" calcext:value-type="float">
            <text:p>151.5284192457</text:p>
          </table:table-cell>
          <table:table-cell table:number-columns-repeated="3"/>
        </table:table-row>
        <table:table-row table:style-name="ro1">
          <table:table-cell office:value-type="float" office:value="0.567855139372862" calcext:value-type="float">
            <text:p>0.5678551394</text:p>
          </table:table-cell>
          <table:table-cell table:formula="of:=[.A1984]-1" office:value-type="float" office:value="-0.432144860627138" calcext:value-type="float">
            <text:p>-0.4321448606</text:p>
          </table:table-cell>
          <table:table-cell table:formula="of:=[.B1984]+[.$C$1]" office:value-type="float" office:value="-0.262144860627138" calcext:value-type="float">
            <text:p>-0.2621448606</text:p>
          </table:table-cell>
          <table:table-cell table:formula="of:=[.D1983]+([.D1983]*[.C1984]/100)" office:value-type="float" office:value="82.7657019813464" calcext:value-type="float">
            <text:p>82.7657019813</text:p>
          </table:table-cell>
          <table:table-cell office:value-type="float" office:value="148.289372859588" calcext:value-type="float">
            <text:p>148.2893728596</text:p>
          </table:table-cell>
          <table:table-cell office:value-type="float" office:value="153.490528919525" calcext:value-type="float">
            <text:p>153.4905289195</text:p>
          </table:table-cell>
          <table:table-cell table:number-columns-repeated="3"/>
        </table:table-row>
        <table:table-row table:style-name="ro1">
          <table:table-cell office:value-type="float" office:value="1.10924277144353" calcext:value-type="float">
            <text:p>1.1092427714</text:p>
          </table:table-cell>
          <table:table-cell table:formula="of:=[.A1985]-1" office:value-type="float" office:value="0.10924277144353" calcext:value-type="float">
            <text:p>0.1092427714</text:p>
          </table:table-cell>
          <table:table-cell table:formula="of:=[.B1985]+[.$C$1]" office:value-type="float" office:value="0.27924277144353" calcext:value-type="float">
            <text:p>0.2792427714</text:p>
          </table:table-cell>
          <table:table-cell table:formula="of:=[.D1984]+([.D1984]*[.C1985]/100)" office:value-type="float" office:value="82.9968192213638" calcext:value-type="float">
            <text:p>82.9968192214</text:p>
          </table:table-cell>
          <table:table-cell office:value-type="float" office:value="146.069305918568" calcext:value-type="float">
            <text:p>146.0693059186</text:p>
          </table:table-cell>
          <table:table-cell office:value-type="float" office:value="148.289372859588" calcext:value-type="float">
            <text:p>148.2893728596</text:p>
          </table:table-cell>
          <table:table-cell table:number-columns-repeated="3"/>
        </table:table-row>
        <table:table-row table:style-name="ro1">
          <table:table-cell office:value-type="float" office:value="0.770818476612073" calcext:value-type="float">
            <text:p>0.7708184766</text:p>
          </table:table-cell>
          <table:table-cell table:formula="of:=[.A1986]-1" office:value-type="float" office:value="-0.229181523387927" calcext:value-type="float">
            <text:p>-0.2291815234</text:p>
          </table:table-cell>
          <table:table-cell table:formula="of:=[.B1986]+[.$C$1]" office:value-type="float" office:value="-0.059181523387927" calcext:value-type="float">
            <text:p>-0.0591815234</text:p>
          </table:table-cell>
          <table:table-cell table:formula="of:=[.D1985]+([.D1985]*[.C1986]/100)" office:value-type="float" office:value="82.9477004393851" calcext:value-type="float">
            <text:p>82.9477004394</text:p>
          </table:table-cell>
          <table:table-cell office:value-type="float" office:value="148.365821284051" calcext:value-type="float">
            <text:p>148.3658212841</text:p>
          </table:table-cell>
          <table:table-cell office:value-type="float" office:value="146.069305918568" calcext:value-type="float">
            <text:p>146.0693059186</text:p>
          </table:table-cell>
          <table:table-cell table:number-columns-repeated="3"/>
        </table:table-row>
        <table:table-row table:style-name="ro1">
          <table:table-cell office:value-type="float" office:value="0.452448095353806" calcext:value-type="float">
            <text:p>0.4524480954</text:p>
          </table:table-cell>
          <table:table-cell table:formula="of:=[.A1987]-1" office:value-type="float" office:value="-0.547551904646194" calcext:value-type="float">
            <text:p>-0.5475519046</text:p>
          </table:table-cell>
          <table:table-cell table:formula="of:=[.B1987]+[.$C$1]" office:value-type="float" office:value="-0.377551904646194" calcext:value-type="float">
            <text:p>-0.3775519046</text:p>
          </table:table-cell>
          <table:table-cell table:formula="of:=[.D1986]+([.D1986]*[.C1987]/100)" office:value-type="float" office:value="82.634529816516" calcext:value-type="float">
            <text:p>82.6345298165</text:p>
          </table:table-cell>
          <table:table-cell office:value-type="float" office:value="150.79424472421" calcext:value-type="float">
            <text:p>150.7942447242</text:p>
          </table:table-cell>
          <table:table-cell office:value-type="float" office:value="148.365821284051" calcext:value-type="float">
            <text:p>148.365821284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52.79956364975" calcext:value-type="float">
            <text:p>152.7995636498</text:p>
          </table:table-cell>
          <table:table-cell office:value-type="float" office:value="150.79424472421" calcext:value-type="float">
            <text:p>150.794244724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52.964710897181" calcext:value-type="float">
            <text:p>152.9647108972</text:p>
          </table:table-cell>
          <table:table-cell office:value-type="float" office:value="152.79956364975" calcext:value-type="float">
            <text:p>152.799563649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52.964710897181" calcext:value-type="float">
            <text:p>152.964710897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/00/0000</text:date>, <text:time style:data-style-name="N2" text:time-value="12:46:51.6683769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0:24:14.234317855</meta:creation-date>
    <dc:date>2017-04-21T22:12:31.318383881</dc:date>
    <meta:editing-duration>PT12H57M40S</meta:editing-duration>
    <meta:editing-cycles>3</meta:editing-cycles>
    <meta:generator>LibreOffice/5.1.6.2$Linux_X86_64 LibreOffice_project/10m0$Build-2</meta:generator>
    <meta:document-statistic meta:table-count="1" meta:cell-count="119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655cm" svg:height="11.316cm" xlink:href=".." xlink:type="simple" chart:class="chart:line" chart:style-name="ch1">
        <chart:legend chart:legend-position="end" svg:x="32.803cm" svg:y="5.11cm" style:legend-expansion="high" chart:style-name="ch2"/>
        <chart:plot-area chart:style-name="ch3" table:cell-range-address="Sheet1.D1:Sheet1.E1987" svg:x="0.713cm" svg:y="0.226cm" svg:width="31.377cm" svg:height="10.864cm">
          <chartooo:coordinate-region svg:x="1.52cm" svg:y="0.226cm" svg:width="30.57cm" svg:height="9.6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1987" chart:class="chart:line">
            <chart:data-point chart:repeated="1987"/>
          </chart:series>
          <chart:series chart:style-name="ch7" chart:values-cell-range-address="Sheet1.E1:Sheet1.E1987" chart:class="chart:line">
            <chart:data-point chart:repeated="198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D1:Sheet1.D1987</svg:desc>
                </draw:g>
              </table:table-cell>
              <table:table-cell office:value-type="float" office:value="100">
                <text:p>100</text:p>
                <draw:g>
                  <svg:desc>Sheet1.E1:Sheet1.E19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.9274645507374">
                <text:p>99.9274645507374</text:p>
              </table:table-cell>
              <table:table-cell office:value-type="float" office:value="100.40930616962">
                <text:p>100.409306169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.005492503188">
                <text:p>100.005492503188</text:p>
              </table:table-cell>
              <table:table-cell office:value-type="float" office:value="99.2172483573158">
                <text:p>99.21724835731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.7899117464425">
                <text:p>99.7899117464425</text:p>
              </table:table-cell>
              <table:table-cell office:value-type="float" office:value="98.2840049900966">
                <text:p>98.28400499009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.001351824482">
                <text:p>100.001351824482</text:p>
              </table:table-cell>
              <table:table-cell office:value-type="float" office:value="98.9910738683439">
                <text:p>98.99107386834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.495334240004">
                <text:p>100.495334240004</text:p>
              </table:table-cell>
              <table:table-cell office:value-type="float" office:value="99.3657926575952">
                <text:p>99.36579265759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.435445594779">
                <text:p>100.435445594779</text:p>
              </table:table-cell>
              <table:table-cell office:value-type="float" office:value="97.8274782243732">
                <text:p>97.82747822437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.8813929145225">
                <text:p>99.8813929145225</text:p>
              </table:table-cell>
              <table:table-cell office:value-type="float" office:value="96.7124597186469">
                <text:p>96.71245971864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.9912099322359">
                <text:p>99.9912099322359</text:p>
              </table:table-cell>
              <table:table-cell office:value-type="float" office:value="97.2994547994746">
                <text:p>97.29945479947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.291437327345">
                <text:p>100.291437327345</text:p>
              </table:table-cell>
              <table:table-cell office:value-type="float" office:value="97.4083684191831">
                <text:p>97.40836841918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018271299228">
                <text:p>100.018271299228</text:p>
              </table:table-cell>
              <table:table-cell office:value-type="float" office:value="99.0944448491718">
                <text:p>99.09444484917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.9242976358132">
                <text:p>99.9242976358132</text:p>
              </table:table-cell>
              <table:table-cell office:value-type="float" office:value="97.0337411733678">
                <text:p>97.03374117336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9.5885162966322">
                <text:p>99.5885162966322</text:p>
              </table:table-cell>
              <table:table-cell office:value-type="float" office:value="97.2605980878904">
                <text:p>97.26059808789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.3002994651561">
                <text:p>99.3002994651561</text:p>
              </table:table-cell>
              <table:table-cell office:value-type="float" office:value="98.024508110939">
                <text:p>98.0245081109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.6029121827634">
                <text:p>99.6029121827634</text:p>
              </table:table-cell>
              <table:table-cell office:value-type="float" office:value="99.8368834027786">
                <text:p>99.83688340277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.3150701417272">
                <text:p>99.3150701417272</text:p>
              </table:table-cell>
              <table:table-cell office:value-type="float" office:value="98.3777471047443">
                <text:p>98.37774710474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.0213492460544">
                <text:p>99.0213492460544</text:p>
              </table:table-cell>
              <table:table-cell office:value-type="float" office:value="98.1473116105611">
                <text:p>98.14731161056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8.9145977405968">
                <text:p>98.9145977405968</text:p>
              </table:table-cell>
              <table:table-cell office:value-type="float" office:value="98.283322564546">
                <text:p>98.2833225645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.8509857094852">
                <text:p>98.8509857094852</text:p>
              </table:table-cell>
              <table:table-cell office:value-type="float" office:value="95.3462166663241">
                <text:p>95.34621666632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8.9274614904398">
                <text:p>98.9274614904398</text:p>
              </table:table-cell>
              <table:table-cell office:value-type="float" office:value="95.6251377382718">
                <text:p>95.62513773827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9.6075506524819">
                <text:p>99.6075506524819</text:p>
              </table:table-cell>
              <table:table-cell office:value-type="float" office:value="98.0946482450172">
                <text:p>98.09464824501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9.1140188456895">
                <text:p>99.1140188456895</text:p>
              </table:table-cell>
              <table:table-cell office:value-type="float" office:value="95.708402109281">
                <text:p>95.7084021092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9.3000210002628">
                <text:p>99.3000210002628</text:p>
              </table:table-cell>
              <table:table-cell office:value-type="float" office:value="96.0338530257772">
                <text:p>96.0338530257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8.9390272378954">
                <text:p>98.9390272378954</text:p>
              </table:table-cell>
              <table:table-cell office:value-type="float" office:value="97.438195455662">
                <text:p>97.4381954556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9.2533287276334">
                <text:p>99.2533287276334</text:p>
              </table:table-cell>
              <table:table-cell office:value-type="float" office:value="97.3383198200189">
                <text:p>97.33831982001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9.1335200029046">
                <text:p>99.1335200029046</text:p>
              </table:table-cell>
              <table:table-cell office:value-type="float" office:value="93.0391320137674">
                <text:p>93.03913201376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9.054743085564">
                <text:p>99.054743085564</text:p>
              </table:table-cell>
              <table:table-cell office:value-type="float" office:value="94.2450797059851">
                <text:p>94.24507970598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8.878656801651">
                <text:p>98.878656801651</text:p>
              </table:table-cell>
              <table:table-cell office:value-type="float" office:value="90.41563442878">
                <text:p>90.415634428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9.3627387592189">
                <text:p>99.3627387592189</text:p>
              </table:table-cell>
              <table:table-cell office:value-type="float" office:value="93.909916697355">
                <text:p>93.9099166973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8.9502095588599">
                <text:p>98.9502095588599</text:p>
              </table:table-cell>
              <table:table-cell office:value-type="float" office:value="97.0524080406576">
                <text:p>97.05240804065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9.2821275617373">
                <text:p>99.2821275617373</text:p>
              </table:table-cell>
              <table:table-cell office:value-type="float" office:value="93.8758286556649">
                <text:p>93.87582865566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8.8366800505806">
                <text:p>98.8366800505806</text:p>
              </table:table-cell>
              <table:table-cell office:value-type="float" office:value="92.4993492030389">
                <text:p>92.49934920303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8.5340281831114">
                <text:p>98.5340281831114</text:p>
              </table:table-cell>
              <table:table-cell office:value-type="float" office:value="92.2522109007859">
                <text:p>92.25221090078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8.4816892036681">
                <text:p>98.4816892036681</text:p>
              </table:table-cell>
              <table:table-cell office:value-type="float" office:value="93.9301065331273">
                <text:p>93.93010653312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8.2471618035243">
                <text:p>98.2471618035243</text:p>
              </table:table-cell>
              <table:table-cell office:value-type="float" office:value="94.9618690023706">
                <text:p>94.96186900237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7.6346535628348">
                <text:p>97.6346535628348</text:p>
              </table:table-cell>
              <table:table-cell office:value-type="float" office:value="88.3344745958559">
                <text:p>88.33447459585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7.3775112863223">
                <text:p>97.3775112863223</text:p>
              </table:table-cell>
              <table:table-cell office:value-type="float" office:value="92.4694389406063">
                <text:p>92.46943894060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7.0247937854341">
                <text:p>97.0247937854341</text:p>
              </table:table-cell>
              <table:table-cell office:value-type="float" office:value="92.3024940858628">
                <text:p>92.30249408586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7.0108708891945">
                <text:p>97.0108708891945</text:p>
              </table:table-cell>
              <table:table-cell office:value-type="float" office:value="89.3349536255611">
                <text:p>89.33495362556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7.2059556399654">
                <text:p>97.2059556399654</text:p>
              </table:table-cell>
              <table:table-cell office:value-type="float" office:value="87.9929949793585">
                <text:p>87.99299497935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7.3016205833048">
                <text:p>97.3016205833048</text:p>
              </table:table-cell>
              <table:table-cell office:value-type="float" office:value="84.8408747613536">
                <text:p>84.84087476135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7.0357305774704">
                <text:p>97.0357305774704</text:p>
              </table:table-cell>
              <table:table-cell office:value-type="float" office:value="80.5083728823986">
                <text:p>80.50837288239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7.5172441876444">
                <text:p>97.5172441876444</text:p>
              </table:table-cell>
              <table:table-cell office:value-type="float" office:value="78.8976213605852">
                <text:p>78.89762136058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7.2513316816801">
                <text:p>97.2513316816801</text:p>
              </table:table-cell>
              <table:table-cell office:value-type="float" office:value="73.1119502612057">
                <text:p>73.11195026120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6.9314882507479">
                <text:p>96.9314882507479</text:p>
              </table:table-cell>
              <table:table-cell office:value-type="float" office:value="72.0211329271237">
                <text:p>72.02113292712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6.9026920364211">
                <text:p>96.9026920364211</text:p>
              </table:table-cell>
              <table:table-cell office:value-type="float" office:value="80.0013132622589">
                <text:p>80.00131326225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7.7385437876457">
                <text:p>97.7385437876457</text:p>
              </table:table-cell>
              <table:table-cell office:value-type="float" office:value="79.3483558180886">
                <text:p>79.34835581808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7.5602510674994">
                <text:p>97.5602510674994</text:p>
              </table:table-cell>
              <table:table-cell office:value-type="float" office:value="73.1010397528341">
                <text:p>73.10103975283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.523763017955">
                <text:p>97.523763017955</text:p>
              </table:table-cell>
              <table:table-cell office:value-type="float" office:value="76.5213453123266">
                <text:p>76.52134531232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7.6284359452872">
                <text:p>97.6284359452872</text:p>
              </table:table-cell>
              <table:table-cell office:value-type="float" office:value="75.4387087758918">
                <text:p>75.43870877589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7.7563608261622">
                <text:p>97.7563608261622</text:p>
              </table:table-cell>
              <table:table-cell office:value-type="float" office:value="78.9600883702211">
                <text:p>78.96008837022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7.7702539100295">
                <text:p>97.7702539100295</text:p>
              </table:table-cell>
              <table:table-cell office:value-type="float" office:value="76.9849460028955">
                <text:p>76.98494600289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7.8602221815821">
                <text:p>97.8602221815821</text:p>
              </table:table-cell>
              <table:table-cell office:value-type="float" office:value="72.6007960792404">
                <text:p>72.60079607924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7.9623003303575">
                <text:p>97.9623003303575</text:p>
              </table:table-cell>
              <table:table-cell office:value-type="float" office:value="74.0669230846883">
                <text:p>74.06692308468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7.785640306991">
                <text:p>97.785640306991</text:p>
              </table:table-cell>
              <table:table-cell office:value-type="float" office:value="71.4055008915288">
                <text:p>71.40550089152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7.5274730432408">
                <text:p>97.5274730432408</text:p>
              </table:table-cell>
              <table:table-cell office:value-type="float" office:value="69.6739973225302">
                <text:p>69.67399732253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7.4908176839178">
                <text:p>97.4908176839178</text:p>
              </table:table-cell>
              <table:table-cell office:value-type="float" office:value="77.2530481184294">
                <text:p>77.25304811842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7.0370502762235">
                <text:p>97.0370502762235</text:p>
              </table:table-cell>
              <table:table-cell office:value-type="float" office:value="76.6210544960621">
                <text:p>76.62105449606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7.1489143905821">
                <text:p>97.1489143905821</text:p>
              </table:table-cell>
              <table:table-cell office:value-type="float" office:value="78.2379395303488">
                <text:p>78.23793953034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6.8877137389091">
                <text:p>96.8877137389091</text:p>
              </table:table-cell>
              <table:table-cell office:value-type="float" office:value="79.4678304159114">
                <text:p>79.46783041591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7.0710827554058">
                <text:p>97.0710827554058</text:p>
              </table:table-cell>
              <table:table-cell office:value-type="float" office:value="79.42368906079">
                <text:p>79.423689060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6.8035369424823">
                <text:p>96.8035369424823</text:p>
              </table:table-cell>
              <table:table-cell office:value-type="float" office:value="82.0267388061394">
                <text:p>82.02673880613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6.6365384826899">
                <text:p>96.6365384826899</text:p>
              </table:table-cell>
              <table:table-cell office:value-type="float" office:value="77.8849501973609">
                <text:p>77.88495019736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6.8564435284829">
                <text:p>96.8564435284829</text:p>
              </table:table-cell>
              <table:table-cell office:value-type="float" office:value="74.105613344365">
                <text:p>74.1056133443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6.9277858301748">
                <text:p>96.9277858301748</text:p>
              </table:table-cell>
              <table:table-cell office:value-type="float" office:value="76.2192383725344">
                <text:p>76.21923837253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6.6519530041363">
                <text:p>96.6519530041363</text:p>
              </table:table-cell>
              <table:table-cell office:value-type="float" office:value="75.5948346656996">
                <text:p>75.59483466569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7.3334669241696">
                <text:p>97.3334669241696</text:p>
              </table:table-cell>
              <table:table-cell office:value-type="float" office:value="74.090017400575">
                <text:p>74.0900174005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7.1198631002812">
                <text:p>97.1198631002812</text:p>
              </table:table-cell>
              <table:table-cell office:value-type="float" office:value="70.5849161755863">
                <text:p>70.58491617558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7.1797656420797">
                <text:p>97.1797656420797</text:p>
              </table:table-cell>
              <table:table-cell office:value-type="float" office:value="75.2940925855306">
                <text:p>75.29409258553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7.1183206259266">
                <text:p>97.1183206259266</text:p>
              </table:table-cell>
              <table:table-cell office:value-type="float" office:value="72.4141607188812">
                <text:p>72.41416071888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7.1099257954657">
                <text:p>97.1099257954657</text:p>
              </table:table-cell>
              <table:table-cell office:value-type="float" office:value="70.5075356562331">
                <text:p>70.50753565623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7.0518307309693">
                <text:p>97.0518307309693</text:p>
              </table:table-cell>
              <table:table-cell office:value-type="float" office:value="71.7958073070879">
                <text:p>71.79580730708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7.0743772712406">
                <text:p>97.0743772712406</text:p>
              </table:table-cell>
              <table:table-cell office:value-type="float" office:value="68.152901679543">
                <text:p>68.1529016795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8.8807416181749">
                <text:p>98.8807416181749</text:p>
              </table:table-cell>
              <table:table-cell office:value-type="float" office:value="64.3606944262184">
                <text:p>64.36069442621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8.8715773212599">
                <text:p>98.8715773212599</text:p>
              </table:table-cell>
              <table:table-cell office:value-type="float" office:value="68.5716744392208">
                <text:p>68.57167443922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8.7992436937964">
                <text:p>98.7992436937964</text:p>
              </table:table-cell>
              <table:table-cell office:value-type="float" office:value="71.954654581616">
                <text:p>71.9546545816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8.8208202961723">
                <text:p>98.8208202961723</text:p>
              </table:table-cell>
              <table:table-cell office:value-type="float" office:value="72.2621293908991">
                <text:p>72.26212939089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8.5898041479668">
                <text:p>98.5898041479668</text:p>
              </table:table-cell>
              <table:table-cell office:value-type="float" office:value="74.3682643729762">
                <text:p>74.36826437297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8.3307508447538">
                <text:p>98.3307508447538</text:p>
              </table:table-cell>
              <table:table-cell office:value-type="float" office:value="75.2411712331652">
                <text:p>75.24117123316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8.105846933184">
                <text:p>98.105846933184</text:p>
              </table:table-cell>
              <table:table-cell office:value-type="float" office:value="69.4466285845837">
                <text:p>69.44662858458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7.8920084508407">
                <text:p>97.8920084508407</text:p>
              </table:table-cell>
              <table:table-cell office:value-type="float" office:value="71.7475713986629">
                <text:p>71.74757139866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8.067676358049">
                <text:p>98.067676358049</text:p>
              </table:table-cell>
              <table:table-cell office:value-type="float" office:value="73.2184753914872">
                <text:p>73.21847539148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7.8497085417625">
                <text:p>97.8497085417625</text:p>
              </table:table-cell>
              <table:table-cell office:value-type="float" office:value="71.3824065756422">
                <text:p>71.38240657564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8.5202426282733">
                <text:p>98.5202426282733</text:p>
              </table:table-cell>
              <table:table-cell office:value-type="float" office:value="73.5911385780825">
                <text:p>73.59113857808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8.7557684401843">
                <text:p>98.7557684401843</text:p>
              </table:table-cell>
              <table:table-cell office:value-type="float" office:value="76.1371724177628">
                <text:p>76.13717241776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8.5450544653298">
                <text:p>98.5450544653298</text:p>
              </table:table-cell>
              <table:table-cell office:value-type="float" office:value="74.067605510239">
                <text:p>74.0676055102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8.3527231393196">
                <text:p>98.3527231393196</text:p>
              </table:table-cell>
              <table:table-cell office:value-type="float" office:value="74.6649118913194">
                <text:p>74.66491189131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8.9748178327044">
                <text:p>98.9748178327044</text:p>
              </table:table-cell>
              <table:table-cell office:value-type="float" office:value="72.9917849203502">
                <text:p>72.99178492035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8.64873468971">
                <text:p>98.64873468971</text:p>
              </table:table-cell>
              <table:table-cell office:value-type="float" office:value="73.5422202441068">
                <text:p>73.54222024410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8.4536661954283">
                <text:p>98.4536661954283</text:p>
              </table:table-cell>
              <table:table-cell office:value-type="float" office:value="72.987016250456">
                <text:p>72.9870162504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8.580550990304">
                <text:p>98.580550990304</text:p>
              </table:table-cell>
              <table:table-cell office:value-type="float" office:value="76.0516110922403">
                <text:p>76.05161109224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8.2841686484641">
                <text:p>98.2841686484641</text:p>
              </table:table-cell>
              <table:table-cell office:value-type="float" office:value="75.2011161223873">
                <text:p>75.20111612238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7.9606991873832">
                <text:p>97.9606991873832</text:p>
              </table:table-cell>
              <table:table-cell office:value-type="float" office:value="73.3318164597926">
                <text:p>73.33181645979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8.1099668796342">
                <text:p>98.1099668796342</text:p>
              </table:table-cell>
              <table:table-cell office:value-type="float" office:value="73.1112678356551">
                <text:p>73.11126783565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7.7690404299496">
                <text:p>97.7690404299496</text:p>
              </table:table-cell>
              <table:table-cell office:value-type="float" office:value="72.6048906410661">
                <text:p>72.60489064106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.4836654464451">
                <text:p>97.4836654464451</text:p>
              </table:table-cell>
              <table:table-cell office:value-type="float" office:value="71.750983526416">
                <text:p>71.7509835264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.4824213504003">
                <text:p>97.4824213504003</text:p>
              </table:table-cell>
              <table:table-cell office:value-type="float" office:value="72.1684788196874">
                <text:p>72.16847881968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.6499505992662">
                <text:p>97.6499505992662</text:p>
              </table:table-cell>
              <table:table-cell office:value-type="float" office:value="72.5696041916603">
                <text:p>72.56960419166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7.4821192148919">
                <text:p>97.4821192148919</text:p>
              </table:table-cell>
              <table:table-cell office:value-type="float" office:value="72.3001372250252">
                <text:p>72.30013722502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8.2250544334125">
                <text:p>98.2250544334125</text:p>
              </table:table-cell>
              <table:table-cell office:value-type="float" office:value="73.872106926682">
                <text:p>73.8721069266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8.4942100412237">
                <text:p>98.4942100412237</text:p>
              </table:table-cell>
              <table:table-cell office:value-type="float" office:value="74.7924840523136">
                <text:p>74.79248405231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8.844308891468">
                <text:p>98.844308891468</text:p>
              </table:table-cell>
              <table:table-cell office:value-type="float" office:value="76.9937260086616">
                <text:p>76.99372600866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8.6729004076152">
                <text:p>98.6729004076152</text:p>
              </table:table-cell>
              <table:table-cell office:value-type="float" office:value="76.2966188918877">
                <text:p>76.296618891887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8.5106311776836">
                <text:p>98.5106311776836</text:p>
              </table:table-cell>
              <table:table-cell office:value-type="float" office:value="76.8267728279139">
                <text:p>76.82677282791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8.3407195103373">
                <text:p>98.3407195103373</text:p>
              </table:table-cell>
              <table:table-cell office:value-type="float" office:value="74.7354764641267">
                <text:p>74.73547646412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8.6222087136414">
                <text:p>98.6222087136414</text:p>
              </table:table-cell>
              <table:table-cell office:value-type="float" office:value="74.503334906067">
                <text:p>74.5033349060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8.6022277731499">
                <text:p>98.6022277731499</text:p>
              </table:table-cell>
              <table:table-cell office:value-type="float" office:value="73.2822989262201">
                <text:p>73.28229892622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8.6720703830919">
                <text:p>98.6720703830919</text:p>
              </table:table-cell>
              <table:table-cell office:value-type="float" office:value="72.2152583335753">
                <text:p>72.21525833357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8.4363884243507">
                <text:p>98.4363884243507</text:p>
              </table:table-cell>
              <table:table-cell office:value-type="float" office:value="71.9987127107836">
                <text:p>71.99871271078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8.3093171830454">
                <text:p>98.3093171830454</text:p>
              </table:table-cell>
              <table:table-cell office:value-type="float" office:value="69.8816755463391">
                <text:p>69.88167554633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7.8975389663945">
                <text:p>97.8975389663945</text:p>
              </table:table-cell>
              <table:table-cell office:value-type="float" office:value="69.9869273689552">
                <text:p>69.98692736895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7.8268741515688">
                <text:p>97.8268741515688</text:p>
              </table:table-cell>
              <table:table-cell office:value-type="float" office:value="70.5726408246354">
                <text:p>70.57264082463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7.7477281702535">
                <text:p>97.7477281702535</text:p>
              </table:table-cell>
              <table:table-cell office:value-type="float" office:value="67.7422265000806">
                <text:p>67.74222650008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7.5951801887791">
                <text:p>97.5951801887791</text:p>
              </table:table-cell>
              <table:table-cell office:value-type="float" office:value="70.1199506253942">
                <text:p>70.11995062539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7.633321204265">
                <text:p>97.633321204265</text:p>
              </table:table-cell>
              <table:table-cell office:value-type="float" office:value="69.2225845982173">
                <text:p>69.22258459821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7.8897402997469">
                <text:p>97.8897402997469</text:p>
              </table:table-cell>
              <table:table-cell office:value-type="float" office:value="68.8370510112934">
                <text:p>68.83705101129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7.8515522084621">
                <text:p>97.8515522084621</text:p>
              </table:table-cell>
              <table:table-cell office:value-type="float" office:value="69.1648904172167">
                <text:p>69.16489041721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7.826713677013">
                <text:p>97.826713677013</text:p>
              </table:table-cell>
              <table:table-cell office:value-type="float" office:value="69.6651340908104">
                <text:p>69.66513409081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7.6309756931681">
                <text:p>97.6309756931681</text:p>
              </table:table-cell>
              <table:table-cell office:value-type="float" office:value="71.37567385505">
                <text:p>71.375673855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8.0830426180131">
                <text:p>98.0830426180131</text:p>
              </table:table-cell>
              <table:table-cell office:value-type="float" office:value="69.4459461590331">
                <text:p>69.44594615903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8.3928689141344">
                <text:p>98.3928689141344</text:p>
              </table:table-cell>
              <table:table-cell office:value-type="float" office:value="68.1834111415724">
                <text:p>68.18341114157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8.3490404812819">
                <text:p>98.3490404812819</text:p>
              </table:table-cell>
              <table:table-cell office:value-type="float" office:value="67.6370662209004">
                <text:p>67.63706622090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8.3827325125721">
                <text:p>98.3827325125721</text:p>
              </table:table-cell>
              <table:table-cell office:value-type="float" office:value="68.8438669493173">
                <text:p>68.84386694931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8.0496410178473">
                <text:p>98.0496410178473</text:p>
              </table:table-cell>
              <table:table-cell office:value-type="float" office:value="67.8067407778463">
                <text:p>67.80674077784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7.8938626456833">
                <text:p>97.8938626456833</text:p>
              </table:table-cell>
              <table:table-cell office:value-type="float" office:value="68.7135650775987">
                <text:p>68.713565077598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8.0000683378296">
                <text:p>98.0000683378296</text:p>
              </table:table-cell>
              <table:table-cell office:value-type="float" office:value="70.5672729551445">
                <text:p>70.56727295514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7.7106286797593">
                <text:p>97.7106286797593</text:p>
              </table:table-cell>
              <table:table-cell office:value-type="float" office:value="70.4844413403465">
                <text:p>70.48444134034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7.4469493413256">
                <text:p>97.4469493413256</text:p>
              </table:table-cell>
              <table:table-cell office:value-type="float" office:value="67.2291165848993">
                <text:p>67.22911658489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7.1992089658481">
                <text:p>97.1992089658481</text:p>
              </table:table-cell>
              <table:table-cell office:value-type="float" office:value="67.6607555776427">
                <text:p>67.66075557764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7.0984559443437">
                <text:p>97.0984559443437</text:p>
              </table:table-cell>
              <table:table-cell office:value-type="float" office:value="67.6030614051641">
                <text:p>67.60306140516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6.8281420835712">
                <text:p>96.8281420835712</text:p>
              </table:table-cell>
              <table:table-cell office:value-type="float" office:value="66.901277170454">
                <text:p>66.9012771704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6.6590131848488">
                <text:p>96.6590131848488</text:p>
              </table:table-cell>
              <table:table-cell office:value-type="float" office:value="64.363336752248">
                <text:p>64.3633367522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6.8934009775351">
                <text:p>96.8934009775351</text:p>
              </table:table-cell>
              <table:table-cell office:value-type="float" office:value="64.389156611596">
                <text:p>64.3891566115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6.5931359768682">
                <text:p>96.5931359768682</text:p>
              </table:table-cell>
              <table:table-cell office:value-type="float" office:value="63.6249053757721">
                <text:p>63.62490537577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6.3227772954682">
                <text:p>96.3227772954682</text:p>
              </table:table-cell>
              <table:table-cell office:value-type="float" office:value="62.7703158440934">
                <text:p>62.77031584409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6.0526477053263">
                <text:p>96.0526477053263</text:p>
              </table:table-cell>
              <table:table-cell office:value-type="float" office:value="60.632227481673">
                <text:p>60.6322274816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5.8707305816103">
                <text:p>95.8707305816103</text:p>
              </table:table-cell>
              <table:table-cell office:value-type="float" office:value="62.6447867924879">
                <text:p>62.64478679248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5.765253096725">
                <text:p>95.765253096725</text:p>
              </table:table-cell>
              <table:table-cell office:value-type="float" office:value="61.9626015284796">
                <text:p>61.96260152847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5.4996348498926">
                <text:p>95.4996348498926</text:p>
              </table:table-cell>
              <table:table-cell office:value-type="float" office:value="61.2057612800574">
                <text:p>61.20576128005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5.6082091057923">
                <text:p>95.6082091057923</text:p>
              </table:table-cell>
              <table:table-cell office:value-type="float" office:value="60.1903645733716">
                <text:p>60.19036457337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5.8554180795765">
                <text:p>95.8554180795765</text:p>
              </table:table-cell>
              <table:table-cell office:value-type="float" office:value="57.6368282028537">
                <text:p>57.636828202853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5.6086595932827">
                <text:p>95.6086595932827</text:p>
              </table:table-cell>
              <table:table-cell office:value-type="float" office:value="57.3192127124883">
                <text:p>57.31921271248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5.3534828744661">
                <text:p>95.3534828744661</text:p>
              </table:table-cell>
              <table:table-cell office:value-type="float" office:value="58.5959788141158">
                <text:p>58.59597881411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5.3508307671393">
                <text:p>95.3508307671393</text:p>
              </table:table-cell>
              <table:table-cell office:value-type="float" office:value="56.1978859078549">
                <text:p>56.19788590785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5.3020141061149">
                <text:p>95.3020141061149</text:p>
              </table:table-cell>
              <table:table-cell office:value-type="float" office:value="56.4748512465866">
                <text:p>56.47485124658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5.4802938851466">
                <text:p>95.4802938851466</text:p>
              </table:table-cell>
              <table:table-cell office:value-type="float" office:value="55.7940266749384">
                <text:p>55.79402667493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5.5498280072623">
                <text:p>95.5498280072623</text:p>
              </table:table-cell>
              <table:table-cell office:value-type="float" office:value="59.0276219656002">
                <text:p>59.02762196560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5.5961271207944">
                <text:p>95.5961271207944</text:p>
              </table:table-cell>
              <table:table-cell office:value-type="float" office:value="59.0609401970448">
                <text:p>59.06094019704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5.6086243148899">
                <text:p>95.6086243148899</text:p>
              </table:table-cell>
              <table:table-cell office:value-type="float" office:value="61.1033265528605">
                <text:p>61.10332655286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5.7274313168833">
                <text:p>95.7274313168833</text:p>
              </table:table-cell>
              <table:table-cell office:value-type="float" office:value="61.5628326816037">
                <text:p>61.562832681603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6.2026319124153">
                <text:p>96.2026319124153</text:p>
              </table:table-cell>
              <table:table-cell office:value-type="float" office:value="61.5030953912143">
                <text:p>61.50309539121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6.0920073535881">
                <text:p>96.0920073535881</text:p>
              </table:table-cell>
              <table:table-cell office:value-type="float" office:value="63.0262341435904">
                <text:p>63.02623414359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5.9813190201374">
                <text:p>95.9813190201374</text:p>
              </table:table-cell>
              <table:table-cell office:value-type="float" office:value="63.8007134537133">
                <text:p>63.80071345371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5.866247608068">
                <text:p>95.866247608068</text:p>
              </table:table-cell>
              <table:table-cell office:value-type="float" office:value="63.0696930731611">
                <text:p>63.06969307316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5.9512719608458">
                <text:p>95.9512719608458</text:p>
              </table:table-cell>
              <table:table-cell office:value-type="float" office:value="62.0264292219536">
                <text:p>62.02642922195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5.6088759339476">
                <text:p>95.6088759339476</text:p>
              </table:table-cell>
              <table:table-cell office:value-type="float" office:value="66.2659587965064">
                <text:p>66.26595879650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5.9265652918061">
                <text:p>95.9265652918061</text:p>
              </table:table-cell>
              <table:table-cell office:value-type="float" office:value="65.2783460083887">
                <text:p>65.27834600838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5.7233665628674">
                <text:p>95.7233665628674</text:p>
              </table:table-cell>
              <table:table-cell office:value-type="float" office:value="66.0439620953139">
                <text:p>66.04396209531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5.4494721435136">
                <text:p>95.4494721435136</text:p>
              </table:table-cell>
              <table:table-cell office:value-type="float" office:value="67.5331834166485">
                <text:p>67.53318341664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5.3642105278335">
                <text:p>95.3642105278335</text:p>
              </table:table-cell>
              <table:table-cell office:value-type="float" office:value="66.2686885072309">
                <text:p>66.268688507230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5.7062873727183">
                <text:p>95.7062873727183</text:p>
              </table:table-cell>
              <table:table-cell office:value-type="float" office:value="64.1027330088107">
                <text:p>64.10273300881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5.3885284392704">
                <text:p>95.3885284392704</text:p>
              </table:table-cell>
              <table:table-cell office:value-type="float" office:value="64.8432948793703">
                <text:p>64.84329487937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5.4442651703741">
                <text:p>95.4442651703741</text:p>
              </table:table-cell>
              <table:table-cell office:value-type="float" office:value="66.1444369305538">
                <text:p>66.14443693055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4.9959199086385">
                <text:p>94.9959199086385</text:p>
              </table:table-cell>
              <table:table-cell office:value-type="float" office:value="67.9892815763797">
                <text:p>67.989281576379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4.7709540796686">
                <text:p>94.7709540796686</text:p>
              </table:table-cell>
              <table:table-cell office:value-type="float" office:value="68.3259842140229">
                <text:p>68.325984214022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4.6344111331687">
                <text:p>94.6344111331687</text:p>
              </table:table-cell>
              <table:table-cell office:value-type="float" office:value="67.9702776635777">
                <text:p>67.970277663577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4.2026801649506">
                <text:p>94.2026801649506</text:p>
              </table:table-cell>
              <table:table-cell office:value-type="float" office:value="66.3827120096089">
                <text:p>66.382712009608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3.9755687312854">
                <text:p>93.9755687312854</text:p>
              </table:table-cell>
              <table:table-cell office:value-type="float" office:value="66.7879319348855">
                <text:p>66.78793193488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4.3247945813124">
                <text:p>94.3247945813124</text:p>
              </table:table-cell>
              <table:table-cell office:value-type="float" office:value="68.8866476120786">
                <text:p>68.88664761207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4.0782209976055">
                <text:p>94.0782209976055</text:p>
              </table:table-cell>
              <table:table-cell office:value-type="float" office:value="68.6687413054487">
                <text:p>68.668741305448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3.6825544186688">
                <text:p>93.6825544186688</text:p>
              </table:table-cell>
              <table:table-cell office:value-type="float" office:value="67.4958580080731">
                <text:p>67.49585800807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3.7028624727483">
                <text:p>93.7028624727483</text:p>
              </table:table-cell>
              <table:table-cell office:value-type="float" office:value="68.4285063259146">
                <text:p>68.42850632591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3.3324593998385">
                <text:p>93.3324593998385</text:p>
              </table:table-cell>
              <table:table-cell office:value-type="float" office:value="69.2450006472944">
                <text:p>69.24500064729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3.6966470890628">
                <text:p>93.6966470890628</text:p>
              </table:table-cell>
              <table:table-cell office:value-type="float" office:value="69.2952796736302">
                <text:p>69.295279673630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3.5780939405864">
                <text:p>93.5780939405864</text:p>
              </table:table-cell>
              <table:table-cell office:value-type="float" office:value="66.8273046201127">
                <text:p>66.82730462011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3.707259739216">
                <text:p>93.707259739216</text:p>
              </table:table-cell>
              <table:table-cell office:value-type="float" office:value="67.9166738856617">
                <text:p>67.91667388566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3.6112663658977">
                <text:p>93.6112663658977</text:p>
              </table:table-cell>
              <table:table-cell office:value-type="float" office:value="67.2094302380247">
                <text:p>67.209430238024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3.4981601511648">
                <text:p>93.4981601511648</text:p>
              </table:table-cell>
              <table:table-cell office:value-type="float" office:value="67.8101487553803">
                <text:p>67.810148755380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3.7963974891074">
                <text:p>93.7963974891074</text:p>
              </table:table-cell>
              <table:table-cell office:value-type="float" office:value="68.8262278876166">
                <text:p>68.826227887616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4.0513642661857">
                <text:p>94.0513642661857</text:p>
              </table:table-cell>
              <table:table-cell office:value-type="float" office:value="68.3891336406874">
                <text:p>68.389133640687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4.6146557037993">
                <text:p>94.6146557037993</text:p>
              </table:table-cell>
              <table:table-cell office:value-type="float" office:value="68.3205331185781">
                <text:p>68.32053311857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5.2184845736705">
                <text:p>95.2184845736705</text:p>
              </table:table-cell>
              <table:table-cell office:value-type="float" office:value="69.7588762054581">
                <text:p>69.75887620545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5.2432912687224">
                <text:p>95.2432912687224</text:p>
              </table:table-cell>
              <table:table-cell office:value-type="float" office:value="69.608804769433">
                <text:p>69.6088047694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5.4407898309806">
                <text:p>95.4407898309806</text:p>
              </table:table-cell>
              <table:table-cell office:value-type="float" office:value="69.9862449434046">
                <text:p>69.986244943404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5.715474834916">
                <text:p>95.715474834916</text:p>
              </table:table-cell>
              <table:table-cell office:value-type="float" office:value="71.8127681019792">
                <text:p>71.81276810197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6.0705982088698">
                <text:p>96.0705982088698</text:p>
              </table:table-cell>
              <table:table-cell office:value-type="float" office:value="71.6756502922365">
                <text:p>71.675650292236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5.8876583062674">
                <text:p>95.8876583062674</text:p>
              </table:table-cell>
              <table:table-cell office:value-type="float" office:value="72.5417412058796">
                <text:p>72.54174120587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5.5904244387737">
                <text:p>95.5904244387737</text:p>
              </table:table-cell>
              <table:table-cell office:value-type="float" office:value="71.6688260196864">
                <text:p>71.66882601968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5.6575882961531">
                <text:p>95.6575882961531</text:p>
              </table:table-cell>
              <table:table-cell office:value-type="float" office:value="73.0732600015291">
                <text:p>73.07326000152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5.5155019378015">
                <text:p>95.5155019378015</text:p>
              </table:table-cell>
              <table:table-cell office:value-type="float" office:value="71.7448416879384">
                <text:p>71.744841687938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.2828307297973">
                <text:p>95.2828307297973</text:p>
              </table:table-cell>
              <table:table-cell office:value-type="float" office:value="72.1738466891784">
                <text:p>72.17384668917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.5878767634698">
                <text:p>95.5878767634698</text:p>
              </table:table-cell>
              <table:table-cell office:value-type="float" office:value="70.6039159296472">
                <text:p>70.60391592964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5.3757821432844">
                <text:p>95.3757821432844</text:p>
              </table:table-cell>
              <table:table-cell office:value-type="float" office:value="70.9995985321796">
                <text:p>70.99959853217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5.4208069194561">
                <text:p>95.4208069194561</text:p>
              </table:table-cell>
              <table:table-cell office:value-type="float" office:value="70.4654332602814">
                <text:p>70.46543326028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5.3993555800324">
                <text:p>95.3993555800324</text:p>
              </table:table-cell>
              <table:table-cell office:value-type="float" office:value="72.4718590586229">
                <text:p>72.471859058622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.2268096338406">
                <text:p>95.2268096338406</text:p>
              </table:table-cell>
              <table:table-cell office:value-type="float" office:value="72.2227566971499">
                <text:p>72.22275669714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5.5567755751303">
                <text:p>95.5567755751303</text:p>
              </table:table-cell>
              <table:table-cell office:value-type="float" office:value="71.7727129912013">
                <text:p>71.77271299120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5.4081738893848">
                <text:p>95.4081738893848</text:p>
              </table:table-cell>
              <table:table-cell office:value-type="float" office:value="70.6656172877787">
                <text:p>70.665617287778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5.3893559461876">
                <text:p>95.3893559461876</text:p>
              </table:table-cell>
              <table:table-cell office:value-type="float" office:value="70.5394099693637">
                <text:p>70.539409969363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5.445546996699">
                <text:p>95.445546996699</text:p>
              </table:table-cell>
              <table:table-cell office:value-type="float" office:value="72.2111720892318">
                <text:p>72.21117208923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5.2994095889071">
                <text:p>95.2994095889071</text:p>
              </table:table-cell>
              <table:table-cell office:value-type="float" office:value="70.7328529502647">
                <text:p>70.732852950264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5.0829218138882">
                <text:p>95.0829218138882</text:p>
              </table:table-cell>
              <table:table-cell office:value-type="float" office:value="71.6172695269442">
                <text:p>71.617269526944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5.5858837357209">
                <text:p>95.5858837357209</text:p>
              </table:table-cell>
              <table:table-cell office:value-type="float" office:value="72.4399015195385">
                <text:p>72.439901519538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5.5470912164746">
                <text:p>95.5470912164746</text:p>
              </table:table-cell>
              <table:table-cell office:value-type="float" office:value="74.3242062438086">
                <text:p>74.324206243808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5.625899459139">
                <text:p>95.625899459139</text:p>
              </table:table-cell>
              <table:table-cell office:value-type="float" office:value="74.4897862389288">
                <text:p>74.489786238928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5.5808268193198">
                <text:p>95.5808268193198</text:p>
              </table:table-cell>
              <table:table-cell office:value-type="float" office:value="73.9304876919743">
                <text:p>73.93048769197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5.8916898798014">
                <text:p>95.8916898798014</text:p>
              </table:table-cell>
              <table:table-cell office:value-type="float" office:value="74.569638473663">
                <text:p>74.56963847366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6.1168632617434">
                <text:p>96.1168632617434</text:p>
              </table:table-cell>
              <table:table-cell office:value-type="float" office:value="74.6794841967835">
                <text:p>74.67948419678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5.9955861221832">
                <text:p>95.9955861221832</text:p>
              </table:table-cell>
              <table:table-cell office:value-type="float" office:value="74.6910771221838">
                <text:p>74.691077122183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6.4584673166019">
                <text:p>96.4584673166019</text:p>
              </table:table-cell>
              <table:table-cell office:value-type="float" office:value="74.6788849886647">
                <text:p>74.678884988664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5.9840682330431">
                <text:p>95.9840682330431</text:p>
              </table:table-cell>
              <table:table-cell office:value-type="float" office:value="74.474015525749">
                <text:p>74.47401552574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6.2186573174313">
                <text:p>96.2186573174313</text:p>
              </table:table-cell>
              <table:table-cell office:value-type="float" office:value="74.7458709903333">
                <text:p>74.74587099033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6.1290273307348">
                <text:p>96.1290273307348</text:p>
              </table:table-cell>
              <table:table-cell office:value-type="float" office:value="74.9873834362738">
                <text:p>74.987383436273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6.3258923642224">
                <text:p>96.3258923642224</text:p>
              </table:table-cell>
              <table:table-cell office:value-type="float" office:value="73.3926606229837">
                <text:p>73.392660622983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6.1358952776303">
                <text:p>96.1358952776303</text:p>
              </table:table-cell>
              <table:table-cell office:value-type="float" office:value="72.4768857153386">
                <text:p>72.476885715338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5.9259691002016">
                <text:p>95.9259691002016</text:p>
              </table:table-cell>
              <table:table-cell office:value-type="float" office:value="72.4130538631235">
                <text:p>72.413053863123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5.6700252272859">
                <text:p>95.6700252272859</text:p>
              </table:table-cell>
              <table:table-cell office:value-type="float" office:value="72.910909038768">
                <text:p>72.9109090387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5.4070772500176">
                <text:p>95.4070772500176</text:p>
              </table:table-cell>
              <table:table-cell office:value-type="float" office:value="72.7756720622917">
                <text:p>72.775672062291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5.444385045997">
                <text:p>95.444385045997</text:p>
              </table:table-cell>
              <table:table-cell office:value-type="float" office:value="71.065128139311">
                <text:p>71.0651281393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5.7750583406025">
                <text:p>95.7750583406025</text:p>
              </table:table-cell>
              <table:table-cell office:value-type="float" office:value="70.9279270950926">
                <text:p>70.927927095092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5.5025235449549">
                <text:p>95.5025235449549</text:p>
              </table:table-cell>
              <table:table-cell office:value-type="float" office:value="70.7314964251676">
                <text:p>70.731496425167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5.3305991475981">
                <text:p>95.3305991475981</text:p>
              </table:table-cell>
              <table:table-cell office:value-type="float" office:value="72.2018844358269">
                <text:p>72.201884435826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5.2705076494537">
                <text:p>95.2705076494537</text:p>
              </table:table-cell>
              <table:table-cell office:value-type="float" office:value="71.9120445295034">
                <text:p>71.912044529503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4.9959522289062">
                <text:p>94.9959522289062</text:p>
              </table:table-cell>
              <table:table-cell office:value-type="float" office:value="72.6874642605205">
                <text:p>72.687464260520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4.7599533011283">
                <text:p>94.7599533011283</text:p>
              </table:table-cell>
              <table:table-cell office:value-type="float" office:value="71.9854220389889">
                <text:p>71.98542203898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4.7392266154239">
                <text:p>94.7392266154239</text:p>
              </table:table-cell>
              <table:table-cell office:value-type="float" office:value="72.4716842892332">
                <text:p>72.47168428923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4.7038257394354">
                <text:p>94.7038257394354</text:p>
              </table:table-cell>
              <table:table-cell office:value-type="float" office:value="70.5685545802919">
                <text:p>70.568554580291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4.5854921142748">
                <text:p>94.5854921142748</text:p>
              </table:table-cell>
              <table:table-cell office:value-type="float" office:value="70.9446299031623">
                <text:p>70.944629903162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4.327255841599">
                <text:p>94.327255841599</text:p>
              </table:table-cell>
              <table:table-cell office:value-type="float" office:value="69.570285120405">
                <text:p>69.5702851204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4.4074525555435">
                <text:p>94.4074525555435</text:p>
              </table:table-cell>
              <table:table-cell office:value-type="float" office:value="69.6964965890391">
                <text:p>69.696496589039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4.4644052023928">
                <text:p>94.4644052023928</text:p>
              </table:table-cell>
              <table:table-cell office:value-type="float" office:value="69.7370593644998">
                <text:p>69.737059364499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4.406942789543">
                <text:p>94.406942789543</text:p>
              </table:table-cell>
              <table:table-cell office:value-type="float" office:value="69.4247285176716">
                <text:p>69.42472851767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4.3210915817718">
                <text:p>94.3210915817718</text:p>
              </table:table-cell>
              <table:table-cell office:value-type="float" office:value="71.0026611381972">
                <text:p>71.002661138197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4.1906830264174">
                <text:p>94.1906830264174</text:p>
              </table:table-cell>
              <table:table-cell office:value-type="float" office:value="71.239662901065">
                <text:p>71.23966290106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4.2188128310894">
                <text:p>94.2188128310894</text:p>
              </table:table-cell>
              <table:table-cell office:value-type="float" office:value="73.4274310902244">
                <text:p>73.427431090224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3.9635410402394">
                <text:p>93.9635410402394</text:p>
              </table:table-cell>
              <table:table-cell office:value-type="float" office:value="74.2422234979467">
                <text:p>74.242223497946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3.9445257320936">
                <text:p>93.9445257320936</text:p>
              </table:table-cell>
              <table:table-cell office:value-type="float" office:value="74.5159514783152">
                <text:p>74.515951478315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3.9732968611463">
                <text:p>93.9732968611463</text:p>
              </table:table-cell>
              <table:table-cell office:value-type="float" office:value="75.4040298520871">
                <text:p>75.40402985208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4.303383263186">
                <text:p>94.303383263186</text:p>
              </table:table-cell>
              <table:table-cell office:value-type="float" office:value="75.9817372709879">
                <text:p>75.981737270987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4.1166873549584">
                <text:p>94.1166873549584</text:p>
              </table:table-cell>
              <table:table-cell office:value-type="float" office:value="75.6861882909201">
                <text:p>75.68618829092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3.9981081965241">
                <text:p>93.9981081965241</text:p>
              </table:table-cell>
              <table:table-cell office:value-type="float" office:value="77.2885842371745">
                <text:p>77.288584237174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4.0446151243014">
                <text:p>94.0446151243014</text:p>
              </table:table-cell>
              <table:table-cell office:value-type="float" office:value="77.4926880485858">
                <text:p>77.492688048585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3.7729085794139">
                <text:p>93.7729085794139</text:p>
              </table:table-cell>
              <table:table-cell office:value-type="float" office:value="77.6228151594367">
                <text:p>77.622815159436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3.9937126992498">
                <text:p>93.9937126992498</text:p>
              </table:table-cell>
              <table:table-cell office:value-type="float" office:value="77.5223403241969">
                <text:p>77.522340324196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4.0845398001779">
                <text:p>94.0845398001779</text:p>
              </table:table-cell>
              <table:table-cell office:value-type="float" office:value="77.3007680532115">
                <text:p>77.300768053211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4.1639534626033">
                <text:p>94.1639534626033</text:p>
              </table:table-cell>
              <table:table-cell office:value-type="float" office:value="78.0144032001434">
                <text:p>78.014403200143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4.0306509811009">
                <text:p>94.0306509811009</text:p>
              </table:table-cell>
              <table:table-cell office:value-type="float" office:value="78.1605590109956">
                <text:p>78.160559010995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4.2011261167801">
                <text:p>94.2011261167801</text:p>
              </table:table-cell>
              <table:table-cell office:value-type="float" office:value="79.1401574448516">
                <text:p>79.140157444851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4.0255960828828">
                <text:p>94.0255960828828</text:p>
              </table:table-cell>
              <table:table-cell office:value-type="float" office:value="79.4267599842898">
                <text:p>79.426759984289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3.7649663146822">
                <text:p>93.7649663146822</text:p>
              </table:table-cell>
              <table:table-cell office:value-type="float" office:value="79.0925207445454">
                <text:p>79.092520744545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3.6513227544513">
                <text:p>93.6513227544513</text:p>
              </table:table-cell>
              <table:table-cell office:value-type="float" office:value="78.8819421993634">
                <text:p>78.881942199363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3.5508748115791">
                <text:p>93.5508748115791</text:p>
              </table:table-cell>
              <table:table-cell office:value-type="float" office:value="79.8518368585676">
                <text:p>79.851836858567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3.4726840359198">
                <text:p>93.4726840359198</text:p>
              </table:table-cell>
              <table:table-cell office:value-type="float" office:value="79.5781088867212">
                <text:p>79.578108886721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3.194624336428">
                <text:p>93.194624336428</text:p>
              </table:table-cell>
              <table:table-cell office:value-type="float" office:value="78.7557348809484">
                <text:p>78.755734880948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3.0684082003836">
                <text:p>93.0684082003836</text:p>
              </table:table-cell>
              <table:table-cell office:value-type="float" office:value="79.7797409912735">
                <text:p>79.779740991273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3.2197945196849">
                <text:p>93.2197945196849</text:p>
              </table:table-cell>
              <table:table-cell office:value-type="float" office:value="80.091476797246">
                <text:p>80.09147679724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3.004957260291">
                <text:p>93.004957260291</text:p>
              </table:table-cell>
              <table:table-cell office:value-type="float" office:value="79.4370712845426">
                <text:p>79.437071284542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2.8921430369008">
                <text:p>92.8921430369008</text:p>
              </table:table-cell>
              <table:table-cell office:value-type="float" office:value="77.8514613637896">
                <text:p>77.851461363789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2.8933047990882">
                <text:p>92.8933047990882</text:p>
              </table:table-cell>
              <table:table-cell office:value-type="float" office:value="78.5553844185875">
                <text:p>78.555384418587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2.6618029396006">
                <text:p>92.6618029396006</text:p>
              </table:table-cell>
              <table:table-cell office:value-type="float" office:value="79.0770995616231">
                <text:p>79.077099561623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2.802081081203">
                <text:p>92.802081081203</text:p>
              </table:table-cell>
              <table:table-cell office:value-type="float" office:value="79.6812218892496">
                <text:p>79.681221889249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2.6111999633958">
                <text:p>92.6111999633958</text:p>
              </table:table-cell>
              <table:table-cell office:value-type="float" office:value="81.0098898636576">
                <text:p>81.009889863657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2.4666481298268">
                <text:p>92.4666481298268</text:p>
              </table:table-cell>
              <table:table-cell office:value-type="float" office:value="81.0381855971276">
                <text:p>81.038185597127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2.3638822098767">
                <text:p>92.3638822098767</text:p>
              </table:table-cell>
              <table:table-cell office:value-type="float" office:value="81.2939291357568">
                <text:p>81.293929135756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2.2745680056522">
                <text:p>92.2745680056522</text:p>
              </table:table-cell>
              <table:table-cell office:value-type="float" office:value="81.3299729106628">
                <text:p>81.329972910662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2.2475060122664">
                <text:p>92.2475060122664</text:p>
              </table:table-cell>
              <table:table-cell office:value-type="float" office:value="81.64622771719">
                <text:p>81.6462277171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1.9690175498645">
                <text:p>91.9690175498645</text:p>
              </table:table-cell>
              <table:table-cell office:value-type="float" office:value="81.335773536365">
                <text:p>81.33577353636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2.1843678641398">
                <text:p>92.1843678641398</text:p>
              </table:table-cell>
              <table:table-cell office:value-type="float" office:value="80.9273994616349">
                <text:p>80.927399461634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2.6378334673366">
                <text:p>92.6378334673366</text:p>
              </table:table-cell>
              <table:table-cell office:value-type="float" office:value="79.3450269077673">
                <text:p>79.345026907767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2.8481719663849">
                <text:p>92.8481719663849</text:p>
              </table:table-cell>
              <table:table-cell office:value-type="float" office:value="79.0899658032106">
                <text:p>79.089965803210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3.7325806549129">
                <text:p>93.7325806549129</text:p>
              </table:table-cell>
              <table:table-cell office:value-type="float" office:value="79.6348668140908">
                <text:p>79.634866814090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4.3134348674889">
                <text:p>94.3134348674889</text:p>
              </table:table-cell>
              <table:table-cell office:value-type="float" office:value="80.4585973449606">
                <text:p>80.458597344960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4.0064261884646">
                <text:p>94.0064261884646</text:p>
              </table:table-cell>
              <table:table-cell office:value-type="float" office:value="80.9364291367403">
                <text:p>80.936429136740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4.0125445098233">
                <text:p>94.0125445098233</text:p>
              </table:table-cell>
              <table:table-cell office:value-type="float" office:value="81.3615060195401">
                <text:p>81.36150601954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3.8582241577479">
                <text:p>93.8582241577479</text:p>
              </table:table-cell>
              <table:table-cell office:value-type="float" office:value="82.045488899383">
                <text:p>82.04548889938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4.0774710992401">
                <text:p>94.0774710992401</text:p>
              </table:table-cell>
              <table:table-cell office:value-type="float" office:value="81.8574054619688">
                <text:p>81.857405461968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3.9544707712872">
                <text:p>93.9544707712872</text:p>
              </table:table-cell>
              <table:table-cell office:value-type="float" office:value="82.0396882736807">
                <text:p>82.039688273680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4.0845879297884">
                <text:p>94.0845879297884</text:p>
              </table:table-cell>
              <table:table-cell office:value-type="float" office:value="82.522122274925">
                <text:p>82.5221222749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3.9603928345196">
                <text:p>93.9603928345196</text:p>
              </table:table-cell>
              <table:table-cell office:value-type="float" office:value="83.4450543418914">
                <text:p>83.445054341891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3.7147985227923">
                <text:p>93.7147985227923</text:p>
              </table:table-cell>
              <table:table-cell office:value-type="float" office:value="83.3786675483416">
                <text:p>83.378667548341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3.6144882190533">
                <text:p>93.6144882190533</text:p>
              </table:table-cell>
              <table:table-cell office:value-type="float" office:value="83.6878484129793">
                <text:p>83.687848412979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3.6216214158376">
                <text:p>93.6216214158376</text:p>
              </table:table-cell>
              <table:table-cell office:value-type="float" office:value="83.3355498400682">
                <text:p>83.335549840068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3.8530304431807">
                <text:p>93.8530304431807</text:p>
              </table:table-cell>
              <table:table-cell office:value-type="float" office:value="83.7702555890482">
                <text:p>83.770255589048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3.9762584339553">
                <text:p>93.9762584339553</text:p>
              </table:table-cell>
              <table:table-cell office:value-type="float" office:value="83.077243042622">
                <text:p>83.07724304262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3.953678592026">
                <text:p>93.953678592026</text:p>
              </table:table-cell>
              <table:table-cell office:value-type="float" office:value="82.7269085204089">
                <text:p>82.726908520408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3.8775300956676">
                <text:p>93.8775300956676</text:p>
              </table:table-cell>
              <table:table-cell office:value-type="float" office:value="82.3668535800576">
                <text:p>82.366853580057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4.0100259298468">
                <text:p>94.0100259298468</text:p>
              </table:table-cell>
              <table:table-cell office:value-type="float" office:value="83.4250309495046">
                <text:p>83.425030949504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3.9843308404342">
                <text:p>93.9843308404342</text:p>
              </table:table-cell>
              <table:table-cell office:value-type="float" office:value="83.0231316000231">
                <text:p>83.023131600023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3.6166946747358">
                <text:p>93.6166946747358</text:p>
              </table:table-cell>
              <table:table-cell office:value-type="float" office:value="82.7681537128983">
                <text:p>82.768153712898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3.4870967845383">
                <text:p>93.4870967845383</text:p>
              </table:table-cell>
              <table:table-cell office:value-type="float" office:value="81.0381855971276">
                <text:p>81.038185597127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3.6514489287819">
                <text:p>93.6514489287819</text:p>
              </table:table-cell>
              <table:table-cell office:value-type="float" office:value="80.8540219606714">
                <text:p>80.854021960671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3.6898325769841">
                <text:p>93.6898325769841</text:p>
              </table:table-cell>
              <table:table-cell office:value-type="float" office:value="81.8091695535437">
                <text:p>81.809169553543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3.8181363468315">
                <text:p>93.8181363468315</text:p>
              </table:table-cell>
              <table:table-cell office:value-type="float" office:value="82.9298139241045">
                <text:p>82.929813924104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3.8668065547188">
                <text:p>93.8668065547188</text:p>
              </table:table-cell>
              <table:table-cell office:value-type="float" office:value="82.8814947897257">
                <text:p>82.881494789725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4.2618997018555">
                <text:p>94.2618997018555</text:p>
              </table:table-cell>
              <table:table-cell office:value-type="float" office:value="83.4038091408801">
                <text:p>83.403809140880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4.5026060418603">
                <text:p>94.5026060418603</text:p>
              </table:table-cell>
              <table:table-cell office:value-type="float" office:value="84.0691251619551">
                <text:p>84.069125161955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4.6296697144842">
                <text:p>94.6296697144842</text:p>
              </table:table-cell>
              <table:table-cell office:value-type="float" office:value="84.2468889731123">
                <text:p>84.246888973112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4.6662033076677">
                <text:p>94.6662033076677</text:p>
              </table:table-cell>
              <table:table-cell office:value-type="float" office:value="84.1212725368119">
                <text:p>84.121272536811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4.4688111536954">
                <text:p>94.4688111536954</text:p>
              </table:table-cell>
              <table:table-cell office:value-type="float" office:value="85.3552663102044">
                <text:p>85.355266310204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4.5118914583387">
                <text:p>94.5118914583387</text:p>
              </table:table-cell>
              <table:table-cell office:value-type="float" office:value="85.7564832256132">
                <text:p>85.756483225613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4.4587990781386">
                <text:p>94.4587990781386</text:p>
              </table:table-cell>
              <table:table-cell office:value-type="float" office:value="85.1852505319611">
                <text:p>85.185250531961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4.5847309290513">
                <text:p>94.5847309290513</text:p>
              </table:table-cell>
              <table:table-cell office:value-type="float" office:value="86.0057520304718">
                <text:p>86.005752030471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5.2038502624769">
                <text:p>95.2038502624769</text:p>
              </table:table-cell>
              <table:table-cell office:value-type="float" office:value="85.5736012143044">
                <text:p>85.573601214304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5.321147150075">
                <text:p>95.321147150075</text:p>
              </table:table-cell>
              <table:table-cell office:value-type="float" office:value="84.7885526171071">
                <text:p>84.788552617107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5.659696644455">
                <text:p>95.659696644455</text:p>
              </table:table-cell>
              <table:table-cell office:value-type="float" office:value="85.9130252281458">
                <text:p>85.913025228145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5.5456885497823">
                <text:p>95.5456885497823</text:p>
              </table:table-cell>
              <table:table-cell office:value-type="float" office:value="84.983019236334">
                <text:p>84.98301923633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5.4450661911174">
                <text:p>95.4450661911174</text:p>
              </table:table-cell>
              <table:table-cell office:value-type="float" office:value="84.0948576366082">
                <text:p>84.094857636608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5.8039687854452">
                <text:p>95.8039687854452</text:p>
              </table:table-cell>
              <table:table-cell office:value-type="float" office:value="84.2159550723538">
                <text:p>84.215955072353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5.9094828964689">
                <text:p>95.9094828964689</text:p>
              </table:table-cell>
              <table:table-cell office:value-type="float" office:value="83.1977495962529">
                <text:p>83.197749596252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6.2935308704878">
                <text:p>96.2935308704878</text:p>
              </table:table-cell>
              <table:table-cell office:value-type="float" office:value="84.9012112598619">
                <text:p>84.901211259861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6.1937053511083">
                <text:p>96.1937053511083</text:p>
              </table:table-cell>
              <table:table-cell office:value-type="float" office:value="82.7719902879024">
                <text:p>82.771990287902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5.797868493124">
                <text:p>95.797868493124</text:p>
              </table:table-cell>
              <table:table-cell office:value-type="float" office:value="83.4257133750552">
                <text:p>83.425713375055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5.7996044527787">
                <text:p>95.7996044527787</text:p>
              </table:table-cell>
              <table:table-cell office:value-type="float" office:value="83.2763201973176">
                <text:p>83.276320197317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5.5692295834222">
                <text:p>95.5692295834222</text:p>
              </table:table-cell>
              <table:table-cell office:value-type="float" office:value="83.533936243209">
                <text:p>83.53393624320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5.0580341729178">
                <text:p>95.0580341729178</text:p>
              </table:table-cell>
              <table:table-cell office:value-type="float" office:value="85.2708950749154">
                <text:p>85.270895074915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5.027681656355">
                <text:p>95.027681656355</text:p>
              </table:table-cell>
              <table:table-cell office:value-type="float" office:value="85.4196890445341">
                <text:p>85.419689044534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5.2700732813525">
                <text:p>95.2700732813525</text:p>
              </table:table-cell>
              <table:table-cell office:value-type="float" office:value="87.1540929349057">
                <text:p>87.154092934905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5.1578986313033">
                <text:p>95.1578986313033</text:p>
              </table:table-cell>
              <table:table-cell office:value-type="float" office:value="87.3247828126954">
                <text:p>87.324782812695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5.2806406971234">
                <text:p>95.2806406971234</text:p>
              </table:table-cell>
              <table:table-cell office:value-type="float" office:value="87.702222986667">
                <text:p>87.7022229866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5.5113005360305">
                <text:p>95.5113005360305</text:p>
              </table:table-cell>
              <table:table-cell office:value-type="float" office:value="86.9029432967809">
                <text:p>86.902943296780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5.531697289316">
                <text:p>95.531697289316</text:p>
              </table:table-cell>
              <table:table-cell office:value-type="float" office:value="87.5250500576245">
                <text:p>87.525050057624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5.4075288931768">
                <text:p>95.4075288931768</text:p>
              </table:table-cell>
              <table:table-cell office:value-type="float" office:value="88.6882212543441">
                <text:p>88.688221254344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5.5869605090999">
                <text:p>95.5869605090999</text:p>
              </table:table-cell>
              <table:table-cell office:value-type="float" office:value="88.9478013594555">
                <text:p>88.947801359455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5.3790327228692">
                <text:p>95.3790327228692</text:p>
              </table:table-cell>
              <table:table-cell office:value-type="float" office:value="88.8531188239137">
                <text:p>88.853118823913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5.3803911796416">
                <text:p>95.3803911796416</text:p>
              </table:table-cell>
              <table:table-cell office:value-type="float" office:value="88.0531650344811">
                <text:p>88.053165034481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5.9124128988765">
                <text:p>95.9124128988765</text:p>
              </table:table-cell>
              <table:table-cell office:value-type="float" office:value="87.9314683906167">
                <text:p>87.931468390616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5.5616491096674">
                <text:p>95.5616491096674</text:p>
              </table:table-cell>
              <table:table-cell office:value-type="float" office:value="89.063106486981">
                <text:p>89.06310648698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5.2921423442726">
                <text:p>95.2921423442726</text:p>
              </table:table-cell>
              <table:table-cell office:value-type="float" office:value="88.9161850331464">
                <text:p>88.916185033146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5.1281104262214">
                <text:p>95.1281104262214</text:p>
              </table:table-cell>
              <table:table-cell office:value-type="float" office:value="89.1777291974779">
                <text:p>89.177729197477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5.071002591791">
                <text:p>95.071002591791</text:p>
              </table:table-cell>
              <table:table-cell office:value-type="float" office:value="87.8612450305848">
                <text:p>87.861245030584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4.9681020816506">
                <text:p>94.9681020816506</text:p>
              </table:table-cell>
              <table:table-cell office:value-type="float" office:value="88.1588329698222">
                <text:p>88.158832969822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4.7854460387801">
                <text:p>94.7854460387801</text:p>
              </table:table-cell>
              <table:table-cell office:value-type="float" office:value="89.2389145649223">
                <text:p>89.238914564922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4.3864164813513">
                <text:p>94.3864164813513</text:p>
              </table:table-cell>
              <table:table-cell office:value-type="float" office:value="89.0778452443527">
                <text:p>89.077845244352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4.2639626102307">
                <text:p>94.2639626102307</text:p>
              </table:table-cell>
              <table:table-cell office:value-type="float" office:value="88.3404416734657">
                <text:p>88.340441673465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4.3052585035444">
                <text:p>94.3052585035444</text:p>
              </table:table-cell>
              <table:table-cell office:value-type="float" office:value="88.5343174105779">
                <text:p>88.534317410577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4.7746414197942">
                <text:p>94.7746414197942</text:p>
              </table:table-cell>
              <table:table-cell office:value-type="float" office:value="88.5446287108308">
                <text:p>88.544628710830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4.715610011151">
                <text:p>94.715610011151</text:p>
              </table:table-cell>
              <table:table-cell office:value-type="float" office:value="87.6571412191735">
                <text:p>87.657141219173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4.9710595242689">
                <text:p>94.9710595242689</text:p>
              </table:table-cell>
              <table:table-cell office:value-type="float" office:value="88.0924461762724">
                <text:p>88.092446176272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5.0411312695589">
                <text:p>95.0411312695589</text:p>
              </table:table-cell>
              <table:table-cell office:value-type="float" office:value="88.6785923796419">
                <text:p>88.678592379641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4.8760127434765">
                <text:p>94.8760127434765</text:p>
              </table:table-cell>
              <table:table-cell office:value-type="float" office:value="89.2382321393717">
                <text:p>89.238232139371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4.9911687621504">
                <text:p>94.9911687621504</text:p>
              </table:table-cell>
              <table:table-cell office:value-type="float" office:value="89.490055885565">
                <text:p>89.49005588556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5.0425741502858">
                <text:p>95.0425741502858</text:p>
              </table:table-cell>
              <table:table-cell office:value-type="float" office:value="89.0720529361326">
                <text:p>89.072052936132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4.9750835316386">
                <text:p>94.9750835316386</text:p>
              </table:table-cell>
              <table:table-cell office:value-type="float" office:value="88.9793344598109">
                <text:p>88.979334459810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4.6086319328178">
                <text:p>94.6086319328178</text:p>
              </table:table-cell>
              <table:table-cell office:value-type="float" office:value="87.8470971638498">
                <text:p>87.847097163849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4.9203248846123">
                <text:p>94.9203248846123</text:p>
              </table:table-cell>
              <table:table-cell office:value-type="float" office:value="88.022905233269">
                <text:p>88.02290523326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4.9704042556526">
                <text:p>94.9704042556526</text:p>
              </table:table-cell>
              <table:table-cell office:value-type="float" office:value="88.7494066217885">
                <text:p>88.749406621788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5.0932987884715">
                <text:p>95.0932987884715</text:p>
              </table:table-cell>
              <table:table-cell office:value-type="float" office:value="89.1822398720285">
                <text:p>89.182239872028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4.9343145216784">
                <text:p>94.9343145216784</text:p>
              </table:table-cell>
              <table:table-cell office:value-type="float" office:value="89.1951144310982">
                <text:p>89.195114431098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4.6467051592466">
                <text:p>94.6467051592466</text:p>
              </table:table-cell>
              <table:table-cell office:value-type="float" office:value="89.6523152963681">
                <text:p>89.652315296368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4.3813420306316">
                <text:p>94.3813420306316</text:p>
              </table:table-cell>
              <table:table-cell office:value-type="float" office:value="89.8823263518222">
                <text:p>89.882326351822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4.6178907749976">
                <text:p>94.6178907749976</text:p>
              </table:table-cell>
              <table:table-cell office:value-type="float" office:value="89.8680952591334">
                <text:p>89.868095259133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4.6857350353214">
                <text:p>94.6857350353214</text:p>
              </table:table-cell>
              <table:table-cell office:value-type="float" office:value="89.8945101678591">
                <text:p>89.89451016785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4.611311994935">
                <text:p>94.611311994935</text:p>
              </table:table-cell>
              <table:table-cell office:value-type="float" office:value="88.8679491247213">
                <text:p>88.867949124721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5.0439198119428">
                <text:p>95.0439198119428</text:p>
              </table:table-cell>
              <table:table-cell office:value-type="float" office:value="90.1966170991294">
                <text:p>90.196617099129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5.1161109436303">
                <text:p>95.1161109436303</text:p>
              </table:table-cell>
              <table:table-cell office:value-type="float" office:value="90.09486063022">
                <text:p>90.0948606302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5.1436731711548">
                <text:p>95.1436731711548</text:p>
              </table:table-cell>
              <table:table-cell office:value-type="float" office:value="90.109008505477">
                <text:p>90.10900850547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5.1870579530031">
                <text:p>95.1870579530031</text:p>
              </table:table-cell>
              <table:table-cell office:value-type="float" office:value="90.391774469911">
                <text:p>90.39177446991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4.9299539616742">
                <text:p>94.9299539616742</text:p>
              </table:table-cell>
              <table:table-cell office:value-type="float" office:value="90.488329512715">
                <text:p>90.48832951271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4.7559311878769">
                <text:p>94.7559311878769</text:p>
              </table:table-cell>
              <table:table-cell office:value-type="float" office:value="90.8786359197521">
                <text:p>90.878635919752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4.6766758978891">
                <text:p>94.6766758978891</text:p>
              </table:table-cell>
              <table:table-cell office:value-type="float" office:value="90.5656184886322">
                <text:p>90.565618488632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4.3903491658876">
                <text:p>94.3903491658876</text:p>
              </table:table-cell>
              <table:table-cell office:value-type="float" office:value="91.0216292636686">
                <text:p>91.021629263668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4.1568819691118">
                <text:p>94.1568819691118</text:p>
              </table:table-cell>
              <table:table-cell office:value-type="float" office:value="91.275417069082">
                <text:p>91.27541706908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3.9527288476492">
                <text:p>93.9527288476492</text:p>
              </table:table-cell>
              <table:table-cell office:value-type="float" office:value="90.4155512113482">
                <text:p>90.415551211348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3.7926433268252">
                <text:p>93.7926433268252</text:p>
              </table:table-cell>
              <table:table-cell office:value-type="float" office:value="91.4022235870938">
                <text:p>91.402223587093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3.6657129585314">
                <text:p>93.6657129585314</text:p>
              </table:table-cell>
              <table:table-cell office:value-type="float" office:value="90.3601581436019">
                <text:p>90.360158143601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3.5859952423615">
                <text:p>93.5859952423615</text:p>
              </table:table-cell>
              <table:table-cell office:value-type="float" office:value="88.5426646516107">
                <text:p>88.542664651610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3.3187928858349">
                <text:p>93.3187928858349</text:p>
              </table:table-cell>
              <table:table-cell office:value-type="float" office:value="86.6942455848652">
                <text:p>86.694245584865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3.3369617958176">
                <text:p>93.3369617958176</text:p>
              </table:table-cell>
              <table:table-cell office:value-type="float" office:value="86.8977501966797">
                <text:p>86.897750196679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3.3253358109845">
                <text:p>93.3253358109845</text:p>
              </table:table-cell>
              <table:table-cell office:value-type="float" office:value="86.8758459625045">
                <text:p>86.875845962504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3.2170896680879">
                <text:p>93.2170896680879</text:p>
              </table:table-cell>
              <table:table-cell office:value-type="float" office:value="87.2326635359705">
                <text:p>87.232663535970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2.9365564466028">
                <text:p>92.9365564466028</text:p>
              </table:table-cell>
              <table:table-cell office:value-type="float" office:value="86.2466652682934">
                <text:p>86.246665268293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3.2276271457599">
                <text:p>93.2276271457599</text:p>
              </table:table-cell>
              <table:table-cell office:value-type="float" office:value="85.7938918516204">
                <text:p>85.793891851620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3.1379387576275">
                <text:p>93.1379387576275</text:p>
              </table:table-cell>
              <table:table-cell office:value-type="float" office:value="86.8011951453537">
                <text:p>86.801195145353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2.945849551143">
                <text:p>92.945849551143</text:p>
              </table:table-cell>
              <table:table-cell office:value-type="float" office:value="87.7498596869733">
                <text:p>87.749859686973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2.953262703158">
                <text:p>92.953262703158</text:p>
              </table:table-cell>
              <table:table-cell office:value-type="float" office:value="87.5257324831751">
                <text:p>87.525732483175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2.5747998004207">
                <text:p>92.5747998004207</text:p>
              </table:table-cell>
              <table:table-cell office:value-type="float" office:value="85.2386795490094">
                <text:p>85.238679549009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2.2973636510044">
                <text:p>92.2973636510044</text:p>
              </table:table-cell>
              <table:table-cell office:value-type="float" office:value="85.3243324094458">
                <text:p>85.324332409445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2.0861806023164">
                <text:p>92.0861806023164</text:p>
              </table:table-cell>
              <table:table-cell office:value-type="float" office:value="84.4393998506013">
                <text:p>84.439399850601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2.061486970355">
                <text:p>92.061486970355</text:p>
              </table:table-cell>
              <table:table-cell office:value-type="float" office:value="85.7198319165842">
                <text:p>85.719831916584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1.9085764971245">
                <text:p>91.9085764971245</text:p>
              </table:table-cell>
              <table:table-cell office:value-type="float" office:value="85.5471779880965">
                <text:p>85.547177988096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2.1951965418289">
                <text:p>92.1951965418289</text:p>
              </table:table-cell>
              <table:table-cell office:value-type="float" office:value="86.4488965724426">
                <text:p>86.448896572442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1.7803578657142">
                <text:p>91.7803578657142</text:p>
              </table:table-cell>
              <table:table-cell office:value-type="float" office:value="86.0649733386961">
                <text:p>86.064973338696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1.4264083647543">
                <text:p>91.4264083647543</text:p>
              </table:table-cell>
              <table:table-cell office:value-type="float" office:value="87.5109021823675">
                <text:p>87.510902182367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1.0822556743794">
                <text:p>91.0822556743794</text:p>
              </table:table-cell>
              <table:table-cell office:value-type="float" office:value="87.8554527223647">
                <text:p>87.855452722364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0.8979923455771">
                <text:p>90.8979923455771</text:p>
              </table:table-cell>
              <table:table-cell office:value-type="float" office:value="88.568405452268">
                <text:p>88.56840545226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0.829609322361">
                <text:p>90.829609322361</text:p>
              </table:table-cell>
              <table:table-cell office:value-type="float" office:value="88.6489317865486">
                <text:p>88.648931786548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0.8555324236556">
                <text:p>90.8555324236556</text:p>
              </table:table-cell>
              <table:table-cell office:value-type="float" office:value="88.4872715838644">
                <text:p>88.487271583864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0.7355124971937">
                <text:p>90.7355124971937</text:p>
              </table:table-cell>
              <table:table-cell office:value-type="float" office:value="87.6268065180118">
                <text:p>87.626806518011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0.4259549378243">
                <text:p>90.4259549378243</text:p>
              </table:table-cell>
              <table:table-cell office:value-type="float" office:value="88.4087009742776">
                <text:p>88.408700974277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0.0957170636468">
                <text:p>90.0957170636468</text:p>
              </table:table-cell>
              <table:table-cell office:value-type="float" office:value="87.9559275576046">
                <text:p>87.955927557604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9.8498045825763">
                <text:p>89.8498045825763</text:p>
              </table:table-cell>
              <table:table-cell office:value-type="float" office:value="87.9919713410325">
                <text:p>87.991971341032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9.8641138338838">
                <text:p>89.8641138338838</text:p>
              </table:table-cell>
              <table:table-cell office:value-type="float" office:value="88.6612071460215">
                <text:p>88.661207146021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9.9823940860291">
                <text:p>89.9823940860291</text:p>
              </table:table-cell>
              <table:table-cell office:value-type="float" office:value="88.6798740133113">
                <text:p>88.679874013311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9.7885521781247">
                <text:p>89.7885521781247</text:p>
              </table:table-cell>
              <table:table-cell office:value-type="float" office:value="88.6012950862424">
                <text:p>88.601295086242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9.5883897062369">
                <text:p>89.5883897062369</text:p>
              </table:table-cell>
              <table:table-cell office:value-type="float" office:value="89.005066934464">
                <text:p>89.00506693446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9.675066773278">
                <text:p>89.675066773278</text:p>
              </table:table-cell>
              <table:table-cell office:value-type="float" office:value="90.0452681881759">
                <text:p>90.045268188175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9.6689092467218">
                <text:p>89.6689092467218</text:p>
              </table:table-cell>
              <table:table-cell office:value-type="float" office:value="89.928681426981">
                <text:p>89.92868142698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9.611842743231">
                <text:p>89.611842743231</text:p>
              </table:table-cell>
              <table:table-cell office:value-type="float" office:value="90.0297554703397">
                <text:p>90.029755470339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9.4398357618147">
                <text:p>89.4398357618147</text:p>
              </table:table-cell>
              <table:table-cell office:value-type="float" office:value="90.0548970628782">
                <text:p>90.054897062878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9.3111965520872">
                <text:p>89.3111965520872</text:p>
              </table:table-cell>
              <table:table-cell office:value-type="float" office:value="90.4342097526339">
                <text:p>90.434209752633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9.6772736002906">
                <text:p>89.6772736002906</text:p>
              </table:table-cell>
              <table:table-cell office:value-type="float" office:value="90.5437225804613">
                <text:p>90.543722580461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9.6475290913731">
                <text:p>89.6475290913731</text:p>
              </table:table-cell>
              <table:table-cell office:value-type="float" office:value="90.69251655008">
                <text:p>90.6925165500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9.2077143107722">
                <text:p>89.2077143107722</text:p>
              </table:table-cell>
              <table:table-cell office:value-type="float" office:value="91.0660369316157">
                <text:p>91.066036931615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9.7246939460545">
                <text:p>89.7246939460545</text:p>
              </table:table-cell>
              <table:table-cell office:value-type="float" office:value="91.4724469471257">
                <text:p>91.472446947125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9.5421064980348">
                <text:p>89.5421064980348</text:p>
              </table:table-cell>
              <table:table-cell office:value-type="float" office:value="91.8601984213502">
                <text:p>91.860198421350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9.8364686113965">
                <text:p>89.8364686113965</text:p>
              </table:table-cell>
              <table:table-cell office:value-type="float" office:value="91.5432695152765">
                <text:p>91.543269515276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9.8343987676982">
                <text:p>89.8343987676982</text:p>
              </table:table-cell>
              <table:table-cell office:value-type="float" office:value="91.9174639963587">
                <text:p>91.917463996358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9.7335595284324">
                <text:p>89.7335595284324</text:p>
              </table:table-cell>
              <table:table-cell office:value-type="float" office:value="92.7947234137169">
                <text:p>92.794723413716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0.2054267591426">
                <text:p>90.2054267591426</text:p>
              </table:table-cell>
              <table:table-cell office:value-type="float" office:value="92.345786572048">
                <text:p>92.34578657204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0.165221569799">
                <text:p>90.165221569799</text:p>
              </table:table-cell>
              <table:table-cell office:value-type="float" office:value="92.3889042803215">
                <text:p>92.388904280321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0.1776732712165">
                <text:p>90.1776732712165</text:p>
              </table:table-cell>
              <table:table-cell office:value-type="float" office:value="92.4668840077936">
                <text:p>92.466884007793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9.903199496303">
                <text:p>89.903199496303</text:p>
              </table:table-cell>
              <table:table-cell office:value-type="float" office:value="92.854635482018">
                <text:p>92.85463548201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9.7590101914498">
                <text:p>89.7590101914498</text:p>
              </table:table-cell>
              <table:table-cell office:value-type="float" office:value="92.9531462580378">
                <text:p>92.953146258037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9.7162729460901">
                <text:p>89.7162729460901</text:p>
              </table:table-cell>
              <table:table-cell office:value-type="float" office:value="92.5203130163198">
                <text:p>92.520313016319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9.4219000891825">
                <text:p>89.4219000891825</text:p>
              </table:table-cell>
              <table:table-cell office:value-type="float" office:value="93.1206070864243">
                <text:p>93.120607086424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9.6639490779462">
                <text:p>89.6639490779462</text:p>
              </table:table-cell>
              <table:table-cell office:value-type="float" office:value="93.5167058102036">
                <text:p>93.516705810203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9.560471272781">
                <text:p>89.560471272781</text:p>
              </table:table-cell>
              <table:table-cell office:value-type="float" office:value="93.4863711090419">
                <text:p>93.486371109041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9.3610324344658">
                <text:p>89.3610324344658</text:p>
              </table:table-cell>
              <table:table-cell office:value-type="float" office:value="92.8687750227489">
                <text:p>92.868775022748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9.126910216806">
                <text:p>89.126910216806</text:p>
              </table:table-cell>
              <table:table-cell office:value-type="float" office:value="93.1206070864243">
                <text:p>93.120607086424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9.0776751785174">
                <text:p>89.0776751785174</text:p>
              </table:table-cell>
              <table:table-cell office:value-type="float" office:value="93.7195279879454">
                <text:p>93.719527987945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9.0603383655434">
                <text:p>89.0603383655434</text:p>
              </table:table-cell>
              <table:table-cell office:value-type="float" office:value="93.7929887233847">
                <text:p>93.792988723384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8.8166045087389">
                <text:p>88.8166045087389</text:p>
              </table:table-cell>
              <table:table-cell office:value-type="float" office:value="93.9076114253596">
                <text:p>93.907611425359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8.6693348263211">
                <text:p>88.6693348263211</text:p>
              </table:table-cell>
              <table:table-cell office:value-type="float" office:value="94.7912623505347">
                <text:p>94.791262350534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8.5092990632792">
                <text:p>88.5092990632792</text:p>
              </table:table-cell>
              <table:table-cell office:value-type="float" office:value="94.9741443533214">
                <text:p>94.974144353321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8.5325281770927">
                <text:p>88.5325281770927</text:p>
              </table:table-cell>
              <table:table-cell office:value-type="float" office:value="93.9011366915889">
                <text:p>93.901136691588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8.6945614403785">
                <text:p>88.6945614403785</text:p>
              </table:table-cell>
              <table:table-cell office:value-type="float" office:value="94.5265640452717">
                <text:p>94.526564045271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8.562178564991">
                <text:p>88.562178564991</text:p>
              </table:table-cell>
              <table:table-cell office:value-type="float" office:value="94.7396975232663">
                <text:p>94.739697523266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9.1670136011631">
                <text:p>89.1670136011631</text:p>
              </table:table-cell>
              <table:table-cell office:value-type="float" office:value="94.806683524935">
                <text:p>94.80668352493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9.1378004791299">
                <text:p>89.1378004791299</text:p>
              </table:table-cell>
              <table:table-cell office:value-type="float" office:value="94.8865357596691">
                <text:p>94.886535759669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8.9078578174634">
                <text:p>88.9078578174634</text:p>
              </table:table-cell>
              <table:table-cell office:value-type="float" office:value="95.4829932632915">
                <text:p>95.482993263291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9.3761969007179">
                <text:p>89.3761969007179</text:p>
              </table:table-cell>
              <table:table-cell office:value-type="float" office:value="95.4893847711083">
                <text:p>95.489384771108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9.1794951420845">
                <text:p>89.1794951420845</text:p>
              </table:table-cell>
              <table:table-cell office:value-type="float" office:value="93.6738553383372">
                <text:p>93.673855338337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9.0254767848225">
                <text:p>89.0254767848225</text:p>
              </table:table-cell>
              <table:table-cell office:value-type="float" office:value="94.1279020626755">
                <text:p>94.127902062675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9.1231670871994">
                <text:p>89.1231670871994</text:p>
              </table:table-cell>
              <table:table-cell office:value-type="float" office:value="95.1680200904337">
                <text:p>95.168020090433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9.1243963534558">
                <text:p>89.1243963534558</text:p>
              </table:table-cell>
              <table:table-cell office:value-type="float" office:value="93.8154921571567">
                <text:p>93.815492157156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9.1494489464394">
                <text:p>89.1494489464394</text:p>
              </table:table-cell>
              <table:table-cell office:value-type="float" office:value="95.0360121548385">
                <text:p>95.036012154838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9.3582255153591">
                <text:p>89.3582255153591</text:p>
              </table:table-cell>
              <table:table-cell office:value-type="float" office:value="93.1180438276074">
                <text:p>93.118043827607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9.3189862518293">
                <text:p>89.3189862518293</text:p>
              </table:table-cell>
              <table:table-cell office:value-type="float" office:value="92.6072391844216">
                <text:p>92.607239184421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9.6862259338124">
                <text:p>89.6862259338124</text:p>
              </table:table-cell>
              <table:table-cell office:value-type="float" office:value="89.6542793470661">
                <text:p>89.654279347066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9.8081865080921">
                <text:p>89.8081865080921</text:p>
              </table:table-cell>
              <table:table-cell office:value-type="float" office:value="88.4621299913259">
                <text:p>88.462129991325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9.7795021387812">
                <text:p>89.7795021387812</text:p>
              </table:table-cell>
              <table:table-cell office:value-type="float" office:value="91.9110724885418">
                <text:p>91.911072488541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9.576710863601">
                <text:p>89.576710863601</text:p>
              </table:table-cell>
              <table:table-cell office:value-type="float" office:value="91.5967817497566">
                <text:p>91.596781749756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9.601448763663">
                <text:p>89.601448763663</text:p>
              </table:table-cell>
              <table:table-cell office:value-type="float" office:value="92.8635819226476">
                <text:p>92.863581922647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9.3531072740966">
                <text:p>89.3531072740966</text:p>
              </table:table-cell>
              <table:table-cell office:value-type="float" office:value="91.8924139472562">
                <text:p>91.892413947256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9.2366329526818">
                <text:p>89.2366329526818</text:p>
              </table:table-cell>
              <table:table-cell office:value-type="float" office:value="90.5051155382165">
                <text:p>90.505115538216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.3376045874676">
                <text:p>89.3376045874676</text:p>
              </table:table-cell>
              <table:table-cell office:value-type="float" office:value="90.5534346725953">
                <text:p>90.553434672595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9.3099695092845">
                <text:p>89.3099695092845</text:p>
              </table:table-cell>
              <table:table-cell office:value-type="float" office:value="89.5744271123319">
                <text:p>89.574427112331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8.9804266224821">
                <text:p>88.9804266224821</text:p>
              </table:table-cell>
              <table:table-cell office:value-type="float" office:value="89.007030993684">
                <text:p>89.00703099368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9.0975957834997">
                <text:p>89.0975957834997</text:p>
              </table:table-cell>
              <table:table-cell office:value-type="float" office:value="85.7996841598404">
                <text:p>85.799684159840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8.8776632206611">
                <text:p>88.8776632206611</text:p>
              </table:table-cell>
              <table:table-cell office:value-type="float" office:value="86.8681728210182">
                <text:p>86.868172821018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9.0928239187743">
                <text:p>89.0928239187743</text:p>
              </table:table-cell>
              <table:table-cell office:value-type="float" office:value="85.7874171178497">
                <text:p>85.787417117849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9.087366546814">
                <text:p>89.087366546814</text:p>
              </table:table-cell>
              <table:table-cell office:value-type="float" office:value="85.5929421811406">
                <text:p>85.592942181140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8.9541290878641">
                <text:p>88.9541290878641</text:p>
              </table:table-cell>
              <table:table-cell office:value-type="float" office:value="85.0023685206523">
                <text:p>85.002368520652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8.7729869699966">
                <text:p>88.7729869699966</text:p>
              </table:table-cell>
              <table:table-cell office:value-type="float" office:value="87.4272216986333">
                <text:p>87.427221698633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8.8513509700394">
                <text:p>88.8513509700394</text:p>
              </table:table-cell>
              <table:table-cell office:value-type="float" office:value="86.3844655121087">
                <text:p>86.384465512108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8.7191945561455">
                <text:p>88.7191945561455</text:p>
              </table:table-cell>
              <table:table-cell office:value-type="float" office:value="85.4247989186815">
                <text:p>85.424798918681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8.7019012767268">
                <text:p>88.7019012767268</text:p>
              </table:table-cell>
              <table:table-cell office:value-type="float" office:value="87.3466870383485">
                <text:p>87.346687038348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8.6282675618621">
                <text:p>88.6282675618621</text:p>
              </table:table-cell>
              <table:table-cell office:value-type="float" office:value="87.3956053723242">
                <text:p>87.395605372324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8.3577042311219">
                <text:p>88.3577042311219</text:p>
              </table:table-cell>
              <table:table-cell office:value-type="float" office:value="84.640349529603">
                <text:p>84.64034952960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8.1008557913408">
                <text:p>88.1008557913408</text:p>
              </table:table-cell>
              <table:table-cell office:value-type="float" office:value="83.6562320866702">
                <text:p>83.656232086670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8.14485525952">
                <text:p>88.14485525952</text:p>
              </table:table-cell>
              <table:table-cell office:value-type="float" office:value="84.7086171564191">
                <text:p>84.708617156419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7.9574358845913">
                <text:p>87.9574358845913</text:p>
              </table:table-cell>
              <table:table-cell office:value-type="float" office:value="84.3615116750871">
                <text:p>84.361511675087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7.9430078378259">
                <text:p>87.9430078378259</text:p>
              </table:table-cell>
              <table:table-cell office:value-type="float" office:value="86.690409009861">
                <text:p>86.69040900986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7.6839327668752">
                <text:p>87.6839327668752</text:p>
              </table:table-cell>
              <table:table-cell office:value-type="float" office:value="87.0188476239032">
                <text:p>87.018847623903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7.5440705979478">
                <text:p>87.5440705979478</text:p>
              </table:table-cell>
              <table:table-cell office:value-type="float" office:value="86.8468677949619">
                <text:p>86.846867794961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7.2233368980687">
                <text:p>87.2233368980687</text:p>
              </table:table-cell>
              <table:table-cell office:value-type="float" office:value="88.6695543870543">
                <text:p>88.669554387054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7.1397613028497">
                <text:p>87.1397613028497</text:p>
              </table:table-cell>
              <table:table-cell office:value-type="float" office:value="88.7095262804004">
                <text:p>88.709526280400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6.917239015351">
                <text:p>86.917239015351</text:p>
              </table:table-cell>
              <table:table-cell office:value-type="float" office:value="88.9201048255823">
                <text:p>88.920104825582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6.9154438985408">
                <text:p>86.9154438985408</text:p>
              </table:table-cell>
              <table:table-cell office:value-type="float" office:value="89.0604600022103">
                <text:p>89.060460002210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6.7991064413859">
                <text:p>86.7991064413859</text:p>
              </table:table-cell>
              <table:table-cell office:value-type="float" office:value="88.9903281856143">
                <text:p>88.990328185614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7.040439805756">
                <text:p>87.040439805756</text:p>
              </table:table-cell>
              <table:table-cell office:value-type="float" office:value="87.7214807275495">
                <text:p>87.721480727549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7.1989629876452">
                <text:p>87.1989629876452</text:p>
              </table:table-cell>
              <table:table-cell office:value-type="float" office:value="87.7634166801156">
                <text:p>87.763416680115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7.0911379296039">
                <text:p>87.0911379296039</text:p>
              </table:table-cell>
              <table:table-cell office:value-type="float" office:value="86.5222657559239">
                <text:p>86.522265755923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6.8883414171093">
                <text:p>86.8883414171093</text:p>
              </table:table-cell>
              <table:table-cell office:value-type="float" office:value="86.445650879553">
                <text:p>86.44565087955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6.8015046135153">
                <text:p>86.8015046135153</text:p>
              </table:table-cell>
              <table:table-cell office:value-type="float" office:value="86.4005691120595">
                <text:p>86.400569112059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6.5685353111587">
                <text:p>86.5685353111587</text:p>
              </table:table-cell>
              <table:table-cell office:value-type="float" office:value="84.1147978115633">
                <text:p>84.114797811563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6.8903878939059">
                <text:p>86.8903878939059</text:p>
              </table:table-cell>
              <table:table-cell office:value-type="float" office:value="83.2942963130526">
                <text:p>83.294296313052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6.8094836735712">
                <text:p>86.8094836735712</text:p>
              </table:table-cell>
              <table:table-cell office:value-type="float" office:value="82.9407244239542">
                <text:p>82.940724423954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6.6085136627491">
                <text:p>86.6085136627491</text:p>
              </table:table-cell>
              <table:table-cell office:value-type="float" office:value="82.5482875143114">
                <text:p>82.548287514311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6.366086654002">
                <text:p>86.366086654002</text:p>
              </table:table-cell>
              <table:table-cell office:value-type="float" office:value="83.0352321901063">
                <text:p>83.035232190106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6.5929886030992">
                <text:p>86.5929886030992</text:p>
              </table:table-cell>
              <table:table-cell office:value-type="float" office:value="85.375888902188">
                <text:p>85.37588890218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6.4912818899856">
                <text:p>86.4912818899856</text:p>
              </table:table-cell>
              <table:table-cell office:value-type="float" office:value="86.4045804479315">
                <text:p>86.404580447931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6.5274092047243">
                <text:p>86.5274092047243</text:p>
              </table:table-cell>
              <table:table-cell office:value-type="float" office:value="86.9077202756352">
                <text:p>86.907720275635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6.2006511306453">
                <text:p>86.2006511306453</text:p>
              </table:table-cell>
              <table:table-cell office:value-type="float" office:value="87.0631554224101">
                <text:p>87.063155422410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5.9069633251699">
                <text:p>85.9069633251699</text:p>
              </table:table-cell>
              <table:table-cell office:value-type="float" office:value="88.3137604519143">
                <text:p>88.313760451914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5.8895839514268">
                <text:p>85.8895839514268</text:p>
              </table:table-cell>
              <table:table-cell office:value-type="float" office:value="88.3452935607916">
                <text:p>88.345293560791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5.8288973184288">
                <text:p>85.8288973184288</text:p>
              </table:table-cell>
              <table:table-cell office:value-type="float" office:value="88.2821441256052">
                <text:p>88.282144125605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6.1045121291664">
                <text:p>86.1045121291664</text:p>
              </table:table-cell>
              <table:table-cell office:value-type="float" office:value="86.0544123776259">
                <text:p>86.054412377625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6.3471328702351">
                <text:p>86.3471328702351</text:p>
              </table:table-cell>
              <table:table-cell office:value-type="float" office:value="86.5361556358374">
                <text:p>86.536155635837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6.3128560740819">
                <text:p>86.3128560740819</text:p>
              </table:table-cell>
              <table:table-cell office:value-type="float" office:value="87.1798254095588">
                <text:p>87.179825409558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6.4354778310787">
                <text:p>86.4354778310787</text:p>
              </table:table-cell>
              <table:table-cell office:value-type="float" office:value="86.2472644678902">
                <text:p>86.247264467890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6.4801743350458">
                <text:p>86.4801743350458</text:p>
              </table:table-cell>
              <table:table-cell office:value-type="float" office:value="87.9667465225403">
                <text:p>87.966746522540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6.4656305344349">
                <text:p>86.4656305344349</text:p>
              </table:table-cell>
              <table:table-cell office:value-type="float" office:value="88.8387212878394">
                <text:p>88.838721287839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6.3966046588672">
                <text:p>86.3966046588672</text:p>
              </table:table-cell>
              <table:table-cell office:value-type="float" office:value="89.6978215025907">
                <text:p>89.697821502590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6.2779288299437">
                <text:p>86.2779288299437</text:p>
              </table:table-cell>
              <table:table-cell office:value-type="float" office:value="89.8023076737024">
                <text:p>89.802307673702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6.1833364401487">
                <text:p>86.1833364401487</text:p>
              </table:table-cell>
              <table:table-cell office:value-type="float" office:value="89.4630417772424">
                <text:p>89.463041777242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6.1807562839474">
                <text:p>86.1807562839474</text:p>
              </table:table-cell>
              <table:table-cell office:value-type="float" office:value="89.2012479435716">
                <text:p>89.201247943571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6.0141590870983">
                <text:p>86.0141590870983</text:p>
              </table:table-cell>
              <table:table-cell office:value-type="float" office:value="89.190853425887">
                <text:p>89.19085342588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5.8621411897235">
                <text:p>85.8621411897235</text:p>
              </table:table-cell>
              <table:table-cell office:value-type="float" office:value="90.9671766168164">
                <text:p>90.967176616816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5.6118808661039">
                <text:p>85.6118808661039</text:p>
              </table:table-cell>
              <table:table-cell office:value-type="float" office:value="90.6433402207608">
                <text:p>90.643340220760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5.7881343202805">
                <text:p>85.7881343202805</text:p>
              </table:table-cell>
              <table:table-cell office:value-type="float" office:value="91.0187331180806">
                <text:p>91.018733118080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5.4859968897509">
                <text:p>85.4859968897509</text:p>
              </table:table-cell>
              <table:table-cell office:value-type="float" office:value="90.972294816968">
                <text:p>90.97229481696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5.2404581616892">
                <text:p>85.2404581616892</text:p>
              </table:table-cell>
              <table:table-cell office:value-type="float" office:value="90.7897456924304">
                <text:p>90.789745692430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5.0619873482527">
                <text:p>85.0619873482527</text:p>
              </table:table-cell>
              <table:table-cell office:value-type="float" office:value="91.1748590078883">
                <text:p>91.174859007888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5.0059858243775">
                <text:p>85.0059858243775</text:p>
              </table:table-cell>
              <table:table-cell office:value-type="float" office:value="90.7104094398612">
                <text:p>90.710409439861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4.6976937592501">
                <text:p>84.6976937592501</text:p>
              </table:table-cell>
              <table:table-cell office:value-type="float" office:value="88.448498098234">
                <text:p>88.44849809823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4.5886208507561">
                <text:p>84.5886208507561</text:p>
              </table:table-cell>
              <table:table-cell office:value-type="float" office:value="87.9467231216315">
                <text:p>87.946723121631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4.3546374826447">
                <text:p>84.3546374826447</text:p>
              </table:table-cell>
              <table:table-cell office:value-type="float" office:value="87.8035550168472">
                <text:p>87.803555016847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4.5248257237488">
                <text:p>84.5248257237488</text:p>
              </table:table-cell>
              <table:table-cell office:value-type="float" office:value="87.7938345987091">
                <text:p>87.793834598709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4.3641967891307">
                <text:p>84.3641967891307</text:p>
              </table:table-cell>
              <table:table-cell office:value-type="float" office:value="88.6787588230274">
                <text:p>88.678758823027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4.2592137941673">
                <text:p>84.2592137941673</text:p>
              </table:table-cell>
              <table:table-cell office:value-type="float" office:value="88.7613407684861">
                <text:p>88.761340768486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3.9399237807771">
                <text:p>83.9399237807771</text:p>
              </table:table-cell>
              <table:table-cell office:value-type="float" office:value="87.5313583394876">
                <text:p>87.531358339487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4.3493483323432">
                <text:p>84.3493483323432</text:p>
              </table:table-cell>
              <table:table-cell office:value-type="float" office:value="87.0405770886886">
                <text:p>87.040577088688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4.0118860267931">
                <text:p>84.0118860267931</text:p>
              </table:table-cell>
              <table:table-cell office:value-type="float" office:value="86.7064293923801">
                <text:p>86.706429392380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3.7950474986458">
                <text:p>83.7950474986458</text:p>
              </table:table-cell>
              <table:table-cell office:value-type="float" office:value="85.5648212085383">
                <text:p>85.564821208538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3.6659024743016">
                <text:p>83.6659024743016</text:p>
              </table:table-cell>
              <table:table-cell office:value-type="float" office:value="85.7319325066674">
                <text:p>85.731932506667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3.8658990210228">
                <text:p>83.8658990210228</text:p>
              </table:table-cell>
              <table:table-cell office:value-type="float" office:value="85.0991732327956">
                <text:p>85.099173232795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4.0064284590281">
                <text:p>84.0064284590281</text:p>
              </table:table-cell>
              <table:table-cell office:value-type="float" office:value="86.5039484274136">
                <text:p>86.503948427413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3.9364192580723">
                <text:p>83.9364192580723</text:p>
              </table:table-cell>
              <table:table-cell office:value-type="float" office:value="85.3030273833895">
                <text:p>85.303027383389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3.8610094817647">
                <text:p>83.8610094817647</text:p>
              </table:table-cell>
              <table:table-cell office:value-type="float" office:value="85.3455458920662">
                <text:p>85.345545892066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83.9694329777224">
                <text:p>83.9694329777224</text:p>
              </table:table-cell>
              <table:table-cell office:value-type="float" office:value="87.516528047202">
                <text:p>87.51652804720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3.9322167840689">
                <text:p>83.9322167840689</text:p>
              </table:table-cell>
              <table:table-cell office:value-type="float" office:value="87.9479964292967">
                <text:p>87.947996429296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4.1533277701943">
                <text:p>84.1533277701943</text:p>
              </table:table-cell>
              <table:table-cell office:value-type="float" office:value="89.0373656948457">
                <text:p>89.037365694845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4.1819655317933">
                <text:p>84.1819655317933</text:p>
              </table:table-cell>
              <table:table-cell office:value-type="float" office:value="88.1234716204669">
                <text:p>88.123471620466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4.5462982141576">
                <text:p>84.5462982141576</text:p>
              </table:table-cell>
              <table:table-cell office:value-type="float" office:value="88.5182054846229">
                <text:p>88.518205484622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4.5453016821695">
                <text:p>84.5453016821695</text:p>
              </table:table-cell>
              <table:table-cell office:value-type="float" office:value="88.7587858271514">
                <text:p>88.758785827151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4.3979992238631">
                <text:p>84.3979992238631</text:p>
              </table:table-cell>
              <table:table-cell office:value-type="float" office:value="89.1638309915602">
                <text:p>89.163830991560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4.6284904103957">
                <text:p>84.6284904103957</text:p>
              </table:table-cell>
              <table:table-cell office:value-type="float" office:value="89.8571847592837">
                <text:p>89.857184759283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4.4625581176858">
                <text:p>84.4625581176858</text:p>
              </table:table-cell>
              <table:table-cell office:value-type="float" office:value="89.7068594866562">
                <text:p>89.706859486656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84.2649434625832">
                <text:p>84.2649434625832</text:p>
              </table:table-cell>
              <table:table-cell office:value-type="float" office:value="90.1009192512658">
                <text:p>90.100919251265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4.2976405035016">
                <text:p>84.2976405035016</text:p>
              </table:table-cell>
              <table:table-cell office:value-type="float" office:value="90.2892523494973">
                <text:p>90.289252349497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4.3252744367528">
                <text:p>84.3252744367528</text:p>
              </table:table-cell>
              <table:table-cell office:value-type="float" office:value="90.4002049283756">
                <text:p>90.400204928375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4.8384470525687">
                <text:p>84.8384470525687</text:p>
              </table:table-cell>
              <table:table-cell office:value-type="float" office:value="91.642462716847">
                <text:p>91.64246271684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4.7166023566515">
                <text:p>84.7166023566515</text:p>
              </table:table-cell>
              <table:table-cell office:value-type="float" office:value="91.7056121435114">
                <text:p>91.705612143511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4.7942420830755">
                <text:p>84.7942420830755</text:p>
              </table:table-cell>
              <table:table-cell office:value-type="float" office:value="91.5205080861611">
                <text:p>91.520508086161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4.8141940197857">
                <text:p>84.8141940197857</text:p>
              </table:table-cell>
              <table:table-cell office:value-type="float" office:value="90.8652537045215">
                <text:p>90.865253704521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4.6633992854101">
                <text:p>84.6633992854101</text:p>
              </table:table-cell>
              <table:table-cell office:value-type="float" office:value="92.5512469170784">
                <text:p>92.551246917078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4.4237205160564">
                <text:p>84.4237205160564</text:p>
              </table:table-cell>
              <table:table-cell office:value-type="float" office:value="92.1403179010135">
                <text:p>92.140317901013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4.1243400253189">
                <text:p>84.1243400253189</text:p>
              </table:table-cell>
              <table:table-cell office:value-type="float" office:value="92.5331792493854">
                <text:p>92.533179249385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4.3890010466952">
                <text:p>84.3890010466952</text:p>
              </table:table-cell>
              <table:table-cell office:value-type="float" office:value="92.3383714173832">
                <text:p>92.338371417383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4.5292866828882">
                <text:p>84.5292866828882</text:p>
              </table:table-cell>
              <table:table-cell office:value-type="float" office:value="91.9358728768269">
                <text:p>91.935872876826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84.4456484709271">
                <text:p>84.4456484709271</text:p>
              </table:table-cell>
              <table:table-cell office:value-type="float" office:value="92.290643173641">
                <text:p>92.29064317364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4.1157642835983">
                <text:p>84.1157642835983</text:p>
              </table:table-cell>
              <table:table-cell office:value-type="float" office:value="91.6224309984559">
                <text:p>91.622430998455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4.3573626094911">
                <text:p>84.3573626094911</text:p>
              </table:table-cell>
              <table:table-cell office:value-type="float" office:value="93.2710155850056">
                <text:p>93.271015585005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84.3968369335427">
                <text:p>84.3968369335427</text:p>
              </table:table-cell>
              <table:table-cell office:value-type="float" office:value="93.4664309426088">
                <text:p>93.466430942608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4.321380930305">
                <text:p>84.321380930305</text:p>
              </table:table-cell>
              <table:table-cell office:value-type="float" office:value="93.3039135364622">
                <text:p>93.303913536462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84.4684062983512">
                <text:p>84.4684062983512</text:p>
              </table:table-cell>
              <table:table-cell office:value-type="float" office:value="93.7973412720319">
                <text:p>93.797341272031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4.3718226099221">
                <text:p>84.3718226099221</text:p>
              </table:table-cell>
              <table:table-cell office:value-type="float" office:value="93.8302309060063">
                <text:p>93.830230906006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84.1081085788413">
                <text:p>84.1081085788413</text:p>
              </table:table-cell>
              <table:table-cell office:value-type="float" office:value="93.9159669923965">
                <text:p>93.915966992396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84.1693862814159">
                <text:p>84.1693862814159</text:p>
              </table:table-cell>
              <table:table-cell office:value-type="float" office:value="94.5609100737832">
                <text:p>94.560910073783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84.3533620467709">
                <text:p>84.3533620467709</text:p>
              </table:table-cell>
              <table:table-cell office:value-type="float" office:value="94.5480438321957">
                <text:p>94.548043832195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84.2820499452621">
                <text:p>84.2820499452621</text:p>
              </table:table-cell>
              <table:table-cell office:value-type="float" office:value="94.2771287885055">
                <text:p>94.277128788505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84.4010063109599">
                <text:p>84.4010063109599</text:p>
              </table:table-cell>
              <table:table-cell office:value-type="float" office:value="94.9666459897469">
                <text:p>94.966645989746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84.768358230578">
                <text:p>84.768358230578</text:p>
              </table:table-cell>
              <table:table-cell office:value-type="float" office:value="93.559915061913">
                <text:p>93.55991506191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84.9753920746338">
                <text:p>84.9753920746338</text:p>
              </table:table-cell>
              <table:table-cell office:value-type="float" office:value="94.6622337864813">
                <text:p>94.662233786481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84.8839349610742">
                <text:p>84.8839349610742</text:p>
              </table:table-cell>
              <table:table-cell office:value-type="float" office:value="94.9911883741665">
                <text:p>94.991188374166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84.7644071777345">
                <text:p>84.7644071777345</text:p>
              </table:table-cell>
              <table:table-cell office:value-type="float" office:value="94.8717886848153">
                <text:p>94.871788684815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84.4656526932767">
                <text:p>84.4656526932767</text:p>
              </table:table-cell>
              <table:table-cell office:value-type="float" office:value="95.1401487956928">
                <text:p>95.140148795692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84.2003849305595">
                <text:p>84.2003849305595</text:p>
              </table:table-cell>
              <table:table-cell office:value-type="float" office:value="95.1862542015122">
                <text:p>95.186254201512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84.0295386203018">
                <text:p>84.0295386203018</text:p>
              </table:table-cell>
              <table:table-cell office:value-type="float" office:value="94.8182764503352">
                <text:p>94.818276450335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83.9616824798946">
                <text:p>83.9616824798946</text:p>
              </table:table-cell>
              <table:table-cell office:value-type="float" office:value="94.7131993971088">
                <text:p>94.713199397108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83.7336051365846">
                <text:p>83.7336051365846</text:p>
              </table:table-cell>
              <table:table-cell office:value-type="float" office:value="94.7518896567854">
                <text:p>94.751889656785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83.9115883208832">
                <text:p>83.9115883208832</text:p>
              </table:table-cell>
              <table:table-cell office:value-type="float" office:value="94.8041285836002">
                <text:p>94.804128583600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84.1151915829967">
                <text:p>84.1151915829967</text:p>
              </table:table-cell>
              <table:table-cell office:value-type="float" office:value="95.3503861280994">
                <text:p>95.350386128099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83.9886879268348">
                <text:p>83.9886879268348</text:p>
              </table:table-cell>
              <table:table-cell office:value-type="float" office:value="95.5754537527917">
                <text:p>95.575453752791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83.8410358085875">
                <text:p>83.8410358085875</text:p>
              </table:table-cell>
              <table:table-cell office:value-type="float" office:value="97.4478243303642">
                <text:p>97.447824330364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3.8138380929336">
                <text:p>83.8138380929336</text:p>
              </table:table-cell>
              <table:table-cell office:value-type="float" office:value="97.5265697008187">
                <text:p>97.526569700818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84.0477874296712">
                <text:p>84.0477874296712</text:p>
              </table:table-cell>
              <table:table-cell office:value-type="float" office:value="97.2092080385337">
                <text:p>97.209208038533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83.809466792282">
                <text:p>83.809466792282</text:p>
              </table:table-cell>
              <table:table-cell office:value-type="float" office:value="96.6971217616784">
                <text:p>96.697121761678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84.0384136087801">
                <text:p>84.0384136087801</text:p>
              </table:table-cell>
              <table:table-cell office:value-type="float" office:value="96.7848135812845">
                <text:p>96.784813581284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3.8811417056263">
                <text:p>83.8811417056263</text:p>
              </table:table-cell>
              <table:table-cell office:value-type="float" office:value="96.1546924661792">
                <text:p>96.154692466179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83.6010665672379">
                <text:p>83.6010665672379</text:p>
              </table:table-cell>
              <table:table-cell office:value-type="float" office:value="95.383284079556">
                <text:p>95.38328407955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83.4518082229319">
                <text:p>83.4518082229319</text:p>
              </table:table-cell>
              <table:table-cell office:value-type="float" office:value="95.4633027661977">
                <text:p>95.463302766197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83.5354661960102">
                <text:p>83.5354661960102</text:p>
              </table:table-cell>
              <table:table-cell office:value-type="float" office:value="93.9423818926003">
                <text:p>93.942381892600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83.8023372577802">
                <text:p>83.8023372577802</text:p>
              </table:table-cell>
              <table:table-cell office:value-type="float" office:value="93.8092670927253">
                <text:p>93.809267092725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84.083491831971">
                <text:p>84.083491831971</text:p>
              </table:table-cell>
              <table:table-cell office:value-type="float" office:value="95.2865625933665">
                <text:p>95.286562593366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83.9181249542767">
                <text:p>83.9181249542767</text:p>
              </table:table-cell>
              <table:table-cell office:value-type="float" office:value="95.4767682073821">
                <text:p>95.476768207382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83.8944009042773">
                <text:p>83.8944009042773</text:p>
              </table:table-cell>
              <table:table-cell office:value-type="float" office:value="95.2639759336408">
                <text:p>95.263975933640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83.9803361413608">
                <text:p>83.9803361413608</text:p>
              </table:table-cell>
              <table:table-cell office:value-type="float" office:value="94.0520611638133">
                <text:p>94.052061163813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84.121448684482">
                <text:p>84.121448684482</text:p>
              </table:table-cell>
              <table:table-cell office:value-type="float" office:value="95.3381190861087">
                <text:p>95.338119086108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83.7101847120536">
                <text:p>83.7101847120536</text:p>
              </table:table-cell>
              <table:table-cell office:value-type="float" office:value="94.5250327422628">
                <text:p>94.525032742262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83.3610523735408">
                <text:p>83.3610523735408</text:p>
              </table:table-cell>
              <table:table-cell office:value-type="float" office:value="94.1894369688994">
                <text:p>94.189436968899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83.2258856892942">
                <text:p>83.2258856892942</text:p>
              </table:table-cell>
              <table:table-cell office:value-type="float" office:value="93.7934131535918">
                <text:p>93.793413153591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83.4827189383518">
                <text:p>83.4827189383518</text:p>
              </table:table-cell>
              <table:table-cell office:value-type="float" office:value="95.921876800051">
                <text:p>95.92187680005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3.6726948657587">
                <text:p>83.6726948657587</text:p>
              </table:table-cell>
              <table:table-cell office:value-type="float" office:value="96.8305777743286">
                <text:p>96.830577774328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3.6802498046978">
                <text:p>83.6802498046978</text:p>
              </table:table-cell>
              <table:table-cell office:value-type="float" office:value="96.9982882805765">
                <text:p>96.998288280576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3.5385307520718">
                <text:p>83.5385307520718</text:p>
              </table:table-cell>
              <table:table-cell office:value-type="float" office:value="96.8287052670665">
                <text:p>96.828705267066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3.5627837730637">
                <text:p>83.5627837730637</text:p>
              </table:table-cell>
              <table:table-cell office:value-type="float" office:value="96.8028812404554">
                <text:p>96.802881240455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83.7125208495467">
                <text:p>83.7125208495467</text:p>
              </table:table-cell>
              <table:table-cell office:value-type="float" office:value="96.9163970866726">
                <text:p>96.916397086672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3.694664051291">
                <text:p>83.694664051291</text:p>
              </table:table-cell>
              <table:table-cell office:value-type="float" office:value="96.8957661601628">
                <text:p>96.895766160162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3.8235944645879">
                <text:p>83.8235944645879</text:p>
              </table:table-cell>
              <table:table-cell office:value-type="float" office:value="97.238868623105">
                <text:p>97.23886862310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3.9236908214089">
                <text:p>83.9236908214089</text:p>
              </table:table-cell>
              <table:table-cell office:value-type="float" office:value="97.3943037698799">
                <text:p>97.394303769879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83.8593331637948">
                <text:p>83.8593331637948</text:p>
              </table:table-cell>
              <table:table-cell office:value-type="float" office:value="97.8031938267751">
                <text:p>97.803193826775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83.8104761301738">
                <text:p>83.8104761301738</text:p>
              </table:table-cell>
              <table:table-cell office:value-type="float" office:value="97.6406764291505">
                <text:p>97.640676429150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83.6558139903484">
                <text:p>83.6558139903484</text:p>
              </table:table-cell>
              <table:table-cell office:value-type="float" office:value="97.996728351112">
                <text:p>97.99672835111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3.7990941415636">
                <text:p>83.7990941415636</text:p>
              </table:table-cell>
              <table:table-cell office:value-type="float" office:value="97.9341781240444">
                <text:p>97.934178124044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83.6531623932894">
                <text:p>83.6531623932894</text:p>
              </table:table-cell>
              <table:table-cell office:value-type="float" office:value="97.8167424939133">
                <text:p>97.816742493913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83.6678958822431">
                <text:p>83.6678958822431</text:p>
              </table:table-cell>
              <table:table-cell office:value-type="float" office:value="98.2857110539731">
                <text:p>98.285711053973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83.931157055469">
                <text:p>83.931157055469</text:p>
              </table:table-cell>
              <table:table-cell office:value-type="float" office:value="98.5100962531148">
                <text:p>98.510096253114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83.9836247028143">
                <text:p>83.9836247028143</text:p>
              </table:table-cell>
              <table:table-cell office:value-type="float" office:value="98.62940439903">
                <text:p>98.6294043990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84.0934537864796">
                <text:p>84.0934537864796</text:p>
              </table:table-cell>
              <table:table-cell office:value-type="float" office:value="98.4720884189888">
                <text:p>98.472088418988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84.2682012977295">
                <text:p>84.2682012977295</text:p>
              </table:table-cell>
              <table:table-cell office:value-type="float" office:value="98.6468728586041">
                <text:p>98.646872858604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84.8619737510697">
                <text:p>84.8619737510697</text:p>
              </table:table-cell>
              <table:table-cell office:value-type="float" office:value="98.7307281117281">
                <text:p>98.730728111728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85.1848508503261">
                <text:p>85.1848508503261</text:p>
              </table:table-cell>
              <table:table-cell office:value-type="float" office:value="98.5971888731241">
                <text:p>98.597188873124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85.1778137130144">
                <text:p>85.1778137130144</text:p>
              </table:table-cell>
              <table:table-cell office:value-type="float" office:value="98.6636588926276">
                <text:p>98.663658892627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84.9395773408241">
                <text:p>84.9395773408241</text:p>
              </table:table-cell>
              <table:table-cell office:value-type="float" office:value="99.4582531385735">
                <text:p>99.458253138573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84.8514294370898">
                <text:p>84.8514294370898</text:p>
              </table:table-cell>
              <table:table-cell office:value-type="float" office:value="99.6323551526382">
                <text:p>99.632355152638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84.6195256559214">
                <text:p>84.6195256559214</text:p>
              </table:table-cell>
              <table:table-cell office:value-type="float" office:value="99.9025877622557">
                <text:p>99.902587762255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84.8091371239282">
                <text:p>84.8091371239282</text:p>
              </table:table-cell>
              <table:table-cell office:value-type="float" office:value="99.684594070931">
                <text:p>99.68459407093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84.933353491714">
                <text:p>84.933353491714</text:p>
              </table:table-cell>
              <table:table-cell office:value-type="float" office:value="99.4924244062173">
                <text:p>99.492424406217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84.8358841537865">
                <text:p>84.8358841537865</text:p>
              </table:table-cell>
              <table:table-cell office:value-type="float" office:value="99.1744718532957">
                <text:p>99.174471853295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84.7389617615773">
                <text:p>84.7389617615773</text:p>
              </table:table-cell>
              <table:table-cell office:value-type="float" office:value="99.4678820132757">
                <text:p>99.467882013275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84.7620818981392">
                <text:p>84.7620818981392</text:p>
              </table:table-cell>
              <table:table-cell office:value-type="float" office:value="100.179985865721">
                <text:p>100.17998586572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84.9910945210394">
                <text:p>84.9910945210394</text:p>
              </table:table-cell>
              <table:table-cell office:value-type="float" office:value="99.9793774080163">
                <text:p>99.979377408016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84.8053646701544">
                <text:p>84.8053646701544</text:p>
              </table:table-cell>
              <table:table-cell office:value-type="float" office:value="100.452174217076">
                <text:p>100.45217421707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84.8822972123829">
                <text:p>84.8822972123829</text:p>
              </table:table-cell>
              <table:table-cell office:value-type="float" office:value="100.882960182142">
                <text:p>100.88296018214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85.0754210252399">
                <text:p>85.0754210252399</text:p>
              </table:table-cell>
              <table:table-cell office:value-type="float" office:value="100.775244961627">
                <text:p>100.77524496162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84.7760597195598">
                <text:p>84.7760597195598</text:p>
              </table:table-cell>
              <table:table-cell office:value-type="float" office:value="100.754023161525">
                <text:p>100.75402316152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85.4708115386712">
                <text:p>85.4708115386712</text:p>
              </table:table-cell>
              <table:table-cell office:value-type="float" office:value="101.171942885003">
                <text:p>101.17194288500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85.1179313879026">
                <text:p>85.1179313879026</text:p>
              </table:table-cell>
              <table:table-cell office:value-type="float" office:value="102.098112310333">
                <text:p>102.09811231033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5.4103461960021">
                <text:p>85.4103461960021</text:p>
              </table:table-cell>
              <table:table-cell office:value-type="float" office:value="102.069741676914">
                <text:p>102.06974167691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85.323403429044">
                <text:p>85.323403429044</text:p>
              </table:table-cell>
              <table:table-cell office:value-type="float" office:value="102.140048262899">
                <text:p>102.14004826289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85.4567773613961">
                <text:p>85.4567773613961</text:p>
              </table:table-cell>
              <table:table-cell office:value-type="float" office:value="102.177456888907">
                <text:p>102.17745688890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85.4302665258235">
                <text:p>85.4302665258235</text:p>
              </table:table-cell>
              <table:table-cell office:value-type="float" office:value="100.761696294489">
                <text:p>100.76169629448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5.3078430523877">
                <text:p>85.3078430523877</text:p>
              </table:table-cell>
              <table:table-cell office:value-type="float" office:value="101.343148744958">
                <text:p>101.34314874495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5.3345200400003">
                <text:p>85.3345200400003</text:p>
              </table:table-cell>
              <table:table-cell office:value-type="float" office:value="102.606370338189">
                <text:p>102.60637033818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85.2311884964677">
                <text:p>85.2311884964677</text:p>
              </table:table-cell>
              <table:table-cell office:value-type="float" office:value="102.621791521111">
                <text:p>102.62179152111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85.3621396977063">
                <text:p>85.3621396977063</text:p>
              </table:table-cell>
              <table:table-cell office:value-type="float" office:value="102.794703444942">
                <text:p>102.79470344494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85.1268702122337">
                <text:p>85.1268702122337</text:p>
              </table:table-cell>
              <table:table-cell office:value-type="float" office:value="103.049431662728">
                <text:p>103.04943166272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85.2255349172717">
                <text:p>85.2255349172717</text:p>
              </table:table-cell>
              <table:table-cell office:value-type="float" office:value="103.641536617703">
                <text:p>103.64153661770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85.0369954228561">
                <text:p>85.0369954228561</text:p>
              </table:table-cell>
              <table:table-cell office:value-type="float" office:value="104.251035132302">
                <text:p>104.25103513230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84.9747031056345">
                <text:p>84.9747031056345</text:p>
              </table:table-cell>
              <table:table-cell office:value-type="float" office:value="104.308467150696">
                <text:p>104.30846715069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84.8934372973137">
                <text:p>84.8934372973137</text:p>
              </table:table-cell>
              <table:table-cell office:value-type="float" office:value="104.218137172324">
                <text:p>104.21813717232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84.9627386786935">
                <text:p>84.9627386786935</text:p>
              </table:table-cell>
              <table:table-cell office:value-type="float" office:value="104.592847644093">
                <text:p>104.59284764409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84.5785799322373">
                <text:p>84.5785799322373</text:p>
              </table:table-cell>
              <table:table-cell office:value-type="float" office:value="104.549646709866">
                <text:p>104.54964670986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84.4037171585764">
                <text:p>84.4037171585764</text:p>
              </table:table-cell>
              <table:table-cell office:value-type="float" office:value="104.195550512598">
                <text:p>104.19555051259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84.2080339069248">
                <text:p>84.2080339069248</text:p>
              </table:table-cell>
              <table:table-cell office:value-type="float" office:value="104.719912148926">
                <text:p>104.71991214892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83.9763423885614">
                <text:p>83.9763423885614</text:p>
              </table:table-cell>
              <table:table-cell office:value-type="float" office:value="104.975314466258">
                <text:p>104.97531446625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83.9618043582626">
                <text:p>83.9618043582626</text:p>
              </table:table-cell>
              <table:table-cell office:value-type="float" office:value="105.598361647996">
                <text:p>105.59836164799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84.034426026588">
                <text:p>84.034426026588</text:p>
              </table:table-cell>
              <table:table-cell office:value-type="float" office:value="104.077524000352">
                <text:p>104.07752400035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4.0948817440322">
                <text:p>84.0948817440322</text:p>
              </table:table-cell>
              <table:table-cell office:value-type="float" office:value="103.165585659189">
                <text:p>103.16558565918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83.9547298858023">
                <text:p>83.9547298858023</text:p>
              </table:table-cell>
              <table:table-cell office:value-type="float" office:value="102.847882784129">
                <text:p>102.84788278412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84.2232364323325">
                <text:p>84.2232364323325</text:p>
              </table:table-cell>
              <table:table-cell office:value-type="float" office:value="103.375822991596">
                <text:p>103.37582299159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84.3108971608014">
                <text:p>84.3108971608014</text:p>
              </table:table-cell>
              <table:table-cell office:value-type="float" office:value="104.192995579785">
                <text:p>104.19299557978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84.1038189231711">
                <text:p>84.1038189231711</text:p>
              </table:table-cell>
              <table:table-cell office:value-type="float" office:value="102.758568118078">
                <text:p>102.75856811807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84.1437348925895">
                <text:p>84.1437348925895</text:p>
              </table:table-cell>
              <table:table-cell office:value-type="float" office:value="102.833393704619">
                <text:p>102.83339370461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84.3244609769971">
                <text:p>84.3244609769971</text:p>
              </table:table-cell>
              <table:table-cell office:value-type="float" office:value="104.464509823072">
                <text:p>104.46450982307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84.4983248612528">
                <text:p>84.4983248612528</text:p>
              </table:table-cell>
              <table:table-cell office:value-type="float" office:value="103.711843203688">
                <text:p>103.71184320368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84.4455765213806">
                <text:p>84.4455765213806</text:p>
              </table:table-cell>
              <table:table-cell office:value-type="float" office:value="103.031363995035">
                <text:p>103.03136399503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84.2541462055465">
                <text:p>84.2541462055465</text:p>
              </table:table-cell>
              <table:table-cell office:value-type="float" office:value="104.09107266749">
                <text:p>104.0910726674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84.0528838543436">
                <text:p>84.0528838543436</text:p>
              </table:table-cell>
              <table:table-cell office:value-type="float" office:value="104.080078941687">
                <text:p>104.08007894168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83.7825904634948">
                <text:p>83.7825904634948</text:p>
              </table:table-cell>
              <table:table-cell office:value-type="float" office:value="102.132974329532">
                <text:p>102.13297432953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83.7247521809759">
                <text:p>83.7247521809759</text:p>
              </table:table-cell>
              <table:table-cell office:value-type="float" office:value="102.642505665052">
                <text:p>102.64250566505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83.5001410268995">
                <text:p>83.5001410268995</text:p>
              </table:table-cell>
              <table:table-cell office:value-type="float" office:value="102.20583584833">
                <text:p>102.2058358483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83.345142787523">
                <text:p>83.345142787523</text:p>
              </table:table-cell>
              <table:table-cell office:value-type="float" office:value="101.032012138583">
                <text:p>101.03201213858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83.2110780634247">
                <text:p>83.2110780634247</text:p>
              </table:table-cell>
              <table:table-cell office:value-type="float" office:value="98.9686619780079">
                <text:p>98.968661978007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83.0402300375303">
                <text:p>83.0402300375303</text:p>
              </table:table-cell>
              <table:table-cell office:value-type="float" office:value="100.343177371414">
                <text:p>100.34317737141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82.9665760015869">
                <text:p>82.9665760015869</text:p>
              </table:table-cell>
              <table:table-cell office:value-type="float" office:value="101.058427038786">
                <text:p>101.05842703878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83.0484101142199">
                <text:p>83.0484101142199</text:p>
              </table:table-cell>
              <table:table-cell office:value-type="float" office:value="102.57543643743">
                <text:p>102.5754364374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2.9516198004255">
                <text:p>82.9516198004255</text:p>
              </table:table-cell>
              <table:table-cell office:value-type="float" office:value="102.422889127283">
                <text:p>102.42288912728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83.035943254477">
                <text:p>83.035943254477</text:p>
              </table:table-cell>
              <table:table-cell office:value-type="float" office:value="102.997184409909">
                <text:p>102.99718440990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83.2543021677227">
                <text:p>83.2543021677227</text:p>
              </table:table-cell>
              <table:table-cell office:value-type="float" office:value="103.717635503386">
                <text:p>103.71763550338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83.0529562707184">
                <text:p>83.0529562707184</text:p>
              </table:table-cell>
              <table:table-cell office:value-type="float" office:value="104.143994019856">
                <text:p>104.14399401985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83.0955724486933">
                <text:p>83.0955724486933</text:p>
              </table:table-cell>
              <table:table-cell office:value-type="float" office:value="103.950459495519">
                <text:p>103.95045949551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83.0047138703945">
                <text:p>83.0047138703945</text:p>
              </table:table-cell>
              <table:table-cell office:value-type="float" office:value="104.641849204022">
                <text:p>104.64184920402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83.3031774334628">
                <text:p>83.3031774334628</text:p>
              </table:table-cell>
              <table:table-cell office:value-type="float" office:value="105.252030144173">
                <text:p>105.25203014417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83.0475656799394">
                <text:p>83.0475656799394</text:p>
              </table:table-cell>
              <table:table-cell office:value-type="float" office:value="104.9888714594">
                <text:p>104.988871459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83.0031088376513">
                <text:p>83.0031088376513</text:p>
              </table:table-cell>
              <table:table-cell office:value-type="float" office:value="105.474534510048">
                <text:p>105.47453451004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82.9566084350296">
                <text:p>82.9566084350296</text:p>
              </table:table-cell>
              <table:table-cell office:value-type="float" office:value="105.673187226014">
                <text:p>105.67318722601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82.6867772299419">
                <text:p>82.6867772299419</text:p>
              </table:table-cell>
              <table:table-cell office:value-type="float" office:value="105.620948307722">
                <text:p>105.62094830772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2.4686224430129">
                <text:p>82.4686224430129</text:p>
              </table:table-cell>
              <table:table-cell office:value-type="float" office:value="105.900893017995">
                <text:p>105.90089301799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82.3627440540936">
                <text:p>82.3627440540936</text:p>
              </table:table-cell>
              <table:table-cell office:value-type="float" office:value="105.753805112253">
                <text:p>105.75380511225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82.2141793054396">
                <text:p>82.2141793054396</text:p>
              </table:table-cell>
              <table:table-cell office:value-type="float" office:value="105.502913469472">
                <text:p>105.50291346947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1.9898693460466">
                <text:p>81.9898693460466</text:p>
              </table:table-cell>
              <table:table-cell office:value-type="float" office:value="105.511951462059">
                <text:p>105.51195146205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1.9628907499727">
                <text:p>81.9628907499727</text:p>
              </table:table-cell>
              <table:table-cell office:value-type="float" office:value="104.51035724207">
                <text:p>104.5103572420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2.0119055199968">
                <text:p>82.0119055199968</text:p>
              </table:table-cell>
              <table:table-cell office:value-type="float" office:value="104.573506668735">
                <text:p>104.57350666873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1.9184312952587">
                <text:p>81.9184312952587</text:p>
              </table:table-cell>
              <table:table-cell office:value-type="float" office:value="104.694179674273">
                <text:p>104.69417967427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82.0008734154239">
                <text:p>82.0008734154239</text:p>
              </table:table-cell>
              <table:table-cell office:value-type="float" office:value="105.177204557632">
                <text:p>105.17720455763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81.9029882984958">
                <text:p>81.9029882984958</text:p>
              </table:table-cell>
              <table:table-cell office:value-type="float" office:value="103.982075821828">
                <text:p>103.98207582182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1.7765898517425">
                <text:p>81.7765898517425</text:p>
              </table:table-cell>
              <table:table-cell office:value-type="float" office:value="104.537371350393">
                <text:p>104.53737135039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82.076997067163">
                <text:p>82.076997067163</text:p>
              </table:table-cell>
              <table:table-cell office:value-type="float" office:value="106.129198009573">
                <text:p>106.12919800957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2.1710748091369">
                <text:p>82.1710748091369</text:p>
              </table:table-cell>
              <table:table-cell office:value-type="float" office:value="106.576179118026">
                <text:p>106.57617911802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2.3294790328947">
                <text:p>82.3294790328947</text:p>
              </table:table-cell>
              <table:table-cell office:value-type="float" office:value="106.353666434668">
                <text:p>106.35366643466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82.128651430081">
                <text:p>82.128651430081</text:p>
              </table:table-cell>
              <table:table-cell office:value-type="float" office:value="107.337875412515">
                <text:p>107.33787541251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1.9911349995133">
                <text:p>81.9911349995133</text:p>
              </table:table-cell>
              <table:table-cell office:value-type="float" office:value="108.15249305937">
                <text:p>108.1524930593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1.9101196520162">
                <text:p>81.9101196520162</text:p>
              </table:table-cell>
              <table:table-cell office:value-type="float" office:value="108.769057181333">
                <text:p>108.76905718133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1.9366794336706">
                <text:p>81.9366794336706</text:p>
              </table:table-cell>
              <table:table-cell office:value-type="float" office:value="109.171555730411">
                <text:p>109.17155573041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1.7155136758319">
                <text:p>81.7155136758319</text:p>
              </table:table-cell>
              <table:table-cell office:value-type="float" office:value="109.144458404657">
                <text:p>109.14445840465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1.432672402025">
                <text:p>81.432672402025</text:p>
              </table:table-cell>
              <table:table-cell office:value-type="float" office:value="109.145731712322">
                <text:p>109.14573171232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1.5509503355053">
                <text:p>81.5509503355053</text:p>
              </table:table-cell>
              <table:table-cell office:value-type="float" office:value="108.430482036427">
                <text:p>108.43048203642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1.5959722896789">
                <text:p>81.5959722896789</text:p>
              </table:table-cell>
              <table:table-cell office:value-type="float" office:value="107.242427233991">
                <text:p>107.24242723399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1.5051348345292">
                <text:p>81.5051348345292</text:p>
              </table:table-cell>
              <table:table-cell office:value-type="float" office:value="107.707476001615">
                <text:p>107.70747600161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1.7541396603588">
                <text:p>81.7541396603588</text:p>
              </table:table-cell>
              <table:table-cell office:value-type="float" office:value="108.098972507407">
                <text:p>108.09897250740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1.8334603278354">
                <text:p>81.8334603278354</text:p>
              </table:table-cell>
              <table:table-cell office:value-type="float" office:value="108.743923914798">
                <text:p>108.74392391479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1.5516777974538">
                <text:p>81.5516777974538</text:p>
              </table:table-cell>
              <table:table-cell office:value-type="float" office:value="107.633249623193">
                <text:p>107.63324962319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1.5876181885889">
                <text:p>81.5876181885889</text:p>
              </table:table-cell>
              <table:table-cell office:value-type="float" office:value="108.194761898707">
                <text:p>108.19476189870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1.2943821975676">
                <text:p>81.2943821975676</text:p>
              </table:table-cell>
              <table:table-cell office:value-type="float" office:value="107.3411127794">
                <text:p>107.341112779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1.3003184963181">
                <text:p>81.3003184963181</text:p>
              </table:table-cell>
              <table:table-cell office:value-type="float" office:value="106.937340922657">
                <text:p>106.93734092265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1.2592632520202">
                <text:p>81.2592632520202</text:p>
              </table:table-cell>
              <table:table-cell office:value-type="float" office:value="106.351111493334">
                <text:p>106.35111149333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1.3922252423025">
                <text:p>81.3922252423025</text:p>
              </table:table-cell>
              <table:table-cell office:value-type="float" office:value="107.037982209804">
                <text:p>107.03798220980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1.3213267138691">
                <text:p>81.3213267138691</text:p>
              </table:table-cell>
              <table:table-cell office:value-type="float" office:value="107.422671078011">
                <text:p>107.42267107801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1.1853189257721">
                <text:p>81.1853189257721</text:p>
              </table:table-cell>
              <table:table-cell office:value-type="float" office:value="106.62773561929">
                <text:p>106.6277356192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1.1951623301177">
                <text:p>81.1951623301177</text:p>
              </table:table-cell>
              <table:table-cell office:value-type="float" office:value="105.513224769725">
                <text:p>105.51322476972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1.16993458101">
                <text:p>81.16993458101</text:p>
              </table:table-cell>
              <table:table-cell office:value-type="float" office:value="105.299750070433">
                <text:p>105.29975007043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1.0887427237167">
                <text:p>81.0887427237167</text:p>
              </table:table-cell>
              <table:table-cell office:value-type="float" office:value="105.62742303297">
                <text:p>105.6274230329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1.7094913144549">
                <text:p>81.7094913144549</text:p>
              </table:table-cell>
              <table:table-cell office:value-type="float" office:value="105.696447993809">
                <text:p>105.69644799380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1.7006239185998">
                <text:p>81.7006239185998</text:p>
              </table:table-cell>
              <table:table-cell office:value-type="float" office:value="106.027275097278">
                <text:p>106.02727509727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1.4672558562476">
                <text:p>81.4672558562476</text:p>
              </table:table-cell>
              <table:table-cell office:value-type="float" office:value="107.11988172119">
                <text:p>107.1198817211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1.5403379171134">
                <text:p>81.5403379171134</text:p>
              </table:table-cell>
              <table:table-cell office:value-type="float" office:value="104.736698174428">
                <text:p>104.73669817442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1.7435503160143">
                <text:p>81.7435503160143</text:p>
              </table:table-cell>
              <table:table-cell office:value-type="float" office:value="104.382269098911">
                <text:p>104.38226909891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1.7633065323223">
                <text:p>81.7633065323223</text:p>
              </table:table-cell>
              <table:table-cell office:value-type="float" office:value="103.553162372546">
                <text:p>103.55316237254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1.7044947468851">
                <text:p>81.7044947468851</text:p>
              </table:table-cell>
              <table:table-cell office:value-type="float" office:value="103.030764795438">
                <text:p>103.03076479543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1.4938729084983">
                <text:p>81.4938729084983</text:p>
              </table:table-cell>
              <table:table-cell office:value-type="float" office:value="102.867564963741">
                <text:p>102.86756496374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1.9034950827685">
                <text:p>81.9034950827685</text:p>
              </table:table-cell>
              <table:table-cell office:value-type="float" office:value="102.681195924729">
                <text:p>102.68119592472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2.0525496192356">
                <text:p>82.0525496192356</text:p>
              </table:table-cell>
              <table:table-cell office:value-type="float" office:value="103.323925286078">
                <text:p>103.32392528607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82.013860376217">
                <text:p>82.013860376217</text:p>
              </table:table-cell>
              <table:table-cell office:value-type="float" office:value="101.854302918402">
                <text:p>101.85430291840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2.2477655787635">
                <text:p>82.2477655787635</text:p>
              </table:table-cell>
              <table:table-cell office:value-type="float" office:value="101.863332593507">
                <text:p>101.86333259350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82.2029457571515">
                <text:p>82.2029457571515</text:p>
              </table:table-cell>
              <table:table-cell office:value-type="float" office:value="102.912738283192">
                <text:p>102.91273828319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2.1078379764484">
                <text:p>82.1078379764484</text:p>
              </table:table-cell>
              <table:table-cell office:value-type="float" office:value="101.388654942659">
                <text:p>101.38865494265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2.006816616471">
                <text:p>82.006816616471</text:p>
              </table:table-cell>
              <table:table-cell office:value-type="float" office:value="101.936194112305">
                <text:p>101.93619411230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1.8566328574363">
                <text:p>81.8566328574363</text:p>
              </table:table-cell>
              <table:table-cell office:value-type="float" office:value="102.301284035377">
                <text:p>102.30128403537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81.7218475313692">
                <text:p>81.7218475313692</text:p>
              </table:table-cell>
              <table:table-cell office:value-type="float" office:value="102.949123270873">
                <text:p>102.94912327087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1.6133425251017">
                <text:p>81.6133425251017</text:p>
              </table:table-cell>
              <table:table-cell office:value-type="float" office:value="103.883390276418">
                <text:p>103.88339027641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1.5971468914759">
                <text:p>81.5971468914759</text:p>
              </table:table-cell>
              <table:table-cell office:value-type="float" office:value="103.198733288507">
                <text:p>103.19873328850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1.8552998233619">
                <text:p>81.8552998233619</text:p>
              </table:table-cell>
              <table:table-cell office:value-type="float" office:value="102.690225591312">
                <text:p>102.69022559131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1.5748640420342">
                <text:p>81.5748640420342</text:p>
              </table:table-cell>
              <table:table-cell office:value-type="float" office:value="101.706615813063">
                <text:p>101.70661581306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1.4982921698015">
                <text:p>81.4982921698015</text:p>
              </table:table-cell>
              <table:table-cell office:value-type="float" office:value="102.635340179727">
                <text:p>102.63534017972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1.335265446144">
                <text:p>81.335265446144</text:p>
              </table:table-cell>
              <table:table-cell office:value-type="float" office:value="103.872146881276">
                <text:p>103.87214688127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1.3587966435189">
                <text:p>81.3587966435189</text:p>
              </table:table-cell>
              <table:table-cell office:value-type="float" office:value="104.491948370124">
                <text:p>104.49194837012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1.3441883758425">
                <text:p>81.3441883758425</text:p>
              </table:table-cell>
              <table:table-cell office:value-type="float" office:value="105.795133539218">
                <text:p>105.79513353921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1.3357958362305">
                <text:p>81.3357958362305</text:p>
              </table:table-cell>
              <table:table-cell office:value-type="float" office:value="107.230493087293">
                <text:p>107.23049308729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1.3956428564535">
                <text:p>81.3956428564535</text:p>
              </table:table-cell>
              <table:table-cell office:value-type="float" office:value="107.120564146741">
                <text:p>107.12056414674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1.1587863575761">
                <text:p>81.1587863575761</text:p>
              </table:table-cell>
              <table:table-cell office:value-type="float" office:value="107.599070038067">
                <text:p>107.59907003806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1.0306973664931">
                <text:p>81.0306973664931</text:p>
              </table:table-cell>
              <table:table-cell office:value-type="float" office:value="108.395628343233">
                <text:p>108.39562834323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1.1028391835931">
                <text:p>81.1028391835931</text:p>
              </table:table-cell>
              <table:table-cell office:value-type="float" office:value="107.864791981656">
                <text:p>107.86479198165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1.204902267225">
                <text:p>81.204902267225</text:p>
              </table:table-cell>
              <table:table-cell office:value-type="float" office:value="106.574215067328">
                <text:p>106.57421506732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1.4775389969136">
                <text:p>81.4775389969136</text:p>
              </table:table-cell>
              <table:table-cell office:value-type="float" office:value="106.072440090725">
                <text:p>106.07244009072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1.4027999600027">
                <text:p>81.4027999600027</text:p>
              </table:table-cell>
              <table:table-cell office:value-type="float" office:value="106.453633613747">
                <text:p>106.45363361374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81.2799761497833">
                <text:p>81.2799761497833</text:p>
              </table:table-cell>
              <table:table-cell office:value-type="float" office:value="105.989267263152">
                <text:p>105.98926726315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1.3334708505271">
                <text:p>81.3334708505271</text:p>
              </table:table-cell>
              <table:table-cell office:value-type="float" office:value="106.352393127003">
                <text:p>106.35239312700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81.7221526492754">
                <text:p>81.7221526492754</text:p>
              </table:table-cell>
              <table:table-cell office:value-type="float" office:value="105.546463933956">
                <text:p>105.54646393395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1.5586318933609">
                <text:p>81.5586318933609</text:p>
              </table:table-cell>
              <table:table-cell office:value-type="float" office:value="107.270123767864">
                <text:p>107.27012376786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1.5213507164804">
                <text:p>81.5213507164804</text:p>
              </table:table-cell>
              <table:table-cell office:value-type="float" office:value="107.137949380361">
                <text:p>107.13794938036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81.5501365605475">
                <text:p>81.5501365605475</text:p>
              </table:table-cell>
              <table:table-cell office:value-type="float" office:value="108.437555969795">
                <text:p>108.43755596979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1.5583440902678">
                <text:p>81.5583440902678</text:p>
              </table:table-cell>
              <table:table-cell office:value-type="float" office:value="108.068979019021">
                <text:p>108.06897901902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1.5534991709421">
                <text:p>81.5534991709421</text:p>
              </table:table-cell>
              <table:table-cell office:value-type="float" office:value="107.315971186862">
                <text:p>107.31597118686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81.4614138258141">
                <text:p>81.4614138258141</text:p>
              </table:table-cell>
              <table:table-cell office:value-type="float" office:value="106.536207233202">
                <text:p>106.53620723320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1.786334186517">
                <text:p>81.786334186517</text:p>
              </table:table-cell>
              <table:table-cell office:value-type="float" office:value="104.842457661727">
                <text:p>104.84245766172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1.6093541505014">
                <text:p>81.6093541505014</text:p>
              </table:table-cell>
              <table:table-cell office:value-type="float" office:value="104.310347992485">
                <text:p>104.31034799248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1.5617412186418">
                <text:p>81.5617412186418</text:p>
              </table:table-cell>
              <table:table-cell office:value-type="float" office:value="103.484819837258">
                <text:p>103.48481983725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1.492368658761">
                <text:p>81.492368658761</text:p>
              </table:table-cell>
              <table:table-cell office:value-type="float" office:value="103.393208225216">
                <text:p>103.39320822521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1.6231061949057">
                <text:p>81.6231061949057</text:p>
              </table:table-cell>
              <table:table-cell office:value-type="float" office:value="101.127460317107">
                <text:p>101.12746031710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1.6561022356515">
                <text:p>81.6561022356515</text:p>
              </table:table-cell>
              <table:table-cell office:value-type="float" office:value="101.381589335295">
                <text:p>101.38158933529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1.8081229354341">
                <text:p>81.8081229354341</text:p>
              </table:table-cell>
              <table:table-cell office:value-type="float" office:value="97.0118369477146">
                <text:p>97.011836947714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2.0110916132976">
                <text:p>82.0110916132976</text:p>
              </table:table-cell>
              <table:table-cell office:value-type="float" office:value="97.5310887013734">
                <text:p>97.531088701373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1.908992842361">
                <text:p>81.908992842361</text:p>
              </table:table-cell>
              <table:table-cell office:value-type="float" office:value="92.1216510337237">
                <text:p>92.121651033723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2.2965144404258">
                <text:p>82.2965144404258</text:p>
              </table:table-cell>
              <table:table-cell office:value-type="float" office:value="95.7854330898548">
                <text:p>95.785433089854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2.1892745807192">
                <text:p>82.1892745807192</text:p>
              </table:table-cell>
              <table:table-cell office:value-type="float" office:value="91.3554440732059">
                <text:p>91.355444073205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82.0237183245312">
                <text:p>82.0237183245312</text:p>
              </table:table-cell>
              <table:table-cell office:value-type="float" office:value="94.9634002968574">
                <text:p>94.963400296857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81.8539922055325">
                <text:p>81.8539922055325</text:p>
              </table:table-cell>
              <table:table-cell office:value-type="float" office:value="96.0347018947134">
                <text:p>96.034701894713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1.8516120023688">
                <text:p>81.8516120023688</text:p>
              </table:table-cell>
              <table:table-cell office:value-type="float" office:value="97.85739681281">
                <text:p>97.8573968128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82.1368734741754">
                <text:p>82.1368734741754</text:p>
              </table:table-cell>
              <table:table-cell office:value-type="float" office:value="97.2014516796156">
                <text:p>97.201451679615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82.0950034258692">
                <text:p>82.0950034258692</text:p>
              </table:table-cell>
              <table:table-cell office:value-type="float" office:value="97.2379282107328">
                <text:p>97.237928210732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81.8816452548927">
                <text:p>81.8816452548927</text:p>
              </table:table-cell>
              <table:table-cell office:value-type="float" office:value="93.6618379742079">
                <text:p>93.661837974207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81.9316382555134">
                <text:p>81.9316382555134</text:p>
              </table:table-cell>
              <table:table-cell office:value-type="float" office:value="92.1881293792315">
                <text:p>92.188129379231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1.8151550207773">
                <text:p>81.8151550207773</text:p>
              </table:table-cell>
              <table:table-cell office:value-type="float" office:value="92.5034437648646">
                <text:p>92.503443764864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81.6657832690525">
                <text:p>81.6657832690525</text:p>
              </table:table-cell>
              <table:table-cell office:value-type="float" office:value="95.2484632158045">
                <text:p>95.248463215804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81.576087515725">
                <text:p>81.576087515725</text:p>
              </table:table-cell>
              <table:table-cell office:value-type="float" office:value="96.4752082779177">
                <text:p>96.475208277917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1.86764818362">
                <text:p>81.86764818362</text:p>
              </table:table-cell>
              <table:table-cell office:value-type="float" office:value="95.0188849080397">
                <text:p>95.018884908039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82.0150121788844">
                <text:p>82.0150121788844</text:p>
              </table:table-cell>
              <table:table-cell office:value-type="float" office:value="96.1669678256521">
                <text:p>96.166967825652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81.9481316123479">
                <text:p>81.9481316123479</text:p>
              </table:table-cell>
              <table:table-cell office:value-type="float" office:value="98.3376087680126">
                <text:p>98.337608768012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82.1151902713669">
                <text:p>82.1151902713669</text:p>
              </table:table-cell>
              <table:table-cell office:value-type="float" office:value="98.5140160455508">
                <text:p>98.514016045550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2.0588685115951">
                <text:p>82.0588685115951</text:p>
              </table:table-cell>
              <table:table-cell office:value-type="float" office:value="98.9706260287059">
                <text:p>98.970626028705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2.081591286039">
                <text:p>82.081591286039</text:p>
              </table:table-cell>
              <table:table-cell office:value-type="float" office:value="97.9483259907794">
                <text:p>97.948325990779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82.2124343000889">
                <text:p>82.2124343000889</text:p>
              </table:table-cell>
              <table:table-cell office:value-type="float" office:value="95.7896108776343">
                <text:p>95.789610877634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2.1560231858899">
                <text:p>82.1560231858899</text:p>
              </table:table-cell>
              <table:table-cell office:value-type="float" office:value="94.9292290377355">
                <text:p>94.929229037735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2.2996590468504">
                <text:p>82.2996590468504</text:p>
              </table:table-cell>
              <table:table-cell office:value-type="float" office:value="97.2775588913036">
                <text:p>97.277558891303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82.3877908611084">
                <text:p>82.3877908611084</text:p>
              </table:table-cell>
              <table:table-cell office:value-type="float" office:value="96.263006886291">
                <text:p>96.26300688629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82.3930200321206">
                <text:p>82.3930200321206</text:p>
              </table:table-cell>
              <table:table-cell office:value-type="float" office:value="93.6750454285707">
                <text:p>93.675045428570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82.2739193708635">
                <text:p>82.2739193708635</text:p>
              </table:table-cell>
              <table:table-cell office:value-type="float" office:value="94.2629809217705">
                <text:p>94.262980921770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82.0922168840283">
                <text:p>82.0922168840283</text:p>
              </table:table-cell>
              <table:table-cell office:value-type="float" office:value="94.6441661187883">
                <text:p>94.644166118788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1.8735008146974">
                <text:p>81.8735008146974</text:p>
              </table:table-cell>
              <table:table-cell office:value-type="float" office:value="95.8447542760413">
                <text:p>95.844754276041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81.7355023479734">
                <text:p>81.7355023479734</text:p>
              </table:table-cell>
              <table:table-cell office:value-type="float" office:value="97.4336764636292">
                <text:p>97.433676463629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82.1367037095655">
                <text:p>82.1367037095655</text:p>
              </table:table-cell>
              <table:table-cell office:value-type="float" office:value="98.080583604236">
                <text:p>98.08058360423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1.7719831440209">
                <text:p>81.7719831440209</text:p>
              </table:table-cell>
              <table:table-cell office:value-type="float" office:value="97.1595240530536">
                <text:p>97.159524053053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82.0675852730566">
                <text:p>82.0675852730566</text:p>
              </table:table-cell>
              <table:table-cell office:value-type="float" office:value="97.22472075637">
                <text:p>97.2247207563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81.8029902331245">
                <text:p>81.8029902331245</text:p>
              </table:table-cell>
              <table:table-cell office:value-type="float" office:value="94.8060010993843">
                <text:p>94.806001099384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1.6991703804597">
                <text:p>81.6991703804597</text:p>
              </table:table-cell>
              <table:table-cell office:value-type="float" office:value="91.473811798227">
                <text:p>91.47381179822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81.8087743088406">
                <text:p>81.8087743088406</text:p>
              </table:table-cell>
              <table:table-cell office:value-type="float" office:value="91.7946688227408">
                <text:p>91.794668822740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81.659121746591">
                <text:p>81.659121746591</text:p>
              </table:table-cell>
              <table:table-cell office:value-type="float" office:value="94.1158930245503">
                <text:p>94.115893024550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81.8846429266348">
                <text:p>81.8846429266348</text:p>
              </table:table-cell>
              <table:table-cell office:value-type="float" office:value="95.3671804796051">
                <text:p>95.367180479605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1.6977043158816">
                <text:p>81.6977043158816</text:p>
              </table:table-cell>
              <table:table-cell office:value-type="float" office:value="93.8350078933826">
                <text:p>93.835007893382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1.9065011538039">
                <text:p>81.9065011538039</text:p>
              </table:table-cell>
              <table:table-cell office:value-type="float" office:value="95.054337809353">
                <text:p>95.05433780935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2.0429086186434">
                <text:p>82.0429086186434</text:p>
              </table:table-cell>
              <table:table-cell office:value-type="float" office:value="93.0039371077976">
                <text:p>93.003937107797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82.296570920241">
                <text:p>82.296570920241</text:p>
              </table:table-cell>
              <table:table-cell office:value-type="float" office:value="90.804575993238">
                <text:p>90.80457599323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82.4497475793864">
                <text:p>82.4497475793864</text:p>
              </table:table-cell>
              <table:table-cell office:value-type="float" office:value="92.1119389415897">
                <text:p>92.111938941589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2.4849956100944">
                <text:p>82.4849956100944</text:p>
              </table:table-cell>
              <table:table-cell office:value-type="float" office:value="93.2303695835911">
                <text:p>93.230369583591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2.3369125866722">
                <text:p>82.3369125866722</text:p>
              </table:table-cell>
              <table:table-cell office:value-type="float" office:value="94.7931348577968">
                <text:p>94.793134857796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2.5688838107351">
                <text:p>82.5688838107351</text:p>
              </table:table-cell>
              <table:table-cell office:value-type="float" office:value="94.6209053595162">
                <text:p>94.620905359516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2.5269547711707">
                <text:p>82.5269547711707</text:p>
              </table:table-cell>
              <table:table-cell office:value-type="float" office:value="97.4336764636292">
                <text:p>97.433676463629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2.254736715394">
                <text:p>82.254736715394</text:p>
              </table:table-cell>
              <table:table-cell office:value-type="float" office:value="97.2898259247723">
                <text:p>97.289825924772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2.0278365771758">
                <text:p>82.0278365771758</text:p>
              </table:table-cell>
              <table:table-cell office:value-type="float" office:value="98.1637564232873">
                <text:p>98.163756423287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2.0370802693479">
                <text:p>82.0370802693479</text:p>
              </table:table-cell>
              <table:table-cell office:value-type="float" office:value="97.8167424939133">
                <text:p>97.816742493913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1.8681842966967">
                <text:p>81.8681842966967</text:p>
              </table:table-cell>
              <table:table-cell office:value-type="float" office:value="99.2344671390286">
                <text:p>99.234467139028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1.9047992502096">
                <text:p>81.9047992502096</text:p>
              </table:table-cell>
              <table:table-cell office:value-type="float" office:value="97.1253527854098">
                <text:p>97.125352785409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1.8609434781927">
                <text:p>81.8609434781927</text:p>
              </table:table-cell>
              <table:table-cell office:value-type="float" office:value="98.6597391001917">
                <text:p>98.659739100191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2.0236377660911">
                <text:p>82.0236377660911</text:p>
              </table:table-cell>
              <table:table-cell office:value-type="float" office:value="98.0424925441561">
                <text:p>98.042492544156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2.2068558951343">
                <text:p>82.2068558951343</text:p>
              </table:table-cell>
              <table:table-cell office:value-type="float" office:value="98.3591717808905">
                <text:p>98.359171780890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2.361212832583">
                <text:p>82.361212832583</text:p>
              </table:table-cell>
              <table:table-cell office:value-type="float" office:value="100.634631789656">
                <text:p>100.63463178965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2.1925694024063">
                <text:p>82.1925694024063</text:p>
              </table:table-cell>
              <table:table-cell office:value-type="float" office:value="101.527994806965">
                <text:p>101.52799480696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2.1468795869922">
                <text:p>82.1468795869922</text:p>
              </table:table-cell>
              <table:table-cell office:value-type="float" office:value="99.7639386495043">
                <text:p>99.763938649504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.8581702056138">
                <text:p>81.8581702056138</text:p>
              </table:table-cell>
              <table:table-cell office:value-type="float" office:value="101.148082917612">
                <text:p>101.14808291761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2.1037919147793">
                <text:p>82.1037919147793</text:p>
              </table:table-cell>
              <table:table-cell office:value-type="float" office:value="104.04138868201">
                <text:p>104.0413886820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2.2623419481498">
                <text:p>82.2623419481498</text:p>
              </table:table-cell>
              <table:table-cell office:value-type="float" office:value="104.233649898682">
                <text:p>104.23364989868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2.1018924217728">
                <text:p>82.1018924217728</text:p>
              </table:table-cell>
              <table:table-cell office:value-type="float" office:value="101.880717827127">
                <text:p>101.88071782712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.9687469892264">
                <text:p>81.9687469892264</text:p>
              </table:table-cell>
              <table:table-cell office:value-type="float" office:value="99.3492562929111">
                <text:p>99.349256292911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2.3734695225471">
                <text:p>82.3734695225471</text:p>
              </table:table-cell>
              <table:table-cell office:value-type="float" office:value="100.866856573669">
                <text:p>100.86685657366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2.4057938218203">
                <text:p>82.4057938218203</text:p>
              </table:table-cell>
              <table:table-cell office:value-type="float" office:value="102.643096547167">
                <text:p>102.64309654716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2.3623653007999">
                <text:p>82.3623653007999</text:p>
              </table:table-cell>
              <table:table-cell office:value-type="float" office:value="102.121298169656">
                <text:p>102.12129816965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.1215421828414">
                <text:p>82.1215421828414</text:p>
              </table:table-cell>
              <table:table-cell office:value-type="float" office:value="102.846942363235">
                <text:p>102.84694236323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.0703739091952">
                <text:p>82.0703739091952</text:p>
              </table:table-cell>
              <table:table-cell office:value-type="float" office:value="103.714398145023">
                <text:p>103.71439814502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.0814112980221">
                <text:p>82.0814112980221</text:p>
              </table:table-cell>
              <table:table-cell office:value-type="float" office:value="100.397297131495">
                <text:p>100.39729713149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.0503400938114">
                <text:p>82.0503400938114</text:p>
              </table:table-cell>
              <table:table-cell office:value-type="float" office:value="101.359601883689">
                <text:p>101.35960188368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1.8677917075961">
                <text:p>81.8677917075961</text:p>
              </table:table-cell>
              <table:table-cell office:value-type="float" office:value="103.573784973052">
                <text:p>103.57378497305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1.8831040947731">
                <text:p>81.8831040947731</text:p>
              </table:table-cell>
              <table:table-cell office:value-type="float" office:value="102.93719745018">
                <text:p>102.9371974501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1.8212973891206">
                <text:p>81.8212973891206</text:p>
              </table:table-cell>
              <table:table-cell office:value-type="float" office:value="103.083602921849">
                <text:p>103.08360292184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1.948639367782">
                <text:p>81.948639367782</text:p>
              </table:table-cell>
              <table:table-cell office:value-type="float" office:value="101.459560736763">
                <text:p>101.45956073676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.1128335752038">
                <text:p>82.1128335752038</text:p>
              </table:table-cell>
              <table:table-cell office:value-type="float" office:value="100.310287737439">
                <text:p>100.31028773743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.3476322375683">
                <text:p>82.3476322375683</text:p>
              </table:table-cell>
              <table:table-cell office:value-type="float" office:value="100.526999795095">
                <text:p>100.52699979509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.3290491236453">
                <text:p>82.3290491236453</text:p>
              </table:table-cell>
              <table:table-cell office:value-type="float" office:value="98.4062925075536">
                <text:p>98.406292507553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2.8565914898802">
                <text:p>82.8565914898802</text:p>
              </table:table-cell>
              <table:table-cell office:value-type="float" office:value="97.9495993069667">
                <text:p>97.949599306966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.2730133675848">
                <text:p>83.2730133675848</text:p>
              </table:table-cell>
              <table:table-cell office:value-type="float" office:value="95.936956770198">
                <text:p>95.93695677019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.6306147724437">
                <text:p>83.6306147724437</text:p>
              </table:table-cell>
              <table:table-cell office:value-type="float" office:value="95.7162416941529">
                <text:p>95.716241694152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.6116444354849">
                <text:p>83.6116444354849</text:p>
              </table:table-cell>
              <table:table-cell office:value-type="float" office:value="98.1992093246005">
                <text:p>98.199209324600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.4824253521563">
                <text:p>83.4824253521563</text:p>
              </table:table-cell>
              <table:table-cell office:value-type="float" office:value="98.4771983016582">
                <text:p>98.477198301658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.2551453549731">
                <text:p>83.2551453549731</text:p>
              </table:table-cell>
              <table:table-cell office:value-type="float" office:value="102.65340784742">
                <text:p>102.6534078474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.2179229952429">
                <text:p>83.2179229952429</text:p>
              </table:table-cell>
              <table:table-cell office:value-type="float" office:value="102.434823265459">
                <text:p>102.43482326545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.0820687377291">
                <text:p>83.0820687377291</text:p>
              </table:table-cell>
              <table:table-cell office:value-type="float" office:value="102.429621847875">
                <text:p>102.42962184787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.022514010864">
                <text:p>83.022514010864</text:p>
              </table:table-cell>
              <table:table-cell office:value-type="float" office:value="103.097834014538">
                <text:p>103.09783401453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.1496488907579">
                <text:p>83.1496488907579</text:p>
              </table:table-cell>
              <table:table-cell office:value-type="float" office:value="103.543533497844">
                <text:p>103.54353349784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3.0901079291087">
                <text:p>83.0901079291087</text:p>
              </table:table-cell>
              <table:table-cell office:value-type="float" office:value="103.937593253931">
                <text:p>103.93759325393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3.580613195308">
                <text:p>83.580613195308</text:p>
              </table:table-cell>
              <table:table-cell office:value-type="float" office:value="102.244526108007">
                <text:p>102.24452610800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3.4047889772441">
                <text:p>83.4047889772441</text:p>
              </table:table-cell>
              <table:table-cell office:value-type="float" office:value="103.834388716489">
                <text:p>103.83438871648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3.3676576321533">
                <text:p>83.3676576321533</text:p>
              </table:table-cell>
              <table:table-cell office:value-type="float" office:value="102.446407873377">
                <text:p>102.44640787337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3.2595618141561">
                <text:p>83.2595618141561</text:p>
              </table:table-cell>
              <table:table-cell office:value-type="float" office:value="101.880126945013">
                <text:p>101.88012694501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3.1565804544609">
                <text:p>83.1565804544609</text:p>
              </table:table-cell>
              <table:table-cell office:value-type="float" office:value="100.759823787227">
                <text:p>100.75982378722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2.7140924596345">
                <text:p>82.7140924596345</text:p>
              </table:table-cell>
              <table:table-cell office:value-type="float" office:value="101.146118858392">
                <text:p>101.14611885839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2.8613518131938">
                <text:p>82.8613518131938</text:p>
              </table:table-cell>
              <table:table-cell office:value-type="float" office:value="101.125496257887">
                <text:p>101.12549625788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2.682193489427">
                <text:p>82.682193489427</text:p>
              </table:table-cell>
              <table:table-cell office:value-type="float" office:value="100.272188359877">
                <text:p>100.27218835987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2.681245221894">
                <text:p>82.681245221894</text:p>
              </table:table-cell>
              <table:table-cell office:value-type="float" office:value="103.146835574468">
                <text:p>103.14683557446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2.6676681030593">
                <text:p>82.6676681030593</text:p>
              </table:table-cell>
              <table:table-cell office:value-type="float" office:value="103.182288467259">
                <text:p>103.18228846725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2.5601868624749">
                <text:p>82.5601868624749</text:p>
              </table:table-cell>
              <table:table-cell office:value-type="float" office:value="103.709887470473">
                <text:p>103.70988747047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2.5544749279857">
                <text:p>82.5544749279857</text:p>
              </table:table-cell>
              <table:table-cell office:value-type="float" office:value="104.769596134406">
                <text:p>104.76959613440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2.5484034000353">
                <text:p>82.5484034000353</text:p>
              </table:table-cell>
              <table:table-cell office:value-type="float" office:value="104.747009474681">
                <text:p>104.74700947468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2.2612313470739">
                <text:p>82.2612313470739</text:p>
              </table:table-cell>
              <table:table-cell office:value-type="float" office:value="103.554443997693">
                <text:p>103.55444399769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2.0829746042096">
                <text:p>82.0829746042096</text:p>
              </table:table-cell>
              <table:table-cell office:value-type="float" office:value="104.710283274224">
                <text:p>104.71028327422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2.3597975812797">
                <text:p>82.3597975812797</text:p>
              </table:table-cell>
              <table:table-cell office:value-type="float" office:value="104.118169993245">
                <text:p>104.11816999324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2.4865259329713">
                <text:p>82.4865259329713</text:p>
              </table:table-cell>
              <table:table-cell office:value-type="float" office:value="105.650600574811">
                <text:p>105.65060057481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2.2232313766829">
                <text:p>82.2232313766829</text:p>
              </table:table-cell>
              <table:table-cell office:value-type="float" office:value="105.829904006459">
                <text:p>105.82990400645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2.1732936313216">
                <text:p>82.1732936313216</text:p>
              </table:table-cell>
              <table:table-cell office:value-type="float" office:value="105.806726464618">
                <text:p>105.80672646461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2.4713842689471">
                <text:p>82.4713842689471</text:p>
              </table:table-cell>
              <table:table-cell office:value-type="float" office:value="105.331366396742">
                <text:p>105.33136639674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2.4266178448177">
                <text:p>82.4266178448177</text:p>
              </table:table-cell>
              <table:table-cell office:value-type="float" office:value="105.610637007469">
                <text:p>105.61063700746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2.3632846443492">
                <text:p>82.3632846443492</text:p>
              </table:table-cell>
              <table:table-cell office:value-type="float" office:value="106.205296903779">
                <text:p>106.20529690377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2.1873277265197">
                <text:p>82.1873277265197</text:p>
              </table:table-cell>
              <table:table-cell office:value-type="float" office:value="106.094344316378">
                <text:p>106.09434431637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2.2061191058414">
                <text:p>82.2061191058414</text:p>
              </table:table-cell>
              <table:table-cell office:value-type="float" office:value="106.278158422577">
                <text:p>106.27815842257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2.0973049817136">
                <text:p>82.0973049817136</text:p>
              </table:table-cell>
              <table:table-cell office:value-type="float" office:value="105.860921124649">
                <text:p>105.86092112464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2.379933509242">
                <text:p>82.379933509242</text:p>
              </table:table-cell>
              <table:table-cell office:value-type="float" office:value="106.372333293436">
                <text:p>106.37233329343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2.4180203615088">
                <text:p>82.4180203615088</text:p>
              </table:table-cell>
              <table:table-cell office:value-type="float" office:value="107.197944666094">
                <text:p>107.19794466609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2.3793975521211">
                <text:p>82.3793975521211</text:p>
              </table:table-cell>
              <table:table-cell office:value-type="float" office:value="107.581693130451">
                <text:p>107.58169313045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2.3295685518604">
                <text:p>82.3295685518604</text:p>
              </table:table-cell>
              <table:table-cell office:value-type="float" office:value="108.404067136224">
                <text:p>108.40406713622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2.3784071841832">
                <text:p>82.3784071841832</text:p>
              </table:table-cell>
              <table:table-cell office:value-type="float" office:value="108.304699156741">
                <text:p>108.30469915674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2.3505389925669">
                <text:p>82.3505389925669</text:p>
              </table:table-cell>
              <table:table-cell office:value-type="float" office:value="108.022873613202">
                <text:p>108.02287361320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2.2358671651554">
                <text:p>82.2358671651554</text:p>
              </table:table-cell>
              <table:table-cell office:value-type="float" office:value="108.731049347207">
                <text:p>108.73104934720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2.1405581375134">
                <text:p>82.1405581375134</text:p>
              </table:table-cell>
              <table:table-cell office:value-type="float" office:value="108.524648589804">
                <text:p>108.52464858980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1.8566590769901">
                <text:p>81.8566590769901</text:p>
              </table:table-cell>
              <table:table-cell office:value-type="float" office:value="107.892571741483">
                <text:p>107.89257174148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1.6359833255767">
                <text:p>81.6359833255767</text:p>
              </table:table-cell>
              <table:table-cell office:value-type="float" office:value="107.835131397085">
                <text:p>107.83513139708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2.0362960151373">
                <text:p>82.0362960151373</text:p>
              </table:table-cell>
              <table:table-cell office:value-type="float" office:value="107.657792016135">
                <text:p>107.65779201613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2.1403647566587">
                <text:p>82.1403647566587</text:p>
              </table:table-cell>
              <table:table-cell office:value-type="float" office:value="108.369804325144">
                <text:p>108.36980432514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2.0625094486072">
                <text:p>82.0625094486072</text:p>
              </table:table-cell>
              <table:table-cell office:value-type="float" office:value="108.275637771767">
                <text:p>108.27563777176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2.2326729080178">
                <text:p>82.2326729080178</text:p>
              </table:table-cell>
              <table:table-cell office:value-type="float" office:value="109.612062113615">
                <text:p>109.61206211361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2.1601505100455">
                <text:p>82.1601505100455</text:p>
              </table:table-cell>
              <table:table-cell office:value-type="float" office:value="109.466330741492">
                <text:p>109.46633074149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1.9023846632365">
                <text:p>81.9023846632365</text:p>
              </table:table-cell>
              <table:table-cell office:value-type="float" office:value="109.748156285032">
                <text:p>109.74815628503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2.0072418647175">
                <text:p>82.0072418647175</text:p>
              </table:table-cell>
              <table:table-cell office:value-type="float" office:value="109.797157844961">
                <text:p>109.79715784496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1.7684418719808">
                <text:p>81.7684418719808</text:p>
              </table:table-cell>
              <table:table-cell office:value-type="float" office:value="109.852634138661">
                <text:p>109.85263413866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1.7634965246067">
                <text:p>81.7634965246067</text:p>
              </table:table-cell>
              <table:table-cell office:value-type="float" office:value="109.092219477842">
                <text:p>109.09221947784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1.7807613430848">
                <text:p>81.7807613430848</text:p>
              </table:table-cell>
              <table:table-cell office:value-type="float" office:value="109.712703392241">
                <text:p>109.71270339224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1.6140933284291">
                <text:p>81.6140933284291</text:p>
              </table:table-cell>
              <table:table-cell office:value-type="float" office:value="109.748838710583">
                <text:p>109.74883871058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1.5325504309111">
                <text:p>81.5325504309111</text:p>
              </table:table-cell>
              <table:table-cell office:value-type="float" office:value="108.919390771442">
                <text:p>108.91939077144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1.3825931135532">
                <text:p>81.3825931135532</text:p>
              </table:table-cell>
              <table:table-cell office:value-type="float" office:value="109.968704917691">
                <text:p>109.96870491769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1.4466122373804">
                <text:p>81.4466122373804</text:p>
              </table:table-cell>
              <table:table-cell office:value-type="float" office:value="110.358928107297">
                <text:p>110.35892810729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1.9766920566051">
                <text:p>81.9766920566051</text:p>
              </table:table-cell>
              <table:table-cell office:value-type="float" office:value="110.49374897957">
                <text:p>110.4937489795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1.9518663138168">
                <text:p>81.9518663138168</text:p>
              </table:table-cell>
              <table:table-cell office:value-type="float" office:value="110.263479928773">
                <text:p>110.26347992877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2.117972990214">
                <text:p>82.117972990214</text:p>
              </table:table-cell>
              <table:table-cell office:value-type="float" office:value="110.655667177598">
                <text:p>110.65566717759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2.0011576508145">
                <text:p>82.0011576508145</text:p>
              </table:table-cell>
              <table:table-cell office:value-type="float" office:value="110.64083687679">
                <text:p>110.6408368767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1.8284886727109">
                <text:p>81.8284886727109</text:p>
              </table:table-cell>
              <table:table-cell office:value-type="float" office:value="110.628561525839">
                <text:p>110.62856152583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1.7826471901744">
                <text:p>81.7826471901744</text:p>
              </table:table-cell>
              <table:table-cell office:value-type="float" office:value="110.829769183141">
                <text:p>110.82976918314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1.8096532634763">
                <text:p>81.8096532634763</text:p>
              </table:table-cell>
              <table:table-cell office:value-type="float" office:value="110.377678192018">
                <text:p>110.37767819201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1.6272137379601">
                <text:p>81.6272137379601</text:p>
              </table:table-cell>
              <table:table-cell office:value-type="float" office:value="110.618250225587">
                <text:p>110.61825022558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1.5545400092806">
                <text:p>81.5545400092806</text:p>
              </table:table-cell>
              <table:table-cell office:value-type="float" office:value="110.594989457792">
                <text:p>110.59498945779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1.6673425360037">
                <text:p>81.6673425360037</text:p>
              </table:table-cell>
              <table:table-cell office:value-type="float" office:value="110.469198260624">
                <text:p>110.46919826062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81.3589932558876">
                <text:p>81.3589932558876</text:p>
              </table:table-cell>
              <table:table-cell office:value-type="float" office:value="108.733612614545">
                <text:p>108.73361261454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81.2622510789169">
                <text:p>81.2622510789169</text:p>
              </table:table-cell>
              <table:table-cell office:value-type="float" office:value="109.399860721988">
                <text:p>109.39986072198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81.7626597287851">
                <text:p>81.7626597287851</text:p>
              </table:table-cell>
              <table:table-cell office:value-type="float" office:value="110.00160287767">
                <text:p>110.0016028776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81.5945143253381">
                <text:p>81.5945143253381</text:p>
              </table:table-cell>
              <table:table-cell office:value-type="float" office:value="110.121585123132">
                <text:p>110.12158512313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81.5540834387586">
                <text:p>81.5540834387586</text:p>
              </table:table-cell>
              <table:table-cell office:value-type="float" office:value="110.442783360421">
                <text:p>110.44278336042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81.7597962374341">
                <text:p>81.7597962374341</text:p>
              </table:table-cell>
              <table:table-cell office:value-type="float" office:value="112.300323645708">
                <text:p>112.30032364570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82.1161736194629">
                <text:p>82.1161736194629</text:p>
              </table:table-cell>
              <table:table-cell office:value-type="float" office:value="112.440254383606">
                <text:p>112.44025438360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82.373810736823">
                <text:p>82.373810736823</text:p>
              </table:table-cell>
              <table:table-cell office:value-type="float" office:value="112.940156852947">
                <text:p>112.94015685294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82.3418126545127">
                <text:p>82.3418126545127</text:p>
              </table:table-cell>
              <table:table-cell office:value-type="float" office:value="112.768526554263">
                <text:p>112.76852655426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82.4085315535202">
                <text:p>82.4085315535202</text:p>
              </table:table-cell>
              <table:table-cell office:value-type="float" office:value="112.824002847963">
                <text:p>112.82400284796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82.4593523305184">
                <text:p>82.4593523305184</text:p>
              </table:table-cell>
              <table:table-cell office:value-type="float" office:value="112.236500110975">
                <text:p>112.23650011097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82.411133957821">
                <text:p>82.411133957821</text:p>
              </table:table-cell>
              <table:table-cell office:value-type="float" office:value="111.848149428631">
                <text:p>111.84814942863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82.8541582513119">
                <text:p>82.8541582513119</text:p>
              </table:table-cell>
              <table:table-cell office:value-type="float" office:value="111.179338053849">
                <text:p>111.17933805384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83.0983545995776">
                <text:p>83.0983545995776</text:p>
              </table:table-cell>
              <table:table-cell office:value-type="float" office:value="111.474121390935">
                <text:p>111.47412139093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83.2245860630866">
                <text:p>83.2245860630866</text:p>
              </table:table-cell>
              <table:table-cell office:value-type="float" office:value="112.845307874019">
                <text:p>112.84530787401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83.1168669031388">
                <text:p>83.1168669031388</text:p>
              </table:table-cell>
              <table:table-cell office:value-type="float" office:value="112.471196610369">
                <text:p>112.47119661036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83.0913240582659">
                <text:p>83.0913240582659</text:p>
              </table:table-cell>
              <table:table-cell office:value-type="float" office:value="111.86169809577">
                <text:p>111.8616980957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83.248342260686">
                <text:p>83.248342260686</text:p>
              </table:table-cell>
              <table:table-cell office:value-type="float" office:value="112.028817711381">
                <text:p>112.02881771138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83.3870135950334">
                <text:p>83.3870135950334</text:p>
              </table:table-cell>
              <table:table-cell office:value-type="float" office:value="112.593142915051">
                <text:p>112.59314291505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83.3288467307836">
                <text:p>83.3288467307836</text:p>
              </table:table-cell>
              <table:table-cell office:value-type="float" office:value="113.040124023504">
                <text:p>113.04012402350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83.3943431318037">
                <text:p>83.3943431318037</text:p>
              </table:table-cell>
              <table:table-cell office:value-type="float" office:value="112.486701010723">
                <text:p>112.48670101072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83.3712105651514">
                <text:p>83.3712105651514</text:p>
              </table:table-cell>
              <table:table-cell office:value-type="float" office:value="111.423155771785">
                <text:p>111.42315577178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83.1913124197805">
                <text:p>83.1913124197805</text:p>
              </table:table-cell>
              <table:table-cell office:value-type="float" office:value="111.298646199765">
                <text:p>111.29864619976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83.1152391173061">
                <text:p>83.1152391173061</text:p>
              </table:table-cell>
              <table:table-cell office:value-type="float" office:value="110.186099409419">
                <text:p>110.18609940941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83.1328194163105">
                <text:p>83.1328194163105</text:p>
              </table:table-cell>
              <table:table-cell office:value-type="float" office:value="108.365285333111">
                <text:p>108.36528533311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83.0786202669157">
                <text:p>83.0786202669157</text:p>
              </table:table-cell>
              <table:table-cell office:value-type="float" office:value="109.127664044629">
                <text:p>109.12766404462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83.4827088585371">
                <text:p>83.4827088585371</text:p>
              </table:table-cell>
              <table:table-cell office:value-type="float" office:value="110.671770777549">
                <text:p>110.67177077754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83.2823869073864">
                <text:p>83.2823869073864</text:p>
              </table:table-cell>
              <table:table-cell office:value-type="float" office:value="109.504338575618">
                <text:p>109.50433857561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83.2666222606292">
                <text:p>83.2666222606292</text:p>
              </table:table-cell>
              <table:table-cell office:value-type="float" office:value="110.11639202303">
                <text:p>110.1163920230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83.0417042529558">
                <text:p>83.0417042529558</text:p>
              </table:table-cell>
              <table:table-cell office:value-type="float" office:value="111.770768909278">
                <text:p>111.77076890927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83.1921350782105">
                <text:p>83.1921350782105</text:p>
              </table:table-cell>
              <table:table-cell office:value-type="float" office:value="111.06523133404">
                <text:p>111.0652313340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83.0811360455734">
                <text:p>83.0811360455734</text:p>
              </table:table-cell>
              <table:table-cell office:value-type="float" office:value="110.480191986428">
                <text:p>110.48019198642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83.1359524935344">
                <text:p>83.1359524935344</text:p>
              </table:table-cell>
              <table:table-cell office:value-type="float" office:value="111.035487523515">
                <text:p>111.03548752351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83.0769026142588">
                <text:p>83.0769026142588</text:p>
              </table:table-cell>
              <table:table-cell office:value-type="float" office:value="110.165476808914">
                <text:p>110.16547680891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83.2629180022942">
                <text:p>83.2629180022942</text:p>
              </table:table-cell>
              <table:table-cell office:value-type="float" office:value="110.799426164497">
                <text:p>110.79942616449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83.0281029726165">
                <text:p>83.0281029726165</text:p>
              </table:table-cell>
              <table:table-cell office:value-type="float" office:value="111.559249951724">
                <text:p>111.55924995172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82.887253797314">
                <text:p>82.887253797314</text:p>
              </table:table-cell>
              <table:table-cell office:value-type="float" office:value="112.529910262433">
                <text:p>112.52991026243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82.8638140698617">
                <text:p>82.8638140698617</text:p>
              </table:table-cell>
              <table:table-cell office:value-type="float" office:value="112.731792027802">
                <text:p>112.73179202780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82.9948752951018">
                <text:p>82.9948752951018</text:p>
              </table:table-cell>
              <table:table-cell office:value-type="float" office:value="112.606691582189">
                <text:p>112.60669158218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82.9526564636458">
                <text:p>82.9526564636458</text:p>
              </table:table-cell>
              <table:table-cell office:value-type="float" office:value="113.166506102787">
                <text:p>113.16650610278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83.4327762175321">
                <text:p>83.4327762175321</text:p>
              </table:table-cell>
              <table:table-cell office:value-type="float" office:value="113.074894490745">
                <text:p>113.07489449074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83.5765432314859">
                <text:p>83.5765432314859</text:p>
              </table:table-cell>
              <table:table-cell office:value-type="float" office:value="112.546696296456">
                <text:p>112.54669629645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83.4417348842179">
                <text:p>83.4417348842179</text:p>
              </table:table-cell>
              <table:table-cell office:value-type="float" office:value="111.112268834749">
                <text:p>111.11226883474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83.7472636965415">
                <text:p>83.7472636965415</text:p>
              </table:table-cell>
              <table:table-cell office:value-type="float" office:value="110.858830568115">
                <text:p>110.85883056811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83.55233853607">
                <text:p>83.55233853607</text:p>
              </table:table-cell>
              <table:table-cell office:value-type="float" office:value="110.207404435476">
                <text:p>110.20740443547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83.9619272039741">
                <text:p>83.9619272039741</text:p>
              </table:table-cell>
              <table:table-cell office:value-type="float" office:value="109.380511429148">
                <text:p>109.38051142914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83.7329460521104">
                <text:p>83.7329460521104</text:p>
              </table:table-cell>
              <table:table-cell office:value-type="float" office:value="109.550785194213">
                <text:p>109.55078519421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83.7849921329699">
                <text:p>83.7849921329699</text:p>
              </table:table-cell>
              <table:table-cell office:value-type="float" office:value="109.257283490797">
                <text:p>109.25728349079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83.5984853710322">
                <text:p>83.5984853710322</text:p>
              </table:table-cell>
              <table:table-cell office:value-type="float" office:value="108.189901685377">
                <text:p>108.18990168537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83.4138186914283">
                <text:p>83.4138186914283</text:p>
              </table:table-cell>
              <table:table-cell office:value-type="float" office:value="107.650035657217">
                <text:p>107.65003565721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83.2397426612819">
                <text:p>83.2397426612819</text:p>
              </table:table-cell>
              <table:table-cell office:value-type="float" office:value="107.364972746791">
                <text:p>107.36497274679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83.2036343191173">
                <text:p>83.2036343191173</text:p>
              </table:table-cell>
              <table:table-cell office:value-type="float" office:value="106.035031456196">
                <text:p>106.03503145619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83.2054542897679">
                <text:p>83.2054542897679</text:p>
              </table:table-cell>
              <table:table-cell office:value-type="float" office:value="105.41198428298">
                <text:p>105.4119842829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83.1575265025118">
                <text:p>83.1575265025118</text:p>
              </table:table-cell>
              <table:table-cell office:value-type="float" office:value="106.56331288496">
                <text:p>106.5633128849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83.2758157911871">
                <text:p>83.2758157911871</text:p>
              </table:table-cell>
              <table:table-cell office:value-type="float" office:value="106.549073466267">
                <text:p>106.54907346626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82.9780827492843">
                <text:p>82.9780827492843</text:p>
              </table:table-cell>
              <table:table-cell office:value-type="float" office:value="106.492323873424">
                <text:p>106.49232387342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82.8366631774735">
                <text:p>82.8366631774735</text:p>
              </table:table-cell>
              <table:table-cell office:value-type="float" office:value="106.778660091514">
                <text:p>106.77866009151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82.8185689449512">
                <text:p>82.8185689449512</text:p>
              </table:table-cell>
              <table:table-cell office:value-type="float" office:value="106.140191735376">
                <text:p>106.14019173537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82.4661564048112">
                <text:p>82.4661564048112</text:p>
              </table:table-cell>
              <table:table-cell office:value-type="float" office:value="107.212774966902">
                <text:p>107.21277496690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82.2878404100967">
                <text:p>82.2878404100967</text:p>
              </table:table-cell>
              <table:table-cell office:value-type="float" office:value="105.842179365932">
                <text:p>105.84217936593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82.5661808574685">
                <text:p>82.5661808574685</text:p>
              </table:table-cell>
              <table:table-cell office:value-type="float" office:value="105.617111732717">
                <text:p>105.61711173271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82.5944417987571">
                <text:p>82.5944417987571</text:p>
              </table:table-cell>
              <table:table-cell office:value-type="float" office:value="103.274582504852">
                <text:p>103.27458250485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82.5326073171439">
                <text:p>82.5326073171439</text:p>
              </table:table-cell>
              <table:table-cell office:value-type="float" office:value="103.128767915297">
                <text:p>103.12876791529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82.4011471411779">
                <text:p>82.4011471411779</text:p>
              </table:table-cell>
              <table:table-cell office:value-type="float" office:value="103.35451796554">
                <text:p>103.3545179655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82.281341867756">
                <text:p>82.281341867756</text:p>
              </table:table-cell>
              <table:table-cell office:value-type="float" office:value="105.7989701057">
                <text:p>105.798970105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82.5993349184799">
                <text:p>82.5993349184799</text:p>
              </table:table-cell>
              <table:table-cell office:value-type="float" office:value="106.192430662191">
                <text:p>106.19243066219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82.6516501519129">
                <text:p>82.6516501519129</text:p>
              </table:table-cell>
              <table:table-cell office:value-type="float" office:value="106.987024908137">
                <text:p>106.98702490813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82.6455375574428">
                <text:p>82.6455375574428</text:p>
              </table:table-cell>
              <table:table-cell office:value-type="float" office:value="105.768635413061">
                <text:p>105.76863541306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82.6056922602712">
                <text:p>82.6056922602712</text:p>
              </table:table-cell>
              <table:table-cell office:value-type="float" office:value="107.154052988834">
                <text:p>107.15405298883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82.4509450101439">
                <text:p>82.4509450101439</text:p>
              </table:table-cell>
              <table:table-cell office:value-type="float" office:value="106.49427960664">
                <text:p>106.4942796066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82.4916760660375">
                <text:p>82.4916760660375</text:p>
              </table:table-cell>
              <table:table-cell office:value-type="float" office:value="107.819710214162">
                <text:p>107.81971021416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82.3643767935007">
                <text:p>82.3643767935007</text:p>
              </table:table-cell>
              <table:table-cell office:value-type="float" office:value="108.801955141311">
                <text:p>108.80195514131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82.9222233514004">
                <text:p>82.9222233514004</text:p>
              </table:table-cell>
              <table:table-cell office:value-type="float" office:value="108.585925500684">
                <text:p>108.58592550068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82.8254560500721">
                <text:p>82.8254560500721</text:p>
              </table:table-cell>
              <table:table-cell office:value-type="float" office:value="109.399860721988">
                <text:p>109.39986072198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82.8658948226603">
                <text:p>82.8658948226603</text:p>
              </table:table-cell>
              <table:table-cell office:value-type="float" office:value="109.289582242657">
                <text:p>109.28958224265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82.7579394107336">
                <text:p>82.7579394107336</text:p>
              </table:table-cell>
              <table:table-cell office:value-type="float" office:value="107.152097247096">
                <text:p>107.15209724709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82.5913902802119">
                <text:p>82.5913902802119</text:p>
              </table:table-cell>
              <table:table-cell office:value-type="float" office:value="107.724861235235">
                <text:p>107.72486123523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82.5733350928228">
                <text:p>82.5733350928228</text:p>
              </table:table-cell>
              <table:table-cell office:value-type="float" office:value="106.547800158602">
                <text:p>106.54780015860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82.6395802344369">
                <text:p>82.6395802344369</text:p>
              </table:table-cell>
              <table:table-cell office:value-type="float" office:value="106.820587718076">
                <text:p>106.82058771807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82.5942183555826">
                <text:p>82.5942183555826</text:p>
              </table:table-cell>
              <table:table-cell office:value-type="float" office:value="107.607508831058">
                <text:p>107.60750883105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82.7544350405804">
                <text:p>82.7544350405804</text:p>
              </table:table-cell>
              <table:table-cell office:value-type="float" office:value="107.3965890731">
                <text:p>107.396589073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82.6456836952274">
                <text:p>82.6456836952274</text:p>
              </table:table-cell>
              <table:table-cell office:value-type="float" office:value="109.764259893505">
                <text:p>109.76425989350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82.5836674707428">
                <text:p>82.5836674707428</text:p>
              </table:table-cell>
              <table:table-cell office:value-type="float" office:value="109.690116732515">
                <text:p>109.69011673251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82.3996565524545">
                <text:p>82.3996565524545</text:p>
              </table:table-cell>
              <table:table-cell office:value-type="float" office:value="110.306006754931">
                <text:p>110.30600675493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82.1976938482272">
                <text:p>82.1976938482272</text:p>
              </table:table-cell>
              <table:table-cell office:value-type="float" office:value="109.905555491027">
                <text:p>109.90555549102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82.6251447535847">
                <text:p>82.6251447535847</text:p>
              </table:table-cell>
              <table:table-cell office:value-type="float" office:value="108.847120134758">
                <text:p>108.84712013475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82.5066551049297">
                <text:p>82.5066551049297</text:p>
              </table:table-cell>
              <table:table-cell office:value-type="float" office:value="108.538796456539">
                <text:p>108.53879645653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82.2191020405327">
                <text:p>82.2191020405327</text:p>
              </table:table-cell>
              <table:table-cell office:value-type="float" office:value="107.830021514415">
                <text:p>107.83002151441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82.7602473862654">
                <text:p>82.7602473862654</text:p>
              </table:table-cell>
              <table:table-cell office:value-type="float" office:value="107.415938357419">
                <text:p>107.41593835741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82.4916213626921">
                <text:p>82.4916213626921</text:p>
              </table:table-cell>
              <table:table-cell office:value-type="float" office:value="107.149533988279">
                <text:p>107.14953398827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82.4385867563828">
                <text:p>82.4385867563828</text:p>
              </table:table-cell>
              <table:table-cell office:value-type="float" office:value="108.886492819986">
                <text:p>108.88649281998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82.4955261675424">
                <text:p>82.4955261675424</text:p>
              </table:table-cell>
              <table:table-cell office:value-type="float" office:value="108.461415937186">
                <text:p>108.46141593718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82.429824800395">
                <text:p>82.429824800395</text:p>
              </table:table-cell>
              <table:table-cell office:value-type="float" office:value="109.128945678298">
                <text:p>109.12894567829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82.2965474677139">
                <text:p>82.2965474677139</text:p>
              </table:table-cell>
              <table:table-cell office:value-type="float" office:value="110.008077602919">
                <text:p>110.00807760291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82.3176788127509">
                <text:p>82.3176788127509</text:p>
              </table:table-cell>
              <table:table-cell office:value-type="float" office:value="110.303451822119">
                <text:p>110.30345182211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82.0538811322946">
                <text:p>82.0538811322946</text:p>
              </table:table-cell>
              <table:table-cell office:value-type="float" office:value="109.274077842303">
                <text:p>109.27407784230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82.0453769221776">
                <text:p>82.0453769221776</text:p>
              </table:table-cell>
              <table:table-cell office:value-type="float" office:value="108.412414377256">
                <text:p>108.41241437725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81.8904704134467">
                <text:p>81.8904704134467</text:p>
              </table:table-cell>
              <table:table-cell office:value-type="float" office:value="107.524935203081">
                <text:p>107.52493520308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81.6737134094238">
                <text:p>81.6737134094238</text:p>
              </table:table-cell>
              <table:table-cell office:value-type="float" office:value="108.025428554536">
                <text:p>108.02542855453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81.7805972295525">
                <text:p>81.7805972295525</text:p>
              </table:table-cell>
              <table:table-cell office:value-type="float" office:value="109.831071125784">
                <text:p>109.83107112578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81.854144935102">
                <text:p>81.854144935102</text:p>
              </table:table-cell>
              <table:table-cell office:value-type="float" office:value="111.430912130703">
                <text:p>111.43091213070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82.0413030501705">
                <text:p>82.0413030501705</text:p>
              </table:table-cell>
              <table:table-cell office:value-type="float" office:value="111.4083254795">
                <text:p>111.408325479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82.0892763083704">
                <text:p>82.0892763083704</text:p>
              </table:table-cell>
              <table:table-cell office:value-type="float" office:value="110.860103884302">
                <text:p>110.86010388430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82.3021639725073">
                <text:p>82.3021639725073</text:p>
              </table:table-cell>
              <table:table-cell office:value-type="float" office:value="110.582714106842">
                <text:p>110.58271410684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82.1303098585386">
                <text:p>82.1303098585386</text:p>
              </table:table-cell>
              <table:table-cell office:value-type="float" office:value="109.753948593252">
                <text:p>109.75394859325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82.4171221463897">
                <text:p>82.4171221463897</text:p>
              </table:table-cell>
              <table:table-cell office:value-type="float" office:value="111.605696570319">
                <text:p>111.605696570319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82.2885635115439">
                <text:p>82.2885635115439</text:p>
              </table:table-cell>
              <table:table-cell office:value-type="float" office:value="111.787554943302">
                <text:p>111.78755494330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82.1708786531214">
                <text:p>82.1708786531214</text:p>
              </table:table-cell>
              <table:table-cell office:value-type="float" office:value="112.222943117832">
                <text:p>112.22294311783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82.0702567509134">
                <text:p>82.0702567509134</text:p>
              </table:table-cell>
              <table:table-cell office:value-type="float" office:value="112.282938403565">
                <text:p>112.28293840356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81.9331236761894">
                <text:p>81.9331236761894</text:p>
              </table:table-cell>
              <table:table-cell office:value-type="float" office:value="112.193890058862">
                <text:p>112.19389005886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81.6537763306135">
                <text:p>81.6537763306135</text:p>
              </table:table-cell>
              <table:table-cell office:value-type="float" office:value="112.558289221856">
                <text:p>112.55828922185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81.6087458426933">
                <text:p>81.6087458426933</text:p>
              </table:table-cell>
              <table:table-cell office:value-type="float" office:value="112.230017059722">
                <text:p>112.23001705972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81.4319724614041">
                <text:p>81.4319724614041</text:p>
              </table:table-cell>
              <table:table-cell office:value-type="float" office:value="112.253111367086">
                <text:p>112.25311136708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81.2483721601569">
                <text:p>81.2483721601569</text:p>
              </table:table-cell>
              <table:table-cell office:value-type="float" office:value="112.190394696633">
                <text:p>112.19039469663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80.9654317055561">
                <text:p>80.9654317055561</text:p>
              </table:table-cell>
              <table:table-cell office:value-type="float" office:value="112.917578519225">
                <text:p>112.91757851922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80.9759693739549">
                <text:p>80.9759693739549</text:p>
              </table:table-cell>
              <table:table-cell office:value-type="float" office:value="113.131394422771">
                <text:p>113.13139442277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80.7772672821176">
                <text:p>80.7772672821176</text:p>
              </table:table-cell>
              <table:table-cell office:value-type="float" office:value="113.101051404127">
                <text:p>113.10105140412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80.8170203013178">
                <text:p>80.8170203013178</text:p>
              </table:table-cell>
              <table:table-cell office:value-type="float" office:value="112.521047039235">
                <text:p>112.52104703923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80.5912523892085">
                <text:p>80.5912523892085</text:p>
              </table:table-cell>
              <table:table-cell office:value-type="float" office:value="112.258396019146">
                <text:p>112.25839601914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80.5328955294671">
                <text:p>80.5328955294671</text:p>
              </table:table-cell>
              <table:table-cell office:value-type="float" office:value="111.275809879222">
                <text:p>111.27580987922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80.2859288319596">
                <text:p>80.2859288319596</text:p>
              </table:table-cell>
              <table:table-cell office:value-type="float" office:value="112.132355152638">
                <text:p>112.132355152638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80.4321805657538">
                <text:p>80.4321805657538</text:p>
              </table:table-cell>
              <table:table-cell office:value-type="float" office:value="111.84857386736">
                <text:p>111.84857386736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80.2607737354778">
                <text:p>80.2607737354778</text:p>
              </table:table-cell>
              <table:table-cell office:value-type="float" office:value="111.663819340268">
                <text:p>111.66381934026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79.9981647015864">
                <text:p>79.9981647015864</text:p>
              </table:table-cell>
              <table:table-cell office:value-type="float" office:value="111.702085169737">
                <text:p>111.702085169737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80.2056577314178">
                <text:p>80.2056577314178</text:p>
              </table:table-cell>
              <table:table-cell office:value-type="float" office:value="110.792185787744">
                <text:p>110.792185787744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80.0200771569124">
                <text:p>80.0200771569124</text:p>
              </table:table-cell>
              <table:table-cell office:value-type="float" office:value="111.56027359005">
                <text:p>111.5602735900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79.844496480958">
                <text:p>79.844496480958</text:p>
              </table:table-cell>
              <table:table-cell office:value-type="float" office:value="111.092420211752">
                <text:p>111.09242021175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79.6961475934303">
                <text:p>79.6961475934303</text:p>
              </table:table-cell>
              <table:table-cell office:value-type="float" office:value="111.190764544386">
                <text:p>111.190764544386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79.626597988029">
                <text:p>79.626597988029</text:p>
              </table:table-cell>
              <table:table-cell office:value-type="float" office:value="113.274562536077">
                <text:p>113.27456253607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79.543135918058">
                <text:p>79.543135918058</text:p>
              </table:table-cell>
              <table:table-cell office:value-type="float" office:value="113.399321768915">
                <text:p>113.39932176891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79.6861132522701">
                <text:p>79.6861132522701</text:p>
              </table:table-cell>
              <table:table-cell office:value-type="float" office:value="112.953197855402">
                <text:p>112.95319785540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79.7312249790889">
                <text:p>79.7312249790889</text:p>
              </table:table-cell>
              <table:table-cell office:value-type="float" office:value="113.541815782675">
                <text:p>113.54181578267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79.6254830861883">
                <text:p>79.6254830861883</text:p>
              </table:table-cell>
              <table:table-cell office:value-type="float" office:value="113.626944334942">
                <text:p>113.62694433494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79.4029781373678">
                <text:p>79.4029781373678</text:p>
              </table:table-cell>
              <table:table-cell office:value-type="float" office:value="115.386831039149">
                <text:p>115.38683103914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79.6225818964165">
                <text:p>79.6225818964165</text:p>
              </table:table-cell>
              <table:table-cell office:value-type="float" office:value="115.842841814186">
                <text:p>115.84284181418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79.5455597959297">
                <text:p>79.5455597959297</text:p>
              </table:table-cell>
              <table:table-cell office:value-type="float" office:value="115.49965612529">
                <text:p>115.4996561252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79.6016899215126">
                <text:p>79.6016899215126</text:p>
              </table:table-cell>
              <table:table-cell office:value-type="float" office:value="115.598000457924">
                <text:p>115.59800045792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79.7705763706545">
                <text:p>79.7705763706545</text:p>
              </table:table-cell>
              <table:table-cell office:value-type="float" office:value="115.711516304141">
                <text:p>115.71151630414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79.6165061683995">
                <text:p>79.6165061683995</text:p>
              </table:table-cell>
              <table:table-cell office:value-type="float" office:value="115.873176515347">
                <text:p>115.87317651534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79.5742386789544">
                <text:p>79.5742386789544</text:p>
              </table:table-cell>
              <table:table-cell office:value-type="float" office:value="115.724382545729">
                <text:p>115.724382545729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79.5524208815551">
                <text:p>79.5524208815551</text:p>
              </table:table-cell>
              <table:table-cell office:value-type="float" office:value="115.549256893338">
                <text:p>115.54925689333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79.7473338661067">
                <text:p>79.7473338661067</text:p>
              </table:table-cell>
              <table:table-cell office:value-type="float" office:value="114.685379699732">
                <text:p>114.68537969973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79.7530693494692">
                <text:p>79.7530693494692</text:p>
              </table:table-cell>
              <table:table-cell office:value-type="float" office:value="114.310070028366">
                <text:p>114.310070028366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79.6544281671727">
                <text:p>79.6544281671727</text:p>
              </table:table-cell>
              <table:table-cell office:value-type="float" office:value="114.927574571223">
                <text:p>114.927574571223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79.4837113225705">
                <text:p>79.4837113225705</text:p>
              </table:table-cell>
              <table:table-cell office:value-type="float" office:value="114.511360911621">
                <text:p>114.51136091162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79.4262938853409">
                <text:p>79.4262938853409</text:p>
              </table:table-cell>
              <table:table-cell office:value-type="float" office:value="115.175911281192">
                <text:p>115.17591128119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79.3810216407428">
                <text:p>79.3810216407428</text:p>
              </table:table-cell>
              <table:table-cell office:value-type="float" office:value="114.896815439855">
                <text:p>114.89681543985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79.4412406218249">
                <text:p>79.4412406218249</text:p>
              </table:table-cell>
              <table:table-cell office:value-type="float" office:value="115.00121006753">
                <text:p>115.00121006753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79.3396199860918">
                <text:p>79.3396199860918</text:p>
              </table:table-cell>
              <table:table-cell office:value-type="float" office:value="115.689362409148">
                <text:p>115.689362409148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79.7817073531484">
                <text:p>79.7817073531484</text:p>
              </table:table-cell>
              <table:table-cell office:value-type="float" office:value="115.985843484106">
                <text:p>115.98584348410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79.7061235009128">
                <text:p>79.7061235009128</text:p>
              </table:table-cell>
              <table:table-cell office:value-type="float" office:value="115.76001020791">
                <text:p>115.7600102079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79.6155310244604">
                <text:p>79.6155310244604</text:p>
              </table:table-cell>
              <table:table-cell office:value-type="float" office:value="114.821565414585">
                <text:p>114.82156541458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79.5608130856679">
                <text:p>79.5608130856679</text:p>
              </table:table-cell>
              <table:table-cell office:value-type="float" office:value="113.725971101649">
                <text:p>113.725971101649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79.6706189312282">
                <text:p>79.6706189312282</text:p>
              </table:table-cell>
              <table:table-cell office:value-type="float" office:value="113.567631474759">
                <text:p>113.56763147475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79.456908596901">
                <text:p>79.456908596901</text:p>
              </table:table-cell>
              <table:table-cell office:value-type="float" office:value="113.58859528804">
                <text:p>113.58859528804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79.258868272596">
                <text:p>79.258868272596</text:p>
              </table:table-cell>
              <table:table-cell office:value-type="float" office:value="114.401431971069">
                <text:p>114.40143197106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78.9921641879147">
                <text:p>78.9921641879147</text:p>
              </table:table-cell>
              <table:table-cell office:value-type="float" office:value="115.488412730147">
                <text:p>115.48841273014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78.8679153208742">
                <text:p>78.8679153208742</text:p>
              </table:table-cell>
              <table:table-cell office:value-type="float" office:value="115.532895298043">
                <text:p>115.53289529804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78.8905413753474">
                <text:p>78.8905413753474</text:p>
              </table:table-cell>
              <table:table-cell office:value-type="float" office:value="115.464211558502">
                <text:p>115.46421155850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78.7297060785802">
                <text:p>78.7297060785802</text:p>
              </table:table-cell>
              <table:table-cell office:value-type="float" office:value="113.71352929879">
                <text:p>113.7135292987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78.7681645623976">
                <text:p>78.7681645623976</text:p>
              </table:table-cell>
              <table:table-cell office:value-type="float" office:value="113.733810677998">
                <text:p>113.733810677998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78.9036584696561">
                <text:p>78.9036584696561</text:p>
              </table:table-cell>
              <table:table-cell office:value-type="float" office:value="111.659899547832">
                <text:p>111.65989954783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79.2822902082968">
                <text:p>79.2822902082968</text:p>
              </table:table-cell>
              <table:table-cell office:value-type="float" office:value="111.445226449346">
                <text:p>111.44522644934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79.3380227014475">
                <text:p>79.3380227014475</text:p>
              </table:table-cell>
              <table:table-cell office:value-type="float" office:value="111.669694874441">
                <text:p>111.66969487444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79.0720863094506">
                <text:p>79.0720863094506</text:p>
              </table:table-cell>
              <table:table-cell office:value-type="float" office:value="111.699779897742">
                <text:p>111.69977989774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79.0663633953075">
                <text:p>79.0663633953075</text:p>
              </table:table-cell>
              <table:table-cell office:value-type="float" office:value="111.6081682857">
                <text:p>111.608168285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78.7923859026288">
                <text:p>78.7923859026288</text:p>
              </table:table-cell>
              <table:table-cell office:value-type="float" office:value="112.768526554263">
                <text:p>112.768526554263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79.2462797362724">
                <text:p>79.2462797362724</text:p>
              </table:table-cell>
              <table:table-cell office:value-type="float" office:value="111.580047313097">
                <text:p>111.580047313097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79.67147226406">
                <text:p>79.67147226406</text:p>
              </table:table-cell>
              <table:table-cell office:value-type="float" office:value="111.744354009074">
                <text:p>111.744354009074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79.9098054121">
                <text:p>79.9098054121</text:p>
              </table:table-cell>
              <table:table-cell office:value-type="float" office:value="112.879820354439">
                <text:p>112.87982035443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80.1162499643649">
                <text:p>80.1162499643649</text:p>
              </table:table-cell>
              <table:table-cell office:value-type="float" office:value="110.212863848403">
                <text:p>110.212863848403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80.1403080011808">
                <text:p>80.1403080011808</text:p>
              </table:table-cell>
              <table:table-cell office:value-type="float" office:value="109.178205225049">
                <text:p>109.17820522504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80.0208100103643">
                <text:p>80.0208100103643</text:p>
              </table:table-cell>
              <table:table-cell office:value-type="float" office:value="109.212884148854">
                <text:p>109.21288414885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80.0653472828527">
                <text:p>80.0653472828527</text:p>
              </table:table-cell>
              <table:table-cell office:value-type="float" office:value="109.210245990087">
                <text:p>109.210245990087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79.9681389964594">
                <text:p>79.9681389964594</text:p>
              </table:table-cell>
              <table:table-cell office:value-type="float" office:value="108.708296252617">
                <text:p>108.70829625261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79.7570350537534">
                <text:p>79.7570350537534</text:p>
              </table:table-cell>
              <table:table-cell office:value-type="float" office:value="107.129768582714">
                <text:p>107.12976858271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79.5840569269723">
                <text:p>79.5840569269723</text:p>
              </table:table-cell>
              <table:table-cell office:value-type="float" office:value="106.886292086075">
                <text:p>106.88629208607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79.4099042036645">
                <text:p>79.4099042036645</text:p>
              </table:table-cell>
              <table:table-cell office:value-type="float" office:value="107.277705357392">
                <text:p>107.277705357392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79.4311505469595">
                <text:p>79.4311505469595</text:p>
              </table:table-cell>
              <table:table-cell office:value-type="float" office:value="109.047304153734">
                <text:p>109.047304153734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79.3112215851146">
                <text:p>79.3112215851146</text:p>
              </table:table-cell>
              <table:table-cell office:value-type="float" office:value="108.983813514294">
                <text:p>108.983813514294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79.2792883511292">
                <text:p>79.2792883511292</text:p>
              </table:table-cell>
              <table:table-cell office:value-type="float" office:value="109.396107372938">
                <text:p>109.396107372938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79.607907405784">
                <text:p>79.607907405784</text:p>
              </table:table-cell>
              <table:table-cell office:value-type="float" office:value="110.867352578538">
                <text:p>110.86735257853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79.3946732740091">
                <text:p>79.3946732740091</text:p>
              </table:table-cell>
              <table:table-cell office:value-type="float" office:value="110.508063289691">
                <text:p>110.50806328969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79.4281701174768">
                <text:p>79.4281701174768</text:p>
              </table:table-cell>
              <table:table-cell office:value-type="float" office:value="109.747557085435">
                <text:p>109.74755708543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79.5152375260475">
                <text:p>79.5152375260475</text:p>
              </table:table-cell>
              <table:table-cell office:value-type="float" office:value="110.659245757259">
                <text:p>110.659245757259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79.4973097521068">
                <text:p>79.4973097521068</text:p>
              </table:table-cell>
              <table:table-cell office:value-type="float" office:value="110.972088418989">
                <text:p>110.972088418989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79.5052596358499">
                <text:p>79.5052596358499</text:p>
              </table:table-cell>
              <table:table-cell office:value-type="float" office:value="111.004129184027">
                <text:p>111.00412918402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79.3342962864858">
                <text:p>79.3342962864858</text:p>
              </table:table-cell>
              <table:table-cell office:value-type="float" office:value="110.492975002062">
                <text:p>110.49297500206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79.1883935666695">
                <text:p>79.1883935666695</text:p>
              </table:table-cell>
              <table:table-cell office:value-type="float" office:value="110.375206476637">
                <text:p>110.375206476637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79.3192222228813">
                <text:p>79.3192222228813</text:p>
              </table:table-cell>
              <table:table-cell office:value-type="float" office:value="111.080061626325">
                <text:p>111.08006162632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79.2360834804492">
                <text:p>79.2360834804492</text:p>
              </table:table-cell>
              <table:table-cell office:value-type="float" office:value="111.417105476744">
                <text:p>111.417105476744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79.2015465107098">
                <text:p>79.2015465107098</text:p>
              </table:table-cell>
              <table:table-cell office:value-type="float" office:value="112.108153972472">
                <text:p>112.108153972472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79.0694284945285">
                <text:p>79.0694284945285</text:p>
              </table:table-cell>
              <table:table-cell office:value-type="float" office:value="112.233853626204">
                <text:p>112.233853626204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79.1078242786762">
                <text:p>79.1078242786762</text:p>
              </table:table-cell>
              <table:table-cell office:value-type="float" office:value="112.903347426537">
                <text:p>112.90334742653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78.7767268666832">
                <text:p>78.7767268666832</text:p>
              </table:table-cell>
              <table:table-cell office:value-type="float" office:value="112.877864612701">
                <text:p>112.87786461270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78.54981636473">
                <text:p>78.54981636473</text:p>
              </table:table-cell>
              <table:table-cell office:value-type="float" office:value="112.241010785525">
                <text:p>112.24101078552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78.2909113442107">
                <text:p>78.2909113442107</text:p>
              </table:table-cell>
              <table:table-cell office:value-type="float" office:value="111.936690125696">
                <text:p>111.936690125696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78.2003396867505">
                <text:p>78.2003396867505</text:p>
              </table:table-cell>
              <table:table-cell office:value-type="float" office:value="112.792128526311">
                <text:p>112.79212852631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78.0601086212047">
                <text:p>78.0601086212047</text:p>
              </table:table-cell>
              <table:table-cell office:value-type="float" office:value="113.77701993823">
                <text:p>113.77701993823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78.1061451253194">
                <text:p>78.1061451253194</text:p>
              </table:table-cell>
              <table:table-cell office:value-type="float" office:value="112.933424132355">
                <text:p>112.93342413235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78.0605275283193">
                <text:p>78.0605275283193</text:p>
              </table:table-cell>
              <table:table-cell office:value-type="float" office:value="113.4426142551">
                <text:p>113.442614255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77.8026383152805">
                <text:p>77.8026383152805</text:p>
              </table:table-cell>
              <table:table-cell office:value-type="float" office:value="112.412474632301">
                <text:p>112.41247463230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77.7875981107167">
                <text:p>77.7875981107167</text:p>
              </table:table-cell>
              <table:table-cell office:value-type="float" office:value="111.970095741835">
                <text:p>111.97009574183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77.8244841748058">
                <text:p>77.8244841748058</text:p>
              </table:table-cell>
              <table:table-cell office:value-type="float" office:value="111.762671337585">
                <text:p>111.76267133758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77.7607515258875">
                <text:p>77.7607515258875</text:p>
              </table:table-cell>
              <table:table-cell office:value-type="float" office:value="111.60688665203">
                <text:p>111.6068866520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77.6402477568739">
                <text:p>77.6402477568739</text:p>
              </table:table-cell>
              <table:table-cell office:value-type="float" office:value="110.2587112674">
                <text:p>110.2587112674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77.7189720981991">
                <text:p>77.7189720981991</text:p>
              </table:table-cell>
              <table:table-cell office:value-type="float" office:value="111.673614658355">
                <text:p>111.67361465835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77.5888066540507">
                <text:p>77.5888066540507</text:p>
              </table:table-cell>
              <table:table-cell office:value-type="float" office:value="114.301889230719">
                <text:p>114.30188923071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77.4582899681823">
                <text:p>77.4582899681823</text:p>
              </table:table-cell>
              <table:table-cell office:value-type="float" office:value="114.121312491406">
                <text:p>114.12131249140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77.2861641795922">
                <text:p>77.2861641795922</text:p>
              </table:table-cell>
              <table:table-cell office:value-type="float" office:value="114.494999316327">
                <text:p>114.494999316327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77.0311049474984">
                <text:p>77.0311049474984</text:p>
              </table:table-cell>
              <table:table-cell office:value-type="float" office:value="114.061059210329">
                <text:p>114.06105921032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76.9512351482818">
                <text:p>76.9512351482818</text:p>
              </table:table-cell>
              <table:table-cell office:value-type="float" office:value="113.58859528804">
                <text:p>113.58859528804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77.1874580733919">
                <text:p>77.1874580733919</text:p>
              </table:table-cell>
              <table:table-cell office:value-type="float" office:value="114.114063788648">
                <text:p>114.11406378864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77.2767950023899">
                <text:p>77.2767950023899</text:p>
              </table:table-cell>
              <table:table-cell office:value-type="float" office:value="114.801874917491">
                <text:p>114.80187491749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77.2539888693958">
                <text:p>77.2539888693958</text:p>
              </table:table-cell>
              <table:table-cell office:value-type="float" office:value="114.948538384504">
                <text:p>114.948538384504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77.2264708098529">
                <text:p>77.2264708098529</text:p>
              </table:table-cell>
              <table:table-cell office:value-type="float" office:value="115.10952447912">
                <text:p>115.1095244791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76.9494628655247">
                <text:p>76.9494628655247</text:p>
              </table:table-cell>
              <table:table-cell office:value-type="float" office:value="115.344470647854">
                <text:p>115.344470647854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76.7338213612733">
                <text:p>76.7338213612733</text:p>
              </table:table-cell>
              <table:table-cell office:value-type="float" office:value="115.142846877828">
                <text:p>115.142846877828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76.9159507368807">
                <text:p>76.9159507368807</text:p>
              </table:table-cell>
              <table:table-cell office:value-type="float" office:value="115.865420147907">
                <text:p>115.865420147907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76.7470281201514">
                <text:p>76.7470281201514</text:p>
              </table:table-cell>
              <table:table-cell office:value-type="float" office:value="116.322887326003">
                <text:p>116.322887326003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76.6250227889243">
                <text:p>76.6250227889243</text:p>
              </table:table-cell>
              <table:table-cell office:value-type="float" office:value="116.855596203364">
                <text:p>116.855596203364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76.6508882081238">
                <text:p>76.6508882081238</text:p>
              </table:table-cell>
              <table:table-cell office:value-type="float" office:value="117.427594539998">
                <text:p>117.427594539998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76.7603327759768">
                <text:p>76.7603327759768</text:p>
              </table:table-cell>
              <table:table-cell office:value-type="float" office:value="117.819607019434">
                <text:p>117.81960701943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76.7444697264232">
                <text:p>76.7444697264232</text:p>
              </table:table-cell>
              <table:table-cell office:value-type="float" office:value="118.421690387891">
                <text:p>118.42169038789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76.7855241623561">
                <text:p>76.7855241623561</text:p>
              </table:table-cell>
              <table:table-cell office:value-type="float" office:value="118.301949485764">
                <text:p>118.301949485764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76.8549353247874">
                <text:p>76.8549353247874</text:p>
              </table:table-cell>
              <table:table-cell office:value-type="float" office:value="118.919712015443">
                <text:p>118.919712015443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76.9530454328022">
                <text:p>76.9530454328022</text:p>
              </table:table-cell>
              <table:table-cell office:value-type="float" office:value="118.544743556852">
                <text:p>118.544743556852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77.0036031891235">
                <text:p>77.0036031891235</text:p>
              </table:table-cell>
              <table:table-cell office:value-type="float" office:value="118.120007886828">
                <text:p>118.120007886828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76.8730709455876">
                <text:p>76.8730709455876</text:p>
              </table:table-cell>
              <table:table-cell office:value-type="float" office:value="119.391576729613">
                <text:p>119.391576729613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76.7909483720521">
                <text:p>76.7909483720521</text:p>
              </table:table-cell>
              <table:table-cell office:value-type="float" office:value="118.286187090067">
                <text:p>118.28618709006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77.1751698138064">
                <text:p>77.1751698138064</text:p>
              </table:table-cell>
              <table:table-cell office:value-type="float" office:value="119.13173863768">
                <text:p>119.13173863768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77.1626912367582">
                <text:p>77.1626912367582</text:p>
              </table:table-cell>
              <table:table-cell office:value-type="float" office:value="119.193265217899">
                <text:p>119.19326521789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77.2399195727048">
                <text:p>77.2399195727048</text:p>
              </table:table-cell>
              <table:table-cell office:value-type="float" office:value="118.831337770286">
                <text:p>118.83133777028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77.1841042965781">
                <text:p>77.1841042965781</text:p>
              </table:table-cell>
              <table:table-cell office:value-type="float" office:value="119.248233855439">
                <text:p>119.248233855439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76.8854592986075">
                <text:p>76.8854592986075</text:p>
              </table:table-cell>
              <table:table-cell office:value-type="float" office:value="119.063054889617">
                <text:p>119.063054889617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76.6534911767162">
                <text:p>76.6534911767162</text:p>
              </table:table-cell>
              <table:table-cell office:value-type="float" office:value="119.467509171911">
                <text:p>119.46750917191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76.5990678127224">
                <text:p>76.5990678127224</text:p>
              </table:table-cell>
              <table:table-cell office:value-type="float" office:value="119.162506086531">
                <text:p>119.16250608653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76.7592216028135">
                <text:p>76.7592216028135</text:p>
              </table:table-cell>
              <table:table-cell office:value-type="float" office:value="119.081372218127">
                <text:p>119.08137221812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76.6637055451615">
                <text:p>76.6637055451615</text:p>
              </table:table-cell>
              <table:table-cell office:value-type="float" office:value="119.152702450961">
                <text:p>119.15270245096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76.5572247628038">
                <text:p>76.5572247628038</text:p>
              </table:table-cell>
              <table:table-cell office:value-type="float" office:value="119.612125362272">
                <text:p>119.61212536227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76.3311050194421">
                <text:p>76.3311050194421</text:p>
              </table:table-cell>
              <table:table-cell office:value-type="float" office:value="118.690641372361">
                <text:p>118.69064137236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76.2795406451789">
                <text:p>76.2795406451789</text:p>
              </table:table-cell>
              <table:table-cell office:value-type="float" office:value="118.290789308053">
                <text:p>118.29078930805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76.3307753034475">
                <text:p>76.3307753034475</text:p>
              </table:table-cell>
              <table:table-cell office:value-type="float" office:value="119.313006120026">
                <text:p>119.313006120026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76.1325041169024">
                <text:p>76.1325041169024</text:p>
              </table:table-cell>
              <table:table-cell office:value-type="float" office:value="117.468839741009">
                <text:p>117.46883974100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76.3242866196298">
                <text:p>76.3242866196298</text:p>
              </table:table-cell>
              <table:table-cell office:value-type="float" office:value="118.457051737246">
                <text:p>118.45705173724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76.3798653525241">
                <text:p>76.3798653525241</text:p>
              </table:table-cell>
              <table:table-cell office:value-type="float" office:value="119.950450837838">
                <text:p>119.950450837838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76.3701623750053">
                <text:p>76.3701623750053</text:p>
              </table:table-cell>
              <table:table-cell office:value-type="float" office:value="119.772512257291">
                <text:p>119.772512257291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76.1350501661807">
                <text:p>76.1350501661807</text:p>
              </table:table-cell>
              <table:table-cell office:value-type="float" office:value="120.072230699134">
                <text:p>120.072230699134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76.0209707697087">
                <text:p>76.0209707697087</text:p>
              </table:table-cell>
              <table:table-cell office:value-type="float" office:value="120.397431946291">
                <text:p>120.39743194629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76.0018096898307">
                <text:p>76.0018096898307</text:p>
              </table:table-cell>
              <table:table-cell office:value-type="float" office:value="121.470772503317">
                <text:p>121.47077250331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75.8742992752606">
                <text:p>75.8742992752606</text:p>
              </table:table-cell>
              <table:table-cell office:value-type="float" office:value="121.832708276934">
                <text:p>121.83270827693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75.7011519401159">
                <text:p>75.7011519401159</text:p>
              </table:table-cell>
              <table:table-cell office:value-type="float" office:value="122.116065123483">
                <text:p>122.116065123483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75.9509969555761">
                <text:p>75.9509969555761</text:p>
              </table:table-cell>
              <table:table-cell office:value-type="float" office:value="122.691983252553">
                <text:p>122.691983252553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76.0015929580703">
                <text:p>76.0015929580703</text:p>
              </table:table-cell>
              <table:table-cell office:value-type="float" office:value="123.119956289463">
                <text:p>123.11995628946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76.3547338579715">
                <text:p>76.3547338579715</text:p>
              </table:table-cell>
              <table:table-cell office:value-type="float" office:value="123.143558261511">
                <text:p>123.14355826151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76.0397752572764">
                <text:p>76.0397752572764</text:p>
              </table:table-cell>
              <table:table-cell office:value-type="float" office:value="123.18804914689">
                <text:p>123.1880491468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76.1982506357722">
                <text:p>76.1982506357722</text:p>
              </table:table-cell>
              <table:table-cell office:value-type="float" office:value="123.902699614665">
                <text:p>123.90269961466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76.3462136184425">
                <text:p>76.3462136184425</text:p>
              </table:table-cell>
              <table:table-cell office:value-type="float" office:value="123.689399693285">
                <text:p>123.68939969328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76.1007031607233">
                <text:p>76.1007031607233</text:p>
              </table:table-cell>
              <table:table-cell office:value-type="float" office:value="123.160602282356">
                <text:p>123.16060228235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76.05249926945">
                <text:p>76.05249926945</text:p>
              </table:table-cell>
              <table:table-cell office:value-type="float" office:value="123.192651364876">
                <text:p>123.19265136487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75.9593607659696">
                <text:p>75.9593607659696</text:p>
              </table:table-cell>
              <table:table-cell office:value-type="float" office:value="123.669118305555">
                <text:p>123.66911830555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75.7831026950545">
                <text:p>75.7831026950545</text:p>
              </table:table-cell>
              <table:table-cell office:value-type="float" office:value="122.900090082354">
                <text:p>122.900090082354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75.4752499891725">
                <text:p>75.4752499891725</text:p>
              </table:table-cell>
              <table:table-cell office:value-type="float" office:value="123.671673238367">
                <text:p>123.671673238367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75.5632542338921">
                <text:p>75.5632542338921</text:p>
              </table:table-cell>
              <table:table-cell office:value-type="float" office:value="123.123876081899">
                <text:p>123.123876081899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75.7302896917002">
                <text:p>75.7302896917002</text:p>
              </table:table-cell>
              <table:table-cell office:value-type="float" office:value="124.077492380285">
                <text:p>124.07749238028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76.0024382113212">
                <text:p>76.0024382113212</text:p>
              </table:table-cell>
              <table:table-cell office:value-type="float" office:value="123.792088248562">
                <text:p>123.792088248562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75.8402640671915">
                <text:p>75.8402640671915</text:p>
              </table:table-cell>
              <table:table-cell office:value-type="float" office:value="124.238470157418">
                <text:p>124.238470157418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75.5174960696991">
                <text:p>75.5174960696991</text:p>
              </table:table-cell>
              <table:table-cell office:value-type="float" office:value="124.18997625365">
                <text:p>124.1899762536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75.4606829448839">
                <text:p>75.4606829448839</text:p>
              </table:table-cell>
              <table:table-cell office:value-type="float" office:value="124.949800040877">
                <text:p>124.949800040877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75.3207795442558">
                <text:p>75.3207795442558</text:p>
              </table:table-cell>
              <table:table-cell office:value-type="float" office:value="123.998231019143">
                <text:p>123.998231019143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75.4952481379782">
                <text:p>75.4952481379782</text:p>
              </table:table-cell>
              <table:table-cell office:value-type="float" office:value="124.473424652156">
                <text:p>124.473424652156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75.3264285253369">
                <text:p>75.3264285253369</text:p>
              </table:table-cell>
              <table:table-cell office:value-type="float" office:value="124.125212306545">
                <text:p>124.12521230654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75.356133135179">
                <text:p>75.356133135179</text:p>
              </table:table-cell>
              <table:table-cell office:value-type="float" office:value="124.536232866046">
                <text:p>124.536232866046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75.3283774254156">
                <text:p>75.3283774254156</text:p>
              </table:table-cell>
              <table:table-cell office:value-type="float" office:value="125.047378722007">
                <text:p>125.047378722007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75.4613630944685">
                <text:p>75.4613630944685</text:p>
              </table:table-cell>
              <table:table-cell office:value-type="float" office:value="126.144845550727">
                <text:p>126.144845550727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75.5734978421706">
                <text:p>75.5734978421706</text:p>
              </table:table-cell>
              <table:table-cell office:value-type="float" office:value="126.680875012405">
                <text:p>126.68087501240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75.358869730147">
                <text:p>75.358869730147</text:p>
              </table:table-cell>
              <table:table-cell office:value-type="float" office:value="126.680192586855">
                <text:p>126.68019258685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75.5678455426642">
                <text:p>75.5678455426642</text:p>
              </table:table-cell>
              <table:table-cell office:value-type="float" office:value="124.414536222181">
                <text:p>124.41453622218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75.8302318930869">
                <text:p>75.8302318930869</text:p>
              </table:table-cell>
              <table:table-cell office:value-type="float" office:value="125.757435289278">
                <text:p>125.75743528927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76.0831954598977">
                <text:p>76.0831954598977</text:p>
              </table:table-cell>
              <table:table-cell office:value-type="float" office:value="124.579775013048">
                <text:p>124.579775013048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75.9703575903473">
                <text:p>75.9703575903473</text:p>
              </table:table-cell>
              <table:table-cell office:value-type="float" office:value="123.88565559382">
                <text:p>123.88565559382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75.7079521450188">
                <text:p>75.7079521450188</text:p>
              </table:table-cell>
              <table:table-cell office:value-type="float" office:value="123.974029847499">
                <text:p>123.974029847499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75.5085654675743">
                <text:p>75.5085654675743</text:p>
              </table:table-cell>
              <table:table-cell office:value-type="float" office:value="124.141573901839">
                <text:p>124.14157390183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75.3054397429045">
                <text:p>75.3054397429045</text:p>
              </table:table-cell>
              <table:table-cell office:value-type="float" office:value="125.439391201442">
                <text:p>125.439391201442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75.2380172894288">
                <text:p>75.2380172894288</text:p>
              </table:table-cell>
              <table:table-cell office:value-type="float" office:value="125.071579902173">
                <text:p>125.07157990217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75.3690303720484">
                <text:p>75.3690303720484</text:p>
              </table:table-cell>
              <table:table-cell office:value-type="float" office:value="125.280369157525">
                <text:p>125.28036915752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75.533543785145">
                <text:p>75.533543785145</text:p>
              </table:table-cell>
              <table:table-cell office:value-type="float" office:value="125.380502779989">
                <text:p>125.380502779989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75.4361381804614">
                <text:p>75.4361381804614</text:p>
              </table:table-cell>
              <table:table-cell office:value-type="float" office:value="126.285541948652">
                <text:p>126.285541948652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75.4166371784162">
                <text:p>75.4166371784162</text:p>
              </table:table-cell>
              <table:table-cell office:value-type="float" office:value="126.464928606254">
                <text:p>126.46492860625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75.3619716047875">
                <text:p>75.3619716047875</text:p>
              </table:table-cell>
              <table:table-cell office:value-type="float" office:value="125.281650782672">
                <text:p>125.281650782672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75.3227022572032">
                <text:p>75.3227022572032</text:p>
              </table:table-cell>
              <table:table-cell office:value-type="float" office:value="126.39488000709">
                <text:p>126.39488000709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75.247410952192">
                <text:p>75.247410952192</text:p>
              </table:table-cell>
              <table:table-cell office:value-type="float" office:value="127.608242853973">
                <text:p>127.608242853973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75.1636217983302">
                <text:p>75.1636217983302</text:p>
              </table:table-cell>
              <table:table-cell office:value-type="float" office:value="127.565033593741">
                <text:p>127.56503359374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75.2820561666848">
                <text:p>75.2820561666848</text:p>
              </table:table-cell>
              <table:table-cell office:value-type="float" office:value="128.309094985271">
                <text:p>128.30909498527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75.3996359538916">
                <text:p>75.3996359538916</text:p>
              </table:table-cell>
              <table:table-cell office:value-type="float" office:value="128.725991070423">
                <text:p>128.725991070423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75.1142501202893">
                <text:p>75.1142501202893</text:p>
              </table:table-cell>
              <table:table-cell office:value-type="float" office:value="128.534245835917">
                <text:p>128.534245835917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75.2167892611729">
                <text:p>75.2167892611729</text:p>
              </table:table-cell>
              <table:table-cell office:value-type="float" office:value="128.839931346848">
                <text:p>128.83993134684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75.5545549506589">
                <text:p>75.5545549506589</text:p>
              </table:table-cell>
              <table:table-cell office:value-type="float" office:value="128.611451594402">
                <text:p>128.611451594402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75.4961353737079">
                <text:p>75.4961353737079</text:p>
              </table:table-cell>
              <table:table-cell office:value-type="float" office:value="129.66451908118">
                <text:p>129.66451908118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75.1991732310516">
                <text:p>75.1991732310516</text:p>
              </table:table-cell>
              <table:table-cell office:value-type="float" office:value="130.179593055581">
                <text:p>130.17959305558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75.2725740808355">
                <text:p>75.2725740808355</text:p>
              </table:table-cell>
              <table:table-cell office:value-type="float" office:value="129.817657281964">
                <text:p>129.817657281964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75.3947598554">
                <text:p>75.3947598554</text:p>
              </table:table-cell>
              <table:table-cell office:value-type="float" office:value="130.850360163579">
                <text:p>130.850360163579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75.4874151099252">
                <text:p>75.4874151099252</text:p>
              </table:table-cell>
              <table:table-cell office:value-type="float" office:value="130.687418318703">
                <text:p>130.68741831870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75.538398594864">
                <text:p>75.538398594864</text:p>
              </table:table-cell>
              <table:table-cell office:value-type="float" office:value="131.133117802009">
                <text:p>131.13311780200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75.7307523709842">
                <text:p>75.7307523709842</text:p>
              </table:table-cell>
              <table:table-cell office:value-type="float" office:value="130.447861614501">
                <text:p>130.44786161450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75.4613438952847">
                <text:p>75.4613438952847</text:p>
              </table:table-cell>
              <table:table-cell office:value-type="float" office:value="130.339888407164">
                <text:p>130.339888407164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75.3866529388465">
                <text:p>75.3866529388465</text:p>
              </table:table-cell>
              <table:table-cell office:value-type="float" office:value="130.413174364692">
                <text:p>130.413174364692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75.2742869588975">
                <text:p>75.2742869588975</text:p>
              </table:table-cell>
              <table:table-cell office:value-type="float" office:value="131.318979184859">
                <text:p>131.318979184859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75.2709635597354">
                <text:p>75.2709635597354</text:p>
              </table:table-cell>
              <table:table-cell office:value-type="float" office:value="130.410619431879">
                <text:p>130.410619431879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75.1073101302752">
                <text:p>75.1073101302752</text:p>
              </table:table-cell>
              <table:table-cell office:value-type="float" office:value="130.595806706661">
                <text:p>130.595806706661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75.1533775029866">
                <text:p>75.1533775029866</text:p>
              </table:table-cell>
              <table:table-cell office:value-type="float" office:value="128.815047741131">
                <text:p>128.815047741131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75.4734475098397">
                <text:p>75.4734475098397</text:p>
              </table:table-cell>
              <table:table-cell office:value-type="float" office:value="129.995004971874">
                <text:p>129.995004971874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75.6477785466786">
                <text:p>75.6477785466786</text:p>
              </table:table-cell>
              <table:table-cell office:value-type="float" office:value="129.343154400505">
                <text:p>129.343154400505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75.5367011431131">
                <text:p>75.5367011431131</text:p>
              </table:table-cell>
              <table:table-cell office:value-type="float" office:value="127.494302577548">
                <text:p>127.49430257754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76.0632697038953">
                <text:p>76.0632697038953</text:p>
              </table:table-cell>
              <table:table-cell office:value-type="float" office:value="128.176321398171">
                <text:p>128.176321398171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76.4237992660705">
                <text:p>76.4237992660705</text:p>
              </table:table-cell>
              <table:table-cell office:value-type="float" office:value="129.944638560843">
                <text:p>129.944638560843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76.1334660831708">
                <text:p>76.1334660831708</text:p>
              </table:table-cell>
              <table:table-cell office:value-type="float" office:value="129.863421475008">
                <text:p>129.863421475008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76.0089488909833">
                <text:p>76.0089488909833</text:p>
              </table:table-cell>
              <table:table-cell office:value-type="float" office:value="128.870008052666">
                <text:p>128.870008052666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76.0726065625427">
                <text:p>76.0726065625427</text:p>
              </table:table-cell>
              <table:table-cell office:value-type="float" office:value="127.789510344841">
                <text:p>127.789510344841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76.6727348390474">
                <text:p>76.6727348390474</text:p>
              </table:table-cell>
              <table:table-cell office:value-type="float" office:value="129.330712597647">
                <text:p>129.330712597647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76.7806199448713">
                <text:p>76.7806199448713</text:p>
              </table:table-cell>
              <table:table-cell office:value-type="float" office:value="128.428228370318">
                <text:p>128.428228370318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76.5624565318582">
                <text:p>76.5624565318582</text:p>
              </table:table-cell>
              <table:table-cell office:value-type="float" office:value="129.362836580117">
                <text:p>129.362836580117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76.7974961300091">
                <text:p>76.7974961300091</text:p>
              </table:table-cell>
              <table:table-cell office:value-type="float" office:value="130.542119711313">
                <text:p>130.542119711313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77.1015152683301">
                <text:p>77.1015152683301</text:p>
              </table:table-cell>
              <table:table-cell office:value-type="float" office:value="128.7862443515">
                <text:p>128.786244351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76.9920239825463">
                <text:p>76.9920239825463</text:p>
              </table:table-cell>
              <table:table-cell office:value-type="float" office:value="125.770559517687">
                <text:p>125.770559517687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76.8900050313959">
                <text:p>76.8900050313959</text:p>
              </table:table-cell>
              <table:table-cell office:value-type="float" office:value="126.120644379083">
                <text:p>126.120644379083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76.8632636189986">
                <text:p>76.8632636189986</text:p>
              </table:table-cell>
              <table:table-cell office:value-type="float" office:value="124.928919445028">
                <text:p>124.928919445028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76.7545201733829">
                <text:p>76.7545201733829</text:p>
              </table:table-cell>
              <table:table-cell office:value-type="float" office:value="125.787511995096">
                <text:p>125.787511995096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76.8611600512801">
                <text:p>76.8611600512801</text:p>
              </table:table-cell>
              <table:table-cell office:value-type="float" office:value="127.064365481418">
                <text:p>127.064365481418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76.8670582259078">
                <text:p>76.8670582259078</text:p>
              </table:table-cell>
              <table:table-cell office:value-type="float" office:value="128.038862367131">
                <text:p>128.038862367131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76.7264243095878">
                <text:p>76.7264243095878</text:p>
              </table:table-cell>
              <table:table-cell office:value-type="float" office:value="127.059763263432">
                <text:p>127.059763263432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76.4790435247239">
                <text:p>76.4790435247239</text:p>
              </table:table-cell>
              <table:table-cell office:value-type="float" office:value="127.616764864395">
                <text:p>127.61676486439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76.5276703602322">
                <text:p>76.5276703602322</text:p>
              </table:table-cell>
              <table:table-cell office:value-type="float" office:value="127.254154982709">
                <text:p>127.254154982709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76.7575196241835">
                <text:p>76.7575196241835</text:p>
              </table:table-cell>
              <table:table-cell office:value-type="float" office:value="127.731046353595">
                <text:p>127.73104635359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76.653312033098">
                <text:p>76.653312033098</text:p>
              </table:table-cell>
              <table:table-cell office:value-type="float" office:value="128.987784904094">
                <text:p>128.987784904094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76.545169143687">
                <text:p>76.545169143687</text:p>
              </table:table-cell>
              <table:table-cell office:value-type="float" office:value="129.744970524033">
                <text:p>129.744970524033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76.6977319861011">
                <text:p>76.6977319861011</text:p>
              </table:table-cell>
              <table:table-cell office:value-type="float" office:value="130.389655618598">
                <text:p>130.389655618598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76.5629733893126">
                <text:p>76.5629733893126</text:p>
              </table:table-cell>
              <table:table-cell office:value-type="float" office:value="130.315687226998">
                <text:p>130.315687226998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76.7988392627342">
                <text:p>76.7988392627342</text:p>
              </table:table-cell>
              <table:table-cell office:value-type="float" office:value="131.758120716962">
                <text:p>131.758120716962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76.8483732281176">
                <text:p>76.8483732281176</text:p>
              </table:table-cell>
              <table:table-cell office:value-type="float" office:value="131.786924115115">
                <text:p>131.78692411511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76.8348589579334">
                <text:p>76.8348589579334</text:p>
              </table:table-cell>
              <table:table-cell office:value-type="float" office:value="131.95702311079">
                <text:p>131.95702311079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76.882171053481">
                <text:p>76.882171053481</text:p>
              </table:table-cell>
              <table:table-cell office:value-type="float" office:value="131.680823415041">
                <text:p>131.680823415041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77.0281894099078">
                <text:p>77.0281894099078</text:p>
              </table:table-cell>
              <table:table-cell office:value-type="float" office:value="131.839928684912">
                <text:p>131.839928684912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76.9663678776317">
                <text:p>76.9663678776317</text:p>
              </table:table-cell>
              <table:table-cell office:value-type="float" office:value="132.504820267258">
                <text:p>132.504820267258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76.8974590310999">
                <text:p>76.8974590310999</text:p>
              </table:table-cell>
              <table:table-cell office:value-type="float" office:value="132.463916279022">
                <text:p>132.463916279022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77.1252604996389">
                <text:p>77.1252604996389</text:p>
              </table:table-cell>
              <table:table-cell office:value-type="float" office:value="132.479337461945">
                <text:p>132.47933746194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77.0150785743502">
                <text:p>77.0150785743502</text:p>
              </table:table-cell>
              <table:table-cell office:value-type="float" office:value="132.668444529163">
                <text:p>132.66844452916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77.0681263229119">
                <text:p>77.0681263229119</text:p>
              </table:table-cell>
              <table:table-cell office:value-type="float" office:value="132.451133263389">
                <text:p>132.451133263389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76.8728418014184">
                <text:p>76.8728418014184</text:p>
              </table:table-cell>
              <table:table-cell office:value-type="float" office:value="132.565073548335">
                <text:p>132.56507354833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76.6967852912301">
                <text:p>76.6967852912301</text:p>
              </table:table-cell>
              <table:table-cell office:value-type="float" office:value="132.592512086865">
                <text:p>132.59251208686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76.7866556451748">
                <text:p>76.7866556451748</text:p>
              </table:table-cell>
              <table:table-cell office:value-type="float" office:value="132.278387791465">
                <text:p>132.27838779146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77.1296008254079">
                <text:p>77.1296008254079</text:p>
              </table:table-cell>
              <table:table-cell office:value-type="float" office:value="132.266628414157">
                <text:p>132.266628414157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77.2830252857053">
                <text:p>77.2830252857053</text:p>
              </table:table-cell>
              <table:table-cell office:value-type="float" office:value="132.087241756555">
                <text:p>132.08724175655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77.4393842368896">
                <text:p>77.4393842368896</text:p>
              </table:table-cell>
              <table:table-cell office:value-type="float" office:value="133.182145326459">
                <text:p>133.182145326459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77.4548399522578">
                <text:p>77.4548399522578</text:p>
              </table:table-cell>
              <table:table-cell office:value-type="float" office:value="133.440710119248">
                <text:p>133.440710119248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77.5310832029268">
                <text:p>77.5310832029268</text:p>
              </table:table-cell>
              <table:table-cell office:value-type="float" office:value="133.046733580593">
                <text:p>133.046733580593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77.5287387504155">
                <text:p>77.5287387504155</text:p>
              </table:table-cell>
              <table:table-cell office:value-type="float" office:value="132.25086601846">
                <text:p>132.25086601846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77.7500568238378">
                <text:p>77.7500568238378</text:p>
              </table:table-cell>
              <table:table-cell office:value-type="float" office:value="131.841210318582">
                <text:p>131.841210318582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77.6730560295866">
                <text:p>77.6730560295866</text:p>
              </table:table-cell>
              <table:table-cell office:value-type="float" office:value="132.076847230349">
                <text:p>132.076847230349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77.5764746492363">
                <text:p>77.5764746492363</text:p>
              </table:table-cell>
              <table:table-cell office:value-type="float" office:value="131.456354998468">
                <text:p>131.45635499846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77.41880735969">
                <text:p>77.41880735969</text:p>
              </table:table-cell>
              <table:table-cell office:value-type="float" office:value="131.406671012987">
                <text:p>131.406671012987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77.608415183189">
                <text:p>77.608415183189</text:p>
              </table:table-cell>
              <table:table-cell office:value-type="float" office:value="131.673666264242">
                <text:p>131.673666264242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77.2591259630542">
                <text:p>77.2591259630542</text:p>
              </table:table-cell>
              <table:table-cell office:value-type="float" office:value="130.707699706434">
                <text:p>130.707699706434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77.2903642541848">
                <text:p>77.2903642541848</text:p>
              </table:table-cell>
              <table:table-cell office:value-type="float" office:value="128.7862443515">
                <text:p>128.7862443515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77.2690237960193">
                <text:p>77.2690237960193</text:p>
              </table:table-cell>
              <table:table-cell office:value-type="float" office:value="128.524442200347">
                <text:p>128.524442200347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76.9856718942132">
                <text:p>76.9856718942132</text:p>
              </table:table-cell>
              <table:table-cell office:value-type="float" office:value="127.921684723822">
                <text:p>127.921684723822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76.9344780911229">
                <text:p>76.9344780911229</text:p>
              </table:table-cell>
              <table:table-cell office:value-type="float" office:value="127.855639143047">
                <text:p>127.855639143047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76.7973322678147">
                <text:p>76.7973322678147</text:p>
              </table:table-cell>
              <table:table-cell office:value-type="float" office:value="126.957074708155">
                <text:p>126.95707470815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76.6068284265259">
                <text:p>76.6068284265259</text:p>
              </table:table-cell>
              <table:table-cell office:value-type="float" office:value="127.521150233963">
                <text:p>127.521150233963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76.3780676369812">
                <text:p>76.3780676369812</text:p>
              </table:table-cell>
              <table:table-cell office:value-type="float" office:value="127.919720673124">
                <text:p>127.919720673124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76.3651872432875">
                <text:p>76.3651872432875</text:p>
              </table:table-cell>
              <table:table-cell office:value-type="float" office:value="127.373887567353">
                <text:p>127.373887567353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76.2630596596305">
                <text:p>76.2630596596305</text:p>
              </table:table-cell>
              <table:table-cell office:value-type="float" office:value="125.92233286737">
                <text:p>125.92233286737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76.1637573849395">
                <text:p>76.1637573849395</text:p>
              </table:table-cell>
              <table:table-cell office:value-type="float" office:value="126.334626734536">
                <text:p>126.334626734536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76.3790128074089">
                <text:p>76.3790128074089</text:p>
              </table:table-cell>
              <table:table-cell office:value-type="float" office:value="126.474732241824">
                <text:p>126.474732241824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76.4415634304065">
                <text:p>76.4415634304065</text:p>
              </table:table-cell>
              <table:table-cell office:value-type="float" office:value="126.213612516222">
                <text:p>126.213612516222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76.6065772486792">
                <text:p>76.6065772486792</text:p>
              </table:table-cell>
              <table:table-cell office:value-type="float" office:value="126.41516139482">
                <text:p>126.41516139482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76.7779469215124">
                <text:p>76.7779469215124</text:p>
              </table:table-cell>
              <table:table-cell office:value-type="float" office:value="127.2410307543">
                <text:p>127.2410307543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77.0482479494377">
                <text:p>77.0482479494377</text:p>
              </table:table-cell>
              <table:table-cell office:value-type="float" office:value="127.297364242941">
                <text:p>127.297364242941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76.8356538678149">
                <text:p>76.8356538678149</text:p>
              </table:table-cell>
              <table:table-cell office:value-type="float" office:value="127.169700529988">
                <text:p>127.169700529988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76.8956319015515">
                <text:p>76.8956319015515</text:p>
              </table:table-cell>
              <table:table-cell office:value-type="float" office:value="128.368066632678">
                <text:p>128.368066632678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77.1457163728228">
                <text:p>77.1457163728228</text:p>
              </table:table-cell>
              <table:table-cell office:value-type="float" office:value="129.458367984595">
                <text:p>129.458367984595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77.1450885930379">
                <text:p>77.1450885930379</text:p>
              </table:table-cell>
              <table:table-cell office:value-type="float" office:value="130.613441609621">
                <text:p>130.613441609621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77.5941122625391">
                <text:p>77.5941122625391</text:p>
              </table:table-cell>
              <table:table-cell office:value-type="float" office:value="130.392210551411">
                <text:p>130.392210551411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77.4331029943989">
                <text:p>77.4331029943989</text:p>
              </table:table-cell>
              <table:table-cell office:value-type="float" office:value="131.03493991276">
                <text:p>131.03493991276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77.5604105564854">
                <text:p>77.5604105564854</text:p>
              </table:table-cell>
              <table:table-cell office:value-type="float" office:value="132.046678981094">
                <text:p>132.046678981094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77.3434518388616">
                <text:p>77.3434518388616</text:p>
              </table:table-cell>
              <table:table-cell office:value-type="float" office:value="132.344524915675">
                <text:p>132.34452491567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77.4023322445806">
                <text:p>77.4023322445806</text:p>
              </table:table-cell>
              <table:table-cell office:value-type="float" office:value="133.599049737616">
                <text:p>133.599049737616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77.4761170024537">
                <text:p>77.4761170024537</text:p>
              </table:table-cell>
              <table:table-cell office:value-type="float" office:value="133.254840410394">
                <text:p>133.254840410394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77.2572156114658">
                <text:p>77.2572156114658</text:p>
              </table:table-cell>
              <table:table-cell office:value-type="float" office:value="131.674348689792">
                <text:p>131.674348689792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77.1552661019514">
                <text:p>77.1552661019514</text:p>
              </table:table-cell>
              <table:table-cell office:value-type="float" office:value="131.250719884047">
                <text:p>131.250719884047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77.4937687107799">
                <text:p>77.4937687107799</text:p>
              </table:table-cell>
              <table:table-cell office:value-type="float" office:value="130.681534475569">
                <text:p>130.681534475569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77.7087389481805">
                <text:p>77.7087389481805</text:p>
              </table:table-cell>
              <table:table-cell office:value-type="float" office:value="130.15887891164">
                <text:p>130.15887891164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77.5439708969125">
                <text:p>77.5439708969125</text:p>
              </table:table-cell>
              <table:table-cell office:value-type="float" office:value="130.627930697653">
                <text:p>130.627930697653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77.558637503675">
                <text:p>77.558637503675</text:p>
              </table:table-cell>
              <table:table-cell office:value-type="float" office:value="130.030882303394">
                <text:p>130.030882303394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77.5039921587598">
                <text:p>77.5039921587598</text:p>
              </table:table-cell>
              <table:table-cell office:value-type="float" office:value="128.935204764504">
                <text:p>128.935204764504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77.3990599321852">
                <text:p>77.3990599321852</text:p>
              </table:table-cell>
              <table:table-cell office:value-type="float" office:value="129.463827397522">
                <text:p>129.463827397522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77.2530342126453">
                <text:p>77.2530342126453</text:p>
              </table:table-cell>
              <table:table-cell office:value-type="float" office:value="128.964773805639">
                <text:p>128.964773805639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77.2034829788724">
                <text:p>77.2034829788724</text:p>
              </table:table-cell>
              <table:table-cell office:value-type="float" office:value="127.800162857869">
                <text:p>127.800162857869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77.2014801796632">
                <text:p>77.2014801796632</text:p>
              </table:table-cell>
              <table:table-cell office:value-type="float" office:value="128.448684518916">
                <text:p>128.448684518916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77.0716786541964">
                <text:p>77.0716786541964</text:p>
              </table:table-cell>
              <table:table-cell office:value-type="float" office:value="127.286794947344">
                <text:p>127.286794947344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77.026715041875">
                <text:p>77.026715041875</text:p>
              </table:table-cell>
              <table:table-cell office:value-type="float" office:value="125.925744995123">
                <text:p>125.925744995123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76.9457416868967">
                <text:p>76.9457416868967</text:p>
              </table:table-cell>
              <table:table-cell office:value-type="float" office:value="126.151153841112">
                <text:p>126.151153841112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77.1032798202625">
                <text:p>77.1032798202625</text:p>
              </table:table-cell>
              <table:table-cell office:value-type="float" office:value="128.904528850567">
                <text:p>128.904528850567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77.5054050068898">
                <text:p>77.5054050068898</text:p>
              </table:table-cell>
              <table:table-cell office:value-type="float" office:value="129.850813228764">
                <text:p>129.850813228764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77.3796729127314">
                <text:p>77.3796729127314</text:p>
              </table:table-cell>
              <table:table-cell office:value-type="float" office:value="130.39749520347">
                <text:p>130.39749520347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77.2371118243932">
                <text:p>77.2371118243932</text:p>
              </table:table-cell>
              <table:table-cell office:value-type="float" office:value="129.26193731467">
                <text:p>129.26193731467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76.9501291142636">
                <text:p>76.9501291142636</text:p>
              </table:table-cell>
              <table:table-cell office:value-type="float" office:value="131.015940158699">
                <text:p>131.015940158699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76.7898675646335">
                <text:p>76.7898675646335</text:p>
              </table:table-cell>
              <table:table-cell office:value-type="float" office:value="130.997364843367">
                <text:p>130.997364843367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76.736755345913">
                <text:p>76.736755345913</text:p>
              </table:table-cell>
              <table:table-cell office:value-type="float" office:value="131.235981135198">
                <text:p>131.235981135198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77.0452701410987">
                <text:p>77.0452701410987</text:p>
              </table:table-cell>
              <table:table-cell office:value-type="float" office:value="131.172490487236">
                <text:p>131.172490487236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77.0231490907549">
                <text:p>77.0231490907549</text:p>
              </table:table-cell>
              <table:table-cell office:value-type="float" office:value="131.815561061361">
                <text:p>131.815561061361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76.953510652662">
                <text:p>76.953510652662</text:p>
              </table:table-cell>
              <table:table-cell office:value-type="float" office:value="131.352559570389">
                <text:p>131.352559570389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77.2290842378872">
                <text:p>77.2290842378872</text:p>
              </table:table-cell>
              <table:table-cell office:value-type="float" office:value="132.169648932624">
                <text:p>132.169648932624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77.2297954972191">
                <text:p>77.2297954972191</text:p>
              </table:table-cell>
              <table:table-cell office:value-type="float" office:value="132.690090767994">
                <text:p>132.690090767994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77.7557186396284">
                <text:p>77.7557186396284</text:p>
              </table:table-cell>
              <table:table-cell office:value-type="float" office:value="132.678581068548">
                <text:p>132.678581068548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77.638466667686">
                <text:p>77.638466667686</text:p>
              </table:table-cell>
              <table:table-cell office:value-type="float" office:value="133.628102796586">
                <text:p>133.628102796586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77.6592159592776">
                <text:p>77.6592159592776</text:p>
              </table:table-cell>
              <table:table-cell office:value-type="float" office:value="133.103233512619">
                <text:p>133.103233512619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77.5336111877688">
                <text:p>77.5336111877688</text:p>
              </table:table-cell>
              <table:table-cell office:value-type="float" office:value="132.481043525821">
                <text:p>132.481043525821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77.3456126354605">
                <text:p>77.3456126354605</text:p>
              </table:table-cell>
              <table:table-cell office:value-type="float" office:value="133.075878191521">
                <text:p>133.075878191521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77.135051462481">
                <text:p>77.135051462481</text:p>
              </table:table-cell>
              <table:table-cell office:value-type="float" office:value="133.276744636047">
                <text:p>133.276744636047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77.1466199845483">
                <text:p>77.1466199845483</text:p>
              </table:table-cell>
              <table:table-cell office:value-type="float" office:value="133.098631294632">
                <text:p>133.098631294632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77.1247886729612">
                <text:p>77.1247886729612</text:p>
              </table:table-cell>
              <table:table-cell office:value-type="float" office:value="134.195074485027">
                <text:p>134.195074485027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77.3936831216195">
                <text:p>77.3936831216195</text:p>
              </table:table-cell>
              <table:table-cell office:value-type="float" office:value="132.892064085322">
                <text:p>132.89206408532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77.6056815712714">
                <text:p>77.6056815712714</text:p>
              </table:table-cell>
              <table:table-cell office:value-type="float" office:value="134.322055763906">
                <text:p>134.322055763906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77.6815882225638">
                <text:p>77.6815882225638</text:p>
              </table:table-cell>
              <table:table-cell office:value-type="float" office:value="134.503739367499">
                <text:p>134.503739367499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77.6882205159813">
                <text:p>77.6882205159813</text:p>
              </table:table-cell>
              <table:table-cell office:value-type="float" office:value="134.227373236886">
                <text:p>134.227373236886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77.8683581627918">
                <text:p>77.8683581627918</text:p>
              </table:table-cell>
              <table:table-cell office:value-type="float" office:value="134.83209476411">
                <text:p>134.83209476411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77.6326202477624">
                <text:p>77.6326202477624</text:p>
              </table:table-cell>
              <table:table-cell office:value-type="float" office:value="135.297309983641">
                <text:p>135.29730998364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77.7896879524405">
                <text:p>77.7896879524405</text:p>
              </table:table-cell>
              <table:table-cell office:value-type="float" office:value="136.025775422859">
                <text:p>136.025775422859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78.1707420096469">
                <text:p>78.1707420096469</text:p>
              </table:table-cell>
              <table:table-cell office:value-type="float" office:value="136.147804953494">
                <text:p>136.147804953494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78.4551432359014">
                <text:p>78.4551432359014</text:p>
              </table:table-cell>
              <table:table-cell office:value-type="float" office:value="136.071198403127">
                <text:p>136.071198403127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78.3193409023186">
                <text:p>78.3193409023186</text:p>
              </table:table-cell>
              <table:table-cell office:value-type="float" office:value="135.506956425411">
                <text:p>135.506956425411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78.3350785274835">
                <text:p>78.3350785274835</text:p>
              </table:table-cell>
              <table:table-cell office:value-type="float" office:value="136.43730363852">
                <text:p>136.43730363852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78.2430233693101">
                <text:p>78.2430233693101</text:p>
              </table:table-cell>
              <table:table-cell office:value-type="float" office:value="136.904133378492">
                <text:p>136.904133378492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77.919090931768">
                <text:p>77.919090931768</text:p>
              </table:table-cell>
              <table:table-cell office:value-type="float" office:value="136.970353728657">
                <text:p>136.970353728657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77.8197329758934">
                <text:p>77.8197329758934</text:p>
              </table:table-cell>
              <table:table-cell office:value-type="float" office:value="136.972567457216">
                <text:p>136.972567457216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77.7755507121985">
                <text:p>77.7755507121985</text:p>
              </table:table-cell>
              <table:table-cell office:value-type="float" office:value="137.181614699389">
                <text:p>137.181614699389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77.7819653195643">
                <text:p>77.7819653195643</text:p>
              </table:table-cell>
              <table:table-cell office:value-type="float" office:value="137.088555010292">
                <text:p>137.088555010292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77.6255739865663">
                <text:p>77.6255739865663</text:p>
              </table:table-cell>
              <table:table-cell office:value-type="float" office:value="136.426900794831">
                <text:p>136.426900794831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77.6447754782659">
                <text:p>77.6447754782659</text:p>
              </table:table-cell>
              <table:table-cell office:value-type="float" office:value="135.62455850745">
                <text:p>135.6245585074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77.4642930694549">
                <text:p>77.4642930694549</text:p>
              </table:table-cell>
              <table:table-cell office:value-type="float" office:value="135.412781554552">
                <text:p>135.412781554552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77.5703349526853">
                <text:p>77.5703349526853</text:p>
              </table:table-cell>
              <table:table-cell office:value-type="float" office:value="134.831071125784">
                <text:p>134.831071125784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77.9254582674916">
                <text:p>77.9254582674916</text:p>
              </table:table-cell>
              <table:table-cell office:value-type="float" office:value="136.524313032576">
                <text:p>136.524313032576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77.828889071504">
                <text:p>77.828889071504</text:p>
              </table:table-cell>
              <table:table-cell office:value-type="float" office:value="136.569736012845">
                <text:p>136.569736012845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77.9853090146466">
                <text:p>77.9853090146466</text:p>
              </table:table-cell>
              <table:table-cell office:value-type="float" office:value="136.123179343121">
                <text:p>136.123179343121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78.1146758901428">
                <text:p>78.1146758901428</text:p>
              </table:table-cell>
              <table:table-cell office:value-type="float" office:value="135.018730115947">
                <text:p>135.018730115947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78.2036052711243">
                <text:p>78.2036052711243</text:p>
              </table:table-cell>
              <table:table-cell office:value-type="float" office:value="134.131583845587">
                <text:p>134.131583845587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78.2147379960232">
                <text:p>78.2147379960232</text:p>
              </table:table-cell>
              <table:table-cell office:value-type="float" office:value="134.267345130232">
                <text:p>134.267345130232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78.1188733166771">
                <text:p>78.1188733166771</text:p>
              </table:table-cell>
              <table:table-cell office:value-type="float" office:value="135.368473756045">
                <text:p>135.36847375604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78.1104139863983">
                <text:p>78.1104139863983</text:p>
              </table:table-cell>
              <table:table-cell office:value-type="float" office:value="135.289129185994">
                <text:p>135.289129185994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77.9861196622834">
                <text:p>77.9861196622834</text:p>
              </table:table-cell>
              <table:table-cell office:value-type="float" office:value="137.78360652441">
                <text:p>137.78360652441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77.9787457267279">
                <text:p>77.9787457267279</text:p>
              </table:table-cell>
              <table:table-cell office:value-type="float" office:value="137.87828905143">
                <text:p>137.87828905143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78.2046582615942">
                <text:p>78.2046582615942</text:p>
              </table:table-cell>
              <table:table-cell office:value-type="float" office:value="138.236721145336">
                <text:p>138.236721145336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78.2904948440386">
                <text:p>78.2904948440386</text:p>
              </table:table-cell>
              <table:table-cell office:value-type="float" office:value="138.862839250574">
                <text:p>138.862839250574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78.0795098491132">
                <text:p>78.0795098491132</text:p>
              </table:table-cell>
              <table:table-cell office:value-type="float" office:value="139.399209925027">
                <text:p>139.399209925027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77.9200989388352">
                <text:p>77.9200989388352</text:p>
              </table:table-cell>
              <table:table-cell office:value-type="float" office:value="140.441716442213">
                <text:p>140.441716442213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78.2593115130173">
                <text:p>78.2593115130173</text:p>
              </table:table-cell>
              <table:table-cell office:value-type="float" office:value="140.429183095918">
                <text:p>140.429183095918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78.3751573480904">
                <text:p>78.3751573480904</text:p>
              </table:table-cell>
              <table:table-cell office:value-type="float" office:value="140.649723402574">
                <text:p>140.649723402574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78.2343207713495">
                <text:p>78.2343207713495</text:p>
              </table:table-cell>
              <table:table-cell office:value-type="float" office:value="141.26647061993">
                <text:p>141.26647061993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78.1578210504661">
                <text:p>78.1578210504661</text:p>
              </table:table-cell>
              <table:table-cell office:value-type="float" office:value="140.11335272812">
                <text:p>140.11335272812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78.1298940326133">
                <text:p>78.1298940326133</text:p>
              </table:table-cell>
              <table:table-cell office:value-type="float" office:value="140.357428432877">
                <text:p>140.357428432877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78.1366164992061">
                <text:p>78.1366164992061</text:p>
              </table:table-cell>
              <table:table-cell office:value-type="float" office:value="139.974870058754">
                <text:p>139.974870058754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77.9164965599658">
                <text:p>77.9164965599658</text:p>
              </table:table-cell>
              <table:table-cell office:value-type="float" office:value="140.87683831244">
                <text:p>140.87683831244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77.8263344212556">
                <text:p>77.8263344212556</text:p>
              </table:table-cell>
              <table:table-cell office:value-type="float" office:value="140.295643857314">
                <text:p>140.295643857314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77.9303889607664">
                <text:p>77.9303889607664</text:p>
              </table:table-cell>
              <table:table-cell office:value-type="float" office:value="140.142414121617">
                <text:p>140.142414121617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77.9117132210167">
                <text:p>77.9117132210167</text:p>
              </table:table-cell>
              <table:table-cell office:value-type="float" office:value="140.0767180711">
                <text:p>140.0767180711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77.6321686028908">
                <text:p>77.6321686028908</text:p>
              </table:table-cell>
              <table:table-cell office:value-type="float" office:value="138.550337793097">
                <text:p>138.550337793097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77.788841836239">
                <text:p>77.788841836239</text:p>
              </table:table-cell>
              <table:table-cell office:value-type="float" office:value="139.538208576558">
                <text:p>139.538208576558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78.1195189677267">
                <text:p>78.1195189677267</text:p>
              </table:table-cell>
              <table:table-cell office:value-type="float" office:value="140.459259801736">
                <text:p>140.459259801736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77.9245112534922">
                <text:p>77.9245112534922</text:p>
              </table:table-cell>
              <table:table-cell office:value-type="float" office:value="139.905928332392">
                <text:p>139.905928332392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77.8750114574227">
                <text:p>77.8750114574227</text:p>
              </table:table-cell>
              <table:table-cell office:value-type="float" office:value="140.260024521137">
                <text:p>140.260024521137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77.9722737709916">
                <text:p>77.9722737709916</text:p>
              </table:table-cell>
              <table:table-cell office:value-type="float" office:value="139.884024098217">
                <text:p>139.884024098217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78.1065265577067">
                <text:p>78.1065265577067</text:p>
              </table:table-cell>
              <table:table-cell office:value-type="float" office:value="139.533772801957">
                <text:p>139.533772801957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77.9358730916786">
                <text:p>77.9358730916786</text:p>
              </table:table-cell>
              <table:table-cell office:value-type="float" office:value="138.033982185026">
                <text:p>138.033982185026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78.0345004610595">
                <text:p>78.0345004610595</text:p>
              </table:table-cell>
              <table:table-cell office:value-type="float" office:value="135.321943920019">
                <text:p>135.321943920019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77.9206426702419">
                <text:p>77.9206426702419</text:p>
              </table:table-cell>
              <table:table-cell office:value-type="float" office:value="134.970577433476">
                <text:p>134.970577433476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77.7102216927303">
                <text:p>77.7102216927303</text:p>
              </table:table-cell>
              <table:table-cell office:value-type="float" office:value="135.7433506712">
                <text:p>135.7433506712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77.9025019713077">
                <text:p>77.9025019713077</text:p>
              </table:table-cell>
              <table:table-cell office:value-type="float" office:value="134.126132750142">
                <text:p>134.126132750142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77.9002933803346">
                <text:p>77.9002933803346</text:p>
              </table:table-cell>
              <table:table-cell office:value-type="float" office:value="135.062022602132">
                <text:p>135.06202260213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77.8309916226588">
                <text:p>77.8309916226588</text:p>
              </table:table-cell>
              <table:table-cell office:value-type="float" office:value="133.785759989402">
                <text:p>133.785759989402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77.8589521538147">
                <text:p>77.8589521538147</text:p>
              </table:table-cell>
              <table:table-cell office:value-type="float" office:value="131.007160161455">
                <text:p>131.007160161455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77.921185817209">
                <text:p>77.921185817209</text:p>
              </table:table-cell>
              <table:table-cell office:value-type="float" office:value="131.624498252405">
                <text:p>131.624498252405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77.6836537253772">
                <text:p>77.6836537253772</text:p>
              </table:table-cell>
              <table:table-cell office:value-type="float" office:value="131.58180498286">
                <text:p>131.58180498286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77.6491082556958">
                <text:p>77.6491082556958</text:p>
              </table:table-cell>
              <table:table-cell office:value-type="float" office:value="133.186497875106">
                <text:p>133.186497875106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77.6360316822597">
                <text:p>77.6360316822597</text:p>
              </table:table-cell>
              <table:table-cell office:value-type="float" office:value="134.597315038761">
                <text:p>134.597315038761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77.5400608591616">
                <text:p>77.5400608591616</text:p>
              </table:table-cell>
              <table:table-cell office:value-type="float" office:value="134.66301940676">
                <text:p>134.66301940676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77.6126051687577">
                <text:p>77.6126051687577</text:p>
              </table:table-cell>
              <table:table-cell office:value-type="float" office:value="136.307592648916">
                <text:p>136.307592648916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77.7087281324061">
                <text:p>77.7087281324061</text:p>
              </table:table-cell>
              <table:table-cell office:value-type="float" office:value="136.044866728877">
                <text:p>136.044866728877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77.4249523094931">
                <text:p>77.4249523094931</text:p>
              </table:table-cell>
              <table:table-cell office:value-type="float" office:value="136.587287698373">
                <text:p>136.587287698373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77.5522073693171">
                <text:p>77.5522073693171</text:p>
              </table:table-cell>
              <table:table-cell office:value-type="float" office:value="137.667876949633">
                <text:p>137.667876949633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77.4875444043582">
                <text:p>77.4875444043582</text:p>
              </table:table-cell>
              <table:table-cell office:value-type="float" office:value="137.463440251451">
                <text:p>137.463440251451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77.4191313978504">
                <text:p>77.4191313978504</text:p>
              </table:table-cell>
              <table:table-cell office:value-type="float" office:value="136.697815838522">
                <text:p>136.697815838522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77.7034493615952">
                <text:p>77.7034493615952</text:p>
              </table:table-cell>
              <table:table-cell office:value-type="float" office:value="137.487558205664">
                <text:p>137.487558205664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77.5758080511932">
                <text:p>77.5758080511932</text:p>
              </table:table-cell>
              <table:table-cell office:value-type="float" office:value="137.232488775103">
                <text:p>137.232488775103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77.3305100551702">
                <text:p>77.3305100551702</text:p>
              </table:table-cell>
              <table:table-cell office:value-type="float" office:value="138.117412999421">
                <text:p>138.117412999421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77.2979680651684">
                <text:p>77.2979680651684</text:p>
              </table:table-cell>
              <table:table-cell office:value-type="float" office:value="137.883232482192">
                <text:p>137.883232482192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77.4503736390187">
                <text:p>77.4503736390187</text:p>
              </table:table-cell>
              <table:table-cell office:value-type="float" office:value="138.043020177614">
                <text:p>138.043020177614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77.1030217891931">
                <text:p>77.1030217891931</text:p>
              </table:table-cell>
              <table:table-cell office:value-type="float" office:value="138.675696234054">
                <text:p>138.675696234054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76.8126583586657">
                <text:p>76.8126583586657</text:p>
              </table:table-cell>
              <table:table-cell office:value-type="float" office:value="139.093782400918">
                <text:p>139.093782400918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76.5691859424663">
                <text:p>76.5691859424663</text:p>
              </table:table-cell>
              <table:table-cell office:value-type="float" office:value="137.784122498053">
                <text:p>137.784122498053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76.8554625341219">
                <text:p>76.8554625341219</text:p>
              </table:table-cell>
              <table:table-cell office:value-type="float" office:value="139.725867566721">
                <text:p>139.725867566721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76.9385402941098">
                <text:p>76.9385402941098</text:p>
              </table:table-cell>
              <table:table-cell office:value-type="float" office:value="139.421621815363">
                <text:p>139.421621815363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76.6851717482943">
                <text:p>76.6851717482943</text:p>
              </table:table-cell>
              <table:table-cell office:value-type="float" office:value="139.947523063661">
                <text:p>139.947523063661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76.3824361826704">
                <text:p>76.3824361826704</text:p>
              </table:table-cell>
              <table:table-cell office:value-type="float" office:value="140.210257309704">
                <text:p>140.210257309704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76.2336822785369">
                <text:p>76.2336822785369</text:p>
              </table:table-cell>
              <table:table-cell office:value-type="float" office:value="139.92015942508">
                <text:p>139.92015942508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76.3411345923447">
                <text:p>76.3411345923447</text:p>
              </table:table-cell>
              <table:table-cell office:value-type="float" office:value="139.345522921158">
                <text:p>139.345522921158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76.0162450325373">
                <text:p>76.0162450325373</text:p>
              </table:table-cell>
              <table:table-cell office:value-type="float" office:value="139.250332729455">
                <text:p>139.25033272945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75.8042938176869">
                <text:p>75.8042938176869</text:p>
              </table:table-cell>
              <table:table-cell office:value-type="float" office:value="137.280125475409">
                <text:p>137.280125475409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75.805714151804">
                <text:p>75.805714151804</text:p>
              </table:table-cell>
              <table:table-cell office:value-type="float" office:value="136.911806519979">
                <text:p>136.911806519979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75.630578510078">
                <text:p>75.630578510078</text:p>
              </table:table-cell>
              <table:table-cell office:value-type="float" office:value="138.458975850394">
                <text:p>138.458975850394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75.843401115261">
                <text:p>75.843401115261</text:p>
              </table:table-cell>
              <table:table-cell office:value-type="float" office:value="139.217185108659">
                <text:p>139.217185108659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75.7810699258261">
                <text:p>75.7810699258261</text:p>
              </table:table-cell>
              <table:table-cell office:value-type="float" office:value="138.245501151102">
                <text:p>138.245501151102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75.8352781577204">
                <text:p>75.8352781577204</text:p>
              </table:table-cell>
              <table:table-cell office:value-type="float" office:value="139.173376648831">
                <text:p>139.173376648831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75.6370124311071">
                <text:p>75.6370124311071</text:p>
              </table:table-cell>
              <table:table-cell office:value-type="float" office:value="138.932371859051">
                <text:p>138.932371859051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75.5779264767147">
                <text:p>75.5779264767147</text:p>
              </table:table-cell>
              <table:table-cell office:value-type="float" office:value="138.710125488519">
                <text:p>138.710125488519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75.4311528212054">
                <text:p>75.4311528212054</text:p>
              </table:table-cell>
              <table:table-cell office:value-type="float" office:value="139.487242957409">
                <text:p>139.487242957409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75.8548903999665">
                <text:p>75.8548903999665</text:p>
              </table:table-cell>
              <table:table-cell office:value-type="float" office:value="138.644504337952">
                <text:p>138.644504337952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75.841898725949">
                <text:p>75.841898725949</text:p>
              </table:table-cell>
              <table:table-cell office:value-type="float" office:value="138.603941571013">
                <text:p>138.603941571013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75.943940811247">
                <text:p>75.943940811247</text:p>
              </table:table-cell>
              <table:table-cell office:value-type="float" office:value="139.105283782882">
                <text:p>139.105283782882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75.8019728861275">
                <text:p>75.8019728861275</text:p>
              </table:table-cell>
              <table:table-cell office:value-type="float" office:value="140.252351379651">
                <text:p>140.252351379651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75.7824302854842">
                <text:p>75.7824302854842</text:p>
              </table:table-cell>
              <table:table-cell office:value-type="float" office:value="140.891069405128">
                <text:p>140.891069405128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75.7023395996793">
                <text:p>75.7023395996793</text:p>
              </table:table-cell>
              <table:table-cell office:value-type="float" office:value="141.23527873235">
                <text:p>141.23527873235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75.6774085717457">
                <text:p>75.6774085717457</text:p>
              </table:table-cell>
              <table:table-cell office:value-type="float" office:value="141.23145048335">
                <text:p>141.23145048335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75.4764874489082">
                <text:p>75.4764874489082</text:p>
              </table:table-cell>
              <table:table-cell office:value-type="float" office:value="139.869293675371">
                <text:p>139.869293675371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75.2095354737572">
                <text:p>75.2095354737572</text:p>
              </table:table-cell>
              <table:table-cell office:value-type="float" office:value="138.447474459908">
                <text:p>138.447474459908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75.1386367339619">
                <text:p>75.1386367339619</text:p>
              </table:table-cell>
              <table:table-cell office:value-type="float" office:value="138.534991510124">
                <text:p>138.534991510124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74.9773126164203">
                <text:p>74.9773126164203</text:p>
              </table:table-cell>
              <table:table-cell office:value-type="float" office:value="140.077816617897">
                <text:p>140.077816617897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74.9805999197951">
                <text:p>74.9805999197951</text:p>
              </table:table-cell>
              <table:table-cell office:value-type="float" office:value="137.802781047861">
                <text:p>137.802781047861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74.9180706285853">
                <text:p>74.9180706285853</text:p>
              </table:table-cell>
              <table:table-cell office:value-type="float" office:value="136.580130539051">
                <text:p>136.580130539051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74.9128028279288">
                <text:p>74.9128028279288</text:p>
              </table:table-cell>
              <table:table-cell office:value-type="float" office:value="137.828521839996">
                <text:p>137.828521839996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74.9251021522496">
                <text:p>74.9251021522496</text:p>
              </table:table-cell>
              <table:table-cell office:value-type="float" office:value="138.58970215232">
                <text:p>138.58970215232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74.8139970963183">
                <text:p>74.8139970963183</text:p>
              </table:table-cell>
              <table:table-cell office:value-type="float" office:value="139.972739556149">
                <text:p>139.972739556149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74.6105457843807">
                <text:p>74.6105457843807</text:p>
              </table:table-cell>
              <table:table-cell office:value-type="float" office:value="139.833740904618">
                <text:p>139.833740904618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74.464797008831">
                <text:p>74.464797008831</text:p>
              </table:table-cell>
              <table:table-cell office:value-type="float" office:value="140.180679942564">
                <text:p>140.180679942564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74.457101313871">
                <text:p>74.457101313871</text:p>
              </table:table-cell>
              <table:table-cell office:value-type="float" office:value="140.735625940871">
                <text:p>140.735625940871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74.4529813124391">
                <text:p>74.4529813124391</text:p>
              </table:table-cell>
              <table:table-cell office:value-type="float" office:value="140.62723662081">
                <text:p>140.62723662081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74.4188977209157">
                <text:p>74.4188977209157</text:p>
              </table:table-cell>
              <table:table-cell office:value-type="float" office:value="140.62723662081">
                <text:p>140.62723662081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74.4012966401611">
                <text:p>74.4012966401611</text:p>
              </table:table-cell>
              <table:table-cell office:value-type="float" office:value="139.432532315213">
                <text:p>139.432532315213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74.3004303693141">
                <text:p>74.3004303693141</text:p>
              </table:table-cell>
              <table:table-cell office:value-type="float" office:value="140.176335711399">
                <text:p>140.176335711399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74.0559146323882">
                <text:p>74.0559146323882</text:p>
              </table:table-cell>
              <table:table-cell office:value-type="float" office:value="140.914588159744">
                <text:p>140.914588159744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74.0718940960664">
                <text:p>74.0718940960664</text:p>
              </table:table-cell>
              <table:table-cell office:value-type="float" office:value="141.302089964629">
                <text:p>141.302089964629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74.4310127480875">
                <text:p>74.4310127480875</text:p>
              </table:table-cell>
              <table:table-cell office:value-type="float" office:value="141.114855404673">
                <text:p>141.114855404673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74.4362193447878">
                <text:p>74.4362193447878</text:p>
              </table:table-cell>
              <table:table-cell office:value-type="float" office:value="140.723026012109">
                <text:p>140.723026012109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74.3258323684527">
                <text:p>74.3258323684527</text:p>
              </table:table-cell>
              <table:table-cell office:value-type="float" office:value="140.873526045605">
                <text:p>140.873526045605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74.1611355057446">
                <text:p>74.1611355057446</text:p>
              </table:table-cell>
              <table:table-cell office:value-type="float" office:value="139.769659383063">
                <text:p>139.769659383063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73.9318696282971">
                <text:p>73.9318696282971</text:p>
              </table:table-cell>
              <table:table-cell office:value-type="float" office:value="140.771162051094">
                <text:p>140.771162051094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73.8078802339004">
                <text:p>73.8078802339004</text:p>
              </table:table-cell>
              <table:table-cell office:value-type="float" office:value="141.047544833716">
                <text:p>141.047544833716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73.8350670466035">
                <text:p>73.8350670466035</text:p>
              </table:table-cell>
              <table:table-cell office:value-type="float" office:value="141.323394990685">
                <text:p>141.323394990685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73.7063899840392">
                <text:p>73.7063899840392</text:p>
              </table:table-cell>
              <table:table-cell office:value-type="float" office:value="142.278975339769">
                <text:p>142.278975339769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73.8384491624182">
                <text:p>73.8384491624182</text:p>
              </table:table-cell>
              <table:table-cell office:value-type="float" office:value="142.449149235394">
                <text:p>142.449149235394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73.6237747229888">
                <text:p>73.6237747229888</text:p>
              </table:table-cell>
              <table:table-cell office:value-type="float" office:value="141.584431490334">
                <text:p>141.584431490334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73.5004806872586">
                <text:p>73.5004806872586</text:p>
              </table:table-cell>
              <table:table-cell office:value-type="float" office:value="140.159890898673">
                <text:p>140.159890898673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73.5447413902825">
                <text:p>73.5447413902825</text:p>
              </table:table-cell>
              <table:table-cell office:value-type="float" office:value="140.539120362475">
                <text:p>140.539120362475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73.478334344276">
                <text:p>73.478334344276</text:p>
              </table:table-cell>
              <table:table-cell office:value-type="float" office:value="140.714237688861">
                <text:p>140.714237688861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73.2147097500894">
                <text:p>73.2147097500894</text:p>
              </table:table-cell>
              <table:table-cell office:value-type="float" office:value="139.542036817036">
                <text:p>139.542036817036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73.2984015497489">
                <text:p>73.2984015497489</text:p>
              </table:table-cell>
              <table:table-cell office:value-type="float" office:value="140.894914297615">
                <text:p>140.894914297615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73.2919043586524">
                <text:p>73.2919043586524</text:p>
              </table:table-cell>
              <table:table-cell office:value-type="float" office:value="140.980300845225">
                <text:p>140.980300845225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73.1167335922699">
                <text:p>73.1167335922699</text:p>
              </table:table-cell>
              <table:table-cell office:value-type="float" office:value="141.518802022285">
                <text:p>141.518802022285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73.0401242611969">
                <text:p>73.0401242611969</text:p>
              </table:table-cell>
              <table:table-cell office:value-type="float" office:value="142.108784800658">
                <text:p>142.108784800658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73.4687775833457">
                <text:p>73.4687775833457</text:p>
              </table:table-cell>
              <table:table-cell office:value-type="float" office:value="141.74813066071">
                <text:p>141.74813066071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73.3929633853462">
                <text:p>73.3929633853462</text:p>
              </table:table-cell>
              <table:table-cell office:value-type="float" office:value="142.306838317028">
                <text:p>142.306838317028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73.6242590409052">
                <text:p>73.6242590409052</text:p>
              </table:table-cell>
              <table:table-cell office:value-type="float" office:value="142.463896310248">
                <text:p>142.463896310248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73.6120489610435">
                <text:p>73.6120489610435</text:p>
              </table:table-cell>
              <table:table-cell office:value-type="float" office:value="142.689396691151">
                <text:p>142.689396691151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73.6444049765006">
                <text:p>73.6444049765006</text:p>
              </table:table-cell>
              <table:table-cell office:value-type="float" office:value="142.507954439415">
                <text:p>142.50795443941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73.726633973315">
                <text:p>73.726633973315</text:p>
              </table:table-cell>
              <table:table-cell office:value-type="float" office:value="142.637399116194">
                <text:p>142.637399116194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73.5687653299735">
                <text:p>73.5687653299735</text:p>
              </table:table-cell>
              <table:table-cell office:value-type="float" office:value="143.477499568362">
                <text:p>143.477499568362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73.3792065692938">
                <text:p>73.3792065692938</text:p>
              </table:table-cell>
              <table:table-cell office:value-type="float" office:value="144.228884562598">
                <text:p>144.228884562598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73.3422315285804">
                <text:p>73.3422315285804</text:p>
              </table:table-cell>
              <table:table-cell office:value-type="float" office:value="144.389271457617">
                <text:p>144.389271457617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73.5455556181698">
                <text:p>73.5455556181698</text:p>
              </table:table-cell>
              <table:table-cell office:value-type="float" office:value="144.413306194398">
                <text:p>144.413306194398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73.5791140650915">
                <text:p>73.5791140650915</text:p>
              </table:table-cell>
              <table:table-cell office:value-type="float" office:value="143.543728236008">
                <text:p>143.543728236008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73.633571159711">
                <text:p>73.633571159711</text:p>
              </table:table-cell>
              <table:table-cell office:value-type="float" office:value="142.608936930816">
                <text:p>142.608936930816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73.5834513824403">
                <text:p>73.5834513824403</text:p>
              </table:table-cell>
              <table:table-cell office:value-type="float" office:value="142.963033119562">
                <text:p>142.963033119562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73.5940697855648">
                <text:p>73.5940697855648</text:p>
              </table:table-cell>
              <table:table-cell office:value-type="float" office:value="143.007940126187">
                <text:p>143.007940126187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73.5873762005992">
                <text:p>73.5873762005992</text:p>
              </table:table-cell>
              <table:table-cell office:value-type="float" office:value="143.242128960899">
                <text:p>143.242128960899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73.7837644821888">
                <text:p>73.7837644821888</text:p>
              </table:table-cell>
              <table:table-cell office:value-type="float" office:value="144.078384529103">
                <text:p>144.078384529103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73.6128475479006">
                <text:p>73.6128475479006</text:p>
              </table:table-cell>
              <table:table-cell office:value-type="float" office:value="144.204866477826">
                <text:p>144.204866477826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73.6522471104899">
                <text:p>73.6522471104899</text:p>
              </table:table-cell>
              <table:table-cell office:value-type="float" office:value="144.423193055922">
                <text:p>144.423193055922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73.7780689411418">
                <text:p>73.7780689411418</text:p>
              </table:table-cell>
              <table:table-cell office:value-type="float" office:value="144.339504254705">
                <text:p>144.339504254705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73.6509846426649">
                <text:p>73.6509846426649</text:p>
              </table:table-cell>
              <table:table-cell office:value-type="float" office:value="143.324286467629">
                <text:p>143.324286467629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73.4460962349309">
                <text:p>73.4460962349309</text:p>
              </table:table-cell>
              <table:table-cell office:value-type="float" office:value="143.745094027735">
                <text:p>143.74509402773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73.410714520946">
                <text:p>73.410714520946</text:p>
              </table:table-cell>
              <table:table-cell office:value-type="float" office:value="143.562902759459">
                <text:p>143.562902759459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73.6574637398368">
                <text:p>73.6574637398368</text:p>
              </table:table-cell>
              <table:table-cell office:value-type="float" office:value="143.611554789131">
                <text:p>143.611554789131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73.4863220375625">
                <text:p>73.4863220375625</text:p>
              </table:table-cell>
              <table:table-cell office:value-type="float" office:value="143.396457243394">
                <text:p>143.396457243394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73.6099256207325">
                <text:p>73.6099256207325</text:p>
              </table:table-cell>
              <table:table-cell office:value-type="float" office:value="144.499807923771">
                <text:p>144.499807923771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73.5083138401689">
                <text:p>73.5083138401689</text:p>
              </table:table-cell>
              <table:table-cell office:value-type="float" office:value="144.671696209276">
                <text:p>144.671696209276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73.2560842689516">
                <text:p>73.2560842689516</text:p>
              </table:table-cell>
              <table:table-cell office:value-type="float" office:value="145.455887620055">
                <text:p>145.45588762005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73.2661073415319">
                <text:p>73.2661073415319</text:p>
              </table:table-cell>
              <table:table-cell office:value-type="float" office:value="145.080503048739">
                <text:p>145.080503048739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73.5032917813669">
                <text:p>73.5032917813669</text:p>
              </table:table-cell>
              <table:table-cell office:value-type="float" office:value="144.078384529103">
                <text:p>144.078384529103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73.3174537772185">
                <text:p>73.3174537772185</text:p>
              </table:table-cell>
              <table:table-cell office:value-type="float" office:value="144.751540126528">
                <text:p>144.751540126528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73.1918834848122">
                <text:p>73.1918834848122</text:p>
              </table:table-cell>
              <table:table-cell office:value-type="float" office:value="144.150405496448">
                <text:p>144.150405496448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73.4597651931983">
                <text:p>73.4597651931983</text:p>
              </table:table-cell>
              <table:table-cell office:value-type="float" office:value="144.395330078663">
                <text:p>144.395330078663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73.2908901393941">
                <text:p>73.2908901393941</text:p>
              </table:table-cell>
              <table:table-cell office:value-type="float" office:value="145.346466335663">
                <text:p>145.346466335663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73.2436952774492">
                <text:p>73.2436952774492</text:p>
              </table:table-cell>
              <table:table-cell office:value-type="float" office:value="145.391290116335">
                <text:p>145.391290116335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73.1448111697989">
                <text:p>73.1448111697989</text:p>
              </table:table-cell>
              <table:table-cell office:value-type="float" office:value="146.051912367466">
                <text:p>146.05191236746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73.0978628419868">
                <text:p>73.0978628419868</text:p>
              </table:table-cell>
              <table:table-cell office:value-type="float" office:value="144.676556422606">
                <text:p>144.676556422606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73.0131053552286">
                <text:p>73.0131053552286</text:p>
              </table:table-cell>
              <table:table-cell office:value-type="float" office:value="145.727909528025">
                <text:p>145.727909528025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72.8469427237155">
                <text:p>72.8469427237155</text:p>
              </table:table-cell>
              <table:table-cell office:value-type="float" office:value="145.315024778744">
                <text:p>145.315024778744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73.14230170214">
                <text:p>73.14230170214</text:p>
              </table:table-cell>
              <table:table-cell office:value-type="float" office:value="145.841758252491">
                <text:p>145.841758252491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73.5869294152699">
                <text:p>73.5869294152699</text:p>
              </table:table-cell>
              <table:table-cell office:value-type="float" office:value="145.612446266074">
                <text:p>145.612446266074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73.7156979615727">
                <text:p>73.7156979615727</text:p>
              </table:table-cell>
              <table:table-cell office:value-type="float" office:value="145.588328311861">
                <text:p>145.588328311861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73.431844747456">
                <text:p>73.431844747456</text:p>
              </table:table-cell>
              <table:table-cell office:value-type="float" office:value="144.538156970672">
                <text:p>144.538156970672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73.2658368389721">
                <text:p>73.2658368389721</text:p>
              </table:table-cell>
              <table:table-cell office:value-type="float" office:value="144.725807651875">
                <text:p>144.725807651875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73.1097574723378">
                <text:p>73.1097574723378</text:p>
              </table:table-cell>
              <table:table-cell office:value-type="float" office:value="144.125172360473">
                <text:p>144.125172360473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73.0336831816497">
                <text:p>73.0336831816497</text:p>
              </table:table-cell>
              <table:table-cell office:value-type="float" office:value="143.854598529558">
                <text:p>143.854598529558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72.8922023337346">
                <text:p>72.8922023337346</text:p>
              </table:table-cell>
              <table:table-cell office:value-type="float" office:value="141.152621886942">
                <text:p>141.152621886942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73.2062970903701">
                <text:p>73.2062970903701</text:p>
              </table:table-cell>
              <table:table-cell office:value-type="float" office:value="140.556663721998">
                <text:p>140.556663721998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73.1506755264993">
                <text:p>73.1506755264993</text:p>
              </table:table-cell>
              <table:table-cell office:value-type="float" office:value="141.203570862605">
                <text:p>141.203570862605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73.3010997177114">
                <text:p>73.3010997177114</text:p>
              </table:table-cell>
              <table:table-cell office:value-type="float" office:value="140.01212056738">
                <text:p>140.01212056738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73.4396271902143">
                <text:p>73.4396271902143</text:p>
              </table:table-cell>
              <table:table-cell office:value-type="float" office:value="140.130313531533">
                <text:p>140.130313531533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73.499089090809">
                <text:p>73.499089090809</text:p>
              </table:table-cell>
              <table:table-cell office:value-type="float" office:value="139.490563541726">
                <text:p>139.490563541726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73.6578836725592">
                <text:p>73.6578836725592</text:p>
              </table:table-cell>
              <table:table-cell office:value-type="float" office:value="141.072761334726">
                <text:p>141.072761334726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73.8353100284832">
                <text:p>73.8353100284832</text:p>
              </table:table-cell>
              <table:table-cell office:value-type="float" office:value="141.209546257697">
                <text:p>141.209546257697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73.9003254566854">
                <text:p>73.9003254566854</text:p>
              </table:table-cell>
              <table:table-cell office:value-type="float" office:value="141.12908648884">
                <text:p>141.12908648884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73.6708924782851">
                <text:p>73.6708924782851</text:p>
              </table:table-cell>
              <table:table-cell office:value-type="float" office:value="141.906819809335">
                <text:p>141.906819809335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73.8606462309825">
                <text:p>73.8606462309825</text:p>
              </table:table-cell>
              <table:table-cell office:value-type="float" office:value="142.433303622264">
                <text:p>142.433303622264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73.7660024901908">
                <text:p>73.7660024901908</text:p>
              </table:table-cell>
              <table:table-cell office:value-type="float" office:value="142.001494018872">
                <text:p>142.001494018872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73.6621145831947">
                <text:p>73.6621145831947</text:p>
              </table:table-cell>
              <table:table-cell office:value-type="float" office:value="143.49991977618">
                <text:p>143.49991977618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73.486474301001">
                <text:p>73.486474301001</text:p>
              </table:table-cell>
              <table:table-cell office:value-type="float" office:value="144.188920995256">
                <text:p>144.188920995256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73.3157941682069">
                <text:p>73.3157941682069</text:p>
              </table:table-cell>
              <table:table-cell office:value-type="float" office:value="144.696330145654">
                <text:p>144.696330145654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73.2705976838014">
                <text:p>73.2705976838014</text:p>
              </table:table-cell>
              <table:table-cell office:value-type="float" office:value="145.2107133685">
                <text:p>145.2107133685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73.0875865902868">
                <text:p>73.0875865902868</text:p>
              </table:table-cell>
              <table:table-cell office:value-type="float" office:value="144.884580026453">
                <text:p>144.884580026453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72.8973979859223">
                <text:p>72.8973979859223</text:p>
              </table:table-cell>
              <table:table-cell office:value-type="float" office:value="145.529256803536">
                <text:p>145.529256803536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72.7554104842484">
                <text:p>72.7554104842484</text:p>
              </table:table-cell>
              <table:table-cell office:value-type="float" office:value="145.783469039157">
                <text:p>145.783469039157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72.5089989283803">
                <text:p>72.5089989283803</text:p>
              </table:table-cell>
              <table:table-cell office:value-type="float" office:value="145.913945680265">
                <text:p>145.91394568026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72.6278833641544">
                <text:p>72.6278833641544</text:p>
              </table:table-cell>
              <table:table-cell office:value-type="float" office:value="145.552276210951">
                <text:p>145.552276210951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72.4571449588018">
                <text:p>72.4571449588018</text:p>
              </table:table-cell>
              <table:table-cell office:value-type="float" office:value="145.713162453171">
                <text:p>145.713162453171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72.4748083511959">
                <text:p>72.4748083511959</text:p>
              </table:table-cell>
              <table:table-cell office:value-type="float" office:value="145.449928868449">
                <text:p>145.449928868449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72.4870802847348">
                <text:p>72.4870802847348</text:p>
              </table:table-cell>
              <table:table-cell office:value-type="float" office:value="145.541274167666">
                <text:p>145.541274167666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72.5888576728427">
                <text:p>72.5888576728427</text:p>
              </table:table-cell>
              <table:table-cell office:value-type="float" office:value="145.46713933268">
                <text:p>145.46713933268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72.5271238164538">
                <text:p>72.5271238164538</text:p>
              </table:table-cell>
              <table:table-cell office:value-type="float" office:value="146.044755208145">
                <text:p>146.044755208145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72.6692648069039">
                <text:p>72.6692648069039</text:p>
              </table:table-cell>
              <table:table-cell office:value-type="float" office:value="145.823698919324">
                <text:p>145.823698919324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72.4486209092583">
                <text:p>72.4486209092583</text:p>
              </table:table-cell>
              <table:table-cell office:value-type="float" office:value="144.992370146918">
                <text:p>144.992370146918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72.3286684124025">
                <text:p>72.3286684124025</text:p>
              </table:table-cell>
              <table:table-cell office:value-type="float" office:value="145.459732512541">
                <text:p>145.459732512541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72.6242385387838">
                <text:p>72.6242385387838</text:p>
              </table:table-cell>
              <table:table-cell office:value-type="float" office:value="145.291755693468">
                <text:p>145.291755693468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72.8234616641411">
                <text:p>72.8234616641411</text:p>
              </table:table-cell>
              <table:table-cell office:value-type="float" office:value="144.767735278437">
                <text:p>144.767735278437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73.0743572110825">
                <text:p>73.0743572110825</text:p>
              </table:table-cell>
              <table:table-cell office:value-type="float" office:value="145.139557913578">
                <text:p>145.139557913578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72.9919294421076">
                <text:p>72.9919294421076</text:p>
              </table:table-cell>
              <table:table-cell office:value-type="float" office:value="145.998832889197">
                <text:p>145.998832889197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72.8473752473204">
                <text:p>72.8473752473204</text:p>
              </table:table-cell>
              <table:table-cell office:value-type="float" office:value="146.21085118543">
                <text:p>146.21085118543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73.2530742449752">
                <text:p>73.2530742449752</text:p>
              </table:table-cell>
              <table:table-cell office:value-type="float" office:value="147.1409487292">
                <text:p>147.1409487292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73.518900625537">
                <text:p>73.518900625537</text:p>
              </table:table-cell>
              <table:table-cell office:value-type="float" office:value="147.258126372509">
                <text:p>147.258126372509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73.720417211537">
                <text:p>73.720417211537</text:p>
              </table:table-cell>
              <table:table-cell office:value-type="float" office:value="146.345755283657">
                <text:p>146.345755283657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74.1320379947412">
                <text:p>74.1320379947412</text:p>
              </table:table-cell>
              <table:table-cell office:value-type="float" office:value="145.350294584663">
                <text:p>145.350294584663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74.51225796424">
                <text:p>74.51225796424</text:p>
              </table:table-cell>
              <table:table-cell office:value-type="float" office:value="146.664315353658">
                <text:p>146.664315353658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74.827939609969">
                <text:p>74.827939609969</text:p>
              </table:table-cell>
              <table:table-cell office:value-type="float" office:value="144.412290873554">
                <text:p>144.412290873554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74.809196610967">
                <text:p>74.809196610967</text:p>
              </table:table-cell>
              <table:table-cell office:value-type="float" office:value="145.838445994178">
                <text:p>145.838445994178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74.8293058150717">
                <text:p>74.8293058150717</text:p>
              </table:table-cell>
              <table:table-cell office:value-type="float" office:value="145.481120756029">
                <text:p>145.481120756029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74.8030158201002">
                <text:p>74.8030158201002</text:p>
              </table:table-cell>
              <table:table-cell office:value-type="float" office:value="145.239774761996">
                <text:p>145.239774761996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74.7442388800435">
                <text:p>74.7442388800435</text:p>
              </table:table-cell>
              <table:table-cell office:value-type="float" office:value="143.209921760997">
                <text:p>143.209921760997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74.8005223821135">
                <text:p>74.8005223821135</text:p>
              </table:table-cell>
              <table:table-cell office:value-type="float" office:value="143.178729864895">
                <text:p>143.178729864895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74.7774125308588">
                <text:p>74.7774125308588</text:p>
              </table:table-cell>
              <table:table-cell office:value-type="float" office:value="144.956750802219">
                <text:p>144.956750802219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74.7085844210707">
                <text:p>74.7085844210707</text:p>
              </table:table-cell>
              <table:table-cell office:value-type="float" office:value="144.80523544788">
                <text:p>144.80523544788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74.8814979310743">
                <text:p>74.8814979310743</text:p>
              </table:table-cell>
              <table:table-cell office:value-type="float" office:value="142.482821164359">
                <text:p>142.482821164359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74.6671831854858">
                <text:p>74.6671831854858</text:p>
              </table:table-cell>
              <table:table-cell office:value-type="float" office:value="144.824925953496">
                <text:p>144.824925953496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75.1220551573118">
                <text:p>75.1220551573118</text:p>
              </table:table-cell>
              <table:table-cell office:value-type="float" office:value="141.970302131292">
                <text:p>141.970302131292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74.9783130098471">
                <text:p>74.9783130098471</text:p>
              </table:table-cell>
              <table:table-cell office:value-type="float" office:value="140.988989299034">
                <text:p>140.988989299034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74.9982532591261">
                <text:p>74.9982532591261</text:p>
              </table:table-cell>
              <table:table-cell office:value-type="float" office:value="139.088331305473">
                <text:p>139.088331305473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74.7856444554189">
                <text:p>74.7856444554189</text:p>
              </table:table-cell>
              <table:table-cell office:value-type="float" office:value="139.038222889786">
                <text:p>139.038222889786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74.937115568391">
                <text:p>74.937115568391</text:p>
              </table:table-cell>
              <table:table-cell office:value-type="float" office:value="137.560078511687">
                <text:p>137.560078511687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74.67113738822">
                <text:p>74.67113738822</text:p>
              </table:table-cell>
              <table:table-cell office:value-type="float" office:value="137.351289256335">
                <text:p>137.351289256335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74.8439818086852">
                <text:p>74.8439818086852</text:p>
              </table:table-cell>
              <table:table-cell office:value-type="float" office:value="139.594026074512">
                <text:p>139.594026074512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74.709124450246">
                <text:p>74.709124450246</text:p>
              </table:table-cell>
              <table:table-cell office:value-type="float" office:value="139.758158001099">
                <text:p>139.758158001099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74.7948306362043">
                <text:p>74.7948306362043</text:p>
              </table:table-cell>
              <table:table-cell office:value-type="float" office:value="141.591588649655">
                <text:p>141.591588649655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74.6059988025529">
                <text:p>74.6059988025529</text:p>
              </table:table-cell>
              <table:table-cell office:value-type="float" office:value="140.283543267231">
                <text:p>140.283543267231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74.387194215642">
                <text:p>74.387194215642</text:p>
              </table:table-cell>
              <table:table-cell office:value-type="float" office:value="142.129240957778">
                <text:p>142.129240957778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74.385012132709">
                <text:p>74.385012132709</text:p>
              </table:table-cell>
              <table:table-cell office:value-type="float" office:value="143.215880504081">
                <text:p>143.215880504081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74.8243741958014">
                <text:p>74.8243741958014</text:p>
              </table:table-cell>
              <table:table-cell office:value-type="float" office:value="143.322655303702">
                <text:p>143.322655303702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74.6409142667814">
                <text:p>74.6409142667814</text:p>
              </table:table-cell>
              <table:table-cell office:value-type="float" office:value="144.923178742694">
                <text:p>144.923178742694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74.614331496496">
                <text:p>74.614331496496</text:p>
              </table:table-cell>
              <table:table-cell office:value-type="float" office:value="144.65525139655">
                <text:p>144.65525139655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74.8229452569473">
                <text:p>74.8229452569473</text:p>
              </table:table-cell>
              <table:table-cell office:value-type="float" office:value="146.539547794816">
                <text:p>146.539547794816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74.9350114874206">
                <text:p>74.9350114874206</text:p>
              </table:table-cell>
              <table:table-cell office:value-type="float" office:value="148.202188696142">
                <text:p>148.202188696142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74.9070823307146">
                <text:p>74.9070823307146</text:p>
              </table:table-cell>
              <table:table-cell office:value-type="float" office:value="147.995280274057">
                <text:p>147.995280274057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74.8241760809129">
                <text:p>74.8241760809129</text:p>
              </table:table-cell>
              <table:table-cell office:value-type="float" office:value="148.145264333909">
                <text:p>148.145264333909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74.7583598300059">
                <text:p>74.7583598300059</text:p>
              </table:table-cell>
              <table:table-cell office:value-type="float" office:value="149.003340901813">
                <text:p>149.003340901813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74.6938548897536">
                <text:p>74.6938548897536</text:p>
              </table:table-cell>
              <table:table-cell office:value-type="float" office:value="149.59938229271">
                <text:p>149.59938229271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74.5785249357691">
                <text:p>74.5785249357691</text:p>
              </table:table-cell>
              <table:table-cell office:value-type="float" office:value="149.765211965692">
                <text:p>149.765211965692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74.3897354816809">
                <text:p>74.3897354816809</text:p>
              </table:table-cell>
              <table:table-cell office:value-type="float" office:value="150.10447785363">
                <text:p>150.10447785363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74.5230900746603">
                <text:p>74.5230900746603</text:p>
              </table:table-cell>
              <table:table-cell office:value-type="float" office:value="150.114364723675">
                <text:p>150.114364723675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74.3051301328203">
                <text:p>74.3051301328203</text:p>
              </table:table-cell>
              <table:table-cell office:value-type="float" office:value="150.091345307738">
                <text:p>150.091345307738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74.4157152786106">
                <text:p>74.4157152786106</text:p>
              </table:table-cell>
              <table:table-cell office:value-type="float" office:value="150.437252372833">
                <text:p>150.437252372833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74.2814157379226">
                <text:p>74.2814157379226</text:p>
              </table:table-cell>
              <table:table-cell office:value-type="float" office:value="150.283440072502">
                <text:p>150.283440072502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74.5414583446933">
                <text:p>74.5414583446933</text:p>
              </table:table-cell>
              <table:table-cell office:value-type="float" office:value="150.394309433949">
                <text:p>150.394309433949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74.5190685630682">
                <text:p>74.5190685630682</text:p>
              </table:table-cell>
              <table:table-cell office:value-type="float" office:value="150.735789050446">
                <text:p>150.735789050446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74.8160261827075">
                <text:p>74.8160261827075</text:p>
              </table:table-cell>
              <table:table-cell office:value-type="float" office:value="150.717979386619">
                <text:p>150.717979386619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74.7561670241923">
                <text:p>74.7561670241923</text:p>
              </table:table-cell>
              <table:table-cell office:value-type="float" office:value="151.001502676553">
                <text:p>151.001502676553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75.2261997571658">
                <text:p>75.2261997571658</text:p>
              </table:table-cell>
              <table:table-cell office:value-type="float" office:value="151.777521607167">
                <text:p>151.777521607167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75.0430398500517">
                <text:p>75.0430398500517</text:p>
              </table:table-cell>
              <table:table-cell office:value-type="float" office:value="151.844332839446">
                <text:p>151.844332839446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75.0959253909304">
                <text:p>75.0959253909304</text:p>
              </table:table-cell>
              <table:table-cell office:value-type="float" office:value="151.81909969495">
                <text:p>151.81909969495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75.4313777226265">
                <text:p>75.4313777226265</text:p>
              </table:table-cell>
              <table:table-cell office:value-type="float" office:value="151.928271310002">
                <text:p>151.928271310002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75.3803642396808">
                <text:p>75.3803642396808</text:p>
              </table:table-cell>
              <table:table-cell office:value-type="float" office:value="151.932449089259">
                <text:p>151.932449089259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75.3229800589869">
                <text:p>75.3229800589869</text:p>
              </table:table-cell>
              <table:table-cell office:value-type="float" office:value="151.494081534665">
                <text:p>151.494081534665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75.206015840223">
                <text:p>75.206015840223</text:p>
              </table:table-cell>
              <table:table-cell office:value-type="float" office:value="152.369718105578">
                <text:p>152.369718105578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74.9904305469495">
                <text:p>74.9904305469495</text:p>
              </table:table-cell>
              <table:table-cell office:value-type="float" office:value="152.651527014154">
                <text:p>152.651527014154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74.8219296229849">
                <text:p>74.8219296229849</text:p>
              </table:table-cell>
              <table:table-cell office:value-type="float" office:value="152.544835431965">
                <text:p>152.544835431965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74.7865903168507">
                <text:p>74.7865903168507</text:p>
              </table:table-cell>
              <table:table-cell office:value-type="float" office:value="153.044987562122">
                <text:p>153.044987562122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74.6047072999819">
                <text:p>74.6047072999819</text:p>
              </table:table-cell>
              <table:table-cell office:value-type="float" office:value="152.139024624573">
                <text:p>152.139024624573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74.3885377239163">
                <text:p>74.3885377239163</text:p>
              </table:table-cell>
              <table:table-cell office:value-type="float" office:value="151.702005277594">
                <text:p>151.702005277594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74.609443819352">
                <text:p>74.609443819352</text:p>
              </table:table-cell>
              <table:table-cell office:value-type="float" office:value="149.417690371635">
                <text:p>149.417690371635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74.6566946692225">
                <text:p>74.6566946692225</text:p>
              </table:table-cell>
              <table:table-cell office:value-type="float" office:value="149.956191548694">
                <text:p>149.956191548694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74.5227263552488">
                <text:p>74.5227263552488</text:p>
              </table:table-cell>
              <table:table-cell office:value-type="float" office:value="147.267414034436">
                <text:p>147.267414034436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74.3758683260477">
                <text:p>74.3758683260477</text:p>
              </table:table-cell>
              <table:table-cell office:value-type="float" office:value="146.415296218139">
                <text:p>146.415296218139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74.2663216886111">
                <text:p>74.2663216886111</text:p>
              </table:table-cell>
              <table:table-cell office:value-type="float" office:value="145.461080720156">
                <text:p>145.461080720156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74.2923024803914">
                <text:p>74.2923024803914</text:p>
              </table:table-cell>
              <table:table-cell office:value-type="float" office:value="147.915419721841">
                <text:p>147.915419721841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74.1639879139985">
                <text:p>74.1639879139985</text:p>
              </table:table-cell>
              <table:table-cell office:value-type="float" office:value="151.505582925151">
                <text:p>151.505582925151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73.9988882974871">
                <text:p>73.9988882974871</text:p>
              </table:table-cell>
              <table:table-cell office:value-type="float" office:value="151.732697826495">
                <text:p>151.732697826495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74.3073408434249">
                <text:p>74.3073408434249</text:p>
              </table:table-cell>
              <table:table-cell office:value-type="float" office:value="153.050530201003">
                <text:p>153.050530201003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74.3460525798804">
                <text:p>74.3460525798804</text:p>
              </table:table-cell>
              <table:table-cell office:value-type="float" office:value="153.602163932475">
                <text:p>153.602163932475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74.7335272380827">
                <text:p>74.7335272380827</text:p>
              </table:table-cell>
              <table:table-cell office:value-type="float" office:value="153.65364553379">
                <text:p>153.65364553379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74.9639838889607">
                <text:p>74.9639838889607</text:p>
              </table:table-cell>
              <table:table-cell office:value-type="float" office:value="153.853912778719">
                <text:p>153.853912778719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74.8502667502059">
                <text:p>74.8502667502059</text:p>
              </table:table-cell>
              <table:table-cell office:value-type="float" office:value="153.721988060556">
                <text:p>153.721988060556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74.8115471998315">
                <text:p>74.8115471998315</text:p>
              </table:table-cell>
              <table:table-cell office:value-type="float" office:value="153.251912627694">
                <text:p>153.251912627694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74.8055167865672">
                <text:p>74.8055167865672</text:p>
              </table:table-cell>
              <table:table-cell office:value-type="float" office:value="151.888390960092">
                <text:p>151.888390960092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74.7249611174108">
                <text:p>74.7249611174108</text:p>
              </table:table-cell>
              <table:table-cell office:value-type="float" office:value="151.972928638766">
                <text:p>151.972928638766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74.7453566085313">
                <text:p>74.7453566085313</text:p>
              </table:table-cell>
              <table:table-cell office:value-type="float" office:value="149.149247043325">
                <text:p>149.149247043325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74.5690527730564">
                <text:p>74.5690527730564</text:p>
              </table:table-cell>
              <table:table-cell office:value-type="float" office:value="148.041302462445">
                <text:p>148.041302462445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74.3696279161482">
                <text:p>74.3696279161482</text:p>
              </table:table-cell>
              <table:table-cell office:value-type="float" office:value="149.85545871811">
                <text:p>149.85545871811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74.3020910935691">
                <text:p>74.3020910935691</text:p>
              </table:table-cell>
              <table:table-cell office:value-type="float" office:value="152.611047464647">
                <text:p>152.611047464647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74.3181394612763">
                <text:p>74.3181394612763</text:p>
              </table:table-cell>
              <table:table-cell office:value-type="float" office:value="151.158044687608">
                <text:p>151.158044687608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74.2225872448">
                <text:p>74.2225872448</text:p>
              </table:table-cell>
              <table:table-cell office:value-type="float" office:value="150.335421012496">
                <text:p>150.335421012496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74.1509696063583">
                <text:p>74.1509696063583</text:p>
              </table:table-cell>
              <table:table-cell office:value-type="float" office:value="150.103961879987">
                <text:p>150.103961879987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74.4047751358493">
                <text:p>74.4047751358493</text:p>
              </table:table-cell>
              <table:table-cell office:value-type="float" office:value="148.513841284683">
                <text:p>148.513841284683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74.5407689312853">
                <text:p>74.5407689312853</text:p>
              </table:table-cell>
              <table:table-cell office:value-type="float" office:value="147.607279139015">
                <text:p>147.607279139015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74.7731145941862">
                <text:p>74.7731145941862</text:p>
              </table:table-cell>
              <table:table-cell office:value-type="float" office:value="149.233784713478">
                <text:p>149.233784713478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74.4893784720861">
                <text:p>74.4893784720861</text:p>
              </table:table-cell>
              <table:table-cell office:value-type="float" office:value="149.26497660958">
                <text:p>149.26497660958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74.4278786471471">
                <text:p>74.4278786471471</text:p>
              </table:table-cell>
              <table:table-cell office:value-type="float" office:value="149.597751128783">
                <text:p>149.597751128783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74.1990724023328">
                <text:p>74.1990724023328</text:p>
              </table:table-cell>
              <table:table-cell office:value-type="float" office:value="151.810927223307">
                <text:p>151.810927223307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73.846897630332">
                <text:p>73.846897630332</text:p>
              </table:table-cell>
              <table:table-cell office:value-type="float" office:value="150.606078060842">
                <text:p>150.606078060842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74.0375614092346">
                <text:p>74.0375614092346</text:p>
              </table:table-cell>
              <table:table-cell office:value-type="float" office:value="150.658059000836">
                <text:p>150.658059000836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73.9211208275583">
                <text:p>73.9211208275583</text:p>
              </table:table-cell>
              <table:table-cell office:value-type="float" office:value="148.173992832113">
                <text:p>148.173992832113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74.3256275118186">
                <text:p>74.3256275118186</text:p>
              </table:table-cell>
              <table:table-cell office:value-type="float" office:value="146.505026996914">
                <text:p>146.505026996914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74.2419371537879">
                <text:p>74.2419371537879</text:p>
              </table:table-cell>
              <table:table-cell office:value-type="float" office:value="148.426573895284">
                <text:p>148.426573895284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74.385757889587">
                <text:p>74.385757889587</text:p>
              </table:table-cell>
              <table:table-cell office:value-type="float" office:value="146.279876146268">
                <text:p>146.279876146268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74.6457758865493">
                <text:p>74.6457758865493</text:p>
              </table:table-cell>
              <table:table-cell office:value-type="float" office:value="147.950955832064">
                <text:p>147.950955832064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74.5704118908275">
                <text:p>74.5704118908275</text:p>
              </table:table-cell>
              <table:table-cell office:value-type="float" office:value="150.553248260435">
                <text:p>150.553248260435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74.3794940335672">
                <text:p>74.3794940335672</text:p>
              </table:table-cell>
              <table:table-cell office:value-type="float" office:value="150.609656640503">
                <text:p>150.609656640503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74.4677002523703">
                <text:p>74.4677002523703</text:p>
              </table:table-cell>
              <table:table-cell office:value-type="float" office:value="152.415141085847">
                <text:p>152.415141085847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74.3540432512427">
                <text:p>74.3540432512427</text:p>
              </table:table-cell>
              <table:table-cell office:value-type="float" office:value="151.898777160294">
                <text:p>151.898777160294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74.1509082235006">
                <text:p>74.1509082235006</text:p>
              </table:table-cell>
              <table:table-cell office:value-type="float" office:value="151.088520396613">
                <text:p>151.088520396613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74.2218568596401">
                <text:p>74.2218568596401</text:p>
              </table:table-cell>
              <table:table-cell office:value-type="float" office:value="152.277756963279">
                <text:p>152.277756963279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74.2168516480868">
                <text:p>74.2168516480868</text:p>
              </table:table-cell>
              <table:table-cell office:value-type="float" office:value="152.221348574689">
                <text:p>152.221348574689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73.9146362539257">
                <text:p>73.9146362539257</text:p>
              </table:table-cell>
              <table:table-cell office:value-type="float" office:value="153.160816997817">
                <text:p>153.160816997817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73.6449259812449">
                <text:p>73.6449259812449</text:p>
              </table:table-cell>
              <table:table-cell office:value-type="float" office:value="153.56108517485">
                <text:p>153.56108517485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73.461102701175">
                <text:p>73.461102701175</text:p>
              </table:table-cell>
              <table:table-cell office:value-type="float" office:value="153.8016655259">
                <text:p>153.8016655259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73.6450175818368">
                <text:p>73.6450175818368</text:p>
              </table:table-cell>
              <table:table-cell office:value-type="float" office:value="153.650566284286">
                <text:p>153.650566284286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73.7851143926434">
                <text:p>73.7851143926434</text:p>
              </table:table-cell>
              <table:table-cell office:value-type="float" office:value="153.274915400145">
                <text:p>153.274915400145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73.9196456124199">
                <text:p>73.9196456124199</text:p>
              </table:table-cell>
              <table:table-cell office:value-type="float" office:value="154.593014087478">
                <text:p>154.593014087478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73.8479190009549">
                <text:p>73.8479190009549</text:p>
              </table:table-cell>
              <table:table-cell office:value-type="float" office:value="154.391897973613">
                <text:p>154.391897973613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73.6758417502961">
                <text:p>73.6758417502961</text:p>
              </table:table-cell>
              <table:table-cell office:value-type="float" office:value="155.178902304026">
                <text:p>155.178902304026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73.7187707228409">
                <text:p>73.7187707228409</text:p>
              </table:table-cell>
              <table:table-cell office:value-type="float" office:value="155.309978144732">
                <text:p>155.309978144732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73.9713536963091">
                <text:p>73.9713536963091</text:p>
              </table:table-cell>
              <table:table-cell office:value-type="float" office:value="155.223476415359">
                <text:p>155.223476415359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73.7912942861473">
                <text:p>73.7912942861473</text:p>
              </table:table-cell>
              <table:table-cell office:value-type="float" office:value="154.527051732658">
                <text:p>154.527051732658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73.9233595756837">
                <text:p>73.9233595756837</text:p>
              </table:table-cell>
              <table:table-cell office:value-type="float" office:value="155.855902793938">
                <text:p>155.855902793938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74.1735291281069">
                <text:p>74.1735291281069</text:p>
              </table:table-cell>
              <table:table-cell office:value-type="float" office:value="155.1293015445">
                <text:p>155.1293015445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74.2436938405679">
                <text:p>74.2436938405679</text:p>
              </table:table-cell>
              <table:table-cell office:value-type="float" office:value="154.221973747328">
                <text:p>154.221973747328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74.2281355281562">
                <text:p>74.2281355281562</text:p>
              </table:table-cell>
              <table:table-cell office:value-type="float" office:value="154.552800850797">
                <text:p>154.552800850797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74.1991632098097">
                <text:p>74.1991632098097</text:p>
              </table:table-cell>
              <table:table-cell office:value-type="float" office:value="152.175659281594">
                <text:p>152.175659281594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74.2076926788084">
                <text:p>74.2076926788084</text:p>
              </table:table-cell>
              <table:table-cell office:value-type="float" office:value="153.359719391645">
                <text:p>153.359719391645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74.2531345379079">
                <text:p>74.2531345379079</text:p>
              </table:table-cell>
              <table:table-cell office:value-type="float" office:value="150.523754110727">
                <text:p>150.523754110727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74.6669557162926">
                <text:p>74.6669557162926</text:p>
              </table:table-cell>
              <table:table-cell office:value-type="float" office:value="150.288982711383">
                <text:p>150.288982711383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75.275171796791">
                <text:p>75.275171796791</text:p>
              </table:table-cell>
              <table:table-cell office:value-type="float" office:value="152.503257344182">
                <text:p>152.503257344182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75.2487532401635">
                <text:p>75.2487532401635</text:p>
              </table:table-cell>
              <table:table-cell office:value-type="float" office:value="151.259809473999">
                <text:p>151.259809473999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75.5333104891334">
                <text:p>75.5333104891334</text:p>
              </table:table-cell>
              <table:table-cell office:value-type="float" office:value="153.203759945223">
                <text:p>153.203759945223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75.5328059647583">
                <text:p>75.5328059647583</text:p>
              </table:table-cell>
              <table:table-cell office:value-type="float" office:value="152.110046457031">
                <text:p>152.110046457031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75.4062547729381">
                <text:p>75.4062547729381</text:p>
              </table:table-cell>
              <table:table-cell office:value-type="float" office:value="154.045474917832">
                <text:p>154.045474917832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75.1853904470325">
                <text:p>75.1853904470325</text:p>
              </table:table-cell>
              <table:table-cell office:value-type="float" office:value="153.047034847296">
                <text:p>153.047034847296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75.2972834198642">
                <text:p>75.2972834198642</text:p>
              </table:table-cell>
              <table:table-cell office:value-type="float" office:value="154.48402556782">
                <text:p>154.48402556782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75.3413788021344">
                <text:p>75.3413788021344</text:p>
              </table:table-cell>
              <table:table-cell office:value-type="float" office:value="154.385073701063">
                <text:p>154.385073701063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75.3403266465439">
                <text:p>75.3403266465439</text:p>
              </table:table-cell>
              <table:table-cell office:value-type="float" office:value="153.491128127643">
                <text:p>153.491128127643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75.8006657856651">
                <text:p>75.8006657856651</text:p>
              </table:table-cell>
              <table:table-cell office:value-type="float" office:value="150.997574558113">
                <text:p>150.997574558113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75.8344489679394">
                <text:p>75.8344489679394</text:p>
              </table:table-cell>
              <table:table-cell office:value-type="float" office:value="150.65406430845">
                <text:p>150.65406430845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75.7292808346751">
                <text:p>75.7292808346751</text:p>
              </table:table-cell>
              <table:table-cell office:value-type="float" office:value="150.947474459908">
                <text:p>150.947474459908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75.7216867257345">
                <text:p>75.7216867257345</text:p>
              </table:table-cell>
              <table:table-cell office:value-type="float" office:value="153.19430583991">
                <text:p>153.19430583991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75.4728539340124">
                <text:p>75.4728539340124</text:p>
              </table:table-cell>
              <table:table-cell office:value-type="float" office:value="151.48827259148">
                <text:p>151.48827259148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75.7484598169194">
                <text:p>75.7484598169194</text:p>
              </table:table-cell>
              <table:table-cell office:value-type="float" office:value="150.824071760689">
                <text:p>150.824071760689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75.6994545900965">
                <text:p>75.6994545900965</text:p>
              </table:table-cell>
              <table:table-cell office:value-type="float" office:value="151.378518411796">
                <text:p>151.378518411796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75.7349035398777">
                <text:p>75.7349035398777</text:p>
              </table:table-cell>
              <table:table-cell office:value-type="float" office:value="152.380786731331">
                <text:p>152.380786731331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75.7548072747634">
                <text:p>75.7548072747634</text:p>
              </table:table-cell>
              <table:table-cell office:value-type="float" office:value="152.334514882126">
                <text:p>152.334514882126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75.9877412750275">
                <text:p>75.9877412750275</text:p>
              </table:table-cell>
              <table:table-cell office:value-type="float" office:value="152.565374815039">
                <text:p>152.565374815039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75.8704046853498">
                <text:p>75.8704046853498</text:p>
              </table:table-cell>
              <table:table-cell office:value-type="float" office:value="153.044488231966">
                <text:p>153.044488231966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75.9338324182269">
                <text:p>75.9338324182269</text:p>
              </table:table-cell>
              <table:table-cell office:value-type="float" office:value="153.887484838244">
                <text:p>153.887484838244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76.1542168573921">
                <text:p>76.1542168573921</text:p>
              </table:table-cell>
              <table:table-cell office:value-type="float" office:value="153.200514252333">
                <text:p>153.200514252333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75.9491154123515">
                <text:p>75.9491154123515</text:p>
              </table:table-cell>
              <table:table-cell office:value-type="float" office:value="153.708938732096">
                <text:p>153.708938732096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75.854288926176">
                <text:p>75.854288926176</text:p>
              </table:table-cell>
              <table:table-cell office:value-type="float" office:value="154.355845872703">
                <text:p>154.355845872703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75.7852642982107">
                <text:p>75.7852642982107</text:p>
              </table:table-cell>
              <table:table-cell office:value-type="float" office:value="154.297556650847">
                <text:p>154.297556650847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75.809665628823">
                <text:p>75.809665628823</text:p>
              </table:table-cell>
              <table:table-cell office:value-type="float" office:value="151.915921050579">
                <text:p>151.915921050579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75.8831103408224">
                <text:p>75.8831103408224</text:p>
              </table:table-cell>
              <table:table-cell office:value-type="float" office:value="153.693858770471">
                <text:p>153.693858770471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75.7718470551769">
                <text:p>75.7718470551769</text:p>
              </table:table-cell>
              <table:table-cell office:value-type="float" office:value="152.966591730447">
                <text:p>152.966591730447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75.8254840491983">
                <text:p>75.8254840491983</text:p>
              </table:table-cell>
              <table:table-cell office:value-type="float" office:value="153.722320947327">
                <text:p>153.722320947327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75.8531841743137">
                <text:p>75.8531841743137</text:p>
              </table:table-cell>
              <table:table-cell office:value-type="float" office:value="153.896339735438">
                <text:p>153.896339735438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76.1511432098023">
                <text:p>76.1511432098023</text:p>
              </table:table-cell>
              <table:table-cell office:value-type="float" office:value="154.079146846797">
                <text:p>154.079146846797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76.078638784502">
                <text:p>76.078638784502</text:p>
              </table:table-cell>
              <table:table-cell office:value-type="float" office:value="153.719774331996">
                <text:p>153.719774331996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75.9248315728944">
                <text:p>75.9248315728944</text:p>
              </table:table-cell>
              <table:table-cell office:value-type="float" office:value="154.334807159472">
                <text:p>154.334807159472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75.7157055232033">
                <text:p>75.7157055232033</text:p>
              </table:table-cell>
              <table:table-cell office:value-type="float" office:value="153.698968644619">
                <text:p>153.698968644619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75.7710797866489">
                <text:p>75.7710797866489</text:p>
              </table:table-cell>
              <table:table-cell office:value-type="float" office:value="152.037093386274">
                <text:p>152.037093386274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75.8850457132712">
                <text:p>75.8850457132712</text:p>
              </table:table-cell>
              <table:table-cell office:value-type="float" office:value="153.601231837585">
                <text:p>153.601231837585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76.0886057578211">
                <text:p>76.0886057578211</text:p>
              </table:table-cell>
              <table:table-cell office:value-type="float" office:value="153.996140471131">
                <text:p>153.996140471131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76.2462884152516">
                <text:p>76.2462884152516</text:p>
              </table:table-cell>
              <table:table-cell office:value-type="float" office:value="152.784300601253">
                <text:p>152.784300601253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76.7427219590813">
                <text:p>76.7427219590813</text:p>
              </table:table-cell>
              <table:table-cell office:value-type="float" office:value="152.049543515137">
                <text:p>152.049543515137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76.8301821330626">
                <text:p>76.8301821330626</text:p>
              </table:table-cell>
              <table:table-cell office:value-type="float" office:value="152.749030795334">
                <text:p>152.749030795334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76.6840121296752">
                <text:p>76.6840121296752</text:p>
              </table:table-cell>
              <table:table-cell office:value-type="float" office:value="155.02482369087">
                <text:p>155.02482369087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76.7061633886248">
                <text:p>76.7061633886248</text:p>
              </table:table-cell>
              <table:table-cell office:value-type="float" office:value="154.292446776699">
                <text:p>154.292446776699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76.5837036254552">
                <text:p>76.5837036254552</text:p>
              </table:table-cell>
              <table:table-cell office:value-type="float" office:value="153.977648373231">
                <text:p>153.977648373231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76.5333657502031">
                <text:p>76.5333657502031</text:p>
              </table:table-cell>
              <table:table-cell office:value-type="float" office:value="153.911686009888">
                <text:p>153.911686009888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76.4038067353002">
                <text:p>76.4038067353002</text:p>
              </table:table-cell>
              <table:table-cell office:value-type="float" office:value="155.545781508406">
                <text:p>155.545781508406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76.3783996242701">
                <text:p>76.3783996242701</text:p>
              </table:table-cell>
              <table:table-cell office:value-type="float" office:value="155.718951427581">
                <text:p>155.718951427581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76.4319266215289">
                <text:p>76.4319266215289</text:p>
              </table:table-cell>
              <table:table-cell office:value-type="float" office:value="155.943253400768">
                <text:p>155.943253400768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76.6413064008811">
                <text:p>76.6413064008811</text:p>
              </table:table-cell>
              <table:table-cell office:value-type="float" office:value="156.058383767426">
                <text:p>156.058383767426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76.5426495040735">
                <text:p>76.5426495040735</text:p>
              </table:table-cell>
              <table:table-cell office:value-type="float" office:value="155.828372711972">
                <text:p>155.828372711972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76.5074730993363">
                <text:p>76.5074730993363</text:p>
              </table:table-cell>
              <table:table-cell office:value-type="float" office:value="155.83126885756">
                <text:p>155.83126885756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76.2872584343694">
                <text:p>76.2872584343694</text:p>
              </table:table-cell>
              <table:table-cell office:value-type="float" office:value="155.373460466689">
                <text:p>155.373460466689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76.6587065392846">
                <text:p>76.6587065392846</text:p>
              </table:table-cell>
              <table:table-cell office:value-type="float" office:value="153.750183924586">
                <text:p>153.750183924586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76.761411172688">
                <text:p>76.761411172688</text:p>
              </table:table-cell>
              <table:table-cell office:value-type="float" office:value="154.785192078196">
                <text:p>154.785192078196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76.4985002532987">
                <text:p>76.4985002532987</text:p>
              </table:table-cell>
              <table:table-cell office:value-type="float" office:value="154.470976239361">
                <text:p>154.470976239361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76.6035156636453">
                <text:p>76.6035156636453</text:p>
              </table:table-cell>
              <table:table-cell office:value-type="float" office:value="153.487200017725">
                <text:p>153.487200017725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76.5730719285347">
                <text:p>76.5730719285347</text:p>
              </table:table-cell>
              <table:table-cell office:value-type="float" office:value="153.74021384563">
                <text:p>153.74021384563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76.8571190018151">
                <text:p>76.8571190018151</text:p>
              </table:table-cell>
              <table:table-cell office:value-type="float" office:value="153.497935748185">
                <text:p>153.497935748185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76.6888753608944">
                <text:p>76.6888753608944</text:p>
              </table:table-cell>
              <table:table-cell office:value-type="float" office:value="154.046157343382">
                <text:p>154.046157343382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76.6260278186991">
                <text:p>76.6260278186991</text:p>
              </table:table-cell>
              <table:table-cell office:value-type="float" office:value="152.591540045903">
                <text:p>152.591540045903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76.4707843179498">
                <text:p>76.4707843179498</text:p>
              </table:table-cell>
              <table:table-cell office:value-type="float" office:value="152.11329214992">
                <text:p>152.11329214992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76.4575046508069">
                <text:p>76.4575046508069</text:p>
              </table:table-cell>
              <table:table-cell office:value-type="float" office:value="151.406730927834">
                <text:p>151.406730927834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76.5365156695721">
                <text:p>76.5365156695721</text:p>
              </table:table-cell>
              <table:table-cell office:value-type="float" office:value="151.385326032337">
                <text:p>151.385326032337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76.5381738739352">
                <text:p>76.5381738739352</text:p>
              </table:table-cell>
              <table:table-cell office:value-type="float" office:value="153.399599741555">
                <text:p>153.399599741555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76.7001202103051">
                <text:p>76.7001202103051</text:p>
              </table:table-cell>
              <table:table-cell office:value-type="float" office:value="153.731691835208">
                <text:p>153.731691835208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76.7091167232096">
                <text:p>76.7091167232096</text:p>
              </table:table-cell>
              <table:table-cell office:value-type="float" office:value="152.534099701505">
                <text:p>152.534099701505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76.6943011775642">
                <text:p>76.6943011775642</text:p>
              </table:table-cell>
              <table:table-cell office:value-type="float" office:value="151.616535504029">
                <text:p>151.616535504029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76.7627189210854">
                <text:p>76.7627189210854</text:p>
              </table:table-cell>
              <table:table-cell office:value-type="float" office:value="152.582169166544">
                <text:p>152.582169166544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77.0250416551045">
                <text:p>77.0250416551045</text:p>
              </table:table-cell>
              <table:table-cell office:value-type="float" office:value="152.84856520968">
                <text:p>152.84856520968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77.0177228468648">
                <text:p>77.0177228468648</text:p>
              </table:table-cell>
              <table:table-cell office:value-type="float" office:value="154.383375963191">
                <text:p>154.383375963191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77.1049113578586">
                <text:p>77.1049113578586</text:p>
              </table:table-cell>
              <table:table-cell office:value-type="float" office:value="153.532107015829">
                <text:p>153.532107015829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77.2290073038234">
                <text:p>77.2290073038234</text:p>
              </table:table-cell>
              <table:table-cell office:value-type="float" office:value="154.416948022716">
                <text:p>154.416948022716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77.5107857243961">
                <text:p>77.5107857243961</text:p>
              </table:table-cell>
              <table:table-cell office:value-type="float" office:value="154.623956305719">
                <text:p>154.623956305719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77.496053371289">
                <text:p>77.496053371289</text:p>
              </table:table-cell>
              <table:table-cell office:value-type="float" office:value="153.107038450511">
                <text:p>153.107038450511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77.4237807992071">
                <text:p>77.4237807992071</text:p>
              </table:table-cell>
              <table:table-cell office:value-type="float" office:value="152.461829056299">
                <text:p>152.461829056299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77.3762921879154">
                <text:p>77.3762921879154</text:p>
              </table:table-cell>
              <table:table-cell office:value-type="float" office:value="152.941791350684">
                <text:p>152.941791350684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77.2324709901548">
                <text:p>77.2324709901548</text:p>
              </table:table-cell>
              <table:table-cell office:value-type="float" office:value="149.956274766126">
                <text:p>149.956274766126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77.2330383581167">
                <text:p>77.2330383581167</text:p>
              </table:table-cell>
              <table:table-cell office:value-type="float" office:value="150.153645865467">
                <text:p>150.153645865467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77.15443327358">
                <text:p>77.15443327358</text:p>
              </table:table-cell>
              <table:table-cell office:value-type="float" office:value="151.333095431527">
                <text:p>151.333095431527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77.0660219622082">
                <text:p>77.0660219622082</text:p>
              </table:table-cell>
              <table:table-cell office:value-type="float" office:value="151.096176886091">
                <text:p>151.096176886091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77.1796659281293">
                <text:p>77.1796659281293</text:p>
              </table:table-cell>
              <table:table-cell office:value-type="float" office:value="150.699653732104">
                <text:p>150.699653732104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77.419079880197">
                <text:p>77.419079880197</text:p>
              </table:table-cell>
              <table:table-cell office:value-type="float" office:value="151.495013629555">
                <text:p>151.495013629555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77.5113663164722">
                <text:p>77.5113663164722</text:p>
              </table:table-cell>
              <table:table-cell office:value-type="float" office:value="149.266591130021">
                <text:p>149.266591130021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77.949269781681">
                <text:p>77.949269781681</text:p>
              </table:table-cell>
              <table:table-cell office:value-type="float" office:value="149.549515220358">
                <text:p>149.549515220358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78.4021754205211">
                <text:p>78.4021754205211</text:p>
              </table:table-cell>
              <table:table-cell office:value-type="float" office:value="151.354400457583">
                <text:p>151.354400457583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78.5199414596661">
                <text:p>78.5199414596661</text:p>
              </table:table-cell>
              <table:table-cell office:value-type="float" office:value="153.205973673782">
                <text:p>153.205973673782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78.6000577915614">
                <text:p>78.6000577915614</text:p>
              </table:table-cell>
              <table:table-cell office:value-type="float" office:value="153.852797588435">
                <text:p>153.852797588435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78.5143427091419">
                <text:p>78.5143427091419</text:p>
              </table:table-cell>
              <table:table-cell office:value-type="float" office:value="153.823736203461">
                <text:p>153.823736203461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78.6897294939025">
                <text:p>78.6897294939025</text:p>
              </table:table-cell>
              <table:table-cell office:value-type="float" office:value="154.420959358588">
                <text:p>154.420959358588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78.6622737658918">
                <text:p>78.6622737658918</text:p>
              </table:table-cell>
              <table:table-cell office:value-type="float" office:value="154.132908750616">
                <text:p>154.132908750616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78.472048742687">
                <text:p>78.472048742687</text:p>
              </table:table-cell>
              <table:table-cell office:value-type="float" office:value="154.251884001238">
                <text:p>154.251884001238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78.5647680470371">
                <text:p>78.5647680470371</text:p>
              </table:table-cell>
              <table:table-cell office:value-type="float" office:value="152.708368150433">
                <text:p>152.708368150433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78.5624967485128">
                <text:p>78.5624967485128</text:p>
              </table:table-cell>
              <table:table-cell office:value-type="float" office:value="152.126740939096">
                <text:p>152.126740939096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78.443223005867">
                <text:p>78.443223005867</text:p>
              </table:table-cell>
              <table:table-cell office:value-type="float" office:value="151.111606386495">
                <text:p>151.111606386495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78.3412089908923">
                <text:p>78.3412089908923</text:p>
              </table:table-cell>
              <table:table-cell office:value-type="float" office:value="149.719189777304">
                <text:p>149.719189777304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78.584587920747">
                <text:p>78.584587920747</text:p>
              </table:table-cell>
              <table:table-cell office:value-type="float" office:value="148.628888425387">
                <text:p>148.628888425387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78.8921006723569">
                <text:p>78.8921006723569</text:p>
              </table:table-cell>
              <table:table-cell office:value-type="float" office:value="150.24534069494">
                <text:p>150.24534069494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78.9459152595901">
                <text:p>78.9459152595901</text:p>
              </table:table-cell>
              <table:table-cell office:value-type="float" office:value="151.277535920395">
                <text:p>151.277535920395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78.7369757286176">
                <text:p>78.7369757286176</text:p>
              </table:table-cell>
              <table:table-cell office:value-type="float" office:value="151.231430514575">
                <text:p>151.231430514575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78.5438843183269">
                <text:p>78.5438843183269</text:p>
              </table:table-cell>
              <table:table-cell office:value-type="float" office:value="150.753165966585">
                <text:p>150.753165966585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78.6581628062294">
                <text:p>78.6581628062294</text:p>
              </table:table-cell>
              <table:table-cell office:value-type="float" office:value="149.972037161823">
                <text:p>149.972037161823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78.7230576543072">
                <text:p>78.7230576543072</text:p>
              </table:table-cell>
              <table:table-cell office:value-type="float" office:value="149.5671584408">
                <text:p>149.5671584408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78.652725549907">
                <text:p>78.652725549907</text:p>
              </table:table-cell>
              <table:table-cell office:value-type="float" office:value="149.480074146795">
                <text:p>149.480074146795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78.4561312729927">
                <text:p>78.4561312729927</text:p>
              </table:table-cell>
              <table:table-cell office:value-type="float" office:value="148.451291057615">
                <text:p>148.451291057615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78.7238603493373">
                <text:p>78.7238603493373</text:p>
              </table:table-cell>
              <table:table-cell office:value-type="float" office:value="148.05613275473">
                <text:p>148.05613275473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78.5641323308661">
                <text:p>78.5641323308661</text:p>
              </table:table-cell>
              <table:table-cell office:value-type="float" office:value="150.116661669667">
                <text:p>150.116661669667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78.9617457698813">
                <text:p>78.9617457698813</text:p>
              </table:table-cell>
              <table:table-cell office:value-type="float" office:value="148.307182531937">
                <text:p>148.307182531937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79.1056458141185">
                <text:p>79.1056458141185</text:p>
              </table:table-cell>
              <table:table-cell office:value-type="float" office:value="148.304369603781">
                <text:p>148.304369603781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79.0659892546496">
                <text:p>79.0659892546496</text:p>
              </table:table-cell>
              <table:table-cell office:value-type="float" office:value="148.353287937756">
                <text:p>148.353287937756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79.0200606969075">
                <text:p>79.0200606969075</text:p>
              </table:table-cell>
              <table:table-cell office:value-type="float" office:value="148.942588290579">
                <text:p>148.942588290579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79.2713904382723">
                <text:p>79.2713904382723</text:p>
              </table:table-cell>
              <table:table-cell office:value-type="float" office:value="149.520204166044">
                <text:p>149.520204166044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79.4865374945466">
                <text:p>79.4865374945466</text:p>
              </table:table-cell>
              <table:table-cell office:value-type="float" office:value="149.23182066278">
                <text:p>149.23182066278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79.6191563394983">
                <text:p>79.6191563394983</text:p>
              </table:table-cell>
              <table:table-cell office:value-type="float" office:value="147.846061874231">
                <text:p>147.846061874231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79.348304223485">
                <text:p>79.348304223485</text:p>
              </table:table-cell>
              <table:table-cell office:value-type="float" office:value="144.794832604191">
                <text:p>144.794832604191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79.423391999951">
                <text:p>79.423391999951</text:p>
              </table:table-cell>
              <table:table-cell office:value-type="float" office:value="140.270161052">
                <text:p>140.270161052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79.3641600979658">
                <text:p>79.3641600979658</text:p>
              </table:table-cell>
              <table:table-cell office:value-type="float" office:value="135.255806787286">
                <text:p>135.255806787286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79.2869846062131">
                <text:p>79.2869846062131</text:p>
              </table:table-cell>
              <table:table-cell office:value-type="float" office:value="133.509568628179">
                <text:p>133.509568628179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79.0458907177471">
                <text:p>79.0458907177471</text:p>
              </table:table-cell>
              <table:table-cell office:value-type="float" office:value="138.785283961831">
                <text:p>138.785283961831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79.0764932692789">
                <text:p>79.0764932692789</text:p>
              </table:table-cell>
              <table:table-cell office:value-type="float" office:value="141.932119527777">
                <text:p>141.932119527777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79.5603481220886">
                <text:p>79.5603481220886</text:p>
              </table:table-cell>
              <table:table-cell office:value-type="float" office:value="141.83190268788">
                <text:p>141.83190268788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79.3361959013256">
                <text:p>79.3361959013256</text:p>
              </table:table-cell>
              <table:table-cell office:value-type="float" office:value="140.852037932677">
                <text:p>140.852037932677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79.4732254249173">
                <text:p>79.4732254249173</text:p>
              </table:table-cell>
              <table:table-cell office:value-type="float" office:value="136.849422736297">
                <text:p>136.849422736297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79.3148061686287">
                <text:p>79.3148061686287</text:p>
              </table:table-cell>
              <table:table-cell office:value-type="float" office:value="139.346629785437">
                <text:p>139.346629785437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79.3564030050682">
                <text:p>79.3564030050682</text:p>
              </table:table-cell>
              <table:table-cell office:value-type="float" office:value="139.54587339204">
                <text:p>139.54587339204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79.3902664609992">
                <text:p>79.3902664609992</text:p>
              </table:table-cell>
              <table:table-cell office:value-type="float" office:value="137.224649190231">
                <text:p>137.224649190231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79.5144418898268">
                <text:p>79.5144418898268</text:p>
              </table:table-cell>
              <table:table-cell office:value-type="float" office:value="140.550788196347">
                <text:p>140.550788196347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79.7753886038727">
                <text:p>79.7753886038727</text:p>
              </table:table-cell>
              <table:table-cell office:value-type="float" office:value="138.513095601953">
                <text:p>138.513095601953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79.7563087246086">
                <text:p>79.7563087246086</text:p>
              </table:table-cell>
              <table:table-cell office:value-type="float" office:value="139.167842335954">
                <text:p>139.167842335954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79.7240108246435">
                <text:p>79.7240108246435</text:p>
              </table:table-cell>
              <table:table-cell office:value-type="float" office:value="140.042962924703">
                <text:p>140.042962924703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79.8659202813596">
                <text:p>79.8659202813596</text:p>
              </table:table-cell>
              <table:table-cell office:value-type="float" office:value="139.513491414227">
                <text:p>139.513491414227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79.8204120789581">
                <text:p>79.8204120789581</text:p>
              </table:table-cell>
              <table:table-cell office:value-type="float" office:value="141.464091380089">
                <text:p>141.464091380089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79.8050896743272">
                <text:p>79.8050896743272</text:p>
              </table:table-cell>
              <table:table-cell office:value-type="float" office:value="142.658021716699">
                <text:p>142.658021716699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79.508108343478">
                <text:p>79.508108343478</text:p>
              </table:table-cell>
              <table:table-cell office:value-type="float" office:value="142.102310066888">
                <text:p>142.102310066888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79.7200808930964">
                <text:p>79.7200808930964</text:p>
              </table:table-cell>
              <table:table-cell office:value-type="float" office:value="139.629562193257">
                <text:p>139.629562193257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79.714520795951">
                <text:p>79.714520795951</text:p>
              </table:table-cell>
              <table:table-cell office:value-type="float" office:value="140.700006596172">
                <text:p>140.700006596172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79.540248541183">
                <text:p>79.540248541183</text:p>
              </table:table-cell>
              <table:table-cell office:value-type="float" office:value="139.168433218069">
                <text:p>139.168433218069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79.4354825177378">
                <text:p>79.4354825177378</text:p>
              </table:table-cell>
              <table:table-cell office:value-type="float" office:value="138.737389257659">
                <text:p>138.737389257659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79.3802932125542">
                <text:p>79.3802932125542</text:p>
              </table:table-cell>
              <table:table-cell office:value-type="float" office:value="138.067820557377">
                <text:p>138.067820557377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79.4832529550853">
                <text:p>79.4832529550853</text:p>
              </table:table-cell>
              <table:table-cell office:value-type="float" office:value="139.033787115185">
                <text:p>139.033787115185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79.4611971544706">
                <text:p>79.4611971544706</text:p>
              </table:table-cell>
              <table:table-cell office:value-type="float" office:value="136.3682703602">
                <text:p>136.3682703602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79.6134638854298">
                <text:p>79.6134638854298</text:p>
              </table:table-cell>
              <table:table-cell office:value-type="float" office:value="136.770852135232">
                <text:p>136.770852135232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79.3828307488734">
                <text:p>79.3828307488734</text:p>
              </table:table-cell>
              <table:table-cell office:value-type="float" office:value="138.778384789331">
                <text:p>138.778384789331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79.3488927108886">
                <text:p>79.3488927108886</text:p>
              </table:table-cell>
              <table:table-cell office:value-type="float" office:value="138.670236821127">
                <text:p>138.670236821127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79.3361603600941">
                <text:p>79.3361603600941</text:p>
              </table:table-cell>
              <table:table-cell office:value-type="float" office:value="140.377701503126">
                <text:p>140.377701503126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79.5816272446811">
                <text:p>79.5816272446811</text:p>
              </table:table-cell>
              <table:table-cell office:value-type="float" office:value="142.968908653735">
                <text:p>142.968908653735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79.5921829981979">
                <text:p>79.5921829981979</text:p>
              </table:table-cell>
              <table:table-cell office:value-type="float" office:value="143.086169514477">
                <text:p>143.086169514477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79.6103372346869">
                <text:p>79.6103372346869</text:p>
              </table:table-cell>
              <table:table-cell office:value-type="float" office:value="144.12670365496">
                <text:p>144.12670365496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79.5555015455388">
                <text:p>79.5555015455388</text:p>
              </table:table-cell>
              <table:table-cell office:value-type="float" office:value="145.306669211707">
                <text:p>145.306669211707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79.4926789720479">
                <text:p>79.4926789720479</text:p>
              </table:table-cell>
              <table:table-cell office:value-type="float" office:value="145.594203837513">
                <text:p>145.594203837513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79.4118603945516">
                <text:p>79.4118603945516</text:p>
              </table:table-cell>
              <table:table-cell office:value-type="float" office:value="145.997884150821">
                <text:p>145.997884150821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80.2073648101294">
                <text:p>80.2073648101294</text:p>
              </table:table-cell>
              <table:table-cell office:value-type="float" office:value="145.572049942521">
                <text:p>145.572049942521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80.5490132458041">
                <text:p>80.5490132458041</text:p>
              </table:table-cell>
              <table:table-cell office:value-type="float" office:value="144.23289589847">
                <text:p>144.23289589847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80.2568188961636">
                <text:p>80.2568188961636</text:p>
              </table:table-cell>
              <table:table-cell office:value-type="float" office:value="146.082172160156">
                <text:p>146.082172160156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80.4752016470101">
                <text:p>80.4752016470101</text:p>
              </table:table-cell>
              <table:table-cell office:value-type="float" office:value="146.714681764688">
                <text:p>146.714681764688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80.2803964168461">
                <text:p>80.2803964168461</text:p>
              </table:table-cell>
              <table:table-cell office:value-type="float" office:value="146.838833471925">
                <text:p>146.838833471925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80.2281288106436">
                <text:p>80.2281288106436</text:p>
              </table:table-cell>
              <table:table-cell office:value-type="float" office:value="146.72438553934">
                <text:p>146.72438553934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80.1550474569676">
                <text:p>80.1550474569676</text:p>
              </table:table-cell>
              <table:table-cell office:value-type="float" office:value="146.311068033848">
                <text:p>146.311068033848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80.1336412032769">
                <text:p>80.1336412032769</text:p>
              </table:table-cell>
              <table:table-cell office:value-type="float" office:value="149.042805130476">
                <text:p>149.042805130476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80.2529254074672">
                <text:p>80.2529254074672</text:p>
              </table:table-cell>
              <table:table-cell office:value-type="float" office:value="150.385354667315">
                <text:p>150.385354667315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80.0226317728781">
                <text:p>80.0226317728781</text:p>
              </table:table-cell>
              <table:table-cell office:value-type="float" office:value="150.183822432203">
                <text:p>150.183822432203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80.1313276076943">
                <text:p>80.1313276076943</text:p>
              </table:table-cell>
              <table:table-cell office:value-type="float" office:value="149.82912704386">
                <text:p>149.82912704386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80.268601920191">
                <text:p>80.268601920191</text:p>
              </table:table-cell>
              <table:table-cell office:value-type="float" office:value="151.517250750501">
                <text:p>151.517250750501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80.4545684190471">
                <text:p>80.4545684190471</text:p>
              </table:table-cell>
              <table:table-cell office:value-type="float" office:value="151.315119315792">
                <text:p>151.315119315792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80.4105813991755">
                <text:p>80.4105813991755</text:p>
              </table:table-cell>
              <table:table-cell office:value-type="float" office:value="150.528863984875">
                <text:p>150.528863984875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80.2817294952457">
                <text:p>80.2817294952457</text:p>
              </table:table-cell>
              <table:table-cell office:value-type="float" office:value="151.936876546378">
                <text:p>151.936876546378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80.5624101257822">
                <text:p>80.5624101257822</text:p>
              </table:table-cell>
              <table:table-cell office:value-type="float" office:value="152.698664384303">
                <text:p>152.698664384303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80.7162669721427">
                <text:p>80.7162669721427</text:p>
              </table:table-cell>
              <table:table-cell office:value-type="float" office:value="152.267703649847">
                <text:p>152.267703649847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80.5592376665">
                <text:p>80.5592376665</text:p>
              </table:table-cell>
              <table:table-cell office:value-type="float" office:value="152.23233398301">
                <text:p>152.23233398301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80.7930827961321">
                <text:p>80.7930827961321</text:p>
              </table:table-cell>
              <table:table-cell office:value-type="float" office:value="152.63201959541">
                <text:p>152.63201959541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80.9237480117668">
                <text:p>80.9237480117668</text:p>
              </table:table-cell>
              <table:table-cell office:value-type="float" office:value="151.099339353027">
                <text:p>151.099339353027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80.7254195923282">
                <text:p>80.7254195923282</text:p>
              </table:table-cell>
              <table:table-cell office:value-type="float" office:value="151.335658698866">
                <text:p>151.335658698866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80.7189561707451">
                <text:p>80.7189561707451</text:p>
              </table:table-cell>
              <table:table-cell office:value-type="float" office:value="150.858509332637">
                <text:p>150.858509332637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81.2768868730949">
                <text:p>81.2768868730949</text:p>
              </table:table-cell>
              <table:table-cell office:value-type="float" office:value="148.692637051648">
                <text:p>148.692637051648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81.115821722036">
                <text:p>81.115821722036</text:p>
              </table:table-cell>
              <table:table-cell office:value-type="float" office:value="146.964117012933">
                <text:p>146.964117012933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80.9647738438665">
                <text:p>80.9647738438665</text:p>
              </table:table-cell>
              <table:table-cell office:value-type="float" office:value="148.990391442793">
                <text:p>148.990391442793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80.8335407825681">
                <text:p>80.8335407825681</text:p>
              </table:table-cell>
              <table:table-cell office:value-type="float" office:value="149.045701284586">
                <text:p>149.045701284586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80.6141713226548">
                <text:p>80.6141713226548</text:p>
              </table:table-cell>
              <table:table-cell office:value-type="float" office:value="151.15626371526">
                <text:p>151.15626371526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80.6826969168254">
                <text:p>80.6826969168254</text:p>
              </table:table-cell>
              <table:table-cell office:value-type="float" office:value="151.118680319863">
                <text:p>151.118680319863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80.585555078979">
                <text:p>80.585555078979</text:p>
              </table:table-cell>
              <table:table-cell office:value-type="float" office:value="151.894699250477">
                <text:p>151.894699250477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80.3540152159399">
                <text:p>80.3540152159399</text:p>
              </table:table-cell>
              <table:table-cell office:value-type="float" office:value="151.629401745617">
                <text:p>151.629401745617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80.1690639086622">
                <text:p>80.1690639086622</text:p>
              </table:table-cell>
              <table:table-cell office:value-type="float" office:value="151.795664166288">
                <text:p>151.795664166288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80.0705956950069">
                <text:p>80.0705956950069</text:p>
              </table:table-cell>
              <table:table-cell office:value-type="float" office:value="151.805900566591">
                <text:p>151.805900566591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80.1659685625967">
                <text:p>80.1659685625967</text:p>
              </table:table-cell>
              <table:table-cell office:value-type="float" office:value="151.805900566591">
                <text:p>151.805900566591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80.2424925631016">
                <text:p>80.2424925631016</text:p>
              </table:table-cell>
              <table:table-cell office:value-type="float" office:value="151.009342261425">
                <text:p>151.009342261425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80.267057672754">
                <text:p>80.267057672754</text:p>
              </table:table-cell>
              <table:table-cell office:value-type="float" office:value="152.4447018095">
                <text:p>152.4447018095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80.7575586960007">
                <text:p>80.7575586960007</text:p>
              </table:table-cell>
              <table:table-cell office:value-type="float" office:value="151.092515088998">
                <text:p>151.092515088998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80.7399986102121">
                <text:p>80.7399986102121</text:p>
              </table:table-cell>
              <table:table-cell office:value-type="float" office:value="148.944885236571">
                <text:p>148.944885236571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80.8156335147692">
                <text:p>80.8156335147692</text:p>
              </table:table-cell>
              <table:table-cell office:value-type="float" office:value="152.097696197608">
                <text:p>152.097696197608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80.4847269534625">
                <text:p>80.4847269534625</text:p>
              </table:table-cell>
              <table:table-cell office:value-type="float" office:value="151.099589022366">
                <text:p>151.099589022366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80.7497660541796">
                <text:p>80.7497660541796</text:p>
              </table:table-cell>
              <table:table-cell office:value-type="float" office:value="149.714679102753">
                <text:p>149.714679102753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80.6562069344701">
                <text:p>80.6562069344701</text:p>
              </table:table-cell>
              <table:table-cell office:value-type="float" office:value="149.069569569459">
                <text:p>149.069569569459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80.6226217312553">
                <text:p>80.6226217312553</text:p>
              </table:table-cell>
              <table:table-cell office:value-type="float" office:value="149.772202673105">
                <text:p>149.772202673105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80.898268450029">
                <text:p>80.898268450029</text:p>
              </table:table-cell>
              <table:table-cell office:value-type="float" office:value="147.134307560566">
                <text:p>147.134307560566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80.7979879981875">
                <text:p>80.7979879981875</text:p>
              </table:table-cell>
              <table:table-cell office:value-type="float" office:value="148.014538023461">
                <text:p>148.014538023461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80.6363013755765">
                <text:p>80.6363013755765</text:p>
              </table:table-cell>
              <table:table-cell office:value-type="float" office:value="149.347467003081">
                <text:p>149.347467003081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80.6605721400432">
                <text:p>80.6605721400432</text:p>
              </table:table-cell>
              <table:table-cell office:value-type="float" office:value="151.257928640733">
                <text:p>151.257928640733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80.6120801545128">
                <text:p>80.6120801545128</text:p>
              </table:table-cell>
              <table:table-cell office:value-type="float" office:value="149.099729501231">
                <text:p>149.099729501231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80.450640997545">
                <text:p>80.450640997545</text:p>
              </table:table-cell>
              <table:table-cell office:value-type="float" office:value="145.969688278269">
                <text:p>145.969688278269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80.5340593520683">
                <text:p>80.5340593520683</text:p>
              </table:table-cell>
              <table:table-cell office:value-type="float" office:value="147.018478124871">
                <text:p>147.018478124871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80.4307091718843">
                <text:p>80.4307091718843</text:p>
              </table:table-cell>
              <table:table-cell office:value-type="float" office:value="148.430152474945">
                <text:p>148.430152474945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80.2246619592913">
                <text:p>80.2246619592913</text:p>
              </table:table-cell>
              <table:table-cell office:value-type="float" office:value="150.00962055722">
                <text:p>150.00962055722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80.4582087297723">
                <text:p>80.4582087297723</text:p>
              </table:table-cell>
              <table:table-cell office:value-type="float" office:value="149.579775013048">
                <text:p>149.579775013048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80.2424092683329">
                <text:p>80.2424092683329</text:p>
              </table:table-cell>
              <table:table-cell office:value-type="float" office:value="149.376095631844">
                <text:p>149.376095631844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80.9288794303328">
                <text:p>80.9288794303328</text:p>
              </table:table-cell>
              <table:table-cell office:value-type="float" office:value="151.018380254013">
                <text:p>151.018380254013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81.0307725655536">
                <text:p>81.0307725655536</text:p>
              </table:table-cell>
              <table:table-cell office:value-type="float" office:value="150.020356296202">
                <text:p>150.020356296202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81.1247708064573">
                <text:p>81.1247708064573</text:p>
              </table:table-cell>
              <table:table-cell office:value-type="float" office:value="148.496281281673">
                <text:p>148.496281281673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81.1176418450818">
                <text:p>81.1176418450818</text:p>
              </table:table-cell>
              <table:table-cell office:value-type="float" office:value="146.143440753554">
                <text:p>146.143440753554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80.880279045458">
                <text:p>80.880279045458</text:p>
              </table:table-cell>
              <table:table-cell office:value-type="float" office:value="146.226280685834">
                <text:p>146.226280685834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80.7617652980776">
                <text:p>80.7617652980776</text:p>
              </table:table-cell>
              <table:table-cell office:value-type="float" office:value="144.077452434213">
                <text:p>144.077452434213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80.6332251317463">
                <text:p>80.6332251317463</text:p>
              </table:table-cell>
              <table:table-cell office:value-type="float" office:value="140.733328986358">
                <text:p>140.733328986358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80.8918943086052">
                <text:p>80.8918943086052</text:p>
              </table:table-cell>
              <table:table-cell office:value-type="float" office:value="139.304618932921">
                <text:p>139.304618932921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80.7756530310502">
                <text:p>80.7756530310502</text:p>
              </table:table-cell>
              <table:table-cell office:value-type="float" office:value="139.748787113218">
                <text:p>139.748787113218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80.7491791757592">
                <text:p>80.7491791757592</text:p>
              </table:table-cell>
              <table:table-cell office:value-type="float" office:value="140.751404971533">
                <text:p>140.751404971533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80.4401992423353">
                <text:p>80.4401992423353</text:p>
              </table:table-cell>
              <table:table-cell office:value-type="float" office:value="137.642485687756">
                <text:p>137.642485687756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81.2040054520815">
                <text:p>81.2040054520815</text:p>
              </table:table-cell>
              <table:table-cell office:value-type="float" office:value="139.582433149111">
                <text:p>139.582433149111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81.4377098526411">
                <text:p>81.4377098526411</text:p>
              </table:table-cell>
              <table:table-cell office:value-type="float" office:value="136.250585060729">
                <text:p>136.250585060729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81.6319332848276">
                <text:p>81.6319332848276</text:p>
              </table:table-cell>
              <table:table-cell office:value-type="float" office:value="136.488685370395">
                <text:p>136.488685370395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81.363025195049">
                <text:p>81.363025195049</text:p>
              </table:table-cell>
              <table:table-cell office:value-type="float" office:value="134.364324603243">
                <text:p>134.364324603243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81.3270157864851">
                <text:p>81.3270157864851</text:p>
              </table:table-cell>
              <table:table-cell office:value-type="float" office:value="135.352361838612">
                <text:p>135.352361838612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81.1006044781533">
                <text:p>81.1006044781533</text:p>
              </table:table-cell>
              <table:table-cell office:value-type="float" office:value="137.149057960708">
                <text:p>137.149057960708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80.9672455325884">
                <text:p>80.9672455325884</text:p>
              </table:table-cell>
              <table:table-cell office:value-type="float" office:value="135.374008077444">
                <text:p>135.374008077444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80.6653077476766">
                <text:p>80.6653077476766</text:p>
              </table:table-cell>
              <table:table-cell office:value-type="float" office:value="137.777306560029">
                <text:p>137.777306560029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80.573469536727">
                <text:p>80.573469536727</text:p>
              </table:table-cell>
              <table:table-cell office:value-type="float" office:value="135.878853969024">
                <text:p>135.878853969024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80.5367183701358">
                <text:p>80.5367183701358</text:p>
              </table:table-cell>
              <table:table-cell office:value-type="float" office:value="136.945636566325">
                <text:p>136.945636566325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80.285753297922">
                <text:p>80.285753297922</text:p>
              </table:table-cell>
              <table:table-cell office:value-type="float" office:value="140.325986875958">
                <text:p>140.325986875958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80.5841557599302">
                <text:p>80.5841557599302</text:p>
              </table:table-cell>
              <table:table-cell office:value-type="float" office:value="140.180080742967">
                <text:p>140.180080742967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80.9447597074563">
                <text:p>80.9447597074563</text:p>
              </table:table-cell>
              <table:table-cell office:value-type="float" office:value="137.66063657288">
                <text:p>137.66063657288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81.1089838600042">
                <text:p>81.1089838600042</text:p>
              </table:table-cell>
              <table:table-cell office:value-type="float" office:value="139.221188118527">
                <text:p>139.221188118527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81.3785260962756">
                <text:p>81.3785260962756</text:p>
              </table:table-cell>
              <table:table-cell office:value-type="float" office:value="139.902266526777">
                <text:p>139.902266526777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81.7266823027622">
                <text:p>81.7266823027622</text:p>
              </table:table-cell>
              <table:table-cell office:value-type="float" office:value="138.098920910043">
                <text:p>138.098920910043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81.6256229023615">
                <text:p>81.6256229023615</text:p>
              </table:table-cell>
              <table:table-cell office:value-type="float" office:value="136.582685480386">
                <text:p>136.582685480386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82.1697788617505">
                <text:p>82.1697788617505</text:p>
              </table:table-cell>
              <table:table-cell office:value-type="float" office:value="136.474712273049">
                <text:p>136.474712273049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82.1387150044053">
                <text:p>82.1387150044053</text:p>
              </table:table-cell>
              <table:table-cell office:value-type="float" office:value="135.625582145776">
                <text:p>135.625582145776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82.3440927656811">
                <text:p>82.3440927656811</text:p>
              </table:table-cell>
              <table:table-cell office:value-type="float" office:value="133.456214519602">
                <text:p>133.456214519602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82.5853589194007">
                <text:p>82.5853589194007</text:p>
              </table:table-cell>
              <table:table-cell office:value-type="float" office:value="136.129229638162">
                <text:p>136.129229638162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82.633597220857">
                <text:p>82.633597220857</text:p>
              </table:table-cell>
              <table:table-cell office:value-type="float" office:value="138.025976156769">
                <text:p>138.025976156769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82.5561128861986">
                <text:p>82.5561128861986</text:p>
              </table:table-cell>
              <table:table-cell office:value-type="float" office:value="140.219711415016">
                <text:p>140.219711415016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82.5456015115946">
                <text:p>82.5456015115946</text:p>
              </table:table-cell>
              <table:table-cell office:value-type="float" office:value="139.875418870362">
                <text:p>139.875418870362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82.4687391021259">
                <text:p>82.4687391021259</text:p>
              </table:table-cell>
              <table:table-cell office:value-type="float" office:value="139.692711619921">
                <text:p>139.692711619921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82.4296929040831">
                <text:p>82.4296929040831</text:p>
              </table:table-cell>
              <table:table-cell office:value-type="float" office:value="141.641439078521">
                <text:p>141.641439078521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82.2824195712514">
                <text:p>82.2824195712514</text:p>
              </table:table-cell>
              <table:table-cell office:value-type="float" office:value="140.031794429509">
                <text:p>140.031794429509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82.174593313819">
                <text:p>82.174593313819</text:p>
              </table:table-cell>
              <table:table-cell office:value-type="float" office:value="140.485258589215">
                <text:p>140.485258589215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82.0395219132916">
                <text:p>82.0395219132916</text:p>
              </table:table-cell>
              <table:table-cell office:value-type="float" office:value="142.294471414119">
                <text:p>142.294471414119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82.0393017684529">
                <text:p>82.0393017684529</text:p>
              </table:table-cell>
              <table:table-cell office:value-type="float" office:value="141.80600376132">
                <text:p>141.80600376132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81.8760119205868">
                <text:p>81.8760119205868</text:p>
              </table:table-cell>
              <table:table-cell office:value-type="float" office:value="140.753785143478">
                <text:p>140.753785143478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81.9514594923964">
                <text:p>81.9514594923964</text:p>
              </table:table-cell>
              <table:table-cell office:value-type="float" office:value="143.724388201275">
                <text:p>143.724388201275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82.0601970473754">
                <text:p>82.0601970473754</text:p>
              </table:table-cell>
              <table:table-cell office:value-type="float" office:value="144.016183832293">
                <text:p>144.016183832293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82.436469409155">
                <text:p>82.436469409155</text:p>
              </table:table-cell>
              <table:table-cell office:value-type="float" office:value="144.396095730167">
                <text:p>144.396095730167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82.3774079993662">
                <text:p>82.3774079993662</text:p>
              </table:table-cell>
              <table:table-cell office:value-type="float" office:value="144.931867196502">
                <text:p>144.931867196502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82.4318492590356">
                <text:p>82.4318492590356</text:p>
              </table:table-cell>
              <table:table-cell office:value-type="float" office:value="145.504373197819">
                <text:p>145.504373197819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82.1128126823526">
                <text:p>82.1128126823526</text:p>
              </table:table-cell>
              <table:table-cell office:value-type="float" office:value="144.56823367649">
                <text:p>144.56823367649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81.8638928091871">
                <text:p>81.8638928091871</text:p>
              </table:table-cell>
              <table:table-cell office:value-type="float" office:value="144.87723978026">
                <text:p>144.87723978026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81.9027877373767">
                <text:p>81.9027877373767</text:p>
              </table:table-cell>
              <table:table-cell office:value-type="float" office:value="144.832682312414">
                <text:p>144.832682312414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82.3057604660108">
                <text:p>82.3057604660108</text:p>
              </table:table-cell>
              <table:table-cell office:value-type="float" office:value="146.692011887531">
                <text:p>146.692011887531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82.2581873568135">
                <text:p>82.2581873568135</text:p>
              </table:table-cell>
              <table:table-cell office:value-type="float" office:value="146.826832751282">
                <text:p>146.826832751282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82.1222081076745">
                <text:p>82.1222081076745</text:p>
              </table:table-cell>
              <table:table-cell office:value-type="float" office:value="147.017712473366">
                <text:p>147.017712473366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82.6842222220894">
                <text:p>82.6842222220894</text:p>
              </table:table-cell>
              <table:table-cell office:value-type="float" office:value="147.650305303853">
                <text:p>147.650305303853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82.6798152995218">
                <text:p>82.6798152995218</text:p>
              </table:table-cell>
              <table:table-cell office:value-type="float" office:value="148.977441975252">
                <text:p>148.977441975252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82.5414545402992">
                <text:p>82.5414545402992</text:p>
              </table:table-cell>
              <table:table-cell office:value-type="float" office:value="150.006990715936">
                <text:p>150.006990715936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82.5711102255609">
                <text:p>82.5711102255609</text:p>
              </table:table-cell>
              <table:table-cell office:value-type="float" office:value="150.190796504652">
                <text:p>150.190796504652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82.7854209534552">
                <text:p>82.7854209534552</text:p>
              </table:table-cell>
              <table:table-cell office:value-type="float" office:value="149.838847453477">
                <text:p>149.838847453477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82.8557216441337">
                <text:p>82.8557216441337</text:p>
              </table:table-cell>
              <table:table-cell office:value-type="float" office:value="149.157253071583">
                <text:p>149.157253071583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82.817962827149">
                <text:p>82.817962827149</text:p>
              </table:table-cell>
              <table:table-cell office:value-type="float" office:value="149.269237614791">
                <text:p>149.269237614791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82.7214950574854">
                <text:p>82.7214950574854</text:p>
              </table:table-cell>
              <table:table-cell office:value-type="float" office:value="149.436781669132">
                <text:p>149.436781669132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82.7409357320334">
                <text:p>82.7409357320334</text:p>
              </table:table-cell>
              <table:table-cell office:value-type="float" office:value="150.269541875107">
                <text:p>150.269541875107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82.9128367832556">
                <text:p>82.9128367832556</text:p>
              </table:table-cell>
              <table:table-cell office:value-type="float" office:value="150.981562501598">
                <text:p>150.981562501598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83.0815895992009">
                <text:p>83.0815895992009</text:p>
              </table:table-cell>
              <table:table-cell office:value-type="float" office:value="150.712519973692">
                <text:p>150.712519973692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83.0622666723242">
                <text:p>83.0622666723242</text:p>
              </table:table-cell>
              <table:table-cell office:value-type="float" office:value="151.630000945214">
                <text:p>151.630000945214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82.9807814711927">
                <text:p>82.9807814711927</text:p>
              </table:table-cell>
              <table:table-cell office:value-type="float" office:value="151.154898864158">
                <text:p>151.154898864158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83.0638002993754">
                <text:p>83.0638002993754</text:p>
              </table:table-cell>
              <table:table-cell office:value-type="float" office:value="150.015679169744">
                <text:p>150.015679169744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82.8751348089383">
                <text:p>82.8751348089383</text:p>
              </table:table-cell>
              <table:table-cell office:value-type="float" office:value="150.976369401497">
                <text:p>150.976369401497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83.0852490481113">
                <text:p>83.0852490481113</text:p>
              </table:table-cell>
              <table:table-cell office:value-type="float" office:value="149.492773944997">
                <text:p>149.492773944997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83.3715771969787">
                <text:p>83.3715771969787</text:p>
              </table:table-cell>
              <table:table-cell office:value-type="float" office:value="149.791044309785">
                <text:p>149.791044309785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83.1865492379109">
                <text:p>83.1865492379109</text:p>
              </table:table-cell>
              <table:table-cell office:value-type="float" office:value="149.61591033139">
                <text:p>149.61591033139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83.022318235098">
                <text:p>83.022318235098</text:p>
              </table:table-cell>
              <table:table-cell office:value-type="float" office:value="151.020677200004">
                <text:p>151.020677200004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83.4692132303266">
                <text:p>83.4692132303266</text:p>
              </table:table-cell>
              <table:table-cell office:value-type="float" office:value="152.614542818354">
                <text:p>152.614542818354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83.7254844786668">
                <text:p>83.7254844786668</text:p>
              </table:table-cell>
              <table:table-cell office:value-type="float" office:value="152.769220639628">
                <text:p>152.769220639628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83.4357386079743">
                <text:p>83.4357386079743</text:p>
              </table:table-cell>
              <table:table-cell office:value-type="float" office:value="152.522348650201">
                <text:p>152.522348650201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83.4940505642737">
                <text:p>83.4940505642737</text:p>
              </table:table-cell>
              <table:table-cell office:value-type="float" office:value="153.431640498071">
                <text:p>153.431640498071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83.6026389007219">
                <text:p>83.6026389007219</text:p>
              </table:table-cell>
              <table:table-cell office:value-type="float" office:value="153.852964031821">
                <text:p>153.852964031821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83.727423972512">
                <text:p>83.727423972512</text:p>
              </table:table-cell>
              <table:table-cell office:value-type="float" office:value="154.216597551833">
                <text:p>154.216597551833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83.6453517106396">
                <text:p>83.6453517106396</text:p>
              </table:table-cell>
              <table:table-cell office:value-type="float" office:value="153.247218866272">
                <text:p>153.247218866272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83.5279645975937">
                <text:p>83.5279645975937</text:p>
              </table:table-cell>
              <table:table-cell office:value-type="float" office:value="153.428145144364">
                <text:p>153.428145144364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83.3557413736777">
                <text:p>83.3557413736777</text:p>
              </table:table-cell>
              <table:table-cell office:value-type="float" office:value="153.202228642214">
                <text:p>153.202228642214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83.4765493225075">
                <text:p>83.4765493225075</text:p>
              </table:table-cell>
              <table:table-cell office:value-type="float" office:value="153.313697203257">
                <text:p>153.313697203257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83.1320630007795">
                <text:p>83.1320630007795</text:p>
              </table:table-cell>
              <table:table-cell office:value-type="float" office:value="153.750283794026">
                <text:p>153.750283794026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83.0739445634065">
                <text:p>83.0739445634065</text:p>
              </table:table-cell>
              <table:table-cell office:value-type="float" office:value="151.953920567223">
                <text:p>151.953920567223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82.9535340249003">
                <text:p>82.9535340249003</text:p>
              </table:table-cell>
              <table:table-cell office:value-type="float" office:value="151.467150652296">
                <text:p>151.467150652296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83.0483118280159">
                <text:p>83.0483118280159</text:p>
              </table:table-cell>
              <table:table-cell office:value-type="float" office:value="152.468653320327">
                <text:p>152.468653320327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82.7643604751454">
                <text:p>82.7643604751454</text:p>
              </table:table-cell>
              <table:table-cell office:value-type="float" office:value="151.273441358569">
                <text:p>151.273441358569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82.6730572570214">
                <text:p>82.6730572570214</text:p>
              </table:table-cell>
              <table:table-cell office:value-type="float" office:value="150.424219696381">
                <text:p>150.424219696381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82.7492700075903">
                <text:p>82.7492700075903</text:p>
              </table:table-cell>
              <table:table-cell office:value-type="float" office:value="150.504762682671">
                <text:p>150.504762682671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82.4816191390691">
                <text:p>82.4816191390691</text:p>
              </table:table-cell>
              <table:table-cell office:value-type="float" office:value="151.185841082399">
                <text:p>151.185841082399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82.8500353533998">
                <text:p>82.8500353533998</text:p>
              </table:table-cell>
              <table:table-cell office:value-type="float" office:value="150.889950889556">
                <text:p>150.889950889556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83.0347763728365">
                <text:p>83.0347763728365</text:p>
              </table:table-cell>
              <table:table-cell office:value-type="float" office:value="152.785582226401">
                <text:p>152.785582226401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82.8912753792225">
                <text:p>82.8912753792225</text:p>
              </table:table-cell>
              <table:table-cell office:value-type="float" office:value="150.934341914017">
                <text:p>150.934341914017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82.6736018212151">
                <text:p>82.6736018212151</text:p>
              </table:table-cell>
              <table:table-cell office:value-type="float" office:value="151.014285692187">
                <text:p>151.014285692187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82.6582839624042">
                <text:p>82.6582839624042</text:p>
              </table:table-cell>
              <table:table-cell office:value-type="float" office:value="149.436182461013">
                <text:p>149.436182461013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82.6632261394397">
                <text:p>82.6632261394397</text:p>
              </table:table-cell>
              <table:table-cell office:value-type="float" office:value="150.930863203796">
                <text:p>150.930863203796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82.6916307785997">
                <text:p>82.6916307785997</text:p>
              </table:table-cell>
              <table:table-cell office:value-type="float" office:value="149.390676263312">
                <text:p>149.390676263312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82.4093340453949">
                <text:p>82.4093340453949</text:p>
              </table:table-cell>
              <table:table-cell office:value-type="float" office:value="149.362030991063">
                <text:p>149.362030991063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82.3712565915997">
                <text:p>82.3712565915997</text:p>
              </table:table-cell>
              <table:table-cell office:value-type="float" office:value="148.584663852834">
                <text:p>148.584663852834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82.5079075178745">
                <text:p>82.5079075178745</text:p>
              </table:table-cell>
              <table:table-cell office:value-type="float" office:value="149.14318842228">
                <text:p>149.14318842228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82.7357193094062">
                <text:p>82.7357193094062</text:p>
              </table:table-cell>
              <table:table-cell office:value-type="float" office:value="149.074929121468">
                <text:p>149.074929121468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82.847031329838">
                <text:p>82.847031329838</text:p>
              </table:table-cell>
              <table:table-cell office:value-type="float" office:value="150.891149297272">
                <text:p>150.891149297272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82.6090503293596">
                <text:p>82.6090503293596</text:p>
              </table:table-cell>
              <table:table-cell office:value-type="float" office:value="152.13075228349">
                <text:p>152.13075228349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82.5734137869102">
                <text:p>82.5734137869102</text:p>
              </table:table-cell>
              <table:table-cell office:value-type="float" office:value="151.932865201984">
                <text:p>151.932865201984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82.6770660428913">
                <text:p>82.6770660428913</text:p>
              </table:table-cell>
              <table:table-cell office:value-type="float" office:value="152.315773114887">
                <text:p>152.315773114887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82.7030552318039">
                <text:p>82.7030552318039</text:p>
              </table:table-cell>
              <table:table-cell office:value-type="float" office:value="151.582697131679">
                <text:p>151.582697131679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82.6840616199527">
                <text:p>82.6840616199527</text:p>
              </table:table-cell>
              <table:table-cell office:value-type="float" office:value="151.603752488396">
                <text:p>151.603752488396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82.8000295842537">
                <text:p>82.8000295842537</text:p>
              </table:table-cell>
              <table:table-cell office:value-type="float" office:value="152.020398904209">
                <text:p>152.020398904209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82.9086104664323">
                <text:p>82.9086104664323</text:p>
              </table:table-cell>
              <table:table-cell office:value-type="float" office:value="151.7519555759">
                <text:p>151.7519555759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82.9312529593536">
                <text:p>82.9312529593536</text:p>
              </table:table-cell>
              <table:table-cell office:value-type="float" office:value="152.717239699635">
                <text:p>152.717239699635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83.1721776033708">
                <text:p>83.1721776033708</text:p>
              </table:table-cell>
              <table:table-cell office:value-type="float" office:value="152.870203131029">
                <text:p>152.870203131029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83.0471306261059">
                <text:p>83.0471306261059</text:p>
              </table:table-cell>
              <table:table-cell office:value-type="float" office:value="153.439230413604">
                <text:p>153.439230413604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83.0964807740924">
                <text:p>83.0964807740924</text:p>
              </table:table-cell>
              <table:table-cell office:value-type="float" office:value="153.269971969383">
                <text:p>153.269971969383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83.548922860684">
                <text:p>83.548922860684</text:p>
              </table:table-cell>
              <table:table-cell office:value-type="float" office:value="152.24861235235">
                <text:p>152.24861235235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83.6686744524418">
                <text:p>83.6686744524418</text:p>
              </table:table-cell>
              <table:table-cell office:value-type="float" office:value="151.116383373872">
                <text:p>151.116383373872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83.6045602521655">
                <text:p>83.6045602521655</text:p>
              </table:table-cell>
              <table:table-cell office:value-type="float" office:value="150.625002914954">
                <text:p>150.625002914954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83.4095914808169">
                <text:p>83.4095914808169</text:p>
              </table:table-cell>
              <table:table-cell office:value-type="float" office:value="150.329711930229">
                <text:p>150.329711930229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83.3958272741674">
                <text:p>83.3958272741674</text:p>
              </table:table-cell>
              <table:table-cell office:value-type="float" office:value="151.121659691405">
                <text:p>151.121659691405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83.1801829188264">
                <text:p>83.1801829188264</text:p>
              </table:table-cell>
              <table:table-cell office:value-type="float" office:value="150.627899069064">
                <text:p>150.627899069064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82.9928642405693">
                <text:p>82.9928642405693</text:p>
              </table:table-cell>
              <table:table-cell office:value-type="float" office:value="151.733280391128">
                <text:p>151.733280391128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83.0610403546556">
                <text:p>83.0610403546556</text:p>
              </table:table-cell>
              <table:table-cell office:value-type="float" office:value="151.945148887461">
                <text:p>151.945148887461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83.2016997844593">
                <text:p>83.2016997844593</text:p>
              </table:table-cell>
              <table:table-cell office:value-type="float" office:value="151.528419245694">
                <text:p>151.528419245694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82.9832382756681">
                <text:p>82.9832382756681</text:p>
              </table:table-cell>
              <table:table-cell office:value-type="float" office:value="153.490528919525">
                <text:p>153.490528919525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82.7657019813464">
                <text:p>82.7657019813464</text:p>
              </table:table-cell>
              <table:table-cell office:value-type="float" office:value="148.289372859588">
                <text:p>148.289372859588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82.9968192213638">
                <text:p>82.9968192213638</text:p>
              </table:table-cell>
              <table:table-cell office:value-type="float" office:value="146.069305918568">
                <text:p>146.069305918568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82.9477004393851">
                <text:p>82.9477004393851</text:p>
              </table:table-cell>
              <table:table-cell office:value-type="float" office:value="148.365821284051">
                <text:p>148.365821284051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82.634529816516">
                <text:p>82.634529816516</text:p>
              </table:table-cell>
              <table:table-cell office:value-type="float" office:value="150.79424472421">
                <text:p>150.794244724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